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318cm"/>
    </style:style>
    <style:style style:name="co5" style:family="table-column">
      <style:table-column-properties fo:break-before="auto" style:column-width="2.835cm"/>
    </style:style>
    <style:style style:name="co6" style:family="table-column">
      <style:table-column-properties fo:break-before="auto" style:column-width="5.098cm"/>
    </style:style>
    <style:style style:name="co7" style:family="table-column">
      <style:table-column-properties fo:break-before="auto" style:column-width="4.35cm"/>
    </style:style>
    <style:style style:name="co8" style:family="table-column">
      <style:table-column-properties fo:break-before="auto" style:column-width="4.367cm"/>
    </style:style>
    <style:style style:name="co9" style:family="table-column">
      <style:table-column-properties fo:break-before="auto" style:column-width="2.8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 style:data-style-name="N116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 style:data-style-name="N123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6">
      <style:table-cell-properties fo:border="0.74pt solid #000000"/>
    </style:style>
    <style:style style:name="ce26" style:family="table-cell" style:parent-style-name="Default" style:data-style-name="N123">
      <style:table-cell-properties fo:border="0.74pt solid #000000"/>
    </style:style>
    <style:style style:name="ce16" style:family="table-cell" style:parent-style-name="Default" style:data-style-name="N3">
      <style:table-cell-properties fo:border="0.74pt solid #000000"/>
    </style:style>
    <style:style style:name="ce25" style:family="table-cell" style:parent-style-name="Default" style:data-style-name="N123">
      <style:table-cell-properties fo:border="0.74pt solid #000000"/>
    </style:style>
    <style:style style:name="ce27" style:family="table-cell" style:parent-style-name="Default" style:data-style-name="N123">
      <style:table-cell-properties fo:border="0.74pt solid #000000"/>
    </style:style>
    <style:style style:name="ce7" style:family="table-cell" style:parent-style-name="Default" style:data-style-name="N99">
      <style:table-cell-properties fo:border="0.74pt solid #000000"/>
    </style:style>
    <style:style style:name="ce29" style:family="table-cell" style:parent-style-name="Default" style:data-style-name="N99">
      <style:table-cell-properties fo:border="0.74pt solid #2a6099"/>
    </style:style>
    <style:style style:name="ce3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fo:border="0.74pt solid #000000"/>
    </style:style>
    <style:style style:name="ce30" style:family="table-cell" style:parent-style-name="Default" style:data-style-name="N116"/>
    <style:style style:name="ce37" style:family="table-cell" style:parent-style-name="Default" style:data-style-name="N123"/>
    <style:style style:name="ce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15">
      <style:table-cell-properties fo:border="0.74pt solid #000000"/>
    </style:style>
    <style:style style:name="ce40" style:family="table-cell" style:parent-style-name="Default" style:data-style-name="N4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order="0.74pt solid #000000"/>
    </style:style>
    <style:style style:name="ce11" style:family="table-cell" style:parent-style-name="Default" style:data-style-name="N4"/>
    <style:style style:name="ce44" style:family="table-cell" style:parent-style-name="Default" style:data-style-name="N114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fo:border="0.74pt solid #000000"/>
    </style:style>
    <style:style style:name="ce14" style:family="table-cell" style:parent-style-name="Default" style:data-style-name="N114"/>
    <style:style style:name="ce47" style:family="table-cell" style:parent-style-name="Default" style:data-style-name="N4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fo:border="0.74pt solid #000000"/>
    </style:style>
    <style:style style:name="ce49" style:family="table-cell" style:parent-style-name="Default" style:data-style-name="N99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4">
      <style:table-cell-properties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4">
      <style:table-cell-properties fo:wrap-option="wrap" fo:border="0.74pt solid #000000"/>
    </style:style>
    <style:style style:name="ce54" style:family="table-cell" style:parent-style-name="Default" style:data-style-name="N9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imes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78" table:default-cell-style-name="Default"/>
        <table:table-row table:style-name="ro1">
          <table:table-cell table:style-name="ce1"/>
          <table:table-cell table:style-name="ce1" office:value-type="string" calcext:value-type="string">
            <text:p>Aggregates</text:p>
          </table:table-cell>
          <table:table-cell table:style-name="ce1" office:value-type="string" calcext:value-type="string">
            <text:p>WS2811</text:p>
          </table:table-cell>
          <table:table-cell table:style-name="ce1" office:value-type="string" calcext:value-type="string">
            <text:p>WS2812</text:p>
          </table:table-cell>
          <table:table-cell table:style-name="ce1" office:value-type="string" calcext:value-type="string">
            <text:p>WS2812B</text:p>
          </table:table-cell>
          <table:table-cell table:style-name="ce1" office:value-type="string" calcext:value-type="string" table:number-columns-spanned="2" table:number-rows-spanned="1">
            <text:p>WS2812B* / WS2812C*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S2812D-F5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S2812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S2813 / WS2813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S2813B / WS2813C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S2815 / WS2815B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S2818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S2818B</text:p>
          </table:table-cell>
          <table:covered-table-cell table:style-name="ce1"/>
          <table:table-cell table:style-name="ce2" office:value-type="string" calcext:value-type="string">
            <text:p>SK6812</text:p>
          </table:table-cell>
          <table:table-cell/>
          <table:table-cell table:style-name="ce2" table:number-columns-repeated="16361"/>
        </table:table-row>
        <table:table-row table:style-name="ro1">
          <table:table-cell table:style-name="ce21"/>
          <table:table-cell table:style-name="ce5" table:number-columns-repeated="4"/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3"/>
          <table:table-cell/>
          <table:table-cell table:style-name="ce30" table:number-columns-repeated="16361"/>
        </table:table-row>
        <table:table-row table:style-name="ro1">
          <table:table-cell table:style-name="ce22" office:value-type="string" calcext:value-type="string">
            <text:p>T0H</text:p>
          </table:table-cell>
          <table:table-cell table:style-name="ce26"/>
          <table:table-cell table:style-name="ce25" office:value-type="currency" office:currency="us" office:value="0.5" calcext:value-type="currency">
            <text:p>0,50us</text:p>
          </table:table-cell>
          <table:table-cell table:style-name="ce25" office:value-type="currency" office:currency="us" office:value="0.35" calcext:value-type="currency">
            <text:p>0,35us</text:p>
          </table:table-cell>
          <table:table-cell table:style-name="ce25" office:value-type="currency" office:currency="us" office:value="0.4" calcext:value-type="currency">
            <text:p>0,40us</text:p>
          </table:table-cell>
          <table:table-cell table:style-name="ce25" office:value-type="currency" office:currency="us" office:value="0.22" calcext:value-type="currency">
            <text:p>0,22us</text:p>
          </table:table-cell>
          <table:table-cell table:style-name="ce25" office:value-type="currency" office:currency="us" office:value="0.38" calcext:value-type="currency">
            <text:p>0,38us</text:p>
          </table:table-cell>
          <table:table-cell table:style-name="ce25" office:value-type="currency" office:currency="us" office:value="0.22" calcext:value-type="currency">
            <text:p>0,22us</text:p>
          </table:table-cell>
          <table:table-cell table:style-name="ce25" office:value-type="currency" office:currency="us" office:value="0.38" calcext:value-type="currency">
            <text:p>0,38us</text:p>
          </table:table-cell>
          <table:table-cell table:style-name="ce25" office:value-type="currency" office:currency="us" office:value="0.22" calcext:value-type="currency">
            <text:p>0,22us</text:p>
          </table:table-cell>
          <table:table-cell table:style-name="ce25" office:value-type="currency" office:currency="us" office:value="0.38" calcext:value-type="currency">
            <text:p>0,38us</text:p>
          </table:table-cell>
          <table:table-cell table:style-name="ce25" office:value-type="currency" office:currency="us" office:value="0.22" calcext:value-type="currency">
            <text:p>0,22us</text:p>
          </table:table-cell>
          <table:table-cell table:style-name="ce25" office:value-type="currency" office:currency="us" office:value="0.38" calcext:value-type="currency">
            <text:p>0,38us</text:p>
          </table:table-cell>
          <table:table-cell table:style-name="ce25" office:value-type="currency" office:currency="us" office:value="0.22" calcext:value-type="currency">
            <text:p>0,22us</text:p>
          </table:table-cell>
          <table:table-cell table:style-name="ce25" office:value-type="currency" office:currency="us" office:value="0.38" calcext:value-type="currency">
            <text:p>0,38us</text:p>
          </table:table-cell>
          <table:table-cell table:style-name="ce25" office:value-type="currency" office:currency="us" office:value="0.22" calcext:value-type="currency">
            <text:p>0,22us</text:p>
          </table:table-cell>
          <table:table-cell table:style-name="ce25" office:value-type="currency" office:currency="us" office:value="0.38" calcext:value-type="currency">
            <text:p>0,38us</text:p>
          </table:table-cell>
          <table:table-cell table:style-name="ce25" office:value-type="currency" office:currency="us" office:value="0.22" calcext:value-type="currency">
            <text:p>0,22us</text:p>
          </table:table-cell>
          <table:table-cell table:style-name="ce25" office:value-type="currency" office:currency="us" office:value="0.38" calcext:value-type="currency">
            <text:p>0,38us</text:p>
          </table:table-cell>
          <table:table-cell table:style-name="ce25" office:value-type="currency" office:currency="us" office:value="0.22" calcext:value-type="currency">
            <text:p>0,22us</text:p>
          </table:table-cell>
          <table:table-cell table:style-name="ce25" office:value-type="currency" office:currency="us" office:value="0.38" calcext:value-type="currency">
            <text:p>0,38us</text:p>
          </table:table-cell>
          <table:table-cell table:style-name="ce35" office:value-type="float" office:value="0.3" calcext:value-type="float">
            <text:p>0,3</text:p>
          </table:table-cell>
          <table:table-cell/>
          <table:table-cell table:style-name="ce37" table:number-columns-repeated="16361"/>
        </table:table-row>
        <table:table-row table:style-name="ro1">
          <table:table-cell table:style-name="ce22" office:value-type="string" calcext:value-type="string">
            <text:p>T1H</text:p>
          </table:table-cell>
          <table:table-cell table:style-name="ce26"/>
          <table:table-cell table:style-name="ce25" office:value-type="currency" office:currency="us" office:value="1.2" calcext:value-type="currency">
            <text:p>1,20us</text:p>
          </table:table-cell>
          <table:table-cell table:style-name="ce25" office:value-type="currency" office:currency="us" office:value="0.7" calcext:value-type="currency">
            <text:p>0,70us</text:p>
          </table:table-cell>
          <table:table-cell table:style-name="ce25" office:value-type="currency" office:currency="us" office:value="0.8" calcext:value-type="currency">
            <text:p>0,80us</text:p>
          </table:table-cell>
          <table:table-cell table:style-name="ce25" office:value-type="currency" office:currency="us" office:value="0.58" calcext:value-type="currency">
            <text:p>0,58us</text:p>
          </table:table-cell>
          <table:table-cell table:style-name="ce25" office:value-type="currency" office:currency="us" office:value="1" calcext:value-type="currency">
            <text:p>1,00us</text:p>
          </table:table-cell>
          <table:table-cell table:style-name="ce25" office:value-type="currency" office:currency="us" office:value="0.75" calcext:value-type="currency">
            <text:p>0,75us</text:p>
          </table:table-cell>
          <table:table-cell table:style-name="ce25" office:value-type="currency" office:currency="us" office:value="1.6" calcext:value-type="currency">
            <text:p>1,60us</text:p>
          </table:table-cell>
          <table:table-cell table:style-name="ce25" office:value-type="currency" office:currency="us" office:value="0.75" calcext:value-type="currency">
            <text:p>0,75us</text:p>
          </table:table-cell>
          <table:table-cell table:style-name="ce25" office:value-type="currency" office:currency="us" office:value="1.6" calcext:value-type="currency">
            <text:p>1,60us</text:p>
          </table:table-cell>
          <table:table-cell table:style-name="ce25" office:value-type="currency" office:currency="us" office:value="0.58" calcext:value-type="currency">
            <text:p>0,58us</text:p>
          </table:table-cell>
          <table:table-cell table:style-name="ce25" office:value-type="currency" office:currency="us" office:value="1.6" calcext:value-type="currency">
            <text:p>1,60us</text:p>
          </table:table-cell>
          <table:table-cell table:style-name="ce25" office:value-type="currency" office:currency="us" office:value="0.58" calcext:value-type="currency">
            <text:p>0,58us</text:p>
          </table:table-cell>
          <table:table-cell table:style-name="ce25" office:value-type="currency" office:currency="us" office:value="1" calcext:value-type="currency">
            <text:p>1,00us</text:p>
          </table:table-cell>
          <table:table-cell table:style-name="ce25" office:value-type="currency" office:currency="us" office:value="0.58" calcext:value-type="currency">
            <text:p>0,58us</text:p>
          </table:table-cell>
          <table:table-cell table:style-name="ce25" office:value-type="currency" office:currency="us" office:value="1.6" calcext:value-type="currency">
            <text:p>1,60us</text:p>
          </table:table-cell>
          <table:table-cell table:style-name="ce25" office:value-type="currency" office:currency="us" office:value="0.58" calcext:value-type="currency">
            <text:p>0,58us</text:p>
          </table:table-cell>
          <table:table-cell table:style-name="ce25" office:value-type="currency" office:currency="us" office:value="1.6" calcext:value-type="currency">
            <text:p>1,60us</text:p>
          </table:table-cell>
          <table:table-cell table:style-name="ce25" office:value-type="currency" office:currency="us" office:value="0.58" calcext:value-type="currency">
            <text:p>0,58us</text:p>
          </table:table-cell>
          <table:table-cell table:style-name="ce25" office:value-type="currency" office:currency="us" office:value="1" calcext:value-type="currency">
            <text:p>1,00us</text:p>
          </table:table-cell>
          <table:table-cell table:style-name="ce35" office:value-type="float" office:value="0.6" calcext:value-type="float">
            <text:p>0,6</text:p>
          </table:table-cell>
          <table:table-cell/>
          <table:table-cell table:style-name="ce37" table:number-columns-repeated="16361"/>
        </table:table-row>
        <table:table-row table:style-name="ro1">
          <table:table-cell table:style-name="ce22" office:value-type="string" calcext:value-type="string">
            <text:p>T0L</text:p>
          </table:table-cell>
          <table:table-cell table:style-name="ce26"/>
          <table:table-cell table:style-name="ce25" office:value-type="currency" office:currency="us" office:value="2" calcext:value-type="currency">
            <text:p>2,00us</text:p>
          </table:table-cell>
          <table:table-cell table:style-name="ce25" office:value-type="currency" office:currency="us" office:value="0.8" calcext:value-type="currency">
            <text:p>0,80us</text:p>
          </table:table-cell>
          <table:table-cell table:style-name="ce25" office:value-type="currency" office:currency="us" office:value="0.85" calcext:value-type="currency">
            <text:p>0,85us</text:p>
          </table:table-cell>
          <table:table-cell table:style-name="ce25" office:value-type="currency" office:currency="us" office:value="0.58" calcext:value-type="currency">
            <text:p>0,58us</text:p>
          </table:table-cell>
          <table:table-cell table:style-name="ce25" office:value-type="currency" office:currency="us" office:value="1" calcext:value-type="currency">
            <text:p>1,00us</text:p>
          </table:table-cell>
          <table:table-cell table:style-name="ce25" office:value-type="currency" office:currency="us" office:value="0.75" calcext:value-type="currency">
            <text:p>0,75us</text:p>
          </table:table-cell>
          <table:table-cell table:style-name="ce25" office:value-type="currency" office:currency="us" office:value="1.6" calcext:value-type="currency">
            <text:p>1,60us</text:p>
          </table:table-cell>
          <table:table-cell table:style-name="ce25" office:value-type="currency" office:currency="us" office:value="0.75" calcext:value-type="currency">
            <text:p>0,75us</text:p>
          </table:table-cell>
          <table:table-cell table:style-name="ce25" office:value-type="currency" office:currency="us" office:value="1.6" calcext:value-type="currency">
            <text:p>1,60us</text:p>
          </table:table-cell>
          <table:table-cell table:style-name="ce25" office:value-type="currency" office:currency="us" office:value="0.58" calcext:value-type="currency">
            <text:p>0,58us</text:p>
          </table:table-cell>
          <table:table-cell table:style-name="ce25" office:value-type="currency" office:currency="us" office:value="1.6" calcext:value-type="currency">
            <text:p>1,60us</text:p>
          </table:table-cell>
          <table:table-cell table:style-name="ce25" office:value-type="currency" office:currency="us" office:value="0.58" calcext:value-type="currency">
            <text:p>0,58us</text:p>
          </table:table-cell>
          <table:table-cell table:style-name="ce25" office:value-type="currency" office:currency="us" office:value="1" calcext:value-type="currency">
            <text:p>1,00us</text:p>
          </table:table-cell>
          <table:table-cell table:style-name="ce25" office:value-type="currency" office:currency="us" office:value="0.58" calcext:value-type="currency">
            <text:p>0,58us</text:p>
          </table:table-cell>
          <table:table-cell table:style-name="ce25" office:value-type="currency" office:currency="us" office:value="1.6" calcext:value-type="currency">
            <text:p>1,60us</text:p>
          </table:table-cell>
          <table:table-cell table:style-name="ce25" office:value-type="currency" office:currency="us" office:value="0.58" calcext:value-type="currency">
            <text:p>0,58us</text:p>
          </table:table-cell>
          <table:table-cell table:style-name="ce25" office:value-type="currency" office:currency="us" office:value="1.6" calcext:value-type="currency">
            <text:p>1,60us</text:p>
          </table:table-cell>
          <table:table-cell table:style-name="ce25" office:value-type="currency" office:currency="us" office:value="0.58" calcext:value-type="currency">
            <text:p>0,58us</text:p>
          </table:table-cell>
          <table:table-cell table:style-name="ce25" office:value-type="currency" office:currency="us" office:value="1" calcext:value-type="currency">
            <text:p>1,00us</text:p>
          </table:table-cell>
          <table:table-cell table:style-name="ce35" office:value-type="float" office:value="0.9" calcext:value-type="float">
            <text:p>0,9</text:p>
          </table:table-cell>
          <table:table-cell/>
          <table:table-cell table:style-name="ce37" table:number-columns-repeated="16361"/>
        </table:table-row>
        <table:table-row table:style-name="ro1">
          <table:table-cell table:style-name="ce22" office:value-type="string" calcext:value-type="string">
            <text:p>T1L</text:p>
          </table:table-cell>
          <table:table-cell table:style-name="ce26"/>
          <table:table-cell table:style-name="ce25" office:value-type="currency" office:currency="us" office:value="1.3" calcext:value-type="currency">
            <text:p>1,30us</text:p>
          </table:table-cell>
          <table:table-cell table:style-name="ce25" office:value-type="currency" office:currency="us" office:value="0.6" calcext:value-type="currency">
            <text:p>0,60us</text:p>
          </table:table-cell>
          <table:table-cell table:style-name="ce25" office:value-type="currency" office:currency="us" office:value="0.45" calcext:value-type="currency">
            <text:p>0,45us</text:p>
          </table:table-cell>
          <table:table-cell table:style-name="ce25" office:value-type="currency" office:currency="us" office:value="0.22" calcext:value-type="currency">
            <text:p>0,22us</text:p>
          </table:table-cell>
          <table:table-cell table:style-name="ce25" office:value-type="currency" office:currency="us" office:value="0.42" calcext:value-type="currency">
            <text:p>0,42us</text:p>
          </table:table-cell>
          <table:table-cell table:style-name="ce25" office:value-type="currency" office:currency="us" office:value="0.22" calcext:value-type="currency">
            <text:p>0,22us</text:p>
          </table:table-cell>
          <table:table-cell table:style-name="ce25" office:value-type="currency" office:currency="us" office:value="0.42" calcext:value-type="currency">
            <text:p>0,42us</text:p>
          </table:table-cell>
          <table:table-cell table:style-name="ce25" office:value-type="currency" office:currency="us" office:value="0.22" calcext:value-type="currency">
            <text:p>0,22us</text:p>
          </table:table-cell>
          <table:table-cell table:style-name="ce25" office:value-type="currency" office:currency="us" office:value="0.42" calcext:value-type="currency">
            <text:p>0,42us</text:p>
          </table:table-cell>
          <table:table-cell table:style-name="ce25" office:value-type="currency" office:currency="us" office:value="0.22" calcext:value-type="currency">
            <text:p>0,22us</text:p>
          </table:table-cell>
          <table:table-cell table:style-name="ce25" office:value-type="currency" office:currency="us" office:value="0.42" calcext:value-type="currency">
            <text:p>0,42us</text:p>
          </table:table-cell>
          <table:table-cell table:style-name="ce25" office:value-type="currency" office:currency="us" office:value="0.58" calcext:value-type="currency">
            <text:p>0,58us</text:p>
          </table:table-cell>
          <table:table-cell table:style-name="ce25" office:value-type="currency" office:currency="us" office:value="1" calcext:value-type="currency">
            <text:p>1,00us</text:p>
          </table:table-cell>
          <table:table-cell table:style-name="ce25" office:value-type="currency" office:currency="us" office:value="0.22" calcext:value-type="currency">
            <text:p>0,22us</text:p>
          </table:table-cell>
          <table:table-cell table:style-name="ce25" office:value-type="currency" office:currency="us" office:value="0.42" calcext:value-type="currency">
            <text:p>0,42us</text:p>
          </table:table-cell>
          <table:table-cell table:style-name="ce25" office:value-type="currency" office:currency="us" office:value="0.22" calcext:value-type="currency">
            <text:p>0,22us</text:p>
          </table:table-cell>
          <table:table-cell table:style-name="ce25" office:value-type="currency" office:currency="us" office:value="0.42" calcext:value-type="currency">
            <text:p>0,42us</text:p>
          </table:table-cell>
          <table:table-cell table:style-name="ce25" office:value-type="currency" office:currency="us" office:value="0.58" calcext:value-type="currency">
            <text:p>0,58us</text:p>
          </table:table-cell>
          <table:table-cell table:style-name="ce25" office:value-type="currency" office:currency="us" office:value="1" calcext:value-type="currency">
            <text:p>1,00us</text:p>
          </table:table-cell>
          <table:table-cell table:style-name="ce35" office:value-type="float" office:value="0.6" calcext:value-type="float">
            <text:p>0,6</text:p>
          </table:table-cell>
          <table:table-cell/>
          <table:table-cell table:style-name="ce37" table:number-columns-repeated="16361"/>
        </table:table-row>
        <table:table-row table:style-name="ro1">
          <table:table-cell table:style-name="ce22" office:value-type="string" calcext:value-type="string">
            <text:p>RES</text:p>
          </table:table-cell>
          <table:table-cell table:style-name="ce26"/>
          <table:table-cell table:number-columns-repeated="3" table:style-name="ce26" office:value-type="currency" office:currency="us" office:value="50" calcext:value-type="currency">
            <text:p>50,00us</text:p>
          </table:table-cell>
          <table:table-cell table:number-columns-repeated="2" table:style-name="ce26" office:value-type="currency" office:currency="us" office:value="280" calcext:value-type="currency">
            <text:p>280,00us</text:p>
          </table:table-cell>
          <table:table-cell table:number-columns-repeated="2" table:style-name="ce26" office:value-type="currency" office:currency="us" office:value="300" calcext:value-type="currency">
            <text:p>300,00us</text:p>
          </table:table-cell>
          <table:table-cell table:number-columns-repeated="12" table:style-name="ce26" office:value-type="currency" office:currency="us" office:value="280" calcext:value-type="currency">
            <text:p>280,00us</text:p>
          </table:table-cell>
          <table:table-cell table:style-name="ce3" office:value-type="float" office:value="80" calcext:value-type="float">
            <text:p>80</text:p>
          </table:table-cell>
          <table:table-cell/>
          <table:table-cell table:style-name="ce37" table:number-columns-repeated="16361"/>
        </table:table-row>
        <table:table-row table:style-name="ro1">
          <table:table-cell table:style-name="ce22" office:value-type="string" calcext:value-type="string">
            <text:p>max</text:p>
          </table:table-cell>
          <table:table-cell table:style-name="ce26" table:formula="of:=MAX([.C8:.XFD8])" office:value-type="currency" office:currency="us" office:value="2.5" calcext:value-type="currency">
            <text:p>2,50us</text:p>
          </table:table-cell>
          <table:table-cell table:style-name="ce26" table:formula="of:=MAX([.C3]+[.C5];[.C4]+[.C6])" office:value-type="currency" office:currency="us" office:value="2.5" calcext:value-type="currency">
            <text:p>2,50us</text:p>
          </table:table-cell>
          <table:table-cell table:style-name="ce26" table:formula="of:=MAX([.D3]+[.D5];[.D4]+[.D6])" office:value-type="currency" office:currency="us" office:value="1.3" calcext:value-type="currency">
            <text:p>1,30us</text:p>
          </table:table-cell>
          <table:table-cell table:style-name="ce26" table:formula="of:=MAX([.E3]+[.E5];[.E4]+[.E6])" office:value-type="currency" office:currency="us" office:value="1.25" calcext:value-type="currency">
            <text:p>1,25us</text:p>
          </table:table-cell>
          <table:table-cell table:style-name="ce26" table:formula="of:=MAX([.F3]+[.F5];[.F4]+[.F6])" office:value-type="currency" office:currency="us" office:value="0.8" calcext:value-type="currency">
            <text:p>0,80us</text:p>
          </table:table-cell>
          <table:table-cell table:style-name="ce26" table:formula="of:=MAX([.G3]+[.G5];[.G4]+[.G6])" office:value-type="currency" office:currency="us" office:value="1.42" calcext:value-type="currency">
            <text:p>1,42us</text:p>
          </table:table-cell>
          <table:table-cell table:style-name="ce26" table:formula="of:=MAX([.H3]+[.H5];[.H4]+[.H6])" office:value-type="currency" office:currency="us" office:value="0.97" calcext:value-type="currency">
            <text:p>0,97us</text:p>
          </table:table-cell>
          <table:table-cell table:style-name="ce26" table:formula="of:=MAX([.I3]+[.I5];[.I4]+[.I6])" office:value-type="currency" office:currency="us" office:value="2.02" calcext:value-type="currency">
            <text:p>2,02us</text:p>
          </table:table-cell>
          <table:table-cell table:style-name="ce26" table:formula="of:=MAX([.J3]+[.J5];[.J4]+[.J6])" office:value-type="currency" office:currency="us" office:value="0.97" calcext:value-type="currency">
            <text:p>0,97us</text:p>
          </table:table-cell>
          <table:table-cell table:style-name="ce26" table:formula="of:=MAX([.K3]+[.K5];[.K4]+[.K6])" office:value-type="currency" office:currency="us" office:value="2.02" calcext:value-type="currency">
            <text:p>2,02us</text:p>
          </table:table-cell>
          <table:table-cell table:style-name="ce26" table:formula="of:=MAX([.L3]+[.L5];[.L4]+[.L6])" office:value-type="currency" office:currency="us" office:value="0.8" calcext:value-type="currency">
            <text:p>0,80us</text:p>
          </table:table-cell>
          <table:table-cell table:style-name="ce26" table:formula="of:=MAX([.M3]+[.M5];[.M4]+[.M6])" office:value-type="currency" office:currency="us" office:value="2.02" calcext:value-type="currency">
            <text:p>2,02us</text:p>
          </table:table-cell>
          <table:table-cell table:style-name="ce26" table:formula="of:=MAX([.N3]+[.N5];[.N4]+[.N6])" office:value-type="currency" office:currency="us" office:value="1.16" calcext:value-type="currency">
            <text:p>1,16us</text:p>
          </table:table-cell>
          <table:table-cell table:style-name="ce26" table:formula="of:=MAX([.O3]+[.O5];[.O4]+[.O6])" office:value-type="currency" office:currency="us" office:value="2" calcext:value-type="currency">
            <text:p>2,00us</text:p>
          </table:table-cell>
          <table:table-cell table:style-name="ce26" table:formula="of:=MAX([.P3]+[.P5];[.P4]+[.P6])" office:value-type="currency" office:currency="us" office:value="0.8" calcext:value-type="currency">
            <text:p>0,80us</text:p>
          </table:table-cell>
          <table:table-cell table:style-name="ce26" table:formula="of:=MAX([.Q3]+[.Q5];[.Q4]+[.Q6])" office:value-type="currency" office:currency="us" office:value="2.02" calcext:value-type="currency">
            <text:p>2,02us</text:p>
          </table:table-cell>
          <table:table-cell table:style-name="ce26" table:formula="of:=MAX([.R3]+[.R5];[.R4]+[.R6])" office:value-type="currency" office:currency="us" office:value="0.8" calcext:value-type="currency">
            <text:p>0,80us</text:p>
          </table:table-cell>
          <table:table-cell table:style-name="ce26" table:formula="of:=MAX([.S3]+[.S5];[.S4]+[.S6])" office:value-type="currency" office:currency="us" office:value="2.02" calcext:value-type="currency">
            <text:p>2,02us</text:p>
          </table:table-cell>
          <table:table-cell table:style-name="ce26" table:formula="of:=MAX([.T3]+[.T5];[.T4]+[.T6])" office:value-type="currency" office:currency="us" office:value="1.16" calcext:value-type="currency">
            <text:p>1,16us</text:p>
          </table:table-cell>
          <table:table-cell table:style-name="ce26" table:formula="of:=MAX([.U3]+[.U5];[.U4]+[.U6])" office:value-type="currency" office:currency="us" office:value="2" calcext:value-type="currency">
            <text:p>2,00us</text:p>
          </table:table-cell>
          <table:table-cell table:style-name="ce26" table:formula="of:=MAX([.V3]+[.V5];[.V4]+[.V6])" office:value-type="currency" office:currency="us" office:value="1.2" calcext:value-type="currency">
            <text:p>1,20us</text:p>
          </table:table-cell>
          <table:table-cell/>
          <table:table-cell table:style-name="ce37" table:number-columns-repeated="16361"/>
        </table:table-row>
        <table:table-row table:style-name="ro1">
          <table:table-cell table:style-name="ce22" office:value-type="string" calcext:value-type="string">
            <text:p>Min-max</text:p>
          </table:table-cell>
          <table:table-cell table:style-name="ce26" table:formula="of:=MAX([.C9:.XFD9])" office:value-type="currency" office:currency="us" office:value="2.5" calcext:value-type="currency">
            <text:p>2,50us</text:p>
          </table:table-cell>
          <table:table-cell table:style-name="ce27" table:formula="of:=IF([.C2]=&quot;max&quot;;&quot;&quot;;[.C8])" office:value-type="currency" office:currency="us" office:value="2.5" calcext:value-type="currency">
            <text:p>2,50us</text:p>
          </table:table-cell>
          <table:table-cell table:style-name="ce27" table:formula="of:=IF([.D2]=&quot;max&quot;;&quot;&quot;;[.D8])" office:value-type="currency" office:currency="us" office:value="1.3" calcext:value-type="currency">
            <text:p>1,30us</text:p>
          </table:table-cell>
          <table:table-cell table:style-name="ce27" table:formula="of:=IF([.E2]=&quot;max&quot;;&quot;&quot;;[.E8])" office:value-type="currency" office:currency="us" office:value="1.25" calcext:value-type="currency">
            <text:p>1,25us</text:p>
          </table:table-cell>
          <table:table-cell table:style-name="ce27" table:formula="of:=IF([.F2]=&quot;max&quot;;&quot;&quot;;[.F8])" office:value-type="currency" office:currency="us" office:value="0.8" calcext:value-type="currency">
            <text:p>0,80us</text:p>
          </table:table-cell>
          <table:table-cell table:style-name="ce27" table:formula="of:=IF([.G2]=&quot;max&quot;;&quot;&quot;;[.G8])">
            <text:p/>
          </table:table-cell>
          <table:table-cell table:style-name="ce27" table:formula="of:=IF([.H2]=&quot;max&quot;;&quot;&quot;;[.H8])" office:value-type="currency" office:currency="us" office:value="0.97" calcext:value-type="currency">
            <text:p>0,97us</text:p>
          </table:table-cell>
          <table:table-cell table:style-name="ce27" table:formula="of:=IF([.I2]=&quot;max&quot;;&quot;&quot;;[.I8])">
            <text:p/>
          </table:table-cell>
          <table:table-cell table:style-name="ce27" table:formula="of:=IF([.J2]=&quot;max&quot;;&quot;&quot;;[.J8])" office:value-type="currency" office:currency="us" office:value="0.97" calcext:value-type="currency">
            <text:p>0,97us</text:p>
          </table:table-cell>
          <table:table-cell table:style-name="ce27" table:formula="of:=IF([.K2]=&quot;max&quot;;&quot;&quot;;[.K8])">
            <text:p/>
          </table:table-cell>
          <table:table-cell table:style-name="ce27" table:formula="of:=IF([.L2]=&quot;max&quot;;&quot;&quot;;[.L8])" office:value-type="currency" office:currency="us" office:value="0.8" calcext:value-type="currency">
            <text:p>0,80us</text:p>
          </table:table-cell>
          <table:table-cell table:style-name="ce27" table:formula="of:=IF([.M2]=&quot;max&quot;;&quot;&quot;;[.M8])">
            <text:p/>
          </table:table-cell>
          <table:table-cell table:style-name="ce27" table:formula="of:=IF([.N2]=&quot;max&quot;;&quot;&quot;;[.N8])" office:value-type="currency" office:currency="us" office:value="1.16" calcext:value-type="currency">
            <text:p>1,16us</text:p>
          </table:table-cell>
          <table:table-cell table:style-name="ce27" table:formula="of:=IF([.O2]=&quot;max&quot;;&quot;&quot;;[.O8])">
            <text:p/>
          </table:table-cell>
          <table:table-cell table:style-name="ce27" table:formula="of:=IF([.P2]=&quot;max&quot;;&quot;&quot;;[.P8])" office:value-type="currency" office:currency="us" office:value="0.8" calcext:value-type="currency">
            <text:p>0,80us</text:p>
          </table:table-cell>
          <table:table-cell table:style-name="ce27" table:formula="of:=IF([.Q2]=&quot;max&quot;;&quot;&quot;;[.Q8])">
            <text:p/>
          </table:table-cell>
          <table:table-cell table:style-name="ce27" table:formula="of:=IF([.R2]=&quot;max&quot;;&quot;&quot;;[.R8])" office:value-type="currency" office:currency="us" office:value="0.8" calcext:value-type="currency">
            <text:p>0,80us</text:p>
          </table:table-cell>
          <table:table-cell table:style-name="ce27" table:formula="of:=IF([.S2]=&quot;max&quot;;&quot;&quot;;[.S8])">
            <text:p/>
          </table:table-cell>
          <table:table-cell table:style-name="ce27" table:formula="of:=IF([.T2]=&quot;max&quot;;&quot;&quot;;[.T8])" office:value-type="currency" office:currency="us" office:value="1.16" calcext:value-type="currency">
            <text:p>1,16us</text:p>
          </table:table-cell>
          <table:table-cell table:style-name="ce27" table:formula="of:=IF([.U2]=&quot;max&quot;;&quot;&quot;;[.U8])">
            <text:p/>
          </table:table-cell>
          <table:table-cell table:style-name="ce27" table:formula="of:=IF([.V2]=&quot;max&quot;;&quot;&quot;;[.V8])" office:value-type="currency" office:currency="us" office:value="1.2" calcext:value-type="currency">
            <text:p>1,20us</text:p>
          </table:table-cell>
          <table:table-cell/>
          <table:table-cell table:style-name="ce37" table:number-columns-repeated="16361"/>
        </table:table-row>
        <table:table-row table:style-name="ro1">
          <table:table-cell table:style-name="ce1" office:value-type="string" calcext:value-type="string">
            <text:p>32 bits on 20,00 MHz</text:p>
          </table:table-cell>
          <table:table-cell table:style-name="ce16" table:formula="of:=SUM([.C10:.XFD10])" office:value-type="float" office:value="9" calcext:value-type="float">
            <text:p>9</text:p>
          </table:table-cell>
          <table:table-cell table:style-name="ce7" table:formula="of:=IFERROR(LEFT(RIGHT([.$A10];9); 5)*[.C$9] &lt;= 24; &quot;&quot;)" office:value-type="boolean" office:boolean-value="false" calcext:value-type="boolean">
            <text:p>FAŁSZ</text:p>
          </table:table-cell>
          <table:table-cell table:style-name="ce7" table:formula="of:=IFERROR(LEFT(RIGHT([.$A10];9); 5)*[.D$9] &lt;= 24; &quot;&quot;)" office:value-type="boolean" office:boolean-value="false" calcext:value-type="boolean">
            <text:p>FAŁSZ</text:p>
          </table:table-cell>
          <table:table-cell table:style-name="ce7" table:formula="of:=IFERROR(LEFT(RIGHT([.$A10];9); 5)*[.E$9] &lt;= 24; &quot;&quot;)" office:value-type="boolean" office:boolean-value="false" calcext:value-type="boolean">
            <text:p>FAŁSZ</text:p>
          </table:table-cell>
          <table:table-cell table:style-name="ce7" table:formula="of:=IFERROR(LEFT(RIGHT([.$A10];9); 5)*[.F$9] &lt;= 24; &quot;&quot;)" office:value-type="boolean" office:boolean-value="true" calcext:value-type="boolean">
            <text:p>PRAWDA</text:p>
          </table:table-cell>
          <table:table-cell table:style-name="ce7" table:formula="of:=IFERROR(LEFT(RIGHT([.$A10];9); 5)*[.G$9] &lt;= 24; &quot;&quot;)">
            <text:p/>
          </table:table-cell>
          <table:table-cell table:style-name="ce7" table:formula="of:=IFERROR(LEFT(RIGHT([.$A10];9); 5)*[.H$9] &lt;= 24; &quot;&quot;)" office:value-type="boolean" office:boolean-value="true" calcext:value-type="boolean">
            <text:p>PRAWDA</text:p>
          </table:table-cell>
          <table:table-cell table:style-name="ce7" table:formula="of:=IFERROR(LEFT(RIGHT([.$A10];9); 5)*[.I$9] &lt;= 24; &quot;&quot;)">
            <text:p/>
          </table:table-cell>
          <table:table-cell table:style-name="ce7" table:formula="of:=IFERROR(LEFT(RIGHT([.$A10];9); 5)*[.J$9] &lt;= 24; &quot;&quot;)" office:value-type="boolean" office:boolean-value="true" calcext:value-type="boolean">
            <text:p>PRAWDA</text:p>
          </table:table-cell>
          <table:table-cell table:style-name="ce7" table:formula="of:=IFERROR(LEFT(RIGHT([.$A10];9); 5)*[.K$9] &lt;= 24; &quot;&quot;)">
            <text:p/>
          </table:table-cell>
          <table:table-cell table:style-name="ce7" table:formula="of:=IFERROR(LEFT(RIGHT([.$A10];9); 5)*[.L$9] &lt;= 24; &quot;&quot;)" office:value-type="boolean" office:boolean-value="true" calcext:value-type="boolean">
            <text:p>PRAWDA</text:p>
          </table:table-cell>
          <table:table-cell table:style-name="ce7" table:formula="of:=IFERROR(LEFT(RIGHT([.$A10];9); 5)*[.M$9] &lt;= 24; &quot;&quot;)">
            <text:p/>
          </table:table-cell>
          <table:table-cell table:style-name="ce7" table:formula="of:=IFERROR(LEFT(RIGHT([.$A10];9); 5)*[.N$9] &lt;= 24; &quot;&quot;)" office:value-type="boolean" office:boolean-value="true" calcext:value-type="boolean">
            <text:p>PRAWDA</text:p>
          </table:table-cell>
          <table:table-cell table:style-name="ce7" table:formula="of:=IFERROR(LEFT(RIGHT([.$A10];9); 5)*[.O$9] &lt;= 24; &quot;&quot;)">
            <text:p/>
          </table:table-cell>
          <table:table-cell table:style-name="ce7" table:formula="of:=IFERROR(LEFT(RIGHT([.$A10];9); 5)*[.P$9] &lt;= 24; &quot;&quot;)" office:value-type="boolean" office:boolean-value="true" calcext:value-type="boolean">
            <text:p>PRAWDA</text:p>
          </table:table-cell>
          <table:table-cell table:style-name="ce29" table:formula="of:=IFERROR(LEFT(RIGHT([.$A10];9); 5)*[.Q$9] &lt;= 24; &quot;&quot;)">
            <text:p/>
          </table:table-cell>
          <table:table-cell table:style-name="ce29" table:formula="of:=IFERROR(LEFT(RIGHT([.$A10];9); 5)*[.R$9] &lt;= 24; &quot;&quot;)" office:value-type="boolean" office:boolean-value="true" calcext:value-type="boolean">
            <text:p>PRAWDA</text:p>
          </table:table-cell>
          <table:table-cell table:style-name="ce29" table:formula="of:=IFERROR(LEFT(RIGHT([.$A10];9); 5)*[.S$9] &lt;= 24; &quot;&quot;)">
            <text:p/>
          </table:table-cell>
          <table:table-cell table:style-name="ce29" table:formula="of:=IFERROR(LEFT(RIGHT([.$A10];9); 5)*[.T$9] &lt;= 24; &quot;&quot;)" office:value-type="boolean" office:boolean-value="true" calcext:value-type="boolean">
            <text:p>PRAWDA</text:p>
          </table:table-cell>
          <table:table-cell table:style-name="ce29" table:formula="of:=IFERROR(LEFT(RIGHT([.$A10];9); 5)*[.U$9] &lt;= 24; &quot;&quot;)">
            <text:p/>
          </table:table-cell>
          <table:table-cell table:style-name="ce29" table:formula="of:=IFERROR(LEFT(RIGHT([.$A10];9); 5)*[.V$9] &lt;= 24; &quot;&quot;)" office:value-type="boolean" office:boolean-value="true" calcext:value-type="boolean">
            <text:p>PRAWDA</text:p>
          </table:table-cell>
          <table:table-cell table:number-columns-repeated="16362"/>
        </table:table-row>
        <table:table-row table:style-name="ro1">
          <table:table-cell table:style-name="ce1" office:value-type="string" calcext:value-type="string">
            <text:p>32 bits on 17,78 MHz</text:p>
          </table:table-cell>
          <table:table-cell table:style-name="ce16" table:formula="of:=SUM([.C11:.XFD11])" office:value-type="float" office:value="11" calcext:value-type="float">
            <text:p>11</text:p>
          </table:table-cell>
          <table:table-cell table:style-name="ce7" table:formula="of:=IFERROR(LEFT(RIGHT([.$A11];9); 5)*[.C$9] &lt;= 24; &quot;&quot;)" office:value-type="boolean" office:boolean-value="false" calcext:value-type="boolean">
            <text:p>FAŁSZ</text:p>
          </table:table-cell>
          <table:table-cell table:style-name="ce7" table:formula="of:=IFERROR(LEFT(RIGHT([.$A11];9); 5)*[.D$9] &lt;= 24; &quot;&quot;)" office:value-type="boolean" office:boolean-value="true" calcext:value-type="boolean">
            <text:p>PRAWDA</text:p>
          </table:table-cell>
          <table:table-cell table:style-name="ce7" table:formula="of:=IFERROR(LEFT(RIGHT([.$A11];9); 5)*[.E$9] &lt;= 24; &quot;&quot;)" office:value-type="boolean" office:boolean-value="true" calcext:value-type="boolean">
            <text:p>PRAWDA</text:p>
          </table:table-cell>
          <table:table-cell table:style-name="ce7" table:formula="of:=IFERROR(LEFT(RIGHT([.$A11];9); 5)*[.F$9] &lt;= 24; &quot;&quot;)" office:value-type="boolean" office:boolean-value="true" calcext:value-type="boolean">
            <text:p>PRAWDA</text:p>
          </table:table-cell>
          <table:table-cell table:style-name="ce7" table:formula="of:=IFERROR(LEFT(RIGHT([.$A11];9); 5)*[.G$9] &lt;= 24; &quot;&quot;)">
            <text:p/>
          </table:table-cell>
          <table:table-cell table:style-name="ce7" table:formula="of:=IFERROR(LEFT(RIGHT([.$A11];9); 5)*[.H$9] &lt;= 24; &quot;&quot;)" office:value-type="boolean" office:boolean-value="true" calcext:value-type="boolean">
            <text:p>PRAWDA</text:p>
          </table:table-cell>
          <table:table-cell table:style-name="ce7" table:formula="of:=IFERROR(LEFT(RIGHT([.$A11];9); 5)*[.I$9] &lt;= 24; &quot;&quot;)">
            <text:p/>
          </table:table-cell>
          <table:table-cell table:style-name="ce7" table:formula="of:=IFERROR(LEFT(RIGHT([.$A11];9); 5)*[.J$9] &lt;= 24; &quot;&quot;)" office:value-type="boolean" office:boolean-value="true" calcext:value-type="boolean">
            <text:p>PRAWDA</text:p>
          </table:table-cell>
          <table:table-cell table:style-name="ce7" table:formula="of:=IFERROR(LEFT(RIGHT([.$A11];9); 5)*[.K$9] &lt;= 24; &quot;&quot;)">
            <text:p/>
          </table:table-cell>
          <table:table-cell table:style-name="ce7" table:formula="of:=IFERROR(LEFT(RIGHT([.$A11];9); 5)*[.L$9] &lt;= 24; &quot;&quot;)" office:value-type="boolean" office:boolean-value="true" calcext:value-type="boolean">
            <text:p>PRAWDA</text:p>
          </table:table-cell>
          <table:table-cell table:style-name="ce7" table:formula="of:=IFERROR(LEFT(RIGHT([.$A11];9); 5)*[.M$9] &lt;= 24; &quot;&quot;)">
            <text:p/>
          </table:table-cell>
          <table:table-cell table:style-name="ce7" table:formula="of:=IFERROR(LEFT(RIGHT([.$A11];9); 5)*[.N$9] &lt;= 24; &quot;&quot;)" office:value-type="boolean" office:boolean-value="true" calcext:value-type="boolean">
            <text:p>PRAWDA</text:p>
          </table:table-cell>
          <table:table-cell table:style-name="ce7" table:formula="of:=IFERROR(LEFT(RIGHT([.$A11];9); 5)*[.O$9] &lt;= 24; &quot;&quot;)">
            <text:p/>
          </table:table-cell>
          <table:table-cell table:style-name="ce7" table:formula="of:=IFERROR(LEFT(RIGHT([.$A11];9); 5)*[.P$9] &lt;= 24; &quot;&quot;)" office:value-type="boolean" office:boolean-value="true" calcext:value-type="boolean">
            <text:p>PRAWDA</text:p>
          </table:table-cell>
          <table:table-cell table:style-name="ce29" table:formula="of:=IFERROR(LEFT(RIGHT([.$A11];9); 5)*[.Q$9] &lt;= 24; &quot;&quot;)">
            <text:p/>
          </table:table-cell>
          <table:table-cell table:style-name="ce29" table:formula="of:=IFERROR(LEFT(RIGHT([.$A11];9); 5)*[.R$9] &lt;= 24; &quot;&quot;)" office:value-type="boolean" office:boolean-value="true" calcext:value-type="boolean">
            <text:p>PRAWDA</text:p>
          </table:table-cell>
          <table:table-cell table:style-name="ce29" table:formula="of:=IFERROR(LEFT(RIGHT([.$A11];9); 5)*[.S$9] &lt;= 24; &quot;&quot;)">
            <text:p/>
          </table:table-cell>
          <table:table-cell table:style-name="ce29" table:formula="of:=IFERROR(LEFT(RIGHT([.$A11];9); 5)*[.T$9] &lt;= 24; &quot;&quot;)" office:value-type="boolean" office:boolean-value="true" calcext:value-type="boolean">
            <text:p>PRAWDA</text:p>
          </table:table-cell>
          <table:table-cell table:style-name="ce29" table:formula="of:=IFERROR(LEFT(RIGHT([.$A11];9); 5)*[.U$9] &lt;= 24; &quot;&quot;)">
            <text:p/>
          </table:table-cell>
          <table:table-cell table:style-name="ce29" table:formula="of:=IFERROR(LEFT(RIGHT([.$A11];9); 5)*[.V$9] &lt;= 24; &quot;&quot;)" office:value-type="boolean" office:boolean-value="true" calcext:value-type="boolean">
            <text:p>PRAWDA</text:p>
          </table:table-cell>
          <table:table-cell table:number-columns-repeated="16362"/>
        </table:table-row>
        <table:table-row table:style-name="ro1">
          <table:table-cell table:style-name="ce1" office:value-type="string" calcext:value-type="string">
            <text:p>32 bits on 16,00 MHz</text:p>
          </table:table-cell>
          <table:table-cell table:style-name="ce16" table:formula="of:=SUM([.C12:.XFD12])" office:value-type="float" office:value="11" calcext:value-type="float">
            <text:p>11</text:p>
          </table:table-cell>
          <table:table-cell table:style-name="ce7" table:formula="of:=IFERROR(LEFT(RIGHT([.$A12];9); 5)*[.C$9] &lt;= 24; &quot;&quot;)" office:value-type="boolean" office:boolean-value="false" calcext:value-type="boolean">
            <text:p>FAŁSZ</text:p>
          </table:table-cell>
          <table:table-cell table:style-name="ce7" table:formula="of:=IFERROR(LEFT(RIGHT([.$A12];9); 5)*[.D$9] &lt;= 24; &quot;&quot;)" office:value-type="boolean" office:boolean-value="true" calcext:value-type="boolean">
            <text:p>PRAWDA</text:p>
          </table:table-cell>
          <table:table-cell table:style-name="ce7" table:formula="of:=IFERROR(LEFT(RIGHT([.$A12];9); 5)*[.E$9] &lt;= 24; &quot;&quot;)" office:value-type="boolean" office:boolean-value="true" calcext:value-type="boolean">
            <text:p>PRAWDA</text:p>
          </table:table-cell>
          <table:table-cell table:style-name="ce7" table:formula="of:=IFERROR(LEFT(RIGHT([.$A12];9); 5)*[.F$9] &lt;= 24; &quot;&quot;)" office:value-type="boolean" office:boolean-value="true" calcext:value-type="boolean">
            <text:p>PRAWDA</text:p>
          </table:table-cell>
          <table:table-cell table:style-name="ce7" table:formula="of:=IFERROR(LEFT(RIGHT([.$A12];9); 5)*[.G$9] &lt;= 24; &quot;&quot;)">
            <text:p/>
          </table:table-cell>
          <table:table-cell table:style-name="ce7" table:formula="of:=IFERROR(LEFT(RIGHT([.$A12];9); 5)*[.H$9] &lt;= 24; &quot;&quot;)" office:value-type="boolean" office:boolean-value="true" calcext:value-type="boolean">
            <text:p>PRAWDA</text:p>
          </table:table-cell>
          <table:table-cell table:style-name="ce7" table:formula="of:=IFERROR(LEFT(RIGHT([.$A12];9); 5)*[.I$9] &lt;= 24; &quot;&quot;)">
            <text:p/>
          </table:table-cell>
          <table:table-cell table:style-name="ce7" table:formula="of:=IFERROR(LEFT(RIGHT([.$A12];9); 5)*[.J$9] &lt;= 24; &quot;&quot;)" office:value-type="boolean" office:boolean-value="true" calcext:value-type="boolean">
            <text:p>PRAWDA</text:p>
          </table:table-cell>
          <table:table-cell table:style-name="ce7" table:formula="of:=IFERROR(LEFT(RIGHT([.$A12];9); 5)*[.K$9] &lt;= 24; &quot;&quot;)">
            <text:p/>
          </table:table-cell>
          <table:table-cell table:style-name="ce7" table:formula="of:=IFERROR(LEFT(RIGHT([.$A12];9); 5)*[.L$9] &lt;= 24; &quot;&quot;)" office:value-type="boolean" office:boolean-value="true" calcext:value-type="boolean">
            <text:p>PRAWDA</text:p>
          </table:table-cell>
          <table:table-cell table:style-name="ce7" table:formula="of:=IFERROR(LEFT(RIGHT([.$A12];9); 5)*[.M$9] &lt;= 24; &quot;&quot;)">
            <text:p/>
          </table:table-cell>
          <table:table-cell table:style-name="ce7" table:formula="of:=IFERROR(LEFT(RIGHT([.$A12];9); 5)*[.N$9] &lt;= 24; &quot;&quot;)" office:value-type="boolean" office:boolean-value="true" calcext:value-type="boolean">
            <text:p>PRAWDA</text:p>
          </table:table-cell>
          <table:table-cell table:style-name="ce7" table:formula="of:=IFERROR(LEFT(RIGHT([.$A12];9); 5)*[.O$9] &lt;= 24; &quot;&quot;)">
            <text:p/>
          </table:table-cell>
          <table:table-cell table:style-name="ce7" table:formula="of:=IFERROR(LEFT(RIGHT([.$A12];9); 5)*[.P$9] &lt;= 24; &quot;&quot;)" office:value-type="boolean" office:boolean-value="true" calcext:value-type="boolean">
            <text:p>PRAWDA</text:p>
          </table:table-cell>
          <table:table-cell table:style-name="ce29" table:formula="of:=IFERROR(LEFT(RIGHT([.$A12];9); 5)*[.Q$9] &lt;= 24; &quot;&quot;)">
            <text:p/>
          </table:table-cell>
          <table:table-cell table:style-name="ce29" table:formula="of:=IFERROR(LEFT(RIGHT([.$A12];9); 5)*[.R$9] &lt;= 24; &quot;&quot;)" office:value-type="boolean" office:boolean-value="true" calcext:value-type="boolean">
            <text:p>PRAWDA</text:p>
          </table:table-cell>
          <table:table-cell table:style-name="ce29" table:formula="of:=IFERROR(LEFT(RIGHT([.$A12];9); 5)*[.S$9] &lt;= 24; &quot;&quot;)">
            <text:p/>
          </table:table-cell>
          <table:table-cell table:style-name="ce29" table:formula="of:=IFERROR(LEFT(RIGHT([.$A12];9); 5)*[.T$9] &lt;= 24; &quot;&quot;)" office:value-type="boolean" office:boolean-value="true" calcext:value-type="boolean">
            <text:p>PRAWDA</text:p>
          </table:table-cell>
          <table:table-cell table:style-name="ce29" table:formula="of:=IFERROR(LEFT(RIGHT([.$A12];9); 5)*[.U$9] &lt;= 24; &quot;&quot;)">
            <text:p/>
          </table:table-cell>
          <table:table-cell table:style-name="ce29" table:formula="of:=IFERROR(LEFT(RIGHT([.$A12];9); 5)*[.V$9] &lt;= 24; &quot;&quot;)" office:value-type="boolean" office:boolean-value="true" calcext:value-type="boolean">
            <text:p>PRAWDA</text:p>
          </table:table-cell>
          <table:table-cell table:number-columns-repeated="16362"/>
        </table:table-row>
        <table:table-row table:style-name="ro1">
          <table:table-cell table:style-name="ce1" office:value-type="string" calcext:value-type="string">
            <text:p>32 bits on 14,55 MHz</text:p>
          </table:table-cell>
          <table:table-cell table:style-name="ce16" table:formula="of:=SUM([.C13:.XFD13])" office:value-type="float" office:value="11" calcext:value-type="float">
            <text:p>11</text:p>
          </table:table-cell>
          <table:table-cell table:style-name="ce7" table:formula="of:=IFERROR(LEFT(RIGHT([.$A13];9); 5)*[.C$9] &lt;= 24; &quot;&quot;)" office:value-type="boolean" office:boolean-value="false" calcext:value-type="boolean">
            <text:p>FAŁSZ</text:p>
          </table:table-cell>
          <table:table-cell table:style-name="ce7" table:formula="of:=IFERROR(LEFT(RIGHT([.$A13];9); 5)*[.D$9] &lt;= 24; &quot;&quot;)" office:value-type="boolean" office:boolean-value="true" calcext:value-type="boolean">
            <text:p>PRAWDA</text:p>
          </table:table-cell>
          <table:table-cell table:style-name="ce7" table:formula="of:=IFERROR(LEFT(RIGHT([.$A13];9); 5)*[.E$9] &lt;= 24; &quot;&quot;)" office:value-type="boolean" office:boolean-value="true" calcext:value-type="boolean">
            <text:p>PRAWDA</text:p>
          </table:table-cell>
          <table:table-cell table:style-name="ce7" table:formula="of:=IFERROR(LEFT(RIGHT([.$A13];9); 5)*[.F$9] &lt;= 24; &quot;&quot;)" office:value-type="boolean" office:boolean-value="true" calcext:value-type="boolean">
            <text:p>PRAWDA</text:p>
          </table:table-cell>
          <table:table-cell table:style-name="ce7" table:formula="of:=IFERROR(LEFT(RIGHT([.$A13];9); 5)*[.G$9] &lt;= 24; &quot;&quot;)">
            <text:p/>
          </table:table-cell>
          <table:table-cell table:style-name="ce7" table:formula="of:=IFERROR(LEFT(RIGHT([.$A13];9); 5)*[.H$9] &lt;= 24; &quot;&quot;)" office:value-type="boolean" office:boolean-value="true" calcext:value-type="boolean">
            <text:p>PRAWDA</text:p>
          </table:table-cell>
          <table:table-cell table:style-name="ce7" table:formula="of:=IFERROR(LEFT(RIGHT([.$A13];9); 5)*[.I$9] &lt;= 24; &quot;&quot;)">
            <text:p/>
          </table:table-cell>
          <table:table-cell table:style-name="ce7" table:formula="of:=IFERROR(LEFT(RIGHT([.$A13];9); 5)*[.J$9] &lt;= 24; &quot;&quot;)" office:value-type="boolean" office:boolean-value="true" calcext:value-type="boolean">
            <text:p>PRAWDA</text:p>
          </table:table-cell>
          <table:table-cell table:style-name="ce7" table:formula="of:=IFERROR(LEFT(RIGHT([.$A13];9); 5)*[.K$9] &lt;= 24; &quot;&quot;)">
            <text:p/>
          </table:table-cell>
          <table:table-cell table:style-name="ce7" table:formula="of:=IFERROR(LEFT(RIGHT([.$A13];9); 5)*[.L$9] &lt;= 24; &quot;&quot;)" office:value-type="boolean" office:boolean-value="true" calcext:value-type="boolean">
            <text:p>PRAWDA</text:p>
          </table:table-cell>
          <table:table-cell table:style-name="ce7" table:formula="of:=IFERROR(LEFT(RIGHT([.$A13];9); 5)*[.M$9] &lt;= 24; &quot;&quot;)">
            <text:p/>
          </table:table-cell>
          <table:table-cell table:style-name="ce7" table:formula="of:=IFERROR(LEFT(RIGHT([.$A13];9); 5)*[.N$9] &lt;= 24; &quot;&quot;)" office:value-type="boolean" office:boolean-value="true" calcext:value-type="boolean">
            <text:p>PRAWDA</text:p>
          </table:table-cell>
          <table:table-cell table:style-name="ce7" table:formula="of:=IFERROR(LEFT(RIGHT([.$A13];9); 5)*[.O$9] &lt;= 24; &quot;&quot;)">
            <text:p/>
          </table:table-cell>
          <table:table-cell table:style-name="ce7" table:formula="of:=IFERROR(LEFT(RIGHT([.$A13];9); 5)*[.P$9] &lt;= 24; &quot;&quot;)" office:value-type="boolean" office:boolean-value="true" calcext:value-type="boolean">
            <text:p>PRAWDA</text:p>
          </table:table-cell>
          <table:table-cell table:style-name="ce29" table:formula="of:=IFERROR(LEFT(RIGHT([.$A13];9); 5)*[.Q$9] &lt;= 24; &quot;&quot;)">
            <text:p/>
          </table:table-cell>
          <table:table-cell table:style-name="ce29" table:formula="of:=IFERROR(LEFT(RIGHT([.$A13];9); 5)*[.R$9] &lt;= 24; &quot;&quot;)" office:value-type="boolean" office:boolean-value="true" calcext:value-type="boolean">
            <text:p>PRAWDA</text:p>
          </table:table-cell>
          <table:table-cell table:style-name="ce29" table:formula="of:=IFERROR(LEFT(RIGHT([.$A13];9); 5)*[.S$9] &lt;= 24; &quot;&quot;)">
            <text:p/>
          </table:table-cell>
          <table:table-cell table:style-name="ce29" table:formula="of:=IFERROR(LEFT(RIGHT([.$A13];9); 5)*[.T$9] &lt;= 24; &quot;&quot;)" office:value-type="boolean" office:boolean-value="true" calcext:value-type="boolean">
            <text:p>PRAWDA</text:p>
          </table:table-cell>
          <table:table-cell table:style-name="ce29" table:formula="of:=IFERROR(LEFT(RIGHT([.$A13];9); 5)*[.U$9] &lt;= 24; &quot;&quot;)">
            <text:p/>
          </table:table-cell>
          <table:table-cell table:style-name="ce29" table:formula="of:=IFERROR(LEFT(RIGHT([.$A13];9); 5)*[.V$9] &lt;= 24; &quot;&quot;)" office:value-type="boolean" office:boolean-value="true" calcext:value-type="boolean">
            <text:p>PRAWDA</text:p>
          </table:table-cell>
          <table:table-cell table:number-columns-repeated="16362"/>
        </table:table-row>
        <table:table-row table:style-name="ro1">
          <table:table-cell table:style-name="ce1" office:value-type="string" calcext:value-type="string">
            <text:p>32 bits on 13,33 MHz</text:p>
          </table:table-cell>
          <table:table-cell table:style-name="ce16" table:formula="of:=SUM([.C14:.XFD14])" office:value-type="float" office:value="11" calcext:value-type="float">
            <text:p>11</text:p>
          </table:table-cell>
          <table:table-cell table:style-name="ce7" table:formula="of:=IFERROR(LEFT(RIGHT([.$A14];9); 5)*[.C$9] &lt;= 24; &quot;&quot;)" office:value-type="boolean" office:boolean-value="false" calcext:value-type="boolean">
            <text:p>FAŁSZ</text:p>
          </table:table-cell>
          <table:table-cell table:style-name="ce7" table:formula="of:=IFERROR(LEFT(RIGHT([.$A14];9); 5)*[.D$9] &lt;= 24; &quot;&quot;)" office:value-type="boolean" office:boolean-value="true" calcext:value-type="boolean">
            <text:p>PRAWDA</text:p>
          </table:table-cell>
          <table:table-cell table:style-name="ce7" table:formula="of:=IFERROR(LEFT(RIGHT([.$A14];9); 5)*[.E$9] &lt;= 24; &quot;&quot;)" office:value-type="boolean" office:boolean-value="true" calcext:value-type="boolean">
            <text:p>PRAWDA</text:p>
          </table:table-cell>
          <table:table-cell table:style-name="ce7" table:formula="of:=IFERROR(LEFT(RIGHT([.$A14];9); 5)*[.F$9] &lt;= 24; &quot;&quot;)" office:value-type="boolean" office:boolean-value="true" calcext:value-type="boolean">
            <text:p>PRAWDA</text:p>
          </table:table-cell>
          <table:table-cell table:style-name="ce7" table:formula="of:=IFERROR(LEFT(RIGHT([.$A14];9); 5)*[.G$9] &lt;= 24; &quot;&quot;)">
            <text:p/>
          </table:table-cell>
          <table:table-cell table:style-name="ce7" table:formula="of:=IFERROR(LEFT(RIGHT([.$A14];9); 5)*[.H$9] &lt;= 24; &quot;&quot;)" office:value-type="boolean" office:boolean-value="true" calcext:value-type="boolean">
            <text:p>PRAWDA</text:p>
          </table:table-cell>
          <table:table-cell table:style-name="ce7" table:formula="of:=IFERROR(LEFT(RIGHT([.$A14];9); 5)*[.I$9] &lt;= 24; &quot;&quot;)">
            <text:p/>
          </table:table-cell>
          <table:table-cell table:style-name="ce7" table:formula="of:=IFERROR(LEFT(RIGHT([.$A14];9); 5)*[.J$9] &lt;= 24; &quot;&quot;)" office:value-type="boolean" office:boolean-value="true" calcext:value-type="boolean">
            <text:p>PRAWDA</text:p>
          </table:table-cell>
          <table:table-cell table:style-name="ce7" table:formula="of:=IFERROR(LEFT(RIGHT([.$A14];9); 5)*[.K$9] &lt;= 24; &quot;&quot;)">
            <text:p/>
          </table:table-cell>
          <table:table-cell table:style-name="ce7" table:formula="of:=IFERROR(LEFT(RIGHT([.$A14];9); 5)*[.L$9] &lt;= 24; &quot;&quot;)" office:value-type="boolean" office:boolean-value="true" calcext:value-type="boolean">
            <text:p>PRAWDA</text:p>
          </table:table-cell>
          <table:table-cell table:style-name="ce7" table:formula="of:=IFERROR(LEFT(RIGHT([.$A14];9); 5)*[.M$9] &lt;= 24; &quot;&quot;)">
            <text:p/>
          </table:table-cell>
          <table:table-cell table:style-name="ce7" table:formula="of:=IFERROR(LEFT(RIGHT([.$A14];9); 5)*[.N$9] &lt;= 24; &quot;&quot;)" office:value-type="boolean" office:boolean-value="true" calcext:value-type="boolean">
            <text:p>PRAWDA</text:p>
          </table:table-cell>
          <table:table-cell table:style-name="ce7" table:formula="of:=IFERROR(LEFT(RIGHT([.$A14];9); 5)*[.O$9] &lt;= 24; &quot;&quot;)">
            <text:p/>
          </table:table-cell>
          <table:table-cell table:style-name="ce7" table:formula="of:=IFERROR(LEFT(RIGHT([.$A14];9); 5)*[.P$9] &lt;= 24; &quot;&quot;)" office:value-type="boolean" office:boolean-value="true" calcext:value-type="boolean">
            <text:p>PRAWDA</text:p>
          </table:table-cell>
          <table:table-cell table:style-name="ce29" table:formula="of:=IFERROR(LEFT(RIGHT([.$A14];9); 5)*[.Q$9] &lt;= 24; &quot;&quot;)">
            <text:p/>
          </table:table-cell>
          <table:table-cell table:style-name="ce29" table:formula="of:=IFERROR(LEFT(RIGHT([.$A14];9); 5)*[.R$9] &lt;= 24; &quot;&quot;)" office:value-type="boolean" office:boolean-value="true" calcext:value-type="boolean">
            <text:p>PRAWDA</text:p>
          </table:table-cell>
          <table:table-cell table:style-name="ce29" table:formula="of:=IFERROR(LEFT(RIGHT([.$A14];9); 5)*[.S$9] &lt;= 24; &quot;&quot;)">
            <text:p/>
          </table:table-cell>
          <table:table-cell table:style-name="ce29" table:formula="of:=IFERROR(LEFT(RIGHT([.$A14];9); 5)*[.T$9] &lt;= 24; &quot;&quot;)" office:value-type="boolean" office:boolean-value="true" calcext:value-type="boolean">
            <text:p>PRAWDA</text:p>
          </table:table-cell>
          <table:table-cell table:style-name="ce29" table:formula="of:=IFERROR(LEFT(RIGHT([.$A14];9); 5)*[.U$9] &lt;= 24; &quot;&quot;)">
            <text:p/>
          </table:table-cell>
          <table:table-cell table:style-name="ce29" table:formula="of:=IFERROR(LEFT(RIGHT([.$A14];9); 5)*[.V$9] &lt;= 24; &quot;&quot;)" office:value-type="boolean" office:boolean-value="true" calcext:value-type="boolean">
            <text:p>PRAWDA</text:p>
          </table:table-cell>
          <table:table-cell table:number-columns-repeated="16362"/>
        </table:table-row>
        <table:table-row table:style-name="ro1">
          <table:table-cell table:style-name="ce1" office:value-type="string" calcext:value-type="string">
            <text:p>32 bits on 12,31 MHz</text:p>
          </table:table-cell>
          <table:table-cell table:style-name="ce16" table:formula="of:=SUM([.C15:.XFD15])" office:value-type="float" office:value="11" calcext:value-type="float">
            <text:p>11</text:p>
          </table:table-cell>
          <table:table-cell table:style-name="ce7" table:formula="of:=IFERROR(LEFT(RIGHT([.$A15];9); 5)*[.C$9] &lt;= 24; &quot;&quot;)" office:value-type="boolean" office:boolean-value="false" calcext:value-type="boolean">
            <text:p>FAŁSZ</text:p>
          </table:table-cell>
          <table:table-cell table:style-name="ce7" table:formula="of:=IFERROR(LEFT(RIGHT([.$A15];9); 5)*[.D$9] &lt;= 24; &quot;&quot;)" office:value-type="boolean" office:boolean-value="true" calcext:value-type="boolean">
            <text:p>PRAWDA</text:p>
          </table:table-cell>
          <table:table-cell table:style-name="ce7" table:formula="of:=IFERROR(LEFT(RIGHT([.$A15];9); 5)*[.E$9] &lt;= 24; &quot;&quot;)" office:value-type="boolean" office:boolean-value="true" calcext:value-type="boolean">
            <text:p>PRAWDA</text:p>
          </table:table-cell>
          <table:table-cell table:style-name="ce7" table:formula="of:=IFERROR(LEFT(RIGHT([.$A15];9); 5)*[.F$9] &lt;= 24; &quot;&quot;)" office:value-type="boolean" office:boolean-value="true" calcext:value-type="boolean">
            <text:p>PRAWDA</text:p>
          </table:table-cell>
          <table:table-cell table:style-name="ce7" table:formula="of:=IFERROR(LEFT(RIGHT([.$A15];9); 5)*[.G$9] &lt;= 24; &quot;&quot;)">
            <text:p/>
          </table:table-cell>
          <table:table-cell table:style-name="ce7" table:formula="of:=IFERROR(LEFT(RIGHT([.$A15];9); 5)*[.H$9] &lt;= 24; &quot;&quot;)" office:value-type="boolean" office:boolean-value="true" calcext:value-type="boolean">
            <text:p>PRAWDA</text:p>
          </table:table-cell>
          <table:table-cell table:style-name="ce7" table:formula="of:=IFERROR(LEFT(RIGHT([.$A15];9); 5)*[.I$9] &lt;= 24; &quot;&quot;)">
            <text:p/>
          </table:table-cell>
          <table:table-cell table:style-name="ce7" table:formula="of:=IFERROR(LEFT(RIGHT([.$A15];9); 5)*[.J$9] &lt;= 24; &quot;&quot;)" office:value-type="boolean" office:boolean-value="true" calcext:value-type="boolean">
            <text:p>PRAWDA</text:p>
          </table:table-cell>
          <table:table-cell table:style-name="ce7" table:formula="of:=IFERROR(LEFT(RIGHT([.$A15];9); 5)*[.K$9] &lt;= 24; &quot;&quot;)">
            <text:p/>
          </table:table-cell>
          <table:table-cell table:style-name="ce7" table:formula="of:=IFERROR(LEFT(RIGHT([.$A15];9); 5)*[.L$9] &lt;= 24; &quot;&quot;)" office:value-type="boolean" office:boolean-value="true" calcext:value-type="boolean">
            <text:p>PRAWDA</text:p>
          </table:table-cell>
          <table:table-cell table:style-name="ce7" table:formula="of:=IFERROR(LEFT(RIGHT([.$A15];9); 5)*[.M$9] &lt;= 24; &quot;&quot;)">
            <text:p/>
          </table:table-cell>
          <table:table-cell table:style-name="ce7" table:formula="of:=IFERROR(LEFT(RIGHT([.$A15];9); 5)*[.N$9] &lt;= 24; &quot;&quot;)" office:value-type="boolean" office:boolean-value="true" calcext:value-type="boolean">
            <text:p>PRAWDA</text:p>
          </table:table-cell>
          <table:table-cell table:style-name="ce7" table:formula="of:=IFERROR(LEFT(RIGHT([.$A15];9); 5)*[.O$9] &lt;= 24; &quot;&quot;)">
            <text:p/>
          </table:table-cell>
          <table:table-cell table:style-name="ce7" table:formula="of:=IFERROR(LEFT(RIGHT([.$A15];9); 5)*[.P$9] &lt;= 24; &quot;&quot;)" office:value-type="boolean" office:boolean-value="true" calcext:value-type="boolean">
            <text:p>PRAWDA</text:p>
          </table:table-cell>
          <table:table-cell table:style-name="ce29" table:formula="of:=IFERROR(LEFT(RIGHT([.$A15];9); 5)*[.Q$9] &lt;= 24; &quot;&quot;)">
            <text:p/>
          </table:table-cell>
          <table:table-cell table:style-name="ce29" table:formula="of:=IFERROR(LEFT(RIGHT([.$A15];9); 5)*[.R$9] &lt;= 24; &quot;&quot;)" office:value-type="boolean" office:boolean-value="true" calcext:value-type="boolean">
            <text:p>PRAWDA</text:p>
          </table:table-cell>
          <table:table-cell table:style-name="ce29" table:formula="of:=IFERROR(LEFT(RIGHT([.$A15];9); 5)*[.S$9] &lt;= 24; &quot;&quot;)">
            <text:p/>
          </table:table-cell>
          <table:table-cell table:style-name="ce29" table:formula="of:=IFERROR(LEFT(RIGHT([.$A15];9); 5)*[.T$9] &lt;= 24; &quot;&quot;)" office:value-type="boolean" office:boolean-value="true" calcext:value-type="boolean">
            <text:p>PRAWDA</text:p>
          </table:table-cell>
          <table:table-cell table:style-name="ce29" table:formula="of:=IFERROR(LEFT(RIGHT([.$A15];9); 5)*[.U$9] &lt;= 24; &quot;&quot;)">
            <text:p/>
          </table:table-cell>
          <table:table-cell table:style-name="ce29" table:formula="of:=IFERROR(LEFT(RIGHT([.$A15];9); 5)*[.V$9] &lt;= 24; &quot;&quot;)" office:value-type="boolean" office:boolean-value="true" calcext:value-type="boolean">
            <text:p>PRAWDA</text:p>
          </table:table-cell>
          <table:table-cell table:number-columns-repeated="16362"/>
        </table:table-row>
        <table:table-row table:style-name="ro1">
          <table:table-cell table:style-name="ce1" office:value-type="string" calcext:value-type="string">
            <text:p>32 bits on 11,43 MHz</text:p>
          </table:table-cell>
          <table:table-cell table:style-name="ce16" table:formula="of:=SUM([.C16:.XFD16])" office:value-type="float" office:value="11" calcext:value-type="float">
            <text:p>11</text:p>
          </table:table-cell>
          <table:table-cell table:style-name="ce7" table:formula="of:=IFERROR(LEFT(RIGHT([.$A16];9); 5)*[.C$9] &lt;= 24; &quot;&quot;)" office:value-type="boolean" office:boolean-value="false" calcext:value-type="boolean">
            <text:p>FAŁSZ</text:p>
          </table:table-cell>
          <table:table-cell table:style-name="ce7" table:formula="of:=IFERROR(LEFT(RIGHT([.$A16];9); 5)*[.D$9] &lt;= 24; &quot;&quot;)" office:value-type="boolean" office:boolean-value="true" calcext:value-type="boolean">
            <text:p>PRAWDA</text:p>
          </table:table-cell>
          <table:table-cell table:style-name="ce7" table:formula="of:=IFERROR(LEFT(RIGHT([.$A16];9); 5)*[.E$9] &lt;= 24; &quot;&quot;)" office:value-type="boolean" office:boolean-value="true" calcext:value-type="boolean">
            <text:p>PRAWDA</text:p>
          </table:table-cell>
          <table:table-cell table:style-name="ce7" table:formula="of:=IFERROR(LEFT(RIGHT([.$A16];9); 5)*[.F$9] &lt;= 24; &quot;&quot;)" office:value-type="boolean" office:boolean-value="true" calcext:value-type="boolean">
            <text:p>PRAWDA</text:p>
          </table:table-cell>
          <table:table-cell table:style-name="ce7" table:formula="of:=IFERROR(LEFT(RIGHT([.$A16];9); 5)*[.G$9] &lt;= 24; &quot;&quot;)">
            <text:p/>
          </table:table-cell>
          <table:table-cell table:style-name="ce7" table:formula="of:=IFERROR(LEFT(RIGHT([.$A16];9); 5)*[.H$9] &lt;= 24; &quot;&quot;)" office:value-type="boolean" office:boolean-value="true" calcext:value-type="boolean">
            <text:p>PRAWDA</text:p>
          </table:table-cell>
          <table:table-cell table:style-name="ce7" table:formula="of:=IFERROR(LEFT(RIGHT([.$A16];9); 5)*[.I$9] &lt;= 24; &quot;&quot;)">
            <text:p/>
          </table:table-cell>
          <table:table-cell table:style-name="ce7" table:formula="of:=IFERROR(LEFT(RIGHT([.$A16];9); 5)*[.J$9] &lt;= 24; &quot;&quot;)" office:value-type="boolean" office:boolean-value="true" calcext:value-type="boolean">
            <text:p>PRAWDA</text:p>
          </table:table-cell>
          <table:table-cell table:style-name="ce7" table:formula="of:=IFERROR(LEFT(RIGHT([.$A16];9); 5)*[.K$9] &lt;= 24; &quot;&quot;)">
            <text:p/>
          </table:table-cell>
          <table:table-cell table:style-name="ce7" table:formula="of:=IFERROR(LEFT(RIGHT([.$A16];9); 5)*[.L$9] &lt;= 24; &quot;&quot;)" office:value-type="boolean" office:boolean-value="true" calcext:value-type="boolean">
            <text:p>PRAWDA</text:p>
          </table:table-cell>
          <table:table-cell table:style-name="ce7" table:formula="of:=IFERROR(LEFT(RIGHT([.$A16];9); 5)*[.M$9] &lt;= 24; &quot;&quot;)">
            <text:p/>
          </table:table-cell>
          <table:table-cell table:style-name="ce7" table:formula="of:=IFERROR(LEFT(RIGHT([.$A16];9); 5)*[.N$9] &lt;= 24; &quot;&quot;)" office:value-type="boolean" office:boolean-value="true" calcext:value-type="boolean">
            <text:p>PRAWDA</text:p>
          </table:table-cell>
          <table:table-cell table:style-name="ce7" table:formula="of:=IFERROR(LEFT(RIGHT([.$A16];9); 5)*[.O$9] &lt;= 24; &quot;&quot;)">
            <text:p/>
          </table:table-cell>
          <table:table-cell table:style-name="ce7" table:formula="of:=IFERROR(LEFT(RIGHT([.$A16];9); 5)*[.P$9] &lt;= 24; &quot;&quot;)" office:value-type="boolean" office:boolean-value="true" calcext:value-type="boolean">
            <text:p>PRAWDA</text:p>
          </table:table-cell>
          <table:table-cell table:style-name="ce29" table:formula="of:=IFERROR(LEFT(RIGHT([.$A16];9); 5)*[.Q$9] &lt;= 24; &quot;&quot;)">
            <text:p/>
          </table:table-cell>
          <table:table-cell table:style-name="ce29" table:formula="of:=IFERROR(LEFT(RIGHT([.$A16];9); 5)*[.R$9] &lt;= 24; &quot;&quot;)" office:value-type="boolean" office:boolean-value="true" calcext:value-type="boolean">
            <text:p>PRAWDA</text:p>
          </table:table-cell>
          <table:table-cell table:style-name="ce29" table:formula="of:=IFERROR(LEFT(RIGHT([.$A16];9); 5)*[.S$9] &lt;= 24; &quot;&quot;)">
            <text:p/>
          </table:table-cell>
          <table:table-cell table:style-name="ce29" table:formula="of:=IFERROR(LEFT(RIGHT([.$A16];9); 5)*[.T$9] &lt;= 24; &quot;&quot;)" office:value-type="boolean" office:boolean-value="true" calcext:value-type="boolean">
            <text:p>PRAWDA</text:p>
          </table:table-cell>
          <table:table-cell table:style-name="ce29" table:formula="of:=IFERROR(LEFT(RIGHT([.$A16];9); 5)*[.U$9] &lt;= 24; &quot;&quot;)">
            <text:p/>
          </table:table-cell>
          <table:table-cell table:style-name="ce29" table:formula="of:=IFERROR(LEFT(RIGHT([.$A16];9); 5)*[.V$9] &lt;= 24; &quot;&quot;)" office:value-type="boolean" office:boolean-value="true" calcext:value-type="boolean">
            <text:p>PRAWDA</text:p>
          </table:table-cell>
          <table:table-cell table:number-columns-repeated="16362"/>
        </table:table-row>
        <table:table-row table:style-name="ro1">
          <table:table-cell table:style-name="ce1" office:value-type="string" calcext:value-type="string">
            <text:p>32 bits on 10,67 MHz</text:p>
          </table:table-cell>
          <table:table-cell table:style-name="ce16" table:formula="of:=SUM([.C17:.XFD17])" office:value-type="float" office:value="11" calcext:value-type="float">
            <text:p>11</text:p>
          </table:table-cell>
          <table:table-cell table:style-name="ce7" table:formula="of:=IFERROR(LEFT(RIGHT([.$A17];9); 5)*[.C$9] &lt;= 24; &quot;&quot;)" office:value-type="boolean" office:boolean-value="false" calcext:value-type="boolean">
            <text:p>FAŁSZ</text:p>
          </table:table-cell>
          <table:table-cell table:style-name="ce7" table:formula="of:=IFERROR(LEFT(RIGHT([.$A17];9); 5)*[.D$9] &lt;= 24; &quot;&quot;)" office:value-type="boolean" office:boolean-value="true" calcext:value-type="boolean">
            <text:p>PRAWDA</text:p>
          </table:table-cell>
          <table:table-cell table:style-name="ce7" table:formula="of:=IFERROR(LEFT(RIGHT([.$A17];9); 5)*[.E$9] &lt;= 24; &quot;&quot;)" office:value-type="boolean" office:boolean-value="true" calcext:value-type="boolean">
            <text:p>PRAWDA</text:p>
          </table:table-cell>
          <table:table-cell table:style-name="ce7" table:formula="of:=IFERROR(LEFT(RIGHT([.$A17];9); 5)*[.F$9] &lt;= 24; &quot;&quot;)" office:value-type="boolean" office:boolean-value="true" calcext:value-type="boolean">
            <text:p>PRAWDA</text:p>
          </table:table-cell>
          <table:table-cell table:style-name="ce7" table:formula="of:=IFERROR(LEFT(RIGHT([.$A17];9); 5)*[.G$9] &lt;= 24; &quot;&quot;)">
            <text:p/>
          </table:table-cell>
          <table:table-cell table:style-name="ce7" table:formula="of:=IFERROR(LEFT(RIGHT([.$A17];9); 5)*[.H$9] &lt;= 24; &quot;&quot;)" office:value-type="boolean" office:boolean-value="true" calcext:value-type="boolean">
            <text:p>PRAWDA</text:p>
          </table:table-cell>
          <table:table-cell table:style-name="ce7" table:formula="of:=IFERROR(LEFT(RIGHT([.$A17];9); 5)*[.I$9] &lt;= 24; &quot;&quot;)">
            <text:p/>
          </table:table-cell>
          <table:table-cell table:style-name="ce7" table:formula="of:=IFERROR(LEFT(RIGHT([.$A17];9); 5)*[.J$9] &lt;= 24; &quot;&quot;)" office:value-type="boolean" office:boolean-value="true" calcext:value-type="boolean">
            <text:p>PRAWDA</text:p>
          </table:table-cell>
          <table:table-cell table:style-name="ce7" table:formula="of:=IFERROR(LEFT(RIGHT([.$A17];9); 5)*[.K$9] &lt;= 24; &quot;&quot;)">
            <text:p/>
          </table:table-cell>
          <table:table-cell table:style-name="ce7" table:formula="of:=IFERROR(LEFT(RIGHT([.$A17];9); 5)*[.L$9] &lt;= 24; &quot;&quot;)" office:value-type="boolean" office:boolean-value="true" calcext:value-type="boolean">
            <text:p>PRAWDA</text:p>
          </table:table-cell>
          <table:table-cell table:style-name="ce7" table:formula="of:=IFERROR(LEFT(RIGHT([.$A17];9); 5)*[.M$9] &lt;= 24; &quot;&quot;)">
            <text:p/>
          </table:table-cell>
          <table:table-cell table:style-name="ce7" table:formula="of:=IFERROR(LEFT(RIGHT([.$A17];9); 5)*[.N$9] &lt;= 24; &quot;&quot;)" office:value-type="boolean" office:boolean-value="true" calcext:value-type="boolean">
            <text:p>PRAWDA</text:p>
          </table:table-cell>
          <table:table-cell table:style-name="ce7" table:formula="of:=IFERROR(LEFT(RIGHT([.$A17];9); 5)*[.O$9] &lt;= 24; &quot;&quot;)">
            <text:p/>
          </table:table-cell>
          <table:table-cell table:style-name="ce7" table:formula="of:=IFERROR(LEFT(RIGHT([.$A17];9); 5)*[.P$9] &lt;= 24; &quot;&quot;)" office:value-type="boolean" office:boolean-value="true" calcext:value-type="boolean">
            <text:p>PRAWDA</text:p>
          </table:table-cell>
          <table:table-cell table:style-name="ce29" table:formula="of:=IFERROR(LEFT(RIGHT([.$A17];9); 5)*[.Q$9] &lt;= 24; &quot;&quot;)">
            <text:p/>
          </table:table-cell>
          <table:table-cell table:style-name="ce29" table:formula="of:=IFERROR(LEFT(RIGHT([.$A17];9); 5)*[.R$9] &lt;= 24; &quot;&quot;)" office:value-type="boolean" office:boolean-value="true" calcext:value-type="boolean">
            <text:p>PRAWDA</text:p>
          </table:table-cell>
          <table:table-cell table:style-name="ce29" table:formula="of:=IFERROR(LEFT(RIGHT([.$A17];9); 5)*[.S$9] &lt;= 24; &quot;&quot;)">
            <text:p/>
          </table:table-cell>
          <table:table-cell table:style-name="ce29" table:formula="of:=IFERROR(LEFT(RIGHT([.$A17];9); 5)*[.T$9] &lt;= 24; &quot;&quot;)" office:value-type="boolean" office:boolean-value="true" calcext:value-type="boolean">
            <text:p>PRAWDA</text:p>
          </table:table-cell>
          <table:table-cell table:style-name="ce29" table:formula="of:=IFERROR(LEFT(RIGHT([.$A17];9); 5)*[.U$9] &lt;= 24; &quot;&quot;)">
            <text:p/>
          </table:table-cell>
          <table:table-cell table:style-name="ce29" table:formula="of:=IFERROR(LEFT(RIGHT([.$A17];9); 5)*[.V$9] &lt;= 24; &quot;&quot;)" office:value-type="boolean" office:boolean-value="true" calcext:value-type="boolean">
            <text:p>PRAWDA</text:p>
          </table:table-cell>
          <table:table-cell table:number-columns-repeated="16362"/>
        </table:table-row>
        <table:table-row table:style-name="ro1">
          <table:table-cell table:style-name="ce1" office:value-type="string" calcext:value-type="string">
            <text:p>32 bits on 8,89 MHz</text:p>
          </table:table-cell>
          <table:table-cell table:style-name="ce16" table:formula="of:=SUM([.C18:.XFD18])" office:value-type="float" office:value="12" calcext:value-type="float">
            <text:p>12</text:p>
          </table:table-cell>
          <table:table-cell table:style-name="ce7" table:formula="of:=IFERROR(LEFT(RIGHT([.$A18];9); 5)*[.C$9] &lt;= 24; &quot;&quot;)" office:value-type="boolean" office:boolean-value="true" calcext:value-type="boolean">
            <text:p>PRAWDA</text:p>
          </table:table-cell>
          <table:table-cell table:style-name="ce7" table:formula="of:=IFERROR(LEFT(RIGHT([.$A18];9); 5)*[.D$9] &lt;= 24; &quot;&quot;)" office:value-type="boolean" office:boolean-value="true" calcext:value-type="boolean">
            <text:p>PRAWDA</text:p>
          </table:table-cell>
          <table:table-cell table:style-name="ce7" table:formula="of:=IFERROR(LEFT(RIGHT([.$A18];9); 5)*[.E$9] &lt;= 24; &quot;&quot;)" office:value-type="boolean" office:boolean-value="true" calcext:value-type="boolean">
            <text:p>PRAWDA</text:p>
          </table:table-cell>
          <table:table-cell table:style-name="ce7" table:formula="of:=IFERROR(LEFT(RIGHT([.$A18];9); 5)*[.F$9] &lt;= 24; &quot;&quot;)" office:value-type="boolean" office:boolean-value="true" calcext:value-type="boolean">
            <text:p>PRAWDA</text:p>
          </table:table-cell>
          <table:table-cell table:style-name="ce7" table:formula="of:=IFERROR(LEFT(RIGHT([.$A18];9); 5)*[.G$9] &lt;= 24; &quot;&quot;)">
            <text:p/>
          </table:table-cell>
          <table:table-cell table:style-name="ce7" table:formula="of:=IFERROR(LEFT(RIGHT([.$A18];9); 5)*[.H$9] &lt;= 24; &quot;&quot;)" office:value-type="boolean" office:boolean-value="true" calcext:value-type="boolean">
            <text:p>PRAWDA</text:p>
          </table:table-cell>
          <table:table-cell table:style-name="ce7" table:formula="of:=IFERROR(LEFT(RIGHT([.$A18];9); 5)*[.I$9] &lt;= 24; &quot;&quot;)">
            <text:p/>
          </table:table-cell>
          <table:table-cell table:style-name="ce7" table:formula="of:=IFERROR(LEFT(RIGHT([.$A18];9); 5)*[.J$9] &lt;= 24; &quot;&quot;)" office:value-type="boolean" office:boolean-value="true" calcext:value-type="boolean">
            <text:p>PRAWDA</text:p>
          </table:table-cell>
          <table:table-cell table:style-name="ce7" table:formula="of:=IFERROR(LEFT(RIGHT([.$A18];9); 5)*[.K$9] &lt;= 24; &quot;&quot;)">
            <text:p/>
          </table:table-cell>
          <table:table-cell table:style-name="ce7" table:formula="of:=IFERROR(LEFT(RIGHT([.$A18];9); 5)*[.L$9] &lt;= 24; &quot;&quot;)" office:value-type="boolean" office:boolean-value="true" calcext:value-type="boolean">
            <text:p>PRAWDA</text:p>
          </table:table-cell>
          <table:table-cell table:style-name="ce7" table:formula="of:=IFERROR(LEFT(RIGHT([.$A18];9); 5)*[.M$9] &lt;= 24; &quot;&quot;)">
            <text:p/>
          </table:table-cell>
          <table:table-cell table:style-name="ce7" table:formula="of:=IFERROR(LEFT(RIGHT([.$A18];9); 5)*[.N$9] &lt;= 24; &quot;&quot;)" office:value-type="boolean" office:boolean-value="true" calcext:value-type="boolean">
            <text:p>PRAWDA</text:p>
          </table:table-cell>
          <table:table-cell table:style-name="ce7" table:formula="of:=IFERROR(LEFT(RIGHT([.$A18];9); 5)*[.O$9] &lt;= 24; &quot;&quot;)">
            <text:p/>
          </table:table-cell>
          <table:table-cell table:style-name="ce7" table:formula="of:=IFERROR(LEFT(RIGHT([.$A18];9); 5)*[.P$9] &lt;= 24; &quot;&quot;)" office:value-type="boolean" office:boolean-value="true" calcext:value-type="boolean">
            <text:p>PRAWDA</text:p>
          </table:table-cell>
          <table:table-cell table:style-name="ce29" table:formula="of:=IFERROR(LEFT(RIGHT([.$A18];9); 5)*[.Q$9] &lt;= 24; &quot;&quot;)">
            <text:p/>
          </table:table-cell>
          <table:table-cell table:style-name="ce29" table:formula="of:=IFERROR(LEFT(RIGHT([.$A18];9); 5)*[.R$9] &lt;= 24; &quot;&quot;)" office:value-type="boolean" office:boolean-value="true" calcext:value-type="boolean">
            <text:p>PRAWDA</text:p>
          </table:table-cell>
          <table:table-cell table:style-name="ce29" table:formula="of:=IFERROR(LEFT(RIGHT([.$A18];9); 5)*[.S$9] &lt;= 24; &quot;&quot;)">
            <text:p/>
          </table:table-cell>
          <table:table-cell table:style-name="ce29" table:formula="of:=IFERROR(LEFT(RIGHT([.$A18];9); 5)*[.T$9] &lt;= 24; &quot;&quot;)" office:value-type="boolean" office:boolean-value="true" calcext:value-type="boolean">
            <text:p>PRAWDA</text:p>
          </table:table-cell>
          <table:table-cell table:style-name="ce29" table:formula="of:=IFERROR(LEFT(RIGHT([.$A18];9); 5)*[.U$9] &lt;= 24; &quot;&quot;)">
            <text:p/>
          </table:table-cell>
          <table:table-cell table:style-name="ce29" table:formula="of:=IFERROR(LEFT(RIGHT([.$A18];9); 5)*[.V$9] &lt;= 24; &quot;&quot;)" office:value-type="boolean" office:boolean-value="true" calcext:value-type="boolean">
            <text:p>PRAWDA</text:p>
          </table:table-cell>
          <table:table-cell table:number-columns-repeated="16362"/>
        </table:table-row>
        <table:table-row table:style-name="ro1">
          <table:table-cell table:style-name="ce1" office:value-type="string" calcext:value-type="string">
            <text:p>32 bits on 8,42 MHz</text:p>
          </table:table-cell>
          <table:table-cell table:style-name="ce16" table:formula="of:=SUM([.C19:.XFD19])" office:value-type="float" office:value="12" calcext:value-type="float">
            <text:p>12</text:p>
          </table:table-cell>
          <table:table-cell table:style-name="ce7" table:formula="of:=IFERROR(LEFT(RIGHT([.$A19];9); 5)*[.C$9] &lt;= 24; &quot;&quot;)" office:value-type="boolean" office:boolean-value="true" calcext:value-type="boolean">
            <text:p>PRAWDA</text:p>
          </table:table-cell>
          <table:table-cell table:style-name="ce7" table:formula="of:=IFERROR(LEFT(RIGHT([.$A19];9); 5)*[.D$9] &lt;= 24; &quot;&quot;)" office:value-type="boolean" office:boolean-value="true" calcext:value-type="boolean">
            <text:p>PRAWDA</text:p>
          </table:table-cell>
          <table:table-cell table:style-name="ce7" table:formula="of:=IFERROR(LEFT(RIGHT([.$A19];9); 5)*[.E$9] &lt;= 24; &quot;&quot;)" office:value-type="boolean" office:boolean-value="true" calcext:value-type="boolean">
            <text:p>PRAWDA</text:p>
          </table:table-cell>
          <table:table-cell table:style-name="ce7" table:formula="of:=IFERROR(LEFT(RIGHT([.$A19];9); 5)*[.F$9] &lt;= 24; &quot;&quot;)" office:value-type="boolean" office:boolean-value="true" calcext:value-type="boolean">
            <text:p>PRAWDA</text:p>
          </table:table-cell>
          <table:table-cell table:style-name="ce7" table:formula="of:=IFERROR(LEFT(RIGHT([.$A19];9); 5)*[.G$9] &lt;= 24; &quot;&quot;)">
            <text:p/>
          </table:table-cell>
          <table:table-cell table:style-name="ce7" table:formula="of:=IFERROR(LEFT(RIGHT([.$A19];9); 5)*[.H$9] &lt;= 24; &quot;&quot;)" office:value-type="boolean" office:boolean-value="true" calcext:value-type="boolean">
            <text:p>PRAWDA</text:p>
          </table:table-cell>
          <table:table-cell table:style-name="ce7" table:formula="of:=IFERROR(LEFT(RIGHT([.$A19];9); 5)*[.I$9] &lt;= 24; &quot;&quot;)">
            <text:p/>
          </table:table-cell>
          <table:table-cell table:style-name="ce7" table:formula="of:=IFERROR(LEFT(RIGHT([.$A19];9); 5)*[.J$9] &lt;= 24; &quot;&quot;)" office:value-type="boolean" office:boolean-value="true" calcext:value-type="boolean">
            <text:p>PRAWDA</text:p>
          </table:table-cell>
          <table:table-cell table:style-name="ce7" table:formula="of:=IFERROR(LEFT(RIGHT([.$A19];9); 5)*[.K$9] &lt;= 24; &quot;&quot;)">
            <text:p/>
          </table:table-cell>
          <table:table-cell table:style-name="ce7" table:formula="of:=IFERROR(LEFT(RIGHT([.$A19];9); 5)*[.L$9] &lt;= 24; &quot;&quot;)" office:value-type="boolean" office:boolean-value="true" calcext:value-type="boolean">
            <text:p>PRAWDA</text:p>
          </table:table-cell>
          <table:table-cell table:style-name="ce7" table:formula="of:=IFERROR(LEFT(RIGHT([.$A19];9); 5)*[.M$9] &lt;= 24; &quot;&quot;)">
            <text:p/>
          </table:table-cell>
          <table:table-cell table:style-name="ce7" table:formula="of:=IFERROR(LEFT(RIGHT([.$A19];9); 5)*[.N$9] &lt;= 24; &quot;&quot;)" office:value-type="boolean" office:boolean-value="true" calcext:value-type="boolean">
            <text:p>PRAWDA</text:p>
          </table:table-cell>
          <table:table-cell table:style-name="ce7" table:formula="of:=IFERROR(LEFT(RIGHT([.$A19];9); 5)*[.O$9] &lt;= 24; &quot;&quot;)">
            <text:p/>
          </table:table-cell>
          <table:table-cell table:style-name="ce7" table:formula="of:=IFERROR(LEFT(RIGHT([.$A19];9); 5)*[.P$9] &lt;= 24; &quot;&quot;)" office:value-type="boolean" office:boolean-value="true" calcext:value-type="boolean">
            <text:p>PRAWDA</text:p>
          </table:table-cell>
          <table:table-cell table:style-name="ce29" table:formula="of:=IFERROR(LEFT(RIGHT([.$A19];9); 5)*[.Q$9] &lt;= 24; &quot;&quot;)">
            <text:p/>
          </table:table-cell>
          <table:table-cell table:style-name="ce29" table:formula="of:=IFERROR(LEFT(RIGHT([.$A19];9); 5)*[.R$9] &lt;= 24; &quot;&quot;)" office:value-type="boolean" office:boolean-value="true" calcext:value-type="boolean">
            <text:p>PRAWDA</text:p>
          </table:table-cell>
          <table:table-cell table:style-name="ce29" table:formula="of:=IFERROR(LEFT(RIGHT([.$A19];9); 5)*[.S$9] &lt;= 24; &quot;&quot;)">
            <text:p/>
          </table:table-cell>
          <table:table-cell table:style-name="ce29" table:formula="of:=IFERROR(LEFT(RIGHT([.$A19];9); 5)*[.T$9] &lt;= 24; &quot;&quot;)" office:value-type="boolean" office:boolean-value="true" calcext:value-type="boolean">
            <text:p>PRAWDA</text:p>
          </table:table-cell>
          <table:table-cell table:style-name="ce29" table:formula="of:=IFERROR(LEFT(RIGHT([.$A19];9); 5)*[.U$9] &lt;= 24; &quot;&quot;)">
            <text:p/>
          </table:table-cell>
          <table:table-cell table:style-name="ce29" table:formula="of:=IFERROR(LEFT(RIGHT([.$A19];9); 5)*[.V$9] &lt;= 24; &quot;&quot;)" office:value-type="boolean" office:boolean-value="true" calcext:value-type="boolean">
            <text:p>PRAWDA</text:p>
          </table:table-cell>
          <table:table-cell table:number-columns-repeated="16362"/>
        </table:table-row>
        <table:table-row table:style-name="ro1">
          <table:table-cell table:style-name="ce1" office:value-type="string" calcext:value-type="string">
            <text:p>32 bits on 8,00 MHz</text:p>
          </table:table-cell>
          <table:table-cell table:style-name="ce16" table:formula="of:=SUM([.C20:.XFD20])" office:value-type="float" office:value="12" calcext:value-type="float">
            <text:p>12</text:p>
          </table:table-cell>
          <table:table-cell table:style-name="ce7" table:formula="of:=IFERROR(LEFT(RIGHT([.$A20];9); 5)*[.C$9] &lt;= 24; &quot;&quot;)" office:value-type="boolean" office:boolean-value="true" calcext:value-type="boolean">
            <text:p>PRAWDA</text:p>
          </table:table-cell>
          <table:table-cell table:style-name="ce7" table:formula="of:=IFERROR(LEFT(RIGHT([.$A20];9); 5)*[.D$9] &lt;= 24; &quot;&quot;)" office:value-type="boolean" office:boolean-value="true" calcext:value-type="boolean">
            <text:p>PRAWDA</text:p>
          </table:table-cell>
          <table:table-cell table:style-name="ce7" table:formula="of:=IFERROR(LEFT(RIGHT([.$A20];9); 5)*[.E$9] &lt;= 24; &quot;&quot;)" office:value-type="boolean" office:boolean-value="true" calcext:value-type="boolean">
            <text:p>PRAWDA</text:p>
          </table:table-cell>
          <table:table-cell table:style-name="ce7" table:formula="of:=IFERROR(LEFT(RIGHT([.$A20];9); 5)*[.F$9] &lt;= 24; &quot;&quot;)" office:value-type="boolean" office:boolean-value="true" calcext:value-type="boolean">
            <text:p>PRAWDA</text:p>
          </table:table-cell>
          <table:table-cell table:style-name="ce7" table:formula="of:=IFERROR(LEFT(RIGHT([.$A20];9); 5)*[.G$9] &lt;= 24; &quot;&quot;)">
            <text:p/>
          </table:table-cell>
          <table:table-cell table:style-name="ce7" table:formula="of:=IFERROR(LEFT(RIGHT([.$A20];9); 5)*[.H$9] &lt;= 24; &quot;&quot;)" office:value-type="boolean" office:boolean-value="true" calcext:value-type="boolean">
            <text:p>PRAWDA</text:p>
          </table:table-cell>
          <table:table-cell table:style-name="ce7" table:formula="of:=IFERROR(LEFT(RIGHT([.$A20];9); 5)*[.I$9] &lt;= 24; &quot;&quot;)">
            <text:p/>
          </table:table-cell>
          <table:table-cell table:style-name="ce7" table:formula="of:=IFERROR(LEFT(RIGHT([.$A20];9); 5)*[.J$9] &lt;= 24; &quot;&quot;)" office:value-type="boolean" office:boolean-value="true" calcext:value-type="boolean">
            <text:p>PRAWDA</text:p>
          </table:table-cell>
          <table:table-cell table:style-name="ce7" table:formula="of:=IFERROR(LEFT(RIGHT([.$A20];9); 5)*[.K$9] &lt;= 24; &quot;&quot;)">
            <text:p/>
          </table:table-cell>
          <table:table-cell table:style-name="ce7" table:formula="of:=IFERROR(LEFT(RIGHT([.$A20];9); 5)*[.L$9] &lt;= 24; &quot;&quot;)" office:value-type="boolean" office:boolean-value="true" calcext:value-type="boolean">
            <text:p>PRAWDA</text:p>
          </table:table-cell>
          <table:table-cell table:style-name="ce7" table:formula="of:=IFERROR(LEFT(RIGHT([.$A20];9); 5)*[.M$9] &lt;= 24; &quot;&quot;)">
            <text:p/>
          </table:table-cell>
          <table:table-cell table:style-name="ce7" table:formula="of:=IFERROR(LEFT(RIGHT([.$A20];9); 5)*[.N$9] &lt;= 24; &quot;&quot;)" office:value-type="boolean" office:boolean-value="true" calcext:value-type="boolean">
            <text:p>PRAWDA</text:p>
          </table:table-cell>
          <table:table-cell table:style-name="ce7" table:formula="of:=IFERROR(LEFT(RIGHT([.$A20];9); 5)*[.O$9] &lt;= 24; &quot;&quot;)">
            <text:p/>
          </table:table-cell>
          <table:table-cell table:style-name="ce7" table:formula="of:=IFERROR(LEFT(RIGHT([.$A20];9); 5)*[.P$9] &lt;= 24; &quot;&quot;)" office:value-type="boolean" office:boolean-value="true" calcext:value-type="boolean">
            <text:p>PRAWDA</text:p>
          </table:table-cell>
          <table:table-cell table:style-name="ce29" table:formula="of:=IFERROR(LEFT(RIGHT([.$A20];9); 5)*[.Q$9] &lt;= 24; &quot;&quot;)">
            <text:p/>
          </table:table-cell>
          <table:table-cell table:style-name="ce29" table:formula="of:=IFERROR(LEFT(RIGHT([.$A20];9); 5)*[.R$9] &lt;= 24; &quot;&quot;)" office:value-type="boolean" office:boolean-value="true" calcext:value-type="boolean">
            <text:p>PRAWDA</text:p>
          </table:table-cell>
          <table:table-cell table:style-name="ce29" table:formula="of:=IFERROR(LEFT(RIGHT([.$A20];9); 5)*[.S$9] &lt;= 24; &quot;&quot;)">
            <text:p/>
          </table:table-cell>
          <table:table-cell table:style-name="ce29" table:formula="of:=IFERROR(LEFT(RIGHT([.$A20];9); 5)*[.T$9] &lt;= 24; &quot;&quot;)" office:value-type="boolean" office:boolean-value="true" calcext:value-type="boolean">
            <text:p>PRAWDA</text:p>
          </table:table-cell>
          <table:table-cell table:style-name="ce29" table:formula="of:=IFERROR(LEFT(RIGHT([.$A20];9); 5)*[.U$9] &lt;= 24; &quot;&quot;)">
            <text:p/>
          </table:table-cell>
          <table:table-cell table:style-name="ce29" table:formula="of:=IFERROR(LEFT(RIGHT([.$A20];9); 5)*[.V$9] &lt;= 24; &quot;&quot;)" office:value-type="boolean" office:boolean-value="true" calcext:value-type="boolean">
            <text:p>PRAWDA</text:p>
          </table:table-cell>
          <table:table-cell table:number-columns-repeated="16362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imes.C9:Times.V9">
            <calcext:color-scale>
              <calcext:color-scale-entry calcext:value="0" calcext:type="minimum" calcext:color="#dedce6"/>
              <calcext:color-scale-entry calcext:value="50" calcext:type="percentile" calcext:color="#ffffd7"/>
              <calcext:color-scale-entry calcext:value="0" calcext:type="maximum" calcext:color="#e0c2cd"/>
            </calcext:color-scale>
          </calcext:conditional-format>
          <calcext:conditional-format calcext:target-range-address="Times.C3:Times.V6">
            <calcext:color-scale>
              <calcext:color-scale-entry calcext:value="0" calcext:type="minimum" calcext:color="#dedce6"/>
              <calcext:color-scale-entry calcext:value="50" calcext:type="percentile" calcext:color="#ffffd7"/>
              <calcext:color-scale-entry calcext:value="0" calcext:type="maximum" calcext:color="#e0c2cd"/>
            </calcext:color-scale>
          </calcext:conditional-format>
        </calcext:conditional-formats>
      </table:table>
      <table:table table:name="Accuracy" table:style-name="ta1">
        <table:table-column table:style-name="co2" table:default-cell-style-name="Default"/>
        <table:table-column table:style-name="co2" table:default-cell-style-name="ce11"/>
        <table:table-column table:style-name="co5" table:default-cell-style-name="Default"/>
        <table:table-column table:style-name="co2" table:default-cell-style-name="ce14"/>
        <table:table-column table:style-name="co6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9" table:default-cell-style-name="ce18"/>
        <table:table-column table:style-name="co2" table:default-cell-style-name="ce18"/>
        <table:table-column table:style-name="co2" table:number-columns-repeated="3" table:default-cell-style-name="ce14"/>
        <table:table-column table:style-name="co2" table:number-columns-repeated="12" table:default-cell-style-name="Default"/>
        <table:table-column table:style-name="co9" table:number-columns-repeated="6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2" table:number-columns-repeated="16348" table:default-cell-style-name="Default"/>
        <table:table-row table:style-name="ro1">
          <table:table-cell table:style-name="ce38" office:value-type="string" calcext:value-type="string" table:number-columns-spanned="1" table:number-rows-spanned="2">
            <text:p>freq</text:p>
          </table:table-cell>
          <table:table-cell table:style-name="ce40" office:value-type="string" calcext:value-type="string" table:number-columns-spanned="1" table:number-rows-spanned="2">
            <text:p><text:s text:c="3"/>cycles</text:p>
          </table:table-cell>
          <table:table-cell table:style-name="ce38" office:value-type="string" calcext:value-type="string" table:number-columns-spanned="1" table:number-rows-spanned="2">
            <text:p>integer cycles</text:p>
          </table:table-cell>
          <table:table-cell table:style-name="ce44" office:value-type="string" calcext:value-type="string" table:number-columns-spanned="1" table:number-rows-spanned="2">
            <text:p><text:s/>period</text:p>
          </table:table-cell>
          <table:table-cell table:style-name="ce47" office:value-type="string" calcext:value-type="string" table:number-columns-spanned="1" table:number-rows-spanned="2">
            <text:p>NoSpan: </text:p>
            <text:p>Is worse than any lower</text:p>
          </table:table-cell>
          <table:table-cell table:style-name="ce47" office:value-type="string" calcext:value-type="string" table:number-columns-spanned="1" table:number-rows-spanned="2">
            <text:p>NoSpan Integer:</text:p>
            <text:p><text:span text:style-name="T1">Is worse than any lower</text:span></text:p>
          </table:table-cell>
          <table:table-cell table:style-name="ce40" office:value-type="string" calcext:value-type="string" table:number-columns-spanned="1" table:number-rows-spanned="2">
            <text:p>Is worse than any lower</text:p>
          </table:table-cell>
          <table:table-cell table:style-name="ce47" office:value-type="string" calcext:value-type="string" table:number-columns-spanned="1" table:number-rows-spanned="2">
            <text:p>Integer:</text:p>
            <text:p>Is worse than any lower</text:p>
          </table:table-cell>
          <table:table-cell table:style-name="ce38" office:value-type="string" calcext:value-type="string" table:number-columns-spanned="1" table:number-rows-spanned="2">
            <text:p>NoSpan: Worst</text:p>
          </table:table-cell>
          <table:table-cell table:style-name="ce44" office:value-type="string" calcext:value-type="string" table:number-columns-spanned="1" table:number-rows-spanned="2">
            <text:p>Worst</text:p>
          </table:table-cell>
          <table:table-cell table:style-name="ce44" table:formula="of:=[$Times.C1]" office:value-type="string" office:string-value="WS2811" calcext:value-type="string">
            <text:p>WS2811</text:p>
          </table:table-cell>
          <table:table-cell table:style-name="ce44" table:formula="of:=[$Times.D1]" office:value-type="string" office:string-value="WS2812" calcext:value-type="string">
            <text:p>WS2812</text:p>
          </table:table-cell>
          <table:table-cell table:style-name="ce44" table:formula="of:=[$Times.E1]" office:value-type="string" office:string-value="WS2812B" calcext:value-type="string">
            <text:p>WS2812B</text:p>
          </table:table-cell>
          <table:table-cell table:style-name="ce44" table:formula="of:=[$Times.F1]" office:value-type="string" office:string-value="WS2812B* / WS2812C*" calcext:value-type="string" table:number-columns-spanned="2" table:number-rows-spanned="1">
            <text:p>WS2812B* / WS2812C*</text:p>
          </table:table-cell>
          <table:covered-table-cell table:style-name="ce44"/>
          <table:table-cell table:style-name="ce44" table:formula="of:=[$Times.H1]" office:value-type="string" office:string-value="WS2812D-F5" calcext:value-type="string" table:number-columns-spanned="2" table:number-rows-spanned="1">
            <text:p>WS2812D-F5</text:p>
          </table:table-cell>
          <table:covered-table-cell table:style-name="ce44"/>
          <table:table-cell table:style-name="ce44" table:formula="of:=[$Times.J1]" office:value-type="string" office:string-value="WS2812T" calcext:value-type="string" table:number-columns-spanned="2" table:number-rows-spanned="1">
            <text:p>WS2812T</text:p>
          </table:table-cell>
          <table:covered-table-cell table:style-name="ce44"/>
          <table:table-cell table:style-name="ce44" table:formula="of:=[$Times.L1]" office:value-type="string" office:string-value="WS2813 / WS2813E" calcext:value-type="string" table:number-columns-spanned="2" table:number-rows-spanned="1">
            <text:p>WS2813 / WS2813E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WS2813B / WS2813C</text:p>
          </table:table-cell>
          <table:covered-table-cell table:style-name="ce44"/>
          <table:table-cell table:style-name="ce44" table:formula="of:=[$Times.P1]" office:value-type="string" office:string-value="WS2815 / WS2815B" calcext:value-type="string" table:number-columns-spanned="2" table:number-rows-spanned="1">
            <text:p>WS2815 / WS2815B</text:p>
          </table:table-cell>
          <table:covered-table-cell table:style-name="ce44"/>
          <table:table-cell table:style-name="ce44" table:formula="of:=[$Times.R1]" office:value-type="string" office:string-value="WS2818A" calcext:value-type="string" table:number-columns-spanned="2" table:number-rows-spanned="1">
            <text:p>WS2818A</text:p>
          </table:table-cell>
          <table:covered-table-cell table:style-name="ce44"/>
          <table:table-cell table:style-name="ce44" table:formula="of:=[$Times.T1]" office:value-type="string" office:string-value="WS2818B" calcext:value-type="string" table:number-columns-spanned="2" table:number-rows-spanned="1">
            <text:p>WS2818B</text:p>
          </table:table-cell>
          <table:covered-table-cell table:style-name="ce44"/>
          <table:table-cell table:style-name="ce44" table:formula="of:=[$Times.V1]" office:value-type="string" office:string-value="SK6812" calcext:value-type="string">
            <text:p>SK6812</text:p>
          </table:table-cell>
          <table:table-cell table:style-name="ce2" office:value-type="string" calcext:value-type="string">
            <text:p>EoT</text:p>
          </table:table-cell>
          <table:table-cell table:number-columns-repeated="16353"/>
        </table:table-row>
        <table:table-row table:style-name="ro1">
          <table:covered-table-cell table:style-name="ce38"/>
          <table:covered-table-cell table:style-name="ce40"/>
          <table:covered-table-cell table:style-name="ce38"/>
          <table:covered-table-cell table:style-name="ce44"/>
          <table:covered-table-cell table:number-columns-repeated="2" table:style-name="ce47"/>
          <table:covered-table-cell table:style-name="ce40"/>
          <table:covered-table-cell table:style-name="ce47"/>
          <table:covered-table-cell table:number-columns-repeated="2" table:style-name="ce49"/>
          <table:table-cell table:style-name="ce52" table:formula="of:=IF(OR([.K1]=&quot;&quot;; [.L1]=&quot;&quot;); IF([.K1]=&quot;&quot;;&quot;max&quot;;&quot;min&quot;);&quot;&quot;)">
            <text:p/>
          </table:table-cell>
          <table:table-cell table:style-name="ce52" table:formula="of:=IF(OR([.L1]=&quot;&quot;; [.M1]=&quot;&quot;); IF([.L1]=&quot;&quot;;&quot;max&quot;;&quot;min&quot;);&quot;&quot;)">
            <text:p/>
          </table:table-cell>
          <table:table-cell table:style-name="ce52" table:formula="of:=IF(OR([.M1]=&quot;&quot;; [.N1]=&quot;&quot;); IF([.M1]=&quot;&quot;;&quot;max&quot;;&quot;min&quot;);&quot;&quot;)">
            <text:p/>
          </table:table-cell>
          <table:table-cell table:style-name="ce52" table:formula="of:=IF(OR([.N1]=&quot;&quot;; [.O1]=&quot;&quot;); IF([.N1]=&quot;&quot;;&quot;max&quot;;&quot;min&quot;);&quot;&quot;)" office:value-type="string" office:string-value="min" calcext:value-type="string">
            <text:p>min</text:p>
          </table:table-cell>
          <table:table-cell table:style-name="ce52" table:formula="of:=IF(OR([.O1]=&quot;&quot;; [.P1]=&quot;&quot;); IF([.O1]=&quot;&quot;;&quot;max&quot;;&quot;min&quot;);&quot;&quot;)" office:value-type="string" office:string-value="max" calcext:value-type="string">
            <text:p>max</text:p>
          </table:table-cell>
          <table:table-cell table:style-name="ce52" table:formula="of:=IF(OR([.P1]=&quot;&quot;; [.Q1]=&quot;&quot;); IF([.P1]=&quot;&quot;;&quot;max&quot;;&quot;min&quot;);&quot;&quot;)" office:value-type="string" office:string-value="min" calcext:value-type="string">
            <text:p>min</text:p>
          </table:table-cell>
          <table:table-cell table:style-name="ce52" table:formula="of:=IF(OR([.Q1]=&quot;&quot;; [.R1]=&quot;&quot;); IF([.Q1]=&quot;&quot;;&quot;max&quot;;&quot;min&quot;);&quot;&quot;)" office:value-type="string" office:string-value="max" calcext:value-type="string">
            <text:p>max</text:p>
          </table:table-cell>
          <table:table-cell table:style-name="ce52" table:formula="of:=IF(OR([.R1]=&quot;&quot;; [.S1]=&quot;&quot;); IF([.R1]=&quot;&quot;;&quot;max&quot;;&quot;min&quot;);&quot;&quot;)" office:value-type="string" office:string-value="min" calcext:value-type="string">
            <text:p>min</text:p>
          </table:table-cell>
          <table:table-cell table:style-name="ce52" table:formula="of:=IF(OR([.S1]=&quot;&quot;; [.T1]=&quot;&quot;); IF([.S1]=&quot;&quot;;&quot;max&quot;;&quot;min&quot;);&quot;&quot;)" office:value-type="string" office:string-value="max" calcext:value-type="string">
            <text:p>max</text:p>
          </table:table-cell>
          <table:table-cell table:style-name="ce52" table:formula="of:=IF(OR([.T1]=&quot;&quot;; [.U1]=&quot;&quot;); IF([.T1]=&quot;&quot;;&quot;max&quot;;&quot;min&quot;);&quot;&quot;)" office:value-type="string" office:string-value="min" calcext:value-type="string">
            <text:p>min</text:p>
          </table:table-cell>
          <table:table-cell table:style-name="ce52" table:formula="of:=IF(OR([.U1]=&quot;&quot;; [.V1]=&quot;&quot;); IF([.U1]=&quot;&quot;;&quot;max&quot;;&quot;min&quot;);&quot;&quot;)" office:value-type="string" office:string-value="max" calcext:value-type="string">
            <text:p>max</text:p>
          </table:table-cell>
          <table:table-cell table:style-name="ce52" table:formula="of:=IF(OR([.V1]=&quot;&quot;; [.W1]=&quot;&quot;); IF([.V1]=&quot;&quot;;&quot;max&quot;;&quot;min&quot;);&quot;&quot;)" office:value-type="string" office:string-value="min" calcext:value-type="string">
            <text:p>min</text:p>
          </table:table-cell>
          <table:table-cell table:style-name="ce52" table:formula="of:=IF(OR([.W1]=&quot;&quot;; [.X1]=&quot;&quot;); IF([.W1]=&quot;&quot;;&quot;max&quot;;&quot;min&quot;);&quot;&quot;)" office:value-type="string" office:string-value="max" calcext:value-type="string">
            <text:p>max</text:p>
          </table:table-cell>
          <table:table-cell table:style-name="ce52" table:formula="of:=IF(OR([.X1]=&quot;&quot;; [.Y1]=&quot;&quot;); IF([.X1]=&quot;&quot;;&quot;max&quot;;&quot;min&quot;);&quot;&quot;)" office:value-type="string" office:string-value="min" calcext:value-type="string">
            <text:p>min</text:p>
          </table:table-cell>
          <table:table-cell table:style-name="ce52" table:formula="of:=IF(OR([.Y1]=&quot;&quot;; [.Z1]=&quot;&quot;); IF([.Y1]=&quot;&quot;;&quot;max&quot;;&quot;min&quot;);&quot;&quot;)" office:value-type="string" office:string-value="max" calcext:value-type="string">
            <text:p>max</text:p>
          </table:table-cell>
          <table:table-cell table:style-name="ce52" table:formula="of:=IF(OR([.Z1]=&quot;&quot;; [.AA1]=&quot;&quot;); IF([.Z1]=&quot;&quot;;&quot;max&quot;;&quot;min&quot;);&quot;&quot;)" office:value-type="string" office:string-value="min" calcext:value-type="string">
            <text:p>min</text:p>
          </table:table-cell>
          <table:table-cell table:style-name="ce52" table:formula="of:=IF(OR([.AA1]=&quot;&quot;; [.AB1]=&quot;&quot;); IF([.AA1]=&quot;&quot;;&quot;max&quot;;&quot;min&quot;);&quot;&quot;)" office:value-type="string" office:string-value="max" calcext:value-type="string">
            <text:p>max</text:p>
          </table:table-cell>
          <table:table-cell table:style-name="ce52" table:formula="of:=IF(OR([.AB1]=&quot;&quot;; [.AC1]=&quot;&quot;); IF([.AB1]=&quot;&quot;;&quot;max&quot;;&quot;min&quot;);&quot;&quot;)" office:value-type="string" office:string-value="min" calcext:value-type="string">
            <text:p>min</text:p>
          </table:table-cell>
          <table:table-cell table:style-name="ce52" table:formula="of:=IF(OR([.AC1]=&quot;&quot;; [.AD1]=&quot;&quot;); IF([.AC1]=&quot;&quot;;&quot;max&quot;;&quot;min&quot;);&quot;&quot;)" office:value-type="string" office:string-value="max" calcext:value-type="string">
            <text:p>max</text:p>
          </table:table-cell>
          <table:table-cell table:style-name="ce52" table:formula="of:=IF(OR([.AD1]=&quot;&quot;; [.AE1]=&quot;&quot;); IF([.AD1]=&quot;&quot;;&quot;max&quot;;&quot;min&quot;);&quot;&quot;)">
            <text:p/>
          </table:table-cell>
          <table:table-cell table:style-name="ce54" table:number-columns-repeated="10"/>
          <table:table-cell table:style-name="ce55" table:number-columns-repeated="16344"/>
        </table:table-row>
        <table:table-row table:style-name="ro1">
          <table:table-cell table:style-name="ce33" office:value-type="currency" office:currency="MHz" office:value="4" calcext:value-type="currency">
            <text:p>4,00 MHz</text:p>
          </table:table-cell>
          <table:table-cell table:style-name="ce10" table:formula="of:=160/[.A3]" office:value-type="float" office:value="40" calcext:value-type="float">
            <text:p>40,00</text:p>
          </table:table-cell>
          <table:table-cell table:style-name="ce7" table:formula="of:=ROUND(100*[.B3]) = 100*ROUND([.B3])" office:value-type="boolean" office:boolean-value="true" calcext:value-type="boolean">
            <text:p>PRAWDA</text:p>
          </table:table-cell>
          <table:table-cell table:style-name="ce13" table:formula="of:=1000/[.A3]" office:value-type="currency" office:currency="ns" office:value="250" calcext:value-type="currency">
            <text:p>250ns</text:p>
          </table:table-cell>
          <table:table-cell table:style-name="ce20" table:formula="of:=([.I3]-MIN([.I$1:.I1]))" office:value-type="float" office:value="100" calcext:value-type="float">
            <text:p>100,00</text:p>
          </table:table-cell>
          <table:table-cell table:style-name="ce20" table:formula="of:=IF([.C3]; ([.I3]-MIN([.I$1:.I1]));&quot;&quot;)" office:value-type="float" office:value="100" calcext:value-type="float">
            <text:p>100,00</text:p>
          </table:table-cell>
          <table:table-cell table:style-name="ce20" table:formula="of:=([.J3]-MIN([.J$1:.J1]))" office:value-type="float" office:value="120" calcext:value-type="float">
            <text:p>120,00</text:p>
          </table:table-cell>
          <table:table-cell table:style-name="ce20" table:formula="of:=([.J3]-MIN([.J$1:.J1]))*[.C3]" office:value-type="float" office:value="120" calcext:value-type="float">
            <text:p>120,00</text:p>
          </table:table-cell>
          <table:table-cell table:style-name="ce17" table:formula="of:=COM.MICROSOFT.MAXIFS([.K3:.XDF3];[.K$2:.XDF$2];&quot;&quot;)" office:value-type="currency" office:currency="ns" office:value="100" calcext:value-type="currency">
            <text:p>100ns</text:p>
          </table:table-cell>
          <table:table-cell table:style-name="ce17" table:formula="of:=MAX([.K3:.XFD3])" office:value-type="currency" office:currency="ns" office:value="120" calcext:value-type="currency">
            <text:p>120ns</text:p>
          </table:table-cell>
          <table:table-cell table:style-name="ce15" table:formula="of:=MAX(MIN([.$D3]-MOD(1000*[$Times.C$3];[.$D3]);MOD(1000*[$Times.C$3];[.$D3]));MIN([.$D3]-MOD(1000*[$Times.C$4];[.$D3]);MOD(1000*[$Times.C$4];[.$D3]));MIN([.$D3]-MOD(1000*[$Times.C$5];[.$D3]);MOD(1000*[$Times.C$5];[.$D3]));MIN([.$D3]-MOD(1000*[$Times.C$6];[.$D3]);MOD(1000*[$Times.C$6];[.$D3]));)" office:value-type="currency" office:currency="ns" office:value="50" calcext:value-type="currency">
            <text:p>50ns</text:p>
          </table:table-cell>
          <table:table-cell table:style-name="ce15" table:formula="of:=MAX(MIN([.$D3]-MOD(1000*[$Times.D$3];[.$D3]);MOD(1000*[$Times.D$3];[.$D3]));MIN([.$D3]-MOD(1000*[$Times.D$4];[.$D3]);MOD(1000*[$Times.D$4];[.$D3]));MIN([.$D3]-MOD(1000*[$Times.D$5];[.$D3]);MOD(1000*[$Times.D$5];[.$D3]));MIN([.$D3]-MOD(1000*[$Times.D$6];[.$D3]);MOD(1000*[$Times.D$6];[.$D3]));)" office:value-type="currency" office:currency="ns" office:value="100" calcext:value-type="currency">
            <text:p>100ns</text:p>
          </table:table-cell>
          <table:table-cell table:style-name="ce15" table:formula="of:=MAX(MIN([.$D3]-MOD(1000*[$Times.E$3];[.$D3]);MOD(1000*[$Times.E$3];[.$D3]));MIN([.$D3]-MOD(1000*[$Times.E$4];[.$D3]);MOD(1000*[$Times.E$4];[.$D3]));MIN([.$D3]-MOD(1000*[$Times.E$5];[.$D3]);MOD(1000*[$Times.E$5];[.$D3]));MIN([.$D3]-MOD(1000*[$Times.E$6];[.$D3]);MOD(1000*[$Times.E$6];[.$D3]));)" office:value-type="currency" office:currency="ns" office:value="100" calcext:value-type="currency">
            <text:p>100ns</text:p>
          </table:table-cell>
          <table:table-cell table:style-name="ce15" table:formula="of:=MAX(MIN([.$D3]-MOD(1000*[$Times.F$3];[.$D3]);MOD(1000*[$Times.F$3];[.$D3]));MIN([.$D3]-MOD(1000*[$Times.F$4];[.$D3]);MOD(1000*[$Times.F$4];[.$D3]));MIN([.$D3]-MOD(1000*[$Times.F$5];[.$D3]);MOD(1000*[$Times.F$5];[.$D3]));MIN([.$D3]-MOD(1000*[$Times.F$6];[.$D3]);MOD(1000*[$Times.F$6];[.$D3]));)" office:value-type="currency" office:currency="ns" office:value="80" calcext:value-type="currency">
            <text:p>80ns</text:p>
          </table:table-cell>
          <table:table-cell table:style-name="ce15" table:formula="of:=MAX(MIN([.$D3]-MOD(1000*[$Times.G$3];[.$D3]);MOD(1000*[$Times.G$3];[.$D3]));MIN([.$D3]-MOD(1000*[$Times.G$4];[.$D3]);MOD(1000*[$Times.G$4];[.$D3]));MIN([.$D3]-MOD(1000*[$Times.G$5];[.$D3]);MOD(1000*[$Times.G$5];[.$D3]));MIN([.$D3]-MOD(1000*[$Times.G$6];[.$D3]);MOD(1000*[$Times.G$6];[.$D3]));)" office:value-type="currency" office:currency="ns" office:value="120" calcext:value-type="currency">
            <text:p>120ns</text:p>
          </table:table-cell>
          <table:table-cell table:style-name="ce15" table:formula="of:=MAX(MIN([.$D3]-MOD(1000*[$Times.H$3];[.$D3]);MOD(1000*[$Times.H$3];[.$D3]));MIN([.$D3]-MOD(1000*[$Times.H$4];[.$D3]);MOD(1000*[$Times.H$4];[.$D3]));MIN([.$D3]-MOD(1000*[$Times.H$5];[.$D3]);MOD(1000*[$Times.H$5];[.$D3]));MIN([.$D3]-MOD(1000*[$Times.H$6];[.$D3]);MOD(1000*[$Times.H$6];[.$D3]));)" office:value-type="currency" office:currency="ns" office:value="30" calcext:value-type="currency">
            <text:p>30ns</text:p>
          </table:table-cell>
          <table:table-cell table:style-name="ce15" table:formula="of:=MAX(MIN([.$D3]-MOD(1000*[$Times.I$3];[.$D3]);MOD(1000*[$Times.I$3];[.$D3]));MIN([.$D3]-MOD(1000*[$Times.I$4];[.$D3]);MOD(1000*[$Times.I$4];[.$D3]));MIN([.$D3]-MOD(1000*[$Times.I$5];[.$D3]);MOD(1000*[$Times.I$5];[.$D3]));MIN([.$D3]-MOD(1000*[$Times.I$6];[.$D3]);MOD(1000*[$Times.I$6];[.$D3]));)" office:value-type="currency" office:currency="ns" office:value="120" calcext:value-type="currency">
            <text:p>120ns</text:p>
          </table:table-cell>
          <table:table-cell table:style-name="ce15" table:formula="of:=MAX(MIN([.$D3]-MOD(1000*[$Times.J$3];[.$D3]);MOD(1000*[$Times.J$3];[.$D3]));MIN([.$D3]-MOD(1000*[$Times.J$4];[.$D3]);MOD(1000*[$Times.J$4];[.$D3]));MIN([.$D3]-MOD(1000*[$Times.J$5];[.$D3]);MOD(1000*[$Times.J$5];[.$D3]));MIN([.$D3]-MOD(1000*[$Times.J$6];[.$D3]);MOD(1000*[$Times.J$6];[.$D3]));)" office:value-type="currency" office:currency="ns" office:value="30" calcext:value-type="currency">
            <text:p>30ns</text:p>
          </table:table-cell>
          <table:table-cell table:style-name="ce15" table:formula="of:=MAX(MIN([.$D3]-MOD(1000*[$Times.K$3];[.$D3]);MOD(1000*[$Times.K$3];[.$D3]));MIN([.$D3]-MOD(1000*[$Times.K$4];[.$D3]);MOD(1000*[$Times.K$4];[.$D3]));MIN([.$D3]-MOD(1000*[$Times.K$5];[.$D3]);MOD(1000*[$Times.K$5];[.$D3]));MIN([.$D3]-MOD(1000*[$Times.K$6];[.$D3]);MOD(1000*[$Times.K$6];[.$D3]));)" office:value-type="currency" office:currency="ns" office:value="120" calcext:value-type="currency">
            <text:p>120ns</text:p>
          </table:table-cell>
          <table:table-cell table:style-name="ce15" table:formula="of:=MAX(MIN([.$D3]-MOD(1000*[$Times.L$3];[.$D3]);MOD(1000*[$Times.L$3];[.$D3]));MIN([.$D3]-MOD(1000*[$Times.L$4];[.$D3]);MOD(1000*[$Times.L$4];[.$D3]));MIN([.$D3]-MOD(1000*[$Times.L$5];[.$D3]);MOD(1000*[$Times.L$5];[.$D3]));MIN([.$D3]-MOD(1000*[$Times.L$6];[.$D3]);MOD(1000*[$Times.L$6];[.$D3]));)" office:value-type="currency" office:currency="ns" office:value="80" calcext:value-type="currency">
            <text:p>80ns</text:p>
          </table:table-cell>
          <table:table-cell table:style-name="ce15" table:formula="of:=MAX(MIN([.$D3]-MOD(1000*[$Times.M$3];[.$D3]);MOD(1000*[$Times.M$3];[.$D3]));MIN([.$D3]-MOD(1000*[$Times.M$4];[.$D3]);MOD(1000*[$Times.M$4];[.$D3]));MIN([.$D3]-MOD(1000*[$Times.M$5];[.$D3]);MOD(1000*[$Times.M$5];[.$D3]));MIN([.$D3]-MOD(1000*[$Times.M$6];[.$D3]);MOD(1000*[$Times.M$6];[.$D3]));)" office:value-type="currency" office:currency="ns" office:value="120" calcext:value-type="currency">
            <text:p>120ns</text:p>
          </table:table-cell>
          <table:table-cell table:style-name="ce15" table:formula="of:=MAX(MIN([.$D3]-MOD(1000*[$Times.N$3];[.$D3]);MOD(1000*[$Times.N$3];[.$D3]));MIN([.$D3]-MOD(1000*[$Times.N$4];[.$D3]);MOD(1000*[$Times.N$4];[.$D3]));MIN([.$D3]-MOD(1000*[$Times.N$5];[.$D3]);MOD(1000*[$Times.N$5];[.$D3]));MIN([.$D3]-MOD(1000*[$Times.N$6];[.$D3]);MOD(1000*[$Times.N$6];[.$D3]));)" office:value-type="currency" office:currency="ns" office:value="80" calcext:value-type="currency">
            <text:p>80ns</text:p>
          </table:table-cell>
          <table:table-cell table:style-name="ce15" table:formula="of:=MAX(MIN([.$D3]-MOD(1000*[$Times.O$3];[.$D3]);MOD(1000*[$Times.O$3];[.$D3]));MIN([.$D3]-MOD(1000*[$Times.O$4];[.$D3]);MOD(1000*[$Times.O$4];[.$D3]));MIN([.$D3]-MOD(1000*[$Times.O$5];[.$D3]);MOD(1000*[$Times.O$5];[.$D3]));MIN([.$D3]-MOD(1000*[$Times.O$6];[.$D3]);MOD(1000*[$Times.O$6];[.$D3]));)" office:value-type="currency" office:currency="ns" office:value="120" calcext:value-type="currency">
            <text:p>120ns</text:p>
          </table:table-cell>
          <table:table-cell table:style-name="ce15" table:formula="of:=MAX(MIN([.$D3]-MOD(1000*[$Times.P$3];[.$D3]);MOD(1000*[$Times.P$3];[.$D3]));MIN([.$D3]-MOD(1000*[$Times.P$4];[.$D3]);MOD(1000*[$Times.P$4];[.$D3]));MIN([.$D3]-MOD(1000*[$Times.P$5];[.$D3]);MOD(1000*[$Times.P$5];[.$D3]));MIN([.$D3]-MOD(1000*[$Times.P$6];[.$D3]);MOD(1000*[$Times.P$6];[.$D3]));)" office:value-type="currency" office:currency="ns" office:value="80" calcext:value-type="currency">
            <text:p>80ns</text:p>
          </table:table-cell>
          <table:table-cell table:style-name="ce15" table:formula="of:=MAX(MIN([.$D3]-MOD(1000*[$Times.Q$3];[.$D3]);MOD(1000*[$Times.Q$3];[.$D3]));MIN([.$D3]-MOD(1000*[$Times.Q$4];[.$D3]);MOD(1000*[$Times.Q$4];[.$D3]));MIN([.$D3]-MOD(1000*[$Times.Q$5];[.$D3]);MOD(1000*[$Times.Q$5];[.$D3]));MIN([.$D3]-MOD(1000*[$Times.Q$6];[.$D3]);MOD(1000*[$Times.Q$6];[.$D3]));)" office:value-type="currency" office:currency="ns" office:value="120" calcext:value-type="currency">
            <text:p>120ns</text:p>
          </table:table-cell>
          <table:table-cell table:style-name="ce15" table:formula="of:=MAX(MIN([.$D3]-MOD(1000*[$Times.R$3];[.$D3]);MOD(1000*[$Times.R$3];[.$D3]));MIN([.$D3]-MOD(1000*[$Times.R$4];[.$D3]);MOD(1000*[$Times.R$4];[.$D3]));MIN([.$D3]-MOD(1000*[$Times.R$5];[.$D3]);MOD(1000*[$Times.R$5];[.$D3]));MIN([.$D3]-MOD(1000*[$Times.R$6];[.$D3]);MOD(1000*[$Times.R$6];[.$D3]));)" office:value-type="currency" office:currency="ns" office:value="80" calcext:value-type="currency">
            <text:p>80ns</text:p>
          </table:table-cell>
          <table:table-cell table:style-name="ce15" table:formula="of:=MAX(MIN([.$D3]-MOD(1000*[$Times.S$3];[.$D3]);MOD(1000*[$Times.S$3];[.$D3]));MIN([.$D3]-MOD(1000*[$Times.S$4];[.$D3]);MOD(1000*[$Times.S$4];[.$D3]));MIN([.$D3]-MOD(1000*[$Times.S$5];[.$D3]);MOD(1000*[$Times.S$5];[.$D3]));MIN([.$D3]-MOD(1000*[$Times.S$6];[.$D3]);MOD(1000*[$Times.S$6];[.$D3]));)" office:value-type="currency" office:currency="ns" office:value="120" calcext:value-type="currency">
            <text:p>120ns</text:p>
          </table:table-cell>
          <table:table-cell table:style-name="ce15" table:formula="of:=MAX(MIN([.$D3]-MOD(1000*[$Times.T$3];[.$D3]);MOD(1000*[$Times.T$3];[.$D3]));MIN([.$D3]-MOD(1000*[$Times.T$4];[.$D3]);MOD(1000*[$Times.T$4];[.$D3]));MIN([.$D3]-MOD(1000*[$Times.T$5];[.$D3]);MOD(1000*[$Times.T$5];[.$D3]));MIN([.$D3]-MOD(1000*[$Times.T$6];[.$D3]);MOD(1000*[$Times.T$6];[.$D3]));)" office:value-type="currency" office:currency="ns" office:value="80" calcext:value-type="currency">
            <text:p>80ns</text:p>
          </table:table-cell>
          <table:table-cell table:style-name="ce15" table:formula="of:=MAX(MIN([.$D3]-MOD(1000*[$Times.U$3];[.$D3]);MOD(1000*[$Times.U$3];[.$D3]));MIN([.$D3]-MOD(1000*[$Times.U$4];[.$D3]);MOD(1000*[$Times.U$4];[.$D3]));MIN([.$D3]-MOD(1000*[$Times.U$5];[.$D3]);MOD(1000*[$Times.U$5];[.$D3]));MIN([.$D3]-MOD(1000*[$Times.U$6];[.$D3]);MOD(1000*[$Times.U$6];[.$D3]));)" office:value-type="currency" office:currency="ns" office:value="120" calcext:value-type="currency">
            <text:p>120ns</text:p>
          </table:table-cell>
          <table:table-cell table:style-name="ce15" table:formula="of:=MAX(MIN([.$D3]-MOD(1000*[$Times.V$3];[.$D3]);MOD(1000*[$Times.V$3];[.$D3]));MIN([.$D3]-MOD(1000*[$Times.V$4];[.$D3]);MOD(1000*[$Times.V$4];[.$D3]));MIN([.$D3]-MOD(1000*[$Times.V$5];[.$D3]);MOD(1000*[$Times.V$5];[.$D3]));MIN([.$D3]-MOD(1000*[$Times.V$6];[.$D3]);MOD(1000*[$Times.V$6];[.$D3]));)" office:value-type="currency" office:currency="ns" office:value="100" calcext:value-type="currency">
            <text:p>100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4.71" calcext:value-type="currency">
            <text:p>4,71 MHz</text:p>
          </table:table-cell>
          <table:table-cell table:style-name="ce10" table:formula="of:=160/[.A4]" office:value-type="float" office:value="33.9702760084926" calcext:value-type="float">
            <text:p>33,97</text:p>
          </table:table-cell>
          <table:table-cell table:style-name="ce7" table:formula="of:=ROUND(100*[.B4]) = 100*ROUND([.B4])" office:value-type="boolean" office:boolean-value="false" calcext:value-type="boolean">
            <text:p>FAŁSZ</text:p>
          </table:table-cell>
          <table:table-cell table:style-name="ce13" table:formula="of:=1000/[.A4]" office:value-type="currency" office:currency="ns" office:value="212.314225053079" calcext:value-type="currency">
            <text:p>212ns</text:p>
          </table:table-cell>
          <table:table-cell table:style-name="ce20" table:formula="of:=([.I4]-MIN([.I$1:.I3]))" office:value-type="float" office:value="-10.8280254777071" calcext:value-type="float">
            <text:p>-10,83</text:p>
          </table:table-cell>
          <table:table-cell table:style-name="ce20" table:formula="of:=IF([.C4]; ([.I4]-MIN([.I$1:.I3]));&quot;&quot;)">
            <text:p/>
          </table:table-cell>
          <table:table-cell table:style-name="ce20" table:formula="of:=([.J4]-MIN([.J$1:.J3]))" office:value-type="float" office:value="-20.7430997876857" calcext:value-type="float">
            <text:p>-20,74</text:p>
          </table:table-cell>
          <table:table-cell table:style-name="ce20" table:formula="of:=([.J4]-MIN([.J$1:.J3]))*[.C4]" office:value-type="float" office:value="-0" calcext:value-type="float">
            <text:p>0,00</text:p>
          </table:table-cell>
          <table:table-cell table:style-name="ce17" table:formula="of:=COM.MICROSOFT.MAXIFS([.K4:.XDF4];[.K$2:.XDF$2];&quot;&quot;)" office:value-type="currency" office:currency="ns" office:value="89.1719745222929" calcext:value-type="currency">
            <text:p>89ns</text:p>
          </table:table-cell>
          <table:table-cell table:style-name="ce17" table:formula="of:=MAX([.K4:.XFD4])" office:value-type="currency" office:currency="ns" office:value="99.2569002123143" calcext:value-type="currency">
            <text:p>99ns</text:p>
          </table:table-cell>
          <table:table-cell table:style-name="ce15" table:formula="of:=MAX(MIN([.$D4]-MOD(1000*[$Times.C$3];[.$D4]);MOD(1000*[$Times.C$3];[.$D4]));MIN([.$D4]-MOD(1000*[$Times.C$4];[.$D4]);MOD(1000*[$Times.C$4];[.$D4]));MIN([.$D4]-MOD(1000*[$Times.C$5];[.$D4]);MOD(1000*[$Times.C$5];[.$D4]));MIN([.$D4]-MOD(1000*[$Times.C$6];[.$D4]);MOD(1000*[$Times.C$6];[.$D4]));)" office:value-type="currency" office:currency="ns" office:value="89.1719745222929" calcext:value-type="currency">
            <text:p>89ns</text:p>
          </table:table-cell>
          <table:table-cell table:style-name="ce15" table:formula="of:=MAX(MIN([.$D4]-MOD(1000*[$Times.D$3];[.$D4]);MOD(1000*[$Times.D$3];[.$D4]));MIN([.$D4]-MOD(1000*[$Times.D$4];[.$D4]);MOD(1000*[$Times.D$4];[.$D4]));MIN([.$D4]-MOD(1000*[$Times.D$5];[.$D4]);MOD(1000*[$Times.D$5];[.$D4]));MIN([.$D4]-MOD(1000*[$Times.D$6];[.$D4]);MOD(1000*[$Times.D$6];[.$D4]));)" office:value-type="currency" office:currency="ns" office:value="74.6284501061571" calcext:value-type="currency">
            <text:p>75ns</text:p>
          </table:table-cell>
          <table:table-cell table:style-name="ce15" table:formula="of:=MAX(MIN([.$D4]-MOD(1000*[$Times.E$3];[.$D4]);MOD(1000*[$Times.E$3];[.$D4]));MIN([.$D4]-MOD(1000*[$Times.E$4];[.$D4]);MOD(1000*[$Times.E$4];[.$D4]));MIN([.$D4]-MOD(1000*[$Times.E$5];[.$D4]);MOD(1000*[$Times.E$5];[.$D4]));MIN([.$D4]-MOD(1000*[$Times.E$6];[.$D4]);MOD(1000*[$Times.E$6];[.$D4]));)" office:value-type="currency" office:currency="ns" office:value="49.2569002123143" calcext:value-type="currency">
            <text:p>49ns</text:p>
          </table:table-cell>
          <table:table-cell table:style-name="ce15" table:formula="of:=MAX(MIN([.$D4]-MOD(1000*[$Times.F$3];[.$D4]);MOD(1000*[$Times.F$3];[.$D4]));MIN([.$D4]-MOD(1000*[$Times.F$4];[.$D4]);MOD(1000*[$Times.F$4];[.$D4]));MIN([.$D4]-MOD(1000*[$Times.F$5];[.$D4]);MOD(1000*[$Times.F$5];[.$D4]));MIN([.$D4]-MOD(1000*[$Times.F$6];[.$D4]);MOD(1000*[$Times.F$6];[.$D4]));)" office:value-type="currency" office:currency="ns" office:value="56.9426751592357" calcext:value-type="currency">
            <text:p>57ns</text:p>
          </table:table-cell>
          <table:table-cell table:style-name="ce15" table:formula="of:=MAX(MIN([.$D4]-MOD(1000*[$Times.G$3];[.$D4]);MOD(1000*[$Times.G$3];[.$D4]));MIN([.$D4]-MOD(1000*[$Times.G$4];[.$D4]);MOD(1000*[$Times.G$4];[.$D4]));MIN([.$D4]-MOD(1000*[$Times.G$5];[.$D4]);MOD(1000*[$Times.G$5];[.$D4]));MIN([.$D4]-MOD(1000*[$Times.G$6];[.$D4]);MOD(1000*[$Times.G$6];[.$D4]));)" office:value-type="currency" office:currency="ns" office:value="61.5711252653928" calcext:value-type="currency">
            <text:p>62ns</text:p>
          </table:table-cell>
          <table:table-cell table:style-name="ce15" table:formula="of:=MAX(MIN([.$D4]-MOD(1000*[$Times.H$3];[.$D4]);MOD(1000*[$Times.H$3];[.$D4]));MIN([.$D4]-MOD(1000*[$Times.H$4];[.$D4]);MOD(1000*[$Times.H$4];[.$D4]));MIN([.$D4]-MOD(1000*[$Times.H$5];[.$D4]);MOD(1000*[$Times.H$5];[.$D4]));MIN([.$D4]-MOD(1000*[$Times.H$6];[.$D4]);MOD(1000*[$Times.H$6];[.$D4]));)" office:value-type="currency" office:currency="ns" office:value="99.2569002123143" calcext:value-type="currency">
            <text:p>99ns</text:p>
          </table:table-cell>
          <table:table-cell table:style-name="ce15" table:formula="of:=MAX(MIN([.$D4]-MOD(1000*[$Times.I$3];[.$D4]);MOD(1000*[$Times.I$3];[.$D4]));MIN([.$D4]-MOD(1000*[$Times.I$4];[.$D4]);MOD(1000*[$Times.I$4];[.$D4]));MIN([.$D4]-MOD(1000*[$Times.I$5];[.$D4]);MOD(1000*[$Times.I$5];[.$D4]));MIN([.$D4]-MOD(1000*[$Times.I$6];[.$D4]);MOD(1000*[$Times.I$6];[.$D4]));)" office:value-type="currency" office:currency="ns" office:value="98.5138004246284" calcext:value-type="currency">
            <text:p>99ns</text:p>
          </table:table-cell>
          <table:table-cell table:style-name="ce15" table:formula="of:=MAX(MIN([.$D4]-MOD(1000*[$Times.J$3];[.$D4]);MOD(1000*[$Times.J$3];[.$D4]));MIN([.$D4]-MOD(1000*[$Times.J$4];[.$D4]);MOD(1000*[$Times.J$4];[.$D4]));MIN([.$D4]-MOD(1000*[$Times.J$5];[.$D4]);MOD(1000*[$Times.J$5];[.$D4]));MIN([.$D4]-MOD(1000*[$Times.J$6];[.$D4]);MOD(1000*[$Times.J$6];[.$D4]));)" office:value-type="currency" office:currency="ns" office:value="99.2569002123143" calcext:value-type="currency">
            <text:p>99ns</text:p>
          </table:table-cell>
          <table:table-cell table:style-name="ce15" table:formula="of:=MAX(MIN([.$D4]-MOD(1000*[$Times.K$3];[.$D4]);MOD(1000*[$Times.K$3];[.$D4]));MIN([.$D4]-MOD(1000*[$Times.K$4];[.$D4]);MOD(1000*[$Times.K$4];[.$D4]));MIN([.$D4]-MOD(1000*[$Times.K$5];[.$D4]);MOD(1000*[$Times.K$5];[.$D4]));MIN([.$D4]-MOD(1000*[$Times.K$6];[.$D4]);MOD(1000*[$Times.K$6];[.$D4]));)" office:value-type="currency" office:currency="ns" office:value="98.5138004246284" calcext:value-type="currency">
            <text:p>99ns</text:p>
          </table:table-cell>
          <table:table-cell table:style-name="ce15" table:formula="of:=MAX(MIN([.$D4]-MOD(1000*[$Times.L$3];[.$D4]);MOD(1000*[$Times.L$3];[.$D4]));MIN([.$D4]-MOD(1000*[$Times.L$4];[.$D4]);MOD(1000*[$Times.L$4];[.$D4]));MIN([.$D4]-MOD(1000*[$Times.L$5];[.$D4]);MOD(1000*[$Times.L$5];[.$D4]));MIN([.$D4]-MOD(1000*[$Times.L$6];[.$D4]);MOD(1000*[$Times.L$6];[.$D4]));)" office:value-type="currency" office:currency="ns" office:value="56.9426751592357" calcext:value-type="currency">
            <text:p>57ns</text:p>
          </table:table-cell>
          <table:table-cell table:style-name="ce15" table:formula="of:=MAX(MIN([.$D4]-MOD(1000*[$Times.M$3];[.$D4]);MOD(1000*[$Times.M$3];[.$D4]));MIN([.$D4]-MOD(1000*[$Times.M$4];[.$D4]);MOD(1000*[$Times.M$4];[.$D4]));MIN([.$D4]-MOD(1000*[$Times.M$5];[.$D4]);MOD(1000*[$Times.M$5];[.$D4]));MIN([.$D4]-MOD(1000*[$Times.M$6];[.$D4]);MOD(1000*[$Times.M$6];[.$D4]));)" office:value-type="currency" office:currency="ns" office:value="98.5138004246284" calcext:value-type="currency">
            <text:p>99ns</text:p>
          </table:table-cell>
          <table:table-cell table:style-name="ce15" table:formula="of:=MAX(MIN([.$D4]-MOD(1000*[$Times.N$3];[.$D4]);MOD(1000*[$Times.N$3];[.$D4]));MIN([.$D4]-MOD(1000*[$Times.N$4];[.$D4]);MOD(1000*[$Times.N$4];[.$D4]));MIN([.$D4]-MOD(1000*[$Times.N$5];[.$D4]);MOD(1000*[$Times.N$5];[.$D4]));MIN([.$D4]-MOD(1000*[$Times.N$6];[.$D4]);MOD(1000*[$Times.N$6];[.$D4]));)" office:value-type="currency" office:currency="ns" office:value="56.9426751592357" calcext:value-type="currency">
            <text:p>57ns</text:p>
          </table:table-cell>
          <table:table-cell table:style-name="ce15" table:formula="of:=MAX(MIN([.$D4]-MOD(1000*[$Times.O$3];[.$D4]);MOD(1000*[$Times.O$3];[.$D4]));MIN([.$D4]-MOD(1000*[$Times.O$4];[.$D4]);MOD(1000*[$Times.O$4];[.$D4]));MIN([.$D4]-MOD(1000*[$Times.O$5];[.$D4]);MOD(1000*[$Times.O$5];[.$D4]));MIN([.$D4]-MOD(1000*[$Times.O$6];[.$D4]);MOD(1000*[$Times.O$6];[.$D4]));)" office:value-type="currency" office:currency="ns" office:value="61.5711252653928" calcext:value-type="currency">
            <text:p>62ns</text:p>
          </table:table-cell>
          <table:table-cell table:style-name="ce15" table:formula="of:=MAX(MIN([.$D4]-MOD(1000*[$Times.P$3];[.$D4]);MOD(1000*[$Times.P$3];[.$D4]));MIN([.$D4]-MOD(1000*[$Times.P$4];[.$D4]);MOD(1000*[$Times.P$4];[.$D4]));MIN([.$D4]-MOD(1000*[$Times.P$5];[.$D4]);MOD(1000*[$Times.P$5];[.$D4]));MIN([.$D4]-MOD(1000*[$Times.P$6];[.$D4]);MOD(1000*[$Times.P$6];[.$D4]));)" office:value-type="currency" office:currency="ns" office:value="56.9426751592357" calcext:value-type="currency">
            <text:p>57ns</text:p>
          </table:table-cell>
          <table:table-cell table:style-name="ce15" table:formula="of:=MAX(MIN([.$D4]-MOD(1000*[$Times.Q$3];[.$D4]);MOD(1000*[$Times.Q$3];[.$D4]));MIN([.$D4]-MOD(1000*[$Times.Q$4];[.$D4]);MOD(1000*[$Times.Q$4];[.$D4]));MIN([.$D4]-MOD(1000*[$Times.Q$5];[.$D4]);MOD(1000*[$Times.Q$5];[.$D4]));MIN([.$D4]-MOD(1000*[$Times.Q$6];[.$D4]);MOD(1000*[$Times.Q$6];[.$D4]));)" office:value-type="currency" office:currency="ns" office:value="98.5138004246284" calcext:value-type="currency">
            <text:p>99ns</text:p>
          </table:table-cell>
          <table:table-cell table:style-name="ce15" table:formula="of:=MAX(MIN([.$D4]-MOD(1000*[$Times.R$3];[.$D4]);MOD(1000*[$Times.R$3];[.$D4]));MIN([.$D4]-MOD(1000*[$Times.R$4];[.$D4]);MOD(1000*[$Times.R$4];[.$D4]));MIN([.$D4]-MOD(1000*[$Times.R$5];[.$D4]);MOD(1000*[$Times.R$5];[.$D4]));MIN([.$D4]-MOD(1000*[$Times.R$6];[.$D4]);MOD(1000*[$Times.R$6];[.$D4]));)" office:value-type="currency" office:currency="ns" office:value="56.9426751592357" calcext:value-type="currency">
            <text:p>57ns</text:p>
          </table:table-cell>
          <table:table-cell table:style-name="ce15" table:formula="of:=MAX(MIN([.$D4]-MOD(1000*[$Times.S$3];[.$D4]);MOD(1000*[$Times.S$3];[.$D4]));MIN([.$D4]-MOD(1000*[$Times.S$4];[.$D4]);MOD(1000*[$Times.S$4];[.$D4]));MIN([.$D4]-MOD(1000*[$Times.S$5];[.$D4]);MOD(1000*[$Times.S$5];[.$D4]));MIN([.$D4]-MOD(1000*[$Times.S$6];[.$D4]);MOD(1000*[$Times.S$6];[.$D4]));)" office:value-type="currency" office:currency="ns" office:value="98.5138004246284" calcext:value-type="currency">
            <text:p>99ns</text:p>
          </table:table-cell>
          <table:table-cell table:style-name="ce15" table:formula="of:=MAX(MIN([.$D4]-MOD(1000*[$Times.T$3];[.$D4]);MOD(1000*[$Times.T$3];[.$D4]));MIN([.$D4]-MOD(1000*[$Times.T$4];[.$D4]);MOD(1000*[$Times.T$4];[.$D4]));MIN([.$D4]-MOD(1000*[$Times.T$5];[.$D4]);MOD(1000*[$Times.T$5];[.$D4]));MIN([.$D4]-MOD(1000*[$Times.T$6];[.$D4]);MOD(1000*[$Times.T$6];[.$D4]));)" office:value-type="currency" office:currency="ns" office:value="56.9426751592357" calcext:value-type="currency">
            <text:p>57ns</text:p>
          </table:table-cell>
          <table:table-cell table:style-name="ce15" table:formula="of:=MAX(MIN([.$D4]-MOD(1000*[$Times.U$3];[.$D4]);MOD(1000*[$Times.U$3];[.$D4]));MIN([.$D4]-MOD(1000*[$Times.U$4];[.$D4]);MOD(1000*[$Times.U$4];[.$D4]));MIN([.$D4]-MOD(1000*[$Times.U$5];[.$D4]);MOD(1000*[$Times.U$5];[.$D4]));MIN([.$D4]-MOD(1000*[$Times.U$6];[.$D4]);MOD(1000*[$Times.U$6];[.$D4]));)" office:value-type="currency" office:currency="ns" office:value="61.5711252653928" calcext:value-type="currency">
            <text:p>62ns</text:p>
          </table:table-cell>
          <table:table-cell table:style-name="ce15" table:formula="of:=MAX(MIN([.$D4]-MOD(1000*[$Times.V$3];[.$D4]);MOD(1000*[$Times.V$3];[.$D4]));MIN([.$D4]-MOD(1000*[$Times.V$4];[.$D4]);MOD(1000*[$Times.V$4];[.$D4]));MIN([.$D4]-MOD(1000*[$Times.V$5];[.$D4]);MOD(1000*[$Times.V$5];[.$D4]));MIN([.$D4]-MOD(1000*[$Times.V$6];[.$D4]);MOD(1000*[$Times.V$6];[.$D4]));)" office:value-type="currency" office:currency="ns" office:value="87.6857749469214" calcext:value-type="currency">
            <text:p>88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5.93" calcext:value-type="currency">
            <text:p>5,93 MHz</text:p>
          </table:table-cell>
          <table:table-cell table:style-name="ce10" table:formula="of:=160/[.A5]" office:value-type="float" office:value="26.9814502529511" calcext:value-type="float">
            <text:p>26,98</text:p>
          </table:table-cell>
          <table:table-cell table:style-name="ce7" table:formula="of:=ROUND(100*[.B5]) = 100*ROUND([.B5])" office:value-type="boolean" office:boolean-value="false" calcext:value-type="boolean">
            <text:p>FAŁSZ</text:p>
          </table:table-cell>
          <table:table-cell table:style-name="ce13" table:formula="of:=1000/[.A5]" office:value-type="currency" office:currency="ns" office:value="168.634064080944" calcext:value-type="currency">
            <text:p>169ns</text:p>
          </table:table-cell>
          <table:table-cell table:style-name="ce20" table:formula="of:=([.I5]-MIN([.I$1:.I4]))" office:value-type="float" office:value="-14.6357181985154" calcext:value-type="float">
            <text:p>-14,64</text:p>
          </table:table-cell>
          <table:table-cell table:style-name="ce20" table:formula="of:=IF([.C5]; ([.I5]-MIN([.I$1:.I4]));&quot;&quot;)">
            <text:p/>
          </table:table-cell>
          <table:table-cell table:style-name="ce20" table:formula="of:=([.J5]-MIN([.J$1:.J4]))" office:value-type="float" office:value="-16.525028374203" calcext:value-type="float">
            <text:p>-16,53</text:p>
          </table:table-cell>
          <table:table-cell table:style-name="ce20" table:formula="of:=([.J5]-MIN([.J$1:.J4]))*[.C5]" office:value-type="float" office:value="-0" calcext:value-type="float">
            <text:p>0,00</text:p>
          </table:table-cell>
          <table:table-cell table:style-name="ce17" table:formula="of:=COM.MICROSOFT.MAXIFS([.K5:.XDF5];[.K$2:.XDF$2];&quot;&quot;)" office:value-type="currency" office:currency="ns" office:value="74.5362563237775" calcext:value-type="currency">
            <text:p>75ns</text:p>
          </table:table-cell>
          <table:table-cell table:style-name="ce17" table:formula="of:=MAX([.K5:.XFD5])" office:value-type="currency" office:currency="ns" office:value="82.7318718381113" calcext:value-type="currency">
            <text:p>83ns</text:p>
          </table:table-cell>
          <table:table-cell table:style-name="ce15" table:formula="of:=MAX(MIN([.$D5]-MOD(1000*[$Times.C$3];[.$D5]);MOD(1000*[$Times.C$3];[.$D5]));MIN([.$D5]-MOD(1000*[$Times.C$4];[.$D5]);MOD(1000*[$Times.C$4];[.$D5]));MIN([.$D5]-MOD(1000*[$Times.C$5];[.$D5]);MOD(1000*[$Times.C$5];[.$D5]));MIN([.$D5]-MOD(1000*[$Times.C$6];[.$D5]);MOD(1000*[$Times.C$6];[.$D5]));)" office:value-type="currency" office:currency="ns" office:value="49.0725126475549" calcext:value-type="currency">
            <text:p>49ns</text:p>
          </table:table-cell>
          <table:table-cell table:style-name="ce15" table:formula="of:=MAX(MIN([.$D5]-MOD(1000*[$Times.D$3];[.$D5]);MOD(1000*[$Times.D$3];[.$D5]));MIN([.$D5]-MOD(1000*[$Times.D$4];[.$D5]);MOD(1000*[$Times.D$4];[.$D5]));MIN([.$D5]-MOD(1000*[$Times.D$5];[.$D5]);MOD(1000*[$Times.D$5];[.$D5]));MIN([.$D5]-MOD(1000*[$Times.D$6];[.$D5]);MOD(1000*[$Times.D$6];[.$D5]));)" office:value-type="currency" office:currency="ns" office:value="74.5362563237775" calcext:value-type="currency">
            <text:p>75ns</text:p>
          </table:table-cell>
          <table:table-cell table:style-name="ce15" table:formula="of:=MAX(MIN([.$D5]-MOD(1000*[$Times.E$3];[.$D5]);MOD(1000*[$Times.E$3];[.$D5]));MIN([.$D5]-MOD(1000*[$Times.E$4];[.$D5]);MOD(1000*[$Times.E$4];[.$D5]));MIN([.$D5]-MOD(1000*[$Times.E$5];[.$D5]);MOD(1000*[$Times.E$5];[.$D5]));MIN([.$D5]-MOD(1000*[$Times.E$6];[.$D5]);MOD(1000*[$Times.E$6];[.$D5]));)" office:value-type="currency" office:currency="ns" office:value="62.7318718381113" calcext:value-type="currency">
            <text:p>63ns</text:p>
          </table:table-cell>
          <table:table-cell table:style-name="ce15" table:formula="of:=MAX(MIN([.$D5]-MOD(1000*[$Times.F$3];[.$D5]);MOD(1000*[$Times.F$3];[.$D5]));MIN([.$D5]-MOD(1000*[$Times.F$4];[.$D5]);MOD(1000*[$Times.F$4];[.$D5]));MIN([.$D5]-MOD(1000*[$Times.F$5];[.$D5]);MOD(1000*[$Times.F$5];[.$D5]));MIN([.$D5]-MOD(1000*[$Times.F$6];[.$D5]);MOD(1000*[$Times.F$6];[.$D5]));)" office:value-type="currency" office:currency="ns" office:value="74.0978077571669" calcext:value-type="currency">
            <text:p>74ns</text:p>
          </table:table-cell>
          <table:table-cell table:style-name="ce15" table:formula="of:=MAX(MIN([.$D5]-MOD(1000*[$Times.G$3];[.$D5]);MOD(1000*[$Times.G$3];[.$D5]));MIN([.$D5]-MOD(1000*[$Times.G$4];[.$D5]);MOD(1000*[$Times.G$4];[.$D5]));MIN([.$D5]-MOD(1000*[$Times.G$5];[.$D5]);MOD(1000*[$Times.G$5];[.$D5]));MIN([.$D5]-MOD(1000*[$Times.G$6];[.$D5]);MOD(1000*[$Times.G$6];[.$D5]));)" office:value-type="currency" office:currency="ns" office:value="82.7318718381113" calcext:value-type="currency">
            <text:p>83ns</text:p>
          </table:table-cell>
          <table:table-cell table:style-name="ce15" table:formula="of:=MAX(MIN([.$D5]-MOD(1000*[$Times.H$3];[.$D5]);MOD(1000*[$Times.H$3];[.$D5]));MIN([.$D5]-MOD(1000*[$Times.H$4];[.$D5]);MOD(1000*[$Times.H$4];[.$D5]));MIN([.$D5]-MOD(1000*[$Times.H$5];[.$D5]);MOD(1000*[$Times.H$5];[.$D5]));MIN([.$D5]-MOD(1000*[$Times.H$6];[.$D5]);MOD(1000*[$Times.H$6];[.$D5]));)" office:value-type="currency" office:currency="ns" office:value="75.4637436762225" calcext:value-type="currency">
            <text:p>75ns</text:p>
          </table:table-cell>
          <table:table-cell table:style-name="ce15" table:formula="of:=MAX(MIN([.$D5]-MOD(1000*[$Times.I$3];[.$D5]);MOD(1000*[$Times.I$3];[.$D5]));MIN([.$D5]-MOD(1000*[$Times.I$4];[.$D5]);MOD(1000*[$Times.I$4];[.$D5]));MIN([.$D5]-MOD(1000*[$Times.I$5];[.$D5]);MOD(1000*[$Times.I$5];[.$D5]));MIN([.$D5]-MOD(1000*[$Times.I$6];[.$D5]);MOD(1000*[$Times.I$6];[.$D5]));)" office:value-type="currency" office:currency="ns" office:value="82.7318718381113" calcext:value-type="currency">
            <text:p>83ns</text:p>
          </table:table-cell>
          <table:table-cell table:style-name="ce15" table:formula="of:=MAX(MIN([.$D5]-MOD(1000*[$Times.J$3];[.$D5]);MOD(1000*[$Times.J$3];[.$D5]));MIN([.$D5]-MOD(1000*[$Times.J$4];[.$D5]);MOD(1000*[$Times.J$4];[.$D5]));MIN([.$D5]-MOD(1000*[$Times.J$5];[.$D5]);MOD(1000*[$Times.J$5];[.$D5]));MIN([.$D5]-MOD(1000*[$Times.J$6];[.$D5]);MOD(1000*[$Times.J$6];[.$D5]));)" office:value-type="currency" office:currency="ns" office:value="75.4637436762225" calcext:value-type="currency">
            <text:p>75ns</text:p>
          </table:table-cell>
          <table:table-cell table:style-name="ce15" table:formula="of:=MAX(MIN([.$D5]-MOD(1000*[$Times.K$3];[.$D5]);MOD(1000*[$Times.K$3];[.$D5]));MIN([.$D5]-MOD(1000*[$Times.K$4];[.$D5]);MOD(1000*[$Times.K$4];[.$D5]));MIN([.$D5]-MOD(1000*[$Times.K$5];[.$D5]);MOD(1000*[$Times.K$5];[.$D5]));MIN([.$D5]-MOD(1000*[$Times.K$6];[.$D5]);MOD(1000*[$Times.K$6];[.$D5]));)" office:value-type="currency" office:currency="ns" office:value="82.7318718381113" calcext:value-type="currency">
            <text:p>83ns</text:p>
          </table:table-cell>
          <table:table-cell table:style-name="ce15" table:formula="of:=MAX(MIN([.$D5]-MOD(1000*[$Times.L$3];[.$D5]);MOD(1000*[$Times.L$3];[.$D5]));MIN([.$D5]-MOD(1000*[$Times.L$4];[.$D5]);MOD(1000*[$Times.L$4];[.$D5]));MIN([.$D5]-MOD(1000*[$Times.L$5];[.$D5]);MOD(1000*[$Times.L$5];[.$D5]));MIN([.$D5]-MOD(1000*[$Times.L$6];[.$D5]);MOD(1000*[$Times.L$6];[.$D5]));)" office:value-type="currency" office:currency="ns" office:value="74.0978077571669" calcext:value-type="currency">
            <text:p>74ns</text:p>
          </table:table-cell>
          <table:table-cell table:style-name="ce15" table:formula="of:=MAX(MIN([.$D5]-MOD(1000*[$Times.M$3];[.$D5]);MOD(1000*[$Times.M$3];[.$D5]));MIN([.$D5]-MOD(1000*[$Times.M$4];[.$D5]);MOD(1000*[$Times.M$4];[.$D5]));MIN([.$D5]-MOD(1000*[$Times.M$5];[.$D5]);MOD(1000*[$Times.M$5];[.$D5]));MIN([.$D5]-MOD(1000*[$Times.M$6];[.$D5]);MOD(1000*[$Times.M$6];[.$D5]));)" office:value-type="currency" office:currency="ns" office:value="82.7318718381113" calcext:value-type="currency">
            <text:p>83ns</text:p>
          </table:table-cell>
          <table:table-cell table:style-name="ce15" table:formula="of:=MAX(MIN([.$D5]-MOD(1000*[$Times.N$3];[.$D5]);MOD(1000*[$Times.N$3];[.$D5]));MIN([.$D5]-MOD(1000*[$Times.N$4];[.$D5]);MOD(1000*[$Times.N$4];[.$D5]));MIN([.$D5]-MOD(1000*[$Times.N$5];[.$D5]);MOD(1000*[$Times.N$5];[.$D5]));MIN([.$D5]-MOD(1000*[$Times.N$6];[.$D5]);MOD(1000*[$Times.N$6];[.$D5]));)" office:value-type="currency" office:currency="ns" office:value="74.0978077571669" calcext:value-type="currency">
            <text:p>74ns</text:p>
          </table:table-cell>
          <table:table-cell table:style-name="ce15" table:formula="of:=MAX(MIN([.$D5]-MOD(1000*[$Times.O$3];[.$D5]);MOD(1000*[$Times.O$3];[.$D5]));MIN([.$D5]-MOD(1000*[$Times.O$4];[.$D5]);MOD(1000*[$Times.O$4];[.$D5]));MIN([.$D5]-MOD(1000*[$Times.O$5];[.$D5]);MOD(1000*[$Times.O$5];[.$D5]));MIN([.$D5]-MOD(1000*[$Times.O$6];[.$D5]);MOD(1000*[$Times.O$6];[.$D5]));)" office:value-type="currency" office:currency="ns" office:value="42.7318718381113" calcext:value-type="currency">
            <text:p>43ns</text:p>
          </table:table-cell>
          <table:table-cell table:style-name="ce15" table:formula="of:=MAX(MIN([.$D5]-MOD(1000*[$Times.P$3];[.$D5]);MOD(1000*[$Times.P$3];[.$D5]));MIN([.$D5]-MOD(1000*[$Times.P$4];[.$D5]);MOD(1000*[$Times.P$4];[.$D5]));MIN([.$D5]-MOD(1000*[$Times.P$5];[.$D5]);MOD(1000*[$Times.P$5];[.$D5]));MIN([.$D5]-MOD(1000*[$Times.P$6];[.$D5]);MOD(1000*[$Times.P$6];[.$D5]));)" office:value-type="currency" office:currency="ns" office:value="74.0978077571669" calcext:value-type="currency">
            <text:p>74ns</text:p>
          </table:table-cell>
          <table:table-cell table:style-name="ce15" table:formula="of:=MAX(MIN([.$D5]-MOD(1000*[$Times.Q$3];[.$D5]);MOD(1000*[$Times.Q$3];[.$D5]));MIN([.$D5]-MOD(1000*[$Times.Q$4];[.$D5]);MOD(1000*[$Times.Q$4];[.$D5]));MIN([.$D5]-MOD(1000*[$Times.Q$5];[.$D5]);MOD(1000*[$Times.Q$5];[.$D5]));MIN([.$D5]-MOD(1000*[$Times.Q$6];[.$D5]);MOD(1000*[$Times.Q$6];[.$D5]));)" office:value-type="currency" office:currency="ns" office:value="82.7318718381113" calcext:value-type="currency">
            <text:p>83ns</text:p>
          </table:table-cell>
          <table:table-cell table:style-name="ce15" table:formula="of:=MAX(MIN([.$D5]-MOD(1000*[$Times.R$3];[.$D5]);MOD(1000*[$Times.R$3];[.$D5]));MIN([.$D5]-MOD(1000*[$Times.R$4];[.$D5]);MOD(1000*[$Times.R$4];[.$D5]));MIN([.$D5]-MOD(1000*[$Times.R$5];[.$D5]);MOD(1000*[$Times.R$5];[.$D5]));MIN([.$D5]-MOD(1000*[$Times.R$6];[.$D5]);MOD(1000*[$Times.R$6];[.$D5]));)" office:value-type="currency" office:currency="ns" office:value="74.0978077571669" calcext:value-type="currency">
            <text:p>74ns</text:p>
          </table:table-cell>
          <table:table-cell table:style-name="ce15" table:formula="of:=MAX(MIN([.$D5]-MOD(1000*[$Times.S$3];[.$D5]);MOD(1000*[$Times.S$3];[.$D5]));MIN([.$D5]-MOD(1000*[$Times.S$4];[.$D5]);MOD(1000*[$Times.S$4];[.$D5]));MIN([.$D5]-MOD(1000*[$Times.S$5];[.$D5]);MOD(1000*[$Times.S$5];[.$D5]));MIN([.$D5]-MOD(1000*[$Times.S$6];[.$D5]);MOD(1000*[$Times.S$6];[.$D5]));)" office:value-type="currency" office:currency="ns" office:value="82.7318718381113" calcext:value-type="currency">
            <text:p>83ns</text:p>
          </table:table-cell>
          <table:table-cell table:style-name="ce15" table:formula="of:=MAX(MIN([.$D5]-MOD(1000*[$Times.T$3];[.$D5]);MOD(1000*[$Times.T$3];[.$D5]));MIN([.$D5]-MOD(1000*[$Times.T$4];[.$D5]);MOD(1000*[$Times.T$4];[.$D5]));MIN([.$D5]-MOD(1000*[$Times.T$5];[.$D5]);MOD(1000*[$Times.T$5];[.$D5]));MIN([.$D5]-MOD(1000*[$Times.T$6];[.$D5]);MOD(1000*[$Times.T$6];[.$D5]));)" office:value-type="currency" office:currency="ns" office:value="74.0978077571669" calcext:value-type="currency">
            <text:p>74ns</text:p>
          </table:table-cell>
          <table:table-cell table:style-name="ce15" table:formula="of:=MAX(MIN([.$D5]-MOD(1000*[$Times.U$3];[.$D5]);MOD(1000*[$Times.U$3];[.$D5]));MIN([.$D5]-MOD(1000*[$Times.U$4];[.$D5]);MOD(1000*[$Times.U$4];[.$D5]));MIN([.$D5]-MOD(1000*[$Times.U$5];[.$D5]);MOD(1000*[$Times.U$5];[.$D5]));MIN([.$D5]-MOD(1000*[$Times.U$6];[.$D5]);MOD(1000*[$Times.U$6];[.$D5]));)" office:value-type="currency" office:currency="ns" office:value="42.7318718381113" calcext:value-type="currency">
            <text:p>43ns</text:p>
          </table:table-cell>
          <table:table-cell table:style-name="ce15" table:formula="of:=MAX(MIN([.$D5]-MOD(1000*[$Times.V$3];[.$D5]);MOD(1000*[$Times.V$3];[.$D5]));MIN([.$D5]-MOD(1000*[$Times.V$4];[.$D5]);MOD(1000*[$Times.V$4];[.$D5]));MIN([.$D5]-MOD(1000*[$Times.V$5];[.$D5]);MOD(1000*[$Times.V$5];[.$D5]));MIN([.$D5]-MOD(1000*[$Times.V$6];[.$D5]);MOD(1000*[$Times.V$6];[.$D5]));)" office:value-type="currency" office:currency="ns" office:value="74.5362563237775" calcext:value-type="currency">
            <text:p>75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6" calcext:value-type="currency">
            <text:p>6,00 MHz</text:p>
          </table:table-cell>
          <table:table-cell table:style-name="ce10" table:formula="of:=160/[.A6]" office:value-type="float" office:value="26.6666666666667" calcext:value-type="float">
            <text:p>26,67</text:p>
          </table:table-cell>
          <table:table-cell table:style-name="ce7" table:formula="of:=ROUND(100*[.B6]) = 100*ROUND([.B6])" office:value-type="boolean" office:boolean-value="false" calcext:value-type="boolean">
            <text:p>FAŁSZ</text:p>
          </table:table-cell>
          <table:table-cell table:style-name="ce13" table:formula="of:=1000/[.A6]" office:value-type="currency" office:currency="ns" office:value="166.666666666667" calcext:value-type="currency">
            <text:p>167ns</text:p>
          </table:table-cell>
          <table:table-cell table:style-name="ce20" table:formula="of:=([.I6]-MIN([.I$1:.I5]))" office:value-type="float" office:value="-7.86958965711074" calcext:value-type="float">
            <text:p>-7,87</text:p>
          </table:table-cell>
          <table:table-cell table:style-name="ce20" table:formula="of:=IF([.C6]; ([.I6]-MIN([.I$1:.I5]));&quot;&quot;)">
            <text:p/>
          </table:table-cell>
          <table:table-cell table:style-name="ce20" table:formula="of:=([.J6]-MIN([.J$1:.J5]))" office:value-type="float" office:value="0.601461495222026" calcext:value-type="float">
            <text:p>0,60</text:p>
          </table:table-cell>
          <table:table-cell table:style-name="ce20" table:formula="of:=([.J6]-MIN([.J$1:.J5]))*[.C6]" office:value-type="float" office:value="0" calcext:value-type="float">
            <text:p>0,00</text:p>
          </table:table-cell>
          <table:table-cell table:style-name="ce17" table:formula="of:=COM.MICROSOFT.MAXIFS([.K6:.XDF6];[.K$2:.XDF$2];&quot;&quot;)" office:value-type="currency" office:currency="ns" office:value="66.6666666666667" calcext:value-type="currency">
            <text:p>67ns</text:p>
          </table:table-cell>
          <table:table-cell table:style-name="ce17" table:formula="of:=MAX([.K6:.XFD6])" office:value-type="currency" office:currency="ns" office:value="83.3333333333333" calcext:value-type="currency">
            <text:p>83ns</text:p>
          </table:table-cell>
          <table:table-cell table:style-name="ce15" table:formula="of:=MAX(MIN([.$D6]-MOD(1000*[$Times.C$3];[.$D6]);MOD(1000*[$Times.C$3];[.$D6]));MIN([.$D6]-MOD(1000*[$Times.C$4];[.$D6]);MOD(1000*[$Times.C$4];[.$D6]));MIN([.$D6]-MOD(1000*[$Times.C$5];[.$D6]);MOD(1000*[$Times.C$5];[.$D6]));MIN([.$D6]-MOD(1000*[$Times.C$6];[.$D6]);MOD(1000*[$Times.C$6];[.$D6]));)" office:value-type="currency" office:currency="ns" office:value="33.3333333333335" calcext:value-type="currency">
            <text:p>33ns</text:p>
          </table:table-cell>
          <table:table-cell table:style-name="ce15" table:formula="of:=MAX(MIN([.$D6]-MOD(1000*[$Times.D$3];[.$D6]);MOD(1000*[$Times.D$3];[.$D6]));MIN([.$D6]-MOD(1000*[$Times.D$4];[.$D6]);MOD(1000*[$Times.D$4];[.$D6]));MIN([.$D6]-MOD(1000*[$Times.D$5];[.$D6]);MOD(1000*[$Times.D$5];[.$D6]));MIN([.$D6]-MOD(1000*[$Times.D$6];[.$D6]);MOD(1000*[$Times.D$6];[.$D6]));)" office:value-type="currency" office:currency="ns" office:value="66.6666666666667" calcext:value-type="currency">
            <text:p>67ns</text:p>
          </table:table-cell>
          <table:table-cell table:style-name="ce15" table:formula="of:=MAX(MIN([.$D6]-MOD(1000*[$Times.E$3];[.$D6]);MOD(1000*[$Times.E$3];[.$D6]));MIN([.$D6]-MOD(1000*[$Times.E$4];[.$D6]);MOD(1000*[$Times.E$4];[.$D6]));MIN([.$D6]-MOD(1000*[$Times.E$5];[.$D6]);MOD(1000*[$Times.E$5];[.$D6]));MIN([.$D6]-MOD(1000*[$Times.E$6];[.$D6]);MOD(1000*[$Times.E$6];[.$D6]));)" office:value-type="currency" office:currency="ns" office:value="66.6666666666667" calcext:value-type="currency">
            <text:p>67ns</text:p>
          </table:table-cell>
          <table:table-cell table:style-name="ce15" table:formula="of:=MAX(MIN([.$D6]-MOD(1000*[$Times.F$3];[.$D6]);MOD(1000*[$Times.F$3];[.$D6]));MIN([.$D6]-MOD(1000*[$Times.F$4];[.$D6]);MOD(1000*[$Times.F$4];[.$D6]));MIN([.$D6]-MOD(1000*[$Times.F$5];[.$D6]);MOD(1000*[$Times.F$5];[.$D6]));MIN([.$D6]-MOD(1000*[$Times.F$6];[.$D6]);MOD(1000*[$Times.F$6];[.$D6]));)" office:value-type="currency" office:currency="ns" office:value="80" calcext:value-type="currency">
            <text:p>80ns</text:p>
          </table:table-cell>
          <table:table-cell table:style-name="ce15" table:formula="of:=MAX(MIN([.$D6]-MOD(1000*[$Times.G$3];[.$D6]);MOD(1000*[$Times.G$3];[.$D6]));MIN([.$D6]-MOD(1000*[$Times.G$4];[.$D6]);MOD(1000*[$Times.G$4];[.$D6]));MIN([.$D6]-MOD(1000*[$Times.G$5];[.$D6]);MOD(1000*[$Times.G$5];[.$D6]));MIN([.$D6]-MOD(1000*[$Times.G$6];[.$D6]);MOD(1000*[$Times.G$6];[.$D6]));)" office:value-type="currency" office:currency="ns" office:value="80" calcext:value-type="currency">
            <text:p>80ns</text:p>
          </table:table-cell>
          <table:table-cell table:style-name="ce15" table:formula="of:=MAX(MIN([.$D6]-MOD(1000*[$Times.H$3];[.$D6]);MOD(1000*[$Times.H$3];[.$D6]));MIN([.$D6]-MOD(1000*[$Times.H$4];[.$D6]);MOD(1000*[$Times.H$4];[.$D6]));MIN([.$D6]-MOD(1000*[$Times.H$5];[.$D6]);MOD(1000*[$Times.H$5];[.$D6]));MIN([.$D6]-MOD(1000*[$Times.H$6];[.$D6]);MOD(1000*[$Times.H$6];[.$D6]));)" office:value-type="currency" office:currency="ns" office:value="83.3333333333333" calcext:value-type="currency">
            <text:p>83ns</text:p>
          </table:table-cell>
          <table:table-cell table:style-name="ce15" table:formula="of:=MAX(MIN([.$D6]-MOD(1000*[$Times.I$3];[.$D6]);MOD(1000*[$Times.I$3];[.$D6]));MIN([.$D6]-MOD(1000*[$Times.I$4];[.$D6]);MOD(1000*[$Times.I$4];[.$D6]));MIN([.$D6]-MOD(1000*[$Times.I$5];[.$D6]);MOD(1000*[$Times.I$5];[.$D6]));MIN([.$D6]-MOD(1000*[$Times.I$6];[.$D6]);MOD(1000*[$Times.I$6];[.$D6]));)" office:value-type="currency" office:currency="ns" office:value="80" calcext:value-type="currency">
            <text:p>80ns</text:p>
          </table:table-cell>
          <table:table-cell table:style-name="ce15" table:formula="of:=MAX(MIN([.$D6]-MOD(1000*[$Times.J$3];[.$D6]);MOD(1000*[$Times.J$3];[.$D6]));MIN([.$D6]-MOD(1000*[$Times.J$4];[.$D6]);MOD(1000*[$Times.J$4];[.$D6]));MIN([.$D6]-MOD(1000*[$Times.J$5];[.$D6]);MOD(1000*[$Times.J$5];[.$D6]));MIN([.$D6]-MOD(1000*[$Times.J$6];[.$D6]);MOD(1000*[$Times.J$6];[.$D6]));)" office:value-type="currency" office:currency="ns" office:value="83.3333333333333" calcext:value-type="currency">
            <text:p>83ns</text:p>
          </table:table-cell>
          <table:table-cell table:style-name="ce15" table:formula="of:=MAX(MIN([.$D6]-MOD(1000*[$Times.K$3];[.$D6]);MOD(1000*[$Times.K$3];[.$D6]));MIN([.$D6]-MOD(1000*[$Times.K$4];[.$D6]);MOD(1000*[$Times.K$4];[.$D6]));MIN([.$D6]-MOD(1000*[$Times.K$5];[.$D6]);MOD(1000*[$Times.K$5];[.$D6]));MIN([.$D6]-MOD(1000*[$Times.K$6];[.$D6]);MOD(1000*[$Times.K$6];[.$D6]));)" office:value-type="currency" office:currency="ns" office:value="80" calcext:value-type="currency">
            <text:p>80ns</text:p>
          </table:table-cell>
          <table:table-cell table:style-name="ce15" table:formula="of:=MAX(MIN([.$D6]-MOD(1000*[$Times.L$3];[.$D6]);MOD(1000*[$Times.L$3];[.$D6]));MIN([.$D6]-MOD(1000*[$Times.L$4];[.$D6]);MOD(1000*[$Times.L$4];[.$D6]));MIN([.$D6]-MOD(1000*[$Times.L$5];[.$D6]);MOD(1000*[$Times.L$5];[.$D6]));MIN([.$D6]-MOD(1000*[$Times.L$6];[.$D6]);MOD(1000*[$Times.L$6];[.$D6]));)" office:value-type="currency" office:currency="ns" office:value="80" calcext:value-type="currency">
            <text:p>80ns</text:p>
          </table:table-cell>
          <table:table-cell table:style-name="ce15" table:formula="of:=MAX(MIN([.$D6]-MOD(1000*[$Times.M$3];[.$D6]);MOD(1000*[$Times.M$3];[.$D6]));MIN([.$D6]-MOD(1000*[$Times.M$4];[.$D6]);MOD(1000*[$Times.M$4];[.$D6]));MIN([.$D6]-MOD(1000*[$Times.M$5];[.$D6]);MOD(1000*[$Times.M$5];[.$D6]));MIN([.$D6]-MOD(1000*[$Times.M$6];[.$D6]);MOD(1000*[$Times.M$6];[.$D6]));)" office:value-type="currency" office:currency="ns" office:value="80" calcext:value-type="currency">
            <text:p>80ns</text:p>
          </table:table-cell>
          <table:table-cell table:style-name="ce15" table:formula="of:=MAX(MIN([.$D6]-MOD(1000*[$Times.N$3];[.$D6]);MOD(1000*[$Times.N$3];[.$D6]));MIN([.$D6]-MOD(1000*[$Times.N$4];[.$D6]);MOD(1000*[$Times.N$4];[.$D6]));MIN([.$D6]-MOD(1000*[$Times.N$5];[.$D6]);MOD(1000*[$Times.N$5];[.$D6]));MIN([.$D6]-MOD(1000*[$Times.N$6];[.$D6]);MOD(1000*[$Times.N$6];[.$D6]));)" office:value-type="currency" office:currency="ns" office:value="80" calcext:value-type="currency">
            <text:p>80ns</text:p>
          </table:table-cell>
          <table:table-cell table:style-name="ce15" table:formula="of:=MAX(MIN([.$D6]-MOD(1000*[$Times.O$3];[.$D6]);MOD(1000*[$Times.O$3];[.$D6]));MIN([.$D6]-MOD(1000*[$Times.O$4];[.$D6]);MOD(1000*[$Times.O$4];[.$D6]));MIN([.$D6]-MOD(1000*[$Times.O$5];[.$D6]);MOD(1000*[$Times.O$5];[.$D6]));MIN([.$D6]-MOD(1000*[$Times.O$6];[.$D6]);MOD(1000*[$Times.O$6];[.$D6]));)" office:value-type="currency" office:currency="ns" office:value="46.6666666666667" calcext:value-type="currency">
            <text:p>47ns</text:p>
          </table:table-cell>
          <table:table-cell table:style-name="ce15" table:formula="of:=MAX(MIN([.$D6]-MOD(1000*[$Times.P$3];[.$D6]);MOD(1000*[$Times.P$3];[.$D6]));MIN([.$D6]-MOD(1000*[$Times.P$4];[.$D6]);MOD(1000*[$Times.P$4];[.$D6]));MIN([.$D6]-MOD(1000*[$Times.P$5];[.$D6]);MOD(1000*[$Times.P$5];[.$D6]));MIN([.$D6]-MOD(1000*[$Times.P$6];[.$D6]);MOD(1000*[$Times.P$6];[.$D6]));)" office:value-type="currency" office:currency="ns" office:value="80" calcext:value-type="currency">
            <text:p>80ns</text:p>
          </table:table-cell>
          <table:table-cell table:style-name="ce15" table:formula="of:=MAX(MIN([.$D6]-MOD(1000*[$Times.Q$3];[.$D6]);MOD(1000*[$Times.Q$3];[.$D6]));MIN([.$D6]-MOD(1000*[$Times.Q$4];[.$D6]);MOD(1000*[$Times.Q$4];[.$D6]));MIN([.$D6]-MOD(1000*[$Times.Q$5];[.$D6]);MOD(1000*[$Times.Q$5];[.$D6]));MIN([.$D6]-MOD(1000*[$Times.Q$6];[.$D6]);MOD(1000*[$Times.Q$6];[.$D6]));)" office:value-type="currency" office:currency="ns" office:value="80" calcext:value-type="currency">
            <text:p>80ns</text:p>
          </table:table-cell>
          <table:table-cell table:style-name="ce15" table:formula="of:=MAX(MIN([.$D6]-MOD(1000*[$Times.R$3];[.$D6]);MOD(1000*[$Times.R$3];[.$D6]));MIN([.$D6]-MOD(1000*[$Times.R$4];[.$D6]);MOD(1000*[$Times.R$4];[.$D6]));MIN([.$D6]-MOD(1000*[$Times.R$5];[.$D6]);MOD(1000*[$Times.R$5];[.$D6]));MIN([.$D6]-MOD(1000*[$Times.R$6];[.$D6]);MOD(1000*[$Times.R$6];[.$D6]));)" office:value-type="currency" office:currency="ns" office:value="80" calcext:value-type="currency">
            <text:p>80ns</text:p>
          </table:table-cell>
          <table:table-cell table:style-name="ce15" table:formula="of:=MAX(MIN([.$D6]-MOD(1000*[$Times.S$3];[.$D6]);MOD(1000*[$Times.S$3];[.$D6]));MIN([.$D6]-MOD(1000*[$Times.S$4];[.$D6]);MOD(1000*[$Times.S$4];[.$D6]));MIN([.$D6]-MOD(1000*[$Times.S$5];[.$D6]);MOD(1000*[$Times.S$5];[.$D6]));MIN([.$D6]-MOD(1000*[$Times.S$6];[.$D6]);MOD(1000*[$Times.S$6];[.$D6]));)" office:value-type="currency" office:currency="ns" office:value="80" calcext:value-type="currency">
            <text:p>80ns</text:p>
          </table:table-cell>
          <table:table-cell table:style-name="ce15" table:formula="of:=MAX(MIN([.$D6]-MOD(1000*[$Times.T$3];[.$D6]);MOD(1000*[$Times.T$3];[.$D6]));MIN([.$D6]-MOD(1000*[$Times.T$4];[.$D6]);MOD(1000*[$Times.T$4];[.$D6]));MIN([.$D6]-MOD(1000*[$Times.T$5];[.$D6]);MOD(1000*[$Times.T$5];[.$D6]));MIN([.$D6]-MOD(1000*[$Times.T$6];[.$D6]);MOD(1000*[$Times.T$6];[.$D6]));)" office:value-type="currency" office:currency="ns" office:value="80" calcext:value-type="currency">
            <text:p>80ns</text:p>
          </table:table-cell>
          <table:table-cell table:style-name="ce15" table:formula="of:=MAX(MIN([.$D6]-MOD(1000*[$Times.U$3];[.$D6]);MOD(1000*[$Times.U$3];[.$D6]));MIN([.$D6]-MOD(1000*[$Times.U$4];[.$D6]);MOD(1000*[$Times.U$4];[.$D6]));MIN([.$D6]-MOD(1000*[$Times.U$5];[.$D6]);MOD(1000*[$Times.U$5];[.$D6]));MIN([.$D6]-MOD(1000*[$Times.U$6];[.$D6]);MOD(1000*[$Times.U$6];[.$D6]));)" office:value-type="currency" office:currency="ns" office:value="46.6666666666667" calcext:value-type="currency">
            <text:p>47ns</text:p>
          </table:table-cell>
          <table:table-cell table:style-name="ce15" table:formula="of:=MAX(MIN([.$D6]-MOD(1000*[$Times.V$3];[.$D6]);MOD(1000*[$Times.V$3];[.$D6]));MIN([.$D6]-MOD(1000*[$Times.V$4];[.$D6]);MOD(1000*[$Times.V$4];[.$D6]));MIN([.$D6]-MOD(1000*[$Times.V$5];[.$D6]);MOD(1000*[$Times.V$5];[.$D6]));MIN([.$D6]-MOD(1000*[$Times.V$6];[.$D6]);MOD(1000*[$Times.V$6];[.$D6]));)" office:value-type="currency" office:currency="ns" office:value="66.6666666666667" calcext:value-type="currency">
            <text:p>67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6.15" calcext:value-type="currency">
            <text:p>6,15 MHz</text:p>
          </table:table-cell>
          <table:table-cell table:style-name="ce10" table:formula="of:=160/[.A7]" office:value-type="float" office:value="26.0162601626016" calcext:value-type="float">
            <text:p>26,02</text:p>
          </table:table-cell>
          <table:table-cell table:style-name="ce7" table:formula="of:=ROUND(100*[.B7]) = 100*ROUND([.B7])" office:value-type="boolean" office:boolean-value="false" calcext:value-type="boolean">
            <text:p>FAŁSZ</text:p>
          </table:table-cell>
          <table:table-cell table:style-name="ce13" table:formula="of:=1000/[.A7]" office:value-type="currency" office:currency="ns" office:value="162.60162601626" calcext:value-type="currency">
            <text:p>163ns</text:p>
          </table:table-cell>
          <table:table-cell table:style-name="ce20" table:formula="of:=([.I7]-MIN([.I$1:.I6]))" office:value-type="float" office:value="8.94308943089422" calcext:value-type="float">
            <text:p>8,94</text:p>
          </table:table-cell>
          <table:table-cell table:style-name="ce20" table:formula="of:=IF([.C7]; ([.I7]-MIN([.I$1:.I6]));&quot;&quot;)">
            <text:p/>
          </table:table-cell>
          <table:table-cell table:style-name="ce20" table:formula="of:=([.J7]-MIN([.J$1:.J6]))" office:value-type="float" office:value="-7.1221157405503" calcext:value-type="float">
            <text:p>-7,12</text:p>
          </table:table-cell>
          <table:table-cell table:style-name="ce20" table:formula="of:=([.J7]-MIN([.J$1:.J6]))*[.C7]" office:value-type="float" office:value="-0" calcext:value-type="float">
            <text:p>0,00</text:p>
          </table:table-cell>
          <table:table-cell table:style-name="ce17" table:formula="of:=COM.MICROSOFT.MAXIFS([.K7:.XDF7];[.K$2:.XDF$2];&quot;&quot;)" office:value-type="currency" office:currency="ns" office:value="75.609756097561" calcext:value-type="currency">
            <text:p>76ns</text:p>
          </table:table-cell>
          <table:table-cell table:style-name="ce17" table:formula="of:=MAX([.K7:.XFD7])" office:value-type="currency" office:currency="ns" office:value="75.609756097561" calcext:value-type="currency">
            <text:p>76ns</text:p>
          </table:table-cell>
          <table:table-cell table:style-name="ce15" table:formula="of:=MAX(MIN([.$D7]-MOD(1000*[$Times.C$3];[.$D7]);MOD(1000*[$Times.C$3];[.$D7]));MIN([.$D7]-MOD(1000*[$Times.C$4];[.$D7]);MOD(1000*[$Times.C$4];[.$D7]));MIN([.$D7]-MOD(1000*[$Times.C$5];[.$D7]);MOD(1000*[$Times.C$5];[.$D7]));MIN([.$D7]-MOD(1000*[$Times.C$6];[.$D7]);MOD(1000*[$Times.C$6];[.$D7]));)" office:value-type="currency" office:currency="ns" office:value="61.7886178861788" calcext:value-type="currency">
            <text:p>62ns</text:p>
          </table:table-cell>
          <table:table-cell table:style-name="ce15" table:formula="of:=MAX(MIN([.$D7]-MOD(1000*[$Times.D$3];[.$D7]);MOD(1000*[$Times.D$3];[.$D7]));MIN([.$D7]-MOD(1000*[$Times.D$4];[.$D7]);MOD(1000*[$Times.D$4];[.$D7]));MIN([.$D7]-MOD(1000*[$Times.D$5];[.$D7]);MOD(1000*[$Times.D$5];[.$D7]));MIN([.$D7]-MOD(1000*[$Times.D$6];[.$D7]);MOD(1000*[$Times.D$6];[.$D7]));)" office:value-type="currency" office:currency="ns" office:value="50.4065040650406" calcext:value-type="currency">
            <text:p>50ns</text:p>
          </table:table-cell>
          <table:table-cell table:style-name="ce15" table:formula="of:=MAX(MIN([.$D7]-MOD(1000*[$Times.E$3];[.$D7]);MOD(1000*[$Times.E$3];[.$D7]));MIN([.$D7]-MOD(1000*[$Times.E$4];[.$D7]);MOD(1000*[$Times.E$4];[.$D7]));MIN([.$D7]-MOD(1000*[$Times.E$5];[.$D7]);MOD(1000*[$Times.E$5];[.$D7]));MIN([.$D7]-MOD(1000*[$Times.E$6];[.$D7]);MOD(1000*[$Times.E$6];[.$D7]));)" office:value-type="currency" office:currency="ns" office:value="74.7967479674797" calcext:value-type="currency">
            <text:p>75ns</text:p>
          </table:table-cell>
          <table:table-cell table:style-name="ce15" table:formula="of:=MAX(MIN([.$D7]-MOD(1000*[$Times.F$3];[.$D7]);MOD(1000*[$Times.F$3];[.$D7]));MIN([.$D7]-MOD(1000*[$Times.F$4];[.$D7]);MOD(1000*[$Times.F$4];[.$D7]));MIN([.$D7]-MOD(1000*[$Times.F$5];[.$D7]);MOD(1000*[$Times.F$5];[.$D7]));MIN([.$D7]-MOD(1000*[$Times.F$6];[.$D7]);MOD(1000*[$Times.F$6];[.$D7]));)" office:value-type="currency" office:currency="ns" office:value="70.4065040650406" calcext:value-type="currency">
            <text:p>70ns</text:p>
          </table:table-cell>
          <table:table-cell table:style-name="ce15" table:formula="of:=MAX(MIN([.$D7]-MOD(1000*[$Times.G$3];[.$D7]);MOD(1000*[$Times.G$3];[.$D7]));MIN([.$D7]-MOD(1000*[$Times.G$4];[.$D7]);MOD(1000*[$Times.G$4];[.$D7]));MIN([.$D7]-MOD(1000*[$Times.G$5];[.$D7]);MOD(1000*[$Times.G$5];[.$D7]));MIN([.$D7]-MOD(1000*[$Times.G$6];[.$D7]);MOD(1000*[$Times.G$6];[.$D7]));)" office:value-type="currency" office:currency="ns" office:value="67.8048780487805" calcext:value-type="currency">
            <text:p>68ns</text:p>
          </table:table-cell>
          <table:table-cell table:style-name="ce15" table:formula="of:=MAX(MIN([.$D7]-MOD(1000*[$Times.H$3];[.$D7]);MOD(1000*[$Times.H$3];[.$D7]));MIN([.$D7]-MOD(1000*[$Times.H$4];[.$D7]);MOD(1000*[$Times.H$4];[.$D7]));MIN([.$D7]-MOD(1000*[$Times.H$5];[.$D7]);MOD(1000*[$Times.H$5];[.$D7]));MIN([.$D7]-MOD(1000*[$Times.H$6];[.$D7]);MOD(1000*[$Times.H$6];[.$D7]));)" office:value-type="currency" office:currency="ns" office:value="63.0081300813008" calcext:value-type="currency">
            <text:p>63ns</text:p>
          </table:table-cell>
          <table:table-cell table:style-name="ce15" table:formula="of:=MAX(MIN([.$D7]-MOD(1000*[$Times.I$3];[.$D7]);MOD(1000*[$Times.I$3];[.$D7]));MIN([.$D7]-MOD(1000*[$Times.I$4];[.$D7]);MOD(1000*[$Times.I$4];[.$D7]));MIN([.$D7]-MOD(1000*[$Times.I$5];[.$D7]);MOD(1000*[$Times.I$5];[.$D7]));MIN([.$D7]-MOD(1000*[$Times.I$6];[.$D7]);MOD(1000*[$Times.I$6];[.$D7]));)" office:value-type="currency" office:currency="ns" office:value="67.8048780487805" calcext:value-type="currency">
            <text:p>68ns</text:p>
          </table:table-cell>
          <table:table-cell table:style-name="ce15" table:formula="of:=MAX(MIN([.$D7]-MOD(1000*[$Times.J$3];[.$D7]);MOD(1000*[$Times.J$3];[.$D7]));MIN([.$D7]-MOD(1000*[$Times.J$4];[.$D7]);MOD(1000*[$Times.J$4];[.$D7]));MIN([.$D7]-MOD(1000*[$Times.J$5];[.$D7]);MOD(1000*[$Times.J$5];[.$D7]));MIN([.$D7]-MOD(1000*[$Times.J$6];[.$D7]);MOD(1000*[$Times.J$6];[.$D7]));)" office:value-type="currency" office:currency="ns" office:value="63.0081300813008" calcext:value-type="currency">
            <text:p>63ns</text:p>
          </table:table-cell>
          <table:table-cell table:style-name="ce15" table:formula="of:=MAX(MIN([.$D7]-MOD(1000*[$Times.K$3];[.$D7]);MOD(1000*[$Times.K$3];[.$D7]));MIN([.$D7]-MOD(1000*[$Times.K$4];[.$D7]);MOD(1000*[$Times.K$4];[.$D7]));MIN([.$D7]-MOD(1000*[$Times.K$5];[.$D7]);MOD(1000*[$Times.K$5];[.$D7]));MIN([.$D7]-MOD(1000*[$Times.K$6];[.$D7]);MOD(1000*[$Times.K$6];[.$D7]));)" office:value-type="currency" office:currency="ns" office:value="67.8048780487805" calcext:value-type="currency">
            <text:p>68ns</text:p>
          </table:table-cell>
          <table:table-cell table:style-name="ce15" table:formula="of:=MAX(MIN([.$D7]-MOD(1000*[$Times.L$3];[.$D7]);MOD(1000*[$Times.L$3];[.$D7]));MIN([.$D7]-MOD(1000*[$Times.L$4];[.$D7]);MOD(1000*[$Times.L$4];[.$D7]));MIN([.$D7]-MOD(1000*[$Times.L$5];[.$D7]);MOD(1000*[$Times.L$5];[.$D7]));MIN([.$D7]-MOD(1000*[$Times.L$6];[.$D7]);MOD(1000*[$Times.L$6];[.$D7]));)" office:value-type="currency" office:currency="ns" office:value="70.4065040650406" calcext:value-type="currency">
            <text:p>70ns</text:p>
          </table:table-cell>
          <table:table-cell table:style-name="ce15" table:formula="of:=MAX(MIN([.$D7]-MOD(1000*[$Times.M$3];[.$D7]);MOD(1000*[$Times.M$3];[.$D7]));MIN([.$D7]-MOD(1000*[$Times.M$4];[.$D7]);MOD(1000*[$Times.M$4];[.$D7]));MIN([.$D7]-MOD(1000*[$Times.M$5];[.$D7]);MOD(1000*[$Times.M$5];[.$D7]));MIN([.$D7]-MOD(1000*[$Times.M$6];[.$D7]);MOD(1000*[$Times.M$6];[.$D7]));)" office:value-type="currency" office:currency="ns" office:value="67.8048780487805" calcext:value-type="currency">
            <text:p>68ns</text:p>
          </table:table-cell>
          <table:table-cell table:style-name="ce15" table:formula="of:=MAX(MIN([.$D7]-MOD(1000*[$Times.N$3];[.$D7]);MOD(1000*[$Times.N$3];[.$D7]));MIN([.$D7]-MOD(1000*[$Times.N$4];[.$D7]);MOD(1000*[$Times.N$4];[.$D7]));MIN([.$D7]-MOD(1000*[$Times.N$5];[.$D7]);MOD(1000*[$Times.N$5];[.$D7]));MIN([.$D7]-MOD(1000*[$Times.N$6];[.$D7]);MOD(1000*[$Times.N$6];[.$D7]));)" office:value-type="currency" office:currency="ns" office:value="70.4065040650406" calcext:value-type="currency">
            <text:p>70ns</text:p>
          </table:table-cell>
          <table:table-cell table:style-name="ce15" table:formula="of:=MAX(MIN([.$D7]-MOD(1000*[$Times.O$3];[.$D7]);MOD(1000*[$Times.O$3];[.$D7]));MIN([.$D7]-MOD(1000*[$Times.O$4];[.$D7]);MOD(1000*[$Times.O$4];[.$D7]));MIN([.$D7]-MOD(1000*[$Times.O$5];[.$D7]);MOD(1000*[$Times.O$5];[.$D7]));MIN([.$D7]-MOD(1000*[$Times.O$6];[.$D7]);MOD(1000*[$Times.O$6];[.$D7]));)" office:value-type="currency" office:currency="ns" office:value="54.7967479674797" calcext:value-type="currency">
            <text:p>55ns</text:p>
          </table:table-cell>
          <table:table-cell table:style-name="ce15" table:formula="of:=MAX(MIN([.$D7]-MOD(1000*[$Times.P$3];[.$D7]);MOD(1000*[$Times.P$3];[.$D7]));MIN([.$D7]-MOD(1000*[$Times.P$4];[.$D7]);MOD(1000*[$Times.P$4];[.$D7]));MIN([.$D7]-MOD(1000*[$Times.P$5];[.$D7]);MOD(1000*[$Times.P$5];[.$D7]));MIN([.$D7]-MOD(1000*[$Times.P$6];[.$D7]);MOD(1000*[$Times.P$6];[.$D7]));)" office:value-type="currency" office:currency="ns" office:value="70.4065040650406" calcext:value-type="currency">
            <text:p>70ns</text:p>
          </table:table-cell>
          <table:table-cell table:style-name="ce15" table:formula="of:=MAX(MIN([.$D7]-MOD(1000*[$Times.Q$3];[.$D7]);MOD(1000*[$Times.Q$3];[.$D7]));MIN([.$D7]-MOD(1000*[$Times.Q$4];[.$D7]);MOD(1000*[$Times.Q$4];[.$D7]));MIN([.$D7]-MOD(1000*[$Times.Q$5];[.$D7]);MOD(1000*[$Times.Q$5];[.$D7]));MIN([.$D7]-MOD(1000*[$Times.Q$6];[.$D7]);MOD(1000*[$Times.Q$6];[.$D7]));)" office:value-type="currency" office:currency="ns" office:value="67.8048780487805" calcext:value-type="currency">
            <text:p>68ns</text:p>
          </table:table-cell>
          <table:table-cell table:style-name="ce15" table:formula="of:=MAX(MIN([.$D7]-MOD(1000*[$Times.R$3];[.$D7]);MOD(1000*[$Times.R$3];[.$D7]));MIN([.$D7]-MOD(1000*[$Times.R$4];[.$D7]);MOD(1000*[$Times.R$4];[.$D7]));MIN([.$D7]-MOD(1000*[$Times.R$5];[.$D7]);MOD(1000*[$Times.R$5];[.$D7]));MIN([.$D7]-MOD(1000*[$Times.R$6];[.$D7]);MOD(1000*[$Times.R$6];[.$D7]));)" office:value-type="currency" office:currency="ns" office:value="70.4065040650406" calcext:value-type="currency">
            <text:p>70ns</text:p>
          </table:table-cell>
          <table:table-cell table:style-name="ce15" table:formula="of:=MAX(MIN([.$D7]-MOD(1000*[$Times.S$3];[.$D7]);MOD(1000*[$Times.S$3];[.$D7]));MIN([.$D7]-MOD(1000*[$Times.S$4];[.$D7]);MOD(1000*[$Times.S$4];[.$D7]));MIN([.$D7]-MOD(1000*[$Times.S$5];[.$D7]);MOD(1000*[$Times.S$5];[.$D7]));MIN([.$D7]-MOD(1000*[$Times.S$6];[.$D7]);MOD(1000*[$Times.S$6];[.$D7]));)" office:value-type="currency" office:currency="ns" office:value="67.8048780487805" calcext:value-type="currency">
            <text:p>68ns</text:p>
          </table:table-cell>
          <table:table-cell table:style-name="ce15" table:formula="of:=MAX(MIN([.$D7]-MOD(1000*[$Times.T$3];[.$D7]);MOD(1000*[$Times.T$3];[.$D7]));MIN([.$D7]-MOD(1000*[$Times.T$4];[.$D7]);MOD(1000*[$Times.T$4];[.$D7]));MIN([.$D7]-MOD(1000*[$Times.T$5];[.$D7]);MOD(1000*[$Times.T$5];[.$D7]));MIN([.$D7]-MOD(1000*[$Times.T$6];[.$D7]);MOD(1000*[$Times.T$6];[.$D7]));)" office:value-type="currency" office:currency="ns" office:value="70.4065040650406" calcext:value-type="currency">
            <text:p>70ns</text:p>
          </table:table-cell>
          <table:table-cell table:style-name="ce15" table:formula="of:=MAX(MIN([.$D7]-MOD(1000*[$Times.U$3];[.$D7]);MOD(1000*[$Times.U$3];[.$D7]));MIN([.$D7]-MOD(1000*[$Times.U$4];[.$D7]);MOD(1000*[$Times.U$4];[.$D7]));MIN([.$D7]-MOD(1000*[$Times.U$5];[.$D7]);MOD(1000*[$Times.U$5];[.$D7]));MIN([.$D7]-MOD(1000*[$Times.U$6];[.$D7]);MOD(1000*[$Times.U$6];[.$D7]));)" office:value-type="currency" office:currency="ns" office:value="54.7967479674797" calcext:value-type="currency">
            <text:p>55ns</text:p>
          </table:table-cell>
          <table:table-cell table:style-name="ce15" table:formula="of:=MAX(MIN([.$D7]-MOD(1000*[$Times.V$3];[.$D7]);MOD(1000*[$Times.V$3];[.$D7]));MIN([.$D7]-MOD(1000*[$Times.V$4];[.$D7]);MOD(1000*[$Times.V$4];[.$D7]));MIN([.$D7]-MOD(1000*[$Times.V$5];[.$D7]);MOD(1000*[$Times.V$5];[.$D7]));MIN([.$D7]-MOD(1000*[$Times.V$6];[.$D7]);MOD(1000*[$Times.V$6];[.$D7]));)" office:value-type="currency" office:currency="ns" office:value="75.609756097561" calcext:value-type="currency">
            <text:p>76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6.61" calcext:value-type="currency">
            <text:p>6,61 MHz</text:p>
          </table:table-cell>
          <table:table-cell table:style-name="ce10" table:formula="of:=160/[.A8]" office:value-type="float" office:value="24.2057488653555" calcext:value-type="float">
            <text:p>24,21</text:p>
          </table:table-cell>
          <table:table-cell table:style-name="ce7" table:formula="of:=ROUND(100*[.B8]) = 100*ROUND([.B8])" office:value-type="boolean" office:boolean-value="false" calcext:value-type="boolean">
            <text:p>FAŁSZ</text:p>
          </table:table-cell>
          <table:table-cell table:style-name="ce13" table:formula="of:=1000/[.A8]" office:value-type="currency" office:currency="ns" office:value="151.285930408472" calcext:value-type="currency">
            <text:p>151ns</text:p>
          </table:table-cell>
          <table:table-cell table:style-name="ce20" table:formula="of:=([.I8]-MIN([.I$1:.I7]))" office:value-type="float" office:value="-5.09329299041863" calcext:value-type="float">
            <text:p>-5,09</text:p>
          </table:table-cell>
          <table:table-cell table:style-name="ce20" table:formula="of:=IF([.C8]; ([.I8]-MIN([.I$1:.I7]));&quot;&quot;)">
            <text:p/>
          </table:table-cell>
          <table:table-cell table:style-name="ce20" table:formula="of:=([.J8]-MIN([.J$1:.J7]))" office:value-type="float" office:value="-1.75196487214492" calcext:value-type="float">
            <text:p>-1,75</text:p>
          </table:table-cell>
          <table:table-cell table:style-name="ce20" table:formula="of:=([.J8]-MIN([.J$1:.J7]))*[.C8]" office:value-type="float" office:value="-0" calcext:value-type="float">
            <text:p>0,00</text:p>
          </table:table-cell>
          <table:table-cell table:style-name="ce17" table:formula="of:=COM.MICROSOFT.MAXIFS([.K8:.XDF8];[.K$2:.XDF$2];&quot;&quot;)" office:value-type="currency" office:currency="ns" office:value="61.5733736762481" calcext:value-type="currency">
            <text:p>62ns</text:p>
          </table:table-cell>
          <table:table-cell table:style-name="ce17" table:formula="of:=MAX([.K8:.XFD8])" office:value-type="currency" office:currency="ns" office:value="73.857791225416" calcext:value-type="currency">
            <text:p>74ns</text:p>
          </table:table-cell>
          <table:table-cell table:style-name="ce15" table:formula="of:=MAX(MIN([.$D8]-MOD(1000*[$Times.C$3];[.$D8]);MOD(1000*[$Times.C$3];[.$D8]));MIN([.$D8]-MOD(1000*[$Times.C$4];[.$D8]);MOD(1000*[$Times.C$4];[.$D8]));MIN([.$D8]-MOD(1000*[$Times.C$5];[.$D8]);MOD(1000*[$Times.C$5];[.$D8]));MIN([.$D8]-MOD(1000*[$Times.C$6];[.$D8]);MOD(1000*[$Times.C$6];[.$D8]));)" office:value-type="currency" office:currency="ns" office:value="61.5733736762481" calcext:value-type="currency">
            <text:p>62ns</text:p>
          </table:table-cell>
          <table:table-cell table:style-name="ce15" table:formula="of:=MAX(MIN([.$D8]-MOD(1000*[$Times.D$3];[.$D8]);MOD(1000*[$Times.D$3];[.$D8]));MIN([.$D8]-MOD(1000*[$Times.D$4];[.$D8]);MOD(1000*[$Times.D$4];[.$D8]));MIN([.$D8]-MOD(1000*[$Times.D$5];[.$D8]);MOD(1000*[$Times.D$5];[.$D8]));MIN([.$D8]-MOD(1000*[$Times.D$6];[.$D8]);MOD(1000*[$Times.D$6];[.$D8]));)" office:value-type="currency" office:currency="ns" office:value="56.4296520423601" calcext:value-type="currency">
            <text:p>56ns</text:p>
          </table:table-cell>
          <table:table-cell table:style-name="ce15" table:formula="of:=MAX(MIN([.$D8]-MOD(1000*[$Times.E$3];[.$D8]);MOD(1000*[$Times.E$3];[.$D8]));MIN([.$D8]-MOD(1000*[$Times.E$4];[.$D8]);MOD(1000*[$Times.E$4];[.$D8]));MIN([.$D8]-MOD(1000*[$Times.E$5];[.$D8]);MOD(1000*[$Times.E$5];[.$D8]));MIN([.$D8]-MOD(1000*[$Times.E$6];[.$D8]);MOD(1000*[$Times.E$6];[.$D8]));)" office:value-type="currency" office:currency="ns" office:value="57.7155824508321" calcext:value-type="currency">
            <text:p>58ns</text:p>
          </table:table-cell>
          <table:table-cell table:style-name="ce15" table:formula="of:=MAX(MIN([.$D8]-MOD(1000*[$Times.F$3];[.$D8]);MOD(1000*[$Times.F$3];[.$D8]));MIN([.$D8]-MOD(1000*[$Times.F$4];[.$D8]);MOD(1000*[$Times.F$4];[.$D8]));MIN([.$D8]-MOD(1000*[$Times.F$5];[.$D8]);MOD(1000*[$Times.F$5];[.$D8]));MIN([.$D8]-MOD(1000*[$Times.F$6];[.$D8]);MOD(1000*[$Times.F$6];[.$D8]));)" office:value-type="currency" office:currency="ns" office:value="68.714069591528" calcext:value-type="currency">
            <text:p>69ns</text:p>
          </table:table-cell>
          <table:table-cell table:style-name="ce15" table:formula="of:=MAX(MIN([.$D8]-MOD(1000*[$Times.G$3];[.$D8]);MOD(1000*[$Times.G$3];[.$D8]));MIN([.$D8]-MOD(1000*[$Times.G$4];[.$D8]);MOD(1000*[$Times.G$4];[.$D8]));MIN([.$D8]-MOD(1000*[$Times.G$5];[.$D8]);MOD(1000*[$Times.G$5];[.$D8]));MIN([.$D8]-MOD(1000*[$Times.G$6];[.$D8]);MOD(1000*[$Times.G$6];[.$D8]));)" office:value-type="currency" office:currency="ns" office:value="73.857791225416" calcext:value-type="currency">
            <text:p>74ns</text:p>
          </table:table-cell>
          <table:table-cell table:style-name="ce15" table:formula="of:=MAX(MIN([.$D8]-MOD(1000*[$Times.H$3];[.$D8]);MOD(1000*[$Times.H$3];[.$D8]));MIN([.$D8]-MOD(1000*[$Times.H$4];[.$D8]);MOD(1000*[$Times.H$4];[.$D8]));MIN([.$D8]-MOD(1000*[$Times.H$5];[.$D8]);MOD(1000*[$Times.H$5];[.$D8]));MIN([.$D8]-MOD(1000*[$Times.H$6];[.$D8]);MOD(1000*[$Times.H$6];[.$D8]));)" office:value-type="currency" office:currency="ns" office:value="68.714069591528" calcext:value-type="currency">
            <text:p>69ns</text:p>
          </table:table-cell>
          <table:table-cell table:style-name="ce15" table:formula="of:=MAX(MIN([.$D8]-MOD(1000*[$Times.I$3];[.$D8]);MOD(1000*[$Times.I$3];[.$D8]));MIN([.$D8]-MOD(1000*[$Times.I$4];[.$D8]);MOD(1000*[$Times.I$4];[.$D8]));MIN([.$D8]-MOD(1000*[$Times.I$5];[.$D8]);MOD(1000*[$Times.I$5];[.$D8]));MIN([.$D8]-MOD(1000*[$Times.I$6];[.$D8]);MOD(1000*[$Times.I$6];[.$D8]));)" office:value-type="currency" office:currency="ns" office:value="73.857791225416" calcext:value-type="currency">
            <text:p>74ns</text:p>
          </table:table-cell>
          <table:table-cell table:style-name="ce15" table:formula="of:=MAX(MIN([.$D8]-MOD(1000*[$Times.J$3];[.$D8]);MOD(1000*[$Times.J$3];[.$D8]));MIN([.$D8]-MOD(1000*[$Times.J$4];[.$D8]);MOD(1000*[$Times.J$4];[.$D8]));MIN([.$D8]-MOD(1000*[$Times.J$5];[.$D8]);MOD(1000*[$Times.J$5];[.$D8]));MIN([.$D8]-MOD(1000*[$Times.J$6];[.$D8]);MOD(1000*[$Times.J$6];[.$D8]));)" office:value-type="currency" office:currency="ns" office:value="68.714069591528" calcext:value-type="currency">
            <text:p>69ns</text:p>
          </table:table-cell>
          <table:table-cell table:style-name="ce15" table:formula="of:=MAX(MIN([.$D8]-MOD(1000*[$Times.K$3];[.$D8]);MOD(1000*[$Times.K$3];[.$D8]));MIN([.$D8]-MOD(1000*[$Times.K$4];[.$D8]);MOD(1000*[$Times.K$4];[.$D8]));MIN([.$D8]-MOD(1000*[$Times.K$5];[.$D8]);MOD(1000*[$Times.K$5];[.$D8]));MIN([.$D8]-MOD(1000*[$Times.K$6];[.$D8]);MOD(1000*[$Times.K$6];[.$D8]));)" office:value-type="currency" office:currency="ns" office:value="73.857791225416" calcext:value-type="currency">
            <text:p>74ns</text:p>
          </table:table-cell>
          <table:table-cell table:style-name="ce15" table:formula="of:=MAX(MIN([.$D8]-MOD(1000*[$Times.L$3];[.$D8]);MOD(1000*[$Times.L$3];[.$D8]));MIN([.$D8]-MOD(1000*[$Times.L$4];[.$D8]);MOD(1000*[$Times.L$4];[.$D8]));MIN([.$D8]-MOD(1000*[$Times.L$5];[.$D8]);MOD(1000*[$Times.L$5];[.$D8]));MIN([.$D8]-MOD(1000*[$Times.L$6];[.$D8]);MOD(1000*[$Times.L$6];[.$D8]));)" office:value-type="currency" office:currency="ns" office:value="68.714069591528" calcext:value-type="currency">
            <text:p>69ns</text:p>
          </table:table-cell>
          <table:table-cell table:style-name="ce15" table:formula="of:=MAX(MIN([.$D8]-MOD(1000*[$Times.M$3];[.$D8]);MOD(1000*[$Times.M$3];[.$D8]));MIN([.$D8]-MOD(1000*[$Times.M$4];[.$D8]);MOD(1000*[$Times.M$4];[.$D8]));MIN([.$D8]-MOD(1000*[$Times.M$5];[.$D8]);MOD(1000*[$Times.M$5];[.$D8]));MIN([.$D8]-MOD(1000*[$Times.M$6];[.$D8]);MOD(1000*[$Times.M$6];[.$D8]));)" office:value-type="currency" office:currency="ns" office:value="73.857791225416" calcext:value-type="currency">
            <text:p>74ns</text:p>
          </table:table-cell>
          <table:table-cell table:style-name="ce15" table:formula="of:=MAX(MIN([.$D8]-MOD(1000*[$Times.N$3];[.$D8]);MOD(1000*[$Times.N$3];[.$D8]));MIN([.$D8]-MOD(1000*[$Times.N$4];[.$D8]);MOD(1000*[$Times.N$4];[.$D8]));MIN([.$D8]-MOD(1000*[$Times.N$5];[.$D8]);MOD(1000*[$Times.N$5];[.$D8]));MIN([.$D8]-MOD(1000*[$Times.N$6];[.$D8]);MOD(1000*[$Times.N$6];[.$D8]));)" office:value-type="currency" office:currency="ns" office:value="68.714069591528" calcext:value-type="currency">
            <text:p>69ns</text:p>
          </table:table-cell>
          <table:table-cell table:style-name="ce15" table:formula="of:=MAX(MIN([.$D8]-MOD(1000*[$Times.O$3];[.$D8]);MOD(1000*[$Times.O$3];[.$D8]));MIN([.$D8]-MOD(1000*[$Times.O$4];[.$D8]);MOD(1000*[$Times.O$4];[.$D8]));MIN([.$D8]-MOD(1000*[$Times.O$5];[.$D8]);MOD(1000*[$Times.O$5];[.$D8]));MIN([.$D8]-MOD(1000*[$Times.O$6];[.$D8]);MOD(1000*[$Times.O$6];[.$D8]));)" office:value-type="currency" office:currency="ns" office:value="73.857791225416" calcext:value-type="currency">
            <text:p>74ns</text:p>
          </table:table-cell>
          <table:table-cell table:style-name="ce15" table:formula="of:=MAX(MIN([.$D8]-MOD(1000*[$Times.P$3];[.$D8]);MOD(1000*[$Times.P$3];[.$D8]));MIN([.$D8]-MOD(1000*[$Times.P$4];[.$D8]);MOD(1000*[$Times.P$4];[.$D8]));MIN([.$D8]-MOD(1000*[$Times.P$5];[.$D8]);MOD(1000*[$Times.P$5];[.$D8]));MIN([.$D8]-MOD(1000*[$Times.P$6];[.$D8]);MOD(1000*[$Times.P$6];[.$D8]));)" office:value-type="currency" office:currency="ns" office:value="68.714069591528" calcext:value-type="currency">
            <text:p>69ns</text:p>
          </table:table-cell>
          <table:table-cell table:style-name="ce15" table:formula="of:=MAX(MIN([.$D8]-MOD(1000*[$Times.Q$3];[.$D8]);MOD(1000*[$Times.Q$3];[.$D8]));MIN([.$D8]-MOD(1000*[$Times.Q$4];[.$D8]);MOD(1000*[$Times.Q$4];[.$D8]));MIN([.$D8]-MOD(1000*[$Times.Q$5];[.$D8]);MOD(1000*[$Times.Q$5];[.$D8]));MIN([.$D8]-MOD(1000*[$Times.Q$6];[.$D8]);MOD(1000*[$Times.Q$6];[.$D8]));)" office:value-type="currency" office:currency="ns" office:value="73.857791225416" calcext:value-type="currency">
            <text:p>74ns</text:p>
          </table:table-cell>
          <table:table-cell table:style-name="ce15" table:formula="of:=MAX(MIN([.$D8]-MOD(1000*[$Times.R$3];[.$D8]);MOD(1000*[$Times.R$3];[.$D8]));MIN([.$D8]-MOD(1000*[$Times.R$4];[.$D8]);MOD(1000*[$Times.R$4];[.$D8]));MIN([.$D8]-MOD(1000*[$Times.R$5];[.$D8]);MOD(1000*[$Times.R$5];[.$D8]));MIN([.$D8]-MOD(1000*[$Times.R$6];[.$D8]);MOD(1000*[$Times.R$6];[.$D8]));)" office:value-type="currency" office:currency="ns" office:value="68.714069591528" calcext:value-type="currency">
            <text:p>69ns</text:p>
          </table:table-cell>
          <table:table-cell table:style-name="ce15" table:formula="of:=MAX(MIN([.$D8]-MOD(1000*[$Times.S$3];[.$D8]);MOD(1000*[$Times.S$3];[.$D8]));MIN([.$D8]-MOD(1000*[$Times.S$4];[.$D8]);MOD(1000*[$Times.S$4];[.$D8]));MIN([.$D8]-MOD(1000*[$Times.S$5];[.$D8]);MOD(1000*[$Times.S$5];[.$D8]));MIN([.$D8]-MOD(1000*[$Times.S$6];[.$D8]);MOD(1000*[$Times.S$6];[.$D8]));)" office:value-type="currency" office:currency="ns" office:value="73.857791225416" calcext:value-type="currency">
            <text:p>74ns</text:p>
          </table:table-cell>
          <table:table-cell table:style-name="ce15" table:formula="of:=MAX(MIN([.$D8]-MOD(1000*[$Times.T$3];[.$D8]);MOD(1000*[$Times.T$3];[.$D8]));MIN([.$D8]-MOD(1000*[$Times.T$4];[.$D8]);MOD(1000*[$Times.T$4];[.$D8]));MIN([.$D8]-MOD(1000*[$Times.T$5];[.$D8]);MOD(1000*[$Times.T$5];[.$D8]));MIN([.$D8]-MOD(1000*[$Times.T$6];[.$D8]);MOD(1000*[$Times.T$6];[.$D8]));)" office:value-type="currency" office:currency="ns" office:value="68.714069591528" calcext:value-type="currency">
            <text:p>69ns</text:p>
          </table:table-cell>
          <table:table-cell table:style-name="ce15" table:formula="of:=MAX(MIN([.$D8]-MOD(1000*[$Times.U$3];[.$D8]);MOD(1000*[$Times.U$3];[.$D8]));MIN([.$D8]-MOD(1000*[$Times.U$4];[.$D8]);MOD(1000*[$Times.U$4];[.$D8]));MIN([.$D8]-MOD(1000*[$Times.U$5];[.$D8]);MOD(1000*[$Times.U$5];[.$D8]));MIN([.$D8]-MOD(1000*[$Times.U$6];[.$D8]);MOD(1000*[$Times.U$6];[.$D8]));)" office:value-type="currency" office:currency="ns" office:value="73.857791225416" calcext:value-type="currency">
            <text:p>74ns</text:p>
          </table:table-cell>
          <table:table-cell table:style-name="ce15" table:formula="of:=MAX(MIN([.$D8]-MOD(1000*[$Times.V$3];[.$D8]);MOD(1000*[$Times.V$3];[.$D8]));MIN([.$D8]-MOD(1000*[$Times.V$4];[.$D8]);MOD(1000*[$Times.V$4];[.$D8]));MIN([.$D8]-MOD(1000*[$Times.V$5];[.$D8]);MOD(1000*[$Times.V$5];[.$D8]));MIN([.$D8]-MOD(1000*[$Times.V$6];[.$D8]);MOD(1000*[$Times.V$6];[.$D8]));)" office:value-type="currency" office:currency="ns" office:value="7.7155824508321" calcext:value-type="currency">
            <text:p>8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6.67" calcext:value-type="currency">
            <text:p>6,67 MHz</text:p>
          </table:table-cell>
          <table:table-cell table:style-name="ce10" table:formula="of:=160/[.A9]" office:value-type="float" office:value="23.9880059970015" calcext:value-type="float">
            <text:p>23,99</text:p>
          </table:table-cell>
          <table:table-cell table:style-name="ce7" table:formula="of:=ROUND(100*[.B9]) = 100*ROUND([.B9])" office:value-type="boolean" office:boolean-value="false" calcext:value-type="boolean">
            <text:p>FAŁSZ</text:p>
          </table:table-cell>
          <table:table-cell table:style-name="ce13" table:formula="of:=1000/[.A9]" office:value-type="currency" office:currency="ns" office:value="149.925037481259" calcext:value-type="currency">
            <text:p>150ns</text:p>
          </table:table-cell>
          <table:table-cell table:style-name="ce20" table:formula="of:=([.I9]-MIN([.I$1:.I8]))" office:value-type="float" office:value="-10.59886093262" calcext:value-type="float">
            <text:p>-10,60</text:p>
          </table:table-cell>
          <table:table-cell table:style-name="ce20" table:formula="of:=IF([.C9]; ([.I9]-MIN([.I$1:.I8]));&quot;&quot;)">
            <text:p/>
          </table:table-cell>
          <table:table-cell table:style-name="ce20" table:formula="of:=([.J9]-MIN([.J$1:.J8]))" office:value-type="float" office:value="-3.78282870667542" calcext:value-type="float">
            <text:p>-3,78</text:p>
          </table:table-cell>
          <table:table-cell table:style-name="ce20" table:formula="of:=([.J9]-MIN([.J$1:.J8]))*[.C9]" office:value-type="float" office:value="-0" calcext:value-type="float">
            <text:p>0,00</text:p>
          </table:table-cell>
          <table:table-cell table:style-name="ce17" table:formula="of:=COM.MICROSOFT.MAXIFS([.K9:.XDF9];[.K$2:.XDF$2];&quot;&quot;)" office:value-type="currency" office:currency="ns" office:value="50.9745127436281" calcext:value-type="currency">
            <text:p>51ns</text:p>
          </table:table-cell>
          <table:table-cell table:style-name="ce17" table:formula="of:=MAX([.K9:.XFD9])" office:value-type="currency" office:currency="ns" office:value="70.0749625187406" calcext:value-type="currency">
            <text:p>70ns</text:p>
          </table:table-cell>
          <table:table-cell table:style-name="ce15" table:formula="of:=MAX(MIN([.$D9]-MOD(1000*[$Times.C$3];[.$D9]);MOD(1000*[$Times.C$3];[.$D9]));MIN([.$D9]-MOD(1000*[$Times.C$4];[.$D9]);MOD(1000*[$Times.C$4];[.$D9]));MIN([.$D9]-MOD(1000*[$Times.C$5];[.$D9]);MOD(1000*[$Times.C$5];[.$D9]));MIN([.$D9]-MOD(1000*[$Times.C$6];[.$D9]);MOD(1000*[$Times.C$6];[.$D9]));)" office:value-type="currency" office:currency="ns" office:value="50.9745127436281" calcext:value-type="currency">
            <text:p>51ns</text:p>
          </table:table-cell>
          <table:table-cell table:style-name="ce15" table:formula="of:=MAX(MIN([.$D9]-MOD(1000*[$Times.D$3];[.$D9]);MOD(1000*[$Times.D$3];[.$D9]));MIN([.$D9]-MOD(1000*[$Times.D$4];[.$D9]);MOD(1000*[$Times.D$4];[.$D9]));MIN([.$D9]-MOD(1000*[$Times.D$5];[.$D9]);MOD(1000*[$Times.D$5];[.$D9]));MIN([.$D9]-MOD(1000*[$Times.D$6];[.$D9]);MOD(1000*[$Times.D$6];[.$D9]));)" office:value-type="currency" office:currency="ns" office:value="50.3748125937032" calcext:value-type="currency">
            <text:p>50ns</text:p>
          </table:table-cell>
          <table:table-cell table:style-name="ce15" table:formula="of:=MAX(MIN([.$D9]-MOD(1000*[$Times.E$3];[.$D9]);MOD(1000*[$Times.E$3];[.$D9]));MIN([.$D9]-MOD(1000*[$Times.E$4];[.$D9]);MOD(1000*[$Times.E$4];[.$D9]));MIN([.$D9]-MOD(1000*[$Times.E$5];[.$D9]);MOD(1000*[$Times.E$5];[.$D9]));MIN([.$D9]-MOD(1000*[$Times.E$6];[.$D9]);MOD(1000*[$Times.E$6];[.$D9]));)" office:value-type="currency" office:currency="ns" office:value="50.3748125937032" calcext:value-type="currency">
            <text:p>50ns</text:p>
          </table:table-cell>
          <table:table-cell table:style-name="ce15" table:formula="of:=MAX(MIN([.$D9]-MOD(1000*[$Times.F$3];[.$D9]);MOD(1000*[$Times.F$3];[.$D9]));MIN([.$D9]-MOD(1000*[$Times.F$4];[.$D9]);MOD(1000*[$Times.F$4];[.$D9]));MIN([.$D9]-MOD(1000*[$Times.F$5];[.$D9]);MOD(1000*[$Times.F$5];[.$D9]));MIN([.$D9]-MOD(1000*[$Times.F$6];[.$D9]);MOD(1000*[$Times.F$6];[.$D9]));)" office:value-type="currency" office:currency="ns" office:value="70.0749625187406" calcext:value-type="currency">
            <text:p>70ns</text:p>
          </table:table-cell>
          <table:table-cell table:style-name="ce15" table:formula="of:=MAX(MIN([.$D9]-MOD(1000*[$Times.G$3];[.$D9]);MOD(1000*[$Times.G$3];[.$D9]));MIN([.$D9]-MOD(1000*[$Times.G$4];[.$D9]);MOD(1000*[$Times.G$4];[.$D9]));MIN([.$D9]-MOD(1000*[$Times.G$5];[.$D9]);MOD(1000*[$Times.G$5];[.$D9]));MIN([.$D9]-MOD(1000*[$Times.G$6];[.$D9]);MOD(1000*[$Times.G$6];[.$D9]));)" office:value-type="currency" office:currency="ns" office:value="69.7751124437781" calcext:value-type="currency">
            <text:p>70ns</text:p>
          </table:table-cell>
          <table:table-cell table:style-name="ce15" table:formula="of:=MAX(MIN([.$D9]-MOD(1000*[$Times.H$3];[.$D9]);MOD(1000*[$Times.H$3];[.$D9]));MIN([.$D9]-MOD(1000*[$Times.H$4];[.$D9]);MOD(1000*[$Times.H$4];[.$D9]));MIN([.$D9]-MOD(1000*[$Times.H$5];[.$D9]);MOD(1000*[$Times.H$5];[.$D9]));MIN([.$D9]-MOD(1000*[$Times.H$6];[.$D9]);MOD(1000*[$Times.H$6];[.$D9]));)" office:value-type="currency" office:currency="ns" office:value="70.0749625187406" calcext:value-type="currency">
            <text:p>70ns</text:p>
          </table:table-cell>
          <table:table-cell table:style-name="ce15" table:formula="of:=MAX(MIN([.$D9]-MOD(1000*[$Times.I$3];[.$D9]);MOD(1000*[$Times.I$3];[.$D9]));MIN([.$D9]-MOD(1000*[$Times.I$4];[.$D9]);MOD(1000*[$Times.I$4];[.$D9]));MIN([.$D9]-MOD(1000*[$Times.I$5];[.$D9]);MOD(1000*[$Times.I$5];[.$D9]));MIN([.$D9]-MOD(1000*[$Times.I$6];[.$D9]);MOD(1000*[$Times.I$6];[.$D9]));)" office:value-type="currency" office:currency="ns" office:value="69.7751124437781" calcext:value-type="currency">
            <text:p>70ns</text:p>
          </table:table-cell>
          <table:table-cell table:style-name="ce15" table:formula="of:=MAX(MIN([.$D9]-MOD(1000*[$Times.J$3];[.$D9]);MOD(1000*[$Times.J$3];[.$D9]));MIN([.$D9]-MOD(1000*[$Times.J$4];[.$D9]);MOD(1000*[$Times.J$4];[.$D9]));MIN([.$D9]-MOD(1000*[$Times.J$5];[.$D9]);MOD(1000*[$Times.J$5];[.$D9]));MIN([.$D9]-MOD(1000*[$Times.J$6];[.$D9]);MOD(1000*[$Times.J$6];[.$D9]));)" office:value-type="currency" office:currency="ns" office:value="70.0749625187406" calcext:value-type="currency">
            <text:p>70ns</text:p>
          </table:table-cell>
          <table:table-cell table:style-name="ce15" table:formula="of:=MAX(MIN([.$D9]-MOD(1000*[$Times.K$3];[.$D9]);MOD(1000*[$Times.K$3];[.$D9]));MIN([.$D9]-MOD(1000*[$Times.K$4];[.$D9]);MOD(1000*[$Times.K$4];[.$D9]));MIN([.$D9]-MOD(1000*[$Times.K$5];[.$D9]);MOD(1000*[$Times.K$5];[.$D9]));MIN([.$D9]-MOD(1000*[$Times.K$6];[.$D9]);MOD(1000*[$Times.K$6];[.$D9]));)" office:value-type="currency" office:currency="ns" office:value="69.7751124437781" calcext:value-type="currency">
            <text:p>70ns</text:p>
          </table:table-cell>
          <table:table-cell table:style-name="ce15" table:formula="of:=MAX(MIN([.$D9]-MOD(1000*[$Times.L$3];[.$D9]);MOD(1000*[$Times.L$3];[.$D9]));MIN([.$D9]-MOD(1000*[$Times.L$4];[.$D9]);MOD(1000*[$Times.L$4];[.$D9]));MIN([.$D9]-MOD(1000*[$Times.L$5];[.$D9]);MOD(1000*[$Times.L$5];[.$D9]));MIN([.$D9]-MOD(1000*[$Times.L$6];[.$D9]);MOD(1000*[$Times.L$6];[.$D9]));)" office:value-type="currency" office:currency="ns" office:value="70.0749625187406" calcext:value-type="currency">
            <text:p>70ns</text:p>
          </table:table-cell>
          <table:table-cell table:style-name="ce15" table:formula="of:=MAX(MIN([.$D9]-MOD(1000*[$Times.M$3];[.$D9]);MOD(1000*[$Times.M$3];[.$D9]));MIN([.$D9]-MOD(1000*[$Times.M$4];[.$D9]);MOD(1000*[$Times.M$4];[.$D9]));MIN([.$D9]-MOD(1000*[$Times.M$5];[.$D9]);MOD(1000*[$Times.M$5];[.$D9]));MIN([.$D9]-MOD(1000*[$Times.M$6];[.$D9]);MOD(1000*[$Times.M$6];[.$D9]));)" office:value-type="currency" office:currency="ns" office:value="69.7751124437781" calcext:value-type="currency">
            <text:p>70ns</text:p>
          </table:table-cell>
          <table:table-cell table:style-name="ce15" table:formula="of:=MAX(MIN([.$D9]-MOD(1000*[$Times.N$3];[.$D9]);MOD(1000*[$Times.N$3];[.$D9]));MIN([.$D9]-MOD(1000*[$Times.N$4];[.$D9]);MOD(1000*[$Times.N$4];[.$D9]));MIN([.$D9]-MOD(1000*[$Times.N$5];[.$D9]);MOD(1000*[$Times.N$5];[.$D9]));MIN([.$D9]-MOD(1000*[$Times.N$6];[.$D9]);MOD(1000*[$Times.N$6];[.$D9]));)" office:value-type="currency" office:currency="ns" office:value="70.0749625187406" calcext:value-type="currency">
            <text:p>70ns</text:p>
          </table:table-cell>
          <table:table-cell table:style-name="ce15" table:formula="of:=MAX(MIN([.$D9]-MOD(1000*[$Times.O$3];[.$D9]);MOD(1000*[$Times.O$3];[.$D9]));MIN([.$D9]-MOD(1000*[$Times.O$4];[.$D9]);MOD(1000*[$Times.O$4];[.$D9]));MIN([.$D9]-MOD(1000*[$Times.O$5];[.$D9]);MOD(1000*[$Times.O$5];[.$D9]));MIN([.$D9]-MOD(1000*[$Times.O$6];[.$D9]);MOD(1000*[$Times.O$6];[.$D9]));)" office:value-type="currency" office:currency="ns" office:value="69.7751124437781" calcext:value-type="currency">
            <text:p>70ns</text:p>
          </table:table-cell>
          <table:table-cell table:style-name="ce15" table:formula="of:=MAX(MIN([.$D9]-MOD(1000*[$Times.P$3];[.$D9]);MOD(1000*[$Times.P$3];[.$D9]));MIN([.$D9]-MOD(1000*[$Times.P$4];[.$D9]);MOD(1000*[$Times.P$4];[.$D9]));MIN([.$D9]-MOD(1000*[$Times.P$5];[.$D9]);MOD(1000*[$Times.P$5];[.$D9]));MIN([.$D9]-MOD(1000*[$Times.P$6];[.$D9]);MOD(1000*[$Times.P$6];[.$D9]));)" office:value-type="currency" office:currency="ns" office:value="70.0749625187406" calcext:value-type="currency">
            <text:p>70ns</text:p>
          </table:table-cell>
          <table:table-cell table:style-name="ce15" table:formula="of:=MAX(MIN([.$D9]-MOD(1000*[$Times.Q$3];[.$D9]);MOD(1000*[$Times.Q$3];[.$D9]));MIN([.$D9]-MOD(1000*[$Times.Q$4];[.$D9]);MOD(1000*[$Times.Q$4];[.$D9]));MIN([.$D9]-MOD(1000*[$Times.Q$5];[.$D9]);MOD(1000*[$Times.Q$5];[.$D9]));MIN([.$D9]-MOD(1000*[$Times.Q$6];[.$D9]);MOD(1000*[$Times.Q$6];[.$D9]));)" office:value-type="currency" office:currency="ns" office:value="69.7751124437781" calcext:value-type="currency">
            <text:p>70ns</text:p>
          </table:table-cell>
          <table:table-cell table:style-name="ce15" table:formula="of:=MAX(MIN([.$D9]-MOD(1000*[$Times.R$3];[.$D9]);MOD(1000*[$Times.R$3];[.$D9]));MIN([.$D9]-MOD(1000*[$Times.R$4];[.$D9]);MOD(1000*[$Times.R$4];[.$D9]));MIN([.$D9]-MOD(1000*[$Times.R$5];[.$D9]);MOD(1000*[$Times.R$5];[.$D9]));MIN([.$D9]-MOD(1000*[$Times.R$6];[.$D9]);MOD(1000*[$Times.R$6];[.$D9]));)" office:value-type="currency" office:currency="ns" office:value="70.0749625187406" calcext:value-type="currency">
            <text:p>70ns</text:p>
          </table:table-cell>
          <table:table-cell table:style-name="ce15" table:formula="of:=MAX(MIN([.$D9]-MOD(1000*[$Times.S$3];[.$D9]);MOD(1000*[$Times.S$3];[.$D9]));MIN([.$D9]-MOD(1000*[$Times.S$4];[.$D9]);MOD(1000*[$Times.S$4];[.$D9]));MIN([.$D9]-MOD(1000*[$Times.S$5];[.$D9]);MOD(1000*[$Times.S$5];[.$D9]));MIN([.$D9]-MOD(1000*[$Times.S$6];[.$D9]);MOD(1000*[$Times.S$6];[.$D9]));)" office:value-type="currency" office:currency="ns" office:value="69.7751124437781" calcext:value-type="currency">
            <text:p>70ns</text:p>
          </table:table-cell>
          <table:table-cell table:style-name="ce15" table:formula="of:=MAX(MIN([.$D9]-MOD(1000*[$Times.T$3];[.$D9]);MOD(1000*[$Times.T$3];[.$D9]));MIN([.$D9]-MOD(1000*[$Times.T$4];[.$D9]);MOD(1000*[$Times.T$4];[.$D9]));MIN([.$D9]-MOD(1000*[$Times.T$5];[.$D9]);MOD(1000*[$Times.T$5];[.$D9]));MIN([.$D9]-MOD(1000*[$Times.T$6];[.$D9]);MOD(1000*[$Times.T$6];[.$D9]));)" office:value-type="currency" office:currency="ns" office:value="70.0749625187406" calcext:value-type="currency">
            <text:p>70ns</text:p>
          </table:table-cell>
          <table:table-cell table:style-name="ce15" table:formula="of:=MAX(MIN([.$D9]-MOD(1000*[$Times.U$3];[.$D9]);MOD(1000*[$Times.U$3];[.$D9]));MIN([.$D9]-MOD(1000*[$Times.U$4];[.$D9]);MOD(1000*[$Times.U$4];[.$D9]));MIN([.$D9]-MOD(1000*[$Times.U$5];[.$D9]);MOD(1000*[$Times.U$5];[.$D9]));MIN([.$D9]-MOD(1000*[$Times.U$6];[.$D9]);MOD(1000*[$Times.U$6];[.$D9]));)" office:value-type="currency" office:currency="ns" office:value="69.7751124437781" calcext:value-type="currency">
            <text:p>70ns</text:p>
          </table:table-cell>
          <table:table-cell table:style-name="ce15" table:formula="of:=MAX(MIN([.$D9]-MOD(1000*[$Times.V$3];[.$D9]);MOD(1000*[$Times.V$3];[.$D9]));MIN([.$D9]-MOD(1000*[$Times.V$4];[.$D9]);MOD(1000*[$Times.V$4];[.$D9]));MIN([.$D9]-MOD(1000*[$Times.V$5];[.$D9]);MOD(1000*[$Times.V$5];[.$D9]));MIN([.$D9]-MOD(1000*[$Times.V$6];[.$D9]);MOD(1000*[$Times.V$6];[.$D9]));)" office:value-type="currency" office:currency="ns" office:value="0.449775112443717" calcext:value-type="currency">
            <text:p>0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6.96" calcext:value-type="currency">
            <text:p>6,96 MHz</text:p>
          </table:table-cell>
          <table:table-cell table:style-name="ce10" table:formula="of:=160/[.A10]" office:value-type="float" office:value="22.9885057471264" calcext:value-type="float">
            <text:p>22,99</text:p>
          </table:table-cell>
          <table:table-cell table:style-name="ce7" table:formula="of:=ROUND(100*[.B10]) = 100*ROUND([.B10])" office:value-type="boolean" office:boolean-value="false" calcext:value-type="boolean">
            <text:p>FAŁSZ</text:p>
          </table:table-cell>
          <table:table-cell table:style-name="ce13" table:formula="of:=1000/[.A10]" office:value-type="currency" office:currency="ns" office:value="143.67816091954" calcext:value-type="currency">
            <text:p>144ns</text:p>
          </table:table-cell>
          <table:table-cell table:style-name="ce20" table:formula="of:=([.I10]-MIN([.I$1:.I9]))" office:value-type="float" office:value="17.9910044977512" calcext:value-type="float">
            <text:p>17,99</text:p>
          </table:table-cell>
          <table:table-cell table:style-name="ce20" table:formula="of:=IF([.C10]; ([.I10]-MIN([.I$1:.I9]));&quot;&quot;)">
            <text:p/>
          </table:table-cell>
          <table:table-cell table:style-name="ce20" table:formula="of:=([.J10]-MIN([.J$1:.J9]))" office:value-type="float" office:value="-1.10944527736132" calcext:value-type="float">
            <text:p>-1,11</text:p>
          </table:table-cell>
          <table:table-cell table:style-name="ce20" table:formula="of:=([.J10]-MIN([.J$1:.J9]))*[.C10]" office:value-type="float" office:value="-0" calcext:value-type="float">
            <text:p>0,00</text:p>
          </table:table-cell>
          <table:table-cell table:style-name="ce17" table:formula="of:=COM.MICROSOFT.MAXIFS([.K10:.XDF10];[.K$2:.XDF$2];&quot;&quot;)" office:value-type="currency" office:currency="ns" office:value="68.9655172413793" calcext:value-type="currency">
            <text:p>69ns</text:p>
          </table:table-cell>
          <table:table-cell table:style-name="ce17" table:formula="of:=MAX([.K10:.XFD10])" office:value-type="currency" office:currency="ns" office:value="68.9655172413793" calcext:value-type="currency">
            <text:p>69ns</text:p>
          </table:table-cell>
          <table:table-cell table:style-name="ce15" table:formula="of:=MAX(MIN([.$D10]-MOD(1000*[$Times.C$3];[.$D10]);MOD(1000*[$Times.C$3];[.$D10]));MIN([.$D10]-MOD(1000*[$Times.C$4];[.$D10]);MOD(1000*[$Times.C$4];[.$D10]));MIN([.$D10]-MOD(1000*[$Times.C$5];[.$D10]);MOD(1000*[$Times.C$5];[.$D10]));MIN([.$D10]-MOD(1000*[$Times.C$6];[.$D10]);MOD(1000*[$Times.C$6];[.$D10]));)" office:value-type="currency" office:currency="ns" office:value="68.9655172413793" calcext:value-type="currency">
            <text:p>69ns</text:p>
          </table:table-cell>
          <table:table-cell table:style-name="ce15" table:formula="of:=MAX(MIN([.$D10]-MOD(1000*[$Times.D$3];[.$D10]);MOD(1000*[$Times.D$3];[.$D10]));MIN([.$D10]-MOD(1000*[$Times.D$4];[.$D10]);MOD(1000*[$Times.D$4];[.$D10]));MIN([.$D10]-MOD(1000*[$Times.D$5];[.$D10]);MOD(1000*[$Times.D$5];[.$D10]));MIN([.$D10]-MOD(1000*[$Times.D$6];[.$D10]);MOD(1000*[$Times.D$6];[.$D10]));)" office:value-type="currency" office:currency="ns" office:value="62.6436781609195" calcext:value-type="currency">
            <text:p>63ns</text:p>
          </table:table-cell>
          <table:table-cell table:style-name="ce15" table:formula="of:=MAX(MIN([.$D10]-MOD(1000*[$Times.E$3];[.$D10]);MOD(1000*[$Times.E$3];[.$D10]));MIN([.$D10]-MOD(1000*[$Times.E$4];[.$D10]);MOD(1000*[$Times.E$4];[.$D10]));MIN([.$D10]-MOD(1000*[$Times.E$5];[.$D10]);MOD(1000*[$Times.E$5];[.$D10]));MIN([.$D10]-MOD(1000*[$Times.E$6];[.$D10]);MOD(1000*[$Times.E$6];[.$D10]));)" office:value-type="currency" office:currency="ns" office:value="62.0689655172414" calcext:value-type="currency">
            <text:p>62ns</text:p>
          </table:table-cell>
          <table:table-cell table:style-name="ce15" table:formula="of:=MAX(MIN([.$D10]-MOD(1000*[$Times.F$3];[.$D10]);MOD(1000*[$Times.F$3];[.$D10]));MIN([.$D10]-MOD(1000*[$Times.F$4];[.$D10]);MOD(1000*[$Times.F$4];[.$D10]));MIN([.$D10]-MOD(1000*[$Times.F$5];[.$D10]);MOD(1000*[$Times.F$5];[.$D10]));MIN([.$D10]-MOD(1000*[$Times.F$6];[.$D10]);MOD(1000*[$Times.F$6];[.$D10]));)" office:value-type="currency" office:currency="ns" office:value="67.3563218390805" calcext:value-type="currency">
            <text:p>67ns</text:p>
          </table:table-cell>
          <table:table-cell table:style-name="ce15" table:formula="of:=MAX(MIN([.$D10]-MOD(1000*[$Times.G$3];[.$D10]);MOD(1000*[$Times.G$3];[.$D10]));MIN([.$D10]-MOD(1000*[$Times.G$4];[.$D10]);MOD(1000*[$Times.G$4];[.$D10]));MIN([.$D10]-MOD(1000*[$Times.G$5];[.$D10]);MOD(1000*[$Times.G$5];[.$D10]));MIN([.$D10]-MOD(1000*[$Times.G$6];[.$D10]);MOD(1000*[$Times.G$6];[.$D10]));)" office:value-type="currency" office:currency="ns" office:value="51.0344827586207" calcext:value-type="currency">
            <text:p>51ns</text:p>
          </table:table-cell>
          <table:table-cell table:style-name="ce15" table:formula="of:=MAX(MIN([.$D10]-MOD(1000*[$Times.H$3];[.$D10]);MOD(1000*[$Times.H$3];[.$D10]));MIN([.$D10]-MOD(1000*[$Times.H$4];[.$D10]);MOD(1000*[$Times.H$4];[.$D10]));MIN([.$D10]-MOD(1000*[$Times.H$5];[.$D10]);MOD(1000*[$Times.H$5];[.$D10]));MIN([.$D10]-MOD(1000*[$Times.H$6];[.$D10]);MOD(1000*[$Times.H$6];[.$D10]));)" office:value-type="currency" office:currency="ns" office:value="67.3563218390805" calcext:value-type="currency">
            <text:p>67ns</text:p>
          </table:table-cell>
          <table:table-cell table:style-name="ce15" table:formula="of:=MAX(MIN([.$D10]-MOD(1000*[$Times.I$3];[.$D10]);MOD(1000*[$Times.I$3];[.$D10]));MIN([.$D10]-MOD(1000*[$Times.I$4];[.$D10]);MOD(1000*[$Times.I$4];[.$D10]));MIN([.$D10]-MOD(1000*[$Times.I$5];[.$D10]);MOD(1000*[$Times.I$5];[.$D10]));MIN([.$D10]-MOD(1000*[$Times.I$6];[.$D10]);MOD(1000*[$Times.I$6];[.$D10]));)" office:value-type="currency" office:currency="ns" office:value="51.0344827586207" calcext:value-type="currency">
            <text:p>51ns</text:p>
          </table:table-cell>
          <table:table-cell table:style-name="ce15" table:formula="of:=MAX(MIN([.$D10]-MOD(1000*[$Times.J$3];[.$D10]);MOD(1000*[$Times.J$3];[.$D10]));MIN([.$D10]-MOD(1000*[$Times.J$4];[.$D10]);MOD(1000*[$Times.J$4];[.$D10]));MIN([.$D10]-MOD(1000*[$Times.J$5];[.$D10]);MOD(1000*[$Times.J$5];[.$D10]));MIN([.$D10]-MOD(1000*[$Times.J$6];[.$D10]);MOD(1000*[$Times.J$6];[.$D10]));)" office:value-type="currency" office:currency="ns" office:value="67.3563218390805" calcext:value-type="currency">
            <text:p>67ns</text:p>
          </table:table-cell>
          <table:table-cell table:style-name="ce15" table:formula="of:=MAX(MIN([.$D10]-MOD(1000*[$Times.K$3];[.$D10]);MOD(1000*[$Times.K$3];[.$D10]));MIN([.$D10]-MOD(1000*[$Times.K$4];[.$D10]);MOD(1000*[$Times.K$4];[.$D10]));MIN([.$D10]-MOD(1000*[$Times.K$5];[.$D10]);MOD(1000*[$Times.K$5];[.$D10]));MIN([.$D10]-MOD(1000*[$Times.K$6];[.$D10]);MOD(1000*[$Times.K$6];[.$D10]));)" office:value-type="currency" office:currency="ns" office:value="51.0344827586207" calcext:value-type="currency">
            <text:p>51ns</text:p>
          </table:table-cell>
          <table:table-cell table:style-name="ce15" table:formula="of:=MAX(MIN([.$D10]-MOD(1000*[$Times.L$3];[.$D10]);MOD(1000*[$Times.L$3];[.$D10]));MIN([.$D10]-MOD(1000*[$Times.L$4];[.$D10]);MOD(1000*[$Times.L$4];[.$D10]));MIN([.$D10]-MOD(1000*[$Times.L$5];[.$D10]);MOD(1000*[$Times.L$5];[.$D10]));MIN([.$D10]-MOD(1000*[$Times.L$6];[.$D10]);MOD(1000*[$Times.L$6];[.$D10]));)" office:value-type="currency" office:currency="ns" office:value="67.3563218390805" calcext:value-type="currency">
            <text:p>67ns</text:p>
          </table:table-cell>
          <table:table-cell table:style-name="ce15" table:formula="of:=MAX(MIN([.$D10]-MOD(1000*[$Times.M$3];[.$D10]);MOD(1000*[$Times.M$3];[.$D10]));MIN([.$D10]-MOD(1000*[$Times.M$4];[.$D10]);MOD(1000*[$Times.M$4];[.$D10]));MIN([.$D10]-MOD(1000*[$Times.M$5];[.$D10]);MOD(1000*[$Times.M$5];[.$D10]));MIN([.$D10]-MOD(1000*[$Times.M$6];[.$D10]);MOD(1000*[$Times.M$6];[.$D10]));)" office:value-type="currency" office:currency="ns" office:value="51.0344827586207" calcext:value-type="currency">
            <text:p>51ns</text:p>
          </table:table-cell>
          <table:table-cell table:style-name="ce15" table:formula="of:=MAX(MIN([.$D10]-MOD(1000*[$Times.N$3];[.$D10]);MOD(1000*[$Times.N$3];[.$D10]));MIN([.$D10]-MOD(1000*[$Times.N$4];[.$D10]);MOD(1000*[$Times.N$4];[.$D10]));MIN([.$D10]-MOD(1000*[$Times.N$5];[.$D10]);MOD(1000*[$Times.N$5];[.$D10]));MIN([.$D10]-MOD(1000*[$Times.N$6];[.$D10]);MOD(1000*[$Times.N$6];[.$D10]));)" office:value-type="currency" office:currency="ns" office:value="67.3563218390805" calcext:value-type="currency">
            <text:p>67ns</text:p>
          </table:table-cell>
          <table:table-cell table:style-name="ce15" table:formula="of:=MAX(MIN([.$D10]-MOD(1000*[$Times.O$3];[.$D10]);MOD(1000*[$Times.O$3];[.$D10]));MIN([.$D10]-MOD(1000*[$Times.O$4];[.$D10]);MOD(1000*[$Times.O$4];[.$D10]));MIN([.$D10]-MOD(1000*[$Times.O$5];[.$D10]);MOD(1000*[$Times.O$5];[.$D10]));MIN([.$D10]-MOD(1000*[$Times.O$6];[.$D10]);MOD(1000*[$Times.O$6];[.$D10]));)" office:value-type="currency" office:currency="ns" office:value="51.0344827586207" calcext:value-type="currency">
            <text:p>51ns</text:p>
          </table:table-cell>
          <table:table-cell table:style-name="ce15" table:formula="of:=MAX(MIN([.$D10]-MOD(1000*[$Times.P$3];[.$D10]);MOD(1000*[$Times.P$3];[.$D10]));MIN([.$D10]-MOD(1000*[$Times.P$4];[.$D10]);MOD(1000*[$Times.P$4];[.$D10]));MIN([.$D10]-MOD(1000*[$Times.P$5];[.$D10]);MOD(1000*[$Times.P$5];[.$D10]));MIN([.$D10]-MOD(1000*[$Times.P$6];[.$D10]);MOD(1000*[$Times.P$6];[.$D10]));)" office:value-type="currency" office:currency="ns" office:value="67.3563218390805" calcext:value-type="currency">
            <text:p>67ns</text:p>
          </table:table-cell>
          <table:table-cell table:style-name="ce15" table:formula="of:=MAX(MIN([.$D10]-MOD(1000*[$Times.Q$3];[.$D10]);MOD(1000*[$Times.Q$3];[.$D10]));MIN([.$D10]-MOD(1000*[$Times.Q$4];[.$D10]);MOD(1000*[$Times.Q$4];[.$D10]));MIN([.$D10]-MOD(1000*[$Times.Q$5];[.$D10]);MOD(1000*[$Times.Q$5];[.$D10]));MIN([.$D10]-MOD(1000*[$Times.Q$6];[.$D10]);MOD(1000*[$Times.Q$6];[.$D10]));)" office:value-type="currency" office:currency="ns" office:value="51.0344827586207" calcext:value-type="currency">
            <text:p>51ns</text:p>
          </table:table-cell>
          <table:table-cell table:style-name="ce15" table:formula="of:=MAX(MIN([.$D10]-MOD(1000*[$Times.R$3];[.$D10]);MOD(1000*[$Times.R$3];[.$D10]));MIN([.$D10]-MOD(1000*[$Times.R$4];[.$D10]);MOD(1000*[$Times.R$4];[.$D10]));MIN([.$D10]-MOD(1000*[$Times.R$5];[.$D10]);MOD(1000*[$Times.R$5];[.$D10]));MIN([.$D10]-MOD(1000*[$Times.R$6];[.$D10]);MOD(1000*[$Times.R$6];[.$D10]));)" office:value-type="currency" office:currency="ns" office:value="67.3563218390805" calcext:value-type="currency">
            <text:p>67ns</text:p>
          </table:table-cell>
          <table:table-cell table:style-name="ce15" table:formula="of:=MAX(MIN([.$D10]-MOD(1000*[$Times.S$3];[.$D10]);MOD(1000*[$Times.S$3];[.$D10]));MIN([.$D10]-MOD(1000*[$Times.S$4];[.$D10]);MOD(1000*[$Times.S$4];[.$D10]));MIN([.$D10]-MOD(1000*[$Times.S$5];[.$D10]);MOD(1000*[$Times.S$5];[.$D10]));MIN([.$D10]-MOD(1000*[$Times.S$6];[.$D10]);MOD(1000*[$Times.S$6];[.$D10]));)" office:value-type="currency" office:currency="ns" office:value="51.0344827586207" calcext:value-type="currency">
            <text:p>51ns</text:p>
          </table:table-cell>
          <table:table-cell table:style-name="ce15" table:formula="of:=MAX(MIN([.$D10]-MOD(1000*[$Times.T$3];[.$D10]);MOD(1000*[$Times.T$3];[.$D10]));MIN([.$D10]-MOD(1000*[$Times.T$4];[.$D10]);MOD(1000*[$Times.T$4];[.$D10]));MIN([.$D10]-MOD(1000*[$Times.T$5];[.$D10]);MOD(1000*[$Times.T$5];[.$D10]));MIN([.$D10]-MOD(1000*[$Times.T$6];[.$D10]);MOD(1000*[$Times.T$6];[.$D10]));)" office:value-type="currency" office:currency="ns" office:value="67.3563218390805" calcext:value-type="currency">
            <text:p>67ns</text:p>
          </table:table-cell>
          <table:table-cell table:style-name="ce15" table:formula="of:=MAX(MIN([.$D10]-MOD(1000*[$Times.U$3];[.$D10]);MOD(1000*[$Times.U$3];[.$D10]));MIN([.$D10]-MOD(1000*[$Times.U$4];[.$D10]);MOD(1000*[$Times.U$4];[.$D10]));MIN([.$D10]-MOD(1000*[$Times.U$5];[.$D10]);MOD(1000*[$Times.U$5];[.$D10]));MIN([.$D10]-MOD(1000*[$Times.U$6];[.$D10]);MOD(1000*[$Times.U$6];[.$D10]));)" office:value-type="currency" office:currency="ns" office:value="51.0344827586207" calcext:value-type="currency">
            <text:p>51ns</text:p>
          </table:table-cell>
          <table:table-cell table:style-name="ce15" table:formula="of:=MAX(MIN([.$D10]-MOD(1000*[$Times.V$3];[.$D10]);MOD(1000*[$Times.V$3];[.$D10]));MIN([.$D10]-MOD(1000*[$Times.V$4];[.$D10]);MOD(1000*[$Times.V$4];[.$D10]));MIN([.$D10]-MOD(1000*[$Times.V$5];[.$D10]);MOD(1000*[$Times.V$5];[.$D10]));MIN([.$D10]-MOD(1000*[$Times.V$6];[.$D10]);MOD(1000*[$Times.V$6];[.$D10]));)" office:value-type="currency" office:currency="ns" office:value="37.9310344827586" calcext:value-type="currency">
            <text:p>38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6.99" calcext:value-type="currency">
            <text:p>6,99 MHz</text:p>
          </table:table-cell>
          <table:table-cell table:style-name="ce10" table:formula="of:=160/[.A11]" office:value-type="float" office:value="22.8898426323319" calcext:value-type="float">
            <text:p>22,89</text:p>
          </table:table-cell>
          <table:table-cell table:style-name="ce7" table:formula="of:=ROUND(100*[.B11]) = 100*ROUND([.B11])" office:value-type="boolean" office:boolean-value="false" calcext:value-type="boolean">
            <text:p>FAŁSZ</text:p>
          </table:table-cell>
          <table:table-cell table:style-name="ce13" table:formula="of:=1000/[.A11]" office:value-type="currency" office:currency="ns" office:value="143.061516452074" calcext:value-type="currency">
            <text:p>143ns</text:p>
          </table:table-cell>
          <table:table-cell table:style-name="ce20" table:formula="of:=([.I11]-MIN([.I$1:.I10]))" office:value-type="float" office:value="19.8409379001487" calcext:value-type="float">
            <text:p>19,84</text:p>
          </table:table-cell>
          <table:table-cell table:style-name="ce20" table:formula="of:=IF([.C11]; ([.I11]-MIN([.I$1:.I10]));&quot;&quot;)">
            <text:p/>
          </table:table-cell>
          <table:table-cell table:style-name="ce20" table:formula="of:=([.J11]-MIN([.J$1:.J10]))" office:value-type="float" office:value="1.84993340239754" calcext:value-type="float">
            <text:p>1,85</text:p>
          </table:table-cell>
          <table:table-cell table:style-name="ce20" table:formula="of:=([.J11]-MIN([.J$1:.J10]))*[.C11]" office:value-type="float" office:value="0" calcext:value-type="float">
            <text:p>0,00</text:p>
          </table:table-cell>
          <table:table-cell table:style-name="ce17" table:formula="of:=COM.MICROSOFT.MAXIFS([.K11:.XDF11];[.K$2:.XDF$2];&quot;&quot;)" office:value-type="currency" office:currency="ns" office:value="70.8154506437768" calcext:value-type="currency">
            <text:p>71ns</text:p>
          </table:table-cell>
          <table:table-cell table:style-name="ce17" table:formula="of:=MAX([.K11:.XFD11])" office:value-type="currency" office:currency="ns" office:value="70.8154506437768" calcext:value-type="currency">
            <text:p>71ns</text:p>
          </table:table-cell>
          <table:table-cell table:style-name="ce15" table:formula="of:=MAX(MIN([.$D11]-MOD(1000*[$Times.C$3];[.$D11]);MOD(1000*[$Times.C$3];[.$D11]));MIN([.$D11]-MOD(1000*[$Times.C$4];[.$D11]);MOD(1000*[$Times.C$4];[.$D11]));MIN([.$D11]-MOD(1000*[$Times.C$5];[.$D11]);MOD(1000*[$Times.C$5];[.$D11]));MIN([.$D11]-MOD(1000*[$Times.C$6];[.$D11]);MOD(1000*[$Times.C$6];[.$D11]));)" office:value-type="currency" office:currency="ns" office:value="70.8154506437768" calcext:value-type="currency">
            <text:p>71ns</text:p>
          </table:table-cell>
          <table:table-cell table:style-name="ce15" table:formula="of:=MAX(MIN([.$D11]-MOD(1000*[$Times.D$3];[.$D11]);MOD(1000*[$Times.D$3];[.$D11]));MIN([.$D11]-MOD(1000*[$Times.D$4];[.$D11]);MOD(1000*[$Times.D$4];[.$D11]));MIN([.$D11]-MOD(1000*[$Times.D$5];[.$D11]);MOD(1000*[$Times.D$5];[.$D11]));MIN([.$D11]-MOD(1000*[$Times.D$6];[.$D11]);MOD(1000*[$Times.D$6];[.$D11]));)" office:value-type="currency" office:currency="ns" office:value="63.8769670958512" calcext:value-type="currency">
            <text:p>64ns</text:p>
          </table:table-cell>
          <table:table-cell table:style-name="ce15" table:formula="of:=MAX(MIN([.$D11]-MOD(1000*[$Times.E$3];[.$D11]);MOD(1000*[$Times.E$3];[.$D11]));MIN([.$D11]-MOD(1000*[$Times.E$4];[.$D11]);MOD(1000*[$Times.E$4];[.$D11]));MIN([.$D11]-MOD(1000*[$Times.E$5];[.$D11]);MOD(1000*[$Times.E$5];[.$D11]));MIN([.$D11]-MOD(1000*[$Times.E$6];[.$D11]);MOD(1000*[$Times.E$6];[.$D11]));)" office:value-type="currency" office:currency="ns" office:value="58.3690987124463" calcext:value-type="currency">
            <text:p>58ns</text:p>
          </table:table-cell>
          <table:table-cell table:style-name="ce15" table:formula="of:=MAX(MIN([.$D11]-MOD(1000*[$Times.F$3];[.$D11]);MOD(1000*[$Times.F$3];[.$D11]));MIN([.$D11]-MOD(1000*[$Times.F$4];[.$D11]);MOD(1000*[$Times.F$4];[.$D11]));MIN([.$D11]-MOD(1000*[$Times.F$5];[.$D11]);MOD(1000*[$Times.F$5];[.$D11]));MIN([.$D11]-MOD(1000*[$Times.F$6];[.$D11]);MOD(1000*[$Times.F$6];[.$D11]));)" office:value-type="currency" office:currency="ns" office:value="66.1230329041488" calcext:value-type="currency">
            <text:p>66ns</text:p>
          </table:table-cell>
          <table:table-cell table:style-name="ce15" table:formula="of:=MAX(MIN([.$D11]-MOD(1000*[$Times.G$3];[.$D11]);MOD(1000*[$Times.G$3];[.$D11]));MIN([.$D11]-MOD(1000*[$Times.G$4];[.$D11]);MOD(1000*[$Times.G$4];[.$D11]));MIN([.$D11]-MOD(1000*[$Times.G$5];[.$D11]);MOD(1000*[$Times.G$5];[.$D11]));MIN([.$D11]-MOD(1000*[$Times.G$6];[.$D11]);MOD(1000*[$Times.G$6];[.$D11]));)" office:value-type="currency" office:currency="ns" office:value="49.1845493562232" calcext:value-type="currency">
            <text:p>49ns</text:p>
          </table:table-cell>
          <table:table-cell table:style-name="ce15" table:formula="of:=MAX(MIN([.$D11]-MOD(1000*[$Times.H$3];[.$D11]);MOD(1000*[$Times.H$3];[.$D11]));MIN([.$D11]-MOD(1000*[$Times.H$4];[.$D11]);MOD(1000*[$Times.H$4];[.$D11]));MIN([.$D11]-MOD(1000*[$Times.H$5];[.$D11]);MOD(1000*[$Times.H$5];[.$D11]));MIN([.$D11]-MOD(1000*[$Times.H$6];[.$D11]);MOD(1000*[$Times.H$6];[.$D11]));)" office:value-type="currency" office:currency="ns" office:value="66.1230329041488" calcext:value-type="currency">
            <text:p>66ns</text:p>
          </table:table-cell>
          <table:table-cell table:style-name="ce15" table:formula="of:=MAX(MIN([.$D11]-MOD(1000*[$Times.I$3];[.$D11]);MOD(1000*[$Times.I$3];[.$D11]));MIN([.$D11]-MOD(1000*[$Times.I$4];[.$D11]);MOD(1000*[$Times.I$4];[.$D11]));MIN([.$D11]-MOD(1000*[$Times.I$5];[.$D11]);MOD(1000*[$Times.I$5];[.$D11]));MIN([.$D11]-MOD(1000*[$Times.I$6];[.$D11]);MOD(1000*[$Times.I$6];[.$D11]));)" office:value-type="currency" office:currency="ns" office:value="49.1845493562232" calcext:value-type="currency">
            <text:p>49ns</text:p>
          </table:table-cell>
          <table:table-cell table:style-name="ce15" table:formula="of:=MAX(MIN([.$D11]-MOD(1000*[$Times.J$3];[.$D11]);MOD(1000*[$Times.J$3];[.$D11]));MIN([.$D11]-MOD(1000*[$Times.J$4];[.$D11]);MOD(1000*[$Times.J$4];[.$D11]));MIN([.$D11]-MOD(1000*[$Times.J$5];[.$D11]);MOD(1000*[$Times.J$5];[.$D11]));MIN([.$D11]-MOD(1000*[$Times.J$6];[.$D11]);MOD(1000*[$Times.J$6];[.$D11]));)" office:value-type="currency" office:currency="ns" office:value="66.1230329041488" calcext:value-type="currency">
            <text:p>66ns</text:p>
          </table:table-cell>
          <table:table-cell table:style-name="ce15" table:formula="of:=MAX(MIN([.$D11]-MOD(1000*[$Times.K$3];[.$D11]);MOD(1000*[$Times.K$3];[.$D11]));MIN([.$D11]-MOD(1000*[$Times.K$4];[.$D11]);MOD(1000*[$Times.K$4];[.$D11]));MIN([.$D11]-MOD(1000*[$Times.K$5];[.$D11]);MOD(1000*[$Times.K$5];[.$D11]));MIN([.$D11]-MOD(1000*[$Times.K$6];[.$D11]);MOD(1000*[$Times.K$6];[.$D11]));)" office:value-type="currency" office:currency="ns" office:value="49.1845493562232" calcext:value-type="currency">
            <text:p>49ns</text:p>
          </table:table-cell>
          <table:table-cell table:style-name="ce15" table:formula="of:=MAX(MIN([.$D11]-MOD(1000*[$Times.L$3];[.$D11]);MOD(1000*[$Times.L$3];[.$D11]));MIN([.$D11]-MOD(1000*[$Times.L$4];[.$D11]);MOD(1000*[$Times.L$4];[.$D11]));MIN([.$D11]-MOD(1000*[$Times.L$5];[.$D11]);MOD(1000*[$Times.L$5];[.$D11]));MIN([.$D11]-MOD(1000*[$Times.L$6];[.$D11]);MOD(1000*[$Times.L$6];[.$D11]));)" office:value-type="currency" office:currency="ns" office:value="66.1230329041488" calcext:value-type="currency">
            <text:p>66ns</text:p>
          </table:table-cell>
          <table:table-cell table:style-name="ce15" table:formula="of:=MAX(MIN([.$D11]-MOD(1000*[$Times.M$3];[.$D11]);MOD(1000*[$Times.M$3];[.$D11]));MIN([.$D11]-MOD(1000*[$Times.M$4];[.$D11]);MOD(1000*[$Times.M$4];[.$D11]));MIN([.$D11]-MOD(1000*[$Times.M$5];[.$D11]);MOD(1000*[$Times.M$5];[.$D11]));MIN([.$D11]-MOD(1000*[$Times.M$6];[.$D11]);MOD(1000*[$Times.M$6];[.$D11]));)" office:value-type="currency" office:currency="ns" office:value="49.1845493562232" calcext:value-type="currency">
            <text:p>49ns</text:p>
          </table:table-cell>
          <table:table-cell table:style-name="ce15" table:formula="of:=MAX(MIN([.$D11]-MOD(1000*[$Times.N$3];[.$D11]);MOD(1000*[$Times.N$3];[.$D11]));MIN([.$D11]-MOD(1000*[$Times.N$4];[.$D11]);MOD(1000*[$Times.N$4];[.$D11]));MIN([.$D11]-MOD(1000*[$Times.N$5];[.$D11]);MOD(1000*[$Times.N$5];[.$D11]));MIN([.$D11]-MOD(1000*[$Times.N$6];[.$D11]);MOD(1000*[$Times.N$6];[.$D11]));)" office:value-type="currency" office:currency="ns" office:value="66.1230329041488" calcext:value-type="currency">
            <text:p>66ns</text:p>
          </table:table-cell>
          <table:table-cell table:style-name="ce15" table:formula="of:=MAX(MIN([.$D11]-MOD(1000*[$Times.O$3];[.$D11]);MOD(1000*[$Times.O$3];[.$D11]));MIN([.$D11]-MOD(1000*[$Times.O$4];[.$D11]);MOD(1000*[$Times.O$4];[.$D11]));MIN([.$D11]-MOD(1000*[$Times.O$5];[.$D11]);MOD(1000*[$Times.O$5];[.$D11]));MIN([.$D11]-MOD(1000*[$Times.O$6];[.$D11]);MOD(1000*[$Times.O$6];[.$D11]));)" office:value-type="currency" office:currency="ns" office:value="49.1845493562232" calcext:value-type="currency">
            <text:p>49ns</text:p>
          </table:table-cell>
          <table:table-cell table:style-name="ce15" table:formula="of:=MAX(MIN([.$D11]-MOD(1000*[$Times.P$3];[.$D11]);MOD(1000*[$Times.P$3];[.$D11]));MIN([.$D11]-MOD(1000*[$Times.P$4];[.$D11]);MOD(1000*[$Times.P$4];[.$D11]));MIN([.$D11]-MOD(1000*[$Times.P$5];[.$D11]);MOD(1000*[$Times.P$5];[.$D11]));MIN([.$D11]-MOD(1000*[$Times.P$6];[.$D11]);MOD(1000*[$Times.P$6];[.$D11]));)" office:value-type="currency" office:currency="ns" office:value="66.1230329041488" calcext:value-type="currency">
            <text:p>66ns</text:p>
          </table:table-cell>
          <table:table-cell table:style-name="ce15" table:formula="of:=MAX(MIN([.$D11]-MOD(1000*[$Times.Q$3];[.$D11]);MOD(1000*[$Times.Q$3];[.$D11]));MIN([.$D11]-MOD(1000*[$Times.Q$4];[.$D11]);MOD(1000*[$Times.Q$4];[.$D11]));MIN([.$D11]-MOD(1000*[$Times.Q$5];[.$D11]);MOD(1000*[$Times.Q$5];[.$D11]));MIN([.$D11]-MOD(1000*[$Times.Q$6];[.$D11]);MOD(1000*[$Times.Q$6];[.$D11]));)" office:value-type="currency" office:currency="ns" office:value="49.1845493562232" calcext:value-type="currency">
            <text:p>49ns</text:p>
          </table:table-cell>
          <table:table-cell table:style-name="ce15" table:formula="of:=MAX(MIN([.$D11]-MOD(1000*[$Times.R$3];[.$D11]);MOD(1000*[$Times.R$3];[.$D11]));MIN([.$D11]-MOD(1000*[$Times.R$4];[.$D11]);MOD(1000*[$Times.R$4];[.$D11]));MIN([.$D11]-MOD(1000*[$Times.R$5];[.$D11]);MOD(1000*[$Times.R$5];[.$D11]));MIN([.$D11]-MOD(1000*[$Times.R$6];[.$D11]);MOD(1000*[$Times.R$6];[.$D11]));)" office:value-type="currency" office:currency="ns" office:value="66.1230329041488" calcext:value-type="currency">
            <text:p>66ns</text:p>
          </table:table-cell>
          <table:table-cell table:style-name="ce15" table:formula="of:=MAX(MIN([.$D11]-MOD(1000*[$Times.S$3];[.$D11]);MOD(1000*[$Times.S$3];[.$D11]));MIN([.$D11]-MOD(1000*[$Times.S$4];[.$D11]);MOD(1000*[$Times.S$4];[.$D11]));MIN([.$D11]-MOD(1000*[$Times.S$5];[.$D11]);MOD(1000*[$Times.S$5];[.$D11]));MIN([.$D11]-MOD(1000*[$Times.S$6];[.$D11]);MOD(1000*[$Times.S$6];[.$D11]));)" office:value-type="currency" office:currency="ns" office:value="49.1845493562232" calcext:value-type="currency">
            <text:p>49ns</text:p>
          </table:table-cell>
          <table:table-cell table:style-name="ce15" table:formula="of:=MAX(MIN([.$D11]-MOD(1000*[$Times.T$3];[.$D11]);MOD(1000*[$Times.T$3];[.$D11]));MIN([.$D11]-MOD(1000*[$Times.T$4];[.$D11]);MOD(1000*[$Times.T$4];[.$D11]));MIN([.$D11]-MOD(1000*[$Times.T$5];[.$D11]);MOD(1000*[$Times.T$5];[.$D11]));MIN([.$D11]-MOD(1000*[$Times.T$6];[.$D11]);MOD(1000*[$Times.T$6];[.$D11]));)" office:value-type="currency" office:currency="ns" office:value="66.1230329041488" calcext:value-type="currency">
            <text:p>66ns</text:p>
          </table:table-cell>
          <table:table-cell table:style-name="ce15" table:formula="of:=MAX(MIN([.$D11]-MOD(1000*[$Times.U$3];[.$D11]);MOD(1000*[$Times.U$3];[.$D11]));MIN([.$D11]-MOD(1000*[$Times.U$4];[.$D11]);MOD(1000*[$Times.U$4];[.$D11]));MIN([.$D11]-MOD(1000*[$Times.U$5];[.$D11]);MOD(1000*[$Times.U$5];[.$D11]));MIN([.$D11]-MOD(1000*[$Times.U$6];[.$D11]);MOD(1000*[$Times.U$6];[.$D11]));)" office:value-type="currency" office:currency="ns" office:value="49.1845493562232" calcext:value-type="currency">
            <text:p>49ns</text:p>
          </table:table-cell>
          <table:table-cell table:style-name="ce15" table:formula="of:=MAX(MIN([.$D11]-MOD(1000*[$Times.V$3];[.$D11]);MOD(1000*[$Times.V$3];[.$D11]));MIN([.$D11]-MOD(1000*[$Times.V$4];[.$D11]);MOD(1000*[$Times.V$4];[.$D11]));MIN([.$D11]-MOD(1000*[$Times.V$5];[.$D11]);MOD(1000*[$Times.V$5];[.$D11]));MIN([.$D11]-MOD(1000*[$Times.V$6];[.$D11]);MOD(1000*[$Times.V$6];[.$D11]));)" office:value-type="currency" office:currency="ns" office:value="41.6309012875537" calcext:value-type="currency">
            <text:p>42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7" calcext:value-type="currency">
            <text:p>7,00 MHz</text:p>
          </table:table-cell>
          <table:table-cell table:style-name="ce10" table:formula="of:=160/[.A12]" office:value-type="float" office:value="22.8571428571429" calcext:value-type="float">
            <text:p>22,86</text:p>
          </table:table-cell>
          <table:table-cell table:style-name="ce7" table:formula="of:=ROUND(100*[.B12]) = 100*ROUND([.B12])" office:value-type="boolean" office:boolean-value="false" calcext:value-type="boolean">
            <text:p>FAŁSZ</text:p>
          </table:table-cell>
          <table:table-cell table:style-name="ce13" table:formula="of:=1000/[.A12]" office:value-type="currency" office:currency="ns" office:value="142.857142857143" calcext:value-type="currency">
            <text:p>143ns</text:p>
          </table:table-cell>
          <table:table-cell table:style-name="ce20" table:formula="of:=([.I12]-MIN([.I$1:.I11]))" office:value-type="float" office:value="20.4540586849433" calcext:value-type="float">
            <text:p>20,45</text:p>
          </table:table-cell>
          <table:table-cell table:style-name="ce20" table:formula="of:=IF([.C12]; ([.I12]-MIN([.I$1:.I11]));&quot;&quot;)">
            <text:p/>
          </table:table-cell>
          <table:table-cell table:style-name="ce20" table:formula="of:=([.J12]-MIN([.J$1:.J11]))" office:value-type="float" office:value="2.46305418719211" calcext:value-type="float">
            <text:p>2,46</text:p>
          </table:table-cell>
          <table:table-cell table:style-name="ce20" table:formula="of:=([.J12]-MIN([.J$1:.J11]))*[.C12]" office:value-type="float" office:value="0" calcext:value-type="float">
            <text:p>0,00</text:p>
          </table:table-cell>
          <table:table-cell table:style-name="ce17" table:formula="of:=COM.MICROSOFT.MAXIFS([.K12:.XDF12];[.K$2:.XDF$2];&quot;&quot;)" office:value-type="currency" office:currency="ns" office:value="71.4285714285714" calcext:value-type="currency">
            <text:p>71ns</text:p>
          </table:table-cell>
          <table:table-cell table:style-name="ce17" table:formula="of:=MAX([.K12:.XFD12])" office:value-type="currency" office:currency="ns" office:value="71.4285714285714" calcext:value-type="currency">
            <text:p>71ns</text:p>
          </table:table-cell>
          <table:table-cell table:style-name="ce15" table:formula="of:=MAX(MIN([.$D12]-MOD(1000*[$Times.C$3];[.$D12]);MOD(1000*[$Times.C$3];[.$D12]));MIN([.$D12]-MOD(1000*[$Times.C$4];[.$D12]);MOD(1000*[$Times.C$4];[.$D12]));MIN([.$D12]-MOD(1000*[$Times.C$5];[.$D12]);MOD(1000*[$Times.C$5];[.$D12]));MIN([.$D12]-MOD(1000*[$Times.C$6];[.$D12]);MOD(1000*[$Times.C$6];[.$D12]));)" office:value-type="currency" office:currency="ns" office:value="71.4285714285714" calcext:value-type="currency">
            <text:p>71ns</text:p>
          </table:table-cell>
          <table:table-cell table:style-name="ce15" table:formula="of:=MAX(MIN([.$D12]-MOD(1000*[$Times.D$3];[.$D12]);MOD(1000*[$Times.D$3];[.$D12]));MIN([.$D12]-MOD(1000*[$Times.D$4];[.$D12]);MOD(1000*[$Times.D$4];[.$D12]));MIN([.$D12]-MOD(1000*[$Times.D$5];[.$D12]);MOD(1000*[$Times.D$5];[.$D12]));MIN([.$D12]-MOD(1000*[$Times.D$6];[.$D12]);MOD(1000*[$Times.D$6];[.$D12]));)" office:value-type="currency" office:currency="ns" office:value="64.2857142857143" calcext:value-type="currency">
            <text:p>64ns</text:p>
          </table:table-cell>
          <table:table-cell table:style-name="ce15" table:formula="of:=MAX(MIN([.$D12]-MOD(1000*[$Times.E$3];[.$D12]);MOD(1000*[$Times.E$3];[.$D12]));MIN([.$D12]-MOD(1000*[$Times.E$4];[.$D12]);MOD(1000*[$Times.E$4];[.$D12]));MIN([.$D12]-MOD(1000*[$Times.E$5];[.$D12]);MOD(1000*[$Times.E$5];[.$D12]));MIN([.$D12]-MOD(1000*[$Times.E$6];[.$D12]);MOD(1000*[$Times.E$6];[.$D12]));)" office:value-type="currency" office:currency="ns" office:value="57.1428571428572" calcext:value-type="currency">
            <text:p>57ns</text:p>
          </table:table-cell>
          <table:table-cell table:style-name="ce15" table:formula="of:=MAX(MIN([.$D12]-MOD(1000*[$Times.F$3];[.$D12]);MOD(1000*[$Times.F$3];[.$D12]));MIN([.$D12]-MOD(1000*[$Times.F$4];[.$D12]);MOD(1000*[$Times.F$4];[.$D12]));MIN([.$D12]-MOD(1000*[$Times.F$5];[.$D12]);MOD(1000*[$Times.F$5];[.$D12]));MIN([.$D12]-MOD(1000*[$Times.F$6];[.$D12]);MOD(1000*[$Times.F$6];[.$D12]));)" office:value-type="currency" office:currency="ns" office:value="65.7142857142857" calcext:value-type="currency">
            <text:p>66ns</text:p>
          </table:table-cell>
          <table:table-cell table:style-name="ce15" table:formula="of:=MAX(MIN([.$D12]-MOD(1000*[$Times.G$3];[.$D12]);MOD(1000*[$Times.G$3];[.$D12]));MIN([.$D12]-MOD(1000*[$Times.G$4];[.$D12]);MOD(1000*[$Times.G$4];[.$D12]));MIN([.$D12]-MOD(1000*[$Times.G$5];[.$D12]);MOD(1000*[$Times.G$5];[.$D12]));MIN([.$D12]-MOD(1000*[$Times.G$6];[.$D12]);MOD(1000*[$Times.G$6];[.$D12]));)" office:value-type="currency" office:currency="ns" office:value="48.5714285714286" calcext:value-type="currency">
            <text:p>49ns</text:p>
          </table:table-cell>
          <table:table-cell table:style-name="ce15" table:formula="of:=MAX(MIN([.$D12]-MOD(1000*[$Times.H$3];[.$D12]);MOD(1000*[$Times.H$3];[.$D12]));MIN([.$D12]-MOD(1000*[$Times.H$4];[.$D12]);MOD(1000*[$Times.H$4];[.$D12]));MIN([.$D12]-MOD(1000*[$Times.H$5];[.$D12]);MOD(1000*[$Times.H$5];[.$D12]));MIN([.$D12]-MOD(1000*[$Times.H$6];[.$D12]);MOD(1000*[$Times.H$6];[.$D12]));)" office:value-type="currency" office:currency="ns" office:value="65.7142857142857" calcext:value-type="currency">
            <text:p>66ns</text:p>
          </table:table-cell>
          <table:table-cell table:style-name="ce15" table:formula="of:=MAX(MIN([.$D12]-MOD(1000*[$Times.I$3];[.$D12]);MOD(1000*[$Times.I$3];[.$D12]));MIN([.$D12]-MOD(1000*[$Times.I$4];[.$D12]);MOD(1000*[$Times.I$4];[.$D12]));MIN([.$D12]-MOD(1000*[$Times.I$5];[.$D12]);MOD(1000*[$Times.I$5];[.$D12]));MIN([.$D12]-MOD(1000*[$Times.I$6];[.$D12]);MOD(1000*[$Times.I$6];[.$D12]));)" office:value-type="currency" office:currency="ns" office:value="48.5714285714286" calcext:value-type="currency">
            <text:p>49ns</text:p>
          </table:table-cell>
          <table:table-cell table:style-name="ce15" table:formula="of:=MAX(MIN([.$D12]-MOD(1000*[$Times.J$3];[.$D12]);MOD(1000*[$Times.J$3];[.$D12]));MIN([.$D12]-MOD(1000*[$Times.J$4];[.$D12]);MOD(1000*[$Times.J$4];[.$D12]));MIN([.$D12]-MOD(1000*[$Times.J$5];[.$D12]);MOD(1000*[$Times.J$5];[.$D12]));MIN([.$D12]-MOD(1000*[$Times.J$6];[.$D12]);MOD(1000*[$Times.J$6];[.$D12]));)" office:value-type="currency" office:currency="ns" office:value="65.7142857142857" calcext:value-type="currency">
            <text:p>66ns</text:p>
          </table:table-cell>
          <table:table-cell table:style-name="ce15" table:formula="of:=MAX(MIN([.$D12]-MOD(1000*[$Times.K$3];[.$D12]);MOD(1000*[$Times.K$3];[.$D12]));MIN([.$D12]-MOD(1000*[$Times.K$4];[.$D12]);MOD(1000*[$Times.K$4];[.$D12]));MIN([.$D12]-MOD(1000*[$Times.K$5];[.$D12]);MOD(1000*[$Times.K$5];[.$D12]));MIN([.$D12]-MOD(1000*[$Times.K$6];[.$D12]);MOD(1000*[$Times.K$6];[.$D12]));)" office:value-type="currency" office:currency="ns" office:value="48.5714285714286" calcext:value-type="currency">
            <text:p>49ns</text:p>
          </table:table-cell>
          <table:table-cell table:style-name="ce15" table:formula="of:=MAX(MIN([.$D12]-MOD(1000*[$Times.L$3];[.$D12]);MOD(1000*[$Times.L$3];[.$D12]));MIN([.$D12]-MOD(1000*[$Times.L$4];[.$D12]);MOD(1000*[$Times.L$4];[.$D12]));MIN([.$D12]-MOD(1000*[$Times.L$5];[.$D12]);MOD(1000*[$Times.L$5];[.$D12]));MIN([.$D12]-MOD(1000*[$Times.L$6];[.$D12]);MOD(1000*[$Times.L$6];[.$D12]));)" office:value-type="currency" office:currency="ns" office:value="65.7142857142857" calcext:value-type="currency">
            <text:p>66ns</text:p>
          </table:table-cell>
          <table:table-cell table:style-name="ce15" table:formula="of:=MAX(MIN([.$D12]-MOD(1000*[$Times.M$3];[.$D12]);MOD(1000*[$Times.M$3];[.$D12]));MIN([.$D12]-MOD(1000*[$Times.M$4];[.$D12]);MOD(1000*[$Times.M$4];[.$D12]));MIN([.$D12]-MOD(1000*[$Times.M$5];[.$D12]);MOD(1000*[$Times.M$5];[.$D12]));MIN([.$D12]-MOD(1000*[$Times.M$6];[.$D12]);MOD(1000*[$Times.M$6];[.$D12]));)" office:value-type="currency" office:currency="ns" office:value="48.5714285714286" calcext:value-type="currency">
            <text:p>49ns</text:p>
          </table:table-cell>
          <table:table-cell table:style-name="ce15" table:formula="of:=MAX(MIN([.$D12]-MOD(1000*[$Times.N$3];[.$D12]);MOD(1000*[$Times.N$3];[.$D12]));MIN([.$D12]-MOD(1000*[$Times.N$4];[.$D12]);MOD(1000*[$Times.N$4];[.$D12]));MIN([.$D12]-MOD(1000*[$Times.N$5];[.$D12]);MOD(1000*[$Times.N$5];[.$D12]));MIN([.$D12]-MOD(1000*[$Times.N$6];[.$D12]);MOD(1000*[$Times.N$6];[.$D12]));)" office:value-type="currency" office:currency="ns" office:value="65.7142857142857" calcext:value-type="currency">
            <text:p>66ns</text:p>
          </table:table-cell>
          <table:table-cell table:style-name="ce15" table:formula="of:=MAX(MIN([.$D12]-MOD(1000*[$Times.O$3];[.$D12]);MOD(1000*[$Times.O$3];[.$D12]));MIN([.$D12]-MOD(1000*[$Times.O$4];[.$D12]);MOD(1000*[$Times.O$4];[.$D12]));MIN([.$D12]-MOD(1000*[$Times.O$5];[.$D12]);MOD(1000*[$Times.O$5];[.$D12]));MIN([.$D12]-MOD(1000*[$Times.O$6];[.$D12]);MOD(1000*[$Times.O$6];[.$D12]));)" office:value-type="currency" office:currency="ns" office:value="48.5714285714286" calcext:value-type="currency">
            <text:p>49ns</text:p>
          </table:table-cell>
          <table:table-cell table:style-name="ce15" table:formula="of:=MAX(MIN([.$D12]-MOD(1000*[$Times.P$3];[.$D12]);MOD(1000*[$Times.P$3];[.$D12]));MIN([.$D12]-MOD(1000*[$Times.P$4];[.$D12]);MOD(1000*[$Times.P$4];[.$D12]));MIN([.$D12]-MOD(1000*[$Times.P$5];[.$D12]);MOD(1000*[$Times.P$5];[.$D12]));MIN([.$D12]-MOD(1000*[$Times.P$6];[.$D12]);MOD(1000*[$Times.P$6];[.$D12]));)" office:value-type="currency" office:currency="ns" office:value="65.7142857142857" calcext:value-type="currency">
            <text:p>66ns</text:p>
          </table:table-cell>
          <table:table-cell table:style-name="ce15" table:formula="of:=MAX(MIN([.$D12]-MOD(1000*[$Times.Q$3];[.$D12]);MOD(1000*[$Times.Q$3];[.$D12]));MIN([.$D12]-MOD(1000*[$Times.Q$4];[.$D12]);MOD(1000*[$Times.Q$4];[.$D12]));MIN([.$D12]-MOD(1000*[$Times.Q$5];[.$D12]);MOD(1000*[$Times.Q$5];[.$D12]));MIN([.$D12]-MOD(1000*[$Times.Q$6];[.$D12]);MOD(1000*[$Times.Q$6];[.$D12]));)" office:value-type="currency" office:currency="ns" office:value="48.5714285714286" calcext:value-type="currency">
            <text:p>49ns</text:p>
          </table:table-cell>
          <table:table-cell table:style-name="ce15" table:formula="of:=MAX(MIN([.$D12]-MOD(1000*[$Times.R$3];[.$D12]);MOD(1000*[$Times.R$3];[.$D12]));MIN([.$D12]-MOD(1000*[$Times.R$4];[.$D12]);MOD(1000*[$Times.R$4];[.$D12]));MIN([.$D12]-MOD(1000*[$Times.R$5];[.$D12]);MOD(1000*[$Times.R$5];[.$D12]));MIN([.$D12]-MOD(1000*[$Times.R$6];[.$D12]);MOD(1000*[$Times.R$6];[.$D12]));)" office:value-type="currency" office:currency="ns" office:value="65.7142857142857" calcext:value-type="currency">
            <text:p>66ns</text:p>
          </table:table-cell>
          <table:table-cell table:style-name="ce15" table:formula="of:=MAX(MIN([.$D12]-MOD(1000*[$Times.S$3];[.$D12]);MOD(1000*[$Times.S$3];[.$D12]));MIN([.$D12]-MOD(1000*[$Times.S$4];[.$D12]);MOD(1000*[$Times.S$4];[.$D12]));MIN([.$D12]-MOD(1000*[$Times.S$5];[.$D12]);MOD(1000*[$Times.S$5];[.$D12]));MIN([.$D12]-MOD(1000*[$Times.S$6];[.$D12]);MOD(1000*[$Times.S$6];[.$D12]));)" office:value-type="currency" office:currency="ns" office:value="48.5714285714286" calcext:value-type="currency">
            <text:p>49ns</text:p>
          </table:table-cell>
          <table:table-cell table:style-name="ce15" table:formula="of:=MAX(MIN([.$D12]-MOD(1000*[$Times.T$3];[.$D12]);MOD(1000*[$Times.T$3];[.$D12]));MIN([.$D12]-MOD(1000*[$Times.T$4];[.$D12]);MOD(1000*[$Times.T$4];[.$D12]));MIN([.$D12]-MOD(1000*[$Times.T$5];[.$D12]);MOD(1000*[$Times.T$5];[.$D12]));MIN([.$D12]-MOD(1000*[$Times.T$6];[.$D12]);MOD(1000*[$Times.T$6];[.$D12]));)" office:value-type="currency" office:currency="ns" office:value="65.7142857142857" calcext:value-type="currency">
            <text:p>66ns</text:p>
          </table:table-cell>
          <table:table-cell table:style-name="ce15" table:formula="of:=MAX(MIN([.$D12]-MOD(1000*[$Times.U$3];[.$D12]);MOD(1000*[$Times.U$3];[.$D12]));MIN([.$D12]-MOD(1000*[$Times.U$4];[.$D12]);MOD(1000*[$Times.U$4];[.$D12]));MIN([.$D12]-MOD(1000*[$Times.U$5];[.$D12]);MOD(1000*[$Times.U$5];[.$D12]));MIN([.$D12]-MOD(1000*[$Times.U$6];[.$D12]);MOD(1000*[$Times.U$6];[.$D12]));)" office:value-type="currency" office:currency="ns" office:value="48.5714285714286" calcext:value-type="currency">
            <text:p>49ns</text:p>
          </table:table-cell>
          <table:table-cell table:style-name="ce15" table:formula="of:=MAX(MIN([.$D12]-MOD(1000*[$Times.V$3];[.$D12]);MOD(1000*[$Times.V$3];[.$D12]));MIN([.$D12]-MOD(1000*[$Times.V$4];[.$D12]);MOD(1000*[$Times.V$4];[.$D12]));MIN([.$D12]-MOD(1000*[$Times.V$5];[.$D12]);MOD(1000*[$Times.V$5];[.$D12]));MIN([.$D12]-MOD(1000*[$Times.V$6];[.$D12]);MOD(1000*[$Times.V$6];[.$D12]));)" office:value-type="currency" office:currency="ns" office:value="42.8571428571429" calcext:value-type="currency">
            <text:p>43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7.27" calcext:value-type="currency">
            <text:p>7,27 MHz</text:p>
          </table:table-cell>
          <table:table-cell table:style-name="ce10" table:formula="of:=160/[.A13]" office:value-type="float" office:value="22.0082530949106" calcext:value-type="float">
            <text:p>22,01</text:p>
          </table:table-cell>
          <table:table-cell table:style-name="ce7" table:formula="of:=ROUND(100*[.B13]) = 100*ROUND([.B13])" office:value-type="boolean" office:boolean-value="false" calcext:value-type="boolean">
            <text:p>FAŁSZ</text:p>
          </table:table-cell>
          <table:table-cell table:style-name="ce13" table:formula="of:=1000/[.A13]" office:value-type="currency" office:currency="ns" office:value="137.551581843191" calcext:value-type="currency">
            <text:p>138ns</text:p>
          </table:table-cell>
          <table:table-cell table:style-name="ce20" table:formula="of:=([.I13]-MIN([.I$1:.I12]))" office:value-type="float" office:value="12.2992149042398" calcext:value-type="float">
            <text:p>12,30</text:p>
          </table:table-cell>
          <table:table-cell table:style-name="ce20" table:formula="of:=IF([.C13]; ([.I13]-MIN([.I$1:.I12]));&quot;&quot;)">
            <text:p/>
          </table:table-cell>
          <table:table-cell table:style-name="ce20" table:formula="of:=([.J13]-MIN([.J$1:.J12]))" office:value-type="float" office:value="-5.69178959351135" calcext:value-type="float">
            <text:p>-5,69</text:p>
          </table:table-cell>
          <table:table-cell table:style-name="ce20" table:formula="of:=([.J13]-MIN([.J$1:.J12]))*[.C13]" office:value-type="float" office:value="-0" calcext:value-type="float">
            <text:p>0,00</text:p>
          </table:table-cell>
          <table:table-cell table:style-name="ce17" table:formula="of:=COM.MICROSOFT.MAXIFS([.K13:.XDF13];[.K$2:.XDF$2];&quot;&quot;)" office:value-type="currency" office:currency="ns" office:value="63.273727647868" calcext:value-type="currency">
            <text:p>63ns</text:p>
          </table:table-cell>
          <table:table-cell table:style-name="ce17" table:formula="of:=MAX([.K13:.XFD13])" office:value-type="currency" office:currency="ns" office:value="63.273727647868" calcext:value-type="currency">
            <text:p>63ns</text:p>
          </table:table-cell>
          <table:table-cell table:style-name="ce15" table:formula="of:=MAX(MIN([.$D13]-MOD(1000*[$Times.C$3];[.$D13]);MOD(1000*[$Times.C$3];[.$D13]));MIN([.$D13]-MOD(1000*[$Times.C$4];[.$D13]);MOD(1000*[$Times.C$4];[.$D13]));MIN([.$D13]-MOD(1000*[$Times.C$5];[.$D13]);MOD(1000*[$Times.C$5];[.$D13]));MIN([.$D13]-MOD(1000*[$Times.C$6];[.$D13]);MOD(1000*[$Times.C$6];[.$D13]));)" office:value-type="currency" office:currency="ns" office:value="63.273727647868" calcext:value-type="currency">
            <text:p>63ns</text:p>
          </table:table-cell>
          <table:table-cell table:style-name="ce15" table:formula="of:=MAX(MIN([.$D13]-MOD(1000*[$Times.D$3];[.$D13]);MOD(1000*[$Times.D$3];[.$D13]));MIN([.$D13]-MOD(1000*[$Times.D$4];[.$D13]);MOD(1000*[$Times.D$4];[.$D13]));MIN([.$D13]-MOD(1000*[$Times.D$5];[.$D13]);MOD(1000*[$Times.D$5];[.$D13]));MIN([.$D13]-MOD(1000*[$Times.D$6];[.$D13]);MOD(1000*[$Times.D$6];[.$D13]));)" office:value-type="currency" office:currency="ns" office:value="62.6547455295736" calcext:value-type="currency">
            <text:p>63ns</text:p>
          </table:table-cell>
          <table:table-cell table:style-name="ce15" table:formula="of:=MAX(MIN([.$D13]-MOD(1000*[$Times.E$3];[.$D13]);MOD(1000*[$Times.E$3];[.$D13]));MIN([.$D13]-MOD(1000*[$Times.E$4];[.$D13]);MOD(1000*[$Times.E$4];[.$D13]));MIN([.$D13]-MOD(1000*[$Times.E$5];[.$D13]);MOD(1000*[$Times.E$5];[.$D13]));MIN([.$D13]-MOD(1000*[$Times.E$6];[.$D13]);MOD(1000*[$Times.E$6];[.$D13]));)" office:value-type="currency" office:currency="ns" office:value="37.3452544704264" calcext:value-type="currency">
            <text:p>37ns</text:p>
          </table:table-cell>
          <table:table-cell table:style-name="ce15" table:formula="of:=MAX(MIN([.$D13]-MOD(1000*[$Times.F$3];[.$D13]);MOD(1000*[$Times.F$3];[.$D13]));MIN([.$D13]-MOD(1000*[$Times.F$4];[.$D13]);MOD(1000*[$Times.F$4];[.$D13]));MIN([.$D13]-MOD(1000*[$Times.F$5];[.$D13]);MOD(1000*[$Times.F$5];[.$D13]));MIN([.$D13]-MOD(1000*[$Times.F$6];[.$D13]);MOD(1000*[$Times.F$6];[.$D13]));)" office:value-type="currency" office:currency="ns" office:value="55.1031636863824" calcext:value-type="currency">
            <text:p>55ns</text:p>
          </table:table-cell>
          <table:table-cell table:style-name="ce15" table:formula="of:=MAX(MIN([.$D13]-MOD(1000*[$Times.G$3];[.$D13]);MOD(1000*[$Times.G$3];[.$D13]));MIN([.$D13]-MOD(1000*[$Times.G$4];[.$D13]);MOD(1000*[$Times.G$4];[.$D13]));MIN([.$D13]-MOD(1000*[$Times.G$5];[.$D13]);MOD(1000*[$Times.G$5];[.$D13]));MIN([.$D13]-MOD(1000*[$Times.G$6];[.$D13]);MOD(1000*[$Times.G$6];[.$D13]));)" office:value-type="currency" office:currency="ns" office:value="37.1389270976616" calcext:value-type="currency">
            <text:p>37ns</text:p>
          </table:table-cell>
          <table:table-cell table:style-name="ce15" table:formula="of:=MAX(MIN([.$D13]-MOD(1000*[$Times.H$3];[.$D13]);MOD(1000*[$Times.H$3];[.$D13]));MIN([.$D13]-MOD(1000*[$Times.H$4];[.$D13]);MOD(1000*[$Times.H$4];[.$D13]));MIN([.$D13]-MOD(1000*[$Times.H$5];[.$D13]);MOD(1000*[$Times.H$5];[.$D13]));MIN([.$D13]-MOD(1000*[$Times.H$6];[.$D13]);MOD(1000*[$Times.H$6];[.$D13]));)" office:value-type="currency" office:currency="ns" office:value="62.242090784044" calcext:value-type="currency">
            <text:p>62ns</text:p>
          </table:table-cell>
          <table:table-cell table:style-name="ce15" table:formula="of:=MAX(MIN([.$D13]-MOD(1000*[$Times.I$3];[.$D13]);MOD(1000*[$Times.I$3];[.$D13]));MIN([.$D13]-MOD(1000*[$Times.I$4];[.$D13]);MOD(1000*[$Times.I$4];[.$D13]));MIN([.$D13]-MOD(1000*[$Times.I$5];[.$D13]);MOD(1000*[$Times.I$5];[.$D13]));MIN([.$D13]-MOD(1000*[$Times.I$6];[.$D13]);MOD(1000*[$Times.I$6];[.$D13]));)" office:value-type="currency" office:currency="ns" office:value="50.6189821182944" calcext:value-type="currency">
            <text:p>51ns</text:p>
          </table:table-cell>
          <table:table-cell table:style-name="ce15" table:formula="of:=MAX(MIN([.$D13]-MOD(1000*[$Times.J$3];[.$D13]);MOD(1000*[$Times.J$3];[.$D13]));MIN([.$D13]-MOD(1000*[$Times.J$4];[.$D13]);MOD(1000*[$Times.J$4];[.$D13]));MIN([.$D13]-MOD(1000*[$Times.J$5];[.$D13]);MOD(1000*[$Times.J$5];[.$D13]));MIN([.$D13]-MOD(1000*[$Times.J$6];[.$D13]);MOD(1000*[$Times.J$6];[.$D13]));)" office:value-type="currency" office:currency="ns" office:value="62.242090784044" calcext:value-type="currency">
            <text:p>62ns</text:p>
          </table:table-cell>
          <table:table-cell table:style-name="ce15" table:formula="of:=MAX(MIN([.$D13]-MOD(1000*[$Times.K$3];[.$D13]);MOD(1000*[$Times.K$3];[.$D13]));MIN([.$D13]-MOD(1000*[$Times.K$4];[.$D13]);MOD(1000*[$Times.K$4];[.$D13]));MIN([.$D13]-MOD(1000*[$Times.K$5];[.$D13]);MOD(1000*[$Times.K$5];[.$D13]));MIN([.$D13]-MOD(1000*[$Times.K$6];[.$D13]);MOD(1000*[$Times.K$6];[.$D13]));)" office:value-type="currency" office:currency="ns" office:value="50.6189821182944" calcext:value-type="currency">
            <text:p>51ns</text:p>
          </table:table-cell>
          <table:table-cell table:style-name="ce15" table:formula="of:=MAX(MIN([.$D13]-MOD(1000*[$Times.L$3];[.$D13]);MOD(1000*[$Times.L$3];[.$D13]));MIN([.$D13]-MOD(1000*[$Times.L$4];[.$D13]);MOD(1000*[$Times.L$4];[.$D13]));MIN([.$D13]-MOD(1000*[$Times.L$5];[.$D13]);MOD(1000*[$Times.L$5];[.$D13]));MIN([.$D13]-MOD(1000*[$Times.L$6];[.$D13]);MOD(1000*[$Times.L$6];[.$D13]));)" office:value-type="currency" office:currency="ns" office:value="55.1031636863824" calcext:value-type="currency">
            <text:p>55ns</text:p>
          </table:table-cell>
          <table:table-cell table:style-name="ce15" table:formula="of:=MAX(MIN([.$D13]-MOD(1000*[$Times.M$3];[.$D13]);MOD(1000*[$Times.M$3];[.$D13]));MIN([.$D13]-MOD(1000*[$Times.M$4];[.$D13]);MOD(1000*[$Times.M$4];[.$D13]));MIN([.$D13]-MOD(1000*[$Times.M$5];[.$D13]);MOD(1000*[$Times.M$5];[.$D13]));MIN([.$D13]-MOD(1000*[$Times.M$6];[.$D13]);MOD(1000*[$Times.M$6];[.$D13]));)" office:value-type="currency" office:currency="ns" office:value="50.6189821182944" calcext:value-type="currency">
            <text:p>51ns</text:p>
          </table:table-cell>
          <table:table-cell table:style-name="ce15" table:formula="of:=MAX(MIN([.$D13]-MOD(1000*[$Times.N$3];[.$D13]);MOD(1000*[$Times.N$3];[.$D13]));MIN([.$D13]-MOD(1000*[$Times.N$4];[.$D13]);MOD(1000*[$Times.N$4];[.$D13]));MIN([.$D13]-MOD(1000*[$Times.N$5];[.$D13]);MOD(1000*[$Times.N$5];[.$D13]));MIN([.$D13]-MOD(1000*[$Times.N$6];[.$D13]);MOD(1000*[$Times.N$6];[.$D13]));)" office:value-type="currency" office:currency="ns" office:value="55.1031636863824" calcext:value-type="currency">
            <text:p>55ns</text:p>
          </table:table-cell>
          <table:table-cell table:style-name="ce15" table:formula="of:=MAX(MIN([.$D13]-MOD(1000*[$Times.O$3];[.$D13]);MOD(1000*[$Times.O$3];[.$D13]));MIN([.$D13]-MOD(1000*[$Times.O$4];[.$D13]);MOD(1000*[$Times.O$4];[.$D13]));MIN([.$D13]-MOD(1000*[$Times.O$5];[.$D13]);MOD(1000*[$Times.O$5];[.$D13]));MIN([.$D13]-MOD(1000*[$Times.O$6];[.$D13]);MOD(1000*[$Times.O$6];[.$D13]));)" office:value-type="currency" office:currency="ns" office:value="37.1389270976616" calcext:value-type="currency">
            <text:p>37ns</text:p>
          </table:table-cell>
          <table:table-cell table:style-name="ce15" table:formula="of:=MAX(MIN([.$D13]-MOD(1000*[$Times.P$3];[.$D13]);MOD(1000*[$Times.P$3];[.$D13]));MIN([.$D13]-MOD(1000*[$Times.P$4];[.$D13]);MOD(1000*[$Times.P$4];[.$D13]));MIN([.$D13]-MOD(1000*[$Times.P$5];[.$D13]);MOD(1000*[$Times.P$5];[.$D13]));MIN([.$D13]-MOD(1000*[$Times.P$6];[.$D13]);MOD(1000*[$Times.P$6];[.$D13]));)" office:value-type="currency" office:currency="ns" office:value="55.1031636863824" calcext:value-type="currency">
            <text:p>55ns</text:p>
          </table:table-cell>
          <table:table-cell table:style-name="ce15" table:formula="of:=MAX(MIN([.$D13]-MOD(1000*[$Times.Q$3];[.$D13]);MOD(1000*[$Times.Q$3];[.$D13]));MIN([.$D13]-MOD(1000*[$Times.Q$4];[.$D13]);MOD(1000*[$Times.Q$4];[.$D13]));MIN([.$D13]-MOD(1000*[$Times.Q$5];[.$D13]);MOD(1000*[$Times.Q$5];[.$D13]));MIN([.$D13]-MOD(1000*[$Times.Q$6];[.$D13]);MOD(1000*[$Times.Q$6];[.$D13]));)" office:value-type="currency" office:currency="ns" office:value="50.6189821182944" calcext:value-type="currency">
            <text:p>51ns</text:p>
          </table:table-cell>
          <table:table-cell table:style-name="ce15" table:formula="of:=MAX(MIN([.$D13]-MOD(1000*[$Times.R$3];[.$D13]);MOD(1000*[$Times.R$3];[.$D13]));MIN([.$D13]-MOD(1000*[$Times.R$4];[.$D13]);MOD(1000*[$Times.R$4];[.$D13]));MIN([.$D13]-MOD(1000*[$Times.R$5];[.$D13]);MOD(1000*[$Times.R$5];[.$D13]));MIN([.$D13]-MOD(1000*[$Times.R$6];[.$D13]);MOD(1000*[$Times.R$6];[.$D13]));)" office:value-type="currency" office:currency="ns" office:value="55.1031636863824" calcext:value-type="currency">
            <text:p>55ns</text:p>
          </table:table-cell>
          <table:table-cell table:style-name="ce15" table:formula="of:=MAX(MIN([.$D13]-MOD(1000*[$Times.S$3];[.$D13]);MOD(1000*[$Times.S$3];[.$D13]));MIN([.$D13]-MOD(1000*[$Times.S$4];[.$D13]);MOD(1000*[$Times.S$4];[.$D13]));MIN([.$D13]-MOD(1000*[$Times.S$5];[.$D13]);MOD(1000*[$Times.S$5];[.$D13]));MIN([.$D13]-MOD(1000*[$Times.S$6];[.$D13]);MOD(1000*[$Times.S$6];[.$D13]));)" office:value-type="currency" office:currency="ns" office:value="50.6189821182944" calcext:value-type="currency">
            <text:p>51ns</text:p>
          </table:table-cell>
          <table:table-cell table:style-name="ce15" table:formula="of:=MAX(MIN([.$D13]-MOD(1000*[$Times.T$3];[.$D13]);MOD(1000*[$Times.T$3];[.$D13]));MIN([.$D13]-MOD(1000*[$Times.T$4];[.$D13]);MOD(1000*[$Times.T$4];[.$D13]));MIN([.$D13]-MOD(1000*[$Times.T$5];[.$D13]);MOD(1000*[$Times.T$5];[.$D13]));MIN([.$D13]-MOD(1000*[$Times.T$6];[.$D13]);MOD(1000*[$Times.T$6];[.$D13]));)" office:value-type="currency" office:currency="ns" office:value="55.1031636863824" calcext:value-type="currency">
            <text:p>55ns</text:p>
          </table:table-cell>
          <table:table-cell table:style-name="ce15" table:formula="of:=MAX(MIN([.$D13]-MOD(1000*[$Times.U$3];[.$D13]);MOD(1000*[$Times.U$3];[.$D13]));MIN([.$D13]-MOD(1000*[$Times.U$4];[.$D13]);MOD(1000*[$Times.U$4];[.$D13]));MIN([.$D13]-MOD(1000*[$Times.U$5];[.$D13]);MOD(1000*[$Times.U$5];[.$D13]));MIN([.$D13]-MOD(1000*[$Times.U$6];[.$D13]);MOD(1000*[$Times.U$6];[.$D13]));)" office:value-type="currency" office:currency="ns" office:value="37.1389270976616" calcext:value-type="currency">
            <text:p>37ns</text:p>
          </table:table-cell>
          <table:table-cell table:style-name="ce15" table:formula="of:=MAX(MIN([.$D13]-MOD(1000*[$Times.V$3];[.$D13]);MOD(1000*[$Times.V$3];[.$D13]));MIN([.$D13]-MOD(1000*[$Times.V$4];[.$D13]);MOD(1000*[$Times.V$4];[.$D13]));MIN([.$D13]-MOD(1000*[$Times.V$5];[.$D13]);MOD(1000*[$Times.V$5];[.$D13]));MIN([.$D13]-MOD(1000*[$Times.V$6];[.$D13]);MOD(1000*[$Times.V$6];[.$D13]));)" office:value-type="currency" office:currency="ns" office:value="62.8610729023384" calcext:value-type="currency">
            <text:p>63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7.37" calcext:value-type="currency">
            <text:p>7,37 MHz</text:p>
          </table:table-cell>
          <table:table-cell table:style-name="ce10" table:formula="of:=160/[.A14]" office:value-type="float" office:value="21.7096336499322" calcext:value-type="float">
            <text:p>21,71</text:p>
          </table:table-cell>
          <table:table-cell table:style-name="ce7" table:formula="of:=ROUND(100*[.B14]) = 100*ROUND([.B14])" office:value-type="boolean" office:boolean-value="false" calcext:value-type="boolean">
            <text:p>FAŁSZ</text:p>
          </table:table-cell>
          <table:table-cell table:style-name="ce13" table:formula="of:=1000/[.A14]" office:value-type="currency" office:currency="ns" office:value="135.685210312076" calcext:value-type="currency">
            <text:p>136ns</text:p>
          </table:table-cell>
          <table:table-cell table:style-name="ce20" table:formula="of:=([.I14]-MIN([.I$1:.I13]))" office:value-type="float" office:value="6.28464600806797" calcext:value-type="float">
            <text:p>6,28</text:p>
          </table:table-cell>
          <table:table-cell table:style-name="ce20" table:formula="of:=IF([.C14]; ([.I14]-MIN([.I$1:.I13]));&quot;&quot;)">
            <text:p/>
          </table:table-cell>
          <table:table-cell table:style-name="ce20" table:formula="of:=([.J14]-MIN([.J$1:.J13]))" office:value-type="float" office:value="0.83753422458787" calcext:value-type="float">
            <text:p>0,84</text:p>
          </table:table-cell>
          <table:table-cell table:style-name="ce20" table:formula="of:=([.J14]-MIN([.J$1:.J13]))*[.C14]" office:value-type="float" office:value="0" calcext:value-type="float">
            <text:p>0,00</text:p>
          </table:table-cell>
          <table:table-cell table:style-name="ce17" table:formula="of:=COM.MICROSOFT.MAXIFS([.K14:.XDF14];[.K$2:.XDF$2];&quot;&quot;)" office:value-type="currency" office:currency="ns" office:value="57.2591587516961" calcext:value-type="currency">
            <text:p>57ns</text:p>
          </table:table-cell>
          <table:table-cell table:style-name="ce17" table:formula="of:=MAX([.K14:.XFD14])" office:value-type="currency" office:currency="ns" office:value="64.1112618724558" calcext:value-type="currency">
            <text:p>64ns</text:p>
          </table:table-cell>
          <table:table-cell table:style-name="ce15" table:formula="of:=MAX(MIN([.$D14]-MOD(1000*[$Times.C$3];[.$D14]);MOD(1000*[$Times.C$3];[.$D14]));MIN([.$D14]-MOD(1000*[$Times.C$4];[.$D14]);MOD(1000*[$Times.C$4];[.$D14]));MIN([.$D14]-MOD(1000*[$Times.C$5];[.$D14]);MOD(1000*[$Times.C$5];[.$D14]));MIN([.$D14]-MOD(1000*[$Times.C$6];[.$D14]);MOD(1000*[$Times.C$6];[.$D14]));)" office:value-type="currency" office:currency="ns" office:value="56.8521031207598" calcext:value-type="currency">
            <text:p>57ns</text:p>
          </table:table-cell>
          <table:table-cell table:style-name="ce15" table:formula="of:=MAX(MIN([.$D14]-MOD(1000*[$Times.D$3];[.$D14]);MOD(1000*[$Times.D$3];[.$D14]));MIN([.$D14]-MOD(1000*[$Times.D$4];[.$D14]);MOD(1000*[$Times.D$4];[.$D14]));MIN([.$D14]-MOD(1000*[$Times.D$5];[.$D14]);MOD(1000*[$Times.D$5];[.$D14]));MIN([.$D14]-MOD(1000*[$Times.D$6];[.$D14]);MOD(1000*[$Times.D$6];[.$D14]));)" office:value-type="currency" office:currency="ns" office:value="57.2591587516961" calcext:value-type="currency">
            <text:p>57ns</text:p>
          </table:table-cell>
          <table:table-cell table:style-name="ce15" table:formula="of:=MAX(MIN([.$D14]-MOD(1000*[$Times.E$3];[.$D14]);MOD(1000*[$Times.E$3];[.$D14]));MIN([.$D14]-MOD(1000*[$Times.E$4];[.$D14]);MOD(1000*[$Times.E$4];[.$D14]));MIN([.$D14]-MOD(1000*[$Times.E$5];[.$D14]);MOD(1000*[$Times.E$5];[.$D14]));MIN([.$D14]-MOD(1000*[$Times.E$6];[.$D14]);MOD(1000*[$Times.E$6];[.$D14]));)" office:value-type="currency" office:currency="ns" office:value="42.9443690637721" calcext:value-type="currency">
            <text:p>43ns</text:p>
          </table:table-cell>
          <table:table-cell table:style-name="ce15" table:formula="of:=MAX(MIN([.$D14]-MOD(1000*[$Times.F$3];[.$D14]);MOD(1000*[$Times.F$3];[.$D14]));MIN([.$D14]-MOD(1000*[$Times.F$4];[.$D14]);MOD(1000*[$Times.F$4];[.$D14]));MIN([.$D14]-MOD(1000*[$Times.F$5];[.$D14]);MOD(1000*[$Times.F$5];[.$D14]));MIN([.$D14]-MOD(1000*[$Times.F$6];[.$D14]);MOD(1000*[$Times.F$6];[.$D14]));)" office:value-type="currency" office:currency="ns" office:value="51.370420624152" calcext:value-type="currency">
            <text:p>51ns</text:p>
          </table:table-cell>
          <table:table-cell table:style-name="ce15" table:formula="of:=MAX(MIN([.$D14]-MOD(1000*[$Times.G$3];[.$D14]);MOD(1000*[$Times.G$3];[.$D14]));MIN([.$D14]-MOD(1000*[$Times.G$4];[.$D14]);MOD(1000*[$Times.G$4];[.$D14]));MIN([.$D14]-MOD(1000*[$Times.G$5];[.$D14]);MOD(1000*[$Times.G$5];[.$D14]));MIN([.$D14]-MOD(1000*[$Times.G$6];[.$D14]);MOD(1000*[$Times.G$6];[.$D14]));)" office:value-type="currency" office:currency="ns" office:value="50.2035278154681" calcext:value-type="currency">
            <text:p>50ns</text:p>
          </table:table-cell>
          <table:table-cell table:style-name="ce15" table:formula="of:=MAX(MIN([.$D14]-MOD(1000*[$Times.H$3];[.$D14]);MOD(1000*[$Times.H$3];[.$D14]));MIN([.$D14]-MOD(1000*[$Times.H$4];[.$D14]);MOD(1000*[$Times.H$4];[.$D14]));MIN([.$D14]-MOD(1000*[$Times.H$5];[.$D14]);MOD(1000*[$Times.H$5];[.$D14]));MIN([.$D14]-MOD(1000*[$Times.H$6];[.$D14]);MOD(1000*[$Times.H$6];[.$D14]));)" office:value-type="currency" office:currency="ns" office:value="64.1112618724558" calcext:value-type="currency">
            <text:p>64ns</text:p>
          </table:table-cell>
          <table:table-cell table:style-name="ce15" table:formula="of:=MAX(MIN([.$D14]-MOD(1000*[$Times.I$3];[.$D14]);MOD(1000*[$Times.I$3];[.$D14]));MIN([.$D14]-MOD(1000*[$Times.I$4];[.$D14]);MOD(1000*[$Times.I$4];[.$D14]));MIN([.$D14]-MOD(1000*[$Times.I$5];[.$D14]);MOD(1000*[$Times.I$5];[.$D14]));MIN([.$D14]-MOD(1000*[$Times.I$6];[.$D14]);MOD(1000*[$Times.I$6];[.$D14]));)" office:value-type="currency" office:currency="ns" office:value="28.2225237449118" calcext:value-type="currency">
            <text:p>28ns</text:p>
          </table:table-cell>
          <table:table-cell table:style-name="ce15" table:formula="of:=MAX(MIN([.$D14]-MOD(1000*[$Times.J$3];[.$D14]);MOD(1000*[$Times.J$3];[.$D14]));MIN([.$D14]-MOD(1000*[$Times.J$4];[.$D14]);MOD(1000*[$Times.J$4];[.$D14]));MIN([.$D14]-MOD(1000*[$Times.J$5];[.$D14]);MOD(1000*[$Times.J$5];[.$D14]));MIN([.$D14]-MOD(1000*[$Times.J$6];[.$D14]);MOD(1000*[$Times.J$6];[.$D14]));)" office:value-type="currency" office:currency="ns" office:value="64.1112618724558" calcext:value-type="currency">
            <text:p>64ns</text:p>
          </table:table-cell>
          <table:table-cell table:style-name="ce15" table:formula="of:=MAX(MIN([.$D14]-MOD(1000*[$Times.K$3];[.$D14]);MOD(1000*[$Times.K$3];[.$D14]));MIN([.$D14]-MOD(1000*[$Times.K$4];[.$D14]);MOD(1000*[$Times.K$4];[.$D14]));MIN([.$D14]-MOD(1000*[$Times.K$5];[.$D14]);MOD(1000*[$Times.K$5];[.$D14]));MIN([.$D14]-MOD(1000*[$Times.K$6];[.$D14]);MOD(1000*[$Times.K$6];[.$D14]));)" office:value-type="currency" office:currency="ns" office:value="28.2225237449118" calcext:value-type="currency">
            <text:p>28ns</text:p>
          </table:table-cell>
          <table:table-cell table:style-name="ce15" table:formula="of:=MAX(MIN([.$D14]-MOD(1000*[$Times.L$3];[.$D14]);MOD(1000*[$Times.L$3];[.$D14]));MIN([.$D14]-MOD(1000*[$Times.L$4];[.$D14]);MOD(1000*[$Times.L$4];[.$D14]));MIN([.$D14]-MOD(1000*[$Times.L$5];[.$D14]);MOD(1000*[$Times.L$5];[.$D14]));MIN([.$D14]-MOD(1000*[$Times.L$6];[.$D14]);MOD(1000*[$Times.L$6];[.$D14]));)" office:value-type="currency" office:currency="ns" office:value="51.370420624152" calcext:value-type="currency">
            <text:p>51ns</text:p>
          </table:table-cell>
          <table:table-cell table:style-name="ce15" table:formula="of:=MAX(MIN([.$D14]-MOD(1000*[$Times.M$3];[.$D14]);MOD(1000*[$Times.M$3];[.$D14]));MIN([.$D14]-MOD(1000*[$Times.M$4];[.$D14]);MOD(1000*[$Times.M$4];[.$D14]));MIN([.$D14]-MOD(1000*[$Times.M$5];[.$D14]);MOD(1000*[$Times.M$5];[.$D14]));MIN([.$D14]-MOD(1000*[$Times.M$6];[.$D14]);MOD(1000*[$Times.M$6];[.$D14]));)" office:value-type="currency" office:currency="ns" office:value="28.2225237449118" calcext:value-type="currency">
            <text:p>28ns</text:p>
          </table:table-cell>
          <table:table-cell table:style-name="ce15" table:formula="of:=MAX(MIN([.$D14]-MOD(1000*[$Times.N$3];[.$D14]);MOD(1000*[$Times.N$3];[.$D14]));MIN([.$D14]-MOD(1000*[$Times.N$4];[.$D14]);MOD(1000*[$Times.N$4];[.$D14]));MIN([.$D14]-MOD(1000*[$Times.N$5];[.$D14]);MOD(1000*[$Times.N$5];[.$D14]));MIN([.$D14]-MOD(1000*[$Times.N$6];[.$D14]);MOD(1000*[$Times.N$6];[.$D14]));)" office:value-type="currency" office:currency="ns" office:value="51.370420624152" calcext:value-type="currency">
            <text:p>51ns</text:p>
          </table:table-cell>
          <table:table-cell table:style-name="ce15" table:formula="of:=MAX(MIN([.$D14]-MOD(1000*[$Times.O$3];[.$D14]);MOD(1000*[$Times.O$3];[.$D14]));MIN([.$D14]-MOD(1000*[$Times.O$4];[.$D14]);MOD(1000*[$Times.O$4];[.$D14]));MIN([.$D14]-MOD(1000*[$Times.O$5];[.$D14]);MOD(1000*[$Times.O$5];[.$D14]));MIN([.$D14]-MOD(1000*[$Times.O$6];[.$D14]);MOD(1000*[$Times.O$6];[.$D14]));)" office:value-type="currency" office:currency="ns" office:value="50.2035278154681" calcext:value-type="currency">
            <text:p>50ns</text:p>
          </table:table-cell>
          <table:table-cell table:style-name="ce15" table:formula="of:=MAX(MIN([.$D14]-MOD(1000*[$Times.P$3];[.$D14]);MOD(1000*[$Times.P$3];[.$D14]));MIN([.$D14]-MOD(1000*[$Times.P$4];[.$D14]);MOD(1000*[$Times.P$4];[.$D14]));MIN([.$D14]-MOD(1000*[$Times.P$5];[.$D14]);MOD(1000*[$Times.P$5];[.$D14]));MIN([.$D14]-MOD(1000*[$Times.P$6];[.$D14]);MOD(1000*[$Times.P$6];[.$D14]));)" office:value-type="currency" office:currency="ns" office:value="51.370420624152" calcext:value-type="currency">
            <text:p>51ns</text:p>
          </table:table-cell>
          <table:table-cell table:style-name="ce15" table:formula="of:=MAX(MIN([.$D14]-MOD(1000*[$Times.Q$3];[.$D14]);MOD(1000*[$Times.Q$3];[.$D14]));MIN([.$D14]-MOD(1000*[$Times.Q$4];[.$D14]);MOD(1000*[$Times.Q$4];[.$D14]));MIN([.$D14]-MOD(1000*[$Times.Q$5];[.$D14]);MOD(1000*[$Times.Q$5];[.$D14]));MIN([.$D14]-MOD(1000*[$Times.Q$6];[.$D14]);MOD(1000*[$Times.Q$6];[.$D14]));)" office:value-type="currency" office:currency="ns" office:value="28.2225237449118" calcext:value-type="currency">
            <text:p>28ns</text:p>
          </table:table-cell>
          <table:table-cell table:style-name="ce15" table:formula="of:=MAX(MIN([.$D14]-MOD(1000*[$Times.R$3];[.$D14]);MOD(1000*[$Times.R$3];[.$D14]));MIN([.$D14]-MOD(1000*[$Times.R$4];[.$D14]);MOD(1000*[$Times.R$4];[.$D14]));MIN([.$D14]-MOD(1000*[$Times.R$5];[.$D14]);MOD(1000*[$Times.R$5];[.$D14]));MIN([.$D14]-MOD(1000*[$Times.R$6];[.$D14]);MOD(1000*[$Times.R$6];[.$D14]));)" office:value-type="currency" office:currency="ns" office:value="51.370420624152" calcext:value-type="currency">
            <text:p>51ns</text:p>
          </table:table-cell>
          <table:table-cell table:style-name="ce15" table:formula="of:=MAX(MIN([.$D14]-MOD(1000*[$Times.S$3];[.$D14]);MOD(1000*[$Times.S$3];[.$D14]));MIN([.$D14]-MOD(1000*[$Times.S$4];[.$D14]);MOD(1000*[$Times.S$4];[.$D14]));MIN([.$D14]-MOD(1000*[$Times.S$5];[.$D14]);MOD(1000*[$Times.S$5];[.$D14]));MIN([.$D14]-MOD(1000*[$Times.S$6];[.$D14]);MOD(1000*[$Times.S$6];[.$D14]));)" office:value-type="currency" office:currency="ns" office:value="28.2225237449118" calcext:value-type="currency">
            <text:p>28ns</text:p>
          </table:table-cell>
          <table:table-cell table:style-name="ce15" table:formula="of:=MAX(MIN([.$D14]-MOD(1000*[$Times.T$3];[.$D14]);MOD(1000*[$Times.T$3];[.$D14]));MIN([.$D14]-MOD(1000*[$Times.T$4];[.$D14]);MOD(1000*[$Times.T$4];[.$D14]));MIN([.$D14]-MOD(1000*[$Times.T$5];[.$D14]);MOD(1000*[$Times.T$5];[.$D14]));MIN([.$D14]-MOD(1000*[$Times.T$6];[.$D14]);MOD(1000*[$Times.T$6];[.$D14]));)" office:value-type="currency" office:currency="ns" office:value="51.370420624152" calcext:value-type="currency">
            <text:p>51ns</text:p>
          </table:table-cell>
          <table:table-cell table:style-name="ce15" table:formula="of:=MAX(MIN([.$D14]-MOD(1000*[$Times.U$3];[.$D14]);MOD(1000*[$Times.U$3];[.$D14]));MIN([.$D14]-MOD(1000*[$Times.U$4];[.$D14]);MOD(1000*[$Times.U$4];[.$D14]));MIN([.$D14]-MOD(1000*[$Times.U$5];[.$D14]);MOD(1000*[$Times.U$5];[.$D14]));MIN([.$D14]-MOD(1000*[$Times.U$6];[.$D14]);MOD(1000*[$Times.U$6];[.$D14]));)" office:value-type="currency" office:currency="ns" office:value="50.2035278154681" calcext:value-type="currency">
            <text:p>50ns</text:p>
          </table:table-cell>
          <table:table-cell table:style-name="ce15" table:formula="of:=MAX(MIN([.$D14]-MOD(1000*[$Times.V$3];[.$D14]);MOD(1000*[$Times.V$3];[.$D14]));MIN([.$D14]-MOD(1000*[$Times.V$4];[.$D14]);MOD(1000*[$Times.V$4];[.$D14]));MIN([.$D14]-MOD(1000*[$Times.V$5];[.$D14]);MOD(1000*[$Times.V$5];[.$D14]));MIN([.$D14]-MOD(1000*[$Times.V$6];[.$D14]);MOD(1000*[$Times.V$6];[.$D14]));)" office:value-type="currency" office:currency="ns" office:value="57.2591587516961" calcext:value-type="currency">
            <text:p>57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7.62" calcext:value-type="currency">
            <text:p>7,62 MHz</text:p>
          </table:table-cell>
          <table:table-cell table:style-name="ce10" table:formula="of:=160/[.A15]" office:value-type="float" office:value="20.997375328084" calcext:value-type="float">
            <text:p>21,00</text:p>
          </table:table-cell>
          <table:table-cell table:style-name="ce7" table:formula="of:=ROUND(100*[.B15]) = 100*ROUND([.B15])" office:value-type="boolean" office:boolean-value="true" calcext:value-type="boolean">
            <text:p>PRAWDA</text:p>
          </table:table-cell>
          <table:table-cell table:style-name="ce13" table:formula="of:=1000/[.A15]" office:value-type="currency" office:currency="ns" office:value="131.233595800525" calcext:value-type="currency">
            <text:p>131ns</text:p>
          </table:table-cell>
          <table:table-cell table:style-name="ce20" table:formula="of:=([.I15]-MIN([.I$1:.I14]))" office:value-type="float" office:value="11.6239124532223" calcext:value-type="float">
            <text:p>11,62</text:p>
          </table:table-cell>
          <table:table-cell table:style-name="ce20" table:formula="of:=IF([.C15]; ([.I15]-MIN([.I$1:.I14]));&quot;&quot;)" office:value-type="float" office:value="11.6239124532223" calcext:value-type="float">
            <text:p>11,62</text:p>
          </table:table-cell>
          <table:table-cell table:style-name="ce20" table:formula="of:=([.J15]-MIN([.J$1:.J14]))" office:value-type="float" office:value="-0.675302451017586" calcext:value-type="float">
            <text:p>-0,68</text:p>
          </table:table-cell>
          <table:table-cell table:style-name="ce20" table:formula="of:=([.J15]-MIN([.J$1:.J14]))*[.C15]" office:value-type="float" office:value="-0.675302451017586" calcext:value-type="float">
            <text:p>-0,68</text:p>
          </table:table-cell>
          <table:table-cell table:style-name="ce17" table:formula="of:=COM.MICROSOFT.MAXIFS([.K15:.XDF15];[.K$2:.XDF$2];&quot;&quot;)" office:value-type="currency" office:currency="ns" office:value="62.5984251968504" calcext:value-type="currency">
            <text:p>63ns</text:p>
          </table:table-cell>
          <table:table-cell table:style-name="ce17" table:formula="of:=MAX([.K15:.XFD15])" office:value-type="currency" office:currency="ns" office:value="62.5984251968504" calcext:value-type="currency">
            <text:p>63ns</text:p>
          </table:table-cell>
          <table:table-cell table:style-name="ce15" table:formula="of:=MAX(MIN([.$D15]-MOD(1000*[$Times.C$3];[.$D15]);MOD(1000*[$Times.C$3];[.$D15]));MIN([.$D15]-MOD(1000*[$Times.C$4];[.$D15]);MOD(1000*[$Times.C$4];[.$D15]));MIN([.$D15]-MOD(1000*[$Times.C$5];[.$D15]);MOD(1000*[$Times.C$5];[.$D15]));MIN([.$D15]-MOD(1000*[$Times.C$6];[.$D15]);MOD(1000*[$Times.C$6];[.$D15]));)" office:value-type="currency" office:currency="ns" office:value="31.4960629921259" calcext:value-type="currency">
            <text:p>31ns</text:p>
          </table:table-cell>
          <table:table-cell table:style-name="ce15" table:formula="of:=MAX(MIN([.$D15]-MOD(1000*[$Times.D$3];[.$D15]);MOD(1000*[$Times.D$3];[.$D15]));MIN([.$D15]-MOD(1000*[$Times.D$4];[.$D15]);MOD(1000*[$Times.D$4];[.$D15]));MIN([.$D15]-MOD(1000*[$Times.D$5];[.$D15]);MOD(1000*[$Times.D$5];[.$D15]));MIN([.$D15]-MOD(1000*[$Times.D$6];[.$D15]);MOD(1000*[$Times.D$6];[.$D15]));)" office:value-type="currency" office:currency="ns" office:value="56.1679790026247" calcext:value-type="currency">
            <text:p>56ns</text:p>
          </table:table-cell>
          <table:table-cell table:style-name="ce15" table:formula="of:=MAX(MIN([.$D15]-MOD(1000*[$Times.E$3];[.$D15]);MOD(1000*[$Times.E$3];[.$D15]));MIN([.$D15]-MOD(1000*[$Times.E$4];[.$D15]);MOD(1000*[$Times.E$4];[.$D15]));MIN([.$D15]-MOD(1000*[$Times.E$5];[.$D15]);MOD(1000*[$Times.E$5];[.$D15]));MIN([.$D15]-MOD(1000*[$Times.E$6];[.$D15]);MOD(1000*[$Times.E$6];[.$D15]));)" office:value-type="currency" office:currency="ns" office:value="62.5984251968504" calcext:value-type="currency">
            <text:p>63ns</text:p>
          </table:table-cell>
          <table:table-cell table:style-name="ce15" table:formula="of:=MAX(MIN([.$D15]-MOD(1000*[$Times.F$3];[.$D15]);MOD(1000*[$Times.F$3];[.$D15]));MIN([.$D15]-MOD(1000*[$Times.F$4];[.$D15]);MOD(1000*[$Times.F$4];[.$D15]));MIN([.$D15]-MOD(1000*[$Times.F$5];[.$D15]);MOD(1000*[$Times.F$5];[.$D15]));MIN([.$D15]-MOD(1000*[$Times.F$6];[.$D15]);MOD(1000*[$Times.F$6];[.$D15]));)" office:value-type="currency" office:currency="ns" office:value="55.0656167979003" calcext:value-type="currency">
            <text:p>55ns</text:p>
          </table:table-cell>
          <table:table-cell table:style-name="ce15" table:formula="of:=MAX(MIN([.$D15]-MOD(1000*[$Times.G$3];[.$D15]);MOD(1000*[$Times.G$3];[.$D15]));MIN([.$D15]-MOD(1000*[$Times.G$4];[.$D15]);MOD(1000*[$Times.G$4];[.$D15]));MIN([.$D15]-MOD(1000*[$Times.G$5];[.$D15]);MOD(1000*[$Times.G$5];[.$D15]));MIN([.$D15]-MOD(1000*[$Times.G$6];[.$D15]);MOD(1000*[$Times.G$6];[.$D15]));)" office:value-type="currency" office:currency="ns" office:value="49.8687664041996" calcext:value-type="currency">
            <text:p>50ns</text:p>
          </table:table-cell>
          <table:table-cell table:style-name="ce15" table:formula="of:=MAX(MIN([.$D15]-MOD(1000*[$Times.H$3];[.$D15]);MOD(1000*[$Times.H$3];[.$D15]));MIN([.$D15]-MOD(1000*[$Times.H$4];[.$D15]);MOD(1000*[$Times.H$4];[.$D15]));MIN([.$D15]-MOD(1000*[$Times.H$5];[.$D15]);MOD(1000*[$Times.H$5];[.$D15]));MIN([.$D15]-MOD(1000*[$Times.H$6];[.$D15]);MOD(1000*[$Times.H$6];[.$D15]));)" office:value-type="currency" office:currency="ns" office:value="42.4671916010499" calcext:value-type="currency">
            <text:p>42ns</text:p>
          </table:table-cell>
          <table:table-cell table:style-name="ce15" table:formula="of:=MAX(MIN([.$D15]-MOD(1000*[$Times.I$3];[.$D15]);MOD(1000*[$Times.I$3];[.$D15]));MIN([.$D15]-MOD(1000*[$Times.I$4];[.$D15]);MOD(1000*[$Times.I$4];[.$D15]));MIN([.$D15]-MOD(1000*[$Times.I$5];[.$D15]);MOD(1000*[$Times.I$5];[.$D15]));MIN([.$D15]-MOD(1000*[$Times.I$6];[.$D15]);MOD(1000*[$Times.I$6];[.$D15]));)" office:value-type="currency" office:currency="ns" office:value="26.2992125984252" calcext:value-type="currency">
            <text:p>26ns</text:p>
          </table:table-cell>
          <table:table-cell table:style-name="ce15" table:formula="of:=MAX(MIN([.$D15]-MOD(1000*[$Times.J$3];[.$D15]);MOD(1000*[$Times.J$3];[.$D15]));MIN([.$D15]-MOD(1000*[$Times.J$4];[.$D15]);MOD(1000*[$Times.J$4];[.$D15]));MIN([.$D15]-MOD(1000*[$Times.J$5];[.$D15]);MOD(1000*[$Times.J$5];[.$D15]));MIN([.$D15]-MOD(1000*[$Times.J$6];[.$D15]);MOD(1000*[$Times.J$6];[.$D15]));)" office:value-type="currency" office:currency="ns" office:value="42.4671916010499" calcext:value-type="currency">
            <text:p>42ns</text:p>
          </table:table-cell>
          <table:table-cell table:style-name="ce15" table:formula="of:=MAX(MIN([.$D15]-MOD(1000*[$Times.K$3];[.$D15]);MOD(1000*[$Times.K$3];[.$D15]));MIN([.$D15]-MOD(1000*[$Times.K$4];[.$D15]);MOD(1000*[$Times.K$4];[.$D15]));MIN([.$D15]-MOD(1000*[$Times.K$5];[.$D15]);MOD(1000*[$Times.K$5];[.$D15]));MIN([.$D15]-MOD(1000*[$Times.K$6];[.$D15]);MOD(1000*[$Times.K$6];[.$D15]));)" office:value-type="currency" office:currency="ns" office:value="26.2992125984252" calcext:value-type="currency">
            <text:p>26ns</text:p>
          </table:table-cell>
          <table:table-cell table:style-name="ce15" table:formula="of:=MAX(MIN([.$D15]-MOD(1000*[$Times.L$3];[.$D15]);MOD(1000*[$Times.L$3];[.$D15]));MIN([.$D15]-MOD(1000*[$Times.L$4];[.$D15]);MOD(1000*[$Times.L$4];[.$D15]));MIN([.$D15]-MOD(1000*[$Times.L$5];[.$D15]);MOD(1000*[$Times.L$5];[.$D15]));MIN([.$D15]-MOD(1000*[$Times.L$6];[.$D15]);MOD(1000*[$Times.L$6];[.$D15]));)" office:value-type="currency" office:currency="ns" office:value="55.0656167979003" calcext:value-type="currency">
            <text:p>55ns</text:p>
          </table:table-cell>
          <table:table-cell table:style-name="ce15" table:formula="of:=MAX(MIN([.$D15]-MOD(1000*[$Times.M$3];[.$D15]);MOD(1000*[$Times.M$3];[.$D15]));MIN([.$D15]-MOD(1000*[$Times.M$4];[.$D15]);MOD(1000*[$Times.M$4];[.$D15]));MIN([.$D15]-MOD(1000*[$Times.M$5];[.$D15]);MOD(1000*[$Times.M$5];[.$D15]));MIN([.$D15]-MOD(1000*[$Times.M$6];[.$D15]);MOD(1000*[$Times.M$6];[.$D15]));)" office:value-type="currency" office:currency="ns" office:value="26.2992125984252" calcext:value-type="currency">
            <text:p>26ns</text:p>
          </table:table-cell>
          <table:table-cell table:style-name="ce15" table:formula="of:=MAX(MIN([.$D15]-MOD(1000*[$Times.N$3];[.$D15]);MOD(1000*[$Times.N$3];[.$D15]));MIN([.$D15]-MOD(1000*[$Times.N$4];[.$D15]);MOD(1000*[$Times.N$4];[.$D15]));MIN([.$D15]-MOD(1000*[$Times.N$5];[.$D15]);MOD(1000*[$Times.N$5];[.$D15]));MIN([.$D15]-MOD(1000*[$Times.N$6];[.$D15]);MOD(1000*[$Times.N$6];[.$D15]));)" office:value-type="currency" office:currency="ns" office:value="55.0656167979003" calcext:value-type="currency">
            <text:p>55ns</text:p>
          </table:table-cell>
          <table:table-cell table:style-name="ce15" table:formula="of:=MAX(MIN([.$D15]-MOD(1000*[$Times.O$3];[.$D15]);MOD(1000*[$Times.O$3];[.$D15]));MIN([.$D15]-MOD(1000*[$Times.O$4];[.$D15]);MOD(1000*[$Times.O$4];[.$D15]));MIN([.$D15]-MOD(1000*[$Times.O$5];[.$D15]);MOD(1000*[$Times.O$5];[.$D15]));MIN([.$D15]-MOD(1000*[$Times.O$6];[.$D15]);MOD(1000*[$Times.O$6];[.$D15]));)" office:value-type="currency" office:currency="ns" office:value="49.8687664041996" calcext:value-type="currency">
            <text:p>50ns</text:p>
          </table:table-cell>
          <table:table-cell table:style-name="ce15" table:formula="of:=MAX(MIN([.$D15]-MOD(1000*[$Times.P$3];[.$D15]);MOD(1000*[$Times.P$3];[.$D15]));MIN([.$D15]-MOD(1000*[$Times.P$4];[.$D15]);MOD(1000*[$Times.P$4];[.$D15]));MIN([.$D15]-MOD(1000*[$Times.P$5];[.$D15]);MOD(1000*[$Times.P$5];[.$D15]));MIN([.$D15]-MOD(1000*[$Times.P$6];[.$D15]);MOD(1000*[$Times.P$6];[.$D15]));)" office:value-type="currency" office:currency="ns" office:value="55.0656167979003" calcext:value-type="currency">
            <text:p>55ns</text:p>
          </table:table-cell>
          <table:table-cell table:style-name="ce15" table:formula="of:=MAX(MIN([.$D15]-MOD(1000*[$Times.Q$3];[.$D15]);MOD(1000*[$Times.Q$3];[.$D15]));MIN([.$D15]-MOD(1000*[$Times.Q$4];[.$D15]);MOD(1000*[$Times.Q$4];[.$D15]));MIN([.$D15]-MOD(1000*[$Times.Q$5];[.$D15]);MOD(1000*[$Times.Q$5];[.$D15]));MIN([.$D15]-MOD(1000*[$Times.Q$6];[.$D15]);MOD(1000*[$Times.Q$6];[.$D15]));)" office:value-type="currency" office:currency="ns" office:value="26.2992125984252" calcext:value-type="currency">
            <text:p>26ns</text:p>
          </table:table-cell>
          <table:table-cell table:style-name="ce15" table:formula="of:=MAX(MIN([.$D15]-MOD(1000*[$Times.R$3];[.$D15]);MOD(1000*[$Times.R$3];[.$D15]));MIN([.$D15]-MOD(1000*[$Times.R$4];[.$D15]);MOD(1000*[$Times.R$4];[.$D15]));MIN([.$D15]-MOD(1000*[$Times.R$5];[.$D15]);MOD(1000*[$Times.R$5];[.$D15]));MIN([.$D15]-MOD(1000*[$Times.R$6];[.$D15]);MOD(1000*[$Times.R$6];[.$D15]));)" office:value-type="currency" office:currency="ns" office:value="55.0656167979003" calcext:value-type="currency">
            <text:p>55ns</text:p>
          </table:table-cell>
          <table:table-cell table:style-name="ce15" table:formula="of:=MAX(MIN([.$D15]-MOD(1000*[$Times.S$3];[.$D15]);MOD(1000*[$Times.S$3];[.$D15]));MIN([.$D15]-MOD(1000*[$Times.S$4];[.$D15]);MOD(1000*[$Times.S$4];[.$D15]));MIN([.$D15]-MOD(1000*[$Times.S$5];[.$D15]);MOD(1000*[$Times.S$5];[.$D15]));MIN([.$D15]-MOD(1000*[$Times.S$6];[.$D15]);MOD(1000*[$Times.S$6];[.$D15]));)" office:value-type="currency" office:currency="ns" office:value="26.2992125984252" calcext:value-type="currency">
            <text:p>26ns</text:p>
          </table:table-cell>
          <table:table-cell table:style-name="ce15" table:formula="of:=MAX(MIN([.$D15]-MOD(1000*[$Times.T$3];[.$D15]);MOD(1000*[$Times.T$3];[.$D15]));MIN([.$D15]-MOD(1000*[$Times.T$4];[.$D15]);MOD(1000*[$Times.T$4];[.$D15]));MIN([.$D15]-MOD(1000*[$Times.T$5];[.$D15]);MOD(1000*[$Times.T$5];[.$D15]));MIN([.$D15]-MOD(1000*[$Times.T$6];[.$D15]);MOD(1000*[$Times.T$6];[.$D15]));)" office:value-type="currency" office:currency="ns" office:value="55.0656167979003" calcext:value-type="currency">
            <text:p>55ns</text:p>
          </table:table-cell>
          <table:table-cell table:style-name="ce15" table:formula="of:=MAX(MIN([.$D15]-MOD(1000*[$Times.U$3];[.$D15]);MOD(1000*[$Times.U$3];[.$D15]));MIN([.$D15]-MOD(1000*[$Times.U$4];[.$D15]);MOD(1000*[$Times.U$4];[.$D15]));MIN([.$D15]-MOD(1000*[$Times.U$5];[.$D15]);MOD(1000*[$Times.U$5];[.$D15]));MIN([.$D15]-MOD(1000*[$Times.U$6];[.$D15]);MOD(1000*[$Times.U$6];[.$D15]));)" office:value-type="currency" office:currency="ns" office:value="49.8687664041996" calcext:value-type="currency">
            <text:p>50ns</text:p>
          </table:table-cell>
          <table:table-cell table:style-name="ce15" table:formula="of:=MAX(MIN([.$D15]-MOD(1000*[$Times.V$3];[.$D15]);MOD(1000*[$Times.V$3];[.$D15]));MIN([.$D15]-MOD(1000*[$Times.V$4];[.$D15]);MOD(1000*[$Times.V$4];[.$D15]));MIN([.$D15]-MOD(1000*[$Times.V$5];[.$D15]);MOD(1000*[$Times.V$5];[.$D15]));MIN([.$D15]-MOD(1000*[$Times.V$6];[.$D15]);MOD(1000*[$Times.V$6];[.$D15]));)" office:value-type="currency" office:currency="ns" office:value="56.1679790026247" calcext:value-type="currency">
            <text:p>56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7.76" calcext:value-type="currency">
            <text:p>7,76 MHz</text:p>
          </table:table-cell>
          <table:table-cell table:style-name="ce10" table:formula="of:=160/[.A16]" office:value-type="float" office:value="20.6185567010309" calcext:value-type="float">
            <text:p>20,62</text:p>
          </table:table-cell>
          <table:table-cell table:style-name="ce7" table:formula="of:=ROUND(100*[.B16]) = 100*ROUND([.B16])" office:value-type="boolean" office:boolean-value="false" calcext:value-type="boolean">
            <text:p>FAŁSZ</text:p>
          </table:table-cell>
          <table:table-cell table:style-name="ce13" table:formula="of:=1000/[.A16]" office:value-type="currency" office:currency="ns" office:value="128.865979381443" calcext:value-type="currency">
            <text:p>129ns</text:p>
          </table:table-cell>
          <table:table-cell table:style-name="ce20" table:formula="of:=([.I16]-MIN([.I$1:.I15]))" office:value-type="float" office:value="12.427549112042" calcext:value-type="float">
            <text:p>12,43</text:p>
          </table:table-cell>
          <table:table-cell table:style-name="ce20" table:formula="of:=IF([.C16]; ([.I16]-MIN([.I$1:.I15]));&quot;&quot;)">
            <text:p/>
          </table:table-cell>
          <table:table-cell table:style-name="ce20" table:formula="of:=([.J16]-MIN([.J$1:.J15]))" office:value-type="float" office:value="1.73147171036618" calcext:value-type="float">
            <text:p>1,73</text:p>
          </table:table-cell>
          <table:table-cell table:style-name="ce20" table:formula="of:=([.J16]-MIN([.J$1:.J15]))*[.C16]" office:value-type="float" office:value="0" calcext:value-type="float">
            <text:p>0,00</text:p>
          </table:table-cell>
          <table:table-cell table:style-name="ce17" table:formula="of:=COM.MICROSOFT.MAXIFS([.K16:.XDF16];[.K$2:.XDF$2];&quot;&quot;)" office:value-type="currency" office:currency="ns" office:value="63.4020618556701" calcext:value-type="currency">
            <text:p>63ns</text:p>
          </table:table-cell>
          <table:table-cell table:style-name="ce17" table:formula="of:=MAX([.K16:.XFD16])" office:value-type="currency" office:currency="ns" office:value="64.3298969072166" calcext:value-type="currency">
            <text:p>64ns</text:p>
          </table:table-cell>
          <table:table-cell table:style-name="ce15" table:formula="of:=MAX(MIN([.$D16]-MOD(1000*[$Times.C$3];[.$D16]);MOD(1000*[$Times.C$3];[.$D16]));MIN([.$D16]-MOD(1000*[$Times.C$4];[.$D16]);MOD(1000*[$Times.C$4];[.$D16]));MIN([.$D16]-MOD(1000*[$Times.C$5];[.$D16]);MOD(1000*[$Times.C$5];[.$D16]));MIN([.$D16]-MOD(1000*[$Times.C$6];[.$D16]);MOD(1000*[$Times.C$6];[.$D16]));)" office:value-type="currency" office:currency="ns" office:value="61.8556701030929" calcext:value-type="currency">
            <text:p>62ns</text:p>
          </table:table-cell>
          <table:table-cell table:style-name="ce15" table:formula="of:=MAX(MIN([.$D16]-MOD(1000*[$Times.D$3];[.$D16]);MOD(1000*[$Times.D$3];[.$D16]));MIN([.$D16]-MOD(1000*[$Times.D$4];[.$D16]);MOD(1000*[$Times.D$4];[.$D16]));MIN([.$D16]-MOD(1000*[$Times.D$5];[.$D16]);MOD(1000*[$Times.D$5];[.$D16]));MIN([.$D16]-MOD(1000*[$Times.D$6];[.$D16]);MOD(1000*[$Times.D$6];[.$D16]));)" office:value-type="currency" office:currency="ns" office:value="55.6701030927834" calcext:value-type="currency">
            <text:p>56ns</text:p>
          </table:table-cell>
          <table:table-cell table:style-name="ce15" table:formula="of:=MAX(MIN([.$D16]-MOD(1000*[$Times.E$3];[.$D16]);MOD(1000*[$Times.E$3];[.$D16]));MIN([.$D16]-MOD(1000*[$Times.E$4];[.$D16]);MOD(1000*[$Times.E$4];[.$D16]));MIN([.$D16]-MOD(1000*[$Times.E$5];[.$D16]);MOD(1000*[$Times.E$5];[.$D16]));MIN([.$D16]-MOD(1000*[$Times.E$6];[.$D16]);MOD(1000*[$Times.E$6];[.$D16]));)" office:value-type="currency" office:currency="ns" office:value="63.4020618556701" calcext:value-type="currency">
            <text:p>63ns</text:p>
          </table:table-cell>
          <table:table-cell table:style-name="ce15" table:formula="of:=MAX(MIN([.$D16]-MOD(1000*[$Times.F$3];[.$D16]);MOD(1000*[$Times.F$3];[.$D16]));MIN([.$D16]-MOD(1000*[$Times.F$4];[.$D16]);MOD(1000*[$Times.F$4];[.$D16]));MIN([.$D16]-MOD(1000*[$Times.F$5];[.$D16]);MOD(1000*[$Times.F$5];[.$D16]));MIN([.$D16]-MOD(1000*[$Times.F$6];[.$D16]);MOD(1000*[$Times.F$6];[.$D16]));)" office:value-type="currency" office:currency="ns" office:value="64.3298969072166" calcext:value-type="currency">
            <text:p>64ns</text:p>
          </table:table-cell>
          <table:table-cell table:style-name="ce15" table:formula="of:=MAX(MIN([.$D16]-MOD(1000*[$Times.G$3];[.$D16]);MOD(1000*[$Times.G$3];[.$D16]));MIN([.$D16]-MOD(1000*[$Times.G$4];[.$D16]);MOD(1000*[$Times.G$4];[.$D16]));MIN([.$D16]-MOD(1000*[$Times.G$5];[.$D16]);MOD(1000*[$Times.G$5];[.$D16]));MIN([.$D16]-MOD(1000*[$Times.G$6];[.$D16]);MOD(1000*[$Times.G$6];[.$D16]));)" office:value-type="currency" office:currency="ns" office:value="33.4020618556701" calcext:value-type="currency">
            <text:p>33ns</text:p>
          </table:table-cell>
          <table:table-cell table:style-name="ce15" table:formula="of:=MAX(MIN([.$D16]-MOD(1000*[$Times.H$3];[.$D16]);MOD(1000*[$Times.H$3];[.$D16]));MIN([.$D16]-MOD(1000*[$Times.H$4];[.$D16]);MOD(1000*[$Times.H$4];[.$D16]));MIN([.$D16]-MOD(1000*[$Times.H$5];[.$D16]);MOD(1000*[$Times.H$5];[.$D16]));MIN([.$D16]-MOD(1000*[$Times.H$6];[.$D16]);MOD(1000*[$Times.H$6];[.$D16]));)" office:value-type="currency" office:currency="ns" office:value="37.7319587628866" calcext:value-type="currency">
            <text:p>38ns</text:p>
          </table:table-cell>
          <table:table-cell table:style-name="ce15" table:formula="of:=MAX(MIN([.$D16]-MOD(1000*[$Times.I$3];[.$D16]);MOD(1000*[$Times.I$3];[.$D16]));MIN([.$D16]-MOD(1000*[$Times.I$4];[.$D16]);MOD(1000*[$Times.I$4];[.$D16]));MIN([.$D16]-MOD(1000*[$Times.I$5];[.$D16]);MOD(1000*[$Times.I$5];[.$D16]));MIN([.$D16]-MOD(1000*[$Times.I$6];[.$D16]);MOD(1000*[$Times.I$6];[.$D16]));)" office:value-type="currency" office:currency="ns" office:value="53.6082474226803" calcext:value-type="currency">
            <text:p>54ns</text:p>
          </table:table-cell>
          <table:table-cell table:style-name="ce15" table:formula="of:=MAX(MIN([.$D16]-MOD(1000*[$Times.J$3];[.$D16]);MOD(1000*[$Times.J$3];[.$D16]));MIN([.$D16]-MOD(1000*[$Times.J$4];[.$D16]);MOD(1000*[$Times.J$4];[.$D16]));MIN([.$D16]-MOD(1000*[$Times.J$5];[.$D16]);MOD(1000*[$Times.J$5];[.$D16]));MIN([.$D16]-MOD(1000*[$Times.J$6];[.$D16]);MOD(1000*[$Times.J$6];[.$D16]));)" office:value-type="currency" office:currency="ns" office:value="37.7319587628866" calcext:value-type="currency">
            <text:p>38ns</text:p>
          </table:table-cell>
          <table:table-cell table:style-name="ce15" table:formula="of:=MAX(MIN([.$D16]-MOD(1000*[$Times.K$3];[.$D16]);MOD(1000*[$Times.K$3];[.$D16]));MIN([.$D16]-MOD(1000*[$Times.K$4];[.$D16]);MOD(1000*[$Times.K$4];[.$D16]));MIN([.$D16]-MOD(1000*[$Times.K$5];[.$D16]);MOD(1000*[$Times.K$5];[.$D16]));MIN([.$D16]-MOD(1000*[$Times.K$6];[.$D16]);MOD(1000*[$Times.K$6];[.$D16]));)" office:value-type="currency" office:currency="ns" office:value="53.6082474226803" calcext:value-type="currency">
            <text:p>54ns</text:p>
          </table:table-cell>
          <table:table-cell table:style-name="ce15" table:formula="of:=MAX(MIN([.$D16]-MOD(1000*[$Times.L$3];[.$D16]);MOD(1000*[$Times.L$3];[.$D16]));MIN([.$D16]-MOD(1000*[$Times.L$4];[.$D16]);MOD(1000*[$Times.L$4];[.$D16]));MIN([.$D16]-MOD(1000*[$Times.L$5];[.$D16]);MOD(1000*[$Times.L$5];[.$D16]));MIN([.$D16]-MOD(1000*[$Times.L$6];[.$D16]);MOD(1000*[$Times.L$6];[.$D16]));)" office:value-type="currency" office:currency="ns" office:value="64.3298969072166" calcext:value-type="currency">
            <text:p>64ns</text:p>
          </table:table-cell>
          <table:table-cell table:style-name="ce15" table:formula="of:=MAX(MIN([.$D16]-MOD(1000*[$Times.M$3];[.$D16]);MOD(1000*[$Times.M$3];[.$D16]));MIN([.$D16]-MOD(1000*[$Times.M$4];[.$D16]);MOD(1000*[$Times.M$4];[.$D16]));MIN([.$D16]-MOD(1000*[$Times.M$5];[.$D16]);MOD(1000*[$Times.M$5];[.$D16]));MIN([.$D16]-MOD(1000*[$Times.M$6];[.$D16]);MOD(1000*[$Times.M$6];[.$D16]));)" office:value-type="currency" office:currency="ns" office:value="53.6082474226803" calcext:value-type="currency">
            <text:p>54ns</text:p>
          </table:table-cell>
          <table:table-cell table:style-name="ce15" table:formula="of:=MAX(MIN([.$D16]-MOD(1000*[$Times.N$3];[.$D16]);MOD(1000*[$Times.N$3];[.$D16]));MIN([.$D16]-MOD(1000*[$Times.N$4];[.$D16]);MOD(1000*[$Times.N$4];[.$D16]));MIN([.$D16]-MOD(1000*[$Times.N$5];[.$D16]);MOD(1000*[$Times.N$5];[.$D16]));MIN([.$D16]-MOD(1000*[$Times.N$6];[.$D16]);MOD(1000*[$Times.N$6];[.$D16]));)" office:value-type="currency" office:currency="ns" office:value="64.3298969072166" calcext:value-type="currency">
            <text:p>64ns</text:p>
          </table:table-cell>
          <table:table-cell table:style-name="ce15" table:formula="of:=MAX(MIN([.$D16]-MOD(1000*[$Times.O$3];[.$D16]);MOD(1000*[$Times.O$3];[.$D16]));MIN([.$D16]-MOD(1000*[$Times.O$4];[.$D16]);MOD(1000*[$Times.O$4];[.$D16]));MIN([.$D16]-MOD(1000*[$Times.O$5];[.$D16]);MOD(1000*[$Times.O$5];[.$D16]));MIN([.$D16]-MOD(1000*[$Times.O$6];[.$D16]);MOD(1000*[$Times.O$6];[.$D16]));)" office:value-type="currency" office:currency="ns" office:value="30.9278350515464" calcext:value-type="currency">
            <text:p>31ns</text:p>
          </table:table-cell>
          <table:table-cell table:style-name="ce15" table:formula="of:=MAX(MIN([.$D16]-MOD(1000*[$Times.P$3];[.$D16]);MOD(1000*[$Times.P$3];[.$D16]));MIN([.$D16]-MOD(1000*[$Times.P$4];[.$D16]);MOD(1000*[$Times.P$4];[.$D16]));MIN([.$D16]-MOD(1000*[$Times.P$5];[.$D16]);MOD(1000*[$Times.P$5];[.$D16]));MIN([.$D16]-MOD(1000*[$Times.P$6];[.$D16]);MOD(1000*[$Times.P$6];[.$D16]));)" office:value-type="currency" office:currency="ns" office:value="64.3298969072166" calcext:value-type="currency">
            <text:p>64ns</text:p>
          </table:table-cell>
          <table:table-cell table:style-name="ce15" table:formula="of:=MAX(MIN([.$D16]-MOD(1000*[$Times.Q$3];[.$D16]);MOD(1000*[$Times.Q$3];[.$D16]));MIN([.$D16]-MOD(1000*[$Times.Q$4];[.$D16]);MOD(1000*[$Times.Q$4];[.$D16]));MIN([.$D16]-MOD(1000*[$Times.Q$5];[.$D16]);MOD(1000*[$Times.Q$5];[.$D16]));MIN([.$D16]-MOD(1000*[$Times.Q$6];[.$D16]);MOD(1000*[$Times.Q$6];[.$D16]));)" office:value-type="currency" office:currency="ns" office:value="53.6082474226803" calcext:value-type="currency">
            <text:p>54ns</text:p>
          </table:table-cell>
          <table:table-cell table:style-name="ce15" table:formula="of:=MAX(MIN([.$D16]-MOD(1000*[$Times.R$3];[.$D16]);MOD(1000*[$Times.R$3];[.$D16]));MIN([.$D16]-MOD(1000*[$Times.R$4];[.$D16]);MOD(1000*[$Times.R$4];[.$D16]));MIN([.$D16]-MOD(1000*[$Times.R$5];[.$D16]);MOD(1000*[$Times.R$5];[.$D16]));MIN([.$D16]-MOD(1000*[$Times.R$6];[.$D16]);MOD(1000*[$Times.R$6];[.$D16]));)" office:value-type="currency" office:currency="ns" office:value="64.3298969072166" calcext:value-type="currency">
            <text:p>64ns</text:p>
          </table:table-cell>
          <table:table-cell table:style-name="ce15" table:formula="of:=MAX(MIN([.$D16]-MOD(1000*[$Times.S$3];[.$D16]);MOD(1000*[$Times.S$3];[.$D16]));MIN([.$D16]-MOD(1000*[$Times.S$4];[.$D16]);MOD(1000*[$Times.S$4];[.$D16]));MIN([.$D16]-MOD(1000*[$Times.S$5];[.$D16]);MOD(1000*[$Times.S$5];[.$D16]));MIN([.$D16]-MOD(1000*[$Times.S$6];[.$D16]);MOD(1000*[$Times.S$6];[.$D16]));)" office:value-type="currency" office:currency="ns" office:value="53.6082474226803" calcext:value-type="currency">
            <text:p>54ns</text:p>
          </table:table-cell>
          <table:table-cell table:style-name="ce15" table:formula="of:=MAX(MIN([.$D16]-MOD(1000*[$Times.T$3];[.$D16]);MOD(1000*[$Times.T$3];[.$D16]));MIN([.$D16]-MOD(1000*[$Times.T$4];[.$D16]);MOD(1000*[$Times.T$4];[.$D16]));MIN([.$D16]-MOD(1000*[$Times.T$5];[.$D16]);MOD(1000*[$Times.T$5];[.$D16]));MIN([.$D16]-MOD(1000*[$Times.T$6];[.$D16]);MOD(1000*[$Times.T$6];[.$D16]));)" office:value-type="currency" office:currency="ns" office:value="64.3298969072166" calcext:value-type="currency">
            <text:p>64ns</text:p>
          </table:table-cell>
          <table:table-cell table:style-name="ce15" table:formula="of:=MAX(MIN([.$D16]-MOD(1000*[$Times.U$3];[.$D16]);MOD(1000*[$Times.U$3];[.$D16]));MIN([.$D16]-MOD(1000*[$Times.U$4];[.$D16]);MOD(1000*[$Times.U$4];[.$D16]));MIN([.$D16]-MOD(1000*[$Times.U$5];[.$D16]);MOD(1000*[$Times.U$5];[.$D16]));MIN([.$D16]-MOD(1000*[$Times.U$6];[.$D16]);MOD(1000*[$Times.U$6];[.$D16]));)" office:value-type="currency" office:currency="ns" office:value="30.9278350515464" calcext:value-type="currency">
            <text:p>31ns</text:p>
          </table:table-cell>
          <table:table-cell table:style-name="ce15" table:formula="of:=MAX(MIN([.$D16]-MOD(1000*[$Times.V$3];[.$D16]);MOD(1000*[$Times.V$3];[.$D16]));MIN([.$D16]-MOD(1000*[$Times.V$4];[.$D16]);MOD(1000*[$Times.V$4];[.$D16]));MIN([.$D16]-MOD(1000*[$Times.V$5];[.$D16]);MOD(1000*[$Times.V$5];[.$D16]));MIN([.$D16]-MOD(1000*[$Times.V$6];[.$D16]);MOD(1000*[$Times.V$6];[.$D16]));)" office:value-type="currency" office:currency="ns" office:value="44.3298969072166" calcext:value-type="currency">
            <text:p>44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8" calcext:value-type="currency">
            <text:p>8,00 MHz</text:p>
          </table:table-cell>
          <table:table-cell table:style-name="ce10" table:formula="of:=160/[.A17]" office:value-type="float" office:value="20" calcext:value-type="float">
            <text:p>20,00</text:p>
          </table:table-cell>
          <table:table-cell table:style-name="ce7" table:formula="of:=ROUND(100*[.B17]) = 100*ROUND([.B17])" office:value-type="boolean" office:boolean-value="true" calcext:value-type="boolean">
            <text:p>PRAWDA</text:p>
          </table:table-cell>
          <table:table-cell table:style-name="ce13" table:formula="of:=1000/[.A17]" office:value-type="currency" office:currency="ns" office:value="125" calcext:value-type="currency">
            <text:p>125ns</text:p>
          </table:table-cell>
          <table:table-cell table:style-name="ce20" table:formula="of:=([.I17]-MIN([.I$1:.I16]))" office:value-type="float" office:value="-0.974512743628111" calcext:value-type="float">
            <text:p>-0,97</text:p>
          </table:table-cell>
          <table:table-cell table:style-name="ce20" table:formula="of:=IF([.C17]; ([.I17]-MIN([.I$1:.I16]));&quot;&quot;)" office:value-type="float" office:value="-0.974512743628111" calcext:value-type="float">
            <text:p>-0,97</text:p>
          </table:table-cell>
          <table:table-cell table:style-name="ce20" table:formula="of:=([.J17]-MIN([.J$1:.J16]))" office:value-type="float" office:value="-12.5984251968504" calcext:value-type="float">
            <text:p>-12,60</text:p>
          </table:table-cell>
          <table:table-cell table:style-name="ce20" table:formula="of:=([.J17]-MIN([.J$1:.J16]))*[.C17]" office:value-type="float" office:value="-12.5984251968504" calcext:value-type="float">
            <text:p>-12,60</text:p>
          </table:table-cell>
          <table:table-cell table:style-name="ce17" table:formula="of:=COM.MICROSOFT.MAXIFS([.K17:.XDF17];[.K$2:.XDF$2];&quot;&quot;)" office:value-type="currency" office:currency="ns" office:value="50" calcext:value-type="currency">
            <text:p>50ns</text:p>
          </table:table-cell>
          <table:table-cell table:style-name="ce17" table:formula="of:=MAX([.K17:.XFD17])" office:value-type="currency" office:currency="ns" office:value="50" calcext:value-type="currency">
            <text:p>50ns</text:p>
          </table:table-cell>
          <table:table-cell table:style-name="ce15" table:formula="of:=MAX(MIN([.$D17]-MOD(1000*[$Times.C$3];[.$D17]);MOD(1000*[$Times.C$3];[.$D17]));MIN([.$D17]-MOD(1000*[$Times.C$4];[.$D17]);MOD(1000*[$Times.C$4];[.$D17]));MIN([.$D17]-MOD(1000*[$Times.C$5];[.$D17]);MOD(1000*[$Times.C$5];[.$D17]));MIN([.$D17]-MOD(1000*[$Times.C$6];[.$D17]);MOD(1000*[$Times.C$6];[.$D17]));)" office:value-type="currency" office:currency="ns" office:value="50" calcext:value-type="currency">
            <text:p>50ns</text:p>
          </table:table-cell>
          <table:table-cell table:style-name="ce15" table:formula="of:=MAX(MIN([.$D17]-MOD(1000*[$Times.D$3];[.$D17]);MOD(1000*[$Times.D$3];[.$D17]));MIN([.$D17]-MOD(1000*[$Times.D$4];[.$D17]);MOD(1000*[$Times.D$4];[.$D17]));MIN([.$D17]-MOD(1000*[$Times.D$5];[.$D17]);MOD(1000*[$Times.D$5];[.$D17]));MIN([.$D17]-MOD(1000*[$Times.D$6];[.$D17]);MOD(1000*[$Times.D$6];[.$D17]));)" office:value-type="currency" office:currency="ns" office:value="50" calcext:value-type="currency">
            <text:p>50ns</text:p>
          </table:table-cell>
          <table:table-cell table:style-name="ce15" table:formula="of:=MAX(MIN([.$D17]-MOD(1000*[$Times.E$3];[.$D17]);MOD(1000*[$Times.E$3];[.$D17]));MIN([.$D17]-MOD(1000*[$Times.E$4];[.$D17]);MOD(1000*[$Times.E$4];[.$D17]));MIN([.$D17]-MOD(1000*[$Times.E$5];[.$D17]);MOD(1000*[$Times.E$5];[.$D17]));MIN([.$D17]-MOD(1000*[$Times.E$6];[.$D17]);MOD(1000*[$Times.E$6];[.$D17]));)" office:value-type="currency" office:currency="ns" office:value="50" calcext:value-type="currency">
            <text:p>50ns</text:p>
          </table:table-cell>
          <table:table-cell table:style-name="ce15" table:formula="of:=MAX(MIN([.$D17]-MOD(1000*[$Times.F$3];[.$D17]);MOD(1000*[$Times.F$3];[.$D17]));MIN([.$D17]-MOD(1000*[$Times.F$4];[.$D17]);MOD(1000*[$Times.F$4];[.$D17]));MIN([.$D17]-MOD(1000*[$Times.F$5];[.$D17]);MOD(1000*[$Times.F$5];[.$D17]));MIN([.$D17]-MOD(1000*[$Times.F$6];[.$D17]);MOD(1000*[$Times.F$6];[.$D17]));)" office:value-type="currency" office:currency="ns" office:value="45" calcext:value-type="currency">
            <text:p>45ns</text:p>
          </table:table-cell>
          <table:table-cell table:style-name="ce15" table:formula="of:=MAX(MIN([.$D17]-MOD(1000*[$Times.G$3];[.$D17]);MOD(1000*[$Times.G$3];[.$D17]));MIN([.$D17]-MOD(1000*[$Times.G$4];[.$D17]);MOD(1000*[$Times.G$4];[.$D17]));MIN([.$D17]-MOD(1000*[$Times.G$5];[.$D17]);MOD(1000*[$Times.G$5];[.$D17]));MIN([.$D17]-MOD(1000*[$Times.G$6];[.$D17]);MOD(1000*[$Times.G$6];[.$D17]));)" office:value-type="currency" office:currency="ns" office:value="45" calcext:value-type="currency">
            <text:p>45ns</text:p>
          </table:table-cell>
          <table:table-cell table:style-name="ce15" table:formula="of:=MAX(MIN([.$D17]-MOD(1000*[$Times.H$3];[.$D17]);MOD(1000*[$Times.H$3];[.$D17]));MIN([.$D17]-MOD(1000*[$Times.H$4];[.$D17]);MOD(1000*[$Times.H$4];[.$D17]));MIN([.$D17]-MOD(1000*[$Times.H$5];[.$D17]);MOD(1000*[$Times.H$5];[.$D17]));MIN([.$D17]-MOD(1000*[$Times.H$6];[.$D17]);MOD(1000*[$Times.H$6];[.$D17]));)" office:value-type="currency" office:currency="ns" office:value="30" calcext:value-type="currency">
            <text:p>30ns</text:p>
          </table:table-cell>
          <table:table-cell table:style-name="ce15" table:formula="of:=MAX(MIN([.$D17]-MOD(1000*[$Times.I$3];[.$D17]);MOD(1000*[$Times.I$3];[.$D17]));MIN([.$D17]-MOD(1000*[$Times.I$4];[.$D17]);MOD(1000*[$Times.I$4];[.$D17]));MIN([.$D17]-MOD(1000*[$Times.I$5];[.$D17]);MOD(1000*[$Times.I$5];[.$D17]));MIN([.$D17]-MOD(1000*[$Times.I$6];[.$D17]);MOD(1000*[$Times.I$6];[.$D17]));)" office:value-type="currency" office:currency="ns" office:value="45" calcext:value-type="currency">
            <text:p>45ns</text:p>
          </table:table-cell>
          <table:table-cell table:style-name="ce15" table:formula="of:=MAX(MIN([.$D17]-MOD(1000*[$Times.J$3];[.$D17]);MOD(1000*[$Times.J$3];[.$D17]));MIN([.$D17]-MOD(1000*[$Times.J$4];[.$D17]);MOD(1000*[$Times.J$4];[.$D17]));MIN([.$D17]-MOD(1000*[$Times.J$5];[.$D17]);MOD(1000*[$Times.J$5];[.$D17]));MIN([.$D17]-MOD(1000*[$Times.J$6];[.$D17]);MOD(1000*[$Times.J$6];[.$D17]));)" office:value-type="currency" office:currency="ns" office:value="30" calcext:value-type="currency">
            <text:p>30ns</text:p>
          </table:table-cell>
          <table:table-cell table:style-name="ce15" table:formula="of:=MAX(MIN([.$D17]-MOD(1000*[$Times.K$3];[.$D17]);MOD(1000*[$Times.K$3];[.$D17]));MIN([.$D17]-MOD(1000*[$Times.K$4];[.$D17]);MOD(1000*[$Times.K$4];[.$D17]));MIN([.$D17]-MOD(1000*[$Times.K$5];[.$D17]);MOD(1000*[$Times.K$5];[.$D17]));MIN([.$D17]-MOD(1000*[$Times.K$6];[.$D17]);MOD(1000*[$Times.K$6];[.$D17]));)" office:value-type="currency" office:currency="ns" office:value="45" calcext:value-type="currency">
            <text:p>45ns</text:p>
          </table:table-cell>
          <table:table-cell table:style-name="ce15" table:formula="of:=MAX(MIN([.$D17]-MOD(1000*[$Times.L$3];[.$D17]);MOD(1000*[$Times.L$3];[.$D17]));MIN([.$D17]-MOD(1000*[$Times.L$4];[.$D17]);MOD(1000*[$Times.L$4];[.$D17]));MIN([.$D17]-MOD(1000*[$Times.L$5];[.$D17]);MOD(1000*[$Times.L$5];[.$D17]));MIN([.$D17]-MOD(1000*[$Times.L$6];[.$D17]);MOD(1000*[$Times.L$6];[.$D17]));)" office:value-type="currency" office:currency="ns" office:value="45" calcext:value-type="currency">
            <text:p>45ns</text:p>
          </table:table-cell>
          <table:table-cell table:style-name="ce15" table:formula="of:=MAX(MIN([.$D17]-MOD(1000*[$Times.M$3];[.$D17]);MOD(1000*[$Times.M$3];[.$D17]));MIN([.$D17]-MOD(1000*[$Times.M$4];[.$D17]);MOD(1000*[$Times.M$4];[.$D17]));MIN([.$D17]-MOD(1000*[$Times.M$5];[.$D17]);MOD(1000*[$Times.M$5];[.$D17]));MIN([.$D17]-MOD(1000*[$Times.M$6];[.$D17]);MOD(1000*[$Times.M$6];[.$D17]));)" office:value-type="currency" office:currency="ns" office:value="45" calcext:value-type="currency">
            <text:p>45ns</text:p>
          </table:table-cell>
          <table:table-cell table:style-name="ce15" table:formula="of:=MAX(MIN([.$D17]-MOD(1000*[$Times.N$3];[.$D17]);MOD(1000*[$Times.N$3];[.$D17]));MIN([.$D17]-MOD(1000*[$Times.N$4];[.$D17]);MOD(1000*[$Times.N$4];[.$D17]));MIN([.$D17]-MOD(1000*[$Times.N$5];[.$D17]);MOD(1000*[$Times.N$5];[.$D17]));MIN([.$D17]-MOD(1000*[$Times.N$6];[.$D17]);MOD(1000*[$Times.N$6];[.$D17]));)" office:value-type="currency" office:currency="ns" office:value="45" calcext:value-type="currency">
            <text:p>45ns</text:p>
          </table:table-cell>
          <table:table-cell table:style-name="ce15" table:formula="of:=MAX(MIN([.$D17]-MOD(1000*[$Times.O$3];[.$D17]);MOD(1000*[$Times.O$3];[.$D17]));MIN([.$D17]-MOD(1000*[$Times.O$4];[.$D17]);MOD(1000*[$Times.O$4];[.$D17]));MIN([.$D17]-MOD(1000*[$Times.O$5];[.$D17]);MOD(1000*[$Times.O$5];[.$D17]));MIN([.$D17]-MOD(1000*[$Times.O$6];[.$D17]);MOD(1000*[$Times.O$6];[.$D17]));)" office:value-type="currency" office:currency="ns" office:value="5" calcext:value-type="currency">
            <text:p>5ns</text:p>
          </table:table-cell>
          <table:table-cell table:style-name="ce15" table:formula="of:=MAX(MIN([.$D17]-MOD(1000*[$Times.P$3];[.$D17]);MOD(1000*[$Times.P$3];[.$D17]));MIN([.$D17]-MOD(1000*[$Times.P$4];[.$D17]);MOD(1000*[$Times.P$4];[.$D17]));MIN([.$D17]-MOD(1000*[$Times.P$5];[.$D17]);MOD(1000*[$Times.P$5];[.$D17]));MIN([.$D17]-MOD(1000*[$Times.P$6];[.$D17]);MOD(1000*[$Times.P$6];[.$D17]));)" office:value-type="currency" office:currency="ns" office:value="45" calcext:value-type="currency">
            <text:p>45ns</text:p>
          </table:table-cell>
          <table:table-cell table:style-name="ce15" table:formula="of:=MAX(MIN([.$D17]-MOD(1000*[$Times.Q$3];[.$D17]);MOD(1000*[$Times.Q$3];[.$D17]));MIN([.$D17]-MOD(1000*[$Times.Q$4];[.$D17]);MOD(1000*[$Times.Q$4];[.$D17]));MIN([.$D17]-MOD(1000*[$Times.Q$5];[.$D17]);MOD(1000*[$Times.Q$5];[.$D17]));MIN([.$D17]-MOD(1000*[$Times.Q$6];[.$D17]);MOD(1000*[$Times.Q$6];[.$D17]));)" office:value-type="currency" office:currency="ns" office:value="45" calcext:value-type="currency">
            <text:p>45ns</text:p>
          </table:table-cell>
          <table:table-cell table:style-name="ce15" table:formula="of:=MAX(MIN([.$D17]-MOD(1000*[$Times.R$3];[.$D17]);MOD(1000*[$Times.R$3];[.$D17]));MIN([.$D17]-MOD(1000*[$Times.R$4];[.$D17]);MOD(1000*[$Times.R$4];[.$D17]));MIN([.$D17]-MOD(1000*[$Times.R$5];[.$D17]);MOD(1000*[$Times.R$5];[.$D17]));MIN([.$D17]-MOD(1000*[$Times.R$6];[.$D17]);MOD(1000*[$Times.R$6];[.$D17]));)" office:value-type="currency" office:currency="ns" office:value="45" calcext:value-type="currency">
            <text:p>45ns</text:p>
          </table:table-cell>
          <table:table-cell table:style-name="ce15" table:formula="of:=MAX(MIN([.$D17]-MOD(1000*[$Times.S$3];[.$D17]);MOD(1000*[$Times.S$3];[.$D17]));MIN([.$D17]-MOD(1000*[$Times.S$4];[.$D17]);MOD(1000*[$Times.S$4];[.$D17]));MIN([.$D17]-MOD(1000*[$Times.S$5];[.$D17]);MOD(1000*[$Times.S$5];[.$D17]));MIN([.$D17]-MOD(1000*[$Times.S$6];[.$D17]);MOD(1000*[$Times.S$6];[.$D17]));)" office:value-type="currency" office:currency="ns" office:value="45" calcext:value-type="currency">
            <text:p>45ns</text:p>
          </table:table-cell>
          <table:table-cell table:style-name="ce15" table:formula="of:=MAX(MIN([.$D17]-MOD(1000*[$Times.T$3];[.$D17]);MOD(1000*[$Times.T$3];[.$D17]));MIN([.$D17]-MOD(1000*[$Times.T$4];[.$D17]);MOD(1000*[$Times.T$4];[.$D17]));MIN([.$D17]-MOD(1000*[$Times.T$5];[.$D17]);MOD(1000*[$Times.T$5];[.$D17]));MIN([.$D17]-MOD(1000*[$Times.T$6];[.$D17]);MOD(1000*[$Times.T$6];[.$D17]));)" office:value-type="currency" office:currency="ns" office:value="45" calcext:value-type="currency">
            <text:p>45ns</text:p>
          </table:table-cell>
          <table:table-cell table:style-name="ce15" table:formula="of:=MAX(MIN([.$D17]-MOD(1000*[$Times.U$3];[.$D17]);MOD(1000*[$Times.U$3];[.$D17]));MIN([.$D17]-MOD(1000*[$Times.U$4];[.$D17]);MOD(1000*[$Times.U$4];[.$D17]));MIN([.$D17]-MOD(1000*[$Times.U$5];[.$D17]);MOD(1000*[$Times.U$5];[.$D17]));MIN([.$D17]-MOD(1000*[$Times.U$6];[.$D17]);MOD(1000*[$Times.U$6];[.$D17]));)" office:value-type="currency" office:currency="ns" office:value="5" calcext:value-type="currency">
            <text:p>5ns</text:p>
          </table:table-cell>
          <table:table-cell table:style-name="ce15" table:formula="of:=MAX(MIN([.$D17]-MOD(1000*[$Times.V$3];[.$D17]);MOD(1000*[$Times.V$3];[.$D17]));MIN([.$D17]-MOD(1000*[$Times.V$4];[.$D17]);MOD(1000*[$Times.V$4];[.$D17]));MIN([.$D17]-MOD(1000*[$Times.V$5];[.$D17]);MOD(1000*[$Times.V$5];[.$D17]));MIN([.$D17]-MOD(1000*[$Times.V$6];[.$D17]);MOD(1000*[$Times.V$6];[.$D17]));)" office:value-type="currency" office:currency="ns" office:value="50" calcext:value-type="currency">
            <text:p>50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8.14" calcext:value-type="currency">
            <text:p>8,14 MHz</text:p>
          </table:table-cell>
          <table:table-cell table:style-name="ce10" table:formula="of:=160/[.A18]" office:value-type="float" office:value="19.6560196560197" calcext:value-type="float">
            <text:p>19,66</text:p>
          </table:table-cell>
          <table:table-cell table:style-name="ce7" table:formula="of:=ROUND(100*[.B18]) = 100*ROUND([.B18])" office:value-type="boolean" office:boolean-value="false" calcext:value-type="boolean">
            <text:p>FAŁSZ</text:p>
          </table:table-cell>
          <table:table-cell table:style-name="ce13" table:formula="of:=1000/[.A18]" office:value-type="currency" office:currency="ns" office:value="122.850122850123" calcext:value-type="currency">
            <text:p>123ns</text:p>
          </table:table-cell>
          <table:table-cell table:style-name="ce20" table:formula="of:=([.I18]-MIN([.I$1:.I17]))" office:value-type="float" office:value="9.95085995085994" calcext:value-type="float">
            <text:p>9,95</text:p>
          </table:table-cell>
          <table:table-cell table:style-name="ce20" table:formula="of:=IF([.C18]; ([.I18]-MIN([.I$1:.I17]));&quot;&quot;)">
            <text:p/>
          </table:table-cell>
          <table:table-cell table:style-name="ce20" table:formula="of:=([.J18]-MIN([.J$1:.J17]))" office:value-type="float" office:value="9.95085995085994" calcext:value-type="float">
            <text:p>9,95</text:p>
          </table:table-cell>
          <table:table-cell table:style-name="ce20" table:formula="of:=([.J18]-MIN([.J$1:.J17]))*[.C18]" office:value-type="float" office:value="0" calcext:value-type="float">
            <text:p>0,00</text:p>
          </table:table-cell>
          <table:table-cell table:style-name="ce17" table:formula="of:=COM.MICROSOFT.MAXIFS([.K18:.XDF18];[.K$2:.XDF$2];&quot;&quot;)" office:value-type="currency" office:currency="ns" office:value="59.9508599508599" calcext:value-type="currency">
            <text:p>60ns</text:p>
          </table:table-cell>
          <table:table-cell table:style-name="ce17" table:formula="of:=MAX([.K18:.XFD18])" office:value-type="currency" office:currency="ns" office:value="59.9508599508599" calcext:value-type="currency">
            <text:p>60ns</text:p>
          </table:table-cell>
          <table:table-cell table:style-name="ce15" table:formula="of:=MAX(MIN([.$D18]-MOD(1000*[$Times.C$3];[.$D18]);MOD(1000*[$Times.C$3];[.$D18]));MIN([.$D18]-MOD(1000*[$Times.C$4];[.$D18]);MOD(1000*[$Times.C$4];[.$D18]));MIN([.$D18]-MOD(1000*[$Times.C$5];[.$D18]);MOD(1000*[$Times.C$5];[.$D18]));MIN([.$D18]-MOD(1000*[$Times.C$6];[.$D18]);MOD(1000*[$Times.C$6];[.$D18]));)" office:value-type="currency" office:currency="ns" office:value="51.3513513513514" calcext:value-type="currency">
            <text:p>51ns</text:p>
          </table:table-cell>
          <table:table-cell table:style-name="ce15" table:formula="of:=MAX(MIN([.$D18]-MOD(1000*[$Times.D$3];[.$D18]);MOD(1000*[$Times.D$3];[.$D18]));MIN([.$D18]-MOD(1000*[$Times.D$4];[.$D18]);MOD(1000*[$Times.D$4];[.$D18]));MIN([.$D18]-MOD(1000*[$Times.D$5];[.$D18]);MOD(1000*[$Times.D$5];[.$D18]));MIN([.$D18]-MOD(1000*[$Times.D$6];[.$D18]);MOD(1000*[$Times.D$6];[.$D18]));)" office:value-type="currency" office:currency="ns" office:value="59.9508599508599" calcext:value-type="currency">
            <text:p>60ns</text:p>
          </table:table-cell>
          <table:table-cell table:style-name="ce15" table:formula="of:=MAX(MIN([.$D18]-MOD(1000*[$Times.E$3];[.$D18]);MOD(1000*[$Times.E$3];[.$D18]));MIN([.$D18]-MOD(1000*[$Times.E$4];[.$D18]);MOD(1000*[$Times.E$4];[.$D18]));MIN([.$D18]-MOD(1000*[$Times.E$5];[.$D18]);MOD(1000*[$Times.E$5];[.$D18]));MIN([.$D18]-MOD(1000*[$Times.E$6];[.$D18]);MOD(1000*[$Times.E$6];[.$D18]));)" office:value-type="currency" office:currency="ns" office:value="59.9508599508599" calcext:value-type="currency">
            <text:p>60ns</text:p>
          </table:table-cell>
          <table:table-cell table:style-name="ce15" table:formula="of:=MAX(MIN([.$D18]-MOD(1000*[$Times.F$3];[.$D18]);MOD(1000*[$Times.F$3];[.$D18]));MIN([.$D18]-MOD(1000*[$Times.F$4];[.$D18]);MOD(1000*[$Times.F$4];[.$D18]));MIN([.$D18]-MOD(1000*[$Times.F$5];[.$D18]);MOD(1000*[$Times.F$5];[.$D18]));MIN([.$D18]-MOD(1000*[$Times.F$6];[.$D18]);MOD(1000*[$Times.F$6];[.$D18]));)" office:value-type="currency" office:currency="ns" office:value="34.2506142506142" calcext:value-type="currency">
            <text:p>34ns</text:p>
          </table:table-cell>
          <table:table-cell table:style-name="ce15" table:formula="of:=MAX(MIN([.$D18]-MOD(1000*[$Times.G$3];[.$D18]);MOD(1000*[$Times.G$3];[.$D18]));MIN([.$D18]-MOD(1000*[$Times.G$4];[.$D18]);MOD(1000*[$Times.G$4];[.$D18]));MIN([.$D18]-MOD(1000*[$Times.G$5];[.$D18]);MOD(1000*[$Times.G$5];[.$D18]));MIN([.$D18]-MOD(1000*[$Times.G$6];[.$D18]);MOD(1000*[$Times.G$6];[.$D18]));)" office:value-type="currency" office:currency="ns" office:value="51.4496314496315" calcext:value-type="currency">
            <text:p>51ns</text:p>
          </table:table-cell>
          <table:table-cell table:style-name="ce15" table:formula="of:=MAX(MIN([.$D18]-MOD(1000*[$Times.H$3];[.$D18]);MOD(1000*[$Times.H$3];[.$D18]));MIN([.$D18]-MOD(1000*[$Times.H$4];[.$D18]);MOD(1000*[$Times.H$4];[.$D18]));MIN([.$D18]-MOD(1000*[$Times.H$5];[.$D18]);MOD(1000*[$Times.H$5];[.$D18]));MIN([.$D18]-MOD(1000*[$Times.H$6];[.$D18]);MOD(1000*[$Times.H$6];[.$D18]));)" office:value-type="currency" office:currency="ns" office:value="25.7002457002457" calcext:value-type="currency">
            <text:p>26ns</text:p>
          </table:table-cell>
          <table:table-cell table:style-name="ce15" table:formula="of:=MAX(MIN([.$D18]-MOD(1000*[$Times.I$3];[.$D18]);MOD(1000*[$Times.I$3];[.$D18]));MIN([.$D18]-MOD(1000*[$Times.I$4];[.$D18]);MOD(1000*[$Times.I$4];[.$D18]));MIN([.$D18]-MOD(1000*[$Times.I$5];[.$D18]);MOD(1000*[$Times.I$5];[.$D18]));MIN([.$D18]-MOD(1000*[$Times.I$6];[.$D18]);MOD(1000*[$Times.I$6];[.$D18]));)" office:value-type="currency" office:currency="ns" office:value="51.4496314496315" calcext:value-type="currency">
            <text:p>51ns</text:p>
          </table:table-cell>
          <table:table-cell table:style-name="ce15" table:formula="of:=MAX(MIN([.$D18]-MOD(1000*[$Times.J$3];[.$D18]);MOD(1000*[$Times.J$3];[.$D18]));MIN([.$D18]-MOD(1000*[$Times.J$4];[.$D18]);MOD(1000*[$Times.J$4];[.$D18]));MIN([.$D18]-MOD(1000*[$Times.J$5];[.$D18]);MOD(1000*[$Times.J$5];[.$D18]));MIN([.$D18]-MOD(1000*[$Times.J$6];[.$D18]);MOD(1000*[$Times.J$6];[.$D18]));)" office:value-type="currency" office:currency="ns" office:value="25.7002457002457" calcext:value-type="currency">
            <text:p>26ns</text:p>
          </table:table-cell>
          <table:table-cell table:style-name="ce15" table:formula="of:=MAX(MIN([.$D18]-MOD(1000*[$Times.K$3];[.$D18]);MOD(1000*[$Times.K$3];[.$D18]));MIN([.$D18]-MOD(1000*[$Times.K$4];[.$D18]);MOD(1000*[$Times.K$4];[.$D18]));MIN([.$D18]-MOD(1000*[$Times.K$5];[.$D18]);MOD(1000*[$Times.K$5];[.$D18]));MIN([.$D18]-MOD(1000*[$Times.K$6];[.$D18]);MOD(1000*[$Times.K$6];[.$D18]));)" office:value-type="currency" office:currency="ns" office:value="51.4496314496315" calcext:value-type="currency">
            <text:p>51ns</text:p>
          </table:table-cell>
          <table:table-cell table:style-name="ce15" table:formula="of:=MAX(MIN([.$D18]-MOD(1000*[$Times.L$3];[.$D18]);MOD(1000*[$Times.L$3];[.$D18]));MIN([.$D18]-MOD(1000*[$Times.L$4];[.$D18]);MOD(1000*[$Times.L$4];[.$D18]));MIN([.$D18]-MOD(1000*[$Times.L$5];[.$D18]);MOD(1000*[$Times.L$5];[.$D18]));MIN([.$D18]-MOD(1000*[$Times.L$6];[.$D18]);MOD(1000*[$Times.L$6];[.$D18]));)" office:value-type="currency" office:currency="ns" office:value="34.2506142506142" calcext:value-type="currency">
            <text:p>34ns</text:p>
          </table:table-cell>
          <table:table-cell table:style-name="ce15" table:formula="of:=MAX(MIN([.$D18]-MOD(1000*[$Times.M$3];[.$D18]);MOD(1000*[$Times.M$3];[.$D18]));MIN([.$D18]-MOD(1000*[$Times.M$4];[.$D18]);MOD(1000*[$Times.M$4];[.$D18]));MIN([.$D18]-MOD(1000*[$Times.M$5];[.$D18]);MOD(1000*[$Times.M$5];[.$D18]));MIN([.$D18]-MOD(1000*[$Times.M$6];[.$D18]);MOD(1000*[$Times.M$6];[.$D18]));)" office:value-type="currency" office:currency="ns" office:value="51.4496314496315" calcext:value-type="currency">
            <text:p>51ns</text:p>
          </table:table-cell>
          <table:table-cell table:style-name="ce15" table:formula="of:=MAX(MIN([.$D18]-MOD(1000*[$Times.N$3];[.$D18]);MOD(1000*[$Times.N$3];[.$D18]));MIN([.$D18]-MOD(1000*[$Times.N$4];[.$D18]);MOD(1000*[$Times.N$4];[.$D18]));MIN([.$D18]-MOD(1000*[$Times.N$5];[.$D18]);MOD(1000*[$Times.N$5];[.$D18]));MIN([.$D18]-MOD(1000*[$Times.N$6];[.$D18]);MOD(1000*[$Times.N$6];[.$D18]));)" office:value-type="currency" office:currency="ns" office:value="34.2506142506142" calcext:value-type="currency">
            <text:p>34ns</text:p>
          </table:table-cell>
          <table:table-cell table:style-name="ce15" table:formula="of:=MAX(MIN([.$D18]-MOD(1000*[$Times.O$3];[.$D18]);MOD(1000*[$Times.O$3];[.$D18]));MIN([.$D18]-MOD(1000*[$Times.O$4];[.$D18]);MOD(1000*[$Times.O$4];[.$D18]));MIN([.$D18]-MOD(1000*[$Times.O$5];[.$D18]);MOD(1000*[$Times.O$5];[.$D18]));MIN([.$D18]-MOD(1000*[$Times.O$6];[.$D18]);MOD(1000*[$Times.O$6];[.$D18]));)" office:value-type="currency" office:currency="ns" office:value="17.1990171990173" calcext:value-type="currency">
            <text:p>17ns</text:p>
          </table:table-cell>
          <table:table-cell table:style-name="ce15" table:formula="of:=MAX(MIN([.$D18]-MOD(1000*[$Times.P$3];[.$D18]);MOD(1000*[$Times.P$3];[.$D18]));MIN([.$D18]-MOD(1000*[$Times.P$4];[.$D18]);MOD(1000*[$Times.P$4];[.$D18]));MIN([.$D18]-MOD(1000*[$Times.P$5];[.$D18]);MOD(1000*[$Times.P$5];[.$D18]));MIN([.$D18]-MOD(1000*[$Times.P$6];[.$D18]);MOD(1000*[$Times.P$6];[.$D18]));)" office:value-type="currency" office:currency="ns" office:value="34.2506142506142" calcext:value-type="currency">
            <text:p>34ns</text:p>
          </table:table-cell>
          <table:table-cell table:style-name="ce15" table:formula="of:=MAX(MIN([.$D18]-MOD(1000*[$Times.Q$3];[.$D18]);MOD(1000*[$Times.Q$3];[.$D18]));MIN([.$D18]-MOD(1000*[$Times.Q$4];[.$D18]);MOD(1000*[$Times.Q$4];[.$D18]));MIN([.$D18]-MOD(1000*[$Times.Q$5];[.$D18]);MOD(1000*[$Times.Q$5];[.$D18]));MIN([.$D18]-MOD(1000*[$Times.Q$6];[.$D18]);MOD(1000*[$Times.Q$6];[.$D18]));)" office:value-type="currency" office:currency="ns" office:value="51.4496314496315" calcext:value-type="currency">
            <text:p>51ns</text:p>
          </table:table-cell>
          <table:table-cell table:style-name="ce15" table:formula="of:=MAX(MIN([.$D18]-MOD(1000*[$Times.R$3];[.$D18]);MOD(1000*[$Times.R$3];[.$D18]));MIN([.$D18]-MOD(1000*[$Times.R$4];[.$D18]);MOD(1000*[$Times.R$4];[.$D18]));MIN([.$D18]-MOD(1000*[$Times.R$5];[.$D18]);MOD(1000*[$Times.R$5];[.$D18]));MIN([.$D18]-MOD(1000*[$Times.R$6];[.$D18]);MOD(1000*[$Times.R$6];[.$D18]));)" office:value-type="currency" office:currency="ns" office:value="34.2506142506142" calcext:value-type="currency">
            <text:p>34ns</text:p>
          </table:table-cell>
          <table:table-cell table:style-name="ce15" table:formula="of:=MAX(MIN([.$D18]-MOD(1000*[$Times.S$3];[.$D18]);MOD(1000*[$Times.S$3];[.$D18]));MIN([.$D18]-MOD(1000*[$Times.S$4];[.$D18]);MOD(1000*[$Times.S$4];[.$D18]));MIN([.$D18]-MOD(1000*[$Times.S$5];[.$D18]);MOD(1000*[$Times.S$5];[.$D18]));MIN([.$D18]-MOD(1000*[$Times.S$6];[.$D18]);MOD(1000*[$Times.S$6];[.$D18]));)" office:value-type="currency" office:currency="ns" office:value="51.4496314496315" calcext:value-type="currency">
            <text:p>51ns</text:p>
          </table:table-cell>
          <table:table-cell table:style-name="ce15" table:formula="of:=MAX(MIN([.$D18]-MOD(1000*[$Times.T$3];[.$D18]);MOD(1000*[$Times.T$3];[.$D18]));MIN([.$D18]-MOD(1000*[$Times.T$4];[.$D18]);MOD(1000*[$Times.T$4];[.$D18]));MIN([.$D18]-MOD(1000*[$Times.T$5];[.$D18]);MOD(1000*[$Times.T$5];[.$D18]));MIN([.$D18]-MOD(1000*[$Times.T$6];[.$D18]);MOD(1000*[$Times.T$6];[.$D18]));)" office:value-type="currency" office:currency="ns" office:value="34.2506142506142" calcext:value-type="currency">
            <text:p>34ns</text:p>
          </table:table-cell>
          <table:table-cell table:style-name="ce15" table:formula="of:=MAX(MIN([.$D18]-MOD(1000*[$Times.U$3];[.$D18]);MOD(1000*[$Times.U$3];[.$D18]));MIN([.$D18]-MOD(1000*[$Times.U$4];[.$D18]);MOD(1000*[$Times.U$4];[.$D18]));MIN([.$D18]-MOD(1000*[$Times.U$5];[.$D18]);MOD(1000*[$Times.U$5];[.$D18]));MIN([.$D18]-MOD(1000*[$Times.U$6];[.$D18]);MOD(1000*[$Times.U$6];[.$D18]));)" office:value-type="currency" office:currency="ns" office:value="17.1990171990173" calcext:value-type="currency">
            <text:p>17ns</text:p>
          </table:table-cell>
          <table:table-cell table:style-name="ce15" table:formula="of:=MAX(MIN([.$D18]-MOD(1000*[$Times.V$3];[.$D18]);MOD(1000*[$Times.V$3];[.$D18]));MIN([.$D18]-MOD(1000*[$Times.V$4];[.$D18]);MOD(1000*[$Times.V$4];[.$D18]));MIN([.$D18]-MOD(1000*[$Times.V$5];[.$D18]);MOD(1000*[$Times.V$5];[.$D18]));MIN([.$D18]-MOD(1000*[$Times.V$6];[.$D18]);MOD(1000*[$Times.V$6];[.$D18]));)" office:value-type="currency" office:currency="ns" office:value="54.2997542997543" calcext:value-type="currency">
            <text:p>54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8.42" calcext:value-type="currency">
            <text:p>8,42 MHz</text:p>
          </table:table-cell>
          <table:table-cell table:style-name="ce10" table:formula="of:=160/[.A19]" office:value-type="float" office:value="19.0023752969121" calcext:value-type="float">
            <text:p>19,00</text:p>
          </table:table-cell>
          <table:table-cell table:style-name="ce7" table:formula="of:=ROUND(100*[.B19]) = 100*ROUND([.B19])" office:value-type="boolean" office:boolean-value="true" calcext:value-type="boolean">
            <text:p>PRAWDA</text:p>
          </table:table-cell>
          <table:table-cell table:style-name="ce13" table:formula="of:=1000/[.A19]" office:value-type="currency" office:currency="ns" office:value="118.764845605701" calcext:value-type="currency">
            <text:p>119ns</text:p>
          </table:table-cell>
          <table:table-cell table:style-name="ce20" table:formula="of:=([.I19]-MIN([.I$1:.I18]))" office:value-type="float" office:value="6.29453681710214" calcext:value-type="float">
            <text:p>6,29</text:p>
          </table:table-cell>
          <table:table-cell table:style-name="ce20" table:formula="of:=IF([.C19]; ([.I19]-MIN([.I$1:.I18]));&quot;&quot;)" office:value-type="float" office:value="6.29453681710214" calcext:value-type="float">
            <text:p>6,29</text:p>
          </table:table-cell>
          <table:table-cell table:style-name="ce20" table:formula="of:=([.J19]-MIN([.J$1:.J18]))" office:value-type="float" office:value="6.29453681710214" calcext:value-type="float">
            <text:p>6,29</text:p>
          </table:table-cell>
          <table:table-cell table:style-name="ce20" table:formula="of:=([.J19]-MIN([.J$1:.J18]))*[.C19]" office:value-type="float" office:value="6.29453681710214" calcext:value-type="float">
            <text:p>6,29</text:p>
          </table:table-cell>
          <table:table-cell table:style-name="ce17" table:formula="of:=COM.MICROSOFT.MAXIFS([.K19:.XDF19];[.K$2:.XDF$2];&quot;&quot;)" office:value-type="currency" office:currency="ns" office:value="56.2945368171021" calcext:value-type="currency">
            <text:p>56ns</text:p>
          </table:table-cell>
          <table:table-cell table:style-name="ce17" table:formula="of:=MAX([.K19:.XFD19])" office:value-type="currency" office:currency="ns" office:value="56.2945368171021" calcext:value-type="currency">
            <text:p>56ns</text:p>
          </table:table-cell>
          <table:table-cell table:style-name="ce15" table:formula="of:=MAX(MIN([.$D19]-MOD(1000*[$Times.C$3];[.$D19]);MOD(1000*[$Times.C$3];[.$D19]));MIN([.$D19]-MOD(1000*[$Times.C$4];[.$D19]);MOD(1000*[$Times.C$4];[.$D19]));MIN([.$D19]-MOD(1000*[$Times.C$5];[.$D19]);MOD(1000*[$Times.C$5];[.$D19]));MIN([.$D19]-MOD(1000*[$Times.C$6];[.$D19]);MOD(1000*[$Times.C$6];[.$D19]));)" office:value-type="currency" office:currency="ns" office:value="24.9406175771971" calcext:value-type="currency">
            <text:p>25ns</text:p>
          </table:table-cell>
          <table:table-cell table:style-name="ce15" table:formula="of:=MAX(MIN([.$D19]-MOD(1000*[$Times.D$3];[.$D19]);MOD(1000*[$Times.D$3];[.$D19]));MIN([.$D19]-MOD(1000*[$Times.D$4];[.$D19]);MOD(1000*[$Times.D$4];[.$D19]));MIN([.$D19]-MOD(1000*[$Times.D$5];[.$D19]);MOD(1000*[$Times.D$5];[.$D19]));MIN([.$D19]-MOD(1000*[$Times.D$6];[.$D19]);MOD(1000*[$Times.D$6];[.$D19]));)" office:value-type="currency" office:currency="ns" office:value="31.353919239905" calcext:value-type="currency">
            <text:p>31ns</text:p>
          </table:table-cell>
          <table:table-cell table:style-name="ce15" table:formula="of:=MAX(MIN([.$D19]-MOD(1000*[$Times.E$3];[.$D19]);MOD(1000*[$Times.E$3];[.$D19]));MIN([.$D19]-MOD(1000*[$Times.E$4];[.$D19]);MOD(1000*[$Times.E$4];[.$D19]));MIN([.$D19]-MOD(1000*[$Times.E$5];[.$D19]);MOD(1000*[$Times.E$5];[.$D19]));MIN([.$D19]-MOD(1000*[$Times.E$6];[.$D19]);MOD(1000*[$Times.E$6];[.$D19]));)" office:value-type="currency" office:currency="ns" office:value="43.7054631828979" calcext:value-type="currency">
            <text:p>44ns</text:p>
          </table:table-cell>
          <table:table-cell table:style-name="ce15" table:formula="of:=MAX(MIN([.$D19]-MOD(1000*[$Times.F$3];[.$D19]);MOD(1000*[$Times.F$3];[.$D19]));MIN([.$D19]-MOD(1000*[$Times.F$4];[.$D19]);MOD(1000*[$Times.F$4];[.$D19]));MIN([.$D19]-MOD(1000*[$Times.F$5];[.$D19]);MOD(1000*[$Times.F$5];[.$D19]));MIN([.$D19]-MOD(1000*[$Times.F$6];[.$D19]);MOD(1000*[$Times.F$6];[.$D19]));)" office:value-type="currency" office:currency="ns" office:value="17.5296912114014" calcext:value-type="currency">
            <text:p>18ns</text:p>
          </table:table-cell>
          <table:table-cell table:style-name="ce15" table:formula="of:=MAX(MIN([.$D19]-MOD(1000*[$Times.G$3];[.$D19]);MOD(1000*[$Times.G$3];[.$D19]));MIN([.$D19]-MOD(1000*[$Times.G$4];[.$D19]);MOD(1000*[$Times.G$4];[.$D19]));MIN([.$D19]-MOD(1000*[$Times.G$5];[.$D19]);MOD(1000*[$Times.G$5];[.$D19]));MIN([.$D19]-MOD(1000*[$Times.G$6];[.$D19]);MOD(1000*[$Times.G$6];[.$D19]));)" office:value-type="currency" office:currency="ns" office:value="55.0593824228029" calcext:value-type="currency">
            <text:p>55ns</text:p>
          </table:table-cell>
          <table:table-cell table:style-name="ce15" table:formula="of:=MAX(MIN([.$D19]-MOD(1000*[$Times.H$3];[.$D19]);MOD(1000*[$Times.H$3];[.$D19]));MIN([.$D19]-MOD(1000*[$Times.H$4];[.$D19]);MOD(1000*[$Times.H$4];[.$D19]));MIN([.$D19]-MOD(1000*[$Times.H$5];[.$D19]);MOD(1000*[$Times.H$5];[.$D19]));MIN([.$D19]-MOD(1000*[$Times.H$6];[.$D19]);MOD(1000*[$Times.H$6];[.$D19]));)" office:value-type="currency" office:currency="ns" office:value="37.4109263657957" calcext:value-type="currency">
            <text:p>37ns</text:p>
          </table:table-cell>
          <table:table-cell table:style-name="ce15" table:formula="of:=MAX(MIN([.$D19]-MOD(1000*[$Times.I$3];[.$D19]);MOD(1000*[$Times.I$3];[.$D19]));MIN([.$D19]-MOD(1000*[$Times.I$4];[.$D19]);MOD(1000*[$Times.I$4];[.$D19]));MIN([.$D19]-MOD(1000*[$Times.I$5];[.$D19]);MOD(1000*[$Times.I$5];[.$D19]));MIN([.$D19]-MOD(1000*[$Times.I$6];[.$D19]);MOD(1000*[$Times.I$6];[.$D19]));)" office:value-type="currency" office:currency="ns" office:value="56.0570071258908" calcext:value-type="currency">
            <text:p>56ns</text:p>
          </table:table-cell>
          <table:table-cell table:style-name="ce15" table:formula="of:=MAX(MIN([.$D19]-MOD(1000*[$Times.J$3];[.$D19]);MOD(1000*[$Times.J$3];[.$D19]));MIN([.$D19]-MOD(1000*[$Times.J$4];[.$D19]);MOD(1000*[$Times.J$4];[.$D19]));MIN([.$D19]-MOD(1000*[$Times.J$5];[.$D19]);MOD(1000*[$Times.J$5];[.$D19]));MIN([.$D19]-MOD(1000*[$Times.J$6];[.$D19]);MOD(1000*[$Times.J$6];[.$D19]));)" office:value-type="currency" office:currency="ns" office:value="37.4109263657957" calcext:value-type="currency">
            <text:p>37ns</text:p>
          </table:table-cell>
          <table:table-cell table:style-name="ce15" table:formula="of:=MAX(MIN([.$D19]-MOD(1000*[$Times.K$3];[.$D19]);MOD(1000*[$Times.K$3];[.$D19]));MIN([.$D19]-MOD(1000*[$Times.K$4];[.$D19]);MOD(1000*[$Times.K$4];[.$D19]));MIN([.$D19]-MOD(1000*[$Times.K$5];[.$D19]);MOD(1000*[$Times.K$5];[.$D19]));MIN([.$D19]-MOD(1000*[$Times.K$6];[.$D19]);MOD(1000*[$Times.K$6];[.$D19]));)" office:value-type="currency" office:currency="ns" office:value="56.0570071258908" calcext:value-type="currency">
            <text:p>56ns</text:p>
          </table:table-cell>
          <table:table-cell table:style-name="ce15" table:formula="of:=MAX(MIN([.$D19]-MOD(1000*[$Times.L$3];[.$D19]);MOD(1000*[$Times.L$3];[.$D19]));MIN([.$D19]-MOD(1000*[$Times.L$4];[.$D19]);MOD(1000*[$Times.L$4];[.$D19]));MIN([.$D19]-MOD(1000*[$Times.L$5];[.$D19]);MOD(1000*[$Times.L$5];[.$D19]));MIN([.$D19]-MOD(1000*[$Times.L$6];[.$D19]);MOD(1000*[$Times.L$6];[.$D19]));)" office:value-type="currency" office:currency="ns" office:value="17.5296912114014" calcext:value-type="currency">
            <text:p>18ns</text:p>
          </table:table-cell>
          <table:table-cell table:style-name="ce15" table:formula="of:=MAX(MIN([.$D19]-MOD(1000*[$Times.M$3];[.$D19]);MOD(1000*[$Times.M$3];[.$D19]));MIN([.$D19]-MOD(1000*[$Times.M$4];[.$D19]);MOD(1000*[$Times.M$4];[.$D19]));MIN([.$D19]-MOD(1000*[$Times.M$5];[.$D19]);MOD(1000*[$Times.M$5];[.$D19]));MIN([.$D19]-MOD(1000*[$Times.M$6];[.$D19]);MOD(1000*[$Times.M$6];[.$D19]));)" office:value-type="currency" office:currency="ns" office:value="56.0570071258908" calcext:value-type="currency">
            <text:p>56ns</text:p>
          </table:table-cell>
          <table:table-cell table:style-name="ce15" table:formula="of:=MAX(MIN([.$D19]-MOD(1000*[$Times.N$3];[.$D19]);MOD(1000*[$Times.N$3];[.$D19]));MIN([.$D19]-MOD(1000*[$Times.N$4];[.$D19]);MOD(1000*[$Times.N$4];[.$D19]));MIN([.$D19]-MOD(1000*[$Times.N$5];[.$D19]);MOD(1000*[$Times.N$5];[.$D19]));MIN([.$D19]-MOD(1000*[$Times.N$6];[.$D19]);MOD(1000*[$Times.N$6];[.$D19]));)" office:value-type="currency" office:currency="ns" office:value="17.5296912114014" calcext:value-type="currency">
            <text:p>18ns</text:p>
          </table:table-cell>
          <table:table-cell table:style-name="ce15" table:formula="of:=MAX(MIN([.$D19]-MOD(1000*[$Times.O$3];[.$D19]);MOD(1000*[$Times.O$3];[.$D19]));MIN([.$D19]-MOD(1000*[$Times.O$4];[.$D19]);MOD(1000*[$Times.O$4];[.$D19]));MIN([.$D19]-MOD(1000*[$Times.O$5];[.$D19]);MOD(1000*[$Times.O$5];[.$D19]));MIN([.$D19]-MOD(1000*[$Times.O$6];[.$D19]);MOD(1000*[$Times.O$6];[.$D19]));)" office:value-type="currency" office:currency="ns" office:value="49.8812351543943" calcext:value-type="currency">
            <text:p>50ns</text:p>
          </table:table-cell>
          <table:table-cell table:style-name="ce15" table:formula="of:=MAX(MIN([.$D19]-MOD(1000*[$Times.P$3];[.$D19]);MOD(1000*[$Times.P$3];[.$D19]));MIN([.$D19]-MOD(1000*[$Times.P$4];[.$D19]);MOD(1000*[$Times.P$4];[.$D19]));MIN([.$D19]-MOD(1000*[$Times.P$5];[.$D19]);MOD(1000*[$Times.P$5];[.$D19]));MIN([.$D19]-MOD(1000*[$Times.P$6];[.$D19]);MOD(1000*[$Times.P$6];[.$D19]));)" office:value-type="currency" office:currency="ns" office:value="17.5296912114014" calcext:value-type="currency">
            <text:p>18ns</text:p>
          </table:table-cell>
          <table:table-cell table:style-name="ce15" table:formula="of:=MAX(MIN([.$D19]-MOD(1000*[$Times.Q$3];[.$D19]);MOD(1000*[$Times.Q$3];[.$D19]));MIN([.$D19]-MOD(1000*[$Times.Q$4];[.$D19]);MOD(1000*[$Times.Q$4];[.$D19]));MIN([.$D19]-MOD(1000*[$Times.Q$5];[.$D19]);MOD(1000*[$Times.Q$5];[.$D19]));MIN([.$D19]-MOD(1000*[$Times.Q$6];[.$D19]);MOD(1000*[$Times.Q$6];[.$D19]));)" office:value-type="currency" office:currency="ns" office:value="56.0570071258908" calcext:value-type="currency">
            <text:p>56ns</text:p>
          </table:table-cell>
          <table:table-cell table:style-name="ce15" table:formula="of:=MAX(MIN([.$D19]-MOD(1000*[$Times.R$3];[.$D19]);MOD(1000*[$Times.R$3];[.$D19]));MIN([.$D19]-MOD(1000*[$Times.R$4];[.$D19]);MOD(1000*[$Times.R$4];[.$D19]));MIN([.$D19]-MOD(1000*[$Times.R$5];[.$D19]);MOD(1000*[$Times.R$5];[.$D19]));MIN([.$D19]-MOD(1000*[$Times.R$6];[.$D19]);MOD(1000*[$Times.R$6];[.$D19]));)" office:value-type="currency" office:currency="ns" office:value="17.5296912114014" calcext:value-type="currency">
            <text:p>18ns</text:p>
          </table:table-cell>
          <table:table-cell table:style-name="ce15" table:formula="of:=MAX(MIN([.$D19]-MOD(1000*[$Times.S$3];[.$D19]);MOD(1000*[$Times.S$3];[.$D19]));MIN([.$D19]-MOD(1000*[$Times.S$4];[.$D19]);MOD(1000*[$Times.S$4];[.$D19]));MIN([.$D19]-MOD(1000*[$Times.S$5];[.$D19]);MOD(1000*[$Times.S$5];[.$D19]));MIN([.$D19]-MOD(1000*[$Times.S$6];[.$D19]);MOD(1000*[$Times.S$6];[.$D19]));)" office:value-type="currency" office:currency="ns" office:value="56.0570071258908" calcext:value-type="currency">
            <text:p>56ns</text:p>
          </table:table-cell>
          <table:table-cell table:style-name="ce15" table:formula="of:=MAX(MIN([.$D19]-MOD(1000*[$Times.T$3];[.$D19]);MOD(1000*[$Times.T$3];[.$D19]));MIN([.$D19]-MOD(1000*[$Times.T$4];[.$D19]);MOD(1000*[$Times.T$4];[.$D19]));MIN([.$D19]-MOD(1000*[$Times.T$5];[.$D19]);MOD(1000*[$Times.T$5];[.$D19]));MIN([.$D19]-MOD(1000*[$Times.T$6];[.$D19]);MOD(1000*[$Times.T$6];[.$D19]));)" office:value-type="currency" office:currency="ns" office:value="17.5296912114014" calcext:value-type="currency">
            <text:p>18ns</text:p>
          </table:table-cell>
          <table:table-cell table:style-name="ce15" table:formula="of:=MAX(MIN([.$D19]-MOD(1000*[$Times.U$3];[.$D19]);MOD(1000*[$Times.U$3];[.$D19]));MIN([.$D19]-MOD(1000*[$Times.U$4];[.$D19]);MOD(1000*[$Times.U$4];[.$D19]));MIN([.$D19]-MOD(1000*[$Times.U$5];[.$D19]);MOD(1000*[$Times.U$5];[.$D19]));MIN([.$D19]-MOD(1000*[$Times.U$6];[.$D19]);MOD(1000*[$Times.U$6];[.$D19]));)" office:value-type="currency" office:currency="ns" office:value="49.8812351543943" calcext:value-type="currency">
            <text:p>50ns</text:p>
          </table:table-cell>
          <table:table-cell table:style-name="ce15" table:formula="of:=MAX(MIN([.$D19]-MOD(1000*[$Times.V$3];[.$D19]);MOD(1000*[$Times.V$3];[.$D19]));MIN([.$D19]-MOD(1000*[$Times.V$4];[.$D19]);MOD(1000*[$Times.V$4];[.$D19]));MIN([.$D19]-MOD(1000*[$Times.V$5];[.$D19]);MOD(1000*[$Times.V$5];[.$D19]));MIN([.$D19]-MOD(1000*[$Times.V$6];[.$D19]);MOD(1000*[$Times.V$6];[.$D19]));)" office:value-type="currency" office:currency="ns" office:value="56.2945368171021" calcext:value-type="currency">
            <text:p>56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8.53" calcext:value-type="currency">
            <text:p>8,53 MHz</text:p>
          </table:table-cell>
          <table:table-cell table:style-name="ce10" table:formula="of:=160/[.A20]" office:value-type="float" office:value="18.757327080891" calcext:value-type="float">
            <text:p>18,76</text:p>
          </table:table-cell>
          <table:table-cell table:style-name="ce7" table:formula="of:=ROUND(100*[.B20]) = 100*ROUND([.B20])" office:value-type="boolean" office:boolean-value="false" calcext:value-type="boolean">
            <text:p>FAŁSZ</text:p>
          </table:table-cell>
          <table:table-cell table:style-name="ce13" table:formula="of:=1000/[.A20]" office:value-type="currency" office:currency="ns" office:value="117.233294255569" calcext:value-type="currency">
            <text:p>117ns</text:p>
          </table:table-cell>
          <table:table-cell table:style-name="ce20" table:formula="of:=([.I20]-MIN([.I$1:.I19]))" office:value-type="float" office:value="1.69988276670578" calcext:value-type="float">
            <text:p>1,70</text:p>
          </table:table-cell>
          <table:table-cell table:style-name="ce20" table:formula="of:=IF([.C20]; ([.I20]-MIN([.I$1:.I19]));&quot;&quot;)">
            <text:p/>
          </table:table-cell>
          <table:table-cell table:style-name="ce20" table:formula="of:=([.J20]-MIN([.J$1:.J19]))" office:value-type="float" office:value="5.09964830011735" calcext:value-type="float">
            <text:p>5,10</text:p>
          </table:table-cell>
          <table:table-cell table:style-name="ce20" table:formula="of:=([.J20]-MIN([.J$1:.J19]))*[.C20]" office:value-type="float" office:value="0" calcext:value-type="float">
            <text:p>0,00</text:p>
          </table:table-cell>
          <table:table-cell table:style-name="ce17" table:formula="of:=COM.MICROSOFT.MAXIFS([.K20:.XDF20];[.K$2:.XDF$2];&quot;&quot;)" office:value-type="currency" office:currency="ns" office:value="51.6998827667058" calcext:value-type="currency">
            <text:p>52ns</text:p>
          </table:table-cell>
          <table:table-cell table:style-name="ce17" table:formula="of:=MAX([.K20:.XFD20])" office:value-type="currency" office:currency="ns" office:value="55.0996483001174" calcext:value-type="currency">
            <text:p>55ns</text:p>
          </table:table-cell>
          <table:table-cell table:style-name="ce15" table:formula="of:=MAX(MIN([.$D20]-MOD(1000*[$Times.C$3];[.$D20]);MOD(1000*[$Times.C$3];[.$D20]));MIN([.$D20]-MOD(1000*[$Times.C$4];[.$D20]);MOD(1000*[$Times.C$4];[.$D20]));MIN([.$D20]-MOD(1000*[$Times.C$5];[.$D20]);MOD(1000*[$Times.C$5];[.$D20]));MIN([.$D20]-MOD(1000*[$Times.C$6];[.$D20]);MOD(1000*[$Times.C$6];[.$D20]));)" office:value-type="currency" office:currency="ns" office:value="31.0668229777256" calcext:value-type="currency">
            <text:p>31ns</text:p>
          </table:table-cell>
          <table:table-cell table:style-name="ce15" table:formula="of:=MAX(MIN([.$D20]-MOD(1000*[$Times.D$3];[.$D20]);MOD(1000*[$Times.D$3];[.$D20]));MIN([.$D20]-MOD(1000*[$Times.D$4];[.$D20]);MOD(1000*[$Times.D$4];[.$D20]));MIN([.$D20]-MOD(1000*[$Times.D$5];[.$D20]);MOD(1000*[$Times.D$5];[.$D20]));MIN([.$D20]-MOD(1000*[$Times.D$6];[.$D20]);MOD(1000*[$Times.D$6];[.$D20]));)" office:value-type="currency" office:currency="ns" office:value="20.6330597889802" calcext:value-type="currency">
            <text:p>21ns</text:p>
          </table:table-cell>
          <table:table-cell table:style-name="ce15" table:formula="of:=MAX(MIN([.$D20]-MOD(1000*[$Times.E$3];[.$D20]);MOD(1000*[$Times.E$3];[.$D20]));MIN([.$D20]-MOD(1000*[$Times.E$4];[.$D20]);MOD(1000*[$Times.E$4];[.$D20]));MIN([.$D20]-MOD(1000*[$Times.E$5];[.$D20]);MOD(1000*[$Times.E$5];[.$D20]));MIN([.$D20]-MOD(1000*[$Times.E$6];[.$D20]);MOD(1000*[$Times.E$6];[.$D20]));)" office:value-type="currency" office:currency="ns" office:value="48.3001172332942" calcext:value-type="currency">
            <text:p>48ns</text:p>
          </table:table-cell>
          <table:table-cell table:style-name="ce15" table:formula="of:=MAX(MIN([.$D20]-MOD(1000*[$Times.F$3];[.$D20]);MOD(1000*[$Times.F$3];[.$D20]));MIN([.$D20]-MOD(1000*[$Times.F$4];[.$D20]);MOD(1000*[$Times.F$4];[.$D20]));MIN([.$D20]-MOD(1000*[$Times.F$5];[.$D20]);MOD(1000*[$Times.F$5];[.$D20]));MIN([.$D20]-MOD(1000*[$Times.F$6];[.$D20]);MOD(1000*[$Times.F$6];[.$D20]));)" office:value-type="currency" office:currency="ns" office:value="14.4665885111372" calcext:value-type="currency">
            <text:p>14ns</text:p>
          </table:table-cell>
          <table:table-cell table:style-name="ce15" table:formula="of:=MAX(MIN([.$D20]-MOD(1000*[$Times.G$3];[.$D20]);MOD(1000*[$Times.G$3];[.$D20]));MIN([.$D20]-MOD(1000*[$Times.G$4];[.$D20]);MOD(1000*[$Times.G$4];[.$D20]));MIN([.$D20]-MOD(1000*[$Times.G$5];[.$D20]);MOD(1000*[$Times.G$5];[.$D20]));MIN([.$D20]-MOD(1000*[$Times.G$6];[.$D20]);MOD(1000*[$Times.G$6];[.$D20]));)" office:value-type="currency" office:currency="ns" office:value="55.0996483001174" calcext:value-type="currency">
            <text:p>55ns</text:p>
          </table:table-cell>
          <table:table-cell table:style-name="ce15" table:formula="of:=MAX(MIN([.$D20]-MOD(1000*[$Times.H$3];[.$D20]);MOD(1000*[$Times.H$3];[.$D20]));MIN([.$D20]-MOD(1000*[$Times.H$4];[.$D20]);MOD(1000*[$Times.H$4];[.$D20]));MIN([.$D20]-MOD(1000*[$Times.H$5];[.$D20]);MOD(1000*[$Times.H$5];[.$D20]));MIN([.$D20]-MOD(1000*[$Times.H$6];[.$D20]);MOD(1000*[$Times.H$6];[.$D20]));)" office:value-type="currency" office:currency="ns" office:value="46.6002344665884" calcext:value-type="currency">
            <text:p>47ns</text:p>
          </table:table-cell>
          <table:table-cell table:style-name="ce15" table:formula="of:=MAX(MIN([.$D20]-MOD(1000*[$Times.I$3];[.$D20]);MOD(1000*[$Times.I$3];[.$D20]));MIN([.$D20]-MOD(1000*[$Times.I$4];[.$D20]);MOD(1000*[$Times.I$4];[.$D20]));MIN([.$D20]-MOD(1000*[$Times.I$5];[.$D20]);MOD(1000*[$Times.I$5];[.$D20]));MIN([.$D20]-MOD(1000*[$Times.I$6];[.$D20]);MOD(1000*[$Times.I$6];[.$D20]));)" office:value-type="currency" office:currency="ns" office:value="48.9331770222744" calcext:value-type="currency">
            <text:p>49ns</text:p>
          </table:table-cell>
          <table:table-cell table:style-name="ce15" table:formula="of:=MAX(MIN([.$D20]-MOD(1000*[$Times.J$3];[.$D20]);MOD(1000*[$Times.J$3];[.$D20]));MIN([.$D20]-MOD(1000*[$Times.J$4];[.$D20]);MOD(1000*[$Times.J$4];[.$D20]));MIN([.$D20]-MOD(1000*[$Times.J$5];[.$D20]);MOD(1000*[$Times.J$5];[.$D20]));MIN([.$D20]-MOD(1000*[$Times.J$6];[.$D20]);MOD(1000*[$Times.J$6];[.$D20]));)" office:value-type="currency" office:currency="ns" office:value="46.6002344665884" calcext:value-type="currency">
            <text:p>47ns</text:p>
          </table:table-cell>
          <table:table-cell table:style-name="ce15" table:formula="of:=MAX(MIN([.$D20]-MOD(1000*[$Times.K$3];[.$D20]);MOD(1000*[$Times.K$3];[.$D20]));MIN([.$D20]-MOD(1000*[$Times.K$4];[.$D20]);MOD(1000*[$Times.K$4];[.$D20]));MIN([.$D20]-MOD(1000*[$Times.K$5];[.$D20]);MOD(1000*[$Times.K$5];[.$D20]));MIN([.$D20]-MOD(1000*[$Times.K$6];[.$D20]);MOD(1000*[$Times.K$6];[.$D20]));)" office:value-type="currency" office:currency="ns" office:value="48.9331770222744" calcext:value-type="currency">
            <text:p>49ns</text:p>
          </table:table-cell>
          <table:table-cell table:style-name="ce15" table:formula="of:=MAX(MIN([.$D20]-MOD(1000*[$Times.L$3];[.$D20]);MOD(1000*[$Times.L$3];[.$D20]));MIN([.$D20]-MOD(1000*[$Times.L$4];[.$D20]);MOD(1000*[$Times.L$4];[.$D20]));MIN([.$D20]-MOD(1000*[$Times.L$5];[.$D20]);MOD(1000*[$Times.L$5];[.$D20]));MIN([.$D20]-MOD(1000*[$Times.L$6];[.$D20]);MOD(1000*[$Times.L$6];[.$D20]));)" office:value-type="currency" office:currency="ns" office:value="14.4665885111372" calcext:value-type="currency">
            <text:p>14ns</text:p>
          </table:table-cell>
          <table:table-cell table:style-name="ce15" table:formula="of:=MAX(MIN([.$D20]-MOD(1000*[$Times.M$3];[.$D20]);MOD(1000*[$Times.M$3];[.$D20]));MIN([.$D20]-MOD(1000*[$Times.M$4];[.$D20]);MOD(1000*[$Times.M$4];[.$D20]));MIN([.$D20]-MOD(1000*[$Times.M$5];[.$D20]);MOD(1000*[$Times.M$5];[.$D20]));MIN([.$D20]-MOD(1000*[$Times.M$6];[.$D20]);MOD(1000*[$Times.M$6];[.$D20]));)" office:value-type="currency" office:currency="ns" office:value="48.9331770222744" calcext:value-type="currency">
            <text:p>49ns</text:p>
          </table:table-cell>
          <table:table-cell table:style-name="ce15" table:formula="of:=MAX(MIN([.$D20]-MOD(1000*[$Times.N$3];[.$D20]);MOD(1000*[$Times.N$3];[.$D20]));MIN([.$D20]-MOD(1000*[$Times.N$4];[.$D20]);MOD(1000*[$Times.N$4];[.$D20]));MIN([.$D20]-MOD(1000*[$Times.N$5];[.$D20]);MOD(1000*[$Times.N$5];[.$D20]));MIN([.$D20]-MOD(1000*[$Times.N$6];[.$D20]);MOD(1000*[$Times.N$6];[.$D20]));)" office:value-type="currency" office:currency="ns" office:value="14.4665885111372" calcext:value-type="currency">
            <text:p>14ns</text:p>
          </table:table-cell>
          <table:table-cell table:style-name="ce15" table:formula="of:=MAX(MIN([.$D20]-MOD(1000*[$Times.O$3];[.$D20]);MOD(1000*[$Times.O$3];[.$D20]));MIN([.$D20]-MOD(1000*[$Times.O$4];[.$D20]);MOD(1000*[$Times.O$4];[.$D20]));MIN([.$D20]-MOD(1000*[$Times.O$5];[.$D20]);MOD(1000*[$Times.O$5];[.$D20]));MIN([.$D20]-MOD(1000*[$Times.O$6];[.$D20]);MOD(1000*[$Times.O$6];[.$D20]));)" office:value-type="currency" office:currency="ns" office:value="55.0996483001174" calcext:value-type="currency">
            <text:p>55ns</text:p>
          </table:table-cell>
          <table:table-cell table:style-name="ce15" table:formula="of:=MAX(MIN([.$D20]-MOD(1000*[$Times.P$3];[.$D20]);MOD(1000*[$Times.P$3];[.$D20]));MIN([.$D20]-MOD(1000*[$Times.P$4];[.$D20]);MOD(1000*[$Times.P$4];[.$D20]));MIN([.$D20]-MOD(1000*[$Times.P$5];[.$D20]);MOD(1000*[$Times.P$5];[.$D20]));MIN([.$D20]-MOD(1000*[$Times.P$6];[.$D20]);MOD(1000*[$Times.P$6];[.$D20]));)" office:value-type="currency" office:currency="ns" office:value="14.4665885111372" calcext:value-type="currency">
            <text:p>14ns</text:p>
          </table:table-cell>
          <table:table-cell table:style-name="ce15" table:formula="of:=MAX(MIN([.$D20]-MOD(1000*[$Times.Q$3];[.$D20]);MOD(1000*[$Times.Q$3];[.$D20]));MIN([.$D20]-MOD(1000*[$Times.Q$4];[.$D20]);MOD(1000*[$Times.Q$4];[.$D20]));MIN([.$D20]-MOD(1000*[$Times.Q$5];[.$D20]);MOD(1000*[$Times.Q$5];[.$D20]));MIN([.$D20]-MOD(1000*[$Times.Q$6];[.$D20]);MOD(1000*[$Times.Q$6];[.$D20]));)" office:value-type="currency" office:currency="ns" office:value="48.9331770222744" calcext:value-type="currency">
            <text:p>49ns</text:p>
          </table:table-cell>
          <table:table-cell table:style-name="ce15" table:formula="of:=MAX(MIN([.$D20]-MOD(1000*[$Times.R$3];[.$D20]);MOD(1000*[$Times.R$3];[.$D20]));MIN([.$D20]-MOD(1000*[$Times.R$4];[.$D20]);MOD(1000*[$Times.R$4];[.$D20]));MIN([.$D20]-MOD(1000*[$Times.R$5];[.$D20]);MOD(1000*[$Times.R$5];[.$D20]));MIN([.$D20]-MOD(1000*[$Times.R$6];[.$D20]);MOD(1000*[$Times.R$6];[.$D20]));)" office:value-type="currency" office:currency="ns" office:value="14.4665885111372" calcext:value-type="currency">
            <text:p>14ns</text:p>
          </table:table-cell>
          <table:table-cell table:style-name="ce15" table:formula="of:=MAX(MIN([.$D20]-MOD(1000*[$Times.S$3];[.$D20]);MOD(1000*[$Times.S$3];[.$D20]));MIN([.$D20]-MOD(1000*[$Times.S$4];[.$D20]);MOD(1000*[$Times.S$4];[.$D20]));MIN([.$D20]-MOD(1000*[$Times.S$5];[.$D20]);MOD(1000*[$Times.S$5];[.$D20]));MIN([.$D20]-MOD(1000*[$Times.S$6];[.$D20]);MOD(1000*[$Times.S$6];[.$D20]));)" office:value-type="currency" office:currency="ns" office:value="48.9331770222744" calcext:value-type="currency">
            <text:p>49ns</text:p>
          </table:table-cell>
          <table:table-cell table:style-name="ce15" table:formula="of:=MAX(MIN([.$D20]-MOD(1000*[$Times.T$3];[.$D20]);MOD(1000*[$Times.T$3];[.$D20]));MIN([.$D20]-MOD(1000*[$Times.T$4];[.$D20]);MOD(1000*[$Times.T$4];[.$D20]));MIN([.$D20]-MOD(1000*[$Times.T$5];[.$D20]);MOD(1000*[$Times.T$5];[.$D20]));MIN([.$D20]-MOD(1000*[$Times.T$6];[.$D20]);MOD(1000*[$Times.T$6];[.$D20]));)" office:value-type="currency" office:currency="ns" office:value="14.4665885111372" calcext:value-type="currency">
            <text:p>14ns</text:p>
          </table:table-cell>
          <table:table-cell table:style-name="ce15" table:formula="of:=MAX(MIN([.$D20]-MOD(1000*[$Times.U$3];[.$D20]);MOD(1000*[$Times.U$3];[.$D20]));MIN([.$D20]-MOD(1000*[$Times.U$4];[.$D20]);MOD(1000*[$Times.U$4];[.$D20]));MIN([.$D20]-MOD(1000*[$Times.U$5];[.$D20]);MOD(1000*[$Times.U$5];[.$D20]));MIN([.$D20]-MOD(1000*[$Times.U$6];[.$D20]);MOD(1000*[$Times.U$6];[.$D20]));)" office:value-type="currency" office:currency="ns" office:value="55.0996483001174" calcext:value-type="currency">
            <text:p>55ns</text:p>
          </table:table-cell>
          <table:table-cell table:style-name="ce15" table:formula="of:=MAX(MIN([.$D20]-MOD(1000*[$Times.V$3];[.$D20]);MOD(1000*[$Times.V$3];[.$D20]));MIN([.$D20]-MOD(1000*[$Times.V$4];[.$D20]);MOD(1000*[$Times.V$4];[.$D20]));MIN([.$D20]-MOD(1000*[$Times.V$5];[.$D20]);MOD(1000*[$Times.V$5];[.$D20]));MIN([.$D20]-MOD(1000*[$Times.V$6];[.$D20]);MOD(1000*[$Times.V$6];[.$D20]));)" office:value-type="currency" office:currency="ns" office:value="51.6998827667058" calcext:value-type="currency">
            <text:p>52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8.89" calcext:value-type="currency">
            <text:p>8,89 MHz</text:p>
          </table:table-cell>
          <table:table-cell table:style-name="ce10" table:formula="of:=160/[.A21]" office:value-type="float" office:value="17.9977502812149" calcext:value-type="float">
            <text:p>18,00</text:p>
          </table:table-cell>
          <table:table-cell table:style-name="ce7" table:formula="of:=ROUND(100*[.B21]) = 100*ROUND([.B21])" office:value-type="boolean" office:boolean-value="true" calcext:value-type="boolean">
            <text:p>PRAWDA</text:p>
          </table:table-cell>
          <table:table-cell table:style-name="ce13" table:formula="of:=1000/[.A21]" office:value-type="currency" office:currency="ns" office:value="112.485939257593" calcext:value-type="currency">
            <text:p>112ns</text:p>
          </table:table-cell>
          <table:table-cell table:style-name="ce20" table:formula="of:=([.I21]-MIN([.I$1:.I20]))" office:value-type="float" office:value="0.0562429696288405" calcext:value-type="float">
            <text:p>0,06</text:p>
          </table:table-cell>
          <table:table-cell table:style-name="ce20" table:formula="of:=IF([.C21]; ([.I21]-MIN([.I$1:.I20]));&quot;&quot;)" office:value-type="float" office:value="0.0562429696288405" calcext:value-type="float">
            <text:p>0,06</text:p>
          </table:table-cell>
          <table:table-cell table:style-name="ce20" table:formula="of:=([.J21]-MIN([.J$1:.J20]))" office:value-type="float" office:value="0.0562429696288405" calcext:value-type="float">
            <text:p>0,06</text:p>
          </table:table-cell>
          <table:table-cell table:style-name="ce20" table:formula="of:=([.J21]-MIN([.J$1:.J20]))*[.C21]" office:value-type="float" office:value="0.0562429696288405" calcext:value-type="float">
            <text:p>0,06</text:p>
          </table:table-cell>
          <table:table-cell table:style-name="ce17" table:formula="of:=COM.MICROSOFT.MAXIFS([.K21:.XDF21];[.K$2:.XDF$2];&quot;&quot;)" office:value-type="currency" office:currency="ns" office:value="50.0562429696288" calcext:value-type="currency">
            <text:p>50ns</text:p>
          </table:table-cell>
          <table:table-cell table:style-name="ce17" table:formula="of:=MAX([.K21:.XFD21])" office:value-type="currency" office:currency="ns" office:value="50.0562429696288" calcext:value-type="currency">
            <text:p>50ns</text:p>
          </table:table-cell>
          <table:table-cell table:style-name="ce15" table:formula="of:=MAX(MIN([.$D21]-MOD(1000*[$Times.C$3];[.$D21]);MOD(1000*[$Times.C$3];[.$D21]));MIN([.$D21]-MOD(1000*[$Times.C$4];[.$D21]);MOD(1000*[$Times.C$4];[.$D21]));MIN([.$D21]-MOD(1000*[$Times.C$5];[.$D21]);MOD(1000*[$Times.C$5];[.$D21]));MIN([.$D21]-MOD(1000*[$Times.C$6];[.$D21]);MOD(1000*[$Times.C$6];[.$D21]));)" office:value-type="currency" office:currency="ns" office:value="50.0562429696288" calcext:value-type="currency">
            <text:p>50ns</text:p>
          </table:table-cell>
          <table:table-cell table:style-name="ce15" table:formula="of:=MAX(MIN([.$D21]-MOD(1000*[$Times.D$3];[.$D21]);MOD(1000*[$Times.D$3];[.$D21]));MIN([.$D21]-MOD(1000*[$Times.D$4];[.$D21]);MOD(1000*[$Times.D$4];[.$D21]));MIN([.$D21]-MOD(1000*[$Times.D$5];[.$D21]);MOD(1000*[$Times.D$5];[.$D21]));MIN([.$D21]-MOD(1000*[$Times.D$6];[.$D21]);MOD(1000*[$Times.D$6];[.$D21]));)" office:value-type="currency" office:currency="ns" office:value="37.5703037120361" calcext:value-type="currency">
            <text:p>38ns</text:p>
          </table:table-cell>
          <table:table-cell table:style-name="ce15" table:formula="of:=MAX(MIN([.$D21]-MOD(1000*[$Times.E$3];[.$D21]);MOD(1000*[$Times.E$3];[.$D21]));MIN([.$D21]-MOD(1000*[$Times.E$4];[.$D21]);MOD(1000*[$Times.E$4];[.$D21]));MIN([.$D21]-MOD(1000*[$Times.E$5];[.$D21]);MOD(1000*[$Times.E$5];[.$D21]));MIN([.$D21]-MOD(1000*[$Times.E$6];[.$D21]);MOD(1000*[$Times.E$6];[.$D21]));)" office:value-type="currency" office:currency="ns" office:value="49.9437570303711" calcext:value-type="currency">
            <text:p>50ns</text:p>
          </table:table-cell>
          <table:table-cell table:style-name="ce15" table:formula="of:=MAX(MIN([.$D21]-MOD(1000*[$Times.F$3];[.$D21]);MOD(1000*[$Times.F$3];[.$D21]));MIN([.$D21]-MOD(1000*[$Times.F$4];[.$D21]);MOD(1000*[$Times.F$4];[.$D21]));MIN([.$D21]-MOD(1000*[$Times.F$5];[.$D21]);MOD(1000*[$Times.F$5];[.$D21]));MIN([.$D21]-MOD(1000*[$Times.F$6];[.$D21]);MOD(1000*[$Times.F$6];[.$D21]));)" office:value-type="currency" office:currency="ns" office:value="17.5703037120361" calcext:value-type="currency">
            <text:p>18ns</text:p>
          </table:table-cell>
          <table:table-cell table:style-name="ce15" table:formula="of:=MAX(MIN([.$D21]-MOD(1000*[$Times.G$3];[.$D21]);MOD(1000*[$Times.G$3];[.$D21]));MIN([.$D21]-MOD(1000*[$Times.G$4];[.$D21]);MOD(1000*[$Times.G$4];[.$D21]));MIN([.$D21]-MOD(1000*[$Times.G$5];[.$D21]);MOD(1000*[$Times.G$5];[.$D21]));MIN([.$D21]-MOD(1000*[$Times.G$6];[.$D21]);MOD(1000*[$Times.G$6];[.$D21]));)" office:value-type="currency" office:currency="ns" office:value="42.5421822272216" calcext:value-type="currency">
            <text:p>43ns</text:p>
          </table:table-cell>
          <table:table-cell table:style-name="ce15" table:formula="of:=MAX(MIN([.$D21]-MOD(1000*[$Times.H$3];[.$D21]);MOD(1000*[$Times.H$3];[.$D21]));MIN([.$D21]-MOD(1000*[$Times.H$4];[.$D21]);MOD(1000*[$Times.H$4];[.$D21]));MIN([.$D21]-MOD(1000*[$Times.H$5];[.$D21]);MOD(1000*[$Times.H$5];[.$D21]));MIN([.$D21]-MOD(1000*[$Times.H$6];[.$D21]);MOD(1000*[$Times.H$6];[.$D21]));)" office:value-type="currency" office:currency="ns" office:value="37.4015748031495" calcext:value-type="currency">
            <text:p>37ns</text:p>
          </table:table-cell>
          <table:table-cell table:style-name="ce15" table:formula="of:=MAX(MIN([.$D21]-MOD(1000*[$Times.I$3];[.$D21]);MOD(1000*[$Times.I$3];[.$D21]));MIN([.$D21]-MOD(1000*[$Times.I$4];[.$D21]);MOD(1000*[$Times.I$4];[.$D21]));MIN([.$D21]-MOD(1000*[$Times.I$5];[.$D21]);MOD(1000*[$Times.I$5];[.$D21]));MIN([.$D21]-MOD(1000*[$Times.I$6];[.$D21]);MOD(1000*[$Times.I$6];[.$D21]));)" office:value-type="currency" office:currency="ns" office:value="42.5421822272216" calcext:value-type="currency">
            <text:p>43ns</text:p>
          </table:table-cell>
          <table:table-cell table:style-name="ce15" table:formula="of:=MAX(MIN([.$D21]-MOD(1000*[$Times.J$3];[.$D21]);MOD(1000*[$Times.J$3];[.$D21]));MIN([.$D21]-MOD(1000*[$Times.J$4];[.$D21]);MOD(1000*[$Times.J$4];[.$D21]));MIN([.$D21]-MOD(1000*[$Times.J$5];[.$D21]);MOD(1000*[$Times.J$5];[.$D21]));MIN([.$D21]-MOD(1000*[$Times.J$6];[.$D21]);MOD(1000*[$Times.J$6];[.$D21]));)" office:value-type="currency" office:currency="ns" office:value="37.4015748031495" calcext:value-type="currency">
            <text:p>37ns</text:p>
          </table:table-cell>
          <table:table-cell table:style-name="ce15" table:formula="of:=MAX(MIN([.$D21]-MOD(1000*[$Times.K$3];[.$D21]);MOD(1000*[$Times.K$3];[.$D21]));MIN([.$D21]-MOD(1000*[$Times.K$4];[.$D21]);MOD(1000*[$Times.K$4];[.$D21]));MIN([.$D21]-MOD(1000*[$Times.K$5];[.$D21]);MOD(1000*[$Times.K$5];[.$D21]));MIN([.$D21]-MOD(1000*[$Times.K$6];[.$D21]);MOD(1000*[$Times.K$6];[.$D21]));)" office:value-type="currency" office:currency="ns" office:value="42.5421822272216" calcext:value-type="currency">
            <text:p>43ns</text:p>
          </table:table-cell>
          <table:table-cell table:style-name="ce15" table:formula="of:=MAX(MIN([.$D21]-MOD(1000*[$Times.L$3];[.$D21]);MOD(1000*[$Times.L$3];[.$D21]));MIN([.$D21]-MOD(1000*[$Times.L$4];[.$D21]);MOD(1000*[$Times.L$4];[.$D21]));MIN([.$D21]-MOD(1000*[$Times.L$5];[.$D21]);MOD(1000*[$Times.L$5];[.$D21]));MIN([.$D21]-MOD(1000*[$Times.L$6];[.$D21]);MOD(1000*[$Times.L$6];[.$D21]));)" office:value-type="currency" office:currency="ns" office:value="17.5703037120361" calcext:value-type="currency">
            <text:p>18ns</text:p>
          </table:table-cell>
          <table:table-cell table:style-name="ce15" table:formula="of:=MAX(MIN([.$D21]-MOD(1000*[$Times.M$3];[.$D21]);MOD(1000*[$Times.M$3];[.$D21]));MIN([.$D21]-MOD(1000*[$Times.M$4];[.$D21]);MOD(1000*[$Times.M$4];[.$D21]));MIN([.$D21]-MOD(1000*[$Times.M$5];[.$D21]);MOD(1000*[$Times.M$5];[.$D21]));MIN([.$D21]-MOD(1000*[$Times.M$6];[.$D21]);MOD(1000*[$Times.M$6];[.$D21]));)" office:value-type="currency" office:currency="ns" office:value="42.5421822272216" calcext:value-type="currency">
            <text:p>43ns</text:p>
          </table:table-cell>
          <table:table-cell table:style-name="ce15" table:formula="of:=MAX(MIN([.$D21]-MOD(1000*[$Times.N$3];[.$D21]);MOD(1000*[$Times.N$3];[.$D21]));MIN([.$D21]-MOD(1000*[$Times.N$4];[.$D21]);MOD(1000*[$Times.N$4];[.$D21]));MIN([.$D21]-MOD(1000*[$Times.N$5];[.$D21]);MOD(1000*[$Times.N$5];[.$D21]));MIN([.$D21]-MOD(1000*[$Times.N$6];[.$D21]);MOD(1000*[$Times.N$6];[.$D21]));)" office:value-type="currency" office:currency="ns" office:value="17.5703037120361" calcext:value-type="currency">
            <text:p>18ns</text:p>
          </table:table-cell>
          <table:table-cell table:style-name="ce15" table:formula="of:=MAX(MIN([.$D21]-MOD(1000*[$Times.O$3];[.$D21]);MOD(1000*[$Times.O$3];[.$D21]));MIN([.$D21]-MOD(1000*[$Times.O$4];[.$D21]);MOD(1000*[$Times.O$4];[.$D21]));MIN([.$D21]-MOD(1000*[$Times.O$5];[.$D21]);MOD(1000*[$Times.O$5];[.$D21]));MIN([.$D21]-MOD(1000*[$Times.O$6];[.$D21]);MOD(1000*[$Times.O$6];[.$D21]));)" office:value-type="currency" office:currency="ns" office:value="42.5421822272216" calcext:value-type="currency">
            <text:p>43ns</text:p>
          </table:table-cell>
          <table:table-cell table:style-name="ce15" table:formula="of:=MAX(MIN([.$D21]-MOD(1000*[$Times.P$3];[.$D21]);MOD(1000*[$Times.P$3];[.$D21]));MIN([.$D21]-MOD(1000*[$Times.P$4];[.$D21]);MOD(1000*[$Times.P$4];[.$D21]));MIN([.$D21]-MOD(1000*[$Times.P$5];[.$D21]);MOD(1000*[$Times.P$5];[.$D21]));MIN([.$D21]-MOD(1000*[$Times.P$6];[.$D21]);MOD(1000*[$Times.P$6];[.$D21]));)" office:value-type="currency" office:currency="ns" office:value="17.5703037120361" calcext:value-type="currency">
            <text:p>18ns</text:p>
          </table:table-cell>
          <table:table-cell table:style-name="ce15" table:formula="of:=MAX(MIN([.$D21]-MOD(1000*[$Times.Q$3];[.$D21]);MOD(1000*[$Times.Q$3];[.$D21]));MIN([.$D21]-MOD(1000*[$Times.Q$4];[.$D21]);MOD(1000*[$Times.Q$4];[.$D21]));MIN([.$D21]-MOD(1000*[$Times.Q$5];[.$D21]);MOD(1000*[$Times.Q$5];[.$D21]));MIN([.$D21]-MOD(1000*[$Times.Q$6];[.$D21]);MOD(1000*[$Times.Q$6];[.$D21]));)" office:value-type="currency" office:currency="ns" office:value="42.5421822272216" calcext:value-type="currency">
            <text:p>43ns</text:p>
          </table:table-cell>
          <table:table-cell table:style-name="ce15" table:formula="of:=MAX(MIN([.$D21]-MOD(1000*[$Times.R$3];[.$D21]);MOD(1000*[$Times.R$3];[.$D21]));MIN([.$D21]-MOD(1000*[$Times.R$4];[.$D21]);MOD(1000*[$Times.R$4];[.$D21]));MIN([.$D21]-MOD(1000*[$Times.R$5];[.$D21]);MOD(1000*[$Times.R$5];[.$D21]));MIN([.$D21]-MOD(1000*[$Times.R$6];[.$D21]);MOD(1000*[$Times.R$6];[.$D21]));)" office:value-type="currency" office:currency="ns" office:value="17.5703037120361" calcext:value-type="currency">
            <text:p>18ns</text:p>
          </table:table-cell>
          <table:table-cell table:style-name="ce15" table:formula="of:=MAX(MIN([.$D21]-MOD(1000*[$Times.S$3];[.$D21]);MOD(1000*[$Times.S$3];[.$D21]));MIN([.$D21]-MOD(1000*[$Times.S$4];[.$D21]);MOD(1000*[$Times.S$4];[.$D21]));MIN([.$D21]-MOD(1000*[$Times.S$5];[.$D21]);MOD(1000*[$Times.S$5];[.$D21]));MIN([.$D21]-MOD(1000*[$Times.S$6];[.$D21]);MOD(1000*[$Times.S$6];[.$D21]));)" office:value-type="currency" office:currency="ns" office:value="42.5421822272216" calcext:value-type="currency">
            <text:p>43ns</text:p>
          </table:table-cell>
          <table:table-cell table:style-name="ce15" table:formula="of:=MAX(MIN([.$D21]-MOD(1000*[$Times.T$3];[.$D21]);MOD(1000*[$Times.T$3];[.$D21]));MIN([.$D21]-MOD(1000*[$Times.T$4];[.$D21]);MOD(1000*[$Times.T$4];[.$D21]));MIN([.$D21]-MOD(1000*[$Times.T$5];[.$D21]);MOD(1000*[$Times.T$5];[.$D21]));MIN([.$D21]-MOD(1000*[$Times.T$6];[.$D21]);MOD(1000*[$Times.T$6];[.$D21]));)" office:value-type="currency" office:currency="ns" office:value="17.5703037120361" calcext:value-type="currency">
            <text:p>18ns</text:p>
          </table:table-cell>
          <table:table-cell table:style-name="ce15" table:formula="of:=MAX(MIN([.$D21]-MOD(1000*[$Times.U$3];[.$D21]);MOD(1000*[$Times.U$3];[.$D21]));MIN([.$D21]-MOD(1000*[$Times.U$4];[.$D21]);MOD(1000*[$Times.U$4];[.$D21]));MIN([.$D21]-MOD(1000*[$Times.U$5];[.$D21]);MOD(1000*[$Times.U$5];[.$D21]));MIN([.$D21]-MOD(1000*[$Times.U$6];[.$D21]);MOD(1000*[$Times.U$6];[.$D21]));)" office:value-type="currency" office:currency="ns" office:value="42.5421822272216" calcext:value-type="currency">
            <text:p>43ns</text:p>
          </table:table-cell>
          <table:table-cell table:style-name="ce15" table:formula="of:=MAX(MIN([.$D21]-MOD(1000*[$Times.V$3];[.$D21]);MOD(1000*[$Times.V$3];[.$D21]));MIN([.$D21]-MOD(1000*[$Times.V$4];[.$D21]);MOD(1000*[$Times.V$4];[.$D21]));MIN([.$D21]-MOD(1000*[$Times.V$5];[.$D21]);MOD(1000*[$Times.V$5];[.$D21]));MIN([.$D21]-MOD(1000*[$Times.V$6];[.$D21]);MOD(1000*[$Times.V$6];[.$D21]));)" office:value-type="currency" office:currency="ns" office:value="37.5703037120361" calcext:value-type="currency">
            <text:p>38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8.91" calcext:value-type="currency">
            <text:p>8,91 MHz</text:p>
          </table:table-cell>
          <table:table-cell table:style-name="ce10" table:formula="of:=160/[.A22]" office:value-type="float" office:value="17.9573512906846" calcext:value-type="float">
            <text:p>17,96</text:p>
          </table:table-cell>
          <table:table-cell table:style-name="ce7" table:formula="of:=ROUND(100*[.B22]) = 100*ROUND([.B22])" office:value-type="boolean" office:boolean-value="false" calcext:value-type="boolean">
            <text:p>FAŁSZ</text:p>
          </table:table-cell>
          <table:table-cell table:style-name="ce13" table:formula="of:=1000/[.A22]" office:value-type="currency" office:currency="ns" office:value="112.233445566779" calcext:value-type="currency">
            <text:p>112ns</text:p>
          </table:table-cell>
          <table:table-cell table:style-name="ce20" table:formula="of:=([.I22]-MIN([.I$1:.I21]))" office:value-type="float" office:value="1.06621773288441" calcext:value-type="float">
            <text:p>1,07</text:p>
          </table:table-cell>
          <table:table-cell table:style-name="ce20" table:formula="of:=IF([.C22]; ([.I22]-MIN([.I$1:.I21]));&quot;&quot;)">
            <text:p/>
          </table:table-cell>
          <table:table-cell table:style-name="ce20" table:formula="of:=([.J22]-MIN([.J$1:.J21]))" office:value-type="float" office:value="1.06621773288441" calcext:value-type="float">
            <text:p>1,07</text:p>
          </table:table-cell>
          <table:table-cell table:style-name="ce20" table:formula="of:=([.J22]-MIN([.J$1:.J21]))*[.C22]" office:value-type="float" office:value="0" calcext:value-type="float">
            <text:p>0,00</text:p>
          </table:table-cell>
          <table:table-cell table:style-name="ce17" table:formula="of:=COM.MICROSOFT.MAXIFS([.K22:.XDF22];[.K$2:.XDF$2];&quot;&quot;)" office:value-type="currency" office:currency="ns" office:value="51.0662177328844" calcext:value-type="currency">
            <text:p>51ns</text:p>
          </table:table-cell>
          <table:table-cell table:style-name="ce17" table:formula="of:=MAX([.K22:.XFD22])" office:value-type="currency" office:currency="ns" office:value="51.0662177328844" calcext:value-type="currency">
            <text:p>51ns</text:p>
          </table:table-cell>
          <table:table-cell table:style-name="ce15" table:formula="of:=MAX(MIN([.$D22]-MOD(1000*[$Times.C$3];[.$D22]);MOD(1000*[$Times.C$3];[.$D22]));MIN([.$D22]-MOD(1000*[$Times.C$4];[.$D22]);MOD(1000*[$Times.C$4];[.$D22]));MIN([.$D22]-MOD(1000*[$Times.C$5];[.$D22]);MOD(1000*[$Times.C$5];[.$D22]));MIN([.$D22]-MOD(1000*[$Times.C$6];[.$D22]);MOD(1000*[$Times.C$6];[.$D22]));)" office:value-type="currency" office:currency="ns" office:value="51.0662177328844" calcext:value-type="currency">
            <text:p>51ns</text:p>
          </table:table-cell>
          <table:table-cell table:style-name="ce15" table:formula="of:=MAX(MIN([.$D22]-MOD(1000*[$Times.D$3];[.$D22]);MOD(1000*[$Times.D$3];[.$D22]));MIN([.$D22]-MOD(1000*[$Times.D$4];[.$D22]);MOD(1000*[$Times.D$4];[.$D22]));MIN([.$D22]-MOD(1000*[$Times.D$5];[.$D22]);MOD(1000*[$Times.D$5];[.$D22]));MIN([.$D22]-MOD(1000*[$Times.D$6];[.$D22]);MOD(1000*[$Times.D$6];[.$D22]));)" office:value-type="currency" office:currency="ns" office:value="38.8327721661055" calcext:value-type="currency">
            <text:p>39ns</text:p>
          </table:table-cell>
          <table:table-cell table:style-name="ce15" table:formula="of:=MAX(MIN([.$D22]-MOD(1000*[$Times.E$3];[.$D22]);MOD(1000*[$Times.E$3];[.$D22]));MIN([.$D22]-MOD(1000*[$Times.E$4];[.$D22]);MOD(1000*[$Times.E$4];[.$D22]));MIN([.$D22]-MOD(1000*[$Times.E$5];[.$D22]);MOD(1000*[$Times.E$5];[.$D22]));MIN([.$D22]-MOD(1000*[$Times.E$6];[.$D22]);MOD(1000*[$Times.E$6];[.$D22]));)" office:value-type="currency" office:currency="ns" office:value="48.9337822671156" calcext:value-type="currency">
            <text:p>49ns</text:p>
          </table:table-cell>
          <table:table-cell table:style-name="ce15" table:formula="of:=MAX(MIN([.$D22]-MOD(1000*[$Times.F$3];[.$D22]);MOD(1000*[$Times.F$3];[.$D22]));MIN([.$D22]-MOD(1000*[$Times.F$4];[.$D22]);MOD(1000*[$Times.F$4];[.$D22]));MIN([.$D22]-MOD(1000*[$Times.F$5];[.$D22]);MOD(1000*[$Times.F$5];[.$D22]));MIN([.$D22]-MOD(1000*[$Times.F$6];[.$D22]);MOD(1000*[$Times.F$6];[.$D22]));)" office:value-type="currency" office:currency="ns" office:value="18.8327721661055" calcext:value-type="currency">
            <text:p>19ns</text:p>
          </table:table-cell>
          <table:table-cell table:style-name="ce15" table:formula="of:=MAX(MIN([.$D22]-MOD(1000*[$Times.G$3];[.$D22]);MOD(1000*[$Times.G$3];[.$D22]));MIN([.$D22]-MOD(1000*[$Times.G$4];[.$D22]);MOD(1000*[$Times.G$4];[.$D22]));MIN([.$D22]-MOD(1000*[$Times.G$5];[.$D22]);MOD(1000*[$Times.G$5];[.$D22]));MIN([.$D22]-MOD(1000*[$Times.G$6];[.$D22]);MOD(1000*[$Times.G$6];[.$D22]));)" office:value-type="currency" office:currency="ns" office:value="43.2996632996633" calcext:value-type="currency">
            <text:p>43ns</text:p>
          </table:table-cell>
          <table:table-cell table:style-name="ce15" table:formula="of:=MAX(MIN([.$D22]-MOD(1000*[$Times.H$3];[.$D22]);MOD(1000*[$Times.H$3];[.$D22]));MIN([.$D22]-MOD(1000*[$Times.H$4];[.$D22]);MOD(1000*[$Times.H$4];[.$D22]));MIN([.$D22]-MOD(1000*[$Times.H$5];[.$D22]);MOD(1000*[$Times.H$5];[.$D22]));MIN([.$D22]-MOD(1000*[$Times.H$6];[.$D22]);MOD(1000*[$Times.H$6];[.$D22]));)" office:value-type="currency" office:currency="ns" office:value="35.6341189674523" calcext:value-type="currency">
            <text:p>36ns</text:p>
          </table:table-cell>
          <table:table-cell table:style-name="ce15" table:formula="of:=MAX(MIN([.$D22]-MOD(1000*[$Times.I$3];[.$D22]);MOD(1000*[$Times.I$3];[.$D22]));MIN([.$D22]-MOD(1000*[$Times.I$4];[.$D22]);MOD(1000*[$Times.I$4];[.$D22]));MIN([.$D22]-MOD(1000*[$Times.I$5];[.$D22]);MOD(1000*[$Times.I$5];[.$D22]));MIN([.$D22]-MOD(1000*[$Times.I$6];[.$D22]);MOD(1000*[$Times.I$6];[.$D22]));)" office:value-type="currency" office:currency="ns" office:value="43.2996632996633" calcext:value-type="currency">
            <text:p>43ns</text:p>
          </table:table-cell>
          <table:table-cell table:style-name="ce15" table:formula="of:=MAX(MIN([.$D22]-MOD(1000*[$Times.J$3];[.$D22]);MOD(1000*[$Times.J$3];[.$D22]));MIN([.$D22]-MOD(1000*[$Times.J$4];[.$D22]);MOD(1000*[$Times.J$4];[.$D22]));MIN([.$D22]-MOD(1000*[$Times.J$5];[.$D22]);MOD(1000*[$Times.J$5];[.$D22]));MIN([.$D22]-MOD(1000*[$Times.J$6];[.$D22]);MOD(1000*[$Times.J$6];[.$D22]));)" office:value-type="currency" office:currency="ns" office:value="35.6341189674523" calcext:value-type="currency">
            <text:p>36ns</text:p>
          </table:table-cell>
          <table:table-cell table:style-name="ce15" table:formula="of:=MAX(MIN([.$D22]-MOD(1000*[$Times.K$3];[.$D22]);MOD(1000*[$Times.K$3];[.$D22]));MIN([.$D22]-MOD(1000*[$Times.K$4];[.$D22]);MOD(1000*[$Times.K$4];[.$D22]));MIN([.$D22]-MOD(1000*[$Times.K$5];[.$D22]);MOD(1000*[$Times.K$5];[.$D22]));MIN([.$D22]-MOD(1000*[$Times.K$6];[.$D22]);MOD(1000*[$Times.K$6];[.$D22]));)" office:value-type="currency" office:currency="ns" office:value="43.2996632996633" calcext:value-type="currency">
            <text:p>43ns</text:p>
          </table:table-cell>
          <table:table-cell table:style-name="ce15" table:formula="of:=MAX(MIN([.$D22]-MOD(1000*[$Times.L$3];[.$D22]);MOD(1000*[$Times.L$3];[.$D22]));MIN([.$D22]-MOD(1000*[$Times.L$4];[.$D22]);MOD(1000*[$Times.L$4];[.$D22]));MIN([.$D22]-MOD(1000*[$Times.L$5];[.$D22]);MOD(1000*[$Times.L$5];[.$D22]));MIN([.$D22]-MOD(1000*[$Times.L$6];[.$D22]);MOD(1000*[$Times.L$6];[.$D22]));)" office:value-type="currency" office:currency="ns" office:value="18.8327721661055" calcext:value-type="currency">
            <text:p>19ns</text:p>
          </table:table-cell>
          <table:table-cell table:style-name="ce15" table:formula="of:=MAX(MIN([.$D22]-MOD(1000*[$Times.M$3];[.$D22]);MOD(1000*[$Times.M$3];[.$D22]));MIN([.$D22]-MOD(1000*[$Times.M$4];[.$D22]);MOD(1000*[$Times.M$4];[.$D22]));MIN([.$D22]-MOD(1000*[$Times.M$5];[.$D22]);MOD(1000*[$Times.M$5];[.$D22]));MIN([.$D22]-MOD(1000*[$Times.M$6];[.$D22]);MOD(1000*[$Times.M$6];[.$D22]));)" office:value-type="currency" office:currency="ns" office:value="43.2996632996633" calcext:value-type="currency">
            <text:p>43ns</text:p>
          </table:table-cell>
          <table:table-cell table:style-name="ce15" table:formula="of:=MAX(MIN([.$D22]-MOD(1000*[$Times.N$3];[.$D22]);MOD(1000*[$Times.N$3];[.$D22]));MIN([.$D22]-MOD(1000*[$Times.N$4];[.$D22]);MOD(1000*[$Times.N$4];[.$D22]));MIN([.$D22]-MOD(1000*[$Times.N$5];[.$D22]);MOD(1000*[$Times.N$5];[.$D22]));MIN([.$D22]-MOD(1000*[$Times.N$6];[.$D22]);MOD(1000*[$Times.N$6];[.$D22]));)" office:value-type="currency" office:currency="ns" office:value="18.8327721661055" calcext:value-type="currency">
            <text:p>19ns</text:p>
          </table:table-cell>
          <table:table-cell table:style-name="ce15" table:formula="of:=MAX(MIN([.$D22]-MOD(1000*[$Times.O$3];[.$D22]);MOD(1000*[$Times.O$3];[.$D22]));MIN([.$D22]-MOD(1000*[$Times.O$4];[.$D22]);MOD(1000*[$Times.O$4];[.$D22]));MIN([.$D22]-MOD(1000*[$Times.O$5];[.$D22]);MOD(1000*[$Times.O$5];[.$D22]));MIN([.$D22]-MOD(1000*[$Times.O$6];[.$D22]);MOD(1000*[$Times.O$6];[.$D22]));)" office:value-type="currency" office:currency="ns" office:value="43.2996632996633" calcext:value-type="currency">
            <text:p>43ns</text:p>
          </table:table-cell>
          <table:table-cell table:style-name="ce15" table:formula="of:=MAX(MIN([.$D22]-MOD(1000*[$Times.P$3];[.$D22]);MOD(1000*[$Times.P$3];[.$D22]));MIN([.$D22]-MOD(1000*[$Times.P$4];[.$D22]);MOD(1000*[$Times.P$4];[.$D22]));MIN([.$D22]-MOD(1000*[$Times.P$5];[.$D22]);MOD(1000*[$Times.P$5];[.$D22]));MIN([.$D22]-MOD(1000*[$Times.P$6];[.$D22]);MOD(1000*[$Times.P$6];[.$D22]));)" office:value-type="currency" office:currency="ns" office:value="18.8327721661055" calcext:value-type="currency">
            <text:p>19ns</text:p>
          </table:table-cell>
          <table:table-cell table:style-name="ce15" table:formula="of:=MAX(MIN([.$D22]-MOD(1000*[$Times.Q$3];[.$D22]);MOD(1000*[$Times.Q$3];[.$D22]));MIN([.$D22]-MOD(1000*[$Times.Q$4];[.$D22]);MOD(1000*[$Times.Q$4];[.$D22]));MIN([.$D22]-MOD(1000*[$Times.Q$5];[.$D22]);MOD(1000*[$Times.Q$5];[.$D22]));MIN([.$D22]-MOD(1000*[$Times.Q$6];[.$D22]);MOD(1000*[$Times.Q$6];[.$D22]));)" office:value-type="currency" office:currency="ns" office:value="43.2996632996633" calcext:value-type="currency">
            <text:p>43ns</text:p>
          </table:table-cell>
          <table:table-cell table:style-name="ce15" table:formula="of:=MAX(MIN([.$D22]-MOD(1000*[$Times.R$3];[.$D22]);MOD(1000*[$Times.R$3];[.$D22]));MIN([.$D22]-MOD(1000*[$Times.R$4];[.$D22]);MOD(1000*[$Times.R$4];[.$D22]));MIN([.$D22]-MOD(1000*[$Times.R$5];[.$D22]);MOD(1000*[$Times.R$5];[.$D22]));MIN([.$D22]-MOD(1000*[$Times.R$6];[.$D22]);MOD(1000*[$Times.R$6];[.$D22]));)" office:value-type="currency" office:currency="ns" office:value="18.8327721661055" calcext:value-type="currency">
            <text:p>19ns</text:p>
          </table:table-cell>
          <table:table-cell table:style-name="ce15" table:formula="of:=MAX(MIN([.$D22]-MOD(1000*[$Times.S$3];[.$D22]);MOD(1000*[$Times.S$3];[.$D22]));MIN([.$D22]-MOD(1000*[$Times.S$4];[.$D22]);MOD(1000*[$Times.S$4];[.$D22]));MIN([.$D22]-MOD(1000*[$Times.S$5];[.$D22]);MOD(1000*[$Times.S$5];[.$D22]));MIN([.$D22]-MOD(1000*[$Times.S$6];[.$D22]);MOD(1000*[$Times.S$6];[.$D22]));)" office:value-type="currency" office:currency="ns" office:value="43.2996632996633" calcext:value-type="currency">
            <text:p>43ns</text:p>
          </table:table-cell>
          <table:table-cell table:style-name="ce15" table:formula="of:=MAX(MIN([.$D22]-MOD(1000*[$Times.T$3];[.$D22]);MOD(1000*[$Times.T$3];[.$D22]));MIN([.$D22]-MOD(1000*[$Times.T$4];[.$D22]);MOD(1000*[$Times.T$4];[.$D22]));MIN([.$D22]-MOD(1000*[$Times.T$5];[.$D22]);MOD(1000*[$Times.T$5];[.$D22]));MIN([.$D22]-MOD(1000*[$Times.T$6];[.$D22]);MOD(1000*[$Times.T$6];[.$D22]));)" office:value-type="currency" office:currency="ns" office:value="18.8327721661055" calcext:value-type="currency">
            <text:p>19ns</text:p>
          </table:table-cell>
          <table:table-cell table:style-name="ce15" table:formula="of:=MAX(MIN([.$D22]-MOD(1000*[$Times.U$3];[.$D22]);MOD(1000*[$Times.U$3];[.$D22]));MIN([.$D22]-MOD(1000*[$Times.U$4];[.$D22]);MOD(1000*[$Times.U$4];[.$D22]));MIN([.$D22]-MOD(1000*[$Times.U$5];[.$D22]);MOD(1000*[$Times.U$5];[.$D22]));MIN([.$D22]-MOD(1000*[$Times.U$6];[.$D22]);MOD(1000*[$Times.U$6];[.$D22]));)" office:value-type="currency" office:currency="ns" office:value="43.2996632996633" calcext:value-type="currency">
            <text:p>43ns</text:p>
          </table:table-cell>
          <table:table-cell table:style-name="ce15" table:formula="of:=MAX(MIN([.$D22]-MOD(1000*[$Times.V$3];[.$D22]);MOD(1000*[$Times.V$3];[.$D22]));MIN([.$D22]-MOD(1000*[$Times.V$4];[.$D22]);MOD(1000*[$Times.V$4];[.$D22]));MIN([.$D22]-MOD(1000*[$Times.V$5];[.$D22]);MOD(1000*[$Times.V$5];[.$D22]));MIN([.$D22]-MOD(1000*[$Times.V$6];[.$D22]);MOD(1000*[$Times.V$6];[.$D22]));)" office:value-type="currency" office:currency="ns" office:value="38.8327721661055" calcext:value-type="currency">
            <text:p>39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9" calcext:value-type="currency">
            <text:p>9,00 MHz</text:p>
          </table:table-cell>
          <table:table-cell table:style-name="ce10" table:formula="of:=160/[.A23]" office:value-type="float" office:value="17.7777777777778" calcext:value-type="float">
            <text:p>17,78</text:p>
          </table:table-cell>
          <table:table-cell table:style-name="ce7" table:formula="of:=ROUND(100*[.B23]) = 100*ROUND([.B23])" office:value-type="boolean" office:boolean-value="false" calcext:value-type="boolean">
            <text:p>FAŁSZ</text:p>
          </table:table-cell>
          <table:table-cell table:style-name="ce13" table:formula="of:=1000/[.A23]" office:value-type="currency" office:currency="ns" office:value="111.111111111111" calcext:value-type="currency">
            <text:p>111ns</text:p>
          </table:table-cell>
          <table:table-cell table:style-name="ce20" table:formula="of:=([.I23]-MIN([.I$1:.I22]))" office:value-type="float" office:value="5.55555555555554" calcext:value-type="float">
            <text:p>5,56</text:p>
          </table:table-cell>
          <table:table-cell table:style-name="ce20" table:formula="of:=IF([.C23]; ([.I23]-MIN([.I$1:.I22]));&quot;&quot;)">
            <text:p/>
          </table:table-cell>
          <table:table-cell table:style-name="ce20" table:formula="of:=([.J23]-MIN([.J$1:.J22]))" office:value-type="float" office:value="5.55555555555554" calcext:value-type="float">
            <text:p>5,56</text:p>
          </table:table-cell>
          <table:table-cell table:style-name="ce20" table:formula="of:=([.J23]-MIN([.J$1:.J22]))*[.C23]" office:value-type="float" office:value="0" calcext:value-type="float">
            <text:p>0,00</text:p>
          </table:table-cell>
          <table:table-cell table:style-name="ce17" table:formula="of:=COM.MICROSOFT.MAXIFS([.K23:.XDF23];[.K$2:.XDF$2];&quot;&quot;)" office:value-type="currency" office:currency="ns" office:value="55.5555555555555" calcext:value-type="currency">
            <text:p>56ns</text:p>
          </table:table-cell>
          <table:table-cell table:style-name="ce17" table:formula="of:=MAX([.K23:.XFD23])" office:value-type="currency" office:currency="ns" office:value="55.5555555555555" calcext:value-type="currency">
            <text:p>56ns</text:p>
          </table:table-cell>
          <table:table-cell table:style-name="ce15" table:formula="of:=MAX(MIN([.$D23]-MOD(1000*[$Times.C$3];[.$D23]);MOD(1000*[$Times.C$3];[.$D23]));MIN([.$D23]-MOD(1000*[$Times.C$4];[.$D23]);MOD(1000*[$Times.C$4];[.$D23]));MIN([.$D23]-MOD(1000*[$Times.C$5];[.$D23]);MOD(1000*[$Times.C$5];[.$D23]));MIN([.$D23]-MOD(1000*[$Times.C$6];[.$D23]);MOD(1000*[$Times.C$6];[.$D23]));)" office:value-type="currency" office:currency="ns" office:value="55.5555555555555" calcext:value-type="currency">
            <text:p>56ns</text:p>
          </table:table-cell>
          <table:table-cell table:style-name="ce15" table:formula="of:=MAX(MIN([.$D23]-MOD(1000*[$Times.D$3];[.$D23]);MOD(1000*[$Times.D$3];[.$D23]));MIN([.$D23]-MOD(1000*[$Times.D$4];[.$D23]);MOD(1000*[$Times.D$4];[.$D23]));MIN([.$D23]-MOD(1000*[$Times.D$5];[.$D23]);MOD(1000*[$Times.D$5];[.$D23]));MIN([.$D23]-MOD(1000*[$Times.D$6];[.$D23]);MOD(1000*[$Times.D$6];[.$D23]));)" office:value-type="currency" office:currency="ns" office:value="44.4444444444445" calcext:value-type="currency">
            <text:p>44ns</text:p>
          </table:table-cell>
          <table:table-cell table:style-name="ce15" table:formula="of:=MAX(MIN([.$D23]-MOD(1000*[$Times.E$3];[.$D23]);MOD(1000*[$Times.E$3];[.$D23]));MIN([.$D23]-MOD(1000*[$Times.E$4];[.$D23]);MOD(1000*[$Times.E$4];[.$D23]));MIN([.$D23]-MOD(1000*[$Times.E$5];[.$D23]);MOD(1000*[$Times.E$5];[.$D23]));MIN([.$D23]-MOD(1000*[$Times.E$6];[.$D23]);MOD(1000*[$Times.E$6];[.$D23]));)" office:value-type="currency" office:currency="ns" office:value="44.4444444444445" calcext:value-type="currency">
            <text:p>44ns</text:p>
          </table:table-cell>
          <table:table-cell table:style-name="ce15" table:formula="of:=MAX(MIN([.$D23]-MOD(1000*[$Times.F$3];[.$D23]);MOD(1000*[$Times.F$3];[.$D23]));MIN([.$D23]-MOD(1000*[$Times.F$4];[.$D23]);MOD(1000*[$Times.F$4];[.$D23]));MIN([.$D23]-MOD(1000*[$Times.F$5];[.$D23]);MOD(1000*[$Times.F$5];[.$D23]));MIN([.$D23]-MOD(1000*[$Times.F$6];[.$D23]);MOD(1000*[$Times.F$6];[.$D23]));)" office:value-type="currency" office:currency="ns" office:value="24.4444444444445" calcext:value-type="currency">
            <text:p>24ns</text:p>
          </table:table-cell>
          <table:table-cell table:style-name="ce15" table:formula="of:=MAX(MIN([.$D23]-MOD(1000*[$Times.G$3];[.$D23]);MOD(1000*[$Times.G$3];[.$D23]));MIN([.$D23]-MOD(1000*[$Times.G$4];[.$D23]);MOD(1000*[$Times.G$4];[.$D23]));MIN([.$D23]-MOD(1000*[$Times.G$5];[.$D23]);MOD(1000*[$Times.G$5];[.$D23]));MIN([.$D23]-MOD(1000*[$Times.G$6];[.$D23]);MOD(1000*[$Times.G$6];[.$D23]));)" office:value-type="currency" office:currency="ns" office:value="46.6666666666666" calcext:value-type="currency">
            <text:p>47ns</text:p>
          </table:table-cell>
          <table:table-cell table:style-name="ce15" table:formula="of:=MAX(MIN([.$D23]-MOD(1000*[$Times.H$3];[.$D23]);MOD(1000*[$Times.H$3];[.$D23]));MIN([.$D23]-MOD(1000*[$Times.H$4];[.$D23]);MOD(1000*[$Times.H$4];[.$D23]));MIN([.$D23]-MOD(1000*[$Times.H$5];[.$D23]);MOD(1000*[$Times.H$5];[.$D23]));MIN([.$D23]-MOD(1000*[$Times.H$6];[.$D23]);MOD(1000*[$Times.H$6];[.$D23]));)" office:value-type="currency" office:currency="ns" office:value="27.7777777777779" calcext:value-type="currency">
            <text:p>28ns</text:p>
          </table:table-cell>
          <table:table-cell table:style-name="ce15" table:formula="of:=MAX(MIN([.$D23]-MOD(1000*[$Times.I$3];[.$D23]);MOD(1000*[$Times.I$3];[.$D23]));MIN([.$D23]-MOD(1000*[$Times.I$4];[.$D23]);MOD(1000*[$Times.I$4];[.$D23]));MIN([.$D23]-MOD(1000*[$Times.I$5];[.$D23]);MOD(1000*[$Times.I$5];[.$D23]));MIN([.$D23]-MOD(1000*[$Times.I$6];[.$D23]);MOD(1000*[$Times.I$6];[.$D23]));)" office:value-type="currency" office:currency="ns" office:value="46.6666666666666" calcext:value-type="currency">
            <text:p>47ns</text:p>
          </table:table-cell>
          <table:table-cell table:style-name="ce15" table:formula="of:=MAX(MIN([.$D23]-MOD(1000*[$Times.J$3];[.$D23]);MOD(1000*[$Times.J$3];[.$D23]));MIN([.$D23]-MOD(1000*[$Times.J$4];[.$D23]);MOD(1000*[$Times.J$4];[.$D23]));MIN([.$D23]-MOD(1000*[$Times.J$5];[.$D23]);MOD(1000*[$Times.J$5];[.$D23]));MIN([.$D23]-MOD(1000*[$Times.J$6];[.$D23]);MOD(1000*[$Times.J$6];[.$D23]));)" office:value-type="currency" office:currency="ns" office:value="27.7777777777779" calcext:value-type="currency">
            <text:p>28ns</text:p>
          </table:table-cell>
          <table:table-cell table:style-name="ce15" table:formula="of:=MAX(MIN([.$D23]-MOD(1000*[$Times.K$3];[.$D23]);MOD(1000*[$Times.K$3];[.$D23]));MIN([.$D23]-MOD(1000*[$Times.K$4];[.$D23]);MOD(1000*[$Times.K$4];[.$D23]));MIN([.$D23]-MOD(1000*[$Times.K$5];[.$D23]);MOD(1000*[$Times.K$5];[.$D23]));MIN([.$D23]-MOD(1000*[$Times.K$6];[.$D23]);MOD(1000*[$Times.K$6];[.$D23]));)" office:value-type="currency" office:currency="ns" office:value="46.6666666666666" calcext:value-type="currency">
            <text:p>47ns</text:p>
          </table:table-cell>
          <table:table-cell table:style-name="ce15" table:formula="of:=MAX(MIN([.$D23]-MOD(1000*[$Times.L$3];[.$D23]);MOD(1000*[$Times.L$3];[.$D23]));MIN([.$D23]-MOD(1000*[$Times.L$4];[.$D23]);MOD(1000*[$Times.L$4];[.$D23]));MIN([.$D23]-MOD(1000*[$Times.L$5];[.$D23]);MOD(1000*[$Times.L$5];[.$D23]));MIN([.$D23]-MOD(1000*[$Times.L$6];[.$D23]);MOD(1000*[$Times.L$6];[.$D23]));)" office:value-type="currency" office:currency="ns" office:value="24.4444444444445" calcext:value-type="currency">
            <text:p>24ns</text:p>
          </table:table-cell>
          <table:table-cell table:style-name="ce15" table:formula="of:=MAX(MIN([.$D23]-MOD(1000*[$Times.M$3];[.$D23]);MOD(1000*[$Times.M$3];[.$D23]));MIN([.$D23]-MOD(1000*[$Times.M$4];[.$D23]);MOD(1000*[$Times.M$4];[.$D23]));MIN([.$D23]-MOD(1000*[$Times.M$5];[.$D23]);MOD(1000*[$Times.M$5];[.$D23]));MIN([.$D23]-MOD(1000*[$Times.M$6];[.$D23]);MOD(1000*[$Times.M$6];[.$D23]));)" office:value-type="currency" office:currency="ns" office:value="46.6666666666666" calcext:value-type="currency">
            <text:p>47ns</text:p>
          </table:table-cell>
          <table:table-cell table:style-name="ce15" table:formula="of:=MAX(MIN([.$D23]-MOD(1000*[$Times.N$3];[.$D23]);MOD(1000*[$Times.N$3];[.$D23]));MIN([.$D23]-MOD(1000*[$Times.N$4];[.$D23]);MOD(1000*[$Times.N$4];[.$D23]));MIN([.$D23]-MOD(1000*[$Times.N$5];[.$D23]);MOD(1000*[$Times.N$5];[.$D23]));MIN([.$D23]-MOD(1000*[$Times.N$6];[.$D23]);MOD(1000*[$Times.N$6];[.$D23]));)" office:value-type="currency" office:currency="ns" office:value="24.4444444444445" calcext:value-type="currency">
            <text:p>24ns</text:p>
          </table:table-cell>
          <table:table-cell table:style-name="ce15" table:formula="of:=MAX(MIN([.$D23]-MOD(1000*[$Times.O$3];[.$D23]);MOD(1000*[$Times.O$3];[.$D23]));MIN([.$D23]-MOD(1000*[$Times.O$4];[.$D23]);MOD(1000*[$Times.O$4];[.$D23]));MIN([.$D23]-MOD(1000*[$Times.O$5];[.$D23]);MOD(1000*[$Times.O$5];[.$D23]));MIN([.$D23]-MOD(1000*[$Times.O$6];[.$D23]);MOD(1000*[$Times.O$6];[.$D23]));)" office:value-type="currency" office:currency="ns" office:value="46.6666666666666" calcext:value-type="currency">
            <text:p>47ns</text:p>
          </table:table-cell>
          <table:table-cell table:style-name="ce15" table:formula="of:=MAX(MIN([.$D23]-MOD(1000*[$Times.P$3];[.$D23]);MOD(1000*[$Times.P$3];[.$D23]));MIN([.$D23]-MOD(1000*[$Times.P$4];[.$D23]);MOD(1000*[$Times.P$4];[.$D23]));MIN([.$D23]-MOD(1000*[$Times.P$5];[.$D23]);MOD(1000*[$Times.P$5];[.$D23]));MIN([.$D23]-MOD(1000*[$Times.P$6];[.$D23]);MOD(1000*[$Times.P$6];[.$D23]));)" office:value-type="currency" office:currency="ns" office:value="24.4444444444445" calcext:value-type="currency">
            <text:p>24ns</text:p>
          </table:table-cell>
          <table:table-cell table:style-name="ce15" table:formula="of:=MAX(MIN([.$D23]-MOD(1000*[$Times.Q$3];[.$D23]);MOD(1000*[$Times.Q$3];[.$D23]));MIN([.$D23]-MOD(1000*[$Times.Q$4];[.$D23]);MOD(1000*[$Times.Q$4];[.$D23]));MIN([.$D23]-MOD(1000*[$Times.Q$5];[.$D23]);MOD(1000*[$Times.Q$5];[.$D23]));MIN([.$D23]-MOD(1000*[$Times.Q$6];[.$D23]);MOD(1000*[$Times.Q$6];[.$D23]));)" office:value-type="currency" office:currency="ns" office:value="46.6666666666666" calcext:value-type="currency">
            <text:p>47ns</text:p>
          </table:table-cell>
          <table:table-cell table:style-name="ce15" table:formula="of:=MAX(MIN([.$D23]-MOD(1000*[$Times.R$3];[.$D23]);MOD(1000*[$Times.R$3];[.$D23]));MIN([.$D23]-MOD(1000*[$Times.R$4];[.$D23]);MOD(1000*[$Times.R$4];[.$D23]));MIN([.$D23]-MOD(1000*[$Times.R$5];[.$D23]);MOD(1000*[$Times.R$5];[.$D23]));MIN([.$D23]-MOD(1000*[$Times.R$6];[.$D23]);MOD(1000*[$Times.R$6];[.$D23]));)" office:value-type="currency" office:currency="ns" office:value="24.4444444444445" calcext:value-type="currency">
            <text:p>24ns</text:p>
          </table:table-cell>
          <table:table-cell table:style-name="ce15" table:formula="of:=MAX(MIN([.$D23]-MOD(1000*[$Times.S$3];[.$D23]);MOD(1000*[$Times.S$3];[.$D23]));MIN([.$D23]-MOD(1000*[$Times.S$4];[.$D23]);MOD(1000*[$Times.S$4];[.$D23]));MIN([.$D23]-MOD(1000*[$Times.S$5];[.$D23]);MOD(1000*[$Times.S$5];[.$D23]));MIN([.$D23]-MOD(1000*[$Times.S$6];[.$D23]);MOD(1000*[$Times.S$6];[.$D23]));)" office:value-type="currency" office:currency="ns" office:value="46.6666666666666" calcext:value-type="currency">
            <text:p>47ns</text:p>
          </table:table-cell>
          <table:table-cell table:style-name="ce15" table:formula="of:=MAX(MIN([.$D23]-MOD(1000*[$Times.T$3];[.$D23]);MOD(1000*[$Times.T$3];[.$D23]));MIN([.$D23]-MOD(1000*[$Times.T$4];[.$D23]);MOD(1000*[$Times.T$4];[.$D23]));MIN([.$D23]-MOD(1000*[$Times.T$5];[.$D23]);MOD(1000*[$Times.T$5];[.$D23]));MIN([.$D23]-MOD(1000*[$Times.T$6];[.$D23]);MOD(1000*[$Times.T$6];[.$D23]));)" office:value-type="currency" office:currency="ns" office:value="24.4444444444445" calcext:value-type="currency">
            <text:p>24ns</text:p>
          </table:table-cell>
          <table:table-cell table:style-name="ce15" table:formula="of:=MAX(MIN([.$D23]-MOD(1000*[$Times.U$3];[.$D23]);MOD(1000*[$Times.U$3];[.$D23]));MIN([.$D23]-MOD(1000*[$Times.U$4];[.$D23]);MOD(1000*[$Times.U$4];[.$D23]));MIN([.$D23]-MOD(1000*[$Times.U$5];[.$D23]);MOD(1000*[$Times.U$5];[.$D23]));MIN([.$D23]-MOD(1000*[$Times.U$6];[.$D23]);MOD(1000*[$Times.U$6];[.$D23]));)" office:value-type="currency" office:currency="ns" office:value="46.6666666666666" calcext:value-type="currency">
            <text:p>47ns</text:p>
          </table:table-cell>
          <table:table-cell table:style-name="ce15" table:formula="of:=MAX(MIN([.$D23]-MOD(1000*[$Times.V$3];[.$D23]);MOD(1000*[$Times.V$3];[.$D23]));MIN([.$D23]-MOD(1000*[$Times.V$4];[.$D23]);MOD(1000*[$Times.V$4];[.$D23]));MIN([.$D23]-MOD(1000*[$Times.V$5];[.$D23]);MOD(1000*[$Times.V$5];[.$D23]));MIN([.$D23]-MOD(1000*[$Times.V$6];[.$D23]);MOD(1000*[$Times.V$6];[.$D23]));)" office:value-type="currency" office:currency="ns" office:value="44.4444444444445" calcext:value-type="currency">
            <text:p>44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9.29" calcext:value-type="currency">
            <text:p>9,29 MHz</text:p>
          </table:table-cell>
          <table:table-cell table:style-name="ce10" table:formula="of:=160/[.A24]" office:value-type="float" office:value="17.2228202368138" calcext:value-type="float">
            <text:p>17,22</text:p>
          </table:table-cell>
          <table:table-cell table:style-name="ce7" table:formula="of:=ROUND(100*[.B24]) = 100*ROUND([.B24])" office:value-type="boolean" office:boolean-value="false" calcext:value-type="boolean">
            <text:p>FAŁSZ</text:p>
          </table:table-cell>
          <table:table-cell table:style-name="ce13" table:formula="of:=1000/[.A24]" office:value-type="currency" office:currency="ns" office:value="107.642626480086" calcext:value-type="currency">
            <text:p>108ns</text:p>
          </table:table-cell>
          <table:table-cell table:style-name="ce20" table:formula="of:=([.I24]-MIN([.I$1:.I23]))" office:value-type="float" office:value="3.49838536060288" calcext:value-type="float">
            <text:p>3,50</text:p>
          </table:table-cell>
          <table:table-cell table:style-name="ce20" table:formula="of:=IF([.C24]; ([.I24]-MIN([.I$1:.I23]));&quot;&quot;)">
            <text:p/>
          </table:table-cell>
          <table:table-cell table:style-name="ce20" table:formula="of:=([.J24]-MIN([.J$1:.J23]))" office:value-type="float" office:value="3.49838536060288" calcext:value-type="float">
            <text:p>3,50</text:p>
          </table:table-cell>
          <table:table-cell table:style-name="ce20" table:formula="of:=([.J24]-MIN([.J$1:.J23]))*[.C24]" office:value-type="float" office:value="0" calcext:value-type="float">
            <text:p>0,00</text:p>
          </table:table-cell>
          <table:table-cell table:style-name="ce17" table:formula="of:=COM.MICROSOFT.MAXIFS([.K24:.XDF24];[.K$2:.XDF$2];&quot;&quot;)" office:value-type="currency" office:currency="ns" office:value="53.4983853606029" calcext:value-type="currency">
            <text:p>53ns</text:p>
          </table:table-cell>
          <table:table-cell table:style-name="ce17" table:formula="of:=MAX([.K24:.XFD24])" office:value-type="currency" office:currency="ns" office:value="53.4983853606029" calcext:value-type="currency">
            <text:p>53ns</text:p>
          </table:table-cell>
          <table:table-cell table:style-name="ce15" table:formula="of:=MAX(MIN([.$D24]-MOD(1000*[$Times.C$3];[.$D24]);MOD(1000*[$Times.C$3];[.$D24]));MIN([.$D24]-MOD(1000*[$Times.C$4];[.$D24]);MOD(1000*[$Times.C$4];[.$D24]));MIN([.$D24]-MOD(1000*[$Times.C$5];[.$D24]);MOD(1000*[$Times.C$5];[.$D24]));MIN([.$D24]-MOD(1000*[$Times.C$6];[.$D24]);MOD(1000*[$Times.C$6];[.$D24]));)" office:value-type="currency" office:currency="ns" office:value="45.2099031216364" calcext:value-type="currency">
            <text:p>45ns</text:p>
          </table:table-cell>
          <table:table-cell table:style-name="ce15" table:formula="of:=MAX(MIN([.$D24]-MOD(1000*[$Times.D$3];[.$D24]);MOD(1000*[$Times.D$3];[.$D24]));MIN([.$D24]-MOD(1000*[$Times.D$4];[.$D24]);MOD(1000*[$Times.D$4];[.$D24]));MIN([.$D24]-MOD(1000*[$Times.D$5];[.$D24]);MOD(1000*[$Times.D$5];[.$D24]));MIN([.$D24]-MOD(1000*[$Times.D$6];[.$D24]);MOD(1000*[$Times.D$6];[.$D24]));)" office:value-type="currency" office:currency="ns" office:value="53.4983853606029" calcext:value-type="currency">
            <text:p>53ns</text:p>
          </table:table-cell>
          <table:table-cell table:style-name="ce15" table:formula="of:=MAX(MIN([.$D24]-MOD(1000*[$Times.E$3];[.$D24]);MOD(1000*[$Times.E$3];[.$D24]));MIN([.$D24]-MOD(1000*[$Times.E$4];[.$D24]);MOD(1000*[$Times.E$4];[.$D24]));MIN([.$D24]-MOD(1000*[$Times.E$5];[.$D24]);MOD(1000*[$Times.E$5];[.$D24]));MIN([.$D24]-MOD(1000*[$Times.E$6];[.$D24]);MOD(1000*[$Times.E$6];[.$D24]));)" office:value-type="currency" office:currency="ns" office:value="46.5016146393972" calcext:value-type="currency">
            <text:p>47ns</text:p>
          </table:table-cell>
          <table:table-cell table:style-name="ce15" table:formula="of:=MAX(MIN([.$D24]-MOD(1000*[$Times.F$3];[.$D24]);MOD(1000*[$Times.F$3];[.$D24]));MIN([.$D24]-MOD(1000*[$Times.F$4];[.$D24]);MOD(1000*[$Times.F$4];[.$D24]));MIN([.$D24]-MOD(1000*[$Times.F$5];[.$D24]);MOD(1000*[$Times.F$5];[.$D24]));MIN([.$D24]-MOD(1000*[$Times.F$6];[.$D24]);MOD(1000*[$Times.F$6];[.$D24]));)" office:value-type="currency" office:currency="ns" office:value="41.7868675995694" calcext:value-type="currency">
            <text:p>42ns</text:p>
          </table:table-cell>
          <table:table-cell table:style-name="ce15" table:formula="of:=MAX(MIN([.$D24]-MOD(1000*[$Times.G$3];[.$D24]);MOD(1000*[$Times.G$3];[.$D24]));MIN([.$D24]-MOD(1000*[$Times.G$4];[.$D24]);MOD(1000*[$Times.G$4];[.$D24]));MIN([.$D24]-MOD(1000*[$Times.G$5];[.$D24]);MOD(1000*[$Times.G$5];[.$D24]));MIN([.$D24]-MOD(1000*[$Times.G$6];[.$D24]);MOD(1000*[$Times.G$6];[.$D24]));)" office:value-type="currency" office:currency="ns" office:value="50.5705059203445" calcext:value-type="currency">
            <text:p>51ns</text:p>
          </table:table-cell>
          <table:table-cell table:style-name="ce15" table:formula="of:=MAX(MIN([.$D24]-MOD(1000*[$Times.H$3];[.$D24]);MOD(1000*[$Times.H$3];[.$D24]));MIN([.$D24]-MOD(1000*[$Times.H$4];[.$D24]);MOD(1000*[$Times.H$4];[.$D24]));MIN([.$D24]-MOD(1000*[$Times.H$5];[.$D24]);MOD(1000*[$Times.H$5];[.$D24]));MIN([.$D24]-MOD(1000*[$Times.H$6];[.$D24]);MOD(1000*[$Times.H$6];[.$D24]));)" office:value-type="currency" office:currency="ns" office:value="4.71474703982776" calcext:value-type="currency">
            <text:p>5ns</text:p>
          </table:table-cell>
          <table:table-cell table:style-name="ce15" table:formula="of:=MAX(MIN([.$D24]-MOD(1000*[$Times.I$3];[.$D24]);MOD(1000*[$Times.I$3];[.$D24]));MIN([.$D24]-MOD(1000*[$Times.I$4];[.$D24]);MOD(1000*[$Times.I$4];[.$D24]));MIN([.$D24]-MOD(1000*[$Times.I$5];[.$D24]);MOD(1000*[$Times.I$5];[.$D24]));MIN([.$D24]-MOD(1000*[$Times.I$6];[.$D24]);MOD(1000*[$Times.I$6];[.$D24]));)" office:value-type="currency" office:currency="ns" office:value="50.5705059203445" calcext:value-type="currency">
            <text:p>51ns</text:p>
          </table:table-cell>
          <table:table-cell table:style-name="ce15" table:formula="of:=MAX(MIN([.$D24]-MOD(1000*[$Times.J$3];[.$D24]);MOD(1000*[$Times.J$3];[.$D24]));MIN([.$D24]-MOD(1000*[$Times.J$4];[.$D24]);MOD(1000*[$Times.J$4];[.$D24]));MIN([.$D24]-MOD(1000*[$Times.J$5];[.$D24]);MOD(1000*[$Times.J$5];[.$D24]));MIN([.$D24]-MOD(1000*[$Times.J$6];[.$D24]);MOD(1000*[$Times.J$6];[.$D24]));)" office:value-type="currency" office:currency="ns" office:value="4.71474703982776" calcext:value-type="currency">
            <text:p>5ns</text:p>
          </table:table-cell>
          <table:table-cell table:style-name="ce15" table:formula="of:=MAX(MIN([.$D24]-MOD(1000*[$Times.K$3];[.$D24]);MOD(1000*[$Times.K$3];[.$D24]));MIN([.$D24]-MOD(1000*[$Times.K$4];[.$D24]);MOD(1000*[$Times.K$4];[.$D24]));MIN([.$D24]-MOD(1000*[$Times.K$5];[.$D24]);MOD(1000*[$Times.K$5];[.$D24]));MIN([.$D24]-MOD(1000*[$Times.K$6];[.$D24]);MOD(1000*[$Times.K$6];[.$D24]));)" office:value-type="currency" office:currency="ns" office:value="50.5705059203445" calcext:value-type="currency">
            <text:p>51ns</text:p>
          </table:table-cell>
          <table:table-cell table:style-name="ce15" table:formula="of:=MAX(MIN([.$D24]-MOD(1000*[$Times.L$3];[.$D24]);MOD(1000*[$Times.L$3];[.$D24]));MIN([.$D24]-MOD(1000*[$Times.L$4];[.$D24]);MOD(1000*[$Times.L$4];[.$D24]));MIN([.$D24]-MOD(1000*[$Times.L$5];[.$D24]);MOD(1000*[$Times.L$5];[.$D24]));MIN([.$D24]-MOD(1000*[$Times.L$6];[.$D24]);MOD(1000*[$Times.L$6];[.$D24]));)" office:value-type="currency" office:currency="ns" office:value="41.7868675995694" calcext:value-type="currency">
            <text:p>42ns</text:p>
          </table:table-cell>
          <table:table-cell table:style-name="ce15" table:formula="of:=MAX(MIN([.$D24]-MOD(1000*[$Times.M$3];[.$D24]);MOD(1000*[$Times.M$3];[.$D24]));MIN([.$D24]-MOD(1000*[$Times.M$4];[.$D24]);MOD(1000*[$Times.M$4];[.$D24]));MIN([.$D24]-MOD(1000*[$Times.M$5];[.$D24]);MOD(1000*[$Times.M$5];[.$D24]));MIN([.$D24]-MOD(1000*[$Times.M$6];[.$D24]);MOD(1000*[$Times.M$6];[.$D24]));)" office:value-type="currency" office:currency="ns" office:value="50.5705059203445" calcext:value-type="currency">
            <text:p>51ns</text:p>
          </table:table-cell>
          <table:table-cell table:style-name="ce15" table:formula="of:=MAX(MIN([.$D24]-MOD(1000*[$Times.N$3];[.$D24]);MOD(1000*[$Times.N$3];[.$D24]));MIN([.$D24]-MOD(1000*[$Times.N$4];[.$D24]);MOD(1000*[$Times.N$4];[.$D24]));MIN([.$D24]-MOD(1000*[$Times.N$5];[.$D24]);MOD(1000*[$Times.N$5];[.$D24]));MIN([.$D24]-MOD(1000*[$Times.N$6];[.$D24]);MOD(1000*[$Times.N$6];[.$D24]));)" office:value-type="currency" office:currency="ns" office:value="41.7868675995694" calcext:value-type="currency">
            <text:p>42ns</text:p>
          </table:table-cell>
          <table:table-cell table:style-name="ce15" table:formula="of:=MAX(MIN([.$D24]-MOD(1000*[$Times.O$3];[.$D24]);MOD(1000*[$Times.O$3];[.$D24]));MIN([.$D24]-MOD(1000*[$Times.O$4];[.$D24]);MOD(1000*[$Times.O$4];[.$D24]));MIN([.$D24]-MOD(1000*[$Times.O$5];[.$D24]);MOD(1000*[$Times.O$5];[.$D24]));MIN([.$D24]-MOD(1000*[$Times.O$6];[.$D24]);MOD(1000*[$Times.O$6];[.$D24]));)" office:value-type="currency" office:currency="ns" office:value="50.5705059203445" calcext:value-type="currency">
            <text:p>51ns</text:p>
          </table:table-cell>
          <table:table-cell table:style-name="ce15" table:formula="of:=MAX(MIN([.$D24]-MOD(1000*[$Times.P$3];[.$D24]);MOD(1000*[$Times.P$3];[.$D24]));MIN([.$D24]-MOD(1000*[$Times.P$4];[.$D24]);MOD(1000*[$Times.P$4];[.$D24]));MIN([.$D24]-MOD(1000*[$Times.P$5];[.$D24]);MOD(1000*[$Times.P$5];[.$D24]));MIN([.$D24]-MOD(1000*[$Times.P$6];[.$D24]);MOD(1000*[$Times.P$6];[.$D24]));)" office:value-type="currency" office:currency="ns" office:value="41.7868675995694" calcext:value-type="currency">
            <text:p>42ns</text:p>
          </table:table-cell>
          <table:table-cell table:style-name="ce15" table:formula="of:=MAX(MIN([.$D24]-MOD(1000*[$Times.Q$3];[.$D24]);MOD(1000*[$Times.Q$3];[.$D24]));MIN([.$D24]-MOD(1000*[$Times.Q$4];[.$D24]);MOD(1000*[$Times.Q$4];[.$D24]));MIN([.$D24]-MOD(1000*[$Times.Q$5];[.$D24]);MOD(1000*[$Times.Q$5];[.$D24]));MIN([.$D24]-MOD(1000*[$Times.Q$6];[.$D24]);MOD(1000*[$Times.Q$6];[.$D24]));)" office:value-type="currency" office:currency="ns" office:value="50.5705059203445" calcext:value-type="currency">
            <text:p>51ns</text:p>
          </table:table-cell>
          <table:table-cell table:style-name="ce15" table:formula="of:=MAX(MIN([.$D24]-MOD(1000*[$Times.R$3];[.$D24]);MOD(1000*[$Times.R$3];[.$D24]));MIN([.$D24]-MOD(1000*[$Times.R$4];[.$D24]);MOD(1000*[$Times.R$4];[.$D24]));MIN([.$D24]-MOD(1000*[$Times.R$5];[.$D24]);MOD(1000*[$Times.R$5];[.$D24]));MIN([.$D24]-MOD(1000*[$Times.R$6];[.$D24]);MOD(1000*[$Times.R$6];[.$D24]));)" office:value-type="currency" office:currency="ns" office:value="41.7868675995694" calcext:value-type="currency">
            <text:p>42ns</text:p>
          </table:table-cell>
          <table:table-cell table:style-name="ce15" table:formula="of:=MAX(MIN([.$D24]-MOD(1000*[$Times.S$3];[.$D24]);MOD(1000*[$Times.S$3];[.$D24]));MIN([.$D24]-MOD(1000*[$Times.S$4];[.$D24]);MOD(1000*[$Times.S$4];[.$D24]));MIN([.$D24]-MOD(1000*[$Times.S$5];[.$D24]);MOD(1000*[$Times.S$5];[.$D24]));MIN([.$D24]-MOD(1000*[$Times.S$6];[.$D24]);MOD(1000*[$Times.S$6];[.$D24]));)" office:value-type="currency" office:currency="ns" office:value="50.5705059203445" calcext:value-type="currency">
            <text:p>51ns</text:p>
          </table:table-cell>
          <table:table-cell table:style-name="ce15" table:formula="of:=MAX(MIN([.$D24]-MOD(1000*[$Times.T$3];[.$D24]);MOD(1000*[$Times.T$3];[.$D24]));MIN([.$D24]-MOD(1000*[$Times.T$4];[.$D24]);MOD(1000*[$Times.T$4];[.$D24]));MIN([.$D24]-MOD(1000*[$Times.T$5];[.$D24]);MOD(1000*[$Times.T$5];[.$D24]));MIN([.$D24]-MOD(1000*[$Times.T$6];[.$D24]);MOD(1000*[$Times.T$6];[.$D24]));)" office:value-type="currency" office:currency="ns" office:value="41.7868675995694" calcext:value-type="currency">
            <text:p>42ns</text:p>
          </table:table-cell>
          <table:table-cell table:style-name="ce15" table:formula="of:=MAX(MIN([.$D24]-MOD(1000*[$Times.U$3];[.$D24]);MOD(1000*[$Times.U$3];[.$D24]));MIN([.$D24]-MOD(1000*[$Times.U$4];[.$D24]);MOD(1000*[$Times.U$4];[.$D24]));MIN([.$D24]-MOD(1000*[$Times.U$5];[.$D24]);MOD(1000*[$Times.U$5];[.$D24]));MIN([.$D24]-MOD(1000*[$Times.U$6];[.$D24]);MOD(1000*[$Times.U$6];[.$D24]));)" office:value-type="currency" office:currency="ns" office:value="50.5705059203445" calcext:value-type="currency">
            <text:p>51ns</text:p>
          </table:table-cell>
          <table:table-cell table:style-name="ce15" table:formula="of:=MAX(MIN([.$D24]-MOD(1000*[$Times.V$3];[.$D24]);MOD(1000*[$Times.V$3];[.$D24]));MIN([.$D24]-MOD(1000*[$Times.V$4];[.$D24]);MOD(1000*[$Times.V$4];[.$D24]));MIN([.$D24]-MOD(1000*[$Times.V$5];[.$D24]);MOD(1000*[$Times.V$5];[.$D24]));MIN([.$D24]-MOD(1000*[$Times.V$6];[.$D24]);MOD(1000*[$Times.V$6];[.$D24]));)" office:value-type="currency" office:currency="ns" office:value="45.8557588805167" calcext:value-type="currency">
            <text:p>46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9.41" calcext:value-type="currency">
            <text:p>9,41 MHz</text:p>
          </table:table-cell>
          <table:table-cell table:style-name="ce10" table:formula="of:=160/[.A25]" office:value-type="float" office:value="17.0031880977683" calcext:value-type="float">
            <text:p>17,00</text:p>
          </table:table-cell>
          <table:table-cell table:style-name="ce7" table:formula="of:=ROUND(100*[.B25]) = 100*ROUND([.B25])" office:value-type="boolean" office:boolean-value="true" calcext:value-type="boolean">
            <text:p>PRAWDA</text:p>
          </table:table-cell>
          <table:table-cell table:style-name="ce13" table:formula="of:=1000/[.A25]" office:value-type="currency" office:currency="ns" office:value="106.269925611052" calcext:value-type="currency">
            <text:p>106ns</text:p>
          </table:table-cell>
          <table:table-cell table:style-name="ce20" table:formula="of:=([.I25]-MIN([.I$1:.I24]))" office:value-type="float" office:value="0.159404888416631" calcext:value-type="float">
            <text:p>0,16</text:p>
          </table:table-cell>
          <table:table-cell table:style-name="ce20" table:formula="of:=IF([.C25]; ([.I25]-MIN([.I$1:.I24]));&quot;&quot;)" office:value-type="float" office:value="0.159404888416631" calcext:value-type="float">
            <text:p>0,16</text:p>
          </table:table-cell>
          <table:table-cell table:style-name="ce20" table:formula="of:=([.J25]-MIN([.J$1:.J24]))" office:value-type="float" office:value="0.159404888416631" calcext:value-type="float">
            <text:p>0,16</text:p>
          </table:table-cell>
          <table:table-cell table:style-name="ce20" table:formula="of:=([.J25]-MIN([.J$1:.J24]))*[.C25]" office:value-type="float" office:value="0.159404888416631" calcext:value-type="float">
            <text:p>0,16</text:p>
          </table:table-cell>
          <table:table-cell table:style-name="ce17" table:formula="of:=COM.MICROSOFT.MAXIFS([.K25:.XDF25];[.K$2:.XDF$2];&quot;&quot;)" office:value-type="currency" office:currency="ns" office:value="50.1594048884166" calcext:value-type="currency">
            <text:p>50ns</text:p>
          </table:table-cell>
          <table:table-cell table:style-name="ce17" table:formula="of:=MAX([.K25:.XFD25])" office:value-type="currency" office:currency="ns" office:value="50.1594048884166" calcext:value-type="currency">
            <text:p>50ns</text:p>
          </table:table-cell>
          <table:table-cell table:style-name="ce15" table:formula="of:=MAX(MIN([.$D25]-MOD(1000*[$Times.C$3];[.$D25]);MOD(1000*[$Times.C$3];[.$D25]));MIN([.$D25]-MOD(1000*[$Times.C$4];[.$D25]);MOD(1000*[$Times.C$4];[.$D25]));MIN([.$D25]-MOD(1000*[$Times.C$5];[.$D25]);MOD(1000*[$Times.C$5];[.$D25]));MIN([.$D25]-MOD(1000*[$Times.C$6];[.$D25]);MOD(1000*[$Times.C$6];[.$D25]));)" office:value-type="currency" office:currency="ns" office:value="31.3496280552604" calcext:value-type="currency">
            <text:p>31ns</text:p>
          </table:table-cell>
          <table:table-cell table:style-name="ce15" table:formula="of:=MAX(MIN([.$D25]-MOD(1000*[$Times.D$3];[.$D25]);MOD(1000*[$Times.D$3];[.$D25]));MIN([.$D25]-MOD(1000*[$Times.D$4];[.$D25]);MOD(1000*[$Times.D$4];[.$D25]));MIN([.$D25]-MOD(1000*[$Times.D$5];[.$D25]);MOD(1000*[$Times.D$5];[.$D25]));MIN([.$D25]-MOD(1000*[$Times.D$6];[.$D25]);MOD(1000*[$Times.D$6];[.$D25]));)" office:value-type="currency" office:currency="ns" office:value="50.1594048884166" calcext:value-type="currency">
            <text:p>50ns</text:p>
          </table:table-cell>
          <table:table-cell table:style-name="ce15" table:formula="of:=MAX(MIN([.$D25]-MOD(1000*[$Times.E$3];[.$D25]);MOD(1000*[$Times.E$3];[.$D25]));MIN([.$D25]-MOD(1000*[$Times.E$4];[.$D25]);MOD(1000*[$Times.E$4];[.$D25]));MIN([.$D25]-MOD(1000*[$Times.E$5];[.$D25]);MOD(1000*[$Times.E$5];[.$D25]));MIN([.$D25]-MOD(1000*[$Times.E$6];[.$D25]);MOD(1000*[$Times.E$6];[.$D25]));)" office:value-type="currency" office:currency="ns" office:value="50.1594048884166" calcext:value-type="currency">
            <text:p>50ns</text:p>
          </table:table-cell>
          <table:table-cell table:style-name="ce15" table:formula="of:=MAX(MIN([.$D25]-MOD(1000*[$Times.F$3];[.$D25]);MOD(1000*[$Times.F$3];[.$D25]));MIN([.$D25]-MOD(1000*[$Times.F$4];[.$D25]);MOD(1000*[$Times.F$4];[.$D25]));MIN([.$D25]-MOD(1000*[$Times.F$5];[.$D25]);MOD(1000*[$Times.F$5];[.$D25]));MIN([.$D25]-MOD(1000*[$Times.F$6];[.$D25]);MOD(1000*[$Times.F$6];[.$D25]));)" office:value-type="currency" office:currency="ns" office:value="48.6503719447396" calcext:value-type="currency">
            <text:p>49ns</text:p>
          </table:table-cell>
          <table:table-cell table:style-name="ce15" table:formula="of:=MAX(MIN([.$D25]-MOD(1000*[$Times.G$3];[.$D25]);MOD(1000*[$Times.G$3];[.$D25]));MIN([.$D25]-MOD(1000*[$Times.G$4];[.$D25]);MOD(1000*[$Times.G$4];[.$D25]));MIN([.$D25]-MOD(1000*[$Times.G$5];[.$D25]);MOD(1000*[$Times.G$5];[.$D25]));MIN([.$D25]-MOD(1000*[$Times.G$6];[.$D25]);MOD(1000*[$Times.G$6];[.$D25]));)" office:value-type="currency" office:currency="ns" office:value="45.0797024442083" calcext:value-type="currency">
            <text:p>45ns</text:p>
          </table:table-cell>
          <table:table-cell table:style-name="ce15" table:formula="of:=MAX(MIN([.$D25]-MOD(1000*[$Times.H$3];[.$D25]);MOD(1000*[$Times.H$3];[.$D25]));MIN([.$D25]-MOD(1000*[$Times.H$4];[.$D25]);MOD(1000*[$Times.H$4];[.$D25]));MIN([.$D25]-MOD(1000*[$Times.H$5];[.$D25]);MOD(1000*[$Times.H$5];[.$D25]));MIN([.$D25]-MOD(1000*[$Times.H$6];[.$D25]);MOD(1000*[$Times.H$6];[.$D25]));)" office:value-type="currency" office:currency="ns" office:value="7.46014877789585" calcext:value-type="currency">
            <text:p>7ns</text:p>
          </table:table-cell>
          <table:table-cell table:style-name="ce15" table:formula="of:=MAX(MIN([.$D25]-MOD(1000*[$Times.I$3];[.$D25]);MOD(1000*[$Times.I$3];[.$D25]));MIN([.$D25]-MOD(1000*[$Times.I$4];[.$D25]);MOD(1000*[$Times.I$4];[.$D25]));MIN([.$D25]-MOD(1000*[$Times.I$5];[.$D25]);MOD(1000*[$Times.I$5];[.$D25]));MIN([.$D25]-MOD(1000*[$Times.I$6];[.$D25]);MOD(1000*[$Times.I$6];[.$D25]));)" office:value-type="currency" office:currency="ns" office:value="45.0797024442083" calcext:value-type="currency">
            <text:p>45ns</text:p>
          </table:table-cell>
          <table:table-cell table:style-name="ce15" table:formula="of:=MAX(MIN([.$D25]-MOD(1000*[$Times.J$3];[.$D25]);MOD(1000*[$Times.J$3];[.$D25]));MIN([.$D25]-MOD(1000*[$Times.J$4];[.$D25]);MOD(1000*[$Times.J$4];[.$D25]));MIN([.$D25]-MOD(1000*[$Times.J$5];[.$D25]);MOD(1000*[$Times.J$5];[.$D25]));MIN([.$D25]-MOD(1000*[$Times.J$6];[.$D25]);MOD(1000*[$Times.J$6];[.$D25]));)" office:value-type="currency" office:currency="ns" office:value="7.46014877789585" calcext:value-type="currency">
            <text:p>7ns</text:p>
          </table:table-cell>
          <table:table-cell table:style-name="ce15" table:formula="of:=MAX(MIN([.$D25]-MOD(1000*[$Times.K$3];[.$D25]);MOD(1000*[$Times.K$3];[.$D25]));MIN([.$D25]-MOD(1000*[$Times.K$4];[.$D25]);MOD(1000*[$Times.K$4];[.$D25]));MIN([.$D25]-MOD(1000*[$Times.K$5];[.$D25]);MOD(1000*[$Times.K$5];[.$D25]));MIN([.$D25]-MOD(1000*[$Times.K$6];[.$D25]);MOD(1000*[$Times.K$6];[.$D25]));)" office:value-type="currency" office:currency="ns" office:value="45.0797024442083" calcext:value-type="currency">
            <text:p>45ns</text:p>
          </table:table-cell>
          <table:table-cell table:style-name="ce15" table:formula="of:=MAX(MIN([.$D25]-MOD(1000*[$Times.L$3];[.$D25]);MOD(1000*[$Times.L$3];[.$D25]));MIN([.$D25]-MOD(1000*[$Times.L$4];[.$D25]);MOD(1000*[$Times.L$4];[.$D25]));MIN([.$D25]-MOD(1000*[$Times.L$5];[.$D25]);MOD(1000*[$Times.L$5];[.$D25]));MIN([.$D25]-MOD(1000*[$Times.L$6];[.$D25]);MOD(1000*[$Times.L$6];[.$D25]));)" office:value-type="currency" office:currency="ns" office:value="48.6503719447396" calcext:value-type="currency">
            <text:p>49ns</text:p>
          </table:table-cell>
          <table:table-cell table:style-name="ce15" table:formula="of:=MAX(MIN([.$D25]-MOD(1000*[$Times.M$3];[.$D25]);MOD(1000*[$Times.M$3];[.$D25]));MIN([.$D25]-MOD(1000*[$Times.M$4];[.$D25]);MOD(1000*[$Times.M$4];[.$D25]));MIN([.$D25]-MOD(1000*[$Times.M$5];[.$D25]);MOD(1000*[$Times.M$5];[.$D25]));MIN([.$D25]-MOD(1000*[$Times.M$6];[.$D25]);MOD(1000*[$Times.M$6];[.$D25]));)" office:value-type="currency" office:currency="ns" office:value="45.0797024442083" calcext:value-type="currency">
            <text:p>45ns</text:p>
          </table:table-cell>
          <table:table-cell table:style-name="ce15" table:formula="of:=MAX(MIN([.$D25]-MOD(1000*[$Times.N$3];[.$D25]);MOD(1000*[$Times.N$3];[.$D25]));MIN([.$D25]-MOD(1000*[$Times.N$4];[.$D25]);MOD(1000*[$Times.N$4];[.$D25]));MIN([.$D25]-MOD(1000*[$Times.N$5];[.$D25]);MOD(1000*[$Times.N$5];[.$D25]));MIN([.$D25]-MOD(1000*[$Times.N$6];[.$D25]);MOD(1000*[$Times.N$6];[.$D25]));)" office:value-type="currency" office:currency="ns" office:value="48.6503719447396" calcext:value-type="currency">
            <text:p>49ns</text:p>
          </table:table-cell>
          <table:table-cell table:style-name="ce15" table:formula="of:=MAX(MIN([.$D25]-MOD(1000*[$Times.O$3];[.$D25]);MOD(1000*[$Times.O$3];[.$D25]));MIN([.$D25]-MOD(1000*[$Times.O$4];[.$D25]);MOD(1000*[$Times.O$4];[.$D25]));MIN([.$D25]-MOD(1000*[$Times.O$5];[.$D25]);MOD(1000*[$Times.O$5];[.$D25]));MIN([.$D25]-MOD(1000*[$Times.O$6];[.$D25]);MOD(1000*[$Times.O$6];[.$D25]));)" office:value-type="currency" office:currency="ns" office:value="45.0797024442083" calcext:value-type="currency">
            <text:p>45ns</text:p>
          </table:table-cell>
          <table:table-cell table:style-name="ce15" table:formula="of:=MAX(MIN([.$D25]-MOD(1000*[$Times.P$3];[.$D25]);MOD(1000*[$Times.P$3];[.$D25]));MIN([.$D25]-MOD(1000*[$Times.P$4];[.$D25]);MOD(1000*[$Times.P$4];[.$D25]));MIN([.$D25]-MOD(1000*[$Times.P$5];[.$D25]);MOD(1000*[$Times.P$5];[.$D25]));MIN([.$D25]-MOD(1000*[$Times.P$6];[.$D25]);MOD(1000*[$Times.P$6];[.$D25]));)" office:value-type="currency" office:currency="ns" office:value="48.6503719447396" calcext:value-type="currency">
            <text:p>49ns</text:p>
          </table:table-cell>
          <table:table-cell table:style-name="ce15" table:formula="of:=MAX(MIN([.$D25]-MOD(1000*[$Times.Q$3];[.$D25]);MOD(1000*[$Times.Q$3];[.$D25]));MIN([.$D25]-MOD(1000*[$Times.Q$4];[.$D25]);MOD(1000*[$Times.Q$4];[.$D25]));MIN([.$D25]-MOD(1000*[$Times.Q$5];[.$D25]);MOD(1000*[$Times.Q$5];[.$D25]));MIN([.$D25]-MOD(1000*[$Times.Q$6];[.$D25]);MOD(1000*[$Times.Q$6];[.$D25]));)" office:value-type="currency" office:currency="ns" office:value="45.0797024442083" calcext:value-type="currency">
            <text:p>45ns</text:p>
          </table:table-cell>
          <table:table-cell table:style-name="ce15" table:formula="of:=MAX(MIN([.$D25]-MOD(1000*[$Times.R$3];[.$D25]);MOD(1000*[$Times.R$3];[.$D25]));MIN([.$D25]-MOD(1000*[$Times.R$4];[.$D25]);MOD(1000*[$Times.R$4];[.$D25]));MIN([.$D25]-MOD(1000*[$Times.R$5];[.$D25]);MOD(1000*[$Times.R$5];[.$D25]));MIN([.$D25]-MOD(1000*[$Times.R$6];[.$D25]);MOD(1000*[$Times.R$6];[.$D25]));)" office:value-type="currency" office:currency="ns" office:value="48.6503719447396" calcext:value-type="currency">
            <text:p>49ns</text:p>
          </table:table-cell>
          <table:table-cell table:style-name="ce15" table:formula="of:=MAX(MIN([.$D25]-MOD(1000*[$Times.S$3];[.$D25]);MOD(1000*[$Times.S$3];[.$D25]));MIN([.$D25]-MOD(1000*[$Times.S$4];[.$D25]);MOD(1000*[$Times.S$4];[.$D25]));MIN([.$D25]-MOD(1000*[$Times.S$5];[.$D25]);MOD(1000*[$Times.S$5];[.$D25]));MIN([.$D25]-MOD(1000*[$Times.S$6];[.$D25]);MOD(1000*[$Times.S$6];[.$D25]));)" office:value-type="currency" office:currency="ns" office:value="45.0797024442083" calcext:value-type="currency">
            <text:p>45ns</text:p>
          </table:table-cell>
          <table:table-cell table:style-name="ce15" table:formula="of:=MAX(MIN([.$D25]-MOD(1000*[$Times.T$3];[.$D25]);MOD(1000*[$Times.T$3];[.$D25]));MIN([.$D25]-MOD(1000*[$Times.T$4];[.$D25]);MOD(1000*[$Times.T$4];[.$D25]));MIN([.$D25]-MOD(1000*[$Times.T$5];[.$D25]);MOD(1000*[$Times.T$5];[.$D25]));MIN([.$D25]-MOD(1000*[$Times.T$6];[.$D25]);MOD(1000*[$Times.T$6];[.$D25]));)" office:value-type="currency" office:currency="ns" office:value="48.6503719447396" calcext:value-type="currency">
            <text:p>49ns</text:p>
          </table:table-cell>
          <table:table-cell table:style-name="ce15" table:formula="of:=MAX(MIN([.$D25]-MOD(1000*[$Times.U$3];[.$D25]);MOD(1000*[$Times.U$3];[.$D25]));MIN([.$D25]-MOD(1000*[$Times.U$4];[.$D25]);MOD(1000*[$Times.U$4];[.$D25]));MIN([.$D25]-MOD(1000*[$Times.U$5];[.$D25]);MOD(1000*[$Times.U$5];[.$D25]));MIN([.$D25]-MOD(1000*[$Times.U$6];[.$D25]);MOD(1000*[$Times.U$6];[.$D25]));)" office:value-type="currency" office:currency="ns" office:value="45.0797024442083" calcext:value-type="currency">
            <text:p>45ns</text:p>
          </table:table-cell>
          <table:table-cell table:style-name="ce15" table:formula="of:=MAX(MIN([.$D25]-MOD(1000*[$Times.V$3];[.$D25]);MOD(1000*[$Times.V$3];[.$D25]));MIN([.$D25]-MOD(1000*[$Times.V$4];[.$D25]);MOD(1000*[$Times.V$4];[.$D25]));MIN([.$D25]-MOD(1000*[$Times.V$5];[.$D25]);MOD(1000*[$Times.V$5];[.$D25]));MIN([.$D25]-MOD(1000*[$Times.V$6];[.$D25]);MOD(1000*[$Times.V$6];[.$D25]));)" office:value-type="currency" office:currency="ns" office:value="49.8405951115834" calcext:value-type="currency">
            <text:p>50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9.68" calcext:value-type="currency">
            <text:p>9,68 MHz</text:p>
          </table:table-cell>
          <table:table-cell table:style-name="ce10" table:formula="of:=160/[.A26]" office:value-type="float" office:value="16.5289256198347" calcext:value-type="float">
            <text:p>16,53</text:p>
          </table:table-cell>
          <table:table-cell table:style-name="ce7" table:formula="of:=ROUND(100*[.B26]) = 100*ROUND([.B26])" office:value-type="boolean" office:boolean-value="false" calcext:value-type="boolean">
            <text:p>FAŁSZ</text:p>
          </table:table-cell>
          <table:table-cell table:style-name="ce13" table:formula="of:=1000/[.A26]" office:value-type="currency" office:currency="ns" office:value="103.305785123967" calcext:value-type="currency">
            <text:p>103ns</text:p>
          </table:table-cell>
          <table:table-cell table:style-name="ce20" table:formula="of:=([.I26]-MIN([.I$1:.I25]))" office:value-type="float" office:value="-7.0247933884297" calcext:value-type="float">
            <text:p>-7,02</text:p>
          </table:table-cell>
          <table:table-cell table:style-name="ce20" table:formula="of:=IF([.C26]; ([.I26]-MIN([.I$1:.I25]));&quot;&quot;)">
            <text:p/>
          </table:table-cell>
          <table:table-cell table:style-name="ce20" table:formula="of:=([.J26]-MIN([.J$1:.J25]))" office:value-type="float" office:value="0.413223140495802" calcext:value-type="float">
            <text:p>0,41</text:p>
          </table:table-cell>
          <table:table-cell table:style-name="ce20" table:formula="of:=([.J26]-MIN([.J$1:.J25]))*[.C26]" office:value-type="float" office:value="0" calcext:value-type="float">
            <text:p>0,00</text:p>
          </table:table-cell>
          <table:table-cell table:style-name="ce17" table:formula="of:=COM.MICROSOFT.MAXIFS([.K26:.XDF26];[.K$2:.XDF$2];&quot;&quot;)" office:value-type="currency" office:currency="ns" office:value="42.9752066115703" calcext:value-type="currency">
            <text:p>43ns</text:p>
          </table:table-cell>
          <table:table-cell table:style-name="ce17" table:formula="of:=MAX([.K26:.XFD26])" office:value-type="currency" office:currency="ns" office:value="50.4132231404958" calcext:value-type="currency">
            <text:p>50ns</text:p>
          </table:table-cell>
          <table:table-cell table:style-name="ce15" table:formula="of:=MAX(MIN([.$D26]-MOD(1000*[$Times.C$3];[.$D26]);MOD(1000*[$Times.C$3];[.$D26]));MIN([.$D26]-MOD(1000*[$Times.C$4];[.$D26]);MOD(1000*[$Times.C$4];[.$D26]));MIN([.$D26]-MOD(1000*[$Times.C$5];[.$D26]);MOD(1000*[$Times.C$5];[.$D26]));MIN([.$D26]-MOD(1000*[$Times.C$6];[.$D26]);MOD(1000*[$Times.C$6];[.$D26]));)" office:value-type="currency" office:currency="ns" office:value="42.9752066115703" calcext:value-type="currency">
            <text:p>43ns</text:p>
          </table:table-cell>
          <table:table-cell table:style-name="ce15" table:formula="of:=MAX(MIN([.$D26]-MOD(1000*[$Times.D$3];[.$D26]);MOD(1000*[$Times.D$3];[.$D26]));MIN([.$D26]-MOD(1000*[$Times.D$4];[.$D26]);MOD(1000*[$Times.D$4];[.$D26]));MIN([.$D26]-MOD(1000*[$Times.D$5];[.$D26]);MOD(1000*[$Times.D$5];[.$D26]));MIN([.$D26]-MOD(1000*[$Times.D$6];[.$D26]);MOD(1000*[$Times.D$6];[.$D26]));)" office:value-type="currency" office:currency="ns" office:value="40.0826446280992" calcext:value-type="currency">
            <text:p>40ns</text:p>
          </table:table-cell>
          <table:table-cell table:style-name="ce15" table:formula="of:=MAX(MIN([.$D26]-MOD(1000*[$Times.E$3];[.$D26]);MOD(1000*[$Times.E$3];[.$D26]));MIN([.$D26]-MOD(1000*[$Times.E$4];[.$D26]);MOD(1000*[$Times.E$4];[.$D26]));MIN([.$D26]-MOD(1000*[$Times.E$5];[.$D26]);MOD(1000*[$Times.E$5];[.$D26]));MIN([.$D26]-MOD(1000*[$Times.E$6];[.$D26]);MOD(1000*[$Times.E$6];[.$D26]));)" office:value-type="currency" office:currency="ns" office:value="36.7768595041322" calcext:value-type="currency">
            <text:p>37ns</text:p>
          </table:table-cell>
          <table:table-cell table:style-name="ce15" table:formula="of:=MAX(MIN([.$D26]-MOD(1000*[$Times.F$3];[.$D26]);MOD(1000*[$Times.F$3];[.$D26]));MIN([.$D26]-MOD(1000*[$Times.F$4];[.$D26]);MOD(1000*[$Times.F$4];[.$D26]));MIN([.$D26]-MOD(1000*[$Times.F$5];[.$D26]);MOD(1000*[$Times.F$5];[.$D26]));MIN([.$D26]-MOD(1000*[$Times.F$6];[.$D26]);MOD(1000*[$Times.F$6];[.$D26]));)" office:value-type="currency" office:currency="ns" office:value="39.8347107438016" calcext:value-type="currency">
            <text:p>40ns</text:p>
          </table:table-cell>
          <table:table-cell table:style-name="ce15" table:formula="of:=MAX(MIN([.$D26]-MOD(1000*[$Times.G$3];[.$D26]);MOD(1000*[$Times.G$3];[.$D26]));MIN([.$D26]-MOD(1000*[$Times.G$4];[.$D26]);MOD(1000*[$Times.G$4];[.$D26]));MIN([.$D26]-MOD(1000*[$Times.G$5];[.$D26]);MOD(1000*[$Times.G$5];[.$D26]));MIN([.$D26]-MOD(1000*[$Times.G$6];[.$D26]);MOD(1000*[$Times.G$6];[.$D26]));)" office:value-type="currency" office:currency="ns" office:value="33.2231404958678" calcext:value-type="currency">
            <text:p>33ns</text:p>
          </table:table-cell>
          <table:table-cell table:style-name="ce15" table:formula="of:=MAX(MIN([.$D26]-MOD(1000*[$Times.H$3];[.$D26]);MOD(1000*[$Times.H$3];[.$D26]));MIN([.$D26]-MOD(1000*[$Times.H$4];[.$D26]);MOD(1000*[$Times.H$4];[.$D26]));MIN([.$D26]-MOD(1000*[$Times.H$5];[.$D26]);MOD(1000*[$Times.H$5];[.$D26]));MIN([.$D26]-MOD(1000*[$Times.H$6];[.$D26]);MOD(1000*[$Times.H$6];[.$D26]));)" office:value-type="currency" office:currency="ns" office:value="26.8595041322315" calcext:value-type="currency">
            <text:p>27ns</text:p>
          </table:table-cell>
          <table:table-cell table:style-name="ce15" table:formula="of:=MAX(MIN([.$D26]-MOD(1000*[$Times.I$3];[.$D26]);MOD(1000*[$Times.I$3];[.$D26]));MIN([.$D26]-MOD(1000*[$Times.I$4];[.$D26]);MOD(1000*[$Times.I$4];[.$D26]));MIN([.$D26]-MOD(1000*[$Times.I$5];[.$D26]);MOD(1000*[$Times.I$5];[.$D26]));MIN([.$D26]-MOD(1000*[$Times.I$6];[.$D26]);MOD(1000*[$Times.I$6];[.$D26]));)" office:value-type="currency" office:currency="ns" office:value="50.4132231404958" calcext:value-type="currency">
            <text:p>50ns</text:p>
          </table:table-cell>
          <table:table-cell table:style-name="ce15" table:formula="of:=MAX(MIN([.$D26]-MOD(1000*[$Times.J$3];[.$D26]);MOD(1000*[$Times.J$3];[.$D26]));MIN([.$D26]-MOD(1000*[$Times.J$4];[.$D26]);MOD(1000*[$Times.J$4];[.$D26]));MIN([.$D26]-MOD(1000*[$Times.J$5];[.$D26]);MOD(1000*[$Times.J$5];[.$D26]));MIN([.$D26]-MOD(1000*[$Times.J$6];[.$D26]);MOD(1000*[$Times.J$6];[.$D26]));)" office:value-type="currency" office:currency="ns" office:value="26.8595041322315" calcext:value-type="currency">
            <text:p>27ns</text:p>
          </table:table-cell>
          <table:table-cell table:style-name="ce15" table:formula="of:=MAX(MIN([.$D26]-MOD(1000*[$Times.K$3];[.$D26]);MOD(1000*[$Times.K$3];[.$D26]));MIN([.$D26]-MOD(1000*[$Times.K$4];[.$D26]);MOD(1000*[$Times.K$4];[.$D26]));MIN([.$D26]-MOD(1000*[$Times.K$5];[.$D26]);MOD(1000*[$Times.K$5];[.$D26]));MIN([.$D26]-MOD(1000*[$Times.K$6];[.$D26]);MOD(1000*[$Times.K$6];[.$D26]));)" office:value-type="currency" office:currency="ns" office:value="50.4132231404958" calcext:value-type="currency">
            <text:p>50ns</text:p>
          </table:table-cell>
          <table:table-cell table:style-name="ce15" table:formula="of:=MAX(MIN([.$D26]-MOD(1000*[$Times.L$3];[.$D26]);MOD(1000*[$Times.L$3];[.$D26]));MIN([.$D26]-MOD(1000*[$Times.L$4];[.$D26]);MOD(1000*[$Times.L$4];[.$D26]));MIN([.$D26]-MOD(1000*[$Times.L$5];[.$D26]);MOD(1000*[$Times.L$5];[.$D26]));MIN([.$D26]-MOD(1000*[$Times.L$6];[.$D26]);MOD(1000*[$Times.L$6];[.$D26]));)" office:value-type="currency" office:currency="ns" office:value="39.8347107438016" calcext:value-type="currency">
            <text:p>40ns</text:p>
          </table:table-cell>
          <table:table-cell table:style-name="ce15" table:formula="of:=MAX(MIN([.$D26]-MOD(1000*[$Times.M$3];[.$D26]);MOD(1000*[$Times.M$3];[.$D26]));MIN([.$D26]-MOD(1000*[$Times.M$4];[.$D26]);MOD(1000*[$Times.M$4];[.$D26]));MIN([.$D26]-MOD(1000*[$Times.M$5];[.$D26]);MOD(1000*[$Times.M$5];[.$D26]));MIN([.$D26]-MOD(1000*[$Times.M$6];[.$D26]);MOD(1000*[$Times.M$6];[.$D26]));)" office:value-type="currency" office:currency="ns" office:value="50.4132231404958" calcext:value-type="currency">
            <text:p>50ns</text:p>
          </table:table-cell>
          <table:table-cell table:style-name="ce15" table:formula="of:=MAX(MIN([.$D26]-MOD(1000*[$Times.N$3];[.$D26]);MOD(1000*[$Times.N$3];[.$D26]));MIN([.$D26]-MOD(1000*[$Times.N$4];[.$D26]);MOD(1000*[$Times.N$4];[.$D26]));MIN([.$D26]-MOD(1000*[$Times.N$5];[.$D26]);MOD(1000*[$Times.N$5];[.$D26]));MIN([.$D26]-MOD(1000*[$Times.N$6];[.$D26]);MOD(1000*[$Times.N$6];[.$D26]));)" office:value-type="currency" office:currency="ns" office:value="39.8347107438016" calcext:value-type="currency">
            <text:p>40ns</text:p>
          </table:table-cell>
          <table:table-cell table:style-name="ce15" table:formula="of:=MAX(MIN([.$D26]-MOD(1000*[$Times.O$3];[.$D26]);MOD(1000*[$Times.O$3];[.$D26]));MIN([.$D26]-MOD(1000*[$Times.O$4];[.$D26]);MOD(1000*[$Times.O$4];[.$D26]));MIN([.$D26]-MOD(1000*[$Times.O$5];[.$D26]);MOD(1000*[$Times.O$5];[.$D26]));MIN([.$D26]-MOD(1000*[$Times.O$6];[.$D26]);MOD(1000*[$Times.O$6];[.$D26]));)" office:value-type="currency" office:currency="ns" office:value="33.2231404958678" calcext:value-type="currency">
            <text:p>33ns</text:p>
          </table:table-cell>
          <table:table-cell table:style-name="ce15" table:formula="of:=MAX(MIN([.$D26]-MOD(1000*[$Times.P$3];[.$D26]);MOD(1000*[$Times.P$3];[.$D26]));MIN([.$D26]-MOD(1000*[$Times.P$4];[.$D26]);MOD(1000*[$Times.P$4];[.$D26]));MIN([.$D26]-MOD(1000*[$Times.P$5];[.$D26]);MOD(1000*[$Times.P$5];[.$D26]));MIN([.$D26]-MOD(1000*[$Times.P$6];[.$D26]);MOD(1000*[$Times.P$6];[.$D26]));)" office:value-type="currency" office:currency="ns" office:value="39.8347107438016" calcext:value-type="currency">
            <text:p>40ns</text:p>
          </table:table-cell>
          <table:table-cell table:style-name="ce15" table:formula="of:=MAX(MIN([.$D26]-MOD(1000*[$Times.Q$3];[.$D26]);MOD(1000*[$Times.Q$3];[.$D26]));MIN([.$D26]-MOD(1000*[$Times.Q$4];[.$D26]);MOD(1000*[$Times.Q$4];[.$D26]));MIN([.$D26]-MOD(1000*[$Times.Q$5];[.$D26]);MOD(1000*[$Times.Q$5];[.$D26]));MIN([.$D26]-MOD(1000*[$Times.Q$6];[.$D26]);MOD(1000*[$Times.Q$6];[.$D26]));)" office:value-type="currency" office:currency="ns" office:value="50.4132231404958" calcext:value-type="currency">
            <text:p>50ns</text:p>
          </table:table-cell>
          <table:table-cell table:style-name="ce15" table:formula="of:=MAX(MIN([.$D26]-MOD(1000*[$Times.R$3];[.$D26]);MOD(1000*[$Times.R$3];[.$D26]));MIN([.$D26]-MOD(1000*[$Times.R$4];[.$D26]);MOD(1000*[$Times.R$4];[.$D26]));MIN([.$D26]-MOD(1000*[$Times.R$5];[.$D26]);MOD(1000*[$Times.R$5];[.$D26]));MIN([.$D26]-MOD(1000*[$Times.R$6];[.$D26]);MOD(1000*[$Times.R$6];[.$D26]));)" office:value-type="currency" office:currency="ns" office:value="39.8347107438016" calcext:value-type="currency">
            <text:p>40ns</text:p>
          </table:table-cell>
          <table:table-cell table:style-name="ce15" table:formula="of:=MAX(MIN([.$D26]-MOD(1000*[$Times.S$3];[.$D26]);MOD(1000*[$Times.S$3];[.$D26]));MIN([.$D26]-MOD(1000*[$Times.S$4];[.$D26]);MOD(1000*[$Times.S$4];[.$D26]));MIN([.$D26]-MOD(1000*[$Times.S$5];[.$D26]);MOD(1000*[$Times.S$5];[.$D26]));MIN([.$D26]-MOD(1000*[$Times.S$6];[.$D26]);MOD(1000*[$Times.S$6];[.$D26]));)" office:value-type="currency" office:currency="ns" office:value="50.4132231404958" calcext:value-type="currency">
            <text:p>50ns</text:p>
          </table:table-cell>
          <table:table-cell table:style-name="ce15" table:formula="of:=MAX(MIN([.$D26]-MOD(1000*[$Times.T$3];[.$D26]);MOD(1000*[$Times.T$3];[.$D26]));MIN([.$D26]-MOD(1000*[$Times.T$4];[.$D26]);MOD(1000*[$Times.T$4];[.$D26]));MIN([.$D26]-MOD(1000*[$Times.T$5];[.$D26]);MOD(1000*[$Times.T$5];[.$D26]));MIN([.$D26]-MOD(1000*[$Times.T$6];[.$D26]);MOD(1000*[$Times.T$6];[.$D26]));)" office:value-type="currency" office:currency="ns" office:value="39.8347107438016" calcext:value-type="currency">
            <text:p>40ns</text:p>
          </table:table-cell>
          <table:table-cell table:style-name="ce15" table:formula="of:=MAX(MIN([.$D26]-MOD(1000*[$Times.U$3];[.$D26]);MOD(1000*[$Times.U$3];[.$D26]));MIN([.$D26]-MOD(1000*[$Times.U$4];[.$D26]);MOD(1000*[$Times.U$4];[.$D26]));MIN([.$D26]-MOD(1000*[$Times.U$5];[.$D26]);MOD(1000*[$Times.U$5];[.$D26]));MIN([.$D26]-MOD(1000*[$Times.U$6];[.$D26]);MOD(1000*[$Times.U$6];[.$D26]));)" office:value-type="currency" office:currency="ns" office:value="33.2231404958678" calcext:value-type="currency">
            <text:p>33ns</text:p>
          </table:table-cell>
          <table:table-cell table:style-name="ce15" table:formula="of:=MAX(MIN([.$D26]-MOD(1000*[$Times.V$3];[.$D26]);MOD(1000*[$Times.V$3];[.$D26]));MIN([.$D26]-MOD(1000*[$Times.V$4];[.$D26]);MOD(1000*[$Times.V$4];[.$D26]));MIN([.$D26]-MOD(1000*[$Times.V$5];[.$D26]);MOD(1000*[$Times.V$5];[.$D26]));MIN([.$D26]-MOD(1000*[$Times.V$6];[.$D26]);MOD(1000*[$Times.V$6];[.$D26]));)" office:value-type="currency" office:currency="ns" office:value="29.7520661157025" calcext:value-type="currency">
            <text:p>30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0" calcext:value-type="currency">
            <text:p>10,00 MHz</text:p>
          </table:table-cell>
          <table:table-cell table:style-name="ce10" table:formula="of:=160/[.A27]" office:value-type="float" office:value="16" calcext:value-type="float">
            <text:p>16,00</text:p>
          </table:table-cell>
          <table:table-cell table:style-name="ce7" table:formula="of:=ROUND(100*[.B27]) = 100*ROUND([.B27])" office:value-type="boolean" office:boolean-value="true" calcext:value-type="boolean">
            <text:p>PRAWDA</text:p>
          </table:table-cell>
          <table:table-cell table:style-name="ce13" table:formula="of:=1000/[.A27]" office:value-type="currency" office:currency="ns" office:value="100" calcext:value-type="currency">
            <text:p>100ns</text:p>
          </table:table-cell>
          <table:table-cell table:style-name="ce20" table:formula="of:=([.I27]-MIN([.I$1:.I26]))" office:value-type="float" office:value="7.0247933884297" calcext:value-type="float">
            <text:p>7,02</text:p>
          </table:table-cell>
          <table:table-cell table:style-name="ce20" table:formula="of:=IF([.C27]; ([.I27]-MIN([.I$1:.I26]));&quot;&quot;)" office:value-type="float" office:value="7.0247933884297" calcext:value-type="float">
            <text:p>7,02</text:p>
          </table:table-cell>
          <table:table-cell table:style-name="ce20" table:formula="of:=([.J27]-MIN([.J$1:.J26]))" office:value-type="float" office:value="0" calcext:value-type="float">
            <text:p>0,00</text:p>
          </table:table-cell>
          <table:table-cell table:style-name="ce20" table:formula="of:=([.J27]-MIN([.J$1:.J26]))*[.C27]" office:value-type="float" office:value="0" calcext:value-type="float">
            <text:p>0,00</text:p>
          </table:table-cell>
          <table:table-cell table:style-name="ce17" table:formula="of:=COM.MICROSOFT.MAXIFS([.K27:.XDF27];[.K$2:.XDF$2];&quot;&quot;)" office:value-type="currency" office:currency="ns" office:value="50" calcext:value-type="currency">
            <text:p>50ns</text:p>
          </table:table-cell>
          <table:table-cell table:style-name="ce17" table:formula="of:=MAX([.K27:.XFD27])" office:value-type="currency" office:currency="ns" office:value="50" calcext:value-type="currency">
            <text:p>50ns</text:p>
          </table:table-cell>
          <table:table-cell table:style-name="ce15" table:formula="of:=MAX(MIN([.$D27]-MOD(1000*[$Times.C$3];[.$D27]);MOD(1000*[$Times.C$3];[.$D27]));MIN([.$D27]-MOD(1000*[$Times.C$4];[.$D27]);MOD(1000*[$Times.C$4];[.$D27]));MIN([.$D27]-MOD(1000*[$Times.C$5];[.$D27]);MOD(1000*[$Times.C$5];[.$D27]));MIN([.$D27]-MOD(1000*[$Times.C$6];[.$D27]);MOD(1000*[$Times.C$6];[.$D27]));)" office:value-type="currency" office:currency="ns" office:value="0" calcext:value-type="currency">
            <text:p>0ns</text:p>
          </table:table-cell>
          <table:table-cell table:style-name="ce15" table:formula="of:=MAX(MIN([.$D27]-MOD(1000*[$Times.D$3];[.$D27]);MOD(1000*[$Times.D$3];[.$D27]));MIN([.$D27]-MOD(1000*[$Times.D$4];[.$D27]);MOD(1000*[$Times.D$4];[.$D27]));MIN([.$D27]-MOD(1000*[$Times.D$5];[.$D27]);MOD(1000*[$Times.D$5];[.$D27]));MIN([.$D27]-MOD(1000*[$Times.D$6];[.$D27]);MOD(1000*[$Times.D$6];[.$D27]));)" office:value-type="currency" office:currency="ns" office:value="50" calcext:value-type="currency">
            <text:p>50ns</text:p>
          </table:table-cell>
          <table:table-cell table:style-name="ce15" table:formula="of:=MAX(MIN([.$D27]-MOD(1000*[$Times.E$3];[.$D27]);MOD(1000*[$Times.E$3];[.$D27]));MIN([.$D27]-MOD(1000*[$Times.E$4];[.$D27]);MOD(1000*[$Times.E$4];[.$D27]));MIN([.$D27]-MOD(1000*[$Times.E$5];[.$D27]);MOD(1000*[$Times.E$5];[.$D27]));MIN([.$D27]-MOD(1000*[$Times.E$6];[.$D27]);MOD(1000*[$Times.E$6];[.$D27]));)" office:value-type="currency" office:currency="ns" office:value="50" calcext:value-type="currency">
            <text:p>50ns</text:p>
          </table:table-cell>
          <table:table-cell table:style-name="ce15" table:formula="of:=MAX(MIN([.$D27]-MOD(1000*[$Times.F$3];[.$D27]);MOD(1000*[$Times.F$3];[.$D27]));MIN([.$D27]-MOD(1000*[$Times.F$4];[.$D27]);MOD(1000*[$Times.F$4];[.$D27]));MIN([.$D27]-MOD(1000*[$Times.F$5];[.$D27]);MOD(1000*[$Times.F$5];[.$D27]));MIN([.$D27]-MOD(1000*[$Times.F$6];[.$D27]);MOD(1000*[$Times.F$6];[.$D27]));)" office:value-type="currency" office:currency="ns" office:value="20" calcext:value-type="currency">
            <text:p>20ns</text:p>
          </table:table-cell>
          <table:table-cell table:style-name="ce15" table:formula="of:=MAX(MIN([.$D27]-MOD(1000*[$Times.G$3];[.$D27]);MOD(1000*[$Times.G$3];[.$D27]));MIN([.$D27]-MOD(1000*[$Times.G$4];[.$D27]);MOD(1000*[$Times.G$4];[.$D27]));MIN([.$D27]-MOD(1000*[$Times.G$5];[.$D27]);MOD(1000*[$Times.G$5];[.$D27]));MIN([.$D27]-MOD(1000*[$Times.G$6];[.$D27]);MOD(1000*[$Times.G$6];[.$D27]));)" office:value-type="currency" office:currency="ns" office:value="20" calcext:value-type="currency">
            <text:p>20ns</text:p>
          </table:table-cell>
          <table:table-cell table:style-name="ce15" table:formula="of:=MAX(MIN([.$D27]-MOD(1000*[$Times.H$3];[.$D27]);MOD(1000*[$Times.H$3];[.$D27]));MIN([.$D27]-MOD(1000*[$Times.H$4];[.$D27]);MOD(1000*[$Times.H$4];[.$D27]));MIN([.$D27]-MOD(1000*[$Times.H$5];[.$D27]);MOD(1000*[$Times.H$5];[.$D27]));MIN([.$D27]-MOD(1000*[$Times.H$6];[.$D27]);MOD(1000*[$Times.H$6];[.$D27]));)" office:value-type="currency" office:currency="ns" office:value="50" calcext:value-type="currency">
            <text:p>50ns</text:p>
          </table:table-cell>
          <table:table-cell table:style-name="ce15" table:formula="of:=MAX(MIN([.$D27]-MOD(1000*[$Times.I$3];[.$D27]);MOD(1000*[$Times.I$3];[.$D27]));MIN([.$D27]-MOD(1000*[$Times.I$4];[.$D27]);MOD(1000*[$Times.I$4];[.$D27]));MIN([.$D27]-MOD(1000*[$Times.I$5];[.$D27]);MOD(1000*[$Times.I$5];[.$D27]));MIN([.$D27]-MOD(1000*[$Times.I$6];[.$D27]);MOD(1000*[$Times.I$6];[.$D27]));)" office:value-type="currency" office:currency="ns" office:value="20" calcext:value-type="currency">
            <text:p>20ns</text:p>
          </table:table-cell>
          <table:table-cell table:style-name="ce15" table:formula="of:=MAX(MIN([.$D27]-MOD(1000*[$Times.J$3];[.$D27]);MOD(1000*[$Times.J$3];[.$D27]));MIN([.$D27]-MOD(1000*[$Times.J$4];[.$D27]);MOD(1000*[$Times.J$4];[.$D27]));MIN([.$D27]-MOD(1000*[$Times.J$5];[.$D27]);MOD(1000*[$Times.J$5];[.$D27]));MIN([.$D27]-MOD(1000*[$Times.J$6];[.$D27]);MOD(1000*[$Times.J$6];[.$D27]));)" office:value-type="currency" office:currency="ns" office:value="50" calcext:value-type="currency">
            <text:p>50ns</text:p>
          </table:table-cell>
          <table:table-cell table:style-name="ce15" table:formula="of:=MAX(MIN([.$D27]-MOD(1000*[$Times.K$3];[.$D27]);MOD(1000*[$Times.K$3];[.$D27]));MIN([.$D27]-MOD(1000*[$Times.K$4];[.$D27]);MOD(1000*[$Times.K$4];[.$D27]));MIN([.$D27]-MOD(1000*[$Times.K$5];[.$D27]);MOD(1000*[$Times.K$5];[.$D27]));MIN([.$D27]-MOD(1000*[$Times.K$6];[.$D27]);MOD(1000*[$Times.K$6];[.$D27]));)" office:value-type="currency" office:currency="ns" office:value="20" calcext:value-type="currency">
            <text:p>20ns</text:p>
          </table:table-cell>
          <table:table-cell table:style-name="ce15" table:formula="of:=MAX(MIN([.$D27]-MOD(1000*[$Times.L$3];[.$D27]);MOD(1000*[$Times.L$3];[.$D27]));MIN([.$D27]-MOD(1000*[$Times.L$4];[.$D27]);MOD(1000*[$Times.L$4];[.$D27]));MIN([.$D27]-MOD(1000*[$Times.L$5];[.$D27]);MOD(1000*[$Times.L$5];[.$D27]));MIN([.$D27]-MOD(1000*[$Times.L$6];[.$D27]);MOD(1000*[$Times.L$6];[.$D27]));)" office:value-type="currency" office:currency="ns" office:value="20" calcext:value-type="currency">
            <text:p>20ns</text:p>
          </table:table-cell>
          <table:table-cell table:style-name="ce15" table:formula="of:=MAX(MIN([.$D27]-MOD(1000*[$Times.M$3];[.$D27]);MOD(1000*[$Times.M$3];[.$D27]));MIN([.$D27]-MOD(1000*[$Times.M$4];[.$D27]);MOD(1000*[$Times.M$4];[.$D27]));MIN([.$D27]-MOD(1000*[$Times.M$5];[.$D27]);MOD(1000*[$Times.M$5];[.$D27]));MIN([.$D27]-MOD(1000*[$Times.M$6];[.$D27]);MOD(1000*[$Times.M$6];[.$D27]));)" office:value-type="currency" office:currency="ns" office:value="20" calcext:value-type="currency">
            <text:p>20ns</text:p>
          </table:table-cell>
          <table:table-cell table:style-name="ce15" table:formula="of:=MAX(MIN([.$D27]-MOD(1000*[$Times.N$3];[.$D27]);MOD(1000*[$Times.N$3];[.$D27]));MIN([.$D27]-MOD(1000*[$Times.N$4];[.$D27]);MOD(1000*[$Times.N$4];[.$D27]));MIN([.$D27]-MOD(1000*[$Times.N$5];[.$D27]);MOD(1000*[$Times.N$5];[.$D27]));MIN([.$D27]-MOD(1000*[$Times.N$6];[.$D27]);MOD(1000*[$Times.N$6];[.$D27]));)" office:value-type="currency" office:currency="ns" office:value="20" calcext:value-type="currency">
            <text:p>20ns</text:p>
          </table:table-cell>
          <table:table-cell table:style-name="ce15" table:formula="of:=MAX(MIN([.$D27]-MOD(1000*[$Times.O$3];[.$D27]);MOD(1000*[$Times.O$3];[.$D27]));MIN([.$D27]-MOD(1000*[$Times.O$4];[.$D27]);MOD(1000*[$Times.O$4];[.$D27]));MIN([.$D27]-MOD(1000*[$Times.O$5];[.$D27]);MOD(1000*[$Times.O$5];[.$D27]));MIN([.$D27]-MOD(1000*[$Times.O$6];[.$D27]);MOD(1000*[$Times.O$6];[.$D27]));)" office:value-type="currency" office:currency="ns" office:value="20" calcext:value-type="currency">
            <text:p>20ns</text:p>
          </table:table-cell>
          <table:table-cell table:style-name="ce15" table:formula="of:=MAX(MIN([.$D27]-MOD(1000*[$Times.P$3];[.$D27]);MOD(1000*[$Times.P$3];[.$D27]));MIN([.$D27]-MOD(1000*[$Times.P$4];[.$D27]);MOD(1000*[$Times.P$4];[.$D27]));MIN([.$D27]-MOD(1000*[$Times.P$5];[.$D27]);MOD(1000*[$Times.P$5];[.$D27]));MIN([.$D27]-MOD(1000*[$Times.P$6];[.$D27]);MOD(1000*[$Times.P$6];[.$D27]));)" office:value-type="currency" office:currency="ns" office:value="20" calcext:value-type="currency">
            <text:p>20ns</text:p>
          </table:table-cell>
          <table:table-cell table:style-name="ce15" table:formula="of:=MAX(MIN([.$D27]-MOD(1000*[$Times.Q$3];[.$D27]);MOD(1000*[$Times.Q$3];[.$D27]));MIN([.$D27]-MOD(1000*[$Times.Q$4];[.$D27]);MOD(1000*[$Times.Q$4];[.$D27]));MIN([.$D27]-MOD(1000*[$Times.Q$5];[.$D27]);MOD(1000*[$Times.Q$5];[.$D27]));MIN([.$D27]-MOD(1000*[$Times.Q$6];[.$D27]);MOD(1000*[$Times.Q$6];[.$D27]));)" office:value-type="currency" office:currency="ns" office:value="20" calcext:value-type="currency">
            <text:p>20ns</text:p>
          </table:table-cell>
          <table:table-cell table:style-name="ce15" table:formula="of:=MAX(MIN([.$D27]-MOD(1000*[$Times.R$3];[.$D27]);MOD(1000*[$Times.R$3];[.$D27]));MIN([.$D27]-MOD(1000*[$Times.R$4];[.$D27]);MOD(1000*[$Times.R$4];[.$D27]));MIN([.$D27]-MOD(1000*[$Times.R$5];[.$D27]);MOD(1000*[$Times.R$5];[.$D27]));MIN([.$D27]-MOD(1000*[$Times.R$6];[.$D27]);MOD(1000*[$Times.R$6];[.$D27]));)" office:value-type="currency" office:currency="ns" office:value="20" calcext:value-type="currency">
            <text:p>20ns</text:p>
          </table:table-cell>
          <table:table-cell table:style-name="ce15" table:formula="of:=MAX(MIN([.$D27]-MOD(1000*[$Times.S$3];[.$D27]);MOD(1000*[$Times.S$3];[.$D27]));MIN([.$D27]-MOD(1000*[$Times.S$4];[.$D27]);MOD(1000*[$Times.S$4];[.$D27]));MIN([.$D27]-MOD(1000*[$Times.S$5];[.$D27]);MOD(1000*[$Times.S$5];[.$D27]));MIN([.$D27]-MOD(1000*[$Times.S$6];[.$D27]);MOD(1000*[$Times.S$6];[.$D27]));)" office:value-type="currency" office:currency="ns" office:value="20" calcext:value-type="currency">
            <text:p>20ns</text:p>
          </table:table-cell>
          <table:table-cell table:style-name="ce15" table:formula="of:=MAX(MIN([.$D27]-MOD(1000*[$Times.T$3];[.$D27]);MOD(1000*[$Times.T$3];[.$D27]));MIN([.$D27]-MOD(1000*[$Times.T$4];[.$D27]);MOD(1000*[$Times.T$4];[.$D27]));MIN([.$D27]-MOD(1000*[$Times.T$5];[.$D27]);MOD(1000*[$Times.T$5];[.$D27]));MIN([.$D27]-MOD(1000*[$Times.T$6];[.$D27]);MOD(1000*[$Times.T$6];[.$D27]));)" office:value-type="currency" office:currency="ns" office:value="20" calcext:value-type="currency">
            <text:p>20ns</text:p>
          </table:table-cell>
          <table:table-cell table:style-name="ce15" table:formula="of:=MAX(MIN([.$D27]-MOD(1000*[$Times.U$3];[.$D27]);MOD(1000*[$Times.U$3];[.$D27]));MIN([.$D27]-MOD(1000*[$Times.U$4];[.$D27]);MOD(1000*[$Times.U$4];[.$D27]));MIN([.$D27]-MOD(1000*[$Times.U$5];[.$D27]);MOD(1000*[$Times.U$5];[.$D27]));MIN([.$D27]-MOD(1000*[$Times.U$6];[.$D27]);MOD(1000*[$Times.U$6];[.$D27]));)" office:value-type="currency" office:currency="ns" office:value="20" calcext:value-type="currency">
            <text:p>20ns</text:p>
          </table:table-cell>
          <table:table-cell table:style-name="ce15" table:formula="of:=MAX(MIN([.$D27]-MOD(1000*[$Times.V$3];[.$D27]);MOD(1000*[$Times.V$3];[.$D27]));MIN([.$D27]-MOD(1000*[$Times.V$4];[.$D27]);MOD(1000*[$Times.V$4];[.$D27]));MIN([.$D27]-MOD(1000*[$Times.V$5];[.$D27]);MOD(1000*[$Times.V$5];[.$D27]));MIN([.$D27]-MOD(1000*[$Times.V$6];[.$D27]);MOD(1000*[$Times.V$6];[.$D27]));)" office:value-type="currency" office:currency="ns" office:value="0" calcext:value-type="currency">
            <text:p>0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0.06" calcext:value-type="currency">
            <text:p>10,06 MHz</text:p>
          </table:table-cell>
          <table:table-cell table:style-name="ce10" table:formula="of:=160/[.A28]" office:value-type="float" office:value="15.9045725646123" calcext:value-type="float">
            <text:p>15,90</text:p>
          </table:table-cell>
          <table:table-cell table:style-name="ce7" table:formula="of:=ROUND(100*[.B28]) = 100*ROUND([.B28])" office:value-type="boolean" office:boolean-value="false" calcext:value-type="boolean">
            <text:p>FAŁSZ</text:p>
          </table:table-cell>
          <table:table-cell table:style-name="ce13" table:formula="of:=1000/[.A28]" office:value-type="currency" office:currency="ns" office:value="99.403578528827" calcext:value-type="currency">
            <text:p>99ns</text:p>
          </table:table-cell>
          <table:table-cell table:style-name="ce20" table:formula="of:=([.I28]-MIN([.I$1:.I27]))" office:value-type="float" office:value="4.63910750373779" calcext:value-type="float">
            <text:p>4,64</text:p>
          </table:table-cell>
          <table:table-cell table:style-name="ce20" table:formula="of:=IF([.C28]; ([.I28]-MIN([.I$1:.I27]));&quot;&quot;)">
            <text:p/>
          </table:table-cell>
          <table:table-cell table:style-name="ce20" table:formula="of:=([.J28]-MIN([.J$1:.J27]))" office:value-type="float" office:value="-2.38568588469191" calcext:value-type="float">
            <text:p>-2,39</text:p>
          </table:table-cell>
          <table:table-cell table:style-name="ce20" table:formula="of:=([.J28]-MIN([.J$1:.J27]))*[.C28]" office:value-type="float" office:value="-0" calcext:value-type="float">
            <text:p>0,00</text:p>
          </table:table-cell>
          <table:table-cell table:style-name="ce17" table:formula="of:=COM.MICROSOFT.MAXIFS([.K28:.XDF28];[.K$2:.XDF$2];&quot;&quot;)" office:value-type="currency" office:currency="ns" office:value="47.6143141153081" calcext:value-type="currency">
            <text:p>48ns</text:p>
          </table:table-cell>
          <table:table-cell table:style-name="ce17" table:formula="of:=MAX([.K28:.XFD28])" office:value-type="currency" office:currency="ns" office:value="47.6143141153081" calcext:value-type="currency">
            <text:p>48ns</text:p>
          </table:table-cell>
          <table:table-cell table:style-name="ce15" table:formula="of:=MAX(MIN([.$D28]-MOD(1000*[$Times.C$3];[.$D28]);MOD(1000*[$Times.C$3];[.$D28]));MIN([.$D28]-MOD(1000*[$Times.C$4];[.$D28]);MOD(1000*[$Times.C$4];[.$D28]));MIN([.$D28]-MOD(1000*[$Times.C$5];[.$D28]);MOD(1000*[$Times.C$5];[.$D28]));MIN([.$D28]-MOD(1000*[$Times.C$6];[.$D28]);MOD(1000*[$Times.C$6];[.$D28]));)" office:value-type="currency" office:currency="ns" office:value="11.9284294234594" calcext:value-type="currency">
            <text:p>12ns</text:p>
          </table:table-cell>
          <table:table-cell table:style-name="ce15" table:formula="of:=MAX(MIN([.$D28]-MOD(1000*[$Times.D$3];[.$D28]);MOD(1000*[$Times.D$3];[.$D28]));MIN([.$D28]-MOD(1000*[$Times.D$4];[.$D28]);MOD(1000*[$Times.D$4];[.$D28]));MIN([.$D28]-MOD(1000*[$Times.D$5];[.$D28]);MOD(1000*[$Times.D$5];[.$D28]));MIN([.$D28]-MOD(1000*[$Times.D$6];[.$D28]);MOD(1000*[$Times.D$6];[.$D28]));)" office:value-type="currency" office:currency="ns" office:value="47.6143141153081" calcext:value-type="currency">
            <text:p>48ns</text:p>
          </table:table-cell>
          <table:table-cell table:style-name="ce15" table:formula="of:=MAX(MIN([.$D28]-MOD(1000*[$Times.E$3];[.$D28]);MOD(1000*[$Times.E$3];[.$D28]));MIN([.$D28]-MOD(1000*[$Times.E$4];[.$D28]);MOD(1000*[$Times.E$4];[.$D28]));MIN([.$D28]-MOD(1000*[$Times.E$5];[.$D28]);MOD(1000*[$Times.E$5];[.$D28]));MIN([.$D28]-MOD(1000*[$Times.E$6];[.$D28]);MOD(1000*[$Times.E$6];[.$D28]));)" office:value-type="currency" office:currency="ns" office:value="47.0178926441351" calcext:value-type="currency">
            <text:p>47ns</text:p>
          </table:table-cell>
          <table:table-cell table:style-name="ce15" table:formula="of:=MAX(MIN([.$D28]-MOD(1000*[$Times.F$3];[.$D28]);MOD(1000*[$Times.F$3];[.$D28]));MIN([.$D28]-MOD(1000*[$Times.F$4];[.$D28]);MOD(1000*[$Times.F$4];[.$D28]));MIN([.$D28]-MOD(1000*[$Times.F$5];[.$D28]);MOD(1000*[$Times.F$5];[.$D28]));MIN([.$D28]-MOD(1000*[$Times.F$6];[.$D28]);MOD(1000*[$Times.F$6];[.$D28]));)" office:value-type="currency" office:currency="ns" office:value="21.1928429423459" calcext:value-type="currency">
            <text:p>21ns</text:p>
          </table:table-cell>
          <table:table-cell table:style-name="ce15" table:formula="of:=MAX(MIN([.$D28]-MOD(1000*[$Times.G$3];[.$D28]);MOD(1000*[$Times.G$3];[.$D28]));MIN([.$D28]-MOD(1000*[$Times.G$4];[.$D28]);MOD(1000*[$Times.G$4];[.$D28]));MIN([.$D28]-MOD(1000*[$Times.G$5];[.$D28]);MOD(1000*[$Times.G$5];[.$D28]));MIN([.$D28]-MOD(1000*[$Times.G$6];[.$D28]);MOD(1000*[$Times.G$6];[.$D28]));)" office:value-type="currency" office:currency="ns" office:value="22.3856858846919" calcext:value-type="currency">
            <text:p>22ns</text:p>
          </table:table-cell>
          <table:table-cell table:style-name="ce15" table:formula="of:=MAX(MIN([.$D28]-MOD(1000*[$Times.H$3];[.$D28]);MOD(1000*[$Times.H$3];[.$D28]));MIN([.$D28]-MOD(1000*[$Times.H$4];[.$D28]);MOD(1000*[$Times.H$4];[.$D28]));MIN([.$D28]-MOD(1000*[$Times.H$5];[.$D28]);MOD(1000*[$Times.H$5];[.$D28]));MIN([.$D28]-MOD(1000*[$Times.H$6];[.$D28]);MOD(1000*[$Times.H$6];[.$D28]));)" office:value-type="currency" office:currency="ns" office:value="45.2286282306163" calcext:value-type="currency">
            <text:p>45ns</text:p>
          </table:table-cell>
          <table:table-cell table:style-name="ce15" table:formula="of:=MAX(MIN([.$D28]-MOD(1000*[$Times.I$3];[.$D28]);MOD(1000*[$Times.I$3];[.$D28]));MIN([.$D28]-MOD(1000*[$Times.I$4];[.$D28]);MOD(1000*[$Times.I$4];[.$D28]));MIN([.$D28]-MOD(1000*[$Times.I$5];[.$D28]);MOD(1000*[$Times.I$5];[.$D28]));MIN([.$D28]-MOD(1000*[$Times.I$6];[.$D28]);MOD(1000*[$Times.I$6];[.$D28]));)" office:value-type="currency" office:currency="ns" office:value="22.3856858846919" calcext:value-type="currency">
            <text:p>22ns</text:p>
          </table:table-cell>
          <table:table-cell table:style-name="ce15" table:formula="of:=MAX(MIN([.$D28]-MOD(1000*[$Times.J$3];[.$D28]);MOD(1000*[$Times.J$3];[.$D28]));MIN([.$D28]-MOD(1000*[$Times.J$4];[.$D28]);MOD(1000*[$Times.J$4];[.$D28]));MIN([.$D28]-MOD(1000*[$Times.J$5];[.$D28]);MOD(1000*[$Times.J$5];[.$D28]));MIN([.$D28]-MOD(1000*[$Times.J$6];[.$D28]);MOD(1000*[$Times.J$6];[.$D28]));)" office:value-type="currency" office:currency="ns" office:value="45.2286282306163" calcext:value-type="currency">
            <text:p>45ns</text:p>
          </table:table-cell>
          <table:table-cell table:style-name="ce15" table:formula="of:=MAX(MIN([.$D28]-MOD(1000*[$Times.K$3];[.$D28]);MOD(1000*[$Times.K$3];[.$D28]));MIN([.$D28]-MOD(1000*[$Times.K$4];[.$D28]);MOD(1000*[$Times.K$4];[.$D28]));MIN([.$D28]-MOD(1000*[$Times.K$5];[.$D28]);MOD(1000*[$Times.K$5];[.$D28]));MIN([.$D28]-MOD(1000*[$Times.K$6];[.$D28]);MOD(1000*[$Times.K$6];[.$D28]));)" office:value-type="currency" office:currency="ns" office:value="22.3856858846919" calcext:value-type="currency">
            <text:p>22ns</text:p>
          </table:table-cell>
          <table:table-cell table:style-name="ce15" table:formula="of:=MAX(MIN([.$D28]-MOD(1000*[$Times.L$3];[.$D28]);MOD(1000*[$Times.L$3];[.$D28]));MIN([.$D28]-MOD(1000*[$Times.L$4];[.$D28]);MOD(1000*[$Times.L$4];[.$D28]));MIN([.$D28]-MOD(1000*[$Times.L$5];[.$D28]);MOD(1000*[$Times.L$5];[.$D28]));MIN([.$D28]-MOD(1000*[$Times.L$6];[.$D28]);MOD(1000*[$Times.L$6];[.$D28]));)" office:value-type="currency" office:currency="ns" office:value="21.1928429423459" calcext:value-type="currency">
            <text:p>21ns</text:p>
          </table:table-cell>
          <table:table-cell table:style-name="ce15" table:formula="of:=MAX(MIN([.$D28]-MOD(1000*[$Times.M$3];[.$D28]);MOD(1000*[$Times.M$3];[.$D28]));MIN([.$D28]-MOD(1000*[$Times.M$4];[.$D28]);MOD(1000*[$Times.M$4];[.$D28]));MIN([.$D28]-MOD(1000*[$Times.M$5];[.$D28]);MOD(1000*[$Times.M$5];[.$D28]));MIN([.$D28]-MOD(1000*[$Times.M$6];[.$D28]);MOD(1000*[$Times.M$6];[.$D28]));)" office:value-type="currency" office:currency="ns" office:value="22.3856858846919" calcext:value-type="currency">
            <text:p>22ns</text:p>
          </table:table-cell>
          <table:table-cell table:style-name="ce15" table:formula="of:=MAX(MIN([.$D28]-MOD(1000*[$Times.N$3];[.$D28]);MOD(1000*[$Times.N$3];[.$D28]));MIN([.$D28]-MOD(1000*[$Times.N$4];[.$D28]);MOD(1000*[$Times.N$4];[.$D28]));MIN([.$D28]-MOD(1000*[$Times.N$5];[.$D28]);MOD(1000*[$Times.N$5];[.$D28]));MIN([.$D28]-MOD(1000*[$Times.N$6];[.$D28]);MOD(1000*[$Times.N$6];[.$D28]));)" office:value-type="currency" office:currency="ns" office:value="21.1928429423459" calcext:value-type="currency">
            <text:p>21ns</text:p>
          </table:table-cell>
          <table:table-cell table:style-name="ce15" table:formula="of:=MAX(MIN([.$D28]-MOD(1000*[$Times.O$3];[.$D28]);MOD(1000*[$Times.O$3];[.$D28]));MIN([.$D28]-MOD(1000*[$Times.O$4];[.$D28]);MOD(1000*[$Times.O$4];[.$D28]));MIN([.$D28]-MOD(1000*[$Times.O$5];[.$D28]);MOD(1000*[$Times.O$5];[.$D28]));MIN([.$D28]-MOD(1000*[$Times.O$6];[.$D28]);MOD(1000*[$Times.O$6];[.$D28]));)" office:value-type="currency" office:currency="ns" office:value="17.6143141153081" calcext:value-type="currency">
            <text:p>18ns</text:p>
          </table:table-cell>
          <table:table-cell table:style-name="ce15" table:formula="of:=MAX(MIN([.$D28]-MOD(1000*[$Times.P$3];[.$D28]);MOD(1000*[$Times.P$3];[.$D28]));MIN([.$D28]-MOD(1000*[$Times.P$4];[.$D28]);MOD(1000*[$Times.P$4];[.$D28]));MIN([.$D28]-MOD(1000*[$Times.P$5];[.$D28]);MOD(1000*[$Times.P$5];[.$D28]));MIN([.$D28]-MOD(1000*[$Times.P$6];[.$D28]);MOD(1000*[$Times.P$6];[.$D28]));)" office:value-type="currency" office:currency="ns" office:value="21.1928429423459" calcext:value-type="currency">
            <text:p>21ns</text:p>
          </table:table-cell>
          <table:table-cell table:style-name="ce15" table:formula="of:=MAX(MIN([.$D28]-MOD(1000*[$Times.Q$3];[.$D28]);MOD(1000*[$Times.Q$3];[.$D28]));MIN([.$D28]-MOD(1000*[$Times.Q$4];[.$D28]);MOD(1000*[$Times.Q$4];[.$D28]));MIN([.$D28]-MOD(1000*[$Times.Q$5];[.$D28]);MOD(1000*[$Times.Q$5];[.$D28]));MIN([.$D28]-MOD(1000*[$Times.Q$6];[.$D28]);MOD(1000*[$Times.Q$6];[.$D28]));)" office:value-type="currency" office:currency="ns" office:value="22.3856858846919" calcext:value-type="currency">
            <text:p>22ns</text:p>
          </table:table-cell>
          <table:table-cell table:style-name="ce15" table:formula="of:=MAX(MIN([.$D28]-MOD(1000*[$Times.R$3];[.$D28]);MOD(1000*[$Times.R$3];[.$D28]));MIN([.$D28]-MOD(1000*[$Times.R$4];[.$D28]);MOD(1000*[$Times.R$4];[.$D28]));MIN([.$D28]-MOD(1000*[$Times.R$5];[.$D28]);MOD(1000*[$Times.R$5];[.$D28]));MIN([.$D28]-MOD(1000*[$Times.R$6];[.$D28]);MOD(1000*[$Times.R$6];[.$D28]));)" office:value-type="currency" office:currency="ns" office:value="21.1928429423459" calcext:value-type="currency">
            <text:p>21ns</text:p>
          </table:table-cell>
          <table:table-cell table:style-name="ce15" table:formula="of:=MAX(MIN([.$D28]-MOD(1000*[$Times.S$3];[.$D28]);MOD(1000*[$Times.S$3];[.$D28]));MIN([.$D28]-MOD(1000*[$Times.S$4];[.$D28]);MOD(1000*[$Times.S$4];[.$D28]));MIN([.$D28]-MOD(1000*[$Times.S$5];[.$D28]);MOD(1000*[$Times.S$5];[.$D28]));MIN([.$D28]-MOD(1000*[$Times.S$6];[.$D28]);MOD(1000*[$Times.S$6];[.$D28]));)" office:value-type="currency" office:currency="ns" office:value="22.3856858846919" calcext:value-type="currency">
            <text:p>22ns</text:p>
          </table:table-cell>
          <table:table-cell table:style-name="ce15" table:formula="of:=MAX(MIN([.$D28]-MOD(1000*[$Times.T$3];[.$D28]);MOD(1000*[$Times.T$3];[.$D28]));MIN([.$D28]-MOD(1000*[$Times.T$4];[.$D28]);MOD(1000*[$Times.T$4];[.$D28]));MIN([.$D28]-MOD(1000*[$Times.T$5];[.$D28]);MOD(1000*[$Times.T$5];[.$D28]));MIN([.$D28]-MOD(1000*[$Times.T$6];[.$D28]);MOD(1000*[$Times.T$6];[.$D28]));)" office:value-type="currency" office:currency="ns" office:value="21.1928429423459" calcext:value-type="currency">
            <text:p>21ns</text:p>
          </table:table-cell>
          <table:table-cell table:style-name="ce15" table:formula="of:=MAX(MIN([.$D28]-MOD(1000*[$Times.U$3];[.$D28]);MOD(1000*[$Times.U$3];[.$D28]));MIN([.$D28]-MOD(1000*[$Times.U$4];[.$D28]);MOD(1000*[$Times.U$4];[.$D28]));MIN([.$D28]-MOD(1000*[$Times.U$5];[.$D28]);MOD(1000*[$Times.U$5];[.$D28]));MIN([.$D28]-MOD(1000*[$Times.U$6];[.$D28]);MOD(1000*[$Times.U$6];[.$D28]));)" office:value-type="currency" office:currency="ns" office:value="17.6143141153081" calcext:value-type="currency">
            <text:p>18ns</text:p>
          </table:table-cell>
          <table:table-cell table:style-name="ce15" table:formula="of:=MAX(MIN([.$D28]-MOD(1000*[$Times.V$3];[.$D28]);MOD(1000*[$Times.V$3];[.$D28]));MIN([.$D28]-MOD(1000*[$Times.V$4];[.$D28]);MOD(1000*[$Times.V$4];[.$D28]));MIN([.$D28]-MOD(1000*[$Times.V$5];[.$D28]);MOD(1000*[$Times.V$5];[.$D28]));MIN([.$D28]-MOD(1000*[$Times.V$6];[.$D28]);MOD(1000*[$Times.V$6];[.$D28]));)" office:value-type="currency" office:currency="ns" office:value="5.36779324055681" calcext:value-type="currency">
            <text:p>5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0.44" calcext:value-type="currency">
            <text:p>10,44 MHz</text:p>
          </table:table-cell>
          <table:table-cell table:style-name="ce10" table:formula="of:=160/[.A29]" office:value-type="float" office:value="15.3256704980843" calcext:value-type="float">
            <text:p>15,33</text:p>
          </table:table-cell>
          <table:table-cell table:style-name="ce7" table:formula="of:=ROUND(100*[.B29]) = 100*ROUND([.B29])" office:value-type="boolean" office:boolean-value="false" calcext:value-type="boolean">
            <text:p>FAŁSZ</text:p>
          </table:table-cell>
          <table:table-cell table:style-name="ce13" table:formula="of:=1000/[.A29]" office:value-type="currency" office:currency="ns" office:value="95.7854406130268" calcext:value-type="currency">
            <text:p>96ns</text:p>
          </table:table-cell>
          <table:table-cell table:style-name="ce20" table:formula="of:=([.I29]-MIN([.I$1:.I28]))" office:value-type="float" office:value="2.23552135777838" calcext:value-type="float">
            <text:p>2,24</text:p>
          </table:table-cell>
          <table:table-cell table:style-name="ce20" table:formula="of:=IF([.C29]; ([.I29]-MIN([.I$1:.I28]));&quot;&quot;)">
            <text:p/>
          </table:table-cell>
          <table:table-cell table:style-name="ce20" table:formula="of:=([.J29]-MIN([.J$1:.J28]))" office:value-type="float" office:value="-2.40358614595941" calcext:value-type="float">
            <text:p>-2,40</text:p>
          </table:table-cell>
          <table:table-cell table:style-name="ce20" table:formula="of:=([.J29]-MIN([.J$1:.J28]))*[.C29]" office:value-type="float" office:value="-0" calcext:value-type="float">
            <text:p>0,00</text:p>
          </table:table-cell>
          <table:table-cell table:style-name="ce17" table:formula="of:=COM.MICROSOFT.MAXIFS([.K29:.XDF29];[.K$2:.XDF$2];&quot;&quot;)" office:value-type="currency" office:currency="ns" office:value="45.2107279693487" calcext:value-type="currency">
            <text:p>45ns</text:p>
          </table:table-cell>
          <table:table-cell table:style-name="ce17" table:formula="of:=MAX([.K29:.XFD29])" office:value-type="currency" office:currency="ns" office:value="45.2107279693487" calcext:value-type="currency">
            <text:p>45ns</text:p>
          </table:table-cell>
          <table:table-cell table:style-name="ce15" table:formula="of:=MAX(MIN([.$D29]-MOD(1000*[$Times.C$3];[.$D29]);MOD(1000*[$Times.C$3];[.$D29]));MIN([.$D29]-MOD(1000*[$Times.C$4];[.$D29]);MOD(1000*[$Times.C$4];[.$D29]));MIN([.$D29]-MOD(1000*[$Times.C$5];[.$D29]);MOD(1000*[$Times.C$5];[.$D29]));MIN([.$D29]-MOD(1000*[$Times.C$6];[.$D29]);MOD(1000*[$Times.C$6];[.$D29]));)" office:value-type="currency" office:currency="ns" office:value="45.2107279693487" calcext:value-type="currency">
            <text:p>45ns</text:p>
          </table:table-cell>
          <table:table-cell table:style-name="ce15" table:formula="of:=MAX(MIN([.$D29]-MOD(1000*[$Times.D$3];[.$D29]);MOD(1000*[$Times.D$3];[.$D29]));MIN([.$D29]-MOD(1000*[$Times.D$4];[.$D29]);MOD(1000*[$Times.D$4];[.$D29]));MIN([.$D29]-MOD(1000*[$Times.D$5];[.$D29]);MOD(1000*[$Times.D$5];[.$D29]));MIN([.$D29]-MOD(1000*[$Times.D$6];[.$D29]);MOD(1000*[$Times.D$6];[.$D29]));)" office:value-type="currency" office:currency="ns" office:value="33.7164750957854" calcext:value-type="currency">
            <text:p>34ns</text:p>
          </table:table-cell>
          <table:table-cell table:style-name="ce15" table:formula="of:=MAX(MIN([.$D29]-MOD(1000*[$Times.E$3];[.$D29]);MOD(1000*[$Times.E$3];[.$D29]));MIN([.$D29]-MOD(1000*[$Times.E$4];[.$D29]);MOD(1000*[$Times.E$4];[.$D29]));MIN([.$D29]-MOD(1000*[$Times.E$5];[.$D29]);MOD(1000*[$Times.E$5];[.$D29]));MIN([.$D29]-MOD(1000*[$Times.E$6];[.$D29]);MOD(1000*[$Times.E$6];[.$D29]));)" office:value-type="currency" office:currency="ns" office:value="33.7164750957854" calcext:value-type="currency">
            <text:p>34ns</text:p>
          </table:table-cell>
          <table:table-cell table:style-name="ce15" table:formula="of:=MAX(MIN([.$D29]-MOD(1000*[$Times.F$3];[.$D29]);MOD(1000*[$Times.F$3];[.$D29]));MIN([.$D29]-MOD(1000*[$Times.F$4];[.$D29]);MOD(1000*[$Times.F$4];[.$D29]));MIN([.$D29]-MOD(1000*[$Times.F$5];[.$D29]);MOD(1000*[$Times.F$5];[.$D29]));MIN([.$D29]-MOD(1000*[$Times.F$6];[.$D29]);MOD(1000*[$Times.F$6];[.$D29]));)" office:value-type="currency" office:currency="ns" office:value="28.4291187739464" calcext:value-type="currency">
            <text:p>28ns</text:p>
          </table:table-cell>
          <table:table-cell table:style-name="ce15" table:formula="of:=MAX(MIN([.$D29]-MOD(1000*[$Times.G$3];[.$D29]);MOD(1000*[$Times.G$3];[.$D29]));MIN([.$D29]-MOD(1000*[$Times.G$4];[.$D29]);MOD(1000*[$Times.G$4];[.$D29]));MIN([.$D29]-MOD(1000*[$Times.G$5];[.$D29]);MOD(1000*[$Times.G$5];[.$D29]));MIN([.$D29]-MOD(1000*[$Times.G$6];[.$D29]);MOD(1000*[$Times.G$6];[.$D29]));)" office:value-type="currency" office:currency="ns" office:value="42.1455938697318" calcext:value-type="currency">
            <text:p>42ns</text:p>
          </table:table-cell>
          <table:table-cell table:style-name="ce15" table:formula="of:=MAX(MIN([.$D29]-MOD(1000*[$Times.H$3];[.$D29]);MOD(1000*[$Times.H$3];[.$D29]));MIN([.$D29]-MOD(1000*[$Times.H$4];[.$D29]);MOD(1000*[$Times.H$4];[.$D29]));MIN([.$D29]-MOD(1000*[$Times.H$5];[.$D29]);MOD(1000*[$Times.H$5];[.$D29]));MIN([.$D29]-MOD(1000*[$Times.H$6];[.$D29]);MOD(1000*[$Times.H$6];[.$D29]));)" office:value-type="currency" office:currency="ns" office:value="28.4291187739464" calcext:value-type="currency">
            <text:p>28ns</text:p>
          </table:table-cell>
          <table:table-cell table:style-name="ce15" table:formula="of:=MAX(MIN([.$D29]-MOD(1000*[$Times.I$3];[.$D29]);MOD(1000*[$Times.I$3];[.$D29]));MIN([.$D29]-MOD(1000*[$Times.I$4];[.$D29]);MOD(1000*[$Times.I$4];[.$D29]));MIN([.$D29]-MOD(1000*[$Times.I$5];[.$D29]);MOD(1000*[$Times.I$5];[.$D29]));MIN([.$D29]-MOD(1000*[$Times.I$6];[.$D29]);MOD(1000*[$Times.I$6];[.$D29]));)" office:value-type="currency" office:currency="ns" office:value="36.8582375478927" calcext:value-type="currency">
            <text:p>37ns</text:p>
          </table:table-cell>
          <table:table-cell table:style-name="ce15" table:formula="of:=MAX(MIN([.$D29]-MOD(1000*[$Times.J$3];[.$D29]);MOD(1000*[$Times.J$3];[.$D29]));MIN([.$D29]-MOD(1000*[$Times.J$4];[.$D29]);MOD(1000*[$Times.J$4];[.$D29]));MIN([.$D29]-MOD(1000*[$Times.J$5];[.$D29]);MOD(1000*[$Times.J$5];[.$D29]));MIN([.$D29]-MOD(1000*[$Times.J$6];[.$D29]);MOD(1000*[$Times.J$6];[.$D29]));)" office:value-type="currency" office:currency="ns" office:value="28.4291187739464" calcext:value-type="currency">
            <text:p>28ns</text:p>
          </table:table-cell>
          <table:table-cell table:style-name="ce15" table:formula="of:=MAX(MIN([.$D29]-MOD(1000*[$Times.K$3];[.$D29]);MOD(1000*[$Times.K$3];[.$D29]));MIN([.$D29]-MOD(1000*[$Times.K$4];[.$D29]);MOD(1000*[$Times.K$4];[.$D29]));MIN([.$D29]-MOD(1000*[$Times.K$5];[.$D29]);MOD(1000*[$Times.K$5];[.$D29]));MIN([.$D29]-MOD(1000*[$Times.K$6];[.$D29]);MOD(1000*[$Times.K$6];[.$D29]));)" office:value-type="currency" office:currency="ns" office:value="36.8582375478927" calcext:value-type="currency">
            <text:p>37ns</text:p>
          </table:table-cell>
          <table:table-cell table:style-name="ce15" table:formula="of:=MAX(MIN([.$D29]-MOD(1000*[$Times.L$3];[.$D29]);MOD(1000*[$Times.L$3];[.$D29]));MIN([.$D29]-MOD(1000*[$Times.L$4];[.$D29]);MOD(1000*[$Times.L$4];[.$D29]));MIN([.$D29]-MOD(1000*[$Times.L$5];[.$D29]);MOD(1000*[$Times.L$5];[.$D29]));MIN([.$D29]-MOD(1000*[$Times.L$6];[.$D29]);MOD(1000*[$Times.L$6];[.$D29]));)" office:value-type="currency" office:currency="ns" office:value="28.4291187739464" calcext:value-type="currency">
            <text:p>28ns</text:p>
          </table:table-cell>
          <table:table-cell table:style-name="ce15" table:formula="of:=MAX(MIN([.$D29]-MOD(1000*[$Times.M$3];[.$D29]);MOD(1000*[$Times.M$3];[.$D29]));MIN([.$D29]-MOD(1000*[$Times.M$4];[.$D29]);MOD(1000*[$Times.M$4];[.$D29]));MIN([.$D29]-MOD(1000*[$Times.M$5];[.$D29]);MOD(1000*[$Times.M$5];[.$D29]));MIN([.$D29]-MOD(1000*[$Times.M$6];[.$D29]);MOD(1000*[$Times.M$6];[.$D29]));)" office:value-type="currency" office:currency="ns" office:value="36.8582375478927" calcext:value-type="currency">
            <text:p>37ns</text:p>
          </table:table-cell>
          <table:table-cell table:style-name="ce15" table:formula="of:=MAX(MIN([.$D29]-MOD(1000*[$Times.N$3];[.$D29]);MOD(1000*[$Times.N$3];[.$D29]));MIN([.$D29]-MOD(1000*[$Times.N$4];[.$D29]);MOD(1000*[$Times.N$4];[.$D29]));MIN([.$D29]-MOD(1000*[$Times.N$5];[.$D29]);MOD(1000*[$Times.N$5];[.$D29]));MIN([.$D29]-MOD(1000*[$Times.N$6];[.$D29]);MOD(1000*[$Times.N$6];[.$D29]));)" office:value-type="currency" office:currency="ns" office:value="28.4291187739464" calcext:value-type="currency">
            <text:p>28ns</text:p>
          </table:table-cell>
          <table:table-cell table:style-name="ce15" table:formula="of:=MAX(MIN([.$D29]-MOD(1000*[$Times.O$3];[.$D29]);MOD(1000*[$Times.O$3];[.$D29]));MIN([.$D29]-MOD(1000*[$Times.O$4];[.$D29]);MOD(1000*[$Times.O$4];[.$D29]));MIN([.$D29]-MOD(1000*[$Times.O$5];[.$D29]);MOD(1000*[$Times.O$5];[.$D29]));MIN([.$D29]-MOD(1000*[$Times.O$6];[.$D29]);MOD(1000*[$Times.O$6];[.$D29]));)" office:value-type="currency" office:currency="ns" office:value="42.1455938697318" calcext:value-type="currency">
            <text:p>42ns</text:p>
          </table:table-cell>
          <table:table-cell table:style-name="ce15" table:formula="of:=MAX(MIN([.$D29]-MOD(1000*[$Times.P$3];[.$D29]);MOD(1000*[$Times.P$3];[.$D29]));MIN([.$D29]-MOD(1000*[$Times.P$4];[.$D29]);MOD(1000*[$Times.P$4];[.$D29]));MIN([.$D29]-MOD(1000*[$Times.P$5];[.$D29]);MOD(1000*[$Times.P$5];[.$D29]));MIN([.$D29]-MOD(1000*[$Times.P$6];[.$D29]);MOD(1000*[$Times.P$6];[.$D29]));)" office:value-type="currency" office:currency="ns" office:value="28.4291187739464" calcext:value-type="currency">
            <text:p>28ns</text:p>
          </table:table-cell>
          <table:table-cell table:style-name="ce15" table:formula="of:=MAX(MIN([.$D29]-MOD(1000*[$Times.Q$3];[.$D29]);MOD(1000*[$Times.Q$3];[.$D29]));MIN([.$D29]-MOD(1000*[$Times.Q$4];[.$D29]);MOD(1000*[$Times.Q$4];[.$D29]));MIN([.$D29]-MOD(1000*[$Times.Q$5];[.$D29]);MOD(1000*[$Times.Q$5];[.$D29]));MIN([.$D29]-MOD(1000*[$Times.Q$6];[.$D29]);MOD(1000*[$Times.Q$6];[.$D29]));)" office:value-type="currency" office:currency="ns" office:value="36.8582375478927" calcext:value-type="currency">
            <text:p>37ns</text:p>
          </table:table-cell>
          <table:table-cell table:style-name="ce15" table:formula="of:=MAX(MIN([.$D29]-MOD(1000*[$Times.R$3];[.$D29]);MOD(1000*[$Times.R$3];[.$D29]));MIN([.$D29]-MOD(1000*[$Times.R$4];[.$D29]);MOD(1000*[$Times.R$4];[.$D29]));MIN([.$D29]-MOD(1000*[$Times.R$5];[.$D29]);MOD(1000*[$Times.R$5];[.$D29]));MIN([.$D29]-MOD(1000*[$Times.R$6];[.$D29]);MOD(1000*[$Times.R$6];[.$D29]));)" office:value-type="currency" office:currency="ns" office:value="28.4291187739464" calcext:value-type="currency">
            <text:p>28ns</text:p>
          </table:table-cell>
          <table:table-cell table:style-name="ce15" table:formula="of:=MAX(MIN([.$D29]-MOD(1000*[$Times.S$3];[.$D29]);MOD(1000*[$Times.S$3];[.$D29]));MIN([.$D29]-MOD(1000*[$Times.S$4];[.$D29]);MOD(1000*[$Times.S$4];[.$D29]));MIN([.$D29]-MOD(1000*[$Times.S$5];[.$D29]);MOD(1000*[$Times.S$5];[.$D29]));MIN([.$D29]-MOD(1000*[$Times.S$6];[.$D29]);MOD(1000*[$Times.S$6];[.$D29]));)" office:value-type="currency" office:currency="ns" office:value="36.8582375478927" calcext:value-type="currency">
            <text:p>37ns</text:p>
          </table:table-cell>
          <table:table-cell table:style-name="ce15" table:formula="of:=MAX(MIN([.$D29]-MOD(1000*[$Times.T$3];[.$D29]);MOD(1000*[$Times.T$3];[.$D29]));MIN([.$D29]-MOD(1000*[$Times.T$4];[.$D29]);MOD(1000*[$Times.T$4];[.$D29]));MIN([.$D29]-MOD(1000*[$Times.T$5];[.$D29]);MOD(1000*[$Times.T$5];[.$D29]));MIN([.$D29]-MOD(1000*[$Times.T$6];[.$D29]);MOD(1000*[$Times.T$6];[.$D29]));)" office:value-type="currency" office:currency="ns" office:value="28.4291187739464" calcext:value-type="currency">
            <text:p>28ns</text:p>
          </table:table-cell>
          <table:table-cell table:style-name="ce15" table:formula="of:=MAX(MIN([.$D29]-MOD(1000*[$Times.U$3];[.$D29]);MOD(1000*[$Times.U$3];[.$D29]));MIN([.$D29]-MOD(1000*[$Times.U$4];[.$D29]);MOD(1000*[$Times.U$4];[.$D29]));MIN([.$D29]-MOD(1000*[$Times.U$5];[.$D29]);MOD(1000*[$Times.U$5];[.$D29]));MIN([.$D29]-MOD(1000*[$Times.U$6];[.$D29]);MOD(1000*[$Times.U$6];[.$D29]));)" office:value-type="currency" office:currency="ns" office:value="42.1455938697318" calcext:value-type="currency">
            <text:p>42ns</text:p>
          </table:table-cell>
          <table:table-cell table:style-name="ce15" table:formula="of:=MAX(MIN([.$D29]-MOD(1000*[$Times.V$3];[.$D29]);MOD(1000*[$Times.V$3];[.$D29]));MIN([.$D29]-MOD(1000*[$Times.V$4];[.$D29]);MOD(1000*[$Times.V$4];[.$D29]));MIN([.$D29]-MOD(1000*[$Times.V$5];[.$D29]);MOD(1000*[$Times.V$5];[.$D29]));MIN([.$D29]-MOD(1000*[$Times.V$6];[.$D29]);MOD(1000*[$Times.V$6];[.$D29]));)" office:value-type="currency" office:currency="ns" office:value="37.9310344827586" calcext:value-type="currency">
            <text:p>38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0.67" calcext:value-type="currency">
            <text:p>10,67 MHz</text:p>
          </table:table-cell>
          <table:table-cell table:style-name="ce10" table:formula="of:=160/[.A30]" office:value-type="float" office:value="14.9953139643861" calcext:value-type="float">
            <text:p>15,00</text:p>
          </table:table-cell>
          <table:table-cell table:style-name="ce7" table:formula="of:=ROUND(100*[.B30]) = 100*ROUND([.B30])" office:value-type="boolean" office:boolean-value="true" calcext:value-type="boolean">
            <text:p>PRAWDA</text:p>
          </table:table-cell>
          <table:table-cell table:style-name="ce13" table:formula="of:=1000/[.A30]" office:value-type="currency" office:currency="ns" office:value="93.7207122774133" calcext:value-type="currency">
            <text:p>94ns</text:p>
          </table:table-cell>
          <table:table-cell table:style-name="ce20" table:formula="of:=([.I30]-MIN([.I$1:.I29]))" office:value-type="float" office:value="0.979807446536526" calcext:value-type="float">
            <text:p>0,98</text:p>
          </table:table-cell>
          <table:table-cell table:style-name="ce20" table:formula="of:=IF([.C30]; ([.I30]-MIN([.I$1:.I29]));&quot;&quot;)" office:value-type="float" office:value="0.979807446536526" calcext:value-type="float">
            <text:p>0,98</text:p>
          </table:table-cell>
          <table:table-cell table:style-name="ce20" table:formula="of:=([.J30]-MIN([.J$1:.J29]))" office:value-type="float" office:value="-0.0935770790019319" calcext:value-type="float">
            <text:p>-0,09</text:p>
          </table:table-cell>
          <table:table-cell table:style-name="ce20" table:formula="of:=([.J30]-MIN([.J$1:.J29]))*[.C30]" office:value-type="float" office:value="-0.0935770790019319" calcext:value-type="float">
            <text:p>-0,09</text:p>
          </table:table-cell>
          <table:table-cell table:style-name="ce17" table:formula="of:=COM.MICROSOFT.MAXIFS([.K30:.XDF30];[.K$2:.XDF$2];&quot;&quot;)" office:value-type="currency" office:currency="ns" office:value="43.9550140581068" calcext:value-type="currency">
            <text:p>44ns</text:p>
          </table:table-cell>
          <table:table-cell table:style-name="ce17" table:formula="of:=MAX([.K30:.XFD30])" office:value-type="currency" office:currency="ns" office:value="45.1171508903468" calcext:value-type="currency">
            <text:p>45ns</text:p>
          </table:table-cell>
          <table:table-cell table:style-name="ce15" table:formula="of:=MAX(MIN([.$D30]-MOD(1000*[$Times.C$3];[.$D30]);MOD(1000*[$Times.C$3];[.$D30]));MIN([.$D30]-MOD(1000*[$Times.C$4];[.$D30]);MOD(1000*[$Times.C$4];[.$D30]));MIN([.$D30]-MOD(1000*[$Times.C$5];[.$D30]);MOD(1000*[$Times.C$5];[.$D30]));MIN([.$D30]-MOD(1000*[$Times.C$6];[.$D30]);MOD(1000*[$Times.C$6];[.$D30]));)" office:value-type="currency" office:currency="ns" office:value="31.8650421743205" calcext:value-type="currency">
            <text:p>32ns</text:p>
          </table:table-cell>
          <table:table-cell table:style-name="ce15" table:formula="of:=MAX(MIN([.$D30]-MOD(1000*[$Times.D$3];[.$D30]);MOD(1000*[$Times.D$3];[.$D30]));MIN([.$D30]-MOD(1000*[$Times.D$4];[.$D30]);MOD(1000*[$Times.D$4];[.$D30]));MIN([.$D30]-MOD(1000*[$Times.D$5];[.$D30]);MOD(1000*[$Times.D$5];[.$D30]));MIN([.$D30]-MOD(1000*[$Times.D$6];[.$D30]);MOD(1000*[$Times.D$6];[.$D30]));)" office:value-type="currency" office:currency="ns" office:value="43.9550140581068" calcext:value-type="currency">
            <text:p>44ns</text:p>
          </table:table-cell>
          <table:table-cell table:style-name="ce15" table:formula="of:=MAX(MIN([.$D30]-MOD(1000*[$Times.E$3];[.$D30]);MOD(1000*[$Times.E$3];[.$D30]));MIN([.$D30]-MOD(1000*[$Times.E$4];[.$D30]);MOD(1000*[$Times.E$4];[.$D30]));MIN([.$D30]-MOD(1000*[$Times.E$5];[.$D30]);MOD(1000*[$Times.E$5];[.$D30]));MIN([.$D30]-MOD(1000*[$Times.E$6];[.$D30]);MOD(1000*[$Times.E$6];[.$D30]));)" office:value-type="currency" office:currency="ns" office:value="43.4864104967198" calcext:value-type="currency">
            <text:p>43ns</text:p>
          </table:table-cell>
          <table:table-cell table:style-name="ce15" table:formula="of:=MAX(MIN([.$D30]-MOD(1000*[$Times.F$3];[.$D30]);MOD(1000*[$Times.F$3];[.$D30]));MIN([.$D30]-MOD(1000*[$Times.F$4];[.$D30]);MOD(1000*[$Times.F$4];[.$D30]));MIN([.$D30]-MOD(1000*[$Times.F$5];[.$D30]);MOD(1000*[$Times.F$5];[.$D30]));MIN([.$D30]-MOD(1000*[$Times.F$6];[.$D30]);MOD(1000*[$Times.F$6];[.$D30]));)" office:value-type="currency" office:currency="ns" office:value="32.5585754451734" calcext:value-type="currency">
            <text:p>33ns</text:p>
          </table:table-cell>
          <table:table-cell table:style-name="ce15" table:formula="of:=MAX(MIN([.$D30]-MOD(1000*[$Times.G$3];[.$D30]);MOD(1000*[$Times.G$3];[.$D30]));MIN([.$D30]-MOD(1000*[$Times.G$4];[.$D30]);MOD(1000*[$Times.G$4];[.$D30]));MIN([.$D30]-MOD(1000*[$Times.G$5];[.$D30]);MOD(1000*[$Times.G$5];[.$D30]));MIN([.$D30]-MOD(1000*[$Times.G$6];[.$D30]);MOD(1000*[$Times.G$6];[.$D30]));)" office:value-type="currency" office:currency="ns" office:value="45.1171508903468" calcext:value-type="currency">
            <text:p>45ns</text:p>
          </table:table-cell>
          <table:table-cell table:style-name="ce15" table:formula="of:=MAX(MIN([.$D30]-MOD(1000*[$Times.H$3];[.$D30]);MOD(1000*[$Times.H$3];[.$D30]));MIN([.$D30]-MOD(1000*[$Times.H$4];[.$D30]);MOD(1000*[$Times.H$4];[.$D30]));MIN([.$D30]-MOD(1000*[$Times.H$5];[.$D30]);MOD(1000*[$Times.H$5];[.$D30]));MIN([.$D30]-MOD(1000*[$Times.H$6];[.$D30]);MOD(1000*[$Times.H$6];[.$D30]));)" office:value-type="currency" office:currency="ns" office:value="32.5585754451734" calcext:value-type="currency">
            <text:p>33ns</text:p>
          </table:table-cell>
          <table:table-cell table:style-name="ce15" table:formula="of:=MAX(MIN([.$D30]-MOD(1000*[$Times.I$3];[.$D30]);MOD(1000*[$Times.I$3];[.$D30]));MIN([.$D30]-MOD(1000*[$Times.I$4];[.$D30]);MOD(1000*[$Times.I$4];[.$D30]));MIN([.$D30]-MOD(1000*[$Times.I$5];[.$D30]);MOD(1000*[$Times.I$5];[.$D30]));MIN([.$D30]-MOD(1000*[$Times.I$6];[.$D30]);MOD(1000*[$Times.I$6];[.$D30]));)" office:value-type="currency" office:currency="ns" office:value="45.1171508903468" calcext:value-type="currency">
            <text:p>45ns</text:p>
          </table:table-cell>
          <table:table-cell table:style-name="ce15" table:formula="of:=MAX(MIN([.$D30]-MOD(1000*[$Times.J$3];[.$D30]);MOD(1000*[$Times.J$3];[.$D30]));MIN([.$D30]-MOD(1000*[$Times.J$4];[.$D30]);MOD(1000*[$Times.J$4];[.$D30]));MIN([.$D30]-MOD(1000*[$Times.J$5];[.$D30]);MOD(1000*[$Times.J$5];[.$D30]));MIN([.$D30]-MOD(1000*[$Times.J$6];[.$D30]);MOD(1000*[$Times.J$6];[.$D30]));)" office:value-type="currency" office:currency="ns" office:value="32.5585754451734" calcext:value-type="currency">
            <text:p>33ns</text:p>
          </table:table-cell>
          <table:table-cell table:style-name="ce15" table:formula="of:=MAX(MIN([.$D30]-MOD(1000*[$Times.K$3];[.$D30]);MOD(1000*[$Times.K$3];[.$D30]));MIN([.$D30]-MOD(1000*[$Times.K$4];[.$D30]);MOD(1000*[$Times.K$4];[.$D30]));MIN([.$D30]-MOD(1000*[$Times.K$5];[.$D30]);MOD(1000*[$Times.K$5];[.$D30]));MIN([.$D30]-MOD(1000*[$Times.K$6];[.$D30]);MOD(1000*[$Times.K$6];[.$D30]));)" office:value-type="currency" office:currency="ns" office:value="45.1171508903468" calcext:value-type="currency">
            <text:p>45ns</text:p>
          </table:table-cell>
          <table:table-cell table:style-name="ce15" table:formula="of:=MAX(MIN([.$D30]-MOD(1000*[$Times.L$3];[.$D30]);MOD(1000*[$Times.L$3];[.$D30]));MIN([.$D30]-MOD(1000*[$Times.L$4];[.$D30]);MOD(1000*[$Times.L$4];[.$D30]));MIN([.$D30]-MOD(1000*[$Times.L$5];[.$D30]);MOD(1000*[$Times.L$5];[.$D30]));MIN([.$D30]-MOD(1000*[$Times.L$6];[.$D30]);MOD(1000*[$Times.L$6];[.$D30]));)" office:value-type="currency" office:currency="ns" office:value="32.5585754451734" calcext:value-type="currency">
            <text:p>33ns</text:p>
          </table:table-cell>
          <table:table-cell table:style-name="ce15" table:formula="of:=MAX(MIN([.$D30]-MOD(1000*[$Times.M$3];[.$D30]);MOD(1000*[$Times.M$3];[.$D30]));MIN([.$D30]-MOD(1000*[$Times.M$4];[.$D30]);MOD(1000*[$Times.M$4];[.$D30]));MIN([.$D30]-MOD(1000*[$Times.M$5];[.$D30]);MOD(1000*[$Times.M$5];[.$D30]));MIN([.$D30]-MOD(1000*[$Times.M$6];[.$D30]);MOD(1000*[$Times.M$6];[.$D30]));)" office:value-type="currency" office:currency="ns" office:value="45.1171508903468" calcext:value-type="currency">
            <text:p>45ns</text:p>
          </table:table-cell>
          <table:table-cell table:style-name="ce15" table:formula="of:=MAX(MIN([.$D30]-MOD(1000*[$Times.N$3];[.$D30]);MOD(1000*[$Times.N$3];[.$D30]));MIN([.$D30]-MOD(1000*[$Times.N$4];[.$D30]);MOD(1000*[$Times.N$4];[.$D30]));MIN([.$D30]-MOD(1000*[$Times.N$5];[.$D30]);MOD(1000*[$Times.N$5];[.$D30]));MIN([.$D30]-MOD(1000*[$Times.N$6];[.$D30]);MOD(1000*[$Times.N$6];[.$D30]));)" office:value-type="currency" office:currency="ns" office:value="32.5585754451734" calcext:value-type="currency">
            <text:p>33ns</text:p>
          </table:table-cell>
          <table:table-cell table:style-name="ce15" table:formula="of:=MAX(MIN([.$D30]-MOD(1000*[$Times.O$3];[.$D30]);MOD(1000*[$Times.O$3];[.$D30]));MIN([.$D30]-MOD(1000*[$Times.O$4];[.$D30]);MOD(1000*[$Times.O$4];[.$D30]));MIN([.$D30]-MOD(1000*[$Times.O$5];[.$D30]);MOD(1000*[$Times.O$5];[.$D30]));MIN([.$D30]-MOD(1000*[$Times.O$6];[.$D30]);MOD(1000*[$Times.O$6];[.$D30]));)" office:value-type="currency" office:currency="ns" office:value="30.9278350515465" calcext:value-type="currency">
            <text:p>31ns</text:p>
          </table:table-cell>
          <table:table-cell table:style-name="ce15" table:formula="of:=MAX(MIN([.$D30]-MOD(1000*[$Times.P$3];[.$D30]);MOD(1000*[$Times.P$3];[.$D30]));MIN([.$D30]-MOD(1000*[$Times.P$4];[.$D30]);MOD(1000*[$Times.P$4];[.$D30]));MIN([.$D30]-MOD(1000*[$Times.P$5];[.$D30]);MOD(1000*[$Times.P$5];[.$D30]));MIN([.$D30]-MOD(1000*[$Times.P$6];[.$D30]);MOD(1000*[$Times.P$6];[.$D30]));)" office:value-type="currency" office:currency="ns" office:value="32.5585754451734" calcext:value-type="currency">
            <text:p>33ns</text:p>
          </table:table-cell>
          <table:table-cell table:style-name="ce15" table:formula="of:=MAX(MIN([.$D30]-MOD(1000*[$Times.Q$3];[.$D30]);MOD(1000*[$Times.Q$3];[.$D30]));MIN([.$D30]-MOD(1000*[$Times.Q$4];[.$D30]);MOD(1000*[$Times.Q$4];[.$D30]));MIN([.$D30]-MOD(1000*[$Times.Q$5];[.$D30]);MOD(1000*[$Times.Q$5];[.$D30]));MIN([.$D30]-MOD(1000*[$Times.Q$6];[.$D30]);MOD(1000*[$Times.Q$6];[.$D30]));)" office:value-type="currency" office:currency="ns" office:value="45.1171508903468" calcext:value-type="currency">
            <text:p>45ns</text:p>
          </table:table-cell>
          <table:table-cell table:style-name="ce15" table:formula="of:=MAX(MIN([.$D30]-MOD(1000*[$Times.R$3];[.$D30]);MOD(1000*[$Times.R$3];[.$D30]));MIN([.$D30]-MOD(1000*[$Times.R$4];[.$D30]);MOD(1000*[$Times.R$4];[.$D30]));MIN([.$D30]-MOD(1000*[$Times.R$5];[.$D30]);MOD(1000*[$Times.R$5];[.$D30]));MIN([.$D30]-MOD(1000*[$Times.R$6];[.$D30]);MOD(1000*[$Times.R$6];[.$D30]));)" office:value-type="currency" office:currency="ns" office:value="32.5585754451734" calcext:value-type="currency">
            <text:p>33ns</text:p>
          </table:table-cell>
          <table:table-cell table:style-name="ce15" table:formula="of:=MAX(MIN([.$D30]-MOD(1000*[$Times.S$3];[.$D30]);MOD(1000*[$Times.S$3];[.$D30]));MIN([.$D30]-MOD(1000*[$Times.S$4];[.$D30]);MOD(1000*[$Times.S$4];[.$D30]));MIN([.$D30]-MOD(1000*[$Times.S$5];[.$D30]);MOD(1000*[$Times.S$5];[.$D30]));MIN([.$D30]-MOD(1000*[$Times.S$6];[.$D30]);MOD(1000*[$Times.S$6];[.$D30]));)" office:value-type="currency" office:currency="ns" office:value="45.1171508903468" calcext:value-type="currency">
            <text:p>45ns</text:p>
          </table:table-cell>
          <table:table-cell table:style-name="ce15" table:formula="of:=MAX(MIN([.$D30]-MOD(1000*[$Times.T$3];[.$D30]);MOD(1000*[$Times.T$3];[.$D30]));MIN([.$D30]-MOD(1000*[$Times.T$4];[.$D30]);MOD(1000*[$Times.T$4];[.$D30]));MIN([.$D30]-MOD(1000*[$Times.T$5];[.$D30]);MOD(1000*[$Times.T$5];[.$D30]));MIN([.$D30]-MOD(1000*[$Times.T$6];[.$D30]);MOD(1000*[$Times.T$6];[.$D30]));)" office:value-type="currency" office:currency="ns" office:value="32.5585754451734" calcext:value-type="currency">
            <text:p>33ns</text:p>
          </table:table-cell>
          <table:table-cell table:style-name="ce15" table:formula="of:=MAX(MIN([.$D30]-MOD(1000*[$Times.U$3];[.$D30]);MOD(1000*[$Times.U$3];[.$D30]));MIN([.$D30]-MOD(1000*[$Times.U$4];[.$D30]);MOD(1000*[$Times.U$4];[.$D30]));MIN([.$D30]-MOD(1000*[$Times.U$5];[.$D30]);MOD(1000*[$Times.U$5];[.$D30]));MIN([.$D30]-MOD(1000*[$Times.U$6];[.$D30]);MOD(1000*[$Times.U$6];[.$D30]));)" office:value-type="currency" office:currency="ns" office:value="30.9278350515465" calcext:value-type="currency">
            <text:p>31ns</text:p>
          </table:table-cell>
          <table:table-cell table:style-name="ce15" table:formula="of:=MAX(MIN([.$D30]-MOD(1000*[$Times.V$3];[.$D30]);MOD(1000*[$Times.V$3];[.$D30]));MIN([.$D30]-MOD(1000*[$Times.V$4];[.$D30]);MOD(1000*[$Times.V$4];[.$D30]));MIN([.$D30]-MOD(1000*[$Times.V$5];[.$D30]);MOD(1000*[$Times.V$5];[.$D30]));MIN([.$D30]-MOD(1000*[$Times.V$6];[.$D30]);MOD(1000*[$Times.V$6];[.$D30]));)" office:value-type="currency" office:currency="ns" office:value="37.6757263355202" calcext:value-type="currency">
            <text:p>38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0.83" calcext:value-type="currency">
            <text:p>10,83 MHz</text:p>
          </table:table-cell>
          <table:table-cell table:style-name="ce10" table:formula="of:=160/[.A31]" office:value-type="float" office:value="14.7737765466297" calcext:value-type="float">
            <text:p>14,77</text:p>
          </table:table-cell>
          <table:table-cell table:style-name="ce7" table:formula="of:=ROUND(100*[.B31]) = 100*ROUND([.B31])" office:value-type="boolean" office:boolean-value="false" calcext:value-type="boolean">
            <text:p>FAŁSZ</text:p>
          </table:table-cell>
          <table:table-cell table:style-name="ce13" table:formula="of:=1000/[.A31]" office:value-type="currency" office:currency="ns" office:value="92.3361034164358" calcext:value-type="currency">
            <text:p>92ns</text:p>
          </table:table-cell>
          <table:table-cell table:style-name="ce20" table:formula="of:=([.I31]-MIN([.I$1:.I30]))" office:value-type="float" office:value="3.00817288981482" calcext:value-type="float">
            <text:p>3,01</text:p>
          </table:table-cell>
          <table:table-cell table:style-name="ce20" table:formula="of:=IF([.C31]; ([.I31]-MIN([.I$1:.I30]));&quot;&quot;)">
            <text:p/>
          </table:table-cell>
          <table:table-cell table:style-name="ce20" table:formula="of:=([.J31]-MIN([.J$1:.J30]))" office:value-type="float" office:value="0.866228611038366" calcext:value-type="float">
            <text:p>0,87</text:p>
          </table:table-cell>
          <table:table-cell table:style-name="ce20" table:formula="of:=([.J31]-MIN([.J$1:.J30]))*[.C31]" office:value-type="float" office:value="0" calcext:value-type="float">
            <text:p>0,00</text:p>
          </table:table-cell>
          <table:table-cell table:style-name="ce17" table:formula="of:=COM.MICROSOFT.MAXIFS([.K31:.XDF31];[.K$2:.XDF$2];&quot;&quot;)" office:value-type="currency" office:currency="ns" office:value="45.9833795013851" calcext:value-type="currency">
            <text:p>46ns</text:p>
          </table:table-cell>
          <table:table-cell table:style-name="ce17" table:formula="of:=MAX([.K31:.XFD31])" office:value-type="currency" office:currency="ns" office:value="45.9833795013851" calcext:value-type="currency">
            <text:p>46ns</text:p>
          </table:table-cell>
          <table:table-cell table:style-name="ce15" table:formula="of:=MAX(MIN([.$D31]-MOD(1000*[$Times.C$3];[.$D31]);MOD(1000*[$Times.C$3];[.$D31]));MIN([.$D31]-MOD(1000*[$Times.C$4];[.$D31]);MOD(1000*[$Times.C$4];[.$D31]));MIN([.$D31]-MOD(1000*[$Times.C$5];[.$D31]);MOD(1000*[$Times.C$5];[.$D31]));MIN([.$D31]-MOD(1000*[$Times.C$6];[.$D31]);MOD(1000*[$Times.C$6];[.$D31]));)" office:value-type="currency" office:currency="ns" office:value="38.3194829178209" calcext:value-type="currency">
            <text:p>38ns</text:p>
          </table:table-cell>
          <table:table-cell table:style-name="ce15" table:formula="of:=MAX(MIN([.$D31]-MOD(1000*[$Times.D$3];[.$D31]);MOD(1000*[$Times.D$3];[.$D31]));MIN([.$D31]-MOD(1000*[$Times.D$4];[.$D31]);MOD(1000*[$Times.D$4];[.$D31]));MIN([.$D31]-MOD(1000*[$Times.D$5];[.$D31]);MOD(1000*[$Times.D$5];[.$D31]));MIN([.$D31]-MOD(1000*[$Times.D$6];[.$D31]);MOD(1000*[$Times.D$6];[.$D31]));)" office:value-type="currency" office:currency="ns" office:value="45.9833795013851" calcext:value-type="currency">
            <text:p>46ns</text:p>
          </table:table-cell>
          <table:table-cell table:style-name="ce15" table:formula="of:=MAX(MIN([.$D31]-MOD(1000*[$Times.E$3];[.$D31]);MOD(1000*[$Times.E$3];[.$D31]));MIN([.$D31]-MOD(1000*[$Times.E$4];[.$D31]);MOD(1000*[$Times.E$4];[.$D31]));MIN([.$D31]-MOD(1000*[$Times.E$5];[.$D31]);MOD(1000*[$Times.E$5];[.$D31]));MIN([.$D31]-MOD(1000*[$Times.E$6];[.$D31]);MOD(1000*[$Times.E$6];[.$D31]));)" office:value-type="currency" office:currency="ns" office:value="31.0249307479224" calcext:value-type="currency">
            <text:p>31ns</text:p>
          </table:table-cell>
          <table:table-cell table:style-name="ce15" table:formula="of:=MAX(MIN([.$D31]-MOD(1000*[$Times.F$3];[.$D31]);MOD(1000*[$Times.F$3];[.$D31]));MIN([.$D31]-MOD(1000*[$Times.F$4];[.$D31]);MOD(1000*[$Times.F$4];[.$D31]));MIN([.$D31]-MOD(1000*[$Times.F$5];[.$D31]);MOD(1000*[$Times.F$5];[.$D31]));MIN([.$D31]-MOD(1000*[$Times.F$6];[.$D31]);MOD(1000*[$Times.F$6];[.$D31]));)" office:value-type="currency" office:currency="ns" office:value="35.3277931671284" calcext:value-type="currency">
            <text:p>35ns</text:p>
          </table:table-cell>
          <table:table-cell table:style-name="ce15" table:formula="of:=MAX(MIN([.$D31]-MOD(1000*[$Times.G$3];[.$D31]);MOD(1000*[$Times.G$3];[.$D31]));MIN([.$D31]-MOD(1000*[$Times.G$4];[.$D31]);MOD(1000*[$Times.G$4];[.$D31]));MIN([.$D31]-MOD(1000*[$Times.G$5];[.$D31]);MOD(1000*[$Times.G$5];[.$D31]));MIN([.$D31]-MOD(1000*[$Times.G$6];[.$D31]);MOD(1000*[$Times.G$6];[.$D31]));)" office:value-type="currency" office:currency="ns" office:value="41.6805170821791" calcext:value-type="currency">
            <text:p>42ns</text:p>
          </table:table-cell>
          <table:table-cell table:style-name="ce15" table:formula="of:=MAX(MIN([.$D31]-MOD(1000*[$Times.H$3];[.$D31]);MOD(1000*[$Times.H$3];[.$D31]));MIN([.$D31]-MOD(1000*[$Times.H$4];[.$D31]);MOD(1000*[$Times.H$4];[.$D31]));MIN([.$D31]-MOD(1000*[$Times.H$5];[.$D31]);MOD(1000*[$Times.H$5];[.$D31]));MIN([.$D31]-MOD(1000*[$Times.H$6];[.$D31]);MOD(1000*[$Times.H$6];[.$D31]));)" office:value-type="currency" office:currency="ns" office:value="35.3277931671284" calcext:value-type="currency">
            <text:p>35ns</text:p>
          </table:table-cell>
          <table:table-cell table:style-name="ce15" table:formula="of:=MAX(MIN([.$D31]-MOD(1000*[$Times.I$3];[.$D31]);MOD(1000*[$Times.I$3];[.$D31]));MIN([.$D31]-MOD(1000*[$Times.I$4];[.$D31]);MOD(1000*[$Times.I$4];[.$D31]));MIN([.$D31]-MOD(1000*[$Times.I$5];[.$D31]);MOD(1000*[$Times.I$5];[.$D31]));MIN([.$D31]-MOD(1000*[$Times.I$6];[.$D31]);MOD(1000*[$Times.I$6];[.$D31]));)" office:value-type="currency" office:currency="ns" office:value="41.6805170821791" calcext:value-type="currency">
            <text:p>42ns</text:p>
          </table:table-cell>
          <table:table-cell table:style-name="ce15" table:formula="of:=MAX(MIN([.$D31]-MOD(1000*[$Times.J$3];[.$D31]);MOD(1000*[$Times.J$3];[.$D31]));MIN([.$D31]-MOD(1000*[$Times.J$4];[.$D31]);MOD(1000*[$Times.J$4];[.$D31]));MIN([.$D31]-MOD(1000*[$Times.J$5];[.$D31]);MOD(1000*[$Times.J$5];[.$D31]));MIN([.$D31]-MOD(1000*[$Times.J$6];[.$D31]);MOD(1000*[$Times.J$6];[.$D31]));)" office:value-type="currency" office:currency="ns" office:value="35.3277931671284" calcext:value-type="currency">
            <text:p>35ns</text:p>
          </table:table-cell>
          <table:table-cell table:style-name="ce15" table:formula="of:=MAX(MIN([.$D31]-MOD(1000*[$Times.K$3];[.$D31]);MOD(1000*[$Times.K$3];[.$D31]));MIN([.$D31]-MOD(1000*[$Times.K$4];[.$D31]);MOD(1000*[$Times.K$4];[.$D31]));MIN([.$D31]-MOD(1000*[$Times.K$5];[.$D31]);MOD(1000*[$Times.K$5];[.$D31]));MIN([.$D31]-MOD(1000*[$Times.K$6];[.$D31]);MOD(1000*[$Times.K$6];[.$D31]));)" office:value-type="currency" office:currency="ns" office:value="41.6805170821791" calcext:value-type="currency">
            <text:p>42ns</text:p>
          </table:table-cell>
          <table:table-cell table:style-name="ce15" table:formula="of:=MAX(MIN([.$D31]-MOD(1000*[$Times.L$3];[.$D31]);MOD(1000*[$Times.L$3];[.$D31]));MIN([.$D31]-MOD(1000*[$Times.L$4];[.$D31]);MOD(1000*[$Times.L$4];[.$D31]));MIN([.$D31]-MOD(1000*[$Times.L$5];[.$D31]);MOD(1000*[$Times.L$5];[.$D31]));MIN([.$D31]-MOD(1000*[$Times.L$6];[.$D31]);MOD(1000*[$Times.L$6];[.$D31]));)" office:value-type="currency" office:currency="ns" office:value="35.3277931671284" calcext:value-type="currency">
            <text:p>35ns</text:p>
          </table:table-cell>
          <table:table-cell table:style-name="ce15" table:formula="of:=MAX(MIN([.$D31]-MOD(1000*[$Times.M$3];[.$D31]);MOD(1000*[$Times.M$3];[.$D31]));MIN([.$D31]-MOD(1000*[$Times.M$4];[.$D31]);MOD(1000*[$Times.M$4];[.$D31]));MIN([.$D31]-MOD(1000*[$Times.M$5];[.$D31]);MOD(1000*[$Times.M$5];[.$D31]));MIN([.$D31]-MOD(1000*[$Times.M$6];[.$D31]);MOD(1000*[$Times.M$6];[.$D31]));)" office:value-type="currency" office:currency="ns" office:value="41.6805170821791" calcext:value-type="currency">
            <text:p>42ns</text:p>
          </table:table-cell>
          <table:table-cell table:style-name="ce15" table:formula="of:=MAX(MIN([.$D31]-MOD(1000*[$Times.N$3];[.$D31]);MOD(1000*[$Times.N$3];[.$D31]));MIN([.$D31]-MOD(1000*[$Times.N$4];[.$D31]);MOD(1000*[$Times.N$4];[.$D31]));MIN([.$D31]-MOD(1000*[$Times.N$5];[.$D31]);MOD(1000*[$Times.N$5];[.$D31]));MIN([.$D31]-MOD(1000*[$Times.N$6];[.$D31]);MOD(1000*[$Times.N$6];[.$D31]));)" office:value-type="currency" office:currency="ns" office:value="35.3277931671284" calcext:value-type="currency">
            <text:p>35ns</text:p>
          </table:table-cell>
          <table:table-cell table:style-name="ce15" table:formula="of:=MAX(MIN([.$D31]-MOD(1000*[$Times.O$3];[.$D31]);MOD(1000*[$Times.O$3];[.$D31]));MIN([.$D31]-MOD(1000*[$Times.O$4];[.$D31]);MOD(1000*[$Times.O$4];[.$D31]));MIN([.$D31]-MOD(1000*[$Times.O$5];[.$D31]);MOD(1000*[$Times.O$5];[.$D31]));MIN([.$D31]-MOD(1000*[$Times.O$6];[.$D31]);MOD(1000*[$Times.O$6];[.$D31]));)" office:value-type="currency" office:currency="ns" office:value="15.697137580794" calcext:value-type="currency">
            <text:p>16ns</text:p>
          </table:table-cell>
          <table:table-cell table:style-name="ce15" table:formula="of:=MAX(MIN([.$D31]-MOD(1000*[$Times.P$3];[.$D31]);MOD(1000*[$Times.P$3];[.$D31]));MIN([.$D31]-MOD(1000*[$Times.P$4];[.$D31]);MOD(1000*[$Times.P$4];[.$D31]));MIN([.$D31]-MOD(1000*[$Times.P$5];[.$D31]);MOD(1000*[$Times.P$5];[.$D31]));MIN([.$D31]-MOD(1000*[$Times.P$6];[.$D31]);MOD(1000*[$Times.P$6];[.$D31]));)" office:value-type="currency" office:currency="ns" office:value="35.3277931671284" calcext:value-type="currency">
            <text:p>35ns</text:p>
          </table:table-cell>
          <table:table-cell table:style-name="ce15" table:formula="of:=MAX(MIN([.$D31]-MOD(1000*[$Times.Q$3];[.$D31]);MOD(1000*[$Times.Q$3];[.$D31]));MIN([.$D31]-MOD(1000*[$Times.Q$4];[.$D31]);MOD(1000*[$Times.Q$4];[.$D31]));MIN([.$D31]-MOD(1000*[$Times.Q$5];[.$D31]);MOD(1000*[$Times.Q$5];[.$D31]));MIN([.$D31]-MOD(1000*[$Times.Q$6];[.$D31]);MOD(1000*[$Times.Q$6];[.$D31]));)" office:value-type="currency" office:currency="ns" office:value="41.6805170821791" calcext:value-type="currency">
            <text:p>42ns</text:p>
          </table:table-cell>
          <table:table-cell table:style-name="ce15" table:formula="of:=MAX(MIN([.$D31]-MOD(1000*[$Times.R$3];[.$D31]);MOD(1000*[$Times.R$3];[.$D31]));MIN([.$D31]-MOD(1000*[$Times.R$4];[.$D31]);MOD(1000*[$Times.R$4];[.$D31]));MIN([.$D31]-MOD(1000*[$Times.R$5];[.$D31]);MOD(1000*[$Times.R$5];[.$D31]));MIN([.$D31]-MOD(1000*[$Times.R$6];[.$D31]);MOD(1000*[$Times.R$6];[.$D31]));)" office:value-type="currency" office:currency="ns" office:value="35.3277931671284" calcext:value-type="currency">
            <text:p>35ns</text:p>
          </table:table-cell>
          <table:table-cell table:style-name="ce15" table:formula="of:=MAX(MIN([.$D31]-MOD(1000*[$Times.S$3];[.$D31]);MOD(1000*[$Times.S$3];[.$D31]));MIN([.$D31]-MOD(1000*[$Times.S$4];[.$D31]);MOD(1000*[$Times.S$4];[.$D31]));MIN([.$D31]-MOD(1000*[$Times.S$5];[.$D31]);MOD(1000*[$Times.S$5];[.$D31]));MIN([.$D31]-MOD(1000*[$Times.S$6];[.$D31]);MOD(1000*[$Times.S$6];[.$D31]));)" office:value-type="currency" office:currency="ns" office:value="41.6805170821791" calcext:value-type="currency">
            <text:p>42ns</text:p>
          </table:table-cell>
          <table:table-cell table:style-name="ce15" table:formula="of:=MAX(MIN([.$D31]-MOD(1000*[$Times.T$3];[.$D31]);MOD(1000*[$Times.T$3];[.$D31]));MIN([.$D31]-MOD(1000*[$Times.T$4];[.$D31]);MOD(1000*[$Times.T$4];[.$D31]));MIN([.$D31]-MOD(1000*[$Times.T$5];[.$D31]);MOD(1000*[$Times.T$5];[.$D31]));MIN([.$D31]-MOD(1000*[$Times.T$6];[.$D31]);MOD(1000*[$Times.T$6];[.$D31]));)" office:value-type="currency" office:currency="ns" office:value="35.3277931671284" calcext:value-type="currency">
            <text:p>35ns</text:p>
          </table:table-cell>
          <table:table-cell table:style-name="ce15" table:formula="of:=MAX(MIN([.$D31]-MOD(1000*[$Times.U$3];[.$D31]);MOD(1000*[$Times.U$3];[.$D31]));MIN([.$D31]-MOD(1000*[$Times.U$4];[.$D31]);MOD(1000*[$Times.U$4];[.$D31]));MIN([.$D31]-MOD(1000*[$Times.U$5];[.$D31]);MOD(1000*[$Times.U$5];[.$D31]));MIN([.$D31]-MOD(1000*[$Times.U$6];[.$D31]);MOD(1000*[$Times.U$6];[.$D31]));)" office:value-type="currency" office:currency="ns" office:value="15.697137580794" calcext:value-type="currency">
            <text:p>16ns</text:p>
          </table:table-cell>
          <table:table-cell table:style-name="ce15" table:formula="of:=MAX(MIN([.$D31]-MOD(1000*[$Times.V$3];[.$D31]);MOD(1000*[$Times.V$3];[.$D31]));MIN([.$D31]-MOD(1000*[$Times.V$4];[.$D31]);MOD(1000*[$Times.V$4];[.$D31]));MIN([.$D31]-MOD(1000*[$Times.V$5];[.$D31]);MOD(1000*[$Times.V$5];[.$D31]));MIN([.$D31]-MOD(1000*[$Times.V$6];[.$D31]);MOD(1000*[$Times.V$6];[.$D31]));)" office:value-type="currency" office:currency="ns" office:value="45.9833795013851" calcext:value-type="currency">
            <text:p>46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1" calcext:value-type="currency">
            <text:p>11,00 MHz</text:p>
          </table:table-cell>
          <table:table-cell table:style-name="ce10" table:formula="of:=160/[.A32]" office:value-type="float" office:value="14.5454545454545" calcext:value-type="float">
            <text:p>14,55</text:p>
          </table:table-cell>
          <table:table-cell table:style-name="ce7" table:formula="of:=ROUND(100*[.B32]) = 100*ROUND([.B32])" office:value-type="boolean" office:boolean-value="false" calcext:value-type="boolean">
            <text:p>FAŁSZ</text:p>
          </table:table-cell>
          <table:table-cell table:style-name="ce13" table:formula="of:=1000/[.A32]" office:value-type="currency" office:currency="ns" office:value="90.9090909090909" calcext:value-type="currency">
            <text:p>91ns</text:p>
          </table:table-cell>
          <table:table-cell table:style-name="ce20" table:formula="of:=([.I32]-MIN([.I$1:.I31]))" office:value-type="float" office:value="2.47933884297511" calcext:value-type="float">
            <text:p>2,48</text:p>
          </table:table-cell>
          <table:table-cell table:style-name="ce20" table:formula="of:=IF([.C32]; ([.I32]-MIN([.I$1:.I31]));&quot;&quot;)">
            <text:p/>
          </table:table-cell>
          <table:table-cell table:style-name="ce20" table:formula="of:=([.J32]-MIN([.J$1:.J31]))" office:value-type="float" office:value="0.337394564198661" calcext:value-type="float">
            <text:p>0,34</text:p>
          </table:table-cell>
          <table:table-cell table:style-name="ce20" table:formula="of:=([.J32]-MIN([.J$1:.J31]))*[.C32]" office:value-type="float" office:value="0" calcext:value-type="float">
            <text:p>0,00</text:p>
          </table:table-cell>
          <table:table-cell table:style-name="ce17" table:formula="of:=COM.MICROSOFT.MAXIFS([.K32:.XDF32];[.K$2:.XDF$2];&quot;&quot;)" office:value-type="currency" office:currency="ns" office:value="45.4545454545454" calcext:value-type="currency">
            <text:p>45ns</text:p>
          </table:table-cell>
          <table:table-cell table:style-name="ce17" table:formula="of:=MAX([.K32:.XFD32])" office:value-type="currency" office:currency="ns" office:value="45.4545454545454" calcext:value-type="currency">
            <text:p>45ns</text:p>
          </table:table-cell>
          <table:table-cell table:style-name="ce15" table:formula="of:=MAX(MIN([.$D32]-MOD(1000*[$Times.C$3];[.$D32]);MOD(1000*[$Times.C$3];[.$D32]));MIN([.$D32]-MOD(1000*[$Times.C$4];[.$D32]);MOD(1000*[$Times.C$4];[.$D32]));MIN([.$D32]-MOD(1000*[$Times.C$5];[.$D32]);MOD(1000*[$Times.C$5];[.$D32]));MIN([.$D32]-MOD(1000*[$Times.C$6];[.$D32]);MOD(1000*[$Times.C$6];[.$D32]));)" office:value-type="currency" office:currency="ns" office:value="45.4545454545454" calcext:value-type="currency">
            <text:p>45ns</text:p>
          </table:table-cell>
          <table:table-cell table:style-name="ce15" table:formula="of:=MAX(MIN([.$D32]-MOD(1000*[$Times.D$3];[.$D32]);MOD(1000*[$Times.D$3];[.$D32]));MIN([.$D32]-MOD(1000*[$Times.D$4];[.$D32]);MOD(1000*[$Times.D$4];[.$D32]));MIN([.$D32]-MOD(1000*[$Times.D$5];[.$D32]);MOD(1000*[$Times.D$5];[.$D32]));MIN([.$D32]-MOD(1000*[$Times.D$6];[.$D32]);MOD(1000*[$Times.D$6];[.$D32]));)" office:value-type="currency" office:currency="ns" office:value="36.3636363636364" calcext:value-type="currency">
            <text:p>36ns</text:p>
          </table:table-cell>
          <table:table-cell table:style-name="ce15" table:formula="of:=MAX(MIN([.$D32]-MOD(1000*[$Times.E$3];[.$D32]);MOD(1000*[$Times.E$3];[.$D32]));MIN([.$D32]-MOD(1000*[$Times.E$4];[.$D32]);MOD(1000*[$Times.E$4];[.$D32]));MIN([.$D32]-MOD(1000*[$Times.E$5];[.$D32]);MOD(1000*[$Times.E$5];[.$D32]));MIN([.$D32]-MOD(1000*[$Times.E$6];[.$D32]);MOD(1000*[$Times.E$6];[.$D32]));)" office:value-type="currency" office:currency="ns" office:value="36.3636363636364" calcext:value-type="currency">
            <text:p>36ns</text:p>
          </table:table-cell>
          <table:table-cell table:style-name="ce15" table:formula="of:=MAX(MIN([.$D32]-MOD(1000*[$Times.F$3];[.$D32]);MOD(1000*[$Times.F$3];[.$D32]));MIN([.$D32]-MOD(1000*[$Times.F$4];[.$D32]);MOD(1000*[$Times.F$4];[.$D32]));MIN([.$D32]-MOD(1000*[$Times.F$5];[.$D32]);MOD(1000*[$Times.F$5];[.$D32]));MIN([.$D32]-MOD(1000*[$Times.F$6];[.$D32]);MOD(1000*[$Times.F$6];[.$D32]));)" office:value-type="currency" office:currency="ns" office:value="38.1818181818182" calcext:value-type="currency">
            <text:p>38ns</text:p>
          </table:table-cell>
          <table:table-cell table:style-name="ce15" table:formula="of:=MAX(MIN([.$D32]-MOD(1000*[$Times.G$3];[.$D32]);MOD(1000*[$Times.G$3];[.$D32]));MIN([.$D32]-MOD(1000*[$Times.G$4];[.$D32]);MOD(1000*[$Times.G$4];[.$D32]));MIN([.$D32]-MOD(1000*[$Times.G$5];[.$D32]);MOD(1000*[$Times.G$5];[.$D32]));MIN([.$D32]-MOD(1000*[$Times.G$6];[.$D32]);MOD(1000*[$Times.G$6];[.$D32]));)" office:value-type="currency" office:currency="ns" office:value="34.5454545454545" calcext:value-type="currency">
            <text:p>35ns</text:p>
          </table:table-cell>
          <table:table-cell table:style-name="ce15" table:formula="of:=MAX(MIN([.$D32]-MOD(1000*[$Times.H$3];[.$D32]);MOD(1000*[$Times.H$3];[.$D32]));MIN([.$D32]-MOD(1000*[$Times.H$4];[.$D32]);MOD(1000*[$Times.H$4];[.$D32]));MIN([.$D32]-MOD(1000*[$Times.H$5];[.$D32]);MOD(1000*[$Times.H$5];[.$D32]));MIN([.$D32]-MOD(1000*[$Times.H$6];[.$D32]);MOD(1000*[$Times.H$6];[.$D32]));)" office:value-type="currency" office:currency="ns" office:value="38.1818181818182" calcext:value-type="currency">
            <text:p>38ns</text:p>
          </table:table-cell>
          <table:table-cell table:style-name="ce15" table:formula="of:=MAX(MIN([.$D32]-MOD(1000*[$Times.I$3];[.$D32]);MOD(1000*[$Times.I$3];[.$D32]));MIN([.$D32]-MOD(1000*[$Times.I$4];[.$D32]);MOD(1000*[$Times.I$4];[.$D32]));MIN([.$D32]-MOD(1000*[$Times.I$5];[.$D32]);MOD(1000*[$Times.I$5];[.$D32]));MIN([.$D32]-MOD(1000*[$Times.I$6];[.$D32]);MOD(1000*[$Times.I$6];[.$D32]));)" office:value-type="currency" office:currency="ns" office:value="36.3636363636364" calcext:value-type="currency">
            <text:p>36ns</text:p>
          </table:table-cell>
          <table:table-cell table:style-name="ce15" table:formula="of:=MAX(MIN([.$D32]-MOD(1000*[$Times.J$3];[.$D32]);MOD(1000*[$Times.J$3];[.$D32]));MIN([.$D32]-MOD(1000*[$Times.J$4];[.$D32]);MOD(1000*[$Times.J$4];[.$D32]));MIN([.$D32]-MOD(1000*[$Times.J$5];[.$D32]);MOD(1000*[$Times.J$5];[.$D32]));MIN([.$D32]-MOD(1000*[$Times.J$6];[.$D32]);MOD(1000*[$Times.J$6];[.$D32]));)" office:value-type="currency" office:currency="ns" office:value="38.1818181818182" calcext:value-type="currency">
            <text:p>38ns</text:p>
          </table:table-cell>
          <table:table-cell table:style-name="ce15" table:formula="of:=MAX(MIN([.$D32]-MOD(1000*[$Times.K$3];[.$D32]);MOD(1000*[$Times.K$3];[.$D32]));MIN([.$D32]-MOD(1000*[$Times.K$4];[.$D32]);MOD(1000*[$Times.K$4];[.$D32]));MIN([.$D32]-MOD(1000*[$Times.K$5];[.$D32]);MOD(1000*[$Times.K$5];[.$D32]));MIN([.$D32]-MOD(1000*[$Times.K$6];[.$D32]);MOD(1000*[$Times.K$6];[.$D32]));)" office:value-type="currency" office:currency="ns" office:value="36.3636363636364" calcext:value-type="currency">
            <text:p>36ns</text:p>
          </table:table-cell>
          <table:table-cell table:style-name="ce15" table:formula="of:=MAX(MIN([.$D32]-MOD(1000*[$Times.L$3];[.$D32]);MOD(1000*[$Times.L$3];[.$D32]));MIN([.$D32]-MOD(1000*[$Times.L$4];[.$D32]);MOD(1000*[$Times.L$4];[.$D32]));MIN([.$D32]-MOD(1000*[$Times.L$5];[.$D32]);MOD(1000*[$Times.L$5];[.$D32]));MIN([.$D32]-MOD(1000*[$Times.L$6];[.$D32]);MOD(1000*[$Times.L$6];[.$D32]));)" office:value-type="currency" office:currency="ns" office:value="38.1818181818182" calcext:value-type="currency">
            <text:p>38ns</text:p>
          </table:table-cell>
          <table:table-cell table:style-name="ce15" table:formula="of:=MAX(MIN([.$D32]-MOD(1000*[$Times.M$3];[.$D32]);MOD(1000*[$Times.M$3];[.$D32]));MIN([.$D32]-MOD(1000*[$Times.M$4];[.$D32]);MOD(1000*[$Times.M$4];[.$D32]));MIN([.$D32]-MOD(1000*[$Times.M$5];[.$D32]);MOD(1000*[$Times.M$5];[.$D32]));MIN([.$D32]-MOD(1000*[$Times.M$6];[.$D32]);MOD(1000*[$Times.M$6];[.$D32]));)" office:value-type="currency" office:currency="ns" office:value="36.3636363636364" calcext:value-type="currency">
            <text:p>36ns</text:p>
          </table:table-cell>
          <table:table-cell table:style-name="ce15" table:formula="of:=MAX(MIN([.$D32]-MOD(1000*[$Times.N$3];[.$D32]);MOD(1000*[$Times.N$3];[.$D32]));MIN([.$D32]-MOD(1000*[$Times.N$4];[.$D32]);MOD(1000*[$Times.N$4];[.$D32]));MIN([.$D32]-MOD(1000*[$Times.N$5];[.$D32]);MOD(1000*[$Times.N$5];[.$D32]));MIN([.$D32]-MOD(1000*[$Times.N$6];[.$D32]);MOD(1000*[$Times.N$6];[.$D32]));)" office:value-type="currency" office:currency="ns" office:value="38.1818181818182" calcext:value-type="currency">
            <text:p>38ns</text:p>
          </table:table-cell>
          <table:table-cell table:style-name="ce15" table:formula="of:=MAX(MIN([.$D32]-MOD(1000*[$Times.O$3];[.$D32]);MOD(1000*[$Times.O$3];[.$D32]));MIN([.$D32]-MOD(1000*[$Times.O$4];[.$D32]);MOD(1000*[$Times.O$4];[.$D32]));MIN([.$D32]-MOD(1000*[$Times.O$5];[.$D32]);MOD(1000*[$Times.O$5];[.$D32]));MIN([.$D32]-MOD(1000*[$Times.O$6];[.$D32]);MOD(1000*[$Times.O$6];[.$D32]));)" office:value-type="currency" office:currency="ns" office:value="16.3636363636364" calcext:value-type="currency">
            <text:p>16ns</text:p>
          </table:table-cell>
          <table:table-cell table:style-name="ce15" table:formula="of:=MAX(MIN([.$D32]-MOD(1000*[$Times.P$3];[.$D32]);MOD(1000*[$Times.P$3];[.$D32]));MIN([.$D32]-MOD(1000*[$Times.P$4];[.$D32]);MOD(1000*[$Times.P$4];[.$D32]));MIN([.$D32]-MOD(1000*[$Times.P$5];[.$D32]);MOD(1000*[$Times.P$5];[.$D32]));MIN([.$D32]-MOD(1000*[$Times.P$6];[.$D32]);MOD(1000*[$Times.P$6];[.$D32]));)" office:value-type="currency" office:currency="ns" office:value="38.1818181818182" calcext:value-type="currency">
            <text:p>38ns</text:p>
          </table:table-cell>
          <table:table-cell table:style-name="ce15" table:formula="of:=MAX(MIN([.$D32]-MOD(1000*[$Times.Q$3];[.$D32]);MOD(1000*[$Times.Q$3];[.$D32]));MIN([.$D32]-MOD(1000*[$Times.Q$4];[.$D32]);MOD(1000*[$Times.Q$4];[.$D32]));MIN([.$D32]-MOD(1000*[$Times.Q$5];[.$D32]);MOD(1000*[$Times.Q$5];[.$D32]));MIN([.$D32]-MOD(1000*[$Times.Q$6];[.$D32]);MOD(1000*[$Times.Q$6];[.$D32]));)" office:value-type="currency" office:currency="ns" office:value="36.3636363636364" calcext:value-type="currency">
            <text:p>36ns</text:p>
          </table:table-cell>
          <table:table-cell table:style-name="ce15" table:formula="of:=MAX(MIN([.$D32]-MOD(1000*[$Times.R$3];[.$D32]);MOD(1000*[$Times.R$3];[.$D32]));MIN([.$D32]-MOD(1000*[$Times.R$4];[.$D32]);MOD(1000*[$Times.R$4];[.$D32]));MIN([.$D32]-MOD(1000*[$Times.R$5];[.$D32]);MOD(1000*[$Times.R$5];[.$D32]));MIN([.$D32]-MOD(1000*[$Times.R$6];[.$D32]);MOD(1000*[$Times.R$6];[.$D32]));)" office:value-type="currency" office:currency="ns" office:value="38.1818181818182" calcext:value-type="currency">
            <text:p>38ns</text:p>
          </table:table-cell>
          <table:table-cell table:style-name="ce15" table:formula="of:=MAX(MIN([.$D32]-MOD(1000*[$Times.S$3];[.$D32]);MOD(1000*[$Times.S$3];[.$D32]));MIN([.$D32]-MOD(1000*[$Times.S$4];[.$D32]);MOD(1000*[$Times.S$4];[.$D32]));MIN([.$D32]-MOD(1000*[$Times.S$5];[.$D32]);MOD(1000*[$Times.S$5];[.$D32]));MIN([.$D32]-MOD(1000*[$Times.S$6];[.$D32]);MOD(1000*[$Times.S$6];[.$D32]));)" office:value-type="currency" office:currency="ns" office:value="36.3636363636364" calcext:value-type="currency">
            <text:p>36ns</text:p>
          </table:table-cell>
          <table:table-cell table:style-name="ce15" table:formula="of:=MAX(MIN([.$D32]-MOD(1000*[$Times.T$3];[.$D32]);MOD(1000*[$Times.T$3];[.$D32]));MIN([.$D32]-MOD(1000*[$Times.T$4];[.$D32]);MOD(1000*[$Times.T$4];[.$D32]));MIN([.$D32]-MOD(1000*[$Times.T$5];[.$D32]);MOD(1000*[$Times.T$5];[.$D32]));MIN([.$D32]-MOD(1000*[$Times.T$6];[.$D32]);MOD(1000*[$Times.T$6];[.$D32]));)" office:value-type="currency" office:currency="ns" office:value="38.1818181818182" calcext:value-type="currency">
            <text:p>38ns</text:p>
          </table:table-cell>
          <table:table-cell table:style-name="ce15" table:formula="of:=MAX(MIN([.$D32]-MOD(1000*[$Times.U$3];[.$D32]);MOD(1000*[$Times.U$3];[.$D32]));MIN([.$D32]-MOD(1000*[$Times.U$4];[.$D32]);MOD(1000*[$Times.U$4];[.$D32]));MIN([.$D32]-MOD(1000*[$Times.U$5];[.$D32]);MOD(1000*[$Times.U$5];[.$D32]));MIN([.$D32]-MOD(1000*[$Times.U$6];[.$D32]);MOD(1000*[$Times.U$6];[.$D32]));)" office:value-type="currency" office:currency="ns" office:value="16.3636363636364" calcext:value-type="currency">
            <text:p>16ns</text:p>
          </table:table-cell>
          <table:table-cell table:style-name="ce15" table:formula="of:=MAX(MIN([.$D32]-MOD(1000*[$Times.V$3];[.$D32]);MOD(1000*[$Times.V$3];[.$D32]));MIN([.$D32]-MOD(1000*[$Times.V$4];[.$D32]);MOD(1000*[$Times.V$4];[.$D32]));MIN([.$D32]-MOD(1000*[$Times.V$5];[.$D32]);MOD(1000*[$Times.V$5];[.$D32]));MIN([.$D32]-MOD(1000*[$Times.V$6];[.$D32]);MOD(1000*[$Times.V$6];[.$D32]));)" office:value-type="currency" office:currency="ns" office:value="36.3636363636364" calcext:value-type="currency">
            <text:p>36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1.21" calcext:value-type="currency">
            <text:p>11,21 MHz</text:p>
          </table:table-cell>
          <table:table-cell table:style-name="ce10" table:formula="of:=160/[.A33]" office:value-type="float" office:value="14.2729705619982" calcext:value-type="float">
            <text:p>14,27</text:p>
          </table:table-cell>
          <table:table-cell table:style-name="ce7" table:formula="of:=ROUND(100*[.B33]) = 100*ROUND([.B33])" office:value-type="boolean" office:boolean-value="false" calcext:value-type="boolean">
            <text:p>FAŁSZ</text:p>
          </table:table-cell>
          <table:table-cell table:style-name="ce13" table:formula="of:=1000/[.A33]" office:value-type="currency" office:currency="ns" office:value="89.2060660124889" calcext:value-type="currency">
            <text:p>89ns</text:p>
          </table:table-cell>
          <table:table-cell table:style-name="ce20" table:formula="of:=([.I33]-MIN([.I$1:.I32]))" office:value-type="float" office:value="0.200529338474311" calcext:value-type="float">
            <text:p>0,20</text:p>
          </table:table-cell>
          <table:table-cell table:style-name="ce20" table:formula="of:=IF([.C33]; ([.I33]-MIN([.I$1:.I32]));&quot;&quot;)">
            <text:p/>
          </table:table-cell>
          <table:table-cell table:style-name="ce20" table:formula="of:=([.J33]-MIN([.J$1:.J32]))" office:value-type="float" office:value="-0.674688802924848" calcext:value-type="float">
            <text:p>-0,67</text:p>
          </table:table-cell>
          <table:table-cell table:style-name="ce20" table:formula="of:=([.J33]-MIN([.J$1:.J32]))*[.C33]" office:value-type="float" office:value="-0" calcext:value-type="float">
            <text:p>0,00</text:p>
          </table:table-cell>
          <table:table-cell table:style-name="ce17" table:formula="of:=COM.MICROSOFT.MAXIFS([.K33:.XDF33];[.K$2:.XDF$2];&quot;&quot;)" office:value-type="currency" office:currency="ns" office:value="43.1757359500446" calcext:value-type="currency">
            <text:p>43ns</text:p>
          </table:table-cell>
          <table:table-cell table:style-name="ce17" table:formula="of:=MAX([.K33:.XFD33])" office:value-type="currency" office:currency="ns" office:value="44.4424620874219" calcext:value-type="currency">
            <text:p>44ns</text:p>
          </table:table-cell>
          <table:table-cell table:style-name="ce15" table:formula="of:=MAX(MIN([.$D33]-MOD(1000*[$Times.C$3];[.$D33]);MOD(1000*[$Times.C$3];[.$D33]));MIN([.$D33]-MOD(1000*[$Times.C$4];[.$D33]);MOD(1000*[$Times.C$4];[.$D33]));MIN([.$D33]-MOD(1000*[$Times.C$5];[.$D33]);MOD(1000*[$Times.C$5];[.$D33]));MIN([.$D33]-MOD(1000*[$Times.C$6];[.$D33]);MOD(1000*[$Times.C$6];[.$D33]));)" office:value-type="currency" office:currency="ns" office:value="40.321141837645" calcext:value-type="currency">
            <text:p>40ns</text:p>
          </table:table-cell>
          <table:table-cell table:style-name="ce15" table:formula="of:=MAX(MIN([.$D33]-MOD(1000*[$Times.D$3];[.$D33]);MOD(1000*[$Times.D$3];[.$D33]));MIN([.$D33]-MOD(1000*[$Times.D$4];[.$D33]);MOD(1000*[$Times.D$4];[.$D33]));MIN([.$D33]-MOD(1000*[$Times.D$5];[.$D33]);MOD(1000*[$Times.D$5];[.$D33]));MIN([.$D33]-MOD(1000*[$Times.D$6];[.$D33]);MOD(1000*[$Times.D$6];[.$D33]));)" office:value-type="currency" office:currency="ns" office:value="24.4424620874219" calcext:value-type="currency">
            <text:p>24ns</text:p>
          </table:table-cell>
          <table:table-cell table:style-name="ce15" table:formula="of:=MAX(MIN([.$D33]-MOD(1000*[$Times.E$3];[.$D33]);MOD(1000*[$Times.E$3];[.$D33]));MIN([.$D33]-MOD(1000*[$Times.E$4];[.$D33]);MOD(1000*[$Times.E$4];[.$D33]));MIN([.$D33]-MOD(1000*[$Times.E$5];[.$D33]);MOD(1000*[$Times.E$5];[.$D33]));MIN([.$D33]-MOD(1000*[$Times.E$6];[.$D33]);MOD(1000*[$Times.E$6];[.$D33]));)" office:value-type="currency" office:currency="ns" office:value="43.1757359500446" calcext:value-type="currency">
            <text:p>43ns</text:p>
          </table:table-cell>
          <table:table-cell table:style-name="ce15" table:formula="of:=MAX(MIN([.$D33]-MOD(1000*[$Times.F$3];[.$D33]);MOD(1000*[$Times.F$3];[.$D33]));MIN([.$D33]-MOD(1000*[$Times.F$4];[.$D33]);MOD(1000*[$Times.F$4];[.$D33]));MIN([.$D33]-MOD(1000*[$Times.F$5];[.$D33]);MOD(1000*[$Times.F$5];[.$D33]));MIN([.$D33]-MOD(1000*[$Times.F$6];[.$D33]);MOD(1000*[$Times.F$6];[.$D33]));)" office:value-type="currency" office:currency="ns" office:value="44.4424620874219" calcext:value-type="currency">
            <text:p>44ns</text:p>
          </table:table-cell>
          <table:table-cell table:style-name="ce15" table:formula="of:=MAX(MIN([.$D33]-MOD(1000*[$Times.G$3];[.$D33]);MOD(1000*[$Times.G$3];[.$D33]));MIN([.$D33]-MOD(1000*[$Times.G$4];[.$D33]);MOD(1000*[$Times.G$4];[.$D33]));MIN([.$D33]-MOD(1000*[$Times.G$5];[.$D33]);MOD(1000*[$Times.G$5];[.$D33]));MIN([.$D33]-MOD(1000*[$Times.G$6];[.$D33]);MOD(1000*[$Times.G$6];[.$D33]));)" office:value-type="currency" office:currency="ns" office:value="26.0303300624442" calcext:value-type="currency">
            <text:p>26ns</text:p>
          </table:table-cell>
          <table:table-cell table:style-name="ce15" table:formula="of:=MAX(MIN([.$D33]-MOD(1000*[$Times.H$3];[.$D33]);MOD(1000*[$Times.H$3];[.$D33]));MIN([.$D33]-MOD(1000*[$Times.H$4];[.$D33]);MOD(1000*[$Times.H$4];[.$D33]));MIN([.$D33]-MOD(1000*[$Times.H$5];[.$D33]);MOD(1000*[$Times.H$5];[.$D33]));MIN([.$D33]-MOD(1000*[$Times.H$6];[.$D33]);MOD(1000*[$Times.H$6];[.$D33]));)" office:value-type="currency" office:currency="ns" office:value="41.5878679750223" calcext:value-type="currency">
            <text:p>42ns</text:p>
          </table:table-cell>
          <table:table-cell table:style-name="ce15" table:formula="of:=MAX(MIN([.$D33]-MOD(1000*[$Times.I$3];[.$D33]);MOD(1000*[$Times.I$3];[.$D33]));MIN([.$D33]-MOD(1000*[$Times.I$4];[.$D33]);MOD(1000*[$Times.I$4];[.$D33]));MIN([.$D33]-MOD(1000*[$Times.I$5];[.$D33]);MOD(1000*[$Times.I$5];[.$D33]));MIN([.$D33]-MOD(1000*[$Times.I$6];[.$D33]);MOD(1000*[$Times.I$6];[.$D33]));)" office:value-type="currency" office:currency="ns" office:value="26.0303300624442" calcext:value-type="currency">
            <text:p>26ns</text:p>
          </table:table-cell>
          <table:table-cell table:style-name="ce15" table:formula="of:=MAX(MIN([.$D33]-MOD(1000*[$Times.J$3];[.$D33]);MOD(1000*[$Times.J$3];[.$D33]));MIN([.$D33]-MOD(1000*[$Times.J$4];[.$D33]);MOD(1000*[$Times.J$4];[.$D33]));MIN([.$D33]-MOD(1000*[$Times.J$5];[.$D33]);MOD(1000*[$Times.J$5];[.$D33]));MIN([.$D33]-MOD(1000*[$Times.J$6];[.$D33]);MOD(1000*[$Times.J$6];[.$D33]));)" office:value-type="currency" office:currency="ns" office:value="41.5878679750223" calcext:value-type="currency">
            <text:p>42ns</text:p>
          </table:table-cell>
          <table:table-cell table:style-name="ce15" table:formula="of:=MAX(MIN([.$D33]-MOD(1000*[$Times.K$3];[.$D33]);MOD(1000*[$Times.K$3];[.$D33]));MIN([.$D33]-MOD(1000*[$Times.K$4];[.$D33]);MOD(1000*[$Times.K$4];[.$D33]));MIN([.$D33]-MOD(1000*[$Times.K$5];[.$D33]);MOD(1000*[$Times.K$5];[.$D33]));MIN([.$D33]-MOD(1000*[$Times.K$6];[.$D33]);MOD(1000*[$Times.K$6];[.$D33]));)" office:value-type="currency" office:currency="ns" office:value="26.0303300624442" calcext:value-type="currency">
            <text:p>26ns</text:p>
          </table:table-cell>
          <table:table-cell table:style-name="ce15" table:formula="of:=MAX(MIN([.$D33]-MOD(1000*[$Times.L$3];[.$D33]);MOD(1000*[$Times.L$3];[.$D33]));MIN([.$D33]-MOD(1000*[$Times.L$4];[.$D33]);MOD(1000*[$Times.L$4];[.$D33]));MIN([.$D33]-MOD(1000*[$Times.L$5];[.$D33]);MOD(1000*[$Times.L$5];[.$D33]));MIN([.$D33]-MOD(1000*[$Times.L$6];[.$D33]);MOD(1000*[$Times.L$6];[.$D33]));)" office:value-type="currency" office:currency="ns" office:value="44.4424620874219" calcext:value-type="currency">
            <text:p>44ns</text:p>
          </table:table-cell>
          <table:table-cell table:style-name="ce15" table:formula="of:=MAX(MIN([.$D33]-MOD(1000*[$Times.M$3];[.$D33]);MOD(1000*[$Times.M$3];[.$D33]));MIN([.$D33]-MOD(1000*[$Times.M$4];[.$D33]);MOD(1000*[$Times.M$4];[.$D33]));MIN([.$D33]-MOD(1000*[$Times.M$5];[.$D33]);MOD(1000*[$Times.M$5];[.$D33]));MIN([.$D33]-MOD(1000*[$Times.M$6];[.$D33]);MOD(1000*[$Times.M$6];[.$D33]));)" office:value-type="currency" office:currency="ns" office:value="26.0303300624442" calcext:value-type="currency">
            <text:p>26ns</text:p>
          </table:table-cell>
          <table:table-cell table:style-name="ce15" table:formula="of:=MAX(MIN([.$D33]-MOD(1000*[$Times.N$3];[.$D33]);MOD(1000*[$Times.N$3];[.$D33]));MIN([.$D33]-MOD(1000*[$Times.N$4];[.$D33]);MOD(1000*[$Times.N$4];[.$D33]));MIN([.$D33]-MOD(1000*[$Times.N$5];[.$D33]);MOD(1000*[$Times.N$5];[.$D33]));MIN([.$D33]-MOD(1000*[$Times.N$6];[.$D33]);MOD(1000*[$Times.N$6];[.$D33]));)" office:value-type="currency" office:currency="ns" office:value="44.4424620874219" calcext:value-type="currency">
            <text:p>44ns</text:p>
          </table:table-cell>
          <table:table-cell table:style-name="ce15" table:formula="of:=MAX(MIN([.$D33]-MOD(1000*[$Times.O$3];[.$D33]);MOD(1000*[$Times.O$3];[.$D33]));MIN([.$D33]-MOD(1000*[$Times.O$4];[.$D33]);MOD(1000*[$Times.O$4];[.$D33]));MIN([.$D33]-MOD(1000*[$Times.O$5];[.$D33]);MOD(1000*[$Times.O$5];[.$D33]));MIN([.$D33]-MOD(1000*[$Times.O$6];[.$D33]);MOD(1000*[$Times.O$6];[.$D33]));)" office:value-type="currency" office:currency="ns" office:value="23.1757359500446" calcext:value-type="currency">
            <text:p>23ns</text:p>
          </table:table-cell>
          <table:table-cell table:style-name="ce15" table:formula="of:=MAX(MIN([.$D33]-MOD(1000*[$Times.P$3];[.$D33]);MOD(1000*[$Times.P$3];[.$D33]));MIN([.$D33]-MOD(1000*[$Times.P$4];[.$D33]);MOD(1000*[$Times.P$4];[.$D33]));MIN([.$D33]-MOD(1000*[$Times.P$5];[.$D33]);MOD(1000*[$Times.P$5];[.$D33]));MIN([.$D33]-MOD(1000*[$Times.P$6];[.$D33]);MOD(1000*[$Times.P$6];[.$D33]));)" office:value-type="currency" office:currency="ns" office:value="44.4424620874219" calcext:value-type="currency">
            <text:p>44ns</text:p>
          </table:table-cell>
          <table:table-cell table:style-name="ce15" table:formula="of:=MAX(MIN([.$D33]-MOD(1000*[$Times.Q$3];[.$D33]);MOD(1000*[$Times.Q$3];[.$D33]));MIN([.$D33]-MOD(1000*[$Times.Q$4];[.$D33]);MOD(1000*[$Times.Q$4];[.$D33]));MIN([.$D33]-MOD(1000*[$Times.Q$5];[.$D33]);MOD(1000*[$Times.Q$5];[.$D33]));MIN([.$D33]-MOD(1000*[$Times.Q$6];[.$D33]);MOD(1000*[$Times.Q$6];[.$D33]));)" office:value-type="currency" office:currency="ns" office:value="26.0303300624442" calcext:value-type="currency">
            <text:p>26ns</text:p>
          </table:table-cell>
          <table:table-cell table:style-name="ce15" table:formula="of:=MAX(MIN([.$D33]-MOD(1000*[$Times.R$3];[.$D33]);MOD(1000*[$Times.R$3];[.$D33]));MIN([.$D33]-MOD(1000*[$Times.R$4];[.$D33]);MOD(1000*[$Times.R$4];[.$D33]));MIN([.$D33]-MOD(1000*[$Times.R$5];[.$D33]);MOD(1000*[$Times.R$5];[.$D33]));MIN([.$D33]-MOD(1000*[$Times.R$6];[.$D33]);MOD(1000*[$Times.R$6];[.$D33]));)" office:value-type="currency" office:currency="ns" office:value="44.4424620874219" calcext:value-type="currency">
            <text:p>44ns</text:p>
          </table:table-cell>
          <table:table-cell table:style-name="ce15" table:formula="of:=MAX(MIN([.$D33]-MOD(1000*[$Times.S$3];[.$D33]);MOD(1000*[$Times.S$3];[.$D33]));MIN([.$D33]-MOD(1000*[$Times.S$4];[.$D33]);MOD(1000*[$Times.S$4];[.$D33]));MIN([.$D33]-MOD(1000*[$Times.S$5];[.$D33]);MOD(1000*[$Times.S$5];[.$D33]));MIN([.$D33]-MOD(1000*[$Times.S$6];[.$D33]);MOD(1000*[$Times.S$6];[.$D33]));)" office:value-type="currency" office:currency="ns" office:value="26.0303300624442" calcext:value-type="currency">
            <text:p>26ns</text:p>
          </table:table-cell>
          <table:table-cell table:style-name="ce15" table:formula="of:=MAX(MIN([.$D33]-MOD(1000*[$Times.T$3];[.$D33]);MOD(1000*[$Times.T$3];[.$D33]));MIN([.$D33]-MOD(1000*[$Times.T$4];[.$D33]);MOD(1000*[$Times.T$4];[.$D33]));MIN([.$D33]-MOD(1000*[$Times.T$5];[.$D33]);MOD(1000*[$Times.T$5];[.$D33]));MIN([.$D33]-MOD(1000*[$Times.T$6];[.$D33]);MOD(1000*[$Times.T$6];[.$D33]));)" office:value-type="currency" office:currency="ns" office:value="44.4424620874219" calcext:value-type="currency">
            <text:p>44ns</text:p>
          </table:table-cell>
          <table:table-cell table:style-name="ce15" table:formula="of:=MAX(MIN([.$D33]-MOD(1000*[$Times.U$3];[.$D33]);MOD(1000*[$Times.U$3];[.$D33]));MIN([.$D33]-MOD(1000*[$Times.U$4];[.$D33]);MOD(1000*[$Times.U$4];[.$D33]));MIN([.$D33]-MOD(1000*[$Times.U$5];[.$D33]);MOD(1000*[$Times.U$5];[.$D33]));MIN([.$D33]-MOD(1000*[$Times.U$6];[.$D33]);MOD(1000*[$Times.U$6];[.$D33]));)" office:value-type="currency" office:currency="ns" office:value="23.1757359500446" calcext:value-type="currency">
            <text:p>23ns</text:p>
          </table:table-cell>
          <table:table-cell table:style-name="ce15" table:formula="of:=MAX(MIN([.$D33]-MOD(1000*[$Times.V$3];[.$D33]);MOD(1000*[$Times.V$3];[.$D33]));MIN([.$D33]-MOD(1000*[$Times.V$4];[.$D33]);MOD(1000*[$Times.V$4];[.$D33]));MIN([.$D33]-MOD(1000*[$Times.V$5];[.$D33]);MOD(1000*[$Times.V$5];[.$D33]));MIN([.$D33]-MOD(1000*[$Times.V$6];[.$D33]);MOD(1000*[$Times.V$6];[.$D33]));)" office:value-type="currency" office:currency="ns" office:value="32.3818019625335" calcext:value-type="currency">
            <text:p>32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1.43" calcext:value-type="currency">
            <text:p>11,43 MHz</text:p>
          </table:table-cell>
          <table:table-cell table:style-name="ce10" table:formula="of:=160/[.A34]" office:value-type="float" office:value="13.9982502187227" calcext:value-type="float">
            <text:p>14,00</text:p>
          </table:table-cell>
          <table:table-cell table:style-name="ce7" table:formula="of:=ROUND(100*[.B34]) = 100*ROUND([.B34])" office:value-type="boolean" office:boolean-value="true" calcext:value-type="boolean">
            <text:p>PRAWDA</text:p>
          </table:table-cell>
          <table:table-cell table:style-name="ce13" table:formula="of:=1000/[.A34]" office:value-type="currency" office:currency="ns" office:value="87.4890638670166" calcext:value-type="currency">
            <text:p>87ns</text:p>
          </table:table-cell>
          <table:table-cell table:style-name="ce20" table:formula="of:=([.I34]-MIN([.I$1:.I33]))" office:value-type="float" office:value="-5.44239821262018" calcext:value-type="float">
            <text:p>-5,44</text:p>
          </table:table-cell>
          <table:table-cell table:style-name="ce20" table:formula="of:=IF([.C34]; ([.I34]-MIN([.I$1:.I33]));&quot;&quot;)" office:value-type="float" office:value="-5.44239821262018" calcext:value-type="float">
            <text:p>-5,44</text:p>
          </table:table-cell>
          <table:table-cell table:style-name="ce20" table:formula="of:=([.J34]-MIN([.J$1:.J33]))" office:value-type="float" office:value="-1.97527048637203" calcext:value-type="float">
            <text:p>-1,98</text:p>
          </table:table-cell>
          <table:table-cell table:style-name="ce20" table:formula="of:=([.J34]-MIN([.J$1:.J33]))*[.C34]" office:value-type="float" office:value="-1.97527048637203" calcext:value-type="float">
            <text:p>-1,98</text:p>
          </table:table-cell>
          <table:table-cell table:style-name="ce17" table:formula="of:=COM.MICROSOFT.MAXIFS([.K34:.XDF34];[.K$2:.XDF$2];&quot;&quot;)" office:value-type="currency" office:currency="ns" office:value="37.5328083989501" calcext:value-type="currency">
            <text:p>38ns</text:p>
          </table:table-cell>
          <table:table-cell table:style-name="ce17" table:formula="of:=MAX([.K34:.XFD34])" office:value-type="currency" office:currency="ns" office:value="42.4671916010499" calcext:value-type="currency">
            <text:p>42ns</text:p>
          </table:table-cell>
          <table:table-cell table:style-name="ce15" table:formula="of:=MAX(MIN([.$D34]-MOD(1000*[$Times.C$3];[.$D34]);MOD(1000*[$Times.C$3];[.$D34]));MIN([.$D34]-MOD(1000*[$Times.C$4];[.$D34]);MOD(1000*[$Times.C$4];[.$D34]));MIN([.$D34]-MOD(1000*[$Times.C$5];[.$D34]);MOD(1000*[$Times.C$5];[.$D34]));MIN([.$D34]-MOD(1000*[$Times.C$6];[.$D34]);MOD(1000*[$Times.C$6];[.$D34]));)" office:value-type="currency" office:currency="ns" office:value="24.9343832020998" calcext:value-type="currency">
            <text:p>25ns</text:p>
          </table:table-cell>
          <table:table-cell table:style-name="ce15" table:formula="of:=MAX(MIN([.$D34]-MOD(1000*[$Times.D$3];[.$D34]);MOD(1000*[$Times.D$3];[.$D34]));MIN([.$D34]-MOD(1000*[$Times.D$4];[.$D34]);MOD(1000*[$Times.D$4];[.$D34]));MIN([.$D34]-MOD(1000*[$Times.D$5];[.$D34]);MOD(1000*[$Times.D$5];[.$D34]));MIN([.$D34]-MOD(1000*[$Times.D$6];[.$D34]);MOD(1000*[$Times.D$6];[.$D34]));)" office:value-type="currency" office:currency="ns" office:value="12.5984251968504" calcext:value-type="currency">
            <text:p>13ns</text:p>
          </table:table-cell>
          <table:table-cell table:style-name="ce15" table:formula="of:=MAX(MIN([.$D34]-MOD(1000*[$Times.E$3];[.$D34]);MOD(1000*[$Times.E$3];[.$D34]));MIN([.$D34]-MOD(1000*[$Times.E$4];[.$D34]);MOD(1000*[$Times.E$4];[.$D34]));MIN([.$D34]-MOD(1000*[$Times.E$5];[.$D34]);MOD(1000*[$Times.E$5];[.$D34]));MIN([.$D34]-MOD(1000*[$Times.E$6];[.$D34]);MOD(1000*[$Times.E$6];[.$D34]));)" office:value-type="currency" office:currency="ns" office:value="37.4453193350831" calcext:value-type="currency">
            <text:p>37ns</text:p>
          </table:table-cell>
          <table:table-cell table:style-name="ce15" table:formula="of:=MAX(MIN([.$D34]-MOD(1000*[$Times.F$3];[.$D34]);MOD(1000*[$Times.F$3];[.$D34]));MIN([.$D34]-MOD(1000*[$Times.F$4];[.$D34]);MOD(1000*[$Times.F$4];[.$D34]));MIN([.$D34]-MOD(1000*[$Times.F$5];[.$D34]);MOD(1000*[$Times.F$5];[.$D34]));MIN([.$D34]-MOD(1000*[$Times.F$6];[.$D34]);MOD(1000*[$Times.F$6];[.$D34]));)" office:value-type="currency" office:currency="ns" office:value="42.4671916010499" calcext:value-type="currency">
            <text:p>42ns</text:p>
          </table:table-cell>
          <table:table-cell table:style-name="ce15" table:formula="of:=MAX(MIN([.$D34]-MOD(1000*[$Times.G$3];[.$D34]);MOD(1000*[$Times.G$3];[.$D34]));MIN([.$D34]-MOD(1000*[$Times.G$4];[.$D34]);MOD(1000*[$Times.G$4];[.$D34]));MIN([.$D34]-MOD(1000*[$Times.G$5];[.$D34]);MOD(1000*[$Times.G$5];[.$D34]));MIN([.$D34]-MOD(1000*[$Times.G$6];[.$D34]);MOD(1000*[$Times.G$6];[.$D34]));)" office:value-type="currency" office:currency="ns" office:value="37.6202974628171" calcext:value-type="currency">
            <text:p>38ns</text:p>
          </table:table-cell>
          <table:table-cell table:style-name="ce15" table:formula="of:=MAX(MIN([.$D34]-MOD(1000*[$Times.H$3];[.$D34]);MOD(1000*[$Times.H$3];[.$D34]));MIN([.$D34]-MOD(1000*[$Times.H$4];[.$D34]);MOD(1000*[$Times.H$4];[.$D34]));MIN([.$D34]-MOD(1000*[$Times.H$5];[.$D34]);MOD(1000*[$Times.H$5];[.$D34]));MIN([.$D34]-MOD(1000*[$Times.H$6];[.$D34]);MOD(1000*[$Times.H$6];[.$D34]));)" office:value-type="currency" office:currency="ns" office:value="42.4671916010499" calcext:value-type="currency">
            <text:p>42ns</text:p>
          </table:table-cell>
          <table:table-cell table:style-name="ce15" table:formula="of:=MAX(MIN([.$D34]-MOD(1000*[$Times.I$3];[.$D34]);MOD(1000*[$Times.I$3];[.$D34]));MIN([.$D34]-MOD(1000*[$Times.I$4];[.$D34]);MOD(1000*[$Times.I$4];[.$D34]));MIN([.$D34]-MOD(1000*[$Times.I$5];[.$D34]);MOD(1000*[$Times.I$5];[.$D34]));MIN([.$D34]-MOD(1000*[$Times.I$6];[.$D34]);MOD(1000*[$Times.I$6];[.$D34]));)" office:value-type="currency" office:currency="ns" office:value="30.0437445319335" calcext:value-type="currency">
            <text:p>30ns</text:p>
          </table:table-cell>
          <table:table-cell table:style-name="ce15" table:formula="of:=MAX(MIN([.$D34]-MOD(1000*[$Times.J$3];[.$D34]);MOD(1000*[$Times.J$3];[.$D34]));MIN([.$D34]-MOD(1000*[$Times.J$4];[.$D34]);MOD(1000*[$Times.J$4];[.$D34]));MIN([.$D34]-MOD(1000*[$Times.J$5];[.$D34]);MOD(1000*[$Times.J$5];[.$D34]));MIN([.$D34]-MOD(1000*[$Times.J$6];[.$D34]);MOD(1000*[$Times.J$6];[.$D34]));)" office:value-type="currency" office:currency="ns" office:value="42.4671916010499" calcext:value-type="currency">
            <text:p>42ns</text:p>
          </table:table-cell>
          <table:table-cell table:style-name="ce15" table:formula="of:=MAX(MIN([.$D34]-MOD(1000*[$Times.K$3];[.$D34]);MOD(1000*[$Times.K$3];[.$D34]));MIN([.$D34]-MOD(1000*[$Times.K$4];[.$D34]);MOD(1000*[$Times.K$4];[.$D34]));MIN([.$D34]-MOD(1000*[$Times.K$5];[.$D34]);MOD(1000*[$Times.K$5];[.$D34]));MIN([.$D34]-MOD(1000*[$Times.K$6];[.$D34]);MOD(1000*[$Times.K$6];[.$D34]));)" office:value-type="currency" office:currency="ns" office:value="30.0437445319335" calcext:value-type="currency">
            <text:p>30ns</text:p>
          </table:table-cell>
          <table:table-cell table:style-name="ce15" table:formula="of:=MAX(MIN([.$D34]-MOD(1000*[$Times.L$3];[.$D34]);MOD(1000*[$Times.L$3];[.$D34]));MIN([.$D34]-MOD(1000*[$Times.L$4];[.$D34]);MOD(1000*[$Times.L$4];[.$D34]));MIN([.$D34]-MOD(1000*[$Times.L$5];[.$D34]);MOD(1000*[$Times.L$5];[.$D34]));MIN([.$D34]-MOD(1000*[$Times.L$6];[.$D34]);MOD(1000*[$Times.L$6];[.$D34]));)" office:value-type="currency" office:currency="ns" office:value="42.4671916010499" calcext:value-type="currency">
            <text:p>42ns</text:p>
          </table:table-cell>
          <table:table-cell table:style-name="ce15" table:formula="of:=MAX(MIN([.$D34]-MOD(1000*[$Times.M$3];[.$D34]);MOD(1000*[$Times.M$3];[.$D34]));MIN([.$D34]-MOD(1000*[$Times.M$4];[.$D34]);MOD(1000*[$Times.M$4];[.$D34]));MIN([.$D34]-MOD(1000*[$Times.M$5];[.$D34]);MOD(1000*[$Times.M$5];[.$D34]));MIN([.$D34]-MOD(1000*[$Times.M$6];[.$D34]);MOD(1000*[$Times.M$6];[.$D34]));)" office:value-type="currency" office:currency="ns" office:value="30.0437445319335" calcext:value-type="currency">
            <text:p>30ns</text:p>
          </table:table-cell>
          <table:table-cell table:style-name="ce15" table:formula="of:=MAX(MIN([.$D34]-MOD(1000*[$Times.N$3];[.$D34]);MOD(1000*[$Times.N$3];[.$D34]));MIN([.$D34]-MOD(1000*[$Times.N$4];[.$D34]);MOD(1000*[$Times.N$4];[.$D34]));MIN([.$D34]-MOD(1000*[$Times.N$5];[.$D34]);MOD(1000*[$Times.N$5];[.$D34]));MIN([.$D34]-MOD(1000*[$Times.N$6];[.$D34]);MOD(1000*[$Times.N$6];[.$D34]));)" office:value-type="currency" office:currency="ns" office:value="42.4671916010499" calcext:value-type="currency">
            <text:p>42ns</text:p>
          </table:table-cell>
          <table:table-cell table:style-name="ce15" table:formula="of:=MAX(MIN([.$D34]-MOD(1000*[$Times.O$3];[.$D34]);MOD(1000*[$Times.O$3];[.$D34]));MIN([.$D34]-MOD(1000*[$Times.O$4];[.$D34]);MOD(1000*[$Times.O$4];[.$D34]));MIN([.$D34]-MOD(1000*[$Times.O$5];[.$D34]);MOD(1000*[$Times.O$5];[.$D34]));MIN([.$D34]-MOD(1000*[$Times.O$6];[.$D34]);MOD(1000*[$Times.O$6];[.$D34]));)" office:value-type="currency" office:currency="ns" office:value="37.6202974628171" calcext:value-type="currency">
            <text:p>38ns</text:p>
          </table:table-cell>
          <table:table-cell table:style-name="ce15" table:formula="of:=MAX(MIN([.$D34]-MOD(1000*[$Times.P$3];[.$D34]);MOD(1000*[$Times.P$3];[.$D34]));MIN([.$D34]-MOD(1000*[$Times.P$4];[.$D34]);MOD(1000*[$Times.P$4];[.$D34]));MIN([.$D34]-MOD(1000*[$Times.P$5];[.$D34]);MOD(1000*[$Times.P$5];[.$D34]));MIN([.$D34]-MOD(1000*[$Times.P$6];[.$D34]);MOD(1000*[$Times.P$6];[.$D34]));)" office:value-type="currency" office:currency="ns" office:value="42.4671916010499" calcext:value-type="currency">
            <text:p>42ns</text:p>
          </table:table-cell>
          <table:table-cell table:style-name="ce15" table:formula="of:=MAX(MIN([.$D34]-MOD(1000*[$Times.Q$3];[.$D34]);MOD(1000*[$Times.Q$3];[.$D34]));MIN([.$D34]-MOD(1000*[$Times.Q$4];[.$D34]);MOD(1000*[$Times.Q$4];[.$D34]));MIN([.$D34]-MOD(1000*[$Times.Q$5];[.$D34]);MOD(1000*[$Times.Q$5];[.$D34]));MIN([.$D34]-MOD(1000*[$Times.Q$6];[.$D34]);MOD(1000*[$Times.Q$6];[.$D34]));)" office:value-type="currency" office:currency="ns" office:value="30.0437445319335" calcext:value-type="currency">
            <text:p>30ns</text:p>
          </table:table-cell>
          <table:table-cell table:style-name="ce15" table:formula="of:=MAX(MIN([.$D34]-MOD(1000*[$Times.R$3];[.$D34]);MOD(1000*[$Times.R$3];[.$D34]));MIN([.$D34]-MOD(1000*[$Times.R$4];[.$D34]);MOD(1000*[$Times.R$4];[.$D34]));MIN([.$D34]-MOD(1000*[$Times.R$5];[.$D34]);MOD(1000*[$Times.R$5];[.$D34]));MIN([.$D34]-MOD(1000*[$Times.R$6];[.$D34]);MOD(1000*[$Times.R$6];[.$D34]));)" office:value-type="currency" office:currency="ns" office:value="42.4671916010499" calcext:value-type="currency">
            <text:p>42ns</text:p>
          </table:table-cell>
          <table:table-cell table:style-name="ce15" table:formula="of:=MAX(MIN([.$D34]-MOD(1000*[$Times.S$3];[.$D34]);MOD(1000*[$Times.S$3];[.$D34]));MIN([.$D34]-MOD(1000*[$Times.S$4];[.$D34]);MOD(1000*[$Times.S$4];[.$D34]));MIN([.$D34]-MOD(1000*[$Times.S$5];[.$D34]);MOD(1000*[$Times.S$5];[.$D34]));MIN([.$D34]-MOD(1000*[$Times.S$6];[.$D34]);MOD(1000*[$Times.S$6];[.$D34]));)" office:value-type="currency" office:currency="ns" office:value="30.0437445319335" calcext:value-type="currency">
            <text:p>30ns</text:p>
          </table:table-cell>
          <table:table-cell table:style-name="ce15" table:formula="of:=MAX(MIN([.$D34]-MOD(1000*[$Times.T$3];[.$D34]);MOD(1000*[$Times.T$3];[.$D34]));MIN([.$D34]-MOD(1000*[$Times.T$4];[.$D34]);MOD(1000*[$Times.T$4];[.$D34]));MIN([.$D34]-MOD(1000*[$Times.T$5];[.$D34]);MOD(1000*[$Times.T$5];[.$D34]));MIN([.$D34]-MOD(1000*[$Times.T$6];[.$D34]);MOD(1000*[$Times.T$6];[.$D34]));)" office:value-type="currency" office:currency="ns" office:value="42.4671916010499" calcext:value-type="currency">
            <text:p>42ns</text:p>
          </table:table-cell>
          <table:table-cell table:style-name="ce15" table:formula="of:=MAX(MIN([.$D34]-MOD(1000*[$Times.U$3];[.$D34]);MOD(1000*[$Times.U$3];[.$D34]));MIN([.$D34]-MOD(1000*[$Times.U$4];[.$D34]);MOD(1000*[$Times.U$4];[.$D34]));MIN([.$D34]-MOD(1000*[$Times.U$5];[.$D34]);MOD(1000*[$Times.U$5];[.$D34]));MIN([.$D34]-MOD(1000*[$Times.U$6];[.$D34]);MOD(1000*[$Times.U$6];[.$D34]));)" office:value-type="currency" office:currency="ns" office:value="37.6202974628171" calcext:value-type="currency">
            <text:p>38ns</text:p>
          </table:table-cell>
          <table:table-cell table:style-name="ce15" table:formula="of:=MAX(MIN([.$D34]-MOD(1000*[$Times.V$3];[.$D34]);MOD(1000*[$Times.V$3];[.$D34]));MIN([.$D34]-MOD(1000*[$Times.V$4];[.$D34]);MOD(1000*[$Times.V$4];[.$D34]));MIN([.$D34]-MOD(1000*[$Times.V$5];[.$D34]);MOD(1000*[$Times.V$5];[.$D34]));MIN([.$D34]-MOD(1000*[$Times.V$6];[.$D34]);MOD(1000*[$Times.V$6];[.$D34]));)" office:value-type="currency" office:currency="ns" office:value="37.5328083989501" calcext:value-type="currency">
            <text:p>38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1.6" calcext:value-type="currency">
            <text:p>11,60 MHz</text:p>
          </table:table-cell>
          <table:table-cell table:style-name="ce10" table:formula="of:=160/[.A35]" office:value-type="float" office:value="13.7931034482759" calcext:value-type="float">
            <text:p>13,79</text:p>
          </table:table-cell>
          <table:table-cell table:style-name="ce7" table:formula="of:=ROUND(100*[.B35]) = 100*ROUND([.B35])" office:value-type="boolean" office:boolean-value="false" calcext:value-type="boolean">
            <text:p>FAŁSZ</text:p>
          </table:table-cell>
          <table:table-cell table:style-name="ce13" table:formula="of:=1000/[.A35]" office:value-type="currency" office:currency="ns" office:value="86.2068965517241" calcext:value-type="currency">
            <text:p>86ns</text:p>
          </table:table-cell>
          <table:table-cell table:style-name="ce20" table:formula="of:=([.I35]-MIN([.I$1:.I34]))" office:value-type="float" office:value="3.84650194587744" calcext:value-type="float">
            <text:p>3,85</text:p>
          </table:table-cell>
          <table:table-cell table:style-name="ce20" table:formula="of:=IF([.C35]; ([.I35]-MIN([.I$1:.I34]));&quot;&quot;)">
            <text:p/>
          </table:table-cell>
          <table:table-cell table:style-name="ce20" table:formula="of:=([.J35]-MIN([.J$1:.J34]))" office:value-type="float" office:value="-1.08788125622232" calcext:value-type="float">
            <text:p>-1,09</text:p>
          </table:table-cell>
          <table:table-cell table:style-name="ce20" table:formula="of:=([.J35]-MIN([.J$1:.J34]))*[.C35]" office:value-type="float" office:value="-0" calcext:value-type="float">
            <text:p>0,00</text:p>
          </table:table-cell>
          <table:table-cell table:style-name="ce17" table:formula="of:=COM.MICROSOFT.MAXIFS([.K35:.XDF35];[.K$2:.XDF$2];&quot;&quot;)" office:value-type="currency" office:currency="ns" office:value="41.3793103448276" calcext:value-type="currency">
            <text:p>41ns</text:p>
          </table:table-cell>
          <table:table-cell table:style-name="ce17" table:formula="of:=MAX([.K35:.XFD35])" office:value-type="currency" office:currency="ns" office:value="41.3793103448276" calcext:value-type="currency">
            <text:p>41ns</text:p>
          </table:table-cell>
          <table:table-cell table:style-name="ce15" table:formula="of:=MAX(MIN([.$D35]-MOD(1000*[$Times.C$3];[.$D35]);MOD(1000*[$Times.C$3];[.$D35]));MIN([.$D35]-MOD(1000*[$Times.C$4];[.$D35]);MOD(1000*[$Times.C$4];[.$D35]));MIN([.$D35]-MOD(1000*[$Times.C$5];[.$D35]);MOD(1000*[$Times.C$5];[.$D35]));MIN([.$D35]-MOD(1000*[$Times.C$6];[.$D35]);MOD(1000*[$Times.C$6];[.$D35]));)" office:value-type="currency" office:currency="ns" office:value="17.2413793103448" calcext:value-type="currency">
            <text:p>17ns</text:p>
          </table:table-cell>
          <table:table-cell table:style-name="ce15" table:formula="of:=MAX(MIN([.$D35]-MOD(1000*[$Times.D$3];[.$D35]);MOD(1000*[$Times.D$3];[.$D35]));MIN([.$D35]-MOD(1000*[$Times.D$4];[.$D35]);MOD(1000*[$Times.D$4];[.$D35]));MIN([.$D35]-MOD(1000*[$Times.D$5];[.$D35]);MOD(1000*[$Times.D$5];[.$D35]));MIN([.$D35]-MOD(1000*[$Times.D$6];[.$D35]);MOD(1000*[$Times.D$6];[.$D35]));)" office:value-type="currency" office:currency="ns" office:value="24.1379310344827" calcext:value-type="currency">
            <text:p>24ns</text:p>
          </table:table-cell>
          <table:table-cell table:style-name="ce15" table:formula="of:=MAX(MIN([.$D35]-MOD(1000*[$Times.E$3];[.$D35]);MOD(1000*[$Times.E$3];[.$D35]));MIN([.$D35]-MOD(1000*[$Times.E$4];[.$D35]);MOD(1000*[$Times.E$4];[.$D35]));MIN([.$D35]-MOD(1000*[$Times.E$5];[.$D35]);MOD(1000*[$Times.E$5];[.$D35]));MIN([.$D35]-MOD(1000*[$Times.E$6];[.$D35]);MOD(1000*[$Times.E$6];[.$D35]));)" office:value-type="currency" office:currency="ns" office:value="31.0344827586207" calcext:value-type="currency">
            <text:p>31ns</text:p>
          </table:table-cell>
          <table:table-cell table:style-name="ce15" table:formula="of:=MAX(MIN([.$D35]-MOD(1000*[$Times.F$3];[.$D35]);MOD(1000*[$Times.F$3];[.$D35]));MIN([.$D35]-MOD(1000*[$Times.F$4];[.$D35]);MOD(1000*[$Times.F$4];[.$D35]));MIN([.$D35]-MOD(1000*[$Times.F$5];[.$D35]);MOD(1000*[$Times.F$5];[.$D35]));MIN([.$D35]-MOD(1000*[$Times.F$6];[.$D35]);MOD(1000*[$Times.F$6];[.$D35]));)" office:value-type="currency" office:currency="ns" office:value="38.6206896551724" calcext:value-type="currency">
            <text:p>39ns</text:p>
          </table:table-cell>
          <table:table-cell table:style-name="ce15" table:formula="of:=MAX(MIN([.$D35]-MOD(1000*[$Times.G$3];[.$D35]);MOD(1000*[$Times.G$3];[.$D35]));MIN([.$D35]-MOD(1000*[$Times.G$4];[.$D35]);MOD(1000*[$Times.G$4];[.$D35]));MIN([.$D35]-MOD(1000*[$Times.G$5];[.$D35]);MOD(1000*[$Times.G$5];[.$D35]));MIN([.$D35]-MOD(1000*[$Times.G$6];[.$D35]);MOD(1000*[$Times.G$6];[.$D35]));)" office:value-type="currency" office:currency="ns" office:value="35.1724137931034" calcext:value-type="currency">
            <text:p>35ns</text:p>
          </table:table-cell>
          <table:table-cell table:style-name="ce15" table:formula="of:=MAX(MIN([.$D35]-MOD(1000*[$Times.H$3];[.$D35]);MOD(1000*[$Times.H$3];[.$D35]));MIN([.$D35]-MOD(1000*[$Times.H$4];[.$D35]);MOD(1000*[$Times.H$4];[.$D35]));MIN([.$D35]-MOD(1000*[$Times.H$5];[.$D35]);MOD(1000*[$Times.H$5];[.$D35]));MIN([.$D35]-MOD(1000*[$Times.H$6];[.$D35]);MOD(1000*[$Times.H$6];[.$D35]));)" office:value-type="currency" office:currency="ns" office:value="38.6206896551724" calcext:value-type="currency">
            <text:p>39ns</text:p>
          </table:table-cell>
          <table:table-cell table:style-name="ce15" table:formula="of:=MAX(MIN([.$D35]-MOD(1000*[$Times.I$3];[.$D35]);MOD(1000*[$Times.I$3];[.$D35]));MIN([.$D35]-MOD(1000*[$Times.I$4];[.$D35]);MOD(1000*[$Times.I$4];[.$D35]));MIN([.$D35]-MOD(1000*[$Times.I$5];[.$D35]);MOD(1000*[$Times.I$5];[.$D35]));MIN([.$D35]-MOD(1000*[$Times.I$6];[.$D35]);MOD(1000*[$Times.I$6];[.$D35]));)" office:value-type="currency" office:currency="ns" office:value="37.9310344827588" calcext:value-type="currency">
            <text:p>38ns</text:p>
          </table:table-cell>
          <table:table-cell table:style-name="ce15" table:formula="of:=MAX(MIN([.$D35]-MOD(1000*[$Times.J$3];[.$D35]);MOD(1000*[$Times.J$3];[.$D35]));MIN([.$D35]-MOD(1000*[$Times.J$4];[.$D35]);MOD(1000*[$Times.J$4];[.$D35]));MIN([.$D35]-MOD(1000*[$Times.J$5];[.$D35]);MOD(1000*[$Times.J$5];[.$D35]));MIN([.$D35]-MOD(1000*[$Times.J$6];[.$D35]);MOD(1000*[$Times.J$6];[.$D35]));)" office:value-type="currency" office:currency="ns" office:value="38.6206896551724" calcext:value-type="currency">
            <text:p>39ns</text:p>
          </table:table-cell>
          <table:table-cell table:style-name="ce15" table:formula="of:=MAX(MIN([.$D35]-MOD(1000*[$Times.K$3];[.$D35]);MOD(1000*[$Times.K$3];[.$D35]));MIN([.$D35]-MOD(1000*[$Times.K$4];[.$D35]);MOD(1000*[$Times.K$4];[.$D35]));MIN([.$D35]-MOD(1000*[$Times.K$5];[.$D35]);MOD(1000*[$Times.K$5];[.$D35]));MIN([.$D35]-MOD(1000*[$Times.K$6];[.$D35]);MOD(1000*[$Times.K$6];[.$D35]));)" office:value-type="currency" office:currency="ns" office:value="37.9310344827588" calcext:value-type="currency">
            <text:p>38ns</text:p>
          </table:table-cell>
          <table:table-cell table:style-name="ce15" table:formula="of:=MAX(MIN([.$D35]-MOD(1000*[$Times.L$3];[.$D35]);MOD(1000*[$Times.L$3];[.$D35]));MIN([.$D35]-MOD(1000*[$Times.L$4];[.$D35]);MOD(1000*[$Times.L$4];[.$D35]));MIN([.$D35]-MOD(1000*[$Times.L$5];[.$D35]);MOD(1000*[$Times.L$5];[.$D35]));MIN([.$D35]-MOD(1000*[$Times.L$6];[.$D35]);MOD(1000*[$Times.L$6];[.$D35]));)" office:value-type="currency" office:currency="ns" office:value="38.6206896551724" calcext:value-type="currency">
            <text:p>39ns</text:p>
          </table:table-cell>
          <table:table-cell table:style-name="ce15" table:formula="of:=MAX(MIN([.$D35]-MOD(1000*[$Times.M$3];[.$D35]);MOD(1000*[$Times.M$3];[.$D35]));MIN([.$D35]-MOD(1000*[$Times.M$4];[.$D35]);MOD(1000*[$Times.M$4];[.$D35]));MIN([.$D35]-MOD(1000*[$Times.M$5];[.$D35]);MOD(1000*[$Times.M$5];[.$D35]));MIN([.$D35]-MOD(1000*[$Times.M$6];[.$D35]);MOD(1000*[$Times.M$6];[.$D35]));)" office:value-type="currency" office:currency="ns" office:value="37.9310344827588" calcext:value-type="currency">
            <text:p>38ns</text:p>
          </table:table-cell>
          <table:table-cell table:style-name="ce15" table:formula="of:=MAX(MIN([.$D35]-MOD(1000*[$Times.N$3];[.$D35]);MOD(1000*[$Times.N$3];[.$D35]));MIN([.$D35]-MOD(1000*[$Times.N$4];[.$D35]);MOD(1000*[$Times.N$4];[.$D35]));MIN([.$D35]-MOD(1000*[$Times.N$5];[.$D35]);MOD(1000*[$Times.N$5];[.$D35]));MIN([.$D35]-MOD(1000*[$Times.N$6];[.$D35]);MOD(1000*[$Times.N$6];[.$D35]));)" office:value-type="currency" office:currency="ns" office:value="38.6206896551724" calcext:value-type="currency">
            <text:p>39ns</text:p>
          </table:table-cell>
          <table:table-cell table:style-name="ce15" table:formula="of:=MAX(MIN([.$D35]-MOD(1000*[$Times.O$3];[.$D35]);MOD(1000*[$Times.O$3];[.$D35]));MIN([.$D35]-MOD(1000*[$Times.O$4];[.$D35]);MOD(1000*[$Times.O$4];[.$D35]));MIN([.$D35]-MOD(1000*[$Times.O$5];[.$D35]);MOD(1000*[$Times.O$5];[.$D35]));MIN([.$D35]-MOD(1000*[$Times.O$6];[.$D35]);MOD(1000*[$Times.O$6];[.$D35]));)" office:value-type="currency" office:currency="ns" office:value="35.1724137931034" calcext:value-type="currency">
            <text:p>35ns</text:p>
          </table:table-cell>
          <table:table-cell table:style-name="ce15" table:formula="of:=MAX(MIN([.$D35]-MOD(1000*[$Times.P$3];[.$D35]);MOD(1000*[$Times.P$3];[.$D35]));MIN([.$D35]-MOD(1000*[$Times.P$4];[.$D35]);MOD(1000*[$Times.P$4];[.$D35]));MIN([.$D35]-MOD(1000*[$Times.P$5];[.$D35]);MOD(1000*[$Times.P$5];[.$D35]));MIN([.$D35]-MOD(1000*[$Times.P$6];[.$D35]);MOD(1000*[$Times.P$6];[.$D35]));)" office:value-type="currency" office:currency="ns" office:value="38.6206896551724" calcext:value-type="currency">
            <text:p>39ns</text:p>
          </table:table-cell>
          <table:table-cell table:style-name="ce15" table:formula="of:=MAX(MIN([.$D35]-MOD(1000*[$Times.Q$3];[.$D35]);MOD(1000*[$Times.Q$3];[.$D35]));MIN([.$D35]-MOD(1000*[$Times.Q$4];[.$D35]);MOD(1000*[$Times.Q$4];[.$D35]));MIN([.$D35]-MOD(1000*[$Times.Q$5];[.$D35]);MOD(1000*[$Times.Q$5];[.$D35]));MIN([.$D35]-MOD(1000*[$Times.Q$6];[.$D35]);MOD(1000*[$Times.Q$6];[.$D35]));)" office:value-type="currency" office:currency="ns" office:value="37.9310344827588" calcext:value-type="currency">
            <text:p>38ns</text:p>
          </table:table-cell>
          <table:table-cell table:style-name="ce15" table:formula="of:=MAX(MIN([.$D35]-MOD(1000*[$Times.R$3];[.$D35]);MOD(1000*[$Times.R$3];[.$D35]));MIN([.$D35]-MOD(1000*[$Times.R$4];[.$D35]);MOD(1000*[$Times.R$4];[.$D35]));MIN([.$D35]-MOD(1000*[$Times.R$5];[.$D35]);MOD(1000*[$Times.R$5];[.$D35]));MIN([.$D35]-MOD(1000*[$Times.R$6];[.$D35]);MOD(1000*[$Times.R$6];[.$D35]));)" office:value-type="currency" office:currency="ns" office:value="38.6206896551724" calcext:value-type="currency">
            <text:p>39ns</text:p>
          </table:table-cell>
          <table:table-cell table:style-name="ce15" table:formula="of:=MAX(MIN([.$D35]-MOD(1000*[$Times.S$3];[.$D35]);MOD(1000*[$Times.S$3];[.$D35]));MIN([.$D35]-MOD(1000*[$Times.S$4];[.$D35]);MOD(1000*[$Times.S$4];[.$D35]));MIN([.$D35]-MOD(1000*[$Times.S$5];[.$D35]);MOD(1000*[$Times.S$5];[.$D35]));MIN([.$D35]-MOD(1000*[$Times.S$6];[.$D35]);MOD(1000*[$Times.S$6];[.$D35]));)" office:value-type="currency" office:currency="ns" office:value="37.9310344827588" calcext:value-type="currency">
            <text:p>38ns</text:p>
          </table:table-cell>
          <table:table-cell table:style-name="ce15" table:formula="of:=MAX(MIN([.$D35]-MOD(1000*[$Times.T$3];[.$D35]);MOD(1000*[$Times.T$3];[.$D35]));MIN([.$D35]-MOD(1000*[$Times.T$4];[.$D35]);MOD(1000*[$Times.T$4];[.$D35]));MIN([.$D35]-MOD(1000*[$Times.T$5];[.$D35]);MOD(1000*[$Times.T$5];[.$D35]));MIN([.$D35]-MOD(1000*[$Times.T$6];[.$D35]);MOD(1000*[$Times.T$6];[.$D35]));)" office:value-type="currency" office:currency="ns" office:value="38.6206896551724" calcext:value-type="currency">
            <text:p>39ns</text:p>
          </table:table-cell>
          <table:table-cell table:style-name="ce15" table:formula="of:=MAX(MIN([.$D35]-MOD(1000*[$Times.U$3];[.$D35]);MOD(1000*[$Times.U$3];[.$D35]));MIN([.$D35]-MOD(1000*[$Times.U$4];[.$D35]);MOD(1000*[$Times.U$4];[.$D35]));MIN([.$D35]-MOD(1000*[$Times.U$5];[.$D35]);MOD(1000*[$Times.U$5];[.$D35]));MIN([.$D35]-MOD(1000*[$Times.U$6];[.$D35]);MOD(1000*[$Times.U$6];[.$D35]));)" office:value-type="currency" office:currency="ns" office:value="35.1724137931034" calcext:value-type="currency">
            <text:p>35ns</text:p>
          </table:table-cell>
          <table:table-cell table:style-name="ce15" table:formula="of:=MAX(MIN([.$D35]-MOD(1000*[$Times.V$3];[.$D35]);MOD(1000*[$Times.V$3];[.$D35]));MIN([.$D35]-MOD(1000*[$Times.V$4];[.$D35]);MOD(1000*[$Times.V$4];[.$D35]));MIN([.$D35]-MOD(1000*[$Times.V$5];[.$D35]);MOD(1000*[$Times.V$5];[.$D35]));MIN([.$D35]-MOD(1000*[$Times.V$6];[.$D35]);MOD(1000*[$Times.V$6];[.$D35]));)" office:value-type="currency" office:currency="ns" office:value="41.3793103448276" calcext:value-type="currency">
            <text:p>41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1.98" calcext:value-type="currency">
            <text:p>11,98 MHz</text:p>
          </table:table-cell>
          <table:table-cell table:style-name="ce10" table:formula="of:=160/[.A36]" office:value-type="float" office:value="13.355592654424" calcext:value-type="float">
            <text:p>13,36</text:p>
          </table:table-cell>
          <table:table-cell table:style-name="ce7" table:formula="of:=ROUND(100*[.B36]) = 100*ROUND([.B36])" office:value-type="boolean" office:boolean-value="false" calcext:value-type="boolean">
            <text:p>FAŁSZ</text:p>
          </table:table-cell>
          <table:table-cell table:style-name="ce13" table:formula="of:=1000/[.A36]" office:value-type="currency" office:currency="ns" office:value="83.4724540901503" calcext:value-type="currency">
            <text:p>83ns</text:p>
          </table:table-cell>
          <table:table-cell table:style-name="ce20" table:formula="of:=([.I36]-MIN([.I$1:.I35]))" office:value-type="float" office:value="-1.97354295654608" calcext:value-type="float">
            <text:p>-1,97</text:p>
          </table:table-cell>
          <table:table-cell table:style-name="ce20" table:formula="of:=IF([.C36]; ([.I36]-MIN([.I$1:.I35]));&quot;&quot;)">
            <text:p/>
          </table:table-cell>
          <table:table-cell table:style-name="ce20" table:formula="of:=([.J36]-MIN([.J$1:.J35]))" office:value-type="float" office:value="-4.01703989407631" calcext:value-type="float">
            <text:p>-4,02</text:p>
          </table:table-cell>
          <table:table-cell table:style-name="ce20" table:formula="of:=([.J36]-MIN([.J$1:.J35]))*[.C36]" office:value-type="float" office:value="-0" calcext:value-type="float">
            <text:p>0,00</text:p>
          </table:table-cell>
          <table:table-cell table:style-name="ce17" table:formula="of:=COM.MICROSOFT.MAXIFS([.K36:.XDF36];[.K$2:.XDF$2];&quot;&quot;)" office:value-type="currency" office:currency="ns" office:value="35.559265442404" calcext:value-type="currency">
            <text:p>36ns</text:p>
          </table:table-cell>
          <table:table-cell table:style-name="ce17" table:formula="of:=MAX([.K36:.XFD36])" office:value-type="currency" office:currency="ns" office:value="37.3622704507513" calcext:value-type="currency">
            <text:p>37ns</text:p>
          </table:table-cell>
          <table:table-cell table:style-name="ce15" table:formula="of:=MAX(MIN([.$D36]-MOD(1000*[$Times.C$3];[.$D36]);MOD(1000*[$Times.C$3];[.$D36]));MIN([.$D36]-MOD(1000*[$Times.C$4];[.$D36]);MOD(1000*[$Times.C$4];[.$D36]));MIN([.$D36]-MOD(1000*[$Times.C$5];[.$D36]);MOD(1000*[$Times.C$5];[.$D36]));MIN([.$D36]-MOD(1000*[$Times.C$6];[.$D36]);MOD(1000*[$Times.C$6];[.$D36]));)" office:value-type="currency" office:currency="ns" office:value="35.559265442404" calcext:value-type="currency">
            <text:p>36ns</text:p>
          </table:table-cell>
          <table:table-cell table:style-name="ce15" table:formula="of:=MAX(MIN([.$D36]-MOD(1000*[$Times.D$3];[.$D36]);MOD(1000*[$Times.D$3];[.$D36]));MIN([.$D36]-MOD(1000*[$Times.D$4];[.$D36]);MOD(1000*[$Times.D$4];[.$D36]));MIN([.$D36]-MOD(1000*[$Times.D$5];[.$D36]);MOD(1000*[$Times.D$5];[.$D36]));MIN([.$D36]-MOD(1000*[$Times.D$6];[.$D36]);MOD(1000*[$Times.D$6];[.$D36]));)" office:value-type="currency" office:currency="ns" office:value="34.7245409015025" calcext:value-type="currency">
            <text:p>35ns</text:p>
          </table:table-cell>
          <table:table-cell table:style-name="ce15" table:formula="of:=MAX(MIN([.$D36]-MOD(1000*[$Times.E$3];[.$D36]);MOD(1000*[$Times.E$3];[.$D36]));MIN([.$D36]-MOD(1000*[$Times.E$4];[.$D36]);MOD(1000*[$Times.E$4];[.$D36]));MIN([.$D36]-MOD(1000*[$Times.E$5];[.$D36]);MOD(1000*[$Times.E$5];[.$D36]));MIN([.$D36]-MOD(1000*[$Times.E$6];[.$D36]);MOD(1000*[$Times.E$6];[.$D36]));)" office:value-type="currency" office:currency="ns" office:value="34.7245409015025" calcext:value-type="currency">
            <text:p>35ns</text:p>
          </table:table-cell>
          <table:table-cell table:style-name="ce15" table:formula="of:=MAX(MIN([.$D36]-MOD(1000*[$Times.F$3];[.$D36]);MOD(1000*[$Times.F$3];[.$D36]));MIN([.$D36]-MOD(1000*[$Times.F$4];[.$D36]);MOD(1000*[$Times.F$4];[.$D36]));MIN([.$D36]-MOD(1000*[$Times.F$5];[.$D36]);MOD(1000*[$Times.F$5];[.$D36]));MIN([.$D36]-MOD(1000*[$Times.F$6];[.$D36]);MOD(1000*[$Times.F$6];[.$D36]));)" office:value-type="currency" office:currency="ns" office:value="30.4173622704508" calcext:value-type="currency">
            <text:p>30ns</text:p>
          </table:table-cell>
          <table:table-cell table:style-name="ce15" table:formula="of:=MAX(MIN([.$D36]-MOD(1000*[$Times.G$3];[.$D36]);MOD(1000*[$Times.G$3];[.$D36]));MIN([.$D36]-MOD(1000*[$Times.G$4];[.$D36]);MOD(1000*[$Times.G$4];[.$D36]));MIN([.$D36]-MOD(1000*[$Times.G$5];[.$D36]);MOD(1000*[$Times.G$5];[.$D36]));MIN([.$D36]-MOD(1000*[$Times.G$6];[.$D36]);MOD(1000*[$Times.G$6];[.$D36]));)" office:value-type="currency" office:currency="ns" office:value="37.3622704507513" calcext:value-type="currency">
            <text:p>37ns</text:p>
          </table:table-cell>
          <table:table-cell table:style-name="ce15" table:formula="of:=MAX(MIN([.$D36]-MOD(1000*[$Times.H$3];[.$D36]);MOD(1000*[$Times.H$3];[.$D36]));MIN([.$D36]-MOD(1000*[$Times.H$4];[.$D36]);MOD(1000*[$Times.H$4];[.$D36]));MIN([.$D36]-MOD(1000*[$Times.H$5];[.$D36]);MOD(1000*[$Times.H$5];[.$D36]));MIN([.$D36]-MOD(1000*[$Times.H$6];[.$D36]);MOD(1000*[$Times.H$6];[.$D36]));)" office:value-type="currency" office:currency="ns" office:value="30.4173622704508" calcext:value-type="currency">
            <text:p>30ns</text:p>
          </table:table-cell>
          <table:table-cell table:style-name="ce15" table:formula="of:=MAX(MIN([.$D36]-MOD(1000*[$Times.I$3];[.$D36]);MOD(1000*[$Times.I$3];[.$D36]));MIN([.$D36]-MOD(1000*[$Times.I$4];[.$D36]);MOD(1000*[$Times.I$4];[.$D36]));MIN([.$D36]-MOD(1000*[$Times.I$5];[.$D36]);MOD(1000*[$Times.I$5];[.$D36]));MIN([.$D36]-MOD(1000*[$Times.I$6];[.$D36]);MOD(1000*[$Times.I$6];[.$D36]));)" office:value-type="currency" office:currency="ns" office:value="37.3622704507513" calcext:value-type="currency">
            <text:p>37ns</text:p>
          </table:table-cell>
          <table:table-cell table:style-name="ce15" table:formula="of:=MAX(MIN([.$D36]-MOD(1000*[$Times.J$3];[.$D36]);MOD(1000*[$Times.J$3];[.$D36]));MIN([.$D36]-MOD(1000*[$Times.J$4];[.$D36]);MOD(1000*[$Times.J$4];[.$D36]));MIN([.$D36]-MOD(1000*[$Times.J$5];[.$D36]);MOD(1000*[$Times.J$5];[.$D36]));MIN([.$D36]-MOD(1000*[$Times.J$6];[.$D36]);MOD(1000*[$Times.J$6];[.$D36]));)" office:value-type="currency" office:currency="ns" office:value="30.4173622704508" calcext:value-type="currency">
            <text:p>30ns</text:p>
          </table:table-cell>
          <table:table-cell table:style-name="ce15" table:formula="of:=MAX(MIN([.$D36]-MOD(1000*[$Times.K$3];[.$D36]);MOD(1000*[$Times.K$3];[.$D36]));MIN([.$D36]-MOD(1000*[$Times.K$4];[.$D36]);MOD(1000*[$Times.K$4];[.$D36]));MIN([.$D36]-MOD(1000*[$Times.K$5];[.$D36]);MOD(1000*[$Times.K$5];[.$D36]));MIN([.$D36]-MOD(1000*[$Times.K$6];[.$D36]);MOD(1000*[$Times.K$6];[.$D36]));)" office:value-type="currency" office:currency="ns" office:value="37.3622704507513" calcext:value-type="currency">
            <text:p>37ns</text:p>
          </table:table-cell>
          <table:table-cell table:style-name="ce15" table:formula="of:=MAX(MIN([.$D36]-MOD(1000*[$Times.L$3];[.$D36]);MOD(1000*[$Times.L$3];[.$D36]));MIN([.$D36]-MOD(1000*[$Times.L$4];[.$D36]);MOD(1000*[$Times.L$4];[.$D36]));MIN([.$D36]-MOD(1000*[$Times.L$5];[.$D36]);MOD(1000*[$Times.L$5];[.$D36]));MIN([.$D36]-MOD(1000*[$Times.L$6];[.$D36]);MOD(1000*[$Times.L$6];[.$D36]));)" office:value-type="currency" office:currency="ns" office:value="30.4173622704508" calcext:value-type="currency">
            <text:p>30ns</text:p>
          </table:table-cell>
          <table:table-cell table:style-name="ce15" table:formula="of:=MAX(MIN([.$D36]-MOD(1000*[$Times.M$3];[.$D36]);MOD(1000*[$Times.M$3];[.$D36]));MIN([.$D36]-MOD(1000*[$Times.M$4];[.$D36]);MOD(1000*[$Times.M$4];[.$D36]));MIN([.$D36]-MOD(1000*[$Times.M$5];[.$D36]);MOD(1000*[$Times.M$5];[.$D36]));MIN([.$D36]-MOD(1000*[$Times.M$6];[.$D36]);MOD(1000*[$Times.M$6];[.$D36]));)" office:value-type="currency" office:currency="ns" office:value="37.3622704507513" calcext:value-type="currency">
            <text:p>37ns</text:p>
          </table:table-cell>
          <table:table-cell table:style-name="ce15" table:formula="of:=MAX(MIN([.$D36]-MOD(1000*[$Times.N$3];[.$D36]);MOD(1000*[$Times.N$3];[.$D36]));MIN([.$D36]-MOD(1000*[$Times.N$4];[.$D36]);MOD(1000*[$Times.N$4];[.$D36]));MIN([.$D36]-MOD(1000*[$Times.N$5];[.$D36]);MOD(1000*[$Times.N$5];[.$D36]));MIN([.$D36]-MOD(1000*[$Times.N$6];[.$D36]);MOD(1000*[$Times.N$6];[.$D36]));)" office:value-type="currency" office:currency="ns" office:value="30.4173622704508" calcext:value-type="currency">
            <text:p>30ns</text:p>
          </table:table-cell>
          <table:table-cell table:style-name="ce15" table:formula="of:=MAX(MIN([.$D36]-MOD(1000*[$Times.O$3];[.$D36]);MOD(1000*[$Times.O$3];[.$D36]));MIN([.$D36]-MOD(1000*[$Times.O$4];[.$D36]);MOD(1000*[$Times.O$4];[.$D36]));MIN([.$D36]-MOD(1000*[$Times.O$5];[.$D36]);MOD(1000*[$Times.O$5];[.$D36]));MIN([.$D36]-MOD(1000*[$Times.O$6];[.$D36]);MOD(1000*[$Times.O$6];[.$D36]));)" office:value-type="currency" office:currency="ns" office:value="37.3622704507513" calcext:value-type="currency">
            <text:p>37ns</text:p>
          </table:table-cell>
          <table:table-cell table:style-name="ce15" table:formula="of:=MAX(MIN([.$D36]-MOD(1000*[$Times.P$3];[.$D36]);MOD(1000*[$Times.P$3];[.$D36]));MIN([.$D36]-MOD(1000*[$Times.P$4];[.$D36]);MOD(1000*[$Times.P$4];[.$D36]));MIN([.$D36]-MOD(1000*[$Times.P$5];[.$D36]);MOD(1000*[$Times.P$5];[.$D36]));MIN([.$D36]-MOD(1000*[$Times.P$6];[.$D36]);MOD(1000*[$Times.P$6];[.$D36]));)" office:value-type="currency" office:currency="ns" office:value="30.4173622704508" calcext:value-type="currency">
            <text:p>30ns</text:p>
          </table:table-cell>
          <table:table-cell table:style-name="ce15" table:formula="of:=MAX(MIN([.$D36]-MOD(1000*[$Times.Q$3];[.$D36]);MOD(1000*[$Times.Q$3];[.$D36]));MIN([.$D36]-MOD(1000*[$Times.Q$4];[.$D36]);MOD(1000*[$Times.Q$4];[.$D36]));MIN([.$D36]-MOD(1000*[$Times.Q$5];[.$D36]);MOD(1000*[$Times.Q$5];[.$D36]));MIN([.$D36]-MOD(1000*[$Times.Q$6];[.$D36]);MOD(1000*[$Times.Q$6];[.$D36]));)" office:value-type="currency" office:currency="ns" office:value="37.3622704507513" calcext:value-type="currency">
            <text:p>37ns</text:p>
          </table:table-cell>
          <table:table-cell table:style-name="ce15" table:formula="of:=MAX(MIN([.$D36]-MOD(1000*[$Times.R$3];[.$D36]);MOD(1000*[$Times.R$3];[.$D36]));MIN([.$D36]-MOD(1000*[$Times.R$4];[.$D36]);MOD(1000*[$Times.R$4];[.$D36]));MIN([.$D36]-MOD(1000*[$Times.R$5];[.$D36]);MOD(1000*[$Times.R$5];[.$D36]));MIN([.$D36]-MOD(1000*[$Times.R$6];[.$D36]);MOD(1000*[$Times.R$6];[.$D36]));)" office:value-type="currency" office:currency="ns" office:value="30.4173622704508" calcext:value-type="currency">
            <text:p>30ns</text:p>
          </table:table-cell>
          <table:table-cell table:style-name="ce15" table:formula="of:=MAX(MIN([.$D36]-MOD(1000*[$Times.S$3];[.$D36]);MOD(1000*[$Times.S$3];[.$D36]));MIN([.$D36]-MOD(1000*[$Times.S$4];[.$D36]);MOD(1000*[$Times.S$4];[.$D36]));MIN([.$D36]-MOD(1000*[$Times.S$5];[.$D36]);MOD(1000*[$Times.S$5];[.$D36]));MIN([.$D36]-MOD(1000*[$Times.S$6];[.$D36]);MOD(1000*[$Times.S$6];[.$D36]));)" office:value-type="currency" office:currency="ns" office:value="37.3622704507513" calcext:value-type="currency">
            <text:p>37ns</text:p>
          </table:table-cell>
          <table:table-cell table:style-name="ce15" table:formula="of:=MAX(MIN([.$D36]-MOD(1000*[$Times.T$3];[.$D36]);MOD(1000*[$Times.T$3];[.$D36]));MIN([.$D36]-MOD(1000*[$Times.T$4];[.$D36]);MOD(1000*[$Times.T$4];[.$D36]));MIN([.$D36]-MOD(1000*[$Times.T$5];[.$D36]);MOD(1000*[$Times.T$5];[.$D36]));MIN([.$D36]-MOD(1000*[$Times.T$6];[.$D36]);MOD(1000*[$Times.T$6];[.$D36]));)" office:value-type="currency" office:currency="ns" office:value="30.4173622704508" calcext:value-type="currency">
            <text:p>30ns</text:p>
          </table:table-cell>
          <table:table-cell table:style-name="ce15" table:formula="of:=MAX(MIN([.$D36]-MOD(1000*[$Times.U$3];[.$D36]);MOD(1000*[$Times.U$3];[.$D36]));MIN([.$D36]-MOD(1000*[$Times.U$4];[.$D36]);MOD(1000*[$Times.U$4];[.$D36]));MIN([.$D36]-MOD(1000*[$Times.U$5];[.$D36]);MOD(1000*[$Times.U$5];[.$D36]));MIN([.$D36]-MOD(1000*[$Times.U$6];[.$D36]);MOD(1000*[$Times.U$6];[.$D36]));)" office:value-type="currency" office:currency="ns" office:value="37.3622704507513" calcext:value-type="currency">
            <text:p>37ns</text:p>
          </table:table-cell>
          <table:table-cell table:style-name="ce15" table:formula="of:=MAX(MIN([.$D36]-MOD(1000*[$Times.V$3];[.$D36]);MOD(1000*[$Times.V$3];[.$D36]));MIN([.$D36]-MOD(1000*[$Times.V$4];[.$D36]);MOD(1000*[$Times.V$4];[.$D36]));MIN([.$D36]-MOD(1000*[$Times.V$5];[.$D36]);MOD(1000*[$Times.V$5];[.$D36]));MIN([.$D36]-MOD(1000*[$Times.V$6];[.$D36]);MOD(1000*[$Times.V$6];[.$D36]));)" office:value-type="currency" office:currency="ns" office:value="33.889816360601" calcext:value-type="currency">
            <text:p>34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2" calcext:value-type="currency">
            <text:p>12,00 MHz</text:p>
          </table:table-cell>
          <table:table-cell table:style-name="ce10" table:formula="of:=160/[.A37]" office:value-type="float" office:value="13.3333333333333" calcext:value-type="float">
            <text:p>13,33</text:p>
          </table:table-cell>
          <table:table-cell table:style-name="ce7" table:formula="of:=ROUND(100*[.B37]) = 100*ROUND([.B37])" office:value-type="boolean" office:boolean-value="false" calcext:value-type="boolean">
            <text:p>FAŁSZ</text:p>
          </table:table-cell>
          <table:table-cell table:style-name="ce13" table:formula="of:=1000/[.A37]" office:value-type="currency" office:currency="ns" office:value="83.3333333333333" calcext:value-type="currency">
            <text:p>83ns</text:p>
          </table:table-cell>
          <table:table-cell table:style-name="ce20" table:formula="of:=([.I37]-MIN([.I$1:.I36]))" office:value-type="float" office:value="-2.22593210907056" calcext:value-type="float">
            <text:p>-2,23</text:p>
          </table:table-cell>
          <table:table-cell table:style-name="ce20" table:formula="of:=IF([.C37]; ([.I37]-MIN([.I$1:.I36]));&quot;&quot;)">
            <text:p/>
          </table:table-cell>
          <table:table-cell table:style-name="ce20" table:formula="of:=([.J37]-MIN([.J$1:.J36]))" office:value-type="float" office:value="-0.695603784084611" calcext:value-type="float">
            <text:p>-0,70</text:p>
          </table:table-cell>
          <table:table-cell table:style-name="ce20" table:formula="of:=([.J37]-MIN([.J$1:.J36]))*[.C37]" office:value-type="float" office:value="-0" calcext:value-type="float">
            <text:p>0,00</text:p>
          </table:table-cell>
          <table:table-cell table:style-name="ce17" table:formula="of:=COM.MICROSOFT.MAXIFS([.K37:.XDF37];[.K$2:.XDF$2];&quot;&quot;)" office:value-type="currency" office:currency="ns" office:value="33.3333333333335" calcext:value-type="currency">
            <text:p>33ns</text:p>
          </table:table-cell>
          <table:table-cell table:style-name="ce17" table:formula="of:=MAX([.K37:.XFD37])" office:value-type="currency" office:currency="ns" office:value="36.6666666666666" calcext:value-type="currency">
            <text:p>37ns</text:p>
          </table:table-cell>
          <table:table-cell table:style-name="ce15" table:formula="of:=MAX(MIN([.$D37]-MOD(1000*[$Times.C$3];[.$D37]);MOD(1000*[$Times.C$3];[.$D37]));MIN([.$D37]-MOD(1000*[$Times.C$4];[.$D37]);MOD(1000*[$Times.C$4];[.$D37]));MIN([.$D37]-MOD(1000*[$Times.C$5];[.$D37]);MOD(1000*[$Times.C$5];[.$D37]));MIN([.$D37]-MOD(1000*[$Times.C$6];[.$D37]);MOD(1000*[$Times.C$6];[.$D37]));)" office:value-type="currency" office:currency="ns" office:value="33.3333333333335" calcext:value-type="currency">
            <text:p>33ns</text:p>
          </table:table-cell>
          <table:table-cell table:style-name="ce15" table:formula="of:=MAX(MIN([.$D37]-MOD(1000*[$Times.D$3];[.$D37]);MOD(1000*[$Times.D$3];[.$D37]));MIN([.$D37]-MOD(1000*[$Times.D$4];[.$D37]);MOD(1000*[$Times.D$4];[.$D37]));MIN([.$D37]-MOD(1000*[$Times.D$5];[.$D37]);MOD(1000*[$Times.D$5];[.$D37]));MIN([.$D37]-MOD(1000*[$Times.D$6];[.$D37]);MOD(1000*[$Times.D$6];[.$D37]));)" office:value-type="currency" office:currency="ns" office:value="33.3333333333334" calcext:value-type="currency">
            <text:p>33ns</text:p>
          </table:table-cell>
          <table:table-cell table:style-name="ce15" table:formula="of:=MAX(MIN([.$D37]-MOD(1000*[$Times.E$3];[.$D37]);MOD(1000*[$Times.E$3];[.$D37]));MIN([.$D37]-MOD(1000*[$Times.E$4];[.$D37]);MOD(1000*[$Times.E$4];[.$D37]));MIN([.$D37]-MOD(1000*[$Times.E$5];[.$D37]);MOD(1000*[$Times.E$5];[.$D37]));MIN([.$D37]-MOD(1000*[$Times.E$6];[.$D37]);MOD(1000*[$Times.E$6];[.$D37]));)" office:value-type="currency" office:currency="ns" office:value="33.3333333333334" calcext:value-type="currency">
            <text:p>33ns</text:p>
          </table:table-cell>
          <table:table-cell table:style-name="ce15" table:formula="of:=MAX(MIN([.$D37]-MOD(1000*[$Times.F$3];[.$D37]);MOD(1000*[$Times.F$3];[.$D37]));MIN([.$D37]-MOD(1000*[$Times.F$4];[.$D37]);MOD(1000*[$Times.F$4];[.$D37]));MIN([.$D37]-MOD(1000*[$Times.F$5];[.$D37]);MOD(1000*[$Times.F$5];[.$D37]));MIN([.$D37]-MOD(1000*[$Times.F$6];[.$D37]);MOD(1000*[$Times.F$6];[.$D37]));)" office:value-type="currency" office:currency="ns" office:value="30" calcext:value-type="currency">
            <text:p>30ns</text:p>
          </table:table-cell>
          <table:table-cell table:style-name="ce15" table:formula="of:=MAX(MIN([.$D37]-MOD(1000*[$Times.G$3];[.$D37]);MOD(1000*[$Times.G$3];[.$D37]));MIN([.$D37]-MOD(1000*[$Times.G$4];[.$D37]);MOD(1000*[$Times.G$4];[.$D37]));MIN([.$D37]-MOD(1000*[$Times.G$5];[.$D37]);MOD(1000*[$Times.G$5];[.$D37]));MIN([.$D37]-MOD(1000*[$Times.G$6];[.$D37]);MOD(1000*[$Times.G$6];[.$D37]));)" office:value-type="currency" office:currency="ns" office:value="36.6666666666666" calcext:value-type="currency">
            <text:p>37ns</text:p>
          </table:table-cell>
          <table:table-cell table:style-name="ce15" table:formula="of:=MAX(MIN([.$D37]-MOD(1000*[$Times.H$3];[.$D37]);MOD(1000*[$Times.H$3];[.$D37]));MIN([.$D37]-MOD(1000*[$Times.H$4];[.$D37]);MOD(1000*[$Times.H$4];[.$D37]));MIN([.$D37]-MOD(1000*[$Times.H$5];[.$D37]);MOD(1000*[$Times.H$5];[.$D37]));MIN([.$D37]-MOD(1000*[$Times.H$6];[.$D37]);MOD(1000*[$Times.H$6];[.$D37]));)" office:value-type="currency" office:currency="ns" office:value="30" calcext:value-type="currency">
            <text:p>30ns</text:p>
          </table:table-cell>
          <table:table-cell table:style-name="ce15" table:formula="of:=MAX(MIN([.$D37]-MOD(1000*[$Times.I$3];[.$D37]);MOD(1000*[$Times.I$3];[.$D37]));MIN([.$D37]-MOD(1000*[$Times.I$4];[.$D37]);MOD(1000*[$Times.I$4];[.$D37]));MIN([.$D37]-MOD(1000*[$Times.I$5];[.$D37]);MOD(1000*[$Times.I$5];[.$D37]));MIN([.$D37]-MOD(1000*[$Times.I$6];[.$D37]);MOD(1000*[$Times.I$6];[.$D37]));)" office:value-type="currency" office:currency="ns" office:value="36.6666666666666" calcext:value-type="currency">
            <text:p>37ns</text:p>
          </table:table-cell>
          <table:table-cell table:style-name="ce15" table:formula="of:=MAX(MIN([.$D37]-MOD(1000*[$Times.J$3];[.$D37]);MOD(1000*[$Times.J$3];[.$D37]));MIN([.$D37]-MOD(1000*[$Times.J$4];[.$D37]);MOD(1000*[$Times.J$4];[.$D37]));MIN([.$D37]-MOD(1000*[$Times.J$5];[.$D37]);MOD(1000*[$Times.J$5];[.$D37]));MIN([.$D37]-MOD(1000*[$Times.J$6];[.$D37]);MOD(1000*[$Times.J$6];[.$D37]));)" office:value-type="currency" office:currency="ns" office:value="30" calcext:value-type="currency">
            <text:p>30ns</text:p>
          </table:table-cell>
          <table:table-cell table:style-name="ce15" table:formula="of:=MAX(MIN([.$D37]-MOD(1000*[$Times.K$3];[.$D37]);MOD(1000*[$Times.K$3];[.$D37]));MIN([.$D37]-MOD(1000*[$Times.K$4];[.$D37]);MOD(1000*[$Times.K$4];[.$D37]));MIN([.$D37]-MOD(1000*[$Times.K$5];[.$D37]);MOD(1000*[$Times.K$5];[.$D37]));MIN([.$D37]-MOD(1000*[$Times.K$6];[.$D37]);MOD(1000*[$Times.K$6];[.$D37]));)" office:value-type="currency" office:currency="ns" office:value="36.6666666666666" calcext:value-type="currency">
            <text:p>37ns</text:p>
          </table:table-cell>
          <table:table-cell table:style-name="ce15" table:formula="of:=MAX(MIN([.$D37]-MOD(1000*[$Times.L$3];[.$D37]);MOD(1000*[$Times.L$3];[.$D37]));MIN([.$D37]-MOD(1000*[$Times.L$4];[.$D37]);MOD(1000*[$Times.L$4];[.$D37]));MIN([.$D37]-MOD(1000*[$Times.L$5];[.$D37]);MOD(1000*[$Times.L$5];[.$D37]));MIN([.$D37]-MOD(1000*[$Times.L$6];[.$D37]);MOD(1000*[$Times.L$6];[.$D37]));)" office:value-type="currency" office:currency="ns" office:value="30" calcext:value-type="currency">
            <text:p>30ns</text:p>
          </table:table-cell>
          <table:table-cell table:style-name="ce15" table:formula="of:=MAX(MIN([.$D37]-MOD(1000*[$Times.M$3];[.$D37]);MOD(1000*[$Times.M$3];[.$D37]));MIN([.$D37]-MOD(1000*[$Times.M$4];[.$D37]);MOD(1000*[$Times.M$4];[.$D37]));MIN([.$D37]-MOD(1000*[$Times.M$5];[.$D37]);MOD(1000*[$Times.M$5];[.$D37]));MIN([.$D37]-MOD(1000*[$Times.M$6];[.$D37]);MOD(1000*[$Times.M$6];[.$D37]));)" office:value-type="currency" office:currency="ns" office:value="36.6666666666666" calcext:value-type="currency">
            <text:p>37ns</text:p>
          </table:table-cell>
          <table:table-cell table:style-name="ce15" table:formula="of:=MAX(MIN([.$D37]-MOD(1000*[$Times.N$3];[.$D37]);MOD(1000*[$Times.N$3];[.$D37]));MIN([.$D37]-MOD(1000*[$Times.N$4];[.$D37]);MOD(1000*[$Times.N$4];[.$D37]));MIN([.$D37]-MOD(1000*[$Times.N$5];[.$D37]);MOD(1000*[$Times.N$5];[.$D37]));MIN([.$D37]-MOD(1000*[$Times.N$6];[.$D37]);MOD(1000*[$Times.N$6];[.$D37]));)" office:value-type="currency" office:currency="ns" office:value="30" calcext:value-type="currency">
            <text:p>30ns</text:p>
          </table:table-cell>
          <table:table-cell table:style-name="ce15" table:formula="of:=MAX(MIN([.$D37]-MOD(1000*[$Times.O$3];[.$D37]);MOD(1000*[$Times.O$3];[.$D37]));MIN([.$D37]-MOD(1000*[$Times.O$4];[.$D37]);MOD(1000*[$Times.O$4];[.$D37]));MIN([.$D37]-MOD(1000*[$Times.O$5];[.$D37]);MOD(1000*[$Times.O$5];[.$D37]));MIN([.$D37]-MOD(1000*[$Times.O$6];[.$D37]);MOD(1000*[$Times.O$6];[.$D37]));)" office:value-type="currency" office:currency="ns" office:value="36.6666666666666" calcext:value-type="currency">
            <text:p>37ns</text:p>
          </table:table-cell>
          <table:table-cell table:style-name="ce15" table:formula="of:=MAX(MIN([.$D37]-MOD(1000*[$Times.P$3];[.$D37]);MOD(1000*[$Times.P$3];[.$D37]));MIN([.$D37]-MOD(1000*[$Times.P$4];[.$D37]);MOD(1000*[$Times.P$4];[.$D37]));MIN([.$D37]-MOD(1000*[$Times.P$5];[.$D37]);MOD(1000*[$Times.P$5];[.$D37]));MIN([.$D37]-MOD(1000*[$Times.P$6];[.$D37]);MOD(1000*[$Times.P$6];[.$D37]));)" office:value-type="currency" office:currency="ns" office:value="30" calcext:value-type="currency">
            <text:p>30ns</text:p>
          </table:table-cell>
          <table:table-cell table:style-name="ce15" table:formula="of:=MAX(MIN([.$D37]-MOD(1000*[$Times.Q$3];[.$D37]);MOD(1000*[$Times.Q$3];[.$D37]));MIN([.$D37]-MOD(1000*[$Times.Q$4];[.$D37]);MOD(1000*[$Times.Q$4];[.$D37]));MIN([.$D37]-MOD(1000*[$Times.Q$5];[.$D37]);MOD(1000*[$Times.Q$5];[.$D37]));MIN([.$D37]-MOD(1000*[$Times.Q$6];[.$D37]);MOD(1000*[$Times.Q$6];[.$D37]));)" office:value-type="currency" office:currency="ns" office:value="36.6666666666666" calcext:value-type="currency">
            <text:p>37ns</text:p>
          </table:table-cell>
          <table:table-cell table:style-name="ce15" table:formula="of:=MAX(MIN([.$D37]-MOD(1000*[$Times.R$3];[.$D37]);MOD(1000*[$Times.R$3];[.$D37]));MIN([.$D37]-MOD(1000*[$Times.R$4];[.$D37]);MOD(1000*[$Times.R$4];[.$D37]));MIN([.$D37]-MOD(1000*[$Times.R$5];[.$D37]);MOD(1000*[$Times.R$5];[.$D37]));MIN([.$D37]-MOD(1000*[$Times.R$6];[.$D37]);MOD(1000*[$Times.R$6];[.$D37]));)" office:value-type="currency" office:currency="ns" office:value="30" calcext:value-type="currency">
            <text:p>30ns</text:p>
          </table:table-cell>
          <table:table-cell table:style-name="ce15" table:formula="of:=MAX(MIN([.$D37]-MOD(1000*[$Times.S$3];[.$D37]);MOD(1000*[$Times.S$3];[.$D37]));MIN([.$D37]-MOD(1000*[$Times.S$4];[.$D37]);MOD(1000*[$Times.S$4];[.$D37]));MIN([.$D37]-MOD(1000*[$Times.S$5];[.$D37]);MOD(1000*[$Times.S$5];[.$D37]));MIN([.$D37]-MOD(1000*[$Times.S$6];[.$D37]);MOD(1000*[$Times.S$6];[.$D37]));)" office:value-type="currency" office:currency="ns" office:value="36.6666666666666" calcext:value-type="currency">
            <text:p>37ns</text:p>
          </table:table-cell>
          <table:table-cell table:style-name="ce15" table:formula="of:=MAX(MIN([.$D37]-MOD(1000*[$Times.T$3];[.$D37]);MOD(1000*[$Times.T$3];[.$D37]));MIN([.$D37]-MOD(1000*[$Times.T$4];[.$D37]);MOD(1000*[$Times.T$4];[.$D37]));MIN([.$D37]-MOD(1000*[$Times.T$5];[.$D37]);MOD(1000*[$Times.T$5];[.$D37]));MIN([.$D37]-MOD(1000*[$Times.T$6];[.$D37]);MOD(1000*[$Times.T$6];[.$D37]));)" office:value-type="currency" office:currency="ns" office:value="30" calcext:value-type="currency">
            <text:p>30ns</text:p>
          </table:table-cell>
          <table:table-cell table:style-name="ce15" table:formula="of:=MAX(MIN([.$D37]-MOD(1000*[$Times.U$3];[.$D37]);MOD(1000*[$Times.U$3];[.$D37]));MIN([.$D37]-MOD(1000*[$Times.U$4];[.$D37]);MOD(1000*[$Times.U$4];[.$D37]));MIN([.$D37]-MOD(1000*[$Times.U$5];[.$D37]);MOD(1000*[$Times.U$5];[.$D37]));MIN([.$D37]-MOD(1000*[$Times.U$6];[.$D37]);MOD(1000*[$Times.U$6];[.$D37]));)" office:value-type="currency" office:currency="ns" office:value="36.6666666666666" calcext:value-type="currency">
            <text:p>37ns</text:p>
          </table:table-cell>
          <table:table-cell table:style-name="ce15" table:formula="of:=MAX(MIN([.$D37]-MOD(1000*[$Times.V$3];[.$D37]);MOD(1000*[$Times.V$3];[.$D37]));MIN([.$D37]-MOD(1000*[$Times.V$4];[.$D37]);MOD(1000*[$Times.V$4];[.$D37]));MIN([.$D37]-MOD(1000*[$Times.V$5];[.$D37]);MOD(1000*[$Times.V$5];[.$D37]));MIN([.$D37]-MOD(1000*[$Times.V$6];[.$D37]);MOD(1000*[$Times.V$6];[.$D37]));)" office:value-type="currency" office:currency="ns" office:value="33.3333333333333" calcext:value-type="currency">
            <text:p>33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2.31" calcext:value-type="currency">
            <text:p>12,31 MHz</text:p>
          </table:table-cell>
          <table:table-cell table:style-name="ce10" table:formula="of:=160/[.A38]" office:value-type="float" office:value="12.9975629569456" calcext:value-type="float">
            <text:p>13,00</text:p>
          </table:table-cell>
          <table:table-cell table:style-name="ce7" table:formula="of:=ROUND(100*[.B38]) = 100*ROUND([.B38])" office:value-type="boolean" office:boolean-value="true" calcext:value-type="boolean">
            <text:p>PRAWDA</text:p>
          </table:table-cell>
          <table:table-cell table:style-name="ce13" table:formula="of:=1000/[.A38]" office:value-type="currency" office:currency="ns" office:value="81.2347684809098" calcext:value-type="currency">
            <text:p>81ns</text:p>
          </table:table-cell>
          <table:table-cell table:style-name="ce20" table:formula="of:=([.I38]-MIN([.I$1:.I37]))" office:value-type="float" office:value="4.31898185756836" calcext:value-type="float">
            <text:p>4,32</text:p>
          </table:table-cell>
          <table:table-cell table:style-name="ce20" table:formula="of:=IF([.C38]; ([.I38]-MIN([.I$1:.I37]));&quot;&quot;)" office:value-type="float" office:value="4.31898185756836" calcext:value-type="float">
            <text:p>4,32</text:p>
          </table:table-cell>
          <table:table-cell table:style-name="ce20" table:formula="of:=([.J38]-MIN([.J$1:.J37]))" office:value-type="float" office:value="0.985648524235202" calcext:value-type="float">
            <text:p>0,99</text:p>
          </table:table-cell>
          <table:table-cell table:style-name="ce20" table:formula="of:=([.J38]-MIN([.J$1:.J37]))*[.C38]" office:value-type="float" office:value="0.985648524235202" calcext:value-type="float">
            <text:p>0,99</text:p>
          </table:table-cell>
          <table:table-cell table:style-name="ce17" table:formula="of:=COM.MICROSOFT.MAXIFS([.K38:.XDF38];[.K$2:.XDF$2];&quot;&quot;)" office:value-type="currency" office:currency="ns" office:value="37.6523151909018" calcext:value-type="currency">
            <text:p>38ns</text:p>
          </table:table-cell>
          <table:table-cell table:style-name="ce17" table:formula="of:=MAX([.K38:.XFD38])" office:value-type="currency" office:currency="ns" office:value="37.6523151909018" calcext:value-type="currency">
            <text:p>38ns</text:p>
          </table:table-cell>
          <table:table-cell table:style-name="ce15" table:formula="of:=MAX(MIN([.$D38]-MOD(1000*[$Times.C$3];[.$D38]);MOD(1000*[$Times.C$3];[.$D38]));MIN([.$D38]-MOD(1000*[$Times.C$4];[.$D38]);MOD(1000*[$Times.C$4];[.$D38]));MIN([.$D38]-MOD(1000*[$Times.C$5];[.$D38]);MOD(1000*[$Times.C$5];[.$D38]));MIN([.$D38]-MOD(1000*[$Times.C$6];[.$D38]);MOD(1000*[$Times.C$6];[.$D38]));)" office:value-type="currency" office:currency="ns" office:value="30.8692120227455" calcext:value-type="currency">
            <text:p>31ns</text:p>
          </table:table-cell>
          <table:table-cell table:style-name="ce15" table:formula="of:=MAX(MIN([.$D38]-MOD(1000*[$Times.D$3];[.$D38]);MOD(1000*[$Times.D$3];[.$D38]));MIN([.$D38]-MOD(1000*[$Times.D$4];[.$D38]);MOD(1000*[$Times.D$4];[.$D38]));MIN([.$D38]-MOD(1000*[$Times.D$5];[.$D38]);MOD(1000*[$Times.D$5];[.$D38]));MIN([.$D38]-MOD(1000*[$Times.D$6];[.$D38]);MOD(1000*[$Times.D$6];[.$D38]));)" office:value-type="currency" office:currency="ns" office:value="31.3566206336312" calcext:value-type="currency">
            <text:p>31ns</text:p>
          </table:table-cell>
          <table:table-cell table:style-name="ce15" table:formula="of:=MAX(MIN([.$D38]-MOD(1000*[$Times.E$3];[.$D38]);MOD(1000*[$Times.E$3];[.$D38]));MIN([.$D38]-MOD(1000*[$Times.E$4];[.$D38]);MOD(1000*[$Times.E$4];[.$D38]));MIN([.$D38]-MOD(1000*[$Times.E$5];[.$D38]);MOD(1000*[$Times.E$5];[.$D38]));MIN([.$D38]-MOD(1000*[$Times.E$6];[.$D38]);MOD(1000*[$Times.E$6];[.$D38]));)" office:value-type="currency" office:currency="ns" office:value="37.6523151909018" calcext:value-type="currency">
            <text:p>38ns</text:p>
          </table:table-cell>
          <table:table-cell table:style-name="ce15" table:formula="of:=MAX(MIN([.$D38]-MOD(1000*[$Times.F$3];[.$D38]);MOD(1000*[$Times.F$3];[.$D38]));MIN([.$D38]-MOD(1000*[$Times.F$4];[.$D38]);MOD(1000*[$Times.F$4];[.$D38]));MIN([.$D38]-MOD(1000*[$Times.F$5];[.$D38]);MOD(1000*[$Times.F$5];[.$D38]));MIN([.$D38]-MOD(1000*[$Times.F$6];[.$D38]);MOD(1000*[$Times.F$6];[.$D38]));)" office:value-type="currency" office:currency="ns" office:value="23.7043054427295" calcext:value-type="currency">
            <text:p>24ns</text:p>
          </table:table-cell>
          <table:table-cell table:style-name="ce15" table:formula="of:=MAX(MIN([.$D38]-MOD(1000*[$Times.G$3];[.$D38]);MOD(1000*[$Times.G$3];[.$D38]));MIN([.$D38]-MOD(1000*[$Times.G$4];[.$D38]);MOD(1000*[$Times.G$4];[.$D38]));MIN([.$D38]-MOD(1000*[$Times.G$5];[.$D38]);MOD(1000*[$Times.G$5];[.$D38]));MIN([.$D38]-MOD(1000*[$Times.G$6];[.$D38]);MOD(1000*[$Times.G$6];[.$D38]));)" office:value-type="currency" office:currency="ns" office:value="26.1738424045491" calcext:value-type="currency">
            <text:p>26ns</text:p>
          </table:table-cell>
          <table:table-cell table:style-name="ce15" table:formula="of:=MAX(MIN([.$D38]-MOD(1000*[$Times.H$3];[.$D38]);MOD(1000*[$Times.H$3];[.$D38]));MIN([.$D38]-MOD(1000*[$Times.H$4];[.$D38]);MOD(1000*[$Times.H$4];[.$D38]));MIN([.$D38]-MOD(1000*[$Times.H$5];[.$D38]);MOD(1000*[$Times.H$5];[.$D38]));MIN([.$D38]-MOD(1000*[$Times.H$6];[.$D38]);MOD(1000*[$Times.H$6];[.$D38]));)" office:value-type="currency" office:currency="ns" office:value="23.7043054427295" calcext:value-type="currency">
            <text:p>24ns</text:p>
          </table:table-cell>
          <table:table-cell table:style-name="ce15" table:formula="of:=MAX(MIN([.$D38]-MOD(1000*[$Times.I$3];[.$D38]);MOD(1000*[$Times.I$3];[.$D38]));MIN([.$D38]-MOD(1000*[$Times.I$4];[.$D38]);MOD(1000*[$Times.I$4];[.$D38]));MIN([.$D38]-MOD(1000*[$Times.I$5];[.$D38]);MOD(1000*[$Times.I$5];[.$D38]));MIN([.$D38]-MOD(1000*[$Times.I$6];[.$D38]);MOD(1000*[$Times.I$6];[.$D38]));)" office:value-type="currency" office:currency="ns" office:value="26.1738424045491" calcext:value-type="currency">
            <text:p>26ns</text:p>
          </table:table-cell>
          <table:table-cell table:style-name="ce15" table:formula="of:=MAX(MIN([.$D38]-MOD(1000*[$Times.J$3];[.$D38]);MOD(1000*[$Times.J$3];[.$D38]));MIN([.$D38]-MOD(1000*[$Times.J$4];[.$D38]);MOD(1000*[$Times.J$4];[.$D38]));MIN([.$D38]-MOD(1000*[$Times.J$5];[.$D38]);MOD(1000*[$Times.J$5];[.$D38]));MIN([.$D38]-MOD(1000*[$Times.J$6];[.$D38]);MOD(1000*[$Times.J$6];[.$D38]));)" office:value-type="currency" office:currency="ns" office:value="23.7043054427295" calcext:value-type="currency">
            <text:p>24ns</text:p>
          </table:table-cell>
          <table:table-cell table:style-name="ce15" table:formula="of:=MAX(MIN([.$D38]-MOD(1000*[$Times.K$3];[.$D38]);MOD(1000*[$Times.K$3];[.$D38]));MIN([.$D38]-MOD(1000*[$Times.K$4];[.$D38]);MOD(1000*[$Times.K$4];[.$D38]));MIN([.$D38]-MOD(1000*[$Times.K$5];[.$D38]);MOD(1000*[$Times.K$5];[.$D38]));MIN([.$D38]-MOD(1000*[$Times.K$6];[.$D38]);MOD(1000*[$Times.K$6];[.$D38]));)" office:value-type="currency" office:currency="ns" office:value="26.1738424045491" calcext:value-type="currency">
            <text:p>26ns</text:p>
          </table:table-cell>
          <table:table-cell table:style-name="ce15" table:formula="of:=MAX(MIN([.$D38]-MOD(1000*[$Times.L$3];[.$D38]);MOD(1000*[$Times.L$3];[.$D38]));MIN([.$D38]-MOD(1000*[$Times.L$4];[.$D38]);MOD(1000*[$Times.L$4];[.$D38]));MIN([.$D38]-MOD(1000*[$Times.L$5];[.$D38]);MOD(1000*[$Times.L$5];[.$D38]));MIN([.$D38]-MOD(1000*[$Times.L$6];[.$D38]);MOD(1000*[$Times.L$6];[.$D38]));)" office:value-type="currency" office:currency="ns" office:value="23.7043054427295" calcext:value-type="currency">
            <text:p>24ns</text:p>
          </table:table-cell>
          <table:table-cell table:style-name="ce15" table:formula="of:=MAX(MIN([.$D38]-MOD(1000*[$Times.M$3];[.$D38]);MOD(1000*[$Times.M$3];[.$D38]));MIN([.$D38]-MOD(1000*[$Times.M$4];[.$D38]);MOD(1000*[$Times.M$4];[.$D38]));MIN([.$D38]-MOD(1000*[$Times.M$5];[.$D38]);MOD(1000*[$Times.M$5];[.$D38]));MIN([.$D38]-MOD(1000*[$Times.M$6];[.$D38]);MOD(1000*[$Times.M$6];[.$D38]));)" office:value-type="currency" office:currency="ns" office:value="26.1738424045491" calcext:value-type="currency">
            <text:p>26ns</text:p>
          </table:table-cell>
          <table:table-cell table:style-name="ce15" table:formula="of:=MAX(MIN([.$D38]-MOD(1000*[$Times.N$3];[.$D38]);MOD(1000*[$Times.N$3];[.$D38]));MIN([.$D38]-MOD(1000*[$Times.N$4];[.$D38]);MOD(1000*[$Times.N$4];[.$D38]));MIN([.$D38]-MOD(1000*[$Times.N$5];[.$D38]);MOD(1000*[$Times.N$5];[.$D38]));MIN([.$D38]-MOD(1000*[$Times.N$6];[.$D38]);MOD(1000*[$Times.N$6];[.$D38]));)" office:value-type="currency" office:currency="ns" office:value="23.7043054427295" calcext:value-type="currency">
            <text:p>24ns</text:p>
          </table:table-cell>
          <table:table-cell table:style-name="ce15" table:formula="of:=MAX(MIN([.$D38]-MOD(1000*[$Times.O$3];[.$D38]);MOD(1000*[$Times.O$3];[.$D38]));MIN([.$D38]-MOD(1000*[$Times.O$4];[.$D38]);MOD(1000*[$Times.O$4];[.$D38]));MIN([.$D38]-MOD(1000*[$Times.O$5];[.$D38]);MOD(1000*[$Times.O$5];[.$D38]));MIN([.$D38]-MOD(1000*[$Times.O$6];[.$D38]);MOD(1000*[$Times.O$6];[.$D38]));)" office:value-type="currency" office:currency="ns" office:value="26.1738424045491" calcext:value-type="currency">
            <text:p>26ns</text:p>
          </table:table-cell>
          <table:table-cell table:style-name="ce15" table:formula="of:=MAX(MIN([.$D38]-MOD(1000*[$Times.P$3];[.$D38]);MOD(1000*[$Times.P$3];[.$D38]));MIN([.$D38]-MOD(1000*[$Times.P$4];[.$D38]);MOD(1000*[$Times.P$4];[.$D38]));MIN([.$D38]-MOD(1000*[$Times.P$5];[.$D38]);MOD(1000*[$Times.P$5];[.$D38]));MIN([.$D38]-MOD(1000*[$Times.P$6];[.$D38]);MOD(1000*[$Times.P$6];[.$D38]));)" office:value-type="currency" office:currency="ns" office:value="23.7043054427295" calcext:value-type="currency">
            <text:p>24ns</text:p>
          </table:table-cell>
          <table:table-cell table:style-name="ce15" table:formula="of:=MAX(MIN([.$D38]-MOD(1000*[$Times.Q$3];[.$D38]);MOD(1000*[$Times.Q$3];[.$D38]));MIN([.$D38]-MOD(1000*[$Times.Q$4];[.$D38]);MOD(1000*[$Times.Q$4];[.$D38]));MIN([.$D38]-MOD(1000*[$Times.Q$5];[.$D38]);MOD(1000*[$Times.Q$5];[.$D38]));MIN([.$D38]-MOD(1000*[$Times.Q$6];[.$D38]);MOD(1000*[$Times.Q$6];[.$D38]));)" office:value-type="currency" office:currency="ns" office:value="26.1738424045491" calcext:value-type="currency">
            <text:p>26ns</text:p>
          </table:table-cell>
          <table:table-cell table:style-name="ce15" table:formula="of:=MAX(MIN([.$D38]-MOD(1000*[$Times.R$3];[.$D38]);MOD(1000*[$Times.R$3];[.$D38]));MIN([.$D38]-MOD(1000*[$Times.R$4];[.$D38]);MOD(1000*[$Times.R$4];[.$D38]));MIN([.$D38]-MOD(1000*[$Times.R$5];[.$D38]);MOD(1000*[$Times.R$5];[.$D38]));MIN([.$D38]-MOD(1000*[$Times.R$6];[.$D38]);MOD(1000*[$Times.R$6];[.$D38]));)" office:value-type="currency" office:currency="ns" office:value="23.7043054427295" calcext:value-type="currency">
            <text:p>24ns</text:p>
          </table:table-cell>
          <table:table-cell table:style-name="ce15" table:formula="of:=MAX(MIN([.$D38]-MOD(1000*[$Times.S$3];[.$D38]);MOD(1000*[$Times.S$3];[.$D38]));MIN([.$D38]-MOD(1000*[$Times.S$4];[.$D38]);MOD(1000*[$Times.S$4];[.$D38]));MIN([.$D38]-MOD(1000*[$Times.S$5];[.$D38]);MOD(1000*[$Times.S$5];[.$D38]));MIN([.$D38]-MOD(1000*[$Times.S$6];[.$D38]);MOD(1000*[$Times.S$6];[.$D38]));)" office:value-type="currency" office:currency="ns" office:value="26.1738424045491" calcext:value-type="currency">
            <text:p>26ns</text:p>
          </table:table-cell>
          <table:table-cell table:style-name="ce15" table:formula="of:=MAX(MIN([.$D38]-MOD(1000*[$Times.T$3];[.$D38]);MOD(1000*[$Times.T$3];[.$D38]));MIN([.$D38]-MOD(1000*[$Times.T$4];[.$D38]);MOD(1000*[$Times.T$4];[.$D38]));MIN([.$D38]-MOD(1000*[$Times.T$5];[.$D38]);MOD(1000*[$Times.T$5];[.$D38]));MIN([.$D38]-MOD(1000*[$Times.T$6];[.$D38]);MOD(1000*[$Times.T$6];[.$D38]));)" office:value-type="currency" office:currency="ns" office:value="23.7043054427295" calcext:value-type="currency">
            <text:p>24ns</text:p>
          </table:table-cell>
          <table:table-cell table:style-name="ce15" table:formula="of:=MAX(MIN([.$D38]-MOD(1000*[$Times.U$3];[.$D38]);MOD(1000*[$Times.U$3];[.$D38]));MIN([.$D38]-MOD(1000*[$Times.U$4];[.$D38]);MOD(1000*[$Times.U$4];[.$D38]));MIN([.$D38]-MOD(1000*[$Times.U$5];[.$D38]);MOD(1000*[$Times.U$5];[.$D38]));MIN([.$D38]-MOD(1000*[$Times.U$6];[.$D38]);MOD(1000*[$Times.U$6];[.$D38]));)" office:value-type="currency" office:currency="ns" office:value="26.1738424045491" calcext:value-type="currency">
            <text:p>26ns</text:p>
          </table:table-cell>
          <table:table-cell table:style-name="ce15" table:formula="of:=MAX(MIN([.$D38]-MOD(1000*[$Times.V$3];[.$D38]);MOD(1000*[$Times.V$3];[.$D38]));MIN([.$D38]-MOD(1000*[$Times.V$4];[.$D38]);MOD(1000*[$Times.V$4];[.$D38]));MIN([.$D38]-MOD(1000*[$Times.V$5];[.$D38]);MOD(1000*[$Times.V$5];[.$D38]));MIN([.$D38]-MOD(1000*[$Times.V$6];[.$D38]);MOD(1000*[$Times.V$6];[.$D38]));)" office:value-type="currency" office:currency="ns" office:value="31.3566206336312" calcext:value-type="currency">
            <text:p>31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2.36" calcext:value-type="currency">
            <text:p>12,36 MHz</text:p>
          </table:table-cell>
          <table:table-cell table:style-name="ce10" table:formula="of:=160/[.A39]" office:value-type="float" office:value="12.9449838187702" calcext:value-type="float">
            <text:p>12,94</text:p>
          </table:table-cell>
          <table:table-cell table:style-name="ce7" table:formula="of:=ROUND(100*[.B39]) = 100*ROUND([.B39])" office:value-type="boolean" office:boolean-value="false" calcext:value-type="boolean">
            <text:p>FAŁSZ</text:p>
          </table:table-cell>
          <table:table-cell table:style-name="ce13" table:formula="of:=1000/[.A39]" office:value-type="currency" office:currency="ns" office:value="80.9061488673139" calcext:value-type="currency">
            <text:p>81ns</text:p>
          </table:table-cell>
          <table:table-cell table:style-name="ce20" table:formula="of:=([.I39]-MIN([.I$1:.I38]))" office:value-type="float" office:value="6.63430420711957" calcext:value-type="float">
            <text:p>6,63</text:p>
          </table:table-cell>
          <table:table-cell table:style-name="ce20" table:formula="of:=IF([.C39]; ([.I39]-MIN([.I$1:.I38]));&quot;&quot;)">
            <text:p/>
          </table:table-cell>
          <table:table-cell table:style-name="ce20" table:formula="of:=([.J39]-MIN([.J$1:.J38]))" office:value-type="float" office:value="3.30097087378641" calcext:value-type="float">
            <text:p>3,30</text:p>
          </table:table-cell>
          <table:table-cell table:style-name="ce20" table:formula="of:=([.J39]-MIN([.J$1:.J38]))*[.C39]" office:value-type="float" office:value="0" calcext:value-type="float">
            <text:p>0,00</text:p>
          </table:table-cell>
          <table:table-cell table:style-name="ce17" table:formula="of:=COM.MICROSOFT.MAXIFS([.K39:.XDF39];[.K$2:.XDF$2];&quot;&quot;)" office:value-type="currency" office:currency="ns" office:value="39.9676375404531" calcext:value-type="currency">
            <text:p>40ns</text:p>
          </table:table-cell>
          <table:table-cell table:style-name="ce17" table:formula="of:=MAX([.K39:.XFD39])" office:value-type="currency" office:currency="ns" office:value="39.9676375404531" calcext:value-type="currency">
            <text:p>40ns</text:p>
          </table:table-cell>
          <table:table-cell table:style-name="ce15" table:formula="of:=MAX(MIN([.$D39]-MOD(1000*[$Times.C$3];[.$D39]);MOD(1000*[$Times.C$3];[.$D39]));MIN([.$D39]-MOD(1000*[$Times.C$4];[.$D39]);MOD(1000*[$Times.C$4];[.$D39]));MIN([.$D39]-MOD(1000*[$Times.C$5];[.$D39]);MOD(1000*[$Times.C$5];[.$D39]));MIN([.$D39]-MOD(1000*[$Times.C$6];[.$D39]);MOD(1000*[$Times.C$6];[.$D39]));)" office:value-type="currency" office:currency="ns" office:value="22.653721682848" calcext:value-type="currency">
            <text:p>23ns</text:p>
          </table:table-cell>
          <table:table-cell table:style-name="ce15" table:formula="of:=MAX(MIN([.$D39]-MOD(1000*[$Times.D$3];[.$D39]);MOD(1000*[$Times.D$3];[.$D39]));MIN([.$D39]-MOD(1000*[$Times.D$4];[.$D39]);MOD(1000*[$Times.D$4];[.$D39]));MIN([.$D39]-MOD(1000*[$Times.D$5];[.$D39]);MOD(1000*[$Times.D$5];[.$D39]));MIN([.$D39]-MOD(1000*[$Times.D$6];[.$D39]);MOD(1000*[$Times.D$6];[.$D39]));)" office:value-type="currency" office:currency="ns" office:value="33.6569579288026" calcext:value-type="currency">
            <text:p>34ns</text:p>
          </table:table-cell>
          <table:table-cell table:style-name="ce15" table:formula="of:=MAX(MIN([.$D39]-MOD(1000*[$Times.E$3];[.$D39]);MOD(1000*[$Times.E$3];[.$D39]));MIN([.$D39]-MOD(1000*[$Times.E$4];[.$D39]);MOD(1000*[$Times.E$4];[.$D39]));MIN([.$D39]-MOD(1000*[$Times.E$5];[.$D39]);MOD(1000*[$Times.E$5];[.$D39]));MIN([.$D39]-MOD(1000*[$Times.E$6];[.$D39]);MOD(1000*[$Times.E$6];[.$D39]));)" office:value-type="currency" office:currency="ns" office:value="39.9676375404531" calcext:value-type="currency">
            <text:p>40ns</text:p>
          </table:table-cell>
          <table:table-cell table:style-name="ce15" table:formula="of:=MAX(MIN([.$D39]-MOD(1000*[$Times.F$3];[.$D39]);MOD(1000*[$Times.F$3];[.$D39]));MIN([.$D39]-MOD(1000*[$Times.F$4];[.$D39]);MOD(1000*[$Times.F$4];[.$D39]));MIN([.$D39]-MOD(1000*[$Times.F$5];[.$D39]);MOD(1000*[$Times.F$5];[.$D39]));MIN([.$D39]-MOD(1000*[$Times.F$6];[.$D39]);MOD(1000*[$Times.F$6];[.$D39]));)" office:value-type="currency" office:currency="ns" office:value="22.7184466019418" calcext:value-type="currency">
            <text:p>23ns</text:p>
          </table:table-cell>
          <table:table-cell table:style-name="ce15" table:formula="of:=MAX(MIN([.$D39]-MOD(1000*[$Times.G$3];[.$D39]);MOD(1000*[$Times.G$3];[.$D39]));MIN([.$D39]-MOD(1000*[$Times.G$4];[.$D39]);MOD(1000*[$Times.G$4];[.$D39]));MIN([.$D39]-MOD(1000*[$Times.G$5];[.$D39]);MOD(1000*[$Times.G$5];[.$D39]));MIN([.$D39]-MOD(1000*[$Times.G$6];[.$D39]);MOD(1000*[$Times.G$6];[.$D39]));)" office:value-type="currency" office:currency="ns" office:value="29.1262135922329" calcext:value-type="currency">
            <text:p>29ns</text:p>
          </table:table-cell>
          <table:table-cell table:style-name="ce15" table:formula="of:=MAX(MIN([.$D39]-MOD(1000*[$Times.H$3];[.$D39]);MOD(1000*[$Times.H$3];[.$D39]));MIN([.$D39]-MOD(1000*[$Times.H$4];[.$D39]);MOD(1000*[$Times.H$4];[.$D39]));MIN([.$D39]-MOD(1000*[$Times.H$5];[.$D39]);MOD(1000*[$Times.H$5];[.$D39]));MIN([.$D39]-MOD(1000*[$Times.H$6];[.$D39]);MOD(1000*[$Times.H$6];[.$D39]));)" office:value-type="currency" office:currency="ns" office:value="22.7184466019418" calcext:value-type="currency">
            <text:p>23ns</text:p>
          </table:table-cell>
          <table:table-cell table:style-name="ce15" table:formula="of:=MAX(MIN([.$D39]-MOD(1000*[$Times.I$3];[.$D39]);MOD(1000*[$Times.I$3];[.$D39]));MIN([.$D39]-MOD(1000*[$Times.I$4];[.$D39]);MOD(1000*[$Times.I$4];[.$D39]));MIN([.$D39]-MOD(1000*[$Times.I$5];[.$D39]);MOD(1000*[$Times.I$5];[.$D39]));MIN([.$D39]-MOD(1000*[$Times.I$6];[.$D39]);MOD(1000*[$Times.I$6];[.$D39]));)" office:value-type="currency" office:currency="ns" office:value="24.5307443365696" calcext:value-type="currency">
            <text:p>25ns</text:p>
          </table:table-cell>
          <table:table-cell table:style-name="ce15" table:formula="of:=MAX(MIN([.$D39]-MOD(1000*[$Times.J$3];[.$D39]);MOD(1000*[$Times.J$3];[.$D39]));MIN([.$D39]-MOD(1000*[$Times.J$4];[.$D39]);MOD(1000*[$Times.J$4];[.$D39]));MIN([.$D39]-MOD(1000*[$Times.J$5];[.$D39]);MOD(1000*[$Times.J$5];[.$D39]));MIN([.$D39]-MOD(1000*[$Times.J$6];[.$D39]);MOD(1000*[$Times.J$6];[.$D39]));)" office:value-type="currency" office:currency="ns" office:value="22.7184466019418" calcext:value-type="currency">
            <text:p>23ns</text:p>
          </table:table-cell>
          <table:table-cell table:style-name="ce15" table:formula="of:=MAX(MIN([.$D39]-MOD(1000*[$Times.K$3];[.$D39]);MOD(1000*[$Times.K$3];[.$D39]));MIN([.$D39]-MOD(1000*[$Times.K$4];[.$D39]);MOD(1000*[$Times.K$4];[.$D39]));MIN([.$D39]-MOD(1000*[$Times.K$5];[.$D39]);MOD(1000*[$Times.K$5];[.$D39]));MIN([.$D39]-MOD(1000*[$Times.K$6];[.$D39]);MOD(1000*[$Times.K$6];[.$D39]));)" office:value-type="currency" office:currency="ns" office:value="24.5307443365696" calcext:value-type="currency">
            <text:p>25ns</text:p>
          </table:table-cell>
          <table:table-cell table:style-name="ce15" table:formula="of:=MAX(MIN([.$D39]-MOD(1000*[$Times.L$3];[.$D39]);MOD(1000*[$Times.L$3];[.$D39]));MIN([.$D39]-MOD(1000*[$Times.L$4];[.$D39]);MOD(1000*[$Times.L$4];[.$D39]));MIN([.$D39]-MOD(1000*[$Times.L$5];[.$D39]);MOD(1000*[$Times.L$5];[.$D39]));MIN([.$D39]-MOD(1000*[$Times.L$6];[.$D39]);MOD(1000*[$Times.L$6];[.$D39]));)" office:value-type="currency" office:currency="ns" office:value="22.7184466019418" calcext:value-type="currency">
            <text:p>23ns</text:p>
          </table:table-cell>
          <table:table-cell table:style-name="ce15" table:formula="of:=MAX(MIN([.$D39]-MOD(1000*[$Times.M$3];[.$D39]);MOD(1000*[$Times.M$3];[.$D39]));MIN([.$D39]-MOD(1000*[$Times.M$4];[.$D39]);MOD(1000*[$Times.M$4];[.$D39]));MIN([.$D39]-MOD(1000*[$Times.M$5];[.$D39]);MOD(1000*[$Times.M$5];[.$D39]));MIN([.$D39]-MOD(1000*[$Times.M$6];[.$D39]);MOD(1000*[$Times.M$6];[.$D39]));)" office:value-type="currency" office:currency="ns" office:value="24.5307443365696" calcext:value-type="currency">
            <text:p>25ns</text:p>
          </table:table-cell>
          <table:table-cell table:style-name="ce15" table:formula="of:=MAX(MIN([.$D39]-MOD(1000*[$Times.N$3];[.$D39]);MOD(1000*[$Times.N$3];[.$D39]));MIN([.$D39]-MOD(1000*[$Times.N$4];[.$D39]);MOD(1000*[$Times.N$4];[.$D39]));MIN([.$D39]-MOD(1000*[$Times.N$5];[.$D39]);MOD(1000*[$Times.N$5];[.$D39]));MIN([.$D39]-MOD(1000*[$Times.N$6];[.$D39]);MOD(1000*[$Times.N$6];[.$D39]));)" office:value-type="currency" office:currency="ns" office:value="22.7184466019418" calcext:value-type="currency">
            <text:p>23ns</text:p>
          </table:table-cell>
          <table:table-cell table:style-name="ce15" table:formula="of:=MAX(MIN([.$D39]-MOD(1000*[$Times.O$3];[.$D39]);MOD(1000*[$Times.O$3];[.$D39]));MIN([.$D39]-MOD(1000*[$Times.O$4];[.$D39]);MOD(1000*[$Times.O$4];[.$D39]));MIN([.$D39]-MOD(1000*[$Times.O$5];[.$D39]);MOD(1000*[$Times.O$5];[.$D39]));MIN([.$D39]-MOD(1000*[$Times.O$6];[.$D39]);MOD(1000*[$Times.O$6];[.$D39]));)" office:value-type="currency" office:currency="ns" office:value="29.1262135922329" calcext:value-type="currency">
            <text:p>29ns</text:p>
          </table:table-cell>
          <table:table-cell table:style-name="ce15" table:formula="of:=MAX(MIN([.$D39]-MOD(1000*[$Times.P$3];[.$D39]);MOD(1000*[$Times.P$3];[.$D39]));MIN([.$D39]-MOD(1000*[$Times.P$4];[.$D39]);MOD(1000*[$Times.P$4];[.$D39]));MIN([.$D39]-MOD(1000*[$Times.P$5];[.$D39]);MOD(1000*[$Times.P$5];[.$D39]));MIN([.$D39]-MOD(1000*[$Times.P$6];[.$D39]);MOD(1000*[$Times.P$6];[.$D39]));)" office:value-type="currency" office:currency="ns" office:value="22.7184466019418" calcext:value-type="currency">
            <text:p>23ns</text:p>
          </table:table-cell>
          <table:table-cell table:style-name="ce15" table:formula="of:=MAX(MIN([.$D39]-MOD(1000*[$Times.Q$3];[.$D39]);MOD(1000*[$Times.Q$3];[.$D39]));MIN([.$D39]-MOD(1000*[$Times.Q$4];[.$D39]);MOD(1000*[$Times.Q$4];[.$D39]));MIN([.$D39]-MOD(1000*[$Times.Q$5];[.$D39]);MOD(1000*[$Times.Q$5];[.$D39]));MIN([.$D39]-MOD(1000*[$Times.Q$6];[.$D39]);MOD(1000*[$Times.Q$6];[.$D39]));)" office:value-type="currency" office:currency="ns" office:value="24.5307443365696" calcext:value-type="currency">
            <text:p>25ns</text:p>
          </table:table-cell>
          <table:table-cell table:style-name="ce15" table:formula="of:=MAX(MIN([.$D39]-MOD(1000*[$Times.R$3];[.$D39]);MOD(1000*[$Times.R$3];[.$D39]));MIN([.$D39]-MOD(1000*[$Times.R$4];[.$D39]);MOD(1000*[$Times.R$4];[.$D39]));MIN([.$D39]-MOD(1000*[$Times.R$5];[.$D39]);MOD(1000*[$Times.R$5];[.$D39]));MIN([.$D39]-MOD(1000*[$Times.R$6];[.$D39]);MOD(1000*[$Times.R$6];[.$D39]));)" office:value-type="currency" office:currency="ns" office:value="22.7184466019418" calcext:value-type="currency">
            <text:p>23ns</text:p>
          </table:table-cell>
          <table:table-cell table:style-name="ce15" table:formula="of:=MAX(MIN([.$D39]-MOD(1000*[$Times.S$3];[.$D39]);MOD(1000*[$Times.S$3];[.$D39]));MIN([.$D39]-MOD(1000*[$Times.S$4];[.$D39]);MOD(1000*[$Times.S$4];[.$D39]));MIN([.$D39]-MOD(1000*[$Times.S$5];[.$D39]);MOD(1000*[$Times.S$5];[.$D39]));MIN([.$D39]-MOD(1000*[$Times.S$6];[.$D39]);MOD(1000*[$Times.S$6];[.$D39]));)" office:value-type="currency" office:currency="ns" office:value="24.5307443365696" calcext:value-type="currency">
            <text:p>25ns</text:p>
          </table:table-cell>
          <table:table-cell table:style-name="ce15" table:formula="of:=MAX(MIN([.$D39]-MOD(1000*[$Times.T$3];[.$D39]);MOD(1000*[$Times.T$3];[.$D39]));MIN([.$D39]-MOD(1000*[$Times.T$4];[.$D39]);MOD(1000*[$Times.T$4];[.$D39]));MIN([.$D39]-MOD(1000*[$Times.T$5];[.$D39]);MOD(1000*[$Times.T$5];[.$D39]));MIN([.$D39]-MOD(1000*[$Times.T$6];[.$D39]);MOD(1000*[$Times.T$6];[.$D39]));)" office:value-type="currency" office:currency="ns" office:value="22.7184466019418" calcext:value-type="currency">
            <text:p>23ns</text:p>
          </table:table-cell>
          <table:table-cell table:style-name="ce15" table:formula="of:=MAX(MIN([.$D39]-MOD(1000*[$Times.U$3];[.$D39]);MOD(1000*[$Times.U$3];[.$D39]));MIN([.$D39]-MOD(1000*[$Times.U$4];[.$D39]);MOD(1000*[$Times.U$4];[.$D39]));MIN([.$D39]-MOD(1000*[$Times.U$5];[.$D39]);MOD(1000*[$Times.U$5];[.$D39]));MIN([.$D39]-MOD(1000*[$Times.U$6];[.$D39]);MOD(1000*[$Times.U$6];[.$D39]));)" office:value-type="currency" office:currency="ns" office:value="29.1262135922329" calcext:value-type="currency">
            <text:p>29ns</text:p>
          </table:table-cell>
          <table:table-cell table:style-name="ce15" table:formula="of:=MAX(MIN([.$D39]-MOD(1000*[$Times.V$3];[.$D39]);MOD(1000*[$Times.V$3];[.$D39]));MIN([.$D39]-MOD(1000*[$Times.V$4];[.$D39]);MOD(1000*[$Times.V$4];[.$D39]));MIN([.$D39]-MOD(1000*[$Times.V$5];[.$D39]);MOD(1000*[$Times.V$5];[.$D39]));MIN([.$D39]-MOD(1000*[$Times.V$6];[.$D39]);MOD(1000*[$Times.V$6];[.$D39]));)" office:value-type="currency" office:currency="ns" office:value="33.6569579288026" calcext:value-type="currency">
            <text:p>34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2.75" calcext:value-type="currency">
            <text:p>12,75 MHz</text:p>
          </table:table-cell>
          <table:table-cell table:style-name="ce10" table:formula="of:=160/[.A40]" office:value-type="float" office:value="12.5490196078431" calcext:value-type="float">
            <text:p>12,55</text:p>
          </table:table-cell>
          <table:table-cell table:style-name="ce7" table:formula="of:=ROUND(100*[.B40]) = 100*ROUND([.B40])" office:value-type="boolean" office:boolean-value="false" calcext:value-type="boolean">
            <text:p>FAŁSZ</text:p>
          </table:table-cell>
          <table:table-cell table:style-name="ce13" table:formula="of:=1000/[.A40]" office:value-type="currency" office:currency="ns" office:value="78.4313725490196" calcext:value-type="currency">
            <text:p>78ns</text:p>
          </table:table-cell>
          <table:table-cell table:style-name="ce20" table:formula="of:=([.I40]-MIN([.I$1:.I39]))" office:value-type="float" office:value="5.88235294117612" calcext:value-type="float">
            <text:p>5,88</text:p>
          </table:table-cell>
          <table:table-cell table:style-name="ce20" table:formula="of:=IF([.C40]; ([.I40]-MIN([.I$1:.I39]));&quot;&quot;)">
            <text:p/>
          </table:table-cell>
          <table:table-cell table:style-name="ce20" table:formula="of:=([.J40]-MIN([.J$1:.J39]))" office:value-type="float" office:value="2.54901960784296" calcext:value-type="float">
            <text:p>2,55</text:p>
          </table:table-cell>
          <table:table-cell table:style-name="ce20" table:formula="of:=([.J40]-MIN([.J$1:.J39]))*[.C40]" office:value-type="float" office:value="0" calcext:value-type="float">
            <text:p>0,00</text:p>
          </table:table-cell>
          <table:table-cell table:style-name="ce17" table:formula="of:=COM.MICROSOFT.MAXIFS([.K40:.XDF40];[.K$2:.XDF$2];&quot;&quot;)" office:value-type="currency" office:currency="ns" office:value="39.2156862745096" calcext:value-type="currency">
            <text:p>39ns</text:p>
          </table:table-cell>
          <table:table-cell table:style-name="ce17" table:formula="of:=MAX([.K40:.XFD40])" office:value-type="currency" office:currency="ns" office:value="39.2156862745096" calcext:value-type="currency">
            <text:p>39ns</text:p>
          </table:table-cell>
          <table:table-cell table:style-name="ce15" table:formula="of:=MAX(MIN([.$D40]-MOD(1000*[$Times.C$3];[.$D40]);MOD(1000*[$Times.C$3];[.$D40]));MIN([.$D40]-MOD(1000*[$Times.C$4];[.$D40]);MOD(1000*[$Times.C$4];[.$D40]));MIN([.$D40]-MOD(1000*[$Times.C$5];[.$D40]);MOD(1000*[$Times.C$5];[.$D40]));MIN([.$D40]-MOD(1000*[$Times.C$6];[.$D40]);MOD(1000*[$Times.C$6];[.$D40]));)" office:value-type="currency" office:currency="ns" office:value="39.2156862745096" calcext:value-type="currency">
            <text:p>39ns</text:p>
          </table:table-cell>
          <table:table-cell table:style-name="ce15" table:formula="of:=MAX(MIN([.$D40]-MOD(1000*[$Times.D$3];[.$D40]);MOD(1000*[$Times.D$3];[.$D40]));MIN([.$D40]-MOD(1000*[$Times.D$4];[.$D40]);MOD(1000*[$Times.D$4];[.$D40]));MIN([.$D40]-MOD(1000*[$Times.D$5];[.$D40]);MOD(1000*[$Times.D$5];[.$D40]));MIN([.$D40]-MOD(1000*[$Times.D$6];[.$D40]);MOD(1000*[$Times.D$6];[.$D40]));)" office:value-type="currency" office:currency="ns" office:value="36.2745098039215" calcext:value-type="currency">
            <text:p>36ns</text:p>
          </table:table-cell>
          <table:table-cell table:style-name="ce15" table:formula="of:=MAX(MIN([.$D40]-MOD(1000*[$Times.E$3];[.$D40]);MOD(1000*[$Times.E$3];[.$D40]));MIN([.$D40]-MOD(1000*[$Times.E$4];[.$D40]);MOD(1000*[$Times.E$4];[.$D40]));MIN([.$D40]-MOD(1000*[$Times.E$5];[.$D40]);MOD(1000*[$Times.E$5];[.$D40]));MIN([.$D40]-MOD(1000*[$Times.E$6];[.$D40]);MOD(1000*[$Times.E$6];[.$D40]));)" office:value-type="currency" office:currency="ns" office:value="20.5882352941177" calcext:value-type="currency">
            <text:p>21ns</text:p>
          </table:table-cell>
          <table:table-cell table:style-name="ce15" table:formula="of:=MAX(MIN([.$D40]-MOD(1000*[$Times.F$3];[.$D40]);MOD(1000*[$Times.F$3];[.$D40]));MIN([.$D40]-MOD(1000*[$Times.F$4];[.$D40]);MOD(1000*[$Times.F$4];[.$D40]));MIN([.$D40]-MOD(1000*[$Times.F$5];[.$D40]);MOD(1000*[$Times.F$5];[.$D40]));MIN([.$D40]-MOD(1000*[$Times.F$6];[.$D40]);MOD(1000*[$Times.F$6];[.$D40]));)" office:value-type="currency" office:currency="ns" office:value="30.9803921568628" calcext:value-type="currency">
            <text:p>31ns</text:p>
          </table:table-cell>
          <table:table-cell table:style-name="ce15" table:formula="of:=MAX(MIN([.$D40]-MOD(1000*[$Times.G$3];[.$D40]);MOD(1000*[$Times.G$3];[.$D40]));MIN([.$D40]-MOD(1000*[$Times.G$4];[.$D40]);MOD(1000*[$Times.G$4];[.$D40]));MIN([.$D40]-MOD(1000*[$Times.G$5];[.$D40]);MOD(1000*[$Times.G$5];[.$D40]));MIN([.$D40]-MOD(1000*[$Times.G$6];[.$D40]);MOD(1000*[$Times.G$6];[.$D40]));)" office:value-type="currency" office:currency="ns" office:value="27.8431372549019" calcext:value-type="currency">
            <text:p>28ns</text:p>
          </table:table-cell>
          <table:table-cell table:style-name="ce15" table:formula="of:=MAX(MIN([.$D40]-MOD(1000*[$Times.H$3];[.$D40]);MOD(1000*[$Times.H$3];[.$D40]));MIN([.$D40]-MOD(1000*[$Times.H$4];[.$D40]);MOD(1000*[$Times.H$4];[.$D40]));MIN([.$D40]-MOD(1000*[$Times.H$5];[.$D40]);MOD(1000*[$Times.H$5];[.$D40]));MIN([.$D40]-MOD(1000*[$Times.H$6];[.$D40]);MOD(1000*[$Times.H$6];[.$D40]));)" office:value-type="currency" office:currency="ns" office:value="34.3137254901962" calcext:value-type="currency">
            <text:p>34ns</text:p>
          </table:table-cell>
          <table:table-cell table:style-name="ce15" table:formula="of:=MAX(MIN([.$D40]-MOD(1000*[$Times.I$3];[.$D40]);MOD(1000*[$Times.I$3];[.$D40]));MIN([.$D40]-MOD(1000*[$Times.I$4];[.$D40]);MOD(1000*[$Times.I$4];[.$D40]));MIN([.$D40]-MOD(1000*[$Times.I$5];[.$D40]);MOD(1000*[$Times.I$5];[.$D40]));MIN([.$D40]-MOD(1000*[$Times.I$6];[.$D40]);MOD(1000*[$Times.I$6];[.$D40]));)" office:value-type="currency" office:currency="ns" office:value="31.3725490196077" calcext:value-type="currency">
            <text:p>31ns</text:p>
          </table:table-cell>
          <table:table-cell table:style-name="ce15" table:formula="of:=MAX(MIN([.$D40]-MOD(1000*[$Times.J$3];[.$D40]);MOD(1000*[$Times.J$3];[.$D40]));MIN([.$D40]-MOD(1000*[$Times.J$4];[.$D40]);MOD(1000*[$Times.J$4];[.$D40]));MIN([.$D40]-MOD(1000*[$Times.J$5];[.$D40]);MOD(1000*[$Times.J$5];[.$D40]));MIN([.$D40]-MOD(1000*[$Times.J$6];[.$D40]);MOD(1000*[$Times.J$6];[.$D40]));)" office:value-type="currency" office:currency="ns" office:value="34.3137254901962" calcext:value-type="currency">
            <text:p>34ns</text:p>
          </table:table-cell>
          <table:table-cell table:style-name="ce15" table:formula="of:=MAX(MIN([.$D40]-MOD(1000*[$Times.K$3];[.$D40]);MOD(1000*[$Times.K$3];[.$D40]));MIN([.$D40]-MOD(1000*[$Times.K$4];[.$D40]);MOD(1000*[$Times.K$4];[.$D40]));MIN([.$D40]-MOD(1000*[$Times.K$5];[.$D40]);MOD(1000*[$Times.K$5];[.$D40]));MIN([.$D40]-MOD(1000*[$Times.K$6];[.$D40]);MOD(1000*[$Times.K$6];[.$D40]));)" office:value-type="currency" office:currency="ns" office:value="31.3725490196077" calcext:value-type="currency">
            <text:p>31ns</text:p>
          </table:table-cell>
          <table:table-cell table:style-name="ce15" table:formula="of:=MAX(MIN([.$D40]-MOD(1000*[$Times.L$3];[.$D40]);MOD(1000*[$Times.L$3];[.$D40]));MIN([.$D40]-MOD(1000*[$Times.L$4];[.$D40]);MOD(1000*[$Times.L$4];[.$D40]));MIN([.$D40]-MOD(1000*[$Times.L$5];[.$D40]);MOD(1000*[$Times.L$5];[.$D40]));MIN([.$D40]-MOD(1000*[$Times.L$6];[.$D40]);MOD(1000*[$Times.L$6];[.$D40]));)" office:value-type="currency" office:currency="ns" office:value="30.9803921568628" calcext:value-type="currency">
            <text:p>31ns</text:p>
          </table:table-cell>
          <table:table-cell table:style-name="ce15" table:formula="of:=MAX(MIN([.$D40]-MOD(1000*[$Times.M$3];[.$D40]);MOD(1000*[$Times.M$3];[.$D40]));MIN([.$D40]-MOD(1000*[$Times.M$4];[.$D40]);MOD(1000*[$Times.M$4];[.$D40]));MIN([.$D40]-MOD(1000*[$Times.M$5];[.$D40]);MOD(1000*[$Times.M$5];[.$D40]));MIN([.$D40]-MOD(1000*[$Times.M$6];[.$D40]);MOD(1000*[$Times.M$6];[.$D40]));)" office:value-type="currency" office:currency="ns" office:value="31.3725490196077" calcext:value-type="currency">
            <text:p>31ns</text:p>
          </table:table-cell>
          <table:table-cell table:style-name="ce15" table:formula="of:=MAX(MIN([.$D40]-MOD(1000*[$Times.N$3];[.$D40]);MOD(1000*[$Times.N$3];[.$D40]));MIN([.$D40]-MOD(1000*[$Times.N$4];[.$D40]);MOD(1000*[$Times.N$4];[.$D40]));MIN([.$D40]-MOD(1000*[$Times.N$5];[.$D40]);MOD(1000*[$Times.N$5];[.$D40]));MIN([.$D40]-MOD(1000*[$Times.N$6];[.$D40]);MOD(1000*[$Times.N$6];[.$D40]));)" office:value-type="currency" office:currency="ns" office:value="30.9803921568628" calcext:value-type="currency">
            <text:p>31ns</text:p>
          </table:table-cell>
          <table:table-cell table:style-name="ce15" table:formula="of:=MAX(MIN([.$D40]-MOD(1000*[$Times.O$3];[.$D40]);MOD(1000*[$Times.O$3];[.$D40]));MIN([.$D40]-MOD(1000*[$Times.O$4];[.$D40]);MOD(1000*[$Times.O$4];[.$D40]));MIN([.$D40]-MOD(1000*[$Times.O$5];[.$D40]);MOD(1000*[$Times.O$5];[.$D40]));MIN([.$D40]-MOD(1000*[$Times.O$6];[.$D40]);MOD(1000*[$Times.O$6];[.$D40]));)" office:value-type="currency" office:currency="ns" office:value="19.607843137255" calcext:value-type="currency">
            <text:p>20ns</text:p>
          </table:table-cell>
          <table:table-cell table:style-name="ce15" table:formula="of:=MAX(MIN([.$D40]-MOD(1000*[$Times.P$3];[.$D40]);MOD(1000*[$Times.P$3];[.$D40]));MIN([.$D40]-MOD(1000*[$Times.P$4];[.$D40]);MOD(1000*[$Times.P$4];[.$D40]));MIN([.$D40]-MOD(1000*[$Times.P$5];[.$D40]);MOD(1000*[$Times.P$5];[.$D40]));MIN([.$D40]-MOD(1000*[$Times.P$6];[.$D40]);MOD(1000*[$Times.P$6];[.$D40]));)" office:value-type="currency" office:currency="ns" office:value="30.9803921568628" calcext:value-type="currency">
            <text:p>31ns</text:p>
          </table:table-cell>
          <table:table-cell table:style-name="ce15" table:formula="of:=MAX(MIN([.$D40]-MOD(1000*[$Times.Q$3];[.$D40]);MOD(1000*[$Times.Q$3];[.$D40]));MIN([.$D40]-MOD(1000*[$Times.Q$4];[.$D40]);MOD(1000*[$Times.Q$4];[.$D40]));MIN([.$D40]-MOD(1000*[$Times.Q$5];[.$D40]);MOD(1000*[$Times.Q$5];[.$D40]));MIN([.$D40]-MOD(1000*[$Times.Q$6];[.$D40]);MOD(1000*[$Times.Q$6];[.$D40]));)" office:value-type="currency" office:currency="ns" office:value="31.3725490196077" calcext:value-type="currency">
            <text:p>31ns</text:p>
          </table:table-cell>
          <table:table-cell table:style-name="ce15" table:formula="of:=MAX(MIN([.$D40]-MOD(1000*[$Times.R$3];[.$D40]);MOD(1000*[$Times.R$3];[.$D40]));MIN([.$D40]-MOD(1000*[$Times.R$4];[.$D40]);MOD(1000*[$Times.R$4];[.$D40]));MIN([.$D40]-MOD(1000*[$Times.R$5];[.$D40]);MOD(1000*[$Times.R$5];[.$D40]));MIN([.$D40]-MOD(1000*[$Times.R$6];[.$D40]);MOD(1000*[$Times.R$6];[.$D40]));)" office:value-type="currency" office:currency="ns" office:value="30.9803921568628" calcext:value-type="currency">
            <text:p>31ns</text:p>
          </table:table-cell>
          <table:table-cell table:style-name="ce15" table:formula="of:=MAX(MIN([.$D40]-MOD(1000*[$Times.S$3];[.$D40]);MOD(1000*[$Times.S$3];[.$D40]));MIN([.$D40]-MOD(1000*[$Times.S$4];[.$D40]);MOD(1000*[$Times.S$4];[.$D40]));MIN([.$D40]-MOD(1000*[$Times.S$5];[.$D40]);MOD(1000*[$Times.S$5];[.$D40]));MIN([.$D40]-MOD(1000*[$Times.S$6];[.$D40]);MOD(1000*[$Times.S$6];[.$D40]));)" office:value-type="currency" office:currency="ns" office:value="31.3725490196077" calcext:value-type="currency">
            <text:p>31ns</text:p>
          </table:table-cell>
          <table:table-cell table:style-name="ce15" table:formula="of:=MAX(MIN([.$D40]-MOD(1000*[$Times.T$3];[.$D40]);MOD(1000*[$Times.T$3];[.$D40]));MIN([.$D40]-MOD(1000*[$Times.T$4];[.$D40]);MOD(1000*[$Times.T$4];[.$D40]));MIN([.$D40]-MOD(1000*[$Times.T$5];[.$D40]);MOD(1000*[$Times.T$5];[.$D40]));MIN([.$D40]-MOD(1000*[$Times.T$6];[.$D40]);MOD(1000*[$Times.T$6];[.$D40]));)" office:value-type="currency" office:currency="ns" office:value="30.9803921568628" calcext:value-type="currency">
            <text:p>31ns</text:p>
          </table:table-cell>
          <table:table-cell table:style-name="ce15" table:formula="of:=MAX(MIN([.$D40]-MOD(1000*[$Times.U$3];[.$D40]);MOD(1000*[$Times.U$3];[.$D40]));MIN([.$D40]-MOD(1000*[$Times.U$4];[.$D40]);MOD(1000*[$Times.U$4];[.$D40]));MIN([.$D40]-MOD(1000*[$Times.U$5];[.$D40]);MOD(1000*[$Times.U$5];[.$D40]));MIN([.$D40]-MOD(1000*[$Times.U$6];[.$D40]);MOD(1000*[$Times.U$6];[.$D40]));)" office:value-type="currency" office:currency="ns" office:value="19.607843137255" calcext:value-type="currency">
            <text:p>20ns</text:p>
          </table:table-cell>
          <table:table-cell table:style-name="ce15" table:formula="of:=MAX(MIN([.$D40]-MOD(1000*[$Times.V$3];[.$D40]);MOD(1000*[$Times.V$3];[.$D40]));MIN([.$D40]-MOD(1000*[$Times.V$4];[.$D40]);MOD(1000*[$Times.V$4];[.$D40]));MIN([.$D40]-MOD(1000*[$Times.V$5];[.$D40]);MOD(1000*[$Times.V$5];[.$D40]));MIN([.$D40]-MOD(1000*[$Times.V$6];[.$D40]);MOD(1000*[$Times.V$6];[.$D40]));)" office:value-type="currency" office:currency="ns" office:value="37.2549019607843" calcext:value-type="currency">
            <text:p>37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3" calcext:value-type="currency">
            <text:p>13,00 MHz</text:p>
          </table:table-cell>
          <table:table-cell table:style-name="ce10" table:formula="of:=160/[.A41]" office:value-type="float" office:value="12.3076923076923" calcext:value-type="float">
            <text:p>12,31</text:p>
          </table:table-cell>
          <table:table-cell table:style-name="ce7" table:formula="of:=ROUND(100*[.B41]) = 100*ROUND([.B41])" office:value-type="boolean" office:boolean-value="false" calcext:value-type="boolean">
            <text:p>FAŁSZ</text:p>
          </table:table-cell>
          <table:table-cell table:style-name="ce13" table:formula="of:=1000/[.A41]" office:value-type="currency" office:currency="ns" office:value="76.9230769230769" calcext:value-type="currency">
            <text:p>77ns</text:p>
          </table:table-cell>
          <table:table-cell table:style-name="ce20" table:formula="of:=([.I41]-MIN([.I$1:.I40]))" office:value-type="float" office:value="5.12820512820497" calcext:value-type="float">
            <text:p>5,13</text:p>
          </table:table-cell>
          <table:table-cell table:style-name="ce20" table:formula="of:=IF([.C41]; ([.I41]-MIN([.I$1:.I40]));&quot;&quot;)">
            <text:p/>
          </table:table-cell>
          <table:table-cell table:style-name="ce20" table:formula="of:=([.J41]-MIN([.J$1:.J40]))" office:value-type="float" office:value="1.79487179487181" calcext:value-type="float">
            <text:p>1,79</text:p>
          </table:table-cell>
          <table:table-cell table:style-name="ce20" table:formula="of:=([.J41]-MIN([.J$1:.J40]))*[.C41]" office:value-type="float" office:value="0" calcext:value-type="float">
            <text:p>0,00</text:p>
          </table:table-cell>
          <table:table-cell table:style-name="ce17" table:formula="of:=COM.MICROSOFT.MAXIFS([.K41:.XDF41];[.K$2:.XDF$2];&quot;&quot;)" office:value-type="currency" office:currency="ns" office:value="38.4615384615385" calcext:value-type="currency">
            <text:p>38ns</text:p>
          </table:table-cell>
          <table:table-cell table:style-name="ce17" table:formula="of:=MAX([.K41:.XFD41])" office:value-type="currency" office:currency="ns" office:value="38.4615384615385" calcext:value-type="currency">
            <text:p>38ns</text:p>
          </table:table-cell>
          <table:table-cell table:style-name="ce15" table:formula="of:=MAX(MIN([.$D41]-MOD(1000*[$Times.C$3];[.$D41]);MOD(1000*[$Times.C$3];[.$D41]));MIN([.$D41]-MOD(1000*[$Times.C$4];[.$D41]);MOD(1000*[$Times.C$4];[.$D41]));MIN([.$D41]-MOD(1000*[$Times.C$5];[.$D41]);MOD(1000*[$Times.C$5];[.$D41]));MIN([.$D41]-MOD(1000*[$Times.C$6];[.$D41]);MOD(1000*[$Times.C$6];[.$D41]));)" office:value-type="currency" office:currency="ns" office:value="38.4615384615385" calcext:value-type="currency">
            <text:p>38ns</text:p>
          </table:table-cell>
          <table:table-cell table:style-name="ce15" table:formula="of:=MAX(MIN([.$D41]-MOD(1000*[$Times.D$3];[.$D41]);MOD(1000*[$Times.D$3];[.$D41]));MIN([.$D41]-MOD(1000*[$Times.D$4];[.$D41]);MOD(1000*[$Times.D$4];[.$D41]));MIN([.$D41]-MOD(1000*[$Times.D$5];[.$D41]);MOD(1000*[$Times.D$5];[.$D41]));MIN([.$D41]-MOD(1000*[$Times.D$6];[.$D41]);MOD(1000*[$Times.D$6];[.$D41]));)" office:value-type="currency" office:currency="ns" office:value="34.6153846153846" calcext:value-type="currency">
            <text:p>35ns</text:p>
          </table:table-cell>
          <table:table-cell table:style-name="ce15" table:formula="of:=MAX(MIN([.$D41]-MOD(1000*[$Times.E$3];[.$D41]);MOD(1000*[$Times.E$3];[.$D41]));MIN([.$D41]-MOD(1000*[$Times.E$4];[.$D41]);MOD(1000*[$Times.E$4];[.$D41]));MIN([.$D41]-MOD(1000*[$Times.E$5];[.$D41]);MOD(1000*[$Times.E$5];[.$D41]));MIN([.$D41]-MOD(1000*[$Times.E$6];[.$D41]);MOD(1000*[$Times.E$6];[.$D41]));)" office:value-type="currency" office:currency="ns" office:value="30.7692307692308" calcext:value-type="currency">
            <text:p>31ns</text:p>
          </table:table-cell>
          <table:table-cell table:style-name="ce15" table:formula="of:=MAX(MIN([.$D41]-MOD(1000*[$Times.F$3];[.$D41]);MOD(1000*[$Times.F$3];[.$D41]));MIN([.$D41]-MOD(1000*[$Times.F$4];[.$D41]);MOD(1000*[$Times.F$4];[.$D41]));MIN([.$D41]-MOD(1000*[$Times.F$5];[.$D41]);MOD(1000*[$Times.F$5];[.$D41]));MIN([.$D41]-MOD(1000*[$Times.F$6];[.$D41]);MOD(1000*[$Times.F$6];[.$D41]));)" office:value-type="currency" office:currency="ns" office:value="35.3846153846154" calcext:value-type="currency">
            <text:p>35ns</text:p>
          </table:table-cell>
          <table:table-cell table:style-name="ce15" table:formula="of:=MAX(MIN([.$D41]-MOD(1000*[$Times.G$3];[.$D41]);MOD(1000*[$Times.G$3];[.$D41]));MIN([.$D41]-MOD(1000*[$Times.G$4];[.$D41]);MOD(1000*[$Times.G$4];[.$D41]));MIN([.$D41]-MOD(1000*[$Times.G$5];[.$D41]);MOD(1000*[$Times.G$5];[.$D41]));MIN([.$D41]-MOD(1000*[$Times.G$6];[.$D41]);MOD(1000*[$Times.G$6];[.$D41]));)" office:value-type="currency" office:currency="ns" office:value="35.3846153846154" calcext:value-type="currency">
            <text:p>35ns</text:p>
          </table:table-cell>
          <table:table-cell table:style-name="ce15" table:formula="of:=MAX(MIN([.$D41]-MOD(1000*[$Times.H$3];[.$D41]);MOD(1000*[$Times.H$3];[.$D41]));MIN([.$D41]-MOD(1000*[$Times.H$4];[.$D41]);MOD(1000*[$Times.H$4];[.$D41]));MIN([.$D41]-MOD(1000*[$Times.H$5];[.$D41]);MOD(1000*[$Times.H$5];[.$D41]));MIN([.$D41]-MOD(1000*[$Times.H$6];[.$D41]);MOD(1000*[$Times.H$6];[.$D41]));)" office:value-type="currency" office:currency="ns" office:value="19.2307692307692" calcext:value-type="currency">
            <text:p>19ns</text:p>
          </table:table-cell>
          <table:table-cell table:style-name="ce15" table:formula="of:=MAX(MIN([.$D41]-MOD(1000*[$Times.I$3];[.$D41]);MOD(1000*[$Times.I$3];[.$D41]));MIN([.$D41]-MOD(1000*[$Times.I$4];[.$D41]);MOD(1000*[$Times.I$4];[.$D41]));MIN([.$D41]-MOD(1000*[$Times.I$5];[.$D41]);MOD(1000*[$Times.I$5];[.$D41]));MIN([.$D41]-MOD(1000*[$Times.I$6];[.$D41]);MOD(1000*[$Times.I$6];[.$D41]));)" office:value-type="currency" office:currency="ns" office:value="35.3846153846154" calcext:value-type="currency">
            <text:p>35ns</text:p>
          </table:table-cell>
          <table:table-cell table:style-name="ce15" table:formula="of:=MAX(MIN([.$D41]-MOD(1000*[$Times.J$3];[.$D41]);MOD(1000*[$Times.J$3];[.$D41]));MIN([.$D41]-MOD(1000*[$Times.J$4];[.$D41]);MOD(1000*[$Times.J$4];[.$D41]));MIN([.$D41]-MOD(1000*[$Times.J$5];[.$D41]);MOD(1000*[$Times.J$5];[.$D41]));MIN([.$D41]-MOD(1000*[$Times.J$6];[.$D41]);MOD(1000*[$Times.J$6];[.$D41]));)" office:value-type="currency" office:currency="ns" office:value="19.2307692307692" calcext:value-type="currency">
            <text:p>19ns</text:p>
          </table:table-cell>
          <table:table-cell table:style-name="ce15" table:formula="of:=MAX(MIN([.$D41]-MOD(1000*[$Times.K$3];[.$D41]);MOD(1000*[$Times.K$3];[.$D41]));MIN([.$D41]-MOD(1000*[$Times.K$4];[.$D41]);MOD(1000*[$Times.K$4];[.$D41]));MIN([.$D41]-MOD(1000*[$Times.K$5];[.$D41]);MOD(1000*[$Times.K$5];[.$D41]));MIN([.$D41]-MOD(1000*[$Times.K$6];[.$D41]);MOD(1000*[$Times.K$6];[.$D41]));)" office:value-type="currency" office:currency="ns" office:value="35.3846153846154" calcext:value-type="currency">
            <text:p>35ns</text:p>
          </table:table-cell>
          <table:table-cell table:style-name="ce15" table:formula="of:=MAX(MIN([.$D41]-MOD(1000*[$Times.L$3];[.$D41]);MOD(1000*[$Times.L$3];[.$D41]));MIN([.$D41]-MOD(1000*[$Times.L$4];[.$D41]);MOD(1000*[$Times.L$4];[.$D41]));MIN([.$D41]-MOD(1000*[$Times.L$5];[.$D41]);MOD(1000*[$Times.L$5];[.$D41]));MIN([.$D41]-MOD(1000*[$Times.L$6];[.$D41]);MOD(1000*[$Times.L$6];[.$D41]));)" office:value-type="currency" office:currency="ns" office:value="35.3846153846154" calcext:value-type="currency">
            <text:p>35ns</text:p>
          </table:table-cell>
          <table:table-cell table:style-name="ce15" table:formula="of:=MAX(MIN([.$D41]-MOD(1000*[$Times.M$3];[.$D41]);MOD(1000*[$Times.M$3];[.$D41]));MIN([.$D41]-MOD(1000*[$Times.M$4];[.$D41]);MOD(1000*[$Times.M$4];[.$D41]));MIN([.$D41]-MOD(1000*[$Times.M$5];[.$D41]);MOD(1000*[$Times.M$5];[.$D41]));MIN([.$D41]-MOD(1000*[$Times.M$6];[.$D41]);MOD(1000*[$Times.M$6];[.$D41]));)" office:value-type="currency" office:currency="ns" office:value="35.3846153846154" calcext:value-type="currency">
            <text:p>35ns</text:p>
          </table:table-cell>
          <table:table-cell table:style-name="ce15" table:formula="of:=MAX(MIN([.$D41]-MOD(1000*[$Times.N$3];[.$D41]);MOD(1000*[$Times.N$3];[.$D41]));MIN([.$D41]-MOD(1000*[$Times.N$4];[.$D41]);MOD(1000*[$Times.N$4];[.$D41]));MIN([.$D41]-MOD(1000*[$Times.N$5];[.$D41]);MOD(1000*[$Times.N$5];[.$D41]));MIN([.$D41]-MOD(1000*[$Times.N$6];[.$D41]);MOD(1000*[$Times.N$6];[.$D41]));)" office:value-type="currency" office:currency="ns" office:value="35.3846153846154" calcext:value-type="currency">
            <text:p>35ns</text:p>
          </table:table-cell>
          <table:table-cell table:style-name="ce15" table:formula="of:=MAX(MIN([.$D41]-MOD(1000*[$Times.O$3];[.$D41]);MOD(1000*[$Times.O$3];[.$D41]));MIN([.$D41]-MOD(1000*[$Times.O$4];[.$D41]);MOD(1000*[$Times.O$4];[.$D41]));MIN([.$D41]-MOD(1000*[$Times.O$5];[.$D41]);MOD(1000*[$Times.O$5];[.$D41]));MIN([.$D41]-MOD(1000*[$Times.O$6];[.$D41]);MOD(1000*[$Times.O$6];[.$D41]));)" office:value-type="currency" office:currency="ns" office:value="4.6153846153846" calcext:value-type="currency">
            <text:p>5ns</text:p>
          </table:table-cell>
          <table:table-cell table:style-name="ce15" table:formula="of:=MAX(MIN([.$D41]-MOD(1000*[$Times.P$3];[.$D41]);MOD(1000*[$Times.P$3];[.$D41]));MIN([.$D41]-MOD(1000*[$Times.P$4];[.$D41]);MOD(1000*[$Times.P$4];[.$D41]));MIN([.$D41]-MOD(1000*[$Times.P$5];[.$D41]);MOD(1000*[$Times.P$5];[.$D41]));MIN([.$D41]-MOD(1000*[$Times.P$6];[.$D41]);MOD(1000*[$Times.P$6];[.$D41]));)" office:value-type="currency" office:currency="ns" office:value="35.3846153846154" calcext:value-type="currency">
            <text:p>35ns</text:p>
          </table:table-cell>
          <table:table-cell table:style-name="ce15" table:formula="of:=MAX(MIN([.$D41]-MOD(1000*[$Times.Q$3];[.$D41]);MOD(1000*[$Times.Q$3];[.$D41]));MIN([.$D41]-MOD(1000*[$Times.Q$4];[.$D41]);MOD(1000*[$Times.Q$4];[.$D41]));MIN([.$D41]-MOD(1000*[$Times.Q$5];[.$D41]);MOD(1000*[$Times.Q$5];[.$D41]));MIN([.$D41]-MOD(1000*[$Times.Q$6];[.$D41]);MOD(1000*[$Times.Q$6];[.$D41]));)" office:value-type="currency" office:currency="ns" office:value="35.3846153846154" calcext:value-type="currency">
            <text:p>35ns</text:p>
          </table:table-cell>
          <table:table-cell table:style-name="ce15" table:formula="of:=MAX(MIN([.$D41]-MOD(1000*[$Times.R$3];[.$D41]);MOD(1000*[$Times.R$3];[.$D41]));MIN([.$D41]-MOD(1000*[$Times.R$4];[.$D41]);MOD(1000*[$Times.R$4];[.$D41]));MIN([.$D41]-MOD(1000*[$Times.R$5];[.$D41]);MOD(1000*[$Times.R$5];[.$D41]));MIN([.$D41]-MOD(1000*[$Times.R$6];[.$D41]);MOD(1000*[$Times.R$6];[.$D41]));)" office:value-type="currency" office:currency="ns" office:value="35.3846153846154" calcext:value-type="currency">
            <text:p>35ns</text:p>
          </table:table-cell>
          <table:table-cell table:style-name="ce15" table:formula="of:=MAX(MIN([.$D41]-MOD(1000*[$Times.S$3];[.$D41]);MOD(1000*[$Times.S$3];[.$D41]));MIN([.$D41]-MOD(1000*[$Times.S$4];[.$D41]);MOD(1000*[$Times.S$4];[.$D41]));MIN([.$D41]-MOD(1000*[$Times.S$5];[.$D41]);MOD(1000*[$Times.S$5];[.$D41]));MIN([.$D41]-MOD(1000*[$Times.S$6];[.$D41]);MOD(1000*[$Times.S$6];[.$D41]));)" office:value-type="currency" office:currency="ns" office:value="35.3846153846154" calcext:value-type="currency">
            <text:p>35ns</text:p>
          </table:table-cell>
          <table:table-cell table:style-name="ce15" table:formula="of:=MAX(MIN([.$D41]-MOD(1000*[$Times.T$3];[.$D41]);MOD(1000*[$Times.T$3];[.$D41]));MIN([.$D41]-MOD(1000*[$Times.T$4];[.$D41]);MOD(1000*[$Times.T$4];[.$D41]));MIN([.$D41]-MOD(1000*[$Times.T$5];[.$D41]);MOD(1000*[$Times.T$5];[.$D41]));MIN([.$D41]-MOD(1000*[$Times.T$6];[.$D41]);MOD(1000*[$Times.T$6];[.$D41]));)" office:value-type="currency" office:currency="ns" office:value="35.3846153846154" calcext:value-type="currency">
            <text:p>35ns</text:p>
          </table:table-cell>
          <table:table-cell table:style-name="ce15" table:formula="of:=MAX(MIN([.$D41]-MOD(1000*[$Times.U$3];[.$D41]);MOD(1000*[$Times.U$3];[.$D41]));MIN([.$D41]-MOD(1000*[$Times.U$4];[.$D41]);MOD(1000*[$Times.U$4];[.$D41]));MIN([.$D41]-MOD(1000*[$Times.U$5];[.$D41]);MOD(1000*[$Times.U$5];[.$D41]));MIN([.$D41]-MOD(1000*[$Times.U$6];[.$D41]);MOD(1000*[$Times.U$6];[.$D41]));)" office:value-type="currency" office:currency="ns" office:value="4.6153846153846" calcext:value-type="currency">
            <text:p>5ns</text:p>
          </table:table-cell>
          <table:table-cell table:style-name="ce15" table:formula="of:=MAX(MIN([.$D41]-MOD(1000*[$Times.V$3];[.$D41]);MOD(1000*[$Times.V$3];[.$D41]));MIN([.$D41]-MOD(1000*[$Times.V$4];[.$D41]);MOD(1000*[$Times.V$4];[.$D41]));MIN([.$D41]-MOD(1000*[$Times.V$5];[.$D41]);MOD(1000*[$Times.V$5];[.$D41]));MIN([.$D41]-MOD(1000*[$Times.V$6];[.$D41]);MOD(1000*[$Times.V$6];[.$D41]));)" office:value-type="currency" office:currency="ns" office:value="23.076923076923" calcext:value-type="currency">
            <text:p>23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3.13" calcext:value-type="currency">
            <text:p>13,13 MHz</text:p>
          </table:table-cell>
          <table:table-cell table:style-name="ce10" table:formula="of:=160/[.A42]" office:value-type="float" office:value="12.1858339680122" calcext:value-type="float">
            <text:p>12,19</text:p>
          </table:table-cell>
          <table:table-cell table:style-name="ce7" table:formula="of:=ROUND(100*[.B42]) = 100*ROUND([.B42])" office:value-type="boolean" office:boolean-value="false" calcext:value-type="boolean">
            <text:p>FAŁSZ</text:p>
          </table:table-cell>
          <table:table-cell table:style-name="ce13" table:formula="of:=1000/[.A42]" office:value-type="currency" office:currency="ns" office:value="76.1614623000762" calcext:value-type="currency">
            <text:p>76ns</text:p>
          </table:table-cell>
          <table:table-cell table:style-name="ce20" table:formula="of:=([.I42]-MIN([.I$1:.I41]))" office:value-type="float" office:value="4.44275196750419" calcext:value-type="float">
            <text:p>4,44</text:p>
          </table:table-cell>
          <table:table-cell table:style-name="ce20" table:formula="of:=IF([.C42]; ([.I42]-MIN([.I$1:.I41]));&quot;&quot;)">
            <text:p/>
          </table:table-cell>
          <table:table-cell table:style-name="ce20" table:formula="of:=([.J42]-MIN([.J$1:.J41]))" office:value-type="float" office:value="1.10941863417104" calcext:value-type="float">
            <text:p>1,11</text:p>
          </table:table-cell>
          <table:table-cell table:style-name="ce20" table:formula="of:=([.J42]-MIN([.J$1:.J41]))*[.C42]" office:value-type="float" office:value="0" calcext:value-type="float">
            <text:p>0,00</text:p>
          </table:table-cell>
          <table:table-cell table:style-name="ce17" table:formula="of:=COM.MICROSOFT.MAXIFS([.K42:.XDF42];[.K$2:.XDF$2];&quot;&quot;)" office:value-type="currency" office:currency="ns" office:value="37.7760853008377" calcext:value-type="currency">
            <text:p>38ns</text:p>
          </table:table-cell>
          <table:table-cell table:style-name="ce17" table:formula="of:=MAX([.K42:.XFD42])" office:value-type="currency" office:currency="ns" office:value="37.7760853008377" calcext:value-type="currency">
            <text:p>38ns</text:p>
          </table:table-cell>
          <table:table-cell table:style-name="ce15" table:formula="of:=MAX(MIN([.$D42]-MOD(1000*[$Times.C$3];[.$D42]);MOD(1000*[$Times.C$3];[.$D42]));MIN([.$D42]-MOD(1000*[$Times.C$4];[.$D42]);MOD(1000*[$Times.C$4];[.$D42]));MIN([.$D42]-MOD(1000*[$Times.C$5];[.$D42]);MOD(1000*[$Times.C$5];[.$D42]));MIN([.$D42]-MOD(1000*[$Times.C$6];[.$D42]);MOD(1000*[$Times.C$6];[.$D42]));)" office:value-type="currency" office:currency="ns" office:value="33.1302361005331" calcext:value-type="currency">
            <text:p>33ns</text:p>
          </table:table-cell>
          <table:table-cell table:style-name="ce15" table:formula="of:=MAX(MIN([.$D42]-MOD(1000*[$Times.D$3];[.$D42]);MOD(1000*[$Times.D$3];[.$D42]));MIN([.$D42]-MOD(1000*[$Times.D$4];[.$D42]);MOD(1000*[$Times.D$4];[.$D42]));MIN([.$D42]-MOD(1000*[$Times.D$5];[.$D42]);MOD(1000*[$Times.D$5];[.$D42]));MIN([.$D42]-MOD(1000*[$Times.D$6];[.$D42]);MOD(1000*[$Times.D$6];[.$D42]));)" office:value-type="currency" office:currency="ns" office:value="37.7760853008377" calcext:value-type="currency">
            <text:p>38ns</text:p>
          </table:table-cell>
          <table:table-cell table:style-name="ce15" table:formula="of:=MAX(MIN([.$D42]-MOD(1000*[$Times.E$3];[.$D42]);MOD(1000*[$Times.E$3];[.$D42]));MIN([.$D42]-MOD(1000*[$Times.E$4];[.$D42]);MOD(1000*[$Times.E$4];[.$D42]));MIN([.$D42]-MOD(1000*[$Times.E$5];[.$D42]);MOD(1000*[$Times.E$5];[.$D42]));MIN([.$D42]-MOD(1000*[$Times.E$6];[.$D42]);MOD(1000*[$Times.E$6];[.$D42]));)" office:value-type="currency" office:currency="ns" office:value="37.7760853008377" calcext:value-type="currency">
            <text:p>38ns</text:p>
          </table:table-cell>
          <table:table-cell table:style-name="ce15" table:formula="of:=MAX(MIN([.$D42]-MOD(1000*[$Times.F$3];[.$D42]);MOD(1000*[$Times.F$3];[.$D42]));MIN([.$D42]-MOD(1000*[$Times.F$4];[.$D42]);MOD(1000*[$Times.F$4];[.$D42]));MIN([.$D42]-MOD(1000*[$Times.F$5];[.$D42]);MOD(1000*[$Times.F$5];[.$D42]));MIN([.$D42]-MOD(1000*[$Times.F$6];[.$D42]);MOD(1000*[$Times.F$6];[.$D42]));)" office:value-type="currency" office:currency="ns" office:value="29.2916984006092" calcext:value-type="currency">
            <text:p>29ns</text:p>
          </table:table-cell>
          <table:table-cell table:style-name="ce15" table:formula="of:=MAX(MIN([.$D42]-MOD(1000*[$Times.G$3];[.$D42]);MOD(1000*[$Times.G$3];[.$D42]));MIN([.$D42]-MOD(1000*[$Times.G$4];[.$D42]);MOD(1000*[$Times.G$4];[.$D42]));MIN([.$D42]-MOD(1000*[$Times.G$5];[.$D42]);MOD(1000*[$Times.G$5];[.$D42]));MIN([.$D42]-MOD(1000*[$Times.G$6];[.$D42]);MOD(1000*[$Times.G$6];[.$D42]));)" office:value-type="currency" office:currency="ns" office:value="36.9687738004569" calcext:value-type="currency">
            <text:p>37ns</text:p>
          </table:table-cell>
          <table:table-cell table:style-name="ce15" table:formula="of:=MAX(MIN([.$D42]-MOD(1000*[$Times.H$3];[.$D42]);MOD(1000*[$Times.H$3];[.$D42]));MIN([.$D42]-MOD(1000*[$Times.H$4];[.$D42]);MOD(1000*[$Times.H$4];[.$D42]));MIN([.$D42]-MOD(1000*[$Times.H$5];[.$D42]);MOD(1000*[$Times.H$5];[.$D42]));MIN([.$D42]-MOD(1000*[$Times.H$6];[.$D42]);MOD(1000*[$Times.H$6];[.$D42]));)" office:value-type="currency" office:currency="ns" office:value="11.6146230007616" calcext:value-type="currency">
            <text:p>12ns</text:p>
          </table:table-cell>
          <table:table-cell table:style-name="ce15" table:formula="of:=MAX(MIN([.$D42]-MOD(1000*[$Times.I$3];[.$D42]);MOD(1000*[$Times.I$3];[.$D42]));MIN([.$D42]-MOD(1000*[$Times.I$4];[.$D42]);MOD(1000*[$Times.I$4];[.$D42]));MIN([.$D42]-MOD(1000*[$Times.I$5];[.$D42]);MOD(1000*[$Times.I$5];[.$D42]));MIN([.$D42]-MOD(1000*[$Times.I$6];[.$D42]);MOD(1000*[$Times.I$6];[.$D42]));)" office:value-type="currency" office:currency="ns" office:value="36.9687738004569" calcext:value-type="currency">
            <text:p>37ns</text:p>
          </table:table-cell>
          <table:table-cell table:style-name="ce15" table:formula="of:=MAX(MIN([.$D42]-MOD(1000*[$Times.J$3];[.$D42]);MOD(1000*[$Times.J$3];[.$D42]));MIN([.$D42]-MOD(1000*[$Times.J$4];[.$D42]);MOD(1000*[$Times.J$4];[.$D42]));MIN([.$D42]-MOD(1000*[$Times.J$5];[.$D42]);MOD(1000*[$Times.J$5];[.$D42]));MIN([.$D42]-MOD(1000*[$Times.J$6];[.$D42]);MOD(1000*[$Times.J$6];[.$D42]));)" office:value-type="currency" office:currency="ns" office:value="11.6146230007616" calcext:value-type="currency">
            <text:p>12ns</text:p>
          </table:table-cell>
          <table:table-cell table:style-name="ce15" table:formula="of:=MAX(MIN([.$D42]-MOD(1000*[$Times.K$3];[.$D42]);MOD(1000*[$Times.K$3];[.$D42]));MIN([.$D42]-MOD(1000*[$Times.K$4];[.$D42]);MOD(1000*[$Times.K$4];[.$D42]));MIN([.$D42]-MOD(1000*[$Times.K$5];[.$D42]);MOD(1000*[$Times.K$5];[.$D42]));MIN([.$D42]-MOD(1000*[$Times.K$6];[.$D42]);MOD(1000*[$Times.K$6];[.$D42]));)" office:value-type="currency" office:currency="ns" office:value="36.9687738004569" calcext:value-type="currency">
            <text:p>37ns</text:p>
          </table:table-cell>
          <table:table-cell table:style-name="ce15" table:formula="of:=MAX(MIN([.$D42]-MOD(1000*[$Times.L$3];[.$D42]);MOD(1000*[$Times.L$3];[.$D42]));MIN([.$D42]-MOD(1000*[$Times.L$4];[.$D42]);MOD(1000*[$Times.L$4];[.$D42]));MIN([.$D42]-MOD(1000*[$Times.L$5];[.$D42]);MOD(1000*[$Times.L$5];[.$D42]));MIN([.$D42]-MOD(1000*[$Times.L$6];[.$D42]);MOD(1000*[$Times.L$6];[.$D42]));)" office:value-type="currency" office:currency="ns" office:value="29.2916984006092" calcext:value-type="currency">
            <text:p>29ns</text:p>
          </table:table-cell>
          <table:table-cell table:style-name="ce15" table:formula="of:=MAX(MIN([.$D42]-MOD(1000*[$Times.M$3];[.$D42]);MOD(1000*[$Times.M$3];[.$D42]));MIN([.$D42]-MOD(1000*[$Times.M$4];[.$D42]);MOD(1000*[$Times.M$4];[.$D42]));MIN([.$D42]-MOD(1000*[$Times.M$5];[.$D42]);MOD(1000*[$Times.M$5];[.$D42]));MIN([.$D42]-MOD(1000*[$Times.M$6];[.$D42]);MOD(1000*[$Times.M$6];[.$D42]));)" office:value-type="currency" office:currency="ns" office:value="36.9687738004569" calcext:value-type="currency">
            <text:p>37ns</text:p>
          </table:table-cell>
          <table:table-cell table:style-name="ce15" table:formula="of:=MAX(MIN([.$D42]-MOD(1000*[$Times.N$3];[.$D42]);MOD(1000*[$Times.N$3];[.$D42]));MIN([.$D42]-MOD(1000*[$Times.N$4];[.$D42]);MOD(1000*[$Times.N$4];[.$D42]));MIN([.$D42]-MOD(1000*[$Times.N$5];[.$D42]);MOD(1000*[$Times.N$5];[.$D42]));MIN([.$D42]-MOD(1000*[$Times.N$6];[.$D42]);MOD(1000*[$Times.N$6];[.$D42]));)" office:value-type="currency" office:currency="ns" office:value="29.2916984006092" calcext:value-type="currency">
            <text:p>29ns</text:p>
          </table:table-cell>
          <table:table-cell table:style-name="ce15" table:formula="of:=MAX(MIN([.$D42]-MOD(1000*[$Times.O$3];[.$D42]);MOD(1000*[$Times.O$3];[.$D42]));MIN([.$D42]-MOD(1000*[$Times.O$4];[.$D42]);MOD(1000*[$Times.O$4];[.$D42]));MIN([.$D42]-MOD(1000*[$Times.O$5];[.$D42]);MOD(1000*[$Times.O$5];[.$D42]));MIN([.$D42]-MOD(1000*[$Times.O$6];[.$D42]);MOD(1000*[$Times.O$6];[.$D42]));)" office:value-type="currency" office:currency="ns" office:value="9.90099009900996" calcext:value-type="currency">
            <text:p>10ns</text:p>
          </table:table-cell>
          <table:table-cell table:style-name="ce15" table:formula="of:=MAX(MIN([.$D42]-MOD(1000*[$Times.P$3];[.$D42]);MOD(1000*[$Times.P$3];[.$D42]));MIN([.$D42]-MOD(1000*[$Times.P$4];[.$D42]);MOD(1000*[$Times.P$4];[.$D42]));MIN([.$D42]-MOD(1000*[$Times.P$5];[.$D42]);MOD(1000*[$Times.P$5];[.$D42]));MIN([.$D42]-MOD(1000*[$Times.P$6];[.$D42]);MOD(1000*[$Times.P$6];[.$D42]));)" office:value-type="currency" office:currency="ns" office:value="29.2916984006092" calcext:value-type="currency">
            <text:p>29ns</text:p>
          </table:table-cell>
          <table:table-cell table:style-name="ce15" table:formula="of:=MAX(MIN([.$D42]-MOD(1000*[$Times.Q$3];[.$D42]);MOD(1000*[$Times.Q$3];[.$D42]));MIN([.$D42]-MOD(1000*[$Times.Q$4];[.$D42]);MOD(1000*[$Times.Q$4];[.$D42]));MIN([.$D42]-MOD(1000*[$Times.Q$5];[.$D42]);MOD(1000*[$Times.Q$5];[.$D42]));MIN([.$D42]-MOD(1000*[$Times.Q$6];[.$D42]);MOD(1000*[$Times.Q$6];[.$D42]));)" office:value-type="currency" office:currency="ns" office:value="36.9687738004569" calcext:value-type="currency">
            <text:p>37ns</text:p>
          </table:table-cell>
          <table:table-cell table:style-name="ce15" table:formula="of:=MAX(MIN([.$D42]-MOD(1000*[$Times.R$3];[.$D42]);MOD(1000*[$Times.R$3];[.$D42]));MIN([.$D42]-MOD(1000*[$Times.R$4];[.$D42]);MOD(1000*[$Times.R$4];[.$D42]));MIN([.$D42]-MOD(1000*[$Times.R$5];[.$D42]);MOD(1000*[$Times.R$5];[.$D42]));MIN([.$D42]-MOD(1000*[$Times.R$6];[.$D42]);MOD(1000*[$Times.R$6];[.$D42]));)" office:value-type="currency" office:currency="ns" office:value="29.2916984006092" calcext:value-type="currency">
            <text:p>29ns</text:p>
          </table:table-cell>
          <table:table-cell table:style-name="ce15" table:formula="of:=MAX(MIN([.$D42]-MOD(1000*[$Times.S$3];[.$D42]);MOD(1000*[$Times.S$3];[.$D42]));MIN([.$D42]-MOD(1000*[$Times.S$4];[.$D42]);MOD(1000*[$Times.S$4];[.$D42]));MIN([.$D42]-MOD(1000*[$Times.S$5];[.$D42]);MOD(1000*[$Times.S$5];[.$D42]));MIN([.$D42]-MOD(1000*[$Times.S$6];[.$D42]);MOD(1000*[$Times.S$6];[.$D42]));)" office:value-type="currency" office:currency="ns" office:value="36.9687738004569" calcext:value-type="currency">
            <text:p>37ns</text:p>
          </table:table-cell>
          <table:table-cell table:style-name="ce15" table:formula="of:=MAX(MIN([.$D42]-MOD(1000*[$Times.T$3];[.$D42]);MOD(1000*[$Times.T$3];[.$D42]));MIN([.$D42]-MOD(1000*[$Times.T$4];[.$D42]);MOD(1000*[$Times.T$4];[.$D42]));MIN([.$D42]-MOD(1000*[$Times.T$5];[.$D42]);MOD(1000*[$Times.T$5];[.$D42]));MIN([.$D42]-MOD(1000*[$Times.T$6];[.$D42]);MOD(1000*[$Times.T$6];[.$D42]));)" office:value-type="currency" office:currency="ns" office:value="29.2916984006092" calcext:value-type="currency">
            <text:p>29ns</text:p>
          </table:table-cell>
          <table:table-cell table:style-name="ce15" table:formula="of:=MAX(MIN([.$D42]-MOD(1000*[$Times.U$3];[.$D42]);MOD(1000*[$Times.U$3];[.$D42]));MIN([.$D42]-MOD(1000*[$Times.U$4];[.$D42]);MOD(1000*[$Times.U$4];[.$D42]));MIN([.$D42]-MOD(1000*[$Times.U$5];[.$D42]);MOD(1000*[$Times.U$5];[.$D42]));MIN([.$D42]-MOD(1000*[$Times.U$6];[.$D42]);MOD(1000*[$Times.U$6];[.$D42]));)" office:value-type="currency" office:currency="ns" office:value="9.90099009900996" calcext:value-type="currency">
            <text:p>10ns</text:p>
          </table:table-cell>
          <table:table-cell table:style-name="ce15" table:formula="of:=MAX(MIN([.$D42]-MOD(1000*[$Times.V$3];[.$D42]);MOD(1000*[$Times.V$3];[.$D42]));MIN([.$D42]-MOD(1000*[$Times.V$4];[.$D42]);MOD(1000*[$Times.V$4];[.$D42]));MIN([.$D42]-MOD(1000*[$Times.V$5];[.$D42]);MOD(1000*[$Times.V$5];[.$D42]));MIN([.$D42]-MOD(1000*[$Times.V$6];[.$D42]);MOD(1000*[$Times.V$6];[.$D42]));)" office:value-type="currency" office:currency="ns" office:value="13.9375476009138" calcext:value-type="currency">
            <text:p>14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3.33" calcext:value-type="currency">
            <text:p>13,33 MHz</text:p>
          </table:table-cell>
          <table:table-cell table:style-name="ce10" table:formula="of:=160/[.A43]" office:value-type="float" office:value="12.0030007501875" calcext:value-type="float">
            <text:p>12,00</text:p>
          </table:table-cell>
          <table:table-cell table:style-name="ce7" table:formula="of:=ROUND(100*[.B43]) = 100*ROUND([.B43])" office:value-type="boolean" office:boolean-value="true" calcext:value-type="boolean">
            <text:p>PRAWDA</text:p>
          </table:table-cell>
          <table:table-cell table:style-name="ce13" table:formula="of:=1000/[.A43]" office:value-type="currency" office:currency="ns" office:value="75.0187546886722" calcext:value-type="currency">
            <text:p>75ns</text:p>
          </table:table-cell>
          <table:table-cell table:style-name="ce20" table:formula="of:=([.I43]-MIN([.I$1:.I42]))" office:value-type="float" office:value="-7.82695673918524" calcext:value-type="float">
            <text:p>-7,83</text:p>
          </table:table-cell>
          <table:table-cell table:style-name="ce20" table:formula="of:=IF([.C43]; ([.I43]-MIN([.I$1:.I42]));&quot;&quot;)" office:value-type="float" office:value="-7.82695673918524" calcext:value-type="float">
            <text:p>-7,83</text:p>
          </table:table-cell>
          <table:table-cell table:style-name="ce20" table:formula="of:=([.J43]-MIN([.J$1:.J42]))" office:value-type="float" office:value="-6.55413853463367" calcext:value-type="float">
            <text:p>-6,55</text:p>
          </table:table-cell>
          <table:table-cell table:style-name="ce20" table:formula="of:=([.J43]-MIN([.J$1:.J42]))*[.C43]" office:value-type="float" office:value="-6.55413853463367" calcext:value-type="float">
            <text:p>-6,55</text:p>
          </table:table-cell>
          <table:table-cell table:style-name="ce17" table:formula="of:=COM.MICROSOFT.MAXIFS([.K43:.XDF43];[.K$2:.XDF$2];&quot;&quot;)" office:value-type="currency" office:currency="ns" office:value="25.5063765941483" calcext:value-type="currency">
            <text:p>26ns</text:p>
          </table:table-cell>
          <table:table-cell table:style-name="ce17" table:formula="of:=MAX([.K43:.XFD43])" office:value-type="currency" office:currency="ns" office:value="30.112528132033" calcext:value-type="currency">
            <text:p>30ns</text:p>
          </table:table-cell>
          <table:table-cell table:style-name="ce15" table:formula="of:=MAX(MIN([.$D43]-MOD(1000*[$Times.C$3];[.$D43]);MOD(1000*[$Times.C$3];[.$D43]));MIN([.$D43]-MOD(1000*[$Times.C$4];[.$D43]);MOD(1000*[$Times.C$4];[.$D43]));MIN([.$D43]-MOD(1000*[$Times.C$5];[.$D43]);MOD(1000*[$Times.C$5];[.$D43]));MIN([.$D43]-MOD(1000*[$Times.C$6];[.$D43]);MOD(1000*[$Times.C$6];[.$D43]));)" office:value-type="currency" office:currency="ns" office:value="25.5063765941483" calcext:value-type="currency">
            <text:p>26ns</text:p>
          </table:table-cell>
          <table:table-cell table:style-name="ce15" table:formula="of:=MAX(MIN([.$D43]-MOD(1000*[$Times.D$3];[.$D43]);MOD(1000*[$Times.D$3];[.$D43]));MIN([.$D43]-MOD(1000*[$Times.D$4];[.$D43]);MOD(1000*[$Times.D$4];[.$D43]));MIN([.$D43]-MOD(1000*[$Times.D$5];[.$D43]);MOD(1000*[$Times.D$5];[.$D43]));MIN([.$D43]-MOD(1000*[$Times.D$6];[.$D43]);MOD(1000*[$Times.D$6];[.$D43]));)" office:value-type="currency" office:currency="ns" office:value="25.2063015753938" calcext:value-type="currency">
            <text:p>25ns</text:p>
          </table:table-cell>
          <table:table-cell table:style-name="ce15" table:formula="of:=MAX(MIN([.$D43]-MOD(1000*[$Times.E$3];[.$D43]);MOD(1000*[$Times.E$3];[.$D43]));MIN([.$D43]-MOD(1000*[$Times.E$4];[.$D43]);MOD(1000*[$Times.E$4];[.$D43]));MIN([.$D43]-MOD(1000*[$Times.E$5];[.$D43]);MOD(1000*[$Times.E$5];[.$D43]));MIN([.$D43]-MOD(1000*[$Times.E$6];[.$D43]);MOD(1000*[$Times.E$6];[.$D43]));)" office:value-type="currency" office:currency="ns" office:value="25.2063015753938" calcext:value-type="currency">
            <text:p>25ns</text:p>
          </table:table-cell>
          <table:table-cell table:style-name="ce15" table:formula="of:=MAX(MIN([.$D43]-MOD(1000*[$Times.F$3];[.$D43]);MOD(1000*[$Times.F$3];[.$D43]));MIN([.$D43]-MOD(1000*[$Times.F$4];[.$D43]);MOD(1000*[$Times.F$4];[.$D43]));MIN([.$D43]-MOD(1000*[$Times.F$5];[.$D43]);MOD(1000*[$Times.F$5];[.$D43]));MIN([.$D43]-MOD(1000*[$Times.F$6];[.$D43]);MOD(1000*[$Times.F$6];[.$D43]));)" office:value-type="currency" office:currency="ns" office:value="20.1500375093773" calcext:value-type="currency">
            <text:p>20ns</text:p>
          </table:table-cell>
          <table:table-cell table:style-name="ce15" table:formula="of:=MAX(MIN([.$D43]-MOD(1000*[$Times.G$3];[.$D43]);MOD(1000*[$Times.G$3];[.$D43]));MIN([.$D43]-MOD(1000*[$Times.G$4];[.$D43]);MOD(1000*[$Times.G$4];[.$D43]));MIN([.$D43]-MOD(1000*[$Times.G$5];[.$D43]);MOD(1000*[$Times.G$5];[.$D43]));MIN([.$D43]-MOD(1000*[$Times.G$6];[.$D43]);MOD(1000*[$Times.G$6];[.$D43]));)" office:value-type="currency" office:currency="ns" office:value="30.112528132033" calcext:value-type="currency">
            <text:p>30ns</text:p>
          </table:table-cell>
          <table:table-cell table:style-name="ce15" table:formula="of:=MAX(MIN([.$D43]-MOD(1000*[$Times.H$3];[.$D43]);MOD(1000*[$Times.H$3];[.$D43]));MIN([.$D43]-MOD(1000*[$Times.H$4];[.$D43]);MOD(1000*[$Times.H$4];[.$D43]));MIN([.$D43]-MOD(1000*[$Times.H$5];[.$D43]);MOD(1000*[$Times.H$5];[.$D43]));MIN([.$D43]-MOD(1000*[$Times.H$6];[.$D43]);MOD(1000*[$Times.H$6];[.$D43]));)" office:value-type="currency" office:currency="ns" office:value="5.05626406601648" calcext:value-type="currency">
            <text:p>5ns</text:p>
          </table:table-cell>
          <table:table-cell table:style-name="ce15" table:formula="of:=MAX(MIN([.$D43]-MOD(1000*[$Times.I$3];[.$D43]);MOD(1000*[$Times.I$3];[.$D43]));MIN([.$D43]-MOD(1000*[$Times.I$4];[.$D43]);MOD(1000*[$Times.I$4];[.$D43]));MIN([.$D43]-MOD(1000*[$Times.I$5];[.$D43]);MOD(1000*[$Times.I$5];[.$D43]));MIN([.$D43]-MOD(1000*[$Times.I$6];[.$D43]);MOD(1000*[$Times.I$6];[.$D43]));)" office:value-type="currency" office:currency="ns" office:value="30.112528132033" calcext:value-type="currency">
            <text:p>30ns</text:p>
          </table:table-cell>
          <table:table-cell table:style-name="ce15" table:formula="of:=MAX(MIN([.$D43]-MOD(1000*[$Times.J$3];[.$D43]);MOD(1000*[$Times.J$3];[.$D43]));MIN([.$D43]-MOD(1000*[$Times.J$4];[.$D43]);MOD(1000*[$Times.J$4];[.$D43]));MIN([.$D43]-MOD(1000*[$Times.J$5];[.$D43]);MOD(1000*[$Times.J$5];[.$D43]));MIN([.$D43]-MOD(1000*[$Times.J$6];[.$D43]);MOD(1000*[$Times.J$6];[.$D43]));)" office:value-type="currency" office:currency="ns" office:value="5.05626406601648" calcext:value-type="currency">
            <text:p>5ns</text:p>
          </table:table-cell>
          <table:table-cell table:style-name="ce15" table:formula="of:=MAX(MIN([.$D43]-MOD(1000*[$Times.K$3];[.$D43]);MOD(1000*[$Times.K$3];[.$D43]));MIN([.$D43]-MOD(1000*[$Times.K$4];[.$D43]);MOD(1000*[$Times.K$4];[.$D43]));MIN([.$D43]-MOD(1000*[$Times.K$5];[.$D43]);MOD(1000*[$Times.K$5];[.$D43]));MIN([.$D43]-MOD(1000*[$Times.K$6];[.$D43]);MOD(1000*[$Times.K$6];[.$D43]));)" office:value-type="currency" office:currency="ns" office:value="30.112528132033" calcext:value-type="currency">
            <text:p>30ns</text:p>
          </table:table-cell>
          <table:table-cell table:style-name="ce15" table:formula="of:=MAX(MIN([.$D43]-MOD(1000*[$Times.L$3];[.$D43]);MOD(1000*[$Times.L$3];[.$D43]));MIN([.$D43]-MOD(1000*[$Times.L$4];[.$D43]);MOD(1000*[$Times.L$4];[.$D43]));MIN([.$D43]-MOD(1000*[$Times.L$5];[.$D43]);MOD(1000*[$Times.L$5];[.$D43]));MIN([.$D43]-MOD(1000*[$Times.L$6];[.$D43]);MOD(1000*[$Times.L$6];[.$D43]));)" office:value-type="currency" office:currency="ns" office:value="20.1500375093773" calcext:value-type="currency">
            <text:p>20ns</text:p>
          </table:table-cell>
          <table:table-cell table:style-name="ce15" table:formula="of:=MAX(MIN([.$D43]-MOD(1000*[$Times.M$3];[.$D43]);MOD(1000*[$Times.M$3];[.$D43]));MIN([.$D43]-MOD(1000*[$Times.M$4];[.$D43]);MOD(1000*[$Times.M$4];[.$D43]));MIN([.$D43]-MOD(1000*[$Times.M$5];[.$D43]);MOD(1000*[$Times.M$5];[.$D43]));MIN([.$D43]-MOD(1000*[$Times.M$6];[.$D43]);MOD(1000*[$Times.M$6];[.$D43]));)" office:value-type="currency" office:currency="ns" office:value="30.112528132033" calcext:value-type="currency">
            <text:p>30ns</text:p>
          </table:table-cell>
          <table:table-cell table:style-name="ce15" table:formula="of:=MAX(MIN([.$D43]-MOD(1000*[$Times.N$3];[.$D43]);MOD(1000*[$Times.N$3];[.$D43]));MIN([.$D43]-MOD(1000*[$Times.N$4];[.$D43]);MOD(1000*[$Times.N$4];[.$D43]));MIN([.$D43]-MOD(1000*[$Times.N$5];[.$D43]);MOD(1000*[$Times.N$5];[.$D43]));MIN([.$D43]-MOD(1000*[$Times.N$6];[.$D43]);MOD(1000*[$Times.N$6];[.$D43]));)" office:value-type="currency" office:currency="ns" office:value="20.1500375093773" calcext:value-type="currency">
            <text:p>20ns</text:p>
          </table:table-cell>
          <table:table-cell table:style-name="ce15" table:formula="of:=MAX(MIN([.$D43]-MOD(1000*[$Times.O$3];[.$D43]);MOD(1000*[$Times.O$3];[.$D43]));MIN([.$D43]-MOD(1000*[$Times.O$4];[.$D43]);MOD(1000*[$Times.O$4];[.$D43]));MIN([.$D43]-MOD(1000*[$Times.O$5];[.$D43]);MOD(1000*[$Times.O$5];[.$D43]));MIN([.$D43]-MOD(1000*[$Times.O$6];[.$D43]);MOD(1000*[$Times.O$6];[.$D43]));)" office:value-type="currency" office:currency="ns" office:value="24.756189047262" calcext:value-type="currency">
            <text:p>25ns</text:p>
          </table:table-cell>
          <table:table-cell table:style-name="ce15" table:formula="of:=MAX(MIN([.$D43]-MOD(1000*[$Times.P$3];[.$D43]);MOD(1000*[$Times.P$3];[.$D43]));MIN([.$D43]-MOD(1000*[$Times.P$4];[.$D43]);MOD(1000*[$Times.P$4];[.$D43]));MIN([.$D43]-MOD(1000*[$Times.P$5];[.$D43]);MOD(1000*[$Times.P$5];[.$D43]));MIN([.$D43]-MOD(1000*[$Times.P$6];[.$D43]);MOD(1000*[$Times.P$6];[.$D43]));)" office:value-type="currency" office:currency="ns" office:value="20.1500375093773" calcext:value-type="currency">
            <text:p>20ns</text:p>
          </table:table-cell>
          <table:table-cell table:style-name="ce15" table:formula="of:=MAX(MIN([.$D43]-MOD(1000*[$Times.Q$3];[.$D43]);MOD(1000*[$Times.Q$3];[.$D43]));MIN([.$D43]-MOD(1000*[$Times.Q$4];[.$D43]);MOD(1000*[$Times.Q$4];[.$D43]));MIN([.$D43]-MOD(1000*[$Times.Q$5];[.$D43]);MOD(1000*[$Times.Q$5];[.$D43]));MIN([.$D43]-MOD(1000*[$Times.Q$6];[.$D43]);MOD(1000*[$Times.Q$6];[.$D43]));)" office:value-type="currency" office:currency="ns" office:value="30.112528132033" calcext:value-type="currency">
            <text:p>30ns</text:p>
          </table:table-cell>
          <table:table-cell table:style-name="ce15" table:formula="of:=MAX(MIN([.$D43]-MOD(1000*[$Times.R$3];[.$D43]);MOD(1000*[$Times.R$3];[.$D43]));MIN([.$D43]-MOD(1000*[$Times.R$4];[.$D43]);MOD(1000*[$Times.R$4];[.$D43]));MIN([.$D43]-MOD(1000*[$Times.R$5];[.$D43]);MOD(1000*[$Times.R$5];[.$D43]));MIN([.$D43]-MOD(1000*[$Times.R$6];[.$D43]);MOD(1000*[$Times.R$6];[.$D43]));)" office:value-type="currency" office:currency="ns" office:value="20.1500375093773" calcext:value-type="currency">
            <text:p>20ns</text:p>
          </table:table-cell>
          <table:table-cell table:style-name="ce15" table:formula="of:=MAX(MIN([.$D43]-MOD(1000*[$Times.S$3];[.$D43]);MOD(1000*[$Times.S$3];[.$D43]));MIN([.$D43]-MOD(1000*[$Times.S$4];[.$D43]);MOD(1000*[$Times.S$4];[.$D43]));MIN([.$D43]-MOD(1000*[$Times.S$5];[.$D43]);MOD(1000*[$Times.S$5];[.$D43]));MIN([.$D43]-MOD(1000*[$Times.S$6];[.$D43]);MOD(1000*[$Times.S$6];[.$D43]));)" office:value-type="currency" office:currency="ns" office:value="30.112528132033" calcext:value-type="currency">
            <text:p>30ns</text:p>
          </table:table-cell>
          <table:table-cell table:style-name="ce15" table:formula="of:=MAX(MIN([.$D43]-MOD(1000*[$Times.T$3];[.$D43]);MOD(1000*[$Times.T$3];[.$D43]));MIN([.$D43]-MOD(1000*[$Times.T$4];[.$D43]);MOD(1000*[$Times.T$4];[.$D43]));MIN([.$D43]-MOD(1000*[$Times.T$5];[.$D43]);MOD(1000*[$Times.T$5];[.$D43]));MIN([.$D43]-MOD(1000*[$Times.T$6];[.$D43]);MOD(1000*[$Times.T$6];[.$D43]));)" office:value-type="currency" office:currency="ns" office:value="20.1500375093773" calcext:value-type="currency">
            <text:p>20ns</text:p>
          </table:table-cell>
          <table:table-cell table:style-name="ce15" table:formula="of:=MAX(MIN([.$D43]-MOD(1000*[$Times.U$3];[.$D43]);MOD(1000*[$Times.U$3];[.$D43]));MIN([.$D43]-MOD(1000*[$Times.U$4];[.$D43]);MOD(1000*[$Times.U$4];[.$D43]));MIN([.$D43]-MOD(1000*[$Times.U$5];[.$D43]);MOD(1000*[$Times.U$5];[.$D43]));MIN([.$D43]-MOD(1000*[$Times.U$6];[.$D43]);MOD(1000*[$Times.U$6];[.$D43]));)" office:value-type="currency" office:currency="ns" office:value="24.756189047262" calcext:value-type="currency">
            <text:p>25ns</text:p>
          </table:table-cell>
          <table:table-cell table:style-name="ce15" table:formula="of:=MAX(MIN([.$D43]-MOD(1000*[$Times.V$3];[.$D43]);MOD(1000*[$Times.V$3];[.$D43]));MIN([.$D43]-MOD(1000*[$Times.V$4];[.$D43]);MOD(1000*[$Times.V$4];[.$D43]));MIN([.$D43]-MOD(1000*[$Times.V$5];[.$D43]);MOD(1000*[$Times.V$5];[.$D43]));MIN([.$D43]-MOD(1000*[$Times.V$6];[.$D43]);MOD(1000*[$Times.V$6];[.$D43]));)" office:value-type="currency" office:currency="ns" office:value="0.225056264065969" calcext:value-type="currency">
            <text:p>0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3.52" calcext:value-type="currency">
            <text:p>13,52 MHz</text:p>
          </table:table-cell>
          <table:table-cell table:style-name="ce10" table:formula="of:=160/[.A44]" office:value-type="float" office:value="11.8343195266272" calcext:value-type="float">
            <text:p>11,83</text:p>
          </table:table-cell>
          <table:table-cell table:style-name="ce7" table:formula="of:=ROUND(100*[.B44]) = 100*ROUND([.B44])" office:value-type="boolean" office:boolean-value="false" calcext:value-type="boolean">
            <text:p>FAŁSZ</text:p>
          </table:table-cell>
          <table:table-cell table:style-name="ce13" table:formula="of:=1000/[.A44]" office:value-type="currency" office:currency="ns" office:value="73.9644970414201" calcext:value-type="currency">
            <text:p>74ns</text:p>
          </table:table-cell>
          <table:table-cell table:style-name="ce20" table:formula="of:=([.I44]-MIN([.I$1:.I43]))" office:value-type="float" office:value="10.8841559502305" calcext:value-type="float">
            <text:p>10,88</text:p>
          </table:table-cell>
          <table:table-cell table:style-name="ce20" table:formula="of:=IF([.C44]; ([.I44]-MIN([.I$1:.I43]));&quot;&quot;)">
            <text:p/>
          </table:table-cell>
          <table:table-cell table:style-name="ce20" table:formula="of:=([.J44]-MIN([.J$1:.J43]))" office:value-type="float" office:value="6.27800441234577" calcext:value-type="float">
            <text:p>6,28</text:p>
          </table:table-cell>
          <table:table-cell table:style-name="ce20" table:formula="of:=([.J44]-MIN([.J$1:.J43]))*[.C44]" office:value-type="float" office:value="0" calcext:value-type="float">
            <text:p>0,00</text:p>
          </table:table-cell>
          <table:table-cell table:style-name="ce17" table:formula="of:=COM.MICROSOFT.MAXIFS([.K44:.XDF44];[.K$2:.XDF$2];&quot;&quot;)" office:value-type="currency" office:currency="ns" office:value="36.3905325443787" calcext:value-type="currency">
            <text:p>36ns</text:p>
          </table:table-cell>
          <table:table-cell table:style-name="ce17" table:formula="of:=MAX([.K44:.XFD44])" office:value-type="currency" office:currency="ns" office:value="36.3905325443787" calcext:value-type="currency">
            <text:p>36ns</text:p>
          </table:table-cell>
          <table:table-cell table:style-name="ce15" table:formula="of:=MAX(MIN([.$D44]-MOD(1000*[$Times.C$3];[.$D44]);MOD(1000*[$Times.C$3];[.$D44]));MIN([.$D44]-MOD(1000*[$Times.C$4];[.$D44]);MOD(1000*[$Times.C$4];[.$D44]));MIN([.$D44]-MOD(1000*[$Times.C$5];[.$D44]);MOD(1000*[$Times.C$5];[.$D44]));MIN([.$D44]-MOD(1000*[$Times.C$6];[.$D44]);MOD(1000*[$Times.C$6];[.$D44]));)" office:value-type="currency" office:currency="ns" office:value="31.3609467455621" calcext:value-type="currency">
            <text:p>31ns</text:p>
          </table:table-cell>
          <table:table-cell table:style-name="ce15" table:formula="of:=MAX(MIN([.$D44]-MOD(1000*[$Times.D$3];[.$D44]);MOD(1000*[$Times.D$3];[.$D44]));MIN([.$D44]-MOD(1000*[$Times.D$4];[.$D44]);MOD(1000*[$Times.D$4];[.$D44]));MIN([.$D44]-MOD(1000*[$Times.D$5];[.$D44]);MOD(1000*[$Times.D$5];[.$D44]));MIN([.$D44]-MOD(1000*[$Times.D$6];[.$D44]);MOD(1000*[$Times.D$6];[.$D44]));)" office:value-type="currency" office:currency="ns" office:value="34.3195266272189" calcext:value-type="currency">
            <text:p>34ns</text:p>
          </table:table-cell>
          <table:table-cell table:style-name="ce15" table:formula="of:=MAX(MIN([.$D44]-MOD(1000*[$Times.E$3];[.$D44]);MOD(1000*[$Times.E$3];[.$D44]));MIN([.$D44]-MOD(1000*[$Times.E$4];[.$D44]);MOD(1000*[$Times.E$4];[.$D44]));MIN([.$D44]-MOD(1000*[$Times.E$5];[.$D44]);MOD(1000*[$Times.E$5];[.$D44]));MIN([.$D44]-MOD(1000*[$Times.E$6];[.$D44]);MOD(1000*[$Times.E$6];[.$D44]));)" office:value-type="currency" office:currency="ns" office:value="36.3905325443787" calcext:value-type="currency">
            <text:p>36ns</text:p>
          </table:table-cell>
          <table:table-cell table:style-name="ce15" table:formula="of:=MAX(MIN([.$D44]-MOD(1000*[$Times.F$3];[.$D44]);MOD(1000*[$Times.F$3];[.$D44]));MIN([.$D44]-MOD(1000*[$Times.F$4];[.$D44]);MOD(1000*[$Times.F$4];[.$D44]));MIN([.$D44]-MOD(1000*[$Times.F$5];[.$D44]);MOD(1000*[$Times.F$5];[.$D44]));MIN([.$D44]-MOD(1000*[$Times.F$6];[.$D44]);MOD(1000*[$Times.F$6];[.$D44]));)" office:value-type="currency" office:currency="ns" office:value="11.7159763313609" calcext:value-type="currency">
            <text:p>12ns</text:p>
          </table:table-cell>
          <table:table-cell table:style-name="ce15" table:formula="of:=MAX(MIN([.$D44]-MOD(1000*[$Times.G$3];[.$D44]);MOD(1000*[$Times.G$3];[.$D44]));MIN([.$D44]-MOD(1000*[$Times.G$4];[.$D44]);MOD(1000*[$Times.G$4];[.$D44]));MIN([.$D44]-MOD(1000*[$Times.G$5];[.$D44]);MOD(1000*[$Times.G$5];[.$D44]));MIN([.$D44]-MOD(1000*[$Times.G$6];[.$D44]);MOD(1000*[$Times.G$6];[.$D44]));)" office:value-type="currency" office:currency="ns" office:value="35.5029585798817" calcext:value-type="currency">
            <text:p>36ns</text:p>
          </table:table-cell>
          <table:table-cell table:style-name="ce15" table:formula="of:=MAX(MIN([.$D44]-MOD(1000*[$Times.H$3];[.$D44]);MOD(1000*[$Times.H$3];[.$D44]));MIN([.$D44]-MOD(1000*[$Times.H$4];[.$D44]);MOD(1000*[$Times.H$4];[.$D44]));MIN([.$D44]-MOD(1000*[$Times.H$5];[.$D44]);MOD(1000*[$Times.H$5];[.$D44]));MIN([.$D44]-MOD(1000*[$Times.H$6];[.$D44]);MOD(1000*[$Times.H$6];[.$D44]));)" office:value-type="currency" office:currency="ns" office:value="10.3550295857988" calcext:value-type="currency">
            <text:p>10ns</text:p>
          </table:table-cell>
          <table:table-cell table:style-name="ce15" table:formula="of:=MAX(MIN([.$D44]-MOD(1000*[$Times.I$3];[.$D44]);MOD(1000*[$Times.I$3];[.$D44]));MIN([.$D44]-MOD(1000*[$Times.I$4];[.$D44]);MOD(1000*[$Times.I$4];[.$D44]));MIN([.$D44]-MOD(1000*[$Times.I$5];[.$D44]);MOD(1000*[$Times.I$5];[.$D44]));MIN([.$D44]-MOD(1000*[$Times.I$6];[.$D44]);MOD(1000*[$Times.I$6];[.$D44]));)" office:value-type="currency" office:currency="ns" office:value="27.2189349112425" calcext:value-type="currency">
            <text:p>27ns</text:p>
          </table:table-cell>
          <table:table-cell table:style-name="ce15" table:formula="of:=MAX(MIN([.$D44]-MOD(1000*[$Times.J$3];[.$D44]);MOD(1000*[$Times.J$3];[.$D44]));MIN([.$D44]-MOD(1000*[$Times.J$4];[.$D44]);MOD(1000*[$Times.J$4];[.$D44]));MIN([.$D44]-MOD(1000*[$Times.J$5];[.$D44]);MOD(1000*[$Times.J$5];[.$D44]));MIN([.$D44]-MOD(1000*[$Times.J$6];[.$D44]);MOD(1000*[$Times.J$6];[.$D44]));)" office:value-type="currency" office:currency="ns" office:value="10.3550295857988" calcext:value-type="currency">
            <text:p>10ns</text:p>
          </table:table-cell>
          <table:table-cell table:style-name="ce15" table:formula="of:=MAX(MIN([.$D44]-MOD(1000*[$Times.K$3];[.$D44]);MOD(1000*[$Times.K$3];[.$D44]));MIN([.$D44]-MOD(1000*[$Times.K$4];[.$D44]);MOD(1000*[$Times.K$4];[.$D44]));MIN([.$D44]-MOD(1000*[$Times.K$5];[.$D44]);MOD(1000*[$Times.K$5];[.$D44]));MIN([.$D44]-MOD(1000*[$Times.K$6];[.$D44]);MOD(1000*[$Times.K$6];[.$D44]));)" office:value-type="currency" office:currency="ns" office:value="27.2189349112425" calcext:value-type="currency">
            <text:p>27ns</text:p>
          </table:table-cell>
          <table:table-cell table:style-name="ce15" table:formula="of:=MAX(MIN([.$D44]-MOD(1000*[$Times.L$3];[.$D44]);MOD(1000*[$Times.L$3];[.$D44]));MIN([.$D44]-MOD(1000*[$Times.L$4];[.$D44]);MOD(1000*[$Times.L$4];[.$D44]));MIN([.$D44]-MOD(1000*[$Times.L$5];[.$D44]);MOD(1000*[$Times.L$5];[.$D44]));MIN([.$D44]-MOD(1000*[$Times.L$6];[.$D44]);MOD(1000*[$Times.L$6];[.$D44]));)" office:value-type="currency" office:currency="ns" office:value="11.7159763313609" calcext:value-type="currency">
            <text:p>12ns</text:p>
          </table:table-cell>
          <table:table-cell table:style-name="ce15" table:formula="of:=MAX(MIN([.$D44]-MOD(1000*[$Times.M$3];[.$D44]);MOD(1000*[$Times.M$3];[.$D44]));MIN([.$D44]-MOD(1000*[$Times.M$4];[.$D44]);MOD(1000*[$Times.M$4];[.$D44]));MIN([.$D44]-MOD(1000*[$Times.M$5];[.$D44]);MOD(1000*[$Times.M$5];[.$D44]));MIN([.$D44]-MOD(1000*[$Times.M$6];[.$D44]);MOD(1000*[$Times.M$6];[.$D44]));)" office:value-type="currency" office:currency="ns" office:value="27.2189349112425" calcext:value-type="currency">
            <text:p>27ns</text:p>
          </table:table-cell>
          <table:table-cell table:style-name="ce15" table:formula="of:=MAX(MIN([.$D44]-MOD(1000*[$Times.N$3];[.$D44]);MOD(1000*[$Times.N$3];[.$D44]));MIN([.$D44]-MOD(1000*[$Times.N$4];[.$D44]);MOD(1000*[$Times.N$4];[.$D44]));MIN([.$D44]-MOD(1000*[$Times.N$5];[.$D44]);MOD(1000*[$Times.N$5];[.$D44]));MIN([.$D44]-MOD(1000*[$Times.N$6];[.$D44]);MOD(1000*[$Times.N$6];[.$D44]));)" office:value-type="currency" office:currency="ns" office:value="11.7159763313609" calcext:value-type="currency">
            <text:p>12ns</text:p>
          </table:table-cell>
          <table:table-cell table:style-name="ce15" table:formula="of:=MAX(MIN([.$D44]-MOD(1000*[$Times.O$3];[.$D44]);MOD(1000*[$Times.O$3];[.$D44]));MIN([.$D44]-MOD(1000*[$Times.O$4];[.$D44]);MOD(1000*[$Times.O$4];[.$D44]));MIN([.$D44]-MOD(1000*[$Times.O$5];[.$D44]);MOD(1000*[$Times.O$5];[.$D44]));MIN([.$D44]-MOD(1000*[$Times.O$6];[.$D44]);MOD(1000*[$Times.O$6];[.$D44]));)" office:value-type="currency" office:currency="ns" office:value="35.5029585798817" calcext:value-type="currency">
            <text:p>36ns</text:p>
          </table:table-cell>
          <table:table-cell table:style-name="ce15" table:formula="of:=MAX(MIN([.$D44]-MOD(1000*[$Times.P$3];[.$D44]);MOD(1000*[$Times.P$3];[.$D44]));MIN([.$D44]-MOD(1000*[$Times.P$4];[.$D44]);MOD(1000*[$Times.P$4];[.$D44]));MIN([.$D44]-MOD(1000*[$Times.P$5];[.$D44]);MOD(1000*[$Times.P$5];[.$D44]));MIN([.$D44]-MOD(1000*[$Times.P$6];[.$D44]);MOD(1000*[$Times.P$6];[.$D44]));)" office:value-type="currency" office:currency="ns" office:value="11.7159763313609" calcext:value-type="currency">
            <text:p>12ns</text:p>
          </table:table-cell>
          <table:table-cell table:style-name="ce15" table:formula="of:=MAX(MIN([.$D44]-MOD(1000*[$Times.Q$3];[.$D44]);MOD(1000*[$Times.Q$3];[.$D44]));MIN([.$D44]-MOD(1000*[$Times.Q$4];[.$D44]);MOD(1000*[$Times.Q$4];[.$D44]));MIN([.$D44]-MOD(1000*[$Times.Q$5];[.$D44]);MOD(1000*[$Times.Q$5];[.$D44]));MIN([.$D44]-MOD(1000*[$Times.Q$6];[.$D44]);MOD(1000*[$Times.Q$6];[.$D44]));)" office:value-type="currency" office:currency="ns" office:value="27.2189349112425" calcext:value-type="currency">
            <text:p>27ns</text:p>
          </table:table-cell>
          <table:table-cell table:style-name="ce15" table:formula="of:=MAX(MIN([.$D44]-MOD(1000*[$Times.R$3];[.$D44]);MOD(1000*[$Times.R$3];[.$D44]));MIN([.$D44]-MOD(1000*[$Times.R$4];[.$D44]);MOD(1000*[$Times.R$4];[.$D44]));MIN([.$D44]-MOD(1000*[$Times.R$5];[.$D44]);MOD(1000*[$Times.R$5];[.$D44]));MIN([.$D44]-MOD(1000*[$Times.R$6];[.$D44]);MOD(1000*[$Times.R$6];[.$D44]));)" office:value-type="currency" office:currency="ns" office:value="11.7159763313609" calcext:value-type="currency">
            <text:p>12ns</text:p>
          </table:table-cell>
          <table:table-cell table:style-name="ce15" table:formula="of:=MAX(MIN([.$D44]-MOD(1000*[$Times.S$3];[.$D44]);MOD(1000*[$Times.S$3];[.$D44]));MIN([.$D44]-MOD(1000*[$Times.S$4];[.$D44]);MOD(1000*[$Times.S$4];[.$D44]));MIN([.$D44]-MOD(1000*[$Times.S$5];[.$D44]);MOD(1000*[$Times.S$5];[.$D44]));MIN([.$D44]-MOD(1000*[$Times.S$6];[.$D44]);MOD(1000*[$Times.S$6];[.$D44]));)" office:value-type="currency" office:currency="ns" office:value="27.2189349112425" calcext:value-type="currency">
            <text:p>27ns</text:p>
          </table:table-cell>
          <table:table-cell table:style-name="ce15" table:formula="of:=MAX(MIN([.$D44]-MOD(1000*[$Times.T$3];[.$D44]);MOD(1000*[$Times.T$3];[.$D44]));MIN([.$D44]-MOD(1000*[$Times.T$4];[.$D44]);MOD(1000*[$Times.T$4];[.$D44]));MIN([.$D44]-MOD(1000*[$Times.T$5];[.$D44]);MOD(1000*[$Times.T$5];[.$D44]));MIN([.$D44]-MOD(1000*[$Times.T$6];[.$D44]);MOD(1000*[$Times.T$6];[.$D44]));)" office:value-type="currency" office:currency="ns" office:value="11.7159763313609" calcext:value-type="currency">
            <text:p>12ns</text:p>
          </table:table-cell>
          <table:table-cell table:style-name="ce15" table:formula="of:=MAX(MIN([.$D44]-MOD(1000*[$Times.U$3];[.$D44]);MOD(1000*[$Times.U$3];[.$D44]));MIN([.$D44]-MOD(1000*[$Times.U$4];[.$D44]);MOD(1000*[$Times.U$4];[.$D44]));MIN([.$D44]-MOD(1000*[$Times.U$5];[.$D44]);MOD(1000*[$Times.U$5];[.$D44]));MIN([.$D44]-MOD(1000*[$Times.U$6];[.$D44]);MOD(1000*[$Times.U$6];[.$D44]));)" office:value-type="currency" office:currency="ns" office:value="35.5029585798817" calcext:value-type="currency">
            <text:p>36ns</text:p>
          </table:table-cell>
          <table:table-cell table:style-name="ce15" table:formula="of:=MAX(MIN([.$D44]-MOD(1000*[$Times.V$3];[.$D44]);MOD(1000*[$Times.V$3];[.$D44]));MIN([.$D44]-MOD(1000*[$Times.V$4];[.$D44]);MOD(1000*[$Times.V$4];[.$D44]));MIN([.$D44]-MOD(1000*[$Times.V$5];[.$D44]);MOD(1000*[$Times.V$5];[.$D44]));MIN([.$D44]-MOD(1000*[$Times.V$6];[.$D44]);MOD(1000*[$Times.V$6];[.$D44]));)" office:value-type="currency" office:currency="ns" office:value="12.4260355029586" calcext:value-type="currency">
            <text:p>12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3.9" calcext:value-type="currency">
            <text:p>13,90 MHz</text:p>
          </table:table-cell>
          <table:table-cell table:style-name="ce10" table:formula="of:=160/[.A45]" office:value-type="float" office:value="11.5107913669065" calcext:value-type="float">
            <text:p>11,51</text:p>
          </table:table-cell>
          <table:table-cell table:style-name="ce7" table:formula="of:=ROUND(100*[.B45]) = 100*ROUND([.B45])" office:value-type="boolean" office:boolean-value="false" calcext:value-type="boolean">
            <text:p>FAŁSZ</text:p>
          </table:table-cell>
          <table:table-cell table:style-name="ce13" table:formula="of:=1000/[.A45]" office:value-type="currency" office:currency="ns" office:value="71.9424460431655" calcext:value-type="currency">
            <text:p>72ns</text:p>
          </table:table-cell>
          <table:table-cell table:style-name="ce20" table:formula="of:=([.I45]-MIN([.I$1:.I44]))" office:value-type="float" office:value="9.74542196700274" calcext:value-type="float">
            <text:p>9,75</text:p>
          </table:table-cell>
          <table:table-cell table:style-name="ce20" table:formula="of:=IF([.C45]; ([.I45]-MIN([.I$1:.I44]));&quot;&quot;)">
            <text:p/>
          </table:table-cell>
          <table:table-cell table:style-name="ce20" table:formula="of:=([.J45]-MIN([.J$1:.J44]))" office:value-type="float" office:value="5.13927042911801" calcext:value-type="float">
            <text:p>5,14</text:p>
          </table:table-cell>
          <table:table-cell table:style-name="ce20" table:formula="of:=([.J45]-MIN([.J$1:.J44]))*[.C45]" office:value-type="float" office:value="0" calcext:value-type="float">
            <text:p>0,00</text:p>
          </table:table-cell>
          <table:table-cell table:style-name="ce17" table:formula="of:=COM.MICROSOFT.MAXIFS([.K45:.XDF45];[.K$2:.XDF$2];&quot;&quot;)" office:value-type="currency" office:currency="ns" office:value="35.251798561151" calcext:value-type="currency">
            <text:p>35ns</text:p>
          </table:table-cell>
          <table:table-cell table:style-name="ce17" table:formula="of:=MAX([.K45:.XFD45])" office:value-type="currency" office:currency="ns" office:value="35.251798561151" calcext:value-type="currency">
            <text:p>35ns</text:p>
          </table:table-cell>
          <table:table-cell table:style-name="ce15" table:formula="of:=MAX(MIN([.$D45]-MOD(1000*[$Times.C$3];[.$D45]);MOD(1000*[$Times.C$3];[.$D45]));MIN([.$D45]-MOD(1000*[$Times.C$4];[.$D45]);MOD(1000*[$Times.C$4];[.$D45]));MIN([.$D45]-MOD(1000*[$Times.C$5];[.$D45]);MOD(1000*[$Times.C$5];[.$D45]));MIN([.$D45]-MOD(1000*[$Times.C$6];[.$D45]);MOD(1000*[$Times.C$6];[.$D45]));)" office:value-type="currency" office:currency="ns" office:value="23.0215827338128" calcext:value-type="currency">
            <text:p>23ns</text:p>
          </table:table-cell>
          <table:table-cell table:style-name="ce15" table:formula="of:=MAX(MIN([.$D45]-MOD(1000*[$Times.D$3];[.$D45]);MOD(1000*[$Times.D$3];[.$D45]));MIN([.$D45]-MOD(1000*[$Times.D$4];[.$D45]);MOD(1000*[$Times.D$4];[.$D45]));MIN([.$D45]-MOD(1000*[$Times.D$5];[.$D45]);MOD(1000*[$Times.D$5];[.$D45]));MIN([.$D45]-MOD(1000*[$Times.D$6];[.$D45]);MOD(1000*[$Times.D$6];[.$D45]));)" office:value-type="currency" office:currency="ns" office:value="24.4604316546763" calcext:value-type="currency">
            <text:p>24ns</text:p>
          </table:table-cell>
          <table:table-cell table:style-name="ce15" table:formula="of:=MAX(MIN([.$D45]-MOD(1000*[$Times.E$3];[.$D45]);MOD(1000*[$Times.E$3];[.$D45]));MIN([.$D45]-MOD(1000*[$Times.E$4];[.$D45]);MOD(1000*[$Times.E$4];[.$D45]));MIN([.$D45]-MOD(1000*[$Times.E$5];[.$D45]);MOD(1000*[$Times.E$5];[.$D45]));MIN([.$D45]-MOD(1000*[$Times.E$6];[.$D45]);MOD(1000*[$Times.E$6];[.$D45]));)" office:value-type="currency" office:currency="ns" office:value="31.6546762589927" calcext:value-type="currency">
            <text:p>32ns</text:p>
          </table:table-cell>
          <table:table-cell table:style-name="ce15" table:formula="of:=MAX(MIN([.$D45]-MOD(1000*[$Times.F$3];[.$D45]);MOD(1000*[$Times.F$3];[.$D45]));MIN([.$D45]-MOD(1000*[$Times.F$4];[.$D45]);MOD(1000*[$Times.F$4];[.$D45]));MIN([.$D45]-MOD(1000*[$Times.F$5];[.$D45]);MOD(1000*[$Times.F$5];[.$D45]));MIN([.$D45]-MOD(1000*[$Times.F$6];[.$D45]);MOD(1000*[$Times.F$6];[.$D45]));)" office:value-type="currency" office:currency="ns" office:value="4.46043165467631" calcext:value-type="currency">
            <text:p>4ns</text:p>
          </table:table-cell>
          <table:table-cell table:style-name="ce15" table:formula="of:=MAX(MIN([.$D45]-MOD(1000*[$Times.G$3];[.$D45]);MOD(1000*[$Times.G$3];[.$D45]));MIN([.$D45]-MOD(1000*[$Times.G$4];[.$D45]);MOD(1000*[$Times.G$4];[.$D45]));MIN([.$D45]-MOD(1000*[$Times.G$5];[.$D45]);MOD(1000*[$Times.G$5];[.$D45]));MIN([.$D45]-MOD(1000*[$Times.G$6];[.$D45]);MOD(1000*[$Times.G$6];[.$D45]));)" office:value-type="currency" office:currency="ns" office:value="20.2877697841727" calcext:value-type="currency">
            <text:p>20ns</text:p>
          </table:table-cell>
          <table:table-cell table:style-name="ce15" table:formula="of:=MAX(MIN([.$D45]-MOD(1000*[$Times.H$3];[.$D45]);MOD(1000*[$Times.H$3];[.$D45]));MIN([.$D45]-MOD(1000*[$Times.H$4];[.$D45]);MOD(1000*[$Times.H$4];[.$D45]));MIN([.$D45]-MOD(1000*[$Times.H$5];[.$D45]);MOD(1000*[$Times.H$5];[.$D45]));MIN([.$D45]-MOD(1000*[$Times.H$6];[.$D45]);MOD(1000*[$Times.H$6];[.$D45]));)" office:value-type="currency" office:currency="ns" office:value="30.5755395683454" calcext:value-type="currency">
            <text:p>31ns</text:p>
          </table:table-cell>
          <table:table-cell table:style-name="ce15" table:formula="of:=MAX(MIN([.$D45]-MOD(1000*[$Times.I$3];[.$D45]);MOD(1000*[$Times.I$3];[.$D45]));MIN([.$D45]-MOD(1000*[$Times.I$4];[.$D45]);MOD(1000*[$Times.I$4];[.$D45]));MIN([.$D45]-MOD(1000*[$Times.I$5];[.$D45]);MOD(1000*[$Times.I$5];[.$D45]));MIN([.$D45]-MOD(1000*[$Times.I$6];[.$D45]);MOD(1000*[$Times.I$6];[.$D45]));)" office:value-type="currency" office:currency="ns" office:value="20.2877697841727" calcext:value-type="currency">
            <text:p>20ns</text:p>
          </table:table-cell>
          <table:table-cell table:style-name="ce15" table:formula="of:=MAX(MIN([.$D45]-MOD(1000*[$Times.J$3];[.$D45]);MOD(1000*[$Times.J$3];[.$D45]));MIN([.$D45]-MOD(1000*[$Times.J$4];[.$D45]);MOD(1000*[$Times.J$4];[.$D45]));MIN([.$D45]-MOD(1000*[$Times.J$5];[.$D45]);MOD(1000*[$Times.J$5];[.$D45]));MIN([.$D45]-MOD(1000*[$Times.J$6];[.$D45]);MOD(1000*[$Times.J$6];[.$D45]));)" office:value-type="currency" office:currency="ns" office:value="30.5755395683454" calcext:value-type="currency">
            <text:p>31ns</text:p>
          </table:table-cell>
          <table:table-cell table:style-name="ce15" table:formula="of:=MAX(MIN([.$D45]-MOD(1000*[$Times.K$3];[.$D45]);MOD(1000*[$Times.K$3];[.$D45]));MIN([.$D45]-MOD(1000*[$Times.K$4];[.$D45]);MOD(1000*[$Times.K$4];[.$D45]));MIN([.$D45]-MOD(1000*[$Times.K$5];[.$D45]);MOD(1000*[$Times.K$5];[.$D45]));MIN([.$D45]-MOD(1000*[$Times.K$6];[.$D45]);MOD(1000*[$Times.K$6];[.$D45]));)" office:value-type="currency" office:currency="ns" office:value="20.2877697841727" calcext:value-type="currency">
            <text:p>20ns</text:p>
          </table:table-cell>
          <table:table-cell table:style-name="ce15" table:formula="of:=MAX(MIN([.$D45]-MOD(1000*[$Times.L$3];[.$D45]);MOD(1000*[$Times.L$3];[.$D45]));MIN([.$D45]-MOD(1000*[$Times.L$4];[.$D45]);MOD(1000*[$Times.L$4];[.$D45]));MIN([.$D45]-MOD(1000*[$Times.L$5];[.$D45]);MOD(1000*[$Times.L$5];[.$D45]));MIN([.$D45]-MOD(1000*[$Times.L$6];[.$D45]);MOD(1000*[$Times.L$6];[.$D45]));)" office:value-type="currency" office:currency="ns" office:value="4.46043165467631" calcext:value-type="currency">
            <text:p>4ns</text:p>
          </table:table-cell>
          <table:table-cell table:style-name="ce15" table:formula="of:=MAX(MIN([.$D45]-MOD(1000*[$Times.M$3];[.$D45]);MOD(1000*[$Times.M$3];[.$D45]));MIN([.$D45]-MOD(1000*[$Times.M$4];[.$D45]);MOD(1000*[$Times.M$4];[.$D45]));MIN([.$D45]-MOD(1000*[$Times.M$5];[.$D45]);MOD(1000*[$Times.M$5];[.$D45]));MIN([.$D45]-MOD(1000*[$Times.M$6];[.$D45]);MOD(1000*[$Times.M$6];[.$D45]));)" office:value-type="currency" office:currency="ns" office:value="20.2877697841727" calcext:value-type="currency">
            <text:p>20ns</text:p>
          </table:table-cell>
          <table:table-cell table:style-name="ce15" table:formula="of:=MAX(MIN([.$D45]-MOD(1000*[$Times.N$3];[.$D45]);MOD(1000*[$Times.N$3];[.$D45]));MIN([.$D45]-MOD(1000*[$Times.N$4];[.$D45]);MOD(1000*[$Times.N$4];[.$D45]));MIN([.$D45]-MOD(1000*[$Times.N$5];[.$D45]);MOD(1000*[$Times.N$5];[.$D45]));MIN([.$D45]-MOD(1000*[$Times.N$6];[.$D45]);MOD(1000*[$Times.N$6];[.$D45]));)" office:value-type="currency" office:currency="ns" office:value="4.46043165467631" calcext:value-type="currency">
            <text:p>4ns</text:p>
          </table:table-cell>
          <table:table-cell table:style-name="ce15" table:formula="of:=MAX(MIN([.$D45]-MOD(1000*[$Times.O$3];[.$D45]);MOD(1000*[$Times.O$3];[.$D45]));MIN([.$D45]-MOD(1000*[$Times.O$4];[.$D45]);MOD(1000*[$Times.O$4];[.$D45]));MIN([.$D45]-MOD(1000*[$Times.O$5];[.$D45]);MOD(1000*[$Times.O$5];[.$D45]));MIN([.$D45]-MOD(1000*[$Times.O$6];[.$D45]);MOD(1000*[$Times.O$6];[.$D45]));)" office:value-type="currency" office:currency="ns" office:value="20.2877697841727" calcext:value-type="currency">
            <text:p>20ns</text:p>
          </table:table-cell>
          <table:table-cell table:style-name="ce15" table:formula="of:=MAX(MIN([.$D45]-MOD(1000*[$Times.P$3];[.$D45]);MOD(1000*[$Times.P$3];[.$D45]));MIN([.$D45]-MOD(1000*[$Times.P$4];[.$D45]);MOD(1000*[$Times.P$4];[.$D45]));MIN([.$D45]-MOD(1000*[$Times.P$5];[.$D45]);MOD(1000*[$Times.P$5];[.$D45]));MIN([.$D45]-MOD(1000*[$Times.P$6];[.$D45]);MOD(1000*[$Times.P$6];[.$D45]));)" office:value-type="currency" office:currency="ns" office:value="4.46043165467631" calcext:value-type="currency">
            <text:p>4ns</text:p>
          </table:table-cell>
          <table:table-cell table:style-name="ce15" table:formula="of:=MAX(MIN([.$D45]-MOD(1000*[$Times.Q$3];[.$D45]);MOD(1000*[$Times.Q$3];[.$D45]));MIN([.$D45]-MOD(1000*[$Times.Q$4];[.$D45]);MOD(1000*[$Times.Q$4];[.$D45]));MIN([.$D45]-MOD(1000*[$Times.Q$5];[.$D45]);MOD(1000*[$Times.Q$5];[.$D45]));MIN([.$D45]-MOD(1000*[$Times.Q$6];[.$D45]);MOD(1000*[$Times.Q$6];[.$D45]));)" office:value-type="currency" office:currency="ns" office:value="20.2877697841727" calcext:value-type="currency">
            <text:p>20ns</text:p>
          </table:table-cell>
          <table:table-cell table:style-name="ce15" table:formula="of:=MAX(MIN([.$D45]-MOD(1000*[$Times.R$3];[.$D45]);MOD(1000*[$Times.R$3];[.$D45]));MIN([.$D45]-MOD(1000*[$Times.R$4];[.$D45]);MOD(1000*[$Times.R$4];[.$D45]));MIN([.$D45]-MOD(1000*[$Times.R$5];[.$D45]);MOD(1000*[$Times.R$5];[.$D45]));MIN([.$D45]-MOD(1000*[$Times.R$6];[.$D45]);MOD(1000*[$Times.R$6];[.$D45]));)" office:value-type="currency" office:currency="ns" office:value="4.46043165467631" calcext:value-type="currency">
            <text:p>4ns</text:p>
          </table:table-cell>
          <table:table-cell table:style-name="ce15" table:formula="of:=MAX(MIN([.$D45]-MOD(1000*[$Times.S$3];[.$D45]);MOD(1000*[$Times.S$3];[.$D45]));MIN([.$D45]-MOD(1000*[$Times.S$4];[.$D45]);MOD(1000*[$Times.S$4];[.$D45]));MIN([.$D45]-MOD(1000*[$Times.S$5];[.$D45]);MOD(1000*[$Times.S$5];[.$D45]));MIN([.$D45]-MOD(1000*[$Times.S$6];[.$D45]);MOD(1000*[$Times.S$6];[.$D45]));)" office:value-type="currency" office:currency="ns" office:value="20.2877697841727" calcext:value-type="currency">
            <text:p>20ns</text:p>
          </table:table-cell>
          <table:table-cell table:style-name="ce15" table:formula="of:=MAX(MIN([.$D45]-MOD(1000*[$Times.T$3];[.$D45]);MOD(1000*[$Times.T$3];[.$D45]));MIN([.$D45]-MOD(1000*[$Times.T$4];[.$D45]);MOD(1000*[$Times.T$4];[.$D45]));MIN([.$D45]-MOD(1000*[$Times.T$5];[.$D45]);MOD(1000*[$Times.T$5];[.$D45]));MIN([.$D45]-MOD(1000*[$Times.T$6];[.$D45]);MOD(1000*[$Times.T$6];[.$D45]));)" office:value-type="currency" office:currency="ns" office:value="4.46043165467631" calcext:value-type="currency">
            <text:p>4ns</text:p>
          </table:table-cell>
          <table:table-cell table:style-name="ce15" table:formula="of:=MAX(MIN([.$D45]-MOD(1000*[$Times.U$3];[.$D45]);MOD(1000*[$Times.U$3];[.$D45]));MIN([.$D45]-MOD(1000*[$Times.U$4];[.$D45]);MOD(1000*[$Times.U$4];[.$D45]));MIN([.$D45]-MOD(1000*[$Times.U$5];[.$D45]);MOD(1000*[$Times.U$5];[.$D45]));MIN([.$D45]-MOD(1000*[$Times.U$6];[.$D45]);MOD(1000*[$Times.U$6];[.$D45]));)" office:value-type="currency" office:currency="ns" office:value="20.2877697841727" calcext:value-type="currency">
            <text:p>20ns</text:p>
          </table:table-cell>
          <table:table-cell table:style-name="ce15" table:formula="of:=MAX(MIN([.$D45]-MOD(1000*[$Times.V$3];[.$D45]);MOD(1000*[$Times.V$3];[.$D45]));MIN([.$D45]-MOD(1000*[$Times.V$4];[.$D45]);MOD(1000*[$Times.V$4];[.$D45]));MIN([.$D45]-MOD(1000*[$Times.V$5];[.$D45]);MOD(1000*[$Times.V$5];[.$D45]));MIN([.$D45]-MOD(1000*[$Times.V$6];[.$D45]);MOD(1000*[$Times.V$6];[.$D45]));)" office:value-type="currency" office:currency="ns" office:value="35.251798561151" calcext:value-type="currency">
            <text:p>35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4" calcext:value-type="currency">
            <text:p>14,00 MHz</text:p>
          </table:table-cell>
          <table:table-cell table:style-name="ce10" table:formula="of:=160/[.A46]" office:value-type="float" office:value="11.4285714285714" calcext:value-type="float">
            <text:p>11,43</text:p>
          </table:table-cell>
          <table:table-cell table:style-name="ce7" table:formula="of:=ROUND(100*[.B46]) = 100*ROUND([.B46])" office:value-type="boolean" office:boolean-value="false" calcext:value-type="boolean">
            <text:p>FAŁSZ</text:p>
          </table:table-cell>
          <table:table-cell table:style-name="ce13" table:formula="of:=1000/[.A46]" office:value-type="currency" office:currency="ns" office:value="71.4285714285714" calcext:value-type="currency">
            <text:p>71ns</text:p>
          </table:table-cell>
          <table:table-cell table:style-name="ce20" table:formula="of:=([.I46]-MIN([.I$1:.I45]))" office:value-type="float" office:value="3.06505197728035" calcext:value-type="float">
            <text:p>3,07</text:p>
          </table:table-cell>
          <table:table-cell table:style-name="ce20" table:formula="of:=IF([.C46]; ([.I46]-MIN([.I$1:.I45]));&quot;&quot;)">
            <text:p/>
          </table:table-cell>
          <table:table-cell table:style-name="ce20" table:formula="of:=([.J46]-MIN([.J$1:.J45]))" office:value-type="float" office:value="5.60175758225269" calcext:value-type="float">
            <text:p>5,60</text:p>
          </table:table-cell>
          <table:table-cell table:style-name="ce20" table:formula="of:=([.J46]-MIN([.J$1:.J45]))*[.C46]" office:value-type="float" office:value="0" calcext:value-type="float">
            <text:p>0,00</text:p>
          </table:table-cell>
          <table:table-cell table:style-name="ce17" table:formula="of:=COM.MICROSOFT.MAXIFS([.K46:.XDF46];[.K$2:.XDF$2];&quot;&quot;)" office:value-type="currency" office:currency="ns" office:value="28.5714285714286" calcext:value-type="currency">
            <text:p>29ns</text:p>
          </table:table-cell>
          <table:table-cell table:style-name="ce17" table:formula="of:=MAX([.K46:.XFD46])" office:value-type="currency" office:currency="ns" office:value="35.7142857142857" calcext:value-type="currency">
            <text:p>36ns</text:p>
          </table:table-cell>
          <table:table-cell table:style-name="ce15" table:formula="of:=MAX(MIN([.$D46]-MOD(1000*[$Times.C$3];[.$D46]);MOD(1000*[$Times.C$3];[.$D46]));MIN([.$D46]-MOD(1000*[$Times.C$4];[.$D46]);MOD(1000*[$Times.C$4];[.$D46]));MIN([.$D46]-MOD(1000*[$Times.C$5];[.$D46]);MOD(1000*[$Times.C$5];[.$D46]));MIN([.$D46]-MOD(1000*[$Times.C$6];[.$D46]);MOD(1000*[$Times.C$6];[.$D46]));)" office:value-type="currency" office:currency="ns" office:value="14.2857142857143" calcext:value-type="currency">
            <text:p>14ns</text:p>
          </table:table-cell>
          <table:table-cell table:style-name="ce15" table:formula="of:=MAX(MIN([.$D46]-MOD(1000*[$Times.D$3];[.$D46]);MOD(1000*[$Times.D$3];[.$D46]));MIN([.$D46]-MOD(1000*[$Times.D$4];[.$D46]);MOD(1000*[$Times.D$4];[.$D46]));MIN([.$D46]-MOD(1000*[$Times.D$5];[.$D46]);MOD(1000*[$Times.D$5];[.$D46]));MIN([.$D46]-MOD(1000*[$Times.D$6];[.$D46]);MOD(1000*[$Times.D$6];[.$D46]));)" office:value-type="currency" office:currency="ns" office:value="28.5714285714286" calcext:value-type="currency">
            <text:p>29ns</text:p>
          </table:table-cell>
          <table:table-cell table:style-name="ce15" table:formula="of:=MAX(MIN([.$D46]-MOD(1000*[$Times.E$3];[.$D46]);MOD(1000*[$Times.E$3];[.$D46]));MIN([.$D46]-MOD(1000*[$Times.E$4];[.$D46]);MOD(1000*[$Times.E$4];[.$D46]));MIN([.$D46]-MOD(1000*[$Times.E$5];[.$D46]);MOD(1000*[$Times.E$5];[.$D46]));MIN([.$D46]-MOD(1000*[$Times.E$6];[.$D46]);MOD(1000*[$Times.E$6];[.$D46]));)" office:value-type="currency" office:currency="ns" office:value="28.5714285714286" calcext:value-type="currency">
            <text:p>29ns</text:p>
          </table:table-cell>
          <table:table-cell table:style-name="ce15" table:formula="of:=MAX(MIN([.$D46]-MOD(1000*[$Times.F$3];[.$D46]);MOD(1000*[$Times.F$3];[.$D46]));MIN([.$D46]-MOD(1000*[$Times.F$4];[.$D46]);MOD(1000*[$Times.F$4];[.$D46]));MIN([.$D46]-MOD(1000*[$Times.F$5];[.$D46]);MOD(1000*[$Times.F$5];[.$D46]));MIN([.$D46]-MOD(1000*[$Times.F$6];[.$D46]);MOD(1000*[$Times.F$6];[.$D46]));)" office:value-type="currency" office:currency="ns" office:value="8.57142857142856" calcext:value-type="currency">
            <text:p>9ns</text:p>
          </table:table-cell>
          <table:table-cell table:style-name="ce15" table:formula="of:=MAX(MIN([.$D46]-MOD(1000*[$Times.G$3];[.$D46]);MOD(1000*[$Times.G$3];[.$D46]));MIN([.$D46]-MOD(1000*[$Times.G$4];[.$D46]);MOD(1000*[$Times.G$4];[.$D46]));MIN([.$D46]-MOD(1000*[$Times.G$5];[.$D46]);MOD(1000*[$Times.G$5];[.$D46]));MIN([.$D46]-MOD(1000*[$Times.G$6];[.$D46]);MOD(1000*[$Times.G$6];[.$D46]));)" office:value-type="currency" office:currency="ns" office:value="22.8571428571428" calcext:value-type="currency">
            <text:p>23ns</text:p>
          </table:table-cell>
          <table:table-cell table:style-name="ce15" table:formula="of:=MAX(MIN([.$D46]-MOD(1000*[$Times.H$3];[.$D46]);MOD(1000*[$Times.H$3];[.$D46]));MIN([.$D46]-MOD(1000*[$Times.H$4];[.$D46]);MOD(1000*[$Times.H$4];[.$D46]));MIN([.$D46]-MOD(1000*[$Times.H$5];[.$D46]);MOD(1000*[$Times.H$5];[.$D46]));MIN([.$D46]-MOD(1000*[$Times.H$6];[.$D46]);MOD(1000*[$Times.H$6];[.$D46]));)" office:value-type="currency" office:currency="ns" office:value="35.7142857142857" calcext:value-type="currency">
            <text:p>36ns</text:p>
          </table:table-cell>
          <table:table-cell table:style-name="ce15" table:formula="of:=MAX(MIN([.$D46]-MOD(1000*[$Times.I$3];[.$D46]);MOD(1000*[$Times.I$3];[.$D46]));MIN([.$D46]-MOD(1000*[$Times.I$4];[.$D46]);MOD(1000*[$Times.I$4];[.$D46]));MIN([.$D46]-MOD(1000*[$Times.I$5];[.$D46]);MOD(1000*[$Times.I$5];[.$D46]));MIN([.$D46]-MOD(1000*[$Times.I$6];[.$D46]);MOD(1000*[$Times.I$6];[.$D46]));)" office:value-type="currency" office:currency="ns" office:value="28.5714285714284" calcext:value-type="currency">
            <text:p>29ns</text:p>
          </table:table-cell>
          <table:table-cell table:style-name="ce15" table:formula="of:=MAX(MIN([.$D46]-MOD(1000*[$Times.J$3];[.$D46]);MOD(1000*[$Times.J$3];[.$D46]));MIN([.$D46]-MOD(1000*[$Times.J$4];[.$D46]);MOD(1000*[$Times.J$4];[.$D46]));MIN([.$D46]-MOD(1000*[$Times.J$5];[.$D46]);MOD(1000*[$Times.J$5];[.$D46]));MIN([.$D46]-MOD(1000*[$Times.J$6];[.$D46]);MOD(1000*[$Times.J$6];[.$D46]));)" office:value-type="currency" office:currency="ns" office:value="35.7142857142857" calcext:value-type="currency">
            <text:p>36ns</text:p>
          </table:table-cell>
          <table:table-cell table:style-name="ce15" table:formula="of:=MAX(MIN([.$D46]-MOD(1000*[$Times.K$3];[.$D46]);MOD(1000*[$Times.K$3];[.$D46]));MIN([.$D46]-MOD(1000*[$Times.K$4];[.$D46]);MOD(1000*[$Times.K$4];[.$D46]));MIN([.$D46]-MOD(1000*[$Times.K$5];[.$D46]);MOD(1000*[$Times.K$5];[.$D46]));MIN([.$D46]-MOD(1000*[$Times.K$6];[.$D46]);MOD(1000*[$Times.K$6];[.$D46]));)" office:value-type="currency" office:currency="ns" office:value="28.5714285714284" calcext:value-type="currency">
            <text:p>29ns</text:p>
          </table:table-cell>
          <table:table-cell table:style-name="ce15" table:formula="of:=MAX(MIN([.$D46]-MOD(1000*[$Times.L$3];[.$D46]);MOD(1000*[$Times.L$3];[.$D46]));MIN([.$D46]-MOD(1000*[$Times.L$4];[.$D46]);MOD(1000*[$Times.L$4];[.$D46]));MIN([.$D46]-MOD(1000*[$Times.L$5];[.$D46]);MOD(1000*[$Times.L$5];[.$D46]));MIN([.$D46]-MOD(1000*[$Times.L$6];[.$D46]);MOD(1000*[$Times.L$6];[.$D46]));)" office:value-type="currency" office:currency="ns" office:value="8.57142857142856" calcext:value-type="currency">
            <text:p>9ns</text:p>
          </table:table-cell>
          <table:table-cell table:style-name="ce15" table:formula="of:=MAX(MIN([.$D46]-MOD(1000*[$Times.M$3];[.$D46]);MOD(1000*[$Times.M$3];[.$D46]));MIN([.$D46]-MOD(1000*[$Times.M$4];[.$D46]);MOD(1000*[$Times.M$4];[.$D46]));MIN([.$D46]-MOD(1000*[$Times.M$5];[.$D46]);MOD(1000*[$Times.M$5];[.$D46]));MIN([.$D46]-MOD(1000*[$Times.M$6];[.$D46]);MOD(1000*[$Times.M$6];[.$D46]));)" office:value-type="currency" office:currency="ns" office:value="28.5714285714284" calcext:value-type="currency">
            <text:p>29ns</text:p>
          </table:table-cell>
          <table:table-cell table:style-name="ce15" table:formula="of:=MAX(MIN([.$D46]-MOD(1000*[$Times.N$3];[.$D46]);MOD(1000*[$Times.N$3];[.$D46]));MIN([.$D46]-MOD(1000*[$Times.N$4];[.$D46]);MOD(1000*[$Times.N$4];[.$D46]));MIN([.$D46]-MOD(1000*[$Times.N$5];[.$D46]);MOD(1000*[$Times.N$5];[.$D46]));MIN([.$D46]-MOD(1000*[$Times.N$6];[.$D46]);MOD(1000*[$Times.N$6];[.$D46]));)" office:value-type="currency" office:currency="ns" office:value="8.57142857142856" calcext:value-type="currency">
            <text:p>9ns</text:p>
          </table:table-cell>
          <table:table-cell table:style-name="ce15" table:formula="of:=MAX(MIN([.$D46]-MOD(1000*[$Times.O$3];[.$D46]);MOD(1000*[$Times.O$3];[.$D46]));MIN([.$D46]-MOD(1000*[$Times.O$4];[.$D46]);MOD(1000*[$Times.O$4];[.$D46]));MIN([.$D46]-MOD(1000*[$Times.O$5];[.$D46]);MOD(1000*[$Times.O$5];[.$D46]));MIN([.$D46]-MOD(1000*[$Times.O$6];[.$D46]);MOD(1000*[$Times.O$6];[.$D46]));)" office:value-type="currency" office:currency="ns" office:value="22.8571428571428" calcext:value-type="currency">
            <text:p>23ns</text:p>
          </table:table-cell>
          <table:table-cell table:style-name="ce15" table:formula="of:=MAX(MIN([.$D46]-MOD(1000*[$Times.P$3];[.$D46]);MOD(1000*[$Times.P$3];[.$D46]));MIN([.$D46]-MOD(1000*[$Times.P$4];[.$D46]);MOD(1000*[$Times.P$4];[.$D46]));MIN([.$D46]-MOD(1000*[$Times.P$5];[.$D46]);MOD(1000*[$Times.P$5];[.$D46]));MIN([.$D46]-MOD(1000*[$Times.P$6];[.$D46]);MOD(1000*[$Times.P$6];[.$D46]));)" office:value-type="currency" office:currency="ns" office:value="8.57142857142856" calcext:value-type="currency">
            <text:p>9ns</text:p>
          </table:table-cell>
          <table:table-cell table:style-name="ce15" table:formula="of:=MAX(MIN([.$D46]-MOD(1000*[$Times.Q$3];[.$D46]);MOD(1000*[$Times.Q$3];[.$D46]));MIN([.$D46]-MOD(1000*[$Times.Q$4];[.$D46]);MOD(1000*[$Times.Q$4];[.$D46]));MIN([.$D46]-MOD(1000*[$Times.Q$5];[.$D46]);MOD(1000*[$Times.Q$5];[.$D46]));MIN([.$D46]-MOD(1000*[$Times.Q$6];[.$D46]);MOD(1000*[$Times.Q$6];[.$D46]));)" office:value-type="currency" office:currency="ns" office:value="28.5714285714284" calcext:value-type="currency">
            <text:p>29ns</text:p>
          </table:table-cell>
          <table:table-cell table:style-name="ce15" table:formula="of:=MAX(MIN([.$D46]-MOD(1000*[$Times.R$3];[.$D46]);MOD(1000*[$Times.R$3];[.$D46]));MIN([.$D46]-MOD(1000*[$Times.R$4];[.$D46]);MOD(1000*[$Times.R$4];[.$D46]));MIN([.$D46]-MOD(1000*[$Times.R$5];[.$D46]);MOD(1000*[$Times.R$5];[.$D46]));MIN([.$D46]-MOD(1000*[$Times.R$6];[.$D46]);MOD(1000*[$Times.R$6];[.$D46]));)" office:value-type="currency" office:currency="ns" office:value="8.57142857142856" calcext:value-type="currency">
            <text:p>9ns</text:p>
          </table:table-cell>
          <table:table-cell table:style-name="ce15" table:formula="of:=MAX(MIN([.$D46]-MOD(1000*[$Times.S$3];[.$D46]);MOD(1000*[$Times.S$3];[.$D46]));MIN([.$D46]-MOD(1000*[$Times.S$4];[.$D46]);MOD(1000*[$Times.S$4];[.$D46]));MIN([.$D46]-MOD(1000*[$Times.S$5];[.$D46]);MOD(1000*[$Times.S$5];[.$D46]));MIN([.$D46]-MOD(1000*[$Times.S$6];[.$D46]);MOD(1000*[$Times.S$6];[.$D46]));)" office:value-type="currency" office:currency="ns" office:value="28.5714285714284" calcext:value-type="currency">
            <text:p>29ns</text:p>
          </table:table-cell>
          <table:table-cell table:style-name="ce15" table:formula="of:=MAX(MIN([.$D46]-MOD(1000*[$Times.T$3];[.$D46]);MOD(1000*[$Times.T$3];[.$D46]));MIN([.$D46]-MOD(1000*[$Times.T$4];[.$D46]);MOD(1000*[$Times.T$4];[.$D46]));MIN([.$D46]-MOD(1000*[$Times.T$5];[.$D46]);MOD(1000*[$Times.T$5];[.$D46]));MIN([.$D46]-MOD(1000*[$Times.T$6];[.$D46]);MOD(1000*[$Times.T$6];[.$D46]));)" office:value-type="currency" office:currency="ns" office:value="8.57142857142856" calcext:value-type="currency">
            <text:p>9ns</text:p>
          </table:table-cell>
          <table:table-cell table:style-name="ce15" table:formula="of:=MAX(MIN([.$D46]-MOD(1000*[$Times.U$3];[.$D46]);MOD(1000*[$Times.U$3];[.$D46]));MIN([.$D46]-MOD(1000*[$Times.U$4];[.$D46]);MOD(1000*[$Times.U$4];[.$D46]));MIN([.$D46]-MOD(1000*[$Times.U$5];[.$D46]);MOD(1000*[$Times.U$5];[.$D46]));MIN([.$D46]-MOD(1000*[$Times.U$6];[.$D46]);MOD(1000*[$Times.U$6];[.$D46]));)" office:value-type="currency" office:currency="ns" office:value="22.8571428571428" calcext:value-type="currency">
            <text:p>23ns</text:p>
          </table:table-cell>
          <table:table-cell table:style-name="ce15" table:formula="of:=MAX(MIN([.$D46]-MOD(1000*[$Times.V$3];[.$D46]);MOD(1000*[$Times.V$3];[.$D46]));MIN([.$D46]-MOD(1000*[$Times.V$4];[.$D46]);MOD(1000*[$Times.V$4];[.$D46]));MIN([.$D46]-MOD(1000*[$Times.V$5];[.$D46]);MOD(1000*[$Times.V$5];[.$D46]));MIN([.$D46]-MOD(1000*[$Times.V$6];[.$D46]);MOD(1000*[$Times.V$6];[.$D46]));)" office:value-type="currency" office:currency="ns" office:value="28.5714285714286" calcext:value-type="currency">
            <text:p>29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4.28" calcext:value-type="currency">
            <text:p>14,28 MHz</text:p>
          </table:table-cell>
          <table:table-cell table:style-name="ce10" table:formula="of:=160/[.A47]" office:value-type="float" office:value="11.2044817927171" calcext:value-type="float">
            <text:p>11,20</text:p>
          </table:table-cell>
          <table:table-cell table:style-name="ce7" table:formula="of:=ROUND(100*[.B47]) = 100*ROUND([.B47])" office:value-type="boolean" office:boolean-value="false" calcext:value-type="boolean">
            <text:p>FAŁSZ</text:p>
          </table:table-cell>
          <table:table-cell table:style-name="ce13" table:formula="of:=1000/[.A47]" office:value-type="currency" office:currency="ns" office:value="70.0280112044818" calcext:value-type="currency">
            <text:p>70ns</text:p>
          </table:table-cell>
          <table:table-cell table:style-name="ce20" table:formula="of:=([.I47]-MIN([.I$1:.I46]))" office:value-type="float" office:value="5.30594833582394" calcext:value-type="float">
            <text:p>5,31</text:p>
          </table:table-cell>
          <table:table-cell table:style-name="ce20" table:formula="of:=IF([.C47]; ([.I47]-MIN([.I$1:.I46]));&quot;&quot;)">
            <text:p/>
          </table:table-cell>
          <table:table-cell table:style-name="ce20" table:formula="of:=([.J47]-MIN([.J$1:.J46]))" office:value-type="float" office:value="0.699796797939214" calcext:value-type="float">
            <text:p>0,70</text:p>
          </table:table-cell>
          <table:table-cell table:style-name="ce20" table:formula="of:=([.J47]-MIN([.J$1:.J46]))*[.C47]" office:value-type="float" office:value="0" calcext:value-type="float">
            <text:p>0,00</text:p>
          </table:table-cell>
          <table:table-cell table:style-name="ce17" table:formula="of:=COM.MICROSOFT.MAXIFS([.K47:.XDF47];[.K$2:.XDF$2];&quot;&quot;)" office:value-type="currency" office:currency="ns" office:value="30.8123249299722" calcext:value-type="currency">
            <text:p>31ns</text:p>
          </table:table-cell>
          <table:table-cell table:style-name="ce17" table:formula="of:=MAX([.K47:.XFD47])" office:value-type="currency" office:currency="ns" office:value="30.8123249299722" calcext:value-type="currency">
            <text:p>31ns</text:p>
          </table:table-cell>
          <table:table-cell table:style-name="ce15" table:formula="of:=MAX(MIN([.$D47]-MOD(1000*[$Times.C$3];[.$D47]);MOD(1000*[$Times.C$3];[.$D47]));MIN([.$D47]-MOD(1000*[$Times.C$4];[.$D47]);MOD(1000*[$Times.C$4];[.$D47]));MIN([.$D47]-MOD(1000*[$Times.C$5];[.$D47]);MOD(1000*[$Times.C$5];[.$D47]));MIN([.$D47]-MOD(1000*[$Times.C$6];[.$D47]);MOD(1000*[$Times.C$6];[.$D47]));)" office:value-type="currency" office:currency="ns" office:value="30.8123249299722" calcext:value-type="currency">
            <text:p>31ns</text:p>
          </table:table-cell>
          <table:table-cell table:style-name="ce15" table:formula="of:=MAX(MIN([.$D47]-MOD(1000*[$Times.D$3];[.$D47]);MOD(1000*[$Times.D$3];[.$D47]));MIN([.$D47]-MOD(1000*[$Times.D$4];[.$D47]);MOD(1000*[$Times.D$4];[.$D47]));MIN([.$D47]-MOD(1000*[$Times.D$5];[.$D47]);MOD(1000*[$Times.D$5];[.$D47]));MIN([.$D47]-MOD(1000*[$Times.D$6];[.$D47]);MOD(1000*[$Times.D$6];[.$D47]));)" office:value-type="currency" office:currency="ns" office:value="30.2521008403362" calcext:value-type="currency">
            <text:p>30ns</text:p>
          </table:table-cell>
          <table:table-cell table:style-name="ce15" table:formula="of:=MAX(MIN([.$D47]-MOD(1000*[$Times.E$3];[.$D47]);MOD(1000*[$Times.E$3];[.$D47]));MIN([.$D47]-MOD(1000*[$Times.E$4];[.$D47]);MOD(1000*[$Times.E$4];[.$D47]));MIN([.$D47]-MOD(1000*[$Times.E$5];[.$D47]);MOD(1000*[$Times.E$5];[.$D47]));MIN([.$D47]-MOD(1000*[$Times.E$6];[.$D47]);MOD(1000*[$Times.E$6];[.$D47]));)" office:value-type="currency" office:currency="ns" office:value="29.8319327731092" calcext:value-type="currency">
            <text:p>30ns</text:p>
          </table:table-cell>
          <table:table-cell table:style-name="ce15" table:formula="of:=MAX(MIN([.$D47]-MOD(1000*[$Times.F$3];[.$D47]);MOD(1000*[$Times.F$3];[.$D47]));MIN([.$D47]-MOD(1000*[$Times.F$4];[.$D47]);MOD(1000*[$Times.F$4];[.$D47]));MIN([.$D47]-MOD(1000*[$Times.F$5];[.$D47]);MOD(1000*[$Times.F$5];[.$D47]));MIN([.$D47]-MOD(1000*[$Times.F$6];[.$D47]);MOD(1000*[$Times.F$6];[.$D47]));)" office:value-type="currency" office:currency="ns" office:value="19.7759103641456" calcext:value-type="currency">
            <text:p>20ns</text:p>
          </table:table-cell>
          <table:table-cell table:style-name="ce15" table:formula="of:=MAX(MIN([.$D47]-MOD(1000*[$Times.G$3];[.$D47]);MOD(1000*[$Times.G$3];[.$D47]));MIN([.$D47]-MOD(1000*[$Times.G$4];[.$D47]);MOD(1000*[$Times.G$4];[.$D47]));MIN([.$D47]-MOD(1000*[$Times.G$5];[.$D47]);MOD(1000*[$Times.G$5];[.$D47]));MIN([.$D47]-MOD(1000*[$Times.G$6];[.$D47]);MOD(1000*[$Times.G$6];[.$D47]));)" office:value-type="currency" office:currency="ns" office:value="29.859943977591" calcext:value-type="currency">
            <text:p>30ns</text:p>
          </table:table-cell>
          <table:table-cell table:style-name="ce15" table:formula="of:=MAX(MIN([.$D47]-MOD(1000*[$Times.H$3];[.$D47]);MOD(1000*[$Times.H$3];[.$D47]));MIN([.$D47]-MOD(1000*[$Times.H$4];[.$D47]);MOD(1000*[$Times.H$4];[.$D47]));MIN([.$D47]-MOD(1000*[$Times.H$5];[.$D47]);MOD(1000*[$Times.H$5];[.$D47]));MIN([.$D47]-MOD(1000*[$Times.H$6];[.$D47]);MOD(1000*[$Times.H$6];[.$D47]));)" office:value-type="currency" office:currency="ns" office:value="20.3081232492998" calcext:value-type="currency">
            <text:p>20ns</text:p>
          </table:table-cell>
          <table:table-cell table:style-name="ce15" table:formula="of:=MAX(MIN([.$D47]-MOD(1000*[$Times.I$3];[.$D47]);MOD(1000*[$Times.I$3];[.$D47]));MIN([.$D47]-MOD(1000*[$Times.I$4];[.$D47]);MOD(1000*[$Times.I$4];[.$D47]));MIN([.$D47]-MOD(1000*[$Times.I$5];[.$D47]);MOD(1000*[$Times.I$5];[.$D47]));MIN([.$D47]-MOD(1000*[$Times.I$6];[.$D47]);MOD(1000*[$Times.I$6];[.$D47]));)" office:value-type="currency" office:currency="ns" office:value="29.859943977591" calcext:value-type="currency">
            <text:p>30ns</text:p>
          </table:table-cell>
          <table:table-cell table:style-name="ce15" table:formula="of:=MAX(MIN([.$D47]-MOD(1000*[$Times.J$3];[.$D47]);MOD(1000*[$Times.J$3];[.$D47]));MIN([.$D47]-MOD(1000*[$Times.J$4];[.$D47]);MOD(1000*[$Times.J$4];[.$D47]));MIN([.$D47]-MOD(1000*[$Times.J$5];[.$D47]);MOD(1000*[$Times.J$5];[.$D47]));MIN([.$D47]-MOD(1000*[$Times.J$6];[.$D47]);MOD(1000*[$Times.J$6];[.$D47]));)" office:value-type="currency" office:currency="ns" office:value="20.3081232492998" calcext:value-type="currency">
            <text:p>20ns</text:p>
          </table:table-cell>
          <table:table-cell table:style-name="ce15" table:formula="of:=MAX(MIN([.$D47]-MOD(1000*[$Times.K$3];[.$D47]);MOD(1000*[$Times.K$3];[.$D47]));MIN([.$D47]-MOD(1000*[$Times.K$4];[.$D47]);MOD(1000*[$Times.K$4];[.$D47]));MIN([.$D47]-MOD(1000*[$Times.K$5];[.$D47]);MOD(1000*[$Times.K$5];[.$D47]));MIN([.$D47]-MOD(1000*[$Times.K$6];[.$D47]);MOD(1000*[$Times.K$6];[.$D47]));)" office:value-type="currency" office:currency="ns" office:value="29.859943977591" calcext:value-type="currency">
            <text:p>30ns</text:p>
          </table:table-cell>
          <table:table-cell table:style-name="ce15" table:formula="of:=MAX(MIN([.$D47]-MOD(1000*[$Times.L$3];[.$D47]);MOD(1000*[$Times.L$3];[.$D47]));MIN([.$D47]-MOD(1000*[$Times.L$4];[.$D47]);MOD(1000*[$Times.L$4];[.$D47]));MIN([.$D47]-MOD(1000*[$Times.L$5];[.$D47]);MOD(1000*[$Times.L$5];[.$D47]));MIN([.$D47]-MOD(1000*[$Times.L$6];[.$D47]);MOD(1000*[$Times.L$6];[.$D47]));)" office:value-type="currency" office:currency="ns" office:value="19.7759103641456" calcext:value-type="currency">
            <text:p>20ns</text:p>
          </table:table-cell>
          <table:table-cell table:style-name="ce15" table:formula="of:=MAX(MIN([.$D47]-MOD(1000*[$Times.M$3];[.$D47]);MOD(1000*[$Times.M$3];[.$D47]));MIN([.$D47]-MOD(1000*[$Times.M$4];[.$D47]);MOD(1000*[$Times.M$4];[.$D47]));MIN([.$D47]-MOD(1000*[$Times.M$5];[.$D47]);MOD(1000*[$Times.M$5];[.$D47]));MIN([.$D47]-MOD(1000*[$Times.M$6];[.$D47]);MOD(1000*[$Times.M$6];[.$D47]));)" office:value-type="currency" office:currency="ns" office:value="29.859943977591" calcext:value-type="currency">
            <text:p>30ns</text:p>
          </table:table-cell>
          <table:table-cell table:style-name="ce15" table:formula="of:=MAX(MIN([.$D47]-MOD(1000*[$Times.N$3];[.$D47]);MOD(1000*[$Times.N$3];[.$D47]));MIN([.$D47]-MOD(1000*[$Times.N$4];[.$D47]);MOD(1000*[$Times.N$4];[.$D47]));MIN([.$D47]-MOD(1000*[$Times.N$5];[.$D47]);MOD(1000*[$Times.N$5];[.$D47]));MIN([.$D47]-MOD(1000*[$Times.N$6];[.$D47]);MOD(1000*[$Times.N$6];[.$D47]));)" office:value-type="currency" office:currency="ns" office:value="19.7759103641456" calcext:value-type="currency">
            <text:p>20ns</text:p>
          </table:table-cell>
          <table:table-cell table:style-name="ce15" table:formula="of:=MAX(MIN([.$D47]-MOD(1000*[$Times.O$3];[.$D47]);MOD(1000*[$Times.O$3];[.$D47]));MIN([.$D47]-MOD(1000*[$Times.O$4];[.$D47]);MOD(1000*[$Times.O$4];[.$D47]));MIN([.$D47]-MOD(1000*[$Times.O$5];[.$D47]);MOD(1000*[$Times.O$5];[.$D47]));MIN([.$D47]-MOD(1000*[$Times.O$6];[.$D47]);MOD(1000*[$Times.O$6];[.$D47]));)" office:value-type="currency" office:currency="ns" office:value="29.859943977591" calcext:value-type="currency">
            <text:p>30ns</text:p>
          </table:table-cell>
          <table:table-cell table:style-name="ce15" table:formula="of:=MAX(MIN([.$D47]-MOD(1000*[$Times.P$3];[.$D47]);MOD(1000*[$Times.P$3];[.$D47]));MIN([.$D47]-MOD(1000*[$Times.P$4];[.$D47]);MOD(1000*[$Times.P$4];[.$D47]));MIN([.$D47]-MOD(1000*[$Times.P$5];[.$D47]);MOD(1000*[$Times.P$5];[.$D47]));MIN([.$D47]-MOD(1000*[$Times.P$6];[.$D47]);MOD(1000*[$Times.P$6];[.$D47]));)" office:value-type="currency" office:currency="ns" office:value="19.7759103641456" calcext:value-type="currency">
            <text:p>20ns</text:p>
          </table:table-cell>
          <table:table-cell table:style-name="ce15" table:formula="of:=MAX(MIN([.$D47]-MOD(1000*[$Times.Q$3];[.$D47]);MOD(1000*[$Times.Q$3];[.$D47]));MIN([.$D47]-MOD(1000*[$Times.Q$4];[.$D47]);MOD(1000*[$Times.Q$4];[.$D47]));MIN([.$D47]-MOD(1000*[$Times.Q$5];[.$D47]);MOD(1000*[$Times.Q$5];[.$D47]));MIN([.$D47]-MOD(1000*[$Times.Q$6];[.$D47]);MOD(1000*[$Times.Q$6];[.$D47]));)" office:value-type="currency" office:currency="ns" office:value="29.859943977591" calcext:value-type="currency">
            <text:p>30ns</text:p>
          </table:table-cell>
          <table:table-cell table:style-name="ce15" table:formula="of:=MAX(MIN([.$D47]-MOD(1000*[$Times.R$3];[.$D47]);MOD(1000*[$Times.R$3];[.$D47]));MIN([.$D47]-MOD(1000*[$Times.R$4];[.$D47]);MOD(1000*[$Times.R$4];[.$D47]));MIN([.$D47]-MOD(1000*[$Times.R$5];[.$D47]);MOD(1000*[$Times.R$5];[.$D47]));MIN([.$D47]-MOD(1000*[$Times.R$6];[.$D47]);MOD(1000*[$Times.R$6];[.$D47]));)" office:value-type="currency" office:currency="ns" office:value="19.7759103641456" calcext:value-type="currency">
            <text:p>20ns</text:p>
          </table:table-cell>
          <table:table-cell table:style-name="ce15" table:formula="of:=MAX(MIN([.$D47]-MOD(1000*[$Times.S$3];[.$D47]);MOD(1000*[$Times.S$3];[.$D47]));MIN([.$D47]-MOD(1000*[$Times.S$4];[.$D47]);MOD(1000*[$Times.S$4];[.$D47]));MIN([.$D47]-MOD(1000*[$Times.S$5];[.$D47]);MOD(1000*[$Times.S$5];[.$D47]));MIN([.$D47]-MOD(1000*[$Times.S$6];[.$D47]);MOD(1000*[$Times.S$6];[.$D47]));)" office:value-type="currency" office:currency="ns" office:value="29.859943977591" calcext:value-type="currency">
            <text:p>30ns</text:p>
          </table:table-cell>
          <table:table-cell table:style-name="ce15" table:formula="of:=MAX(MIN([.$D47]-MOD(1000*[$Times.T$3];[.$D47]);MOD(1000*[$Times.T$3];[.$D47]));MIN([.$D47]-MOD(1000*[$Times.T$4];[.$D47]);MOD(1000*[$Times.T$4];[.$D47]));MIN([.$D47]-MOD(1000*[$Times.T$5];[.$D47]);MOD(1000*[$Times.T$5];[.$D47]));MIN([.$D47]-MOD(1000*[$Times.T$6];[.$D47]);MOD(1000*[$Times.T$6];[.$D47]));)" office:value-type="currency" office:currency="ns" office:value="19.7759103641456" calcext:value-type="currency">
            <text:p>20ns</text:p>
          </table:table-cell>
          <table:table-cell table:style-name="ce15" table:formula="of:=MAX(MIN([.$D47]-MOD(1000*[$Times.U$3];[.$D47]);MOD(1000*[$Times.U$3];[.$D47]));MIN([.$D47]-MOD(1000*[$Times.U$4];[.$D47]);MOD(1000*[$Times.U$4];[.$D47]));MIN([.$D47]-MOD(1000*[$Times.U$5];[.$D47]);MOD(1000*[$Times.U$5];[.$D47]));MIN([.$D47]-MOD(1000*[$Times.U$6];[.$D47]);MOD(1000*[$Times.U$6];[.$D47]));)" office:value-type="currency" office:currency="ns" office:value="29.859943977591" calcext:value-type="currency">
            <text:p>30ns</text:p>
          </table:table-cell>
          <table:table-cell table:style-name="ce15" table:formula="of:=MAX(MIN([.$D47]-MOD(1000*[$Times.V$3];[.$D47]);MOD(1000*[$Times.V$3];[.$D47]));MIN([.$D47]-MOD(1000*[$Times.V$4];[.$D47]);MOD(1000*[$Times.V$4];[.$D47]));MIN([.$D47]-MOD(1000*[$Times.V$5];[.$D47]);MOD(1000*[$Times.V$5];[.$D47]));MIN([.$D47]-MOD(1000*[$Times.V$6];[.$D47]);MOD(1000*[$Times.V$6];[.$D47]));)" office:value-type="currency" office:currency="ns" office:value="30.2521008403362" calcext:value-type="currency">
            <text:p>30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4.55" calcext:value-type="currency">
            <text:p>14,55 MHz</text:p>
          </table:table-cell>
          <table:table-cell table:style-name="ce10" table:formula="of:=160/[.A48]" office:value-type="float" office:value="10.9965635738832" calcext:value-type="float">
            <text:p>11,00</text:p>
          </table:table-cell>
          <table:table-cell table:style-name="ce7" table:formula="of:=ROUND(100*[.B48]) = 100*ROUND([.B48])" office:value-type="boolean" office:boolean-value="true" calcext:value-type="boolean">
            <text:p>PRAWDA</text:p>
          </table:table-cell>
          <table:table-cell table:style-name="ce13" table:formula="of:=1000/[.A48]" office:value-type="currency" office:currency="ns" office:value="68.7285223367698" calcext:value-type="currency">
            <text:p>69ns</text:p>
          </table:table-cell>
          <table:table-cell table:style-name="ce20" table:formula="of:=([.I48]-MIN([.I$1:.I47]))" office:value-type="float" office:value="6.10874368076578" calcext:value-type="float">
            <text:p>6,11</text:p>
          </table:table-cell>
          <table:table-cell table:style-name="ce20" table:formula="of:=IF([.C48]; ([.I48]-MIN([.I$1:.I47]));&quot;&quot;)" office:value-type="float" office:value="6.10874368076578" calcext:value-type="float">
            <text:p>6,11</text:p>
          </table:table-cell>
          <table:table-cell table:style-name="ce20" table:formula="of:=([.J48]-MIN([.J$1:.J47]))" office:value-type="float" office:value="2.25860588858555" calcext:value-type="float">
            <text:p>2,26</text:p>
          </table:table-cell>
          <table:table-cell table:style-name="ce20" table:formula="of:=([.J48]-MIN([.J$1:.J47]))*[.C48]" office:value-type="float" office:value="2.25860588858555" calcext:value-type="float">
            <text:p>2,26</text:p>
          </table:table-cell>
          <table:table-cell table:style-name="ce17" table:formula="of:=COM.MICROSOFT.MAXIFS([.K48:.XDF48];[.K$2:.XDF$2];&quot;&quot;)" office:value-type="currency" office:currency="ns" office:value="31.615120274914" calcext:value-type="currency">
            <text:p>32ns</text:p>
          </table:table-cell>
          <table:table-cell table:style-name="ce17" table:formula="of:=MAX([.K48:.XFD48])" office:value-type="currency" office:currency="ns" office:value="32.3711340206185" calcext:value-type="currency">
            <text:p>32ns</text:p>
          </table:table-cell>
          <table:table-cell table:style-name="ce15" table:formula="of:=MAX(MIN([.$D48]-MOD(1000*[$Times.C$3];[.$D48]);MOD(1000*[$Times.C$3];[.$D48]));MIN([.$D48]-MOD(1000*[$Times.C$4];[.$D48]);MOD(1000*[$Times.C$4];[.$D48]));MIN([.$D48]-MOD(1000*[$Times.C$5];[.$D48]);MOD(1000*[$Times.C$5];[.$D48]));MIN([.$D48]-MOD(1000*[$Times.C$6];[.$D48]);MOD(1000*[$Times.C$6];[.$D48]));)" office:value-type="currency" office:currency="ns" office:value="31.615120274914" calcext:value-type="currency">
            <text:p>32ns</text:p>
          </table:table-cell>
          <table:table-cell table:style-name="ce15" table:formula="of:=MAX(MIN([.$D48]-MOD(1000*[$Times.D$3];[.$D48]);MOD(1000*[$Times.D$3];[.$D48]));MIN([.$D48]-MOD(1000*[$Times.D$4];[.$D48]);MOD(1000*[$Times.D$4];[.$D48]));MIN([.$D48]-MOD(1000*[$Times.D$5];[.$D48]);MOD(1000*[$Times.D$5];[.$D48]));MIN([.$D48]-MOD(1000*[$Times.D$6];[.$D48]);MOD(1000*[$Times.D$6];[.$D48]));)" office:value-type="currency" office:currency="ns" office:value="24.742268041237" calcext:value-type="currency">
            <text:p>25ns</text:p>
          </table:table-cell>
          <table:table-cell table:style-name="ce15" table:formula="of:=MAX(MIN([.$D48]-MOD(1000*[$Times.E$3];[.$D48]);MOD(1000*[$Times.E$3];[.$D48]));MIN([.$D48]-MOD(1000*[$Times.E$4];[.$D48]);MOD(1000*[$Times.E$4];[.$D48]));MIN([.$D48]-MOD(1000*[$Times.E$5];[.$D48]);MOD(1000*[$Times.E$5];[.$D48]));MIN([.$D48]-MOD(1000*[$Times.E$6];[.$D48]);MOD(1000*[$Times.E$6];[.$D48]));)" office:value-type="currency" office:currency="ns" office:value="31.0996563573883" calcext:value-type="currency">
            <text:p>31ns</text:p>
          </table:table-cell>
          <table:table-cell table:style-name="ce15" table:formula="of:=MAX(MIN([.$D48]-MOD(1000*[$Times.F$3];[.$D48]);MOD(1000*[$Times.F$3];[.$D48]));MIN([.$D48]-MOD(1000*[$Times.F$4];[.$D48]);MOD(1000*[$Times.F$4];[.$D48]));MIN([.$D48]-MOD(1000*[$Times.F$5];[.$D48]);MOD(1000*[$Times.F$5];[.$D48]));MIN([.$D48]-MOD(1000*[$Times.F$6];[.$D48]);MOD(1000*[$Times.F$6];[.$D48]));)" office:value-type="currency" office:currency="ns" office:value="30.1718213058419" calcext:value-type="currency">
            <text:p>30ns</text:p>
          </table:table-cell>
          <table:table-cell table:style-name="ce15" table:formula="of:=MAX(MIN([.$D48]-MOD(1000*[$Times.G$3];[.$D48]);MOD(1000*[$Times.G$3];[.$D48]));MIN([.$D48]-MOD(1000*[$Times.G$4];[.$D48]);MOD(1000*[$Times.G$4];[.$D48]));MIN([.$D48]-MOD(1000*[$Times.G$5];[.$D48]);MOD(1000*[$Times.G$5];[.$D48]));MIN([.$D48]-MOD(1000*[$Times.G$6];[.$D48]);MOD(1000*[$Times.G$6];[.$D48]));)" office:value-type="currency" office:currency="ns" office:value="32.3711340206185" calcext:value-type="currency">
            <text:p>32ns</text:p>
          </table:table-cell>
          <table:table-cell table:style-name="ce15" table:formula="of:=MAX(MIN([.$D48]-MOD(1000*[$Times.H$3];[.$D48]);MOD(1000*[$Times.H$3];[.$D48]));MIN([.$D48]-MOD(1000*[$Times.H$4];[.$D48]);MOD(1000*[$Times.H$4];[.$D48]));MIN([.$D48]-MOD(1000*[$Times.H$5];[.$D48]);MOD(1000*[$Times.H$5];[.$D48]));MIN([.$D48]-MOD(1000*[$Times.H$6];[.$D48]);MOD(1000*[$Times.H$6];[.$D48]));)" office:value-type="currency" office:currency="ns" office:value="13.8144329896907" calcext:value-type="currency">
            <text:p>14ns</text:p>
          </table:table-cell>
          <table:table-cell table:style-name="ce15" table:formula="of:=MAX(MIN([.$D48]-MOD(1000*[$Times.I$3];[.$D48]);MOD(1000*[$Times.I$3];[.$D48]));MIN([.$D48]-MOD(1000*[$Times.I$4];[.$D48]);MOD(1000*[$Times.I$4];[.$D48]));MIN([.$D48]-MOD(1000*[$Times.I$5];[.$D48]);MOD(1000*[$Times.I$5];[.$D48]));MIN([.$D48]-MOD(1000*[$Times.I$6];[.$D48]);MOD(1000*[$Times.I$6];[.$D48]));)" office:value-type="currency" office:currency="ns" office:value="32.3711340206185" calcext:value-type="currency">
            <text:p>32ns</text:p>
          </table:table-cell>
          <table:table-cell table:style-name="ce15" table:formula="of:=MAX(MIN([.$D48]-MOD(1000*[$Times.J$3];[.$D48]);MOD(1000*[$Times.J$3];[.$D48]));MIN([.$D48]-MOD(1000*[$Times.J$4];[.$D48]);MOD(1000*[$Times.J$4];[.$D48]));MIN([.$D48]-MOD(1000*[$Times.J$5];[.$D48]);MOD(1000*[$Times.J$5];[.$D48]));MIN([.$D48]-MOD(1000*[$Times.J$6];[.$D48]);MOD(1000*[$Times.J$6];[.$D48]));)" office:value-type="currency" office:currency="ns" office:value="13.8144329896907" calcext:value-type="currency">
            <text:p>14ns</text:p>
          </table:table-cell>
          <table:table-cell table:style-name="ce15" table:formula="of:=MAX(MIN([.$D48]-MOD(1000*[$Times.K$3];[.$D48]);MOD(1000*[$Times.K$3];[.$D48]));MIN([.$D48]-MOD(1000*[$Times.K$4];[.$D48]);MOD(1000*[$Times.K$4];[.$D48]));MIN([.$D48]-MOD(1000*[$Times.K$5];[.$D48]);MOD(1000*[$Times.K$5];[.$D48]));MIN([.$D48]-MOD(1000*[$Times.K$6];[.$D48]);MOD(1000*[$Times.K$6];[.$D48]));)" office:value-type="currency" office:currency="ns" office:value="32.3711340206185" calcext:value-type="currency">
            <text:p>32ns</text:p>
          </table:table-cell>
          <table:table-cell table:style-name="ce15" table:formula="of:=MAX(MIN([.$D48]-MOD(1000*[$Times.L$3];[.$D48]);MOD(1000*[$Times.L$3];[.$D48]));MIN([.$D48]-MOD(1000*[$Times.L$4];[.$D48]);MOD(1000*[$Times.L$4];[.$D48]));MIN([.$D48]-MOD(1000*[$Times.L$5];[.$D48]);MOD(1000*[$Times.L$5];[.$D48]));MIN([.$D48]-MOD(1000*[$Times.L$6];[.$D48]);MOD(1000*[$Times.L$6];[.$D48]));)" office:value-type="currency" office:currency="ns" office:value="30.1718213058419" calcext:value-type="currency">
            <text:p>30ns</text:p>
          </table:table-cell>
          <table:table-cell table:style-name="ce15" table:formula="of:=MAX(MIN([.$D48]-MOD(1000*[$Times.M$3];[.$D48]);MOD(1000*[$Times.M$3];[.$D48]));MIN([.$D48]-MOD(1000*[$Times.M$4];[.$D48]);MOD(1000*[$Times.M$4];[.$D48]));MIN([.$D48]-MOD(1000*[$Times.M$5];[.$D48]);MOD(1000*[$Times.M$5];[.$D48]));MIN([.$D48]-MOD(1000*[$Times.M$6];[.$D48]);MOD(1000*[$Times.M$6];[.$D48]));)" office:value-type="currency" office:currency="ns" office:value="32.3711340206185" calcext:value-type="currency">
            <text:p>32ns</text:p>
          </table:table-cell>
          <table:table-cell table:style-name="ce15" table:formula="of:=MAX(MIN([.$D48]-MOD(1000*[$Times.N$3];[.$D48]);MOD(1000*[$Times.N$3];[.$D48]));MIN([.$D48]-MOD(1000*[$Times.N$4];[.$D48]);MOD(1000*[$Times.N$4];[.$D48]));MIN([.$D48]-MOD(1000*[$Times.N$5];[.$D48]);MOD(1000*[$Times.N$5];[.$D48]));MIN([.$D48]-MOD(1000*[$Times.N$6];[.$D48]);MOD(1000*[$Times.N$6];[.$D48]));)" office:value-type="currency" office:currency="ns" office:value="30.1718213058419" calcext:value-type="currency">
            <text:p>30ns</text:p>
          </table:table-cell>
          <table:table-cell table:style-name="ce15" table:formula="of:=MAX(MIN([.$D48]-MOD(1000*[$Times.O$3];[.$D48]);MOD(1000*[$Times.O$3];[.$D48]));MIN([.$D48]-MOD(1000*[$Times.O$4];[.$D48]);MOD(1000*[$Times.O$4];[.$D48]));MIN([.$D48]-MOD(1000*[$Times.O$5];[.$D48]);MOD(1000*[$Times.O$5];[.$D48]));MIN([.$D48]-MOD(1000*[$Times.O$6];[.$D48]);MOD(1000*[$Times.O$6];[.$D48]));)" office:value-type="currency" office:currency="ns" office:value="32.3711340206185" calcext:value-type="currency">
            <text:p>32ns</text:p>
          </table:table-cell>
          <table:table-cell table:style-name="ce15" table:formula="of:=MAX(MIN([.$D48]-MOD(1000*[$Times.P$3];[.$D48]);MOD(1000*[$Times.P$3];[.$D48]));MIN([.$D48]-MOD(1000*[$Times.P$4];[.$D48]);MOD(1000*[$Times.P$4];[.$D48]));MIN([.$D48]-MOD(1000*[$Times.P$5];[.$D48]);MOD(1000*[$Times.P$5];[.$D48]));MIN([.$D48]-MOD(1000*[$Times.P$6];[.$D48]);MOD(1000*[$Times.P$6];[.$D48]));)" office:value-type="currency" office:currency="ns" office:value="30.1718213058419" calcext:value-type="currency">
            <text:p>30ns</text:p>
          </table:table-cell>
          <table:table-cell table:style-name="ce15" table:formula="of:=MAX(MIN([.$D48]-MOD(1000*[$Times.Q$3];[.$D48]);MOD(1000*[$Times.Q$3];[.$D48]));MIN([.$D48]-MOD(1000*[$Times.Q$4];[.$D48]);MOD(1000*[$Times.Q$4];[.$D48]));MIN([.$D48]-MOD(1000*[$Times.Q$5];[.$D48]);MOD(1000*[$Times.Q$5];[.$D48]));MIN([.$D48]-MOD(1000*[$Times.Q$6];[.$D48]);MOD(1000*[$Times.Q$6];[.$D48]));)" office:value-type="currency" office:currency="ns" office:value="32.3711340206185" calcext:value-type="currency">
            <text:p>32ns</text:p>
          </table:table-cell>
          <table:table-cell table:style-name="ce15" table:formula="of:=MAX(MIN([.$D48]-MOD(1000*[$Times.R$3];[.$D48]);MOD(1000*[$Times.R$3];[.$D48]));MIN([.$D48]-MOD(1000*[$Times.R$4];[.$D48]);MOD(1000*[$Times.R$4];[.$D48]));MIN([.$D48]-MOD(1000*[$Times.R$5];[.$D48]);MOD(1000*[$Times.R$5];[.$D48]));MIN([.$D48]-MOD(1000*[$Times.R$6];[.$D48]);MOD(1000*[$Times.R$6];[.$D48]));)" office:value-type="currency" office:currency="ns" office:value="30.1718213058419" calcext:value-type="currency">
            <text:p>30ns</text:p>
          </table:table-cell>
          <table:table-cell table:style-name="ce15" table:formula="of:=MAX(MIN([.$D48]-MOD(1000*[$Times.S$3];[.$D48]);MOD(1000*[$Times.S$3];[.$D48]));MIN([.$D48]-MOD(1000*[$Times.S$4];[.$D48]);MOD(1000*[$Times.S$4];[.$D48]));MIN([.$D48]-MOD(1000*[$Times.S$5];[.$D48]);MOD(1000*[$Times.S$5];[.$D48]));MIN([.$D48]-MOD(1000*[$Times.S$6];[.$D48]);MOD(1000*[$Times.S$6];[.$D48]));)" office:value-type="currency" office:currency="ns" office:value="32.3711340206185" calcext:value-type="currency">
            <text:p>32ns</text:p>
          </table:table-cell>
          <table:table-cell table:style-name="ce15" table:formula="of:=MAX(MIN([.$D48]-MOD(1000*[$Times.T$3];[.$D48]);MOD(1000*[$Times.T$3];[.$D48]));MIN([.$D48]-MOD(1000*[$Times.T$4];[.$D48]);MOD(1000*[$Times.T$4];[.$D48]));MIN([.$D48]-MOD(1000*[$Times.T$5];[.$D48]);MOD(1000*[$Times.T$5];[.$D48]));MIN([.$D48]-MOD(1000*[$Times.T$6];[.$D48]);MOD(1000*[$Times.T$6];[.$D48]));)" office:value-type="currency" office:currency="ns" office:value="30.1718213058419" calcext:value-type="currency">
            <text:p>30ns</text:p>
          </table:table-cell>
          <table:table-cell table:style-name="ce15" table:formula="of:=MAX(MIN([.$D48]-MOD(1000*[$Times.U$3];[.$D48]);MOD(1000*[$Times.U$3];[.$D48]));MIN([.$D48]-MOD(1000*[$Times.U$4];[.$D48]);MOD(1000*[$Times.U$4];[.$D48]));MIN([.$D48]-MOD(1000*[$Times.U$5];[.$D48]);MOD(1000*[$Times.U$5];[.$D48]));MIN([.$D48]-MOD(1000*[$Times.U$6];[.$D48]);MOD(1000*[$Times.U$6];[.$D48]));)" office:value-type="currency" office:currency="ns" office:value="32.3711340206185" calcext:value-type="currency">
            <text:p>32ns</text:p>
          </table:table-cell>
          <table:table-cell table:style-name="ce15" table:formula="of:=MAX(MIN([.$D48]-MOD(1000*[$Times.V$3];[.$D48]);MOD(1000*[$Times.V$3];[.$D48]));MIN([.$D48]-MOD(1000*[$Times.V$4];[.$D48]);MOD(1000*[$Times.V$4];[.$D48]));MIN([.$D48]-MOD(1000*[$Times.V$5];[.$D48]);MOD(1000*[$Times.V$5];[.$D48]));MIN([.$D48]-MOD(1000*[$Times.V$6];[.$D48]);MOD(1000*[$Times.V$6];[.$D48]));)" office:value-type="currency" office:currency="ns" office:value="25.085910652921" calcext:value-type="currency">
            <text:p>25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4.67" calcext:value-type="currency">
            <text:p>14,67 MHz</text:p>
          </table:table-cell>
          <table:table-cell table:style-name="ce10" table:formula="of:=160/[.A49]" office:value-type="float" office:value="10.906612133606" calcext:value-type="float">
            <text:p>10,91</text:p>
          </table:table-cell>
          <table:table-cell table:style-name="ce7" table:formula="of:=ROUND(100*[.B49]) = 100*ROUND([.B49])" office:value-type="boolean" office:boolean-value="false" calcext:value-type="boolean">
            <text:p>FAŁSZ</text:p>
          </table:table-cell>
          <table:table-cell table:style-name="ce13" table:formula="of:=1000/[.A49]" office:value-type="currency" office:currency="ns" office:value="68.1663258350375" calcext:value-type="currency">
            <text:p>68ns</text:p>
          </table:table-cell>
          <table:table-cell table:style-name="ce20" table:formula="of:=([.I49]-MIN([.I$1:.I48]))" office:value-type="float" office:value="6.49771338540178" calcext:value-type="float">
            <text:p>6,50</text:p>
          </table:table-cell>
          <table:table-cell table:style-name="ce20" table:formula="of:=IF([.C49]; ([.I49]-MIN([.I$1:.I48]));&quot;&quot;)">
            <text:p/>
          </table:table-cell>
          <table:table-cell table:style-name="ce20" table:formula="of:=([.J49]-MIN([.J$1:.J48]))" office:value-type="float" office:value="3.3844043833045" calcext:value-type="float">
            <text:p>3,38</text:p>
          </table:table-cell>
          <table:table-cell table:style-name="ce20" table:formula="of:=([.J49]-MIN([.J$1:.J48]))*[.C49]" office:value-type="float" office:value="0" calcext:value-type="float">
            <text:p>0,00</text:p>
          </table:table-cell>
          <table:table-cell table:style-name="ce17" table:formula="of:=COM.MICROSOFT.MAXIFS([.K49:.XDF49];[.K$2:.XDF$2];&quot;&quot;)" office:value-type="currency" office:currency="ns" office:value="32.00408997955" calcext:value-type="currency">
            <text:p>32ns</text:p>
          </table:table-cell>
          <table:table-cell table:style-name="ce17" table:formula="of:=MAX([.K49:.XFD49])" office:value-type="currency" office:currency="ns" office:value="33.4969325153375" calcext:value-type="currency">
            <text:p>33ns</text:p>
          </table:table-cell>
          <table:table-cell table:style-name="ce15" table:formula="of:=MAX(MIN([.$D49]-MOD(1000*[$Times.C$3];[.$D49]);MOD(1000*[$Times.C$3];[.$D49]));MIN([.$D49]-MOD(1000*[$Times.C$4];[.$D49]);MOD(1000*[$Times.C$4];[.$D49]));MIN([.$D49]-MOD(1000*[$Times.C$5];[.$D49]);MOD(1000*[$Times.C$5];[.$D49]));MIN([.$D49]-MOD(1000*[$Times.C$6];[.$D49]);MOD(1000*[$Times.C$6];[.$D49]));)" office:value-type="currency" office:currency="ns" office:value="26.9938650306749" calcext:value-type="currency">
            <text:p>27ns</text:p>
          </table:table-cell>
          <table:table-cell table:style-name="ce15" table:formula="of:=MAX(MIN([.$D49]-MOD(1000*[$Times.D$3];[.$D49]);MOD(1000*[$Times.D$3];[.$D49]));MIN([.$D49]-MOD(1000*[$Times.D$4];[.$D49]);MOD(1000*[$Times.D$4];[.$D49]));MIN([.$D49]-MOD(1000*[$Times.D$5];[.$D49]);MOD(1000*[$Times.D$5];[.$D49]));MIN([.$D49]-MOD(1000*[$Times.D$6];[.$D49]);MOD(1000*[$Times.D$6];[.$D49]));)" office:value-type="currency" office:currency="ns" office:value="18.3367416496251" calcext:value-type="currency">
            <text:p>18ns</text:p>
          </table:table-cell>
          <table:table-cell table:style-name="ce15" table:formula="of:=MAX(MIN([.$D49]-MOD(1000*[$Times.E$3];[.$D49]);MOD(1000*[$Times.E$3];[.$D49]));MIN([.$D49]-MOD(1000*[$Times.E$4];[.$D49]);MOD(1000*[$Times.E$4];[.$D49]));MIN([.$D49]-MOD(1000*[$Times.E$5];[.$D49]);MOD(1000*[$Times.E$5];[.$D49]));MIN([.$D49]-MOD(1000*[$Times.E$6];[.$D49]);MOD(1000*[$Times.E$6];[.$D49]));)" office:value-type="currency" office:currency="ns" office:value="32.00408997955" calcext:value-type="currency">
            <text:p>32ns</text:p>
          </table:table-cell>
          <table:table-cell table:style-name="ce15" table:formula="of:=MAX(MIN([.$D49]-MOD(1000*[$Times.F$3];[.$D49]);MOD(1000*[$Times.F$3];[.$D49]));MIN([.$D49]-MOD(1000*[$Times.F$4];[.$D49]);MOD(1000*[$Times.F$4];[.$D49]));MIN([.$D49]-MOD(1000*[$Times.F$5];[.$D49]);MOD(1000*[$Times.F$5];[.$D49]));MIN([.$D49]-MOD(1000*[$Times.F$6];[.$D49]);MOD(1000*[$Times.F$6];[.$D49]));)" office:value-type="currency" office:currency="ns" office:value="33.4969325153375" calcext:value-type="currency">
            <text:p>33ns</text:p>
          </table:table-cell>
          <table:table-cell table:style-name="ce15" table:formula="of:=MAX(MIN([.$D49]-MOD(1000*[$Times.G$3];[.$D49]);MOD(1000*[$Times.G$3];[.$D49]));MIN([.$D49]-MOD(1000*[$Times.G$4];[.$D49]);MOD(1000*[$Times.G$4];[.$D49]));MIN([.$D49]-MOD(1000*[$Times.G$5];[.$D49]);MOD(1000*[$Times.G$5];[.$D49]));MIN([.$D49]-MOD(1000*[$Times.G$6];[.$D49]);MOD(1000*[$Times.G$6];[.$D49]));)" office:value-type="currency" office:currency="ns" office:value="28.997955010225" calcext:value-type="currency">
            <text:p>29ns</text:p>
          </table:table-cell>
          <table:table-cell table:style-name="ce15" table:formula="of:=MAX(MIN([.$D49]-MOD(1000*[$Times.H$3];[.$D49]);MOD(1000*[$Times.H$3];[.$D49]));MIN([.$D49]-MOD(1000*[$Times.H$4];[.$D49]);MOD(1000*[$Times.H$4];[.$D49]));MIN([.$D49]-MOD(1000*[$Times.H$5];[.$D49]);MOD(1000*[$Times.H$5];[.$D49]));MIN([.$D49]-MOD(1000*[$Times.H$6];[.$D49]);MOD(1000*[$Times.H$6];[.$D49]));)" office:value-type="currency" office:currency="ns" office:value="15.5010224948875" calcext:value-type="currency">
            <text:p>16ns</text:p>
          </table:table-cell>
          <table:table-cell table:style-name="ce15" table:formula="of:=MAX(MIN([.$D49]-MOD(1000*[$Times.I$3];[.$D49]);MOD(1000*[$Times.I$3];[.$D49]));MIN([.$D49]-MOD(1000*[$Times.I$4];[.$D49]);MOD(1000*[$Times.I$4];[.$D49]));MIN([.$D49]-MOD(1000*[$Times.I$5];[.$D49]);MOD(1000*[$Times.I$5];[.$D49]));MIN([.$D49]-MOD(1000*[$Times.I$6];[.$D49]);MOD(1000*[$Times.I$6];[.$D49]));)" office:value-type="currency" office:currency="ns" office:value="32.1745057941375" calcext:value-type="currency">
            <text:p>32ns</text:p>
          </table:table-cell>
          <table:table-cell table:style-name="ce15" table:formula="of:=MAX(MIN([.$D49]-MOD(1000*[$Times.J$3];[.$D49]);MOD(1000*[$Times.J$3];[.$D49]));MIN([.$D49]-MOD(1000*[$Times.J$4];[.$D49]);MOD(1000*[$Times.J$4];[.$D49]));MIN([.$D49]-MOD(1000*[$Times.J$5];[.$D49]);MOD(1000*[$Times.J$5];[.$D49]));MIN([.$D49]-MOD(1000*[$Times.J$6];[.$D49]);MOD(1000*[$Times.J$6];[.$D49]));)" office:value-type="currency" office:currency="ns" office:value="15.5010224948875" calcext:value-type="currency">
            <text:p>16ns</text:p>
          </table:table-cell>
          <table:table-cell table:style-name="ce15" table:formula="of:=MAX(MIN([.$D49]-MOD(1000*[$Times.K$3];[.$D49]);MOD(1000*[$Times.K$3];[.$D49]));MIN([.$D49]-MOD(1000*[$Times.K$4];[.$D49]);MOD(1000*[$Times.K$4];[.$D49]));MIN([.$D49]-MOD(1000*[$Times.K$5];[.$D49]);MOD(1000*[$Times.K$5];[.$D49]));MIN([.$D49]-MOD(1000*[$Times.K$6];[.$D49]);MOD(1000*[$Times.K$6];[.$D49]));)" office:value-type="currency" office:currency="ns" office:value="32.1745057941375" calcext:value-type="currency">
            <text:p>32ns</text:p>
          </table:table-cell>
          <table:table-cell table:style-name="ce15" table:formula="of:=MAX(MIN([.$D49]-MOD(1000*[$Times.L$3];[.$D49]);MOD(1000*[$Times.L$3];[.$D49]));MIN([.$D49]-MOD(1000*[$Times.L$4];[.$D49]);MOD(1000*[$Times.L$4];[.$D49]));MIN([.$D49]-MOD(1000*[$Times.L$5];[.$D49]);MOD(1000*[$Times.L$5];[.$D49]));MIN([.$D49]-MOD(1000*[$Times.L$6];[.$D49]);MOD(1000*[$Times.L$6];[.$D49]));)" office:value-type="currency" office:currency="ns" office:value="33.4969325153375" calcext:value-type="currency">
            <text:p>33ns</text:p>
          </table:table-cell>
          <table:table-cell table:style-name="ce15" table:formula="of:=MAX(MIN([.$D49]-MOD(1000*[$Times.M$3];[.$D49]);MOD(1000*[$Times.M$3];[.$D49]));MIN([.$D49]-MOD(1000*[$Times.M$4];[.$D49]);MOD(1000*[$Times.M$4];[.$D49]));MIN([.$D49]-MOD(1000*[$Times.M$5];[.$D49]);MOD(1000*[$Times.M$5];[.$D49]));MIN([.$D49]-MOD(1000*[$Times.M$6];[.$D49]);MOD(1000*[$Times.M$6];[.$D49]));)" office:value-type="currency" office:currency="ns" office:value="32.1745057941375" calcext:value-type="currency">
            <text:p>32ns</text:p>
          </table:table-cell>
          <table:table-cell table:style-name="ce15" table:formula="of:=MAX(MIN([.$D49]-MOD(1000*[$Times.N$3];[.$D49]);MOD(1000*[$Times.N$3];[.$D49]));MIN([.$D49]-MOD(1000*[$Times.N$4];[.$D49]);MOD(1000*[$Times.N$4];[.$D49]));MIN([.$D49]-MOD(1000*[$Times.N$5];[.$D49]);MOD(1000*[$Times.N$5];[.$D49]));MIN([.$D49]-MOD(1000*[$Times.N$6];[.$D49]);MOD(1000*[$Times.N$6];[.$D49]));)" office:value-type="currency" office:currency="ns" office:value="33.4969325153375" calcext:value-type="currency">
            <text:p>33ns</text:p>
          </table:table-cell>
          <table:table-cell table:style-name="ce15" table:formula="of:=MAX(MIN([.$D49]-MOD(1000*[$Times.O$3];[.$D49]);MOD(1000*[$Times.O$3];[.$D49]));MIN([.$D49]-MOD(1000*[$Times.O$4];[.$D49]);MOD(1000*[$Times.O$4];[.$D49]));MIN([.$D49]-MOD(1000*[$Times.O$5];[.$D49]);MOD(1000*[$Times.O$5];[.$D49]));MIN([.$D49]-MOD(1000*[$Times.O$6];[.$D49]);MOD(1000*[$Times.O$6];[.$D49]));)" office:value-type="currency" office:currency="ns" office:value="28.997955010225" calcext:value-type="currency">
            <text:p>29ns</text:p>
          </table:table-cell>
          <table:table-cell table:style-name="ce15" table:formula="of:=MAX(MIN([.$D49]-MOD(1000*[$Times.P$3];[.$D49]);MOD(1000*[$Times.P$3];[.$D49]));MIN([.$D49]-MOD(1000*[$Times.P$4];[.$D49]);MOD(1000*[$Times.P$4];[.$D49]));MIN([.$D49]-MOD(1000*[$Times.P$5];[.$D49]);MOD(1000*[$Times.P$5];[.$D49]));MIN([.$D49]-MOD(1000*[$Times.P$6];[.$D49]);MOD(1000*[$Times.P$6];[.$D49]));)" office:value-type="currency" office:currency="ns" office:value="33.4969325153375" calcext:value-type="currency">
            <text:p>33ns</text:p>
          </table:table-cell>
          <table:table-cell table:style-name="ce15" table:formula="of:=MAX(MIN([.$D49]-MOD(1000*[$Times.Q$3];[.$D49]);MOD(1000*[$Times.Q$3];[.$D49]));MIN([.$D49]-MOD(1000*[$Times.Q$4];[.$D49]);MOD(1000*[$Times.Q$4];[.$D49]));MIN([.$D49]-MOD(1000*[$Times.Q$5];[.$D49]);MOD(1000*[$Times.Q$5];[.$D49]));MIN([.$D49]-MOD(1000*[$Times.Q$6];[.$D49]);MOD(1000*[$Times.Q$6];[.$D49]));)" office:value-type="currency" office:currency="ns" office:value="32.1745057941375" calcext:value-type="currency">
            <text:p>32ns</text:p>
          </table:table-cell>
          <table:table-cell table:style-name="ce15" table:formula="of:=MAX(MIN([.$D49]-MOD(1000*[$Times.R$3];[.$D49]);MOD(1000*[$Times.R$3];[.$D49]));MIN([.$D49]-MOD(1000*[$Times.R$4];[.$D49]);MOD(1000*[$Times.R$4];[.$D49]));MIN([.$D49]-MOD(1000*[$Times.R$5];[.$D49]);MOD(1000*[$Times.R$5];[.$D49]));MIN([.$D49]-MOD(1000*[$Times.R$6];[.$D49]);MOD(1000*[$Times.R$6];[.$D49]));)" office:value-type="currency" office:currency="ns" office:value="33.4969325153375" calcext:value-type="currency">
            <text:p>33ns</text:p>
          </table:table-cell>
          <table:table-cell table:style-name="ce15" table:formula="of:=MAX(MIN([.$D49]-MOD(1000*[$Times.S$3];[.$D49]);MOD(1000*[$Times.S$3];[.$D49]));MIN([.$D49]-MOD(1000*[$Times.S$4];[.$D49]);MOD(1000*[$Times.S$4];[.$D49]));MIN([.$D49]-MOD(1000*[$Times.S$5];[.$D49]);MOD(1000*[$Times.S$5];[.$D49]));MIN([.$D49]-MOD(1000*[$Times.S$6];[.$D49]);MOD(1000*[$Times.S$6];[.$D49]));)" office:value-type="currency" office:currency="ns" office:value="32.1745057941375" calcext:value-type="currency">
            <text:p>32ns</text:p>
          </table:table-cell>
          <table:table-cell table:style-name="ce15" table:formula="of:=MAX(MIN([.$D49]-MOD(1000*[$Times.T$3];[.$D49]);MOD(1000*[$Times.T$3];[.$D49]));MIN([.$D49]-MOD(1000*[$Times.T$4];[.$D49]);MOD(1000*[$Times.T$4];[.$D49]));MIN([.$D49]-MOD(1000*[$Times.T$5];[.$D49]);MOD(1000*[$Times.T$5];[.$D49]));MIN([.$D49]-MOD(1000*[$Times.T$6];[.$D49]);MOD(1000*[$Times.T$6];[.$D49]));)" office:value-type="currency" office:currency="ns" office:value="33.4969325153375" calcext:value-type="currency">
            <text:p>33ns</text:p>
          </table:table-cell>
          <table:table-cell table:style-name="ce15" table:formula="of:=MAX(MIN([.$D49]-MOD(1000*[$Times.U$3];[.$D49]);MOD(1000*[$Times.U$3];[.$D49]));MIN([.$D49]-MOD(1000*[$Times.U$4];[.$D49]);MOD(1000*[$Times.U$4];[.$D49]));MIN([.$D49]-MOD(1000*[$Times.U$5];[.$D49]);MOD(1000*[$Times.U$5];[.$D49]));MIN([.$D49]-MOD(1000*[$Times.U$6];[.$D49]);MOD(1000*[$Times.U$6];[.$D49]));)" office:value-type="currency" office:currency="ns" office:value="28.997955010225" calcext:value-type="currency">
            <text:p>29ns</text:p>
          </table:table-cell>
          <table:table-cell table:style-name="ce15" table:formula="of:=MAX(MIN([.$D49]-MOD(1000*[$Times.V$3];[.$D49]);MOD(1000*[$Times.V$3];[.$D49]));MIN([.$D49]-MOD(1000*[$Times.V$4];[.$D49]);MOD(1000*[$Times.V$4];[.$D49]));MIN([.$D49]-MOD(1000*[$Times.V$5];[.$D49]);MOD(1000*[$Times.V$5];[.$D49]));MIN([.$D49]-MOD(1000*[$Times.V$6];[.$D49]);MOD(1000*[$Times.V$6];[.$D49]));)" office:value-type="currency" office:currency="ns" office:value="27.33469665985" calcext:value-type="currency">
            <text:p>27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5" calcext:value-type="currency">
            <text:p>15,00 MHz</text:p>
          </table:table-cell>
          <table:table-cell table:style-name="ce10" table:formula="of:=160/[.A50]" office:value-type="float" office:value="10.6666666666667" calcext:value-type="float">
            <text:p>10,67</text:p>
          </table:table-cell>
          <table:table-cell table:style-name="ce7" table:formula="of:=ROUND(100*[.B50]) = 100*ROUND([.B50])" office:value-type="boolean" office:boolean-value="false" calcext:value-type="boolean">
            <text:p>FAŁSZ</text:p>
          </table:table-cell>
          <table:table-cell table:style-name="ce13" table:formula="of:=1000/[.A50]" office:value-type="currency" office:currency="ns" office:value="66.6666666666667" calcext:value-type="currency">
            <text:p>67ns</text:p>
          </table:table-cell>
          <table:table-cell table:style-name="ce20" table:formula="of:=([.I50]-MIN([.I$1:.I49]))" office:value-type="float" office:value="7.82695673918506" calcext:value-type="float">
            <text:p>7,83</text:p>
          </table:table-cell>
          <table:table-cell table:style-name="ce20" table:formula="of:=IF([.C50]; ([.I50]-MIN([.I$1:.I49]));&quot;&quot;)">
            <text:p/>
          </table:table-cell>
          <table:table-cell table:style-name="ce20" table:formula="of:=([.J50]-MIN([.J$1:.J49]))" office:value-type="float" office:value="3.22080520130034" calcext:value-type="float">
            <text:p>3,22</text:p>
          </table:table-cell>
          <table:table-cell table:style-name="ce20" table:formula="of:=([.J50]-MIN([.J$1:.J49]))*[.C50]" office:value-type="float" office:value="0" calcext:value-type="float">
            <text:p>0,00</text:p>
          </table:table-cell>
          <table:table-cell table:style-name="ce17" table:formula="of:=COM.MICROSOFT.MAXIFS([.K50:.XDF50];[.K$2:.XDF$2];&quot;&quot;)" office:value-type="currency" office:currency="ns" office:value="33.3333333333333" calcext:value-type="currency">
            <text:p>33ns</text:p>
          </table:table-cell>
          <table:table-cell table:style-name="ce17" table:formula="of:=MAX([.K50:.XFD50])" office:value-type="currency" office:currency="ns" office:value="33.3333333333333" calcext:value-type="currency">
            <text:p>33ns</text:p>
          </table:table-cell>
          <table:table-cell table:style-name="ce15" table:formula="of:=MAX(MIN([.$D50]-MOD(1000*[$Times.C$3];[.$D50]);MOD(1000*[$Times.C$3];[.$D50]));MIN([.$D50]-MOD(1000*[$Times.C$4];[.$D50]);MOD(1000*[$Times.C$4];[.$D50]));MIN([.$D50]-MOD(1000*[$Times.C$5];[.$D50]);MOD(1000*[$Times.C$5];[.$D50]));MIN([.$D50]-MOD(1000*[$Times.C$6];[.$D50]);MOD(1000*[$Times.C$6];[.$D50]));)" office:value-type="currency" office:currency="ns" office:value="33.3333333333333" calcext:value-type="currency">
            <text:p>33ns</text:p>
          </table:table-cell>
          <table:table-cell table:style-name="ce15" table:formula="of:=MAX(MIN([.$D50]-MOD(1000*[$Times.D$3];[.$D50]);MOD(1000*[$Times.D$3];[.$D50]));MIN([.$D50]-MOD(1000*[$Times.D$4];[.$D50]);MOD(1000*[$Times.D$4];[.$D50]));MIN([.$D50]-MOD(1000*[$Times.D$5];[.$D50]);MOD(1000*[$Times.D$5];[.$D50]));MIN([.$D50]-MOD(1000*[$Times.D$6];[.$D50]);MOD(1000*[$Times.D$6];[.$D50]));)" office:value-type="currency" office:currency="ns" office:value="33.3333333333333" calcext:value-type="currency">
            <text:p>33ns</text:p>
          </table:table-cell>
          <table:table-cell table:style-name="ce15" table:formula="of:=MAX(MIN([.$D50]-MOD(1000*[$Times.E$3];[.$D50]);MOD(1000*[$Times.E$3];[.$D50]));MIN([.$D50]-MOD(1000*[$Times.E$4];[.$D50]);MOD(1000*[$Times.E$4];[.$D50]));MIN([.$D50]-MOD(1000*[$Times.E$5];[.$D50]);MOD(1000*[$Times.E$5];[.$D50]));MIN([.$D50]-MOD(1000*[$Times.E$6];[.$D50]);MOD(1000*[$Times.E$6];[.$D50]));)" office:value-type="currency" office:currency="ns" office:value="16.6666666666667" calcext:value-type="currency">
            <text:p>17ns</text:p>
          </table:table-cell>
          <table:table-cell table:style-name="ce15" table:formula="of:=MAX(MIN([.$D50]-MOD(1000*[$Times.F$3];[.$D50]);MOD(1000*[$Times.F$3];[.$D50]));MIN([.$D50]-MOD(1000*[$Times.F$4];[.$D50]);MOD(1000*[$Times.F$4];[.$D50]));MIN([.$D50]-MOD(1000*[$Times.F$5];[.$D50]);MOD(1000*[$Times.F$5];[.$D50]));MIN([.$D50]-MOD(1000*[$Times.F$6];[.$D50]);MOD(1000*[$Times.F$6];[.$D50]));)" office:value-type="currency" office:currency="ns" office:value="20" calcext:value-type="currency">
            <text:p>20ns</text:p>
          </table:table-cell>
          <table:table-cell table:style-name="ce15" table:formula="of:=MAX(MIN([.$D50]-MOD(1000*[$Times.G$3];[.$D50]);MOD(1000*[$Times.G$3];[.$D50]));MIN([.$D50]-MOD(1000*[$Times.G$4];[.$D50]);MOD(1000*[$Times.G$4];[.$D50]));MIN([.$D50]-MOD(1000*[$Times.G$5];[.$D50]);MOD(1000*[$Times.G$5];[.$D50]));MIN([.$D50]-MOD(1000*[$Times.G$6];[.$D50]);MOD(1000*[$Times.G$6];[.$D50]));)" office:value-type="currency" office:currency="ns" office:value="20" calcext:value-type="currency">
            <text:p>20ns</text:p>
          </table:table-cell>
          <table:table-cell table:style-name="ce15" table:formula="of:=MAX(MIN([.$D50]-MOD(1000*[$Times.H$3];[.$D50]);MOD(1000*[$Times.H$3];[.$D50]));MIN([.$D50]-MOD(1000*[$Times.H$4];[.$D50]);MOD(1000*[$Times.H$4];[.$D50]));MIN([.$D50]-MOD(1000*[$Times.H$5];[.$D50]);MOD(1000*[$Times.H$5];[.$D50]));MIN([.$D50]-MOD(1000*[$Times.H$6];[.$D50]);MOD(1000*[$Times.H$6];[.$D50]));)" office:value-type="currency" office:currency="ns" office:value="20" calcext:value-type="currency">
            <text:p>20ns</text:p>
          </table:table-cell>
          <table:table-cell table:style-name="ce15" table:formula="of:=MAX(MIN([.$D50]-MOD(1000*[$Times.I$3];[.$D50]);MOD(1000*[$Times.I$3];[.$D50]));MIN([.$D50]-MOD(1000*[$Times.I$4];[.$D50]);MOD(1000*[$Times.I$4];[.$D50]));MIN([.$D50]-MOD(1000*[$Times.I$5];[.$D50]);MOD(1000*[$Times.I$5];[.$D50]));MIN([.$D50]-MOD(1000*[$Times.I$6];[.$D50]);MOD(1000*[$Times.I$6];[.$D50]));)" office:value-type="currency" office:currency="ns" office:value="20" calcext:value-type="currency">
            <text:p>20ns</text:p>
          </table:table-cell>
          <table:table-cell table:style-name="ce15" table:formula="of:=MAX(MIN([.$D50]-MOD(1000*[$Times.J$3];[.$D50]);MOD(1000*[$Times.J$3];[.$D50]));MIN([.$D50]-MOD(1000*[$Times.J$4];[.$D50]);MOD(1000*[$Times.J$4];[.$D50]));MIN([.$D50]-MOD(1000*[$Times.J$5];[.$D50]);MOD(1000*[$Times.J$5];[.$D50]));MIN([.$D50]-MOD(1000*[$Times.J$6];[.$D50]);MOD(1000*[$Times.J$6];[.$D50]));)" office:value-type="currency" office:currency="ns" office:value="20" calcext:value-type="currency">
            <text:p>20ns</text:p>
          </table:table-cell>
          <table:table-cell table:style-name="ce15" table:formula="of:=MAX(MIN([.$D50]-MOD(1000*[$Times.K$3];[.$D50]);MOD(1000*[$Times.K$3];[.$D50]));MIN([.$D50]-MOD(1000*[$Times.K$4];[.$D50]);MOD(1000*[$Times.K$4];[.$D50]));MIN([.$D50]-MOD(1000*[$Times.K$5];[.$D50]);MOD(1000*[$Times.K$5];[.$D50]));MIN([.$D50]-MOD(1000*[$Times.K$6];[.$D50]);MOD(1000*[$Times.K$6];[.$D50]));)" office:value-type="currency" office:currency="ns" office:value="20" calcext:value-type="currency">
            <text:p>20ns</text:p>
          </table:table-cell>
          <table:table-cell table:style-name="ce15" table:formula="of:=MAX(MIN([.$D50]-MOD(1000*[$Times.L$3];[.$D50]);MOD(1000*[$Times.L$3];[.$D50]));MIN([.$D50]-MOD(1000*[$Times.L$4];[.$D50]);MOD(1000*[$Times.L$4];[.$D50]));MIN([.$D50]-MOD(1000*[$Times.L$5];[.$D50]);MOD(1000*[$Times.L$5];[.$D50]));MIN([.$D50]-MOD(1000*[$Times.L$6];[.$D50]);MOD(1000*[$Times.L$6];[.$D50]));)" office:value-type="currency" office:currency="ns" office:value="20" calcext:value-type="currency">
            <text:p>20ns</text:p>
          </table:table-cell>
          <table:table-cell table:style-name="ce15" table:formula="of:=MAX(MIN([.$D50]-MOD(1000*[$Times.M$3];[.$D50]);MOD(1000*[$Times.M$3];[.$D50]));MIN([.$D50]-MOD(1000*[$Times.M$4];[.$D50]);MOD(1000*[$Times.M$4];[.$D50]));MIN([.$D50]-MOD(1000*[$Times.M$5];[.$D50]);MOD(1000*[$Times.M$5];[.$D50]));MIN([.$D50]-MOD(1000*[$Times.M$6];[.$D50]);MOD(1000*[$Times.M$6];[.$D50]));)" office:value-type="currency" office:currency="ns" office:value="20" calcext:value-type="currency">
            <text:p>20ns</text:p>
          </table:table-cell>
          <table:table-cell table:style-name="ce15" table:formula="of:=MAX(MIN([.$D50]-MOD(1000*[$Times.N$3];[.$D50]);MOD(1000*[$Times.N$3];[.$D50]));MIN([.$D50]-MOD(1000*[$Times.N$4];[.$D50]);MOD(1000*[$Times.N$4];[.$D50]));MIN([.$D50]-MOD(1000*[$Times.N$5];[.$D50]);MOD(1000*[$Times.N$5];[.$D50]));MIN([.$D50]-MOD(1000*[$Times.N$6];[.$D50]);MOD(1000*[$Times.N$6];[.$D50]));)" office:value-type="currency" office:currency="ns" office:value="20" calcext:value-type="currency">
            <text:p>20ns</text:p>
          </table:table-cell>
          <table:table-cell table:style-name="ce15" table:formula="of:=MAX(MIN([.$D50]-MOD(1000*[$Times.O$3];[.$D50]);MOD(1000*[$Times.O$3];[.$D50]));MIN([.$D50]-MOD(1000*[$Times.O$4];[.$D50]);MOD(1000*[$Times.O$4];[.$D50]));MIN([.$D50]-MOD(1000*[$Times.O$5];[.$D50]);MOD(1000*[$Times.O$5];[.$D50]));MIN([.$D50]-MOD(1000*[$Times.O$6];[.$D50]);MOD(1000*[$Times.O$6];[.$D50]));)" office:value-type="currency" office:currency="ns" office:value="20" calcext:value-type="currency">
            <text:p>20ns</text:p>
          </table:table-cell>
          <table:table-cell table:style-name="ce15" table:formula="of:=MAX(MIN([.$D50]-MOD(1000*[$Times.P$3];[.$D50]);MOD(1000*[$Times.P$3];[.$D50]));MIN([.$D50]-MOD(1000*[$Times.P$4];[.$D50]);MOD(1000*[$Times.P$4];[.$D50]));MIN([.$D50]-MOD(1000*[$Times.P$5];[.$D50]);MOD(1000*[$Times.P$5];[.$D50]));MIN([.$D50]-MOD(1000*[$Times.P$6];[.$D50]);MOD(1000*[$Times.P$6];[.$D50]));)" office:value-type="currency" office:currency="ns" office:value="20" calcext:value-type="currency">
            <text:p>20ns</text:p>
          </table:table-cell>
          <table:table-cell table:style-name="ce15" table:formula="of:=MAX(MIN([.$D50]-MOD(1000*[$Times.Q$3];[.$D50]);MOD(1000*[$Times.Q$3];[.$D50]));MIN([.$D50]-MOD(1000*[$Times.Q$4];[.$D50]);MOD(1000*[$Times.Q$4];[.$D50]));MIN([.$D50]-MOD(1000*[$Times.Q$5];[.$D50]);MOD(1000*[$Times.Q$5];[.$D50]));MIN([.$D50]-MOD(1000*[$Times.Q$6];[.$D50]);MOD(1000*[$Times.Q$6];[.$D50]));)" office:value-type="currency" office:currency="ns" office:value="20" calcext:value-type="currency">
            <text:p>20ns</text:p>
          </table:table-cell>
          <table:table-cell table:style-name="ce15" table:formula="of:=MAX(MIN([.$D50]-MOD(1000*[$Times.R$3];[.$D50]);MOD(1000*[$Times.R$3];[.$D50]));MIN([.$D50]-MOD(1000*[$Times.R$4];[.$D50]);MOD(1000*[$Times.R$4];[.$D50]));MIN([.$D50]-MOD(1000*[$Times.R$5];[.$D50]);MOD(1000*[$Times.R$5];[.$D50]));MIN([.$D50]-MOD(1000*[$Times.R$6];[.$D50]);MOD(1000*[$Times.R$6];[.$D50]));)" office:value-type="currency" office:currency="ns" office:value="20" calcext:value-type="currency">
            <text:p>20ns</text:p>
          </table:table-cell>
          <table:table-cell table:style-name="ce15" table:formula="of:=MAX(MIN([.$D50]-MOD(1000*[$Times.S$3];[.$D50]);MOD(1000*[$Times.S$3];[.$D50]));MIN([.$D50]-MOD(1000*[$Times.S$4];[.$D50]);MOD(1000*[$Times.S$4];[.$D50]));MIN([.$D50]-MOD(1000*[$Times.S$5];[.$D50]);MOD(1000*[$Times.S$5];[.$D50]));MIN([.$D50]-MOD(1000*[$Times.S$6];[.$D50]);MOD(1000*[$Times.S$6];[.$D50]));)" office:value-type="currency" office:currency="ns" office:value="20" calcext:value-type="currency">
            <text:p>20ns</text:p>
          </table:table-cell>
          <table:table-cell table:style-name="ce15" table:formula="of:=MAX(MIN([.$D50]-MOD(1000*[$Times.T$3];[.$D50]);MOD(1000*[$Times.T$3];[.$D50]));MIN([.$D50]-MOD(1000*[$Times.T$4];[.$D50]);MOD(1000*[$Times.T$4];[.$D50]));MIN([.$D50]-MOD(1000*[$Times.T$5];[.$D50]);MOD(1000*[$Times.T$5];[.$D50]));MIN([.$D50]-MOD(1000*[$Times.T$6];[.$D50]);MOD(1000*[$Times.T$6];[.$D50]));)" office:value-type="currency" office:currency="ns" office:value="20" calcext:value-type="currency">
            <text:p>20ns</text:p>
          </table:table-cell>
          <table:table-cell table:style-name="ce15" table:formula="of:=MAX(MIN([.$D50]-MOD(1000*[$Times.U$3];[.$D50]);MOD(1000*[$Times.U$3];[.$D50]));MIN([.$D50]-MOD(1000*[$Times.U$4];[.$D50]);MOD(1000*[$Times.U$4];[.$D50]));MIN([.$D50]-MOD(1000*[$Times.U$5];[.$D50]);MOD(1000*[$Times.U$5];[.$D50]));MIN([.$D50]-MOD(1000*[$Times.U$6];[.$D50]);MOD(1000*[$Times.U$6];[.$D50]));)" office:value-type="currency" office:currency="ns" office:value="20" calcext:value-type="currency">
            <text:p>20ns</text:p>
          </table:table-cell>
          <table:table-cell table:style-name="ce15" table:formula="of:=MAX(MIN([.$D50]-MOD(1000*[$Times.V$3];[.$D50]);MOD(1000*[$Times.V$3];[.$D50]));MIN([.$D50]-MOD(1000*[$Times.V$4];[.$D50]);MOD(1000*[$Times.V$4];[.$D50]));MIN([.$D50]-MOD(1000*[$Times.V$5];[.$D50]);MOD(1000*[$Times.V$5];[.$D50]));MIN([.$D50]-MOD(1000*[$Times.V$6];[.$D50]);MOD(1000*[$Times.V$6];[.$D50]));)" office:value-type="currency" office:currency="ns" office:value="33.3333333333333" calcext:value-type="currency">
            <text:p>33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5.05" calcext:value-type="currency">
            <text:p>15,05 MHz</text:p>
          </table:table-cell>
          <table:table-cell table:style-name="ce10" table:formula="of:=160/[.A51]" office:value-type="float" office:value="10.6312292358804" calcext:value-type="float">
            <text:p>10,63</text:p>
          </table:table-cell>
          <table:table-cell table:style-name="ce7" table:formula="of:=ROUND(100*[.B51]) = 100*ROUND([.B51])" office:value-type="boolean" office:boolean-value="false" calcext:value-type="boolean">
            <text:p>FAŁSZ</text:p>
          </table:table-cell>
          <table:table-cell table:style-name="ce13" table:formula="of:=1000/[.A51]" office:value-type="currency" office:currency="ns" office:value="66.4451827242525" calcext:value-type="currency">
            <text:p>66ns</text:p>
          </table:table-cell>
          <table:table-cell table:style-name="ce20" table:formula="of:=([.I51]-MIN([.I$1:.I50]))" office:value-type="float" office:value="6.7195370271142" calcext:value-type="float">
            <text:p>6,72</text:p>
          </table:table-cell>
          <table:table-cell table:style-name="ce20" table:formula="of:=IF([.C51]; ([.I51]-MIN([.I$1:.I50]));&quot;&quot;)">
            <text:p/>
          </table:table-cell>
          <table:table-cell table:style-name="ce20" table:formula="of:=([.J51]-MIN([.J$1:.J50]))" office:value-type="float" office:value="2.11338548922947" calcext:value-type="float">
            <text:p>2,11</text:p>
          </table:table-cell>
          <table:table-cell table:style-name="ce20" table:formula="of:=([.J51]-MIN([.J$1:.J50]))*[.C51]" office:value-type="float" office:value="0" calcext:value-type="float">
            <text:p>0,00</text:p>
          </table:table-cell>
          <table:table-cell table:style-name="ce17" table:formula="of:=COM.MICROSOFT.MAXIFS([.K51:.XDF51];[.K$2:.XDF$2];&quot;&quot;)" office:value-type="currency" office:currency="ns" office:value="32.2259136212625" calcext:value-type="currency">
            <text:p>32ns</text:p>
          </table:table-cell>
          <table:table-cell table:style-name="ce17" table:formula="of:=MAX([.K51:.XFD51])" office:value-type="currency" office:currency="ns" office:value="32.2259136212625" calcext:value-type="currency">
            <text:p>32ns</text:p>
          </table:table-cell>
          <table:table-cell table:style-name="ce15" table:formula="of:=MAX(MIN([.$D51]-MOD(1000*[$Times.C$3];[.$D51]);MOD(1000*[$Times.C$3];[.$D51]));MIN([.$D51]-MOD(1000*[$Times.C$4];[.$D51]);MOD(1000*[$Times.C$4];[.$D51]));MIN([.$D51]-MOD(1000*[$Times.C$5];[.$D51]);MOD(1000*[$Times.C$5];[.$D51]));MIN([.$D51]-MOD(1000*[$Times.C$6];[.$D51]);MOD(1000*[$Times.C$6];[.$D51]));)" office:value-type="currency" office:currency="ns" office:value="31.5614617940199" calcext:value-type="currency">
            <text:p>32ns</text:p>
          </table:table-cell>
          <table:table-cell table:style-name="ce15" table:formula="of:=MAX(MIN([.$D51]-MOD(1000*[$Times.D$3];[.$D51]);MOD(1000*[$Times.D$3];[.$D51]));MIN([.$D51]-MOD(1000*[$Times.D$4];[.$D51]);MOD(1000*[$Times.D$4];[.$D51]));MIN([.$D51]-MOD(1000*[$Times.D$5];[.$D51]);MOD(1000*[$Times.D$5];[.$D51]));MIN([.$D51]-MOD(1000*[$Times.D$6];[.$D51]);MOD(1000*[$Times.D$6];[.$D51]));)" office:value-type="currency" office:currency="ns" office:value="30.8970099667774" calcext:value-type="currency">
            <text:p>31ns</text:p>
          </table:table-cell>
          <table:table-cell table:style-name="ce15" table:formula="of:=MAX(MIN([.$D51]-MOD(1000*[$Times.E$3];[.$D51]);MOD(1000*[$Times.E$3];[.$D51]));MIN([.$D51]-MOD(1000*[$Times.E$4];[.$D51]);MOD(1000*[$Times.E$4];[.$D51]));MIN([.$D51]-MOD(1000*[$Times.E$5];[.$D51]);MOD(1000*[$Times.E$5];[.$D51]));MIN([.$D51]-MOD(1000*[$Times.E$6];[.$D51]);MOD(1000*[$Times.E$6];[.$D51]));)" office:value-type="currency" office:currency="ns" office:value="15.1162790697674" calcext:value-type="currency">
            <text:p>15ns</text:p>
          </table:table-cell>
          <table:table-cell table:style-name="ce15" table:formula="of:=MAX(MIN([.$D51]-MOD(1000*[$Times.F$3];[.$D51]);MOD(1000*[$Times.F$3];[.$D51]));MIN([.$D51]-MOD(1000*[$Times.F$4];[.$D51]);MOD(1000*[$Times.F$4];[.$D51]));MIN([.$D51]-MOD(1000*[$Times.F$5];[.$D51]);MOD(1000*[$Times.F$5];[.$D51]));MIN([.$D51]-MOD(1000*[$Times.F$6];[.$D51]);MOD(1000*[$Times.F$6];[.$D51]));)" office:value-type="currency" office:currency="ns" office:value="20.6644518272425" calcext:value-type="currency">
            <text:p>21ns</text:p>
          </table:table-cell>
          <table:table-cell table:style-name="ce15" table:formula="of:=MAX(MIN([.$D51]-MOD(1000*[$Times.G$3];[.$D51]);MOD(1000*[$Times.G$3];[.$D51]));MIN([.$D51]-MOD(1000*[$Times.G$4];[.$D51]);MOD(1000*[$Times.G$4];[.$D51]));MIN([.$D51]-MOD(1000*[$Times.G$5];[.$D51]);MOD(1000*[$Times.G$5];[.$D51]));MIN([.$D51]-MOD(1000*[$Times.G$6];[.$D51]);MOD(1000*[$Times.G$6];[.$D51]));)" office:value-type="currency" office:currency="ns" office:value="21.3289036544851" calcext:value-type="currency">
            <text:p>21ns</text:p>
          </table:table-cell>
          <table:table-cell table:style-name="ce15" table:formula="of:=MAX(MIN([.$D51]-MOD(1000*[$Times.H$3];[.$D51]);MOD(1000*[$Times.H$3];[.$D51]));MIN([.$D51]-MOD(1000*[$Times.H$4];[.$D51]);MOD(1000*[$Times.H$4];[.$D51]));MIN([.$D51]-MOD(1000*[$Times.H$5];[.$D51]);MOD(1000*[$Times.H$5];[.$D51]));MIN([.$D51]-MOD(1000*[$Times.H$6];[.$D51]);MOD(1000*[$Times.H$6];[.$D51]));)" office:value-type="currency" office:currency="ns" office:value="20.6644518272425" calcext:value-type="currency">
            <text:p>21ns</text:p>
          </table:table-cell>
          <table:table-cell table:style-name="ce15" table:formula="of:=MAX(MIN([.$D51]-MOD(1000*[$Times.I$3];[.$D51]);MOD(1000*[$Times.I$3];[.$D51]));MIN([.$D51]-MOD(1000*[$Times.I$4];[.$D51]);MOD(1000*[$Times.I$4];[.$D51]));MIN([.$D51]-MOD(1000*[$Times.I$5];[.$D51]);MOD(1000*[$Times.I$5];[.$D51]));MIN([.$D51]-MOD(1000*[$Times.I$6];[.$D51]);MOD(1000*[$Times.I$6];[.$D51]));)" office:value-type="currency" office:currency="ns" office:value="21.3289036544851" calcext:value-type="currency">
            <text:p>21ns</text:p>
          </table:table-cell>
          <table:table-cell table:style-name="ce15" table:formula="of:=MAX(MIN([.$D51]-MOD(1000*[$Times.J$3];[.$D51]);MOD(1000*[$Times.J$3];[.$D51]));MIN([.$D51]-MOD(1000*[$Times.J$4];[.$D51]);MOD(1000*[$Times.J$4];[.$D51]));MIN([.$D51]-MOD(1000*[$Times.J$5];[.$D51]);MOD(1000*[$Times.J$5];[.$D51]));MIN([.$D51]-MOD(1000*[$Times.J$6];[.$D51]);MOD(1000*[$Times.J$6];[.$D51]));)" office:value-type="currency" office:currency="ns" office:value="20.6644518272425" calcext:value-type="currency">
            <text:p>21ns</text:p>
          </table:table-cell>
          <table:table-cell table:style-name="ce15" table:formula="of:=MAX(MIN([.$D51]-MOD(1000*[$Times.K$3];[.$D51]);MOD(1000*[$Times.K$3];[.$D51]));MIN([.$D51]-MOD(1000*[$Times.K$4];[.$D51]);MOD(1000*[$Times.K$4];[.$D51]));MIN([.$D51]-MOD(1000*[$Times.K$5];[.$D51]);MOD(1000*[$Times.K$5];[.$D51]));MIN([.$D51]-MOD(1000*[$Times.K$6];[.$D51]);MOD(1000*[$Times.K$6];[.$D51]));)" office:value-type="currency" office:currency="ns" office:value="21.3289036544851" calcext:value-type="currency">
            <text:p>21ns</text:p>
          </table:table-cell>
          <table:table-cell table:style-name="ce15" table:formula="of:=MAX(MIN([.$D51]-MOD(1000*[$Times.L$3];[.$D51]);MOD(1000*[$Times.L$3];[.$D51]));MIN([.$D51]-MOD(1000*[$Times.L$4];[.$D51]);MOD(1000*[$Times.L$4];[.$D51]));MIN([.$D51]-MOD(1000*[$Times.L$5];[.$D51]);MOD(1000*[$Times.L$5];[.$D51]));MIN([.$D51]-MOD(1000*[$Times.L$6];[.$D51]);MOD(1000*[$Times.L$6];[.$D51]));)" office:value-type="currency" office:currency="ns" office:value="20.6644518272425" calcext:value-type="currency">
            <text:p>21ns</text:p>
          </table:table-cell>
          <table:table-cell table:style-name="ce15" table:formula="of:=MAX(MIN([.$D51]-MOD(1000*[$Times.M$3];[.$D51]);MOD(1000*[$Times.M$3];[.$D51]));MIN([.$D51]-MOD(1000*[$Times.M$4];[.$D51]);MOD(1000*[$Times.M$4];[.$D51]));MIN([.$D51]-MOD(1000*[$Times.M$5];[.$D51]);MOD(1000*[$Times.M$5];[.$D51]));MIN([.$D51]-MOD(1000*[$Times.M$6];[.$D51]);MOD(1000*[$Times.M$6];[.$D51]));)" office:value-type="currency" office:currency="ns" office:value="21.3289036544851" calcext:value-type="currency">
            <text:p>21ns</text:p>
          </table:table-cell>
          <table:table-cell table:style-name="ce15" table:formula="of:=MAX(MIN([.$D51]-MOD(1000*[$Times.N$3];[.$D51]);MOD(1000*[$Times.N$3];[.$D51]));MIN([.$D51]-MOD(1000*[$Times.N$4];[.$D51]);MOD(1000*[$Times.N$4];[.$D51]));MIN([.$D51]-MOD(1000*[$Times.N$5];[.$D51]);MOD(1000*[$Times.N$5];[.$D51]));MIN([.$D51]-MOD(1000*[$Times.N$6];[.$D51]);MOD(1000*[$Times.N$6];[.$D51]));)" office:value-type="currency" office:currency="ns" office:value="20.6644518272425" calcext:value-type="currency">
            <text:p>21ns</text:p>
          </table:table-cell>
          <table:table-cell table:style-name="ce15" table:formula="of:=MAX(MIN([.$D51]-MOD(1000*[$Times.O$3];[.$D51]);MOD(1000*[$Times.O$3];[.$D51]));MIN([.$D51]-MOD(1000*[$Times.O$4];[.$D51]);MOD(1000*[$Times.O$4];[.$D51]));MIN([.$D51]-MOD(1000*[$Times.O$5];[.$D51]);MOD(1000*[$Times.O$5];[.$D51]));MIN([.$D51]-MOD(1000*[$Times.O$6];[.$D51]);MOD(1000*[$Times.O$6];[.$D51]));)" office:value-type="currency" office:currency="ns" office:value="18.671096345515" calcext:value-type="currency">
            <text:p>19ns</text:p>
          </table:table-cell>
          <table:table-cell table:style-name="ce15" table:formula="of:=MAX(MIN([.$D51]-MOD(1000*[$Times.P$3];[.$D51]);MOD(1000*[$Times.P$3];[.$D51]));MIN([.$D51]-MOD(1000*[$Times.P$4];[.$D51]);MOD(1000*[$Times.P$4];[.$D51]));MIN([.$D51]-MOD(1000*[$Times.P$5];[.$D51]);MOD(1000*[$Times.P$5];[.$D51]));MIN([.$D51]-MOD(1000*[$Times.P$6];[.$D51]);MOD(1000*[$Times.P$6];[.$D51]));)" office:value-type="currency" office:currency="ns" office:value="20.6644518272425" calcext:value-type="currency">
            <text:p>21ns</text:p>
          </table:table-cell>
          <table:table-cell table:style-name="ce15" table:formula="of:=MAX(MIN([.$D51]-MOD(1000*[$Times.Q$3];[.$D51]);MOD(1000*[$Times.Q$3];[.$D51]));MIN([.$D51]-MOD(1000*[$Times.Q$4];[.$D51]);MOD(1000*[$Times.Q$4];[.$D51]));MIN([.$D51]-MOD(1000*[$Times.Q$5];[.$D51]);MOD(1000*[$Times.Q$5];[.$D51]));MIN([.$D51]-MOD(1000*[$Times.Q$6];[.$D51]);MOD(1000*[$Times.Q$6];[.$D51]));)" office:value-type="currency" office:currency="ns" office:value="21.3289036544851" calcext:value-type="currency">
            <text:p>21ns</text:p>
          </table:table-cell>
          <table:table-cell table:style-name="ce15" table:formula="of:=MAX(MIN([.$D51]-MOD(1000*[$Times.R$3];[.$D51]);MOD(1000*[$Times.R$3];[.$D51]));MIN([.$D51]-MOD(1000*[$Times.R$4];[.$D51]);MOD(1000*[$Times.R$4];[.$D51]));MIN([.$D51]-MOD(1000*[$Times.R$5];[.$D51]);MOD(1000*[$Times.R$5];[.$D51]));MIN([.$D51]-MOD(1000*[$Times.R$6];[.$D51]);MOD(1000*[$Times.R$6];[.$D51]));)" office:value-type="currency" office:currency="ns" office:value="20.6644518272425" calcext:value-type="currency">
            <text:p>21ns</text:p>
          </table:table-cell>
          <table:table-cell table:style-name="ce15" table:formula="of:=MAX(MIN([.$D51]-MOD(1000*[$Times.S$3];[.$D51]);MOD(1000*[$Times.S$3];[.$D51]));MIN([.$D51]-MOD(1000*[$Times.S$4];[.$D51]);MOD(1000*[$Times.S$4];[.$D51]));MIN([.$D51]-MOD(1000*[$Times.S$5];[.$D51]);MOD(1000*[$Times.S$5];[.$D51]));MIN([.$D51]-MOD(1000*[$Times.S$6];[.$D51]);MOD(1000*[$Times.S$6];[.$D51]));)" office:value-type="currency" office:currency="ns" office:value="21.3289036544851" calcext:value-type="currency">
            <text:p>21ns</text:p>
          </table:table-cell>
          <table:table-cell table:style-name="ce15" table:formula="of:=MAX(MIN([.$D51]-MOD(1000*[$Times.T$3];[.$D51]);MOD(1000*[$Times.T$3];[.$D51]));MIN([.$D51]-MOD(1000*[$Times.T$4];[.$D51]);MOD(1000*[$Times.T$4];[.$D51]));MIN([.$D51]-MOD(1000*[$Times.T$5];[.$D51]);MOD(1000*[$Times.T$5];[.$D51]));MIN([.$D51]-MOD(1000*[$Times.T$6];[.$D51]);MOD(1000*[$Times.T$6];[.$D51]));)" office:value-type="currency" office:currency="ns" office:value="20.6644518272425" calcext:value-type="currency">
            <text:p>21ns</text:p>
          </table:table-cell>
          <table:table-cell table:style-name="ce15" table:formula="of:=MAX(MIN([.$D51]-MOD(1000*[$Times.U$3];[.$D51]);MOD(1000*[$Times.U$3];[.$D51]));MIN([.$D51]-MOD(1000*[$Times.U$4];[.$D51]);MOD(1000*[$Times.U$4];[.$D51]));MIN([.$D51]-MOD(1000*[$Times.U$5];[.$D51]);MOD(1000*[$Times.U$5];[.$D51]));MIN([.$D51]-MOD(1000*[$Times.U$6];[.$D51]);MOD(1000*[$Times.U$6];[.$D51]));)" office:value-type="currency" office:currency="ns" office:value="18.671096345515" calcext:value-type="currency">
            <text:p>19ns</text:p>
          </table:table-cell>
          <table:table-cell table:style-name="ce15" table:formula="of:=MAX(MIN([.$D51]-MOD(1000*[$Times.V$3];[.$D51]);MOD(1000*[$Times.V$3];[.$D51]));MIN([.$D51]-MOD(1000*[$Times.V$4];[.$D51]);MOD(1000*[$Times.V$4];[.$D51]));MIN([.$D51]-MOD(1000*[$Times.V$5];[.$D51]);MOD(1000*[$Times.V$5];[.$D51]));MIN([.$D51]-MOD(1000*[$Times.V$6];[.$D51]);MOD(1000*[$Times.V$6];[.$D51]));)" office:value-type="currency" office:currency="ns" office:value="32.2259136212625" calcext:value-type="currency">
            <text:p>32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5.43" calcext:value-type="currency">
            <text:p>15,43 MHz</text:p>
          </table:table-cell>
          <table:table-cell table:style-name="ce10" table:formula="of:=160/[.A52]" office:value-type="float" office:value="10.3694102397926" calcext:value-type="float">
            <text:p>10,37</text:p>
          </table:table-cell>
          <table:table-cell table:style-name="ce7" table:formula="of:=ROUND(100*[.B52]) = 100*ROUND([.B52])" office:value-type="boolean" office:boolean-value="false" calcext:value-type="boolean">
            <text:p>FAŁSZ</text:p>
          </table:table-cell>
          <table:table-cell table:style-name="ce13" table:formula="of:=1000/[.A52]" office:value-type="currency" office:currency="ns" office:value="64.8088139987038" calcext:value-type="currency">
            <text:p>65ns</text:p>
          </table:table-cell>
          <table:table-cell table:style-name="ce20" table:formula="of:=([.I52]-MIN([.I$1:.I51]))" office:value-type="float" office:value="5.86108938122447" calcext:value-type="float">
            <text:p>5,86</text:p>
          </table:table-cell>
          <table:table-cell table:style-name="ce20" table:formula="of:=IF([.C52]; ([.I52]-MIN([.I$1:.I51]));&quot;&quot;)">
            <text:p/>
          </table:table-cell>
          <table:table-cell table:style-name="ce20" table:formula="of:=([.J52]-MIN([.J$1:.J51]))" office:value-type="float" office:value="1.25493784333975" calcext:value-type="float">
            <text:p>1,25</text:p>
          </table:table-cell>
          <table:table-cell table:style-name="ce20" table:formula="of:=([.J52]-MIN([.J$1:.J51]))*[.C52]" office:value-type="float" office:value="0" calcext:value-type="float">
            <text:p>0,00</text:p>
          </table:table-cell>
          <table:table-cell table:style-name="ce17" table:formula="of:=COM.MICROSOFT.MAXIFS([.K52:.XDF52];[.K$2:.XDF$2];&quot;&quot;)" office:value-type="currency" office:currency="ns" office:value="31.3674659753727" calcext:value-type="currency">
            <text:p>31ns</text:p>
          </table:table-cell>
          <table:table-cell table:style-name="ce17" table:formula="of:=MAX([.K52:.XFD52])" office:value-type="currency" office:currency="ns" office:value="31.3674659753727" calcext:value-type="currency">
            <text:p>31ns</text:p>
          </table:table-cell>
          <table:table-cell table:style-name="ce15" table:formula="of:=MAX(MIN([.$D52]-MOD(1000*[$Times.C$3];[.$D52]);MOD(1000*[$Times.C$3];[.$D52]));MIN([.$D52]-MOD(1000*[$Times.C$4];[.$D52]);MOD(1000*[$Times.C$4];[.$D52]));MIN([.$D52]-MOD(1000*[$Times.C$5];[.$D52]);MOD(1000*[$Times.C$5];[.$D52]));MIN([.$D52]-MOD(1000*[$Times.C$6];[.$D52]);MOD(1000*[$Times.C$6];[.$D52]));)" office:value-type="currency" office:currency="ns" office:value="31.3674659753727" calcext:value-type="currency">
            <text:p>31ns</text:p>
          </table:table-cell>
          <table:table-cell table:style-name="ce15" table:formula="of:=MAX(MIN([.$D52]-MOD(1000*[$Times.D$3];[.$D52]);MOD(1000*[$Times.D$3];[.$D52]));MIN([.$D52]-MOD(1000*[$Times.D$4];[.$D52]);MOD(1000*[$Times.D$4];[.$D52]));MIN([.$D52]-MOD(1000*[$Times.D$5];[.$D52]);MOD(1000*[$Times.D$5];[.$D52]));MIN([.$D52]-MOD(1000*[$Times.D$6];[.$D52]);MOD(1000*[$Times.D$6];[.$D52]));)" office:value-type="currency" office:currency="ns" office:value="25.9559300064809" calcext:value-type="currency">
            <text:p>26ns</text:p>
          </table:table-cell>
          <table:table-cell table:style-name="ce15" table:formula="of:=MAX(MIN([.$D52]-MOD(1000*[$Times.E$3];[.$D52]);MOD(1000*[$Times.E$3];[.$D52]));MIN([.$D52]-MOD(1000*[$Times.E$4];[.$D52]);MOD(1000*[$Times.E$4];[.$D52]));MIN([.$D52]-MOD(1000*[$Times.E$5];[.$D52]);MOD(1000*[$Times.E$5];[.$D52]));MIN([.$D52]-MOD(1000*[$Times.E$6];[.$D52]);MOD(1000*[$Times.E$6];[.$D52]));)" office:value-type="currency" office:currency="ns" office:value="22.2942320155541" calcext:value-type="currency">
            <text:p>22ns</text:p>
          </table:table-cell>
          <table:table-cell table:style-name="ce15" table:formula="of:=MAX(MIN([.$D52]-MOD(1000*[$Times.F$3];[.$D52]);MOD(1000*[$Times.F$3];[.$D52]));MIN([.$D52]-MOD(1000*[$Times.F$4];[.$D52]);MOD(1000*[$Times.F$4];[.$D52]));MIN([.$D52]-MOD(1000*[$Times.F$5];[.$D52]);MOD(1000*[$Times.F$5];[.$D52]));MIN([.$D52]-MOD(1000*[$Times.F$6];[.$D52]);MOD(1000*[$Times.F$6];[.$D52]));)" office:value-type="currency" office:currency="ns" office:value="25.5735580038885" calcext:value-type="currency">
            <text:p>26ns</text:p>
          </table:table-cell>
          <table:table-cell table:style-name="ce15" table:formula="of:=MAX(MIN([.$D52]-MOD(1000*[$Times.G$3];[.$D52]);MOD(1000*[$Times.G$3];[.$D52]));MIN([.$D52]-MOD(1000*[$Times.G$4];[.$D52]);MOD(1000*[$Times.G$4];[.$D52]));MIN([.$D52]-MOD(1000*[$Times.G$5];[.$D52]);MOD(1000*[$Times.G$5];[.$D52]));MIN([.$D52]-MOD(1000*[$Times.G$6];[.$D52]);MOD(1000*[$Times.G$6];[.$D52]));)" office:value-type="currency" office:currency="ns" office:value="31.1471160077771" calcext:value-type="currency">
            <text:p>31ns</text:p>
          </table:table-cell>
          <table:table-cell table:style-name="ce15" table:formula="of:=MAX(MIN([.$D52]-MOD(1000*[$Times.H$3];[.$D52]);MOD(1000*[$Times.H$3];[.$D52]));MIN([.$D52]-MOD(1000*[$Times.H$4];[.$D52]);MOD(1000*[$Times.H$4];[.$D52]));MIN([.$D52]-MOD(1000*[$Times.H$5];[.$D52]);MOD(1000*[$Times.H$5];[.$D52]));MIN([.$D52]-MOD(1000*[$Times.H$6];[.$D52]);MOD(1000*[$Times.H$6];[.$D52]));)" office:value-type="currency" office:currency="ns" office:value="27.705767984446" calcext:value-type="currency">
            <text:p>28ns</text:p>
          </table:table-cell>
          <table:table-cell table:style-name="ce15" table:formula="of:=MAX(MIN([.$D52]-MOD(1000*[$Times.I$3];[.$D52]);MOD(1000*[$Times.I$3];[.$D52]));MIN([.$D52]-MOD(1000*[$Times.I$4];[.$D52]);MOD(1000*[$Times.I$4];[.$D52]));MIN([.$D52]-MOD(1000*[$Times.I$5];[.$D52]);MOD(1000*[$Times.I$5];[.$D52]));MIN([.$D52]-MOD(1000*[$Times.I$6];[.$D52]);MOD(1000*[$Times.I$6];[.$D52]));)" office:value-type="currency" office:currency="ns" office:value="31.1471160077771" calcext:value-type="currency">
            <text:p>31ns</text:p>
          </table:table-cell>
          <table:table-cell table:style-name="ce15" table:formula="of:=MAX(MIN([.$D52]-MOD(1000*[$Times.J$3];[.$D52]);MOD(1000*[$Times.J$3];[.$D52]));MIN([.$D52]-MOD(1000*[$Times.J$4];[.$D52]);MOD(1000*[$Times.J$4];[.$D52]));MIN([.$D52]-MOD(1000*[$Times.J$5];[.$D52]);MOD(1000*[$Times.J$5];[.$D52]));MIN([.$D52]-MOD(1000*[$Times.J$6];[.$D52]);MOD(1000*[$Times.J$6];[.$D52]));)" office:value-type="currency" office:currency="ns" office:value="27.705767984446" calcext:value-type="currency">
            <text:p>28ns</text:p>
          </table:table-cell>
          <table:table-cell table:style-name="ce15" table:formula="of:=MAX(MIN([.$D52]-MOD(1000*[$Times.K$3];[.$D52]);MOD(1000*[$Times.K$3];[.$D52]));MIN([.$D52]-MOD(1000*[$Times.K$4];[.$D52]);MOD(1000*[$Times.K$4];[.$D52]));MIN([.$D52]-MOD(1000*[$Times.K$5];[.$D52]);MOD(1000*[$Times.K$5];[.$D52]));MIN([.$D52]-MOD(1000*[$Times.K$6];[.$D52]);MOD(1000*[$Times.K$6];[.$D52]));)" office:value-type="currency" office:currency="ns" office:value="31.1471160077771" calcext:value-type="currency">
            <text:p>31ns</text:p>
          </table:table-cell>
          <table:table-cell table:style-name="ce15" table:formula="of:=MAX(MIN([.$D52]-MOD(1000*[$Times.L$3];[.$D52]);MOD(1000*[$Times.L$3];[.$D52]));MIN([.$D52]-MOD(1000*[$Times.L$4];[.$D52]);MOD(1000*[$Times.L$4];[.$D52]));MIN([.$D52]-MOD(1000*[$Times.L$5];[.$D52]);MOD(1000*[$Times.L$5];[.$D52]));MIN([.$D52]-MOD(1000*[$Times.L$6];[.$D52]);MOD(1000*[$Times.L$6];[.$D52]));)" office:value-type="currency" office:currency="ns" office:value="25.5735580038885" calcext:value-type="currency">
            <text:p>26ns</text:p>
          </table:table-cell>
          <table:table-cell table:style-name="ce15" table:formula="of:=MAX(MIN([.$D52]-MOD(1000*[$Times.M$3];[.$D52]);MOD(1000*[$Times.M$3];[.$D52]));MIN([.$D52]-MOD(1000*[$Times.M$4];[.$D52]);MOD(1000*[$Times.M$4];[.$D52]));MIN([.$D52]-MOD(1000*[$Times.M$5];[.$D52]);MOD(1000*[$Times.M$5];[.$D52]));MIN([.$D52]-MOD(1000*[$Times.M$6];[.$D52]);MOD(1000*[$Times.M$6];[.$D52]));)" office:value-type="currency" office:currency="ns" office:value="31.1471160077771" calcext:value-type="currency">
            <text:p>31ns</text:p>
          </table:table-cell>
          <table:table-cell table:style-name="ce15" table:formula="of:=MAX(MIN([.$D52]-MOD(1000*[$Times.N$3];[.$D52]);MOD(1000*[$Times.N$3];[.$D52]));MIN([.$D52]-MOD(1000*[$Times.N$4];[.$D52]);MOD(1000*[$Times.N$4];[.$D52]));MIN([.$D52]-MOD(1000*[$Times.N$5];[.$D52]);MOD(1000*[$Times.N$5];[.$D52]));MIN([.$D52]-MOD(1000*[$Times.N$6];[.$D52]);MOD(1000*[$Times.N$6];[.$D52]));)" office:value-type="currency" office:currency="ns" office:value="25.5735580038885" calcext:value-type="currency">
            <text:p>26ns</text:p>
          </table:table-cell>
          <table:table-cell table:style-name="ce15" table:formula="of:=MAX(MIN([.$D52]-MOD(1000*[$Times.O$3];[.$D52]);MOD(1000*[$Times.O$3];[.$D52]));MIN([.$D52]-MOD(1000*[$Times.O$4];[.$D52]);MOD(1000*[$Times.O$4];[.$D52]));MIN([.$D52]-MOD(1000*[$Times.O$5];[.$D52]);MOD(1000*[$Times.O$5];[.$D52]));MIN([.$D52]-MOD(1000*[$Times.O$6];[.$D52]);MOD(1000*[$Times.O$6];[.$D52]));)" office:value-type="currency" office:currency="ns" office:value="27.8677900194426" calcext:value-type="currency">
            <text:p>28ns</text:p>
          </table:table-cell>
          <table:table-cell table:style-name="ce15" table:formula="of:=MAX(MIN([.$D52]-MOD(1000*[$Times.P$3];[.$D52]);MOD(1000*[$Times.P$3];[.$D52]));MIN([.$D52]-MOD(1000*[$Times.P$4];[.$D52]);MOD(1000*[$Times.P$4];[.$D52]));MIN([.$D52]-MOD(1000*[$Times.P$5];[.$D52]);MOD(1000*[$Times.P$5];[.$D52]));MIN([.$D52]-MOD(1000*[$Times.P$6];[.$D52]);MOD(1000*[$Times.P$6];[.$D52]));)" office:value-type="currency" office:currency="ns" office:value="25.5735580038885" calcext:value-type="currency">
            <text:p>26ns</text:p>
          </table:table-cell>
          <table:table-cell table:style-name="ce15" table:formula="of:=MAX(MIN([.$D52]-MOD(1000*[$Times.Q$3];[.$D52]);MOD(1000*[$Times.Q$3];[.$D52]));MIN([.$D52]-MOD(1000*[$Times.Q$4];[.$D52]);MOD(1000*[$Times.Q$4];[.$D52]));MIN([.$D52]-MOD(1000*[$Times.Q$5];[.$D52]);MOD(1000*[$Times.Q$5];[.$D52]));MIN([.$D52]-MOD(1000*[$Times.Q$6];[.$D52]);MOD(1000*[$Times.Q$6];[.$D52]));)" office:value-type="currency" office:currency="ns" office:value="31.1471160077771" calcext:value-type="currency">
            <text:p>31ns</text:p>
          </table:table-cell>
          <table:table-cell table:style-name="ce15" table:formula="of:=MAX(MIN([.$D52]-MOD(1000*[$Times.R$3];[.$D52]);MOD(1000*[$Times.R$3];[.$D52]));MIN([.$D52]-MOD(1000*[$Times.R$4];[.$D52]);MOD(1000*[$Times.R$4];[.$D52]));MIN([.$D52]-MOD(1000*[$Times.R$5];[.$D52]);MOD(1000*[$Times.R$5];[.$D52]));MIN([.$D52]-MOD(1000*[$Times.R$6];[.$D52]);MOD(1000*[$Times.R$6];[.$D52]));)" office:value-type="currency" office:currency="ns" office:value="25.5735580038885" calcext:value-type="currency">
            <text:p>26ns</text:p>
          </table:table-cell>
          <table:table-cell table:style-name="ce15" table:formula="of:=MAX(MIN([.$D52]-MOD(1000*[$Times.S$3];[.$D52]);MOD(1000*[$Times.S$3];[.$D52]));MIN([.$D52]-MOD(1000*[$Times.S$4];[.$D52]);MOD(1000*[$Times.S$4];[.$D52]));MIN([.$D52]-MOD(1000*[$Times.S$5];[.$D52]);MOD(1000*[$Times.S$5];[.$D52]));MIN([.$D52]-MOD(1000*[$Times.S$6];[.$D52]);MOD(1000*[$Times.S$6];[.$D52]));)" office:value-type="currency" office:currency="ns" office:value="31.1471160077771" calcext:value-type="currency">
            <text:p>31ns</text:p>
          </table:table-cell>
          <table:table-cell table:style-name="ce15" table:formula="of:=MAX(MIN([.$D52]-MOD(1000*[$Times.T$3];[.$D52]);MOD(1000*[$Times.T$3];[.$D52]));MIN([.$D52]-MOD(1000*[$Times.T$4];[.$D52]);MOD(1000*[$Times.T$4];[.$D52]));MIN([.$D52]-MOD(1000*[$Times.T$5];[.$D52]);MOD(1000*[$Times.T$5];[.$D52]));MIN([.$D52]-MOD(1000*[$Times.T$6];[.$D52]);MOD(1000*[$Times.T$6];[.$D52]));)" office:value-type="currency" office:currency="ns" office:value="25.5735580038885" calcext:value-type="currency">
            <text:p>26ns</text:p>
          </table:table-cell>
          <table:table-cell table:style-name="ce15" table:formula="of:=MAX(MIN([.$D52]-MOD(1000*[$Times.U$3];[.$D52]);MOD(1000*[$Times.U$3];[.$D52]));MIN([.$D52]-MOD(1000*[$Times.U$4];[.$D52]);MOD(1000*[$Times.U$4];[.$D52]));MIN([.$D52]-MOD(1000*[$Times.U$5];[.$D52]);MOD(1000*[$Times.U$5];[.$D52]));MIN([.$D52]-MOD(1000*[$Times.U$6];[.$D52]);MOD(1000*[$Times.U$6];[.$D52]));)" office:value-type="currency" office:currency="ns" office:value="27.8677900194426" calcext:value-type="currency">
            <text:p>28ns</text:p>
          </table:table-cell>
          <table:table-cell table:style-name="ce15" table:formula="of:=MAX(MIN([.$D52]-MOD(1000*[$Times.V$3];[.$D52]);MOD(1000*[$Times.V$3];[.$D52]));MIN([.$D52]-MOD(1000*[$Times.V$4];[.$D52]);MOD(1000*[$Times.V$4];[.$D52]));MIN([.$D52]-MOD(1000*[$Times.V$5];[.$D52]);MOD(1000*[$Times.V$5];[.$D52]));MIN([.$D52]-MOD(1000*[$Times.V$6];[.$D52]);MOD(1000*[$Times.V$6];[.$D52]));)" office:value-type="currency" office:currency="ns" office:value="24.0440699935191" calcext:value-type="currency">
            <text:p>24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5.82" calcext:value-type="currency">
            <text:p>15,82 MHz</text:p>
          </table:table-cell>
          <table:table-cell table:style-name="ce10" table:formula="of:=160/[.A53]" office:value-type="float" office:value="10.1137800252845" calcext:value-type="float">
            <text:p>10,11</text:p>
          </table:table-cell>
          <table:table-cell table:style-name="ce7" table:formula="of:=ROUND(100*[.B53]) = 100*ROUND([.B53])" office:value-type="boolean" office:boolean-value="false" calcext:value-type="boolean">
            <text:p>FAŁSZ</text:p>
          </table:table-cell>
          <table:table-cell table:style-name="ce13" table:formula="of:=1000/[.A53]" office:value-type="currency" office:currency="ns" office:value="63.2111251580278" calcext:value-type="currency">
            <text:p>63ns</text:p>
          </table:table-cell>
          <table:table-cell table:style-name="ce20" table:formula="of:=([.I53]-MIN([.I$1:.I52]))" office:value-type="float" office:value="5.59349698360144" calcext:value-type="float">
            <text:p>5,59</text:p>
          </table:table-cell>
          <table:table-cell table:style-name="ce20" table:formula="of:=IF([.C53]; ([.I53]-MIN([.I$1:.I52]));&quot;&quot;)">
            <text:p/>
          </table:table-cell>
          <table:table-cell table:style-name="ce20" table:formula="of:=([.J53]-MIN([.J$1:.J52]))" office:value-type="float" office:value="0.987345445716713" calcext:value-type="float">
            <text:p>0,99</text:p>
          </table:table-cell>
          <table:table-cell table:style-name="ce20" table:formula="of:=([.J53]-MIN([.J$1:.J52]))*[.C53]" office:value-type="float" office:value="0" calcext:value-type="float">
            <text:p>0,00</text:p>
          </table:table-cell>
          <table:table-cell table:style-name="ce17" table:formula="of:=COM.MICROSOFT.MAXIFS([.K53:.XDF53];[.K$2:.XDF$2];&quot;&quot;)" office:value-type="currency" office:currency="ns" office:value="31.0998735777497" calcext:value-type="currency">
            <text:p>31ns</text:p>
          </table:table-cell>
          <table:table-cell table:style-name="ce17" table:formula="of:=MAX([.K53:.XFD53])" office:value-type="currency" office:currency="ns" office:value="31.0998735777497" calcext:value-type="currency">
            <text:p>31ns</text:p>
          </table:table-cell>
          <table:table-cell table:style-name="ce15" table:formula="of:=MAX(MIN([.$D53]-MOD(1000*[$Times.C$3];[.$D53]);MOD(1000*[$Times.C$3];[.$D53]));MIN([.$D53]-MOD(1000*[$Times.C$4];[.$D53]);MOD(1000*[$Times.C$4];[.$D53]));MIN([.$D53]-MOD(1000*[$Times.C$5];[.$D53]);MOD(1000*[$Times.C$5];[.$D53]));MIN([.$D53]-MOD(1000*[$Times.C$6];[.$D53]);MOD(1000*[$Times.C$6];[.$D53]));)" office:value-type="currency" office:currency="ns" office:value="27.4336283185841" calcext:value-type="currency">
            <text:p>27ns</text:p>
          </table:table-cell>
          <table:table-cell table:style-name="ce15" table:formula="of:=MAX(MIN([.$D53]-MOD(1000*[$Times.D$3];[.$D53]);MOD(1000*[$Times.D$3];[.$D53]));MIN([.$D53]-MOD(1000*[$Times.D$4];[.$D53]);MOD(1000*[$Times.D$4];[.$D53]));MIN([.$D53]-MOD(1000*[$Times.D$5];[.$D53]);MOD(1000*[$Times.D$5];[.$D53]));MIN([.$D53]-MOD(1000*[$Times.D$6];[.$D53]);MOD(1000*[$Times.D$6];[.$D53]));)" office:value-type="currency" office:currency="ns" office:value="31.0998735777497" calcext:value-type="currency">
            <text:p>31ns</text:p>
          </table:table-cell>
          <table:table-cell table:style-name="ce15" table:formula="of:=MAX(MIN([.$D53]-MOD(1000*[$Times.E$3];[.$D53]);MOD(1000*[$Times.E$3];[.$D53]));MIN([.$D53]-MOD(1000*[$Times.E$4];[.$D53]);MOD(1000*[$Times.E$4];[.$D53]));MIN([.$D53]-MOD(1000*[$Times.E$5];[.$D53]);MOD(1000*[$Times.E$5];[.$D53]));MIN([.$D53]-MOD(1000*[$Times.E$6];[.$D53]);MOD(1000*[$Times.E$6];[.$D53]));)" office:value-type="currency" office:currency="ns" office:value="28.2553729456384" calcext:value-type="currency">
            <text:p>28ns</text:p>
          </table:table-cell>
          <table:table-cell table:style-name="ce15" table:formula="of:=MAX(MIN([.$D53]-MOD(1000*[$Times.F$3];[.$D53]);MOD(1000*[$Times.F$3];[.$D53]));MIN([.$D53]-MOD(1000*[$Times.F$4];[.$D53]);MOD(1000*[$Times.F$4];[.$D53]));MIN([.$D53]-MOD(1000*[$Times.F$5];[.$D53]);MOD(1000*[$Times.F$5];[.$D53]));MIN([.$D53]-MOD(1000*[$Times.F$6];[.$D53]);MOD(1000*[$Times.F$6];[.$D53]));)" office:value-type="currency" office:currency="ns" office:value="30.3666245259166" calcext:value-type="currency">
            <text:p>30ns</text:p>
          </table:table-cell>
          <table:table-cell table:style-name="ce15" table:formula="of:=MAX(MIN([.$D53]-MOD(1000*[$Times.G$3];[.$D53]);MOD(1000*[$Times.G$3];[.$D53]));MIN([.$D53]-MOD(1000*[$Times.G$4];[.$D53]);MOD(1000*[$Times.G$4];[.$D53]));MIN([.$D53]-MOD(1000*[$Times.G$5];[.$D53]);MOD(1000*[$Times.G$5];[.$D53]));MIN([.$D53]-MOD(1000*[$Times.G$6];[.$D53]);MOD(1000*[$Times.G$6];[.$D53]));)" office:value-type="currency" office:currency="ns" office:value="22.4778761061947" calcext:value-type="currency">
            <text:p>22ns</text:p>
          </table:table-cell>
          <table:table-cell table:style-name="ce15" table:formula="of:=MAX(MIN([.$D53]-MOD(1000*[$Times.H$3];[.$D53]);MOD(1000*[$Times.H$3];[.$D53]));MIN([.$D53]-MOD(1000*[$Times.H$4];[.$D53]);MOD(1000*[$Times.H$4];[.$D53]));MIN([.$D53]-MOD(1000*[$Times.H$5];[.$D53]);MOD(1000*[$Times.H$5];[.$D53]));MIN([.$D53]-MOD(1000*[$Times.H$6];[.$D53]);MOD(1000*[$Times.H$6];[.$D53]));)" office:value-type="currency" office:currency="ns" office:value="30.3666245259166" calcext:value-type="currency">
            <text:p>30ns</text:p>
          </table:table-cell>
          <table:table-cell table:style-name="ce15" table:formula="of:=MAX(MIN([.$D53]-MOD(1000*[$Times.I$3];[.$D53]);MOD(1000*[$Times.I$3];[.$D53]));MIN([.$D53]-MOD(1000*[$Times.I$4];[.$D53]);MOD(1000*[$Times.I$4];[.$D53]));MIN([.$D53]-MOD(1000*[$Times.I$5];[.$D53]);MOD(1000*[$Times.I$5];[.$D53]));MIN([.$D53]-MOD(1000*[$Times.I$6];[.$D53]);MOD(1000*[$Times.I$6];[.$D53]));)" office:value-type="currency" office:currency="ns" office:value="22.4778761061947" calcext:value-type="currency">
            <text:p>22ns</text:p>
          </table:table-cell>
          <table:table-cell table:style-name="ce15" table:formula="of:=MAX(MIN([.$D53]-MOD(1000*[$Times.J$3];[.$D53]);MOD(1000*[$Times.J$3];[.$D53]));MIN([.$D53]-MOD(1000*[$Times.J$4];[.$D53]);MOD(1000*[$Times.J$4];[.$D53]));MIN([.$D53]-MOD(1000*[$Times.J$5];[.$D53]);MOD(1000*[$Times.J$5];[.$D53]));MIN([.$D53]-MOD(1000*[$Times.J$6];[.$D53]);MOD(1000*[$Times.J$6];[.$D53]));)" office:value-type="currency" office:currency="ns" office:value="30.3666245259166" calcext:value-type="currency">
            <text:p>30ns</text:p>
          </table:table-cell>
          <table:table-cell table:style-name="ce15" table:formula="of:=MAX(MIN([.$D53]-MOD(1000*[$Times.K$3];[.$D53]);MOD(1000*[$Times.K$3];[.$D53]));MIN([.$D53]-MOD(1000*[$Times.K$4];[.$D53]);MOD(1000*[$Times.K$4];[.$D53]));MIN([.$D53]-MOD(1000*[$Times.K$5];[.$D53]);MOD(1000*[$Times.K$5];[.$D53]));MIN([.$D53]-MOD(1000*[$Times.K$6];[.$D53]);MOD(1000*[$Times.K$6];[.$D53]));)" office:value-type="currency" office:currency="ns" office:value="22.4778761061947" calcext:value-type="currency">
            <text:p>22ns</text:p>
          </table:table-cell>
          <table:table-cell table:style-name="ce15" table:formula="of:=MAX(MIN([.$D53]-MOD(1000*[$Times.L$3];[.$D53]);MOD(1000*[$Times.L$3];[.$D53]));MIN([.$D53]-MOD(1000*[$Times.L$4];[.$D53]);MOD(1000*[$Times.L$4];[.$D53]));MIN([.$D53]-MOD(1000*[$Times.L$5];[.$D53]);MOD(1000*[$Times.L$5];[.$D53]));MIN([.$D53]-MOD(1000*[$Times.L$6];[.$D53]);MOD(1000*[$Times.L$6];[.$D53]));)" office:value-type="currency" office:currency="ns" office:value="30.3666245259166" calcext:value-type="currency">
            <text:p>30ns</text:p>
          </table:table-cell>
          <table:table-cell table:style-name="ce15" table:formula="of:=MAX(MIN([.$D53]-MOD(1000*[$Times.M$3];[.$D53]);MOD(1000*[$Times.M$3];[.$D53]));MIN([.$D53]-MOD(1000*[$Times.M$4];[.$D53]);MOD(1000*[$Times.M$4];[.$D53]));MIN([.$D53]-MOD(1000*[$Times.M$5];[.$D53]);MOD(1000*[$Times.M$5];[.$D53]));MIN([.$D53]-MOD(1000*[$Times.M$6];[.$D53]);MOD(1000*[$Times.M$6];[.$D53]));)" office:value-type="currency" office:currency="ns" office:value="22.4778761061947" calcext:value-type="currency">
            <text:p>22ns</text:p>
          </table:table-cell>
          <table:table-cell table:style-name="ce15" table:formula="of:=MAX(MIN([.$D53]-MOD(1000*[$Times.N$3];[.$D53]);MOD(1000*[$Times.N$3];[.$D53]));MIN([.$D53]-MOD(1000*[$Times.N$4];[.$D53]);MOD(1000*[$Times.N$4];[.$D53]));MIN([.$D53]-MOD(1000*[$Times.N$5];[.$D53]);MOD(1000*[$Times.N$5];[.$D53]));MIN([.$D53]-MOD(1000*[$Times.N$6];[.$D53]);MOD(1000*[$Times.N$6];[.$D53]));)" office:value-type="currency" office:currency="ns" office:value="30.3666245259166" calcext:value-type="currency">
            <text:p>30ns</text:p>
          </table:table-cell>
          <table:table-cell table:style-name="ce15" table:formula="of:=MAX(MIN([.$D53]-MOD(1000*[$Times.O$3];[.$D53]);MOD(1000*[$Times.O$3];[.$D53]));MIN([.$D53]-MOD(1000*[$Times.O$4];[.$D53]);MOD(1000*[$Times.O$4];[.$D53]));MIN([.$D53]-MOD(1000*[$Times.O$5];[.$D53]);MOD(1000*[$Times.O$5];[.$D53]));MIN([.$D53]-MOD(1000*[$Times.O$6];[.$D53]);MOD(1000*[$Times.O$6];[.$D53]));)" office:value-type="currency" office:currency="ns" office:value="11.378002528445" calcext:value-type="currency">
            <text:p>11ns</text:p>
          </table:table-cell>
          <table:table-cell table:style-name="ce15" table:formula="of:=MAX(MIN([.$D53]-MOD(1000*[$Times.P$3];[.$D53]);MOD(1000*[$Times.P$3];[.$D53]));MIN([.$D53]-MOD(1000*[$Times.P$4];[.$D53]);MOD(1000*[$Times.P$4];[.$D53]));MIN([.$D53]-MOD(1000*[$Times.P$5];[.$D53]);MOD(1000*[$Times.P$5];[.$D53]));MIN([.$D53]-MOD(1000*[$Times.P$6];[.$D53]);MOD(1000*[$Times.P$6];[.$D53]));)" office:value-type="currency" office:currency="ns" office:value="30.3666245259166" calcext:value-type="currency">
            <text:p>30ns</text:p>
          </table:table-cell>
          <table:table-cell table:style-name="ce15" table:formula="of:=MAX(MIN([.$D53]-MOD(1000*[$Times.Q$3];[.$D53]);MOD(1000*[$Times.Q$3];[.$D53]));MIN([.$D53]-MOD(1000*[$Times.Q$4];[.$D53]);MOD(1000*[$Times.Q$4];[.$D53]));MIN([.$D53]-MOD(1000*[$Times.Q$5];[.$D53]);MOD(1000*[$Times.Q$5];[.$D53]));MIN([.$D53]-MOD(1000*[$Times.Q$6];[.$D53]);MOD(1000*[$Times.Q$6];[.$D53]));)" office:value-type="currency" office:currency="ns" office:value="22.4778761061947" calcext:value-type="currency">
            <text:p>22ns</text:p>
          </table:table-cell>
          <table:table-cell table:style-name="ce15" table:formula="of:=MAX(MIN([.$D53]-MOD(1000*[$Times.R$3];[.$D53]);MOD(1000*[$Times.R$3];[.$D53]));MIN([.$D53]-MOD(1000*[$Times.R$4];[.$D53]);MOD(1000*[$Times.R$4];[.$D53]));MIN([.$D53]-MOD(1000*[$Times.R$5];[.$D53]);MOD(1000*[$Times.R$5];[.$D53]));MIN([.$D53]-MOD(1000*[$Times.R$6];[.$D53]);MOD(1000*[$Times.R$6];[.$D53]));)" office:value-type="currency" office:currency="ns" office:value="30.3666245259166" calcext:value-type="currency">
            <text:p>30ns</text:p>
          </table:table-cell>
          <table:table-cell table:style-name="ce15" table:formula="of:=MAX(MIN([.$D53]-MOD(1000*[$Times.S$3];[.$D53]);MOD(1000*[$Times.S$3];[.$D53]));MIN([.$D53]-MOD(1000*[$Times.S$4];[.$D53]);MOD(1000*[$Times.S$4];[.$D53]));MIN([.$D53]-MOD(1000*[$Times.S$5];[.$D53]);MOD(1000*[$Times.S$5];[.$D53]));MIN([.$D53]-MOD(1000*[$Times.S$6];[.$D53]);MOD(1000*[$Times.S$6];[.$D53]));)" office:value-type="currency" office:currency="ns" office:value="22.4778761061947" calcext:value-type="currency">
            <text:p>22ns</text:p>
          </table:table-cell>
          <table:table-cell table:style-name="ce15" table:formula="of:=MAX(MIN([.$D53]-MOD(1000*[$Times.T$3];[.$D53]);MOD(1000*[$Times.T$3];[.$D53]));MIN([.$D53]-MOD(1000*[$Times.T$4];[.$D53]);MOD(1000*[$Times.T$4];[.$D53]));MIN([.$D53]-MOD(1000*[$Times.T$5];[.$D53]);MOD(1000*[$Times.T$5];[.$D53]));MIN([.$D53]-MOD(1000*[$Times.T$6];[.$D53]);MOD(1000*[$Times.T$6];[.$D53]));)" office:value-type="currency" office:currency="ns" office:value="30.3666245259166" calcext:value-type="currency">
            <text:p>30ns</text:p>
          </table:table-cell>
          <table:table-cell table:style-name="ce15" table:formula="of:=MAX(MIN([.$D53]-MOD(1000*[$Times.U$3];[.$D53]);MOD(1000*[$Times.U$3];[.$D53]));MIN([.$D53]-MOD(1000*[$Times.U$4];[.$D53]);MOD(1000*[$Times.U$4];[.$D53]));MIN([.$D53]-MOD(1000*[$Times.U$5];[.$D53]);MOD(1000*[$Times.U$5];[.$D53]));MIN([.$D53]-MOD(1000*[$Times.U$6];[.$D53]);MOD(1000*[$Times.U$6];[.$D53]));)" office:value-type="currency" office:currency="ns" office:value="11.378002528445" calcext:value-type="currency">
            <text:p>11ns</text:p>
          </table:table-cell>
          <table:table-cell table:style-name="ce15" table:formula="of:=MAX(MIN([.$D53]-MOD(1000*[$Times.V$3];[.$D53]);MOD(1000*[$Times.V$3];[.$D53]));MIN([.$D53]-MOD(1000*[$Times.V$4];[.$D53]);MOD(1000*[$Times.V$4];[.$D53]));MIN([.$D53]-MOD(1000*[$Times.V$5];[.$D53]);MOD(1000*[$Times.V$5];[.$D53]));MIN([.$D53]-MOD(1000*[$Times.V$6];[.$D53]);MOD(1000*[$Times.V$6];[.$D53]));)" office:value-type="currency" office:currency="ns" office:value="31.0998735777497" calcext:value-type="currency">
            <text:p>31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6" calcext:value-type="currency">
            <text:p>16,00 MHz</text:p>
          </table:table-cell>
          <table:table-cell table:style-name="ce10" table:formula="of:=160/[.A54]" office:value-type="float" office:value="10" calcext:value-type="float">
            <text:p>10,00</text:p>
          </table:table-cell>
          <table:table-cell table:style-name="ce7" table:formula="of:=ROUND(100*[.B54]) = 100*ROUND([.B54])" office:value-type="boolean" office:boolean-value="true" calcext:value-type="boolean">
            <text:p>PRAWDA</text:p>
          </table:table-cell>
          <table:table-cell table:style-name="ce13" table:formula="of:=1000/[.A54]" office:value-type="currency" office:currency="ns" office:value="62.5" calcext:value-type="currency">
            <text:p>63ns</text:p>
          </table:table-cell>
          <table:table-cell table:style-name="ce20" table:formula="of:=([.I54]-MIN([.I$1:.I53]))" office:value-type="float" office:value="-0.50637659414825" calcext:value-type="float">
            <text:p>-0,51</text:p>
          </table:table-cell>
          <table:table-cell table:style-name="ce20" table:formula="of:=IF([.C54]; ([.I54]-MIN([.I$1:.I53]));&quot;&quot;)" office:value-type="float" office:value="-0.50637659414825" calcext:value-type="float">
            <text:p>-0,51</text:p>
          </table:table-cell>
          <table:table-cell table:style-name="ce20" table:formula="of:=([.J54]-MIN([.J$1:.J53]))" office:value-type="float" office:value="-0.112528132032978" calcext:value-type="float">
            <text:p>-0,11</text:p>
          </table:table-cell>
          <table:table-cell table:style-name="ce20" table:formula="of:=([.J54]-MIN([.J$1:.J53]))*[.C54]" office:value-type="float" office:value="-0.112528132032978" calcext:value-type="float">
            <text:p>-0,11</text:p>
          </table:table-cell>
          <table:table-cell table:style-name="ce17" table:formula="of:=COM.MICROSOFT.MAXIFS([.K54:.XDF54];[.K$2:.XDF$2];&quot;&quot;)" office:value-type="currency" office:currency="ns" office:value="25" calcext:value-type="currency">
            <text:p>25ns</text:p>
          </table:table-cell>
          <table:table-cell table:style-name="ce17" table:formula="of:=MAX([.K54:.XFD54])" office:value-type="currency" office:currency="ns" office:value="30" calcext:value-type="currency">
            <text:p>30ns</text:p>
          </table:table-cell>
          <table:table-cell table:style-name="ce15" table:formula="of:=MAX(MIN([.$D54]-MOD(1000*[$Times.C$3];[.$D54]);MOD(1000*[$Times.C$3];[.$D54]));MIN([.$D54]-MOD(1000*[$Times.C$4];[.$D54]);MOD(1000*[$Times.C$4];[.$D54]));MIN([.$D54]-MOD(1000*[$Times.C$5];[.$D54]);MOD(1000*[$Times.C$5];[.$D54]));MIN([.$D54]-MOD(1000*[$Times.C$6];[.$D54]);MOD(1000*[$Times.C$6];[.$D54]));)" office:value-type="currency" office:currency="ns" office:value="12.5" calcext:value-type="currency">
            <text:p>13ns</text:p>
          </table:table-cell>
          <table:table-cell table:style-name="ce15" table:formula="of:=MAX(MIN([.$D54]-MOD(1000*[$Times.D$3];[.$D54]);MOD(1000*[$Times.D$3];[.$D54]));MIN([.$D54]-MOD(1000*[$Times.D$4];[.$D54]);MOD(1000*[$Times.D$4];[.$D54]));MIN([.$D54]-MOD(1000*[$Times.D$5];[.$D54]);MOD(1000*[$Times.D$5];[.$D54]));MIN([.$D54]-MOD(1000*[$Times.D$6];[.$D54]);MOD(1000*[$Times.D$6];[.$D54]));)" office:value-type="currency" office:currency="ns" office:value="25" calcext:value-type="currency">
            <text:p>25ns</text:p>
          </table:table-cell>
          <table:table-cell table:style-name="ce15" table:formula="of:=MAX(MIN([.$D54]-MOD(1000*[$Times.E$3];[.$D54]);MOD(1000*[$Times.E$3];[.$D54]));MIN([.$D54]-MOD(1000*[$Times.E$4];[.$D54]);MOD(1000*[$Times.E$4];[.$D54]));MIN([.$D54]-MOD(1000*[$Times.E$5];[.$D54]);MOD(1000*[$Times.E$5];[.$D54]));MIN([.$D54]-MOD(1000*[$Times.E$6];[.$D54]);MOD(1000*[$Times.E$6];[.$D54]));)" office:value-type="currency" office:currency="ns" office:value="25" calcext:value-type="currency">
            <text:p>25ns</text:p>
          </table:table-cell>
          <table:table-cell table:style-name="ce15" table:formula="of:=MAX(MIN([.$D54]-MOD(1000*[$Times.F$3];[.$D54]);MOD(1000*[$Times.F$3];[.$D54]));MIN([.$D54]-MOD(1000*[$Times.F$4];[.$D54]);MOD(1000*[$Times.F$4];[.$D54]));MIN([.$D54]-MOD(1000*[$Times.F$5];[.$D54]);MOD(1000*[$Times.F$5];[.$D54]));MIN([.$D54]-MOD(1000*[$Times.F$6];[.$D54]);MOD(1000*[$Times.F$6];[.$D54]));)" office:value-type="currency" office:currency="ns" office:value="30" calcext:value-type="currency">
            <text:p>30ns</text:p>
          </table:table-cell>
          <table:table-cell table:style-name="ce15" table:formula="of:=MAX(MIN([.$D54]-MOD(1000*[$Times.G$3];[.$D54]);MOD(1000*[$Times.G$3];[.$D54]));MIN([.$D54]-MOD(1000*[$Times.G$4];[.$D54]);MOD(1000*[$Times.G$4];[.$D54]));MIN([.$D54]-MOD(1000*[$Times.G$5];[.$D54]);MOD(1000*[$Times.G$5];[.$D54]));MIN([.$D54]-MOD(1000*[$Times.G$6];[.$D54]);MOD(1000*[$Times.G$6];[.$D54]));)" office:value-type="currency" office:currency="ns" office:value="17.5" calcext:value-type="currency">
            <text:p>18ns</text:p>
          </table:table-cell>
          <table:table-cell table:style-name="ce15" table:formula="of:=MAX(MIN([.$D54]-MOD(1000*[$Times.H$3];[.$D54]);MOD(1000*[$Times.H$3];[.$D54]));MIN([.$D54]-MOD(1000*[$Times.H$4];[.$D54]);MOD(1000*[$Times.H$4];[.$D54]));MIN([.$D54]-MOD(1000*[$Times.H$5];[.$D54]);MOD(1000*[$Times.H$5];[.$D54]));MIN([.$D54]-MOD(1000*[$Times.H$6];[.$D54]);MOD(1000*[$Times.H$6];[.$D54]));)" office:value-type="currency" office:currency="ns" office:value="30" calcext:value-type="currency">
            <text:p>30ns</text:p>
          </table:table-cell>
          <table:table-cell table:style-name="ce15" table:formula="of:=MAX(MIN([.$D54]-MOD(1000*[$Times.I$3];[.$D54]);MOD(1000*[$Times.I$3];[.$D54]));MIN([.$D54]-MOD(1000*[$Times.I$4];[.$D54]);MOD(1000*[$Times.I$4];[.$D54]));MIN([.$D54]-MOD(1000*[$Times.I$5];[.$D54]);MOD(1000*[$Times.I$5];[.$D54]));MIN([.$D54]-MOD(1000*[$Times.I$6];[.$D54]);MOD(1000*[$Times.I$6];[.$D54]));)" office:value-type="currency" office:currency="ns" office:value="25" calcext:value-type="currency">
            <text:p>25ns</text:p>
          </table:table-cell>
          <table:table-cell table:style-name="ce15" table:formula="of:=MAX(MIN([.$D54]-MOD(1000*[$Times.J$3];[.$D54]);MOD(1000*[$Times.J$3];[.$D54]));MIN([.$D54]-MOD(1000*[$Times.J$4];[.$D54]);MOD(1000*[$Times.J$4];[.$D54]));MIN([.$D54]-MOD(1000*[$Times.J$5];[.$D54]);MOD(1000*[$Times.J$5];[.$D54]));MIN([.$D54]-MOD(1000*[$Times.J$6];[.$D54]);MOD(1000*[$Times.J$6];[.$D54]));)" office:value-type="currency" office:currency="ns" office:value="30" calcext:value-type="currency">
            <text:p>30ns</text:p>
          </table:table-cell>
          <table:table-cell table:style-name="ce15" table:formula="of:=MAX(MIN([.$D54]-MOD(1000*[$Times.K$3];[.$D54]);MOD(1000*[$Times.K$3];[.$D54]));MIN([.$D54]-MOD(1000*[$Times.K$4];[.$D54]);MOD(1000*[$Times.K$4];[.$D54]));MIN([.$D54]-MOD(1000*[$Times.K$5];[.$D54]);MOD(1000*[$Times.K$5];[.$D54]));MIN([.$D54]-MOD(1000*[$Times.K$6];[.$D54]);MOD(1000*[$Times.K$6];[.$D54]));)" office:value-type="currency" office:currency="ns" office:value="25" calcext:value-type="currency">
            <text:p>25ns</text:p>
          </table:table-cell>
          <table:table-cell table:style-name="ce15" table:formula="of:=MAX(MIN([.$D54]-MOD(1000*[$Times.L$3];[.$D54]);MOD(1000*[$Times.L$3];[.$D54]));MIN([.$D54]-MOD(1000*[$Times.L$4];[.$D54]);MOD(1000*[$Times.L$4];[.$D54]));MIN([.$D54]-MOD(1000*[$Times.L$5];[.$D54]);MOD(1000*[$Times.L$5];[.$D54]));MIN([.$D54]-MOD(1000*[$Times.L$6];[.$D54]);MOD(1000*[$Times.L$6];[.$D54]));)" office:value-type="currency" office:currency="ns" office:value="30" calcext:value-type="currency">
            <text:p>30ns</text:p>
          </table:table-cell>
          <table:table-cell table:style-name="ce15" table:formula="of:=MAX(MIN([.$D54]-MOD(1000*[$Times.M$3];[.$D54]);MOD(1000*[$Times.M$3];[.$D54]));MIN([.$D54]-MOD(1000*[$Times.M$4];[.$D54]);MOD(1000*[$Times.M$4];[.$D54]));MIN([.$D54]-MOD(1000*[$Times.M$5];[.$D54]);MOD(1000*[$Times.M$5];[.$D54]));MIN([.$D54]-MOD(1000*[$Times.M$6];[.$D54]);MOD(1000*[$Times.M$6];[.$D54]));)" office:value-type="currency" office:currency="ns" office:value="25" calcext:value-type="currency">
            <text:p>25ns</text:p>
          </table:table-cell>
          <table:table-cell table:style-name="ce15" table:formula="of:=MAX(MIN([.$D54]-MOD(1000*[$Times.N$3];[.$D54]);MOD(1000*[$Times.N$3];[.$D54]));MIN([.$D54]-MOD(1000*[$Times.N$4];[.$D54]);MOD(1000*[$Times.N$4];[.$D54]));MIN([.$D54]-MOD(1000*[$Times.N$5];[.$D54]);MOD(1000*[$Times.N$5];[.$D54]));MIN([.$D54]-MOD(1000*[$Times.N$6];[.$D54]);MOD(1000*[$Times.N$6];[.$D54]));)" office:value-type="currency" office:currency="ns" office:value="30" calcext:value-type="currency">
            <text:p>30ns</text:p>
          </table:table-cell>
          <table:table-cell table:style-name="ce15" table:formula="of:=MAX(MIN([.$D54]-MOD(1000*[$Times.O$3];[.$D54]);MOD(1000*[$Times.O$3];[.$D54]));MIN([.$D54]-MOD(1000*[$Times.O$4];[.$D54]);MOD(1000*[$Times.O$4];[.$D54]));MIN([.$D54]-MOD(1000*[$Times.O$5];[.$D54]);MOD(1000*[$Times.O$5];[.$D54]));MIN([.$D54]-MOD(1000*[$Times.O$6];[.$D54]);MOD(1000*[$Times.O$6];[.$D54]));)" office:value-type="currency" office:currency="ns" office:value="5" calcext:value-type="currency">
            <text:p>5ns</text:p>
          </table:table-cell>
          <table:table-cell table:style-name="ce15" table:formula="of:=MAX(MIN([.$D54]-MOD(1000*[$Times.P$3];[.$D54]);MOD(1000*[$Times.P$3];[.$D54]));MIN([.$D54]-MOD(1000*[$Times.P$4];[.$D54]);MOD(1000*[$Times.P$4];[.$D54]));MIN([.$D54]-MOD(1000*[$Times.P$5];[.$D54]);MOD(1000*[$Times.P$5];[.$D54]));MIN([.$D54]-MOD(1000*[$Times.P$6];[.$D54]);MOD(1000*[$Times.P$6];[.$D54]));)" office:value-type="currency" office:currency="ns" office:value="30" calcext:value-type="currency">
            <text:p>30ns</text:p>
          </table:table-cell>
          <table:table-cell table:style-name="ce15" table:formula="of:=MAX(MIN([.$D54]-MOD(1000*[$Times.Q$3];[.$D54]);MOD(1000*[$Times.Q$3];[.$D54]));MIN([.$D54]-MOD(1000*[$Times.Q$4];[.$D54]);MOD(1000*[$Times.Q$4];[.$D54]));MIN([.$D54]-MOD(1000*[$Times.Q$5];[.$D54]);MOD(1000*[$Times.Q$5];[.$D54]));MIN([.$D54]-MOD(1000*[$Times.Q$6];[.$D54]);MOD(1000*[$Times.Q$6];[.$D54]));)" office:value-type="currency" office:currency="ns" office:value="25" calcext:value-type="currency">
            <text:p>25ns</text:p>
          </table:table-cell>
          <table:table-cell table:style-name="ce15" table:formula="of:=MAX(MIN([.$D54]-MOD(1000*[$Times.R$3];[.$D54]);MOD(1000*[$Times.R$3];[.$D54]));MIN([.$D54]-MOD(1000*[$Times.R$4];[.$D54]);MOD(1000*[$Times.R$4];[.$D54]));MIN([.$D54]-MOD(1000*[$Times.R$5];[.$D54]);MOD(1000*[$Times.R$5];[.$D54]));MIN([.$D54]-MOD(1000*[$Times.R$6];[.$D54]);MOD(1000*[$Times.R$6];[.$D54]));)" office:value-type="currency" office:currency="ns" office:value="30" calcext:value-type="currency">
            <text:p>30ns</text:p>
          </table:table-cell>
          <table:table-cell table:style-name="ce15" table:formula="of:=MAX(MIN([.$D54]-MOD(1000*[$Times.S$3];[.$D54]);MOD(1000*[$Times.S$3];[.$D54]));MIN([.$D54]-MOD(1000*[$Times.S$4];[.$D54]);MOD(1000*[$Times.S$4];[.$D54]));MIN([.$D54]-MOD(1000*[$Times.S$5];[.$D54]);MOD(1000*[$Times.S$5];[.$D54]));MIN([.$D54]-MOD(1000*[$Times.S$6];[.$D54]);MOD(1000*[$Times.S$6];[.$D54]));)" office:value-type="currency" office:currency="ns" office:value="25" calcext:value-type="currency">
            <text:p>25ns</text:p>
          </table:table-cell>
          <table:table-cell table:style-name="ce15" table:formula="of:=MAX(MIN([.$D54]-MOD(1000*[$Times.T$3];[.$D54]);MOD(1000*[$Times.T$3];[.$D54]));MIN([.$D54]-MOD(1000*[$Times.T$4];[.$D54]);MOD(1000*[$Times.T$4];[.$D54]));MIN([.$D54]-MOD(1000*[$Times.T$5];[.$D54]);MOD(1000*[$Times.T$5];[.$D54]));MIN([.$D54]-MOD(1000*[$Times.T$6];[.$D54]);MOD(1000*[$Times.T$6];[.$D54]));)" office:value-type="currency" office:currency="ns" office:value="30" calcext:value-type="currency">
            <text:p>30ns</text:p>
          </table:table-cell>
          <table:table-cell table:style-name="ce15" table:formula="of:=MAX(MIN([.$D54]-MOD(1000*[$Times.U$3];[.$D54]);MOD(1000*[$Times.U$3];[.$D54]));MIN([.$D54]-MOD(1000*[$Times.U$4];[.$D54]);MOD(1000*[$Times.U$4];[.$D54]));MIN([.$D54]-MOD(1000*[$Times.U$5];[.$D54]);MOD(1000*[$Times.U$5];[.$D54]));MIN([.$D54]-MOD(1000*[$Times.U$6];[.$D54]);MOD(1000*[$Times.U$6];[.$D54]));)" office:value-type="currency" office:currency="ns" office:value="5" calcext:value-type="currency">
            <text:p>5ns</text:p>
          </table:table-cell>
          <table:table-cell table:style-name="ce15" table:formula="of:=MAX(MIN([.$D54]-MOD(1000*[$Times.V$3];[.$D54]);MOD(1000*[$Times.V$3];[.$D54]));MIN([.$D54]-MOD(1000*[$Times.V$4];[.$D54]);MOD(1000*[$Times.V$4];[.$D54]));MIN([.$D54]-MOD(1000*[$Times.V$5];[.$D54]);MOD(1000*[$Times.V$5];[.$D54]));MIN([.$D54]-MOD(1000*[$Times.V$6];[.$D54]);MOD(1000*[$Times.V$6];[.$D54]));)" office:value-type="currency" office:currency="ns" office:value="25" calcext:value-type="currency">
            <text:p>25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6.2" calcext:value-type="currency">
            <text:p>16,20 MHz</text:p>
          </table:table-cell>
          <table:table-cell table:style-name="ce10" table:formula="of:=160/[.A55]" office:value-type="float" office:value="9.87654320987654" calcext:value-type="float">
            <text:p>9,88</text:p>
          </table:table-cell>
          <table:table-cell table:style-name="ce7" table:formula="of:=ROUND(100*[.B55]) = 100*ROUND([.B55])" office:value-type="boolean" office:boolean-value="false" calcext:value-type="boolean">
            <text:p>FAŁSZ</text:p>
          </table:table-cell>
          <table:table-cell table:style-name="ce13" table:formula="of:=1000/[.A55]" office:value-type="currency" office:currency="ns" office:value="61.7283950617284" calcext:value-type="currency">
            <text:p>62ns</text:p>
          </table:table-cell>
          <table:table-cell table:style-name="ce20" table:formula="of:=([.I55]-MIN([.I$1:.I54]))" office:value-type="float" office:value="4.62962962962962" calcext:value-type="float">
            <text:p>4,63</text:p>
          </table:table-cell>
          <table:table-cell table:style-name="ce20" table:formula="of:=IF([.C55]; ([.I55]-MIN([.I$1:.I54]));&quot;&quot;)">
            <text:p/>
          </table:table-cell>
          <table:table-cell table:style-name="ce20" table:formula="of:=([.J55]-MIN([.J$1:.J54]))" office:value-type="float" office:value="-0.370370370370381" calcext:value-type="float">
            <text:p>-0,37</text:p>
          </table:table-cell>
          <table:table-cell table:style-name="ce20" table:formula="of:=([.J55]-MIN([.J$1:.J54]))*[.C55]" office:value-type="float" office:value="-0" calcext:value-type="float">
            <text:p>0,00</text:p>
          </table:table-cell>
          <table:table-cell table:style-name="ce17" table:formula="of:=COM.MICROSOFT.MAXIFS([.K55:.XDF55];[.K$2:.XDF$2];&quot;&quot;)" office:value-type="currency" office:currency="ns" office:value="29.6296296296296" calcext:value-type="currency">
            <text:p>30ns</text:p>
          </table:table-cell>
          <table:table-cell table:style-name="ce17" table:formula="of:=MAX([.K55:.XFD55])" office:value-type="currency" office:currency="ns" office:value="29.6296296296296" calcext:value-type="currency">
            <text:p>30ns</text:p>
          </table:table-cell>
          <table:table-cell table:style-name="ce15" table:formula="of:=MAX(MIN([.$D55]-MOD(1000*[$Times.C$3];[.$D55]);MOD(1000*[$Times.C$3];[.$D55]));MIN([.$D55]-MOD(1000*[$Times.C$4];[.$D55]);MOD(1000*[$Times.C$4];[.$D55]));MIN([.$D55]-MOD(1000*[$Times.C$5];[.$D55]);MOD(1000*[$Times.C$5];[.$D55]));MIN([.$D55]-MOD(1000*[$Times.C$6];[.$D55]);MOD(1000*[$Times.C$6];[.$D55]));)" office:value-type="currency" office:currency="ns" office:value="27.1604938271605" calcext:value-type="currency">
            <text:p>27ns</text:p>
          </table:table-cell>
          <table:table-cell table:style-name="ce15" table:formula="of:=MAX(MIN([.$D55]-MOD(1000*[$Times.D$3];[.$D55]);MOD(1000*[$Times.D$3];[.$D55]));MIN([.$D55]-MOD(1000*[$Times.D$4];[.$D55]);MOD(1000*[$Times.D$4];[.$D55]));MIN([.$D55]-MOD(1000*[$Times.D$5];[.$D55]);MOD(1000*[$Times.D$5];[.$D55]));MIN([.$D55]-MOD(1000*[$Times.D$6];[.$D55]);MOD(1000*[$Times.D$6];[.$D55]));)" office:value-type="currency" office:currency="ns" office:value="20.9876543209876" calcext:value-type="currency">
            <text:p>21ns</text:p>
          </table:table-cell>
          <table:table-cell table:style-name="ce15" table:formula="of:=MAX(MIN([.$D55]-MOD(1000*[$Times.E$3];[.$D55]);MOD(1000*[$Times.E$3];[.$D55]));MIN([.$D55]-MOD(1000*[$Times.E$4];[.$D55]);MOD(1000*[$Times.E$4];[.$D55]));MIN([.$D55]-MOD(1000*[$Times.E$5];[.$D55]);MOD(1000*[$Times.E$5];[.$D55]));MIN([.$D55]-MOD(1000*[$Times.E$6];[.$D55]);MOD(1000*[$Times.E$6];[.$D55]));)" office:value-type="currency" office:currency="ns" office:value="29.6296296296296" calcext:value-type="currency">
            <text:p>30ns</text:p>
          </table:table-cell>
          <table:table-cell table:style-name="ce15" table:formula="of:=MAX(MIN([.$D55]-MOD(1000*[$Times.F$3];[.$D55]);MOD(1000*[$Times.F$3];[.$D55]));MIN([.$D55]-MOD(1000*[$Times.F$4];[.$D55]);MOD(1000*[$Times.F$4];[.$D55]));MIN([.$D55]-MOD(1000*[$Times.F$5];[.$D55]);MOD(1000*[$Times.F$5];[.$D55]));MIN([.$D55]-MOD(1000*[$Times.F$6];[.$D55]);MOD(1000*[$Times.F$6];[.$D55]));)" office:value-type="currency" office:currency="ns" office:value="26.9135802469136" calcext:value-type="currency">
            <text:p>27ns</text:p>
          </table:table-cell>
          <table:table-cell table:style-name="ce15" table:formula="of:=MAX(MIN([.$D55]-MOD(1000*[$Times.G$3];[.$D55]);MOD(1000*[$Times.G$3];[.$D55]));MIN([.$D55]-MOD(1000*[$Times.G$4];[.$D55]);MOD(1000*[$Times.G$4];[.$D55]));MIN([.$D55]-MOD(1000*[$Times.G$5];[.$D55]);MOD(1000*[$Times.G$5];[.$D55]));MIN([.$D55]-MOD(1000*[$Times.G$6];[.$D55]);MOD(1000*[$Times.G$6];[.$D55]));)" office:value-type="currency" office:currency="ns" office:value="12.3456790123456" calcext:value-type="currency">
            <text:p>12ns</text:p>
          </table:table-cell>
          <table:table-cell table:style-name="ce15" table:formula="of:=MAX(MIN([.$D55]-MOD(1000*[$Times.H$3];[.$D55]);MOD(1000*[$Times.H$3];[.$D55]));MIN([.$D55]-MOD(1000*[$Times.H$4];[.$D55]);MOD(1000*[$Times.H$4];[.$D55]));MIN([.$D55]-MOD(1000*[$Times.H$5];[.$D55]);MOD(1000*[$Times.H$5];[.$D55]));MIN([.$D55]-MOD(1000*[$Times.H$6];[.$D55]);MOD(1000*[$Times.H$6];[.$D55]));)" office:value-type="currency" office:currency="ns" office:value="26.9135802469136" calcext:value-type="currency">
            <text:p>27ns</text:p>
          </table:table-cell>
          <table:table-cell table:style-name="ce15" table:formula="of:=MAX(MIN([.$D55]-MOD(1000*[$Times.I$3];[.$D55]);MOD(1000*[$Times.I$3];[.$D55]));MIN([.$D55]-MOD(1000*[$Times.I$4];[.$D55]);MOD(1000*[$Times.I$4];[.$D55]));MIN([.$D55]-MOD(1000*[$Times.I$5];[.$D55]);MOD(1000*[$Times.I$5];[.$D55]));MIN([.$D55]-MOD(1000*[$Times.I$6];[.$D55]);MOD(1000*[$Times.I$6];[.$D55]));)" office:value-type="currency" office:currency="ns" office:value="12.0987654320988" calcext:value-type="currency">
            <text:p>12ns</text:p>
          </table:table-cell>
          <table:table-cell table:style-name="ce15" table:formula="of:=MAX(MIN([.$D55]-MOD(1000*[$Times.J$3];[.$D55]);MOD(1000*[$Times.J$3];[.$D55]));MIN([.$D55]-MOD(1000*[$Times.J$4];[.$D55]);MOD(1000*[$Times.J$4];[.$D55]));MIN([.$D55]-MOD(1000*[$Times.J$5];[.$D55]);MOD(1000*[$Times.J$5];[.$D55]));MIN([.$D55]-MOD(1000*[$Times.J$6];[.$D55]);MOD(1000*[$Times.J$6];[.$D55]));)" office:value-type="currency" office:currency="ns" office:value="26.9135802469136" calcext:value-type="currency">
            <text:p>27ns</text:p>
          </table:table-cell>
          <table:table-cell table:style-name="ce15" table:formula="of:=MAX(MIN([.$D55]-MOD(1000*[$Times.K$3];[.$D55]);MOD(1000*[$Times.K$3];[.$D55]));MIN([.$D55]-MOD(1000*[$Times.K$4];[.$D55]);MOD(1000*[$Times.K$4];[.$D55]));MIN([.$D55]-MOD(1000*[$Times.K$5];[.$D55]);MOD(1000*[$Times.K$5];[.$D55]));MIN([.$D55]-MOD(1000*[$Times.K$6];[.$D55]);MOD(1000*[$Times.K$6];[.$D55]));)" office:value-type="currency" office:currency="ns" office:value="12.0987654320988" calcext:value-type="currency">
            <text:p>12ns</text:p>
          </table:table-cell>
          <table:table-cell table:style-name="ce15" table:formula="of:=MAX(MIN([.$D55]-MOD(1000*[$Times.L$3];[.$D55]);MOD(1000*[$Times.L$3];[.$D55]));MIN([.$D55]-MOD(1000*[$Times.L$4];[.$D55]);MOD(1000*[$Times.L$4];[.$D55]));MIN([.$D55]-MOD(1000*[$Times.L$5];[.$D55]);MOD(1000*[$Times.L$5];[.$D55]));MIN([.$D55]-MOD(1000*[$Times.L$6];[.$D55]);MOD(1000*[$Times.L$6];[.$D55]));)" office:value-type="currency" office:currency="ns" office:value="26.9135802469136" calcext:value-type="currency">
            <text:p>27ns</text:p>
          </table:table-cell>
          <table:table-cell table:style-name="ce15" table:formula="of:=MAX(MIN([.$D55]-MOD(1000*[$Times.M$3];[.$D55]);MOD(1000*[$Times.M$3];[.$D55]));MIN([.$D55]-MOD(1000*[$Times.M$4];[.$D55]);MOD(1000*[$Times.M$4];[.$D55]));MIN([.$D55]-MOD(1000*[$Times.M$5];[.$D55]);MOD(1000*[$Times.M$5];[.$D55]));MIN([.$D55]-MOD(1000*[$Times.M$6];[.$D55]);MOD(1000*[$Times.M$6];[.$D55]));)" office:value-type="currency" office:currency="ns" office:value="12.0987654320988" calcext:value-type="currency">
            <text:p>12ns</text:p>
          </table:table-cell>
          <table:table-cell table:style-name="ce15" table:formula="of:=MAX(MIN([.$D55]-MOD(1000*[$Times.N$3];[.$D55]);MOD(1000*[$Times.N$3];[.$D55]));MIN([.$D55]-MOD(1000*[$Times.N$4];[.$D55]);MOD(1000*[$Times.N$4];[.$D55]));MIN([.$D55]-MOD(1000*[$Times.N$5];[.$D55]);MOD(1000*[$Times.N$5];[.$D55]));MIN([.$D55]-MOD(1000*[$Times.N$6];[.$D55]);MOD(1000*[$Times.N$6];[.$D55]));)" office:value-type="currency" office:currency="ns" office:value="26.9135802469136" calcext:value-type="currency">
            <text:p>27ns</text:p>
          </table:table-cell>
          <table:table-cell table:style-name="ce15" table:formula="of:=MAX(MIN([.$D55]-MOD(1000*[$Times.O$3];[.$D55]);MOD(1000*[$Times.O$3];[.$D55]));MIN([.$D55]-MOD(1000*[$Times.O$4];[.$D55]);MOD(1000*[$Times.O$4];[.$D55]));MIN([.$D55]-MOD(1000*[$Times.O$5];[.$D55]);MOD(1000*[$Times.O$5];[.$D55]));MIN([.$D55]-MOD(1000*[$Times.O$6];[.$D55]);MOD(1000*[$Times.O$6];[.$D55]));)" office:value-type="currency" office:currency="ns" office:value="12.3456790123456" calcext:value-type="currency">
            <text:p>12ns</text:p>
          </table:table-cell>
          <table:table-cell table:style-name="ce15" table:formula="of:=MAX(MIN([.$D55]-MOD(1000*[$Times.P$3];[.$D55]);MOD(1000*[$Times.P$3];[.$D55]));MIN([.$D55]-MOD(1000*[$Times.P$4];[.$D55]);MOD(1000*[$Times.P$4];[.$D55]));MIN([.$D55]-MOD(1000*[$Times.P$5];[.$D55]);MOD(1000*[$Times.P$5];[.$D55]));MIN([.$D55]-MOD(1000*[$Times.P$6];[.$D55]);MOD(1000*[$Times.P$6];[.$D55]));)" office:value-type="currency" office:currency="ns" office:value="26.9135802469136" calcext:value-type="currency">
            <text:p>27ns</text:p>
          </table:table-cell>
          <table:table-cell table:style-name="ce15" table:formula="of:=MAX(MIN([.$D55]-MOD(1000*[$Times.Q$3];[.$D55]);MOD(1000*[$Times.Q$3];[.$D55]));MIN([.$D55]-MOD(1000*[$Times.Q$4];[.$D55]);MOD(1000*[$Times.Q$4];[.$D55]));MIN([.$D55]-MOD(1000*[$Times.Q$5];[.$D55]);MOD(1000*[$Times.Q$5];[.$D55]));MIN([.$D55]-MOD(1000*[$Times.Q$6];[.$D55]);MOD(1000*[$Times.Q$6];[.$D55]));)" office:value-type="currency" office:currency="ns" office:value="12.0987654320988" calcext:value-type="currency">
            <text:p>12ns</text:p>
          </table:table-cell>
          <table:table-cell table:style-name="ce15" table:formula="of:=MAX(MIN([.$D55]-MOD(1000*[$Times.R$3];[.$D55]);MOD(1000*[$Times.R$3];[.$D55]));MIN([.$D55]-MOD(1000*[$Times.R$4];[.$D55]);MOD(1000*[$Times.R$4];[.$D55]));MIN([.$D55]-MOD(1000*[$Times.R$5];[.$D55]);MOD(1000*[$Times.R$5];[.$D55]));MIN([.$D55]-MOD(1000*[$Times.R$6];[.$D55]);MOD(1000*[$Times.R$6];[.$D55]));)" office:value-type="currency" office:currency="ns" office:value="26.9135802469136" calcext:value-type="currency">
            <text:p>27ns</text:p>
          </table:table-cell>
          <table:table-cell table:style-name="ce15" table:formula="of:=MAX(MIN([.$D55]-MOD(1000*[$Times.S$3];[.$D55]);MOD(1000*[$Times.S$3];[.$D55]));MIN([.$D55]-MOD(1000*[$Times.S$4];[.$D55]);MOD(1000*[$Times.S$4];[.$D55]));MIN([.$D55]-MOD(1000*[$Times.S$5];[.$D55]);MOD(1000*[$Times.S$5];[.$D55]));MIN([.$D55]-MOD(1000*[$Times.S$6];[.$D55]);MOD(1000*[$Times.S$6];[.$D55]));)" office:value-type="currency" office:currency="ns" office:value="12.0987654320988" calcext:value-type="currency">
            <text:p>12ns</text:p>
          </table:table-cell>
          <table:table-cell table:style-name="ce15" table:formula="of:=MAX(MIN([.$D55]-MOD(1000*[$Times.T$3];[.$D55]);MOD(1000*[$Times.T$3];[.$D55]));MIN([.$D55]-MOD(1000*[$Times.T$4];[.$D55]);MOD(1000*[$Times.T$4];[.$D55]));MIN([.$D55]-MOD(1000*[$Times.T$5];[.$D55]);MOD(1000*[$Times.T$5];[.$D55]));MIN([.$D55]-MOD(1000*[$Times.T$6];[.$D55]);MOD(1000*[$Times.T$6];[.$D55]));)" office:value-type="currency" office:currency="ns" office:value="26.9135802469136" calcext:value-type="currency">
            <text:p>27ns</text:p>
          </table:table-cell>
          <table:table-cell table:style-name="ce15" table:formula="of:=MAX(MIN([.$D55]-MOD(1000*[$Times.U$3];[.$D55]);MOD(1000*[$Times.U$3];[.$D55]));MIN([.$D55]-MOD(1000*[$Times.U$4];[.$D55]);MOD(1000*[$Times.U$4];[.$D55]));MIN([.$D55]-MOD(1000*[$Times.U$5];[.$D55]);MOD(1000*[$Times.U$5];[.$D55]));MIN([.$D55]-MOD(1000*[$Times.U$6];[.$D55]);MOD(1000*[$Times.U$6];[.$D55]));)" office:value-type="currency" office:currency="ns" office:value="12.3456790123456" calcext:value-type="currency">
            <text:p>12ns</text:p>
          </table:table-cell>
          <table:table-cell table:style-name="ce15" table:formula="of:=MAX(MIN([.$D55]-MOD(1000*[$Times.V$3];[.$D55]);MOD(1000*[$Times.V$3];[.$D55]));MIN([.$D55]-MOD(1000*[$Times.V$4];[.$D55]);MOD(1000*[$Times.V$4];[.$D55]));MIN([.$D55]-MOD(1000*[$Times.V$5];[.$D55]);MOD(1000*[$Times.V$5];[.$D55]));MIN([.$D55]-MOD(1000*[$Times.V$6];[.$D55]);MOD(1000*[$Times.V$6];[.$D55]));)" office:value-type="currency" office:currency="ns" office:value="25.925925925926" calcext:value-type="currency">
            <text:p>26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6.59" calcext:value-type="currency">
            <text:p>16,59 MHz</text:p>
          </table:table-cell>
          <table:table-cell table:style-name="ce10" table:formula="of:=160/[.A56]" office:value-type="float" office:value="9.64436407474382" calcext:value-type="float">
            <text:p>9,64</text:p>
          </table:table-cell>
          <table:table-cell table:style-name="ce7" table:formula="of:=ROUND(100*[.B56]) = 100*ROUND([.B56])" office:value-type="boolean" office:boolean-value="false" calcext:value-type="boolean">
            <text:p>FAŁSZ</text:p>
          </table:table-cell>
          <table:table-cell table:style-name="ce13" table:formula="of:=1000/[.A56]" office:value-type="currency" office:currency="ns" office:value="60.2772754671489" calcext:value-type="currency">
            <text:p>60ns</text:p>
          </table:table-cell>
          <table:table-cell table:style-name="ce20" table:formula="of:=([.I56]-MIN([.I$1:.I55]))" office:value-type="float" office:value="3.05907172995785" calcext:value-type="float">
            <text:p>3,06</text:p>
          </table:table-cell>
          <table:table-cell table:style-name="ce20" table:formula="of:=IF([.C56]; ([.I56]-MIN([.I$1:.I55]));&quot;&quot;)">
            <text:p/>
          </table:table-cell>
          <table:table-cell table:style-name="ce20" table:formula="of:=([.J56]-MIN([.J$1:.J55]))" office:value-type="float" office:value="-1.57055789967177" calcext:value-type="float">
            <text:p>-1,57</text:p>
          </table:table-cell>
          <table:table-cell table:style-name="ce20" table:formula="of:=([.J56]-MIN([.J$1:.J55]))*[.C56]" office:value-type="float" office:value="-0" calcext:value-type="float">
            <text:p>0,00</text:p>
          </table:table-cell>
          <table:table-cell table:style-name="ce17" table:formula="of:=COM.MICROSOFT.MAXIFS([.K56:.XDF56];[.K$2:.XDF$2];&quot;&quot;)" office:value-type="currency" office:currency="ns" office:value="28.0590717299579" calcext:value-type="currency">
            <text:p>28ns</text:p>
          </table:table-cell>
          <table:table-cell table:style-name="ce17" table:formula="of:=MAX([.K56:.XFD56])" office:value-type="currency" office:currency="ns" office:value="28.0590717299579" calcext:value-type="currency">
            <text:p>28ns</text:p>
          </table:table-cell>
          <table:table-cell table:style-name="ce15" table:formula="of:=MAX(MIN([.$D56]-MOD(1000*[$Times.C$3];[.$D56]);MOD(1000*[$Times.C$3];[.$D56]));MIN([.$D56]-MOD(1000*[$Times.C$4];[.$D56]);MOD(1000*[$Times.C$4];[.$D56]));MIN([.$D56]-MOD(1000*[$Times.C$5];[.$D56]);MOD(1000*[$Times.C$5];[.$D56]));MIN([.$D56]-MOD(1000*[$Times.C$6];[.$D56]);MOD(1000*[$Times.C$6];[.$D56]));)" office:value-type="currency" office:currency="ns" office:value="26.1000602772753" calcext:value-type="currency">
            <text:p>26ns</text:p>
          </table:table-cell>
          <table:table-cell table:style-name="ce15" table:formula="of:=MAX(MIN([.$D56]-MOD(1000*[$Times.D$3];[.$D56]);MOD(1000*[$Times.D$3];[.$D56]));MIN([.$D56]-MOD(1000*[$Times.D$4];[.$D56]);MOD(1000*[$Times.D$4];[.$D56]));MIN([.$D56]-MOD(1000*[$Times.D$5];[.$D56]);MOD(1000*[$Times.D$5];[.$D56]));MIN([.$D56]-MOD(1000*[$Times.D$6];[.$D56]);MOD(1000*[$Times.D$6];[.$D56]));)" office:value-type="currency" office:currency="ns" office:value="23.3273056057866" calcext:value-type="currency">
            <text:p>23ns</text:p>
          </table:table-cell>
          <table:table-cell table:style-name="ce15" table:formula="of:=MAX(MIN([.$D56]-MOD(1000*[$Times.E$3];[.$D56]);MOD(1000*[$Times.E$3];[.$D56]));MIN([.$D56]-MOD(1000*[$Times.E$4];[.$D56]);MOD(1000*[$Times.E$4];[.$D56]));MIN([.$D56]-MOD(1000*[$Times.E$5];[.$D56]);MOD(1000*[$Times.E$5];[.$D56]));MIN([.$D56]-MOD(1000*[$Times.E$6];[.$D56]);MOD(1000*[$Times.E$6];[.$D56]));)" office:value-type="currency" office:currency="ns" office:value="28.0590717299579" calcext:value-type="currency">
            <text:p>28ns</text:p>
          </table:table-cell>
          <table:table-cell table:style-name="ce15" table:formula="of:=MAX(MIN([.$D56]-MOD(1000*[$Times.F$3];[.$D56]);MOD(1000*[$Times.F$3];[.$D56]));MIN([.$D56]-MOD(1000*[$Times.F$4];[.$D56]);MOD(1000*[$Times.F$4];[.$D56]));MIN([.$D56]-MOD(1000*[$Times.F$5];[.$D56]);MOD(1000*[$Times.F$5];[.$D56]));MIN([.$D56]-MOD(1000*[$Times.F$6];[.$D56]);MOD(1000*[$Times.F$6];[.$D56]));)" office:value-type="currency" office:currency="ns" office:value="22.7727546714889" calcext:value-type="currency">
            <text:p>23ns</text:p>
          </table:table-cell>
          <table:table-cell table:style-name="ce15" table:formula="of:=MAX(MIN([.$D56]-MOD(1000*[$Times.G$3];[.$D56]);MOD(1000*[$Times.G$3];[.$D56]));MIN([.$D56]-MOD(1000*[$Times.G$4];[.$D56]);MOD(1000*[$Times.G$4];[.$D56]));MIN([.$D56]-MOD(1000*[$Times.G$5];[.$D56]);MOD(1000*[$Times.G$5];[.$D56]));MIN([.$D56]-MOD(1000*[$Times.G$6];[.$D56]);MOD(1000*[$Times.G$6];[.$D56]));)" office:value-type="currency" office:currency="ns" office:value="24.713682941531" calcext:value-type="currency">
            <text:p>25ns</text:p>
          </table:table-cell>
          <table:table-cell table:style-name="ce15" table:formula="of:=MAX(MIN([.$D56]-MOD(1000*[$Times.H$3];[.$D56]);MOD(1000*[$Times.H$3];[.$D56]));MIN([.$D56]-MOD(1000*[$Times.H$4];[.$D56]);MOD(1000*[$Times.H$4];[.$D56]));MIN([.$D56]-MOD(1000*[$Times.H$5];[.$D56]);MOD(1000*[$Times.H$5];[.$D56]));MIN([.$D56]-MOD(1000*[$Times.H$6];[.$D56]);MOD(1000*[$Times.H$6];[.$D56]));)" office:value-type="currency" office:currency="ns" office:value="26.6726943942134" calcext:value-type="currency">
            <text:p>27ns</text:p>
          </table:table-cell>
          <table:table-cell table:style-name="ce15" table:formula="of:=MAX(MIN([.$D56]-MOD(1000*[$Times.I$3];[.$D56]);MOD(1000*[$Times.I$3];[.$D56]));MIN([.$D56]-MOD(1000*[$Times.I$4];[.$D56]);MOD(1000*[$Times.I$4];[.$D56]));MIN([.$D56]-MOD(1000*[$Times.I$5];[.$D56]);MOD(1000*[$Times.I$5];[.$D56]));MIN([.$D56]-MOD(1000*[$Times.I$6];[.$D56]);MOD(1000*[$Times.I$6];[.$D56]));)" office:value-type="currency" office:currency="ns" office:value="27.4864376130199" calcext:value-type="currency">
            <text:p>27ns</text:p>
          </table:table-cell>
          <table:table-cell table:style-name="ce15" table:formula="of:=MAX(MIN([.$D56]-MOD(1000*[$Times.J$3];[.$D56]);MOD(1000*[$Times.J$3];[.$D56]));MIN([.$D56]-MOD(1000*[$Times.J$4];[.$D56]);MOD(1000*[$Times.J$4];[.$D56]));MIN([.$D56]-MOD(1000*[$Times.J$5];[.$D56]);MOD(1000*[$Times.J$5];[.$D56]));MIN([.$D56]-MOD(1000*[$Times.J$6];[.$D56]);MOD(1000*[$Times.J$6];[.$D56]));)" office:value-type="currency" office:currency="ns" office:value="26.6726943942134" calcext:value-type="currency">
            <text:p>27ns</text:p>
          </table:table-cell>
          <table:table-cell table:style-name="ce15" table:formula="of:=MAX(MIN([.$D56]-MOD(1000*[$Times.K$3];[.$D56]);MOD(1000*[$Times.K$3];[.$D56]));MIN([.$D56]-MOD(1000*[$Times.K$4];[.$D56]);MOD(1000*[$Times.K$4];[.$D56]));MIN([.$D56]-MOD(1000*[$Times.K$5];[.$D56]);MOD(1000*[$Times.K$5];[.$D56]));MIN([.$D56]-MOD(1000*[$Times.K$6];[.$D56]);MOD(1000*[$Times.K$6];[.$D56]));)" office:value-type="currency" office:currency="ns" office:value="27.4864376130199" calcext:value-type="currency">
            <text:p>27ns</text:p>
          </table:table-cell>
          <table:table-cell table:style-name="ce15" table:formula="of:=MAX(MIN([.$D56]-MOD(1000*[$Times.L$3];[.$D56]);MOD(1000*[$Times.L$3];[.$D56]));MIN([.$D56]-MOD(1000*[$Times.L$4];[.$D56]);MOD(1000*[$Times.L$4];[.$D56]));MIN([.$D56]-MOD(1000*[$Times.L$5];[.$D56]);MOD(1000*[$Times.L$5];[.$D56]));MIN([.$D56]-MOD(1000*[$Times.L$6];[.$D56]);MOD(1000*[$Times.L$6];[.$D56]));)" office:value-type="currency" office:currency="ns" office:value="22.7727546714889" calcext:value-type="currency">
            <text:p>23ns</text:p>
          </table:table-cell>
          <table:table-cell table:style-name="ce15" table:formula="of:=MAX(MIN([.$D56]-MOD(1000*[$Times.M$3];[.$D56]);MOD(1000*[$Times.M$3];[.$D56]));MIN([.$D56]-MOD(1000*[$Times.M$4];[.$D56]);MOD(1000*[$Times.M$4];[.$D56]));MIN([.$D56]-MOD(1000*[$Times.M$5];[.$D56]);MOD(1000*[$Times.M$5];[.$D56]));MIN([.$D56]-MOD(1000*[$Times.M$6];[.$D56]);MOD(1000*[$Times.M$6];[.$D56]));)" office:value-type="currency" office:currency="ns" office:value="27.4864376130199" calcext:value-type="currency">
            <text:p>27ns</text:p>
          </table:table-cell>
          <table:table-cell table:style-name="ce15" table:formula="of:=MAX(MIN([.$D56]-MOD(1000*[$Times.N$3];[.$D56]);MOD(1000*[$Times.N$3];[.$D56]));MIN([.$D56]-MOD(1000*[$Times.N$4];[.$D56]);MOD(1000*[$Times.N$4];[.$D56]));MIN([.$D56]-MOD(1000*[$Times.N$5];[.$D56]);MOD(1000*[$Times.N$5];[.$D56]));MIN([.$D56]-MOD(1000*[$Times.N$6];[.$D56]);MOD(1000*[$Times.N$6];[.$D56]));)" office:value-type="currency" office:currency="ns" office:value="22.7727546714889" calcext:value-type="currency">
            <text:p>23ns</text:p>
          </table:table-cell>
          <table:table-cell table:style-name="ce15" table:formula="of:=MAX(MIN([.$D56]-MOD(1000*[$Times.O$3];[.$D56]);MOD(1000*[$Times.O$3];[.$D56]));MIN([.$D56]-MOD(1000*[$Times.O$4];[.$D56]);MOD(1000*[$Times.O$4];[.$D56]));MIN([.$D56]-MOD(1000*[$Times.O$5];[.$D56]);MOD(1000*[$Times.O$5];[.$D56]));MIN([.$D56]-MOD(1000*[$Times.O$6];[.$D56]);MOD(1000*[$Times.O$6];[.$D56]));)" office:value-type="currency" office:currency="ns" office:value="24.713682941531" calcext:value-type="currency">
            <text:p>25ns</text:p>
          </table:table-cell>
          <table:table-cell table:style-name="ce15" table:formula="of:=MAX(MIN([.$D56]-MOD(1000*[$Times.P$3];[.$D56]);MOD(1000*[$Times.P$3];[.$D56]));MIN([.$D56]-MOD(1000*[$Times.P$4];[.$D56]);MOD(1000*[$Times.P$4];[.$D56]));MIN([.$D56]-MOD(1000*[$Times.P$5];[.$D56]);MOD(1000*[$Times.P$5];[.$D56]));MIN([.$D56]-MOD(1000*[$Times.P$6];[.$D56]);MOD(1000*[$Times.P$6];[.$D56]));)" office:value-type="currency" office:currency="ns" office:value="22.7727546714889" calcext:value-type="currency">
            <text:p>23ns</text:p>
          </table:table-cell>
          <table:table-cell table:style-name="ce15" table:formula="of:=MAX(MIN([.$D56]-MOD(1000*[$Times.Q$3];[.$D56]);MOD(1000*[$Times.Q$3];[.$D56]));MIN([.$D56]-MOD(1000*[$Times.Q$4];[.$D56]);MOD(1000*[$Times.Q$4];[.$D56]));MIN([.$D56]-MOD(1000*[$Times.Q$5];[.$D56]);MOD(1000*[$Times.Q$5];[.$D56]));MIN([.$D56]-MOD(1000*[$Times.Q$6];[.$D56]);MOD(1000*[$Times.Q$6];[.$D56]));)" office:value-type="currency" office:currency="ns" office:value="27.4864376130199" calcext:value-type="currency">
            <text:p>27ns</text:p>
          </table:table-cell>
          <table:table-cell table:style-name="ce15" table:formula="of:=MAX(MIN([.$D56]-MOD(1000*[$Times.R$3];[.$D56]);MOD(1000*[$Times.R$3];[.$D56]));MIN([.$D56]-MOD(1000*[$Times.R$4];[.$D56]);MOD(1000*[$Times.R$4];[.$D56]));MIN([.$D56]-MOD(1000*[$Times.R$5];[.$D56]);MOD(1000*[$Times.R$5];[.$D56]));MIN([.$D56]-MOD(1000*[$Times.R$6];[.$D56]);MOD(1000*[$Times.R$6];[.$D56]));)" office:value-type="currency" office:currency="ns" office:value="22.7727546714889" calcext:value-type="currency">
            <text:p>23ns</text:p>
          </table:table-cell>
          <table:table-cell table:style-name="ce15" table:formula="of:=MAX(MIN([.$D56]-MOD(1000*[$Times.S$3];[.$D56]);MOD(1000*[$Times.S$3];[.$D56]));MIN([.$D56]-MOD(1000*[$Times.S$4];[.$D56]);MOD(1000*[$Times.S$4];[.$D56]));MIN([.$D56]-MOD(1000*[$Times.S$5];[.$D56]);MOD(1000*[$Times.S$5];[.$D56]));MIN([.$D56]-MOD(1000*[$Times.S$6];[.$D56]);MOD(1000*[$Times.S$6];[.$D56]));)" office:value-type="currency" office:currency="ns" office:value="27.4864376130199" calcext:value-type="currency">
            <text:p>27ns</text:p>
          </table:table-cell>
          <table:table-cell table:style-name="ce15" table:formula="of:=MAX(MIN([.$D56]-MOD(1000*[$Times.T$3];[.$D56]);MOD(1000*[$Times.T$3];[.$D56]));MIN([.$D56]-MOD(1000*[$Times.T$4];[.$D56]);MOD(1000*[$Times.T$4];[.$D56]));MIN([.$D56]-MOD(1000*[$Times.T$5];[.$D56]);MOD(1000*[$Times.T$5];[.$D56]));MIN([.$D56]-MOD(1000*[$Times.T$6];[.$D56]);MOD(1000*[$Times.T$6];[.$D56]));)" office:value-type="currency" office:currency="ns" office:value="22.7727546714889" calcext:value-type="currency">
            <text:p>23ns</text:p>
          </table:table-cell>
          <table:table-cell table:style-name="ce15" table:formula="of:=MAX(MIN([.$D56]-MOD(1000*[$Times.U$3];[.$D56]);MOD(1000*[$Times.U$3];[.$D56]));MIN([.$D56]-MOD(1000*[$Times.U$4];[.$D56]);MOD(1000*[$Times.U$4];[.$D56]));MIN([.$D56]-MOD(1000*[$Times.U$5];[.$D56]);MOD(1000*[$Times.U$5];[.$D56]));MIN([.$D56]-MOD(1000*[$Times.U$6];[.$D56]);MOD(1000*[$Times.U$6];[.$D56]));)" office:value-type="currency" office:currency="ns" office:value="24.713682941531" calcext:value-type="currency">
            <text:p>25ns</text:p>
          </table:table-cell>
          <table:table-cell table:style-name="ce15" table:formula="of:=MAX(MIN([.$D56]-MOD(1000*[$Times.V$3];[.$D56]);MOD(1000*[$Times.V$3];[.$D56]));MIN([.$D56]-MOD(1000*[$Times.V$4];[.$D56]);MOD(1000*[$Times.V$4];[.$D56]));MIN([.$D56]-MOD(1000*[$Times.V$5];[.$D56]);MOD(1000*[$Times.V$5];[.$D56]));MIN([.$D56]-MOD(1000*[$Times.V$6];[.$D56]);MOD(1000*[$Times.V$6];[.$D56]));)" office:value-type="currency" office:currency="ns" office:value="4.15913200723318" calcext:value-type="currency">
            <text:p>4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6.97" calcext:value-type="currency">
            <text:p>16,97 MHz</text:p>
          </table:table-cell>
          <table:table-cell table:style-name="ce10" table:formula="of:=160/[.A57]" office:value-type="float" office:value="9.428403064231" calcext:value-type="float">
            <text:p>9,43</text:p>
          </table:table-cell>
          <table:table-cell table:style-name="ce7" table:formula="of:=ROUND(100*[.B57]) = 100*ROUND([.B57])" office:value-type="boolean" office:boolean-value="false" calcext:value-type="boolean">
            <text:p>FAŁSZ</text:p>
          </table:table-cell>
          <table:table-cell table:style-name="ce13" table:formula="of:=1000/[.A57]" office:value-type="currency" office:currency="ns" office:value="58.9275191514437" calcext:value-type="currency">
            <text:p>59ns</text:p>
          </table:table-cell>
          <table:table-cell table:style-name="ce20" table:formula="of:=([.I57]-MIN([.I$1:.I56]))" office:value-type="float" office:value="3.5798467884502" calcext:value-type="float">
            <text:p>3,58</text:p>
          </table:table-cell>
          <table:table-cell table:style-name="ce20" table:formula="of:=IF([.C57]; ([.I57]-MIN([.I$1:.I56]));&quot;&quot;)">
            <text:p/>
          </table:table-cell>
          <table:table-cell table:style-name="ce20" table:formula="of:=([.J57]-MIN([.J$1:.J56]))" office:value-type="float" office:value="0.520775058492347" calcext:value-type="float">
            <text:p>0,52</text:p>
          </table:table-cell>
          <table:table-cell table:style-name="ce20" table:formula="of:=([.J57]-MIN([.J$1:.J56]))*[.C57]" office:value-type="float" office:value="0" calcext:value-type="float">
            <text:p>0,00</text:p>
          </table:table-cell>
          <table:table-cell table:style-name="ce17" table:formula="of:=COM.MICROSOFT.MAXIFS([.K57:.XDF57];[.K$2:.XDF$2];&quot;&quot;)" office:value-type="currency" office:currency="ns" office:value="28.5798467884502" calcext:value-type="currency">
            <text:p>29ns</text:p>
          </table:table-cell>
          <table:table-cell table:style-name="ce17" table:formula="of:=MAX([.K57:.XFD57])" office:value-type="currency" office:currency="ns" office:value="28.5798467884502" calcext:value-type="currency">
            <text:p>29ns</text:p>
          </table:table-cell>
          <table:table-cell table:style-name="ce15" table:formula="of:=MAX(MIN([.$D57]-MOD(1000*[$Times.C$3];[.$D57]);MOD(1000*[$Times.C$3];[.$D57]));MIN([.$D57]-MOD(1000*[$Times.C$4];[.$D57]);MOD(1000*[$Times.C$4];[.$D57]));MIN([.$D57]-MOD(1000*[$Times.C$5];[.$D57]);MOD(1000*[$Times.C$5];[.$D57]));MIN([.$D57]-MOD(1000*[$Times.C$6];[.$D57]);MOD(1000*[$Times.C$6];[.$D57]));)" office:value-type="currency" office:currency="ns" office:value="28.5798467884502" calcext:value-type="currency">
            <text:p>29ns</text:p>
          </table:table-cell>
          <table:table-cell table:style-name="ce15" table:formula="of:=MAX(MIN([.$D57]-MOD(1000*[$Times.D$3];[.$D57]);MOD(1000*[$Times.D$3];[.$D57]));MIN([.$D57]-MOD(1000*[$Times.D$4];[.$D57]);MOD(1000*[$Times.D$4];[.$D57]));MIN([.$D57]-MOD(1000*[$Times.D$5];[.$D57]);MOD(1000*[$Times.D$5];[.$D57]));MIN([.$D57]-MOD(1000*[$Times.D$6];[.$D57]);MOD(1000*[$Times.D$6];[.$D57]));)" office:value-type="currency" office:currency="ns" office:value="24.9852681202122" calcext:value-type="currency">
            <text:p>25ns</text:p>
          </table:table-cell>
          <table:table-cell table:style-name="ce15" table:formula="of:=MAX(MIN([.$D57]-MOD(1000*[$Times.E$3];[.$D57]);MOD(1000*[$Times.E$3];[.$D57]));MIN([.$D57]-MOD(1000*[$Times.E$4];[.$D57]);MOD(1000*[$Times.E$4];[.$D57]));MIN([.$D57]-MOD(1000*[$Times.E$5];[.$D57]);MOD(1000*[$Times.E$5];[.$D57]));MIN([.$D57]-MOD(1000*[$Times.E$6];[.$D57]);MOD(1000*[$Times.E$6];[.$D57]));)" office:value-type="currency" office:currency="ns" office:value="25.0147318797879" calcext:value-type="currency">
            <text:p>25ns</text:p>
          </table:table-cell>
          <table:table-cell table:style-name="ce15" table:formula="of:=MAX(MIN([.$D57]-MOD(1000*[$Times.F$3];[.$D57]);MOD(1000*[$Times.F$3];[.$D57]));MIN([.$D57]-MOD(1000*[$Times.F$4];[.$D57]);MOD(1000*[$Times.F$4];[.$D57]));MIN([.$D57]-MOD(1000*[$Times.F$5];[.$D57]);MOD(1000*[$Times.F$5];[.$D57]));MIN([.$D57]-MOD(1000*[$Times.F$6];[.$D57]);MOD(1000*[$Times.F$6];[.$D57]));)" office:value-type="currency" office:currency="ns" office:value="15.7100766057749" calcext:value-type="currency">
            <text:p>16ns</text:p>
          </table:table-cell>
          <table:table-cell table:style-name="ce15" table:formula="of:=MAX(MIN([.$D57]-MOD(1000*[$Times.G$3];[.$D57]);MOD(1000*[$Times.G$3];[.$D57]));MIN([.$D57]-MOD(1000*[$Times.G$4];[.$D57]);MOD(1000*[$Times.G$4];[.$D57]));MIN([.$D57]-MOD(1000*[$Times.G$5];[.$D57]);MOD(1000*[$Times.G$5];[.$D57]));MIN([.$D57]-MOD(1000*[$Times.G$6];[.$D57]);MOD(1000*[$Times.G$6];[.$D57]));)" office:value-type="currency" office:currency="ns" office:value="26.4348850913377" calcext:value-type="currency">
            <text:p>26ns</text:p>
          </table:table-cell>
          <table:table-cell table:style-name="ce15" table:formula="of:=MAX(MIN([.$D57]-MOD(1000*[$Times.H$3];[.$D57]);MOD(1000*[$Times.H$3];[.$D57]));MIN([.$D57]-MOD(1000*[$Times.H$4];[.$D57]);MOD(1000*[$Times.H$4];[.$D57]));MIN([.$D57]-MOD(1000*[$Times.H$5];[.$D57]);MOD(1000*[$Times.H$5];[.$D57]));MIN([.$D57]-MOD(1000*[$Times.H$6];[.$D57]);MOD(1000*[$Times.H$6];[.$D57]));)" office:value-type="currency" office:currency="ns" office:value="16.0577489687684" calcext:value-type="currency">
            <text:p>16ns</text:p>
          </table:table-cell>
          <table:table-cell table:style-name="ce15" table:formula="of:=MAX(MIN([.$D57]-MOD(1000*[$Times.I$3];[.$D57]);MOD(1000*[$Times.I$3];[.$D57]));MIN([.$D57]-MOD(1000*[$Times.I$4];[.$D57]);MOD(1000*[$Times.I$4];[.$D57]));MIN([.$D57]-MOD(1000*[$Times.I$5];[.$D57]);MOD(1000*[$Times.I$5];[.$D57]));MIN([.$D57]-MOD(1000*[$Times.I$6];[.$D57]);MOD(1000*[$Times.I$6];[.$D57]));)" office:value-type="currency" office:currency="ns" office:value="26.4348850913377" calcext:value-type="currency">
            <text:p>26ns</text:p>
          </table:table-cell>
          <table:table-cell table:style-name="ce15" table:formula="of:=MAX(MIN([.$D57]-MOD(1000*[$Times.J$3];[.$D57]);MOD(1000*[$Times.J$3];[.$D57]));MIN([.$D57]-MOD(1000*[$Times.J$4];[.$D57]);MOD(1000*[$Times.J$4];[.$D57]));MIN([.$D57]-MOD(1000*[$Times.J$5];[.$D57]);MOD(1000*[$Times.J$5];[.$D57]));MIN([.$D57]-MOD(1000*[$Times.J$6];[.$D57]);MOD(1000*[$Times.J$6];[.$D57]));)" office:value-type="currency" office:currency="ns" office:value="16.0577489687684" calcext:value-type="currency">
            <text:p>16ns</text:p>
          </table:table-cell>
          <table:table-cell table:style-name="ce15" table:formula="of:=MAX(MIN([.$D57]-MOD(1000*[$Times.K$3];[.$D57]);MOD(1000*[$Times.K$3];[.$D57]));MIN([.$D57]-MOD(1000*[$Times.K$4];[.$D57]);MOD(1000*[$Times.K$4];[.$D57]));MIN([.$D57]-MOD(1000*[$Times.K$5];[.$D57]);MOD(1000*[$Times.K$5];[.$D57]));MIN([.$D57]-MOD(1000*[$Times.K$6];[.$D57]);MOD(1000*[$Times.K$6];[.$D57]));)" office:value-type="currency" office:currency="ns" office:value="26.4348850913377" calcext:value-type="currency">
            <text:p>26ns</text:p>
          </table:table-cell>
          <table:table-cell table:style-name="ce15" table:formula="of:=MAX(MIN([.$D57]-MOD(1000*[$Times.L$3];[.$D57]);MOD(1000*[$Times.L$3];[.$D57]));MIN([.$D57]-MOD(1000*[$Times.L$4];[.$D57]);MOD(1000*[$Times.L$4];[.$D57]));MIN([.$D57]-MOD(1000*[$Times.L$5];[.$D57]);MOD(1000*[$Times.L$5];[.$D57]));MIN([.$D57]-MOD(1000*[$Times.L$6];[.$D57]);MOD(1000*[$Times.L$6];[.$D57]));)" office:value-type="currency" office:currency="ns" office:value="15.7100766057749" calcext:value-type="currency">
            <text:p>16ns</text:p>
          </table:table-cell>
          <table:table-cell table:style-name="ce15" table:formula="of:=MAX(MIN([.$D57]-MOD(1000*[$Times.M$3];[.$D57]);MOD(1000*[$Times.M$3];[.$D57]));MIN([.$D57]-MOD(1000*[$Times.M$4];[.$D57]);MOD(1000*[$Times.M$4];[.$D57]));MIN([.$D57]-MOD(1000*[$Times.M$5];[.$D57]);MOD(1000*[$Times.M$5];[.$D57]));MIN([.$D57]-MOD(1000*[$Times.M$6];[.$D57]);MOD(1000*[$Times.M$6];[.$D57]));)" office:value-type="currency" office:currency="ns" office:value="26.4348850913377" calcext:value-type="currency">
            <text:p>26ns</text:p>
          </table:table-cell>
          <table:table-cell table:style-name="ce15" table:formula="of:=MAX(MIN([.$D57]-MOD(1000*[$Times.N$3];[.$D57]);MOD(1000*[$Times.N$3];[.$D57]));MIN([.$D57]-MOD(1000*[$Times.N$4];[.$D57]);MOD(1000*[$Times.N$4];[.$D57]));MIN([.$D57]-MOD(1000*[$Times.N$5];[.$D57]);MOD(1000*[$Times.N$5];[.$D57]));MIN([.$D57]-MOD(1000*[$Times.N$6];[.$D57]);MOD(1000*[$Times.N$6];[.$D57]));)" office:value-type="currency" office:currency="ns" office:value="15.7100766057749" calcext:value-type="currency">
            <text:p>16ns</text:p>
          </table:table-cell>
          <table:table-cell table:style-name="ce15" table:formula="of:=MAX(MIN([.$D57]-MOD(1000*[$Times.O$3];[.$D57]);MOD(1000*[$Times.O$3];[.$D57]));MIN([.$D57]-MOD(1000*[$Times.O$4];[.$D57]);MOD(1000*[$Times.O$4];[.$D57]));MIN([.$D57]-MOD(1000*[$Times.O$5];[.$D57]);MOD(1000*[$Times.O$5];[.$D57]));MIN([.$D57]-MOD(1000*[$Times.O$6];[.$D57]);MOD(1000*[$Times.O$6];[.$D57]));)" office:value-type="currency" office:currency="ns" office:value="26.4348850913377" calcext:value-type="currency">
            <text:p>26ns</text:p>
          </table:table-cell>
          <table:table-cell table:style-name="ce15" table:formula="of:=MAX(MIN([.$D57]-MOD(1000*[$Times.P$3];[.$D57]);MOD(1000*[$Times.P$3];[.$D57]));MIN([.$D57]-MOD(1000*[$Times.P$4];[.$D57]);MOD(1000*[$Times.P$4];[.$D57]));MIN([.$D57]-MOD(1000*[$Times.P$5];[.$D57]);MOD(1000*[$Times.P$5];[.$D57]));MIN([.$D57]-MOD(1000*[$Times.P$6];[.$D57]);MOD(1000*[$Times.P$6];[.$D57]));)" office:value-type="currency" office:currency="ns" office:value="15.7100766057749" calcext:value-type="currency">
            <text:p>16ns</text:p>
          </table:table-cell>
          <table:table-cell table:style-name="ce15" table:formula="of:=MAX(MIN([.$D57]-MOD(1000*[$Times.Q$3];[.$D57]);MOD(1000*[$Times.Q$3];[.$D57]));MIN([.$D57]-MOD(1000*[$Times.Q$4];[.$D57]);MOD(1000*[$Times.Q$4];[.$D57]));MIN([.$D57]-MOD(1000*[$Times.Q$5];[.$D57]);MOD(1000*[$Times.Q$5];[.$D57]));MIN([.$D57]-MOD(1000*[$Times.Q$6];[.$D57]);MOD(1000*[$Times.Q$6];[.$D57]));)" office:value-type="currency" office:currency="ns" office:value="26.4348850913377" calcext:value-type="currency">
            <text:p>26ns</text:p>
          </table:table-cell>
          <table:table-cell table:style-name="ce15" table:formula="of:=MAX(MIN([.$D57]-MOD(1000*[$Times.R$3];[.$D57]);MOD(1000*[$Times.R$3];[.$D57]));MIN([.$D57]-MOD(1000*[$Times.R$4];[.$D57]);MOD(1000*[$Times.R$4];[.$D57]));MIN([.$D57]-MOD(1000*[$Times.R$5];[.$D57]);MOD(1000*[$Times.R$5];[.$D57]));MIN([.$D57]-MOD(1000*[$Times.R$6];[.$D57]);MOD(1000*[$Times.R$6];[.$D57]));)" office:value-type="currency" office:currency="ns" office:value="15.7100766057749" calcext:value-type="currency">
            <text:p>16ns</text:p>
          </table:table-cell>
          <table:table-cell table:style-name="ce15" table:formula="of:=MAX(MIN([.$D57]-MOD(1000*[$Times.S$3];[.$D57]);MOD(1000*[$Times.S$3];[.$D57]));MIN([.$D57]-MOD(1000*[$Times.S$4];[.$D57]);MOD(1000*[$Times.S$4];[.$D57]));MIN([.$D57]-MOD(1000*[$Times.S$5];[.$D57]);MOD(1000*[$Times.S$5];[.$D57]));MIN([.$D57]-MOD(1000*[$Times.S$6];[.$D57]);MOD(1000*[$Times.S$6];[.$D57]));)" office:value-type="currency" office:currency="ns" office:value="26.4348850913377" calcext:value-type="currency">
            <text:p>26ns</text:p>
          </table:table-cell>
          <table:table-cell table:style-name="ce15" table:formula="of:=MAX(MIN([.$D57]-MOD(1000*[$Times.T$3];[.$D57]);MOD(1000*[$Times.T$3];[.$D57]));MIN([.$D57]-MOD(1000*[$Times.T$4];[.$D57]);MOD(1000*[$Times.T$4];[.$D57]));MIN([.$D57]-MOD(1000*[$Times.T$5];[.$D57]);MOD(1000*[$Times.T$5];[.$D57]));MIN([.$D57]-MOD(1000*[$Times.T$6];[.$D57]);MOD(1000*[$Times.T$6];[.$D57]));)" office:value-type="currency" office:currency="ns" office:value="15.7100766057749" calcext:value-type="currency">
            <text:p>16ns</text:p>
          </table:table-cell>
          <table:table-cell table:style-name="ce15" table:formula="of:=MAX(MIN([.$D57]-MOD(1000*[$Times.U$3];[.$D57]);MOD(1000*[$Times.U$3];[.$D57]));MIN([.$D57]-MOD(1000*[$Times.U$4];[.$D57]);MOD(1000*[$Times.U$4];[.$D57]));MIN([.$D57]-MOD(1000*[$Times.U$5];[.$D57]);MOD(1000*[$Times.U$5];[.$D57]));MIN([.$D57]-MOD(1000*[$Times.U$6];[.$D57]);MOD(1000*[$Times.U$6];[.$D57]));)" office:value-type="currency" office:currency="ns" office:value="26.4348850913377" calcext:value-type="currency">
            <text:p>26ns</text:p>
          </table:table-cell>
          <table:table-cell table:style-name="ce15" table:formula="of:=MAX(MIN([.$D57]-MOD(1000*[$Times.V$3];[.$D57]);MOD(1000*[$Times.V$3];[.$D57]));MIN([.$D57]-MOD(1000*[$Times.V$4];[.$D57]);MOD(1000*[$Times.V$4];[.$D57]));MIN([.$D57]-MOD(1000*[$Times.V$5];[.$D57]);MOD(1000*[$Times.V$5];[.$D57]));MIN([.$D57]-MOD(1000*[$Times.V$6];[.$D57]);MOD(1000*[$Times.V$6];[.$D57]));)" office:value-type="currency" office:currency="ns" office:value="16.0872127283441" calcext:value-type="currency">
            <text:p>16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7" calcext:value-type="currency">
            <text:p>17,00 MHz</text:p>
          </table:table-cell>
          <table:table-cell table:style-name="ce10" table:formula="of:=160/[.A58]" office:value-type="float" office:value="9.41176470588235" calcext:value-type="float">
            <text:p>9,41</text:p>
          </table:table-cell>
          <table:table-cell table:style-name="ce7" table:formula="of:=ROUND(100*[.B58]) = 100*ROUND([.B58])" office:value-type="boolean" office:boolean-value="false" calcext:value-type="boolean">
            <text:p>FAŁSZ</text:p>
          </table:table-cell>
          <table:table-cell table:style-name="ce13" table:formula="of:=1000/[.A58]" office:value-type="currency" office:currency="ns" office:value="58.8235294117647" calcext:value-type="currency">
            <text:p>59ns</text:p>
          </table:table-cell>
          <table:table-cell table:style-name="ce20" table:formula="of:=([.I58]-MIN([.I$1:.I57]))" office:value-type="float" office:value="4.41176470588233" calcext:value-type="float">
            <text:p>4,41</text:p>
          </table:table-cell>
          <table:table-cell table:style-name="ce20" table:formula="of:=IF([.C58]; ([.I58]-MIN([.I$1:.I57]));&quot;&quot;)">
            <text:p/>
          </table:table-cell>
          <table:table-cell table:style-name="ce20" table:formula="of:=([.J58]-MIN([.J$1:.J57]))" office:value-type="float" office:value="1.35269297592448" calcext:value-type="float">
            <text:p>1,35</text:p>
          </table:table-cell>
          <table:table-cell table:style-name="ce20" table:formula="of:=([.J58]-MIN([.J$1:.J57]))*[.C58]" office:value-type="float" office:value="0" calcext:value-type="float">
            <text:p>0,00</text:p>
          </table:table-cell>
          <table:table-cell table:style-name="ce17" table:formula="of:=COM.MICROSOFT.MAXIFS([.K58:.XDF58];[.K$2:.XDF$2];&quot;&quot;)" office:value-type="currency" office:currency="ns" office:value="29.4117647058823" calcext:value-type="currency">
            <text:p>29ns</text:p>
          </table:table-cell>
          <table:table-cell table:style-name="ce17" table:formula="of:=MAX([.K58:.XFD58])" office:value-type="currency" office:currency="ns" office:value="29.4117647058823" calcext:value-type="currency">
            <text:p>29ns</text:p>
          </table:table-cell>
          <table:table-cell table:style-name="ce15" table:formula="of:=MAX(MIN([.$D58]-MOD(1000*[$Times.C$3];[.$D58]);MOD(1000*[$Times.C$3];[.$D58]));MIN([.$D58]-MOD(1000*[$Times.C$4];[.$D58]);MOD(1000*[$Times.C$4];[.$D58]));MIN([.$D58]-MOD(1000*[$Times.C$5];[.$D58]);MOD(1000*[$Times.C$5];[.$D58]));MIN([.$D58]-MOD(1000*[$Times.C$6];[.$D58]);MOD(1000*[$Times.C$6];[.$D58]));)" office:value-type="currency" office:currency="ns" office:value="29.4117647058823" calcext:value-type="currency">
            <text:p>29ns</text:p>
          </table:table-cell>
          <table:table-cell table:style-name="ce15" table:formula="of:=MAX(MIN([.$D58]-MOD(1000*[$Times.D$3];[.$D58]);MOD(1000*[$Times.D$3];[.$D58]));MIN([.$D58]-MOD(1000*[$Times.D$4];[.$D58]);MOD(1000*[$Times.D$4];[.$D58]));MIN([.$D58]-MOD(1000*[$Times.D$5];[.$D58]);MOD(1000*[$Times.D$5];[.$D58]));MIN([.$D58]-MOD(1000*[$Times.D$6];[.$D58]);MOD(1000*[$Times.D$6];[.$D58]));)" office:value-type="currency" office:currency="ns" office:value="23.5294117647058" calcext:value-type="currency">
            <text:p>24ns</text:p>
          </table:table-cell>
          <table:table-cell table:style-name="ce15" table:formula="of:=MAX(MIN([.$D58]-MOD(1000*[$Times.E$3];[.$D58]);MOD(1000*[$Times.E$3];[.$D58]));MIN([.$D58]-MOD(1000*[$Times.E$4];[.$D58]);MOD(1000*[$Times.E$4];[.$D58]));MIN([.$D58]-MOD(1000*[$Times.E$5];[.$D58]);MOD(1000*[$Times.E$5];[.$D58]));MIN([.$D58]-MOD(1000*[$Times.E$6];[.$D58]);MOD(1000*[$Times.E$6];[.$D58]));)" office:value-type="currency" office:currency="ns" office:value="26.4705882352941" calcext:value-type="currency">
            <text:p>26ns</text:p>
          </table:table-cell>
          <table:table-cell table:style-name="ce15" table:formula="of:=MAX(MIN([.$D58]-MOD(1000*[$Times.F$3];[.$D58]);MOD(1000*[$Times.F$3];[.$D58]));MIN([.$D58]-MOD(1000*[$Times.F$4];[.$D58]);MOD(1000*[$Times.F$4];[.$D58]));MIN([.$D58]-MOD(1000*[$Times.F$5];[.$D58]);MOD(1000*[$Times.F$5];[.$D58]));MIN([.$D58]-MOD(1000*[$Times.F$6];[.$D58]);MOD(1000*[$Times.F$6];[.$D58]));)" office:value-type="currency" office:currency="ns" office:value="15.2941176470588" calcext:value-type="currency">
            <text:p>15ns</text:p>
          </table:table-cell>
          <table:table-cell table:style-name="ce15" table:formula="of:=MAX(MIN([.$D58]-MOD(1000*[$Times.G$3];[.$D58]);MOD(1000*[$Times.G$3];[.$D58]));MIN([.$D58]-MOD(1000*[$Times.G$4];[.$D58]);MOD(1000*[$Times.G$4];[.$D58]));MIN([.$D58]-MOD(1000*[$Times.G$5];[.$D58]);MOD(1000*[$Times.G$5];[.$D58]));MIN([.$D58]-MOD(1000*[$Times.G$6];[.$D58]);MOD(1000*[$Times.G$6];[.$D58]));)" office:value-type="currency" office:currency="ns" office:value="27.0588235294118" calcext:value-type="currency">
            <text:p>27ns</text:p>
          </table:table-cell>
          <table:table-cell table:style-name="ce15" table:formula="of:=MAX(MIN([.$D58]-MOD(1000*[$Times.H$3];[.$D58]);MOD(1000*[$Times.H$3];[.$D58]));MIN([.$D58]-MOD(1000*[$Times.H$4];[.$D58]);MOD(1000*[$Times.H$4];[.$D58]));MIN([.$D58]-MOD(1000*[$Times.H$5];[.$D58]);MOD(1000*[$Times.H$5];[.$D58]));MIN([.$D58]-MOD(1000*[$Times.H$6];[.$D58]);MOD(1000*[$Times.H$6];[.$D58]));)" office:value-type="currency" office:currency="ns" office:value="15.2941176470588" calcext:value-type="currency">
            <text:p>15ns</text:p>
          </table:table-cell>
          <table:table-cell table:style-name="ce15" table:formula="of:=MAX(MIN([.$D58]-MOD(1000*[$Times.I$3];[.$D58]);MOD(1000*[$Times.I$3];[.$D58]));MIN([.$D58]-MOD(1000*[$Times.I$4];[.$D58]);MOD(1000*[$Times.I$4];[.$D58]));MIN([.$D58]-MOD(1000*[$Times.I$5];[.$D58]);MOD(1000*[$Times.I$5];[.$D58]));MIN([.$D58]-MOD(1000*[$Times.I$6];[.$D58]);MOD(1000*[$Times.I$6];[.$D58]));)" office:value-type="currency" office:currency="ns" office:value="27.0588235294118" calcext:value-type="currency">
            <text:p>27ns</text:p>
          </table:table-cell>
          <table:table-cell table:style-name="ce15" table:formula="of:=MAX(MIN([.$D58]-MOD(1000*[$Times.J$3];[.$D58]);MOD(1000*[$Times.J$3];[.$D58]));MIN([.$D58]-MOD(1000*[$Times.J$4];[.$D58]);MOD(1000*[$Times.J$4];[.$D58]));MIN([.$D58]-MOD(1000*[$Times.J$5];[.$D58]);MOD(1000*[$Times.J$5];[.$D58]));MIN([.$D58]-MOD(1000*[$Times.J$6];[.$D58]);MOD(1000*[$Times.J$6];[.$D58]));)" office:value-type="currency" office:currency="ns" office:value="15.2941176470588" calcext:value-type="currency">
            <text:p>15ns</text:p>
          </table:table-cell>
          <table:table-cell table:style-name="ce15" table:formula="of:=MAX(MIN([.$D58]-MOD(1000*[$Times.K$3];[.$D58]);MOD(1000*[$Times.K$3];[.$D58]));MIN([.$D58]-MOD(1000*[$Times.K$4];[.$D58]);MOD(1000*[$Times.K$4];[.$D58]));MIN([.$D58]-MOD(1000*[$Times.K$5];[.$D58]);MOD(1000*[$Times.K$5];[.$D58]));MIN([.$D58]-MOD(1000*[$Times.K$6];[.$D58]);MOD(1000*[$Times.K$6];[.$D58]));)" office:value-type="currency" office:currency="ns" office:value="27.0588235294118" calcext:value-type="currency">
            <text:p>27ns</text:p>
          </table:table-cell>
          <table:table-cell table:style-name="ce15" table:formula="of:=MAX(MIN([.$D58]-MOD(1000*[$Times.L$3];[.$D58]);MOD(1000*[$Times.L$3];[.$D58]));MIN([.$D58]-MOD(1000*[$Times.L$4];[.$D58]);MOD(1000*[$Times.L$4];[.$D58]));MIN([.$D58]-MOD(1000*[$Times.L$5];[.$D58]);MOD(1000*[$Times.L$5];[.$D58]));MIN([.$D58]-MOD(1000*[$Times.L$6];[.$D58]);MOD(1000*[$Times.L$6];[.$D58]));)" office:value-type="currency" office:currency="ns" office:value="15.2941176470588" calcext:value-type="currency">
            <text:p>15ns</text:p>
          </table:table-cell>
          <table:table-cell table:style-name="ce15" table:formula="of:=MAX(MIN([.$D58]-MOD(1000*[$Times.M$3];[.$D58]);MOD(1000*[$Times.M$3];[.$D58]));MIN([.$D58]-MOD(1000*[$Times.M$4];[.$D58]);MOD(1000*[$Times.M$4];[.$D58]));MIN([.$D58]-MOD(1000*[$Times.M$5];[.$D58]);MOD(1000*[$Times.M$5];[.$D58]));MIN([.$D58]-MOD(1000*[$Times.M$6];[.$D58]);MOD(1000*[$Times.M$6];[.$D58]));)" office:value-type="currency" office:currency="ns" office:value="27.0588235294118" calcext:value-type="currency">
            <text:p>27ns</text:p>
          </table:table-cell>
          <table:table-cell table:style-name="ce15" table:formula="of:=MAX(MIN([.$D58]-MOD(1000*[$Times.N$3];[.$D58]);MOD(1000*[$Times.N$3];[.$D58]));MIN([.$D58]-MOD(1000*[$Times.N$4];[.$D58]);MOD(1000*[$Times.N$4];[.$D58]));MIN([.$D58]-MOD(1000*[$Times.N$5];[.$D58]);MOD(1000*[$Times.N$5];[.$D58]));MIN([.$D58]-MOD(1000*[$Times.N$6];[.$D58]);MOD(1000*[$Times.N$6];[.$D58]));)" office:value-type="currency" office:currency="ns" office:value="15.2941176470588" calcext:value-type="currency">
            <text:p>15ns</text:p>
          </table:table-cell>
          <table:table-cell table:style-name="ce15" table:formula="of:=MAX(MIN([.$D58]-MOD(1000*[$Times.O$3];[.$D58]);MOD(1000*[$Times.O$3];[.$D58]));MIN([.$D58]-MOD(1000*[$Times.O$4];[.$D58]);MOD(1000*[$Times.O$4];[.$D58]));MIN([.$D58]-MOD(1000*[$Times.O$5];[.$D58]);MOD(1000*[$Times.O$5];[.$D58]));MIN([.$D58]-MOD(1000*[$Times.O$6];[.$D58]);MOD(1000*[$Times.O$6];[.$D58]));)" office:value-type="currency" office:currency="ns" office:value="27.0588235294118" calcext:value-type="currency">
            <text:p>27ns</text:p>
          </table:table-cell>
          <table:table-cell table:style-name="ce15" table:formula="of:=MAX(MIN([.$D58]-MOD(1000*[$Times.P$3];[.$D58]);MOD(1000*[$Times.P$3];[.$D58]));MIN([.$D58]-MOD(1000*[$Times.P$4];[.$D58]);MOD(1000*[$Times.P$4];[.$D58]));MIN([.$D58]-MOD(1000*[$Times.P$5];[.$D58]);MOD(1000*[$Times.P$5];[.$D58]));MIN([.$D58]-MOD(1000*[$Times.P$6];[.$D58]);MOD(1000*[$Times.P$6];[.$D58]));)" office:value-type="currency" office:currency="ns" office:value="15.2941176470588" calcext:value-type="currency">
            <text:p>15ns</text:p>
          </table:table-cell>
          <table:table-cell table:style-name="ce15" table:formula="of:=MAX(MIN([.$D58]-MOD(1000*[$Times.Q$3];[.$D58]);MOD(1000*[$Times.Q$3];[.$D58]));MIN([.$D58]-MOD(1000*[$Times.Q$4];[.$D58]);MOD(1000*[$Times.Q$4];[.$D58]));MIN([.$D58]-MOD(1000*[$Times.Q$5];[.$D58]);MOD(1000*[$Times.Q$5];[.$D58]));MIN([.$D58]-MOD(1000*[$Times.Q$6];[.$D58]);MOD(1000*[$Times.Q$6];[.$D58]));)" office:value-type="currency" office:currency="ns" office:value="27.0588235294118" calcext:value-type="currency">
            <text:p>27ns</text:p>
          </table:table-cell>
          <table:table-cell table:style-name="ce15" table:formula="of:=MAX(MIN([.$D58]-MOD(1000*[$Times.R$3];[.$D58]);MOD(1000*[$Times.R$3];[.$D58]));MIN([.$D58]-MOD(1000*[$Times.R$4];[.$D58]);MOD(1000*[$Times.R$4];[.$D58]));MIN([.$D58]-MOD(1000*[$Times.R$5];[.$D58]);MOD(1000*[$Times.R$5];[.$D58]));MIN([.$D58]-MOD(1000*[$Times.R$6];[.$D58]);MOD(1000*[$Times.R$6];[.$D58]));)" office:value-type="currency" office:currency="ns" office:value="15.2941176470588" calcext:value-type="currency">
            <text:p>15ns</text:p>
          </table:table-cell>
          <table:table-cell table:style-name="ce15" table:formula="of:=MAX(MIN([.$D58]-MOD(1000*[$Times.S$3];[.$D58]);MOD(1000*[$Times.S$3];[.$D58]));MIN([.$D58]-MOD(1000*[$Times.S$4];[.$D58]);MOD(1000*[$Times.S$4];[.$D58]));MIN([.$D58]-MOD(1000*[$Times.S$5];[.$D58]);MOD(1000*[$Times.S$5];[.$D58]));MIN([.$D58]-MOD(1000*[$Times.S$6];[.$D58]);MOD(1000*[$Times.S$6];[.$D58]));)" office:value-type="currency" office:currency="ns" office:value="27.0588235294118" calcext:value-type="currency">
            <text:p>27ns</text:p>
          </table:table-cell>
          <table:table-cell table:style-name="ce15" table:formula="of:=MAX(MIN([.$D58]-MOD(1000*[$Times.T$3];[.$D58]);MOD(1000*[$Times.T$3];[.$D58]));MIN([.$D58]-MOD(1000*[$Times.T$4];[.$D58]);MOD(1000*[$Times.T$4];[.$D58]));MIN([.$D58]-MOD(1000*[$Times.T$5];[.$D58]);MOD(1000*[$Times.T$5];[.$D58]));MIN([.$D58]-MOD(1000*[$Times.T$6];[.$D58]);MOD(1000*[$Times.T$6];[.$D58]));)" office:value-type="currency" office:currency="ns" office:value="15.2941176470588" calcext:value-type="currency">
            <text:p>15ns</text:p>
          </table:table-cell>
          <table:table-cell table:style-name="ce15" table:formula="of:=MAX(MIN([.$D58]-MOD(1000*[$Times.U$3];[.$D58]);MOD(1000*[$Times.U$3];[.$D58]));MIN([.$D58]-MOD(1000*[$Times.U$4];[.$D58]);MOD(1000*[$Times.U$4];[.$D58]));MIN([.$D58]-MOD(1000*[$Times.U$5];[.$D58]);MOD(1000*[$Times.U$5];[.$D58]));MIN([.$D58]-MOD(1000*[$Times.U$6];[.$D58]);MOD(1000*[$Times.U$6];[.$D58]));)" office:value-type="currency" office:currency="ns" office:value="27.0588235294118" calcext:value-type="currency">
            <text:p>27ns</text:p>
          </table:table-cell>
          <table:table-cell table:style-name="ce15" table:formula="of:=MAX(MIN([.$D58]-MOD(1000*[$Times.V$3];[.$D58]);MOD(1000*[$Times.V$3];[.$D58]));MIN([.$D58]-MOD(1000*[$Times.V$4];[.$D58]);MOD(1000*[$Times.V$4];[.$D58]));MIN([.$D58]-MOD(1000*[$Times.V$5];[.$D58]);MOD(1000*[$Times.V$5];[.$D58]));MIN([.$D58]-MOD(1000*[$Times.V$6];[.$D58]);MOD(1000*[$Times.V$6];[.$D58]));)" office:value-type="currency" office:currency="ns" office:value="17.6470588235295" calcext:value-type="currency">
            <text:p>18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7.35" calcext:value-type="currency">
            <text:p>17,35 MHz</text:p>
          </table:table-cell>
          <table:table-cell table:style-name="ce10" table:formula="of:=160/[.A59]" office:value-type="float" office:value="9.22190201729107" calcext:value-type="float">
            <text:p>9,22</text:p>
          </table:table-cell>
          <table:table-cell table:style-name="ce7" table:formula="of:=ROUND(100*[.B59]) = 100*ROUND([.B59])" office:value-type="boolean" office:boolean-value="false" calcext:value-type="boolean">
            <text:p>FAŁSZ</text:p>
          </table:table-cell>
          <table:table-cell table:style-name="ce13" table:formula="of:=1000/[.A59]" office:value-type="currency" office:currency="ns" office:value="57.6368876080692" calcext:value-type="currency">
            <text:p>58ns</text:p>
          </table:table-cell>
          <table:table-cell table:style-name="ce20" table:formula="of:=([.I59]-MIN([.I$1:.I58]))" office:value-type="float" office:value="0.648414985590748" calcext:value-type="float">
            <text:p>0,65</text:p>
          </table:table-cell>
          <table:table-cell table:style-name="ce20" table:formula="of:=IF([.C59]; ([.I59]-MIN([.I$1:.I58]));&quot;&quot;)">
            <text:p/>
          </table:table-cell>
          <table:table-cell table:style-name="ce20" table:formula="of:=([.J59]-MIN([.J$1:.J58]))" office:value-type="float" office:value="-2.4106567443671" calcext:value-type="float">
            <text:p>-2,41</text:p>
          </table:table-cell>
          <table:table-cell table:style-name="ce20" table:formula="of:=([.J59]-MIN([.J$1:.J58]))*[.C59]" office:value-type="float" office:value="-0" calcext:value-type="float">
            <text:p>0,00</text:p>
          </table:table-cell>
          <table:table-cell table:style-name="ce17" table:formula="of:=COM.MICROSOFT.MAXIFS([.K59:.XDF59];[.K$2:.XDF$2];&quot;&quot;)" office:value-type="currency" office:currency="ns" office:value="25.6484149855907" calcext:value-type="currency">
            <text:p>26ns</text:p>
          </table:table-cell>
          <table:table-cell table:style-name="ce17" table:formula="of:=MAX([.K59:.XFD59])" office:value-type="currency" office:currency="ns" office:value="25.6484149855907" calcext:value-type="currency">
            <text:p>26ns</text:p>
          </table:table-cell>
          <table:table-cell table:style-name="ce15" table:formula="of:=MAX(MIN([.$D59]-MOD(1000*[$Times.C$3];[.$D59]);MOD(1000*[$Times.C$3];[.$D59]));MIN([.$D59]-MOD(1000*[$Times.C$4];[.$D59]);MOD(1000*[$Times.C$4];[.$D59]));MIN([.$D59]-MOD(1000*[$Times.C$5];[.$D59]);MOD(1000*[$Times.C$5];[.$D59]));MIN([.$D59]-MOD(1000*[$Times.C$6];[.$D59]);MOD(1000*[$Times.C$6];[.$D59]));)" office:value-type="currency" office:currency="ns" office:value="25.6484149855907" calcext:value-type="currency">
            <text:p>26ns</text:p>
          </table:table-cell>
          <table:table-cell table:style-name="ce15" table:formula="of:=MAX(MIN([.$D59]-MOD(1000*[$Times.D$3];[.$D59]);MOD(1000*[$Times.D$3];[.$D59]));MIN([.$D59]-MOD(1000*[$Times.D$4];[.$D59]);MOD(1000*[$Times.D$4];[.$D59]));MIN([.$D59]-MOD(1000*[$Times.D$5];[.$D59]);MOD(1000*[$Times.D$5];[.$D59]));MIN([.$D59]-MOD(1000*[$Times.D$6];[.$D59]);MOD(1000*[$Times.D$6];[.$D59]));)" office:value-type="currency" office:currency="ns" office:value="23.6311239193084" calcext:value-type="currency">
            <text:p>24ns</text:p>
          </table:table-cell>
          <table:table-cell table:style-name="ce15" table:formula="of:=MAX(MIN([.$D59]-MOD(1000*[$Times.E$3];[.$D59]);MOD(1000*[$Times.E$3];[.$D59]));MIN([.$D59]-MOD(1000*[$Times.E$4];[.$D59]);MOD(1000*[$Times.E$4];[.$D59]));MIN([.$D59]-MOD(1000*[$Times.E$5];[.$D59]);MOD(1000*[$Times.E$5];[.$D59]));MIN([.$D59]-MOD(1000*[$Times.E$6];[.$D59]);MOD(1000*[$Times.E$6];[.$D59]));)" office:value-type="currency" office:currency="ns" office:value="14.5533141210374" calcext:value-type="currency">
            <text:p>15ns</text:p>
          </table:table-cell>
          <table:table-cell table:style-name="ce15" table:formula="of:=MAX(MIN([.$D59]-MOD(1000*[$Times.F$3];[.$D59]);MOD(1000*[$Times.F$3];[.$D59]));MIN([.$D59]-MOD(1000*[$Times.F$4];[.$D59]);MOD(1000*[$Times.F$4];[.$D59]));MIN([.$D59]-MOD(1000*[$Times.F$5];[.$D59]);MOD(1000*[$Times.F$5];[.$D59]));MIN([.$D59]-MOD(1000*[$Times.F$6];[.$D59]);MOD(1000*[$Times.F$6];[.$D59]));)" office:value-type="currency" office:currency="ns" office:value="10.5475504322766" calcext:value-type="currency">
            <text:p>11ns</text:p>
          </table:table-cell>
          <table:table-cell table:style-name="ce15" table:formula="of:=MAX(MIN([.$D59]-MOD(1000*[$Times.G$3];[.$D59]);MOD(1000*[$Times.G$3];[.$D59]));MIN([.$D59]-MOD(1000*[$Times.G$4];[.$D59]);MOD(1000*[$Times.G$4];[.$D59]));MIN([.$D59]-MOD(1000*[$Times.G$5];[.$D59]);MOD(1000*[$Times.G$5];[.$D59]));MIN([.$D59]-MOD(1000*[$Times.G$6];[.$D59]);MOD(1000*[$Times.G$6];[.$D59]));)" office:value-type="currency" office:currency="ns" office:value="23.4582132564841" calcext:value-type="currency">
            <text:p>23ns</text:p>
          </table:table-cell>
          <table:table-cell table:style-name="ce15" table:formula="of:=MAX(MIN([.$D59]-MOD(1000*[$Times.H$3];[.$D59]);MOD(1000*[$Times.H$3];[.$D59]));MIN([.$D59]-MOD(1000*[$Times.H$4];[.$D59]);MOD(1000*[$Times.H$4];[.$D59]));MIN([.$D59]-MOD(1000*[$Times.H$5];[.$D59]);MOD(1000*[$Times.H$5];[.$D59]));MIN([.$D59]-MOD(1000*[$Times.H$6];[.$D59]);MOD(1000*[$Times.H$6];[.$D59]));)" office:value-type="currency" office:currency="ns" office:value="10.5475504322766" calcext:value-type="currency">
            <text:p>11ns</text:p>
          </table:table-cell>
          <table:table-cell table:style-name="ce15" table:formula="of:=MAX(MIN([.$D59]-MOD(1000*[$Times.I$3];[.$D59]);MOD(1000*[$Times.I$3];[.$D59]));MIN([.$D59]-MOD(1000*[$Times.I$4];[.$D59]);MOD(1000*[$Times.I$4];[.$D59]));MIN([.$D59]-MOD(1000*[$Times.I$5];[.$D59]);MOD(1000*[$Times.I$5];[.$D59]));MIN([.$D59]-MOD(1000*[$Times.I$6];[.$D59]);MOD(1000*[$Times.I$6];[.$D59]));)" office:value-type="currency" office:currency="ns" office:value="23.4582132564841" calcext:value-type="currency">
            <text:p>23ns</text:p>
          </table:table-cell>
          <table:table-cell table:style-name="ce15" table:formula="of:=MAX(MIN([.$D59]-MOD(1000*[$Times.J$3];[.$D59]);MOD(1000*[$Times.J$3];[.$D59]));MIN([.$D59]-MOD(1000*[$Times.J$4];[.$D59]);MOD(1000*[$Times.J$4];[.$D59]));MIN([.$D59]-MOD(1000*[$Times.J$5];[.$D59]);MOD(1000*[$Times.J$5];[.$D59]));MIN([.$D59]-MOD(1000*[$Times.J$6];[.$D59]);MOD(1000*[$Times.J$6];[.$D59]));)" office:value-type="currency" office:currency="ns" office:value="10.5475504322766" calcext:value-type="currency">
            <text:p>11ns</text:p>
          </table:table-cell>
          <table:table-cell table:style-name="ce15" table:formula="of:=MAX(MIN([.$D59]-MOD(1000*[$Times.K$3];[.$D59]);MOD(1000*[$Times.K$3];[.$D59]));MIN([.$D59]-MOD(1000*[$Times.K$4];[.$D59]);MOD(1000*[$Times.K$4];[.$D59]));MIN([.$D59]-MOD(1000*[$Times.K$5];[.$D59]);MOD(1000*[$Times.K$5];[.$D59]));MIN([.$D59]-MOD(1000*[$Times.K$6];[.$D59]);MOD(1000*[$Times.K$6];[.$D59]));)" office:value-type="currency" office:currency="ns" office:value="23.4582132564841" calcext:value-type="currency">
            <text:p>23ns</text:p>
          </table:table-cell>
          <table:table-cell table:style-name="ce15" table:formula="of:=MAX(MIN([.$D59]-MOD(1000*[$Times.L$3];[.$D59]);MOD(1000*[$Times.L$3];[.$D59]));MIN([.$D59]-MOD(1000*[$Times.L$4];[.$D59]);MOD(1000*[$Times.L$4];[.$D59]));MIN([.$D59]-MOD(1000*[$Times.L$5];[.$D59]);MOD(1000*[$Times.L$5];[.$D59]));MIN([.$D59]-MOD(1000*[$Times.L$6];[.$D59]);MOD(1000*[$Times.L$6];[.$D59]));)" office:value-type="currency" office:currency="ns" office:value="10.5475504322766" calcext:value-type="currency">
            <text:p>11ns</text:p>
          </table:table-cell>
          <table:table-cell table:style-name="ce15" table:formula="of:=MAX(MIN([.$D59]-MOD(1000*[$Times.M$3];[.$D59]);MOD(1000*[$Times.M$3];[.$D59]));MIN([.$D59]-MOD(1000*[$Times.M$4];[.$D59]);MOD(1000*[$Times.M$4];[.$D59]));MIN([.$D59]-MOD(1000*[$Times.M$5];[.$D59]);MOD(1000*[$Times.M$5];[.$D59]));MIN([.$D59]-MOD(1000*[$Times.M$6];[.$D59]);MOD(1000*[$Times.M$6];[.$D59]));)" office:value-type="currency" office:currency="ns" office:value="23.4582132564841" calcext:value-type="currency">
            <text:p>23ns</text:p>
          </table:table-cell>
          <table:table-cell table:style-name="ce15" table:formula="of:=MAX(MIN([.$D59]-MOD(1000*[$Times.N$3];[.$D59]);MOD(1000*[$Times.N$3];[.$D59]));MIN([.$D59]-MOD(1000*[$Times.N$4];[.$D59]);MOD(1000*[$Times.N$4];[.$D59]));MIN([.$D59]-MOD(1000*[$Times.N$5];[.$D59]);MOD(1000*[$Times.N$5];[.$D59]));MIN([.$D59]-MOD(1000*[$Times.N$6];[.$D59]);MOD(1000*[$Times.N$6];[.$D59]));)" office:value-type="currency" office:currency="ns" office:value="10.5475504322766" calcext:value-type="currency">
            <text:p>11ns</text:p>
          </table:table-cell>
          <table:table-cell table:style-name="ce15" table:formula="of:=MAX(MIN([.$D59]-MOD(1000*[$Times.O$3];[.$D59]);MOD(1000*[$Times.O$3];[.$D59]));MIN([.$D59]-MOD(1000*[$Times.O$4];[.$D59]);MOD(1000*[$Times.O$4];[.$D59]));MIN([.$D59]-MOD(1000*[$Times.O$5];[.$D59]);MOD(1000*[$Times.O$5];[.$D59]));MIN([.$D59]-MOD(1000*[$Times.O$6];[.$D59]);MOD(1000*[$Times.O$6];[.$D59]));)" office:value-type="currency" office:currency="ns" office:value="23.4582132564841" calcext:value-type="currency">
            <text:p>23ns</text:p>
          </table:table-cell>
          <table:table-cell table:style-name="ce15" table:formula="of:=MAX(MIN([.$D59]-MOD(1000*[$Times.P$3];[.$D59]);MOD(1000*[$Times.P$3];[.$D59]));MIN([.$D59]-MOD(1000*[$Times.P$4];[.$D59]);MOD(1000*[$Times.P$4];[.$D59]));MIN([.$D59]-MOD(1000*[$Times.P$5];[.$D59]);MOD(1000*[$Times.P$5];[.$D59]));MIN([.$D59]-MOD(1000*[$Times.P$6];[.$D59]);MOD(1000*[$Times.P$6];[.$D59]));)" office:value-type="currency" office:currency="ns" office:value="10.5475504322766" calcext:value-type="currency">
            <text:p>11ns</text:p>
          </table:table-cell>
          <table:table-cell table:style-name="ce15" table:formula="of:=MAX(MIN([.$D59]-MOD(1000*[$Times.Q$3];[.$D59]);MOD(1000*[$Times.Q$3];[.$D59]));MIN([.$D59]-MOD(1000*[$Times.Q$4];[.$D59]);MOD(1000*[$Times.Q$4];[.$D59]));MIN([.$D59]-MOD(1000*[$Times.Q$5];[.$D59]);MOD(1000*[$Times.Q$5];[.$D59]));MIN([.$D59]-MOD(1000*[$Times.Q$6];[.$D59]);MOD(1000*[$Times.Q$6];[.$D59]));)" office:value-type="currency" office:currency="ns" office:value="23.4582132564841" calcext:value-type="currency">
            <text:p>23ns</text:p>
          </table:table-cell>
          <table:table-cell table:style-name="ce15" table:formula="of:=MAX(MIN([.$D59]-MOD(1000*[$Times.R$3];[.$D59]);MOD(1000*[$Times.R$3];[.$D59]));MIN([.$D59]-MOD(1000*[$Times.R$4];[.$D59]);MOD(1000*[$Times.R$4];[.$D59]));MIN([.$D59]-MOD(1000*[$Times.R$5];[.$D59]);MOD(1000*[$Times.R$5];[.$D59]));MIN([.$D59]-MOD(1000*[$Times.R$6];[.$D59]);MOD(1000*[$Times.R$6];[.$D59]));)" office:value-type="currency" office:currency="ns" office:value="10.5475504322766" calcext:value-type="currency">
            <text:p>11ns</text:p>
          </table:table-cell>
          <table:table-cell table:style-name="ce15" table:formula="of:=MAX(MIN([.$D59]-MOD(1000*[$Times.S$3];[.$D59]);MOD(1000*[$Times.S$3];[.$D59]));MIN([.$D59]-MOD(1000*[$Times.S$4];[.$D59]);MOD(1000*[$Times.S$4];[.$D59]));MIN([.$D59]-MOD(1000*[$Times.S$5];[.$D59]);MOD(1000*[$Times.S$5];[.$D59]));MIN([.$D59]-MOD(1000*[$Times.S$6];[.$D59]);MOD(1000*[$Times.S$6];[.$D59]));)" office:value-type="currency" office:currency="ns" office:value="23.4582132564841" calcext:value-type="currency">
            <text:p>23ns</text:p>
          </table:table-cell>
          <table:table-cell table:style-name="ce15" table:formula="of:=MAX(MIN([.$D59]-MOD(1000*[$Times.T$3];[.$D59]);MOD(1000*[$Times.T$3];[.$D59]));MIN([.$D59]-MOD(1000*[$Times.T$4];[.$D59]);MOD(1000*[$Times.T$4];[.$D59]));MIN([.$D59]-MOD(1000*[$Times.T$5];[.$D59]);MOD(1000*[$Times.T$5];[.$D59]));MIN([.$D59]-MOD(1000*[$Times.T$6];[.$D59]);MOD(1000*[$Times.T$6];[.$D59]));)" office:value-type="currency" office:currency="ns" office:value="10.5475504322766" calcext:value-type="currency">
            <text:p>11ns</text:p>
          </table:table-cell>
          <table:table-cell table:style-name="ce15" table:formula="of:=MAX(MIN([.$D59]-MOD(1000*[$Times.U$3];[.$D59]);MOD(1000*[$Times.U$3];[.$D59]));MIN([.$D59]-MOD(1000*[$Times.U$4];[.$D59]);MOD(1000*[$Times.U$4];[.$D59]));MIN([.$D59]-MOD(1000*[$Times.U$5];[.$D59]);MOD(1000*[$Times.U$5];[.$D59]));MIN([.$D59]-MOD(1000*[$Times.U$6];[.$D59]);MOD(1000*[$Times.U$6];[.$D59]));)" office:value-type="currency" office:currency="ns" office:value="23.4582132564841" calcext:value-type="currency">
            <text:p>23ns</text:p>
          </table:table-cell>
          <table:table-cell table:style-name="ce15" table:formula="of:=MAX(MIN([.$D59]-MOD(1000*[$Times.V$3];[.$D59]);MOD(1000*[$Times.V$3];[.$D59]));MIN([.$D59]-MOD(1000*[$Times.V$4];[.$D59]);MOD(1000*[$Times.V$4];[.$D59]));MIN([.$D59]-MOD(1000*[$Times.V$5];[.$D59]);MOD(1000*[$Times.V$5];[.$D59]));MIN([.$D59]-MOD(1000*[$Times.V$6];[.$D59]);MOD(1000*[$Times.V$6];[.$D59]));)" office:value-type="currency" office:currency="ns" office:value="23.6311239193084" calcext:value-type="currency">
            <text:p>24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7.74" calcext:value-type="currency">
            <text:p>17,74 MHz</text:p>
          </table:table-cell>
          <table:table-cell table:style-name="ce10" table:formula="of:=160/[.A60]" office:value-type="float" office:value="9.01916572717024" calcext:value-type="float">
            <text:p>9,02</text:p>
          </table:table-cell>
          <table:table-cell table:style-name="ce7" table:formula="of:=ROUND(100*[.B60]) = 100*ROUND([.B60])" office:value-type="boolean" office:boolean-value="false" calcext:value-type="boolean">
            <text:p>FAŁSZ</text:p>
          </table:table-cell>
          <table:table-cell table:style-name="ce13" table:formula="of:=1000/[.A60]" office:value-type="currency" office:currency="ns" office:value="56.369785794814" calcext:value-type="currency">
            <text:p>56ns</text:p>
          </table:table-cell>
          <table:table-cell table:style-name="ce20" table:formula="of:=([.I60]-MIN([.I$1:.I59]))" office:value-type="float" office:value="2.0574971815106" calcext:value-type="float">
            <text:p>2,06</text:p>
          </table:table-cell>
          <table:table-cell table:style-name="ce20" table:formula="of:=IF([.C60]; ([.I60]-MIN([.I$1:.I59]));&quot;&quot;)">
            <text:p/>
          </table:table-cell>
          <table:table-cell table:style-name="ce20" table:formula="of:=([.J60]-MIN([.J$1:.J59]))" office:value-type="float" office:value="1.40908219591985" calcext:value-type="float">
            <text:p>1,41</text:p>
          </table:table-cell>
          <table:table-cell table:style-name="ce20" table:formula="of:=([.J60]-MIN([.J$1:.J59]))*[.C60]" office:value-type="float" office:value="0" calcext:value-type="float">
            <text:p>0,00</text:p>
          </table:table-cell>
          <table:table-cell table:style-name="ce17" table:formula="of:=COM.MICROSOFT.MAXIFS([.K60:.XDF60];[.K$2:.XDF$2];&quot;&quot;)" office:value-type="currency" office:currency="ns" office:value="27.0574971815106" calcext:value-type="currency">
            <text:p>27ns</text:p>
          </table:table-cell>
          <table:table-cell table:style-name="ce17" table:formula="of:=MAX([.K60:.XFD60])" office:value-type="currency" office:currency="ns" office:value="27.0574971815106" calcext:value-type="currency">
            <text:p>27ns</text:p>
          </table:table-cell>
          <table:table-cell table:style-name="ce15" table:formula="of:=MAX(MIN([.$D60]-MOD(1000*[$Times.C$3];[.$D60]);MOD(1000*[$Times.C$3];[.$D60]));MIN([.$D60]-MOD(1000*[$Times.C$4];[.$D60]);MOD(1000*[$Times.C$4];[.$D60]));MIN([.$D60]-MOD(1000*[$Times.C$5];[.$D60]);MOD(1000*[$Times.C$5];[.$D60]));MIN([.$D60]-MOD(1000*[$Times.C$6];[.$D60]);MOD(1000*[$Times.C$6];[.$D60]));)" office:value-type="currency" office:currency="ns" office:value="27.0574971815106" calcext:value-type="currency">
            <text:p>27ns</text:p>
          </table:table-cell>
          <table:table-cell table:style-name="ce15" table:formula="of:=MAX(MIN([.$D60]-MOD(1000*[$Times.D$3];[.$D60]);MOD(1000*[$Times.D$3];[.$D60]));MIN([.$D60]-MOD(1000*[$Times.D$4];[.$D60]);MOD(1000*[$Times.D$4];[.$D60]));MIN([.$D60]-MOD(1000*[$Times.D$5];[.$D60]);MOD(1000*[$Times.D$5];[.$D60]));MIN([.$D60]-MOD(1000*[$Times.D$6];[.$D60]);MOD(1000*[$Times.D$6];[.$D60]));)" office:value-type="currency" office:currency="ns" office:value="23.5625704622322" calcext:value-type="currency">
            <text:p>24ns</text:p>
          </table:table-cell>
          <table:table-cell table:style-name="ce15" table:formula="of:=MAX(MIN([.$D60]-MOD(1000*[$Times.E$3];[.$D60]);MOD(1000*[$Times.E$3];[.$D60]));MIN([.$D60]-MOD(1000*[$Times.E$4];[.$D60]);MOD(1000*[$Times.E$4];[.$D60]));MIN([.$D60]-MOD(1000*[$Times.E$5];[.$D60]);MOD(1000*[$Times.E$5];[.$D60]));MIN([.$D60]-MOD(1000*[$Times.E$6];[.$D60]);MOD(1000*[$Times.E$6];[.$D60]));)" office:value-type="currency" office:currency="ns" office:value="10.8229988726042" calcext:value-type="currency">
            <text:p>11ns</text:p>
          </table:table-cell>
          <table:table-cell table:style-name="ce15" table:formula="of:=MAX(MIN([.$D60]-MOD(1000*[$Times.F$3];[.$D60]);MOD(1000*[$Times.F$3];[.$D60]));MIN([.$D60]-MOD(1000*[$Times.F$4];[.$D60]);MOD(1000*[$Times.F$4];[.$D60]));MIN([.$D60]-MOD(1000*[$Times.F$5];[.$D60]);MOD(1000*[$Times.F$5];[.$D60]));MIN([.$D60]-MOD(1000*[$Times.F$6];[.$D60]);MOD(1000*[$Times.F$6];[.$D60]));)" office:value-type="currency" office:currency="ns" office:value="16.3021420518602" calcext:value-type="currency">
            <text:p>16ns</text:p>
          </table:table-cell>
          <table:table-cell table:style-name="ce15" table:formula="of:=MAX(MIN([.$D60]-MOD(1000*[$Times.G$3];[.$D60]);MOD(1000*[$Times.G$3];[.$D60]));MIN([.$D60]-MOD(1000*[$Times.G$4];[.$D60]);MOD(1000*[$Times.G$4];[.$D60]));MIN([.$D60]-MOD(1000*[$Times.G$5];[.$D60]);MOD(1000*[$Times.G$5];[.$D60]));MIN([.$D60]-MOD(1000*[$Times.G$6];[.$D60]);MOD(1000*[$Times.G$6];[.$D60]));)" office:value-type="currency" office:currency="ns" office:value="25.4114994363021" calcext:value-type="currency">
            <text:p>25ns</text:p>
          </table:table-cell>
          <table:table-cell table:style-name="ce15" table:formula="of:=MAX(MIN([.$D60]-MOD(1000*[$Times.H$3];[.$D60]);MOD(1000*[$Times.H$3];[.$D60]));MIN([.$D60]-MOD(1000*[$Times.H$4];[.$D60]);MOD(1000*[$Times.H$4];[.$D60]));MIN([.$D60]-MOD(1000*[$Times.H$5];[.$D60]);MOD(1000*[$Times.H$5];[.$D60]));MIN([.$D60]-MOD(1000*[$Times.H$6];[.$D60]);MOD(1000*[$Times.H$6];[.$D60]));)" office:value-type="currency" office:currency="ns" office:value="17.1927846674182" calcext:value-type="currency">
            <text:p>17ns</text:p>
          </table:table-cell>
          <table:table-cell table:style-name="ce15" table:formula="of:=MAX(MIN([.$D60]-MOD(1000*[$Times.I$3];[.$D60]);MOD(1000*[$Times.I$3];[.$D60]));MIN([.$D60]-MOD(1000*[$Times.I$4];[.$D60]);MOD(1000*[$Times.I$4];[.$D60]));MIN([.$D60]-MOD(1000*[$Times.I$5];[.$D60]);MOD(1000*[$Times.I$5];[.$D60]));MIN([.$D60]-MOD(1000*[$Times.I$6];[.$D60]);MOD(1000*[$Times.I$6];[.$D60]));)" office:value-type="currency" office:currency="ns" office:value="25.4114994363021" calcext:value-type="currency">
            <text:p>25ns</text:p>
          </table:table-cell>
          <table:table-cell table:style-name="ce15" table:formula="of:=MAX(MIN([.$D60]-MOD(1000*[$Times.J$3];[.$D60]);MOD(1000*[$Times.J$3];[.$D60]));MIN([.$D60]-MOD(1000*[$Times.J$4];[.$D60]);MOD(1000*[$Times.J$4];[.$D60]));MIN([.$D60]-MOD(1000*[$Times.J$5];[.$D60]);MOD(1000*[$Times.J$5];[.$D60]));MIN([.$D60]-MOD(1000*[$Times.J$6];[.$D60]);MOD(1000*[$Times.J$6];[.$D60]));)" office:value-type="currency" office:currency="ns" office:value="17.1927846674182" calcext:value-type="currency">
            <text:p>17ns</text:p>
          </table:table-cell>
          <table:table-cell table:style-name="ce15" table:formula="of:=MAX(MIN([.$D60]-MOD(1000*[$Times.K$3];[.$D60]);MOD(1000*[$Times.K$3];[.$D60]));MIN([.$D60]-MOD(1000*[$Times.K$4];[.$D60]);MOD(1000*[$Times.K$4];[.$D60]));MIN([.$D60]-MOD(1000*[$Times.K$5];[.$D60]);MOD(1000*[$Times.K$5];[.$D60]));MIN([.$D60]-MOD(1000*[$Times.K$6];[.$D60]);MOD(1000*[$Times.K$6];[.$D60]));)" office:value-type="currency" office:currency="ns" office:value="25.4114994363021" calcext:value-type="currency">
            <text:p>25ns</text:p>
          </table:table-cell>
          <table:table-cell table:style-name="ce15" table:formula="of:=MAX(MIN([.$D60]-MOD(1000*[$Times.L$3];[.$D60]);MOD(1000*[$Times.L$3];[.$D60]));MIN([.$D60]-MOD(1000*[$Times.L$4];[.$D60]);MOD(1000*[$Times.L$4];[.$D60]));MIN([.$D60]-MOD(1000*[$Times.L$5];[.$D60]);MOD(1000*[$Times.L$5];[.$D60]));MIN([.$D60]-MOD(1000*[$Times.L$6];[.$D60]);MOD(1000*[$Times.L$6];[.$D60]));)" office:value-type="currency" office:currency="ns" office:value="16.3021420518602" calcext:value-type="currency">
            <text:p>16ns</text:p>
          </table:table-cell>
          <table:table-cell table:style-name="ce15" table:formula="of:=MAX(MIN([.$D60]-MOD(1000*[$Times.M$3];[.$D60]);MOD(1000*[$Times.M$3];[.$D60]));MIN([.$D60]-MOD(1000*[$Times.M$4];[.$D60]);MOD(1000*[$Times.M$4];[.$D60]));MIN([.$D60]-MOD(1000*[$Times.M$5];[.$D60]);MOD(1000*[$Times.M$5];[.$D60]));MIN([.$D60]-MOD(1000*[$Times.M$6];[.$D60]);MOD(1000*[$Times.M$6];[.$D60]));)" office:value-type="currency" office:currency="ns" office:value="25.4114994363021" calcext:value-type="currency">
            <text:p>25ns</text:p>
          </table:table-cell>
          <table:table-cell table:style-name="ce15" table:formula="of:=MAX(MIN([.$D60]-MOD(1000*[$Times.N$3];[.$D60]);MOD(1000*[$Times.N$3];[.$D60]));MIN([.$D60]-MOD(1000*[$Times.N$4];[.$D60]);MOD(1000*[$Times.N$4];[.$D60]));MIN([.$D60]-MOD(1000*[$Times.N$5];[.$D60]);MOD(1000*[$Times.N$5];[.$D60]));MIN([.$D60]-MOD(1000*[$Times.N$6];[.$D60]);MOD(1000*[$Times.N$6];[.$D60]));)" office:value-type="currency" office:currency="ns" office:value="16.3021420518602" calcext:value-type="currency">
            <text:p>16ns</text:p>
          </table:table-cell>
          <table:table-cell table:style-name="ce15" table:formula="of:=MAX(MIN([.$D60]-MOD(1000*[$Times.O$3];[.$D60]);MOD(1000*[$Times.O$3];[.$D60]));MIN([.$D60]-MOD(1000*[$Times.O$4];[.$D60]);MOD(1000*[$Times.O$4];[.$D60]));MIN([.$D60]-MOD(1000*[$Times.O$5];[.$D60]);MOD(1000*[$Times.O$5];[.$D60]));MIN([.$D60]-MOD(1000*[$Times.O$6];[.$D60]);MOD(1000*[$Times.O$6];[.$D60]));)" office:value-type="currency" office:currency="ns" office:value="14.6561443066517" calcext:value-type="currency">
            <text:p>15ns</text:p>
          </table:table-cell>
          <table:table-cell table:style-name="ce15" table:formula="of:=MAX(MIN([.$D60]-MOD(1000*[$Times.P$3];[.$D60]);MOD(1000*[$Times.P$3];[.$D60]));MIN([.$D60]-MOD(1000*[$Times.P$4];[.$D60]);MOD(1000*[$Times.P$4];[.$D60]));MIN([.$D60]-MOD(1000*[$Times.P$5];[.$D60]);MOD(1000*[$Times.P$5];[.$D60]));MIN([.$D60]-MOD(1000*[$Times.P$6];[.$D60]);MOD(1000*[$Times.P$6];[.$D60]));)" office:value-type="currency" office:currency="ns" office:value="16.3021420518602" calcext:value-type="currency">
            <text:p>16ns</text:p>
          </table:table-cell>
          <table:table-cell table:style-name="ce15" table:formula="of:=MAX(MIN([.$D60]-MOD(1000*[$Times.Q$3];[.$D60]);MOD(1000*[$Times.Q$3];[.$D60]));MIN([.$D60]-MOD(1000*[$Times.Q$4];[.$D60]);MOD(1000*[$Times.Q$4];[.$D60]));MIN([.$D60]-MOD(1000*[$Times.Q$5];[.$D60]);MOD(1000*[$Times.Q$5];[.$D60]));MIN([.$D60]-MOD(1000*[$Times.Q$6];[.$D60]);MOD(1000*[$Times.Q$6];[.$D60]));)" office:value-type="currency" office:currency="ns" office:value="25.4114994363021" calcext:value-type="currency">
            <text:p>25ns</text:p>
          </table:table-cell>
          <table:table-cell table:style-name="ce15" table:formula="of:=MAX(MIN([.$D60]-MOD(1000*[$Times.R$3];[.$D60]);MOD(1000*[$Times.R$3];[.$D60]));MIN([.$D60]-MOD(1000*[$Times.R$4];[.$D60]);MOD(1000*[$Times.R$4];[.$D60]));MIN([.$D60]-MOD(1000*[$Times.R$5];[.$D60]);MOD(1000*[$Times.R$5];[.$D60]));MIN([.$D60]-MOD(1000*[$Times.R$6];[.$D60]);MOD(1000*[$Times.R$6];[.$D60]));)" office:value-type="currency" office:currency="ns" office:value="16.3021420518602" calcext:value-type="currency">
            <text:p>16ns</text:p>
          </table:table-cell>
          <table:table-cell table:style-name="ce15" table:formula="of:=MAX(MIN([.$D60]-MOD(1000*[$Times.S$3];[.$D60]);MOD(1000*[$Times.S$3];[.$D60]));MIN([.$D60]-MOD(1000*[$Times.S$4];[.$D60]);MOD(1000*[$Times.S$4];[.$D60]));MIN([.$D60]-MOD(1000*[$Times.S$5];[.$D60]);MOD(1000*[$Times.S$5];[.$D60]));MIN([.$D60]-MOD(1000*[$Times.S$6];[.$D60]);MOD(1000*[$Times.S$6];[.$D60]));)" office:value-type="currency" office:currency="ns" office:value="25.4114994363021" calcext:value-type="currency">
            <text:p>25ns</text:p>
          </table:table-cell>
          <table:table-cell table:style-name="ce15" table:formula="of:=MAX(MIN([.$D60]-MOD(1000*[$Times.T$3];[.$D60]);MOD(1000*[$Times.T$3];[.$D60]));MIN([.$D60]-MOD(1000*[$Times.T$4];[.$D60]);MOD(1000*[$Times.T$4];[.$D60]));MIN([.$D60]-MOD(1000*[$Times.T$5];[.$D60]);MOD(1000*[$Times.T$5];[.$D60]));MIN([.$D60]-MOD(1000*[$Times.T$6];[.$D60]);MOD(1000*[$Times.T$6];[.$D60]));)" office:value-type="currency" office:currency="ns" office:value="16.3021420518602" calcext:value-type="currency">
            <text:p>16ns</text:p>
          </table:table-cell>
          <table:table-cell table:style-name="ce15" table:formula="of:=MAX(MIN([.$D60]-MOD(1000*[$Times.U$3];[.$D60]);MOD(1000*[$Times.U$3];[.$D60]));MIN([.$D60]-MOD(1000*[$Times.U$4];[.$D60]);MOD(1000*[$Times.U$4];[.$D60]));MIN([.$D60]-MOD(1000*[$Times.U$5];[.$D60]);MOD(1000*[$Times.U$5];[.$D60]));MIN([.$D60]-MOD(1000*[$Times.U$6];[.$D60]);MOD(1000*[$Times.U$6];[.$D60]));)" office:value-type="currency" office:currency="ns" office:value="14.6561443066517" calcext:value-type="currency">
            <text:p>15ns</text:p>
          </table:table-cell>
          <table:table-cell table:style-name="ce15" table:formula="of:=MAX(MIN([.$D60]-MOD(1000*[$Times.V$3];[.$D60]);MOD(1000*[$Times.V$3];[.$D60]));MIN([.$D60]-MOD(1000*[$Times.V$4];[.$D60]);MOD(1000*[$Times.V$4];[.$D60]));MIN([.$D60]-MOD(1000*[$Times.V$5];[.$D60]);MOD(1000*[$Times.V$5];[.$D60]));MIN([.$D60]-MOD(1000*[$Times.V$6];[.$D60]);MOD(1000*[$Times.V$6];[.$D60]));)" office:value-type="currency" office:currency="ns" office:value="20.0676437429538" calcext:value-type="currency">
            <text:p>20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7.78" calcext:value-type="currency">
            <text:p>17,78 MHz</text:p>
          </table:table-cell>
          <table:table-cell table:style-name="ce10" table:formula="of:=160/[.A61]" office:value-type="float" office:value="8.99887514060742" calcext:value-type="float">
            <text:p>9,00</text:p>
          </table:table-cell>
          <table:table-cell table:style-name="ce7" table:formula="of:=ROUND(100*[.B61]) = 100*ROUND([.B61])" office:value-type="boolean" office:boolean-value="true" calcext:value-type="boolean">
            <text:p>PRAWDA</text:p>
          </table:table-cell>
          <table:table-cell table:style-name="ce13" table:formula="of:=1000/[.A61]" office:value-type="currency" office:currency="ns" office:value="56.2429696287964" calcext:value-type="currency">
            <text:p>56ns</text:p>
          </table:table-cell>
          <table:table-cell table:style-name="ce20" table:formula="of:=([.I61]-MIN([.I$1:.I60]))" office:value-type="float" office:value="0.0843644544432891" calcext:value-type="float">
            <text:p>0,08</text:p>
          </table:table-cell>
          <table:table-cell table:style-name="ce20" table:formula="of:=IF([.C61]; ([.I61]-MIN([.I$1:.I60]));&quot;&quot;)" office:value-type="float" office:value="0.0843644544432891" calcext:value-type="float">
            <text:p>0,08</text:p>
          </table:table-cell>
          <table:table-cell table:style-name="ce20" table:formula="of:=([.J61]-MIN([.J$1:.J60]))" office:value-type="float" office:value="0.650797612834495" calcext:value-type="float">
            <text:p>0,65</text:p>
          </table:table-cell>
          <table:table-cell table:style-name="ce20" table:formula="of:=([.J61]-MIN([.J$1:.J60]))*[.C61]" office:value-type="float" office:value="0.650797612834495" calcext:value-type="float">
            <text:p>0,65</text:p>
          </table:table-cell>
          <table:table-cell table:style-name="ce17" table:formula="of:=COM.MICROSOFT.MAXIFS([.K61:.XDF61];[.K$2:.XDF$2];&quot;&quot;)" office:value-type="currency" office:currency="ns" office:value="25.0843644544433" calcext:value-type="currency">
            <text:p>25ns</text:p>
          </table:table-cell>
          <table:table-cell table:style-name="ce17" table:formula="of:=MAX([.K61:.XFD61])" office:value-type="currency" office:currency="ns" office:value="26.2992125984252" calcext:value-type="currency">
            <text:p>26ns</text:p>
          </table:table-cell>
          <table:table-cell table:style-name="ce15" table:formula="of:=MAX(MIN([.$D61]-MOD(1000*[$Times.C$3];[.$D61]);MOD(1000*[$Times.C$3];[.$D61]));MIN([.$D61]-MOD(1000*[$Times.C$4];[.$D61]);MOD(1000*[$Times.C$4];[.$D61]));MIN([.$D61]-MOD(1000*[$Times.C$5];[.$D61]);MOD(1000*[$Times.C$5];[.$D61]));MIN([.$D61]-MOD(1000*[$Times.C$6];[.$D61]);MOD(1000*[$Times.C$6];[.$D61]));)" office:value-type="currency" office:currency="ns" office:value="24.7469066366703" calcext:value-type="currency">
            <text:p>25ns</text:p>
          </table:table-cell>
          <table:table-cell table:style-name="ce15" table:formula="of:=MAX(MIN([.$D61]-MOD(1000*[$Times.D$3];[.$D61]);MOD(1000*[$Times.D$3];[.$D61]));MIN([.$D61]-MOD(1000*[$Times.D$4];[.$D61]);MOD(1000*[$Times.D$4];[.$D61]));MIN([.$D61]-MOD(1000*[$Times.D$5];[.$D61]);MOD(1000*[$Times.D$5];[.$D61]));MIN([.$D61]-MOD(1000*[$Times.D$6];[.$D61]);MOD(1000*[$Times.D$6];[.$D61]));)" office:value-type="currency" office:currency="ns" office:value="25.0843644544433" calcext:value-type="currency">
            <text:p>25ns</text:p>
          </table:table-cell>
          <table:table-cell table:style-name="ce15" table:formula="of:=MAX(MIN([.$D61]-MOD(1000*[$Times.E$3];[.$D61]);MOD(1000*[$Times.E$3];[.$D61]));MIN([.$D61]-MOD(1000*[$Times.E$4];[.$D61]);MOD(1000*[$Times.E$4];[.$D61]));MIN([.$D61]-MOD(1000*[$Times.E$5];[.$D61]);MOD(1000*[$Times.E$5];[.$D61]));MIN([.$D61]-MOD(1000*[$Times.E$6];[.$D61]);MOD(1000*[$Times.E$6];[.$D61]));)" office:value-type="currency" office:currency="ns" office:value="12.5984251968505" calcext:value-type="currency">
            <text:p>13ns</text:p>
          </table:table-cell>
          <table:table-cell table:style-name="ce15" table:formula="of:=MAX(MIN([.$D61]-MOD(1000*[$Times.F$3];[.$D61]);MOD(1000*[$Times.F$3];[.$D61]));MIN([.$D61]-MOD(1000*[$Times.F$4];[.$D61]);MOD(1000*[$Times.F$4];[.$D61]));MIN([.$D61]-MOD(1000*[$Times.F$5];[.$D61]);MOD(1000*[$Times.F$5];[.$D61]));MIN([.$D61]-MOD(1000*[$Times.F$6];[.$D61]);MOD(1000*[$Times.F$6];[.$D61]));)" office:value-type="currency" office:currency="ns" office:value="17.5703037120361" calcext:value-type="currency">
            <text:p>18ns</text:p>
          </table:table-cell>
          <table:table-cell table:style-name="ce15" table:formula="of:=MAX(MIN([.$D61]-MOD(1000*[$Times.G$3];[.$D61]);MOD(1000*[$Times.G$3];[.$D61]));MIN([.$D61]-MOD(1000*[$Times.G$4];[.$D61]);MOD(1000*[$Times.G$4];[.$D61]));MIN([.$D61]-MOD(1000*[$Times.G$5];[.$D61]);MOD(1000*[$Times.G$5];[.$D61]));MIN([.$D61]-MOD(1000*[$Times.G$6];[.$D61]);MOD(1000*[$Times.G$6];[.$D61]));)" office:value-type="currency" office:currency="ns" office:value="26.2992125984252" calcext:value-type="currency">
            <text:p>26ns</text:p>
          </table:table-cell>
          <table:table-cell table:style-name="ce15" table:formula="of:=MAX(MIN([.$D61]-MOD(1000*[$Times.H$3];[.$D61]);MOD(1000*[$Times.H$3];[.$D61]));MIN([.$D61]-MOD(1000*[$Times.H$4];[.$D61]);MOD(1000*[$Times.H$4];[.$D61]));MIN([.$D61]-MOD(1000*[$Times.H$5];[.$D61]);MOD(1000*[$Times.H$5];[.$D61]));MIN([.$D61]-MOD(1000*[$Times.H$6];[.$D61]);MOD(1000*[$Times.H$6];[.$D61]));)" office:value-type="currency" office:currency="ns" office:value="18.8413948256468" calcext:value-type="currency">
            <text:p>19ns</text:p>
          </table:table-cell>
          <table:table-cell table:style-name="ce15" table:formula="of:=MAX(MIN([.$D61]-MOD(1000*[$Times.I$3];[.$D61]);MOD(1000*[$Times.I$3];[.$D61]));MIN([.$D61]-MOD(1000*[$Times.I$4];[.$D61]);MOD(1000*[$Times.I$4];[.$D61]));MIN([.$D61]-MOD(1000*[$Times.I$5];[.$D61]);MOD(1000*[$Times.I$5];[.$D61]));MIN([.$D61]-MOD(1000*[$Times.I$6];[.$D61]);MOD(1000*[$Times.I$6];[.$D61]));)" office:value-type="currency" office:currency="ns" office:value="26.2992125984252" calcext:value-type="currency">
            <text:p>26ns</text:p>
          </table:table-cell>
          <table:table-cell table:style-name="ce15" table:formula="of:=MAX(MIN([.$D61]-MOD(1000*[$Times.J$3];[.$D61]);MOD(1000*[$Times.J$3];[.$D61]));MIN([.$D61]-MOD(1000*[$Times.J$4];[.$D61]);MOD(1000*[$Times.J$4];[.$D61]));MIN([.$D61]-MOD(1000*[$Times.J$5];[.$D61]);MOD(1000*[$Times.J$5];[.$D61]));MIN([.$D61]-MOD(1000*[$Times.J$6];[.$D61]);MOD(1000*[$Times.J$6];[.$D61]));)" office:value-type="currency" office:currency="ns" office:value="18.8413948256468" calcext:value-type="currency">
            <text:p>19ns</text:p>
          </table:table-cell>
          <table:table-cell table:style-name="ce15" table:formula="of:=MAX(MIN([.$D61]-MOD(1000*[$Times.K$3];[.$D61]);MOD(1000*[$Times.K$3];[.$D61]));MIN([.$D61]-MOD(1000*[$Times.K$4];[.$D61]);MOD(1000*[$Times.K$4];[.$D61]));MIN([.$D61]-MOD(1000*[$Times.K$5];[.$D61]);MOD(1000*[$Times.K$5];[.$D61]));MIN([.$D61]-MOD(1000*[$Times.K$6];[.$D61]);MOD(1000*[$Times.K$6];[.$D61]));)" office:value-type="currency" office:currency="ns" office:value="26.2992125984252" calcext:value-type="currency">
            <text:p>26ns</text:p>
          </table:table-cell>
          <table:table-cell table:style-name="ce15" table:formula="of:=MAX(MIN([.$D61]-MOD(1000*[$Times.L$3];[.$D61]);MOD(1000*[$Times.L$3];[.$D61]));MIN([.$D61]-MOD(1000*[$Times.L$4];[.$D61]);MOD(1000*[$Times.L$4];[.$D61]));MIN([.$D61]-MOD(1000*[$Times.L$5];[.$D61]);MOD(1000*[$Times.L$5];[.$D61]));MIN([.$D61]-MOD(1000*[$Times.L$6];[.$D61]);MOD(1000*[$Times.L$6];[.$D61]));)" office:value-type="currency" office:currency="ns" office:value="17.5703037120361" calcext:value-type="currency">
            <text:p>18ns</text:p>
          </table:table-cell>
          <table:table-cell table:style-name="ce15" table:formula="of:=MAX(MIN([.$D61]-MOD(1000*[$Times.M$3];[.$D61]);MOD(1000*[$Times.M$3];[.$D61]));MIN([.$D61]-MOD(1000*[$Times.M$4];[.$D61]);MOD(1000*[$Times.M$4];[.$D61]));MIN([.$D61]-MOD(1000*[$Times.M$5];[.$D61]);MOD(1000*[$Times.M$5];[.$D61]));MIN([.$D61]-MOD(1000*[$Times.M$6];[.$D61]);MOD(1000*[$Times.M$6];[.$D61]));)" office:value-type="currency" office:currency="ns" office:value="26.2992125984252" calcext:value-type="currency">
            <text:p>26ns</text:p>
          </table:table-cell>
          <table:table-cell table:style-name="ce15" table:formula="of:=MAX(MIN([.$D61]-MOD(1000*[$Times.N$3];[.$D61]);MOD(1000*[$Times.N$3];[.$D61]));MIN([.$D61]-MOD(1000*[$Times.N$4];[.$D61]);MOD(1000*[$Times.N$4];[.$D61]));MIN([.$D61]-MOD(1000*[$Times.N$5];[.$D61]);MOD(1000*[$Times.N$5];[.$D61]));MIN([.$D61]-MOD(1000*[$Times.N$6];[.$D61]);MOD(1000*[$Times.N$6];[.$D61]));)" office:value-type="currency" office:currency="ns" office:value="17.5703037120361" calcext:value-type="currency">
            <text:p>18ns</text:p>
          </table:table-cell>
          <table:table-cell table:style-name="ce15" table:formula="of:=MAX(MIN([.$D61]-MOD(1000*[$Times.O$3];[.$D61]);MOD(1000*[$Times.O$3];[.$D61]));MIN([.$D61]-MOD(1000*[$Times.O$4];[.$D61]);MOD(1000*[$Times.O$4];[.$D61]));MIN([.$D61]-MOD(1000*[$Times.O$5];[.$D61]);MOD(1000*[$Times.O$5];[.$D61]));MIN([.$D61]-MOD(1000*[$Times.O$6];[.$D61]);MOD(1000*[$Times.O$6];[.$D61]));)" office:value-type="currency" office:currency="ns" office:value="13.7007874015748" calcext:value-type="currency">
            <text:p>14ns</text:p>
          </table:table-cell>
          <table:table-cell table:style-name="ce15" table:formula="of:=MAX(MIN([.$D61]-MOD(1000*[$Times.P$3];[.$D61]);MOD(1000*[$Times.P$3];[.$D61]));MIN([.$D61]-MOD(1000*[$Times.P$4];[.$D61]);MOD(1000*[$Times.P$4];[.$D61]));MIN([.$D61]-MOD(1000*[$Times.P$5];[.$D61]);MOD(1000*[$Times.P$5];[.$D61]));MIN([.$D61]-MOD(1000*[$Times.P$6];[.$D61]);MOD(1000*[$Times.P$6];[.$D61]));)" office:value-type="currency" office:currency="ns" office:value="17.5703037120361" calcext:value-type="currency">
            <text:p>18ns</text:p>
          </table:table-cell>
          <table:table-cell table:style-name="ce15" table:formula="of:=MAX(MIN([.$D61]-MOD(1000*[$Times.Q$3];[.$D61]);MOD(1000*[$Times.Q$3];[.$D61]));MIN([.$D61]-MOD(1000*[$Times.Q$4];[.$D61]);MOD(1000*[$Times.Q$4];[.$D61]));MIN([.$D61]-MOD(1000*[$Times.Q$5];[.$D61]);MOD(1000*[$Times.Q$5];[.$D61]));MIN([.$D61]-MOD(1000*[$Times.Q$6];[.$D61]);MOD(1000*[$Times.Q$6];[.$D61]));)" office:value-type="currency" office:currency="ns" office:value="26.2992125984252" calcext:value-type="currency">
            <text:p>26ns</text:p>
          </table:table-cell>
          <table:table-cell table:style-name="ce15" table:formula="of:=MAX(MIN([.$D61]-MOD(1000*[$Times.R$3];[.$D61]);MOD(1000*[$Times.R$3];[.$D61]));MIN([.$D61]-MOD(1000*[$Times.R$4];[.$D61]);MOD(1000*[$Times.R$4];[.$D61]));MIN([.$D61]-MOD(1000*[$Times.R$5];[.$D61]);MOD(1000*[$Times.R$5];[.$D61]));MIN([.$D61]-MOD(1000*[$Times.R$6];[.$D61]);MOD(1000*[$Times.R$6];[.$D61]));)" office:value-type="currency" office:currency="ns" office:value="17.5703037120361" calcext:value-type="currency">
            <text:p>18ns</text:p>
          </table:table-cell>
          <table:table-cell table:style-name="ce15" table:formula="of:=MAX(MIN([.$D61]-MOD(1000*[$Times.S$3];[.$D61]);MOD(1000*[$Times.S$3];[.$D61]));MIN([.$D61]-MOD(1000*[$Times.S$4];[.$D61]);MOD(1000*[$Times.S$4];[.$D61]));MIN([.$D61]-MOD(1000*[$Times.S$5];[.$D61]);MOD(1000*[$Times.S$5];[.$D61]));MIN([.$D61]-MOD(1000*[$Times.S$6];[.$D61]);MOD(1000*[$Times.S$6];[.$D61]));)" office:value-type="currency" office:currency="ns" office:value="26.2992125984252" calcext:value-type="currency">
            <text:p>26ns</text:p>
          </table:table-cell>
          <table:table-cell table:style-name="ce15" table:formula="of:=MAX(MIN([.$D61]-MOD(1000*[$Times.T$3];[.$D61]);MOD(1000*[$Times.T$3];[.$D61]));MIN([.$D61]-MOD(1000*[$Times.T$4];[.$D61]);MOD(1000*[$Times.T$4];[.$D61]));MIN([.$D61]-MOD(1000*[$Times.T$5];[.$D61]);MOD(1000*[$Times.T$5];[.$D61]));MIN([.$D61]-MOD(1000*[$Times.T$6];[.$D61]);MOD(1000*[$Times.T$6];[.$D61]));)" office:value-type="currency" office:currency="ns" office:value="17.5703037120361" calcext:value-type="currency">
            <text:p>18ns</text:p>
          </table:table-cell>
          <table:table-cell table:style-name="ce15" table:formula="of:=MAX(MIN([.$D61]-MOD(1000*[$Times.U$3];[.$D61]);MOD(1000*[$Times.U$3];[.$D61]));MIN([.$D61]-MOD(1000*[$Times.U$4];[.$D61]);MOD(1000*[$Times.U$4];[.$D61]));MIN([.$D61]-MOD(1000*[$Times.U$5];[.$D61]);MOD(1000*[$Times.U$5];[.$D61]));MIN([.$D61]-MOD(1000*[$Times.U$6];[.$D61]);MOD(1000*[$Times.U$6];[.$D61]));)" office:value-type="currency" office:currency="ns" office:value="13.7007874015748" calcext:value-type="currency">
            <text:p>14ns</text:p>
          </table:table-cell>
          <table:table-cell table:style-name="ce15" table:formula="of:=MAX(MIN([.$D61]-MOD(1000*[$Times.V$3];[.$D61]);MOD(1000*[$Times.V$3];[.$D61]));MIN([.$D61]-MOD(1000*[$Times.V$4];[.$D61]);MOD(1000*[$Times.V$4];[.$D61]));MIN([.$D61]-MOD(1000*[$Times.V$5];[.$D61]);MOD(1000*[$Times.V$5];[.$D61]));MIN([.$D61]-MOD(1000*[$Times.V$6];[.$D61]);MOD(1000*[$Times.V$6];[.$D61]));)" office:value-type="currency" office:currency="ns" office:value="18.785151856018" calcext:value-type="currency">
            <text:p>19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8" calcext:value-type="currency">
            <text:p>18,00 MHz</text:p>
          </table:table-cell>
          <table:table-cell table:style-name="ce10" table:formula="of:=160/[.A62]" office:value-type="float" office:value="8.88888888888889" calcext:value-type="float">
            <text:p>8,89</text:p>
          </table:table-cell>
          <table:table-cell table:style-name="ce7" table:formula="of:=ROUND(100*[.B62]) = 100*ROUND([.B62])" office:value-type="boolean" office:boolean-value="false" calcext:value-type="boolean">
            <text:p>FAŁSZ</text:p>
          </table:table-cell>
          <table:table-cell table:style-name="ce13" table:formula="of:=1000/[.A62]" office:value-type="currency" office:currency="ns" office:value="55.5555555555556" calcext:value-type="currency">
            <text:p>56ns</text:p>
          </table:table-cell>
          <table:table-cell table:style-name="ce20" table:formula="of:=([.I62]-MIN([.I$1:.I61]))" office:value-type="float" office:value="-2.7777777777777" calcext:value-type="float">
            <text:p>-2,78</text:p>
          </table:table-cell>
          <table:table-cell table:style-name="ce20" table:formula="of:=IF([.C62]; ([.I62]-MIN([.I$1:.I61]));&quot;&quot;)">
            <text:p/>
          </table:table-cell>
          <table:table-cell table:style-name="ce20" table:formula="of:=([.J62]-MIN([.J$1:.J61]))" office:value-type="float" office:value="2.12936279218697" calcext:value-type="float">
            <text:p>2,13</text:p>
          </table:table-cell>
          <table:table-cell table:style-name="ce20" table:formula="of:=([.J62]-MIN([.J$1:.J61]))*[.C62]" office:value-type="float" office:value="0" calcext:value-type="float">
            <text:p>0,00</text:p>
          </table:table-cell>
          <table:table-cell table:style-name="ce17" table:formula="of:=COM.MICROSOFT.MAXIFS([.K62:.XDF62];[.K$2:.XDF$2];&quot;&quot;)" office:value-type="currency" office:currency="ns" office:value="22.2222222222223" calcext:value-type="currency">
            <text:p>22ns</text:p>
          </table:table-cell>
          <table:table-cell table:style-name="ce17" table:formula="of:=MAX([.K62:.XFD62])" office:value-type="currency" office:currency="ns" office:value="27.7777777777777" calcext:value-type="currency">
            <text:p>28ns</text:p>
          </table:table-cell>
          <table:table-cell table:style-name="ce15" table:formula="of:=MAX(MIN([.$D62]-MOD(1000*[$Times.C$3];[.$D62]);MOD(1000*[$Times.C$3];[.$D62]));MIN([.$D62]-MOD(1000*[$Times.C$4];[.$D62]);MOD(1000*[$Times.C$4];[.$D62]));MIN([.$D62]-MOD(1000*[$Times.C$5];[.$D62]);MOD(1000*[$Times.C$5];[.$D62]));MIN([.$D62]-MOD(1000*[$Times.C$6];[.$D62]);MOD(1000*[$Times.C$6];[.$D62]));)" office:value-type="currency" office:currency="ns" office:value="22.2222222222223" calcext:value-type="currency">
            <text:p>22ns</text:p>
          </table:table-cell>
          <table:table-cell table:style-name="ce15" table:formula="of:=MAX(MIN([.$D62]-MOD(1000*[$Times.D$3];[.$D62]);MOD(1000*[$Times.D$3];[.$D62]));MIN([.$D62]-MOD(1000*[$Times.D$4];[.$D62]);MOD(1000*[$Times.D$4];[.$D62]));MIN([.$D62]-MOD(1000*[$Times.D$5];[.$D62]);MOD(1000*[$Times.D$5];[.$D62]));MIN([.$D62]-MOD(1000*[$Times.D$6];[.$D62]);MOD(1000*[$Times.D$6];[.$D62]));)" office:value-type="currency" office:currency="ns" office:value="22.2222222222223" calcext:value-type="currency">
            <text:p>22ns</text:p>
          </table:table-cell>
          <table:table-cell table:style-name="ce15" table:formula="of:=MAX(MIN([.$D62]-MOD(1000*[$Times.E$3];[.$D62]);MOD(1000*[$Times.E$3];[.$D62]));MIN([.$D62]-MOD(1000*[$Times.E$4];[.$D62]);MOD(1000*[$Times.E$4];[.$D62]));MIN([.$D62]-MOD(1000*[$Times.E$5];[.$D62]);MOD(1000*[$Times.E$5];[.$D62]));MIN([.$D62]-MOD(1000*[$Times.E$6];[.$D62]);MOD(1000*[$Times.E$6];[.$D62]));)" office:value-type="currency" office:currency="ns" office:value="22.2222222222222" calcext:value-type="currency">
            <text:p>22ns</text:p>
          </table:table-cell>
          <table:table-cell table:style-name="ce15" table:formula="of:=MAX(MIN([.$D62]-MOD(1000*[$Times.F$3];[.$D62]);MOD(1000*[$Times.F$3];[.$D62]));MIN([.$D62]-MOD(1000*[$Times.F$4];[.$D62]);MOD(1000*[$Times.F$4];[.$D62]));MIN([.$D62]-MOD(1000*[$Times.F$5];[.$D62]);MOD(1000*[$Times.F$5];[.$D62]));MIN([.$D62]-MOD(1000*[$Times.F$6];[.$D62]);MOD(1000*[$Times.F$6];[.$D62]));)" office:value-type="currency" office:currency="ns" office:value="24.4444444444445" calcext:value-type="currency">
            <text:p>24ns</text:p>
          </table:table-cell>
          <table:table-cell table:style-name="ce15" table:formula="of:=MAX(MIN([.$D62]-MOD(1000*[$Times.G$3];[.$D62]);MOD(1000*[$Times.G$3];[.$D62]));MIN([.$D62]-MOD(1000*[$Times.G$4];[.$D62]);MOD(1000*[$Times.G$4];[.$D62]));MIN([.$D62]-MOD(1000*[$Times.G$5];[.$D62]);MOD(1000*[$Times.G$5];[.$D62]));MIN([.$D62]-MOD(1000*[$Times.G$6];[.$D62]);MOD(1000*[$Times.G$6];[.$D62]));)" office:value-type="currency" office:currency="ns" office:value="24.4444444444445" calcext:value-type="currency">
            <text:p>24ns</text:p>
          </table:table-cell>
          <table:table-cell table:style-name="ce15" table:formula="of:=MAX(MIN([.$D62]-MOD(1000*[$Times.H$3];[.$D62]);MOD(1000*[$Times.H$3];[.$D62]));MIN([.$D62]-MOD(1000*[$Times.H$4];[.$D62]);MOD(1000*[$Times.H$4];[.$D62]));MIN([.$D62]-MOD(1000*[$Times.H$5];[.$D62]);MOD(1000*[$Times.H$5];[.$D62]));MIN([.$D62]-MOD(1000*[$Times.H$6];[.$D62]);MOD(1000*[$Times.H$6];[.$D62]));)" office:value-type="currency" office:currency="ns" office:value="27.7777777777777" calcext:value-type="currency">
            <text:p>28ns</text:p>
          </table:table-cell>
          <table:table-cell table:style-name="ce15" table:formula="of:=MAX(MIN([.$D62]-MOD(1000*[$Times.I$3];[.$D62]);MOD(1000*[$Times.I$3];[.$D62]));MIN([.$D62]-MOD(1000*[$Times.I$4];[.$D62]);MOD(1000*[$Times.I$4];[.$D62]));MIN([.$D62]-MOD(1000*[$Times.I$5];[.$D62]);MOD(1000*[$Times.I$5];[.$D62]));MIN([.$D62]-MOD(1000*[$Times.I$6];[.$D62]);MOD(1000*[$Times.I$6];[.$D62]));)" office:value-type="currency" office:currency="ns" office:value="24.4444444444445" calcext:value-type="currency">
            <text:p>24ns</text:p>
          </table:table-cell>
          <table:table-cell table:style-name="ce15" table:formula="of:=MAX(MIN([.$D62]-MOD(1000*[$Times.J$3];[.$D62]);MOD(1000*[$Times.J$3];[.$D62]));MIN([.$D62]-MOD(1000*[$Times.J$4];[.$D62]);MOD(1000*[$Times.J$4];[.$D62]));MIN([.$D62]-MOD(1000*[$Times.J$5];[.$D62]);MOD(1000*[$Times.J$5];[.$D62]));MIN([.$D62]-MOD(1000*[$Times.J$6];[.$D62]);MOD(1000*[$Times.J$6];[.$D62]));)" office:value-type="currency" office:currency="ns" office:value="27.7777777777777" calcext:value-type="currency">
            <text:p>28ns</text:p>
          </table:table-cell>
          <table:table-cell table:style-name="ce15" table:formula="of:=MAX(MIN([.$D62]-MOD(1000*[$Times.K$3];[.$D62]);MOD(1000*[$Times.K$3];[.$D62]));MIN([.$D62]-MOD(1000*[$Times.K$4];[.$D62]);MOD(1000*[$Times.K$4];[.$D62]));MIN([.$D62]-MOD(1000*[$Times.K$5];[.$D62]);MOD(1000*[$Times.K$5];[.$D62]));MIN([.$D62]-MOD(1000*[$Times.K$6];[.$D62]);MOD(1000*[$Times.K$6];[.$D62]));)" office:value-type="currency" office:currency="ns" office:value="24.4444444444445" calcext:value-type="currency">
            <text:p>24ns</text:p>
          </table:table-cell>
          <table:table-cell table:style-name="ce15" table:formula="of:=MAX(MIN([.$D62]-MOD(1000*[$Times.L$3];[.$D62]);MOD(1000*[$Times.L$3];[.$D62]));MIN([.$D62]-MOD(1000*[$Times.L$4];[.$D62]);MOD(1000*[$Times.L$4];[.$D62]));MIN([.$D62]-MOD(1000*[$Times.L$5];[.$D62]);MOD(1000*[$Times.L$5];[.$D62]));MIN([.$D62]-MOD(1000*[$Times.L$6];[.$D62]);MOD(1000*[$Times.L$6];[.$D62]));)" office:value-type="currency" office:currency="ns" office:value="24.4444444444445" calcext:value-type="currency">
            <text:p>24ns</text:p>
          </table:table-cell>
          <table:table-cell table:style-name="ce15" table:formula="of:=MAX(MIN([.$D62]-MOD(1000*[$Times.M$3];[.$D62]);MOD(1000*[$Times.M$3];[.$D62]));MIN([.$D62]-MOD(1000*[$Times.M$4];[.$D62]);MOD(1000*[$Times.M$4];[.$D62]));MIN([.$D62]-MOD(1000*[$Times.M$5];[.$D62]);MOD(1000*[$Times.M$5];[.$D62]));MIN([.$D62]-MOD(1000*[$Times.M$6];[.$D62]);MOD(1000*[$Times.M$6];[.$D62]));)" office:value-type="currency" office:currency="ns" office:value="24.4444444444445" calcext:value-type="currency">
            <text:p>24ns</text:p>
          </table:table-cell>
          <table:table-cell table:style-name="ce15" table:formula="of:=MAX(MIN([.$D62]-MOD(1000*[$Times.N$3];[.$D62]);MOD(1000*[$Times.N$3];[.$D62]));MIN([.$D62]-MOD(1000*[$Times.N$4];[.$D62]);MOD(1000*[$Times.N$4];[.$D62]));MIN([.$D62]-MOD(1000*[$Times.N$5];[.$D62]);MOD(1000*[$Times.N$5];[.$D62]));MIN([.$D62]-MOD(1000*[$Times.N$6];[.$D62]);MOD(1000*[$Times.N$6];[.$D62]));)" office:value-type="currency" office:currency="ns" office:value="24.4444444444445" calcext:value-type="currency">
            <text:p>24ns</text:p>
          </table:table-cell>
          <table:table-cell table:style-name="ce15" table:formula="of:=MAX(MIN([.$D62]-MOD(1000*[$Times.O$3];[.$D62]);MOD(1000*[$Times.O$3];[.$D62]));MIN([.$D62]-MOD(1000*[$Times.O$4];[.$D62]);MOD(1000*[$Times.O$4];[.$D62]));MIN([.$D62]-MOD(1000*[$Times.O$5];[.$D62]);MOD(1000*[$Times.O$5];[.$D62]));MIN([.$D62]-MOD(1000*[$Times.O$6];[.$D62]);MOD(1000*[$Times.O$6];[.$D62]));)" office:value-type="currency" office:currency="ns" office:value="8.88888888888893" calcext:value-type="currency">
            <text:p>9ns</text:p>
          </table:table-cell>
          <table:table-cell table:style-name="ce15" table:formula="of:=MAX(MIN([.$D62]-MOD(1000*[$Times.P$3];[.$D62]);MOD(1000*[$Times.P$3];[.$D62]));MIN([.$D62]-MOD(1000*[$Times.P$4];[.$D62]);MOD(1000*[$Times.P$4];[.$D62]));MIN([.$D62]-MOD(1000*[$Times.P$5];[.$D62]);MOD(1000*[$Times.P$5];[.$D62]));MIN([.$D62]-MOD(1000*[$Times.P$6];[.$D62]);MOD(1000*[$Times.P$6];[.$D62]));)" office:value-type="currency" office:currency="ns" office:value="24.4444444444445" calcext:value-type="currency">
            <text:p>24ns</text:p>
          </table:table-cell>
          <table:table-cell table:style-name="ce15" table:formula="of:=MAX(MIN([.$D62]-MOD(1000*[$Times.Q$3];[.$D62]);MOD(1000*[$Times.Q$3];[.$D62]));MIN([.$D62]-MOD(1000*[$Times.Q$4];[.$D62]);MOD(1000*[$Times.Q$4];[.$D62]));MIN([.$D62]-MOD(1000*[$Times.Q$5];[.$D62]);MOD(1000*[$Times.Q$5];[.$D62]));MIN([.$D62]-MOD(1000*[$Times.Q$6];[.$D62]);MOD(1000*[$Times.Q$6];[.$D62]));)" office:value-type="currency" office:currency="ns" office:value="24.4444444444445" calcext:value-type="currency">
            <text:p>24ns</text:p>
          </table:table-cell>
          <table:table-cell table:style-name="ce15" table:formula="of:=MAX(MIN([.$D62]-MOD(1000*[$Times.R$3];[.$D62]);MOD(1000*[$Times.R$3];[.$D62]));MIN([.$D62]-MOD(1000*[$Times.R$4];[.$D62]);MOD(1000*[$Times.R$4];[.$D62]));MIN([.$D62]-MOD(1000*[$Times.R$5];[.$D62]);MOD(1000*[$Times.R$5];[.$D62]));MIN([.$D62]-MOD(1000*[$Times.R$6];[.$D62]);MOD(1000*[$Times.R$6];[.$D62]));)" office:value-type="currency" office:currency="ns" office:value="24.4444444444445" calcext:value-type="currency">
            <text:p>24ns</text:p>
          </table:table-cell>
          <table:table-cell table:style-name="ce15" table:formula="of:=MAX(MIN([.$D62]-MOD(1000*[$Times.S$3];[.$D62]);MOD(1000*[$Times.S$3];[.$D62]));MIN([.$D62]-MOD(1000*[$Times.S$4];[.$D62]);MOD(1000*[$Times.S$4];[.$D62]));MIN([.$D62]-MOD(1000*[$Times.S$5];[.$D62]);MOD(1000*[$Times.S$5];[.$D62]));MIN([.$D62]-MOD(1000*[$Times.S$6];[.$D62]);MOD(1000*[$Times.S$6];[.$D62]));)" office:value-type="currency" office:currency="ns" office:value="24.4444444444445" calcext:value-type="currency">
            <text:p>24ns</text:p>
          </table:table-cell>
          <table:table-cell table:style-name="ce15" table:formula="of:=MAX(MIN([.$D62]-MOD(1000*[$Times.T$3];[.$D62]);MOD(1000*[$Times.T$3];[.$D62]));MIN([.$D62]-MOD(1000*[$Times.T$4];[.$D62]);MOD(1000*[$Times.T$4];[.$D62]));MIN([.$D62]-MOD(1000*[$Times.T$5];[.$D62]);MOD(1000*[$Times.T$5];[.$D62]));MIN([.$D62]-MOD(1000*[$Times.T$6];[.$D62]);MOD(1000*[$Times.T$6];[.$D62]));)" office:value-type="currency" office:currency="ns" office:value="24.4444444444445" calcext:value-type="currency">
            <text:p>24ns</text:p>
          </table:table-cell>
          <table:table-cell table:style-name="ce15" table:formula="of:=MAX(MIN([.$D62]-MOD(1000*[$Times.U$3];[.$D62]);MOD(1000*[$Times.U$3];[.$D62]));MIN([.$D62]-MOD(1000*[$Times.U$4];[.$D62]);MOD(1000*[$Times.U$4];[.$D62]));MIN([.$D62]-MOD(1000*[$Times.U$5];[.$D62]);MOD(1000*[$Times.U$5];[.$D62]));MIN([.$D62]-MOD(1000*[$Times.U$6];[.$D62]);MOD(1000*[$Times.U$6];[.$D62]));)" office:value-type="currency" office:currency="ns" office:value="8.88888888888893" calcext:value-type="currency">
            <text:p>9ns</text:p>
          </table:table-cell>
          <table:table-cell table:style-name="ce15" table:formula="of:=MAX(MIN([.$D62]-MOD(1000*[$Times.V$3];[.$D62]);MOD(1000*[$Times.V$3];[.$D62]));MIN([.$D62]-MOD(1000*[$Times.V$4];[.$D62]);MOD(1000*[$Times.V$4];[.$D62]));MIN([.$D62]-MOD(1000*[$Times.V$5];[.$D62]);MOD(1000*[$Times.V$5];[.$D62]));MIN([.$D62]-MOD(1000*[$Times.V$6];[.$D62]);MOD(1000*[$Times.V$6];[.$D62]));)" office:value-type="currency" office:currency="ns" office:value="22.2222222222222" calcext:value-type="currency">
            <text:p>22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8.12" calcext:value-type="currency">
            <text:p>18,12 MHz</text:p>
          </table:table-cell>
          <table:table-cell table:style-name="ce10" table:formula="of:=160/[.A63]" office:value-type="float" office:value="8.83002207505519" calcext:value-type="float">
            <text:p>8,83</text:p>
          </table:table-cell>
          <table:table-cell table:style-name="ce7" table:formula="of:=ROUND(100*[.B63]) = 100*ROUND([.B63])" office:value-type="boolean" office:boolean-value="false" calcext:value-type="boolean">
            <text:p>FAŁSZ</text:p>
          </table:table-cell>
          <table:table-cell table:style-name="ce13" table:formula="of:=1000/[.A63]" office:value-type="currency" office:currency="ns" office:value="55.1876379690949" calcext:value-type="currency">
            <text:p>55ns</text:p>
          </table:table-cell>
          <table:table-cell table:style-name="ce20" table:formula="of:=([.I63]-MIN([.I$1:.I62]))" office:value-type="float" office:value="5.15084621044876" calcext:value-type="float">
            <text:p>5,15</text:p>
          </table:table-cell>
          <table:table-cell table:style-name="ce20" table:formula="of:=IF([.C63]; ([.I63]-MIN([.I$1:.I62]));&quot;&quot;)">
            <text:p/>
          </table:table-cell>
          <table:table-cell table:style-name="ce20" table:formula="of:=([.J63]-MIN([.J$1:.J62]))" office:value-type="float" office:value="1.72465344708031" calcext:value-type="float">
            <text:p>1,72</text:p>
          </table:table-cell>
          <table:table-cell table:style-name="ce20" table:formula="of:=([.J63]-MIN([.J$1:.J62]))*[.C63]" office:value-type="float" office:value="0" calcext:value-type="float">
            <text:p>0,00</text:p>
          </table:table-cell>
          <table:table-cell table:style-name="ce17" table:formula="of:=COM.MICROSOFT.MAXIFS([.K63:.XDF63];[.K$2:.XDF$2];&quot;&quot;)" office:value-type="currency" office:currency="ns" office:value="27.3730684326711" calcext:value-type="currency">
            <text:p>27ns</text:p>
          </table:table-cell>
          <table:table-cell table:style-name="ce17" table:formula="of:=MAX([.K63:.XFD63])" office:value-type="currency" office:currency="ns" office:value="27.3730684326711" calcext:value-type="currency">
            <text:p>27ns</text:p>
          </table:table-cell>
          <table:table-cell table:style-name="ce15" table:formula="of:=MAX(MIN([.$D63]-MOD(1000*[$Times.C$3];[.$D63]);MOD(1000*[$Times.C$3];[.$D63]));MIN([.$D63]-MOD(1000*[$Times.C$4];[.$D63]);MOD(1000*[$Times.C$4];[.$D63]));MIN([.$D63]-MOD(1000*[$Times.C$5];[.$D63]);MOD(1000*[$Times.C$5];[.$D63]));MIN([.$D63]-MOD(1000*[$Times.C$6];[.$D63]);MOD(1000*[$Times.C$6];[.$D63]));)" office:value-type="currency" office:currency="ns" office:value="24.5033112582781" calcext:value-type="currency">
            <text:p>25ns</text:p>
          </table:table-cell>
          <table:table-cell table:style-name="ce15" table:formula="of:=MAX(MIN([.$D63]-MOD(1000*[$Times.D$3];[.$D63]);MOD(1000*[$Times.D$3];[.$D63]));MIN([.$D63]-MOD(1000*[$Times.D$4];[.$D63]);MOD(1000*[$Times.D$4];[.$D63]));MIN([.$D63]-MOD(1000*[$Times.D$5];[.$D63]);MOD(1000*[$Times.D$5];[.$D63]));MIN([.$D63]-MOD(1000*[$Times.D$6];[.$D63]);MOD(1000*[$Times.D$6];[.$D63]));)" office:value-type="currency" office:currency="ns" office:value="27.3730684326711" calcext:value-type="currency">
            <text:p>27ns</text:p>
          </table:table-cell>
          <table:table-cell table:style-name="ce15" table:formula="of:=MAX(MIN([.$D63]-MOD(1000*[$Times.E$3];[.$D63]);MOD(1000*[$Times.E$3];[.$D63]));MIN([.$D63]-MOD(1000*[$Times.E$4];[.$D63]);MOD(1000*[$Times.E$4];[.$D63]));MIN([.$D63]-MOD(1000*[$Times.E$5];[.$D63]);MOD(1000*[$Times.E$5];[.$D63]));MIN([.$D63]-MOD(1000*[$Times.E$6];[.$D63]);MOD(1000*[$Times.E$6];[.$D63]));)" office:value-type="currency" office:currency="ns" office:value="27.3730684326711" calcext:value-type="currency">
            <text:p>27ns</text:p>
          </table:table-cell>
          <table:table-cell table:style-name="ce15" table:formula="of:=MAX(MIN([.$D63]-MOD(1000*[$Times.F$3];[.$D63]);MOD(1000*[$Times.F$3];[.$D63]));MIN([.$D63]-MOD(1000*[$Times.F$4];[.$D63]);MOD(1000*[$Times.F$4];[.$D63]));MIN([.$D63]-MOD(1000*[$Times.F$5];[.$D63]);MOD(1000*[$Times.F$5];[.$D63]));MIN([.$D63]-MOD(1000*[$Times.F$6];[.$D63]);MOD(1000*[$Times.F$6];[.$D63]));)" office:value-type="currency" office:currency="ns" office:value="27.0640176600441" calcext:value-type="currency">
            <text:p>27ns</text:p>
          </table:table-cell>
          <table:table-cell table:style-name="ce15" table:formula="of:=MAX(MIN([.$D63]-MOD(1000*[$Times.G$3];[.$D63]);MOD(1000*[$Times.G$3];[.$D63]));MIN([.$D63]-MOD(1000*[$Times.G$4];[.$D63]);MOD(1000*[$Times.G$4];[.$D63]));MIN([.$D63]-MOD(1000*[$Times.G$5];[.$D63]);MOD(1000*[$Times.G$5];[.$D63]));MIN([.$D63]-MOD(1000*[$Times.G$6];[.$D63]);MOD(1000*[$Times.G$6];[.$D63]));)" office:value-type="currency" office:currency="ns" office:value="21.5011037527594" calcext:value-type="currency">
            <text:p>22ns</text:p>
          </table:table-cell>
          <table:table-cell table:style-name="ce15" table:formula="of:=MAX(MIN([.$D63]-MOD(1000*[$Times.H$3];[.$D63]);MOD(1000*[$Times.H$3];[.$D63]));MIN([.$D63]-MOD(1000*[$Times.H$4];[.$D63]);MOD(1000*[$Times.H$4];[.$D63]));MIN([.$D63]-MOD(1000*[$Times.H$5];[.$D63]);MOD(1000*[$Times.H$5];[.$D63]));MIN([.$D63]-MOD(1000*[$Times.H$6];[.$D63]);MOD(1000*[$Times.H$6];[.$D63]));)" office:value-type="currency" office:currency="ns" office:value="22.626931567329" calcext:value-type="currency">
            <text:p>23ns</text:p>
          </table:table-cell>
          <table:table-cell table:style-name="ce15" table:formula="of:=MAX(MIN([.$D63]-MOD(1000*[$Times.I$3];[.$D63]);MOD(1000*[$Times.I$3];[.$D63]));MIN([.$D63]-MOD(1000*[$Times.I$4];[.$D63]);MOD(1000*[$Times.I$4];[.$D63]));MIN([.$D63]-MOD(1000*[$Times.I$5];[.$D63]);MOD(1000*[$Times.I$5];[.$D63]));MIN([.$D63]-MOD(1000*[$Times.I$6];[.$D63]);MOD(1000*[$Times.I$6];[.$D63]));)" office:value-type="currency" office:currency="ns" office:value="21.5011037527594" calcext:value-type="currency">
            <text:p>22ns</text:p>
          </table:table-cell>
          <table:table-cell table:style-name="ce15" table:formula="of:=MAX(MIN([.$D63]-MOD(1000*[$Times.J$3];[.$D63]);MOD(1000*[$Times.J$3];[.$D63]));MIN([.$D63]-MOD(1000*[$Times.J$4];[.$D63]);MOD(1000*[$Times.J$4];[.$D63]));MIN([.$D63]-MOD(1000*[$Times.J$5];[.$D63]);MOD(1000*[$Times.J$5];[.$D63]));MIN([.$D63]-MOD(1000*[$Times.J$6];[.$D63]);MOD(1000*[$Times.J$6];[.$D63]));)" office:value-type="currency" office:currency="ns" office:value="22.626931567329" calcext:value-type="currency">
            <text:p>23ns</text:p>
          </table:table-cell>
          <table:table-cell table:style-name="ce15" table:formula="of:=MAX(MIN([.$D63]-MOD(1000*[$Times.K$3];[.$D63]);MOD(1000*[$Times.K$3];[.$D63]));MIN([.$D63]-MOD(1000*[$Times.K$4];[.$D63]);MOD(1000*[$Times.K$4];[.$D63]));MIN([.$D63]-MOD(1000*[$Times.K$5];[.$D63]);MOD(1000*[$Times.K$5];[.$D63]));MIN([.$D63]-MOD(1000*[$Times.K$6];[.$D63]);MOD(1000*[$Times.K$6];[.$D63]));)" office:value-type="currency" office:currency="ns" office:value="21.5011037527594" calcext:value-type="currency">
            <text:p>22ns</text:p>
          </table:table-cell>
          <table:table-cell table:style-name="ce15" table:formula="of:=MAX(MIN([.$D63]-MOD(1000*[$Times.L$3];[.$D63]);MOD(1000*[$Times.L$3];[.$D63]));MIN([.$D63]-MOD(1000*[$Times.L$4];[.$D63]);MOD(1000*[$Times.L$4];[.$D63]));MIN([.$D63]-MOD(1000*[$Times.L$5];[.$D63]);MOD(1000*[$Times.L$5];[.$D63]));MIN([.$D63]-MOD(1000*[$Times.L$6];[.$D63]);MOD(1000*[$Times.L$6];[.$D63]));)" office:value-type="currency" office:currency="ns" office:value="27.0640176600441" calcext:value-type="currency">
            <text:p>27ns</text:p>
          </table:table-cell>
          <table:table-cell table:style-name="ce15" table:formula="of:=MAX(MIN([.$D63]-MOD(1000*[$Times.M$3];[.$D63]);MOD(1000*[$Times.M$3];[.$D63]));MIN([.$D63]-MOD(1000*[$Times.M$4];[.$D63]);MOD(1000*[$Times.M$4];[.$D63]));MIN([.$D63]-MOD(1000*[$Times.M$5];[.$D63]);MOD(1000*[$Times.M$5];[.$D63]));MIN([.$D63]-MOD(1000*[$Times.M$6];[.$D63]);MOD(1000*[$Times.M$6];[.$D63]));)" office:value-type="currency" office:currency="ns" office:value="21.5011037527594" calcext:value-type="currency">
            <text:p>22ns</text:p>
          </table:table-cell>
          <table:table-cell table:style-name="ce15" table:formula="of:=MAX(MIN([.$D63]-MOD(1000*[$Times.N$3];[.$D63]);MOD(1000*[$Times.N$3];[.$D63]));MIN([.$D63]-MOD(1000*[$Times.N$4];[.$D63]);MOD(1000*[$Times.N$4];[.$D63]));MIN([.$D63]-MOD(1000*[$Times.N$5];[.$D63]);MOD(1000*[$Times.N$5];[.$D63]));MIN([.$D63]-MOD(1000*[$Times.N$6];[.$D63]);MOD(1000*[$Times.N$6];[.$D63]));)" office:value-type="currency" office:currency="ns" office:value="27.0640176600441" calcext:value-type="currency">
            <text:p>27ns</text:p>
          </table:table-cell>
          <table:table-cell table:style-name="ce15" table:formula="of:=MAX(MIN([.$D63]-MOD(1000*[$Times.O$3];[.$D63]);MOD(1000*[$Times.O$3];[.$D63]));MIN([.$D63]-MOD(1000*[$Times.O$4];[.$D63]);MOD(1000*[$Times.O$4];[.$D63]));MIN([.$D63]-MOD(1000*[$Times.O$5];[.$D63]);MOD(1000*[$Times.O$5];[.$D63]));MIN([.$D63]-MOD(1000*[$Times.O$6];[.$D63]);MOD(1000*[$Times.O$6];[.$D63]));)" office:value-type="currency" office:currency="ns" office:value="6.62251655629143" calcext:value-type="currency">
            <text:p>7ns</text:p>
          </table:table-cell>
          <table:table-cell table:style-name="ce15" table:formula="of:=MAX(MIN([.$D63]-MOD(1000*[$Times.P$3];[.$D63]);MOD(1000*[$Times.P$3];[.$D63]));MIN([.$D63]-MOD(1000*[$Times.P$4];[.$D63]);MOD(1000*[$Times.P$4];[.$D63]));MIN([.$D63]-MOD(1000*[$Times.P$5];[.$D63]);MOD(1000*[$Times.P$5];[.$D63]));MIN([.$D63]-MOD(1000*[$Times.P$6];[.$D63]);MOD(1000*[$Times.P$6];[.$D63]));)" office:value-type="currency" office:currency="ns" office:value="27.0640176600441" calcext:value-type="currency">
            <text:p>27ns</text:p>
          </table:table-cell>
          <table:table-cell table:style-name="ce15" table:formula="of:=MAX(MIN([.$D63]-MOD(1000*[$Times.Q$3];[.$D63]);MOD(1000*[$Times.Q$3];[.$D63]));MIN([.$D63]-MOD(1000*[$Times.Q$4];[.$D63]);MOD(1000*[$Times.Q$4];[.$D63]));MIN([.$D63]-MOD(1000*[$Times.Q$5];[.$D63]);MOD(1000*[$Times.Q$5];[.$D63]));MIN([.$D63]-MOD(1000*[$Times.Q$6];[.$D63]);MOD(1000*[$Times.Q$6];[.$D63]));)" office:value-type="currency" office:currency="ns" office:value="21.5011037527594" calcext:value-type="currency">
            <text:p>22ns</text:p>
          </table:table-cell>
          <table:table-cell table:style-name="ce15" table:formula="of:=MAX(MIN([.$D63]-MOD(1000*[$Times.R$3];[.$D63]);MOD(1000*[$Times.R$3];[.$D63]));MIN([.$D63]-MOD(1000*[$Times.R$4];[.$D63]);MOD(1000*[$Times.R$4];[.$D63]));MIN([.$D63]-MOD(1000*[$Times.R$5];[.$D63]);MOD(1000*[$Times.R$5];[.$D63]));MIN([.$D63]-MOD(1000*[$Times.R$6];[.$D63]);MOD(1000*[$Times.R$6];[.$D63]));)" office:value-type="currency" office:currency="ns" office:value="27.0640176600441" calcext:value-type="currency">
            <text:p>27ns</text:p>
          </table:table-cell>
          <table:table-cell table:style-name="ce15" table:formula="of:=MAX(MIN([.$D63]-MOD(1000*[$Times.S$3];[.$D63]);MOD(1000*[$Times.S$3];[.$D63]));MIN([.$D63]-MOD(1000*[$Times.S$4];[.$D63]);MOD(1000*[$Times.S$4];[.$D63]));MIN([.$D63]-MOD(1000*[$Times.S$5];[.$D63]);MOD(1000*[$Times.S$5];[.$D63]));MIN([.$D63]-MOD(1000*[$Times.S$6];[.$D63]);MOD(1000*[$Times.S$6];[.$D63]));)" office:value-type="currency" office:currency="ns" office:value="21.5011037527594" calcext:value-type="currency">
            <text:p>22ns</text:p>
          </table:table-cell>
          <table:table-cell table:style-name="ce15" table:formula="of:=MAX(MIN([.$D63]-MOD(1000*[$Times.T$3];[.$D63]);MOD(1000*[$Times.T$3];[.$D63]));MIN([.$D63]-MOD(1000*[$Times.T$4];[.$D63]);MOD(1000*[$Times.T$4];[.$D63]));MIN([.$D63]-MOD(1000*[$Times.T$5];[.$D63]);MOD(1000*[$Times.T$5];[.$D63]));MIN([.$D63]-MOD(1000*[$Times.T$6];[.$D63]);MOD(1000*[$Times.T$6];[.$D63]));)" office:value-type="currency" office:currency="ns" office:value="27.0640176600441" calcext:value-type="currency">
            <text:p>27ns</text:p>
          </table:table-cell>
          <table:table-cell table:style-name="ce15" table:formula="of:=MAX(MIN([.$D63]-MOD(1000*[$Times.U$3];[.$D63]);MOD(1000*[$Times.U$3];[.$D63]));MIN([.$D63]-MOD(1000*[$Times.U$4];[.$D63]);MOD(1000*[$Times.U$4];[.$D63]));MIN([.$D63]-MOD(1000*[$Times.U$5];[.$D63]);MOD(1000*[$Times.U$5];[.$D63]));MIN([.$D63]-MOD(1000*[$Times.U$6];[.$D63]);MOD(1000*[$Times.U$6];[.$D63]));)" office:value-type="currency" office:currency="ns" office:value="6.62251655629143" calcext:value-type="currency">
            <text:p>7ns</text:p>
          </table:table-cell>
          <table:table-cell table:style-name="ce15" table:formula="of:=MAX(MIN([.$D63]-MOD(1000*[$Times.V$3];[.$D63]);MOD(1000*[$Times.V$3];[.$D63]));MIN([.$D63]-MOD(1000*[$Times.V$4];[.$D63]);MOD(1000*[$Times.V$4];[.$D63]));MIN([.$D63]-MOD(1000*[$Times.V$5];[.$D63]);MOD(1000*[$Times.V$5];[.$D63]));MIN([.$D63]-MOD(1000*[$Times.V$6];[.$D63]);MOD(1000*[$Times.V$6];[.$D63]));)" office:value-type="currency" office:currency="ns" office:value="24.0618101545254" calcext:value-type="currency">
            <text:p>24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8.51" calcext:value-type="currency">
            <text:p>18,51 MHz</text:p>
          </table:table-cell>
          <table:table-cell table:style-name="ce10" table:formula="of:=160/[.A64]" office:value-type="float" office:value="8.64397622906537" calcext:value-type="float">
            <text:p>8,64</text:p>
          </table:table-cell>
          <table:table-cell table:style-name="ce7" table:formula="of:=ROUND(100*[.B64]) = 100*ROUND([.B64])" office:value-type="boolean" office:boolean-value="false" calcext:value-type="boolean">
            <text:p>FAŁSZ</text:p>
          </table:table-cell>
          <table:table-cell table:style-name="ce13" table:formula="of:=1000/[.A64]" office:value-type="currency" office:currency="ns" office:value="54.0248514316586" calcext:value-type="currency">
            <text:p>54ns</text:p>
          </table:table-cell>
          <table:table-cell table:style-name="ce20" table:formula="of:=([.I64]-MIN([.I$1:.I63]))" office:value-type="float" office:value="3.62866918782633" calcext:value-type="float">
            <text:p>3,63</text:p>
          </table:table-cell>
          <table:table-cell table:style-name="ce20" table:formula="of:=IF([.C64]; ([.I64]-MIN([.I$1:.I63]));&quot;&quot;)">
            <text:p/>
          </table:table-cell>
          <table:table-cell table:style-name="ce20" table:formula="of:=([.J64]-MIN([.J$1:.J63]))" office:value-type="float" office:value="0.823762215921974" calcext:value-type="float">
            <text:p>0,82</text:p>
          </table:table-cell>
          <table:table-cell table:style-name="ce20" table:formula="of:=([.J64]-MIN([.J$1:.J63]))*[.C64]" office:value-type="float" office:value="0" calcext:value-type="float">
            <text:p>0,00</text:p>
          </table:table-cell>
          <table:table-cell table:style-name="ce17" table:formula="of:=COM.MICROSOFT.MAXIFS([.K64:.XDF64];[.K$2:.XDF$2];&quot;&quot;)" office:value-type="currency" office:currency="ns" office:value="25.8508914100486" calcext:value-type="currency">
            <text:p>26ns</text:p>
          </table:table-cell>
          <table:table-cell table:style-name="ce17" table:formula="of:=MAX([.K64:.XFD64])" office:value-type="currency" office:currency="ns" office:value="26.4721772015127" calcext:value-type="currency">
            <text:p>26ns</text:p>
          </table:table-cell>
          <table:table-cell table:style-name="ce15" table:formula="of:=MAX(MIN([.$D64]-MOD(1000*[$Times.C$3];[.$D64]);MOD(1000*[$Times.C$3];[.$D64]));MIN([.$D64]-MOD(1000*[$Times.C$4];[.$D64]);MOD(1000*[$Times.C$4];[.$D64]));MIN([.$D64]-MOD(1000*[$Times.C$5];[.$D64]);MOD(1000*[$Times.C$5];[.$D64]));MIN([.$D64]-MOD(1000*[$Times.C$6];[.$D64]);MOD(1000*[$Times.C$6];[.$D64]));)" office:value-type="currency" office:currency="ns" office:value="13.7763371150729" calcext:value-type="currency">
            <text:p>14ns</text:p>
          </table:table-cell>
          <table:table-cell table:style-name="ce15" table:formula="of:=MAX(MIN([.$D64]-MOD(1000*[$Times.D$3];[.$D64]);MOD(1000*[$Times.D$3];[.$D64]));MIN([.$D64]-MOD(1000*[$Times.D$4];[.$D64]);MOD(1000*[$Times.D$4];[.$D64]));MIN([.$D64]-MOD(1000*[$Times.D$5];[.$D64]);MOD(1000*[$Times.D$5];[.$D64]));MIN([.$D64]-MOD(1000*[$Times.D$6];[.$D64]);MOD(1000*[$Times.D$6];[.$D64]));)" office:value-type="currency" office:currency="ns" office:value="25.8508914100486" calcext:value-type="currency">
            <text:p>26ns</text:p>
          </table:table-cell>
          <table:table-cell table:style-name="ce15" table:formula="of:=MAX(MIN([.$D64]-MOD(1000*[$Times.E$3];[.$D64]);MOD(1000*[$Times.E$3];[.$D64]));MIN([.$D64]-MOD(1000*[$Times.E$4];[.$D64]);MOD(1000*[$Times.E$4];[.$D64]));MIN([.$D64]-MOD(1000*[$Times.E$5];[.$D64]);MOD(1000*[$Times.E$5];[.$D64]));MIN([.$D64]-MOD(1000*[$Times.E$6];[.$D64]);MOD(1000*[$Times.E$6];[.$D64]));)" office:value-type="currency" office:currency="ns" office:value="21.8260399783901" calcext:value-type="currency">
            <text:p>22ns</text:p>
          </table:table-cell>
          <table:table-cell table:style-name="ce15" table:formula="of:=MAX(MIN([.$D64]-MOD(1000*[$Times.F$3];[.$D64]);MOD(1000*[$Times.F$3];[.$D64]));MIN([.$D64]-MOD(1000*[$Times.F$4];[.$D64]);MOD(1000*[$Times.F$4];[.$D64]));MIN([.$D64]-MOD(1000*[$Times.F$5];[.$D64]);MOD(1000*[$Times.F$5];[.$D64]));MIN([.$D64]-MOD(1000*[$Times.F$6];[.$D64]);MOD(1000*[$Times.F$6];[.$D64]));)" office:value-type="currency" office:currency="ns" office:value="14.2733657482442" calcext:value-type="currency">
            <text:p>14ns</text:p>
          </table:table-cell>
          <table:table-cell table:style-name="ce15" table:formula="of:=MAX(MIN([.$D64]-MOD(1000*[$Times.G$3];[.$D64]);MOD(1000*[$Times.G$3];[.$D64]));MIN([.$D64]-MOD(1000*[$Times.G$4];[.$D64]);MOD(1000*[$Times.G$4];[.$D64]));MIN([.$D64]-MOD(1000*[$Times.G$5];[.$D64]);MOD(1000*[$Times.G$5];[.$D64]));MIN([.$D64]-MOD(1000*[$Times.G$6];[.$D64]);MOD(1000*[$Times.G$6];[.$D64]));)" office:value-type="currency" office:currency="ns" office:value="26.4721772015127" calcext:value-type="currency">
            <text:p>26ns</text:p>
          </table:table-cell>
          <table:table-cell table:style-name="ce15" table:formula="of:=MAX(MIN([.$D64]-MOD(1000*[$Times.H$3];[.$D64]);MOD(1000*[$Times.H$3];[.$D64]));MIN([.$D64]-MOD(1000*[$Times.H$4];[.$D64]);MOD(1000*[$Times.H$4];[.$D64]));MIN([.$D64]-MOD(1000*[$Times.H$5];[.$D64]);MOD(1000*[$Times.H$5];[.$D64]));MIN([.$D64]-MOD(1000*[$Times.H$6];[.$D64]);MOD(1000*[$Times.H$6];[.$D64]));)" office:value-type="currency" office:currency="ns" office:value="6.34792004321989" calcext:value-type="currency">
            <text:p>6ns</text:p>
          </table:table-cell>
          <table:table-cell table:style-name="ce15" table:formula="of:=MAX(MIN([.$D64]-MOD(1000*[$Times.I$3];[.$D64]);MOD(1000*[$Times.I$3];[.$D64]));MIN([.$D64]-MOD(1000*[$Times.I$4];[.$D64]);MOD(1000*[$Times.I$4];[.$D64]));MIN([.$D64]-MOD(1000*[$Times.I$5];[.$D64]);MOD(1000*[$Times.I$5];[.$D64]));MIN([.$D64]-MOD(1000*[$Times.I$6];[.$D64]);MOD(1000*[$Times.I$6];[.$D64]));)" office:value-type="currency" office:currency="ns" office:value="20.7455429497568" calcext:value-type="currency">
            <text:p>21ns</text:p>
          </table:table-cell>
          <table:table-cell table:style-name="ce15" table:formula="of:=MAX(MIN([.$D64]-MOD(1000*[$Times.J$3];[.$D64]);MOD(1000*[$Times.J$3];[.$D64]));MIN([.$D64]-MOD(1000*[$Times.J$4];[.$D64]);MOD(1000*[$Times.J$4];[.$D64]));MIN([.$D64]-MOD(1000*[$Times.J$5];[.$D64]);MOD(1000*[$Times.J$5];[.$D64]));MIN([.$D64]-MOD(1000*[$Times.J$6];[.$D64]);MOD(1000*[$Times.J$6];[.$D64]));)" office:value-type="currency" office:currency="ns" office:value="6.34792004321989" calcext:value-type="currency">
            <text:p>6ns</text:p>
          </table:table-cell>
          <table:table-cell table:style-name="ce15" table:formula="of:=MAX(MIN([.$D64]-MOD(1000*[$Times.K$3];[.$D64]);MOD(1000*[$Times.K$3];[.$D64]));MIN([.$D64]-MOD(1000*[$Times.K$4];[.$D64]);MOD(1000*[$Times.K$4];[.$D64]));MIN([.$D64]-MOD(1000*[$Times.K$5];[.$D64]);MOD(1000*[$Times.K$5];[.$D64]));MIN([.$D64]-MOD(1000*[$Times.K$6];[.$D64]);MOD(1000*[$Times.K$6];[.$D64]));)" office:value-type="currency" office:currency="ns" office:value="20.7455429497568" calcext:value-type="currency">
            <text:p>21ns</text:p>
          </table:table-cell>
          <table:table-cell table:style-name="ce15" table:formula="of:=MAX(MIN([.$D64]-MOD(1000*[$Times.L$3];[.$D64]);MOD(1000*[$Times.L$3];[.$D64]));MIN([.$D64]-MOD(1000*[$Times.L$4];[.$D64]);MOD(1000*[$Times.L$4];[.$D64]));MIN([.$D64]-MOD(1000*[$Times.L$5];[.$D64]);MOD(1000*[$Times.L$5];[.$D64]));MIN([.$D64]-MOD(1000*[$Times.L$6];[.$D64]);MOD(1000*[$Times.L$6];[.$D64]));)" office:value-type="currency" office:currency="ns" office:value="14.2733657482442" calcext:value-type="currency">
            <text:p>14ns</text:p>
          </table:table-cell>
          <table:table-cell table:style-name="ce15" table:formula="of:=MAX(MIN([.$D64]-MOD(1000*[$Times.M$3];[.$D64]);MOD(1000*[$Times.M$3];[.$D64]));MIN([.$D64]-MOD(1000*[$Times.M$4];[.$D64]);MOD(1000*[$Times.M$4];[.$D64]));MIN([.$D64]-MOD(1000*[$Times.M$5];[.$D64]);MOD(1000*[$Times.M$5];[.$D64]));MIN([.$D64]-MOD(1000*[$Times.M$6];[.$D64]);MOD(1000*[$Times.M$6];[.$D64]));)" office:value-type="currency" office:currency="ns" office:value="20.7455429497568" calcext:value-type="currency">
            <text:p>21ns</text:p>
          </table:table-cell>
          <table:table-cell table:style-name="ce15" table:formula="of:=MAX(MIN([.$D64]-MOD(1000*[$Times.N$3];[.$D64]);MOD(1000*[$Times.N$3];[.$D64]));MIN([.$D64]-MOD(1000*[$Times.N$4];[.$D64]);MOD(1000*[$Times.N$4];[.$D64]));MIN([.$D64]-MOD(1000*[$Times.N$5];[.$D64]);MOD(1000*[$Times.N$5];[.$D64]));MIN([.$D64]-MOD(1000*[$Times.N$6];[.$D64]);MOD(1000*[$Times.N$6];[.$D64]));)" office:value-type="currency" office:currency="ns" office:value="14.2733657482442" calcext:value-type="currency">
            <text:p>14ns</text:p>
          </table:table-cell>
          <table:table-cell table:style-name="ce15" table:formula="of:=MAX(MIN([.$D64]-MOD(1000*[$Times.O$3];[.$D64]);MOD(1000*[$Times.O$3];[.$D64]));MIN([.$D64]-MOD(1000*[$Times.O$4];[.$D64]);MOD(1000*[$Times.O$4];[.$D64]));MIN([.$D64]-MOD(1000*[$Times.O$5];[.$D64]);MOD(1000*[$Times.O$5];[.$D64]));MIN([.$D64]-MOD(1000*[$Times.O$6];[.$D64]);MOD(1000*[$Times.O$6];[.$D64]));)" office:value-type="currency" office:currency="ns" office:value="26.4721772015127" calcext:value-type="currency">
            <text:p>26ns</text:p>
          </table:table-cell>
          <table:table-cell table:style-name="ce15" table:formula="of:=MAX(MIN([.$D64]-MOD(1000*[$Times.P$3];[.$D64]);MOD(1000*[$Times.P$3];[.$D64]));MIN([.$D64]-MOD(1000*[$Times.P$4];[.$D64]);MOD(1000*[$Times.P$4];[.$D64]));MIN([.$D64]-MOD(1000*[$Times.P$5];[.$D64]);MOD(1000*[$Times.P$5];[.$D64]));MIN([.$D64]-MOD(1000*[$Times.P$6];[.$D64]);MOD(1000*[$Times.P$6];[.$D64]));)" office:value-type="currency" office:currency="ns" office:value="14.2733657482442" calcext:value-type="currency">
            <text:p>14ns</text:p>
          </table:table-cell>
          <table:table-cell table:style-name="ce15" table:formula="of:=MAX(MIN([.$D64]-MOD(1000*[$Times.Q$3];[.$D64]);MOD(1000*[$Times.Q$3];[.$D64]));MIN([.$D64]-MOD(1000*[$Times.Q$4];[.$D64]);MOD(1000*[$Times.Q$4];[.$D64]));MIN([.$D64]-MOD(1000*[$Times.Q$5];[.$D64]);MOD(1000*[$Times.Q$5];[.$D64]));MIN([.$D64]-MOD(1000*[$Times.Q$6];[.$D64]);MOD(1000*[$Times.Q$6];[.$D64]));)" office:value-type="currency" office:currency="ns" office:value="20.7455429497568" calcext:value-type="currency">
            <text:p>21ns</text:p>
          </table:table-cell>
          <table:table-cell table:style-name="ce15" table:formula="of:=MAX(MIN([.$D64]-MOD(1000*[$Times.R$3];[.$D64]);MOD(1000*[$Times.R$3];[.$D64]));MIN([.$D64]-MOD(1000*[$Times.R$4];[.$D64]);MOD(1000*[$Times.R$4];[.$D64]));MIN([.$D64]-MOD(1000*[$Times.R$5];[.$D64]);MOD(1000*[$Times.R$5];[.$D64]));MIN([.$D64]-MOD(1000*[$Times.R$6];[.$D64]);MOD(1000*[$Times.R$6];[.$D64]));)" office:value-type="currency" office:currency="ns" office:value="14.2733657482442" calcext:value-type="currency">
            <text:p>14ns</text:p>
          </table:table-cell>
          <table:table-cell table:style-name="ce15" table:formula="of:=MAX(MIN([.$D64]-MOD(1000*[$Times.S$3];[.$D64]);MOD(1000*[$Times.S$3];[.$D64]));MIN([.$D64]-MOD(1000*[$Times.S$4];[.$D64]);MOD(1000*[$Times.S$4];[.$D64]));MIN([.$D64]-MOD(1000*[$Times.S$5];[.$D64]);MOD(1000*[$Times.S$5];[.$D64]));MIN([.$D64]-MOD(1000*[$Times.S$6];[.$D64]);MOD(1000*[$Times.S$6];[.$D64]));)" office:value-type="currency" office:currency="ns" office:value="20.7455429497568" calcext:value-type="currency">
            <text:p>21ns</text:p>
          </table:table-cell>
          <table:table-cell table:style-name="ce15" table:formula="of:=MAX(MIN([.$D64]-MOD(1000*[$Times.T$3];[.$D64]);MOD(1000*[$Times.T$3];[.$D64]));MIN([.$D64]-MOD(1000*[$Times.T$4];[.$D64]);MOD(1000*[$Times.T$4];[.$D64]));MIN([.$D64]-MOD(1000*[$Times.T$5];[.$D64]);MOD(1000*[$Times.T$5];[.$D64]));MIN([.$D64]-MOD(1000*[$Times.T$6];[.$D64]);MOD(1000*[$Times.T$6];[.$D64]));)" office:value-type="currency" office:currency="ns" office:value="14.2733657482442" calcext:value-type="currency">
            <text:p>14ns</text:p>
          </table:table-cell>
          <table:table-cell table:style-name="ce15" table:formula="of:=MAX(MIN([.$D64]-MOD(1000*[$Times.U$3];[.$D64]);MOD(1000*[$Times.U$3];[.$D64]));MIN([.$D64]-MOD(1000*[$Times.U$4];[.$D64]);MOD(1000*[$Times.U$4];[.$D64]));MIN([.$D64]-MOD(1000*[$Times.U$5];[.$D64]);MOD(1000*[$Times.U$5];[.$D64]));MIN([.$D64]-MOD(1000*[$Times.U$6];[.$D64]);MOD(1000*[$Times.U$6];[.$D64]));)" office:value-type="currency" office:currency="ns" office:value="26.4721772015127" calcext:value-type="currency">
            <text:p>26ns</text:p>
          </table:table-cell>
          <table:table-cell table:style-name="ce15" table:formula="of:=MAX(MIN([.$D64]-MOD(1000*[$Times.V$3];[.$D64]);MOD(1000*[$Times.V$3];[.$D64]));MIN([.$D64]-MOD(1000*[$Times.V$4];[.$D64]);MOD(1000*[$Times.V$4];[.$D64]));MIN([.$D64]-MOD(1000*[$Times.V$5];[.$D64]);MOD(1000*[$Times.V$5];[.$D64]));MIN([.$D64]-MOD(1000*[$Times.V$6];[.$D64]);MOD(1000*[$Times.V$6];[.$D64]));)" office:value-type="currency" office:currency="ns" office:value="24.1491085899514" calcext:value-type="currency">
            <text:p>24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8.89" calcext:value-type="currency">
            <text:p>18,89 MHz</text:p>
          </table:table-cell>
          <table:table-cell table:style-name="ce10" table:formula="of:=160/[.A65]" office:value-type="float" office:value="8.47008999470619" calcext:value-type="float">
            <text:p>8,47</text:p>
          </table:table-cell>
          <table:table-cell table:style-name="ce7" table:formula="of:=ROUND(100*[.B65]) = 100*ROUND([.B65])" office:value-type="boolean" office:boolean-value="false" calcext:value-type="boolean">
            <text:p>FAŁSZ</text:p>
          </table:table-cell>
          <table:table-cell table:style-name="ce13" table:formula="of:=1000/[.A65]" office:value-type="currency" office:currency="ns" office:value="52.9380624669137" calcext:value-type="currency">
            <text:p>53ns</text:p>
          </table:table-cell>
          <table:table-cell table:style-name="ce20" table:formula="of:=([.I65]-MIN([.I$1:.I64]))" office:value-type="float" office:value="4.22033998000106" calcext:value-type="float">
            <text:p>4,22</text:p>
          </table:table-cell>
          <table:table-cell table:style-name="ce20" table:formula="of:=IF([.C65]; ([.I65]-MIN([.I$1:.I64]));&quot;&quot;)">
            <text:p/>
          </table:table-cell>
          <table:table-cell table:style-name="ce20" table:formula="of:=([.J65]-MIN([.J$1:.J64]))" office:value-type="float" office:value="0.794147216632609" calcext:value-type="float">
            <text:p>0,79</text:p>
          </table:table-cell>
          <table:table-cell table:style-name="ce20" table:formula="of:=([.J65]-MIN([.J$1:.J64]))*[.C65]" office:value-type="float" office:value="0" calcext:value-type="float">
            <text:p>0,00</text:p>
          </table:table-cell>
          <table:table-cell table:style-name="ce17" table:formula="of:=COM.MICROSOFT.MAXIFS([.K65:.XDF65];[.K$2:.XDF$2];&quot;&quot;)" office:value-type="currency" office:currency="ns" office:value="26.4425622022234" calcext:value-type="currency">
            <text:p>26ns</text:p>
          </table:table-cell>
          <table:table-cell table:style-name="ce17" table:formula="of:=MAX([.K65:.XFD65])" office:value-type="currency" office:currency="ns" office:value="26.4425622022234" calcext:value-type="currency">
            <text:p>26ns</text:p>
          </table:table-cell>
          <table:table-cell table:style-name="ce15" table:formula="of:=MAX(MIN([.$D65]-MOD(1000*[$Times.C$3];[.$D65]);MOD(1000*[$Times.C$3];[.$D65]));MIN([.$D65]-MOD(1000*[$Times.C$4];[.$D65]);MOD(1000*[$Times.C$4];[.$D65]));MIN([.$D65]-MOD(1000*[$Times.C$5];[.$D65]);MOD(1000*[$Times.C$5];[.$D65]));MIN([.$D65]-MOD(1000*[$Times.C$6];[.$D65]);MOD(1000*[$Times.C$6];[.$D65]));)" office:value-type="currency" office:currency="ns" office:value="23.5574377977766" calcext:value-type="currency">
            <text:p>24ns</text:p>
          </table:table-cell>
          <table:table-cell table:style-name="ce15" table:formula="of:=MAX(MIN([.$D65]-MOD(1000*[$Times.D$3];[.$D65]);MOD(1000*[$Times.D$3];[.$D65]));MIN([.$D65]-MOD(1000*[$Times.D$4];[.$D65]);MOD(1000*[$Times.D$4];[.$D65]));MIN([.$D65]-MOD(1000*[$Times.D$5];[.$D65]);MOD(1000*[$Times.D$5];[.$D65]));MIN([.$D65]-MOD(1000*[$Times.D$6];[.$D65]);MOD(1000*[$Times.D$6];[.$D65]));)" office:value-type="currency" office:currency="ns" office:value="20.5664372683959" calcext:value-type="currency">
            <text:p>21ns</text:p>
          </table:table-cell>
          <table:table-cell table:style-name="ce15" table:formula="of:=MAX(MIN([.$D65]-MOD(1000*[$Times.E$3];[.$D65]);MOD(1000*[$Times.E$3];[.$D65]));MIN([.$D65]-MOD(1000*[$Times.E$4];[.$D65]);MOD(1000*[$Times.E$4];[.$D65]));MIN([.$D65]-MOD(1000*[$Times.E$5];[.$D65]);MOD(1000*[$Times.E$5];[.$D65]));MIN([.$D65]-MOD(1000*[$Times.E$6];[.$D65]);MOD(1000*[$Times.E$6];[.$D65]));)" office:value-type="currency" office:currency="ns" office:value="26.4425622022234" calcext:value-type="currency">
            <text:p>26ns</text:p>
          </table:table-cell>
          <table:table-cell table:style-name="ce15" table:formula="of:=MAX(MIN([.$D65]-MOD(1000*[$Times.F$3];[.$D65]);MOD(1000*[$Times.F$3];[.$D65]));MIN([.$D65]-MOD(1000*[$Times.F$4];[.$D65]);MOD(1000*[$Times.F$4];[.$D65]));MIN([.$D65]-MOD(1000*[$Times.F$5];[.$D65]);MOD(1000*[$Times.F$5];[.$D65]));MIN([.$D65]-MOD(1000*[$Times.F$6];[.$D65]);MOD(1000*[$Times.F$6];[.$D65]));)" office:value-type="currency" office:currency="ns" office:value="8.24775013234518" calcext:value-type="currency">
            <text:p>8ns</text:p>
          </table:table-cell>
          <table:table-cell table:style-name="ce15" table:formula="of:=MAX(MIN([.$D65]-MOD(1000*[$Times.G$3];[.$D65]);MOD(1000*[$Times.G$3];[.$D65]));MIN([.$D65]-MOD(1000*[$Times.G$4];[.$D65]);MOD(1000*[$Times.G$4];[.$D65]));MIN([.$D65]-MOD(1000*[$Times.G$5];[.$D65]);MOD(1000*[$Times.G$5];[.$D65]));MIN([.$D65]-MOD(1000*[$Times.G$6];[.$D65]);MOD(1000*[$Times.G$6];[.$D65]));)" office:value-type="currency" office:currency="ns" office:value="9.43356273160407" calcext:value-type="currency">
            <text:p>9ns</text:p>
          </table:table-cell>
          <table:table-cell table:style-name="ce15" table:formula="of:=MAX(MIN([.$D65]-MOD(1000*[$Times.H$3];[.$D65]);MOD(1000*[$Times.H$3];[.$D65]));MIN([.$D65]-MOD(1000*[$Times.H$4];[.$D65]);MOD(1000*[$Times.H$4];[.$D65]));MIN([.$D65]-MOD(1000*[$Times.H$5];[.$D65]);MOD(1000*[$Times.H$5];[.$D65]));MIN([.$D65]-MOD(1000*[$Times.H$6];[.$D65]);MOD(1000*[$Times.H$6];[.$D65]));)" office:value-type="currency" office:currency="ns" office:value="8.86712546320814" calcext:value-type="currency">
            <text:p>9ns</text:p>
          </table:table-cell>
          <table:table-cell table:style-name="ce15" table:formula="of:=MAX(MIN([.$D65]-MOD(1000*[$Times.I$3];[.$D65]);MOD(1000*[$Times.I$3];[.$D65]));MIN([.$D65]-MOD(1000*[$Times.I$4];[.$D65]);MOD(1000*[$Times.I$4];[.$D65]));MIN([.$D65]-MOD(1000*[$Times.I$5];[.$D65]);MOD(1000*[$Times.I$5];[.$D65]));MIN([.$D65]-MOD(1000*[$Times.I$6];[.$D65]);MOD(1000*[$Times.I$6];[.$D65]));)" office:value-type="currency" office:currency="ns" office:value="11.8581259925888" calcext:value-type="currency">
            <text:p>12ns</text:p>
          </table:table-cell>
          <table:table-cell table:style-name="ce15" table:formula="of:=MAX(MIN([.$D65]-MOD(1000*[$Times.J$3];[.$D65]);MOD(1000*[$Times.J$3];[.$D65]));MIN([.$D65]-MOD(1000*[$Times.J$4];[.$D65]);MOD(1000*[$Times.J$4];[.$D65]));MIN([.$D65]-MOD(1000*[$Times.J$5];[.$D65]);MOD(1000*[$Times.J$5];[.$D65]));MIN([.$D65]-MOD(1000*[$Times.J$6];[.$D65]);MOD(1000*[$Times.J$6];[.$D65]));)" office:value-type="currency" office:currency="ns" office:value="8.86712546320814" calcext:value-type="currency">
            <text:p>9ns</text:p>
          </table:table-cell>
          <table:table-cell table:style-name="ce15" table:formula="of:=MAX(MIN([.$D65]-MOD(1000*[$Times.K$3];[.$D65]);MOD(1000*[$Times.K$3];[.$D65]));MIN([.$D65]-MOD(1000*[$Times.K$4];[.$D65]);MOD(1000*[$Times.K$4];[.$D65]));MIN([.$D65]-MOD(1000*[$Times.K$5];[.$D65]);MOD(1000*[$Times.K$5];[.$D65]));MIN([.$D65]-MOD(1000*[$Times.K$6];[.$D65]);MOD(1000*[$Times.K$6];[.$D65]));)" office:value-type="currency" office:currency="ns" office:value="11.8581259925888" calcext:value-type="currency">
            <text:p>12ns</text:p>
          </table:table-cell>
          <table:table-cell table:style-name="ce15" table:formula="of:=MAX(MIN([.$D65]-MOD(1000*[$Times.L$3];[.$D65]);MOD(1000*[$Times.L$3];[.$D65]));MIN([.$D65]-MOD(1000*[$Times.L$4];[.$D65]);MOD(1000*[$Times.L$4];[.$D65]));MIN([.$D65]-MOD(1000*[$Times.L$5];[.$D65]);MOD(1000*[$Times.L$5];[.$D65]));MIN([.$D65]-MOD(1000*[$Times.L$6];[.$D65]);MOD(1000*[$Times.L$6];[.$D65]));)" office:value-type="currency" office:currency="ns" office:value="8.24775013234518" calcext:value-type="currency">
            <text:p>8ns</text:p>
          </table:table-cell>
          <table:table-cell table:style-name="ce15" table:formula="of:=MAX(MIN([.$D65]-MOD(1000*[$Times.M$3];[.$D65]);MOD(1000*[$Times.M$3];[.$D65]));MIN([.$D65]-MOD(1000*[$Times.M$4];[.$D65]);MOD(1000*[$Times.M$4];[.$D65]));MIN([.$D65]-MOD(1000*[$Times.M$5];[.$D65]);MOD(1000*[$Times.M$5];[.$D65]));MIN([.$D65]-MOD(1000*[$Times.M$6];[.$D65]);MOD(1000*[$Times.M$6];[.$D65]));)" office:value-type="currency" office:currency="ns" office:value="11.8581259925888" calcext:value-type="currency">
            <text:p>12ns</text:p>
          </table:table-cell>
          <table:table-cell table:style-name="ce15" table:formula="of:=MAX(MIN([.$D65]-MOD(1000*[$Times.N$3];[.$D65]);MOD(1000*[$Times.N$3];[.$D65]));MIN([.$D65]-MOD(1000*[$Times.N$4];[.$D65]);MOD(1000*[$Times.N$4];[.$D65]));MIN([.$D65]-MOD(1000*[$Times.N$5];[.$D65]);MOD(1000*[$Times.N$5];[.$D65]));MIN([.$D65]-MOD(1000*[$Times.N$6];[.$D65]);MOD(1000*[$Times.N$6];[.$D65]));)" office:value-type="currency" office:currency="ns" office:value="8.24775013234518" calcext:value-type="currency">
            <text:p>8ns</text:p>
          </table:table-cell>
          <table:table-cell table:style-name="ce15" table:formula="of:=MAX(MIN([.$D65]-MOD(1000*[$Times.O$3];[.$D65]);MOD(1000*[$Times.O$3];[.$D65]));MIN([.$D65]-MOD(1000*[$Times.O$4];[.$D65]);MOD(1000*[$Times.O$4];[.$D65]));MIN([.$D65]-MOD(1000*[$Times.O$5];[.$D65]);MOD(1000*[$Times.O$5];[.$D65]));MIN([.$D65]-MOD(1000*[$Times.O$6];[.$D65]);MOD(1000*[$Times.O$6];[.$D65]));)" office:value-type="currency" office:currency="ns" office:value="9.43356273160407" calcext:value-type="currency">
            <text:p>9ns</text:p>
          </table:table-cell>
          <table:table-cell table:style-name="ce15" table:formula="of:=MAX(MIN([.$D65]-MOD(1000*[$Times.P$3];[.$D65]);MOD(1000*[$Times.P$3];[.$D65]));MIN([.$D65]-MOD(1000*[$Times.P$4];[.$D65]);MOD(1000*[$Times.P$4];[.$D65]));MIN([.$D65]-MOD(1000*[$Times.P$5];[.$D65]);MOD(1000*[$Times.P$5];[.$D65]));MIN([.$D65]-MOD(1000*[$Times.P$6];[.$D65]);MOD(1000*[$Times.P$6];[.$D65]));)" office:value-type="currency" office:currency="ns" office:value="8.24775013234518" calcext:value-type="currency">
            <text:p>8ns</text:p>
          </table:table-cell>
          <table:table-cell table:style-name="ce15" table:formula="of:=MAX(MIN([.$D65]-MOD(1000*[$Times.Q$3];[.$D65]);MOD(1000*[$Times.Q$3];[.$D65]));MIN([.$D65]-MOD(1000*[$Times.Q$4];[.$D65]);MOD(1000*[$Times.Q$4];[.$D65]));MIN([.$D65]-MOD(1000*[$Times.Q$5];[.$D65]);MOD(1000*[$Times.Q$5];[.$D65]));MIN([.$D65]-MOD(1000*[$Times.Q$6];[.$D65]);MOD(1000*[$Times.Q$6];[.$D65]));)" office:value-type="currency" office:currency="ns" office:value="11.8581259925888" calcext:value-type="currency">
            <text:p>12ns</text:p>
          </table:table-cell>
          <table:table-cell table:style-name="ce15" table:formula="of:=MAX(MIN([.$D65]-MOD(1000*[$Times.R$3];[.$D65]);MOD(1000*[$Times.R$3];[.$D65]));MIN([.$D65]-MOD(1000*[$Times.R$4];[.$D65]);MOD(1000*[$Times.R$4];[.$D65]));MIN([.$D65]-MOD(1000*[$Times.R$5];[.$D65]);MOD(1000*[$Times.R$5];[.$D65]));MIN([.$D65]-MOD(1000*[$Times.R$6];[.$D65]);MOD(1000*[$Times.R$6];[.$D65]));)" office:value-type="currency" office:currency="ns" office:value="8.24775013234518" calcext:value-type="currency">
            <text:p>8ns</text:p>
          </table:table-cell>
          <table:table-cell table:style-name="ce15" table:formula="of:=MAX(MIN([.$D65]-MOD(1000*[$Times.S$3];[.$D65]);MOD(1000*[$Times.S$3];[.$D65]));MIN([.$D65]-MOD(1000*[$Times.S$4];[.$D65]);MOD(1000*[$Times.S$4];[.$D65]));MIN([.$D65]-MOD(1000*[$Times.S$5];[.$D65]);MOD(1000*[$Times.S$5];[.$D65]));MIN([.$D65]-MOD(1000*[$Times.S$6];[.$D65]);MOD(1000*[$Times.S$6];[.$D65]));)" office:value-type="currency" office:currency="ns" office:value="11.8581259925888" calcext:value-type="currency">
            <text:p>12ns</text:p>
          </table:table-cell>
          <table:table-cell table:style-name="ce15" table:formula="of:=MAX(MIN([.$D65]-MOD(1000*[$Times.T$3];[.$D65]);MOD(1000*[$Times.T$3];[.$D65]));MIN([.$D65]-MOD(1000*[$Times.T$4];[.$D65]);MOD(1000*[$Times.T$4];[.$D65]));MIN([.$D65]-MOD(1000*[$Times.T$5];[.$D65]);MOD(1000*[$Times.T$5];[.$D65]));MIN([.$D65]-MOD(1000*[$Times.T$6];[.$D65]);MOD(1000*[$Times.T$6];[.$D65]));)" office:value-type="currency" office:currency="ns" office:value="8.24775013234518" calcext:value-type="currency">
            <text:p>8ns</text:p>
          </table:table-cell>
          <table:table-cell table:style-name="ce15" table:formula="of:=MAX(MIN([.$D65]-MOD(1000*[$Times.U$3];[.$D65]);MOD(1000*[$Times.U$3];[.$D65]));MIN([.$D65]-MOD(1000*[$Times.U$4];[.$D65]);MOD(1000*[$Times.U$4];[.$D65]));MIN([.$D65]-MOD(1000*[$Times.U$5];[.$D65]);MOD(1000*[$Times.U$5];[.$D65]));MIN([.$D65]-MOD(1000*[$Times.U$6];[.$D65]);MOD(1000*[$Times.U$6];[.$D65]));)" office:value-type="currency" office:currency="ns" office:value="9.43356273160407" calcext:value-type="currency">
            <text:p>9ns</text:p>
          </table:table-cell>
          <table:table-cell table:style-name="ce15" table:formula="of:=MAX(MIN([.$D65]-MOD(1000*[$Times.V$3];[.$D65]);MOD(1000*[$Times.V$3];[.$D65]));MIN([.$D65]-MOD(1000*[$Times.V$4];[.$D65]);MOD(1000*[$Times.V$4];[.$D65]));MIN([.$D65]-MOD(1000*[$Times.V$5];[.$D65]);MOD(1000*[$Times.V$5];[.$D65]));MIN([.$D65]-MOD(1000*[$Times.V$6];[.$D65]);MOD(1000*[$Times.V$6];[.$D65]));)" office:value-type="currency" office:currency="ns" office:value="17.6813128639492" calcext:value-type="currency">
            <text:p>18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9" calcext:value-type="currency">
            <text:p>19,00 MHz</text:p>
          </table:table-cell>
          <table:table-cell table:style-name="ce10" table:formula="of:=160/[.A66]" office:value-type="float" office:value="8.42105263157895" calcext:value-type="float">
            <text:p>8,42</text:p>
          </table:table-cell>
          <table:table-cell table:style-name="ce7" table:formula="of:=ROUND(100*[.B66]) = 100*ROUND([.B66])" office:value-type="boolean" office:boolean-value="false" calcext:value-type="boolean">
            <text:p>FAŁSZ</text:p>
          </table:table-cell>
          <table:table-cell table:style-name="ce13" table:formula="of:=1000/[.A66]" office:value-type="currency" office:currency="ns" office:value="52.6315789473684" calcext:value-type="currency">
            <text:p>53ns</text:p>
          </table:table-cell>
          <table:table-cell table:style-name="ce20" table:formula="of:=([.I66]-MIN([.I$1:.I65]))" office:value-type="float" office:value="4.0935672514619" calcext:value-type="float">
            <text:p>4,09</text:p>
          </table:table-cell>
          <table:table-cell table:style-name="ce20" table:formula="of:=IF([.C66]; ([.I66]-MIN([.I$1:.I65]));&quot;&quot;)">
            <text:p/>
          </table:table-cell>
          <table:table-cell table:style-name="ce20" table:formula="of:=([.J66]-MIN([.J$1:.J65]))" office:value-type="float" office:value="0.667374488093451" calcext:value-type="float">
            <text:p>0,67</text:p>
          </table:table-cell>
          <table:table-cell table:style-name="ce20" table:formula="of:=([.J66]-MIN([.J$1:.J65]))*[.C66]" office:value-type="float" office:value="0" calcext:value-type="float">
            <text:p>0,00</text:p>
          </table:table-cell>
          <table:table-cell table:style-name="ce17" table:formula="of:=COM.MICROSOFT.MAXIFS([.K66:.XDF66];[.K$2:.XDF$2];&quot;&quot;)" office:value-type="currency" office:currency="ns" office:value="26.3157894736842" calcext:value-type="currency">
            <text:p>26ns</text:p>
          </table:table-cell>
          <table:table-cell table:style-name="ce17" table:formula="of:=MAX([.K66:.XFD66])" office:value-type="currency" office:currency="ns" office:value="26.3157894736842" calcext:value-type="currency">
            <text:p>26ns</text:p>
          </table:table-cell>
          <table:table-cell table:style-name="ce15" table:formula="of:=MAX(MIN([.$D66]-MOD(1000*[$Times.C$3];[.$D66]);MOD(1000*[$Times.C$3];[.$D66]));MIN([.$D66]-MOD(1000*[$Times.C$4];[.$D66]);MOD(1000*[$Times.C$4];[.$D66]));MIN([.$D66]-MOD(1000*[$Times.C$5];[.$D66]);MOD(1000*[$Times.C$5];[.$D66]));MIN([.$D66]-MOD(1000*[$Times.C$6];[.$D66]);MOD(1000*[$Times.C$6];[.$D66]));)" office:value-type="currency" office:currency="ns" office:value="26.3157894736842" calcext:value-type="currency">
            <text:p>26ns</text:p>
          </table:table-cell>
          <table:table-cell table:style-name="ce15" table:formula="of:=MAX(MIN([.$D66]-MOD(1000*[$Times.D$3];[.$D66]);MOD(1000*[$Times.D$3];[.$D66]));MIN([.$D66]-MOD(1000*[$Times.D$4];[.$D66]);MOD(1000*[$Times.D$4];[.$D66]));MIN([.$D66]-MOD(1000*[$Times.D$5];[.$D66]);MOD(1000*[$Times.D$5];[.$D66]));MIN([.$D66]-MOD(1000*[$Times.D$6];[.$D66]);MOD(1000*[$Times.D$6];[.$D66]));)" office:value-type="currency" office:currency="ns" office:value="21.0526315789474" calcext:value-type="currency">
            <text:p>21ns</text:p>
          </table:table-cell>
          <table:table-cell table:style-name="ce15" table:formula="of:=MAX(MIN([.$D66]-MOD(1000*[$Times.E$3];[.$D66]);MOD(1000*[$Times.E$3];[.$D66]));MIN([.$D66]-MOD(1000*[$Times.E$4];[.$D66]);MOD(1000*[$Times.E$4];[.$D66]));MIN([.$D66]-MOD(1000*[$Times.E$5];[.$D66]);MOD(1000*[$Times.E$5];[.$D66]));MIN([.$D66]-MOD(1000*[$Times.E$6];[.$D66]);MOD(1000*[$Times.E$6];[.$D66]));)" office:value-type="currency" office:currency="ns" office:value="23.6842105263158" calcext:value-type="currency">
            <text:p>24ns</text:p>
          </table:table-cell>
          <table:table-cell table:style-name="ce15" table:formula="of:=MAX(MIN([.$D66]-MOD(1000*[$Times.F$3];[.$D66]);MOD(1000*[$Times.F$3];[.$D66]));MIN([.$D66]-MOD(1000*[$Times.F$4];[.$D66]);MOD(1000*[$Times.F$4];[.$D66]));MIN([.$D66]-MOD(1000*[$Times.F$5];[.$D66]);MOD(1000*[$Times.F$5];[.$D66]));MIN([.$D66]-MOD(1000*[$Times.F$6];[.$D66]);MOD(1000*[$Times.F$6];[.$D66]));)" office:value-type="currency" office:currency="ns" office:value="9.47368421052633" calcext:value-type="currency">
            <text:p>9ns</text:p>
          </table:table-cell>
          <table:table-cell table:style-name="ce15" table:formula="of:=MAX(MIN([.$D66]-MOD(1000*[$Times.G$3];[.$D66]);MOD(1000*[$Times.G$3];[.$D66]));MIN([.$D66]-MOD(1000*[$Times.G$4];[.$D66]);MOD(1000*[$Times.G$4];[.$D66]));MIN([.$D66]-MOD(1000*[$Times.G$5];[.$D66]);MOD(1000*[$Times.G$5];[.$D66]));MIN([.$D66]-MOD(1000*[$Times.G$6];[.$D66]);MOD(1000*[$Times.G$6];[.$D66]));)" office:value-type="currency" office:currency="ns" office:value="11.5789473684211" calcext:value-type="currency">
            <text:p>12ns</text:p>
          </table:table-cell>
          <table:table-cell table:style-name="ce15" table:formula="of:=MAX(MIN([.$D66]-MOD(1000*[$Times.H$3];[.$D66]);MOD(1000*[$Times.H$3];[.$D66]));MIN([.$D66]-MOD(1000*[$Times.H$4];[.$D66]);MOD(1000*[$Times.H$4];[.$D66]));MIN([.$D66]-MOD(1000*[$Times.H$5];[.$D66]);MOD(1000*[$Times.H$5];[.$D66]));MIN([.$D66]-MOD(1000*[$Times.H$6];[.$D66]);MOD(1000*[$Times.H$6];[.$D66]));)" office:value-type="currency" office:currency="ns" office:value="13.1578947368422" calcext:value-type="currency">
            <text:p>13ns</text:p>
          </table:table-cell>
          <table:table-cell table:style-name="ce15" table:formula="of:=MAX(MIN([.$D66]-MOD(1000*[$Times.I$3];[.$D66]);MOD(1000*[$Times.I$3];[.$D66]));MIN([.$D66]-MOD(1000*[$Times.I$4];[.$D66]);MOD(1000*[$Times.I$4];[.$D66]));MIN([.$D66]-MOD(1000*[$Times.I$5];[.$D66]);MOD(1000*[$Times.I$5];[.$D66]));MIN([.$D66]-MOD(1000*[$Times.I$6];[.$D66]);MOD(1000*[$Times.I$6];[.$D66]));)" office:value-type="currency" office:currency="ns" office:value="21.0526315789475" calcext:value-type="currency">
            <text:p>21ns</text:p>
          </table:table-cell>
          <table:table-cell table:style-name="ce15" table:formula="of:=MAX(MIN([.$D66]-MOD(1000*[$Times.J$3];[.$D66]);MOD(1000*[$Times.J$3];[.$D66]));MIN([.$D66]-MOD(1000*[$Times.J$4];[.$D66]);MOD(1000*[$Times.J$4];[.$D66]));MIN([.$D66]-MOD(1000*[$Times.J$5];[.$D66]);MOD(1000*[$Times.J$5];[.$D66]));MIN([.$D66]-MOD(1000*[$Times.J$6];[.$D66]);MOD(1000*[$Times.J$6];[.$D66]));)" office:value-type="currency" office:currency="ns" office:value="13.1578947368422" calcext:value-type="currency">
            <text:p>13ns</text:p>
          </table:table-cell>
          <table:table-cell table:style-name="ce15" table:formula="of:=MAX(MIN([.$D66]-MOD(1000*[$Times.K$3];[.$D66]);MOD(1000*[$Times.K$3];[.$D66]));MIN([.$D66]-MOD(1000*[$Times.K$4];[.$D66]);MOD(1000*[$Times.K$4];[.$D66]));MIN([.$D66]-MOD(1000*[$Times.K$5];[.$D66]);MOD(1000*[$Times.K$5];[.$D66]));MIN([.$D66]-MOD(1000*[$Times.K$6];[.$D66]);MOD(1000*[$Times.K$6];[.$D66]));)" office:value-type="currency" office:currency="ns" office:value="21.0526315789475" calcext:value-type="currency">
            <text:p>21ns</text:p>
          </table:table-cell>
          <table:table-cell table:style-name="ce15" table:formula="of:=MAX(MIN([.$D66]-MOD(1000*[$Times.L$3];[.$D66]);MOD(1000*[$Times.L$3];[.$D66]));MIN([.$D66]-MOD(1000*[$Times.L$4];[.$D66]);MOD(1000*[$Times.L$4];[.$D66]));MIN([.$D66]-MOD(1000*[$Times.L$5];[.$D66]);MOD(1000*[$Times.L$5];[.$D66]));MIN([.$D66]-MOD(1000*[$Times.L$6];[.$D66]);MOD(1000*[$Times.L$6];[.$D66]));)" office:value-type="currency" office:currency="ns" office:value="9.47368421052633" calcext:value-type="currency">
            <text:p>9ns</text:p>
          </table:table-cell>
          <table:table-cell table:style-name="ce15" table:formula="of:=MAX(MIN([.$D66]-MOD(1000*[$Times.M$3];[.$D66]);MOD(1000*[$Times.M$3];[.$D66]));MIN([.$D66]-MOD(1000*[$Times.M$4];[.$D66]);MOD(1000*[$Times.M$4];[.$D66]));MIN([.$D66]-MOD(1000*[$Times.M$5];[.$D66]);MOD(1000*[$Times.M$5];[.$D66]));MIN([.$D66]-MOD(1000*[$Times.M$6];[.$D66]);MOD(1000*[$Times.M$6];[.$D66]));)" office:value-type="currency" office:currency="ns" office:value="21.0526315789475" calcext:value-type="currency">
            <text:p>21ns</text:p>
          </table:table-cell>
          <table:table-cell table:style-name="ce15" table:formula="of:=MAX(MIN([.$D66]-MOD(1000*[$Times.N$3];[.$D66]);MOD(1000*[$Times.N$3];[.$D66]));MIN([.$D66]-MOD(1000*[$Times.N$4];[.$D66]);MOD(1000*[$Times.N$4];[.$D66]));MIN([.$D66]-MOD(1000*[$Times.N$5];[.$D66]);MOD(1000*[$Times.N$5];[.$D66]));MIN([.$D66]-MOD(1000*[$Times.N$6];[.$D66]);MOD(1000*[$Times.N$6];[.$D66]));)" office:value-type="currency" office:currency="ns" office:value="9.47368421052633" calcext:value-type="currency">
            <text:p>9ns</text:p>
          </table:table-cell>
          <table:table-cell table:style-name="ce15" table:formula="of:=MAX(MIN([.$D66]-MOD(1000*[$Times.O$3];[.$D66]);MOD(1000*[$Times.O$3];[.$D66]));MIN([.$D66]-MOD(1000*[$Times.O$4];[.$D66]);MOD(1000*[$Times.O$4];[.$D66]));MIN([.$D66]-MOD(1000*[$Times.O$5];[.$D66]);MOD(1000*[$Times.O$5];[.$D66]));MIN([.$D66]-MOD(1000*[$Times.O$6];[.$D66]);MOD(1000*[$Times.O$6];[.$D66]));)" office:value-type="currency" office:currency="ns" office:value="11.5789473684211" calcext:value-type="currency">
            <text:p>12ns</text:p>
          </table:table-cell>
          <table:table-cell table:style-name="ce15" table:formula="of:=MAX(MIN([.$D66]-MOD(1000*[$Times.P$3];[.$D66]);MOD(1000*[$Times.P$3];[.$D66]));MIN([.$D66]-MOD(1000*[$Times.P$4];[.$D66]);MOD(1000*[$Times.P$4];[.$D66]));MIN([.$D66]-MOD(1000*[$Times.P$5];[.$D66]);MOD(1000*[$Times.P$5];[.$D66]));MIN([.$D66]-MOD(1000*[$Times.P$6];[.$D66]);MOD(1000*[$Times.P$6];[.$D66]));)" office:value-type="currency" office:currency="ns" office:value="9.47368421052633" calcext:value-type="currency">
            <text:p>9ns</text:p>
          </table:table-cell>
          <table:table-cell table:style-name="ce15" table:formula="of:=MAX(MIN([.$D66]-MOD(1000*[$Times.Q$3];[.$D66]);MOD(1000*[$Times.Q$3];[.$D66]));MIN([.$D66]-MOD(1000*[$Times.Q$4];[.$D66]);MOD(1000*[$Times.Q$4];[.$D66]));MIN([.$D66]-MOD(1000*[$Times.Q$5];[.$D66]);MOD(1000*[$Times.Q$5];[.$D66]));MIN([.$D66]-MOD(1000*[$Times.Q$6];[.$D66]);MOD(1000*[$Times.Q$6];[.$D66]));)" office:value-type="currency" office:currency="ns" office:value="21.0526315789475" calcext:value-type="currency">
            <text:p>21ns</text:p>
          </table:table-cell>
          <table:table-cell table:style-name="ce15" table:formula="of:=MAX(MIN([.$D66]-MOD(1000*[$Times.R$3];[.$D66]);MOD(1000*[$Times.R$3];[.$D66]));MIN([.$D66]-MOD(1000*[$Times.R$4];[.$D66]);MOD(1000*[$Times.R$4];[.$D66]));MIN([.$D66]-MOD(1000*[$Times.R$5];[.$D66]);MOD(1000*[$Times.R$5];[.$D66]));MIN([.$D66]-MOD(1000*[$Times.R$6];[.$D66]);MOD(1000*[$Times.R$6];[.$D66]));)" office:value-type="currency" office:currency="ns" office:value="9.47368421052633" calcext:value-type="currency">
            <text:p>9ns</text:p>
          </table:table-cell>
          <table:table-cell table:style-name="ce15" table:formula="of:=MAX(MIN([.$D66]-MOD(1000*[$Times.S$3];[.$D66]);MOD(1000*[$Times.S$3];[.$D66]));MIN([.$D66]-MOD(1000*[$Times.S$4];[.$D66]);MOD(1000*[$Times.S$4];[.$D66]));MIN([.$D66]-MOD(1000*[$Times.S$5];[.$D66]);MOD(1000*[$Times.S$5];[.$D66]));MIN([.$D66]-MOD(1000*[$Times.S$6];[.$D66]);MOD(1000*[$Times.S$6];[.$D66]));)" office:value-type="currency" office:currency="ns" office:value="21.0526315789475" calcext:value-type="currency">
            <text:p>21ns</text:p>
          </table:table-cell>
          <table:table-cell table:style-name="ce15" table:formula="of:=MAX(MIN([.$D66]-MOD(1000*[$Times.T$3];[.$D66]);MOD(1000*[$Times.T$3];[.$D66]));MIN([.$D66]-MOD(1000*[$Times.T$4];[.$D66]);MOD(1000*[$Times.T$4];[.$D66]));MIN([.$D66]-MOD(1000*[$Times.T$5];[.$D66]);MOD(1000*[$Times.T$5];[.$D66]));MIN([.$D66]-MOD(1000*[$Times.T$6];[.$D66]);MOD(1000*[$Times.T$6];[.$D66]));)" office:value-type="currency" office:currency="ns" office:value="9.47368421052633" calcext:value-type="currency">
            <text:p>9ns</text:p>
          </table:table-cell>
          <table:table-cell table:style-name="ce15" table:formula="of:=MAX(MIN([.$D66]-MOD(1000*[$Times.U$3];[.$D66]);MOD(1000*[$Times.U$3];[.$D66]));MIN([.$D66]-MOD(1000*[$Times.U$4];[.$D66]);MOD(1000*[$Times.U$4];[.$D66]));MIN([.$D66]-MOD(1000*[$Times.U$5];[.$D66]);MOD(1000*[$Times.U$5];[.$D66]));MIN([.$D66]-MOD(1000*[$Times.U$6];[.$D66]);MOD(1000*[$Times.U$6];[.$D66]));)" office:value-type="currency" office:currency="ns" office:value="11.5789473684211" calcext:value-type="currency">
            <text:p>12ns</text:p>
          </table:table-cell>
          <table:table-cell table:style-name="ce15" table:formula="of:=MAX(MIN([.$D66]-MOD(1000*[$Times.V$3];[.$D66]);MOD(1000*[$Times.V$3];[.$D66]));MIN([.$D66]-MOD(1000*[$Times.V$4];[.$D66]);MOD(1000*[$Times.V$4];[.$D66]));MIN([.$D66]-MOD(1000*[$Times.V$5];[.$D66]);MOD(1000*[$Times.V$5];[.$D66]));MIN([.$D66]-MOD(1000*[$Times.V$6];[.$D66]);MOD(1000*[$Times.V$6];[.$D66]));)" office:value-type="currency" office:currency="ns" office:value="21.0526315789474" calcext:value-type="currency">
            <text:p>21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9.27" calcext:value-type="currency">
            <text:p>19,27 MHz</text:p>
          </table:table-cell>
          <table:table-cell table:style-name="ce10" table:formula="of:=160/[.A67]" office:value-type="float" office:value="8.3030617540218" calcext:value-type="float">
            <text:p>8,30</text:p>
          </table:table-cell>
          <table:table-cell table:style-name="ce7" table:formula="of:=ROUND(100*[.B67]) = 100*ROUND([.B67])" office:value-type="boolean" office:boolean-value="false" calcext:value-type="boolean">
            <text:p>FAŁSZ</text:p>
          </table:table-cell>
          <table:table-cell table:style-name="ce13" table:formula="of:=1000/[.A67]" office:value-type="currency" office:currency="ns" office:value="51.8941359626362" calcext:value-type="currency">
            <text:p>52ns</text:p>
          </table:table-cell>
          <table:table-cell table:style-name="ce20" table:formula="of:=([.I67]-MIN([.I$1:.I66]))" office:value-type="float" office:value="3.15401026350683" calcext:value-type="float">
            <text:p>3,15</text:p>
          </table:table-cell>
          <table:table-cell table:style-name="ce20" table:formula="of:=IF([.C67]; ([.I67]-MIN([.I$1:.I66]));&quot;&quot;)">
            <text:p/>
          </table:table-cell>
          <table:table-cell table:style-name="ce20" table:formula="of:=([.J67]-MIN([.J$1:.J66]))" office:value-type="float" office:value="-0.272182499861614" calcext:value-type="float">
            <text:p>-0,27</text:p>
          </table:table-cell>
          <table:table-cell table:style-name="ce20" table:formula="of:=([.J67]-MIN([.J$1:.J66]))*[.C67]" office:value-type="float" office:value="-0" calcext:value-type="float">
            <text:p>0,00</text:p>
          </table:table-cell>
          <table:table-cell table:style-name="ce17" table:formula="of:=COM.MICROSOFT.MAXIFS([.K67:.XDF67];[.K$2:.XDF$2];&quot;&quot;)" office:value-type="currency" office:currency="ns" office:value="25.3762324857291" calcext:value-type="currency">
            <text:p>25ns</text:p>
          </table:table-cell>
          <table:table-cell table:style-name="ce17" table:formula="of:=MAX([.K67:.XFD67])" office:value-type="currency" office:currency="ns" office:value="25.3762324857291" calcext:value-type="currency">
            <text:p>25ns</text:p>
          </table:table-cell>
          <table:table-cell table:style-name="ce15" table:formula="of:=MAX(MIN([.$D67]-MOD(1000*[$Times.C$3];[.$D67]);MOD(1000*[$Times.C$3];[.$D67]));MIN([.$D67]-MOD(1000*[$Times.C$4];[.$D67]);MOD(1000*[$Times.C$4];[.$D67]));MIN([.$D67]-MOD(1000*[$Times.C$5];[.$D67]);MOD(1000*[$Times.C$5];[.$D67]));MIN([.$D67]-MOD(1000*[$Times.C$6];[.$D67]);MOD(1000*[$Times.C$6];[.$D67]));)" office:value-type="currency" office:currency="ns" office:value="23.8713025428126" calcext:value-type="currency">
            <text:p>24ns</text:p>
          </table:table-cell>
          <table:table-cell table:style-name="ce15" table:formula="of:=MAX(MIN([.$D67]-MOD(1000*[$Times.D$3];[.$D67]);MOD(1000*[$Times.D$3];[.$D67]));MIN([.$D67]-MOD(1000*[$Times.D$4];[.$D67]);MOD(1000*[$Times.D$4];[.$D67]));MIN([.$D67]-MOD(1000*[$Times.D$5];[.$D67]);MOD(1000*[$Times.D$5];[.$D67]));MIN([.$D67]-MOD(1000*[$Times.D$6];[.$D67]);MOD(1000*[$Times.D$6];[.$D67]));)" office:value-type="currency" office:currency="ns" office:value="25.3762324857291" calcext:value-type="currency">
            <text:p>25ns</text:p>
          </table:table-cell>
          <table:table-cell table:style-name="ce15" table:formula="of:=MAX(MIN([.$D67]-MOD(1000*[$Times.E$3];[.$D67]);MOD(1000*[$Times.E$3];[.$D67]));MIN([.$D67]-MOD(1000*[$Times.E$4];[.$D67]);MOD(1000*[$Times.E$4];[.$D67]));MIN([.$D67]-MOD(1000*[$Times.E$5];[.$D67]);MOD(1000*[$Times.E$5];[.$D67]));MIN([.$D67]-MOD(1000*[$Times.E$6];[.$D67]);MOD(1000*[$Times.E$6];[.$D67]));)" office:value-type="currency" office:currency="ns" office:value="21.5879605604567" calcext:value-type="currency">
            <text:p>22ns</text:p>
          </table:table-cell>
          <table:table-cell table:style-name="ce15" table:formula="of:=MAX(MIN([.$D67]-MOD(1000*[$Times.F$3];[.$D67]);MOD(1000*[$Times.F$3];[.$D67]));MIN([.$D67]-MOD(1000*[$Times.F$4];[.$D67]);MOD(1000*[$Times.F$4];[.$D67]));MIN([.$D67]-MOD(1000*[$Times.F$5];[.$D67]);MOD(1000*[$Times.F$5];[.$D67]));MIN([.$D67]-MOD(1000*[$Times.F$6];[.$D67]);MOD(1000*[$Times.F$6];[.$D67]));)" office:value-type="currency" office:currency="ns" office:value="12.4234561494551" calcext:value-type="currency">
            <text:p>12ns</text:p>
          </table:table-cell>
          <table:table-cell table:style-name="ce15" table:formula="of:=MAX(MIN([.$D67]-MOD(1000*[$Times.G$3];[.$D67]);MOD(1000*[$Times.G$3];[.$D67]));MIN([.$D67]-MOD(1000*[$Times.G$4];[.$D67]);MOD(1000*[$Times.G$4];[.$D67]));MIN([.$D67]-MOD(1000*[$Times.G$5];[.$D67]);MOD(1000*[$Times.G$5];[.$D67]));MIN([.$D67]-MOD(1000*[$Times.G$6];[.$D67]);MOD(1000*[$Times.G$6];[.$D67]));)" office:value-type="currency" office:currency="ns" office:value="16.7410482615464" calcext:value-type="currency">
            <text:p>17ns</text:p>
          </table:table-cell>
          <table:table-cell table:style-name="ce15" table:formula="of:=MAX(MIN([.$D67]-MOD(1000*[$Times.H$3];[.$D67]);MOD(1000*[$Times.H$3];[.$D67]));MIN([.$D67]-MOD(1000*[$Times.H$4];[.$D67]);MOD(1000*[$Times.H$4];[.$D67]));MIN([.$D67]-MOD(1000*[$Times.H$5];[.$D67]);MOD(1000*[$Times.H$5];[.$D67]));MIN([.$D67]-MOD(1000*[$Times.H$6];[.$D67]);MOD(1000*[$Times.H$6];[.$D67]));)" office:value-type="currency" office:currency="ns" office:value="23.4820965230929" calcext:value-type="currency">
            <text:p>23ns</text:p>
          </table:table-cell>
          <table:table-cell table:style-name="ce15" table:formula="of:=MAX(MIN([.$D67]-MOD(1000*[$Times.I$3];[.$D67]);MOD(1000*[$Times.I$3];[.$D67]));MIN([.$D67]-MOD(1000*[$Times.I$4];[.$D67]);MOD(1000*[$Times.I$4];[.$D67]));MIN([.$D67]-MOD(1000*[$Times.I$5];[.$D67]);MOD(1000*[$Times.I$5];[.$D67]));MIN([.$D67]-MOD(1000*[$Times.I$6];[.$D67]);MOD(1000*[$Times.I$6];[.$D67]));)" office:value-type="currency" office:currency="ns" office:value="16.7410482615464" calcext:value-type="currency">
            <text:p>17ns</text:p>
          </table:table-cell>
          <table:table-cell table:style-name="ce15" table:formula="of:=MAX(MIN([.$D67]-MOD(1000*[$Times.J$3];[.$D67]);MOD(1000*[$Times.J$3];[.$D67]));MIN([.$D67]-MOD(1000*[$Times.J$4];[.$D67]);MOD(1000*[$Times.J$4];[.$D67]));MIN([.$D67]-MOD(1000*[$Times.J$5];[.$D67]);MOD(1000*[$Times.J$5];[.$D67]));MIN([.$D67]-MOD(1000*[$Times.J$6];[.$D67]);MOD(1000*[$Times.J$6];[.$D67]));)" office:value-type="currency" office:currency="ns" office:value="23.4820965230929" calcext:value-type="currency">
            <text:p>23ns</text:p>
          </table:table-cell>
          <table:table-cell table:style-name="ce15" table:formula="of:=MAX(MIN([.$D67]-MOD(1000*[$Times.K$3];[.$D67]);MOD(1000*[$Times.K$3];[.$D67]));MIN([.$D67]-MOD(1000*[$Times.K$4];[.$D67]);MOD(1000*[$Times.K$4];[.$D67]));MIN([.$D67]-MOD(1000*[$Times.K$5];[.$D67]);MOD(1000*[$Times.K$5];[.$D67]));MIN([.$D67]-MOD(1000*[$Times.K$6];[.$D67]);MOD(1000*[$Times.K$6];[.$D67]));)" office:value-type="currency" office:currency="ns" office:value="16.7410482615464" calcext:value-type="currency">
            <text:p>17ns</text:p>
          </table:table-cell>
          <table:table-cell table:style-name="ce15" table:formula="of:=MAX(MIN([.$D67]-MOD(1000*[$Times.L$3];[.$D67]);MOD(1000*[$Times.L$3];[.$D67]));MIN([.$D67]-MOD(1000*[$Times.L$4];[.$D67]);MOD(1000*[$Times.L$4];[.$D67]));MIN([.$D67]-MOD(1000*[$Times.L$5];[.$D67]);MOD(1000*[$Times.L$5];[.$D67]));MIN([.$D67]-MOD(1000*[$Times.L$6];[.$D67]);MOD(1000*[$Times.L$6];[.$D67]));)" office:value-type="currency" office:currency="ns" office:value="12.4234561494551" calcext:value-type="currency">
            <text:p>12ns</text:p>
          </table:table-cell>
          <table:table-cell table:style-name="ce15" table:formula="of:=MAX(MIN([.$D67]-MOD(1000*[$Times.M$3];[.$D67]);MOD(1000*[$Times.M$3];[.$D67]));MIN([.$D67]-MOD(1000*[$Times.M$4];[.$D67]);MOD(1000*[$Times.M$4];[.$D67]));MIN([.$D67]-MOD(1000*[$Times.M$5];[.$D67]);MOD(1000*[$Times.M$5];[.$D67]));MIN([.$D67]-MOD(1000*[$Times.M$6];[.$D67]);MOD(1000*[$Times.M$6];[.$D67]));)" office:value-type="currency" office:currency="ns" office:value="16.7410482615464" calcext:value-type="currency">
            <text:p>17ns</text:p>
          </table:table-cell>
          <table:table-cell table:style-name="ce15" table:formula="of:=MAX(MIN([.$D67]-MOD(1000*[$Times.N$3];[.$D67]);MOD(1000*[$Times.N$3];[.$D67]));MIN([.$D67]-MOD(1000*[$Times.N$4];[.$D67]);MOD(1000*[$Times.N$4];[.$D67]));MIN([.$D67]-MOD(1000*[$Times.N$5];[.$D67]);MOD(1000*[$Times.N$5];[.$D67]));MIN([.$D67]-MOD(1000*[$Times.N$6];[.$D67]);MOD(1000*[$Times.N$6];[.$D67]));)" office:value-type="currency" office:currency="ns" office:value="12.4234561494551" calcext:value-type="currency">
            <text:p>12ns</text:p>
          </table:table-cell>
          <table:table-cell table:style-name="ce15" table:formula="of:=MAX(MIN([.$D67]-MOD(1000*[$Times.O$3];[.$D67]);MOD(1000*[$Times.O$3];[.$D67]));MIN([.$D67]-MOD(1000*[$Times.O$4];[.$D67]);MOD(1000*[$Times.O$4];[.$D67]));MIN([.$D67]-MOD(1000*[$Times.O$5];[.$D67]);MOD(1000*[$Times.O$5];[.$D67]));MIN([.$D67]-MOD(1000*[$Times.O$6];[.$D67]);MOD(1000*[$Times.O$6];[.$D67]));)" office:value-type="currency" office:currency="ns" office:value="16.7410482615464" calcext:value-type="currency">
            <text:p>17ns</text:p>
          </table:table-cell>
          <table:table-cell table:style-name="ce15" table:formula="of:=MAX(MIN([.$D67]-MOD(1000*[$Times.P$3];[.$D67]);MOD(1000*[$Times.P$3];[.$D67]));MIN([.$D67]-MOD(1000*[$Times.P$4];[.$D67]);MOD(1000*[$Times.P$4];[.$D67]));MIN([.$D67]-MOD(1000*[$Times.P$5];[.$D67]);MOD(1000*[$Times.P$5];[.$D67]));MIN([.$D67]-MOD(1000*[$Times.P$6];[.$D67]);MOD(1000*[$Times.P$6];[.$D67]));)" office:value-type="currency" office:currency="ns" office:value="12.4234561494551" calcext:value-type="currency">
            <text:p>12ns</text:p>
          </table:table-cell>
          <table:table-cell table:style-name="ce15" table:formula="of:=MAX(MIN([.$D67]-MOD(1000*[$Times.Q$3];[.$D67]);MOD(1000*[$Times.Q$3];[.$D67]));MIN([.$D67]-MOD(1000*[$Times.Q$4];[.$D67]);MOD(1000*[$Times.Q$4];[.$D67]));MIN([.$D67]-MOD(1000*[$Times.Q$5];[.$D67]);MOD(1000*[$Times.Q$5];[.$D67]));MIN([.$D67]-MOD(1000*[$Times.Q$6];[.$D67]);MOD(1000*[$Times.Q$6];[.$D67]));)" office:value-type="currency" office:currency="ns" office:value="16.7410482615464" calcext:value-type="currency">
            <text:p>17ns</text:p>
          </table:table-cell>
          <table:table-cell table:style-name="ce15" table:formula="of:=MAX(MIN([.$D67]-MOD(1000*[$Times.R$3];[.$D67]);MOD(1000*[$Times.R$3];[.$D67]));MIN([.$D67]-MOD(1000*[$Times.R$4];[.$D67]);MOD(1000*[$Times.R$4];[.$D67]));MIN([.$D67]-MOD(1000*[$Times.R$5];[.$D67]);MOD(1000*[$Times.R$5];[.$D67]));MIN([.$D67]-MOD(1000*[$Times.R$6];[.$D67]);MOD(1000*[$Times.R$6];[.$D67]));)" office:value-type="currency" office:currency="ns" office:value="12.4234561494551" calcext:value-type="currency">
            <text:p>12ns</text:p>
          </table:table-cell>
          <table:table-cell table:style-name="ce15" table:formula="of:=MAX(MIN([.$D67]-MOD(1000*[$Times.S$3];[.$D67]);MOD(1000*[$Times.S$3];[.$D67]));MIN([.$D67]-MOD(1000*[$Times.S$4];[.$D67]);MOD(1000*[$Times.S$4];[.$D67]));MIN([.$D67]-MOD(1000*[$Times.S$5];[.$D67]);MOD(1000*[$Times.S$5];[.$D67]));MIN([.$D67]-MOD(1000*[$Times.S$6];[.$D67]);MOD(1000*[$Times.S$6];[.$D67]));)" office:value-type="currency" office:currency="ns" office:value="16.7410482615464" calcext:value-type="currency">
            <text:p>17ns</text:p>
          </table:table-cell>
          <table:table-cell table:style-name="ce15" table:formula="of:=MAX(MIN([.$D67]-MOD(1000*[$Times.T$3];[.$D67]);MOD(1000*[$Times.T$3];[.$D67]));MIN([.$D67]-MOD(1000*[$Times.T$4];[.$D67]);MOD(1000*[$Times.T$4];[.$D67]));MIN([.$D67]-MOD(1000*[$Times.T$5];[.$D67]);MOD(1000*[$Times.T$5];[.$D67]));MIN([.$D67]-MOD(1000*[$Times.T$6];[.$D67]);MOD(1000*[$Times.T$6];[.$D67]));)" office:value-type="currency" office:currency="ns" office:value="12.4234561494551" calcext:value-type="currency">
            <text:p>12ns</text:p>
          </table:table-cell>
          <table:table-cell table:style-name="ce15" table:formula="of:=MAX(MIN([.$D67]-MOD(1000*[$Times.U$3];[.$D67]);MOD(1000*[$Times.U$3];[.$D67]));MIN([.$D67]-MOD(1000*[$Times.U$4];[.$D67]);MOD(1000*[$Times.U$4];[.$D67]));MIN([.$D67]-MOD(1000*[$Times.U$5];[.$D67]);MOD(1000*[$Times.U$5];[.$D67]));MIN([.$D67]-MOD(1000*[$Times.U$6];[.$D67]);MOD(1000*[$Times.U$6];[.$D67]));)" office:value-type="currency" office:currency="ns" office:value="16.7410482615464" calcext:value-type="currency">
            <text:p>17ns</text:p>
          </table:table-cell>
          <table:table-cell table:style-name="ce15" table:formula="of:=MAX(MIN([.$D67]-MOD(1000*[$Times.V$3];[.$D67]);MOD(1000*[$Times.V$3];[.$D67]));MIN([.$D67]-MOD(1000*[$Times.V$4];[.$D67]);MOD(1000*[$Times.V$4];[.$D67]));MIN([.$D67]-MOD(1000*[$Times.V$5];[.$D67]);MOD(1000*[$Times.V$5];[.$D67]));MIN([.$D67]-MOD(1000*[$Times.V$6];[.$D67]);MOD(1000*[$Times.V$6];[.$D67]));)" office:value-type="currency" office:currency="ns" office:value="22.7296315516347" calcext:value-type="currency">
            <text:p>23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19.66" calcext:value-type="currency">
            <text:p>19,66 MHz</text:p>
          </table:table-cell>
          <table:table-cell table:style-name="ce10" table:formula="of:=160/[.A68]" office:value-type="float" office:value="8.1383519837233" calcext:value-type="float">
            <text:p>8,14</text:p>
          </table:table-cell>
          <table:table-cell table:style-name="ce7" table:formula="of:=ROUND(100*[.B68]) = 100*ROUND([.B68])" office:value-type="boolean" office:boolean-value="false" calcext:value-type="boolean">
            <text:p>FAŁSZ</text:p>
          </table:table-cell>
          <table:table-cell table:style-name="ce13" table:formula="of:=1000/[.A68]" office:value-type="currency" office:currency="ns" office:value="50.8646998982706" calcext:value-type="currency">
            <text:p>51ns</text:p>
          </table:table-cell>
          <table:table-cell table:style-name="ce20" table:formula="of:=([.I68]-MIN([.I$1:.I67]))" office:value-type="float" office:value="0.259975132813324" calcext:value-type="float">
            <text:p>0,26</text:p>
          </table:table-cell>
          <table:table-cell table:style-name="ce20" table:formula="of:=IF([.C68]; ([.I68]-MIN([.I$1:.I67]));&quot;&quot;)">
            <text:p/>
          </table:table-cell>
          <table:table-cell table:style-name="ce20" table:formula="of:=([.J68]-MIN([.J$1:.J67]))" office:value-type="float" office:value="-1.42913177362334" calcext:value-type="float">
            <text:p>-1,43</text:p>
          </table:table-cell>
          <table:table-cell table:style-name="ce20" table:formula="of:=([.J68]-MIN([.J$1:.J67]))*[.C68]" office:value-type="float" office:value="-0" calcext:value-type="float">
            <text:p>0,00</text:p>
          </table:table-cell>
          <table:table-cell table:style-name="ce17" table:formula="of:=COM.MICROSOFT.MAXIFS([.K68:.XDF68];[.K$2:.XDF$2];&quot;&quot;)" office:value-type="currency" office:currency="ns" office:value="22.4821973550356" calcext:value-type="currency">
            <text:p>22ns</text:p>
          </table:table-cell>
          <table:table-cell table:style-name="ce17" table:formula="of:=MAX([.K68:.XFD68])" office:value-type="currency" office:currency="ns" office:value="23.9471007121058" calcext:value-type="currency">
            <text:p>24ns</text:p>
          </table:table-cell>
          <table:table-cell table:style-name="ce15" table:formula="of:=MAX(MIN([.$D68]-MOD(1000*[$Times.C$3];[.$D68]);MOD(1000*[$Times.C$3];[.$D68]));MIN([.$D68]-MOD(1000*[$Times.C$4];[.$D68]);MOD(1000*[$Times.C$4];[.$D68]));MIN([.$D68]-MOD(1000*[$Times.C$5];[.$D68]);MOD(1000*[$Times.C$5];[.$D68]));MIN([.$D68]-MOD(1000*[$Times.C$6];[.$D68]);MOD(1000*[$Times.C$6];[.$D68]));)" office:value-type="currency" office:currency="ns" office:value="22.4821973550356" calcext:value-type="currency">
            <text:p>22ns</text:p>
          </table:table-cell>
          <table:table-cell table:style-name="ce15" table:formula="of:=MAX(MIN([.$D68]-MOD(1000*[$Times.D$3];[.$D68]);MOD(1000*[$Times.D$3];[.$D68]));MIN([.$D68]-MOD(1000*[$Times.D$4];[.$D68]);MOD(1000*[$Times.D$4];[.$D68]));MIN([.$D68]-MOD(1000*[$Times.D$5];[.$D68]);MOD(1000*[$Times.D$5];[.$D68]));MIN([.$D68]-MOD(1000*[$Times.D$6];[.$D68]);MOD(1000*[$Times.D$6];[.$D68]));)" office:value-type="currency" office:currency="ns" office:value="13.8351983723296" calcext:value-type="currency">
            <text:p>14ns</text:p>
          </table:table-cell>
          <table:table-cell table:style-name="ce15" table:formula="of:=MAX(MIN([.$D68]-MOD(1000*[$Times.E$3];[.$D68]);MOD(1000*[$Times.E$3];[.$D68]));MIN([.$D68]-MOD(1000*[$Times.E$4];[.$D68]);MOD(1000*[$Times.E$4];[.$D68]));MIN([.$D68]-MOD(1000*[$Times.E$5];[.$D68]);MOD(1000*[$Times.E$5];[.$D68]));MIN([.$D68]-MOD(1000*[$Times.E$6];[.$D68]);MOD(1000*[$Times.E$6];[.$D68]));)" office:value-type="currency" office:currency="ns" office:value="14.6998982706002" calcext:value-type="currency">
            <text:p>15ns</text:p>
          </table:table-cell>
          <table:table-cell table:style-name="ce15" table:formula="of:=MAX(MIN([.$D68]-MOD(1000*[$Times.F$3];[.$D68]);MOD(1000*[$Times.F$3];[.$D68]));MIN([.$D68]-MOD(1000*[$Times.F$4];[.$D68]);MOD(1000*[$Times.F$4];[.$D68]));MIN([.$D68]-MOD(1000*[$Times.F$5];[.$D68]);MOD(1000*[$Times.F$5];[.$D68]));MIN([.$D68]-MOD(1000*[$Times.F$6];[.$D68]);MOD(1000*[$Times.F$6];[.$D68]));)" office:value-type="currency" office:currency="ns" office:value="20.4883011190234" calcext:value-type="currency">
            <text:p>20ns</text:p>
          </table:table-cell>
          <table:table-cell table:style-name="ce15" table:formula="of:=MAX(MIN([.$D68]-MOD(1000*[$Times.G$3];[.$D68]);MOD(1000*[$Times.G$3];[.$D68]));MIN([.$D68]-MOD(1000*[$Times.G$4];[.$D68]);MOD(1000*[$Times.G$4];[.$D68]));MIN([.$D68]-MOD(1000*[$Times.G$5];[.$D68]);MOD(1000*[$Times.G$5];[.$D68]));MIN([.$D68]-MOD(1000*[$Times.G$6];[.$D68]);MOD(1000*[$Times.G$6];[.$D68]));)" office:value-type="currency" office:currency="ns" office:value="23.9471007121058" calcext:value-type="currency">
            <text:p>24ns</text:p>
          </table:table-cell>
          <table:table-cell table:style-name="ce15" table:formula="of:=MAX(MIN([.$D68]-MOD(1000*[$Times.H$3];[.$D68]);MOD(1000*[$Times.H$3];[.$D68]));MIN([.$D68]-MOD(1000*[$Times.H$4];[.$D68]);MOD(1000*[$Times.H$4];[.$D68]));MIN([.$D68]-MOD(1000*[$Times.H$5];[.$D68]);MOD(1000*[$Times.H$5];[.$D68]));MIN([.$D68]-MOD(1000*[$Times.H$6];[.$D68]);MOD(1000*[$Times.H$6];[.$D68]));)" office:value-type="currency" office:currency="ns" office:value="16.5412004069176" calcext:value-type="currency">
            <text:p>17ns</text:p>
          </table:table-cell>
          <table:table-cell table:style-name="ce15" table:formula="of:=MAX(MIN([.$D68]-MOD(1000*[$Times.I$3];[.$D68]);MOD(1000*[$Times.I$3];[.$D68]));MIN([.$D68]-MOD(1000*[$Times.I$4];[.$D68]);MOD(1000*[$Times.I$4];[.$D68]));MIN([.$D68]-MOD(1000*[$Times.I$5];[.$D68]);MOD(1000*[$Times.I$5];[.$D68]));MIN([.$D68]-MOD(1000*[$Times.I$6];[.$D68]);MOD(1000*[$Times.I$6];[.$D68]));)" office:value-type="currency" office:currency="ns" office:value="23.9471007121058" calcext:value-type="currency">
            <text:p>24ns</text:p>
          </table:table-cell>
          <table:table-cell table:style-name="ce15" table:formula="of:=MAX(MIN([.$D68]-MOD(1000*[$Times.J$3];[.$D68]);MOD(1000*[$Times.J$3];[.$D68]));MIN([.$D68]-MOD(1000*[$Times.J$4];[.$D68]);MOD(1000*[$Times.J$4];[.$D68]));MIN([.$D68]-MOD(1000*[$Times.J$5];[.$D68]);MOD(1000*[$Times.J$5];[.$D68]));MIN([.$D68]-MOD(1000*[$Times.J$6];[.$D68]);MOD(1000*[$Times.J$6];[.$D68]));)" office:value-type="currency" office:currency="ns" office:value="16.5412004069176" calcext:value-type="currency">
            <text:p>17ns</text:p>
          </table:table-cell>
          <table:table-cell table:style-name="ce15" table:formula="of:=MAX(MIN([.$D68]-MOD(1000*[$Times.K$3];[.$D68]);MOD(1000*[$Times.K$3];[.$D68]));MIN([.$D68]-MOD(1000*[$Times.K$4];[.$D68]);MOD(1000*[$Times.K$4];[.$D68]));MIN([.$D68]-MOD(1000*[$Times.K$5];[.$D68]);MOD(1000*[$Times.K$5];[.$D68]));MIN([.$D68]-MOD(1000*[$Times.K$6];[.$D68]);MOD(1000*[$Times.K$6];[.$D68]));)" office:value-type="currency" office:currency="ns" office:value="23.9471007121058" calcext:value-type="currency">
            <text:p>24ns</text:p>
          </table:table-cell>
          <table:table-cell table:style-name="ce15" table:formula="of:=MAX(MIN([.$D68]-MOD(1000*[$Times.L$3];[.$D68]);MOD(1000*[$Times.L$3];[.$D68]));MIN([.$D68]-MOD(1000*[$Times.L$4];[.$D68]);MOD(1000*[$Times.L$4];[.$D68]));MIN([.$D68]-MOD(1000*[$Times.L$5];[.$D68]);MOD(1000*[$Times.L$5];[.$D68]));MIN([.$D68]-MOD(1000*[$Times.L$6];[.$D68]);MOD(1000*[$Times.L$6];[.$D68]));)" office:value-type="currency" office:currency="ns" office:value="20.4883011190234" calcext:value-type="currency">
            <text:p>20ns</text:p>
          </table:table-cell>
          <table:table-cell table:style-name="ce15" table:formula="of:=MAX(MIN([.$D68]-MOD(1000*[$Times.M$3];[.$D68]);MOD(1000*[$Times.M$3];[.$D68]));MIN([.$D68]-MOD(1000*[$Times.M$4];[.$D68]);MOD(1000*[$Times.M$4];[.$D68]));MIN([.$D68]-MOD(1000*[$Times.M$5];[.$D68]);MOD(1000*[$Times.M$5];[.$D68]));MIN([.$D68]-MOD(1000*[$Times.M$6];[.$D68]);MOD(1000*[$Times.M$6];[.$D68]));)" office:value-type="currency" office:currency="ns" office:value="23.9471007121058" calcext:value-type="currency">
            <text:p>24ns</text:p>
          </table:table-cell>
          <table:table-cell table:style-name="ce15" table:formula="of:=MAX(MIN([.$D68]-MOD(1000*[$Times.N$3];[.$D68]);MOD(1000*[$Times.N$3];[.$D68]));MIN([.$D68]-MOD(1000*[$Times.N$4];[.$D68]);MOD(1000*[$Times.N$4];[.$D68]));MIN([.$D68]-MOD(1000*[$Times.N$5];[.$D68]);MOD(1000*[$Times.N$5];[.$D68]));MIN([.$D68]-MOD(1000*[$Times.N$6];[.$D68]);MOD(1000*[$Times.N$6];[.$D68]));)" office:value-type="currency" office:currency="ns" office:value="20.4883011190234" calcext:value-type="currency">
            <text:p>20ns</text:p>
          </table:table-cell>
          <table:table-cell table:style-name="ce15" table:formula="of:=MAX(MIN([.$D68]-MOD(1000*[$Times.O$3];[.$D68]);MOD(1000*[$Times.O$3];[.$D68]));MIN([.$D68]-MOD(1000*[$Times.O$4];[.$D68]);MOD(1000*[$Times.O$4];[.$D68]));MIN([.$D68]-MOD(1000*[$Times.O$5];[.$D68]);MOD(1000*[$Times.O$5];[.$D68]));MIN([.$D68]-MOD(1000*[$Times.O$6];[.$D68]);MOD(1000*[$Times.O$6];[.$D68]));)" office:value-type="currency" office:currency="ns" office:value="23.9471007121058" calcext:value-type="currency">
            <text:p>24ns</text:p>
          </table:table-cell>
          <table:table-cell table:style-name="ce15" table:formula="of:=MAX(MIN([.$D68]-MOD(1000*[$Times.P$3];[.$D68]);MOD(1000*[$Times.P$3];[.$D68]));MIN([.$D68]-MOD(1000*[$Times.P$4];[.$D68]);MOD(1000*[$Times.P$4];[.$D68]));MIN([.$D68]-MOD(1000*[$Times.P$5];[.$D68]);MOD(1000*[$Times.P$5];[.$D68]));MIN([.$D68]-MOD(1000*[$Times.P$6];[.$D68]);MOD(1000*[$Times.P$6];[.$D68]));)" office:value-type="currency" office:currency="ns" office:value="20.4883011190234" calcext:value-type="currency">
            <text:p>20ns</text:p>
          </table:table-cell>
          <table:table-cell table:style-name="ce15" table:formula="of:=MAX(MIN([.$D68]-MOD(1000*[$Times.Q$3];[.$D68]);MOD(1000*[$Times.Q$3];[.$D68]));MIN([.$D68]-MOD(1000*[$Times.Q$4];[.$D68]);MOD(1000*[$Times.Q$4];[.$D68]));MIN([.$D68]-MOD(1000*[$Times.Q$5];[.$D68]);MOD(1000*[$Times.Q$5];[.$D68]));MIN([.$D68]-MOD(1000*[$Times.Q$6];[.$D68]);MOD(1000*[$Times.Q$6];[.$D68]));)" office:value-type="currency" office:currency="ns" office:value="23.9471007121058" calcext:value-type="currency">
            <text:p>24ns</text:p>
          </table:table-cell>
          <table:table-cell table:style-name="ce15" table:formula="of:=MAX(MIN([.$D68]-MOD(1000*[$Times.R$3];[.$D68]);MOD(1000*[$Times.R$3];[.$D68]));MIN([.$D68]-MOD(1000*[$Times.R$4];[.$D68]);MOD(1000*[$Times.R$4];[.$D68]));MIN([.$D68]-MOD(1000*[$Times.R$5];[.$D68]);MOD(1000*[$Times.R$5];[.$D68]));MIN([.$D68]-MOD(1000*[$Times.R$6];[.$D68]);MOD(1000*[$Times.R$6];[.$D68]));)" office:value-type="currency" office:currency="ns" office:value="20.4883011190234" calcext:value-type="currency">
            <text:p>20ns</text:p>
          </table:table-cell>
          <table:table-cell table:style-name="ce15" table:formula="of:=MAX(MIN([.$D68]-MOD(1000*[$Times.S$3];[.$D68]);MOD(1000*[$Times.S$3];[.$D68]));MIN([.$D68]-MOD(1000*[$Times.S$4];[.$D68]);MOD(1000*[$Times.S$4];[.$D68]));MIN([.$D68]-MOD(1000*[$Times.S$5];[.$D68]);MOD(1000*[$Times.S$5];[.$D68]));MIN([.$D68]-MOD(1000*[$Times.S$6];[.$D68]);MOD(1000*[$Times.S$6];[.$D68]));)" office:value-type="currency" office:currency="ns" office:value="23.9471007121058" calcext:value-type="currency">
            <text:p>24ns</text:p>
          </table:table-cell>
          <table:table-cell table:style-name="ce15" table:formula="of:=MAX(MIN([.$D68]-MOD(1000*[$Times.T$3];[.$D68]);MOD(1000*[$Times.T$3];[.$D68]));MIN([.$D68]-MOD(1000*[$Times.T$4];[.$D68]);MOD(1000*[$Times.T$4];[.$D68]));MIN([.$D68]-MOD(1000*[$Times.T$5];[.$D68]);MOD(1000*[$Times.T$5];[.$D68]));MIN([.$D68]-MOD(1000*[$Times.T$6];[.$D68]);MOD(1000*[$Times.T$6];[.$D68]));)" office:value-type="currency" office:currency="ns" office:value="20.4883011190234" calcext:value-type="currency">
            <text:p>20ns</text:p>
          </table:table-cell>
          <table:table-cell table:style-name="ce15" table:formula="of:=MAX(MIN([.$D68]-MOD(1000*[$Times.U$3];[.$D68]);MOD(1000*[$Times.U$3];[.$D68]));MIN([.$D68]-MOD(1000*[$Times.U$4];[.$D68]);MOD(1000*[$Times.U$4];[.$D68]));MIN([.$D68]-MOD(1000*[$Times.U$5];[.$D68]);MOD(1000*[$Times.U$5];[.$D68]));MIN([.$D68]-MOD(1000*[$Times.U$6];[.$D68]);MOD(1000*[$Times.U$6];[.$D68]));)" office:value-type="currency" office:currency="ns" office:value="23.9471007121058" calcext:value-type="currency">
            <text:p>24ns</text:p>
          </table:table-cell>
          <table:table-cell table:style-name="ce15" table:formula="of:=MAX(MIN([.$D68]-MOD(1000*[$Times.V$3];[.$D68]);MOD(1000*[$Times.V$3];[.$D68]));MIN([.$D68]-MOD(1000*[$Times.V$4];[.$D68]);MOD(1000*[$Times.V$4];[.$D68]));MIN([.$D68]-MOD(1000*[$Times.V$5];[.$D68]);MOD(1000*[$Times.V$5];[.$D68]));MIN([.$D68]-MOD(1000*[$Times.V$6];[.$D68]);MOD(1000*[$Times.V$6];[.$D68]));)" office:value-type="currency" office:currency="ns" office:value="15.5645981688708" calcext:value-type="currency">
            <text:p>16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0" calcext:value-type="currency">
            <text:p>20,00 MHz</text:p>
          </table:table-cell>
          <table:table-cell table:style-name="ce10" table:formula="of:=160/[.A69]" office:value-type="float" office:value="8" calcext:value-type="float">
            <text:p>8,00</text:p>
          </table:table-cell>
          <table:table-cell table:style-name="ce7" table:formula="of:=ROUND(100*[.B69]) = 100*ROUND([.B69])" office:value-type="boolean" office:boolean-value="true" calcext:value-type="boolean">
            <text:p>PRAWDA</text:p>
          </table:table-cell>
          <table:table-cell table:style-name="ce13" table:formula="of:=1000/[.A69]" office:value-type="currency" office:currency="ns" office:value="50" calcext:value-type="currency">
            <text:p>50ns</text:p>
          </table:table-cell>
          <table:table-cell table:style-name="ce20" table:formula="of:=([.I69]-MIN([.I$1:.I68]))" office:value-type="float" office:value="-22.2222222222223" calcext:value-type="float">
            <text:p>-22,22</text:p>
          </table:table-cell>
          <table:table-cell table:style-name="ce20" table:formula="of:=IF([.C69]; ([.I69]-MIN([.I$1:.I68]));&quot;&quot;)" office:value-type="float" office:value="-22.2222222222223" calcext:value-type="float">
            <text:p>-22,22</text:p>
          </table:table-cell>
          <table:table-cell table:style-name="ce20" table:formula="of:=([.J69]-MIN([.J$1:.J68]))" office:value-type="float" office:value="-3.94710071210579" calcext:value-type="float">
            <text:p>-3,95</text:p>
          </table:table-cell>
          <table:table-cell table:style-name="ce20" table:formula="of:=([.J69]-MIN([.J$1:.J68]))*[.C69]" office:value-type="float" office:value="-3.94710071210579" calcext:value-type="float">
            <text:p>-3,95</text:p>
          </table:table-cell>
          <table:table-cell table:style-name="ce17" table:formula="of:=COM.MICROSOFT.MAXIFS([.K69:.XDF69];[.K$2:.XDF$2];&quot;&quot;)" office:value-type="currency" office:currency="ns" office:value="0" calcext:value-type="currency">
            <text:p>0ns</text:p>
          </table:table-cell>
          <table:table-cell table:style-name="ce17" table:formula="of:=MAX([.K69:.XFD69])" office:value-type="currency" office:currency="ns" office:value="20" calcext:value-type="currency">
            <text:p>20ns</text:p>
          </table:table-cell>
          <table:table-cell table:style-name="ce15" table:formula="of:=MAX(MIN([.$D69]-MOD(1000*[$Times.C$3];[.$D69]);MOD(1000*[$Times.C$3];[.$D69]));MIN([.$D69]-MOD(1000*[$Times.C$4];[.$D69]);MOD(1000*[$Times.C$4];[.$D69]));MIN([.$D69]-MOD(1000*[$Times.C$5];[.$D69]);MOD(1000*[$Times.C$5];[.$D69]));MIN([.$D69]-MOD(1000*[$Times.C$6];[.$D69]);MOD(1000*[$Times.C$6];[.$D69]));)" office:value-type="currency" office:currency="ns" office:value="0" calcext:value-type="currency">
            <text:p>0ns</text:p>
          </table:table-cell>
          <table:table-cell table:style-name="ce15" table:formula="of:=MAX(MIN([.$D69]-MOD(1000*[$Times.D$3];[.$D69]);MOD(1000*[$Times.D$3];[.$D69]));MIN([.$D69]-MOD(1000*[$Times.D$4];[.$D69]);MOD(1000*[$Times.D$4];[.$D69]));MIN([.$D69]-MOD(1000*[$Times.D$5];[.$D69]);MOD(1000*[$Times.D$5];[.$D69]));MIN([.$D69]-MOD(1000*[$Times.D$6];[.$D69]);MOD(1000*[$Times.D$6];[.$D69]));)" office:value-type="currency" office:currency="ns" office:value="0" calcext:value-type="currency">
            <text:p>0ns</text:p>
          </table:table-cell>
          <table:table-cell table:style-name="ce15" table:formula="of:=MAX(MIN([.$D69]-MOD(1000*[$Times.E$3];[.$D69]);MOD(1000*[$Times.E$3];[.$D69]));MIN([.$D69]-MOD(1000*[$Times.E$4];[.$D69]);MOD(1000*[$Times.E$4];[.$D69]));MIN([.$D69]-MOD(1000*[$Times.E$5];[.$D69]);MOD(1000*[$Times.E$5];[.$D69]));MIN([.$D69]-MOD(1000*[$Times.E$6];[.$D69]);MOD(1000*[$Times.E$6];[.$D69]));)" office:value-type="currency" office:currency="ns" office:value="0" calcext:value-type="currency">
            <text:p>0ns</text:p>
          </table:table-cell>
          <table:table-cell table:style-name="ce15" table:formula="of:=MAX(MIN([.$D69]-MOD(1000*[$Times.F$3];[.$D69]);MOD(1000*[$Times.F$3];[.$D69]));MIN([.$D69]-MOD(1000*[$Times.F$4];[.$D69]);MOD(1000*[$Times.F$4];[.$D69]));MIN([.$D69]-MOD(1000*[$Times.F$5];[.$D69]);MOD(1000*[$Times.F$5];[.$D69]));MIN([.$D69]-MOD(1000*[$Times.F$6];[.$D69]);MOD(1000*[$Times.F$6];[.$D69]));)" office:value-type="currency" office:currency="ns" office:value="20" calcext:value-type="currency">
            <text:p>20ns</text:p>
          </table:table-cell>
          <table:table-cell table:style-name="ce15" table:formula="of:=MAX(MIN([.$D69]-MOD(1000*[$Times.G$3];[.$D69]);MOD(1000*[$Times.G$3];[.$D69]));MIN([.$D69]-MOD(1000*[$Times.G$4];[.$D69]);MOD(1000*[$Times.G$4];[.$D69]));MIN([.$D69]-MOD(1000*[$Times.G$5];[.$D69]);MOD(1000*[$Times.G$5];[.$D69]));MIN([.$D69]-MOD(1000*[$Times.G$6];[.$D69]);MOD(1000*[$Times.G$6];[.$D69]));)" office:value-type="currency" office:currency="ns" office:value="20" calcext:value-type="currency">
            <text:p>20ns</text:p>
          </table:table-cell>
          <table:table-cell table:style-name="ce15" table:formula="of:=MAX(MIN([.$D69]-MOD(1000*[$Times.H$3];[.$D69]);MOD(1000*[$Times.H$3];[.$D69]));MIN([.$D69]-MOD(1000*[$Times.H$4];[.$D69]);MOD(1000*[$Times.H$4];[.$D69]));MIN([.$D69]-MOD(1000*[$Times.H$5];[.$D69]);MOD(1000*[$Times.H$5];[.$D69]));MIN([.$D69]-MOD(1000*[$Times.H$6];[.$D69]);MOD(1000*[$Times.H$6];[.$D69]));)" office:value-type="currency" office:currency="ns" office:value="20" calcext:value-type="currency">
            <text:p>20ns</text:p>
          </table:table-cell>
          <table:table-cell table:style-name="ce15" table:formula="of:=MAX(MIN([.$D69]-MOD(1000*[$Times.I$3];[.$D69]);MOD(1000*[$Times.I$3];[.$D69]));MIN([.$D69]-MOD(1000*[$Times.I$4];[.$D69]);MOD(1000*[$Times.I$4];[.$D69]));MIN([.$D69]-MOD(1000*[$Times.I$5];[.$D69]);MOD(1000*[$Times.I$5];[.$D69]));MIN([.$D69]-MOD(1000*[$Times.I$6];[.$D69]);MOD(1000*[$Times.I$6];[.$D69]));)" office:value-type="currency" office:currency="ns" office:value="20" calcext:value-type="currency">
            <text:p>20ns</text:p>
          </table:table-cell>
          <table:table-cell table:style-name="ce15" table:formula="of:=MAX(MIN([.$D69]-MOD(1000*[$Times.J$3];[.$D69]);MOD(1000*[$Times.J$3];[.$D69]));MIN([.$D69]-MOD(1000*[$Times.J$4];[.$D69]);MOD(1000*[$Times.J$4];[.$D69]));MIN([.$D69]-MOD(1000*[$Times.J$5];[.$D69]);MOD(1000*[$Times.J$5];[.$D69]));MIN([.$D69]-MOD(1000*[$Times.J$6];[.$D69]);MOD(1000*[$Times.J$6];[.$D69]));)" office:value-type="currency" office:currency="ns" office:value="20" calcext:value-type="currency">
            <text:p>20ns</text:p>
          </table:table-cell>
          <table:table-cell table:style-name="ce15" table:formula="of:=MAX(MIN([.$D69]-MOD(1000*[$Times.K$3];[.$D69]);MOD(1000*[$Times.K$3];[.$D69]));MIN([.$D69]-MOD(1000*[$Times.K$4];[.$D69]);MOD(1000*[$Times.K$4];[.$D69]));MIN([.$D69]-MOD(1000*[$Times.K$5];[.$D69]);MOD(1000*[$Times.K$5];[.$D69]));MIN([.$D69]-MOD(1000*[$Times.K$6];[.$D69]);MOD(1000*[$Times.K$6];[.$D69]));)" office:value-type="currency" office:currency="ns" office:value="20" calcext:value-type="currency">
            <text:p>20ns</text:p>
          </table:table-cell>
          <table:table-cell table:style-name="ce15" table:formula="of:=MAX(MIN([.$D69]-MOD(1000*[$Times.L$3];[.$D69]);MOD(1000*[$Times.L$3];[.$D69]));MIN([.$D69]-MOD(1000*[$Times.L$4];[.$D69]);MOD(1000*[$Times.L$4];[.$D69]));MIN([.$D69]-MOD(1000*[$Times.L$5];[.$D69]);MOD(1000*[$Times.L$5];[.$D69]));MIN([.$D69]-MOD(1000*[$Times.L$6];[.$D69]);MOD(1000*[$Times.L$6];[.$D69]));)" office:value-type="currency" office:currency="ns" office:value="20" calcext:value-type="currency">
            <text:p>20ns</text:p>
          </table:table-cell>
          <table:table-cell table:style-name="ce15" table:formula="of:=MAX(MIN([.$D69]-MOD(1000*[$Times.M$3];[.$D69]);MOD(1000*[$Times.M$3];[.$D69]));MIN([.$D69]-MOD(1000*[$Times.M$4];[.$D69]);MOD(1000*[$Times.M$4];[.$D69]));MIN([.$D69]-MOD(1000*[$Times.M$5];[.$D69]);MOD(1000*[$Times.M$5];[.$D69]));MIN([.$D69]-MOD(1000*[$Times.M$6];[.$D69]);MOD(1000*[$Times.M$6];[.$D69]));)" office:value-type="currency" office:currency="ns" office:value="20" calcext:value-type="currency">
            <text:p>20ns</text:p>
          </table:table-cell>
          <table:table-cell table:style-name="ce15" table:formula="of:=MAX(MIN([.$D69]-MOD(1000*[$Times.N$3];[.$D69]);MOD(1000*[$Times.N$3];[.$D69]));MIN([.$D69]-MOD(1000*[$Times.N$4];[.$D69]);MOD(1000*[$Times.N$4];[.$D69]));MIN([.$D69]-MOD(1000*[$Times.N$5];[.$D69]);MOD(1000*[$Times.N$5];[.$D69]));MIN([.$D69]-MOD(1000*[$Times.N$6];[.$D69]);MOD(1000*[$Times.N$6];[.$D69]));)" office:value-type="currency" office:currency="ns" office:value="20" calcext:value-type="currency">
            <text:p>20ns</text:p>
          </table:table-cell>
          <table:table-cell table:style-name="ce15" table:formula="of:=MAX(MIN([.$D69]-MOD(1000*[$Times.O$3];[.$D69]);MOD(1000*[$Times.O$3];[.$D69]));MIN([.$D69]-MOD(1000*[$Times.O$4];[.$D69]);MOD(1000*[$Times.O$4];[.$D69]));MIN([.$D69]-MOD(1000*[$Times.O$5];[.$D69]);MOD(1000*[$Times.O$5];[.$D69]));MIN([.$D69]-MOD(1000*[$Times.O$6];[.$D69]);MOD(1000*[$Times.O$6];[.$D69]));)" office:value-type="currency" office:currency="ns" office:value="20" calcext:value-type="currency">
            <text:p>20ns</text:p>
          </table:table-cell>
          <table:table-cell table:style-name="ce15" table:formula="of:=MAX(MIN([.$D69]-MOD(1000*[$Times.P$3];[.$D69]);MOD(1000*[$Times.P$3];[.$D69]));MIN([.$D69]-MOD(1000*[$Times.P$4];[.$D69]);MOD(1000*[$Times.P$4];[.$D69]));MIN([.$D69]-MOD(1000*[$Times.P$5];[.$D69]);MOD(1000*[$Times.P$5];[.$D69]));MIN([.$D69]-MOD(1000*[$Times.P$6];[.$D69]);MOD(1000*[$Times.P$6];[.$D69]));)" office:value-type="currency" office:currency="ns" office:value="20" calcext:value-type="currency">
            <text:p>20ns</text:p>
          </table:table-cell>
          <table:table-cell table:style-name="ce15" table:formula="of:=MAX(MIN([.$D69]-MOD(1000*[$Times.Q$3];[.$D69]);MOD(1000*[$Times.Q$3];[.$D69]));MIN([.$D69]-MOD(1000*[$Times.Q$4];[.$D69]);MOD(1000*[$Times.Q$4];[.$D69]));MIN([.$D69]-MOD(1000*[$Times.Q$5];[.$D69]);MOD(1000*[$Times.Q$5];[.$D69]));MIN([.$D69]-MOD(1000*[$Times.Q$6];[.$D69]);MOD(1000*[$Times.Q$6];[.$D69]));)" office:value-type="currency" office:currency="ns" office:value="20" calcext:value-type="currency">
            <text:p>20ns</text:p>
          </table:table-cell>
          <table:table-cell table:style-name="ce15" table:formula="of:=MAX(MIN([.$D69]-MOD(1000*[$Times.R$3];[.$D69]);MOD(1000*[$Times.R$3];[.$D69]));MIN([.$D69]-MOD(1000*[$Times.R$4];[.$D69]);MOD(1000*[$Times.R$4];[.$D69]));MIN([.$D69]-MOD(1000*[$Times.R$5];[.$D69]);MOD(1000*[$Times.R$5];[.$D69]));MIN([.$D69]-MOD(1000*[$Times.R$6];[.$D69]);MOD(1000*[$Times.R$6];[.$D69]));)" office:value-type="currency" office:currency="ns" office:value="20" calcext:value-type="currency">
            <text:p>20ns</text:p>
          </table:table-cell>
          <table:table-cell table:style-name="ce15" table:formula="of:=MAX(MIN([.$D69]-MOD(1000*[$Times.S$3];[.$D69]);MOD(1000*[$Times.S$3];[.$D69]));MIN([.$D69]-MOD(1000*[$Times.S$4];[.$D69]);MOD(1000*[$Times.S$4];[.$D69]));MIN([.$D69]-MOD(1000*[$Times.S$5];[.$D69]);MOD(1000*[$Times.S$5];[.$D69]));MIN([.$D69]-MOD(1000*[$Times.S$6];[.$D69]);MOD(1000*[$Times.S$6];[.$D69]));)" office:value-type="currency" office:currency="ns" office:value="20" calcext:value-type="currency">
            <text:p>20ns</text:p>
          </table:table-cell>
          <table:table-cell table:style-name="ce15" table:formula="of:=MAX(MIN([.$D69]-MOD(1000*[$Times.T$3];[.$D69]);MOD(1000*[$Times.T$3];[.$D69]));MIN([.$D69]-MOD(1000*[$Times.T$4];[.$D69]);MOD(1000*[$Times.T$4];[.$D69]));MIN([.$D69]-MOD(1000*[$Times.T$5];[.$D69]);MOD(1000*[$Times.T$5];[.$D69]));MIN([.$D69]-MOD(1000*[$Times.T$6];[.$D69]);MOD(1000*[$Times.T$6];[.$D69]));)" office:value-type="currency" office:currency="ns" office:value="20" calcext:value-type="currency">
            <text:p>20ns</text:p>
          </table:table-cell>
          <table:table-cell table:style-name="ce15" table:formula="of:=MAX(MIN([.$D69]-MOD(1000*[$Times.U$3];[.$D69]);MOD(1000*[$Times.U$3];[.$D69]));MIN([.$D69]-MOD(1000*[$Times.U$4];[.$D69]);MOD(1000*[$Times.U$4];[.$D69]));MIN([.$D69]-MOD(1000*[$Times.U$5];[.$D69]);MOD(1000*[$Times.U$5];[.$D69]));MIN([.$D69]-MOD(1000*[$Times.U$6];[.$D69]);MOD(1000*[$Times.U$6];[.$D69]));)" office:value-type="currency" office:currency="ns" office:value="20" calcext:value-type="currency">
            <text:p>20ns</text:p>
          </table:table-cell>
          <table:table-cell table:style-name="ce15" table:formula="of:=MAX(MIN([.$D69]-MOD(1000*[$Times.V$3];[.$D69]);MOD(1000*[$Times.V$3];[.$D69]));MIN([.$D69]-MOD(1000*[$Times.V$4];[.$D69]);MOD(1000*[$Times.V$4];[.$D69]));MIN([.$D69]-MOD(1000*[$Times.V$5];[.$D69]);MOD(1000*[$Times.V$5];[.$D69]));MIN([.$D69]-MOD(1000*[$Times.V$6];[.$D69]);MOD(1000*[$Times.V$6];[.$D69]));)" office:value-type="currency" office:currency="ns" office:value="0" calcext:value-type="currency">
            <text:p>0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0.04" calcext:value-type="currency">
            <text:p>20,04 MHz</text:p>
          </table:table-cell>
          <table:table-cell table:style-name="ce10" table:formula="of:=160/[.A70]" office:value-type="float" office:value="7.98403193612775" calcext:value-type="float">
            <text:p>7,98</text:p>
          </table:table-cell>
          <table:table-cell table:style-name="ce7" table:formula="of:=ROUND(100*[.B70]) = 100*ROUND([.B70])" office:value-type="boolean" office:boolean-value="false" calcext:value-type="boolean">
            <text:p>FAŁSZ</text:p>
          </table:table-cell>
          <table:table-cell table:style-name="ce13" table:formula="of:=1000/[.A70]" office:value-type="currency" office:currency="ns" office:value="49.9001996007984" calcext:value-type="currency">
            <text:p>50ns</text:p>
          </table:table-cell>
          <table:table-cell table:style-name="ce20" table:formula="of:=([.I70]-MIN([.I$1:.I69]))" office:value-type="float" office:value="3.99201596806392" calcext:value-type="float">
            <text:p>3,99</text:p>
          </table:table-cell>
          <table:table-cell table:style-name="ce20" table:formula="of:=IF([.C70]; ([.I70]-MIN([.I$1:.I69]));&quot;&quot;)">
            <text:p/>
          </table:table-cell>
          <table:table-cell table:style-name="ce20" table:formula="of:=([.J70]-MIN([.J$1:.J69]))" office:value-type="float" office:value="0.798403193612785" calcext:value-type="float">
            <text:p>0,80</text:p>
          </table:table-cell>
          <table:table-cell table:style-name="ce20" table:formula="of:=([.J70]-MIN([.J$1:.J69]))*[.C70]" office:value-type="float" office:value="0" calcext:value-type="float">
            <text:p>0,00</text:p>
          </table:table-cell>
          <table:table-cell table:style-name="ce17" table:formula="of:=COM.MICROSOFT.MAXIFS([.K70:.XDF70];[.K$2:.XDF$2];&quot;&quot;)" office:value-type="currency" office:currency="ns" office:value="3.99201596806392" calcext:value-type="currency">
            <text:p>4ns</text:p>
          </table:table-cell>
          <table:table-cell table:style-name="ce17" table:formula="of:=MAX([.K70:.XFD70])" office:value-type="currency" office:currency="ns" office:value="20.7984031936128" calcext:value-type="currency">
            <text:p>21ns</text:p>
          </table:table-cell>
          <table:table-cell table:style-name="ce15" table:formula="of:=MAX(MIN([.$D70]-MOD(1000*[$Times.C$3];[.$D70]);MOD(1000*[$Times.C$3];[.$D70]));MIN([.$D70]-MOD(1000*[$Times.C$4];[.$D70]);MOD(1000*[$Times.C$4];[.$D70]));MIN([.$D70]-MOD(1000*[$Times.C$5];[.$D70]);MOD(1000*[$Times.C$5];[.$D70]));MIN([.$D70]-MOD(1000*[$Times.C$6];[.$D70]);MOD(1000*[$Times.C$6];[.$D70]));)" office:value-type="currency" office:currency="ns" office:value="3.99201596806392" calcext:value-type="currency">
            <text:p>4ns</text:p>
          </table:table-cell>
          <table:table-cell table:style-name="ce15" table:formula="of:=MAX(MIN([.$D70]-MOD(1000*[$Times.D$3];[.$D70]);MOD(1000*[$Times.D$3];[.$D70]));MIN([.$D70]-MOD(1000*[$Times.D$4];[.$D70]);MOD(1000*[$Times.D$4];[.$D70]));MIN([.$D70]-MOD(1000*[$Times.D$5];[.$D70]);MOD(1000*[$Times.D$5];[.$D70]));MIN([.$D70]-MOD(1000*[$Times.D$6];[.$D70]);MOD(1000*[$Times.D$6];[.$D70]));)" office:value-type="currency" office:currency="ns" office:value="1.59680638722557" calcext:value-type="currency">
            <text:p>2ns</text:p>
          </table:table-cell>
          <table:table-cell table:style-name="ce15" table:formula="of:=MAX(MIN([.$D70]-MOD(1000*[$Times.E$3];[.$D70]);MOD(1000*[$Times.E$3];[.$D70]));MIN([.$D70]-MOD(1000*[$Times.E$4];[.$D70]);MOD(1000*[$Times.E$4];[.$D70]));MIN([.$D70]-MOD(1000*[$Times.E$5];[.$D70]);MOD(1000*[$Times.E$5];[.$D70]));MIN([.$D70]-MOD(1000*[$Times.E$6];[.$D70]);MOD(1000*[$Times.E$6];[.$D70]));)" office:value-type="currency" office:currency="ns" office:value="1.6966067864272" calcext:value-type="currency">
            <text:p>2ns</text:p>
          </table:table-cell>
          <table:table-cell table:style-name="ce15" table:formula="of:=MAX(MIN([.$D70]-MOD(1000*[$Times.F$3];[.$D70]);MOD(1000*[$Times.F$3];[.$D70]));MIN([.$D70]-MOD(1000*[$Times.F$4];[.$D70]);MOD(1000*[$Times.F$4];[.$D70]));MIN([.$D70]-MOD(1000*[$Times.F$5];[.$D70]);MOD(1000*[$Times.F$5];[.$D70]));MIN([.$D70]-MOD(1000*[$Times.F$6];[.$D70]);MOD(1000*[$Times.F$6];[.$D70]));)" office:value-type="currency" office:currency="ns" office:value="20.3992015968064" calcext:value-type="currency">
            <text:p>20ns</text:p>
          </table:table-cell>
          <table:table-cell table:style-name="ce15" table:formula="of:=MAX(MIN([.$D70]-MOD(1000*[$Times.G$3];[.$D70]);MOD(1000*[$Times.G$3];[.$D70]));MIN([.$D70]-MOD(1000*[$Times.G$4];[.$D70]);MOD(1000*[$Times.G$4];[.$D70]));MIN([.$D70]-MOD(1000*[$Times.G$5];[.$D70]);MOD(1000*[$Times.G$5];[.$D70]));MIN([.$D70]-MOD(1000*[$Times.G$6];[.$D70]);MOD(1000*[$Times.G$6];[.$D70]));)" office:value-type="currency" office:currency="ns" office:value="20.7984031936128" calcext:value-type="currency">
            <text:p>21ns</text:p>
          </table:table-cell>
          <table:table-cell table:style-name="ce15" table:formula="of:=MAX(MIN([.$D70]-MOD(1000*[$Times.H$3];[.$D70]);MOD(1000*[$Times.H$3];[.$D70]));MIN([.$D70]-MOD(1000*[$Times.H$4];[.$D70]);MOD(1000*[$Times.H$4];[.$D70]));MIN([.$D70]-MOD(1000*[$Times.H$5];[.$D70]);MOD(1000*[$Times.H$5];[.$D70]));MIN([.$D70]-MOD(1000*[$Times.H$6];[.$D70]);MOD(1000*[$Times.H$6];[.$D70]));)" office:value-type="currency" office:currency="ns" office:value="20.3992015968064" calcext:value-type="currency">
            <text:p>20ns</text:p>
          </table:table-cell>
          <table:table-cell table:style-name="ce15" table:formula="of:=MAX(MIN([.$D70]-MOD(1000*[$Times.I$3];[.$D70]);MOD(1000*[$Times.I$3];[.$D70]));MIN([.$D70]-MOD(1000*[$Times.I$4];[.$D70]);MOD(1000*[$Times.I$4];[.$D70]));MIN([.$D70]-MOD(1000*[$Times.I$5];[.$D70]);MOD(1000*[$Times.I$5];[.$D70]));MIN([.$D70]-MOD(1000*[$Times.I$6];[.$D70]);MOD(1000*[$Times.I$6];[.$D70]));)" office:value-type="currency" office:currency="ns" office:value="20.7984031936128" calcext:value-type="currency">
            <text:p>21ns</text:p>
          </table:table-cell>
          <table:table-cell table:style-name="ce15" table:formula="of:=MAX(MIN([.$D70]-MOD(1000*[$Times.J$3];[.$D70]);MOD(1000*[$Times.J$3];[.$D70]));MIN([.$D70]-MOD(1000*[$Times.J$4];[.$D70]);MOD(1000*[$Times.J$4];[.$D70]));MIN([.$D70]-MOD(1000*[$Times.J$5];[.$D70]);MOD(1000*[$Times.J$5];[.$D70]));MIN([.$D70]-MOD(1000*[$Times.J$6];[.$D70]);MOD(1000*[$Times.J$6];[.$D70]));)" office:value-type="currency" office:currency="ns" office:value="20.3992015968064" calcext:value-type="currency">
            <text:p>20ns</text:p>
          </table:table-cell>
          <table:table-cell table:style-name="ce15" table:formula="of:=MAX(MIN([.$D70]-MOD(1000*[$Times.K$3];[.$D70]);MOD(1000*[$Times.K$3];[.$D70]));MIN([.$D70]-MOD(1000*[$Times.K$4];[.$D70]);MOD(1000*[$Times.K$4];[.$D70]));MIN([.$D70]-MOD(1000*[$Times.K$5];[.$D70]);MOD(1000*[$Times.K$5];[.$D70]));MIN([.$D70]-MOD(1000*[$Times.K$6];[.$D70]);MOD(1000*[$Times.K$6];[.$D70]));)" office:value-type="currency" office:currency="ns" office:value="20.7984031936128" calcext:value-type="currency">
            <text:p>21ns</text:p>
          </table:table-cell>
          <table:table-cell table:style-name="ce15" table:formula="of:=MAX(MIN([.$D70]-MOD(1000*[$Times.L$3];[.$D70]);MOD(1000*[$Times.L$3];[.$D70]));MIN([.$D70]-MOD(1000*[$Times.L$4];[.$D70]);MOD(1000*[$Times.L$4];[.$D70]));MIN([.$D70]-MOD(1000*[$Times.L$5];[.$D70]);MOD(1000*[$Times.L$5];[.$D70]));MIN([.$D70]-MOD(1000*[$Times.L$6];[.$D70]);MOD(1000*[$Times.L$6];[.$D70]));)" office:value-type="currency" office:currency="ns" office:value="20.3992015968064" calcext:value-type="currency">
            <text:p>20ns</text:p>
          </table:table-cell>
          <table:table-cell table:style-name="ce15" table:formula="of:=MAX(MIN([.$D70]-MOD(1000*[$Times.M$3];[.$D70]);MOD(1000*[$Times.M$3];[.$D70]));MIN([.$D70]-MOD(1000*[$Times.M$4];[.$D70]);MOD(1000*[$Times.M$4];[.$D70]));MIN([.$D70]-MOD(1000*[$Times.M$5];[.$D70]);MOD(1000*[$Times.M$5];[.$D70]));MIN([.$D70]-MOD(1000*[$Times.M$6];[.$D70]);MOD(1000*[$Times.M$6];[.$D70]));)" office:value-type="currency" office:currency="ns" office:value="20.7984031936128" calcext:value-type="currency">
            <text:p>21ns</text:p>
          </table:table-cell>
          <table:table-cell table:style-name="ce15" table:formula="of:=MAX(MIN([.$D70]-MOD(1000*[$Times.N$3];[.$D70]);MOD(1000*[$Times.N$3];[.$D70]));MIN([.$D70]-MOD(1000*[$Times.N$4];[.$D70]);MOD(1000*[$Times.N$4];[.$D70]));MIN([.$D70]-MOD(1000*[$Times.N$5];[.$D70]);MOD(1000*[$Times.N$5];[.$D70]));MIN([.$D70]-MOD(1000*[$Times.N$6];[.$D70]);MOD(1000*[$Times.N$6];[.$D70]));)" office:value-type="currency" office:currency="ns" office:value="20.3992015968064" calcext:value-type="currency">
            <text:p>20ns</text:p>
          </table:table-cell>
          <table:table-cell table:style-name="ce15" table:formula="of:=MAX(MIN([.$D70]-MOD(1000*[$Times.O$3];[.$D70]);MOD(1000*[$Times.O$3];[.$D70]));MIN([.$D70]-MOD(1000*[$Times.O$4];[.$D70]);MOD(1000*[$Times.O$4];[.$D70]));MIN([.$D70]-MOD(1000*[$Times.O$5];[.$D70]);MOD(1000*[$Times.O$5];[.$D70]));MIN([.$D70]-MOD(1000*[$Times.O$6];[.$D70]);MOD(1000*[$Times.O$6];[.$D70]));)" office:value-type="currency" office:currency="ns" office:value="19.2015968063872" calcext:value-type="currency">
            <text:p>19ns</text:p>
          </table:table-cell>
          <table:table-cell table:style-name="ce15" table:formula="of:=MAX(MIN([.$D70]-MOD(1000*[$Times.P$3];[.$D70]);MOD(1000*[$Times.P$3];[.$D70]));MIN([.$D70]-MOD(1000*[$Times.P$4];[.$D70]);MOD(1000*[$Times.P$4];[.$D70]));MIN([.$D70]-MOD(1000*[$Times.P$5];[.$D70]);MOD(1000*[$Times.P$5];[.$D70]));MIN([.$D70]-MOD(1000*[$Times.P$6];[.$D70]);MOD(1000*[$Times.P$6];[.$D70]));)" office:value-type="currency" office:currency="ns" office:value="20.3992015968064" calcext:value-type="currency">
            <text:p>20ns</text:p>
          </table:table-cell>
          <table:table-cell table:style-name="ce15" table:formula="of:=MAX(MIN([.$D70]-MOD(1000*[$Times.Q$3];[.$D70]);MOD(1000*[$Times.Q$3];[.$D70]));MIN([.$D70]-MOD(1000*[$Times.Q$4];[.$D70]);MOD(1000*[$Times.Q$4];[.$D70]));MIN([.$D70]-MOD(1000*[$Times.Q$5];[.$D70]);MOD(1000*[$Times.Q$5];[.$D70]));MIN([.$D70]-MOD(1000*[$Times.Q$6];[.$D70]);MOD(1000*[$Times.Q$6];[.$D70]));)" office:value-type="currency" office:currency="ns" office:value="20.7984031936128" calcext:value-type="currency">
            <text:p>21ns</text:p>
          </table:table-cell>
          <table:table-cell table:style-name="ce15" table:formula="of:=MAX(MIN([.$D70]-MOD(1000*[$Times.R$3];[.$D70]);MOD(1000*[$Times.R$3];[.$D70]));MIN([.$D70]-MOD(1000*[$Times.R$4];[.$D70]);MOD(1000*[$Times.R$4];[.$D70]));MIN([.$D70]-MOD(1000*[$Times.R$5];[.$D70]);MOD(1000*[$Times.R$5];[.$D70]));MIN([.$D70]-MOD(1000*[$Times.R$6];[.$D70]);MOD(1000*[$Times.R$6];[.$D70]));)" office:value-type="currency" office:currency="ns" office:value="20.3992015968064" calcext:value-type="currency">
            <text:p>20ns</text:p>
          </table:table-cell>
          <table:table-cell table:style-name="ce15" table:formula="of:=MAX(MIN([.$D70]-MOD(1000*[$Times.S$3];[.$D70]);MOD(1000*[$Times.S$3];[.$D70]));MIN([.$D70]-MOD(1000*[$Times.S$4];[.$D70]);MOD(1000*[$Times.S$4];[.$D70]));MIN([.$D70]-MOD(1000*[$Times.S$5];[.$D70]);MOD(1000*[$Times.S$5];[.$D70]));MIN([.$D70]-MOD(1000*[$Times.S$6];[.$D70]);MOD(1000*[$Times.S$6];[.$D70]));)" office:value-type="currency" office:currency="ns" office:value="20.7984031936128" calcext:value-type="currency">
            <text:p>21ns</text:p>
          </table:table-cell>
          <table:table-cell table:style-name="ce15" table:formula="of:=MAX(MIN([.$D70]-MOD(1000*[$Times.T$3];[.$D70]);MOD(1000*[$Times.T$3];[.$D70]));MIN([.$D70]-MOD(1000*[$Times.T$4];[.$D70]);MOD(1000*[$Times.T$4];[.$D70]));MIN([.$D70]-MOD(1000*[$Times.T$5];[.$D70]);MOD(1000*[$Times.T$5];[.$D70]));MIN([.$D70]-MOD(1000*[$Times.T$6];[.$D70]);MOD(1000*[$Times.T$6];[.$D70]));)" office:value-type="currency" office:currency="ns" office:value="20.3992015968064" calcext:value-type="currency">
            <text:p>20ns</text:p>
          </table:table-cell>
          <table:table-cell table:style-name="ce15" table:formula="of:=MAX(MIN([.$D70]-MOD(1000*[$Times.U$3];[.$D70]);MOD(1000*[$Times.U$3];[.$D70]));MIN([.$D70]-MOD(1000*[$Times.U$4];[.$D70]);MOD(1000*[$Times.U$4];[.$D70]));MIN([.$D70]-MOD(1000*[$Times.U$5];[.$D70]);MOD(1000*[$Times.U$5];[.$D70]));MIN([.$D70]-MOD(1000*[$Times.U$6];[.$D70]);MOD(1000*[$Times.U$6];[.$D70]));)" office:value-type="currency" office:currency="ns" office:value="19.2015968063872" calcext:value-type="currency">
            <text:p>19ns</text:p>
          </table:table-cell>
          <table:table-cell table:style-name="ce15" table:formula="of:=MAX(MIN([.$D70]-MOD(1000*[$Times.V$3];[.$D70]);MOD(1000*[$Times.V$3];[.$D70]));MIN([.$D70]-MOD(1000*[$Times.V$4];[.$D70]);MOD(1000*[$Times.V$4];[.$D70]));MIN([.$D70]-MOD(1000*[$Times.V$5];[.$D70]);MOD(1000*[$Times.V$5];[.$D70]));MIN([.$D70]-MOD(1000*[$Times.V$6];[.$D70]);MOD(1000*[$Times.V$6];[.$D70]));)" office:value-type="currency" office:currency="ns" office:value="1.79640718562882" calcext:value-type="currency">
            <text:p>2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0.42" calcext:value-type="currency">
            <text:p>20,42 MHz</text:p>
          </table:table-cell>
          <table:table-cell table:style-name="ce10" table:formula="of:=160/[.A71]" office:value-type="float" office:value="7.83545543584721" calcext:value-type="float">
            <text:p>7,84</text:p>
          </table:table-cell>
          <table:table-cell table:style-name="ce7" table:formula="of:=ROUND(100*[.B71]) = 100*ROUND([.B71])" office:value-type="boolean" office:boolean-value="false" calcext:value-type="boolean">
            <text:p>FAŁSZ</text:p>
          </table:table-cell>
          <table:table-cell table:style-name="ce13" table:formula="of:=1000/[.A71]" office:value-type="currency" office:currency="ns" office:value="48.9715964740451" calcext:value-type="currency">
            <text:p>49ns</text:p>
          </table:table-cell>
          <table:table-cell table:style-name="ce20" table:formula="of:=([.I71]-MIN([.I$1:.I70]))" office:value-type="float" office:value="24.2899118511263" calcext:value-type="float">
            <text:p>24,29</text:p>
          </table:table-cell>
          <table:table-cell table:style-name="ce20" table:formula="of:=IF([.C71]; ([.I71]-MIN([.I$1:.I70]));&quot;&quot;)">
            <text:p/>
          </table:table-cell>
          <table:table-cell table:style-name="ce20" table:formula="of:=([.J71]-MIN([.J$1:.J70]))" office:value-type="float" office:value="4.28991185112631" calcext:value-type="float">
            <text:p>4,29</text:p>
          </table:table-cell>
          <table:table-cell table:style-name="ce20" table:formula="of:=([.J71]-MIN([.J$1:.J70]))*[.C71]" office:value-type="float" office:value="0" calcext:value-type="float">
            <text:p>0,00</text:p>
          </table:table-cell>
          <table:table-cell table:style-name="ce17" table:formula="of:=COM.MICROSOFT.MAXIFS([.K71:.XDF71];[.K$2:.XDF$2];&quot;&quot;)" office:value-type="currency" office:currency="ns" office:value="24.2899118511263" calcext:value-type="currency">
            <text:p>24ns</text:p>
          </table:table-cell>
          <table:table-cell table:style-name="ce17" table:formula="of:=MAX([.K71:.XFD71])" office:value-type="currency" office:currency="ns" office:value="24.2899118511263" calcext:value-type="currency">
            <text:p>24ns</text:p>
          </table:table-cell>
          <table:table-cell table:style-name="ce15" table:formula="of:=MAX(MIN([.$D71]-MOD(1000*[$Times.C$3];[.$D71]);MOD(1000*[$Times.C$3];[.$D71]));MIN([.$D71]-MOD(1000*[$Times.C$4];[.$D71]);MOD(1000*[$Times.C$4];[.$D71]));MIN([.$D71]-MOD(1000*[$Times.C$5];[.$D71]);MOD(1000*[$Times.C$5];[.$D71]));MIN([.$D71]-MOD(1000*[$Times.C$6];[.$D71]);MOD(1000*[$Times.C$6];[.$D71]));)" office:value-type="currency" office:currency="ns" office:value="24.2899118511263" calcext:value-type="currency">
            <text:p>24ns</text:p>
          </table:table-cell>
          <table:table-cell table:style-name="ce15" table:formula="of:=MAX(MIN([.$D71]-MOD(1000*[$Times.D$3];[.$D71]);MOD(1000*[$Times.D$3];[.$D71]));MIN([.$D71]-MOD(1000*[$Times.D$4];[.$D71]);MOD(1000*[$Times.D$4];[.$D71]));MIN([.$D71]-MOD(1000*[$Times.D$5];[.$D71]);MOD(1000*[$Times.D$5];[.$D71]));MIN([.$D71]-MOD(1000*[$Times.D$6];[.$D71]);MOD(1000*[$Times.D$6];[.$D71]));)" office:value-type="currency" office:currency="ns" office:value="16.4544564152792" calcext:value-type="currency">
            <text:p>16ns</text:p>
          </table:table-cell>
          <table:table-cell table:style-name="ce15" table:formula="of:=MAX(MIN([.$D71]-MOD(1000*[$Times.E$3];[.$D71]);MOD(1000*[$Times.E$3];[.$D71]));MIN([.$D71]-MOD(1000*[$Times.E$4];[.$D71]);MOD(1000*[$Times.E$4];[.$D71]));MIN([.$D71]-MOD(1000*[$Times.E$5];[.$D71]);MOD(1000*[$Times.E$5];[.$D71]));MIN([.$D71]-MOD(1000*[$Times.E$6];[.$D71]);MOD(1000*[$Times.E$6];[.$D71]));)" office:value-type="currency" office:currency="ns" office:value="17.4828599412341" calcext:value-type="currency">
            <text:p>17ns</text:p>
          </table:table-cell>
          <table:table-cell table:style-name="ce15" table:formula="of:=MAX(MIN([.$D71]-MOD(1000*[$Times.F$3];[.$D71]);MOD(1000*[$Times.F$3];[.$D71]));MIN([.$D71]-MOD(1000*[$Times.F$4];[.$D71]);MOD(1000*[$Times.F$4];[.$D71]));MIN([.$D71]-MOD(1000*[$Times.F$5];[.$D71]);MOD(1000*[$Times.F$5];[.$D71]));MIN([.$D71]-MOD(1000*[$Times.F$6];[.$D71]);MOD(1000*[$Times.F$6];[.$D71]));)" office:value-type="currency" office:currency="ns" office:value="24.1136141038198" calcext:value-type="currency">
            <text:p>24ns</text:p>
          </table:table-cell>
          <table:table-cell table:style-name="ce15" table:formula="of:=MAX(MIN([.$D71]-MOD(1000*[$Times.G$3];[.$D71]);MOD(1000*[$Times.G$3];[.$D71]));MIN([.$D71]-MOD(1000*[$Times.G$4];[.$D71]);MOD(1000*[$Times.G$4];[.$D71]));MIN([.$D71]-MOD(1000*[$Times.G$5];[.$D71]);MOD(1000*[$Times.G$5];[.$D71]));MIN([.$D71]-MOD(1000*[$Times.G$6];[.$D71]);MOD(1000*[$Times.G$6];[.$D71]));)" office:value-type="currency" office:currency="ns" office:value="20.7443682664055" calcext:value-type="currency">
            <text:p>21ns</text:p>
          </table:table-cell>
          <table:table-cell table:style-name="ce15" table:formula="of:=MAX(MIN([.$D71]-MOD(1000*[$Times.H$3];[.$D71]);MOD(1000*[$Times.H$3];[.$D71]));MIN([.$D71]-MOD(1000*[$Times.H$4];[.$D71]);MOD(1000*[$Times.H$4];[.$D71]));MIN([.$D71]-MOD(1000*[$Times.H$5];[.$D71]);MOD(1000*[$Times.H$5];[.$D71]));MIN([.$D71]-MOD(1000*[$Times.H$6];[.$D71]);MOD(1000*[$Times.H$6];[.$D71]));)" office:value-type="currency" office:currency="ns" office:value="24.1136141038198" calcext:value-type="currency">
            <text:p>24ns</text:p>
          </table:table-cell>
          <table:table-cell table:style-name="ce15" table:formula="of:=MAX(MIN([.$D71]-MOD(1000*[$Times.I$3];[.$D71]);MOD(1000*[$Times.I$3];[.$D71]));MIN([.$D71]-MOD(1000*[$Times.I$4];[.$D71]);MOD(1000*[$Times.I$4];[.$D71]));MIN([.$D71]-MOD(1000*[$Times.I$5];[.$D71]);MOD(1000*[$Times.I$5];[.$D71]));MIN([.$D71]-MOD(1000*[$Times.I$6];[.$D71]);MOD(1000*[$Times.I$6];[.$D71]));)" office:value-type="currency" office:currency="ns" office:value="20.7443682664055" calcext:value-type="currency">
            <text:p>21ns</text:p>
          </table:table-cell>
          <table:table-cell table:style-name="ce15" table:formula="of:=MAX(MIN([.$D71]-MOD(1000*[$Times.J$3];[.$D71]);MOD(1000*[$Times.J$3];[.$D71]));MIN([.$D71]-MOD(1000*[$Times.J$4];[.$D71]);MOD(1000*[$Times.J$4];[.$D71]));MIN([.$D71]-MOD(1000*[$Times.J$5];[.$D71]);MOD(1000*[$Times.J$5];[.$D71]));MIN([.$D71]-MOD(1000*[$Times.J$6];[.$D71]);MOD(1000*[$Times.J$6];[.$D71]));)" office:value-type="currency" office:currency="ns" office:value="24.1136141038198" calcext:value-type="currency">
            <text:p>24ns</text:p>
          </table:table-cell>
          <table:table-cell table:style-name="ce15" table:formula="of:=MAX(MIN([.$D71]-MOD(1000*[$Times.K$3];[.$D71]);MOD(1000*[$Times.K$3];[.$D71]));MIN([.$D71]-MOD(1000*[$Times.K$4];[.$D71]);MOD(1000*[$Times.K$4];[.$D71]));MIN([.$D71]-MOD(1000*[$Times.K$5];[.$D71]);MOD(1000*[$Times.K$5];[.$D71]));MIN([.$D71]-MOD(1000*[$Times.K$6];[.$D71]);MOD(1000*[$Times.K$6];[.$D71]));)" office:value-type="currency" office:currency="ns" office:value="20.7443682664055" calcext:value-type="currency">
            <text:p>21ns</text:p>
          </table:table-cell>
          <table:table-cell table:style-name="ce15" table:formula="of:=MAX(MIN([.$D71]-MOD(1000*[$Times.L$3];[.$D71]);MOD(1000*[$Times.L$3];[.$D71]));MIN([.$D71]-MOD(1000*[$Times.L$4];[.$D71]);MOD(1000*[$Times.L$4];[.$D71]));MIN([.$D71]-MOD(1000*[$Times.L$5];[.$D71]);MOD(1000*[$Times.L$5];[.$D71]));MIN([.$D71]-MOD(1000*[$Times.L$6];[.$D71]);MOD(1000*[$Times.L$6];[.$D71]));)" office:value-type="currency" office:currency="ns" office:value="24.1136141038198" calcext:value-type="currency">
            <text:p>24ns</text:p>
          </table:table-cell>
          <table:table-cell table:style-name="ce15" table:formula="of:=MAX(MIN([.$D71]-MOD(1000*[$Times.M$3];[.$D71]);MOD(1000*[$Times.M$3];[.$D71]));MIN([.$D71]-MOD(1000*[$Times.M$4];[.$D71]);MOD(1000*[$Times.M$4];[.$D71]));MIN([.$D71]-MOD(1000*[$Times.M$5];[.$D71]);MOD(1000*[$Times.M$5];[.$D71]));MIN([.$D71]-MOD(1000*[$Times.M$6];[.$D71]);MOD(1000*[$Times.M$6];[.$D71]));)" office:value-type="currency" office:currency="ns" office:value="20.7443682664055" calcext:value-type="currency">
            <text:p>21ns</text:p>
          </table:table-cell>
          <table:table-cell table:style-name="ce15" table:formula="of:=MAX(MIN([.$D71]-MOD(1000*[$Times.N$3];[.$D71]);MOD(1000*[$Times.N$3];[.$D71]));MIN([.$D71]-MOD(1000*[$Times.N$4];[.$D71]);MOD(1000*[$Times.N$4];[.$D71]));MIN([.$D71]-MOD(1000*[$Times.N$5];[.$D71]);MOD(1000*[$Times.N$5];[.$D71]));MIN([.$D71]-MOD(1000*[$Times.N$6];[.$D71]);MOD(1000*[$Times.N$6];[.$D71]));)" office:value-type="currency" office:currency="ns" office:value="24.1136141038198" calcext:value-type="currency">
            <text:p>24ns</text:p>
          </table:table-cell>
          <table:table-cell table:style-name="ce15" table:formula="of:=MAX(MIN([.$D71]-MOD(1000*[$Times.O$3];[.$D71]);MOD(1000*[$Times.O$3];[.$D71]));MIN([.$D71]-MOD(1000*[$Times.O$4];[.$D71]);MOD(1000*[$Times.O$4];[.$D71]));MIN([.$D71]-MOD(1000*[$Times.O$5];[.$D71]);MOD(1000*[$Times.O$5];[.$D71]));MIN([.$D71]-MOD(1000*[$Times.O$6];[.$D71]);MOD(1000*[$Times.O$6];[.$D71]));)" office:value-type="currency" office:currency="ns" office:value="20.568070519099" calcext:value-type="currency">
            <text:p>21ns</text:p>
          </table:table-cell>
          <table:table-cell table:style-name="ce15" table:formula="of:=MAX(MIN([.$D71]-MOD(1000*[$Times.P$3];[.$D71]);MOD(1000*[$Times.P$3];[.$D71]));MIN([.$D71]-MOD(1000*[$Times.P$4];[.$D71]);MOD(1000*[$Times.P$4];[.$D71]));MIN([.$D71]-MOD(1000*[$Times.P$5];[.$D71]);MOD(1000*[$Times.P$5];[.$D71]));MIN([.$D71]-MOD(1000*[$Times.P$6];[.$D71]);MOD(1000*[$Times.P$6];[.$D71]));)" office:value-type="currency" office:currency="ns" office:value="24.1136141038198" calcext:value-type="currency">
            <text:p>24ns</text:p>
          </table:table-cell>
          <table:table-cell table:style-name="ce15" table:formula="of:=MAX(MIN([.$D71]-MOD(1000*[$Times.Q$3];[.$D71]);MOD(1000*[$Times.Q$3];[.$D71]));MIN([.$D71]-MOD(1000*[$Times.Q$4];[.$D71]);MOD(1000*[$Times.Q$4];[.$D71]));MIN([.$D71]-MOD(1000*[$Times.Q$5];[.$D71]);MOD(1000*[$Times.Q$5];[.$D71]));MIN([.$D71]-MOD(1000*[$Times.Q$6];[.$D71]);MOD(1000*[$Times.Q$6];[.$D71]));)" office:value-type="currency" office:currency="ns" office:value="20.7443682664055" calcext:value-type="currency">
            <text:p>21ns</text:p>
          </table:table-cell>
          <table:table-cell table:style-name="ce15" table:formula="of:=MAX(MIN([.$D71]-MOD(1000*[$Times.R$3];[.$D71]);MOD(1000*[$Times.R$3];[.$D71]));MIN([.$D71]-MOD(1000*[$Times.R$4];[.$D71]);MOD(1000*[$Times.R$4];[.$D71]));MIN([.$D71]-MOD(1000*[$Times.R$5];[.$D71]);MOD(1000*[$Times.R$5];[.$D71]));MIN([.$D71]-MOD(1000*[$Times.R$6];[.$D71]);MOD(1000*[$Times.R$6];[.$D71]));)" office:value-type="currency" office:currency="ns" office:value="24.1136141038198" calcext:value-type="currency">
            <text:p>24ns</text:p>
          </table:table-cell>
          <table:table-cell table:style-name="ce15" table:formula="of:=MAX(MIN([.$D71]-MOD(1000*[$Times.S$3];[.$D71]);MOD(1000*[$Times.S$3];[.$D71]));MIN([.$D71]-MOD(1000*[$Times.S$4];[.$D71]);MOD(1000*[$Times.S$4];[.$D71]));MIN([.$D71]-MOD(1000*[$Times.S$5];[.$D71]);MOD(1000*[$Times.S$5];[.$D71]));MIN([.$D71]-MOD(1000*[$Times.S$6];[.$D71]);MOD(1000*[$Times.S$6];[.$D71]));)" office:value-type="currency" office:currency="ns" office:value="20.7443682664055" calcext:value-type="currency">
            <text:p>21ns</text:p>
          </table:table-cell>
          <table:table-cell table:style-name="ce15" table:formula="of:=MAX(MIN([.$D71]-MOD(1000*[$Times.T$3];[.$D71]);MOD(1000*[$Times.T$3];[.$D71]));MIN([.$D71]-MOD(1000*[$Times.T$4];[.$D71]);MOD(1000*[$Times.T$4];[.$D71]));MIN([.$D71]-MOD(1000*[$Times.T$5];[.$D71]);MOD(1000*[$Times.T$5];[.$D71]));MIN([.$D71]-MOD(1000*[$Times.T$6];[.$D71]);MOD(1000*[$Times.T$6];[.$D71]));)" office:value-type="currency" office:currency="ns" office:value="24.1136141038198" calcext:value-type="currency">
            <text:p>24ns</text:p>
          </table:table-cell>
          <table:table-cell table:style-name="ce15" table:formula="of:=MAX(MIN([.$D71]-MOD(1000*[$Times.U$3];[.$D71]);MOD(1000*[$Times.U$3];[.$D71]));MIN([.$D71]-MOD(1000*[$Times.U$4];[.$D71]);MOD(1000*[$Times.U$4];[.$D71]));MIN([.$D71]-MOD(1000*[$Times.U$5];[.$D71]);MOD(1000*[$Times.U$5];[.$D71]));MIN([.$D71]-MOD(1000*[$Times.U$6];[.$D71]);MOD(1000*[$Times.U$6];[.$D71]));)" office:value-type="currency" office:currency="ns" office:value="20.568070519099" calcext:value-type="currency">
            <text:p>21ns</text:p>
          </table:table-cell>
          <table:table-cell table:style-name="ce15" table:formula="of:=MAX(MIN([.$D71]-MOD(1000*[$Times.V$3];[.$D71]);MOD(1000*[$Times.V$3];[.$D71]));MIN([.$D71]-MOD(1000*[$Times.V$4];[.$D71]);MOD(1000*[$Times.V$4];[.$D71]));MIN([.$D71]-MOD(1000*[$Times.V$5];[.$D71]);MOD(1000*[$Times.V$5];[.$D71]));MIN([.$D71]-MOD(1000*[$Times.V$6];[.$D71]);MOD(1000*[$Times.V$6];[.$D71]));)" office:value-type="currency" office:currency="ns" office:value="18.5112634671891" calcext:value-type="currency">
            <text:p>19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0.81" calcext:value-type="currency">
            <text:p>20,81 MHz</text:p>
          </table:table-cell>
          <table:table-cell table:style-name="ce10" table:formula="of:=160/[.A72]" office:value-type="float" office:value="7.68861124459395" calcext:value-type="float">
            <text:p>7,69</text:p>
          </table:table-cell>
          <table:table-cell table:style-name="ce7" table:formula="of:=ROUND(100*[.B72]) = 100*ROUND([.B72])" office:value-type="boolean" office:boolean-value="false" calcext:value-type="boolean">
            <text:p>FAŁSZ</text:p>
          </table:table-cell>
          <table:table-cell table:style-name="ce13" table:formula="of:=1000/[.A72]" office:value-type="currency" office:currency="ns" office:value="48.0538202787122" calcext:value-type="currency">
            <text:p>48ns</text:p>
          </table:table-cell>
          <table:table-cell table:style-name="ce20" table:formula="of:=([.I72]-MIN([.I$1:.I71]))" office:value-type="float" office:value="23.3541566554541" calcext:value-type="float">
            <text:p>23,35</text:p>
          </table:table-cell>
          <table:table-cell table:style-name="ce20" table:formula="of:=IF([.C72]; ([.I72]-MIN([.I$1:.I71]));&quot;&quot;)">
            <text:p/>
          </table:table-cell>
          <table:table-cell table:style-name="ce20" table:formula="of:=([.J72]-MIN([.J$1:.J71]))" office:value-type="float" office:value="3.35415665545406" calcext:value-type="float">
            <text:p>3,35</text:p>
          </table:table-cell>
          <table:table-cell table:style-name="ce20" table:formula="of:=([.J72]-MIN([.J$1:.J71]))*[.C72]" office:value-type="float" office:value="0" calcext:value-type="float">
            <text:p>0,00</text:p>
          </table:table-cell>
          <table:table-cell table:style-name="ce17" table:formula="of:=COM.MICROSOFT.MAXIFS([.K72:.XDF72];[.K$2:.XDF$2];&quot;&quot;)" office:value-type="currency" office:currency="ns" office:value="23.3541566554541" calcext:value-type="currency">
            <text:p>23ns</text:p>
          </table:table-cell>
          <table:table-cell table:style-name="ce17" table:formula="of:=MAX([.K72:.XFD72])" office:value-type="currency" office:currency="ns" office:value="23.3541566554541" calcext:value-type="currency">
            <text:p>23ns</text:p>
          </table:table-cell>
          <table:table-cell table:style-name="ce15" table:formula="of:=MAX(MIN([.$D72]-MOD(1000*[$Times.C$3];[.$D72]);MOD(1000*[$Times.C$3];[.$D72]));MIN([.$D72]-MOD(1000*[$Times.C$4];[.$D72]);MOD(1000*[$Times.C$4];[.$D72]));MIN([.$D72]-MOD(1000*[$Times.C$5];[.$D72]);MOD(1000*[$Times.C$5];[.$D72]));MIN([.$D72]-MOD(1000*[$Times.C$6];[.$D72]);MOD(1000*[$Times.C$6];[.$D72]));)" office:value-type="currency" office:currency="ns" office:value="19.4617972128784" calcext:value-type="currency">
            <text:p>19ns</text:p>
          </table:table-cell>
          <table:table-cell table:style-name="ce15" table:formula="of:=MAX(MIN([.$D72]-MOD(1000*[$Times.D$3];[.$D72]);MOD(1000*[$Times.D$3];[.$D72]));MIN([.$D72]-MOD(1000*[$Times.D$4];[.$D72]);MOD(1000*[$Times.D$4];[.$D72]));MIN([.$D72]-MOD(1000*[$Times.D$5];[.$D72]);MOD(1000*[$Times.D$5];[.$D72]));MIN([.$D72]-MOD(1000*[$Times.D$6];[.$D72]);MOD(1000*[$Times.D$6];[.$D72]));)" office:value-type="currency" office:currency="ns" office:value="23.3541566554541" calcext:value-type="currency">
            <text:p>23ns</text:p>
          </table:table-cell>
          <table:table-cell table:style-name="ce15" table:formula="of:=MAX(MIN([.$D72]-MOD(1000*[$Times.E$3];[.$D72]);MOD(1000*[$Times.E$3];[.$D72]));MIN([.$D72]-MOD(1000*[$Times.E$4];[.$D72]);MOD(1000*[$Times.E$4];[.$D72]));MIN([.$D72]-MOD(1000*[$Times.E$5];[.$D72]);MOD(1000*[$Times.E$5];[.$D72]));MIN([.$D72]-MOD(1000*[$Times.E$6];[.$D72]);MOD(1000*[$Times.E$6];[.$D72]));)" office:value-type="currency" office:currency="ns" office:value="17.5156174915905" calcext:value-type="currency">
            <text:p>18ns</text:p>
          </table:table-cell>
          <table:table-cell table:style-name="ce15" table:formula="of:=MAX(MIN([.$D72]-MOD(1000*[$Times.F$3];[.$D72]);MOD(1000*[$Times.F$3];[.$D72]));MIN([.$D72]-MOD(1000*[$Times.F$4];[.$D72]);MOD(1000*[$Times.F$4];[.$D72]));MIN([.$D72]-MOD(1000*[$Times.F$5];[.$D72]);MOD(1000*[$Times.F$5];[.$D72]));MIN([.$D72]-MOD(1000*[$Times.F$6];[.$D72]);MOD(1000*[$Times.F$6];[.$D72]));)" office:value-type="currency" office:currency="ns" office:value="20.2691013935608" calcext:value-type="currency">
            <text:p>20ns</text:p>
          </table:table-cell>
          <table:table-cell table:style-name="ce15" table:formula="of:=MAX(MIN([.$D72]-MOD(1000*[$Times.G$3];[.$D72]);MOD(1000*[$Times.G$3];[.$D72]));MIN([.$D72]-MOD(1000*[$Times.G$4];[.$D72]);MOD(1000*[$Times.G$4];[.$D72]));MIN([.$D72]-MOD(1000*[$Times.G$5];[.$D72]);MOD(1000*[$Times.G$5];[.$D72]));MIN([.$D72]-MOD(1000*[$Times.G$6];[.$D72]);MOD(1000*[$Times.G$6];[.$D72]));)" office:value-type="currency" office:currency="ns" office:value="12.4843825084094" calcext:value-type="currency">
            <text:p>12ns</text:p>
          </table:table-cell>
          <table:table-cell table:style-name="ce15" table:formula="of:=MAX(MIN([.$D72]-MOD(1000*[$Times.H$3];[.$D72]);MOD(1000*[$Times.H$3];[.$D72]));MIN([.$D72]-MOD(1000*[$Times.H$4];[.$D72]);MOD(1000*[$Times.H$4];[.$D72]));MIN([.$D72]-MOD(1000*[$Times.H$5];[.$D72]);MOD(1000*[$Times.H$5];[.$D72]));MIN([.$D72]-MOD(1000*[$Times.H$6];[.$D72]);MOD(1000*[$Times.H$6];[.$D72]));)" office:value-type="currency" office:currency="ns" office:value="20.2691013935608" calcext:value-type="currency">
            <text:p>20ns</text:p>
          </table:table-cell>
          <table:table-cell table:style-name="ce15" table:formula="of:=MAX(MIN([.$D72]-MOD(1000*[$Times.I$3];[.$D72]);MOD(1000*[$Times.I$3];[.$D72]));MIN([.$D72]-MOD(1000*[$Times.I$4];[.$D72]);MOD(1000*[$Times.I$4];[.$D72]));MIN([.$D72]-MOD(1000*[$Times.I$5];[.$D72]);MOD(1000*[$Times.I$5];[.$D72]));MIN([.$D72]-MOD(1000*[$Times.I$6];[.$D72]);MOD(1000*[$Times.I$6];[.$D72]));)" office:value-type="currency" office:currency="ns" office:value="14.2239308024987" calcext:value-type="currency">
            <text:p>14ns</text:p>
          </table:table-cell>
          <table:table-cell table:style-name="ce15" table:formula="of:=MAX(MIN([.$D72]-MOD(1000*[$Times.J$3];[.$D72]);MOD(1000*[$Times.J$3];[.$D72]));MIN([.$D72]-MOD(1000*[$Times.J$4];[.$D72]);MOD(1000*[$Times.J$4];[.$D72]));MIN([.$D72]-MOD(1000*[$Times.J$5];[.$D72]);MOD(1000*[$Times.J$5];[.$D72]));MIN([.$D72]-MOD(1000*[$Times.J$6];[.$D72]);MOD(1000*[$Times.J$6];[.$D72]));)" office:value-type="currency" office:currency="ns" office:value="20.2691013935608" calcext:value-type="currency">
            <text:p>20ns</text:p>
          </table:table-cell>
          <table:table-cell table:style-name="ce15" table:formula="of:=MAX(MIN([.$D72]-MOD(1000*[$Times.K$3];[.$D72]);MOD(1000*[$Times.K$3];[.$D72]));MIN([.$D72]-MOD(1000*[$Times.K$4];[.$D72]);MOD(1000*[$Times.K$4];[.$D72]));MIN([.$D72]-MOD(1000*[$Times.K$5];[.$D72]);MOD(1000*[$Times.K$5];[.$D72]));MIN([.$D72]-MOD(1000*[$Times.K$6];[.$D72]);MOD(1000*[$Times.K$6];[.$D72]));)" office:value-type="currency" office:currency="ns" office:value="14.2239308024987" calcext:value-type="currency">
            <text:p>14ns</text:p>
          </table:table-cell>
          <table:table-cell table:style-name="ce15" table:formula="of:=MAX(MIN([.$D72]-MOD(1000*[$Times.L$3];[.$D72]);MOD(1000*[$Times.L$3];[.$D72]));MIN([.$D72]-MOD(1000*[$Times.L$4];[.$D72]);MOD(1000*[$Times.L$4];[.$D72]));MIN([.$D72]-MOD(1000*[$Times.L$5];[.$D72]);MOD(1000*[$Times.L$5];[.$D72]));MIN([.$D72]-MOD(1000*[$Times.L$6];[.$D72]);MOD(1000*[$Times.L$6];[.$D72]));)" office:value-type="currency" office:currency="ns" office:value="20.2691013935608" calcext:value-type="currency">
            <text:p>20ns</text:p>
          </table:table-cell>
          <table:table-cell table:style-name="ce15" table:formula="of:=MAX(MIN([.$D72]-MOD(1000*[$Times.M$3];[.$D72]);MOD(1000*[$Times.M$3];[.$D72]));MIN([.$D72]-MOD(1000*[$Times.M$4];[.$D72]);MOD(1000*[$Times.M$4];[.$D72]));MIN([.$D72]-MOD(1000*[$Times.M$5];[.$D72]);MOD(1000*[$Times.M$5];[.$D72]));MIN([.$D72]-MOD(1000*[$Times.M$6];[.$D72]);MOD(1000*[$Times.M$6];[.$D72]));)" office:value-type="currency" office:currency="ns" office:value="14.2239308024987" calcext:value-type="currency">
            <text:p>14ns</text:p>
          </table:table-cell>
          <table:table-cell table:style-name="ce15" table:formula="of:=MAX(MIN([.$D72]-MOD(1000*[$Times.N$3];[.$D72]);MOD(1000*[$Times.N$3];[.$D72]));MIN([.$D72]-MOD(1000*[$Times.N$4];[.$D72]);MOD(1000*[$Times.N$4];[.$D72]));MIN([.$D72]-MOD(1000*[$Times.N$5];[.$D72]);MOD(1000*[$Times.N$5];[.$D72]));MIN([.$D72]-MOD(1000*[$Times.N$6];[.$D72]);MOD(1000*[$Times.N$6];[.$D72]));)" office:value-type="currency" office:currency="ns" office:value="20.2691013935608" calcext:value-type="currency">
            <text:p>20ns</text:p>
          </table:table-cell>
          <table:table-cell table:style-name="ce15" table:formula="of:=MAX(MIN([.$D72]-MOD(1000*[$Times.O$3];[.$D72]);MOD(1000*[$Times.O$3];[.$D72]));MIN([.$D72]-MOD(1000*[$Times.O$4];[.$D72]);MOD(1000*[$Times.O$4];[.$D72]));MIN([.$D72]-MOD(1000*[$Times.O$5];[.$D72]);MOD(1000*[$Times.O$5];[.$D72]));MIN([.$D72]-MOD(1000*[$Times.O$6];[.$D72]);MOD(1000*[$Times.O$6];[.$D72]));)" office:value-type="currency" office:currency="ns" office:value="9.13022585295531" calcext:value-type="currency">
            <text:p>9ns</text:p>
          </table:table-cell>
          <table:table-cell table:style-name="ce15" table:formula="of:=MAX(MIN([.$D72]-MOD(1000*[$Times.P$3];[.$D72]);MOD(1000*[$Times.P$3];[.$D72]));MIN([.$D72]-MOD(1000*[$Times.P$4];[.$D72]);MOD(1000*[$Times.P$4];[.$D72]));MIN([.$D72]-MOD(1000*[$Times.P$5];[.$D72]);MOD(1000*[$Times.P$5];[.$D72]));MIN([.$D72]-MOD(1000*[$Times.P$6];[.$D72]);MOD(1000*[$Times.P$6];[.$D72]));)" office:value-type="currency" office:currency="ns" office:value="20.2691013935608" calcext:value-type="currency">
            <text:p>20ns</text:p>
          </table:table-cell>
          <table:table-cell table:style-name="ce15" table:formula="of:=MAX(MIN([.$D72]-MOD(1000*[$Times.Q$3];[.$D72]);MOD(1000*[$Times.Q$3];[.$D72]));MIN([.$D72]-MOD(1000*[$Times.Q$4];[.$D72]);MOD(1000*[$Times.Q$4];[.$D72]));MIN([.$D72]-MOD(1000*[$Times.Q$5];[.$D72]);MOD(1000*[$Times.Q$5];[.$D72]));MIN([.$D72]-MOD(1000*[$Times.Q$6];[.$D72]);MOD(1000*[$Times.Q$6];[.$D72]));)" office:value-type="currency" office:currency="ns" office:value="14.2239308024987" calcext:value-type="currency">
            <text:p>14ns</text:p>
          </table:table-cell>
          <table:table-cell table:style-name="ce15" table:formula="of:=MAX(MIN([.$D72]-MOD(1000*[$Times.R$3];[.$D72]);MOD(1000*[$Times.R$3];[.$D72]));MIN([.$D72]-MOD(1000*[$Times.R$4];[.$D72]);MOD(1000*[$Times.R$4];[.$D72]));MIN([.$D72]-MOD(1000*[$Times.R$5];[.$D72]);MOD(1000*[$Times.R$5];[.$D72]));MIN([.$D72]-MOD(1000*[$Times.R$6];[.$D72]);MOD(1000*[$Times.R$6];[.$D72]));)" office:value-type="currency" office:currency="ns" office:value="20.2691013935608" calcext:value-type="currency">
            <text:p>20ns</text:p>
          </table:table-cell>
          <table:table-cell table:style-name="ce15" table:formula="of:=MAX(MIN([.$D72]-MOD(1000*[$Times.S$3];[.$D72]);MOD(1000*[$Times.S$3];[.$D72]));MIN([.$D72]-MOD(1000*[$Times.S$4];[.$D72]);MOD(1000*[$Times.S$4];[.$D72]));MIN([.$D72]-MOD(1000*[$Times.S$5];[.$D72]);MOD(1000*[$Times.S$5];[.$D72]));MIN([.$D72]-MOD(1000*[$Times.S$6];[.$D72]);MOD(1000*[$Times.S$6];[.$D72]));)" office:value-type="currency" office:currency="ns" office:value="14.2239308024987" calcext:value-type="currency">
            <text:p>14ns</text:p>
          </table:table-cell>
          <table:table-cell table:style-name="ce15" table:formula="of:=MAX(MIN([.$D72]-MOD(1000*[$Times.T$3];[.$D72]);MOD(1000*[$Times.T$3];[.$D72]));MIN([.$D72]-MOD(1000*[$Times.T$4];[.$D72]);MOD(1000*[$Times.T$4];[.$D72]));MIN([.$D72]-MOD(1000*[$Times.T$5];[.$D72]);MOD(1000*[$Times.T$5];[.$D72]));MIN([.$D72]-MOD(1000*[$Times.T$6];[.$D72]);MOD(1000*[$Times.T$6];[.$D72]));)" office:value-type="currency" office:currency="ns" office:value="20.2691013935608" calcext:value-type="currency">
            <text:p>20ns</text:p>
          </table:table-cell>
          <table:table-cell table:style-name="ce15" table:formula="of:=MAX(MIN([.$D72]-MOD(1000*[$Times.U$3];[.$D72]);MOD(1000*[$Times.U$3];[.$D72]));MIN([.$D72]-MOD(1000*[$Times.U$4];[.$D72]);MOD(1000*[$Times.U$4];[.$D72]));MIN([.$D72]-MOD(1000*[$Times.U$5];[.$D72]);MOD(1000*[$Times.U$5];[.$D72]));MIN([.$D72]-MOD(1000*[$Times.U$6];[.$D72]);MOD(1000*[$Times.U$6];[.$D72]));)" office:value-type="currency" office:currency="ns" office:value="9.13022585295531" calcext:value-type="currency">
            <text:p>9ns</text:p>
          </table:table-cell>
          <table:table-cell table:style-name="ce15" table:formula="of:=MAX(MIN([.$D72]-MOD(1000*[$Times.V$3];[.$D72]);MOD(1000*[$Times.V$3];[.$D72]));MIN([.$D72]-MOD(1000*[$Times.V$4];[.$D72]);MOD(1000*[$Times.V$4];[.$D72]));MIN([.$D72]-MOD(1000*[$Times.V$5];[.$D72]);MOD(1000*[$Times.V$5];[.$D72]));MIN([.$D72]-MOD(1000*[$Times.V$6];[.$D72]);MOD(1000*[$Times.V$6];[.$D72]));)" office:value-type="currency" office:currency="ns" office:value="23.3541566554541" calcext:value-type="currency">
            <text:p>23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1" calcext:value-type="currency">
            <text:p>21,00 MHz</text:p>
          </table:table-cell>
          <table:table-cell table:style-name="ce10" table:formula="of:=160/[.A73]" office:value-type="float" office:value="7.61904761904762" calcext:value-type="float">
            <text:p>7,62</text:p>
          </table:table-cell>
          <table:table-cell table:style-name="ce7" table:formula="of:=ROUND(100*[.B73]) = 100*ROUND([.B73])" office:value-type="boolean" office:boolean-value="false" calcext:value-type="boolean">
            <text:p>FAŁSZ</text:p>
          </table:table-cell>
          <table:table-cell table:style-name="ce13" table:formula="of:=1000/[.A73]" office:value-type="currency" office:currency="ns" office:value="47.6190476190476" calcext:value-type="currency">
            <text:p>48ns</text:p>
          </table:table-cell>
          <table:table-cell table:style-name="ce20" table:formula="of:=([.I73]-MIN([.I$1:.I72]))" office:value-type="float" office:value="23.8095238095238" calcext:value-type="float">
            <text:p>23,81</text:p>
          </table:table-cell>
          <table:table-cell table:style-name="ce20" table:formula="of:=IF([.C73]; ([.I73]-MIN([.I$1:.I72]));&quot;&quot;)">
            <text:p/>
          </table:table-cell>
          <table:table-cell table:style-name="ce20" table:formula="of:=([.J73]-MIN([.J$1:.J72]))" office:value-type="float" office:value="3.8095238095238" calcext:value-type="float">
            <text:p>3,81</text:p>
          </table:table-cell>
          <table:table-cell table:style-name="ce20" table:formula="of:=([.J73]-MIN([.J$1:.J72]))*[.C73]" office:value-type="float" office:value="0" calcext:value-type="float">
            <text:p>0,00</text:p>
          </table:table-cell>
          <table:table-cell table:style-name="ce17" table:formula="of:=COM.MICROSOFT.MAXIFS([.K73:.XDF73];[.K$2:.XDF$2];&quot;&quot;)" office:value-type="currency" office:currency="ns" office:value="23.8095238095238" calcext:value-type="currency">
            <text:p>24ns</text:p>
          </table:table-cell>
          <table:table-cell table:style-name="ce17" table:formula="of:=MAX([.K73:.XFD73])" office:value-type="currency" office:currency="ns" office:value="23.8095238095238" calcext:value-type="currency">
            <text:p>24ns</text:p>
          </table:table-cell>
          <table:table-cell table:style-name="ce15" table:formula="of:=MAX(MIN([.$D73]-MOD(1000*[$Times.C$3];[.$D73]);MOD(1000*[$Times.C$3];[.$D73]));MIN([.$D73]-MOD(1000*[$Times.C$4];[.$D73]);MOD(1000*[$Times.C$4];[.$D73]));MIN([.$D73]-MOD(1000*[$Times.C$5];[.$D73]);MOD(1000*[$Times.C$5];[.$D73]));MIN([.$D73]-MOD(1000*[$Times.C$6];[.$D73]);MOD(1000*[$Times.C$6];[.$D73]));)" office:value-type="currency" office:currency="ns" office:value="23.8095238095238" calcext:value-type="currency">
            <text:p>24ns</text:p>
          </table:table-cell>
          <table:table-cell table:style-name="ce15" table:formula="of:=MAX(MIN([.$D73]-MOD(1000*[$Times.D$3];[.$D73]);MOD(1000*[$Times.D$3];[.$D73]));MIN([.$D73]-MOD(1000*[$Times.D$4];[.$D73]);MOD(1000*[$Times.D$4];[.$D73]));MIN([.$D73]-MOD(1000*[$Times.D$5];[.$D73]);MOD(1000*[$Times.D$5];[.$D73]));MIN([.$D73]-MOD(1000*[$Times.D$6];[.$D73]);MOD(1000*[$Times.D$6];[.$D73]));)" office:value-type="currency" office:currency="ns" office:value="19.0476190476191" calcext:value-type="currency">
            <text:p>19ns</text:p>
          </table:table-cell>
          <table:table-cell table:style-name="ce15" table:formula="of:=MAX(MIN([.$D73]-MOD(1000*[$Times.E$3];[.$D73]);MOD(1000*[$Times.E$3];[.$D73]));MIN([.$D73]-MOD(1000*[$Times.E$4];[.$D73]);MOD(1000*[$Times.E$4];[.$D73]));MIN([.$D73]-MOD(1000*[$Times.E$5];[.$D73]);MOD(1000*[$Times.E$5];[.$D73]));MIN([.$D73]-MOD(1000*[$Times.E$6];[.$D73]);MOD(1000*[$Times.E$6];[.$D73]));)" office:value-type="currency" office:currency="ns" office:value="21.4285714285714" calcext:value-type="currency">
            <text:p>21ns</text:p>
          </table:table-cell>
          <table:table-cell table:style-name="ce15" table:formula="of:=MAX(MIN([.$D73]-MOD(1000*[$Times.F$3];[.$D73]);MOD(1000*[$Times.F$3];[.$D73]));MIN([.$D73]-MOD(1000*[$Times.F$4];[.$D73]);MOD(1000*[$Times.F$4];[.$D73]));MIN([.$D73]-MOD(1000*[$Times.F$5];[.$D73]);MOD(1000*[$Times.F$5];[.$D73]));MIN([.$D73]-MOD(1000*[$Times.F$6];[.$D73]);MOD(1000*[$Times.F$6];[.$D73]));)" office:value-type="currency" office:currency="ns" office:value="18.0952380952381" calcext:value-type="currency">
            <text:p>18ns</text:p>
          </table:table-cell>
          <table:table-cell table:style-name="ce15" table:formula="of:=MAX(MIN([.$D73]-MOD(1000*[$Times.G$3];[.$D73]);MOD(1000*[$Times.G$3];[.$D73]));MIN([.$D73]-MOD(1000*[$Times.G$4];[.$D73]);MOD(1000*[$Times.G$4];[.$D73]));MIN([.$D73]-MOD(1000*[$Times.G$5];[.$D73]);MOD(1000*[$Times.G$5];[.$D73]));MIN([.$D73]-MOD(1000*[$Times.G$6];[.$D73]);MOD(1000*[$Times.G$6];[.$D73]));)" office:value-type="currency" office:currency="ns" office:value="8.57142857142858" calcext:value-type="currency">
            <text:p>9ns</text:p>
          </table:table-cell>
          <table:table-cell table:style-name="ce15" table:formula="of:=MAX(MIN([.$D73]-MOD(1000*[$Times.H$3];[.$D73]);MOD(1000*[$Times.H$3];[.$D73]));MIN([.$D73]-MOD(1000*[$Times.H$4];[.$D73]);MOD(1000*[$Times.H$4];[.$D73]));MIN([.$D73]-MOD(1000*[$Times.H$5];[.$D73]);MOD(1000*[$Times.H$5];[.$D73]));MIN([.$D73]-MOD(1000*[$Times.H$6];[.$D73]);MOD(1000*[$Times.H$6];[.$D73]));)" office:value-type="currency" office:currency="ns" office:value="18.0952380952381" calcext:value-type="currency">
            <text:p>18ns</text:p>
          </table:table-cell>
          <table:table-cell table:style-name="ce15" table:formula="of:=MAX(MIN([.$D73]-MOD(1000*[$Times.I$3];[.$D73]);MOD(1000*[$Times.I$3];[.$D73]));MIN([.$D73]-MOD(1000*[$Times.I$4];[.$D73]);MOD(1000*[$Times.I$4];[.$D73]));MIN([.$D73]-MOD(1000*[$Times.I$5];[.$D73]);MOD(1000*[$Times.I$5];[.$D73]));MIN([.$D73]-MOD(1000*[$Times.I$6];[.$D73]);MOD(1000*[$Times.I$6];[.$D73]));)" office:value-type="currency" office:currency="ns" office:value="19.0476190476192" calcext:value-type="currency">
            <text:p>19ns</text:p>
          </table:table-cell>
          <table:table-cell table:style-name="ce15" table:formula="of:=MAX(MIN([.$D73]-MOD(1000*[$Times.J$3];[.$D73]);MOD(1000*[$Times.J$3];[.$D73]));MIN([.$D73]-MOD(1000*[$Times.J$4];[.$D73]);MOD(1000*[$Times.J$4];[.$D73]));MIN([.$D73]-MOD(1000*[$Times.J$5];[.$D73]);MOD(1000*[$Times.J$5];[.$D73]));MIN([.$D73]-MOD(1000*[$Times.J$6];[.$D73]);MOD(1000*[$Times.J$6];[.$D73]));)" office:value-type="currency" office:currency="ns" office:value="18.0952380952381" calcext:value-type="currency">
            <text:p>18ns</text:p>
          </table:table-cell>
          <table:table-cell table:style-name="ce15" table:formula="of:=MAX(MIN([.$D73]-MOD(1000*[$Times.K$3];[.$D73]);MOD(1000*[$Times.K$3];[.$D73]));MIN([.$D73]-MOD(1000*[$Times.K$4];[.$D73]);MOD(1000*[$Times.K$4];[.$D73]));MIN([.$D73]-MOD(1000*[$Times.K$5];[.$D73]);MOD(1000*[$Times.K$5];[.$D73]));MIN([.$D73]-MOD(1000*[$Times.K$6];[.$D73]);MOD(1000*[$Times.K$6];[.$D73]));)" office:value-type="currency" office:currency="ns" office:value="19.0476190476192" calcext:value-type="currency">
            <text:p>19ns</text:p>
          </table:table-cell>
          <table:table-cell table:style-name="ce15" table:formula="of:=MAX(MIN([.$D73]-MOD(1000*[$Times.L$3];[.$D73]);MOD(1000*[$Times.L$3];[.$D73]));MIN([.$D73]-MOD(1000*[$Times.L$4];[.$D73]);MOD(1000*[$Times.L$4];[.$D73]));MIN([.$D73]-MOD(1000*[$Times.L$5];[.$D73]);MOD(1000*[$Times.L$5];[.$D73]));MIN([.$D73]-MOD(1000*[$Times.L$6];[.$D73]);MOD(1000*[$Times.L$6];[.$D73]));)" office:value-type="currency" office:currency="ns" office:value="18.0952380952381" calcext:value-type="currency">
            <text:p>18ns</text:p>
          </table:table-cell>
          <table:table-cell table:style-name="ce15" table:formula="of:=MAX(MIN([.$D73]-MOD(1000*[$Times.M$3];[.$D73]);MOD(1000*[$Times.M$3];[.$D73]));MIN([.$D73]-MOD(1000*[$Times.M$4];[.$D73]);MOD(1000*[$Times.M$4];[.$D73]));MIN([.$D73]-MOD(1000*[$Times.M$5];[.$D73]);MOD(1000*[$Times.M$5];[.$D73]));MIN([.$D73]-MOD(1000*[$Times.M$6];[.$D73]);MOD(1000*[$Times.M$6];[.$D73]));)" office:value-type="currency" office:currency="ns" office:value="19.0476190476192" calcext:value-type="currency">
            <text:p>19ns</text:p>
          </table:table-cell>
          <table:table-cell table:style-name="ce15" table:formula="of:=MAX(MIN([.$D73]-MOD(1000*[$Times.N$3];[.$D73]);MOD(1000*[$Times.N$3];[.$D73]));MIN([.$D73]-MOD(1000*[$Times.N$4];[.$D73]);MOD(1000*[$Times.N$4];[.$D73]));MIN([.$D73]-MOD(1000*[$Times.N$5];[.$D73]);MOD(1000*[$Times.N$5];[.$D73]));MIN([.$D73]-MOD(1000*[$Times.N$6];[.$D73]);MOD(1000*[$Times.N$6];[.$D73]));)" office:value-type="currency" office:currency="ns" office:value="18.0952380952381" calcext:value-type="currency">
            <text:p>18ns</text:p>
          </table:table-cell>
          <table:table-cell table:style-name="ce15" table:formula="of:=MAX(MIN([.$D73]-MOD(1000*[$Times.O$3];[.$D73]);MOD(1000*[$Times.O$3];[.$D73]));MIN([.$D73]-MOD(1000*[$Times.O$4];[.$D73]);MOD(1000*[$Times.O$4];[.$D73]));MIN([.$D73]-MOD(1000*[$Times.O$5];[.$D73]);MOD(1000*[$Times.O$5];[.$D73]));MIN([.$D73]-MOD(1000*[$Times.O$6];[.$D73]);MOD(1000*[$Times.O$6];[.$D73]));)" office:value-type="currency" office:currency="ns" office:value="0.952380952380992" calcext:value-type="currency">
            <text:p>1ns</text:p>
          </table:table-cell>
          <table:table-cell table:style-name="ce15" table:formula="of:=MAX(MIN([.$D73]-MOD(1000*[$Times.P$3];[.$D73]);MOD(1000*[$Times.P$3];[.$D73]));MIN([.$D73]-MOD(1000*[$Times.P$4];[.$D73]);MOD(1000*[$Times.P$4];[.$D73]));MIN([.$D73]-MOD(1000*[$Times.P$5];[.$D73]);MOD(1000*[$Times.P$5];[.$D73]));MIN([.$D73]-MOD(1000*[$Times.P$6];[.$D73]);MOD(1000*[$Times.P$6];[.$D73]));)" office:value-type="currency" office:currency="ns" office:value="18.0952380952381" calcext:value-type="currency">
            <text:p>18ns</text:p>
          </table:table-cell>
          <table:table-cell table:style-name="ce15" table:formula="of:=MAX(MIN([.$D73]-MOD(1000*[$Times.Q$3];[.$D73]);MOD(1000*[$Times.Q$3];[.$D73]));MIN([.$D73]-MOD(1000*[$Times.Q$4];[.$D73]);MOD(1000*[$Times.Q$4];[.$D73]));MIN([.$D73]-MOD(1000*[$Times.Q$5];[.$D73]);MOD(1000*[$Times.Q$5];[.$D73]));MIN([.$D73]-MOD(1000*[$Times.Q$6];[.$D73]);MOD(1000*[$Times.Q$6];[.$D73]));)" office:value-type="currency" office:currency="ns" office:value="19.0476190476192" calcext:value-type="currency">
            <text:p>19ns</text:p>
          </table:table-cell>
          <table:table-cell table:style-name="ce15" table:formula="of:=MAX(MIN([.$D73]-MOD(1000*[$Times.R$3];[.$D73]);MOD(1000*[$Times.R$3];[.$D73]));MIN([.$D73]-MOD(1000*[$Times.R$4];[.$D73]);MOD(1000*[$Times.R$4];[.$D73]));MIN([.$D73]-MOD(1000*[$Times.R$5];[.$D73]);MOD(1000*[$Times.R$5];[.$D73]));MIN([.$D73]-MOD(1000*[$Times.R$6];[.$D73]);MOD(1000*[$Times.R$6];[.$D73]));)" office:value-type="currency" office:currency="ns" office:value="18.0952380952381" calcext:value-type="currency">
            <text:p>18ns</text:p>
          </table:table-cell>
          <table:table-cell table:style-name="ce15" table:formula="of:=MAX(MIN([.$D73]-MOD(1000*[$Times.S$3];[.$D73]);MOD(1000*[$Times.S$3];[.$D73]));MIN([.$D73]-MOD(1000*[$Times.S$4];[.$D73]);MOD(1000*[$Times.S$4];[.$D73]));MIN([.$D73]-MOD(1000*[$Times.S$5];[.$D73]);MOD(1000*[$Times.S$5];[.$D73]));MIN([.$D73]-MOD(1000*[$Times.S$6];[.$D73]);MOD(1000*[$Times.S$6];[.$D73]));)" office:value-type="currency" office:currency="ns" office:value="19.0476190476192" calcext:value-type="currency">
            <text:p>19ns</text:p>
          </table:table-cell>
          <table:table-cell table:style-name="ce15" table:formula="of:=MAX(MIN([.$D73]-MOD(1000*[$Times.T$3];[.$D73]);MOD(1000*[$Times.T$3];[.$D73]));MIN([.$D73]-MOD(1000*[$Times.T$4];[.$D73]);MOD(1000*[$Times.T$4];[.$D73]));MIN([.$D73]-MOD(1000*[$Times.T$5];[.$D73]);MOD(1000*[$Times.T$5];[.$D73]));MIN([.$D73]-MOD(1000*[$Times.T$6];[.$D73]);MOD(1000*[$Times.T$6];[.$D73]));)" office:value-type="currency" office:currency="ns" office:value="18.0952380952381" calcext:value-type="currency">
            <text:p>18ns</text:p>
          </table:table-cell>
          <table:table-cell table:style-name="ce15" table:formula="of:=MAX(MIN([.$D73]-MOD(1000*[$Times.U$3];[.$D73]);MOD(1000*[$Times.U$3];[.$D73]));MIN([.$D73]-MOD(1000*[$Times.U$4];[.$D73]);MOD(1000*[$Times.U$4];[.$D73]));MIN([.$D73]-MOD(1000*[$Times.U$5];[.$D73]);MOD(1000*[$Times.U$5];[.$D73]));MIN([.$D73]-MOD(1000*[$Times.U$6];[.$D73]);MOD(1000*[$Times.U$6];[.$D73]));)" office:value-type="currency" office:currency="ns" office:value="0.952380952380992" calcext:value-type="currency">
            <text:p>1ns</text:p>
          </table:table-cell>
          <table:table-cell table:style-name="ce15" table:formula="of:=MAX(MIN([.$D73]-MOD(1000*[$Times.V$3];[.$D73]);MOD(1000*[$Times.V$3];[.$D73]));MIN([.$D73]-MOD(1000*[$Times.V$4];[.$D73]);MOD(1000*[$Times.V$4];[.$D73]));MIN([.$D73]-MOD(1000*[$Times.V$5];[.$D73]);MOD(1000*[$Times.V$5];[.$D73]));MIN([.$D73]-MOD(1000*[$Times.V$6];[.$D73]);MOD(1000*[$Times.V$6];[.$D73]));)" office:value-type="currency" office:currency="ns" office:value="19.0476190476191" calcext:value-type="currency">
            <text:p>19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1.19" calcext:value-type="currency">
            <text:p>21,19 MHz</text:p>
          </table:table-cell>
          <table:table-cell table:style-name="ce10" table:formula="of:=160/[.A74]" office:value-type="float" office:value="7.55073147711185" calcext:value-type="float">
            <text:p>7,55</text:p>
          </table:table-cell>
          <table:table-cell table:style-name="ce7" table:formula="of:=ROUND(100*[.B74]) = 100*ROUND([.B74])" office:value-type="boolean" office:boolean-value="false" calcext:value-type="boolean">
            <text:p>FAŁSZ</text:p>
          </table:table-cell>
          <table:table-cell table:style-name="ce13" table:formula="of:=1000/[.A74]" office:value-type="currency" office:currency="ns" office:value="47.192071731949" calcext:value-type="currency">
            <text:p>47ns</text:p>
          </table:table-cell>
          <table:table-cell table:style-name="ce20" table:formula="of:=([.I74]-MIN([.I$1:.I73]))" office:value-type="float" office:value="22.4634261444078" calcext:value-type="float">
            <text:p>22,46</text:p>
          </table:table-cell>
          <table:table-cell table:style-name="ce20" table:formula="of:=IF([.C74]; ([.I74]-MIN([.I$1:.I73]));&quot;&quot;)">
            <text:p/>
          </table:table-cell>
          <table:table-cell table:style-name="ce20" table:formula="of:=([.J74]-MIN([.J$1:.J73]))" office:value-type="float" office:value="2.46342614440778" calcext:value-type="float">
            <text:p>2,46</text:p>
          </table:table-cell>
          <table:table-cell table:style-name="ce20" table:formula="of:=([.J74]-MIN([.J$1:.J73]))*[.C74]" office:value-type="float" office:value="0" calcext:value-type="float">
            <text:p>0,00</text:p>
          </table:table-cell>
          <table:table-cell table:style-name="ce17" table:formula="of:=COM.MICROSOFT.MAXIFS([.K74:.XDF74];[.K$2:.XDF$2];&quot;&quot;)" office:value-type="currency" office:currency="ns" office:value="22.4634261444078" calcext:value-type="currency">
            <text:p>22ns</text:p>
          </table:table-cell>
          <table:table-cell table:style-name="ce17" table:formula="of:=MAX([.K74:.XFD74])" office:value-type="currency" office:currency="ns" office:value="22.4634261444078" calcext:value-type="currency">
            <text:p>22ns</text:p>
          </table:table-cell>
          <table:table-cell table:style-name="ce15" table:formula="of:=MAX(MIN([.$D74]-MOD(1000*[$Times.C$3];[.$D74]);MOD(1000*[$Times.C$3];[.$D74]));MIN([.$D74]-MOD(1000*[$Times.C$4];[.$D74]);MOD(1000*[$Times.C$4];[.$D74]));MIN([.$D74]-MOD(1000*[$Times.C$5];[.$D74]);MOD(1000*[$Times.C$5];[.$D74]));MIN([.$D74]-MOD(1000*[$Times.C$6];[.$D74]);MOD(1000*[$Times.C$6];[.$D74]));)" office:value-type="currency" office:currency="ns" office:value="21.3780084945727" calcext:value-type="currency">
            <text:p>21ns</text:p>
          </table:table-cell>
          <table:table-cell table:style-name="ce15" table:formula="of:=MAX(MIN([.$D74]-MOD(1000*[$Times.D$3];[.$D74]);MOD(1000*[$Times.D$3];[.$D74]));MIN([.$D74]-MOD(1000*[$Times.D$4];[.$D74]);MOD(1000*[$Times.D$4];[.$D74]));MIN([.$D74]-MOD(1000*[$Times.D$5];[.$D74]);MOD(1000*[$Times.D$5];[.$D74]));MIN([.$D74]-MOD(1000*[$Times.D$6];[.$D74]);MOD(1000*[$Times.D$6];[.$D74]));)" office:value-type="currency" office:currency="ns" office:value="19.6554978763568" calcext:value-type="currency">
            <text:p>20ns</text:p>
          </table:table-cell>
          <table:table-cell table:style-name="ce15" table:formula="of:=MAX(MIN([.$D74]-MOD(1000*[$Times.E$3];[.$D74]);MOD(1000*[$Times.E$3];[.$D74]));MIN([.$D74]-MOD(1000*[$Times.E$4];[.$D74]);MOD(1000*[$Times.E$4];[.$D74]));MIN([.$D74]-MOD(1000*[$Times.E$5];[.$D74]);MOD(1000*[$Times.E$5];[.$D74]));MIN([.$D74]-MOD(1000*[$Times.E$6];[.$D74]);MOD(1000*[$Times.E$6];[.$D74]));)" office:value-type="currency" office:currency="ns" office:value="22.4634261444078" calcext:value-type="currency">
            <text:p>22ns</text:p>
          </table:table-cell>
          <table:table-cell table:style-name="ce15" table:formula="of:=MAX(MIN([.$D74]-MOD(1000*[$Times.F$3];[.$D74]);MOD(1000*[$Times.F$3];[.$D74]));MIN([.$D74]-MOD(1000*[$Times.F$4];[.$D74]);MOD(1000*[$Times.F$4];[.$D74]));MIN([.$D74]-MOD(1000*[$Times.F$5];[.$D74]);MOD(1000*[$Times.F$5];[.$D74]));MIN([.$D74]-MOD(1000*[$Times.F$6];[.$D74]);MOD(1000*[$Times.F$6];[.$D74]));)" office:value-type="currency" office:currency="ns" office:value="15.9603586597451" calcext:value-type="currency">
            <text:p>16ns</text:p>
          </table:table-cell>
          <table:table-cell table:style-name="ce15" table:formula="of:=MAX(MIN([.$D74]-MOD(1000*[$Times.G$3];[.$D74]);MOD(1000*[$Times.G$3];[.$D74]));MIN([.$D74]-MOD(1000*[$Times.G$4];[.$D74]);MOD(1000*[$Times.G$4];[.$D74]));MIN([.$D74]-MOD(1000*[$Times.G$5];[.$D74]);MOD(1000*[$Times.G$5];[.$D74]));MIN([.$D74]-MOD(1000*[$Times.G$6];[.$D74]);MOD(1000*[$Times.G$6];[.$D74]));)" office:value-type="currency" office:currency="ns" office:value="8.96649362907044" calcext:value-type="currency">
            <text:p>9ns</text:p>
          </table:table-cell>
          <table:table-cell table:style-name="ce15" table:formula="of:=MAX(MIN([.$D74]-MOD(1000*[$Times.H$3];[.$D74]);MOD(1000*[$Times.H$3];[.$D74]));MIN([.$D74]-MOD(1000*[$Times.H$4];[.$D74]);MOD(1000*[$Times.H$4];[.$D74]));MIN([.$D74]-MOD(1000*[$Times.H$5];[.$D74]);MOD(1000*[$Times.H$5];[.$D74]));MIN([.$D74]-MOD(1000*[$Times.H$6];[.$D74]);MOD(1000*[$Times.H$6];[.$D74]));)" office:value-type="currency" office:currency="ns" office:value="15.9603586597451" calcext:value-type="currency">
            <text:p>16ns</text:p>
          </table:table-cell>
          <table:table-cell table:style-name="ce15" table:formula="of:=MAX(MIN([.$D74]-MOD(1000*[$Times.I$3];[.$D74]);MOD(1000*[$Times.I$3];[.$D74]));MIN([.$D74]-MOD(1000*[$Times.I$4];[.$D74]);MOD(1000*[$Times.I$4];[.$D74]));MIN([.$D74]-MOD(1000*[$Times.I$5];[.$D74]);MOD(1000*[$Times.I$5];[.$D74]));MIN([.$D74]-MOD(1000*[$Times.I$6];[.$D74]);MOD(1000*[$Times.I$6];[.$D74]));)" office:value-type="currency" office:currency="ns" office:value="4.72864558754125" calcext:value-type="currency">
            <text:p>5ns</text:p>
          </table:table-cell>
          <table:table-cell table:style-name="ce15" table:formula="of:=MAX(MIN([.$D74]-MOD(1000*[$Times.J$3];[.$D74]);MOD(1000*[$Times.J$3];[.$D74]));MIN([.$D74]-MOD(1000*[$Times.J$4];[.$D74]);MOD(1000*[$Times.J$4];[.$D74]));MIN([.$D74]-MOD(1000*[$Times.J$5];[.$D74]);MOD(1000*[$Times.J$5];[.$D74]));MIN([.$D74]-MOD(1000*[$Times.J$6];[.$D74]);MOD(1000*[$Times.J$6];[.$D74]));)" office:value-type="currency" office:currency="ns" office:value="15.9603586597451" calcext:value-type="currency">
            <text:p>16ns</text:p>
          </table:table-cell>
          <table:table-cell table:style-name="ce15" table:formula="of:=MAX(MIN([.$D74]-MOD(1000*[$Times.K$3];[.$D74]);MOD(1000*[$Times.K$3];[.$D74]));MIN([.$D74]-MOD(1000*[$Times.K$4];[.$D74]);MOD(1000*[$Times.K$4];[.$D74]));MIN([.$D74]-MOD(1000*[$Times.K$5];[.$D74]);MOD(1000*[$Times.K$5];[.$D74]));MIN([.$D74]-MOD(1000*[$Times.K$6];[.$D74]);MOD(1000*[$Times.K$6];[.$D74]));)" office:value-type="currency" office:currency="ns" office:value="4.72864558754125" calcext:value-type="currency">
            <text:p>5ns</text:p>
          </table:table-cell>
          <table:table-cell table:style-name="ce15" table:formula="of:=MAX(MIN([.$D74]-MOD(1000*[$Times.L$3];[.$D74]);MOD(1000*[$Times.L$3];[.$D74]));MIN([.$D74]-MOD(1000*[$Times.L$4];[.$D74]);MOD(1000*[$Times.L$4];[.$D74]));MIN([.$D74]-MOD(1000*[$Times.L$5];[.$D74]);MOD(1000*[$Times.L$5];[.$D74]));MIN([.$D74]-MOD(1000*[$Times.L$6];[.$D74]);MOD(1000*[$Times.L$6];[.$D74]));)" office:value-type="currency" office:currency="ns" office:value="15.9603586597451" calcext:value-type="currency">
            <text:p>16ns</text:p>
          </table:table-cell>
          <table:table-cell table:style-name="ce15" table:formula="of:=MAX(MIN([.$D74]-MOD(1000*[$Times.M$3];[.$D74]);MOD(1000*[$Times.M$3];[.$D74]));MIN([.$D74]-MOD(1000*[$Times.M$4];[.$D74]);MOD(1000*[$Times.M$4];[.$D74]));MIN([.$D74]-MOD(1000*[$Times.M$5];[.$D74]);MOD(1000*[$Times.M$5];[.$D74]));MIN([.$D74]-MOD(1000*[$Times.M$6];[.$D74]);MOD(1000*[$Times.M$6];[.$D74]));)" office:value-type="currency" office:currency="ns" office:value="4.72864558754125" calcext:value-type="currency">
            <text:p>5ns</text:p>
          </table:table-cell>
          <table:table-cell table:style-name="ce15" table:formula="of:=MAX(MIN([.$D74]-MOD(1000*[$Times.N$3];[.$D74]);MOD(1000*[$Times.N$3];[.$D74]));MIN([.$D74]-MOD(1000*[$Times.N$4];[.$D74]);MOD(1000*[$Times.N$4];[.$D74]));MIN([.$D74]-MOD(1000*[$Times.N$5];[.$D74]);MOD(1000*[$Times.N$5];[.$D74]));MIN([.$D74]-MOD(1000*[$Times.N$6];[.$D74]);MOD(1000*[$Times.N$6];[.$D74]));)" office:value-type="currency" office:currency="ns" office:value="15.9603586597451" calcext:value-type="currency">
            <text:p>16ns</text:p>
          </table:table-cell>
          <table:table-cell table:style-name="ce15" table:formula="of:=MAX(MIN([.$D74]-MOD(1000*[$Times.O$3];[.$D74]);MOD(1000*[$Times.O$3];[.$D74]));MIN([.$D74]-MOD(1000*[$Times.O$4];[.$D74]);MOD(1000*[$Times.O$4];[.$D74]));MIN([.$D74]-MOD(1000*[$Times.O$5];[.$D74]);MOD(1000*[$Times.O$5];[.$D74]));MIN([.$D74]-MOD(1000*[$Times.O$6];[.$D74]);MOD(1000*[$Times.O$6];[.$D74]));)" office:value-type="currency" office:currency="ns" office:value="8.96649362907044" calcext:value-type="currency">
            <text:p>9ns</text:p>
          </table:table-cell>
          <table:table-cell table:style-name="ce15" table:formula="of:=MAX(MIN([.$D74]-MOD(1000*[$Times.P$3];[.$D74]);MOD(1000*[$Times.P$3];[.$D74]));MIN([.$D74]-MOD(1000*[$Times.P$4];[.$D74]);MOD(1000*[$Times.P$4];[.$D74]));MIN([.$D74]-MOD(1000*[$Times.P$5];[.$D74]);MOD(1000*[$Times.P$5];[.$D74]));MIN([.$D74]-MOD(1000*[$Times.P$6];[.$D74]);MOD(1000*[$Times.P$6];[.$D74]));)" office:value-type="currency" office:currency="ns" office:value="15.9603586597451" calcext:value-type="currency">
            <text:p>16ns</text:p>
          </table:table-cell>
          <table:table-cell table:style-name="ce15" table:formula="of:=MAX(MIN([.$D74]-MOD(1000*[$Times.Q$3];[.$D74]);MOD(1000*[$Times.Q$3];[.$D74]));MIN([.$D74]-MOD(1000*[$Times.Q$4];[.$D74]);MOD(1000*[$Times.Q$4];[.$D74]));MIN([.$D74]-MOD(1000*[$Times.Q$5];[.$D74]);MOD(1000*[$Times.Q$5];[.$D74]));MIN([.$D74]-MOD(1000*[$Times.Q$6];[.$D74]);MOD(1000*[$Times.Q$6];[.$D74]));)" office:value-type="currency" office:currency="ns" office:value="4.72864558754125" calcext:value-type="currency">
            <text:p>5ns</text:p>
          </table:table-cell>
          <table:table-cell table:style-name="ce15" table:formula="of:=MAX(MIN([.$D74]-MOD(1000*[$Times.R$3];[.$D74]);MOD(1000*[$Times.R$3];[.$D74]));MIN([.$D74]-MOD(1000*[$Times.R$4];[.$D74]);MOD(1000*[$Times.R$4];[.$D74]));MIN([.$D74]-MOD(1000*[$Times.R$5];[.$D74]);MOD(1000*[$Times.R$5];[.$D74]));MIN([.$D74]-MOD(1000*[$Times.R$6];[.$D74]);MOD(1000*[$Times.R$6];[.$D74]));)" office:value-type="currency" office:currency="ns" office:value="15.9603586597451" calcext:value-type="currency">
            <text:p>16ns</text:p>
          </table:table-cell>
          <table:table-cell table:style-name="ce15" table:formula="of:=MAX(MIN([.$D74]-MOD(1000*[$Times.S$3];[.$D74]);MOD(1000*[$Times.S$3];[.$D74]));MIN([.$D74]-MOD(1000*[$Times.S$4];[.$D74]);MOD(1000*[$Times.S$4];[.$D74]));MIN([.$D74]-MOD(1000*[$Times.S$5];[.$D74]);MOD(1000*[$Times.S$5];[.$D74]));MIN([.$D74]-MOD(1000*[$Times.S$6];[.$D74]);MOD(1000*[$Times.S$6];[.$D74]));)" office:value-type="currency" office:currency="ns" office:value="4.72864558754125" calcext:value-type="currency">
            <text:p>5ns</text:p>
          </table:table-cell>
          <table:table-cell table:style-name="ce15" table:formula="of:=MAX(MIN([.$D74]-MOD(1000*[$Times.T$3];[.$D74]);MOD(1000*[$Times.T$3];[.$D74]));MIN([.$D74]-MOD(1000*[$Times.T$4];[.$D74]);MOD(1000*[$Times.T$4];[.$D74]));MIN([.$D74]-MOD(1000*[$Times.T$5];[.$D74]);MOD(1000*[$Times.T$5];[.$D74]));MIN([.$D74]-MOD(1000*[$Times.T$6];[.$D74]);MOD(1000*[$Times.T$6];[.$D74]));)" office:value-type="currency" office:currency="ns" office:value="15.9603586597451" calcext:value-type="currency">
            <text:p>16ns</text:p>
          </table:table-cell>
          <table:table-cell table:style-name="ce15" table:formula="of:=MAX(MIN([.$D74]-MOD(1000*[$Times.U$3];[.$D74]);MOD(1000*[$Times.U$3];[.$D74]));MIN([.$D74]-MOD(1000*[$Times.U$4];[.$D74]);MOD(1000*[$Times.U$4];[.$D74]));MIN([.$D74]-MOD(1000*[$Times.U$5];[.$D74]);MOD(1000*[$Times.U$5];[.$D74]));MIN([.$D74]-MOD(1000*[$Times.U$6];[.$D74]);MOD(1000*[$Times.U$6];[.$D74]));)" office:value-type="currency" office:currency="ns" office:value="8.96649362907044" calcext:value-type="currency">
            <text:p>9ns</text:p>
          </table:table-cell>
          <table:table-cell table:style-name="ce15" table:formula="of:=MAX(MIN([.$D74]-MOD(1000*[$Times.V$3];[.$D74]);MOD(1000*[$Times.V$3];[.$D74]));MIN([.$D74]-MOD(1000*[$Times.V$4];[.$D74]);MOD(1000*[$Times.V$4];[.$D74]));MIN([.$D74]-MOD(1000*[$Times.V$5];[.$D74]);MOD(1000*[$Times.V$5];[.$D74]));MIN([.$D74]-MOD(1000*[$Times.V$6];[.$D74]);MOD(1000*[$Times.V$6];[.$D74]));)" office:value-type="currency" office:currency="ns" office:value="16.8475696083058" calcext:value-type="currency">
            <text:p>17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1.58" calcext:value-type="currency">
            <text:p>21,58 MHz</text:p>
          </table:table-cell>
          <table:table-cell table:style-name="ce10" table:formula="of:=160/[.A75]" office:value-type="float" office:value="7.41427247451344" calcext:value-type="float">
            <text:p>7,41</text:p>
          </table:table-cell>
          <table:table-cell table:style-name="ce7" table:formula="of:=ROUND(100*[.B75]) = 100*ROUND([.B75])" office:value-type="boolean" office:boolean-value="false" calcext:value-type="boolean">
            <text:p>FAŁSZ</text:p>
          </table:table-cell>
          <table:table-cell table:style-name="ce13" table:formula="of:=1000/[.A75]" office:value-type="currency" office:currency="ns" office:value="46.339202965709" calcext:value-type="currency">
            <text:p>46ns</text:p>
          </table:table-cell>
          <table:table-cell table:style-name="ce20" table:formula="of:=([.I75]-MIN([.I$1:.I74]))" office:value-type="float" office:value="21.964782205746" calcext:value-type="float">
            <text:p>21,96</text:p>
          </table:table-cell>
          <table:table-cell table:style-name="ce20" table:formula="of:=IF([.C75]; ([.I75]-MIN([.I$1:.I74]));&quot;&quot;)">
            <text:p/>
          </table:table-cell>
          <table:table-cell table:style-name="ce20" table:formula="of:=([.J75]-MIN([.J$1:.J74]))" office:value-type="float" office:value="2.40963855421695" calcext:value-type="float">
            <text:p>2,41</text:p>
          </table:table-cell>
          <table:table-cell table:style-name="ce20" table:formula="of:=([.J75]-MIN([.J$1:.J74]))*[.C75]" office:value-type="float" office:value="0" calcext:value-type="float">
            <text:p>0,00</text:p>
          </table:table-cell>
          <table:table-cell table:style-name="ce17" table:formula="of:=COM.MICROSOFT.MAXIFS([.K75:.XDF75];[.K$2:.XDF$2];&quot;&quot;)" office:value-type="currency" office:currency="ns" office:value="21.964782205746" calcext:value-type="currency">
            <text:p>22ns</text:p>
          </table:table-cell>
          <table:table-cell table:style-name="ce17" table:formula="of:=MAX([.K75:.XFD75])" office:value-type="currency" office:currency="ns" office:value="22.409638554217" calcext:value-type="currency">
            <text:p>22ns</text:p>
          </table:table-cell>
          <table:table-cell table:style-name="ce15" table:formula="of:=MAX(MIN([.$D75]-MOD(1000*[$Times.C$3];[.$D75]);MOD(1000*[$Times.C$3];[.$D75]));MIN([.$D75]-MOD(1000*[$Times.C$4];[.$D75]);MOD(1000*[$Times.C$4];[.$D75]));MIN([.$D75]-MOD(1000*[$Times.C$5];[.$D75]);MOD(1000*[$Times.C$5];[.$D75]));MIN([.$D75]-MOD(1000*[$Times.C$6];[.$D75]);MOD(1000*[$Times.C$6];[.$D75]));)" office:value-type="currency" office:currency="ns" office:value="9.73123262279889" calcext:value-type="currency">
            <text:p>10ns</text:p>
          </table:table-cell>
          <table:table-cell table:style-name="ce15" table:formula="of:=MAX(MIN([.$D75]-MOD(1000*[$Times.D$3];[.$D75]);MOD(1000*[$Times.D$3];[.$D75]));MIN([.$D75]-MOD(1000*[$Times.D$4];[.$D75]);MOD(1000*[$Times.D$4];[.$D75]));MIN([.$D75]-MOD(1000*[$Times.D$5];[.$D75]);MOD(1000*[$Times.D$5];[.$D75]));MIN([.$D75]-MOD(1000*[$Times.D$6];[.$D75]);MOD(1000*[$Times.D$6];[.$D75]));)" office:value-type="currency" office:currency="ns" office:value="20.713623725672" calcext:value-type="currency">
            <text:p>21ns</text:p>
          </table:table-cell>
          <table:table-cell table:style-name="ce15" table:formula="of:=MAX(MIN([.$D75]-MOD(1000*[$Times.E$3];[.$D75]);MOD(1000*[$Times.E$3];[.$D75]));MIN([.$D75]-MOD(1000*[$Times.E$4];[.$D75]);MOD(1000*[$Times.E$4];[.$D75]));MIN([.$D75]-MOD(1000*[$Times.E$5];[.$D75]);MOD(1000*[$Times.E$5];[.$D75]));MIN([.$D75]-MOD(1000*[$Times.E$6];[.$D75]);MOD(1000*[$Times.E$6];[.$D75]));)" office:value-type="currency" office:currency="ns" office:value="17.0528266913809" calcext:value-type="currency">
            <text:p>17ns</text:p>
          </table:table-cell>
          <table:table-cell table:style-name="ce15" table:formula="of:=MAX(MIN([.$D75]-MOD(1000*[$Times.F$3];[.$D75]);MOD(1000*[$Times.F$3];[.$D75]));MIN([.$D75]-MOD(1000*[$Times.F$4];[.$D75]);MOD(1000*[$Times.F$4];[.$D75]));MIN([.$D75]-MOD(1000*[$Times.F$5];[.$D75]);MOD(1000*[$Times.F$5];[.$D75]));MIN([.$D75]-MOD(1000*[$Times.F$6];[.$D75]);MOD(1000*[$Times.F$6];[.$D75]));)" office:value-type="currency" office:currency="ns" office:value="22.409638554217" calcext:value-type="currency">
            <text:p>22ns</text:p>
          </table:table-cell>
          <table:table-cell table:style-name="ce15" table:formula="of:=MAX(MIN([.$D75]-MOD(1000*[$Times.G$3];[.$D75]);MOD(1000*[$Times.G$3];[.$D75]));MIN([.$D75]-MOD(1000*[$Times.G$4];[.$D75]);MOD(1000*[$Times.G$4];[.$D75]));MIN([.$D75]-MOD(1000*[$Times.G$5];[.$D75]);MOD(1000*[$Times.G$5];[.$D75]));MIN([.$D75]-MOD(1000*[$Times.G$6];[.$D75]);MOD(1000*[$Times.G$6];[.$D75]));)" office:value-type="currency" office:currency="ns" office:value="19.4624652455979" calcext:value-type="currency">
            <text:p>19ns</text:p>
          </table:table-cell>
          <table:table-cell table:style-name="ce15" table:formula="of:=MAX(MIN([.$D75]-MOD(1000*[$Times.H$3];[.$D75]);MOD(1000*[$Times.H$3];[.$D75]));MIN([.$D75]-MOD(1000*[$Times.H$4];[.$D75]);MOD(1000*[$Times.H$4];[.$D75]));MIN([.$D75]-MOD(1000*[$Times.H$5];[.$D75]);MOD(1000*[$Times.H$5];[.$D75]));MIN([.$D75]-MOD(1000*[$Times.H$6];[.$D75]);MOD(1000*[$Times.H$6];[.$D75]));)" office:value-type="currency" office:currency="ns" office:value="11.696014828545" calcext:value-type="currency">
            <text:p>12ns</text:p>
          </table:table-cell>
          <table:table-cell table:style-name="ce15" table:formula="of:=MAX(MIN([.$D75]-MOD(1000*[$Times.I$3];[.$D75]);MOD(1000*[$Times.I$3];[.$D75]));MIN([.$D75]-MOD(1000*[$Times.I$4];[.$D75]);MOD(1000*[$Times.I$4];[.$D75]));MIN([.$D75]-MOD(1000*[$Times.I$5];[.$D75]);MOD(1000*[$Times.I$5];[.$D75]));MIN([.$D75]-MOD(1000*[$Times.I$6];[.$D75]);MOD(1000*[$Times.I$6];[.$D75]));)" office:value-type="currency" office:currency="ns" office:value="21.8721037998147" calcext:value-type="currency">
            <text:p>22ns</text:p>
          </table:table-cell>
          <table:table-cell table:style-name="ce15" table:formula="of:=MAX(MIN([.$D75]-MOD(1000*[$Times.J$3];[.$D75]);MOD(1000*[$Times.J$3];[.$D75]));MIN([.$D75]-MOD(1000*[$Times.J$4];[.$D75]);MOD(1000*[$Times.J$4];[.$D75]));MIN([.$D75]-MOD(1000*[$Times.J$5];[.$D75]);MOD(1000*[$Times.J$5];[.$D75]));MIN([.$D75]-MOD(1000*[$Times.J$6];[.$D75]);MOD(1000*[$Times.J$6];[.$D75]));)" office:value-type="currency" office:currency="ns" office:value="11.696014828545" calcext:value-type="currency">
            <text:p>12ns</text:p>
          </table:table-cell>
          <table:table-cell table:style-name="ce15" table:formula="of:=MAX(MIN([.$D75]-MOD(1000*[$Times.K$3];[.$D75]);MOD(1000*[$Times.K$3];[.$D75]));MIN([.$D75]-MOD(1000*[$Times.K$4];[.$D75]);MOD(1000*[$Times.K$4];[.$D75]));MIN([.$D75]-MOD(1000*[$Times.K$5];[.$D75]);MOD(1000*[$Times.K$5];[.$D75]));MIN([.$D75]-MOD(1000*[$Times.K$6];[.$D75]);MOD(1000*[$Times.K$6];[.$D75]));)" office:value-type="currency" office:currency="ns" office:value="21.8721037998147" calcext:value-type="currency">
            <text:p>22ns</text:p>
          </table:table-cell>
          <table:table-cell table:style-name="ce15" table:formula="of:=MAX(MIN([.$D75]-MOD(1000*[$Times.L$3];[.$D75]);MOD(1000*[$Times.L$3];[.$D75]));MIN([.$D75]-MOD(1000*[$Times.L$4];[.$D75]);MOD(1000*[$Times.L$4];[.$D75]));MIN([.$D75]-MOD(1000*[$Times.L$5];[.$D75]);MOD(1000*[$Times.L$5];[.$D75]));MIN([.$D75]-MOD(1000*[$Times.L$6];[.$D75]);MOD(1000*[$Times.L$6];[.$D75]));)" office:value-type="currency" office:currency="ns" office:value="22.409638554217" calcext:value-type="currency">
            <text:p>22ns</text:p>
          </table:table-cell>
          <table:table-cell table:style-name="ce15" table:formula="of:=MAX(MIN([.$D75]-MOD(1000*[$Times.M$3];[.$D75]);MOD(1000*[$Times.M$3];[.$D75]));MIN([.$D75]-MOD(1000*[$Times.M$4];[.$D75]);MOD(1000*[$Times.M$4];[.$D75]));MIN([.$D75]-MOD(1000*[$Times.M$5];[.$D75]);MOD(1000*[$Times.M$5];[.$D75]));MIN([.$D75]-MOD(1000*[$Times.M$6];[.$D75]);MOD(1000*[$Times.M$6];[.$D75]));)" office:value-type="currency" office:currency="ns" office:value="21.8721037998147" calcext:value-type="currency">
            <text:p>22ns</text:p>
          </table:table-cell>
          <table:table-cell table:style-name="ce15" table:formula="of:=MAX(MIN([.$D75]-MOD(1000*[$Times.N$3];[.$D75]);MOD(1000*[$Times.N$3];[.$D75]));MIN([.$D75]-MOD(1000*[$Times.N$4];[.$D75]);MOD(1000*[$Times.N$4];[.$D75]));MIN([.$D75]-MOD(1000*[$Times.N$5];[.$D75]);MOD(1000*[$Times.N$5];[.$D75]));MIN([.$D75]-MOD(1000*[$Times.N$6];[.$D75]);MOD(1000*[$Times.N$6];[.$D75]));)" office:value-type="currency" office:currency="ns" office:value="22.409638554217" calcext:value-type="currency">
            <text:p>22ns</text:p>
          </table:table-cell>
          <table:table-cell table:style-name="ce15" table:formula="of:=MAX(MIN([.$D75]-MOD(1000*[$Times.O$3];[.$D75]);MOD(1000*[$Times.O$3];[.$D75]));MIN([.$D75]-MOD(1000*[$Times.O$4];[.$D75]);MOD(1000*[$Times.O$4];[.$D75]));MIN([.$D75]-MOD(1000*[$Times.O$5];[.$D75]);MOD(1000*[$Times.O$5];[.$D75]));MIN([.$D75]-MOD(1000*[$Times.O$6];[.$D75]);MOD(1000*[$Times.O$6];[.$D75]));)" office:value-type="currency" office:currency="ns" office:value="19.4624652455979" calcext:value-type="currency">
            <text:p>19ns</text:p>
          </table:table-cell>
          <table:table-cell table:style-name="ce15" table:formula="of:=MAX(MIN([.$D75]-MOD(1000*[$Times.P$3];[.$D75]);MOD(1000*[$Times.P$3];[.$D75]));MIN([.$D75]-MOD(1000*[$Times.P$4];[.$D75]);MOD(1000*[$Times.P$4];[.$D75]));MIN([.$D75]-MOD(1000*[$Times.P$5];[.$D75]);MOD(1000*[$Times.P$5];[.$D75]));MIN([.$D75]-MOD(1000*[$Times.P$6];[.$D75]);MOD(1000*[$Times.P$6];[.$D75]));)" office:value-type="currency" office:currency="ns" office:value="22.409638554217" calcext:value-type="currency">
            <text:p>22ns</text:p>
          </table:table-cell>
          <table:table-cell table:style-name="ce15" table:formula="of:=MAX(MIN([.$D75]-MOD(1000*[$Times.Q$3];[.$D75]);MOD(1000*[$Times.Q$3];[.$D75]));MIN([.$D75]-MOD(1000*[$Times.Q$4];[.$D75]);MOD(1000*[$Times.Q$4];[.$D75]));MIN([.$D75]-MOD(1000*[$Times.Q$5];[.$D75]);MOD(1000*[$Times.Q$5];[.$D75]));MIN([.$D75]-MOD(1000*[$Times.Q$6];[.$D75]);MOD(1000*[$Times.Q$6];[.$D75]));)" office:value-type="currency" office:currency="ns" office:value="21.8721037998147" calcext:value-type="currency">
            <text:p>22ns</text:p>
          </table:table-cell>
          <table:table-cell table:style-name="ce15" table:formula="of:=MAX(MIN([.$D75]-MOD(1000*[$Times.R$3];[.$D75]);MOD(1000*[$Times.R$3];[.$D75]));MIN([.$D75]-MOD(1000*[$Times.R$4];[.$D75]);MOD(1000*[$Times.R$4];[.$D75]));MIN([.$D75]-MOD(1000*[$Times.R$5];[.$D75]);MOD(1000*[$Times.R$5];[.$D75]));MIN([.$D75]-MOD(1000*[$Times.R$6];[.$D75]);MOD(1000*[$Times.R$6];[.$D75]));)" office:value-type="currency" office:currency="ns" office:value="22.409638554217" calcext:value-type="currency">
            <text:p>22ns</text:p>
          </table:table-cell>
          <table:table-cell table:style-name="ce15" table:formula="of:=MAX(MIN([.$D75]-MOD(1000*[$Times.S$3];[.$D75]);MOD(1000*[$Times.S$3];[.$D75]));MIN([.$D75]-MOD(1000*[$Times.S$4];[.$D75]);MOD(1000*[$Times.S$4];[.$D75]));MIN([.$D75]-MOD(1000*[$Times.S$5];[.$D75]);MOD(1000*[$Times.S$5];[.$D75]));MIN([.$D75]-MOD(1000*[$Times.S$6];[.$D75]);MOD(1000*[$Times.S$6];[.$D75]));)" office:value-type="currency" office:currency="ns" office:value="21.8721037998147" calcext:value-type="currency">
            <text:p>22ns</text:p>
          </table:table-cell>
          <table:table-cell table:style-name="ce15" table:formula="of:=MAX(MIN([.$D75]-MOD(1000*[$Times.T$3];[.$D75]);MOD(1000*[$Times.T$3];[.$D75]));MIN([.$D75]-MOD(1000*[$Times.T$4];[.$D75]);MOD(1000*[$Times.T$4];[.$D75]));MIN([.$D75]-MOD(1000*[$Times.T$5];[.$D75]);MOD(1000*[$Times.T$5];[.$D75]));MIN([.$D75]-MOD(1000*[$Times.T$6];[.$D75]);MOD(1000*[$Times.T$6];[.$D75]));)" office:value-type="currency" office:currency="ns" office:value="22.409638554217" calcext:value-type="currency">
            <text:p>22ns</text:p>
          </table:table-cell>
          <table:table-cell table:style-name="ce15" table:formula="of:=MAX(MIN([.$D75]-MOD(1000*[$Times.U$3];[.$D75]);MOD(1000*[$Times.U$3];[.$D75]));MIN([.$D75]-MOD(1000*[$Times.U$4];[.$D75]);MOD(1000*[$Times.U$4];[.$D75]));MIN([.$D75]-MOD(1000*[$Times.U$5];[.$D75]);MOD(1000*[$Times.U$5];[.$D75]));MIN([.$D75]-MOD(1000*[$Times.U$6];[.$D75]);MOD(1000*[$Times.U$6];[.$D75]));)" office:value-type="currency" office:currency="ns" office:value="19.4624652455979" calcext:value-type="currency">
            <text:p>19ns</text:p>
          </table:table-cell>
          <table:table-cell table:style-name="ce15" table:formula="of:=MAX(MIN([.$D75]-MOD(1000*[$Times.V$3];[.$D75]);MOD(1000*[$Times.V$3];[.$D75]));MIN([.$D75]-MOD(1000*[$Times.V$4];[.$D75]);MOD(1000*[$Times.V$4];[.$D75]));MIN([.$D75]-MOD(1000*[$Times.V$5];[.$D75]);MOD(1000*[$Times.V$5];[.$D75]));MIN([.$D75]-MOD(1000*[$Times.V$6];[.$D75]);MOD(1000*[$Times.V$6];[.$D75]));)" office:value-type="currency" office:currency="ns" office:value="21.964782205746" calcext:value-type="currency">
            <text:p>22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1.96" calcext:value-type="currency">
            <text:p>21,96 MHz</text:p>
          </table:table-cell>
          <table:table-cell table:style-name="ce10" table:formula="of:=160/[.A76]" office:value-type="float" office:value="7.28597449908925" calcext:value-type="float">
            <text:p>7,29</text:p>
          </table:table-cell>
          <table:table-cell table:style-name="ce7" table:formula="of:=ROUND(100*[.B76]) = 100*ROUND([.B76])" office:value-type="boolean" office:boolean-value="false" calcext:value-type="boolean">
            <text:p>FAŁSZ</text:p>
          </table:table-cell>
          <table:table-cell table:style-name="ce13" table:formula="of:=1000/[.A76]" office:value-type="currency" office:currency="ns" office:value="45.5373406193078" calcext:value-type="currency">
            <text:p>46ns</text:p>
          </table:table-cell>
          <table:table-cell table:style-name="ce20" table:formula="of:=([.I76]-MIN([.I$1:.I75]))" office:value-type="float" office:value="20.5828779599272" calcext:value-type="float">
            <text:p>20,58</text:p>
          </table:table-cell>
          <table:table-cell table:style-name="ce20" table:formula="of:=IF([.C76]; ([.I76]-MIN([.I$1:.I75]));&quot;&quot;)">
            <text:p/>
          </table:table-cell>
          <table:table-cell table:style-name="ce20" table:formula="of:=([.J76]-MIN([.J$1:.J75]))" office:value-type="float" office:value="1.40255009107466" calcext:value-type="float">
            <text:p>1,40</text:p>
          </table:table-cell>
          <table:table-cell table:style-name="ce20" table:formula="of:=([.J76]-MIN([.J$1:.J75]))*[.C76]" office:value-type="float" office:value="0" calcext:value-type="float">
            <text:p>0,00</text:p>
          </table:table-cell>
          <table:table-cell table:style-name="ce17" table:formula="of:=COM.MICROSOFT.MAXIFS([.K76:.XDF76];[.K$2:.XDF$2];&quot;&quot;)" office:value-type="currency" office:currency="ns" office:value="20.5828779599272" calcext:value-type="currency">
            <text:p>21ns</text:p>
          </table:table-cell>
          <table:table-cell table:style-name="ce17" table:formula="of:=MAX([.K76:.XFD76])" office:value-type="currency" office:currency="ns" office:value="21.4025500910747" calcext:value-type="currency">
            <text:p>21ns</text:p>
          </table:table-cell>
          <table:table-cell table:style-name="ce15" table:formula="of:=MAX(MIN([.$D76]-MOD(1000*[$Times.C$3];[.$D76]);MOD(1000*[$Times.C$3];[.$D76]));MIN([.$D76]-MOD(1000*[$Times.C$4];[.$D76]);MOD(1000*[$Times.C$4];[.$D76]));MIN([.$D76]-MOD(1000*[$Times.C$5];[.$D76]);MOD(1000*[$Times.C$5];[.$D76]));MIN([.$D76]-MOD(1000*[$Times.C$6];[.$D76]);MOD(1000*[$Times.C$6];[.$D76]));)" office:value-type="currency" office:currency="ns" office:value="20.5828779599272" calcext:value-type="currency">
            <text:p>21ns</text:p>
          </table:table-cell>
          <table:table-cell table:style-name="ce15" table:formula="of:=MAX(MIN([.$D76]-MOD(1000*[$Times.D$3];[.$D76]);MOD(1000*[$Times.D$3];[.$D76]));MIN([.$D76]-MOD(1000*[$Times.D$4];[.$D76]);MOD(1000*[$Times.D$4];[.$D76]));MIN([.$D76]-MOD(1000*[$Times.D$5];[.$D76]);MOD(1000*[$Times.D$5];[.$D76]));MIN([.$D76]-MOD(1000*[$Times.D$6];[.$D76]);MOD(1000*[$Times.D$6];[.$D76]));)" office:value-type="currency" office:currency="ns" office:value="19.6721311475411" calcext:value-type="currency">
            <text:p>20ns</text:p>
          </table:table-cell>
          <table:table-cell table:style-name="ce15" table:formula="of:=MAX(MIN([.$D76]-MOD(1000*[$Times.E$3];[.$D76]);MOD(1000*[$Times.E$3];[.$D76]));MIN([.$D76]-MOD(1000*[$Times.E$4];[.$D76]);MOD(1000*[$Times.E$4];[.$D76]));MIN([.$D76]-MOD(1000*[$Times.E$5];[.$D76]);MOD(1000*[$Times.E$5];[.$D76]));MIN([.$D76]-MOD(1000*[$Times.E$6];[.$D76]);MOD(1000*[$Times.E$6];[.$D76]));)" office:value-type="currency" office:currency="ns" office:value="19.6721311475411" calcext:value-type="currency">
            <text:p>20ns</text:p>
          </table:table-cell>
          <table:table-cell table:style-name="ce15" table:formula="of:=MAX(MIN([.$D76]-MOD(1000*[$Times.F$3];[.$D76]);MOD(1000*[$Times.F$3];[.$D76]));MIN([.$D76]-MOD(1000*[$Times.F$4];[.$D76]);MOD(1000*[$Times.F$4];[.$D76]));MIN([.$D76]-MOD(1000*[$Times.F$5];[.$D76]);MOD(1000*[$Times.F$5];[.$D76]));MIN([.$D76]-MOD(1000*[$Times.F$6];[.$D76]);MOD(1000*[$Times.F$6];[.$D76]));)" office:value-type="currency" office:currency="ns" office:value="11.9854280510019" calcext:value-type="currency">
            <text:p>12ns</text:p>
          </table:table-cell>
          <table:table-cell table:style-name="ce15" table:formula="of:=MAX(MIN([.$D76]-MOD(1000*[$Times.G$3];[.$D76]);MOD(1000*[$Times.G$3];[.$D76]));MIN([.$D76]-MOD(1000*[$Times.G$4];[.$D76]);MOD(1000*[$Times.G$4];[.$D76]));MIN([.$D76]-MOD(1000*[$Times.G$5];[.$D76]);MOD(1000*[$Times.G$5];[.$D76]));MIN([.$D76]-MOD(1000*[$Times.G$6];[.$D76]);MOD(1000*[$Times.G$6];[.$D76]));)" office:value-type="currency" office:currency="ns" office:value="15.7012750455373" calcext:value-type="currency">
            <text:p>16ns</text:p>
          </table:table-cell>
          <table:table-cell table:style-name="ce15" table:formula="of:=MAX(MIN([.$D76]-MOD(1000*[$Times.H$3];[.$D76]);MOD(1000*[$Times.H$3];[.$D76]));MIN([.$D76]-MOD(1000*[$Times.H$4];[.$D76]);MOD(1000*[$Times.H$4];[.$D76]));MIN([.$D76]-MOD(1000*[$Times.H$5];[.$D76]);MOD(1000*[$Times.H$5];[.$D76]));MIN([.$D76]-MOD(1000*[$Times.H$6];[.$D76]);MOD(1000*[$Times.H$6];[.$D76]));)" office:value-type="currency" office:currency="ns" office:value="21.4025500910747" calcext:value-type="currency">
            <text:p>21ns</text:p>
          </table:table-cell>
          <table:table-cell table:style-name="ce15" table:formula="of:=MAX(MIN([.$D76]-MOD(1000*[$Times.I$3];[.$D76]);MOD(1000*[$Times.I$3];[.$D76]));MIN([.$D76]-MOD(1000*[$Times.I$4];[.$D76]);MOD(1000*[$Times.I$4];[.$D76]));MIN([.$D76]-MOD(1000*[$Times.I$5];[.$D76]);MOD(1000*[$Times.I$5];[.$D76]));MIN([.$D76]-MOD(1000*[$Times.I$6];[.$D76]);MOD(1000*[$Times.I$6];[.$D76]));)" office:value-type="currency" office:currency="ns" office:value="15.7012750455373" calcext:value-type="currency">
            <text:p>16ns</text:p>
          </table:table-cell>
          <table:table-cell table:style-name="ce15" table:formula="of:=MAX(MIN([.$D76]-MOD(1000*[$Times.J$3];[.$D76]);MOD(1000*[$Times.J$3];[.$D76]));MIN([.$D76]-MOD(1000*[$Times.J$4];[.$D76]);MOD(1000*[$Times.J$4];[.$D76]));MIN([.$D76]-MOD(1000*[$Times.J$5];[.$D76]);MOD(1000*[$Times.J$5];[.$D76]));MIN([.$D76]-MOD(1000*[$Times.J$6];[.$D76]);MOD(1000*[$Times.J$6];[.$D76]));)" office:value-type="currency" office:currency="ns" office:value="21.4025500910747" calcext:value-type="currency">
            <text:p>21ns</text:p>
          </table:table-cell>
          <table:table-cell table:style-name="ce15" table:formula="of:=MAX(MIN([.$D76]-MOD(1000*[$Times.K$3];[.$D76]);MOD(1000*[$Times.K$3];[.$D76]));MIN([.$D76]-MOD(1000*[$Times.K$4];[.$D76]);MOD(1000*[$Times.K$4];[.$D76]));MIN([.$D76]-MOD(1000*[$Times.K$5];[.$D76]);MOD(1000*[$Times.K$5];[.$D76]));MIN([.$D76]-MOD(1000*[$Times.K$6];[.$D76]);MOD(1000*[$Times.K$6];[.$D76]));)" office:value-type="currency" office:currency="ns" office:value="15.7012750455373" calcext:value-type="currency">
            <text:p>16ns</text:p>
          </table:table-cell>
          <table:table-cell table:style-name="ce15" table:formula="of:=MAX(MIN([.$D76]-MOD(1000*[$Times.L$3];[.$D76]);MOD(1000*[$Times.L$3];[.$D76]));MIN([.$D76]-MOD(1000*[$Times.L$4];[.$D76]);MOD(1000*[$Times.L$4];[.$D76]));MIN([.$D76]-MOD(1000*[$Times.L$5];[.$D76]);MOD(1000*[$Times.L$5];[.$D76]));MIN([.$D76]-MOD(1000*[$Times.L$6];[.$D76]);MOD(1000*[$Times.L$6];[.$D76]));)" office:value-type="currency" office:currency="ns" office:value="11.9854280510019" calcext:value-type="currency">
            <text:p>12ns</text:p>
          </table:table-cell>
          <table:table-cell table:style-name="ce15" table:formula="of:=MAX(MIN([.$D76]-MOD(1000*[$Times.M$3];[.$D76]);MOD(1000*[$Times.M$3];[.$D76]));MIN([.$D76]-MOD(1000*[$Times.M$4];[.$D76]);MOD(1000*[$Times.M$4];[.$D76]));MIN([.$D76]-MOD(1000*[$Times.M$5];[.$D76]);MOD(1000*[$Times.M$5];[.$D76]));MIN([.$D76]-MOD(1000*[$Times.M$6];[.$D76]);MOD(1000*[$Times.M$6];[.$D76]));)" office:value-type="currency" office:currency="ns" office:value="15.7012750455373" calcext:value-type="currency">
            <text:p>16ns</text:p>
          </table:table-cell>
          <table:table-cell table:style-name="ce15" table:formula="of:=MAX(MIN([.$D76]-MOD(1000*[$Times.N$3];[.$D76]);MOD(1000*[$Times.N$3];[.$D76]));MIN([.$D76]-MOD(1000*[$Times.N$4];[.$D76]);MOD(1000*[$Times.N$4];[.$D76]));MIN([.$D76]-MOD(1000*[$Times.N$5];[.$D76]);MOD(1000*[$Times.N$5];[.$D76]));MIN([.$D76]-MOD(1000*[$Times.N$6];[.$D76]);MOD(1000*[$Times.N$6];[.$D76]));)" office:value-type="currency" office:currency="ns" office:value="11.9854280510019" calcext:value-type="currency">
            <text:p>12ns</text:p>
          </table:table-cell>
          <table:table-cell table:style-name="ce15" table:formula="of:=MAX(MIN([.$D76]-MOD(1000*[$Times.O$3];[.$D76]);MOD(1000*[$Times.O$3];[.$D76]));MIN([.$D76]-MOD(1000*[$Times.O$4];[.$D76]);MOD(1000*[$Times.O$4];[.$D76]));MIN([.$D76]-MOD(1000*[$Times.O$5];[.$D76]);MOD(1000*[$Times.O$5];[.$D76]));MIN([.$D76]-MOD(1000*[$Times.O$6];[.$D76]);MOD(1000*[$Times.O$6];[.$D76]));)" office:value-type="currency" office:currency="ns" office:value="15.7012750455373" calcext:value-type="currency">
            <text:p>16ns</text:p>
          </table:table-cell>
          <table:table-cell table:style-name="ce15" table:formula="of:=MAX(MIN([.$D76]-MOD(1000*[$Times.P$3];[.$D76]);MOD(1000*[$Times.P$3];[.$D76]));MIN([.$D76]-MOD(1000*[$Times.P$4];[.$D76]);MOD(1000*[$Times.P$4];[.$D76]));MIN([.$D76]-MOD(1000*[$Times.P$5];[.$D76]);MOD(1000*[$Times.P$5];[.$D76]));MIN([.$D76]-MOD(1000*[$Times.P$6];[.$D76]);MOD(1000*[$Times.P$6];[.$D76]));)" office:value-type="currency" office:currency="ns" office:value="11.9854280510019" calcext:value-type="currency">
            <text:p>12ns</text:p>
          </table:table-cell>
          <table:table-cell table:style-name="ce15" table:formula="of:=MAX(MIN([.$D76]-MOD(1000*[$Times.Q$3];[.$D76]);MOD(1000*[$Times.Q$3];[.$D76]));MIN([.$D76]-MOD(1000*[$Times.Q$4];[.$D76]);MOD(1000*[$Times.Q$4];[.$D76]));MIN([.$D76]-MOD(1000*[$Times.Q$5];[.$D76]);MOD(1000*[$Times.Q$5];[.$D76]));MIN([.$D76]-MOD(1000*[$Times.Q$6];[.$D76]);MOD(1000*[$Times.Q$6];[.$D76]));)" office:value-type="currency" office:currency="ns" office:value="15.7012750455373" calcext:value-type="currency">
            <text:p>16ns</text:p>
          </table:table-cell>
          <table:table-cell table:style-name="ce15" table:formula="of:=MAX(MIN([.$D76]-MOD(1000*[$Times.R$3];[.$D76]);MOD(1000*[$Times.R$3];[.$D76]));MIN([.$D76]-MOD(1000*[$Times.R$4];[.$D76]);MOD(1000*[$Times.R$4];[.$D76]));MIN([.$D76]-MOD(1000*[$Times.R$5];[.$D76]);MOD(1000*[$Times.R$5];[.$D76]));MIN([.$D76]-MOD(1000*[$Times.R$6];[.$D76]);MOD(1000*[$Times.R$6];[.$D76]));)" office:value-type="currency" office:currency="ns" office:value="11.9854280510019" calcext:value-type="currency">
            <text:p>12ns</text:p>
          </table:table-cell>
          <table:table-cell table:style-name="ce15" table:formula="of:=MAX(MIN([.$D76]-MOD(1000*[$Times.S$3];[.$D76]);MOD(1000*[$Times.S$3];[.$D76]));MIN([.$D76]-MOD(1000*[$Times.S$4];[.$D76]);MOD(1000*[$Times.S$4];[.$D76]));MIN([.$D76]-MOD(1000*[$Times.S$5];[.$D76]);MOD(1000*[$Times.S$5];[.$D76]));MIN([.$D76]-MOD(1000*[$Times.S$6];[.$D76]);MOD(1000*[$Times.S$6];[.$D76]));)" office:value-type="currency" office:currency="ns" office:value="15.7012750455373" calcext:value-type="currency">
            <text:p>16ns</text:p>
          </table:table-cell>
          <table:table-cell table:style-name="ce15" table:formula="of:=MAX(MIN([.$D76]-MOD(1000*[$Times.T$3];[.$D76]);MOD(1000*[$Times.T$3];[.$D76]));MIN([.$D76]-MOD(1000*[$Times.T$4];[.$D76]);MOD(1000*[$Times.T$4];[.$D76]));MIN([.$D76]-MOD(1000*[$Times.T$5];[.$D76]);MOD(1000*[$Times.T$5];[.$D76]));MIN([.$D76]-MOD(1000*[$Times.T$6];[.$D76]);MOD(1000*[$Times.T$6];[.$D76]));)" office:value-type="currency" office:currency="ns" office:value="11.9854280510019" calcext:value-type="currency">
            <text:p>12ns</text:p>
          </table:table-cell>
          <table:table-cell table:style-name="ce15" table:formula="of:=MAX(MIN([.$D76]-MOD(1000*[$Times.U$3];[.$D76]);MOD(1000*[$Times.U$3];[.$D76]));MIN([.$D76]-MOD(1000*[$Times.U$4];[.$D76]);MOD(1000*[$Times.U$4];[.$D76]));MIN([.$D76]-MOD(1000*[$Times.U$5];[.$D76]);MOD(1000*[$Times.U$5];[.$D76]));MIN([.$D76]-MOD(1000*[$Times.U$6];[.$D76]);MOD(1000*[$Times.U$6];[.$D76]));)" office:value-type="currency" office:currency="ns" office:value="15.7012750455373" calcext:value-type="currency">
            <text:p>16ns</text:p>
          </table:table-cell>
          <table:table-cell table:style-name="ce15" table:formula="of:=MAX(MIN([.$D76]-MOD(1000*[$Times.V$3];[.$D76]);MOD(1000*[$Times.V$3];[.$D76]));MIN([.$D76]-MOD(1000*[$Times.V$4];[.$D76]);MOD(1000*[$Times.V$4];[.$D76]));MIN([.$D76]-MOD(1000*[$Times.V$5];[.$D76]);MOD(1000*[$Times.V$5];[.$D76]));MIN([.$D76]-MOD(1000*[$Times.V$6];[.$D76]);MOD(1000*[$Times.V$6];[.$D76]));)" office:value-type="currency" office:currency="ns" office:value="18.7613843351549" calcext:value-type="currency">
            <text:p>19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2" calcext:value-type="currency">
            <text:p>22,00 MHz</text:p>
          </table:table-cell>
          <table:table-cell table:style-name="ce10" table:formula="of:=160/[.A77]" office:value-type="float" office:value="7.27272727272727" calcext:value-type="float">
            <text:p>7,27</text:p>
          </table:table-cell>
          <table:table-cell table:style-name="ce7" table:formula="of:=ROUND(100*[.B77]) = 100*ROUND([.B77])" office:value-type="boolean" office:boolean-value="false" calcext:value-type="boolean">
            <text:p>FAŁSZ</text:p>
          </table:table-cell>
          <table:table-cell table:style-name="ce13" table:formula="of:=1000/[.A77]" office:value-type="currency" office:currency="ns" office:value="45.4545454545455" calcext:value-type="currency">
            <text:p>45ns</text:p>
          </table:table-cell>
          <table:table-cell table:style-name="ce20" table:formula="of:=([.I77]-MIN([.I$1:.I76]))" office:value-type="float" office:value="18.1818181818182" calcext:value-type="float">
            <text:p>18,18</text:p>
          </table:table-cell>
          <table:table-cell table:style-name="ce20" table:formula="of:=IF([.C77]; ([.I77]-MIN([.I$1:.I76]));&quot;&quot;)">
            <text:p/>
          </table:table-cell>
          <table:table-cell table:style-name="ce20" table:formula="of:=([.J77]-MIN([.J$1:.J76]))" office:value-type="float" office:value="2.72727272727271" calcext:value-type="float">
            <text:p>2,73</text:p>
          </table:table-cell>
          <table:table-cell table:style-name="ce20" table:formula="of:=([.J77]-MIN([.J$1:.J76]))*[.C77]" office:value-type="float" office:value="0" calcext:value-type="float">
            <text:p>0,00</text:p>
          </table:table-cell>
          <table:table-cell table:style-name="ce17" table:formula="of:=COM.MICROSOFT.MAXIFS([.K77:.XDF77];[.K$2:.XDF$2];&quot;&quot;)" office:value-type="currency" office:currency="ns" office:value="18.1818181818182" calcext:value-type="currency">
            <text:p>18ns</text:p>
          </table:table-cell>
          <table:table-cell table:style-name="ce17" table:formula="of:=MAX([.K77:.XFD77])" office:value-type="currency" office:currency="ns" office:value="22.7272727272727" calcext:value-type="currency">
            <text:p>23ns</text:p>
          </table:table-cell>
          <table:table-cell table:style-name="ce15" table:formula="of:=MAX(MIN([.$D77]-MOD(1000*[$Times.C$3];[.$D77]);MOD(1000*[$Times.C$3];[.$D77]));MIN([.$D77]-MOD(1000*[$Times.C$4];[.$D77]);MOD(1000*[$Times.C$4];[.$D77]));MIN([.$D77]-MOD(1000*[$Times.C$5];[.$D77]);MOD(1000*[$Times.C$5];[.$D77]));MIN([.$D77]-MOD(1000*[$Times.C$6];[.$D77]);MOD(1000*[$Times.C$6];[.$D77]));)" office:value-type="currency" office:currency="ns" office:value="18.1818181818182" calcext:value-type="currency">
            <text:p>18ns</text:p>
          </table:table-cell>
          <table:table-cell table:style-name="ce15" table:formula="of:=MAX(MIN([.$D77]-MOD(1000*[$Times.D$3];[.$D77]);MOD(1000*[$Times.D$3];[.$D77]));MIN([.$D77]-MOD(1000*[$Times.D$4];[.$D77]);MOD(1000*[$Times.D$4];[.$D77]));MIN([.$D77]-MOD(1000*[$Times.D$5];[.$D77]);MOD(1000*[$Times.D$5];[.$D77]));MIN([.$D77]-MOD(1000*[$Times.D$6];[.$D77]);MOD(1000*[$Times.D$6];[.$D77]));)" office:value-type="currency" office:currency="ns" office:value="18.1818181818182" calcext:value-type="currency">
            <text:p>18ns</text:p>
          </table:table-cell>
          <table:table-cell table:style-name="ce15" table:formula="of:=MAX(MIN([.$D77]-MOD(1000*[$Times.E$3];[.$D77]);MOD(1000*[$Times.E$3];[.$D77]));MIN([.$D77]-MOD(1000*[$Times.E$4];[.$D77]);MOD(1000*[$Times.E$4];[.$D77]));MIN([.$D77]-MOD(1000*[$Times.E$5];[.$D77]);MOD(1000*[$Times.E$5];[.$D77]));MIN([.$D77]-MOD(1000*[$Times.E$6];[.$D77]);MOD(1000*[$Times.E$6];[.$D77]));)" office:value-type="currency" office:currency="ns" office:value="18.1818181818182" calcext:value-type="currency">
            <text:p>18ns</text:p>
          </table:table-cell>
          <table:table-cell table:style-name="ce15" table:formula="of:=MAX(MIN([.$D77]-MOD(1000*[$Times.F$3];[.$D77]);MOD(1000*[$Times.F$3];[.$D77]));MIN([.$D77]-MOD(1000*[$Times.F$4];[.$D77]);MOD(1000*[$Times.F$4];[.$D77]));MIN([.$D77]-MOD(1000*[$Times.F$5];[.$D77]);MOD(1000*[$Times.F$5];[.$D77]));MIN([.$D77]-MOD(1000*[$Times.F$6];[.$D77]);MOD(1000*[$Times.F$6];[.$D77]));)" office:value-type="currency" office:currency="ns" office:value="10.909090909091" calcext:value-type="currency">
            <text:p>11ns</text:p>
          </table:table-cell>
          <table:table-cell table:style-name="ce15" table:formula="of:=MAX(MIN([.$D77]-MOD(1000*[$Times.G$3];[.$D77]);MOD(1000*[$Times.G$3];[.$D77]));MIN([.$D77]-MOD(1000*[$Times.G$4];[.$D77]);MOD(1000*[$Times.G$4];[.$D77]));MIN([.$D77]-MOD(1000*[$Times.G$5];[.$D77]);MOD(1000*[$Times.G$5];[.$D77]));MIN([.$D77]-MOD(1000*[$Times.G$6];[.$D77]);MOD(1000*[$Times.G$6];[.$D77]));)" office:value-type="currency" office:currency="ns" office:value="16.3636363636364" calcext:value-type="currency">
            <text:p>16ns</text:p>
          </table:table-cell>
          <table:table-cell table:style-name="ce15" table:formula="of:=MAX(MIN([.$D77]-MOD(1000*[$Times.H$3];[.$D77]);MOD(1000*[$Times.H$3];[.$D77]));MIN([.$D77]-MOD(1000*[$Times.H$4];[.$D77]);MOD(1000*[$Times.H$4];[.$D77]));MIN([.$D77]-MOD(1000*[$Times.H$5];[.$D77]);MOD(1000*[$Times.H$5];[.$D77]));MIN([.$D77]-MOD(1000*[$Times.H$6];[.$D77]);MOD(1000*[$Times.H$6];[.$D77]));)" office:value-type="currency" office:currency="ns" office:value="22.7272727272727" calcext:value-type="currency">
            <text:p>23ns</text:p>
          </table:table-cell>
          <table:table-cell table:style-name="ce15" table:formula="of:=MAX(MIN([.$D77]-MOD(1000*[$Times.I$3];[.$D77]);MOD(1000*[$Times.I$3];[.$D77]));MIN([.$D77]-MOD(1000*[$Times.I$4];[.$D77]);MOD(1000*[$Times.I$4];[.$D77]));MIN([.$D77]-MOD(1000*[$Times.I$5];[.$D77]);MOD(1000*[$Times.I$5];[.$D77]));MIN([.$D77]-MOD(1000*[$Times.I$6];[.$D77]);MOD(1000*[$Times.I$6];[.$D77]));)" office:value-type="currency" office:currency="ns" office:value="16.3636363636364" calcext:value-type="currency">
            <text:p>16ns</text:p>
          </table:table-cell>
          <table:table-cell table:style-name="ce15" table:formula="of:=MAX(MIN([.$D77]-MOD(1000*[$Times.J$3];[.$D77]);MOD(1000*[$Times.J$3];[.$D77]));MIN([.$D77]-MOD(1000*[$Times.J$4];[.$D77]);MOD(1000*[$Times.J$4];[.$D77]));MIN([.$D77]-MOD(1000*[$Times.J$5];[.$D77]);MOD(1000*[$Times.J$5];[.$D77]));MIN([.$D77]-MOD(1000*[$Times.J$6];[.$D77]);MOD(1000*[$Times.J$6];[.$D77]));)" office:value-type="currency" office:currency="ns" office:value="22.7272727272727" calcext:value-type="currency">
            <text:p>23ns</text:p>
          </table:table-cell>
          <table:table-cell table:style-name="ce15" table:formula="of:=MAX(MIN([.$D77]-MOD(1000*[$Times.K$3];[.$D77]);MOD(1000*[$Times.K$3];[.$D77]));MIN([.$D77]-MOD(1000*[$Times.K$4];[.$D77]);MOD(1000*[$Times.K$4];[.$D77]));MIN([.$D77]-MOD(1000*[$Times.K$5];[.$D77]);MOD(1000*[$Times.K$5];[.$D77]));MIN([.$D77]-MOD(1000*[$Times.K$6];[.$D77]);MOD(1000*[$Times.K$6];[.$D77]));)" office:value-type="currency" office:currency="ns" office:value="16.3636363636364" calcext:value-type="currency">
            <text:p>16ns</text:p>
          </table:table-cell>
          <table:table-cell table:style-name="ce15" table:formula="of:=MAX(MIN([.$D77]-MOD(1000*[$Times.L$3];[.$D77]);MOD(1000*[$Times.L$3];[.$D77]));MIN([.$D77]-MOD(1000*[$Times.L$4];[.$D77]);MOD(1000*[$Times.L$4];[.$D77]));MIN([.$D77]-MOD(1000*[$Times.L$5];[.$D77]);MOD(1000*[$Times.L$5];[.$D77]));MIN([.$D77]-MOD(1000*[$Times.L$6];[.$D77]);MOD(1000*[$Times.L$6];[.$D77]));)" office:value-type="currency" office:currency="ns" office:value="10.909090909091" calcext:value-type="currency">
            <text:p>11ns</text:p>
          </table:table-cell>
          <table:table-cell table:style-name="ce15" table:formula="of:=MAX(MIN([.$D77]-MOD(1000*[$Times.M$3];[.$D77]);MOD(1000*[$Times.M$3];[.$D77]));MIN([.$D77]-MOD(1000*[$Times.M$4];[.$D77]);MOD(1000*[$Times.M$4];[.$D77]));MIN([.$D77]-MOD(1000*[$Times.M$5];[.$D77]);MOD(1000*[$Times.M$5];[.$D77]));MIN([.$D77]-MOD(1000*[$Times.M$6];[.$D77]);MOD(1000*[$Times.M$6];[.$D77]));)" office:value-type="currency" office:currency="ns" office:value="16.3636363636364" calcext:value-type="currency">
            <text:p>16ns</text:p>
          </table:table-cell>
          <table:table-cell table:style-name="ce15" table:formula="of:=MAX(MIN([.$D77]-MOD(1000*[$Times.N$3];[.$D77]);MOD(1000*[$Times.N$3];[.$D77]));MIN([.$D77]-MOD(1000*[$Times.N$4];[.$D77]);MOD(1000*[$Times.N$4];[.$D77]));MIN([.$D77]-MOD(1000*[$Times.N$5];[.$D77]);MOD(1000*[$Times.N$5];[.$D77]));MIN([.$D77]-MOD(1000*[$Times.N$6];[.$D77]);MOD(1000*[$Times.N$6];[.$D77]));)" office:value-type="currency" office:currency="ns" office:value="10.909090909091" calcext:value-type="currency">
            <text:p>11ns</text:p>
          </table:table-cell>
          <table:table-cell table:style-name="ce15" table:formula="of:=MAX(MIN([.$D77]-MOD(1000*[$Times.O$3];[.$D77]);MOD(1000*[$Times.O$3];[.$D77]));MIN([.$D77]-MOD(1000*[$Times.O$4];[.$D77]);MOD(1000*[$Times.O$4];[.$D77]));MIN([.$D77]-MOD(1000*[$Times.O$5];[.$D77]);MOD(1000*[$Times.O$5];[.$D77]));MIN([.$D77]-MOD(1000*[$Times.O$6];[.$D77]);MOD(1000*[$Times.O$6];[.$D77]));)" office:value-type="currency" office:currency="ns" office:value="16.3636363636364" calcext:value-type="currency">
            <text:p>16ns</text:p>
          </table:table-cell>
          <table:table-cell table:style-name="ce15" table:formula="of:=MAX(MIN([.$D77]-MOD(1000*[$Times.P$3];[.$D77]);MOD(1000*[$Times.P$3];[.$D77]));MIN([.$D77]-MOD(1000*[$Times.P$4];[.$D77]);MOD(1000*[$Times.P$4];[.$D77]));MIN([.$D77]-MOD(1000*[$Times.P$5];[.$D77]);MOD(1000*[$Times.P$5];[.$D77]));MIN([.$D77]-MOD(1000*[$Times.P$6];[.$D77]);MOD(1000*[$Times.P$6];[.$D77]));)" office:value-type="currency" office:currency="ns" office:value="10.909090909091" calcext:value-type="currency">
            <text:p>11ns</text:p>
          </table:table-cell>
          <table:table-cell table:style-name="ce15" table:formula="of:=MAX(MIN([.$D77]-MOD(1000*[$Times.Q$3];[.$D77]);MOD(1000*[$Times.Q$3];[.$D77]));MIN([.$D77]-MOD(1000*[$Times.Q$4];[.$D77]);MOD(1000*[$Times.Q$4];[.$D77]));MIN([.$D77]-MOD(1000*[$Times.Q$5];[.$D77]);MOD(1000*[$Times.Q$5];[.$D77]));MIN([.$D77]-MOD(1000*[$Times.Q$6];[.$D77]);MOD(1000*[$Times.Q$6];[.$D77]));)" office:value-type="currency" office:currency="ns" office:value="16.3636363636364" calcext:value-type="currency">
            <text:p>16ns</text:p>
          </table:table-cell>
          <table:table-cell table:style-name="ce15" table:formula="of:=MAX(MIN([.$D77]-MOD(1000*[$Times.R$3];[.$D77]);MOD(1000*[$Times.R$3];[.$D77]));MIN([.$D77]-MOD(1000*[$Times.R$4];[.$D77]);MOD(1000*[$Times.R$4];[.$D77]));MIN([.$D77]-MOD(1000*[$Times.R$5];[.$D77]);MOD(1000*[$Times.R$5];[.$D77]));MIN([.$D77]-MOD(1000*[$Times.R$6];[.$D77]);MOD(1000*[$Times.R$6];[.$D77]));)" office:value-type="currency" office:currency="ns" office:value="10.909090909091" calcext:value-type="currency">
            <text:p>11ns</text:p>
          </table:table-cell>
          <table:table-cell table:style-name="ce15" table:formula="of:=MAX(MIN([.$D77]-MOD(1000*[$Times.S$3];[.$D77]);MOD(1000*[$Times.S$3];[.$D77]));MIN([.$D77]-MOD(1000*[$Times.S$4];[.$D77]);MOD(1000*[$Times.S$4];[.$D77]));MIN([.$D77]-MOD(1000*[$Times.S$5];[.$D77]);MOD(1000*[$Times.S$5];[.$D77]));MIN([.$D77]-MOD(1000*[$Times.S$6];[.$D77]);MOD(1000*[$Times.S$6];[.$D77]));)" office:value-type="currency" office:currency="ns" office:value="16.3636363636364" calcext:value-type="currency">
            <text:p>16ns</text:p>
          </table:table-cell>
          <table:table-cell table:style-name="ce15" table:formula="of:=MAX(MIN([.$D77]-MOD(1000*[$Times.T$3];[.$D77]);MOD(1000*[$Times.T$3];[.$D77]));MIN([.$D77]-MOD(1000*[$Times.T$4];[.$D77]);MOD(1000*[$Times.T$4];[.$D77]));MIN([.$D77]-MOD(1000*[$Times.T$5];[.$D77]);MOD(1000*[$Times.T$5];[.$D77]));MIN([.$D77]-MOD(1000*[$Times.T$6];[.$D77]);MOD(1000*[$Times.T$6];[.$D77]));)" office:value-type="currency" office:currency="ns" office:value="10.909090909091" calcext:value-type="currency">
            <text:p>11ns</text:p>
          </table:table-cell>
          <table:table-cell table:style-name="ce15" table:formula="of:=MAX(MIN([.$D77]-MOD(1000*[$Times.U$3];[.$D77]);MOD(1000*[$Times.U$3];[.$D77]));MIN([.$D77]-MOD(1000*[$Times.U$4];[.$D77]);MOD(1000*[$Times.U$4];[.$D77]));MIN([.$D77]-MOD(1000*[$Times.U$5];[.$D77]);MOD(1000*[$Times.U$5];[.$D77]));MIN([.$D77]-MOD(1000*[$Times.U$6];[.$D77]);MOD(1000*[$Times.U$6];[.$D77]));)" office:value-type="currency" office:currency="ns" office:value="16.3636363636364" calcext:value-type="currency">
            <text:p>16ns</text:p>
          </table:table-cell>
          <table:table-cell table:style-name="ce15" table:formula="of:=MAX(MIN([.$D77]-MOD(1000*[$Times.V$3];[.$D77]);MOD(1000*[$Times.V$3];[.$D77]));MIN([.$D77]-MOD(1000*[$Times.V$4];[.$D77]);MOD(1000*[$Times.V$4];[.$D77]));MIN([.$D77]-MOD(1000*[$Times.V$5];[.$D77]);MOD(1000*[$Times.V$5];[.$D77]));MIN([.$D77]-MOD(1000*[$Times.V$6];[.$D77]);MOD(1000*[$Times.V$6];[.$D77]));)" office:value-type="currency" office:currency="ns" office:value="18.1818181818182" calcext:value-type="currency">
            <text:p>18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2.34" calcext:value-type="currency">
            <text:p>22,34 MHz</text:p>
          </table:table-cell>
          <table:table-cell table:style-name="ce10" table:formula="of:=160/[.A78]" office:value-type="float" office:value="7.1620411817368" calcext:value-type="float">
            <text:p>7,16</text:p>
          </table:table-cell>
          <table:table-cell table:style-name="ce7" table:formula="of:=ROUND(100*[.B78]) = 100*ROUND([.B78])" office:value-type="boolean" office:boolean-value="false" calcext:value-type="boolean">
            <text:p>FAŁSZ</text:p>
          </table:table-cell>
          <table:table-cell table:style-name="ce13" table:formula="of:=1000/[.A78]" office:value-type="currency" office:currency="ns" office:value="44.762757385855" calcext:value-type="currency">
            <text:p>45ns</text:p>
          </table:table-cell>
          <table:table-cell table:style-name="ce20" table:formula="of:=([.I78]-MIN([.I$1:.I77]))" office:value-type="float" office:value="18.0841539838855" calcext:value-type="float">
            <text:p>18,08</text:p>
          </table:table-cell>
          <table:table-cell table:style-name="ce20" table:formula="of:=IF([.C78]; ([.I78]-MIN([.I$1:.I77]));&quot;&quot;)">
            <text:p/>
          </table:table-cell>
          <table:table-cell table:style-name="ce20" table:formula="of:=([.J78]-MIN([.J$1:.J77]))" office:value-type="float" office:value="1.89794091316026" calcext:value-type="float">
            <text:p>1,90</text:p>
          </table:table-cell>
          <table:table-cell table:style-name="ce20" table:formula="of:=([.J78]-MIN([.J$1:.J77]))*[.C78]" office:value-type="float" office:value="0" calcext:value-type="float">
            <text:p>0,00</text:p>
          </table:table-cell>
          <table:table-cell table:style-name="ce17" table:formula="of:=COM.MICROSOFT.MAXIFS([.K78:.XDF78];[.K$2:.XDF$2];&quot;&quot;)" office:value-type="currency" office:currency="ns" office:value="18.0841539838855" calcext:value-type="currency">
            <text:p>18ns</text:p>
          </table:table-cell>
          <table:table-cell table:style-name="ce17" table:formula="of:=MAX([.K78:.XFD78])" office:value-type="currency" office:currency="ns" office:value="21.8979409131603" calcext:value-type="currency">
            <text:p>22ns</text:p>
          </table:table-cell>
          <table:table-cell table:style-name="ce15" table:formula="of:=MAX(MIN([.$D78]-MOD(1000*[$Times.C$3];[.$D78]);MOD(1000*[$Times.C$3];[.$D78]));MIN([.$D78]-MOD(1000*[$Times.C$4];[.$D78]);MOD(1000*[$Times.C$4];[.$D78]));MIN([.$D78]-MOD(1000*[$Times.C$5];[.$D78]);MOD(1000*[$Times.C$5];[.$D78]));MIN([.$D78]-MOD(1000*[$Times.C$6];[.$D78]);MOD(1000*[$Times.C$6];[.$D78]));)" office:value-type="currency" office:currency="ns" office:value="14.3240823634736" calcext:value-type="currency">
            <text:p>14ns</text:p>
          </table:table-cell>
          <table:table-cell table:style-name="ce15" table:formula="of:=MAX(MIN([.$D78]-MOD(1000*[$Times.D$3];[.$D78]);MOD(1000*[$Times.D$3];[.$D78]));MIN([.$D78]-MOD(1000*[$Times.D$4];[.$D78]);MOD(1000*[$Times.D$4];[.$D78]));MIN([.$D78]-MOD(1000*[$Times.D$5];[.$D78]);MOD(1000*[$Times.D$5];[.$D78]));MIN([.$D78]-MOD(1000*[$Times.D$6];[.$D78]);MOD(1000*[$Times.D$6];[.$D78]));)" office:value-type="currency" office:currency="ns" office:value="18.0841539838855" calcext:value-type="currency">
            <text:p>18ns</text:p>
          </table:table-cell>
          <table:table-cell table:style-name="ce15" table:formula="of:=MAX(MIN([.$D78]-MOD(1000*[$Times.E$3];[.$D78]);MOD(1000*[$Times.E$3];[.$D78]));MIN([.$D78]-MOD(1000*[$Times.E$4];[.$D78]);MOD(1000*[$Times.E$4];[.$D78]));MIN([.$D78]-MOD(1000*[$Times.E$5];[.$D78]);MOD(1000*[$Times.E$5];[.$D78]));MIN([.$D78]-MOD(1000*[$Times.E$6];[.$D78]);MOD(1000*[$Times.E$6];[.$D78]));)" office:value-type="currency" office:currency="ns" office:value="5.72963294538937" calcext:value-type="currency">
            <text:p>6ns</text:p>
          </table:table-cell>
          <table:table-cell table:style-name="ce15" table:formula="of:=MAX(MIN([.$D78]-MOD(1000*[$Times.F$3];[.$D78]);MOD(1000*[$Times.F$3];[.$D78]));MIN([.$D78]-MOD(1000*[$Times.F$4];[.$D78]);MOD(1000*[$Times.F$4];[.$D78]));MIN([.$D78]-MOD(1000*[$Times.F$5];[.$D78]);MOD(1000*[$Times.F$5];[.$D78]));MIN([.$D78]-MOD(1000*[$Times.F$6];[.$D78]);MOD(1000*[$Times.F$6];[.$D78]));)" office:value-type="currency" office:currency="ns" office:value="3.81378692927484" calcext:value-type="currency">
            <text:p>4ns</text:p>
          </table:table-cell>
          <table:table-cell table:style-name="ce15" table:formula="of:=MAX(MIN([.$D78]-MOD(1000*[$Times.G$3];[.$D78]);MOD(1000*[$Times.G$3];[.$D78]));MIN([.$D78]-MOD(1000*[$Times.G$4];[.$D78]);MOD(1000*[$Times.G$4];[.$D78]));MIN([.$D78]-MOD(1000*[$Times.G$5];[.$D78]);MOD(1000*[$Times.G$5];[.$D78]));MIN([.$D78]-MOD(1000*[$Times.G$6];[.$D78]);MOD(1000*[$Times.G$6];[.$D78]));)" office:value-type="currency" office:currency="ns" office:value="21.8979409131603" calcext:value-type="currency">
            <text:p>22ns</text:p>
          </table:table-cell>
          <table:table-cell table:style-name="ce15" table:formula="of:=MAX(MIN([.$D78]-MOD(1000*[$Times.H$3];[.$D78]);MOD(1000*[$Times.H$3];[.$D78]));MIN([.$D78]-MOD(1000*[$Times.H$4];[.$D78]);MOD(1000*[$Times.H$4];[.$D78]));MIN([.$D78]-MOD(1000*[$Times.H$5];[.$D78]);MOD(1000*[$Times.H$5];[.$D78]));MIN([.$D78]-MOD(1000*[$Times.H$6];[.$D78]);MOD(1000*[$Times.H$6];[.$D78]));)" office:value-type="currency" office:currency="ns" office:value="10.9668755595345" calcext:value-type="currency">
            <text:p>11ns</text:p>
          </table:table-cell>
          <table:table-cell table:style-name="ce15" table:formula="of:=MAX(MIN([.$D78]-MOD(1000*[$Times.I$3];[.$D78]);MOD(1000*[$Times.I$3];[.$D78]));MIN([.$D78]-MOD(1000*[$Times.I$4];[.$D78]);MOD(1000*[$Times.I$4];[.$D78]));MIN([.$D78]-MOD(1000*[$Times.I$5];[.$D78]);MOD(1000*[$Times.I$5];[.$D78]));MIN([.$D78]-MOD(1000*[$Times.I$6];[.$D78]);MOD(1000*[$Times.I$6];[.$D78]));)" office:value-type="currency" office:currency="ns" office:value="21.8979409131603" calcext:value-type="currency">
            <text:p>22ns</text:p>
          </table:table-cell>
          <table:table-cell table:style-name="ce15" table:formula="of:=MAX(MIN([.$D78]-MOD(1000*[$Times.J$3];[.$D78]);MOD(1000*[$Times.J$3];[.$D78]));MIN([.$D78]-MOD(1000*[$Times.J$4];[.$D78]);MOD(1000*[$Times.J$4];[.$D78]));MIN([.$D78]-MOD(1000*[$Times.J$5];[.$D78]);MOD(1000*[$Times.J$5];[.$D78]));MIN([.$D78]-MOD(1000*[$Times.J$6];[.$D78]);MOD(1000*[$Times.J$6];[.$D78]));)" office:value-type="currency" office:currency="ns" office:value="10.9668755595345" calcext:value-type="currency">
            <text:p>11ns</text:p>
          </table:table-cell>
          <table:table-cell table:style-name="ce15" table:formula="of:=MAX(MIN([.$D78]-MOD(1000*[$Times.K$3];[.$D78]);MOD(1000*[$Times.K$3];[.$D78]));MIN([.$D78]-MOD(1000*[$Times.K$4];[.$D78]);MOD(1000*[$Times.K$4];[.$D78]));MIN([.$D78]-MOD(1000*[$Times.K$5];[.$D78]);MOD(1000*[$Times.K$5];[.$D78]));MIN([.$D78]-MOD(1000*[$Times.K$6];[.$D78]);MOD(1000*[$Times.K$6];[.$D78]));)" office:value-type="currency" office:currency="ns" office:value="21.8979409131603" calcext:value-type="currency">
            <text:p>22ns</text:p>
          </table:table-cell>
          <table:table-cell table:style-name="ce15" table:formula="of:=MAX(MIN([.$D78]-MOD(1000*[$Times.L$3];[.$D78]);MOD(1000*[$Times.L$3];[.$D78]));MIN([.$D78]-MOD(1000*[$Times.L$4];[.$D78]);MOD(1000*[$Times.L$4];[.$D78]));MIN([.$D78]-MOD(1000*[$Times.L$5];[.$D78]);MOD(1000*[$Times.L$5];[.$D78]));MIN([.$D78]-MOD(1000*[$Times.L$6];[.$D78]);MOD(1000*[$Times.L$6];[.$D78]));)" office:value-type="currency" office:currency="ns" office:value="3.81378692927484" calcext:value-type="currency">
            <text:p>4ns</text:p>
          </table:table-cell>
          <table:table-cell table:style-name="ce15" table:formula="of:=MAX(MIN([.$D78]-MOD(1000*[$Times.M$3];[.$D78]);MOD(1000*[$Times.M$3];[.$D78]));MIN([.$D78]-MOD(1000*[$Times.M$4];[.$D78]);MOD(1000*[$Times.M$4];[.$D78]));MIN([.$D78]-MOD(1000*[$Times.M$5];[.$D78]);MOD(1000*[$Times.M$5];[.$D78]));MIN([.$D78]-MOD(1000*[$Times.M$6];[.$D78]);MOD(1000*[$Times.M$6];[.$D78]));)" office:value-type="currency" office:currency="ns" office:value="21.8979409131603" calcext:value-type="currency">
            <text:p>22ns</text:p>
          </table:table-cell>
          <table:table-cell table:style-name="ce15" table:formula="of:=MAX(MIN([.$D78]-MOD(1000*[$Times.N$3];[.$D78]);MOD(1000*[$Times.N$3];[.$D78]));MIN([.$D78]-MOD(1000*[$Times.N$4];[.$D78]);MOD(1000*[$Times.N$4];[.$D78]));MIN([.$D78]-MOD(1000*[$Times.N$5];[.$D78]);MOD(1000*[$Times.N$5];[.$D78]));MIN([.$D78]-MOD(1000*[$Times.N$6];[.$D78]);MOD(1000*[$Times.N$6];[.$D78]));)" office:value-type="currency" office:currency="ns" office:value="3.81378692927484" calcext:value-type="currency">
            <text:p>4ns</text:p>
          </table:table-cell>
          <table:table-cell table:style-name="ce15" table:formula="of:=MAX(MIN([.$D78]-MOD(1000*[$Times.O$3];[.$D78]);MOD(1000*[$Times.O$3];[.$D78]));MIN([.$D78]-MOD(1000*[$Times.O$4];[.$D78]);MOD(1000*[$Times.O$4];[.$D78]));MIN([.$D78]-MOD(1000*[$Times.O$5];[.$D78]);MOD(1000*[$Times.O$5];[.$D78]));MIN([.$D78]-MOD(1000*[$Times.O$6];[.$D78]);MOD(1000*[$Times.O$6];[.$D78]));)" office:value-type="currency" office:currency="ns" office:value="21.8979409131603" calcext:value-type="currency">
            <text:p>22ns</text:p>
          </table:table-cell>
          <table:table-cell table:style-name="ce15" table:formula="of:=MAX(MIN([.$D78]-MOD(1000*[$Times.P$3];[.$D78]);MOD(1000*[$Times.P$3];[.$D78]));MIN([.$D78]-MOD(1000*[$Times.P$4];[.$D78]);MOD(1000*[$Times.P$4];[.$D78]));MIN([.$D78]-MOD(1000*[$Times.P$5];[.$D78]);MOD(1000*[$Times.P$5];[.$D78]));MIN([.$D78]-MOD(1000*[$Times.P$6];[.$D78]);MOD(1000*[$Times.P$6];[.$D78]));)" office:value-type="currency" office:currency="ns" office:value="3.81378692927484" calcext:value-type="currency">
            <text:p>4ns</text:p>
          </table:table-cell>
          <table:table-cell table:style-name="ce15" table:formula="of:=MAX(MIN([.$D78]-MOD(1000*[$Times.Q$3];[.$D78]);MOD(1000*[$Times.Q$3];[.$D78]));MIN([.$D78]-MOD(1000*[$Times.Q$4];[.$D78]);MOD(1000*[$Times.Q$4];[.$D78]));MIN([.$D78]-MOD(1000*[$Times.Q$5];[.$D78]);MOD(1000*[$Times.Q$5];[.$D78]));MIN([.$D78]-MOD(1000*[$Times.Q$6];[.$D78]);MOD(1000*[$Times.Q$6];[.$D78]));)" office:value-type="currency" office:currency="ns" office:value="21.8979409131603" calcext:value-type="currency">
            <text:p>22ns</text:p>
          </table:table-cell>
          <table:table-cell table:style-name="ce15" table:formula="of:=MAX(MIN([.$D78]-MOD(1000*[$Times.R$3];[.$D78]);MOD(1000*[$Times.R$3];[.$D78]));MIN([.$D78]-MOD(1000*[$Times.R$4];[.$D78]);MOD(1000*[$Times.R$4];[.$D78]));MIN([.$D78]-MOD(1000*[$Times.R$5];[.$D78]);MOD(1000*[$Times.R$5];[.$D78]));MIN([.$D78]-MOD(1000*[$Times.R$6];[.$D78]);MOD(1000*[$Times.R$6];[.$D78]));)" office:value-type="currency" office:currency="ns" office:value="3.81378692927484" calcext:value-type="currency">
            <text:p>4ns</text:p>
          </table:table-cell>
          <table:table-cell table:style-name="ce15" table:formula="of:=MAX(MIN([.$D78]-MOD(1000*[$Times.S$3];[.$D78]);MOD(1000*[$Times.S$3];[.$D78]));MIN([.$D78]-MOD(1000*[$Times.S$4];[.$D78]);MOD(1000*[$Times.S$4];[.$D78]));MIN([.$D78]-MOD(1000*[$Times.S$5];[.$D78]);MOD(1000*[$Times.S$5];[.$D78]));MIN([.$D78]-MOD(1000*[$Times.S$6];[.$D78]);MOD(1000*[$Times.S$6];[.$D78]));)" office:value-type="currency" office:currency="ns" office:value="21.8979409131603" calcext:value-type="currency">
            <text:p>22ns</text:p>
          </table:table-cell>
          <table:table-cell table:style-name="ce15" table:formula="of:=MAX(MIN([.$D78]-MOD(1000*[$Times.T$3];[.$D78]);MOD(1000*[$Times.T$3];[.$D78]));MIN([.$D78]-MOD(1000*[$Times.T$4];[.$D78]);MOD(1000*[$Times.T$4];[.$D78]));MIN([.$D78]-MOD(1000*[$Times.T$5];[.$D78]);MOD(1000*[$Times.T$5];[.$D78]));MIN([.$D78]-MOD(1000*[$Times.T$6];[.$D78]);MOD(1000*[$Times.T$6];[.$D78]));)" office:value-type="currency" office:currency="ns" office:value="3.81378692927484" calcext:value-type="currency">
            <text:p>4ns</text:p>
          </table:table-cell>
          <table:table-cell table:style-name="ce15" table:formula="of:=MAX(MIN([.$D78]-MOD(1000*[$Times.U$3];[.$D78]);MOD(1000*[$Times.U$3];[.$D78]));MIN([.$D78]-MOD(1000*[$Times.U$4];[.$D78]);MOD(1000*[$Times.U$4];[.$D78]));MIN([.$D78]-MOD(1000*[$Times.U$5];[.$D78]);MOD(1000*[$Times.U$5];[.$D78]));MIN([.$D78]-MOD(1000*[$Times.U$6];[.$D78]);MOD(1000*[$Times.U$6];[.$D78]));)" office:value-type="currency" office:currency="ns" office:value="21.8979409131603" calcext:value-type="currency">
            <text:p>22ns</text:p>
          </table:table-cell>
          <table:table-cell table:style-name="ce15" table:formula="of:=MAX(MIN([.$D78]-MOD(1000*[$Times.V$3];[.$D78]);MOD(1000*[$Times.V$3];[.$D78]));MIN([.$D78]-MOD(1000*[$Times.V$4];[.$D78]);MOD(1000*[$Times.V$4];[.$D78]));MIN([.$D78]-MOD(1000*[$Times.V$5];[.$D78]);MOD(1000*[$Times.V$5];[.$D78]));MIN([.$D78]-MOD(1000*[$Times.V$6];[.$D78]);MOD(1000*[$Times.V$6];[.$D78]));)" office:value-type="currency" office:currency="ns" office:value="18.0841539838855" calcext:value-type="currency">
            <text:p>18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2.73" calcext:value-type="currency">
            <text:p>22,73 MHz</text:p>
          </table:table-cell>
          <table:table-cell table:style-name="ce10" table:formula="of:=160/[.A79]" office:value-type="float" office:value="7.03915530136384" calcext:value-type="float">
            <text:p>7,04</text:p>
          </table:table-cell>
          <table:table-cell table:style-name="ce7" table:formula="of:=ROUND(100*[.B79]) = 100*ROUND([.B79])" office:value-type="boolean" office:boolean-value="false" calcext:value-type="boolean">
            <text:p>FAŁSZ</text:p>
          </table:table-cell>
          <table:table-cell table:style-name="ce13" table:formula="of:=1000/[.A79]" office:value-type="currency" office:currency="ns" office:value="43.994720633524" calcext:value-type="currency">
            <text:p>44ns</text:p>
          </table:table-cell>
          <table:table-cell table:style-name="ce20" table:formula="of:=([.I79]-MIN([.I$1:.I78]))" office:value-type="float" office:value="20.237571491421" calcext:value-type="float">
            <text:p>20,24</text:p>
          </table:table-cell>
          <table:table-cell table:style-name="ce20" table:formula="of:=IF([.C79]; ([.I79]-MIN([.I$1:.I78]));&quot;&quot;)">
            <text:p/>
          </table:table-cell>
          <table:table-cell table:style-name="ce20" table:formula="of:=([.J79]-MIN([.J$1:.J78]))" office:value-type="float" office:value="0.237571491421022" calcext:value-type="float">
            <text:p>0,24</text:p>
          </table:table-cell>
          <table:table-cell table:style-name="ce20" table:formula="of:=([.J79]-MIN([.J$1:.J78]))*[.C79]" office:value-type="float" office:value="0" calcext:value-type="float">
            <text:p>0,00</text:p>
          </table:table-cell>
          <table:table-cell table:style-name="ce17" table:formula="of:=COM.MICROSOFT.MAXIFS([.K79:.XDF79];[.K$2:.XDF$2];&quot;&quot;)" office:value-type="currency" office:currency="ns" office:value="20.237571491421" calcext:value-type="currency">
            <text:p>20ns</text:p>
          </table:table-cell>
          <table:table-cell table:style-name="ce17" table:formula="of:=MAX([.K79:.XFD79])" office:value-type="currency" office:currency="ns" office:value="20.237571491421" calcext:value-type="currency">
            <text:p>20ns</text:p>
          </table:table-cell>
          <table:table-cell table:style-name="ce15" table:formula="of:=MAX(MIN([.$D79]-MOD(1000*[$Times.C$3];[.$D79]);MOD(1000*[$Times.C$3];[.$D79]));MIN([.$D79]-MOD(1000*[$Times.C$4];[.$D79]);MOD(1000*[$Times.C$4];[.$D79]));MIN([.$D79]-MOD(1000*[$Times.C$5];[.$D79]);MOD(1000*[$Times.C$5];[.$D79]));MIN([.$D79]-MOD(1000*[$Times.C$6];[.$D79]);MOD(1000*[$Times.C$6];[.$D79]));)" office:value-type="currency" office:currency="ns" office:value="20.237571491421" calcext:value-type="currency">
            <text:p>20ns</text:p>
          </table:table-cell>
          <table:table-cell table:style-name="ce15" table:formula="of:=MAX(MIN([.$D79]-MOD(1000*[$Times.D$3];[.$D79]);MOD(1000*[$Times.D$3];[.$D79]));MIN([.$D79]-MOD(1000*[$Times.D$4];[.$D79]);MOD(1000*[$Times.D$4];[.$D79]));MIN([.$D79]-MOD(1000*[$Times.D$5];[.$D79]);MOD(1000*[$Times.D$5];[.$D79]));MIN([.$D79]-MOD(1000*[$Times.D$6];[.$D79]);MOD(1000*[$Times.D$6];[.$D79]));)" office:value-type="currency" office:currency="ns" office:value="15.9260888693356" calcext:value-type="currency">
            <text:p>16ns</text:p>
          </table:table-cell>
          <table:table-cell table:style-name="ce15" table:formula="of:=MAX(MIN([.$D79]-MOD(1000*[$Times.E$3];[.$D79]);MOD(1000*[$Times.E$3];[.$D79]));MIN([.$D79]-MOD(1000*[$Times.E$4];[.$D79]);MOD(1000*[$Times.E$4];[.$D79]));MIN([.$D79]-MOD(1000*[$Times.E$5];[.$D79]);MOD(1000*[$Times.E$5];[.$D79]));MIN([.$D79]-MOD(1000*[$Times.E$6];[.$D79]);MOD(1000*[$Times.E$6];[.$D79]));)" office:value-type="currency" office:currency="ns" office:value="14.1003079630444" calcext:value-type="currency">
            <text:p>14ns</text:p>
          </table:table-cell>
          <table:table-cell table:style-name="ce15" table:formula="of:=MAX(MIN([.$D79]-MOD(1000*[$Times.F$3];[.$D79]);MOD(1000*[$Times.F$3];[.$D79]));MIN([.$D79]-MOD(1000*[$Times.F$4];[.$D79]);MOD(1000*[$Times.F$4];[.$D79]));MIN([.$D79]-MOD(1000*[$Times.F$5];[.$D79]);MOD(1000*[$Times.F$5];[.$D79]));MIN([.$D79]-MOD(1000*[$Times.F$6];[.$D79]);MOD(1000*[$Times.F$6];[.$D79]));)" office:value-type="currency" office:currency="ns" office:value="8.06863176418835" calcext:value-type="currency">
            <text:p>8ns</text:p>
          </table:table-cell>
          <table:table-cell table:style-name="ce15" table:formula="of:=MAX(MIN([.$D79]-MOD(1000*[$Times.G$3];[.$D79]);MOD(1000*[$Times.G$3];[.$D79]));MIN([.$D79]-MOD(1000*[$Times.G$4];[.$D79]);MOD(1000*[$Times.G$4];[.$D79]));MIN([.$D79]-MOD(1000*[$Times.G$5];[.$D79]);MOD(1000*[$Times.G$5];[.$D79]));MIN([.$D79]-MOD(1000*[$Times.G$6];[.$D79]);MOD(1000*[$Times.G$6];[.$D79]));)" office:value-type="currency" office:currency="ns" office:value="19.9472063352398" calcext:value-type="currency">
            <text:p>20ns</text:p>
          </table:table-cell>
          <table:table-cell table:style-name="ce15" table:formula="of:=MAX(MIN([.$D79]-MOD(1000*[$Times.H$3];[.$D79]);MOD(1000*[$Times.H$3];[.$D79]));MIN([.$D79]-MOD(1000*[$Times.H$4];[.$D79]);MOD(1000*[$Times.H$4];[.$D79]));MIN([.$D79]-MOD(1000*[$Times.H$5];[.$D79]);MOD(1000*[$Times.H$5];[.$D79]));MIN([.$D79]-MOD(1000*[$Times.H$6];[.$D79]);MOD(1000*[$Times.H$6];[.$D79]));)" office:value-type="currency" office:currency="ns" office:value="2.08974923009237" calcext:value-type="currency">
            <text:p>2ns</text:p>
          </table:table-cell>
          <table:table-cell table:style-name="ce15" table:formula="of:=MAX(MIN([.$D79]-MOD(1000*[$Times.I$3];[.$D79]);MOD(1000*[$Times.I$3];[.$D79]));MIN([.$D79]-MOD(1000*[$Times.I$4];[.$D79]);MOD(1000*[$Times.I$4];[.$D79]));MIN([.$D79]-MOD(1000*[$Times.I$5];[.$D79]);MOD(1000*[$Times.I$5];[.$D79]));MIN([.$D79]-MOD(1000*[$Times.I$6];[.$D79]);MOD(1000*[$Times.I$6];[.$D79]));)" office:value-type="currency" office:currency="ns" office:value="19.9472063352398" calcext:value-type="currency">
            <text:p>20ns</text:p>
          </table:table-cell>
          <table:table-cell table:style-name="ce15" table:formula="of:=MAX(MIN([.$D79]-MOD(1000*[$Times.J$3];[.$D79]);MOD(1000*[$Times.J$3];[.$D79]));MIN([.$D79]-MOD(1000*[$Times.J$4];[.$D79]);MOD(1000*[$Times.J$4];[.$D79]));MIN([.$D79]-MOD(1000*[$Times.J$5];[.$D79]);MOD(1000*[$Times.J$5];[.$D79]));MIN([.$D79]-MOD(1000*[$Times.J$6];[.$D79]);MOD(1000*[$Times.J$6];[.$D79]));)" office:value-type="currency" office:currency="ns" office:value="2.08974923009237" calcext:value-type="currency">
            <text:p>2ns</text:p>
          </table:table-cell>
          <table:table-cell table:style-name="ce15" table:formula="of:=MAX(MIN([.$D79]-MOD(1000*[$Times.K$3];[.$D79]);MOD(1000*[$Times.K$3];[.$D79]));MIN([.$D79]-MOD(1000*[$Times.K$4];[.$D79]);MOD(1000*[$Times.K$4];[.$D79]));MIN([.$D79]-MOD(1000*[$Times.K$5];[.$D79]);MOD(1000*[$Times.K$5];[.$D79]));MIN([.$D79]-MOD(1000*[$Times.K$6];[.$D79]);MOD(1000*[$Times.K$6];[.$D79]));)" office:value-type="currency" office:currency="ns" office:value="19.9472063352398" calcext:value-type="currency">
            <text:p>20ns</text:p>
          </table:table-cell>
          <table:table-cell table:style-name="ce15" table:formula="of:=MAX(MIN([.$D79]-MOD(1000*[$Times.L$3];[.$D79]);MOD(1000*[$Times.L$3];[.$D79]));MIN([.$D79]-MOD(1000*[$Times.L$4];[.$D79]);MOD(1000*[$Times.L$4];[.$D79]));MIN([.$D79]-MOD(1000*[$Times.L$5];[.$D79]);MOD(1000*[$Times.L$5];[.$D79]));MIN([.$D79]-MOD(1000*[$Times.L$6];[.$D79]);MOD(1000*[$Times.L$6];[.$D79]));)" office:value-type="currency" office:currency="ns" office:value="8.06863176418835" calcext:value-type="currency">
            <text:p>8ns</text:p>
          </table:table-cell>
          <table:table-cell table:style-name="ce15" table:formula="of:=MAX(MIN([.$D79]-MOD(1000*[$Times.M$3];[.$D79]);MOD(1000*[$Times.M$3];[.$D79]));MIN([.$D79]-MOD(1000*[$Times.M$4];[.$D79]);MOD(1000*[$Times.M$4];[.$D79]));MIN([.$D79]-MOD(1000*[$Times.M$5];[.$D79]);MOD(1000*[$Times.M$5];[.$D79]));MIN([.$D79]-MOD(1000*[$Times.M$6];[.$D79]);MOD(1000*[$Times.M$6];[.$D79]));)" office:value-type="currency" office:currency="ns" office:value="19.9472063352398" calcext:value-type="currency">
            <text:p>20ns</text:p>
          </table:table-cell>
          <table:table-cell table:style-name="ce15" table:formula="of:=MAX(MIN([.$D79]-MOD(1000*[$Times.N$3];[.$D79]);MOD(1000*[$Times.N$3];[.$D79]));MIN([.$D79]-MOD(1000*[$Times.N$4];[.$D79]);MOD(1000*[$Times.N$4];[.$D79]));MIN([.$D79]-MOD(1000*[$Times.N$5];[.$D79]);MOD(1000*[$Times.N$5];[.$D79]));MIN([.$D79]-MOD(1000*[$Times.N$6];[.$D79]);MOD(1000*[$Times.N$6];[.$D79]));)" office:value-type="currency" office:currency="ns" office:value="8.06863176418835" calcext:value-type="currency">
            <text:p>8ns</text:p>
          </table:table-cell>
          <table:table-cell table:style-name="ce15" table:formula="of:=MAX(MIN([.$D79]-MOD(1000*[$Times.O$3];[.$D79]);MOD(1000*[$Times.O$3];[.$D79]));MIN([.$D79]-MOD(1000*[$Times.O$4];[.$D79]);MOD(1000*[$Times.O$4];[.$D79]));MIN([.$D79]-MOD(1000*[$Times.O$5];[.$D79]);MOD(1000*[$Times.O$5];[.$D79]));MIN([.$D79]-MOD(1000*[$Times.O$6];[.$D79]);MOD(1000*[$Times.O$6];[.$D79]));)" office:value-type="currency" office:currency="ns" office:value="15.9524857017158" calcext:value-type="currency">
            <text:p>16ns</text:p>
          </table:table-cell>
          <table:table-cell table:style-name="ce15" table:formula="of:=MAX(MIN([.$D79]-MOD(1000*[$Times.P$3];[.$D79]);MOD(1000*[$Times.P$3];[.$D79]));MIN([.$D79]-MOD(1000*[$Times.P$4];[.$D79]);MOD(1000*[$Times.P$4];[.$D79]));MIN([.$D79]-MOD(1000*[$Times.P$5];[.$D79]);MOD(1000*[$Times.P$5];[.$D79]));MIN([.$D79]-MOD(1000*[$Times.P$6];[.$D79]);MOD(1000*[$Times.P$6];[.$D79]));)" office:value-type="currency" office:currency="ns" office:value="8.06863176418835" calcext:value-type="currency">
            <text:p>8ns</text:p>
          </table:table-cell>
          <table:table-cell table:style-name="ce15" table:formula="of:=MAX(MIN([.$D79]-MOD(1000*[$Times.Q$3];[.$D79]);MOD(1000*[$Times.Q$3];[.$D79]));MIN([.$D79]-MOD(1000*[$Times.Q$4];[.$D79]);MOD(1000*[$Times.Q$4];[.$D79]));MIN([.$D79]-MOD(1000*[$Times.Q$5];[.$D79]);MOD(1000*[$Times.Q$5];[.$D79]));MIN([.$D79]-MOD(1000*[$Times.Q$6];[.$D79]);MOD(1000*[$Times.Q$6];[.$D79]));)" office:value-type="currency" office:currency="ns" office:value="19.9472063352398" calcext:value-type="currency">
            <text:p>20ns</text:p>
          </table:table-cell>
          <table:table-cell table:style-name="ce15" table:formula="of:=MAX(MIN([.$D79]-MOD(1000*[$Times.R$3];[.$D79]);MOD(1000*[$Times.R$3];[.$D79]));MIN([.$D79]-MOD(1000*[$Times.R$4];[.$D79]);MOD(1000*[$Times.R$4];[.$D79]));MIN([.$D79]-MOD(1000*[$Times.R$5];[.$D79]);MOD(1000*[$Times.R$5];[.$D79]));MIN([.$D79]-MOD(1000*[$Times.R$6];[.$D79]);MOD(1000*[$Times.R$6];[.$D79]));)" office:value-type="currency" office:currency="ns" office:value="8.06863176418835" calcext:value-type="currency">
            <text:p>8ns</text:p>
          </table:table-cell>
          <table:table-cell table:style-name="ce15" table:formula="of:=MAX(MIN([.$D79]-MOD(1000*[$Times.S$3];[.$D79]);MOD(1000*[$Times.S$3];[.$D79]));MIN([.$D79]-MOD(1000*[$Times.S$4];[.$D79]);MOD(1000*[$Times.S$4];[.$D79]));MIN([.$D79]-MOD(1000*[$Times.S$5];[.$D79]);MOD(1000*[$Times.S$5];[.$D79]));MIN([.$D79]-MOD(1000*[$Times.S$6];[.$D79]);MOD(1000*[$Times.S$6];[.$D79]));)" office:value-type="currency" office:currency="ns" office:value="19.9472063352398" calcext:value-type="currency">
            <text:p>20ns</text:p>
          </table:table-cell>
          <table:table-cell table:style-name="ce15" table:formula="of:=MAX(MIN([.$D79]-MOD(1000*[$Times.T$3];[.$D79]);MOD(1000*[$Times.T$3];[.$D79]));MIN([.$D79]-MOD(1000*[$Times.T$4];[.$D79]);MOD(1000*[$Times.T$4];[.$D79]));MIN([.$D79]-MOD(1000*[$Times.T$5];[.$D79]);MOD(1000*[$Times.T$5];[.$D79]));MIN([.$D79]-MOD(1000*[$Times.T$6];[.$D79]);MOD(1000*[$Times.T$6];[.$D79]));)" office:value-type="currency" office:currency="ns" office:value="8.06863176418835" calcext:value-type="currency">
            <text:p>8ns</text:p>
          </table:table-cell>
          <table:table-cell table:style-name="ce15" table:formula="of:=MAX(MIN([.$D79]-MOD(1000*[$Times.U$3];[.$D79]);MOD(1000*[$Times.U$3];[.$D79]));MIN([.$D79]-MOD(1000*[$Times.U$4];[.$D79]);MOD(1000*[$Times.U$4];[.$D79]));MIN([.$D79]-MOD(1000*[$Times.U$5];[.$D79]);MOD(1000*[$Times.U$5];[.$D79]));MIN([.$D79]-MOD(1000*[$Times.U$6];[.$D79]);MOD(1000*[$Times.U$6];[.$D79]));)" office:value-type="currency" office:currency="ns" office:value="15.9524857017158" calcext:value-type="currency">
            <text:p>16ns</text:p>
          </table:table-cell>
          <table:table-cell table:style-name="ce15" table:formula="of:=MAX(MIN([.$D79]-MOD(1000*[$Times.V$3];[.$D79]);MOD(1000*[$Times.V$3];[.$D79]));MIN([.$D79]-MOD(1000*[$Times.V$4];[.$D79]);MOD(1000*[$Times.V$4];[.$D79]));MIN([.$D79]-MOD(1000*[$Times.V$5];[.$D79]);MOD(1000*[$Times.V$5];[.$D79]));MIN([.$D79]-MOD(1000*[$Times.V$6];[.$D79]);MOD(1000*[$Times.V$6];[.$D79]));)" office:value-type="currency" office:currency="ns" office:value="20.1055873295205" calcext:value-type="currency">
            <text:p>20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2.86" calcext:value-type="currency">
            <text:p>22,86 MHz</text:p>
          </table:table-cell>
          <table:table-cell table:style-name="ce10" table:formula="of:=160/[.A80]" office:value-type="float" office:value="6.99912510936133" calcext:value-type="float">
            <text:p>7,00</text:p>
          </table:table-cell>
          <table:table-cell table:style-name="ce7" table:formula="of:=ROUND(100*[.B80]) = 100*ROUND([.B80])" office:value-type="boolean" office:boolean-value="true" calcext:value-type="boolean">
            <text:p>PRAWDA</text:p>
          </table:table-cell>
          <table:table-cell table:style-name="ce13" table:formula="of:=1000/[.A80]" office:value-type="currency" office:currency="ns" office:value="43.7445319335083" calcext:value-type="currency">
            <text:p>44ns</text:p>
          </table:table-cell>
          <table:table-cell table:style-name="ce20" table:formula="of:=([.I80]-MIN([.I$1:.I79]))" office:value-type="float" office:value="18.8976377952756" calcext:value-type="float">
            <text:p>18,90</text:p>
          </table:table-cell>
          <table:table-cell table:style-name="ce20" table:formula="of:=IF([.C80]; ([.I80]-MIN([.I$1:.I79]));&quot;&quot;)" office:value-type="float" office:value="18.8976377952756" calcext:value-type="float">
            <text:p>18,90</text:p>
          </table:table-cell>
          <table:table-cell table:style-name="ce20" table:formula="of:=([.J80]-MIN([.J$1:.J79]))" office:value-type="float" office:value="-1.10236220472439" calcext:value-type="float">
            <text:p>-1,10</text:p>
          </table:table-cell>
          <table:table-cell table:style-name="ce20" table:formula="of:=([.J80]-MIN([.J$1:.J79]))*[.C80]" office:value-type="float" office:value="-1.10236220472439" calcext:value-type="float">
            <text:p>-1,10</text:p>
          </table:table-cell>
          <table:table-cell table:style-name="ce17" table:formula="of:=COM.MICROSOFT.MAXIFS([.K80:.XDF80];[.K$2:.XDF$2];&quot;&quot;)" office:value-type="currency" office:currency="ns" office:value="18.8976377952756" calcext:value-type="currency">
            <text:p>19ns</text:p>
          </table:table-cell>
          <table:table-cell table:style-name="ce17" table:formula="of:=MAX([.K80:.XFD80])" office:value-type="currency" office:currency="ns" office:value="18.8976377952756" calcext:value-type="currency">
            <text:p>19ns</text:p>
          </table:table-cell>
          <table:table-cell table:style-name="ce15" table:formula="of:=MAX(MIN([.$D80]-MOD(1000*[$Times.C$3];[.$D80]);MOD(1000*[$Times.C$3];[.$D80]));MIN([.$D80]-MOD(1000*[$Times.C$4];[.$D80]);MOD(1000*[$Times.C$4];[.$D80]));MIN([.$D80]-MOD(1000*[$Times.C$5];[.$D80]);MOD(1000*[$Times.C$5];[.$D80]));MIN([.$D80]-MOD(1000*[$Times.C$6];[.$D80]);MOD(1000*[$Times.C$6];[.$D80]));)" office:value-type="currency" office:currency="ns" office:value="18.8976377952756" calcext:value-type="currency">
            <text:p>19ns</text:p>
          </table:table-cell>
          <table:table-cell table:style-name="ce15" table:formula="of:=MAX(MIN([.$D80]-MOD(1000*[$Times.D$3];[.$D80]);MOD(1000*[$Times.D$3];[.$D80]));MIN([.$D80]-MOD(1000*[$Times.D$4];[.$D80]);MOD(1000*[$Times.D$4];[.$D80]));MIN([.$D80]-MOD(1000*[$Times.D$5];[.$D80]);MOD(1000*[$Times.D$5];[.$D80]));MIN([.$D80]-MOD(1000*[$Times.D$6];[.$D80]);MOD(1000*[$Times.D$6];[.$D80]));)" office:value-type="currency" office:currency="ns" office:value="12.5984251968504" calcext:value-type="currency">
            <text:p>13ns</text:p>
          </table:table-cell>
          <table:table-cell table:style-name="ce15" table:formula="of:=MAX(MIN([.$D80]-MOD(1000*[$Times.E$3];[.$D80]);MOD(1000*[$Times.E$3];[.$D80]));MIN([.$D80]-MOD(1000*[$Times.E$4];[.$D80]);MOD(1000*[$Times.E$4];[.$D80]));MIN([.$D80]-MOD(1000*[$Times.E$5];[.$D80]);MOD(1000*[$Times.E$5];[.$D80]));MIN([.$D80]-MOD(1000*[$Times.E$6];[.$D80]);MOD(1000*[$Times.E$6];[.$D80]));)" office:value-type="currency" office:currency="ns" office:value="18.8538932633421" calcext:value-type="currency">
            <text:p>19ns</text:p>
          </table:table-cell>
          <table:table-cell table:style-name="ce15" table:formula="of:=MAX(MIN([.$D80]-MOD(1000*[$Times.F$3];[.$D80]);MOD(1000*[$Times.F$3];[.$D80]));MIN([.$D80]-MOD(1000*[$Times.F$4];[.$D80]);MOD(1000*[$Times.F$4];[.$D80]));MIN([.$D80]-MOD(1000*[$Times.F$5];[.$D80]);MOD(1000*[$Times.F$5];[.$D80]));MIN([.$D80]-MOD(1000*[$Times.F$6];[.$D80]);MOD(1000*[$Times.F$6];[.$D80]));)" office:value-type="currency" office:currency="ns" office:value="11.3210848643919" calcext:value-type="currency">
            <text:p>11ns</text:p>
          </table:table-cell>
          <table:table-cell table:style-name="ce15" table:formula="of:=MAX(MIN([.$D80]-MOD(1000*[$Times.G$3];[.$D80]);MOD(1000*[$Times.G$3];[.$D80]));MIN([.$D80]-MOD(1000*[$Times.G$4];[.$D80]);MOD(1000*[$Times.G$4];[.$D80]));MIN([.$D80]-MOD(1000*[$Times.G$5];[.$D80]);MOD(1000*[$Times.G$5];[.$D80]));MIN([.$D80]-MOD(1000*[$Times.G$6];[.$D80]);MOD(1000*[$Times.G$6];[.$D80]));)" office:value-type="currency" office:currency="ns" office:value="17.4453193350831" calcext:value-type="currency">
            <text:p>17ns</text:p>
          </table:table-cell>
          <table:table-cell table:style-name="ce15" table:formula="of:=MAX(MIN([.$D80]-MOD(1000*[$Times.H$3];[.$D80]);MOD(1000*[$Times.H$3];[.$D80]));MIN([.$D80]-MOD(1000*[$Times.H$4];[.$D80]);MOD(1000*[$Times.H$4];[.$D80]));MIN([.$D80]-MOD(1000*[$Times.H$5];[.$D80]);MOD(1000*[$Times.H$5];[.$D80]));MIN([.$D80]-MOD(1000*[$Times.H$6];[.$D80]);MOD(1000*[$Times.H$6];[.$D80]));)" office:value-type="currency" office:currency="ns" office:value="6.34295713035863" calcext:value-type="currency">
            <text:p>6ns</text:p>
          </table:table-cell>
          <table:table-cell table:style-name="ce15" table:formula="of:=MAX(MIN([.$D80]-MOD(1000*[$Times.I$3];[.$D80]);MOD(1000*[$Times.I$3];[.$D80]));MIN([.$D80]-MOD(1000*[$Times.I$4];[.$D80]);MOD(1000*[$Times.I$4];[.$D80]));MIN([.$D80]-MOD(1000*[$Times.I$5];[.$D80]);MOD(1000*[$Times.I$5];[.$D80]));MIN([.$D80]-MOD(1000*[$Times.I$6];[.$D80]);MOD(1000*[$Times.I$6];[.$D80]));)" office:value-type="currency" office:currency="ns" office:value="18.5476815398076" calcext:value-type="currency">
            <text:p>19ns</text:p>
          </table:table-cell>
          <table:table-cell table:style-name="ce15" table:formula="of:=MAX(MIN([.$D80]-MOD(1000*[$Times.J$3];[.$D80]);MOD(1000*[$Times.J$3];[.$D80]));MIN([.$D80]-MOD(1000*[$Times.J$4];[.$D80]);MOD(1000*[$Times.J$4];[.$D80]));MIN([.$D80]-MOD(1000*[$Times.J$5];[.$D80]);MOD(1000*[$Times.J$5];[.$D80]));MIN([.$D80]-MOD(1000*[$Times.J$6];[.$D80]);MOD(1000*[$Times.J$6];[.$D80]));)" office:value-type="currency" office:currency="ns" office:value="6.34295713035863" calcext:value-type="currency">
            <text:p>6ns</text:p>
          </table:table-cell>
          <table:table-cell table:style-name="ce15" table:formula="of:=MAX(MIN([.$D80]-MOD(1000*[$Times.K$3];[.$D80]);MOD(1000*[$Times.K$3];[.$D80]));MIN([.$D80]-MOD(1000*[$Times.K$4];[.$D80]);MOD(1000*[$Times.K$4];[.$D80]));MIN([.$D80]-MOD(1000*[$Times.K$5];[.$D80]);MOD(1000*[$Times.K$5];[.$D80]));MIN([.$D80]-MOD(1000*[$Times.K$6];[.$D80]);MOD(1000*[$Times.K$6];[.$D80]));)" office:value-type="currency" office:currency="ns" office:value="18.5476815398076" calcext:value-type="currency">
            <text:p>19ns</text:p>
          </table:table-cell>
          <table:table-cell table:style-name="ce15" table:formula="of:=MAX(MIN([.$D80]-MOD(1000*[$Times.L$3];[.$D80]);MOD(1000*[$Times.L$3];[.$D80]));MIN([.$D80]-MOD(1000*[$Times.L$4];[.$D80]);MOD(1000*[$Times.L$4];[.$D80]));MIN([.$D80]-MOD(1000*[$Times.L$5];[.$D80]);MOD(1000*[$Times.L$5];[.$D80]));MIN([.$D80]-MOD(1000*[$Times.L$6];[.$D80]);MOD(1000*[$Times.L$6];[.$D80]));)" office:value-type="currency" office:currency="ns" office:value="11.3210848643919" calcext:value-type="currency">
            <text:p>11ns</text:p>
          </table:table-cell>
          <table:table-cell table:style-name="ce15" table:formula="of:=MAX(MIN([.$D80]-MOD(1000*[$Times.M$3];[.$D80]);MOD(1000*[$Times.M$3];[.$D80]));MIN([.$D80]-MOD(1000*[$Times.M$4];[.$D80]);MOD(1000*[$Times.M$4];[.$D80]));MIN([.$D80]-MOD(1000*[$Times.M$5];[.$D80]);MOD(1000*[$Times.M$5];[.$D80]));MIN([.$D80]-MOD(1000*[$Times.M$6];[.$D80]);MOD(1000*[$Times.M$6];[.$D80]));)" office:value-type="currency" office:currency="ns" office:value="18.5476815398076" calcext:value-type="currency">
            <text:p>19ns</text:p>
          </table:table-cell>
          <table:table-cell table:style-name="ce15" table:formula="of:=MAX(MIN([.$D80]-MOD(1000*[$Times.N$3];[.$D80]);MOD(1000*[$Times.N$3];[.$D80]));MIN([.$D80]-MOD(1000*[$Times.N$4];[.$D80]);MOD(1000*[$Times.N$4];[.$D80]));MIN([.$D80]-MOD(1000*[$Times.N$5];[.$D80]);MOD(1000*[$Times.N$5];[.$D80]));MIN([.$D80]-MOD(1000*[$Times.N$6];[.$D80]);MOD(1000*[$Times.N$6];[.$D80]));)" office:value-type="currency" office:currency="ns" office:value="11.3210848643919" calcext:value-type="currency">
            <text:p>11ns</text:p>
          </table:table-cell>
          <table:table-cell table:style-name="ce15" table:formula="of:=MAX(MIN([.$D80]-MOD(1000*[$Times.O$3];[.$D80]);MOD(1000*[$Times.O$3];[.$D80]));MIN([.$D80]-MOD(1000*[$Times.O$4];[.$D80]);MOD(1000*[$Times.O$4];[.$D80]));MIN([.$D80]-MOD(1000*[$Times.O$5];[.$D80]);MOD(1000*[$Times.O$5];[.$D80]));MIN([.$D80]-MOD(1000*[$Times.O$6];[.$D80]);MOD(1000*[$Times.O$6];[.$D80]));)" office:value-type="currency" office:currency="ns" office:value="13.7007874015748" calcext:value-type="currency">
            <text:p>14ns</text:p>
          </table:table-cell>
          <table:table-cell table:style-name="ce15" table:formula="of:=MAX(MIN([.$D80]-MOD(1000*[$Times.P$3];[.$D80]);MOD(1000*[$Times.P$3];[.$D80]));MIN([.$D80]-MOD(1000*[$Times.P$4];[.$D80]);MOD(1000*[$Times.P$4];[.$D80]));MIN([.$D80]-MOD(1000*[$Times.P$5];[.$D80]);MOD(1000*[$Times.P$5];[.$D80]));MIN([.$D80]-MOD(1000*[$Times.P$6];[.$D80]);MOD(1000*[$Times.P$6];[.$D80]));)" office:value-type="currency" office:currency="ns" office:value="11.3210848643919" calcext:value-type="currency">
            <text:p>11ns</text:p>
          </table:table-cell>
          <table:table-cell table:style-name="ce15" table:formula="of:=MAX(MIN([.$D80]-MOD(1000*[$Times.Q$3];[.$D80]);MOD(1000*[$Times.Q$3];[.$D80]));MIN([.$D80]-MOD(1000*[$Times.Q$4];[.$D80]);MOD(1000*[$Times.Q$4];[.$D80]));MIN([.$D80]-MOD(1000*[$Times.Q$5];[.$D80]);MOD(1000*[$Times.Q$5];[.$D80]));MIN([.$D80]-MOD(1000*[$Times.Q$6];[.$D80]);MOD(1000*[$Times.Q$6];[.$D80]));)" office:value-type="currency" office:currency="ns" office:value="18.5476815398076" calcext:value-type="currency">
            <text:p>19ns</text:p>
          </table:table-cell>
          <table:table-cell table:style-name="ce15" table:formula="of:=MAX(MIN([.$D80]-MOD(1000*[$Times.R$3];[.$D80]);MOD(1000*[$Times.R$3];[.$D80]));MIN([.$D80]-MOD(1000*[$Times.R$4];[.$D80]);MOD(1000*[$Times.R$4];[.$D80]));MIN([.$D80]-MOD(1000*[$Times.R$5];[.$D80]);MOD(1000*[$Times.R$5];[.$D80]));MIN([.$D80]-MOD(1000*[$Times.R$6];[.$D80]);MOD(1000*[$Times.R$6];[.$D80]));)" office:value-type="currency" office:currency="ns" office:value="11.3210848643919" calcext:value-type="currency">
            <text:p>11ns</text:p>
          </table:table-cell>
          <table:table-cell table:style-name="ce15" table:formula="of:=MAX(MIN([.$D80]-MOD(1000*[$Times.S$3];[.$D80]);MOD(1000*[$Times.S$3];[.$D80]));MIN([.$D80]-MOD(1000*[$Times.S$4];[.$D80]);MOD(1000*[$Times.S$4];[.$D80]));MIN([.$D80]-MOD(1000*[$Times.S$5];[.$D80]);MOD(1000*[$Times.S$5];[.$D80]));MIN([.$D80]-MOD(1000*[$Times.S$6];[.$D80]);MOD(1000*[$Times.S$6];[.$D80]));)" office:value-type="currency" office:currency="ns" office:value="18.5476815398076" calcext:value-type="currency">
            <text:p>19ns</text:p>
          </table:table-cell>
          <table:table-cell table:style-name="ce15" table:formula="of:=MAX(MIN([.$D80]-MOD(1000*[$Times.T$3];[.$D80]);MOD(1000*[$Times.T$3];[.$D80]));MIN([.$D80]-MOD(1000*[$Times.T$4];[.$D80]);MOD(1000*[$Times.T$4];[.$D80]));MIN([.$D80]-MOD(1000*[$Times.T$5];[.$D80]);MOD(1000*[$Times.T$5];[.$D80]));MIN([.$D80]-MOD(1000*[$Times.T$6];[.$D80]);MOD(1000*[$Times.T$6];[.$D80]));)" office:value-type="currency" office:currency="ns" office:value="11.3210848643919" calcext:value-type="currency">
            <text:p>11ns</text:p>
          </table:table-cell>
          <table:table-cell table:style-name="ce15" table:formula="of:=MAX(MIN([.$D80]-MOD(1000*[$Times.U$3];[.$D80]);MOD(1000*[$Times.U$3];[.$D80]));MIN([.$D80]-MOD(1000*[$Times.U$4];[.$D80]);MOD(1000*[$Times.U$4];[.$D80]));MIN([.$D80]-MOD(1000*[$Times.U$5];[.$D80]);MOD(1000*[$Times.U$5];[.$D80]));MIN([.$D80]-MOD(1000*[$Times.U$6];[.$D80]);MOD(1000*[$Times.U$6];[.$D80]));)" office:value-type="currency" office:currency="ns" office:value="13.7007874015748" calcext:value-type="currency">
            <text:p>14ns</text:p>
          </table:table-cell>
          <table:table-cell table:style-name="ce15" table:formula="of:=MAX(MIN([.$D80]-MOD(1000*[$Times.V$3];[.$D80]);MOD(1000*[$Times.V$3];[.$D80]));MIN([.$D80]-MOD(1000*[$Times.V$4];[.$D80]);MOD(1000*[$Times.V$4];[.$D80]));MIN([.$D80]-MOD(1000*[$Times.V$5];[.$D80]);MOD(1000*[$Times.V$5];[.$D80]));MIN([.$D80]-MOD(1000*[$Times.V$6];[.$D80]);MOD(1000*[$Times.V$6];[.$D80]));)" office:value-type="currency" office:currency="ns" office:value="18.6351706036746" calcext:value-type="currency">
            <text:p>19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3" calcext:value-type="currency">
            <text:p>23,00 MHz</text:p>
          </table:table-cell>
          <table:table-cell table:style-name="ce10" table:formula="of:=160/[.A81]" office:value-type="float" office:value="6.95652173913044" calcext:value-type="float">
            <text:p>6,96</text:p>
          </table:table-cell>
          <table:table-cell table:style-name="ce7" table:formula="of:=ROUND(100*[.B81]) = 100*ROUND([.B81])" office:value-type="boolean" office:boolean-value="false" calcext:value-type="boolean">
            <text:p>FAŁSZ</text:p>
          </table:table-cell>
          <table:table-cell table:style-name="ce13" table:formula="of:=1000/[.A81]" office:value-type="currency" office:currency="ns" office:value="43.4782608695652" calcext:value-type="currency">
            <text:p>43ns</text:p>
          </table:table-cell>
          <table:table-cell table:style-name="ce20" table:formula="of:=([.I81]-MIN([.I$1:.I80]))" office:value-type="float" office:value="21.7391304347826" calcext:value-type="float">
            <text:p>21,74</text:p>
          </table:table-cell>
          <table:table-cell table:style-name="ce20" table:formula="of:=IF([.C81]; ([.I81]-MIN([.I$1:.I80]));&quot;&quot;)">
            <text:p/>
          </table:table-cell>
          <table:table-cell table:style-name="ce20" table:formula="of:=([.J81]-MIN([.J$1:.J80]))" office:value-type="float" office:value="2.84149263950698" calcext:value-type="float">
            <text:p>2,84</text:p>
          </table:table-cell>
          <table:table-cell table:style-name="ce20" table:formula="of:=([.J81]-MIN([.J$1:.J80]))*[.C81]" office:value-type="float" office:value="0" calcext:value-type="float">
            <text:p>0,00</text:p>
          </table:table-cell>
          <table:table-cell table:style-name="ce17" table:formula="of:=COM.MICROSOFT.MAXIFS([.K81:.XDF81];[.K$2:.XDF$2];&quot;&quot;)" office:value-type="currency" office:currency="ns" office:value="21.7391304347826" calcext:value-type="currency">
            <text:p>22ns</text:p>
          </table:table-cell>
          <table:table-cell table:style-name="ce17" table:formula="of:=MAX([.K81:.XFD81])" office:value-type="currency" office:currency="ns" office:value="21.7391304347826" calcext:value-type="currency">
            <text:p>22ns</text:p>
          </table:table-cell>
          <table:table-cell table:style-name="ce15" table:formula="of:=MAX(MIN([.$D81]-MOD(1000*[$Times.C$3];[.$D81]);MOD(1000*[$Times.C$3];[.$D81]));MIN([.$D81]-MOD(1000*[$Times.C$4];[.$D81]);MOD(1000*[$Times.C$4];[.$D81]));MIN([.$D81]-MOD(1000*[$Times.C$5];[.$D81]);MOD(1000*[$Times.C$5];[.$D81]));MIN([.$D81]-MOD(1000*[$Times.C$6];[.$D81]);MOD(1000*[$Times.C$6];[.$D81]));)" office:value-type="currency" office:currency="ns" office:value="21.7391304347826" calcext:value-type="currency">
            <text:p>22ns</text:p>
          </table:table-cell>
          <table:table-cell table:style-name="ce15" table:formula="of:=MAX(MIN([.$D81]-MOD(1000*[$Times.D$3];[.$D81]);MOD(1000*[$Times.D$3];[.$D81]));MIN([.$D81]-MOD(1000*[$Times.D$4];[.$D81]);MOD(1000*[$Times.D$4];[.$D81]));MIN([.$D81]-MOD(1000*[$Times.D$5];[.$D81]);MOD(1000*[$Times.D$5];[.$D81]));MIN([.$D81]-MOD(1000*[$Times.D$6];[.$D81]);MOD(1000*[$Times.D$6];[.$D81]));)" office:value-type="currency" office:currency="ns" office:value="17.391304347826" calcext:value-type="currency">
            <text:p>17ns</text:p>
          </table:table-cell>
          <table:table-cell table:style-name="ce15" table:formula="of:=MAX(MIN([.$D81]-MOD(1000*[$Times.E$3];[.$D81]);MOD(1000*[$Times.E$3];[.$D81]));MIN([.$D81]-MOD(1000*[$Times.E$4];[.$D81]);MOD(1000*[$Times.E$4];[.$D81]));MIN([.$D81]-MOD(1000*[$Times.E$5];[.$D81]);MOD(1000*[$Times.E$5];[.$D81]));MIN([.$D81]-MOD(1000*[$Times.E$6];[.$D81]);MOD(1000*[$Times.E$6];[.$D81]));)" office:value-type="currency" office:currency="ns" office:value="19.5652173913043" calcext:value-type="currency">
            <text:p>20ns</text:p>
          </table:table-cell>
          <table:table-cell table:style-name="ce15" table:formula="of:=MAX(MIN([.$D81]-MOD(1000*[$Times.F$3];[.$D81]);MOD(1000*[$Times.F$3];[.$D81]));MIN([.$D81]-MOD(1000*[$Times.F$4];[.$D81]);MOD(1000*[$Times.F$4];[.$D81]));MIN([.$D81]-MOD(1000*[$Times.F$5];[.$D81]);MOD(1000*[$Times.F$5];[.$D81]));MIN([.$D81]-MOD(1000*[$Times.F$6];[.$D81]);MOD(1000*[$Times.F$6];[.$D81]));)" office:value-type="currency" office:currency="ns" office:value="14.7826086956521" calcext:value-type="currency">
            <text:p>15ns</text:p>
          </table:table-cell>
          <table:table-cell table:style-name="ce15" table:formula="of:=MAX(MIN([.$D81]-MOD(1000*[$Times.G$3];[.$D81]);MOD(1000*[$Times.G$3];[.$D81]));MIN([.$D81]-MOD(1000*[$Times.G$4];[.$D81]);MOD(1000*[$Times.G$4];[.$D81]));MIN([.$D81]-MOD(1000*[$Times.G$5];[.$D81]);MOD(1000*[$Times.G$5];[.$D81]));MIN([.$D81]-MOD(1000*[$Times.G$6];[.$D81]);MOD(1000*[$Times.G$6];[.$D81]));)" office:value-type="currency" office:currency="ns" office:value="14.7826086956522" calcext:value-type="currency">
            <text:p>15ns</text:p>
          </table:table-cell>
          <table:table-cell table:style-name="ce15" table:formula="of:=MAX(MIN([.$D81]-MOD(1000*[$Times.H$3];[.$D81]);MOD(1000*[$Times.H$3];[.$D81]));MIN([.$D81]-MOD(1000*[$Times.H$4];[.$D81]);MOD(1000*[$Times.H$4];[.$D81]));MIN([.$D81]-MOD(1000*[$Times.H$5];[.$D81]);MOD(1000*[$Times.H$5];[.$D81]));MIN([.$D81]-MOD(1000*[$Times.H$6];[.$D81]);MOD(1000*[$Times.H$6];[.$D81]));)" office:value-type="currency" office:currency="ns" office:value="10.8695652173913" calcext:value-type="currency">
            <text:p>11ns</text:p>
          </table:table-cell>
          <table:table-cell table:style-name="ce15" table:formula="of:=MAX(MIN([.$D81]-MOD(1000*[$Times.I$3];[.$D81]);MOD(1000*[$Times.I$3];[.$D81]));MIN([.$D81]-MOD(1000*[$Times.I$4];[.$D81]);MOD(1000*[$Times.I$4];[.$D81]));MIN([.$D81]-MOD(1000*[$Times.I$5];[.$D81]);MOD(1000*[$Times.I$5];[.$D81]));MIN([.$D81]-MOD(1000*[$Times.I$6];[.$D81]);MOD(1000*[$Times.I$6];[.$D81]));)" office:value-type="currency" office:currency="ns" office:value="14.7826086956522" calcext:value-type="currency">
            <text:p>15ns</text:p>
          </table:table-cell>
          <table:table-cell table:style-name="ce15" table:formula="of:=MAX(MIN([.$D81]-MOD(1000*[$Times.J$3];[.$D81]);MOD(1000*[$Times.J$3];[.$D81]));MIN([.$D81]-MOD(1000*[$Times.J$4];[.$D81]);MOD(1000*[$Times.J$4];[.$D81]));MIN([.$D81]-MOD(1000*[$Times.J$5];[.$D81]);MOD(1000*[$Times.J$5];[.$D81]));MIN([.$D81]-MOD(1000*[$Times.J$6];[.$D81]);MOD(1000*[$Times.J$6];[.$D81]));)" office:value-type="currency" office:currency="ns" office:value="10.8695652173913" calcext:value-type="currency">
            <text:p>11ns</text:p>
          </table:table-cell>
          <table:table-cell table:style-name="ce15" table:formula="of:=MAX(MIN([.$D81]-MOD(1000*[$Times.K$3];[.$D81]);MOD(1000*[$Times.K$3];[.$D81]));MIN([.$D81]-MOD(1000*[$Times.K$4];[.$D81]);MOD(1000*[$Times.K$4];[.$D81]));MIN([.$D81]-MOD(1000*[$Times.K$5];[.$D81]);MOD(1000*[$Times.K$5];[.$D81]));MIN([.$D81]-MOD(1000*[$Times.K$6];[.$D81]);MOD(1000*[$Times.K$6];[.$D81]));)" office:value-type="currency" office:currency="ns" office:value="14.7826086956522" calcext:value-type="currency">
            <text:p>15ns</text:p>
          </table:table-cell>
          <table:table-cell table:style-name="ce15" table:formula="of:=MAX(MIN([.$D81]-MOD(1000*[$Times.L$3];[.$D81]);MOD(1000*[$Times.L$3];[.$D81]));MIN([.$D81]-MOD(1000*[$Times.L$4];[.$D81]);MOD(1000*[$Times.L$4];[.$D81]));MIN([.$D81]-MOD(1000*[$Times.L$5];[.$D81]);MOD(1000*[$Times.L$5];[.$D81]));MIN([.$D81]-MOD(1000*[$Times.L$6];[.$D81]);MOD(1000*[$Times.L$6];[.$D81]));)" office:value-type="currency" office:currency="ns" office:value="14.7826086956521" calcext:value-type="currency">
            <text:p>15ns</text:p>
          </table:table-cell>
          <table:table-cell table:style-name="ce15" table:formula="of:=MAX(MIN([.$D81]-MOD(1000*[$Times.M$3];[.$D81]);MOD(1000*[$Times.M$3];[.$D81]));MIN([.$D81]-MOD(1000*[$Times.M$4];[.$D81]);MOD(1000*[$Times.M$4];[.$D81]));MIN([.$D81]-MOD(1000*[$Times.M$5];[.$D81]);MOD(1000*[$Times.M$5];[.$D81]));MIN([.$D81]-MOD(1000*[$Times.M$6];[.$D81]);MOD(1000*[$Times.M$6];[.$D81]));)" office:value-type="currency" office:currency="ns" office:value="14.7826086956522" calcext:value-type="currency">
            <text:p>15ns</text:p>
          </table:table-cell>
          <table:table-cell table:style-name="ce15" table:formula="of:=MAX(MIN([.$D81]-MOD(1000*[$Times.N$3];[.$D81]);MOD(1000*[$Times.N$3];[.$D81]));MIN([.$D81]-MOD(1000*[$Times.N$4];[.$D81]);MOD(1000*[$Times.N$4];[.$D81]));MIN([.$D81]-MOD(1000*[$Times.N$5];[.$D81]);MOD(1000*[$Times.N$5];[.$D81]));MIN([.$D81]-MOD(1000*[$Times.N$6];[.$D81]);MOD(1000*[$Times.N$6];[.$D81]));)" office:value-type="currency" office:currency="ns" office:value="14.7826086956521" calcext:value-type="currency">
            <text:p>15ns</text:p>
          </table:table-cell>
          <table:table-cell table:style-name="ce15" table:formula="of:=MAX(MIN([.$D81]-MOD(1000*[$Times.O$3];[.$D81]);MOD(1000*[$Times.O$3];[.$D81]));MIN([.$D81]-MOD(1000*[$Times.O$4];[.$D81]);MOD(1000*[$Times.O$4];[.$D81]));MIN([.$D81]-MOD(1000*[$Times.O$5];[.$D81]);MOD(1000*[$Times.O$5];[.$D81]));MIN([.$D81]-MOD(1000*[$Times.O$6];[.$D81]);MOD(1000*[$Times.O$6];[.$D81]));)" office:value-type="currency" office:currency="ns" office:value="11.304347826087" calcext:value-type="currency">
            <text:p>11ns</text:p>
          </table:table-cell>
          <table:table-cell table:style-name="ce15" table:formula="of:=MAX(MIN([.$D81]-MOD(1000*[$Times.P$3];[.$D81]);MOD(1000*[$Times.P$3];[.$D81]));MIN([.$D81]-MOD(1000*[$Times.P$4];[.$D81]);MOD(1000*[$Times.P$4];[.$D81]));MIN([.$D81]-MOD(1000*[$Times.P$5];[.$D81]);MOD(1000*[$Times.P$5];[.$D81]));MIN([.$D81]-MOD(1000*[$Times.P$6];[.$D81]);MOD(1000*[$Times.P$6];[.$D81]));)" office:value-type="currency" office:currency="ns" office:value="14.7826086956521" calcext:value-type="currency">
            <text:p>15ns</text:p>
          </table:table-cell>
          <table:table-cell table:style-name="ce15" table:formula="of:=MAX(MIN([.$D81]-MOD(1000*[$Times.Q$3];[.$D81]);MOD(1000*[$Times.Q$3];[.$D81]));MIN([.$D81]-MOD(1000*[$Times.Q$4];[.$D81]);MOD(1000*[$Times.Q$4];[.$D81]));MIN([.$D81]-MOD(1000*[$Times.Q$5];[.$D81]);MOD(1000*[$Times.Q$5];[.$D81]));MIN([.$D81]-MOD(1000*[$Times.Q$6];[.$D81]);MOD(1000*[$Times.Q$6];[.$D81]));)" office:value-type="currency" office:currency="ns" office:value="14.7826086956522" calcext:value-type="currency">
            <text:p>15ns</text:p>
          </table:table-cell>
          <table:table-cell table:style-name="ce15" table:formula="of:=MAX(MIN([.$D81]-MOD(1000*[$Times.R$3];[.$D81]);MOD(1000*[$Times.R$3];[.$D81]));MIN([.$D81]-MOD(1000*[$Times.R$4];[.$D81]);MOD(1000*[$Times.R$4];[.$D81]));MIN([.$D81]-MOD(1000*[$Times.R$5];[.$D81]);MOD(1000*[$Times.R$5];[.$D81]));MIN([.$D81]-MOD(1000*[$Times.R$6];[.$D81]);MOD(1000*[$Times.R$6];[.$D81]));)" office:value-type="currency" office:currency="ns" office:value="14.7826086956521" calcext:value-type="currency">
            <text:p>15ns</text:p>
          </table:table-cell>
          <table:table-cell table:style-name="ce15" table:formula="of:=MAX(MIN([.$D81]-MOD(1000*[$Times.S$3];[.$D81]);MOD(1000*[$Times.S$3];[.$D81]));MIN([.$D81]-MOD(1000*[$Times.S$4];[.$D81]);MOD(1000*[$Times.S$4];[.$D81]));MIN([.$D81]-MOD(1000*[$Times.S$5];[.$D81]);MOD(1000*[$Times.S$5];[.$D81]));MIN([.$D81]-MOD(1000*[$Times.S$6];[.$D81]);MOD(1000*[$Times.S$6];[.$D81]));)" office:value-type="currency" office:currency="ns" office:value="14.7826086956522" calcext:value-type="currency">
            <text:p>15ns</text:p>
          </table:table-cell>
          <table:table-cell table:style-name="ce15" table:formula="of:=MAX(MIN([.$D81]-MOD(1000*[$Times.T$3];[.$D81]);MOD(1000*[$Times.T$3];[.$D81]));MIN([.$D81]-MOD(1000*[$Times.T$4];[.$D81]);MOD(1000*[$Times.T$4];[.$D81]));MIN([.$D81]-MOD(1000*[$Times.T$5];[.$D81]);MOD(1000*[$Times.T$5];[.$D81]));MIN([.$D81]-MOD(1000*[$Times.T$6];[.$D81]);MOD(1000*[$Times.T$6];[.$D81]));)" office:value-type="currency" office:currency="ns" office:value="14.7826086956521" calcext:value-type="currency">
            <text:p>15ns</text:p>
          </table:table-cell>
          <table:table-cell table:style-name="ce15" table:formula="of:=MAX(MIN([.$D81]-MOD(1000*[$Times.U$3];[.$D81]);MOD(1000*[$Times.U$3];[.$D81]));MIN([.$D81]-MOD(1000*[$Times.U$4];[.$D81]);MOD(1000*[$Times.U$4];[.$D81]));MIN([.$D81]-MOD(1000*[$Times.U$5];[.$D81]);MOD(1000*[$Times.U$5];[.$D81]));MIN([.$D81]-MOD(1000*[$Times.U$6];[.$D81]);MOD(1000*[$Times.U$6];[.$D81]));)" office:value-type="currency" office:currency="ns" office:value="11.304347826087" calcext:value-type="currency">
            <text:p>11ns</text:p>
          </table:table-cell>
          <table:table-cell table:style-name="ce15" table:formula="of:=MAX(MIN([.$D81]-MOD(1000*[$Times.V$3];[.$D81]);MOD(1000*[$Times.V$3];[.$D81]));MIN([.$D81]-MOD(1000*[$Times.V$4];[.$D81]);MOD(1000*[$Times.V$4];[.$D81]));MIN([.$D81]-MOD(1000*[$Times.V$5];[.$D81]);MOD(1000*[$Times.V$5];[.$D81]));MIN([.$D81]-MOD(1000*[$Times.V$6];[.$D81]);MOD(1000*[$Times.V$6];[.$D81]));)" office:value-type="currency" office:currency="ns" office:value="13.0434782608696" calcext:value-type="currency">
            <text:p>13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3.11" calcext:value-type="currency">
            <text:p>23,11 MHz</text:p>
          </table:table-cell>
          <table:table-cell table:style-name="ce10" table:formula="of:=160/[.A82]" office:value-type="float" office:value="6.92340977931631" calcext:value-type="float">
            <text:p>6,92</text:p>
          </table:table-cell>
          <table:table-cell table:style-name="ce7" table:formula="of:=ROUND(100*[.B82]) = 100*ROUND([.B82])" office:value-type="boolean" office:boolean-value="false" calcext:value-type="boolean">
            <text:p>FAŁSZ</text:p>
          </table:table-cell>
          <table:table-cell table:style-name="ce13" table:formula="of:=1000/[.A82]" office:value-type="currency" office:currency="ns" office:value="43.271311120727" calcext:value-type="currency">
            <text:p>43ns</text:p>
          </table:table-cell>
          <table:table-cell table:style-name="ce20" table:formula="of:=([.I82]-MIN([.I$1:.I81]))" office:value-type="float" office:value="21.1163998269147" calcext:value-type="float">
            <text:p>21,12</text:p>
          </table:table-cell>
          <table:table-cell table:style-name="ce20" table:formula="of:=IF([.C82]; ([.I82]-MIN([.I$1:.I81]));&quot;&quot;)">
            <text:p/>
          </table:table-cell>
          <table:table-cell table:style-name="ce20" table:formula="of:=([.J82]-MIN([.J$1:.J81]))" office:value-type="float" office:value="2.21876203163913" calcext:value-type="float">
            <text:p>2,22</text:p>
          </table:table-cell>
          <table:table-cell table:style-name="ce20" table:formula="of:=([.J82]-MIN([.J$1:.J81]))*[.C82]" office:value-type="float" office:value="0" calcext:value-type="float">
            <text:p>0,00</text:p>
          </table:table-cell>
          <table:table-cell table:style-name="ce17" table:formula="of:=COM.MICROSOFT.MAXIFS([.K82:.XDF82];[.K$2:.XDF$2];&quot;&quot;)" office:value-type="currency" office:currency="ns" office:value="21.1163998269147" calcext:value-type="currency">
            <text:p>21ns</text:p>
          </table:table-cell>
          <table:table-cell table:style-name="ce17" table:formula="of:=MAX([.K82:.XFD82])" office:value-type="currency" office:currency="ns" office:value="21.1163998269147" calcext:value-type="currency">
            <text:p>21ns</text:p>
          </table:table-cell>
          <table:table-cell table:style-name="ce15" table:formula="of:=MAX(MIN([.$D82]-MOD(1000*[$Times.C$3];[.$D82]);MOD(1000*[$Times.C$3];[.$D82]));MIN([.$D82]-MOD(1000*[$Times.C$4];[.$D82]);MOD(1000*[$Times.C$4];[.$D82]));MIN([.$D82]-MOD(1000*[$Times.C$5];[.$D82]);MOD(1000*[$Times.C$5];[.$D82]));MIN([.$D82]-MOD(1000*[$Times.C$6];[.$D82]);MOD(1000*[$Times.C$6];[.$D82]));)" office:value-type="currency" office:currency="ns" office:value="19.2557334487235" calcext:value-type="currency">
            <text:p>19ns</text:p>
          </table:table-cell>
          <table:table-cell table:style-name="ce15" table:formula="of:=MAX(MIN([.$D82]-MOD(1000*[$Times.D$3];[.$D82]);MOD(1000*[$Times.D$3];[.$D82]));MIN([.$D82]-MOD(1000*[$Times.D$4];[.$D82]);MOD(1000*[$Times.D$4];[.$D82]));MIN([.$D82]-MOD(1000*[$Times.D$5];[.$D82]);MOD(1000*[$Times.D$5];[.$D82]));MIN([.$D82]-MOD(1000*[$Times.D$6];[.$D82]);MOD(1000*[$Times.D$6];[.$D82]));)" office:value-type="currency" office:currency="ns" office:value="21.1163998269147" calcext:value-type="currency">
            <text:p>21ns</text:p>
          </table:table-cell>
          <table:table-cell table:style-name="ce15" table:formula="of:=MAX(MIN([.$D82]-MOD(1000*[$Times.E$3];[.$D82]);MOD(1000*[$Times.E$3];[.$D82]));MIN([.$D82]-MOD(1000*[$Times.E$4];[.$D82]);MOD(1000*[$Times.E$4];[.$D82]));MIN([.$D82]-MOD(1000*[$Times.E$5];[.$D82]);MOD(1000*[$Times.E$5];[.$D82]));MIN([.$D82]-MOD(1000*[$Times.E$6];[.$D82]);MOD(1000*[$Times.E$6];[.$D82]));)" office:value-type="currency" office:currency="ns" office:value="21.1163998269147" calcext:value-type="currency">
            <text:p>21ns</text:p>
          </table:table-cell>
          <table:table-cell table:style-name="ce15" table:formula="of:=MAX(MIN([.$D82]-MOD(1000*[$Times.F$3];[.$D82]);MOD(1000*[$Times.F$3];[.$D82]));MIN([.$D82]-MOD(1000*[$Times.F$4];[.$D82]);MOD(1000*[$Times.F$4];[.$D82]));MIN([.$D82]-MOD(1000*[$Times.F$5];[.$D82]);MOD(1000*[$Times.F$5];[.$D82]));MIN([.$D82]-MOD(1000*[$Times.F$6];[.$D82]);MOD(1000*[$Times.F$6];[.$D82]));)" office:value-type="currency" office:currency="ns" office:value="17.4729554305495" calcext:value-type="currency">
            <text:p>17ns</text:p>
          </table:table-cell>
          <table:table-cell table:style-name="ce15" table:formula="of:=MAX(MIN([.$D82]-MOD(1000*[$Times.G$3];[.$D82]);MOD(1000*[$Times.G$3];[.$D82]));MIN([.$D82]-MOD(1000*[$Times.G$4];[.$D82]);MOD(1000*[$Times.G$4];[.$D82]));MIN([.$D82]-MOD(1000*[$Times.G$5];[.$D82]);MOD(1000*[$Times.G$5];[.$D82]));MIN([.$D82]-MOD(1000*[$Times.G$6];[.$D82]);MOD(1000*[$Times.G$6];[.$D82]));)" office:value-type="currency" office:currency="ns" office:value="12.7131112072696" calcext:value-type="currency">
            <text:p>13ns</text:p>
          </table:table-cell>
          <table:table-cell table:style-name="ce15" table:formula="of:=MAX(MIN([.$D82]-MOD(1000*[$Times.H$3];[.$D82]);MOD(1000*[$Times.H$3];[.$D82]));MIN([.$D82]-MOD(1000*[$Times.H$4];[.$D82]);MOD(1000*[$Times.H$4];[.$D82]));MIN([.$D82]-MOD(1000*[$Times.H$5];[.$D82]);MOD(1000*[$Times.H$5];[.$D82]));MIN([.$D82]-MOD(1000*[$Times.H$6];[.$D82]);MOD(1000*[$Times.H$6];[.$D82]));)" office:value-type="currency" office:currency="ns" office:value="14.3877109476417" calcext:value-type="currency">
            <text:p>14ns</text:p>
          </table:table-cell>
          <table:table-cell table:style-name="ce15" table:formula="of:=MAX(MIN([.$D82]-MOD(1000*[$Times.I$3];[.$D82]);MOD(1000*[$Times.I$3];[.$D82]));MIN([.$D82]-MOD(1000*[$Times.I$4];[.$D82]);MOD(1000*[$Times.I$4];[.$D82]));MIN([.$D82]-MOD(1000*[$Times.I$5];[.$D82]);MOD(1000*[$Times.I$5];[.$D82]));MIN([.$D82]-MOD(1000*[$Times.I$6];[.$D82]);MOD(1000*[$Times.I$6];[.$D82]));)" office:value-type="currency" office:currency="ns" office:value="12.7131112072696" calcext:value-type="currency">
            <text:p>13ns</text:p>
          </table:table-cell>
          <table:table-cell table:style-name="ce15" table:formula="of:=MAX(MIN([.$D82]-MOD(1000*[$Times.J$3];[.$D82]);MOD(1000*[$Times.J$3];[.$D82]));MIN([.$D82]-MOD(1000*[$Times.J$4];[.$D82]);MOD(1000*[$Times.J$4];[.$D82]));MIN([.$D82]-MOD(1000*[$Times.J$5];[.$D82]);MOD(1000*[$Times.J$5];[.$D82]));MIN([.$D82]-MOD(1000*[$Times.J$6];[.$D82]);MOD(1000*[$Times.J$6];[.$D82]));)" office:value-type="currency" office:currency="ns" office:value="14.3877109476417" calcext:value-type="currency">
            <text:p>14ns</text:p>
          </table:table-cell>
          <table:table-cell table:style-name="ce15" table:formula="of:=MAX(MIN([.$D82]-MOD(1000*[$Times.K$3];[.$D82]);MOD(1000*[$Times.K$3];[.$D82]));MIN([.$D82]-MOD(1000*[$Times.K$4];[.$D82]);MOD(1000*[$Times.K$4];[.$D82]));MIN([.$D82]-MOD(1000*[$Times.K$5];[.$D82]);MOD(1000*[$Times.K$5];[.$D82]));MIN([.$D82]-MOD(1000*[$Times.K$6];[.$D82]);MOD(1000*[$Times.K$6];[.$D82]));)" office:value-type="currency" office:currency="ns" office:value="12.7131112072696" calcext:value-type="currency">
            <text:p>13ns</text:p>
          </table:table-cell>
          <table:table-cell table:style-name="ce15" table:formula="of:=MAX(MIN([.$D82]-MOD(1000*[$Times.L$3];[.$D82]);MOD(1000*[$Times.L$3];[.$D82]));MIN([.$D82]-MOD(1000*[$Times.L$4];[.$D82]);MOD(1000*[$Times.L$4];[.$D82]));MIN([.$D82]-MOD(1000*[$Times.L$5];[.$D82]);MOD(1000*[$Times.L$5];[.$D82]));MIN([.$D82]-MOD(1000*[$Times.L$6];[.$D82]);MOD(1000*[$Times.L$6];[.$D82]));)" office:value-type="currency" office:currency="ns" office:value="17.4729554305495" calcext:value-type="currency">
            <text:p>17ns</text:p>
          </table:table-cell>
          <table:table-cell table:style-name="ce15" table:formula="of:=MAX(MIN([.$D82]-MOD(1000*[$Times.M$3];[.$D82]);MOD(1000*[$Times.M$3];[.$D82]));MIN([.$D82]-MOD(1000*[$Times.M$4];[.$D82]);MOD(1000*[$Times.M$4];[.$D82]));MIN([.$D82]-MOD(1000*[$Times.M$5];[.$D82]);MOD(1000*[$Times.M$5];[.$D82]));MIN([.$D82]-MOD(1000*[$Times.M$6];[.$D82]);MOD(1000*[$Times.M$6];[.$D82]));)" office:value-type="currency" office:currency="ns" office:value="12.7131112072696" calcext:value-type="currency">
            <text:p>13ns</text:p>
          </table:table-cell>
          <table:table-cell table:style-name="ce15" table:formula="of:=MAX(MIN([.$D82]-MOD(1000*[$Times.N$3];[.$D82]);MOD(1000*[$Times.N$3];[.$D82]));MIN([.$D82]-MOD(1000*[$Times.N$4];[.$D82]);MOD(1000*[$Times.N$4];[.$D82]));MIN([.$D82]-MOD(1000*[$Times.N$5];[.$D82]);MOD(1000*[$Times.N$5];[.$D82]));MIN([.$D82]-MOD(1000*[$Times.N$6];[.$D82]);MOD(1000*[$Times.N$6];[.$D82]));)" office:value-type="currency" office:currency="ns" office:value="17.4729554305495" calcext:value-type="currency">
            <text:p>17ns</text:p>
          </table:table-cell>
          <table:table-cell table:style-name="ce15" table:formula="of:=MAX(MIN([.$D82]-MOD(1000*[$Times.O$3];[.$D82]);MOD(1000*[$Times.O$3];[.$D82]));MIN([.$D82]-MOD(1000*[$Times.O$4];[.$D82]);MOD(1000*[$Times.O$4];[.$D82]));MIN([.$D82]-MOD(1000*[$Times.O$5];[.$D82]);MOD(1000*[$Times.O$5];[.$D82]));MIN([.$D82]-MOD(1000*[$Times.O$6];[.$D82]);MOD(1000*[$Times.O$6];[.$D82]));)" office:value-type="currency" office:currency="ns" office:value="9.44180008654261" calcext:value-type="currency">
            <text:p>9ns</text:p>
          </table:table-cell>
          <table:table-cell table:style-name="ce15" table:formula="of:=MAX(MIN([.$D82]-MOD(1000*[$Times.P$3];[.$D82]);MOD(1000*[$Times.P$3];[.$D82]));MIN([.$D82]-MOD(1000*[$Times.P$4];[.$D82]);MOD(1000*[$Times.P$4];[.$D82]));MIN([.$D82]-MOD(1000*[$Times.P$5];[.$D82]);MOD(1000*[$Times.P$5];[.$D82]));MIN([.$D82]-MOD(1000*[$Times.P$6];[.$D82]);MOD(1000*[$Times.P$6];[.$D82]));)" office:value-type="currency" office:currency="ns" office:value="17.4729554305495" calcext:value-type="currency">
            <text:p>17ns</text:p>
          </table:table-cell>
          <table:table-cell table:style-name="ce15" table:formula="of:=MAX(MIN([.$D82]-MOD(1000*[$Times.Q$3];[.$D82]);MOD(1000*[$Times.Q$3];[.$D82]));MIN([.$D82]-MOD(1000*[$Times.Q$4];[.$D82]);MOD(1000*[$Times.Q$4];[.$D82]));MIN([.$D82]-MOD(1000*[$Times.Q$5];[.$D82]);MOD(1000*[$Times.Q$5];[.$D82]));MIN([.$D82]-MOD(1000*[$Times.Q$6];[.$D82]);MOD(1000*[$Times.Q$6];[.$D82]));)" office:value-type="currency" office:currency="ns" office:value="12.7131112072696" calcext:value-type="currency">
            <text:p>13ns</text:p>
          </table:table-cell>
          <table:table-cell table:style-name="ce15" table:formula="of:=MAX(MIN([.$D82]-MOD(1000*[$Times.R$3];[.$D82]);MOD(1000*[$Times.R$3];[.$D82]));MIN([.$D82]-MOD(1000*[$Times.R$4];[.$D82]);MOD(1000*[$Times.R$4];[.$D82]));MIN([.$D82]-MOD(1000*[$Times.R$5];[.$D82]);MOD(1000*[$Times.R$5];[.$D82]));MIN([.$D82]-MOD(1000*[$Times.R$6];[.$D82]);MOD(1000*[$Times.R$6];[.$D82]));)" office:value-type="currency" office:currency="ns" office:value="17.4729554305495" calcext:value-type="currency">
            <text:p>17ns</text:p>
          </table:table-cell>
          <table:table-cell table:style-name="ce15" table:formula="of:=MAX(MIN([.$D82]-MOD(1000*[$Times.S$3];[.$D82]);MOD(1000*[$Times.S$3];[.$D82]));MIN([.$D82]-MOD(1000*[$Times.S$4];[.$D82]);MOD(1000*[$Times.S$4];[.$D82]));MIN([.$D82]-MOD(1000*[$Times.S$5];[.$D82]);MOD(1000*[$Times.S$5];[.$D82]));MIN([.$D82]-MOD(1000*[$Times.S$6];[.$D82]);MOD(1000*[$Times.S$6];[.$D82]));)" office:value-type="currency" office:currency="ns" office:value="12.7131112072696" calcext:value-type="currency">
            <text:p>13ns</text:p>
          </table:table-cell>
          <table:table-cell table:style-name="ce15" table:formula="of:=MAX(MIN([.$D82]-MOD(1000*[$Times.T$3];[.$D82]);MOD(1000*[$Times.T$3];[.$D82]));MIN([.$D82]-MOD(1000*[$Times.T$4];[.$D82]);MOD(1000*[$Times.T$4];[.$D82]));MIN([.$D82]-MOD(1000*[$Times.T$5];[.$D82]);MOD(1000*[$Times.T$5];[.$D82]));MIN([.$D82]-MOD(1000*[$Times.T$6];[.$D82]);MOD(1000*[$Times.T$6];[.$D82]));)" office:value-type="currency" office:currency="ns" office:value="17.4729554305495" calcext:value-type="currency">
            <text:p>17ns</text:p>
          </table:table-cell>
          <table:table-cell table:style-name="ce15" table:formula="of:=MAX(MIN([.$D82]-MOD(1000*[$Times.U$3];[.$D82]);MOD(1000*[$Times.U$3];[.$D82]));MIN([.$D82]-MOD(1000*[$Times.U$4];[.$D82]);MOD(1000*[$Times.U$4];[.$D82]));MIN([.$D82]-MOD(1000*[$Times.U$5];[.$D82]);MOD(1000*[$Times.U$5];[.$D82]));MIN([.$D82]-MOD(1000*[$Times.U$6];[.$D82]);MOD(1000*[$Times.U$6];[.$D82]));)" office:value-type="currency" office:currency="ns" office:value="9.44180008654261" calcext:value-type="currency">
            <text:p>9ns</text:p>
          </table:table-cell>
          <table:table-cell table:style-name="ce15" table:formula="of:=MAX(MIN([.$D82]-MOD(1000*[$Times.V$3];[.$D82]);MOD(1000*[$Times.V$3];[.$D82]));MIN([.$D82]-MOD(1000*[$Times.V$4];[.$D82]);MOD(1000*[$Times.V$4];[.$D82]));MIN([.$D82]-MOD(1000*[$Times.V$5];[.$D82]);MOD(1000*[$Times.V$5];[.$D82]));MIN([.$D82]-MOD(1000*[$Times.V$6];[.$D82]);MOD(1000*[$Times.V$6];[.$D82]));)" office:value-type="currency" office:currency="ns" office:value="8.69753353526605" calcext:value-type="currency">
            <text:p>9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3.49" calcext:value-type="currency">
            <text:p>23,49 MHz</text:p>
          </table:table-cell>
          <table:table-cell table:style-name="ce10" table:formula="of:=160/[.A83]" office:value-type="float" office:value="6.81140911025969" calcext:value-type="float">
            <text:p>6,81</text:p>
          </table:table-cell>
          <table:table-cell table:style-name="ce7" table:formula="of:=ROUND(100*[.B83]) = 100*ROUND([.B83])" office:value-type="boolean" office:boolean-value="false" calcext:value-type="boolean">
            <text:p>FAŁSZ</text:p>
          </table:table-cell>
          <table:table-cell table:style-name="ce13" table:formula="of:=1000/[.A83]" office:value-type="currency" office:currency="ns" office:value="42.571306939123" calcext:value-type="currency">
            <text:p>43ns</text:p>
          </table:table-cell>
          <table:table-cell table:style-name="ce20" table:formula="of:=([.I83]-MIN([.I$1:.I82]))" office:value-type="float" office:value="19.7105151128141" calcext:value-type="float">
            <text:p>19,71</text:p>
          </table:table-cell>
          <table:table-cell table:style-name="ce20" table:formula="of:=IF([.C83]; ([.I83]-MIN([.I$1:.I82]));&quot;&quot;)">
            <text:p/>
          </table:table-cell>
          <table:table-cell table:style-name="ce20" table:formula="of:=([.J83]-MIN([.J$1:.J82]))" office:value-type="float" office:value="1.9623026048946" calcext:value-type="float">
            <text:p>1,96</text:p>
          </table:table-cell>
          <table:table-cell table:style-name="ce20" table:formula="of:=([.J83]-MIN([.J$1:.J82]))*[.C83]" office:value-type="float" office:value="0" calcext:value-type="float">
            <text:p>0,00</text:p>
          </table:table-cell>
          <table:table-cell table:style-name="ce17" table:formula="of:=COM.MICROSOFT.MAXIFS([.K83:.XDF83];[.K$2:.XDF$2];&quot;&quot;)" office:value-type="currency" office:currency="ns" office:value="19.7105151128141" calcext:value-type="currency">
            <text:p>20ns</text:p>
          </table:table-cell>
          <table:table-cell table:style-name="ce17" table:formula="of:=MAX([.K83:.XFD83])" office:value-type="currency" office:currency="ns" office:value="20.8599404001702" calcext:value-type="currency">
            <text:p>21ns</text:p>
          </table:table-cell>
          <table:table-cell table:style-name="ce15" table:formula="of:=MAX(MIN([.$D83]-MOD(1000*[$Times.C$3];[.$D83]);MOD(1000*[$Times.C$3];[.$D83]));MIN([.$D83]-MOD(1000*[$Times.C$4];[.$D83]);MOD(1000*[$Times.C$4];[.$D83]));MIN([.$D83]-MOD(1000*[$Times.C$5];[.$D83]);MOD(1000*[$Times.C$5];[.$D83]));MIN([.$D83]-MOD(1000*[$Times.C$6];[.$D83]);MOD(1000*[$Times.C$6];[.$D83]));)" office:value-type="currency" office:currency="ns" office:value="19.7105151128141" calcext:value-type="currency">
            <text:p>20ns</text:p>
          </table:table-cell>
          <table:table-cell table:style-name="ce15" table:formula="of:=MAX(MIN([.$D83]-MOD(1000*[$Times.D$3];[.$D83]);MOD(1000*[$Times.D$3];[.$D83]));MIN([.$D83]-MOD(1000*[$Times.D$4];[.$D83]);MOD(1000*[$Times.D$4];[.$D83]));MIN([.$D83]-MOD(1000*[$Times.D$5];[.$D83]);MOD(1000*[$Times.D$5];[.$D83]));MIN([.$D83]-MOD(1000*[$Times.D$6];[.$D83]);MOD(1000*[$Times.D$6];[.$D83]));)" office:value-type="currency" office:currency="ns" office:value="18.8590889740315" calcext:value-type="currency">
            <text:p>19ns</text:p>
          </table:table-cell>
          <table:table-cell table:style-name="ce15" table:formula="of:=MAX(MIN([.$D83]-MOD(1000*[$Times.E$3];[.$D83]);MOD(1000*[$Times.E$3];[.$D83]));MIN([.$D83]-MOD(1000*[$Times.E$4];[.$D83]);MOD(1000*[$Times.E$4];[.$D83]));MIN([.$D83]-MOD(1000*[$Times.E$5];[.$D83]);MOD(1000*[$Times.E$5];[.$D83]));MIN([.$D83]-MOD(1000*[$Times.E$6];[.$D83]);MOD(1000*[$Times.E$6];[.$D83]));)" office:value-type="currency" office:currency="ns" office:value="18.2843763303533" calcext:value-type="currency">
            <text:p>18ns</text:p>
          </table:table-cell>
          <table:table-cell table:style-name="ce15" table:formula="of:=MAX(MIN([.$D83]-MOD(1000*[$Times.F$3];[.$D83]);MOD(1000*[$Times.F$3];[.$D83]));MIN([.$D83]-MOD(1000*[$Times.F$4];[.$D83]);MOD(1000*[$Times.F$4];[.$D83]));MIN([.$D83]-MOD(1000*[$Times.F$5];[.$D83]);MOD(1000*[$Times.F$5];[.$D83]));MIN([.$D83]-MOD(1000*[$Times.F$6];[.$D83]);MOD(1000*[$Times.F$6];[.$D83]));)" office:value-type="currency" office:currency="ns" office:value="15.9982971477225" calcext:value-type="currency">
            <text:p>16ns</text:p>
          </table:table-cell>
          <table:table-cell table:style-name="ce15" table:formula="of:=MAX(MIN([.$D83]-MOD(1000*[$Times.G$3];[.$D83]);MOD(1000*[$Times.G$3];[.$D83]));MIN([.$D83]-MOD(1000*[$Times.G$4];[.$D83]);MOD(1000*[$Times.G$4];[.$D83]));MIN([.$D83]-MOD(1000*[$Times.G$5];[.$D83]);MOD(1000*[$Times.G$5];[.$D83]));MIN([.$D83]-MOD(1000*[$Times.G$6];[.$D83]);MOD(1000*[$Times.G$6];[.$D83]));)" office:value-type="currency" office:currency="ns" office:value="20.8599404001702" calcext:value-type="currency">
            <text:p>21ns</text:p>
          </table:table-cell>
          <table:table-cell table:style-name="ce15" table:formula="of:=MAX(MIN([.$D83]-MOD(1000*[$Times.H$3];[.$D83]);MOD(1000*[$Times.H$3];[.$D83]));MIN([.$D83]-MOD(1000*[$Times.H$4];[.$D83]);MOD(1000*[$Times.H$4];[.$D83]));MIN([.$D83]-MOD(1000*[$Times.H$5];[.$D83]);MOD(1000*[$Times.H$5];[.$D83]));MIN([.$D83]-MOD(1000*[$Times.H$6];[.$D83]);MOD(1000*[$Times.H$6];[.$D83]));)" office:value-type="currency" office:currency="ns" office:value="16.2835249042146" calcext:value-type="currency">
            <text:p>16ns</text:p>
          </table:table-cell>
          <table:table-cell table:style-name="ce15" table:formula="of:=MAX(MIN([.$D83]-MOD(1000*[$Times.I$3];[.$D83]);MOD(1000*[$Times.I$3];[.$D83]));MIN([.$D83]-MOD(1000*[$Times.I$4];[.$D83]);MOD(1000*[$Times.I$4];[.$D83]));MIN([.$D83]-MOD(1000*[$Times.I$5];[.$D83]);MOD(1000*[$Times.I$5];[.$D83]));MIN([.$D83]-MOD(1000*[$Times.I$6];[.$D83]);MOD(1000*[$Times.I$6];[.$D83]));)" office:value-type="currency" office:currency="ns" office:value="17.7096636866753" calcext:value-type="currency">
            <text:p>18ns</text:p>
          </table:table-cell>
          <table:table-cell table:style-name="ce15" table:formula="of:=MAX(MIN([.$D83]-MOD(1000*[$Times.J$3];[.$D83]);MOD(1000*[$Times.J$3];[.$D83]));MIN([.$D83]-MOD(1000*[$Times.J$4];[.$D83]);MOD(1000*[$Times.J$4];[.$D83]));MIN([.$D83]-MOD(1000*[$Times.J$5];[.$D83]);MOD(1000*[$Times.J$5];[.$D83]));MIN([.$D83]-MOD(1000*[$Times.J$6];[.$D83]);MOD(1000*[$Times.J$6];[.$D83]));)" office:value-type="currency" office:currency="ns" office:value="16.2835249042146" calcext:value-type="currency">
            <text:p>16ns</text:p>
          </table:table-cell>
          <table:table-cell table:style-name="ce15" table:formula="of:=MAX(MIN([.$D83]-MOD(1000*[$Times.K$3];[.$D83]);MOD(1000*[$Times.K$3];[.$D83]));MIN([.$D83]-MOD(1000*[$Times.K$4];[.$D83]);MOD(1000*[$Times.K$4];[.$D83]));MIN([.$D83]-MOD(1000*[$Times.K$5];[.$D83]);MOD(1000*[$Times.K$5];[.$D83]));MIN([.$D83]-MOD(1000*[$Times.K$6];[.$D83]);MOD(1000*[$Times.K$6];[.$D83]));)" office:value-type="currency" office:currency="ns" office:value="17.7096636866753" calcext:value-type="currency">
            <text:p>18ns</text:p>
          </table:table-cell>
          <table:table-cell table:style-name="ce15" table:formula="of:=MAX(MIN([.$D83]-MOD(1000*[$Times.L$3];[.$D83]);MOD(1000*[$Times.L$3];[.$D83]));MIN([.$D83]-MOD(1000*[$Times.L$4];[.$D83]);MOD(1000*[$Times.L$4];[.$D83]));MIN([.$D83]-MOD(1000*[$Times.L$5];[.$D83]);MOD(1000*[$Times.L$5];[.$D83]));MIN([.$D83]-MOD(1000*[$Times.L$6];[.$D83]);MOD(1000*[$Times.L$6];[.$D83]));)" office:value-type="currency" office:currency="ns" office:value="15.9982971477225" calcext:value-type="currency">
            <text:p>16ns</text:p>
          </table:table-cell>
          <table:table-cell table:style-name="ce15" table:formula="of:=MAX(MIN([.$D83]-MOD(1000*[$Times.M$3];[.$D83]);MOD(1000*[$Times.M$3];[.$D83]));MIN([.$D83]-MOD(1000*[$Times.M$4];[.$D83]);MOD(1000*[$Times.M$4];[.$D83]));MIN([.$D83]-MOD(1000*[$Times.M$5];[.$D83]);MOD(1000*[$Times.M$5];[.$D83]));MIN([.$D83]-MOD(1000*[$Times.M$6];[.$D83]);MOD(1000*[$Times.M$6];[.$D83]));)" office:value-type="currency" office:currency="ns" office:value="17.7096636866753" calcext:value-type="currency">
            <text:p>18ns</text:p>
          </table:table-cell>
          <table:table-cell table:style-name="ce15" table:formula="of:=MAX(MIN([.$D83]-MOD(1000*[$Times.N$3];[.$D83]);MOD(1000*[$Times.N$3];[.$D83]));MIN([.$D83]-MOD(1000*[$Times.N$4];[.$D83]);MOD(1000*[$Times.N$4];[.$D83]));MIN([.$D83]-MOD(1000*[$Times.N$5];[.$D83]);MOD(1000*[$Times.N$5];[.$D83]));MIN([.$D83]-MOD(1000*[$Times.N$6];[.$D83]);MOD(1000*[$Times.N$6];[.$D83]));)" office:value-type="currency" office:currency="ns" office:value="15.9982971477225" calcext:value-type="currency">
            <text:p>16ns</text:p>
          </table:table-cell>
          <table:table-cell table:style-name="ce15" table:formula="of:=MAX(MIN([.$D83]-MOD(1000*[$Times.O$3];[.$D83]);MOD(1000*[$Times.O$3];[.$D83]));MIN([.$D83]-MOD(1000*[$Times.O$4];[.$D83]);MOD(1000*[$Times.O$4];[.$D83]));MIN([.$D83]-MOD(1000*[$Times.O$5];[.$D83]);MOD(1000*[$Times.O$5];[.$D83]));MIN([.$D83]-MOD(1000*[$Times.O$6];[.$D83]);MOD(1000*[$Times.O$6];[.$D83]));)" office:value-type="currency" office:currency="ns" office:value="20.8599404001702" calcext:value-type="currency">
            <text:p>21ns</text:p>
          </table:table-cell>
          <table:table-cell table:style-name="ce15" table:formula="of:=MAX(MIN([.$D83]-MOD(1000*[$Times.P$3];[.$D83]);MOD(1000*[$Times.P$3];[.$D83]));MIN([.$D83]-MOD(1000*[$Times.P$4];[.$D83]);MOD(1000*[$Times.P$4];[.$D83]));MIN([.$D83]-MOD(1000*[$Times.P$5];[.$D83]);MOD(1000*[$Times.P$5];[.$D83]));MIN([.$D83]-MOD(1000*[$Times.P$6];[.$D83]);MOD(1000*[$Times.P$6];[.$D83]));)" office:value-type="currency" office:currency="ns" office:value="15.9982971477225" calcext:value-type="currency">
            <text:p>16ns</text:p>
          </table:table-cell>
          <table:table-cell table:style-name="ce15" table:formula="of:=MAX(MIN([.$D83]-MOD(1000*[$Times.Q$3];[.$D83]);MOD(1000*[$Times.Q$3];[.$D83]));MIN([.$D83]-MOD(1000*[$Times.Q$4];[.$D83]);MOD(1000*[$Times.Q$4];[.$D83]));MIN([.$D83]-MOD(1000*[$Times.Q$5];[.$D83]);MOD(1000*[$Times.Q$5];[.$D83]));MIN([.$D83]-MOD(1000*[$Times.Q$6];[.$D83]);MOD(1000*[$Times.Q$6];[.$D83]));)" office:value-type="currency" office:currency="ns" office:value="17.7096636866753" calcext:value-type="currency">
            <text:p>18ns</text:p>
          </table:table-cell>
          <table:table-cell table:style-name="ce15" table:formula="of:=MAX(MIN([.$D83]-MOD(1000*[$Times.R$3];[.$D83]);MOD(1000*[$Times.R$3];[.$D83]));MIN([.$D83]-MOD(1000*[$Times.R$4];[.$D83]);MOD(1000*[$Times.R$4];[.$D83]));MIN([.$D83]-MOD(1000*[$Times.R$5];[.$D83]);MOD(1000*[$Times.R$5];[.$D83]));MIN([.$D83]-MOD(1000*[$Times.R$6];[.$D83]);MOD(1000*[$Times.R$6];[.$D83]));)" office:value-type="currency" office:currency="ns" office:value="15.9982971477225" calcext:value-type="currency">
            <text:p>16ns</text:p>
          </table:table-cell>
          <table:table-cell table:style-name="ce15" table:formula="of:=MAX(MIN([.$D83]-MOD(1000*[$Times.S$3];[.$D83]);MOD(1000*[$Times.S$3];[.$D83]));MIN([.$D83]-MOD(1000*[$Times.S$4];[.$D83]);MOD(1000*[$Times.S$4];[.$D83]));MIN([.$D83]-MOD(1000*[$Times.S$5];[.$D83]);MOD(1000*[$Times.S$5];[.$D83]));MIN([.$D83]-MOD(1000*[$Times.S$6];[.$D83]);MOD(1000*[$Times.S$6];[.$D83]));)" office:value-type="currency" office:currency="ns" office:value="17.7096636866753" calcext:value-type="currency">
            <text:p>18ns</text:p>
          </table:table-cell>
          <table:table-cell table:style-name="ce15" table:formula="of:=MAX(MIN([.$D83]-MOD(1000*[$Times.T$3];[.$D83]);MOD(1000*[$Times.T$3];[.$D83]));MIN([.$D83]-MOD(1000*[$Times.T$4];[.$D83]);MOD(1000*[$Times.T$4];[.$D83]));MIN([.$D83]-MOD(1000*[$Times.T$5];[.$D83]);MOD(1000*[$Times.T$5];[.$D83]));MIN([.$D83]-MOD(1000*[$Times.T$6];[.$D83]);MOD(1000*[$Times.T$6];[.$D83]));)" office:value-type="currency" office:currency="ns" office:value="15.9982971477225" calcext:value-type="currency">
            <text:p>16ns</text:p>
          </table:table-cell>
          <table:table-cell table:style-name="ce15" table:formula="of:=MAX(MIN([.$D83]-MOD(1000*[$Times.U$3];[.$D83]);MOD(1000*[$Times.U$3];[.$D83]));MIN([.$D83]-MOD(1000*[$Times.U$4];[.$D83]);MOD(1000*[$Times.U$4];[.$D83]));MIN([.$D83]-MOD(1000*[$Times.U$5];[.$D83]);MOD(1000*[$Times.U$5];[.$D83]));MIN([.$D83]-MOD(1000*[$Times.U$6];[.$D83]);MOD(1000*[$Times.U$6];[.$D83]));)" office:value-type="currency" office:currency="ns" office:value="20.8599404001702" calcext:value-type="currency">
            <text:p>21ns</text:p>
          </table:table-cell>
          <table:table-cell table:style-name="ce15" table:formula="of:=MAX(MIN([.$D83]-MOD(1000*[$Times.V$3];[.$D83]);MOD(1000*[$Times.V$3];[.$D83]));MIN([.$D83]-MOD(1000*[$Times.V$4];[.$D83]);MOD(1000*[$Times.V$4];[.$D83]));MIN([.$D83]-MOD(1000*[$Times.V$5];[.$D83]);MOD(1000*[$Times.V$5];[.$D83]));MIN([.$D83]-MOD(1000*[$Times.V$6];[.$D83]);MOD(1000*[$Times.V$6];[.$D83]));)" office:value-type="currency" office:currency="ns" office:value="6.00255427841626" calcext:value-type="currency">
            <text:p>6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3.88" calcext:value-type="currency">
            <text:p>23,88 MHz</text:p>
          </table:table-cell>
          <table:table-cell table:style-name="ce10" table:formula="of:=160/[.A84]" office:value-type="float" office:value="6.70016750418761" calcext:value-type="float">
            <text:p>6,70</text:p>
          </table:table-cell>
          <table:table-cell table:style-name="ce7" table:formula="of:=ROUND(100*[.B84]) = 100*ROUND([.B84])" office:value-type="boolean" office:boolean-value="false" calcext:value-type="boolean">
            <text:p>FAŁSZ</text:p>
          </table:table-cell>
          <table:table-cell table:style-name="ce13" table:formula="of:=1000/[.A84]" office:value-type="currency" office:currency="ns" office:value="41.8760469011725" calcext:value-type="currency">
            <text:p>42ns</text:p>
          </table:table-cell>
          <table:table-cell table:style-name="ce20" table:formula="of:=([.I84]-MIN([.I$1:.I83]))" office:value-type="float" office:value="20.6030150753769" calcext:value-type="float">
            <text:p>20,60</text:p>
          </table:table-cell>
          <table:table-cell table:style-name="ce20" table:formula="of:=IF([.C84]; ([.I84]-MIN([.I$1:.I83]));&quot;&quot;)">
            <text:p/>
          </table:table-cell>
          <table:table-cell table:style-name="ce20" table:formula="of:=([.J84]-MIN([.J$1:.J83]))" office:value-type="float" office:value="1.70537728010129" calcext:value-type="float">
            <text:p>1,71</text:p>
          </table:table-cell>
          <table:table-cell table:style-name="ce20" table:formula="of:=([.J84]-MIN([.J$1:.J83]))*[.C84]" office:value-type="float" office:value="0" calcext:value-type="float">
            <text:p>0,00</text:p>
          </table:table-cell>
          <table:table-cell table:style-name="ce17" table:formula="of:=COM.MICROSOFT.MAXIFS([.K84:.XDF84];[.K$2:.XDF$2];&quot;&quot;)" office:value-type="currency" office:currency="ns" office:value="20.6030150753769" calcext:value-type="currency">
            <text:p>21ns</text:p>
          </table:table-cell>
          <table:table-cell table:style-name="ce17" table:formula="of:=MAX([.K84:.XFD84])" office:value-type="currency" office:currency="ns" office:value="20.6030150753769" calcext:value-type="currency">
            <text:p>21ns</text:p>
          </table:table-cell>
          <table:table-cell table:style-name="ce15" table:formula="of:=MAX(MIN([.$D84]-MOD(1000*[$Times.C$3];[.$D84]);MOD(1000*[$Times.C$3];[.$D84]));MIN([.$D84]-MOD(1000*[$Times.C$4];[.$D84]);MOD(1000*[$Times.C$4];[.$D84]));MIN([.$D84]-MOD(1000*[$Times.C$5];[.$D84]);MOD(1000*[$Times.C$5];[.$D84]));MIN([.$D84]-MOD(1000*[$Times.C$6];[.$D84]);MOD(1000*[$Times.C$6];[.$D84]));)" office:value-type="currency" office:currency="ns" office:value="14.4053601340034" calcext:value-type="currency">
            <text:p>14ns</text:p>
          </table:table-cell>
          <table:table-cell table:style-name="ce15" table:formula="of:=MAX(MIN([.$D84]-MOD(1000*[$Times.D$3];[.$D84]);MOD(1000*[$Times.D$3];[.$D84]));MIN([.$D84]-MOD(1000*[$Times.D$4];[.$D84]);MOD(1000*[$Times.D$4];[.$D84]));MIN([.$D84]-MOD(1000*[$Times.D$5];[.$D84]);MOD(1000*[$Times.D$5];[.$D84]));MIN([.$D84]-MOD(1000*[$Times.D$6];[.$D84]);MOD(1000*[$Times.D$6];[.$D84]));)" office:value-type="currency" office:currency="ns" office:value="14.9916247906198" calcext:value-type="currency">
            <text:p>15ns</text:p>
          </table:table-cell>
          <table:table-cell table:style-name="ce15" table:formula="of:=MAX(MIN([.$D84]-MOD(1000*[$Times.E$3];[.$D84]);MOD(1000*[$Times.E$3];[.$D84]));MIN([.$D84]-MOD(1000*[$Times.E$4];[.$D84]);MOD(1000*[$Times.E$4];[.$D84]));MIN([.$D84]-MOD(1000*[$Times.E$5];[.$D84]);MOD(1000*[$Times.E$5];[.$D84]));MIN([.$D84]-MOD(1000*[$Times.E$6];[.$D84]);MOD(1000*[$Times.E$6];[.$D84]));)" office:value-type="currency" office:currency="ns" office:value="18.7604690117253" calcext:value-type="currency">
            <text:p>19ns</text:p>
          </table:table-cell>
          <table:table-cell table:style-name="ce15" table:formula="of:=MAX(MIN([.$D84]-MOD(1000*[$Times.F$3];[.$D84]);MOD(1000*[$Times.F$3];[.$D84]));MIN([.$D84]-MOD(1000*[$Times.F$4];[.$D84]);MOD(1000*[$Times.F$4];[.$D84]));MIN([.$D84]-MOD(1000*[$Times.F$5];[.$D84]);MOD(1000*[$Times.F$5];[.$D84]));MIN([.$D84]-MOD(1000*[$Times.F$6];[.$D84]);MOD(1000*[$Times.F$6];[.$D84]));)" office:value-type="currency" office:currency="ns" office:value="10.6197654941374" calcext:value-type="currency">
            <text:p>11ns</text:p>
          </table:table-cell>
          <table:table-cell table:style-name="ce15" table:formula="of:=MAX(MIN([.$D84]-MOD(1000*[$Times.G$3];[.$D84]);MOD(1000*[$Times.G$3];[.$D84]));MIN([.$D84]-MOD(1000*[$Times.G$4];[.$D84]);MOD(1000*[$Times.G$4];[.$D84]));MIN([.$D84]-MOD(1000*[$Times.G$5];[.$D84]);MOD(1000*[$Times.G$5];[.$D84]));MIN([.$D84]-MOD(1000*[$Times.G$6];[.$D84]);MOD(1000*[$Times.G$6];[.$D84]));)" office:value-type="currency" office:currency="ns" office:value="5.02512562814066" calcext:value-type="currency">
            <text:p>5ns</text:p>
          </table:table-cell>
          <table:table-cell table:style-name="ce15" table:formula="of:=MAX(MIN([.$D84]-MOD(1000*[$Times.H$3];[.$D84]);MOD(1000*[$Times.H$3];[.$D84]));MIN([.$D84]-MOD(1000*[$Times.H$4];[.$D84]);MOD(1000*[$Times.H$4];[.$D84]));MIN([.$D84]-MOD(1000*[$Times.H$5];[.$D84]);MOD(1000*[$Times.H$5];[.$D84]));MIN([.$D84]-MOD(1000*[$Times.H$6];[.$D84]);MOD(1000*[$Times.H$6];[.$D84]));)" office:value-type="currency" office:currency="ns" office:value="10.6197654941374" calcext:value-type="currency">
            <text:p>11ns</text:p>
          </table:table-cell>
          <table:table-cell table:style-name="ce15" table:formula="of:=MAX(MIN([.$D84]-MOD(1000*[$Times.I$3];[.$D84]);MOD(1000*[$Times.I$3];[.$D84]));MIN([.$D84]-MOD(1000*[$Times.I$4];[.$D84]);MOD(1000*[$Times.I$4];[.$D84]));MIN([.$D84]-MOD(1000*[$Times.I$5];[.$D84]);MOD(1000*[$Times.I$5];[.$D84]));MIN([.$D84]-MOD(1000*[$Times.I$6];[.$D84]);MOD(1000*[$Times.I$6];[.$D84]));)" office:value-type="currency" office:currency="ns" office:value="8.71021775544386" calcext:value-type="currency">
            <text:p>9ns</text:p>
          </table:table-cell>
          <table:table-cell table:style-name="ce15" table:formula="of:=MAX(MIN([.$D84]-MOD(1000*[$Times.J$3];[.$D84]);MOD(1000*[$Times.J$3];[.$D84]));MIN([.$D84]-MOD(1000*[$Times.J$4];[.$D84]);MOD(1000*[$Times.J$4];[.$D84]));MIN([.$D84]-MOD(1000*[$Times.J$5];[.$D84]);MOD(1000*[$Times.J$5];[.$D84]));MIN([.$D84]-MOD(1000*[$Times.J$6];[.$D84]);MOD(1000*[$Times.J$6];[.$D84]));)" office:value-type="currency" office:currency="ns" office:value="10.6197654941374" calcext:value-type="currency">
            <text:p>11ns</text:p>
          </table:table-cell>
          <table:table-cell table:style-name="ce15" table:formula="of:=MAX(MIN([.$D84]-MOD(1000*[$Times.K$3];[.$D84]);MOD(1000*[$Times.K$3];[.$D84]));MIN([.$D84]-MOD(1000*[$Times.K$4];[.$D84]);MOD(1000*[$Times.K$4];[.$D84]));MIN([.$D84]-MOD(1000*[$Times.K$5];[.$D84]);MOD(1000*[$Times.K$5];[.$D84]));MIN([.$D84]-MOD(1000*[$Times.K$6];[.$D84]);MOD(1000*[$Times.K$6];[.$D84]));)" office:value-type="currency" office:currency="ns" office:value="8.71021775544386" calcext:value-type="currency">
            <text:p>9ns</text:p>
          </table:table-cell>
          <table:table-cell table:style-name="ce15" table:formula="of:=MAX(MIN([.$D84]-MOD(1000*[$Times.L$3];[.$D84]);MOD(1000*[$Times.L$3];[.$D84]));MIN([.$D84]-MOD(1000*[$Times.L$4];[.$D84]);MOD(1000*[$Times.L$4];[.$D84]));MIN([.$D84]-MOD(1000*[$Times.L$5];[.$D84]);MOD(1000*[$Times.L$5];[.$D84]));MIN([.$D84]-MOD(1000*[$Times.L$6];[.$D84]);MOD(1000*[$Times.L$6];[.$D84]));)" office:value-type="currency" office:currency="ns" office:value="10.6197654941374" calcext:value-type="currency">
            <text:p>11ns</text:p>
          </table:table-cell>
          <table:table-cell table:style-name="ce15" table:formula="of:=MAX(MIN([.$D84]-MOD(1000*[$Times.M$3];[.$D84]);MOD(1000*[$Times.M$3];[.$D84]));MIN([.$D84]-MOD(1000*[$Times.M$4];[.$D84]);MOD(1000*[$Times.M$4];[.$D84]));MIN([.$D84]-MOD(1000*[$Times.M$5];[.$D84]);MOD(1000*[$Times.M$5];[.$D84]));MIN([.$D84]-MOD(1000*[$Times.M$6];[.$D84]);MOD(1000*[$Times.M$6];[.$D84]));)" office:value-type="currency" office:currency="ns" office:value="8.71021775544386" calcext:value-type="currency">
            <text:p>9ns</text:p>
          </table:table-cell>
          <table:table-cell table:style-name="ce15" table:formula="of:=MAX(MIN([.$D84]-MOD(1000*[$Times.N$3];[.$D84]);MOD(1000*[$Times.N$3];[.$D84]));MIN([.$D84]-MOD(1000*[$Times.N$4];[.$D84]);MOD(1000*[$Times.N$4];[.$D84]));MIN([.$D84]-MOD(1000*[$Times.N$5];[.$D84]);MOD(1000*[$Times.N$5];[.$D84]));MIN([.$D84]-MOD(1000*[$Times.N$6];[.$D84]);MOD(1000*[$Times.N$6];[.$D84]));)" office:value-type="currency" office:currency="ns" office:value="10.6197654941374" calcext:value-type="currency">
            <text:p>11ns</text:p>
          </table:table-cell>
          <table:table-cell table:style-name="ce15" table:formula="of:=MAX(MIN([.$D84]-MOD(1000*[$Times.O$3];[.$D84]);MOD(1000*[$Times.O$3];[.$D84]));MIN([.$D84]-MOD(1000*[$Times.O$4];[.$D84]);MOD(1000*[$Times.O$4];[.$D84]));MIN([.$D84]-MOD(1000*[$Times.O$5];[.$D84]);MOD(1000*[$Times.O$5];[.$D84]));MIN([.$D84]-MOD(1000*[$Times.O$6];[.$D84]);MOD(1000*[$Times.O$6];[.$D84]));)" office:value-type="currency" office:currency="ns" office:value="5.02512562814066" calcext:value-type="currency">
            <text:p>5ns</text:p>
          </table:table-cell>
          <table:table-cell table:style-name="ce15" table:formula="of:=MAX(MIN([.$D84]-MOD(1000*[$Times.P$3];[.$D84]);MOD(1000*[$Times.P$3];[.$D84]));MIN([.$D84]-MOD(1000*[$Times.P$4];[.$D84]);MOD(1000*[$Times.P$4];[.$D84]));MIN([.$D84]-MOD(1000*[$Times.P$5];[.$D84]);MOD(1000*[$Times.P$5];[.$D84]));MIN([.$D84]-MOD(1000*[$Times.P$6];[.$D84]);MOD(1000*[$Times.P$6];[.$D84]));)" office:value-type="currency" office:currency="ns" office:value="10.6197654941374" calcext:value-type="currency">
            <text:p>11ns</text:p>
          </table:table-cell>
          <table:table-cell table:style-name="ce15" table:formula="of:=MAX(MIN([.$D84]-MOD(1000*[$Times.Q$3];[.$D84]);MOD(1000*[$Times.Q$3];[.$D84]));MIN([.$D84]-MOD(1000*[$Times.Q$4];[.$D84]);MOD(1000*[$Times.Q$4];[.$D84]));MIN([.$D84]-MOD(1000*[$Times.Q$5];[.$D84]);MOD(1000*[$Times.Q$5];[.$D84]));MIN([.$D84]-MOD(1000*[$Times.Q$6];[.$D84]);MOD(1000*[$Times.Q$6];[.$D84]));)" office:value-type="currency" office:currency="ns" office:value="8.71021775544386" calcext:value-type="currency">
            <text:p>9ns</text:p>
          </table:table-cell>
          <table:table-cell table:style-name="ce15" table:formula="of:=MAX(MIN([.$D84]-MOD(1000*[$Times.R$3];[.$D84]);MOD(1000*[$Times.R$3];[.$D84]));MIN([.$D84]-MOD(1000*[$Times.R$4];[.$D84]);MOD(1000*[$Times.R$4];[.$D84]));MIN([.$D84]-MOD(1000*[$Times.R$5];[.$D84]);MOD(1000*[$Times.R$5];[.$D84]));MIN([.$D84]-MOD(1000*[$Times.R$6];[.$D84]);MOD(1000*[$Times.R$6];[.$D84]));)" office:value-type="currency" office:currency="ns" office:value="10.6197654941374" calcext:value-type="currency">
            <text:p>11ns</text:p>
          </table:table-cell>
          <table:table-cell table:style-name="ce15" table:formula="of:=MAX(MIN([.$D84]-MOD(1000*[$Times.S$3];[.$D84]);MOD(1000*[$Times.S$3];[.$D84]));MIN([.$D84]-MOD(1000*[$Times.S$4];[.$D84]);MOD(1000*[$Times.S$4];[.$D84]));MIN([.$D84]-MOD(1000*[$Times.S$5];[.$D84]);MOD(1000*[$Times.S$5];[.$D84]));MIN([.$D84]-MOD(1000*[$Times.S$6];[.$D84]);MOD(1000*[$Times.S$6];[.$D84]));)" office:value-type="currency" office:currency="ns" office:value="8.71021775544386" calcext:value-type="currency">
            <text:p>9ns</text:p>
          </table:table-cell>
          <table:table-cell table:style-name="ce15" table:formula="of:=MAX(MIN([.$D84]-MOD(1000*[$Times.T$3];[.$D84]);MOD(1000*[$Times.T$3];[.$D84]));MIN([.$D84]-MOD(1000*[$Times.T$4];[.$D84]);MOD(1000*[$Times.T$4];[.$D84]));MIN([.$D84]-MOD(1000*[$Times.T$5];[.$D84]);MOD(1000*[$Times.T$5];[.$D84]));MIN([.$D84]-MOD(1000*[$Times.T$6];[.$D84]);MOD(1000*[$Times.T$6];[.$D84]));)" office:value-type="currency" office:currency="ns" office:value="10.6197654941374" calcext:value-type="currency">
            <text:p>11ns</text:p>
          </table:table-cell>
          <table:table-cell table:style-name="ce15" table:formula="of:=MAX(MIN([.$D84]-MOD(1000*[$Times.U$3];[.$D84]);MOD(1000*[$Times.U$3];[.$D84]));MIN([.$D84]-MOD(1000*[$Times.U$4];[.$D84]);MOD(1000*[$Times.U$4];[.$D84]));MIN([.$D84]-MOD(1000*[$Times.U$5];[.$D84]);MOD(1000*[$Times.U$5];[.$D84]));MIN([.$D84]-MOD(1000*[$Times.U$6];[.$D84]);MOD(1000*[$Times.U$6];[.$D84]));)" office:value-type="currency" office:currency="ns" office:value="5.02512562814066" calcext:value-type="currency">
            <text:p>5ns</text:p>
          </table:table-cell>
          <table:table-cell table:style-name="ce15" table:formula="of:=MAX(MIN([.$D84]-MOD(1000*[$Times.V$3];[.$D84]);MOD(1000*[$Times.V$3];[.$D84]));MIN([.$D84]-MOD(1000*[$Times.V$4];[.$D84]);MOD(1000*[$Times.V$4];[.$D84]));MIN([.$D84]-MOD(1000*[$Times.V$5];[.$D84]);MOD(1000*[$Times.V$5];[.$D84]));MIN([.$D84]-MOD(1000*[$Times.V$6];[.$D84]);MOD(1000*[$Times.V$6];[.$D84]));)" office:value-type="currency" office:currency="ns" office:value="20.6030150753769" calcext:value-type="currency">
            <text:p>21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4" calcext:value-type="currency">
            <text:p>24,00 MHz</text:p>
          </table:table-cell>
          <table:table-cell table:style-name="ce10" table:formula="of:=160/[.A85]" office:value-type="float" office:value="6.66666666666667" calcext:value-type="float">
            <text:p>6,67</text:p>
          </table:table-cell>
          <table:table-cell table:style-name="ce7" table:formula="of:=ROUND(100*[.B85]) = 100*ROUND([.B85])" office:value-type="boolean" office:boolean-value="false" calcext:value-type="boolean">
            <text:p>FAŁSZ</text:p>
          </table:table-cell>
          <table:table-cell table:style-name="ce13" table:formula="of:=1000/[.A85]" office:value-type="currency" office:currency="ns" office:value="41.6666666666667" calcext:value-type="currency">
            <text:p>42ns</text:p>
          </table:table-cell>
          <table:table-cell table:style-name="ce20" table:formula="of:=([.I85]-MIN([.I$1:.I84]))" office:value-type="float" office:value="16.6666666666667" calcext:value-type="float">
            <text:p>16,67</text:p>
          </table:table-cell>
          <table:table-cell table:style-name="ce20" table:formula="of:=IF([.C85]; ([.I85]-MIN([.I$1:.I84]));&quot;&quot;)">
            <text:p/>
          </table:table-cell>
          <table:table-cell table:style-name="ce20" table:formula="of:=([.J85]-MIN([.J$1:.J84]))" office:value-type="float" office:value="-2.23097112860887" calcext:value-type="float">
            <text:p>-2,23</text:p>
          </table:table-cell>
          <table:table-cell table:style-name="ce20" table:formula="of:=([.J85]-MIN([.J$1:.J84]))*[.C85]" office:value-type="float" office:value="-0" calcext:value-type="float">
            <text:p>0,00</text:p>
          </table:table-cell>
          <table:table-cell table:style-name="ce17" table:formula="of:=COM.MICROSOFT.MAXIFS([.K85:.XDF85];[.K$2:.XDF$2];&quot;&quot;)" office:value-type="currency" office:currency="ns" office:value="16.6666666666667" calcext:value-type="currency">
            <text:p>17ns</text:p>
          </table:table-cell>
          <table:table-cell table:style-name="ce17" table:formula="of:=MAX([.K85:.XFD85])" office:value-type="currency" office:currency="ns" office:value="16.6666666666667" calcext:value-type="currency">
            <text:p>17ns</text:p>
          </table:table-cell>
          <table:table-cell table:style-name="ce15" table:formula="of:=MAX(MIN([.$D85]-MOD(1000*[$Times.C$3];[.$D85]);MOD(1000*[$Times.C$3];[.$D85]));MIN([.$D85]-MOD(1000*[$Times.C$4];[.$D85]);MOD(1000*[$Times.C$4];[.$D85]));MIN([.$D85]-MOD(1000*[$Times.C$5];[.$D85]);MOD(1000*[$Times.C$5];[.$D85]));MIN([.$D85]-MOD(1000*[$Times.C$6];[.$D85]);MOD(1000*[$Times.C$6];[.$D85]));)" office:value-type="currency" office:currency="ns" office:value="8.33333333333349" calcext:value-type="currency">
            <text:p>8ns</text:p>
          </table:table-cell>
          <table:table-cell table:style-name="ce15" table:formula="of:=MAX(MIN([.$D85]-MOD(1000*[$Times.D$3];[.$D85]);MOD(1000*[$Times.D$3];[.$D85]));MIN([.$D85]-MOD(1000*[$Times.D$4];[.$D85]);MOD(1000*[$Times.D$4];[.$D85]));MIN([.$D85]-MOD(1000*[$Times.D$5];[.$D85]);MOD(1000*[$Times.D$5];[.$D85]));MIN([.$D85]-MOD(1000*[$Times.D$6];[.$D85]);MOD(1000*[$Times.D$6];[.$D85]));)" office:value-type="currency" office:currency="ns" office:value="16.6666666666667" calcext:value-type="currency">
            <text:p>17ns</text:p>
          </table:table-cell>
          <table:table-cell table:style-name="ce15" table:formula="of:=MAX(MIN([.$D85]-MOD(1000*[$Times.E$3];[.$D85]);MOD(1000*[$Times.E$3];[.$D85]));MIN([.$D85]-MOD(1000*[$Times.E$4];[.$D85]);MOD(1000*[$Times.E$4];[.$D85]));MIN([.$D85]-MOD(1000*[$Times.E$5];[.$D85]);MOD(1000*[$Times.E$5];[.$D85]));MIN([.$D85]-MOD(1000*[$Times.E$6];[.$D85]);MOD(1000*[$Times.E$6];[.$D85]));)" office:value-type="currency" office:currency="ns" office:value="16.6666666666667" calcext:value-type="currency">
            <text:p>17ns</text:p>
          </table:table-cell>
          <table:table-cell table:style-name="ce15" table:formula="of:=MAX(MIN([.$D85]-MOD(1000*[$Times.F$3];[.$D85]);MOD(1000*[$Times.F$3];[.$D85]));MIN([.$D85]-MOD(1000*[$Times.F$4];[.$D85]);MOD(1000*[$Times.F$4];[.$D85]));MIN([.$D85]-MOD(1000*[$Times.F$5];[.$D85]);MOD(1000*[$Times.F$5];[.$D85]));MIN([.$D85]-MOD(1000*[$Times.F$6];[.$D85]);MOD(1000*[$Times.F$6];[.$D85]));)" office:value-type="currency" office:currency="ns" office:value="11.6666666666667" calcext:value-type="currency">
            <text:p>12ns</text:p>
          </table:table-cell>
          <table:table-cell table:style-name="ce15" table:formula="of:=MAX(MIN([.$D85]-MOD(1000*[$Times.G$3];[.$D85]);MOD(1000*[$Times.G$3];[.$D85]));MIN([.$D85]-MOD(1000*[$Times.G$4];[.$D85]);MOD(1000*[$Times.G$4];[.$D85]));MIN([.$D85]-MOD(1000*[$Times.G$5];[.$D85]);MOD(1000*[$Times.G$5];[.$D85]));MIN([.$D85]-MOD(1000*[$Times.G$6];[.$D85]);MOD(1000*[$Times.G$6];[.$D85]));)" office:value-type="currency" office:currency="ns" office:value="5" calcext:value-type="currency">
            <text:p>5ns</text:p>
          </table:table-cell>
          <table:table-cell table:style-name="ce15" table:formula="of:=MAX(MIN([.$D85]-MOD(1000*[$Times.H$3];[.$D85]);MOD(1000*[$Times.H$3];[.$D85]));MIN([.$D85]-MOD(1000*[$Times.H$4];[.$D85]);MOD(1000*[$Times.H$4];[.$D85]));MIN([.$D85]-MOD(1000*[$Times.H$5];[.$D85]);MOD(1000*[$Times.H$5];[.$D85]));MIN([.$D85]-MOD(1000*[$Times.H$6];[.$D85]);MOD(1000*[$Times.H$6];[.$D85]));)" office:value-type="currency" office:currency="ns" office:value="11.6666666666667" calcext:value-type="currency">
            <text:p>12ns</text:p>
          </table:table-cell>
          <table:table-cell table:style-name="ce15" table:formula="of:=MAX(MIN([.$D85]-MOD(1000*[$Times.I$3];[.$D85]);MOD(1000*[$Times.I$3];[.$D85]));MIN([.$D85]-MOD(1000*[$Times.I$4];[.$D85]);MOD(1000*[$Times.I$4];[.$D85]));MIN([.$D85]-MOD(1000*[$Times.I$5];[.$D85]);MOD(1000*[$Times.I$5];[.$D85]));MIN([.$D85]-MOD(1000*[$Times.I$6];[.$D85]);MOD(1000*[$Times.I$6];[.$D85]));)" office:value-type="currency" office:currency="ns" office:value="16.6666666666667" calcext:value-type="currency">
            <text:p>17ns</text:p>
          </table:table-cell>
          <table:table-cell table:style-name="ce15" table:formula="of:=MAX(MIN([.$D85]-MOD(1000*[$Times.J$3];[.$D85]);MOD(1000*[$Times.J$3];[.$D85]));MIN([.$D85]-MOD(1000*[$Times.J$4];[.$D85]);MOD(1000*[$Times.J$4];[.$D85]));MIN([.$D85]-MOD(1000*[$Times.J$5];[.$D85]);MOD(1000*[$Times.J$5];[.$D85]));MIN([.$D85]-MOD(1000*[$Times.J$6];[.$D85]);MOD(1000*[$Times.J$6];[.$D85]));)" office:value-type="currency" office:currency="ns" office:value="11.6666666666667" calcext:value-type="currency">
            <text:p>12ns</text:p>
          </table:table-cell>
          <table:table-cell table:style-name="ce15" table:formula="of:=MAX(MIN([.$D85]-MOD(1000*[$Times.K$3];[.$D85]);MOD(1000*[$Times.K$3];[.$D85]));MIN([.$D85]-MOD(1000*[$Times.K$4];[.$D85]);MOD(1000*[$Times.K$4];[.$D85]));MIN([.$D85]-MOD(1000*[$Times.K$5];[.$D85]);MOD(1000*[$Times.K$5];[.$D85]));MIN([.$D85]-MOD(1000*[$Times.K$6];[.$D85]);MOD(1000*[$Times.K$6];[.$D85]));)" office:value-type="currency" office:currency="ns" office:value="16.6666666666667" calcext:value-type="currency">
            <text:p>17ns</text:p>
          </table:table-cell>
          <table:table-cell table:style-name="ce15" table:formula="of:=MAX(MIN([.$D85]-MOD(1000*[$Times.L$3];[.$D85]);MOD(1000*[$Times.L$3];[.$D85]));MIN([.$D85]-MOD(1000*[$Times.L$4];[.$D85]);MOD(1000*[$Times.L$4];[.$D85]));MIN([.$D85]-MOD(1000*[$Times.L$5];[.$D85]);MOD(1000*[$Times.L$5];[.$D85]));MIN([.$D85]-MOD(1000*[$Times.L$6];[.$D85]);MOD(1000*[$Times.L$6];[.$D85]));)" office:value-type="currency" office:currency="ns" office:value="11.6666666666667" calcext:value-type="currency">
            <text:p>12ns</text:p>
          </table:table-cell>
          <table:table-cell table:style-name="ce15" table:formula="of:=MAX(MIN([.$D85]-MOD(1000*[$Times.M$3];[.$D85]);MOD(1000*[$Times.M$3];[.$D85]));MIN([.$D85]-MOD(1000*[$Times.M$4];[.$D85]);MOD(1000*[$Times.M$4];[.$D85]));MIN([.$D85]-MOD(1000*[$Times.M$5];[.$D85]);MOD(1000*[$Times.M$5];[.$D85]));MIN([.$D85]-MOD(1000*[$Times.M$6];[.$D85]);MOD(1000*[$Times.M$6];[.$D85]));)" office:value-type="currency" office:currency="ns" office:value="16.6666666666667" calcext:value-type="currency">
            <text:p>17ns</text:p>
          </table:table-cell>
          <table:table-cell table:style-name="ce15" table:formula="of:=MAX(MIN([.$D85]-MOD(1000*[$Times.N$3];[.$D85]);MOD(1000*[$Times.N$3];[.$D85]));MIN([.$D85]-MOD(1000*[$Times.N$4];[.$D85]);MOD(1000*[$Times.N$4];[.$D85]));MIN([.$D85]-MOD(1000*[$Times.N$5];[.$D85]);MOD(1000*[$Times.N$5];[.$D85]));MIN([.$D85]-MOD(1000*[$Times.N$6];[.$D85]);MOD(1000*[$Times.N$6];[.$D85]));)" office:value-type="currency" office:currency="ns" office:value="11.6666666666667" calcext:value-type="currency">
            <text:p>12ns</text:p>
          </table:table-cell>
          <table:table-cell table:style-name="ce15" table:formula="of:=MAX(MIN([.$D85]-MOD(1000*[$Times.O$3];[.$D85]);MOD(1000*[$Times.O$3];[.$D85]));MIN([.$D85]-MOD(1000*[$Times.O$4];[.$D85]);MOD(1000*[$Times.O$4];[.$D85]));MIN([.$D85]-MOD(1000*[$Times.O$5];[.$D85]);MOD(1000*[$Times.O$5];[.$D85]));MIN([.$D85]-MOD(1000*[$Times.O$6];[.$D85]);MOD(1000*[$Times.O$6];[.$D85]));)" office:value-type="currency" office:currency="ns" office:value="5" calcext:value-type="currency">
            <text:p>5ns</text:p>
          </table:table-cell>
          <table:table-cell table:style-name="ce15" table:formula="of:=MAX(MIN([.$D85]-MOD(1000*[$Times.P$3];[.$D85]);MOD(1000*[$Times.P$3];[.$D85]));MIN([.$D85]-MOD(1000*[$Times.P$4];[.$D85]);MOD(1000*[$Times.P$4];[.$D85]));MIN([.$D85]-MOD(1000*[$Times.P$5];[.$D85]);MOD(1000*[$Times.P$5];[.$D85]));MIN([.$D85]-MOD(1000*[$Times.P$6];[.$D85]);MOD(1000*[$Times.P$6];[.$D85]));)" office:value-type="currency" office:currency="ns" office:value="11.6666666666667" calcext:value-type="currency">
            <text:p>12ns</text:p>
          </table:table-cell>
          <table:table-cell table:style-name="ce15" table:formula="of:=MAX(MIN([.$D85]-MOD(1000*[$Times.Q$3];[.$D85]);MOD(1000*[$Times.Q$3];[.$D85]));MIN([.$D85]-MOD(1000*[$Times.Q$4];[.$D85]);MOD(1000*[$Times.Q$4];[.$D85]));MIN([.$D85]-MOD(1000*[$Times.Q$5];[.$D85]);MOD(1000*[$Times.Q$5];[.$D85]));MIN([.$D85]-MOD(1000*[$Times.Q$6];[.$D85]);MOD(1000*[$Times.Q$6];[.$D85]));)" office:value-type="currency" office:currency="ns" office:value="16.6666666666667" calcext:value-type="currency">
            <text:p>17ns</text:p>
          </table:table-cell>
          <table:table-cell table:style-name="ce15" table:formula="of:=MAX(MIN([.$D85]-MOD(1000*[$Times.R$3];[.$D85]);MOD(1000*[$Times.R$3];[.$D85]));MIN([.$D85]-MOD(1000*[$Times.R$4];[.$D85]);MOD(1000*[$Times.R$4];[.$D85]));MIN([.$D85]-MOD(1000*[$Times.R$5];[.$D85]);MOD(1000*[$Times.R$5];[.$D85]));MIN([.$D85]-MOD(1000*[$Times.R$6];[.$D85]);MOD(1000*[$Times.R$6];[.$D85]));)" office:value-type="currency" office:currency="ns" office:value="11.6666666666667" calcext:value-type="currency">
            <text:p>12ns</text:p>
          </table:table-cell>
          <table:table-cell table:style-name="ce15" table:formula="of:=MAX(MIN([.$D85]-MOD(1000*[$Times.S$3];[.$D85]);MOD(1000*[$Times.S$3];[.$D85]));MIN([.$D85]-MOD(1000*[$Times.S$4];[.$D85]);MOD(1000*[$Times.S$4];[.$D85]));MIN([.$D85]-MOD(1000*[$Times.S$5];[.$D85]);MOD(1000*[$Times.S$5];[.$D85]));MIN([.$D85]-MOD(1000*[$Times.S$6];[.$D85]);MOD(1000*[$Times.S$6];[.$D85]));)" office:value-type="currency" office:currency="ns" office:value="16.6666666666667" calcext:value-type="currency">
            <text:p>17ns</text:p>
          </table:table-cell>
          <table:table-cell table:style-name="ce15" table:formula="of:=MAX(MIN([.$D85]-MOD(1000*[$Times.T$3];[.$D85]);MOD(1000*[$Times.T$3];[.$D85]));MIN([.$D85]-MOD(1000*[$Times.T$4];[.$D85]);MOD(1000*[$Times.T$4];[.$D85]));MIN([.$D85]-MOD(1000*[$Times.T$5];[.$D85]);MOD(1000*[$Times.T$5];[.$D85]));MIN([.$D85]-MOD(1000*[$Times.T$6];[.$D85]);MOD(1000*[$Times.T$6];[.$D85]));)" office:value-type="currency" office:currency="ns" office:value="11.6666666666667" calcext:value-type="currency">
            <text:p>12ns</text:p>
          </table:table-cell>
          <table:table-cell table:style-name="ce15" table:formula="of:=MAX(MIN([.$D85]-MOD(1000*[$Times.U$3];[.$D85]);MOD(1000*[$Times.U$3];[.$D85]));MIN([.$D85]-MOD(1000*[$Times.U$4];[.$D85]);MOD(1000*[$Times.U$4];[.$D85]));MIN([.$D85]-MOD(1000*[$Times.U$5];[.$D85]);MOD(1000*[$Times.U$5];[.$D85]));MIN([.$D85]-MOD(1000*[$Times.U$6];[.$D85]);MOD(1000*[$Times.U$6];[.$D85]));)" office:value-type="currency" office:currency="ns" office:value="5" calcext:value-type="currency">
            <text:p>5ns</text:p>
          </table:table-cell>
          <table:table-cell table:style-name="ce15" table:formula="of:=MAX(MIN([.$D85]-MOD(1000*[$Times.V$3];[.$D85]);MOD(1000*[$Times.V$3];[.$D85]));MIN([.$D85]-MOD(1000*[$Times.V$4];[.$D85]);MOD(1000*[$Times.V$4];[.$D85]));MIN([.$D85]-MOD(1000*[$Times.V$5];[.$D85]);MOD(1000*[$Times.V$5];[.$D85]));MIN([.$D85]-MOD(1000*[$Times.V$6];[.$D85]);MOD(1000*[$Times.V$6];[.$D85]));)" office:value-type="currency" office:currency="ns" office:value="16.6666666666667" calcext:value-type="currency">
            <text:p>17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4.26" calcext:value-type="currency">
            <text:p>24,26 MHz</text:p>
          </table:table-cell>
          <table:table-cell table:style-name="ce10" table:formula="of:=160/[.A86]" office:value-type="float" office:value="6.59521846661171" calcext:value-type="float">
            <text:p>6,60</text:p>
          </table:table-cell>
          <table:table-cell table:style-name="ce7" table:formula="of:=ROUND(100*[.B86]) = 100*ROUND([.B86])" office:value-type="boolean" office:boolean-value="false" calcext:value-type="boolean">
            <text:p>FAŁSZ</text:p>
          </table:table-cell>
          <table:table-cell table:style-name="ce13" table:formula="of:=1000/[.A86]" office:value-type="currency" office:currency="ns" office:value="41.2201154163232" calcext:value-type="currency">
            <text:p>41ns</text:p>
          </table:table-cell>
          <table:table-cell table:style-name="ce20" table:formula="of:=([.I86]-MIN([.I$1:.I85]))" office:value-type="float" office:value="20.2390766694147" calcext:value-type="float">
            <text:p>20,24</text:p>
          </table:table-cell>
          <table:table-cell table:style-name="ce20" table:formula="of:=IF([.C86]; ([.I86]-MIN([.I$1:.I85]));&quot;&quot;)">
            <text:p/>
          </table:table-cell>
          <table:table-cell table:style-name="ce20" table:formula="of:=([.J86]-MIN([.J$1:.J85]))" office:value-type="float" office:value="3.57241000274797" calcext:value-type="float">
            <text:p>3,57</text:p>
          </table:table-cell>
          <table:table-cell table:style-name="ce20" table:formula="of:=([.J86]-MIN([.J$1:.J85]))*[.C86]" office:value-type="float" office:value="0" calcext:value-type="float">
            <text:p>0,00</text:p>
          </table:table-cell>
          <table:table-cell table:style-name="ce17" table:formula="of:=COM.MICROSOFT.MAXIFS([.K86:.XDF86];[.K$2:.XDF$2];&quot;&quot;)" office:value-type="currency" office:currency="ns" office:value="20.2390766694147" calcext:value-type="currency">
            <text:p>20ns</text:p>
          </table:table-cell>
          <table:table-cell table:style-name="ce17" table:formula="of:=MAX([.K86:.XFD86])" office:value-type="currency" office:currency="ns" office:value="20.2390766694147" calcext:value-type="currency">
            <text:p>20ns</text:p>
          </table:table-cell>
          <table:table-cell table:style-name="ce15" table:formula="of:=MAX(MIN([.$D86]-MOD(1000*[$Times.C$3];[.$D86]);MOD(1000*[$Times.C$3];[.$D86]));MIN([.$D86]-MOD(1000*[$Times.C$4];[.$D86]);MOD(1000*[$Times.C$4];[.$D86]));MIN([.$D86]-MOD(1000*[$Times.C$5];[.$D86]);MOD(1000*[$Times.C$5];[.$D86]));MIN([.$D86]-MOD(1000*[$Times.C$6];[.$D86]);MOD(1000*[$Times.C$6];[.$D86]));)" office:value-type="currency" office:currency="ns" office:value="19.785655399835" calcext:value-type="currency">
            <text:p>20ns</text:p>
          </table:table-cell>
          <table:table-cell table:style-name="ce15" table:formula="of:=MAX(MIN([.$D86]-MOD(1000*[$Times.D$3];[.$D86]);MOD(1000*[$Times.D$3];[.$D86]));MIN([.$D86]-MOD(1000*[$Times.D$4];[.$D86]);MOD(1000*[$Times.D$4];[.$D86]));MIN([.$D86]-MOD(1000*[$Times.D$5];[.$D86]);MOD(1000*[$Times.D$5];[.$D86]));MIN([.$D86]-MOD(1000*[$Times.D$6];[.$D86]);MOD(1000*[$Times.D$6];[.$D86]));)" office:value-type="currency" office:currency="ns" office:value="20.2390766694147" calcext:value-type="currency">
            <text:p>20ns</text:p>
          </table:table-cell>
          <table:table-cell table:style-name="ce15" table:formula="of:=MAX(MIN([.$D86]-MOD(1000*[$Times.E$3];[.$D86]);MOD(1000*[$Times.E$3];[.$D86]));MIN([.$D86]-MOD(1000*[$Times.E$4];[.$D86]);MOD(1000*[$Times.E$4];[.$D86]));MIN([.$D86]-MOD(1000*[$Times.E$5];[.$D86]);MOD(1000*[$Times.E$5];[.$D86]));MIN([.$D86]-MOD(1000*[$Times.E$6];[.$D86]);MOD(1000*[$Times.E$6];[.$D86]));)" office:value-type="currency" office:currency="ns" office:value="16.8178070898599" calcext:value-type="currency">
            <text:p>17ns</text:p>
          </table:table-cell>
          <table:table-cell table:style-name="ce15" table:formula="of:=MAX(MIN([.$D86]-MOD(1000*[$Times.F$3];[.$D86]);MOD(1000*[$Times.F$3];[.$D86]));MIN([.$D86]-MOD(1000*[$Times.F$4];[.$D86]);MOD(1000*[$Times.F$4];[.$D86]));MIN([.$D86]-MOD(1000*[$Times.F$5];[.$D86]);MOD(1000*[$Times.F$5];[.$D86]));MIN([.$D86]-MOD(1000*[$Times.F$6];[.$D86]);MOD(1000*[$Times.F$6];[.$D86]));)" office:value-type="currency" office:currency="ns" office:value="13.8994229183842" calcext:value-type="currency">
            <text:p>14ns</text:p>
          </table:table-cell>
          <table:table-cell table:style-name="ce15" table:formula="of:=MAX(MIN([.$D86]-MOD(1000*[$Times.G$3];[.$D86]);MOD(1000*[$Times.G$3];[.$D86]));MIN([.$D86]-MOD(1000*[$Times.G$4];[.$D86]);MOD(1000*[$Times.G$4];[.$D86]));MIN([.$D86]-MOD(1000*[$Times.G$5];[.$D86]);MOD(1000*[$Times.G$5];[.$D86]));MIN([.$D86]-MOD(1000*[$Times.G$6];[.$D86]);MOD(1000*[$Times.G$6];[.$D86]));)" office:value-type="currency" office:currency="ns" office:value="10.7172300082441" calcext:value-type="currency">
            <text:p>11ns</text:p>
          </table:table-cell>
          <table:table-cell table:style-name="ce15" table:formula="of:=MAX(MIN([.$D86]-MOD(1000*[$Times.H$3];[.$D86]);MOD(1000*[$Times.H$3];[.$D86]));MIN([.$D86]-MOD(1000*[$Times.H$4];[.$D86]);MOD(1000*[$Times.H$4];[.$D86]));MIN([.$D86]-MOD(1000*[$Times.H$5];[.$D86]);MOD(1000*[$Times.H$5];[.$D86]));MIN([.$D86]-MOD(1000*[$Times.H$6];[.$D86]);MOD(1000*[$Times.H$6];[.$D86]));)" office:value-type="currency" office:currency="ns" office:value="13.8994229183842" calcext:value-type="currency">
            <text:p>14ns</text:p>
          </table:table-cell>
          <table:table-cell table:style-name="ce15" table:formula="of:=MAX(MIN([.$D86]-MOD(1000*[$Times.I$3];[.$D86]);MOD(1000*[$Times.I$3];[.$D86]));MIN([.$D86]-MOD(1000*[$Times.I$4];[.$D86]);MOD(1000*[$Times.I$4];[.$D86]));MIN([.$D86]-MOD(1000*[$Times.I$5];[.$D86]);MOD(1000*[$Times.I$5];[.$D86]));MIN([.$D86]-MOD(1000*[$Times.I$6];[.$D86]);MOD(1000*[$Times.I$6];[.$D86]));)" office:value-type="currency" office:currency="ns" office:value="9.01896125309156" calcext:value-type="currency">
            <text:p>9ns</text:p>
          </table:table-cell>
          <table:table-cell table:style-name="ce15" table:formula="of:=MAX(MIN([.$D86]-MOD(1000*[$Times.J$3];[.$D86]);MOD(1000*[$Times.J$3];[.$D86]));MIN([.$D86]-MOD(1000*[$Times.J$4];[.$D86]);MOD(1000*[$Times.J$4];[.$D86]));MIN([.$D86]-MOD(1000*[$Times.J$5];[.$D86]);MOD(1000*[$Times.J$5];[.$D86]));MIN([.$D86]-MOD(1000*[$Times.J$6];[.$D86]);MOD(1000*[$Times.J$6];[.$D86]));)" office:value-type="currency" office:currency="ns" office:value="13.8994229183842" calcext:value-type="currency">
            <text:p>14ns</text:p>
          </table:table-cell>
          <table:table-cell table:style-name="ce15" table:formula="of:=MAX(MIN([.$D86]-MOD(1000*[$Times.K$3];[.$D86]);MOD(1000*[$Times.K$3];[.$D86]));MIN([.$D86]-MOD(1000*[$Times.K$4];[.$D86]);MOD(1000*[$Times.K$4];[.$D86]));MIN([.$D86]-MOD(1000*[$Times.K$5];[.$D86]);MOD(1000*[$Times.K$5];[.$D86]));MIN([.$D86]-MOD(1000*[$Times.K$6];[.$D86]);MOD(1000*[$Times.K$6];[.$D86]));)" office:value-type="currency" office:currency="ns" office:value="9.01896125309156" calcext:value-type="currency">
            <text:p>9ns</text:p>
          </table:table-cell>
          <table:table-cell table:style-name="ce15" table:formula="of:=MAX(MIN([.$D86]-MOD(1000*[$Times.L$3];[.$D86]);MOD(1000*[$Times.L$3];[.$D86]));MIN([.$D86]-MOD(1000*[$Times.L$4];[.$D86]);MOD(1000*[$Times.L$4];[.$D86]));MIN([.$D86]-MOD(1000*[$Times.L$5];[.$D86]);MOD(1000*[$Times.L$5];[.$D86]));MIN([.$D86]-MOD(1000*[$Times.L$6];[.$D86]);MOD(1000*[$Times.L$6];[.$D86]));)" office:value-type="currency" office:currency="ns" office:value="13.8994229183842" calcext:value-type="currency">
            <text:p>14ns</text:p>
          </table:table-cell>
          <table:table-cell table:style-name="ce15" table:formula="of:=MAX(MIN([.$D86]-MOD(1000*[$Times.M$3];[.$D86]);MOD(1000*[$Times.M$3];[.$D86]));MIN([.$D86]-MOD(1000*[$Times.M$4];[.$D86]);MOD(1000*[$Times.M$4];[.$D86]));MIN([.$D86]-MOD(1000*[$Times.M$5];[.$D86]);MOD(1000*[$Times.M$5];[.$D86]));MIN([.$D86]-MOD(1000*[$Times.M$6];[.$D86]);MOD(1000*[$Times.M$6];[.$D86]));)" office:value-type="currency" office:currency="ns" office:value="9.01896125309156" calcext:value-type="currency">
            <text:p>9ns</text:p>
          </table:table-cell>
          <table:table-cell table:style-name="ce15" table:formula="of:=MAX(MIN([.$D86]-MOD(1000*[$Times.N$3];[.$D86]);MOD(1000*[$Times.N$3];[.$D86]));MIN([.$D86]-MOD(1000*[$Times.N$4];[.$D86]);MOD(1000*[$Times.N$4];[.$D86]));MIN([.$D86]-MOD(1000*[$Times.N$5];[.$D86]);MOD(1000*[$Times.N$5];[.$D86]));MIN([.$D86]-MOD(1000*[$Times.N$6];[.$D86]);MOD(1000*[$Times.N$6];[.$D86]));)" office:value-type="currency" office:currency="ns" office:value="13.8994229183842" calcext:value-type="currency">
            <text:p>14ns</text:p>
          </table:table-cell>
          <table:table-cell table:style-name="ce15" table:formula="of:=MAX(MIN([.$D86]-MOD(1000*[$Times.O$3];[.$D86]);MOD(1000*[$Times.O$3];[.$D86]));MIN([.$D86]-MOD(1000*[$Times.O$4];[.$D86]);MOD(1000*[$Times.O$4];[.$D86]));MIN([.$D86]-MOD(1000*[$Times.O$5];[.$D86]);MOD(1000*[$Times.O$5];[.$D86]));MIN([.$D86]-MOD(1000*[$Times.O$6];[.$D86]);MOD(1000*[$Times.O$6];[.$D86]));)" office:value-type="currency" office:currency="ns" office:value="10.7172300082441" calcext:value-type="currency">
            <text:p>11ns</text:p>
          </table:table-cell>
          <table:table-cell table:style-name="ce15" table:formula="of:=MAX(MIN([.$D86]-MOD(1000*[$Times.P$3];[.$D86]);MOD(1000*[$Times.P$3];[.$D86]));MIN([.$D86]-MOD(1000*[$Times.P$4];[.$D86]);MOD(1000*[$Times.P$4];[.$D86]));MIN([.$D86]-MOD(1000*[$Times.P$5];[.$D86]);MOD(1000*[$Times.P$5];[.$D86]));MIN([.$D86]-MOD(1000*[$Times.P$6];[.$D86]);MOD(1000*[$Times.P$6];[.$D86]));)" office:value-type="currency" office:currency="ns" office:value="13.8994229183842" calcext:value-type="currency">
            <text:p>14ns</text:p>
          </table:table-cell>
          <table:table-cell table:style-name="ce15" table:formula="of:=MAX(MIN([.$D86]-MOD(1000*[$Times.Q$3];[.$D86]);MOD(1000*[$Times.Q$3];[.$D86]));MIN([.$D86]-MOD(1000*[$Times.Q$4];[.$D86]);MOD(1000*[$Times.Q$4];[.$D86]));MIN([.$D86]-MOD(1000*[$Times.Q$5];[.$D86]);MOD(1000*[$Times.Q$5];[.$D86]));MIN([.$D86]-MOD(1000*[$Times.Q$6];[.$D86]);MOD(1000*[$Times.Q$6];[.$D86]));)" office:value-type="currency" office:currency="ns" office:value="9.01896125309156" calcext:value-type="currency">
            <text:p>9ns</text:p>
          </table:table-cell>
          <table:table-cell table:style-name="ce15" table:formula="of:=MAX(MIN([.$D86]-MOD(1000*[$Times.R$3];[.$D86]);MOD(1000*[$Times.R$3];[.$D86]));MIN([.$D86]-MOD(1000*[$Times.R$4];[.$D86]);MOD(1000*[$Times.R$4];[.$D86]));MIN([.$D86]-MOD(1000*[$Times.R$5];[.$D86]);MOD(1000*[$Times.R$5];[.$D86]));MIN([.$D86]-MOD(1000*[$Times.R$6];[.$D86]);MOD(1000*[$Times.R$6];[.$D86]));)" office:value-type="currency" office:currency="ns" office:value="13.8994229183842" calcext:value-type="currency">
            <text:p>14ns</text:p>
          </table:table-cell>
          <table:table-cell table:style-name="ce15" table:formula="of:=MAX(MIN([.$D86]-MOD(1000*[$Times.S$3];[.$D86]);MOD(1000*[$Times.S$3];[.$D86]));MIN([.$D86]-MOD(1000*[$Times.S$4];[.$D86]);MOD(1000*[$Times.S$4];[.$D86]));MIN([.$D86]-MOD(1000*[$Times.S$5];[.$D86]);MOD(1000*[$Times.S$5];[.$D86]));MIN([.$D86]-MOD(1000*[$Times.S$6];[.$D86]);MOD(1000*[$Times.S$6];[.$D86]));)" office:value-type="currency" office:currency="ns" office:value="9.01896125309156" calcext:value-type="currency">
            <text:p>9ns</text:p>
          </table:table-cell>
          <table:table-cell table:style-name="ce15" table:formula="of:=MAX(MIN([.$D86]-MOD(1000*[$Times.T$3];[.$D86]);MOD(1000*[$Times.T$3];[.$D86]));MIN([.$D86]-MOD(1000*[$Times.T$4];[.$D86]);MOD(1000*[$Times.T$4];[.$D86]));MIN([.$D86]-MOD(1000*[$Times.T$5];[.$D86]);MOD(1000*[$Times.T$5];[.$D86]));MIN([.$D86]-MOD(1000*[$Times.T$6];[.$D86]);MOD(1000*[$Times.T$6];[.$D86]));)" office:value-type="currency" office:currency="ns" office:value="13.8994229183842" calcext:value-type="currency">
            <text:p>14ns</text:p>
          </table:table-cell>
          <table:table-cell table:style-name="ce15" table:formula="of:=MAX(MIN([.$D86]-MOD(1000*[$Times.U$3];[.$D86]);MOD(1000*[$Times.U$3];[.$D86]));MIN([.$D86]-MOD(1000*[$Times.U$4];[.$D86]);MOD(1000*[$Times.U$4];[.$D86]));MIN([.$D86]-MOD(1000*[$Times.U$5];[.$D86]);MOD(1000*[$Times.U$5];[.$D86]));MIN([.$D86]-MOD(1000*[$Times.U$6];[.$D86]);MOD(1000*[$Times.U$6];[.$D86]));)" office:value-type="currency" office:currency="ns" office:value="10.7172300082441" calcext:value-type="currency">
            <text:p>11ns</text:p>
          </table:table-cell>
          <table:table-cell table:style-name="ce15" table:formula="of:=MAX(MIN([.$D86]-MOD(1000*[$Times.V$3];[.$D86]);MOD(1000*[$Times.V$3];[.$D86]));MIN([.$D86]-MOD(1000*[$Times.V$4];[.$D86]);MOD(1000*[$Times.V$4];[.$D86]));MIN([.$D86]-MOD(1000*[$Times.V$5];[.$D86]);MOD(1000*[$Times.V$5];[.$D86]));MIN([.$D86]-MOD(1000*[$Times.V$6];[.$D86]);MOD(1000*[$Times.V$6];[.$D86]));)" office:value-type="currency" office:currency="ns" office:value="18.3017312448474" calcext:value-type="currency">
            <text:p>18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4.65" calcext:value-type="currency">
            <text:p>24,65 MHz</text:p>
          </table:table-cell>
          <table:table-cell table:style-name="ce10" table:formula="of:=160/[.A87]" office:value-type="float" office:value="6.49087221095335" calcext:value-type="float">
            <text:p>6,49</text:p>
          </table:table-cell>
          <table:table-cell table:style-name="ce7" table:formula="of:=ROUND(100*[.B87]) = 100*ROUND([.B87])" office:value-type="boolean" office:boolean-value="false" calcext:value-type="boolean">
            <text:p>FAŁSZ</text:p>
          </table:table-cell>
          <table:table-cell table:style-name="ce13" table:formula="of:=1000/[.A87]" office:value-type="currency" office:currency="ns" office:value="40.5679513184584" calcext:value-type="currency">
            <text:p>41ns</text:p>
          </table:table-cell>
          <table:table-cell table:style-name="ce20" table:formula="of:=([.I87]-MIN([.I$1:.I86]))" office:value-type="float" office:value="17.0385395537526" calcext:value-type="float">
            <text:p>17,04</text:p>
          </table:table-cell>
          <table:table-cell table:style-name="ce20" table:formula="of:=IF([.C87]; ([.I87]-MIN([.I$1:.I86]));&quot;&quot;)">
            <text:p/>
          </table:table-cell>
          <table:table-cell table:style-name="ce20" table:formula="of:=([.J87]-MIN([.J$1:.J86]))" office:value-type="float" office:value="3.11020960108169" calcext:value-type="float">
            <text:p>3,11</text:p>
          </table:table-cell>
          <table:table-cell table:style-name="ce20" table:formula="of:=([.J87]-MIN([.J$1:.J86]))*[.C87]" office:value-type="float" office:value="0" calcext:value-type="float">
            <text:p>0,00</text:p>
          </table:table-cell>
          <table:table-cell table:style-name="ce17" table:formula="of:=COM.MICROSOFT.MAXIFS([.K87:.XDF87];[.K$2:.XDF$2];&quot;&quot;)" office:value-type="currency" office:currency="ns" office:value="17.0385395537526" calcext:value-type="currency">
            <text:p>17ns</text:p>
          </table:table-cell>
          <table:table-cell table:style-name="ce17" table:formula="of:=MAX([.K87:.XFD87])" office:value-type="currency" office:currency="ns" office:value="19.7768762677484" calcext:value-type="currency">
            <text:p>20ns</text:p>
          </table:table-cell>
          <table:table-cell table:style-name="ce15" table:formula="of:=MAX(MIN([.$D87]-MOD(1000*[$Times.C$3];[.$D87]);MOD(1000*[$Times.C$3];[.$D87]));MIN([.$D87]-MOD(1000*[$Times.C$4];[.$D87]);MOD(1000*[$Times.C$4];[.$D87]));MIN([.$D87]-MOD(1000*[$Times.C$5];[.$D87]);MOD(1000*[$Times.C$5];[.$D87]));MIN([.$D87]-MOD(1000*[$Times.C$6];[.$D87]);MOD(1000*[$Times.C$6];[.$D87]));)" office:value-type="currency" office:currency="ns" office:value="17.0385395537526" calcext:value-type="currency">
            <text:p>17ns</text:p>
          </table:table-cell>
          <table:table-cell table:style-name="ce15" table:formula="of:=MAX(MIN([.$D87]-MOD(1000*[$Times.D$3];[.$D87]);MOD(1000*[$Times.D$3];[.$D87]));MIN([.$D87]-MOD(1000*[$Times.D$4];[.$D87]);MOD(1000*[$Times.D$4];[.$D87]));MIN([.$D87]-MOD(1000*[$Times.D$5];[.$D87]);MOD(1000*[$Times.D$5];[.$D87]));MIN([.$D87]-MOD(1000*[$Times.D$6];[.$D87]);MOD(1000*[$Times.D$6];[.$D87]));)" office:value-type="currency" office:currency="ns" office:value="15.1115618661258" calcext:value-type="currency">
            <text:p>15ns</text:p>
          </table:table-cell>
          <table:table-cell table:style-name="ce15" table:formula="of:=MAX(MIN([.$D87]-MOD(1000*[$Times.E$3];[.$D87]);MOD(1000*[$Times.E$3];[.$D87]));MIN([.$D87]-MOD(1000*[$Times.E$4];[.$D87]);MOD(1000*[$Times.E$4];[.$D87]));MIN([.$D87]-MOD(1000*[$Times.E$5];[.$D87]);MOD(1000*[$Times.E$5];[.$D87]));MIN([.$D87]-MOD(1000*[$Times.E$6];[.$D87]);MOD(1000*[$Times.E$6];[.$D87]));)" office:value-type="currency" office:currency="ns" office:value="11.3590263691684" calcext:value-type="currency">
            <text:p>11ns</text:p>
          </table:table-cell>
          <table:table-cell table:style-name="ce15" table:formula="of:=MAX(MIN([.$D87]-MOD(1000*[$Times.F$3];[.$D87]);MOD(1000*[$Times.F$3];[.$D87]));MIN([.$D87]-MOD(1000*[$Times.F$4];[.$D87]);MOD(1000*[$Times.F$4];[.$D87]));MIN([.$D87]-MOD(1000*[$Times.F$5];[.$D87]);MOD(1000*[$Times.F$5];[.$D87]));MIN([.$D87]-MOD(1000*[$Times.F$6];[.$D87]);MOD(1000*[$Times.F$6];[.$D87]));)" office:value-type="currency" office:currency="ns" office:value="17.1602434077079" calcext:value-type="currency">
            <text:p>17ns</text:p>
          </table:table-cell>
          <table:table-cell table:style-name="ce15" table:formula="of:=MAX(MIN([.$D87]-MOD(1000*[$Times.G$3];[.$D87]);MOD(1000*[$Times.G$3];[.$D87]));MIN([.$D87]-MOD(1000*[$Times.G$4];[.$D87]);MOD(1000*[$Times.G$4];[.$D87]));MIN([.$D87]-MOD(1000*[$Times.G$5];[.$D87]);MOD(1000*[$Times.G$5];[.$D87]));MIN([.$D87]-MOD(1000*[$Times.G$6];[.$D87]);MOD(1000*[$Times.G$6];[.$D87]));)" office:value-type="currency" office:currency="ns" office:value="14.8884381338742" calcext:value-type="currency">
            <text:p>15ns</text:p>
          </table:table-cell>
          <table:table-cell table:style-name="ce15" table:formula="of:=MAX(MIN([.$D87]-MOD(1000*[$Times.H$3];[.$D87]);MOD(1000*[$Times.H$3];[.$D87]));MIN([.$D87]-MOD(1000*[$Times.H$4];[.$D87]);MOD(1000*[$Times.H$4];[.$D87]));MIN([.$D87]-MOD(1000*[$Times.H$5];[.$D87]);MOD(1000*[$Times.H$5];[.$D87]));MIN([.$D87]-MOD(1000*[$Times.H$6];[.$D87]);MOD(1000*[$Times.H$6];[.$D87]));)" office:value-type="currency" office:currency="ns" office:value="19.7768762677484" calcext:value-type="currency">
            <text:p>20ns</text:p>
          </table:table-cell>
          <table:table-cell table:style-name="ce15" table:formula="of:=MAX(MIN([.$D87]-MOD(1000*[$Times.I$3];[.$D87]);MOD(1000*[$Times.I$3];[.$D87]));MIN([.$D87]-MOD(1000*[$Times.I$4];[.$D87]);MOD(1000*[$Times.I$4];[.$D87]));MIN([.$D87]-MOD(1000*[$Times.I$5];[.$D87]);MOD(1000*[$Times.I$5];[.$D87]));MIN([.$D87]-MOD(1000*[$Times.I$6];[.$D87]);MOD(1000*[$Times.I$6];[.$D87]));)" office:value-type="currency" office:currency="ns" office:value="17.8498985801216" calcext:value-type="currency">
            <text:p>18ns</text:p>
          </table:table-cell>
          <table:table-cell table:style-name="ce15" table:formula="of:=MAX(MIN([.$D87]-MOD(1000*[$Times.J$3];[.$D87]);MOD(1000*[$Times.J$3];[.$D87]));MIN([.$D87]-MOD(1000*[$Times.J$4];[.$D87]);MOD(1000*[$Times.J$4];[.$D87]));MIN([.$D87]-MOD(1000*[$Times.J$5];[.$D87]);MOD(1000*[$Times.J$5];[.$D87]));MIN([.$D87]-MOD(1000*[$Times.J$6];[.$D87]);MOD(1000*[$Times.J$6];[.$D87]));)" office:value-type="currency" office:currency="ns" office:value="19.7768762677484" calcext:value-type="currency">
            <text:p>20ns</text:p>
          </table:table-cell>
          <table:table-cell table:style-name="ce15" table:formula="of:=MAX(MIN([.$D87]-MOD(1000*[$Times.K$3];[.$D87]);MOD(1000*[$Times.K$3];[.$D87]));MIN([.$D87]-MOD(1000*[$Times.K$4];[.$D87]);MOD(1000*[$Times.K$4];[.$D87]));MIN([.$D87]-MOD(1000*[$Times.K$5];[.$D87]);MOD(1000*[$Times.K$5];[.$D87]));MIN([.$D87]-MOD(1000*[$Times.K$6];[.$D87]);MOD(1000*[$Times.K$6];[.$D87]));)" office:value-type="currency" office:currency="ns" office:value="17.8498985801216" calcext:value-type="currency">
            <text:p>18ns</text:p>
          </table:table-cell>
          <table:table-cell table:style-name="ce15" table:formula="of:=MAX(MIN([.$D87]-MOD(1000*[$Times.L$3];[.$D87]);MOD(1000*[$Times.L$3];[.$D87]));MIN([.$D87]-MOD(1000*[$Times.L$4];[.$D87]);MOD(1000*[$Times.L$4];[.$D87]));MIN([.$D87]-MOD(1000*[$Times.L$5];[.$D87]);MOD(1000*[$Times.L$5];[.$D87]));MIN([.$D87]-MOD(1000*[$Times.L$6];[.$D87]);MOD(1000*[$Times.L$6];[.$D87]));)" office:value-type="currency" office:currency="ns" office:value="17.1602434077079" calcext:value-type="currency">
            <text:p>17ns</text:p>
          </table:table-cell>
          <table:table-cell table:style-name="ce15" table:formula="of:=MAX(MIN([.$D87]-MOD(1000*[$Times.M$3];[.$D87]);MOD(1000*[$Times.M$3];[.$D87]));MIN([.$D87]-MOD(1000*[$Times.M$4];[.$D87]);MOD(1000*[$Times.M$4];[.$D87]));MIN([.$D87]-MOD(1000*[$Times.M$5];[.$D87]);MOD(1000*[$Times.M$5];[.$D87]));MIN([.$D87]-MOD(1000*[$Times.M$6];[.$D87]);MOD(1000*[$Times.M$6];[.$D87]));)" office:value-type="currency" office:currency="ns" office:value="17.8498985801216" calcext:value-type="currency">
            <text:p>18ns</text:p>
          </table:table-cell>
          <table:table-cell table:style-name="ce15" table:formula="of:=MAX(MIN([.$D87]-MOD(1000*[$Times.N$3];[.$D87]);MOD(1000*[$Times.N$3];[.$D87]));MIN([.$D87]-MOD(1000*[$Times.N$4];[.$D87]);MOD(1000*[$Times.N$4];[.$D87]));MIN([.$D87]-MOD(1000*[$Times.N$5];[.$D87]);MOD(1000*[$Times.N$5];[.$D87]));MIN([.$D87]-MOD(1000*[$Times.N$6];[.$D87]);MOD(1000*[$Times.N$6];[.$D87]));)" office:value-type="currency" office:currency="ns" office:value="17.1602434077079" calcext:value-type="currency">
            <text:p>17ns</text:p>
          </table:table-cell>
          <table:table-cell table:style-name="ce15" table:formula="of:=MAX(MIN([.$D87]-MOD(1000*[$Times.O$3];[.$D87]);MOD(1000*[$Times.O$3];[.$D87]));MIN([.$D87]-MOD(1000*[$Times.O$4];[.$D87]);MOD(1000*[$Times.O$4];[.$D87]));MIN([.$D87]-MOD(1000*[$Times.O$5];[.$D87]);MOD(1000*[$Times.O$5];[.$D87]));MIN([.$D87]-MOD(1000*[$Times.O$6];[.$D87]);MOD(1000*[$Times.O$6];[.$D87]));)" office:value-type="currency" office:currency="ns" office:value="14.8884381338742" calcext:value-type="currency">
            <text:p>15ns</text:p>
          </table:table-cell>
          <table:table-cell table:style-name="ce15" table:formula="of:=MAX(MIN([.$D87]-MOD(1000*[$Times.P$3];[.$D87]);MOD(1000*[$Times.P$3];[.$D87]));MIN([.$D87]-MOD(1000*[$Times.P$4];[.$D87]);MOD(1000*[$Times.P$4];[.$D87]));MIN([.$D87]-MOD(1000*[$Times.P$5];[.$D87]);MOD(1000*[$Times.P$5];[.$D87]));MIN([.$D87]-MOD(1000*[$Times.P$6];[.$D87]);MOD(1000*[$Times.P$6];[.$D87]));)" office:value-type="currency" office:currency="ns" office:value="17.1602434077079" calcext:value-type="currency">
            <text:p>17ns</text:p>
          </table:table-cell>
          <table:table-cell table:style-name="ce15" table:formula="of:=MAX(MIN([.$D87]-MOD(1000*[$Times.Q$3];[.$D87]);MOD(1000*[$Times.Q$3];[.$D87]));MIN([.$D87]-MOD(1000*[$Times.Q$4];[.$D87]);MOD(1000*[$Times.Q$4];[.$D87]));MIN([.$D87]-MOD(1000*[$Times.Q$5];[.$D87]);MOD(1000*[$Times.Q$5];[.$D87]));MIN([.$D87]-MOD(1000*[$Times.Q$6];[.$D87]);MOD(1000*[$Times.Q$6];[.$D87]));)" office:value-type="currency" office:currency="ns" office:value="17.8498985801216" calcext:value-type="currency">
            <text:p>18ns</text:p>
          </table:table-cell>
          <table:table-cell table:style-name="ce15" table:formula="of:=MAX(MIN([.$D87]-MOD(1000*[$Times.R$3];[.$D87]);MOD(1000*[$Times.R$3];[.$D87]));MIN([.$D87]-MOD(1000*[$Times.R$4];[.$D87]);MOD(1000*[$Times.R$4];[.$D87]));MIN([.$D87]-MOD(1000*[$Times.R$5];[.$D87]);MOD(1000*[$Times.R$5];[.$D87]));MIN([.$D87]-MOD(1000*[$Times.R$6];[.$D87]);MOD(1000*[$Times.R$6];[.$D87]));)" office:value-type="currency" office:currency="ns" office:value="17.1602434077079" calcext:value-type="currency">
            <text:p>17ns</text:p>
          </table:table-cell>
          <table:table-cell table:style-name="ce15" table:formula="of:=MAX(MIN([.$D87]-MOD(1000*[$Times.S$3];[.$D87]);MOD(1000*[$Times.S$3];[.$D87]));MIN([.$D87]-MOD(1000*[$Times.S$4];[.$D87]);MOD(1000*[$Times.S$4];[.$D87]));MIN([.$D87]-MOD(1000*[$Times.S$5];[.$D87]);MOD(1000*[$Times.S$5];[.$D87]));MIN([.$D87]-MOD(1000*[$Times.S$6];[.$D87]);MOD(1000*[$Times.S$6];[.$D87]));)" office:value-type="currency" office:currency="ns" office:value="17.8498985801216" calcext:value-type="currency">
            <text:p>18ns</text:p>
          </table:table-cell>
          <table:table-cell table:style-name="ce15" table:formula="of:=MAX(MIN([.$D87]-MOD(1000*[$Times.T$3];[.$D87]);MOD(1000*[$Times.T$3];[.$D87]));MIN([.$D87]-MOD(1000*[$Times.T$4];[.$D87]);MOD(1000*[$Times.T$4];[.$D87]));MIN([.$D87]-MOD(1000*[$Times.T$5];[.$D87]);MOD(1000*[$Times.T$5];[.$D87]));MIN([.$D87]-MOD(1000*[$Times.T$6];[.$D87]);MOD(1000*[$Times.T$6];[.$D87]));)" office:value-type="currency" office:currency="ns" office:value="17.1602434077079" calcext:value-type="currency">
            <text:p>17ns</text:p>
          </table:table-cell>
          <table:table-cell table:style-name="ce15" table:formula="of:=MAX(MIN([.$D87]-MOD(1000*[$Times.U$3];[.$D87]);MOD(1000*[$Times.U$3];[.$D87]));MIN([.$D87]-MOD(1000*[$Times.U$4];[.$D87]);MOD(1000*[$Times.U$4];[.$D87]));MIN([.$D87]-MOD(1000*[$Times.U$5];[.$D87]);MOD(1000*[$Times.U$5];[.$D87]));MIN([.$D87]-MOD(1000*[$Times.U$6];[.$D87]);MOD(1000*[$Times.U$6];[.$D87]));)" office:value-type="currency" office:currency="ns" office:value="14.8884381338742" calcext:value-type="currency">
            <text:p>15ns</text:p>
          </table:table-cell>
          <table:table-cell table:style-name="ce15" table:formula="of:=MAX(MIN([.$D87]-MOD(1000*[$Times.V$3];[.$D87]);MOD(1000*[$Times.V$3];[.$D87]));MIN([.$D87]-MOD(1000*[$Times.V$4];[.$D87]);MOD(1000*[$Times.V$4];[.$D87]));MIN([.$D87]-MOD(1000*[$Times.V$5];[.$D87]);MOD(1000*[$Times.V$5];[.$D87]));MIN([.$D87]-MOD(1000*[$Times.V$6];[.$D87]);MOD(1000*[$Times.V$6];[.$D87]));)" office:value-type="currency" office:currency="ns" office:value="16.0243407707911" calcext:value-type="currency">
            <text:p>16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5" calcext:value-type="currency">
            <text:p>25,00 MHz</text:p>
          </table:table-cell>
          <table:table-cell table:style-name="ce10" table:formula="of:=160/[.A88]" office:value-type="float" office:value="6.4" calcext:value-type="float">
            <text:p>6,40</text:p>
          </table:table-cell>
          <table:table-cell table:style-name="ce7" table:formula="of:=ROUND(100*[.B88]) = 100*ROUND([.B88])" office:value-type="boolean" office:boolean-value="false" calcext:value-type="boolean">
            <text:p>FAŁSZ</text:p>
          </table:table-cell>
          <table:table-cell table:style-name="ce13" table:formula="of:=1000/[.A88]" office:value-type="currency" office:currency="ns" office:value="40" calcext:value-type="currency">
            <text:p>40ns</text:p>
          </table:table-cell>
          <table:table-cell table:style-name="ce20" table:formula="of:=([.I88]-MIN([.I$1:.I87]))" office:value-type="float" office:value="20" calcext:value-type="float">
            <text:p>20,00</text:p>
          </table:table-cell>
          <table:table-cell table:style-name="ce20" table:formula="of:=IF([.C88]; ([.I88]-MIN([.I$1:.I87]));&quot;&quot;)">
            <text:p/>
          </table:table-cell>
          <table:table-cell table:style-name="ce20" table:formula="of:=([.J88]-MIN([.J$1:.J87]))" office:value-type="float" office:value="3.33333333333326" calcext:value-type="float">
            <text:p>3,33</text:p>
          </table:table-cell>
          <table:table-cell table:style-name="ce20" table:formula="of:=([.J88]-MIN([.J$1:.J87]))*[.C88]" office:value-type="float" office:value="0" calcext:value-type="float">
            <text:p>0,00</text:p>
          </table:table-cell>
          <table:table-cell table:style-name="ce17" table:formula="of:=COM.MICROSOFT.MAXIFS([.K88:.XDF88];[.K$2:.XDF$2];&quot;&quot;)" office:value-type="currency" office:currency="ns" office:value="20" calcext:value-type="currency">
            <text:p>20ns</text:p>
          </table:table-cell>
          <table:table-cell table:style-name="ce17" table:formula="of:=MAX([.K88:.XFD88])" office:value-type="currency" office:currency="ns" office:value="20" calcext:value-type="currency">
            <text:p>20ns</text:p>
          </table:table-cell>
          <table:table-cell table:style-name="ce15" table:formula="of:=MAX(MIN([.$D88]-MOD(1000*[$Times.C$3];[.$D88]);MOD(1000*[$Times.C$3];[.$D88]));MIN([.$D88]-MOD(1000*[$Times.C$4];[.$D88]);MOD(1000*[$Times.C$4];[.$D88]));MIN([.$D88]-MOD(1000*[$Times.C$5];[.$D88]);MOD(1000*[$Times.C$5];[.$D88]));MIN([.$D88]-MOD(1000*[$Times.C$6];[.$D88]);MOD(1000*[$Times.C$6];[.$D88]));)" office:value-type="currency" office:currency="ns" office:value="20" calcext:value-type="currency">
            <text:p>20ns</text:p>
          </table:table-cell>
          <table:table-cell table:style-name="ce15" table:formula="of:=MAX(MIN([.$D88]-MOD(1000*[$Times.D$3];[.$D88]);MOD(1000*[$Times.D$3];[.$D88]));MIN([.$D88]-MOD(1000*[$Times.D$4];[.$D88]);MOD(1000*[$Times.D$4];[.$D88]));MIN([.$D88]-MOD(1000*[$Times.D$5];[.$D88]);MOD(1000*[$Times.D$5];[.$D88]));MIN([.$D88]-MOD(1000*[$Times.D$6];[.$D88]);MOD(1000*[$Times.D$6];[.$D88]));)" office:value-type="currency" office:currency="ns" office:value="20" calcext:value-type="currency">
            <text:p>20ns</text:p>
          </table:table-cell>
          <table:table-cell table:style-name="ce15" table:formula="of:=MAX(MIN([.$D88]-MOD(1000*[$Times.E$3];[.$D88]);MOD(1000*[$Times.E$3];[.$D88]));MIN([.$D88]-MOD(1000*[$Times.E$4];[.$D88]);MOD(1000*[$Times.E$4];[.$D88]));MIN([.$D88]-MOD(1000*[$Times.E$5];[.$D88]);MOD(1000*[$Times.E$5];[.$D88]));MIN([.$D88]-MOD(1000*[$Times.E$6];[.$D88]);MOD(1000*[$Times.E$6];[.$D88]));)" office:value-type="currency" office:currency="ns" office:value="10" calcext:value-type="currency">
            <text:p>10ns</text:p>
          </table:table-cell>
          <table:table-cell table:style-name="ce15" table:formula="of:=MAX(MIN([.$D88]-MOD(1000*[$Times.F$3];[.$D88]);MOD(1000*[$Times.F$3];[.$D88]));MIN([.$D88]-MOD(1000*[$Times.F$4];[.$D88]);MOD(1000*[$Times.F$4];[.$D88]));MIN([.$D88]-MOD(1000*[$Times.F$5];[.$D88]);MOD(1000*[$Times.F$5];[.$D88]));MIN([.$D88]-MOD(1000*[$Times.F$6];[.$D88]);MOD(1000*[$Times.F$6];[.$D88]));)" office:value-type="currency" office:currency="ns" office:value="20" calcext:value-type="currency">
            <text:p>20ns</text:p>
          </table:table-cell>
          <table:table-cell table:style-name="ce15" table:formula="of:=MAX(MIN([.$D88]-MOD(1000*[$Times.G$3];[.$D88]);MOD(1000*[$Times.G$3];[.$D88]));MIN([.$D88]-MOD(1000*[$Times.G$4];[.$D88]);MOD(1000*[$Times.G$4];[.$D88]));MIN([.$D88]-MOD(1000*[$Times.G$5];[.$D88]);MOD(1000*[$Times.G$5];[.$D88]));MIN([.$D88]-MOD(1000*[$Times.G$6];[.$D88]);MOD(1000*[$Times.G$6];[.$D88]));)" office:value-type="currency" office:currency="ns" office:value="20" calcext:value-type="currency">
            <text:p>20ns</text:p>
          </table:table-cell>
          <table:table-cell table:style-name="ce15" table:formula="of:=MAX(MIN([.$D88]-MOD(1000*[$Times.H$3];[.$D88]);MOD(1000*[$Times.H$3];[.$D88]));MIN([.$D88]-MOD(1000*[$Times.H$4];[.$D88]);MOD(1000*[$Times.H$4];[.$D88]));MIN([.$D88]-MOD(1000*[$Times.H$5];[.$D88]);MOD(1000*[$Times.H$5];[.$D88]));MIN([.$D88]-MOD(1000*[$Times.H$6];[.$D88]);MOD(1000*[$Times.H$6];[.$D88]));)" office:value-type="currency" office:currency="ns" office:value="20" calcext:value-type="currency">
            <text:p>20ns</text:p>
          </table:table-cell>
          <table:table-cell table:style-name="ce15" table:formula="of:=MAX(MIN([.$D88]-MOD(1000*[$Times.I$3];[.$D88]);MOD(1000*[$Times.I$3];[.$D88]));MIN([.$D88]-MOD(1000*[$Times.I$4];[.$D88]);MOD(1000*[$Times.I$4];[.$D88]));MIN([.$D88]-MOD(1000*[$Times.I$5];[.$D88]);MOD(1000*[$Times.I$5];[.$D88]));MIN([.$D88]-MOD(1000*[$Times.I$6];[.$D88]);MOD(1000*[$Times.I$6];[.$D88]));)" office:value-type="currency" office:currency="ns" office:value="20" calcext:value-type="currency">
            <text:p>20ns</text:p>
          </table:table-cell>
          <table:table-cell table:style-name="ce15" table:formula="of:=MAX(MIN([.$D88]-MOD(1000*[$Times.J$3];[.$D88]);MOD(1000*[$Times.J$3];[.$D88]));MIN([.$D88]-MOD(1000*[$Times.J$4];[.$D88]);MOD(1000*[$Times.J$4];[.$D88]));MIN([.$D88]-MOD(1000*[$Times.J$5];[.$D88]);MOD(1000*[$Times.J$5];[.$D88]));MIN([.$D88]-MOD(1000*[$Times.J$6];[.$D88]);MOD(1000*[$Times.J$6];[.$D88]));)" office:value-type="currency" office:currency="ns" office:value="20" calcext:value-type="currency">
            <text:p>20ns</text:p>
          </table:table-cell>
          <table:table-cell table:style-name="ce15" table:formula="of:=MAX(MIN([.$D88]-MOD(1000*[$Times.K$3];[.$D88]);MOD(1000*[$Times.K$3];[.$D88]));MIN([.$D88]-MOD(1000*[$Times.K$4];[.$D88]);MOD(1000*[$Times.K$4];[.$D88]));MIN([.$D88]-MOD(1000*[$Times.K$5];[.$D88]);MOD(1000*[$Times.K$5];[.$D88]));MIN([.$D88]-MOD(1000*[$Times.K$6];[.$D88]);MOD(1000*[$Times.K$6];[.$D88]));)" office:value-type="currency" office:currency="ns" office:value="20" calcext:value-type="currency">
            <text:p>20ns</text:p>
          </table:table-cell>
          <table:table-cell table:style-name="ce15" table:formula="of:=MAX(MIN([.$D88]-MOD(1000*[$Times.L$3];[.$D88]);MOD(1000*[$Times.L$3];[.$D88]));MIN([.$D88]-MOD(1000*[$Times.L$4];[.$D88]);MOD(1000*[$Times.L$4];[.$D88]));MIN([.$D88]-MOD(1000*[$Times.L$5];[.$D88]);MOD(1000*[$Times.L$5];[.$D88]));MIN([.$D88]-MOD(1000*[$Times.L$6];[.$D88]);MOD(1000*[$Times.L$6];[.$D88]));)" office:value-type="currency" office:currency="ns" office:value="20" calcext:value-type="currency">
            <text:p>20ns</text:p>
          </table:table-cell>
          <table:table-cell table:style-name="ce15" table:formula="of:=MAX(MIN([.$D88]-MOD(1000*[$Times.M$3];[.$D88]);MOD(1000*[$Times.M$3];[.$D88]));MIN([.$D88]-MOD(1000*[$Times.M$4];[.$D88]);MOD(1000*[$Times.M$4];[.$D88]));MIN([.$D88]-MOD(1000*[$Times.M$5];[.$D88]);MOD(1000*[$Times.M$5];[.$D88]));MIN([.$D88]-MOD(1000*[$Times.M$6];[.$D88]);MOD(1000*[$Times.M$6];[.$D88]));)" office:value-type="currency" office:currency="ns" office:value="20" calcext:value-type="currency">
            <text:p>20ns</text:p>
          </table:table-cell>
          <table:table-cell table:style-name="ce15" table:formula="of:=MAX(MIN([.$D88]-MOD(1000*[$Times.N$3];[.$D88]);MOD(1000*[$Times.N$3];[.$D88]));MIN([.$D88]-MOD(1000*[$Times.N$4];[.$D88]);MOD(1000*[$Times.N$4];[.$D88]));MIN([.$D88]-MOD(1000*[$Times.N$5];[.$D88]);MOD(1000*[$Times.N$5];[.$D88]));MIN([.$D88]-MOD(1000*[$Times.N$6];[.$D88]);MOD(1000*[$Times.N$6];[.$D88]));)" office:value-type="currency" office:currency="ns" office:value="20" calcext:value-type="currency">
            <text:p>20ns</text:p>
          </table:table-cell>
          <table:table-cell table:style-name="ce15" table:formula="of:=MAX(MIN([.$D88]-MOD(1000*[$Times.O$3];[.$D88]);MOD(1000*[$Times.O$3];[.$D88]));MIN([.$D88]-MOD(1000*[$Times.O$4];[.$D88]);MOD(1000*[$Times.O$4];[.$D88]));MIN([.$D88]-MOD(1000*[$Times.O$5];[.$D88]);MOD(1000*[$Times.O$5];[.$D88]));MIN([.$D88]-MOD(1000*[$Times.O$6];[.$D88]);MOD(1000*[$Times.O$6];[.$D88]));)" office:value-type="currency" office:currency="ns" office:value="20" calcext:value-type="currency">
            <text:p>20ns</text:p>
          </table:table-cell>
          <table:table-cell table:style-name="ce15" table:formula="of:=MAX(MIN([.$D88]-MOD(1000*[$Times.P$3];[.$D88]);MOD(1000*[$Times.P$3];[.$D88]));MIN([.$D88]-MOD(1000*[$Times.P$4];[.$D88]);MOD(1000*[$Times.P$4];[.$D88]));MIN([.$D88]-MOD(1000*[$Times.P$5];[.$D88]);MOD(1000*[$Times.P$5];[.$D88]));MIN([.$D88]-MOD(1000*[$Times.P$6];[.$D88]);MOD(1000*[$Times.P$6];[.$D88]));)" office:value-type="currency" office:currency="ns" office:value="20" calcext:value-type="currency">
            <text:p>20ns</text:p>
          </table:table-cell>
          <table:table-cell table:style-name="ce15" table:formula="of:=MAX(MIN([.$D88]-MOD(1000*[$Times.Q$3];[.$D88]);MOD(1000*[$Times.Q$3];[.$D88]));MIN([.$D88]-MOD(1000*[$Times.Q$4];[.$D88]);MOD(1000*[$Times.Q$4];[.$D88]));MIN([.$D88]-MOD(1000*[$Times.Q$5];[.$D88]);MOD(1000*[$Times.Q$5];[.$D88]));MIN([.$D88]-MOD(1000*[$Times.Q$6];[.$D88]);MOD(1000*[$Times.Q$6];[.$D88]));)" office:value-type="currency" office:currency="ns" office:value="20" calcext:value-type="currency">
            <text:p>20ns</text:p>
          </table:table-cell>
          <table:table-cell table:style-name="ce15" table:formula="of:=MAX(MIN([.$D88]-MOD(1000*[$Times.R$3];[.$D88]);MOD(1000*[$Times.R$3];[.$D88]));MIN([.$D88]-MOD(1000*[$Times.R$4];[.$D88]);MOD(1000*[$Times.R$4];[.$D88]));MIN([.$D88]-MOD(1000*[$Times.R$5];[.$D88]);MOD(1000*[$Times.R$5];[.$D88]));MIN([.$D88]-MOD(1000*[$Times.R$6];[.$D88]);MOD(1000*[$Times.R$6];[.$D88]));)" office:value-type="currency" office:currency="ns" office:value="20" calcext:value-type="currency">
            <text:p>20ns</text:p>
          </table:table-cell>
          <table:table-cell table:style-name="ce15" table:formula="of:=MAX(MIN([.$D88]-MOD(1000*[$Times.S$3];[.$D88]);MOD(1000*[$Times.S$3];[.$D88]));MIN([.$D88]-MOD(1000*[$Times.S$4];[.$D88]);MOD(1000*[$Times.S$4];[.$D88]));MIN([.$D88]-MOD(1000*[$Times.S$5];[.$D88]);MOD(1000*[$Times.S$5];[.$D88]));MIN([.$D88]-MOD(1000*[$Times.S$6];[.$D88]);MOD(1000*[$Times.S$6];[.$D88]));)" office:value-type="currency" office:currency="ns" office:value="20" calcext:value-type="currency">
            <text:p>20ns</text:p>
          </table:table-cell>
          <table:table-cell table:style-name="ce15" table:formula="of:=MAX(MIN([.$D88]-MOD(1000*[$Times.T$3];[.$D88]);MOD(1000*[$Times.T$3];[.$D88]));MIN([.$D88]-MOD(1000*[$Times.T$4];[.$D88]);MOD(1000*[$Times.T$4];[.$D88]));MIN([.$D88]-MOD(1000*[$Times.T$5];[.$D88]);MOD(1000*[$Times.T$5];[.$D88]));MIN([.$D88]-MOD(1000*[$Times.T$6];[.$D88]);MOD(1000*[$Times.T$6];[.$D88]));)" office:value-type="currency" office:currency="ns" office:value="20" calcext:value-type="currency">
            <text:p>20ns</text:p>
          </table:table-cell>
          <table:table-cell table:style-name="ce15" table:formula="of:=MAX(MIN([.$D88]-MOD(1000*[$Times.U$3];[.$D88]);MOD(1000*[$Times.U$3];[.$D88]));MIN([.$D88]-MOD(1000*[$Times.U$4];[.$D88]);MOD(1000*[$Times.U$4];[.$D88]));MIN([.$D88]-MOD(1000*[$Times.U$5];[.$D88]);MOD(1000*[$Times.U$5];[.$D88]));MIN([.$D88]-MOD(1000*[$Times.U$6];[.$D88]);MOD(1000*[$Times.U$6];[.$D88]));)" office:value-type="currency" office:currency="ns" office:value="20" calcext:value-type="currency">
            <text:p>20ns</text:p>
          </table:table-cell>
          <table:table-cell table:style-name="ce15" table:formula="of:=MAX(MIN([.$D88]-MOD(1000*[$Times.V$3];[.$D88]);MOD(1000*[$Times.V$3];[.$D88]));MIN([.$D88]-MOD(1000*[$Times.V$4];[.$D88]);MOD(1000*[$Times.V$4];[.$D88]));MIN([.$D88]-MOD(1000*[$Times.V$5];[.$D88]);MOD(1000*[$Times.V$5];[.$D88]));MIN([.$D88]-MOD(1000*[$Times.V$6];[.$D88]);MOD(1000*[$Times.V$6];[.$D88]));)" office:value-type="currency" office:currency="ns" office:value="20" calcext:value-type="currency">
            <text:p>20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5.03" calcext:value-type="currency">
            <text:p>25,03 MHz</text:p>
          </table:table-cell>
          <table:table-cell table:style-name="ce10" table:formula="of:=160/[.A89]" office:value-type="float" office:value="6.39232920495406" calcext:value-type="float">
            <text:p>6,39</text:p>
          </table:table-cell>
          <table:table-cell table:style-name="ce7" table:formula="of:=ROUND(100*[.B89]) = 100*ROUND([.B89])" office:value-type="boolean" office:boolean-value="false" calcext:value-type="boolean">
            <text:p>FAŁSZ</text:p>
          </table:table-cell>
          <table:table-cell table:style-name="ce13" table:formula="of:=1000/[.A89]" office:value-type="currency" office:currency="ns" office:value="39.9520575309628" calcext:value-type="currency">
            <text:p>40ns</text:p>
          </table:table-cell>
          <table:table-cell table:style-name="ce20" table:formula="of:=([.I89]-MIN([.I$1:.I88]))" office:value-type="float" office:value="19.6164602477027" calcext:value-type="float">
            <text:p>19,62</text:p>
          </table:table-cell>
          <table:table-cell table:style-name="ce20" table:formula="of:=IF([.C89]; ([.I89]-MIN([.I$1:.I88]));&quot;&quot;)">
            <text:p/>
          </table:table-cell>
          <table:table-cell table:style-name="ce20" table:formula="of:=([.J89]-MIN([.J$1:.J88]))" office:value-type="float" office:value="3.04567851911029" calcext:value-type="float">
            <text:p>3,05</text:p>
          </table:table-cell>
          <table:table-cell table:style-name="ce20" table:formula="of:=([.J89]-MIN([.J$1:.J88]))*[.C89]" office:value-type="float" office:value="0" calcext:value-type="float">
            <text:p>0,00</text:p>
          </table:table-cell>
          <table:table-cell table:style-name="ce17" table:formula="of:=COM.MICROSOFT.MAXIFS([.K89:.XDF89];[.K$2:.XDF$2];&quot;&quot;)" office:value-type="currency" office:currency="ns" office:value="19.6164602477027" calcext:value-type="currency">
            <text:p>20ns</text:p>
          </table:table-cell>
          <table:table-cell table:style-name="ce17" table:formula="of:=MAX([.K89:.XFD89])" office:value-type="currency" office:currency="ns" office:value="19.712345185777" calcext:value-type="currency">
            <text:p>20ns</text:p>
          </table:table-cell>
          <table:table-cell table:style-name="ce15" table:formula="of:=MAX(MIN([.$D89]-MOD(1000*[$Times.C$3];[.$D89]);MOD(1000*[$Times.C$3];[.$D89]));MIN([.$D89]-MOD(1000*[$Times.C$4];[.$D89]);MOD(1000*[$Times.C$4];[.$D89]));MIN([.$D89]-MOD(1000*[$Times.C$5];[.$D89]);MOD(1000*[$Times.C$5];[.$D89]));MIN([.$D89]-MOD(1000*[$Times.C$6];[.$D89]);MOD(1000*[$Times.C$6];[.$D89]));)" office:value-type="currency" office:currency="ns" office:value="19.3767479025169" calcext:value-type="currency">
            <text:p>19ns</text:p>
          </table:table-cell>
          <table:table-cell table:style-name="ce15" table:formula="of:=MAX(MIN([.$D89]-MOD(1000*[$Times.D$3];[.$D89]);MOD(1000*[$Times.D$3];[.$D89]));MIN([.$D89]-MOD(1000*[$Times.D$4];[.$D89]);MOD(1000*[$Times.D$4];[.$D89]));MIN([.$D89]-MOD(1000*[$Times.D$5];[.$D89]);MOD(1000*[$Times.D$5];[.$D89]));MIN([.$D89]-MOD(1000*[$Times.D$6];[.$D89]);MOD(1000*[$Times.D$6];[.$D89]));)" office:value-type="currency" office:currency="ns" office:value="19.1370355573311" calcext:value-type="currency">
            <text:p>19ns</text:p>
          </table:table-cell>
          <table:table-cell table:style-name="ce15" table:formula="of:=MAX(MIN([.$D89]-MOD(1000*[$Times.E$3];[.$D89]);MOD(1000*[$Times.E$3];[.$D89]));MIN([.$D89]-MOD(1000*[$Times.E$4];[.$D89]);MOD(1000*[$Times.E$4];[.$D89]));MIN([.$D89]-MOD(1000*[$Times.E$5];[.$D89]);MOD(1000*[$Times.E$5];[.$D89]));MIN([.$D89]-MOD(1000*[$Times.E$6];[.$D89]);MOD(1000*[$Times.E$6];[.$D89]));)" office:value-type="currency" office:currency="ns" office:value="11.0067918497804" calcext:value-type="currency">
            <text:p>11ns</text:p>
          </table:table-cell>
          <table:table-cell table:style-name="ce15" table:formula="of:=MAX(MIN([.$D89]-MOD(1000*[$Times.F$3];[.$D89]);MOD(1000*[$Times.F$3];[.$D89]));MIN([.$D89]-MOD(1000*[$Times.F$4];[.$D89]);MOD(1000*[$Times.F$4];[.$D89]));MIN([.$D89]-MOD(1000*[$Times.F$5];[.$D89]);MOD(1000*[$Times.F$5];[.$D89]));MIN([.$D89]-MOD(1000*[$Times.F$6];[.$D89]);MOD(1000*[$Times.F$6];[.$D89]));)" office:value-type="currency" office:currency="ns" office:value="19.712345185777" calcext:value-type="currency">
            <text:p>20ns</text:p>
          </table:table-cell>
          <table:table-cell table:style-name="ce15" table:formula="of:=MAX(MIN([.$D89]-MOD(1000*[$Times.G$3];[.$D89]);MOD(1000*[$Times.G$3];[.$D89]));MIN([.$D89]-MOD(1000*[$Times.G$4];[.$D89]);MOD(1000*[$Times.G$4];[.$D89]));MIN([.$D89]-MOD(1000*[$Times.G$5];[.$D89]);MOD(1000*[$Times.G$5];[.$D89]));MIN([.$D89]-MOD(1000*[$Times.G$6];[.$D89]);MOD(1000*[$Times.G$6];[.$D89]));)" office:value-type="currency" office:currency="ns" office:value="19.5205753096284" calcext:value-type="currency">
            <text:p>20ns</text:p>
          </table:table-cell>
          <table:table-cell table:style-name="ce15" table:formula="of:=MAX(MIN([.$D89]-MOD(1000*[$Times.H$3];[.$D89]);MOD(1000*[$Times.H$3];[.$D89]));MIN([.$D89]-MOD(1000*[$Times.H$4];[.$D89]);MOD(1000*[$Times.H$4];[.$D89]));MIN([.$D89]-MOD(1000*[$Times.H$5];[.$D89]);MOD(1000*[$Times.H$5];[.$D89]));MIN([.$D89]-MOD(1000*[$Times.H$6];[.$D89]);MOD(1000*[$Times.H$6];[.$D89]));)" office:value-type="currency" office:currency="ns" office:value="19.712345185777" calcext:value-type="currency">
            <text:p>20ns</text:p>
          </table:table-cell>
          <table:table-cell table:style-name="ce15" table:formula="of:=MAX(MIN([.$D89]-MOD(1000*[$Times.I$3];[.$D89]);MOD(1000*[$Times.I$3];[.$D89]));MIN([.$D89]-MOD(1000*[$Times.I$4];[.$D89]);MOD(1000*[$Times.I$4];[.$D89]));MIN([.$D89]-MOD(1000*[$Times.I$5];[.$D89]);MOD(1000*[$Times.I$5];[.$D89]));MIN([.$D89]-MOD(1000*[$Times.I$6];[.$D89]);MOD(1000*[$Times.I$6];[.$D89]));)" office:value-type="currency" office:currency="ns" office:value="19.5205753096284" calcext:value-type="currency">
            <text:p>20ns</text:p>
          </table:table-cell>
          <table:table-cell table:style-name="ce15" table:formula="of:=MAX(MIN([.$D89]-MOD(1000*[$Times.J$3];[.$D89]);MOD(1000*[$Times.J$3];[.$D89]));MIN([.$D89]-MOD(1000*[$Times.J$4];[.$D89]);MOD(1000*[$Times.J$4];[.$D89]));MIN([.$D89]-MOD(1000*[$Times.J$5];[.$D89]);MOD(1000*[$Times.J$5];[.$D89]));MIN([.$D89]-MOD(1000*[$Times.J$6];[.$D89]);MOD(1000*[$Times.J$6];[.$D89]));)" office:value-type="currency" office:currency="ns" office:value="19.712345185777" calcext:value-type="currency">
            <text:p>20ns</text:p>
          </table:table-cell>
          <table:table-cell table:style-name="ce15" table:formula="of:=MAX(MIN([.$D89]-MOD(1000*[$Times.K$3];[.$D89]);MOD(1000*[$Times.K$3];[.$D89]));MIN([.$D89]-MOD(1000*[$Times.K$4];[.$D89]);MOD(1000*[$Times.K$4];[.$D89]));MIN([.$D89]-MOD(1000*[$Times.K$5];[.$D89]);MOD(1000*[$Times.K$5];[.$D89]));MIN([.$D89]-MOD(1000*[$Times.K$6];[.$D89]);MOD(1000*[$Times.K$6];[.$D89]));)" office:value-type="currency" office:currency="ns" office:value="19.5205753096284" calcext:value-type="currency">
            <text:p>20ns</text:p>
          </table:table-cell>
          <table:table-cell table:style-name="ce15" table:formula="of:=MAX(MIN([.$D89]-MOD(1000*[$Times.L$3];[.$D89]);MOD(1000*[$Times.L$3];[.$D89]));MIN([.$D89]-MOD(1000*[$Times.L$4];[.$D89]);MOD(1000*[$Times.L$4];[.$D89]));MIN([.$D89]-MOD(1000*[$Times.L$5];[.$D89]);MOD(1000*[$Times.L$5];[.$D89]));MIN([.$D89]-MOD(1000*[$Times.L$6];[.$D89]);MOD(1000*[$Times.L$6];[.$D89]));)" office:value-type="currency" office:currency="ns" office:value="19.712345185777" calcext:value-type="currency">
            <text:p>20ns</text:p>
          </table:table-cell>
          <table:table-cell table:style-name="ce15" table:formula="of:=MAX(MIN([.$D89]-MOD(1000*[$Times.M$3];[.$D89]);MOD(1000*[$Times.M$3];[.$D89]));MIN([.$D89]-MOD(1000*[$Times.M$4];[.$D89]);MOD(1000*[$Times.M$4];[.$D89]));MIN([.$D89]-MOD(1000*[$Times.M$5];[.$D89]);MOD(1000*[$Times.M$5];[.$D89]));MIN([.$D89]-MOD(1000*[$Times.M$6];[.$D89]);MOD(1000*[$Times.M$6];[.$D89]));)" office:value-type="currency" office:currency="ns" office:value="19.5205753096284" calcext:value-type="currency">
            <text:p>20ns</text:p>
          </table:table-cell>
          <table:table-cell table:style-name="ce15" table:formula="of:=MAX(MIN([.$D89]-MOD(1000*[$Times.N$3];[.$D89]);MOD(1000*[$Times.N$3];[.$D89]));MIN([.$D89]-MOD(1000*[$Times.N$4];[.$D89]);MOD(1000*[$Times.N$4];[.$D89]));MIN([.$D89]-MOD(1000*[$Times.N$5];[.$D89]);MOD(1000*[$Times.N$5];[.$D89]));MIN([.$D89]-MOD(1000*[$Times.N$6];[.$D89]);MOD(1000*[$Times.N$6];[.$D89]));)" office:value-type="currency" office:currency="ns" office:value="19.712345185777" calcext:value-type="currency">
            <text:p>20ns</text:p>
          </table:table-cell>
          <table:table-cell table:style-name="ce15" table:formula="of:=MAX(MIN([.$D89]-MOD(1000*[$Times.O$3];[.$D89]);MOD(1000*[$Times.O$3];[.$D89]));MIN([.$D89]-MOD(1000*[$Times.O$4];[.$D89]);MOD(1000*[$Times.O$4];[.$D89]));MIN([.$D89]-MOD(1000*[$Times.O$5];[.$D89]);MOD(1000*[$Times.O$5];[.$D89]));MIN([.$D89]-MOD(1000*[$Times.O$6];[.$D89]);MOD(1000*[$Times.O$6];[.$D89]));)" office:value-type="currency" office:currency="ns" office:value="19.5205753096284" calcext:value-type="currency">
            <text:p>20ns</text:p>
          </table:table-cell>
          <table:table-cell table:style-name="ce15" table:formula="of:=MAX(MIN([.$D89]-MOD(1000*[$Times.P$3];[.$D89]);MOD(1000*[$Times.P$3];[.$D89]));MIN([.$D89]-MOD(1000*[$Times.P$4];[.$D89]);MOD(1000*[$Times.P$4];[.$D89]));MIN([.$D89]-MOD(1000*[$Times.P$5];[.$D89]);MOD(1000*[$Times.P$5];[.$D89]));MIN([.$D89]-MOD(1000*[$Times.P$6];[.$D89]);MOD(1000*[$Times.P$6];[.$D89]));)" office:value-type="currency" office:currency="ns" office:value="19.712345185777" calcext:value-type="currency">
            <text:p>20ns</text:p>
          </table:table-cell>
          <table:table-cell table:style-name="ce15" table:formula="of:=MAX(MIN([.$D89]-MOD(1000*[$Times.Q$3];[.$D89]);MOD(1000*[$Times.Q$3];[.$D89]));MIN([.$D89]-MOD(1000*[$Times.Q$4];[.$D89]);MOD(1000*[$Times.Q$4];[.$D89]));MIN([.$D89]-MOD(1000*[$Times.Q$5];[.$D89]);MOD(1000*[$Times.Q$5];[.$D89]));MIN([.$D89]-MOD(1000*[$Times.Q$6];[.$D89]);MOD(1000*[$Times.Q$6];[.$D89]));)" office:value-type="currency" office:currency="ns" office:value="19.5205753096284" calcext:value-type="currency">
            <text:p>20ns</text:p>
          </table:table-cell>
          <table:table-cell table:style-name="ce15" table:formula="of:=MAX(MIN([.$D89]-MOD(1000*[$Times.R$3];[.$D89]);MOD(1000*[$Times.R$3];[.$D89]));MIN([.$D89]-MOD(1000*[$Times.R$4];[.$D89]);MOD(1000*[$Times.R$4];[.$D89]));MIN([.$D89]-MOD(1000*[$Times.R$5];[.$D89]);MOD(1000*[$Times.R$5];[.$D89]));MIN([.$D89]-MOD(1000*[$Times.R$6];[.$D89]);MOD(1000*[$Times.R$6];[.$D89]));)" office:value-type="currency" office:currency="ns" office:value="19.712345185777" calcext:value-type="currency">
            <text:p>20ns</text:p>
          </table:table-cell>
          <table:table-cell table:style-name="ce15" table:formula="of:=MAX(MIN([.$D89]-MOD(1000*[$Times.S$3];[.$D89]);MOD(1000*[$Times.S$3];[.$D89]));MIN([.$D89]-MOD(1000*[$Times.S$4];[.$D89]);MOD(1000*[$Times.S$4];[.$D89]));MIN([.$D89]-MOD(1000*[$Times.S$5];[.$D89]);MOD(1000*[$Times.S$5];[.$D89]));MIN([.$D89]-MOD(1000*[$Times.S$6];[.$D89]);MOD(1000*[$Times.S$6];[.$D89]));)" office:value-type="currency" office:currency="ns" office:value="19.5205753096284" calcext:value-type="currency">
            <text:p>20ns</text:p>
          </table:table-cell>
          <table:table-cell table:style-name="ce15" table:formula="of:=MAX(MIN([.$D89]-MOD(1000*[$Times.T$3];[.$D89]);MOD(1000*[$Times.T$3];[.$D89]));MIN([.$D89]-MOD(1000*[$Times.T$4];[.$D89]);MOD(1000*[$Times.T$4];[.$D89]));MIN([.$D89]-MOD(1000*[$Times.T$5];[.$D89]);MOD(1000*[$Times.T$5];[.$D89]));MIN([.$D89]-MOD(1000*[$Times.T$6];[.$D89]);MOD(1000*[$Times.T$6];[.$D89]));)" office:value-type="currency" office:currency="ns" office:value="19.712345185777" calcext:value-type="currency">
            <text:p>20ns</text:p>
          </table:table-cell>
          <table:table-cell table:style-name="ce15" table:formula="of:=MAX(MIN([.$D89]-MOD(1000*[$Times.U$3];[.$D89]);MOD(1000*[$Times.U$3];[.$D89]));MIN([.$D89]-MOD(1000*[$Times.U$4];[.$D89]);MOD(1000*[$Times.U$4];[.$D89]));MIN([.$D89]-MOD(1000*[$Times.U$5];[.$D89]);MOD(1000*[$Times.U$5];[.$D89]));MIN([.$D89]-MOD(1000*[$Times.U$6];[.$D89]);MOD(1000*[$Times.U$6];[.$D89]));)" office:value-type="currency" office:currency="ns" office:value="19.5205753096284" calcext:value-type="currency">
            <text:p>20ns</text:p>
          </table:table-cell>
          <table:table-cell table:style-name="ce15" table:formula="of:=MAX(MIN([.$D89]-MOD(1000*[$Times.V$3];[.$D89]);MOD(1000*[$Times.V$3];[.$D89]));MIN([.$D89]-MOD(1000*[$Times.V$4];[.$D89]);MOD(1000*[$Times.V$4];[.$D89]));MIN([.$D89]-MOD(1000*[$Times.V$5];[.$D89]);MOD(1000*[$Times.V$5];[.$D89]));MIN([.$D89]-MOD(1000*[$Times.V$6];[.$D89]);MOD(1000*[$Times.V$6];[.$D89]));)" office:value-type="currency" office:currency="ns" office:value="19.6164602477027" calcext:value-type="currency">
            <text:p>20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5.41" calcext:value-type="currency">
            <text:p>25,41 MHz</text:p>
          </table:table-cell>
          <table:table-cell table:style-name="ce10" table:formula="of:=160/[.A90]" office:value-type="float" office:value="6.29673356946084" calcext:value-type="float">
            <text:p>6,30</text:p>
          </table:table-cell>
          <table:table-cell table:style-name="ce7" table:formula="of:=ROUND(100*[.B90]) = 100*ROUND([.B90])" office:value-type="boolean" office:boolean-value="false" calcext:value-type="boolean">
            <text:p>FAŁSZ</text:p>
          </table:table-cell>
          <table:table-cell table:style-name="ce13" table:formula="of:=1000/[.A90]" office:value-type="currency" office:currency="ns" office:value="39.3545848091303" calcext:value-type="currency">
            <text:p>39ns</text:p>
          </table:table-cell>
          <table:table-cell table:style-name="ce20" table:formula="of:=([.I90]-MIN([.I$1:.I89]))" office:value-type="float" office:value="19.3624557260921" calcext:value-type="float">
            <text:p>19,36</text:p>
          </table:table-cell>
          <table:table-cell table:style-name="ce20" table:formula="of:=IF([.C90]; ([.I90]-MIN([.I$1:.I89]));&quot;&quot;)">
            <text:p/>
          </table:table-cell>
          <table:table-cell table:style-name="ce20" table:formula="of:=([.J90]-MIN([.J$1:.J89]))" office:value-type="float" office:value="2.69578905942535" calcext:value-type="float">
            <text:p>2,70</text:p>
          </table:table-cell>
          <table:table-cell table:style-name="ce20" table:formula="of:=([.J90]-MIN([.J$1:.J89]))*[.C90]" office:value-type="float" office:value="0" calcext:value-type="float">
            <text:p>0,00</text:p>
          </table:table-cell>
          <table:table-cell table:style-name="ce17" table:formula="of:=COM.MICROSOFT.MAXIFS([.K90:.XDF90];[.K$2:.XDF$2];&quot;&quot;)" office:value-type="currency" office:currency="ns" office:value="19.3624557260921" calcext:value-type="currency">
            <text:p>19ns</text:p>
          </table:table-cell>
          <table:table-cell table:style-name="ce17" table:formula="of:=MAX([.K90:.XFD90])" office:value-type="currency" office:currency="ns" office:value="19.3624557260921" calcext:value-type="currency">
            <text:p>19ns</text:p>
          </table:table-cell>
          <table:table-cell table:style-name="ce15" table:formula="of:=MAX(MIN([.$D90]-MOD(1000*[$Times.C$3];[.$D90]);MOD(1000*[$Times.C$3];[.$D90]));MIN([.$D90]-MOD(1000*[$Times.C$4];[.$D90]);MOD(1000*[$Times.C$4];[.$D90]));MIN([.$D90]-MOD(1000*[$Times.C$5];[.$D90]);MOD(1000*[$Times.C$5];[.$D90]));MIN([.$D90]-MOD(1000*[$Times.C$6];[.$D90]);MOD(1000*[$Times.C$6];[.$D90]));)" office:value-type="currency" office:currency="ns" office:value="19.3624557260921" calcext:value-type="currency">
            <text:p>19ns</text:p>
          </table:table-cell>
          <table:table-cell table:style-name="ce15" table:formula="of:=MAX(MIN([.$D90]-MOD(1000*[$Times.D$3];[.$D90]);MOD(1000*[$Times.D$3];[.$D90]));MIN([.$D90]-MOD(1000*[$Times.D$4];[.$D90]);MOD(1000*[$Times.D$4];[.$D90]));MIN([.$D90]-MOD(1000*[$Times.D$5];[.$D90]);MOD(1000*[$Times.D$5];[.$D90]));MIN([.$D90]-MOD(1000*[$Times.D$6];[.$D90]);MOD(1000*[$Times.D$6];[.$D90]));)" office:value-type="currency" office:currency="ns" office:value="12.9083038173947" calcext:value-type="currency">
            <text:p>13ns</text:p>
          </table:table-cell>
          <table:table-cell table:style-name="ce15" table:formula="of:=MAX(MIN([.$D90]-MOD(1000*[$Times.E$3];[.$D90]);MOD(1000*[$Times.E$3];[.$D90]));MIN([.$D90]-MOD(1000*[$Times.E$4];[.$D90]);MOD(1000*[$Times.E$4];[.$D90]));MIN([.$D90]-MOD(1000*[$Times.E$5];[.$D90]);MOD(1000*[$Times.E$5];[.$D90]));MIN([.$D90]-MOD(1000*[$Times.E$6];[.$D90]);MOD(1000*[$Times.E$6];[.$D90]));)" office:value-type="currency" office:currency="ns" office:value="17.0995670995671" calcext:value-type="currency">
            <text:p>17ns</text:p>
          </table:table-cell>
          <table:table-cell table:style-name="ce15" table:formula="of:=MAX(MIN([.$D90]-MOD(1000*[$Times.F$3];[.$D90]);MOD(1000*[$Times.F$3];[.$D90]));MIN([.$D90]-MOD(1000*[$Times.F$4];[.$D90]);MOD(1000*[$Times.F$4];[.$D90]));MIN([.$D90]-MOD(1000*[$Times.F$5];[.$D90]);MOD(1000*[$Times.F$5];[.$D90]));MIN([.$D90]-MOD(1000*[$Times.F$6];[.$D90]);MOD(1000*[$Times.F$6];[.$D90]));)" office:value-type="currency" office:currency="ns" office:value="16.1275088547816" calcext:value-type="currency">
            <text:p>16ns</text:p>
          </table:table-cell>
          <table:table-cell table:style-name="ce15" table:formula="of:=MAX(MIN([.$D90]-MOD(1000*[$Times.G$3];[.$D90]);MOD(1000*[$Times.G$3];[.$D90]));MIN([.$D90]-MOD(1000*[$Times.G$4];[.$D90]);MOD(1000*[$Times.G$4];[.$D90]));MIN([.$D90]-MOD(1000*[$Times.G$5];[.$D90]);MOD(1000*[$Times.G$5];[.$D90]));MIN([.$D90]-MOD(1000*[$Times.G$6];[.$D90]);MOD(1000*[$Times.G$6];[.$D90]));)" office:value-type="currency" office:currency="ns" office:value="16.1353797717434" calcext:value-type="currency">
            <text:p>16ns</text:p>
          </table:table-cell>
          <table:table-cell table:style-name="ce15" table:formula="of:=MAX(MIN([.$D90]-MOD(1000*[$Times.H$3];[.$D90]);MOD(1000*[$Times.H$3];[.$D90]));MIN([.$D90]-MOD(1000*[$Times.H$4];[.$D90]);MOD(1000*[$Times.H$4];[.$D90]));MIN([.$D90]-MOD(1000*[$Times.H$5];[.$D90]);MOD(1000*[$Times.H$5];[.$D90]));MIN([.$D90]-MOD(1000*[$Times.H$6];[.$D90]);MOD(1000*[$Times.H$6];[.$D90]));)" office:value-type="currency" office:currency="ns" office:value="16.1275088547816" calcext:value-type="currency">
            <text:p>16ns</text:p>
          </table:table-cell>
          <table:table-cell table:style-name="ce15" table:formula="of:=MAX(MIN([.$D90]-MOD(1000*[$Times.I$3];[.$D90]);MOD(1000*[$Times.I$3];[.$D90]));MIN([.$D90]-MOD(1000*[$Times.I$4];[.$D90]);MOD(1000*[$Times.I$4];[.$D90]));MIN([.$D90]-MOD(1000*[$Times.I$5];[.$D90]);MOD(1000*[$Times.I$5];[.$D90]));MIN([.$D90]-MOD(1000*[$Times.I$6];[.$D90]);MOD(1000*[$Times.I$6];[.$D90]));)" office:value-type="currency" office:currency="ns" office:value="13.5458480913026" calcext:value-type="currency">
            <text:p>14ns</text:p>
          </table:table-cell>
          <table:table-cell table:style-name="ce15" table:formula="of:=MAX(MIN([.$D90]-MOD(1000*[$Times.J$3];[.$D90]);MOD(1000*[$Times.J$3];[.$D90]));MIN([.$D90]-MOD(1000*[$Times.J$4];[.$D90]);MOD(1000*[$Times.J$4];[.$D90]));MIN([.$D90]-MOD(1000*[$Times.J$5];[.$D90]);MOD(1000*[$Times.J$5];[.$D90]));MIN([.$D90]-MOD(1000*[$Times.J$6];[.$D90]);MOD(1000*[$Times.J$6];[.$D90]));)" office:value-type="currency" office:currency="ns" office:value="16.1275088547816" calcext:value-type="currency">
            <text:p>16ns</text:p>
          </table:table-cell>
          <table:table-cell table:style-name="ce15" table:formula="of:=MAX(MIN([.$D90]-MOD(1000*[$Times.K$3];[.$D90]);MOD(1000*[$Times.K$3];[.$D90]));MIN([.$D90]-MOD(1000*[$Times.K$4];[.$D90]);MOD(1000*[$Times.K$4];[.$D90]));MIN([.$D90]-MOD(1000*[$Times.K$5];[.$D90]);MOD(1000*[$Times.K$5];[.$D90]));MIN([.$D90]-MOD(1000*[$Times.K$6];[.$D90]);MOD(1000*[$Times.K$6];[.$D90]));)" office:value-type="currency" office:currency="ns" office:value="13.5458480913026" calcext:value-type="currency">
            <text:p>14ns</text:p>
          </table:table-cell>
          <table:table-cell table:style-name="ce15" table:formula="of:=MAX(MIN([.$D90]-MOD(1000*[$Times.L$3];[.$D90]);MOD(1000*[$Times.L$3];[.$D90]));MIN([.$D90]-MOD(1000*[$Times.L$4];[.$D90]);MOD(1000*[$Times.L$4];[.$D90]));MIN([.$D90]-MOD(1000*[$Times.L$5];[.$D90]);MOD(1000*[$Times.L$5];[.$D90]));MIN([.$D90]-MOD(1000*[$Times.L$6];[.$D90]);MOD(1000*[$Times.L$6];[.$D90]));)" office:value-type="currency" office:currency="ns" office:value="16.1275088547816" calcext:value-type="currency">
            <text:p>16ns</text:p>
          </table:table-cell>
          <table:table-cell table:style-name="ce15" table:formula="of:=MAX(MIN([.$D90]-MOD(1000*[$Times.M$3];[.$D90]);MOD(1000*[$Times.M$3];[.$D90]));MIN([.$D90]-MOD(1000*[$Times.M$4];[.$D90]);MOD(1000*[$Times.M$4];[.$D90]));MIN([.$D90]-MOD(1000*[$Times.M$5];[.$D90]);MOD(1000*[$Times.M$5];[.$D90]));MIN([.$D90]-MOD(1000*[$Times.M$6];[.$D90]);MOD(1000*[$Times.M$6];[.$D90]));)" office:value-type="currency" office:currency="ns" office:value="13.5458480913026" calcext:value-type="currency">
            <text:p>14ns</text:p>
          </table:table-cell>
          <table:table-cell table:style-name="ce15" table:formula="of:=MAX(MIN([.$D90]-MOD(1000*[$Times.N$3];[.$D90]);MOD(1000*[$Times.N$3];[.$D90]));MIN([.$D90]-MOD(1000*[$Times.N$4];[.$D90]);MOD(1000*[$Times.N$4];[.$D90]));MIN([.$D90]-MOD(1000*[$Times.N$5];[.$D90]);MOD(1000*[$Times.N$5];[.$D90]));MIN([.$D90]-MOD(1000*[$Times.N$6];[.$D90]);MOD(1000*[$Times.N$6];[.$D90]));)" office:value-type="currency" office:currency="ns" office:value="16.1275088547816" calcext:value-type="currency">
            <text:p>16ns</text:p>
          </table:table-cell>
          <table:table-cell table:style-name="ce15" table:formula="of:=MAX(MIN([.$D90]-MOD(1000*[$Times.O$3];[.$D90]);MOD(1000*[$Times.O$3];[.$D90]));MIN([.$D90]-MOD(1000*[$Times.O$4];[.$D90]);MOD(1000*[$Times.O$4];[.$D90]));MIN([.$D90]-MOD(1000*[$Times.O$5];[.$D90]);MOD(1000*[$Times.O$5];[.$D90]));MIN([.$D90]-MOD(1000*[$Times.O$6];[.$D90]);MOD(1000*[$Times.O$6];[.$D90]));)" office:value-type="currency" office:currency="ns" office:value="16.1353797717434" calcext:value-type="currency">
            <text:p>16ns</text:p>
          </table:table-cell>
          <table:table-cell table:style-name="ce15" table:formula="of:=MAX(MIN([.$D90]-MOD(1000*[$Times.P$3];[.$D90]);MOD(1000*[$Times.P$3];[.$D90]));MIN([.$D90]-MOD(1000*[$Times.P$4];[.$D90]);MOD(1000*[$Times.P$4];[.$D90]));MIN([.$D90]-MOD(1000*[$Times.P$5];[.$D90]);MOD(1000*[$Times.P$5];[.$D90]));MIN([.$D90]-MOD(1000*[$Times.P$6];[.$D90]);MOD(1000*[$Times.P$6];[.$D90]));)" office:value-type="currency" office:currency="ns" office:value="16.1275088547816" calcext:value-type="currency">
            <text:p>16ns</text:p>
          </table:table-cell>
          <table:table-cell table:style-name="ce15" table:formula="of:=MAX(MIN([.$D90]-MOD(1000*[$Times.Q$3];[.$D90]);MOD(1000*[$Times.Q$3];[.$D90]));MIN([.$D90]-MOD(1000*[$Times.Q$4];[.$D90]);MOD(1000*[$Times.Q$4];[.$D90]));MIN([.$D90]-MOD(1000*[$Times.Q$5];[.$D90]);MOD(1000*[$Times.Q$5];[.$D90]));MIN([.$D90]-MOD(1000*[$Times.Q$6];[.$D90]);MOD(1000*[$Times.Q$6];[.$D90]));)" office:value-type="currency" office:currency="ns" office:value="13.5458480913026" calcext:value-type="currency">
            <text:p>14ns</text:p>
          </table:table-cell>
          <table:table-cell table:style-name="ce15" table:formula="of:=MAX(MIN([.$D90]-MOD(1000*[$Times.R$3];[.$D90]);MOD(1000*[$Times.R$3];[.$D90]));MIN([.$D90]-MOD(1000*[$Times.R$4];[.$D90]);MOD(1000*[$Times.R$4];[.$D90]));MIN([.$D90]-MOD(1000*[$Times.R$5];[.$D90]);MOD(1000*[$Times.R$5];[.$D90]));MIN([.$D90]-MOD(1000*[$Times.R$6];[.$D90]);MOD(1000*[$Times.R$6];[.$D90]));)" office:value-type="currency" office:currency="ns" office:value="16.1275088547816" calcext:value-type="currency">
            <text:p>16ns</text:p>
          </table:table-cell>
          <table:table-cell table:style-name="ce15" table:formula="of:=MAX(MIN([.$D90]-MOD(1000*[$Times.S$3];[.$D90]);MOD(1000*[$Times.S$3];[.$D90]));MIN([.$D90]-MOD(1000*[$Times.S$4];[.$D90]);MOD(1000*[$Times.S$4];[.$D90]));MIN([.$D90]-MOD(1000*[$Times.S$5];[.$D90]);MOD(1000*[$Times.S$5];[.$D90]));MIN([.$D90]-MOD(1000*[$Times.S$6];[.$D90]);MOD(1000*[$Times.S$6];[.$D90]));)" office:value-type="currency" office:currency="ns" office:value="13.5458480913026" calcext:value-type="currency">
            <text:p>14ns</text:p>
          </table:table-cell>
          <table:table-cell table:style-name="ce15" table:formula="of:=MAX(MIN([.$D90]-MOD(1000*[$Times.T$3];[.$D90]);MOD(1000*[$Times.T$3];[.$D90]));MIN([.$D90]-MOD(1000*[$Times.T$4];[.$D90]);MOD(1000*[$Times.T$4];[.$D90]));MIN([.$D90]-MOD(1000*[$Times.T$5];[.$D90]);MOD(1000*[$Times.T$5];[.$D90]));MIN([.$D90]-MOD(1000*[$Times.T$6];[.$D90]);MOD(1000*[$Times.T$6];[.$D90]));)" office:value-type="currency" office:currency="ns" office:value="16.1275088547816" calcext:value-type="currency">
            <text:p>16ns</text:p>
          </table:table-cell>
          <table:table-cell table:style-name="ce15" table:formula="of:=MAX(MIN([.$D90]-MOD(1000*[$Times.U$3];[.$D90]);MOD(1000*[$Times.U$3];[.$D90]));MIN([.$D90]-MOD(1000*[$Times.U$4];[.$D90]);MOD(1000*[$Times.U$4];[.$D90]));MIN([.$D90]-MOD(1000*[$Times.U$5];[.$D90]);MOD(1000*[$Times.U$5];[.$D90]));MIN([.$D90]-MOD(1000*[$Times.U$6];[.$D90]);MOD(1000*[$Times.U$6];[.$D90]));)" office:value-type="currency" office:currency="ns" office:value="16.1353797717434" calcext:value-type="currency">
            <text:p>16ns</text:p>
          </table:table-cell>
          <table:table-cell table:style-name="ce15" table:formula="of:=MAX(MIN([.$D90]-MOD(1000*[$Times.V$3];[.$D90]);MOD(1000*[$Times.V$3];[.$D90]));MIN([.$D90]-MOD(1000*[$Times.V$4];[.$D90]);MOD(1000*[$Times.V$4];[.$D90]));MIN([.$D90]-MOD(1000*[$Times.V$5];[.$D90]);MOD(1000*[$Times.V$5];[.$D90]));MIN([.$D90]-MOD(1000*[$Times.V$6];[.$D90]);MOD(1000*[$Times.V$6];[.$D90]));)" office:value-type="currency" office:currency="ns" office:value="14.8366784730421" calcext:value-type="currency">
            <text:p>15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5.8" calcext:value-type="currency">
            <text:p>25,80 MHz</text:p>
          </table:table-cell>
          <table:table-cell table:style-name="ce10" table:formula="of:=160/[.A91]" office:value-type="float" office:value="6.2015503875969" calcext:value-type="float">
            <text:p>6,20</text:p>
          </table:table-cell>
          <table:table-cell table:style-name="ce7" table:formula="of:=ROUND(100*[.B91]) = 100*ROUND([.B91])" office:value-type="boolean" office:boolean-value="false" calcext:value-type="boolean">
            <text:p>FAŁSZ</text:p>
          </table:table-cell>
          <table:table-cell table:style-name="ce13" table:formula="of:=1000/[.A91]" office:value-type="currency" office:currency="ns" office:value="38.7596899224806" calcext:value-type="currency">
            <text:p>39ns</text:p>
          </table:table-cell>
          <table:table-cell table:style-name="ce20" table:formula="of:=([.I91]-MIN([.I$1:.I90]))" office:value-type="float" office:value="18.6046511627908" calcext:value-type="float">
            <text:p>18,60</text:p>
          </table:table-cell>
          <table:table-cell table:style-name="ce20" table:formula="of:=IF([.C91]; ([.I91]-MIN([.I$1:.I90]));&quot;&quot;)">
            <text:p/>
          </table:table-cell>
          <table:table-cell table:style-name="ce20" table:formula="of:=([.J91]-MIN([.J$1:.J90]))" office:value-type="float" office:value="1.93798449612405" calcext:value-type="float">
            <text:p>1,94</text:p>
          </table:table-cell>
          <table:table-cell table:style-name="ce20" table:formula="of:=([.J91]-MIN([.J$1:.J90]))*[.C91]" office:value-type="float" office:value="0" calcext:value-type="float">
            <text:p>0,00</text:p>
          </table:table-cell>
          <table:table-cell table:style-name="ce17" table:formula="of:=COM.MICROSOFT.MAXIFS([.K91:.XDF91];[.K$2:.XDF$2];&quot;&quot;)" office:value-type="currency" office:currency="ns" office:value="18.6046511627908" calcext:value-type="currency">
            <text:p>19ns</text:p>
          </table:table-cell>
          <table:table-cell table:style-name="ce17" table:formula="of:=MAX([.K91:.XFD91])" office:value-type="currency" office:currency="ns" office:value="18.6046511627908" calcext:value-type="currency">
            <text:p>19ns</text:p>
          </table:table-cell>
          <table:table-cell table:style-name="ce15" table:formula="of:=MAX(MIN([.$D91]-MOD(1000*[$Times.C$3];[.$D91]);MOD(1000*[$Times.C$3];[.$D91]));MIN([.$D91]-MOD(1000*[$Times.C$4];[.$D91]);MOD(1000*[$Times.C$4];[.$D91]));MIN([.$D91]-MOD(1000*[$Times.C$5];[.$D91]);MOD(1000*[$Times.C$5];[.$D91]));MIN([.$D91]-MOD(1000*[$Times.C$6];[.$D91]);MOD(1000*[$Times.C$6];[.$D91]));)" office:value-type="currency" office:currency="ns" office:value="17.8294573643411" calcext:value-type="currency">
            <text:p>18ns</text:p>
          </table:table-cell>
          <table:table-cell table:style-name="ce15" table:formula="of:=MAX(MIN([.$D91]-MOD(1000*[$Times.D$3];[.$D91]);MOD(1000*[$Times.D$3];[.$D91]));MIN([.$D91]-MOD(1000*[$Times.D$4];[.$D91]);MOD(1000*[$Times.D$4];[.$D91]));MIN([.$D91]-MOD(1000*[$Times.D$5];[.$D91]);MOD(1000*[$Times.D$5];[.$D91]));MIN([.$D91]-MOD(1000*[$Times.D$6];[.$D91]);MOD(1000*[$Times.D$6];[.$D91]));)" office:value-type="currency" office:currency="ns" office:value="18.6046511627908" calcext:value-type="currency">
            <text:p>19ns</text:p>
          </table:table-cell>
          <table:table-cell table:style-name="ce15" table:formula="of:=MAX(MIN([.$D91]-MOD(1000*[$Times.E$3];[.$D91]);MOD(1000*[$Times.E$3];[.$D91]));MIN([.$D91]-MOD(1000*[$Times.E$4];[.$D91]);MOD(1000*[$Times.E$4];[.$D91]));MIN([.$D91]-MOD(1000*[$Times.E$5];[.$D91]);MOD(1000*[$Times.E$5];[.$D91]));MIN([.$D91]-MOD(1000*[$Times.E$6];[.$D91]);MOD(1000*[$Times.E$6];[.$D91]));)" office:value-type="currency" office:currency="ns" office:value="15.1162790697674" calcext:value-type="currency">
            <text:p>15ns</text:p>
          </table:table-cell>
          <table:table-cell table:style-name="ce15" table:formula="of:=MAX(MIN([.$D91]-MOD(1000*[$Times.F$3];[.$D91]);MOD(1000*[$Times.F$3];[.$D91]));MIN([.$D91]-MOD(1000*[$Times.F$4];[.$D91]);MOD(1000*[$Times.F$4];[.$D91]));MIN([.$D91]-MOD(1000*[$Times.F$5];[.$D91]);MOD(1000*[$Times.F$5];[.$D91]));MIN([.$D91]-MOD(1000*[$Times.F$6];[.$D91]);MOD(1000*[$Times.F$6];[.$D91]));)" office:value-type="currency" office:currency="ns" office:value="12.5581395348837" calcext:value-type="currency">
            <text:p>13ns</text:p>
          </table:table-cell>
          <table:table-cell table:style-name="ce15" table:formula="of:=MAX(MIN([.$D91]-MOD(1000*[$Times.G$3];[.$D91]);MOD(1000*[$Times.G$3];[.$D91]));MIN([.$D91]-MOD(1000*[$Times.G$4];[.$D91]);MOD(1000*[$Times.G$4];[.$D91]));MIN([.$D91]-MOD(1000*[$Times.G$5];[.$D91]);MOD(1000*[$Times.G$5];[.$D91]));MIN([.$D91]-MOD(1000*[$Times.G$6];[.$D91]);MOD(1000*[$Times.G$6];[.$D91]));)" office:value-type="currency" office:currency="ns" office:value="7.75193798449612" calcext:value-type="currency">
            <text:p>8ns</text:p>
          </table:table-cell>
          <table:table-cell table:style-name="ce15" table:formula="of:=MAX(MIN([.$D91]-MOD(1000*[$Times.H$3];[.$D91]);MOD(1000*[$Times.H$3];[.$D91]));MIN([.$D91]-MOD(1000*[$Times.H$4];[.$D91]);MOD(1000*[$Times.H$4];[.$D91]));MIN([.$D91]-MOD(1000*[$Times.H$5];[.$D91]);MOD(1000*[$Times.H$5];[.$D91]));MIN([.$D91]-MOD(1000*[$Times.H$6];[.$D91]);MOD(1000*[$Times.H$6];[.$D91]));)" office:value-type="currency" office:currency="ns" office:value="13.5658914728683" calcext:value-type="currency">
            <text:p>14ns</text:p>
          </table:table-cell>
          <table:table-cell table:style-name="ce15" table:formula="of:=MAX(MIN([.$D91]-MOD(1000*[$Times.I$3];[.$D91]);MOD(1000*[$Times.I$3];[.$D91]));MIN([.$D91]-MOD(1000*[$Times.I$4];[.$D91]);MOD(1000*[$Times.I$4];[.$D91]));MIN([.$D91]-MOD(1000*[$Times.I$5];[.$D91]);MOD(1000*[$Times.I$5];[.$D91]));MIN([.$D91]-MOD(1000*[$Times.I$6];[.$D91]);MOD(1000*[$Times.I$6];[.$D91]));)" office:value-type="currency" office:currency="ns" office:value="10.8527131782946" calcext:value-type="currency">
            <text:p>11ns</text:p>
          </table:table-cell>
          <table:table-cell table:style-name="ce15" table:formula="of:=MAX(MIN([.$D91]-MOD(1000*[$Times.J$3];[.$D91]);MOD(1000*[$Times.J$3];[.$D91]));MIN([.$D91]-MOD(1000*[$Times.J$4];[.$D91]);MOD(1000*[$Times.J$4];[.$D91]));MIN([.$D91]-MOD(1000*[$Times.J$5];[.$D91]);MOD(1000*[$Times.J$5];[.$D91]));MIN([.$D91]-MOD(1000*[$Times.J$6];[.$D91]);MOD(1000*[$Times.J$6];[.$D91]));)" office:value-type="currency" office:currency="ns" office:value="13.5658914728683" calcext:value-type="currency">
            <text:p>14ns</text:p>
          </table:table-cell>
          <table:table-cell table:style-name="ce15" table:formula="of:=MAX(MIN([.$D91]-MOD(1000*[$Times.K$3];[.$D91]);MOD(1000*[$Times.K$3];[.$D91]));MIN([.$D91]-MOD(1000*[$Times.K$4];[.$D91]);MOD(1000*[$Times.K$4];[.$D91]));MIN([.$D91]-MOD(1000*[$Times.K$5];[.$D91]);MOD(1000*[$Times.K$5];[.$D91]));MIN([.$D91]-MOD(1000*[$Times.K$6];[.$D91]);MOD(1000*[$Times.K$6];[.$D91]));)" office:value-type="currency" office:currency="ns" office:value="10.8527131782946" calcext:value-type="currency">
            <text:p>11ns</text:p>
          </table:table-cell>
          <table:table-cell table:style-name="ce15" table:formula="of:=MAX(MIN([.$D91]-MOD(1000*[$Times.L$3];[.$D91]);MOD(1000*[$Times.L$3];[.$D91]));MIN([.$D91]-MOD(1000*[$Times.L$4];[.$D91]);MOD(1000*[$Times.L$4];[.$D91]));MIN([.$D91]-MOD(1000*[$Times.L$5];[.$D91]);MOD(1000*[$Times.L$5];[.$D91]));MIN([.$D91]-MOD(1000*[$Times.L$6];[.$D91]);MOD(1000*[$Times.L$6];[.$D91]));)" office:value-type="currency" office:currency="ns" office:value="12.5581395348837" calcext:value-type="currency">
            <text:p>13ns</text:p>
          </table:table-cell>
          <table:table-cell table:style-name="ce15" table:formula="of:=MAX(MIN([.$D91]-MOD(1000*[$Times.M$3];[.$D91]);MOD(1000*[$Times.M$3];[.$D91]));MIN([.$D91]-MOD(1000*[$Times.M$4];[.$D91]);MOD(1000*[$Times.M$4];[.$D91]));MIN([.$D91]-MOD(1000*[$Times.M$5];[.$D91]);MOD(1000*[$Times.M$5];[.$D91]));MIN([.$D91]-MOD(1000*[$Times.M$6];[.$D91]);MOD(1000*[$Times.M$6];[.$D91]));)" office:value-type="currency" office:currency="ns" office:value="10.8527131782946" calcext:value-type="currency">
            <text:p>11ns</text:p>
          </table:table-cell>
          <table:table-cell table:style-name="ce15" table:formula="of:=MAX(MIN([.$D91]-MOD(1000*[$Times.N$3];[.$D91]);MOD(1000*[$Times.N$3];[.$D91]));MIN([.$D91]-MOD(1000*[$Times.N$4];[.$D91]);MOD(1000*[$Times.N$4];[.$D91]));MIN([.$D91]-MOD(1000*[$Times.N$5];[.$D91]);MOD(1000*[$Times.N$5];[.$D91]));MIN([.$D91]-MOD(1000*[$Times.N$6];[.$D91]);MOD(1000*[$Times.N$6];[.$D91]));)" office:value-type="currency" office:currency="ns" office:value="12.5581395348837" calcext:value-type="currency">
            <text:p>13ns</text:p>
          </table:table-cell>
          <table:table-cell table:style-name="ce15" table:formula="of:=MAX(MIN([.$D91]-MOD(1000*[$Times.O$3];[.$D91]);MOD(1000*[$Times.O$3];[.$D91]));MIN([.$D91]-MOD(1000*[$Times.O$4];[.$D91]);MOD(1000*[$Times.O$4];[.$D91]));MIN([.$D91]-MOD(1000*[$Times.O$5];[.$D91]);MOD(1000*[$Times.O$5];[.$D91]));MIN([.$D91]-MOD(1000*[$Times.O$6];[.$D91]);MOD(1000*[$Times.O$6];[.$D91]));)" office:value-type="currency" office:currency="ns" office:value="7.75193798449612" calcext:value-type="currency">
            <text:p>8ns</text:p>
          </table:table-cell>
          <table:table-cell table:style-name="ce15" table:formula="of:=MAX(MIN([.$D91]-MOD(1000*[$Times.P$3];[.$D91]);MOD(1000*[$Times.P$3];[.$D91]));MIN([.$D91]-MOD(1000*[$Times.P$4];[.$D91]);MOD(1000*[$Times.P$4];[.$D91]));MIN([.$D91]-MOD(1000*[$Times.P$5];[.$D91]);MOD(1000*[$Times.P$5];[.$D91]));MIN([.$D91]-MOD(1000*[$Times.P$6];[.$D91]);MOD(1000*[$Times.P$6];[.$D91]));)" office:value-type="currency" office:currency="ns" office:value="12.5581395348837" calcext:value-type="currency">
            <text:p>13ns</text:p>
          </table:table-cell>
          <table:table-cell table:style-name="ce15" table:formula="of:=MAX(MIN([.$D91]-MOD(1000*[$Times.Q$3];[.$D91]);MOD(1000*[$Times.Q$3];[.$D91]));MIN([.$D91]-MOD(1000*[$Times.Q$4];[.$D91]);MOD(1000*[$Times.Q$4];[.$D91]));MIN([.$D91]-MOD(1000*[$Times.Q$5];[.$D91]);MOD(1000*[$Times.Q$5];[.$D91]));MIN([.$D91]-MOD(1000*[$Times.Q$6];[.$D91]);MOD(1000*[$Times.Q$6];[.$D91]));)" office:value-type="currency" office:currency="ns" office:value="10.8527131782946" calcext:value-type="currency">
            <text:p>11ns</text:p>
          </table:table-cell>
          <table:table-cell table:style-name="ce15" table:formula="of:=MAX(MIN([.$D91]-MOD(1000*[$Times.R$3];[.$D91]);MOD(1000*[$Times.R$3];[.$D91]));MIN([.$D91]-MOD(1000*[$Times.R$4];[.$D91]);MOD(1000*[$Times.R$4];[.$D91]));MIN([.$D91]-MOD(1000*[$Times.R$5];[.$D91]);MOD(1000*[$Times.R$5];[.$D91]));MIN([.$D91]-MOD(1000*[$Times.R$6];[.$D91]);MOD(1000*[$Times.R$6];[.$D91]));)" office:value-type="currency" office:currency="ns" office:value="12.5581395348837" calcext:value-type="currency">
            <text:p>13ns</text:p>
          </table:table-cell>
          <table:table-cell table:style-name="ce15" table:formula="of:=MAX(MIN([.$D91]-MOD(1000*[$Times.S$3];[.$D91]);MOD(1000*[$Times.S$3];[.$D91]));MIN([.$D91]-MOD(1000*[$Times.S$4];[.$D91]);MOD(1000*[$Times.S$4];[.$D91]));MIN([.$D91]-MOD(1000*[$Times.S$5];[.$D91]);MOD(1000*[$Times.S$5];[.$D91]));MIN([.$D91]-MOD(1000*[$Times.S$6];[.$D91]);MOD(1000*[$Times.S$6];[.$D91]));)" office:value-type="currency" office:currency="ns" office:value="10.8527131782946" calcext:value-type="currency">
            <text:p>11ns</text:p>
          </table:table-cell>
          <table:table-cell table:style-name="ce15" table:formula="of:=MAX(MIN([.$D91]-MOD(1000*[$Times.T$3];[.$D91]);MOD(1000*[$Times.T$3];[.$D91]));MIN([.$D91]-MOD(1000*[$Times.T$4];[.$D91]);MOD(1000*[$Times.T$4];[.$D91]));MIN([.$D91]-MOD(1000*[$Times.T$5];[.$D91]);MOD(1000*[$Times.T$5];[.$D91]));MIN([.$D91]-MOD(1000*[$Times.T$6];[.$D91]);MOD(1000*[$Times.T$6];[.$D91]));)" office:value-type="currency" office:currency="ns" office:value="12.5581395348837" calcext:value-type="currency">
            <text:p>13ns</text:p>
          </table:table-cell>
          <table:table-cell table:style-name="ce15" table:formula="of:=MAX(MIN([.$D91]-MOD(1000*[$Times.U$3];[.$D91]);MOD(1000*[$Times.U$3];[.$D91]));MIN([.$D91]-MOD(1000*[$Times.U$4];[.$D91]);MOD(1000*[$Times.U$4];[.$D91]));MIN([.$D91]-MOD(1000*[$Times.U$5];[.$D91]);MOD(1000*[$Times.U$5];[.$D91]));MIN([.$D91]-MOD(1000*[$Times.U$6];[.$D91]);MOD(1000*[$Times.U$6];[.$D91]));)" office:value-type="currency" office:currency="ns" office:value="7.75193798449612" calcext:value-type="currency">
            <text:p>8ns</text:p>
          </table:table-cell>
          <table:table-cell table:style-name="ce15" table:formula="of:=MAX(MIN([.$D91]-MOD(1000*[$Times.V$3];[.$D91]);MOD(1000*[$Times.V$3];[.$D91]));MIN([.$D91]-MOD(1000*[$Times.V$4];[.$D91]);MOD(1000*[$Times.V$4];[.$D91]));MIN([.$D91]-MOD(1000*[$Times.V$5];[.$D91]);MOD(1000*[$Times.V$5];[.$D91]));MIN([.$D91]-MOD(1000*[$Times.V$6];[.$D91]);MOD(1000*[$Times.V$6];[.$D91]));)" office:value-type="currency" office:currency="ns" office:value="18.6046511627908" calcext:value-type="currency">
            <text:p>19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6" calcext:value-type="currency">
            <text:p>26,00 MHz</text:p>
          </table:table-cell>
          <table:table-cell table:style-name="ce10" table:formula="of:=160/[.A92]" office:value-type="float" office:value="6.15384615384615" calcext:value-type="float">
            <text:p>6,15</text:p>
          </table:table-cell>
          <table:table-cell table:style-name="ce7" table:formula="of:=ROUND(100*[.B92]) = 100*ROUND([.B92])" office:value-type="boolean" office:boolean-value="false" calcext:value-type="boolean">
            <text:p>FAŁSZ</text:p>
          </table:table-cell>
          <table:table-cell table:style-name="ce13" table:formula="of:=1000/[.A92]" office:value-type="currency" office:currency="ns" office:value="38.4615384615385" calcext:value-type="currency">
            <text:p>38ns</text:p>
          </table:table-cell>
          <table:table-cell table:style-name="ce20" table:formula="of:=([.I92]-MIN([.I$1:.I91]))" office:value-type="float" office:value="15.3846153846155" calcext:value-type="float">
            <text:p>15,38</text:p>
          </table:table-cell>
          <table:table-cell table:style-name="ce20" table:formula="of:=IF([.C92]; ([.I92]-MIN([.I$1:.I91]));&quot;&quot;)">
            <text:p/>
          </table:table-cell>
          <table:table-cell table:style-name="ce20" table:formula="of:=([.J92]-MIN([.J$1:.J91]))" office:value-type="float" office:value="2.56410256410243" calcext:value-type="float">
            <text:p>2,56</text:p>
          </table:table-cell>
          <table:table-cell table:style-name="ce20" table:formula="of:=([.J92]-MIN([.J$1:.J91]))*[.C92]" office:value-type="float" office:value="0" calcext:value-type="float">
            <text:p>0,00</text:p>
          </table:table-cell>
          <table:table-cell table:style-name="ce17" table:formula="of:=COM.MICROSOFT.MAXIFS([.K92:.XDF92];[.K$2:.XDF$2];&quot;&quot;)" office:value-type="currency" office:currency="ns" office:value="15.3846153846155" calcext:value-type="currency">
            <text:p>15ns</text:p>
          </table:table-cell>
          <table:table-cell table:style-name="ce17" table:formula="of:=MAX([.K92:.XFD92])" office:value-type="currency" office:currency="ns" office:value="19.2307692307692" calcext:value-type="currency">
            <text:p>19ns</text:p>
          </table:table-cell>
          <table:table-cell table:style-name="ce15" table:formula="of:=MAX(MIN([.$D92]-MOD(1000*[$Times.C$3];[.$D92]);MOD(1000*[$Times.C$3];[.$D92]));MIN([.$D92]-MOD(1000*[$Times.C$4];[.$D92]);MOD(1000*[$Times.C$4];[.$D92]));MIN([.$D92]-MOD(1000*[$Times.C$5];[.$D92]);MOD(1000*[$Times.C$5];[.$D92]));MIN([.$D92]-MOD(1000*[$Times.C$6];[.$D92]);MOD(1000*[$Times.C$6];[.$D92]));)" office:value-type="currency" office:currency="ns" office:value="7.69230769230785" calcext:value-type="currency">
            <text:p>8ns</text:p>
          </table:table-cell>
          <table:table-cell table:style-name="ce15" table:formula="of:=MAX(MIN([.$D92]-MOD(1000*[$Times.D$3];[.$D92]);MOD(1000*[$Times.D$3];[.$D92]));MIN([.$D92]-MOD(1000*[$Times.D$4];[.$D92]);MOD(1000*[$Times.D$4];[.$D92]));MIN([.$D92]-MOD(1000*[$Times.D$5];[.$D92]);MOD(1000*[$Times.D$5];[.$D92]));MIN([.$D92]-MOD(1000*[$Times.D$6];[.$D92]);MOD(1000*[$Times.D$6];[.$D92]));)" office:value-type="currency" office:currency="ns" office:value="15.3846153846154" calcext:value-type="currency">
            <text:p>15ns</text:p>
          </table:table-cell>
          <table:table-cell table:style-name="ce15" table:formula="of:=MAX(MIN([.$D92]-MOD(1000*[$Times.E$3];[.$D92]);MOD(1000*[$Times.E$3];[.$D92]));MIN([.$D92]-MOD(1000*[$Times.E$4];[.$D92]);MOD(1000*[$Times.E$4];[.$D92]));MIN([.$D92]-MOD(1000*[$Times.E$5];[.$D92]);MOD(1000*[$Times.E$5];[.$D92]));MIN([.$D92]-MOD(1000*[$Times.E$6];[.$D92]);MOD(1000*[$Times.E$6];[.$D92]));)" office:value-type="currency" office:currency="ns" office:value="15.3846153846154" calcext:value-type="currency">
            <text:p>15ns</text:p>
          </table:table-cell>
          <table:table-cell table:style-name="ce15" table:formula="of:=MAX(MIN([.$D92]-MOD(1000*[$Times.F$3];[.$D92]);MOD(1000*[$Times.F$3];[.$D92]));MIN([.$D92]-MOD(1000*[$Times.F$4];[.$D92]);MOD(1000*[$Times.F$4];[.$D92]));MIN([.$D92]-MOD(1000*[$Times.F$5];[.$D92]);MOD(1000*[$Times.F$5];[.$D92]));MIN([.$D92]-MOD(1000*[$Times.F$6];[.$D92]);MOD(1000*[$Times.F$6];[.$D92]));)" office:value-type="currency" office:currency="ns" office:value="10.7692307692308" calcext:value-type="currency">
            <text:p>11ns</text:p>
          </table:table-cell>
          <table:table-cell table:style-name="ce15" table:formula="of:=MAX(MIN([.$D92]-MOD(1000*[$Times.G$3];[.$D92]);MOD(1000*[$Times.G$3];[.$D92]));MIN([.$D92]-MOD(1000*[$Times.G$4];[.$D92]);MOD(1000*[$Times.G$4];[.$D92]));MIN([.$D92]-MOD(1000*[$Times.G$5];[.$D92]);MOD(1000*[$Times.G$5];[.$D92]));MIN([.$D92]-MOD(1000*[$Times.G$6];[.$D92]);MOD(1000*[$Times.G$6];[.$D92]));)" office:value-type="currency" office:currency="ns" office:value="4.61538461538459" calcext:value-type="currency">
            <text:p>5ns</text:p>
          </table:table-cell>
          <table:table-cell table:style-name="ce15" table:formula="of:=MAX(MIN([.$D92]-MOD(1000*[$Times.H$3];[.$D92]);MOD(1000*[$Times.H$3];[.$D92]));MIN([.$D92]-MOD(1000*[$Times.H$4];[.$D92]);MOD(1000*[$Times.H$4];[.$D92]));MIN([.$D92]-MOD(1000*[$Times.H$5];[.$D92]);MOD(1000*[$Times.H$5];[.$D92]));MIN([.$D92]-MOD(1000*[$Times.H$6];[.$D92]);MOD(1000*[$Times.H$6];[.$D92]));)" office:value-type="currency" office:currency="ns" office:value="19.2307692307692" calcext:value-type="currency">
            <text:p>19ns</text:p>
          </table:table-cell>
          <table:table-cell table:style-name="ce15" table:formula="of:=MAX(MIN([.$D92]-MOD(1000*[$Times.I$3];[.$D92]);MOD(1000*[$Times.I$3];[.$D92]));MIN([.$D92]-MOD(1000*[$Times.I$4];[.$D92]);MOD(1000*[$Times.I$4];[.$D92]));MIN([.$D92]-MOD(1000*[$Times.I$5];[.$D92]);MOD(1000*[$Times.I$5];[.$D92]));MIN([.$D92]-MOD(1000*[$Times.I$6];[.$D92]);MOD(1000*[$Times.I$6];[.$D92]));)" office:value-type="currency" office:currency="ns" office:value="15.3846153846154" calcext:value-type="currency">
            <text:p>15ns</text:p>
          </table:table-cell>
          <table:table-cell table:style-name="ce15" table:formula="of:=MAX(MIN([.$D92]-MOD(1000*[$Times.J$3];[.$D92]);MOD(1000*[$Times.J$3];[.$D92]));MIN([.$D92]-MOD(1000*[$Times.J$4];[.$D92]);MOD(1000*[$Times.J$4];[.$D92]));MIN([.$D92]-MOD(1000*[$Times.J$5];[.$D92]);MOD(1000*[$Times.J$5];[.$D92]));MIN([.$D92]-MOD(1000*[$Times.J$6];[.$D92]);MOD(1000*[$Times.J$6];[.$D92]));)" office:value-type="currency" office:currency="ns" office:value="19.2307692307692" calcext:value-type="currency">
            <text:p>19ns</text:p>
          </table:table-cell>
          <table:table-cell table:style-name="ce15" table:formula="of:=MAX(MIN([.$D92]-MOD(1000*[$Times.K$3];[.$D92]);MOD(1000*[$Times.K$3];[.$D92]));MIN([.$D92]-MOD(1000*[$Times.K$4];[.$D92]);MOD(1000*[$Times.K$4];[.$D92]));MIN([.$D92]-MOD(1000*[$Times.K$5];[.$D92]);MOD(1000*[$Times.K$5];[.$D92]));MIN([.$D92]-MOD(1000*[$Times.K$6];[.$D92]);MOD(1000*[$Times.K$6];[.$D92]));)" office:value-type="currency" office:currency="ns" office:value="15.3846153846154" calcext:value-type="currency">
            <text:p>15ns</text:p>
          </table:table-cell>
          <table:table-cell table:style-name="ce15" table:formula="of:=MAX(MIN([.$D92]-MOD(1000*[$Times.L$3];[.$D92]);MOD(1000*[$Times.L$3];[.$D92]));MIN([.$D92]-MOD(1000*[$Times.L$4];[.$D92]);MOD(1000*[$Times.L$4];[.$D92]));MIN([.$D92]-MOD(1000*[$Times.L$5];[.$D92]);MOD(1000*[$Times.L$5];[.$D92]));MIN([.$D92]-MOD(1000*[$Times.L$6];[.$D92]);MOD(1000*[$Times.L$6];[.$D92]));)" office:value-type="currency" office:currency="ns" office:value="10.7692307692308" calcext:value-type="currency">
            <text:p>11ns</text:p>
          </table:table-cell>
          <table:table-cell table:style-name="ce15" table:formula="of:=MAX(MIN([.$D92]-MOD(1000*[$Times.M$3];[.$D92]);MOD(1000*[$Times.M$3];[.$D92]));MIN([.$D92]-MOD(1000*[$Times.M$4];[.$D92]);MOD(1000*[$Times.M$4];[.$D92]));MIN([.$D92]-MOD(1000*[$Times.M$5];[.$D92]);MOD(1000*[$Times.M$5];[.$D92]));MIN([.$D92]-MOD(1000*[$Times.M$6];[.$D92]);MOD(1000*[$Times.M$6];[.$D92]));)" office:value-type="currency" office:currency="ns" office:value="15.3846153846154" calcext:value-type="currency">
            <text:p>15ns</text:p>
          </table:table-cell>
          <table:table-cell table:style-name="ce15" table:formula="of:=MAX(MIN([.$D92]-MOD(1000*[$Times.N$3];[.$D92]);MOD(1000*[$Times.N$3];[.$D92]));MIN([.$D92]-MOD(1000*[$Times.N$4];[.$D92]);MOD(1000*[$Times.N$4];[.$D92]));MIN([.$D92]-MOD(1000*[$Times.N$5];[.$D92]);MOD(1000*[$Times.N$5];[.$D92]));MIN([.$D92]-MOD(1000*[$Times.N$6];[.$D92]);MOD(1000*[$Times.N$6];[.$D92]));)" office:value-type="currency" office:currency="ns" office:value="10.7692307692308" calcext:value-type="currency">
            <text:p>11ns</text:p>
          </table:table-cell>
          <table:table-cell table:style-name="ce15" table:formula="of:=MAX(MIN([.$D92]-MOD(1000*[$Times.O$3];[.$D92]);MOD(1000*[$Times.O$3];[.$D92]));MIN([.$D92]-MOD(1000*[$Times.O$4];[.$D92]);MOD(1000*[$Times.O$4];[.$D92]));MIN([.$D92]-MOD(1000*[$Times.O$5];[.$D92]);MOD(1000*[$Times.O$5];[.$D92]));MIN([.$D92]-MOD(1000*[$Times.O$6];[.$D92]);MOD(1000*[$Times.O$6];[.$D92]));)" office:value-type="currency" office:currency="ns" office:value="4.61538461538459" calcext:value-type="currency">
            <text:p>5ns</text:p>
          </table:table-cell>
          <table:table-cell table:style-name="ce15" table:formula="of:=MAX(MIN([.$D92]-MOD(1000*[$Times.P$3];[.$D92]);MOD(1000*[$Times.P$3];[.$D92]));MIN([.$D92]-MOD(1000*[$Times.P$4];[.$D92]);MOD(1000*[$Times.P$4];[.$D92]));MIN([.$D92]-MOD(1000*[$Times.P$5];[.$D92]);MOD(1000*[$Times.P$5];[.$D92]));MIN([.$D92]-MOD(1000*[$Times.P$6];[.$D92]);MOD(1000*[$Times.P$6];[.$D92]));)" office:value-type="currency" office:currency="ns" office:value="10.7692307692308" calcext:value-type="currency">
            <text:p>11ns</text:p>
          </table:table-cell>
          <table:table-cell table:style-name="ce15" table:formula="of:=MAX(MIN([.$D92]-MOD(1000*[$Times.Q$3];[.$D92]);MOD(1000*[$Times.Q$3];[.$D92]));MIN([.$D92]-MOD(1000*[$Times.Q$4];[.$D92]);MOD(1000*[$Times.Q$4];[.$D92]));MIN([.$D92]-MOD(1000*[$Times.Q$5];[.$D92]);MOD(1000*[$Times.Q$5];[.$D92]));MIN([.$D92]-MOD(1000*[$Times.Q$6];[.$D92]);MOD(1000*[$Times.Q$6];[.$D92]));)" office:value-type="currency" office:currency="ns" office:value="15.3846153846154" calcext:value-type="currency">
            <text:p>15ns</text:p>
          </table:table-cell>
          <table:table-cell table:style-name="ce15" table:formula="of:=MAX(MIN([.$D92]-MOD(1000*[$Times.R$3];[.$D92]);MOD(1000*[$Times.R$3];[.$D92]));MIN([.$D92]-MOD(1000*[$Times.R$4];[.$D92]);MOD(1000*[$Times.R$4];[.$D92]));MIN([.$D92]-MOD(1000*[$Times.R$5];[.$D92]);MOD(1000*[$Times.R$5];[.$D92]));MIN([.$D92]-MOD(1000*[$Times.R$6];[.$D92]);MOD(1000*[$Times.R$6];[.$D92]));)" office:value-type="currency" office:currency="ns" office:value="10.7692307692308" calcext:value-type="currency">
            <text:p>11ns</text:p>
          </table:table-cell>
          <table:table-cell table:style-name="ce15" table:formula="of:=MAX(MIN([.$D92]-MOD(1000*[$Times.S$3];[.$D92]);MOD(1000*[$Times.S$3];[.$D92]));MIN([.$D92]-MOD(1000*[$Times.S$4];[.$D92]);MOD(1000*[$Times.S$4];[.$D92]));MIN([.$D92]-MOD(1000*[$Times.S$5];[.$D92]);MOD(1000*[$Times.S$5];[.$D92]));MIN([.$D92]-MOD(1000*[$Times.S$6];[.$D92]);MOD(1000*[$Times.S$6];[.$D92]));)" office:value-type="currency" office:currency="ns" office:value="15.3846153846154" calcext:value-type="currency">
            <text:p>15ns</text:p>
          </table:table-cell>
          <table:table-cell table:style-name="ce15" table:formula="of:=MAX(MIN([.$D92]-MOD(1000*[$Times.T$3];[.$D92]);MOD(1000*[$Times.T$3];[.$D92]));MIN([.$D92]-MOD(1000*[$Times.T$4];[.$D92]);MOD(1000*[$Times.T$4];[.$D92]));MIN([.$D92]-MOD(1000*[$Times.T$5];[.$D92]);MOD(1000*[$Times.T$5];[.$D92]));MIN([.$D92]-MOD(1000*[$Times.T$6];[.$D92]);MOD(1000*[$Times.T$6];[.$D92]));)" office:value-type="currency" office:currency="ns" office:value="10.7692307692308" calcext:value-type="currency">
            <text:p>11ns</text:p>
          </table:table-cell>
          <table:table-cell table:style-name="ce15" table:formula="of:=MAX(MIN([.$D92]-MOD(1000*[$Times.U$3];[.$D92]);MOD(1000*[$Times.U$3];[.$D92]));MIN([.$D92]-MOD(1000*[$Times.U$4];[.$D92]);MOD(1000*[$Times.U$4];[.$D92]));MIN([.$D92]-MOD(1000*[$Times.U$5];[.$D92]);MOD(1000*[$Times.U$5];[.$D92]));MIN([.$D92]-MOD(1000*[$Times.U$6];[.$D92]);MOD(1000*[$Times.U$6];[.$D92]));)" office:value-type="currency" office:currency="ns" office:value="4.61538461538459" calcext:value-type="currency">
            <text:p>5ns</text:p>
          </table:table-cell>
          <table:table-cell table:style-name="ce15" table:formula="of:=MAX(MIN([.$D92]-MOD(1000*[$Times.V$3];[.$D92]);MOD(1000*[$Times.V$3];[.$D92]));MIN([.$D92]-MOD(1000*[$Times.V$4];[.$D92]);MOD(1000*[$Times.V$4];[.$D92]));MIN([.$D92]-MOD(1000*[$Times.V$5];[.$D92]);MOD(1000*[$Times.V$5];[.$D92]));MIN([.$D92]-MOD(1000*[$Times.V$6];[.$D92]);MOD(1000*[$Times.V$6];[.$D92]));)" office:value-type="currency" office:currency="ns" office:value="15.3846153846155" calcext:value-type="currency">
            <text:p>15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6.18" calcext:value-type="currency">
            <text:p>26,18 MHz</text:p>
          </table:table-cell>
          <table:table-cell table:style-name="ce10" table:formula="of:=160/[.A93]" office:value-type="float" office:value="6.11153552330023" calcext:value-type="float">
            <text:p>6,11</text:p>
          </table:table-cell>
          <table:table-cell table:style-name="ce7" table:formula="of:=ROUND(100*[.B93]) = 100*ROUND([.B93])" office:value-type="boolean" office:boolean-value="false" calcext:value-type="boolean">
            <text:p>FAŁSZ</text:p>
          </table:table-cell>
          <table:table-cell table:style-name="ce13" table:formula="of:=1000/[.A93]" office:value-type="currency" office:currency="ns" office:value="38.1970970206264" calcext:value-type="currency">
            <text:p>38ns</text:p>
          </table:table-cell>
          <table:table-cell table:style-name="ce20" table:formula="of:=([.I93]-MIN([.I$1:.I92]))" office:value-type="float" office:value="18.0290297937357" calcext:value-type="float">
            <text:p>18,03</text:p>
          </table:table-cell>
          <table:table-cell table:style-name="ce20" table:formula="of:=IF([.C93]; ([.I93]-MIN([.I$1:.I92]));&quot;&quot;)">
            <text:p/>
          </table:table-cell>
          <table:table-cell table:style-name="ce20" table:formula="of:=([.J93]-MIN([.J$1:.J92]))" office:value-type="float" office:value="1.36236312706899" calcext:value-type="float">
            <text:p>1,36</text:p>
          </table:table-cell>
          <table:table-cell table:style-name="ce20" table:formula="of:=([.J93]-MIN([.J$1:.J92]))*[.C93]" office:value-type="float" office:value="0" calcext:value-type="float">
            <text:p>0,00</text:p>
          </table:table-cell>
          <table:table-cell table:style-name="ce17" table:formula="of:=COM.MICROSOFT.MAXIFS([.K93:.XDF93];[.K$2:.XDF$2];&quot;&quot;)" office:value-type="currency" office:currency="ns" office:value="18.0290297937357" calcext:value-type="currency">
            <text:p>18ns</text:p>
          </table:table-cell>
          <table:table-cell table:style-name="ce17" table:formula="of:=MAX([.K93:.XFD93])" office:value-type="currency" office:currency="ns" office:value="18.0290297937357" calcext:value-type="currency">
            <text:p>18ns</text:p>
          </table:table-cell>
          <table:table-cell table:style-name="ce15" table:formula="of:=MAX(MIN([.$D93]-MOD(1000*[$Times.C$3];[.$D93]);MOD(1000*[$Times.C$3];[.$D93]));MIN([.$D93]-MOD(1000*[$Times.C$4];[.$D93]);MOD(1000*[$Times.C$4];[.$D93]));MIN([.$D93]-MOD(1000*[$Times.C$5];[.$D93]);MOD(1000*[$Times.C$5];[.$D93]));MIN([.$D93]-MOD(1000*[$Times.C$6];[.$D93]);MOD(1000*[$Times.C$6];[.$D93]));)" office:value-type="currency" office:currency="ns" office:value="15.8899923605807" calcext:value-type="currency">
            <text:p>16ns</text:p>
          </table:table-cell>
          <table:table-cell table:style-name="ce15" table:formula="of:=MAX(MIN([.$D93]-MOD(1000*[$Times.D$3];[.$D93]);MOD(1000*[$Times.D$3];[.$D93]));MIN([.$D93]-MOD(1000*[$Times.D$4];[.$D93]);MOD(1000*[$Times.D$4];[.$D93]));MIN([.$D93]-MOD(1000*[$Times.D$5];[.$D93]);MOD(1000*[$Times.D$5];[.$D93]));MIN([.$D93]-MOD(1000*[$Times.D$6];[.$D93]);MOD(1000*[$Times.D$6];[.$D93]));)" office:value-type="currency" office:currency="ns" office:value="12.4522536287243" calcext:value-type="currency">
            <text:p>12ns</text:p>
          </table:table-cell>
          <table:table-cell table:style-name="ce15" table:formula="of:=MAX(MIN([.$D93]-MOD(1000*[$Times.E$3];[.$D93]);MOD(1000*[$Times.E$3];[.$D93]));MIN([.$D93]-MOD(1000*[$Times.E$4];[.$D93]);MOD(1000*[$Times.E$4];[.$D93]));MIN([.$D93]-MOD(1000*[$Times.E$5];[.$D93]);MOD(1000*[$Times.E$5];[.$D93]));MIN([.$D93]-MOD(1000*[$Times.E$6];[.$D93]);MOD(1000*[$Times.E$6];[.$D93]));)" office:value-type="currency" office:currency="ns" office:value="18.0290297937357" calcext:value-type="currency">
            <text:p>18ns</text:p>
          </table:table-cell>
          <table:table-cell table:style-name="ce15" table:formula="of:=MAX(MIN([.$D93]-MOD(1000*[$Times.F$3];[.$D93]);MOD(1000*[$Times.F$3];[.$D93]));MIN([.$D93]-MOD(1000*[$Times.F$4];[.$D93]);MOD(1000*[$Times.F$4];[.$D93]));MIN([.$D93]-MOD(1000*[$Times.F$5];[.$D93]);MOD(1000*[$Times.F$5];[.$D93]));MIN([.$D93]-MOD(1000*[$Times.F$6];[.$D93]);MOD(1000*[$Times.F$6];[.$D93]));)" office:value-type="currency" office:currency="ns" office:value="9.18258212375856" calcext:value-type="currency">
            <text:p>9ns</text:p>
          </table:table-cell>
          <table:table-cell table:style-name="ce15" table:formula="of:=MAX(MIN([.$D93]-MOD(1000*[$Times.G$3];[.$D93]);MOD(1000*[$Times.G$3];[.$D93]));MIN([.$D93]-MOD(1000*[$Times.G$4];[.$D93]);MOD(1000*[$Times.G$4];[.$D93]));MIN([.$D93]-MOD(1000*[$Times.G$5];[.$D93]);MOD(1000*[$Times.G$5];[.$D93]));MIN([.$D93]-MOD(1000*[$Times.G$6];[.$D93]);MOD(1000*[$Times.G$6];[.$D93]));)" office:value-type="currency" office:currency="ns" office:value="6.87547746371286" calcext:value-type="currency">
            <text:p>7ns</text:p>
          </table:table-cell>
          <table:table-cell table:style-name="ce15" table:formula="of:=MAX(MIN([.$D93]-MOD(1000*[$Times.H$3];[.$D93]);MOD(1000*[$Times.H$3];[.$D93]));MIN([.$D93]-MOD(1000*[$Times.H$4];[.$D93]);MOD(1000*[$Times.H$4];[.$D93]));MIN([.$D93]-MOD(1000*[$Times.H$5];[.$D93]);MOD(1000*[$Times.H$5];[.$D93]));MIN([.$D93]-MOD(1000*[$Times.H$6];[.$D93]);MOD(1000*[$Times.H$6];[.$D93]));)" office:value-type="currency" office:currency="ns" office:value="13.9419404125286" calcext:value-type="currency">
            <text:p>14ns</text:p>
          </table:table-cell>
          <table:table-cell table:style-name="ce15" table:formula="of:=MAX(MIN([.$D93]-MOD(1000*[$Times.I$3];[.$D93]);MOD(1000*[$Times.I$3];[.$D93]));MIN([.$D93]-MOD(1000*[$Times.I$4];[.$D93]);MOD(1000*[$Times.I$4];[.$D93]));MIN([.$D93]-MOD(1000*[$Times.I$5];[.$D93]);MOD(1000*[$Times.I$5];[.$D93]));MIN([.$D93]-MOD(1000*[$Times.I$6];[.$D93]);MOD(1000*[$Times.I$6];[.$D93]));)" office:value-type="currency" office:currency="ns" office:value="4.27807486631015" calcext:value-type="currency">
            <text:p>4ns</text:p>
          </table:table-cell>
          <table:table-cell table:style-name="ce15" table:formula="of:=MAX(MIN([.$D93]-MOD(1000*[$Times.J$3];[.$D93]);MOD(1000*[$Times.J$3];[.$D93]));MIN([.$D93]-MOD(1000*[$Times.J$4];[.$D93]);MOD(1000*[$Times.J$4];[.$D93]));MIN([.$D93]-MOD(1000*[$Times.J$5];[.$D93]);MOD(1000*[$Times.J$5];[.$D93]));MIN([.$D93]-MOD(1000*[$Times.J$6];[.$D93]);MOD(1000*[$Times.J$6];[.$D93]));)" office:value-type="currency" office:currency="ns" office:value="13.9419404125286" calcext:value-type="currency">
            <text:p>14ns</text:p>
          </table:table-cell>
          <table:table-cell table:style-name="ce15" table:formula="of:=MAX(MIN([.$D93]-MOD(1000*[$Times.K$3];[.$D93]);MOD(1000*[$Times.K$3];[.$D93]));MIN([.$D93]-MOD(1000*[$Times.K$4];[.$D93]);MOD(1000*[$Times.K$4];[.$D93]));MIN([.$D93]-MOD(1000*[$Times.K$5];[.$D93]);MOD(1000*[$Times.K$5];[.$D93]));MIN([.$D93]-MOD(1000*[$Times.K$6];[.$D93]);MOD(1000*[$Times.K$6];[.$D93]));)" office:value-type="currency" office:currency="ns" office:value="4.27807486631015" calcext:value-type="currency">
            <text:p>4ns</text:p>
          </table:table-cell>
          <table:table-cell table:style-name="ce15" table:formula="of:=MAX(MIN([.$D93]-MOD(1000*[$Times.L$3];[.$D93]);MOD(1000*[$Times.L$3];[.$D93]));MIN([.$D93]-MOD(1000*[$Times.L$4];[.$D93]);MOD(1000*[$Times.L$4];[.$D93]));MIN([.$D93]-MOD(1000*[$Times.L$5];[.$D93]);MOD(1000*[$Times.L$5];[.$D93]));MIN([.$D93]-MOD(1000*[$Times.L$6];[.$D93]);MOD(1000*[$Times.L$6];[.$D93]));)" office:value-type="currency" office:currency="ns" office:value="9.18258212375856" calcext:value-type="currency">
            <text:p>9ns</text:p>
          </table:table-cell>
          <table:table-cell table:style-name="ce15" table:formula="of:=MAX(MIN([.$D93]-MOD(1000*[$Times.M$3];[.$D93]);MOD(1000*[$Times.M$3];[.$D93]));MIN([.$D93]-MOD(1000*[$Times.M$4];[.$D93]);MOD(1000*[$Times.M$4];[.$D93]));MIN([.$D93]-MOD(1000*[$Times.M$5];[.$D93]);MOD(1000*[$Times.M$5];[.$D93]));MIN([.$D93]-MOD(1000*[$Times.M$6];[.$D93]);MOD(1000*[$Times.M$6];[.$D93]));)" office:value-type="currency" office:currency="ns" office:value="4.27807486631015" calcext:value-type="currency">
            <text:p>4ns</text:p>
          </table:table-cell>
          <table:table-cell table:style-name="ce15" table:formula="of:=MAX(MIN([.$D93]-MOD(1000*[$Times.N$3];[.$D93]);MOD(1000*[$Times.N$3];[.$D93]));MIN([.$D93]-MOD(1000*[$Times.N$4];[.$D93]);MOD(1000*[$Times.N$4];[.$D93]));MIN([.$D93]-MOD(1000*[$Times.N$5];[.$D93]);MOD(1000*[$Times.N$5];[.$D93]));MIN([.$D93]-MOD(1000*[$Times.N$6];[.$D93]);MOD(1000*[$Times.N$6];[.$D93]));)" office:value-type="currency" office:currency="ns" office:value="9.18258212375856" calcext:value-type="currency">
            <text:p>9ns</text:p>
          </table:table-cell>
          <table:table-cell table:style-name="ce15" table:formula="of:=MAX(MIN([.$D93]-MOD(1000*[$Times.O$3];[.$D93]);MOD(1000*[$Times.O$3];[.$D93]));MIN([.$D93]-MOD(1000*[$Times.O$4];[.$D93]);MOD(1000*[$Times.O$4];[.$D93]));MIN([.$D93]-MOD(1000*[$Times.O$5];[.$D93]);MOD(1000*[$Times.O$5];[.$D93]));MIN([.$D93]-MOD(1000*[$Times.O$6];[.$D93]);MOD(1000*[$Times.O$6];[.$D93]));)" office:value-type="currency" office:currency="ns" office:value="6.87547746371286" calcext:value-type="currency">
            <text:p>7ns</text:p>
          </table:table-cell>
          <table:table-cell table:style-name="ce15" table:formula="of:=MAX(MIN([.$D93]-MOD(1000*[$Times.P$3];[.$D93]);MOD(1000*[$Times.P$3];[.$D93]));MIN([.$D93]-MOD(1000*[$Times.P$4];[.$D93]);MOD(1000*[$Times.P$4];[.$D93]));MIN([.$D93]-MOD(1000*[$Times.P$5];[.$D93]);MOD(1000*[$Times.P$5];[.$D93]));MIN([.$D93]-MOD(1000*[$Times.P$6];[.$D93]);MOD(1000*[$Times.P$6];[.$D93]));)" office:value-type="currency" office:currency="ns" office:value="9.18258212375856" calcext:value-type="currency">
            <text:p>9ns</text:p>
          </table:table-cell>
          <table:table-cell table:style-name="ce15" table:formula="of:=MAX(MIN([.$D93]-MOD(1000*[$Times.Q$3];[.$D93]);MOD(1000*[$Times.Q$3];[.$D93]));MIN([.$D93]-MOD(1000*[$Times.Q$4];[.$D93]);MOD(1000*[$Times.Q$4];[.$D93]));MIN([.$D93]-MOD(1000*[$Times.Q$5];[.$D93]);MOD(1000*[$Times.Q$5];[.$D93]));MIN([.$D93]-MOD(1000*[$Times.Q$6];[.$D93]);MOD(1000*[$Times.Q$6];[.$D93]));)" office:value-type="currency" office:currency="ns" office:value="4.27807486631015" calcext:value-type="currency">
            <text:p>4ns</text:p>
          </table:table-cell>
          <table:table-cell table:style-name="ce15" table:formula="of:=MAX(MIN([.$D93]-MOD(1000*[$Times.R$3];[.$D93]);MOD(1000*[$Times.R$3];[.$D93]));MIN([.$D93]-MOD(1000*[$Times.R$4];[.$D93]);MOD(1000*[$Times.R$4];[.$D93]));MIN([.$D93]-MOD(1000*[$Times.R$5];[.$D93]);MOD(1000*[$Times.R$5];[.$D93]));MIN([.$D93]-MOD(1000*[$Times.R$6];[.$D93]);MOD(1000*[$Times.R$6];[.$D93]));)" office:value-type="currency" office:currency="ns" office:value="9.18258212375856" calcext:value-type="currency">
            <text:p>9ns</text:p>
          </table:table-cell>
          <table:table-cell table:style-name="ce15" table:formula="of:=MAX(MIN([.$D93]-MOD(1000*[$Times.S$3];[.$D93]);MOD(1000*[$Times.S$3];[.$D93]));MIN([.$D93]-MOD(1000*[$Times.S$4];[.$D93]);MOD(1000*[$Times.S$4];[.$D93]));MIN([.$D93]-MOD(1000*[$Times.S$5];[.$D93]);MOD(1000*[$Times.S$5];[.$D93]));MIN([.$D93]-MOD(1000*[$Times.S$6];[.$D93]);MOD(1000*[$Times.S$6];[.$D93]));)" office:value-type="currency" office:currency="ns" office:value="4.27807486631015" calcext:value-type="currency">
            <text:p>4ns</text:p>
          </table:table-cell>
          <table:table-cell table:style-name="ce15" table:formula="of:=MAX(MIN([.$D93]-MOD(1000*[$Times.T$3];[.$D93]);MOD(1000*[$Times.T$3];[.$D93]));MIN([.$D93]-MOD(1000*[$Times.T$4];[.$D93]);MOD(1000*[$Times.T$4];[.$D93]));MIN([.$D93]-MOD(1000*[$Times.T$5];[.$D93]);MOD(1000*[$Times.T$5];[.$D93]));MIN([.$D93]-MOD(1000*[$Times.T$6];[.$D93]);MOD(1000*[$Times.T$6];[.$D93]));)" office:value-type="currency" office:currency="ns" office:value="9.18258212375856" calcext:value-type="currency">
            <text:p>9ns</text:p>
          </table:table-cell>
          <table:table-cell table:style-name="ce15" table:formula="of:=MAX(MIN([.$D93]-MOD(1000*[$Times.U$3];[.$D93]);MOD(1000*[$Times.U$3];[.$D93]));MIN([.$D93]-MOD(1000*[$Times.U$4];[.$D93]);MOD(1000*[$Times.U$4];[.$D93]));MIN([.$D93]-MOD(1000*[$Times.U$5];[.$D93]);MOD(1000*[$Times.U$5];[.$D93]));MIN([.$D93]-MOD(1000*[$Times.U$6];[.$D93]);MOD(1000*[$Times.U$6];[.$D93]));)" office:value-type="currency" office:currency="ns" office:value="6.87547746371286" calcext:value-type="currency">
            <text:p>7ns</text:p>
          </table:table-cell>
          <table:table-cell table:style-name="ce15" table:formula="of:=MAX(MIN([.$D93]-MOD(1000*[$Times.V$3];[.$D93]);MOD(1000*[$Times.V$3];[.$D93]));MIN([.$D93]-MOD(1000*[$Times.V$4];[.$D93]);MOD(1000*[$Times.V$4];[.$D93]));MIN([.$D93]-MOD(1000*[$Times.V$5];[.$D93]);MOD(1000*[$Times.V$5];[.$D93]));MIN([.$D93]-MOD(1000*[$Times.V$6];[.$D93]);MOD(1000*[$Times.V$6];[.$D93]));)" office:value-type="currency" office:currency="ns" office:value="16.7303284950343" calcext:value-type="currency">
            <text:p>17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6.57" calcext:value-type="currency">
            <text:p>26,57 MHz</text:p>
          </table:table-cell>
          <table:table-cell table:style-name="ce10" table:formula="of:=160/[.A94]" office:value-type="float" office:value="6.02182913059842" calcext:value-type="float">
            <text:p>6,02</text:p>
          </table:table-cell>
          <table:table-cell table:style-name="ce7" table:formula="of:=ROUND(100*[.B94]) = 100*ROUND([.B94])" office:value-type="boolean" office:boolean-value="false" calcext:value-type="boolean">
            <text:p>FAŁSZ</text:p>
          </table:table-cell>
          <table:table-cell table:style-name="ce13" table:formula="of:=1000/[.A94]" office:value-type="currency" office:currency="ns" office:value="37.6364320662401" calcext:value-type="currency">
            <text:p>38ns</text:p>
          </table:table-cell>
          <table:table-cell table:style-name="ce20" table:formula="of:=([.I94]-MIN([.I$1:.I93]))" office:value-type="float" office:value="17.2751223184041" calcext:value-type="float">
            <text:p>17,28</text:p>
          </table:table-cell>
          <table:table-cell table:style-name="ce20" table:formula="of:=IF([.C94]; ([.I94]-MIN([.I$1:.I93]));&quot;&quot;)">
            <text:p/>
          </table:table-cell>
          <table:table-cell table:style-name="ce20" table:formula="of:=([.J94]-MIN([.J$1:.J93]))" office:value-type="float" office:value="1.69991218165843" calcext:value-type="float">
            <text:p>1,70</text:p>
          </table:table-cell>
          <table:table-cell table:style-name="ce20" table:formula="of:=([.J94]-MIN([.J$1:.J93]))*[.C94]" office:value-type="float" office:value="0" calcext:value-type="float">
            <text:p>0,00</text:p>
          </table:table-cell>
          <table:table-cell table:style-name="ce17" table:formula="of:=COM.MICROSOFT.MAXIFS([.K94:.XDF94];[.K$2:.XDF$2];&quot;&quot;)" office:value-type="currency" office:currency="ns" office:value="17.2751223184041" calcext:value-type="currency">
            <text:p>17ns</text:p>
          </table:table-cell>
          <table:table-cell table:style-name="ce17" table:formula="of:=MAX([.K94:.XFD94])" office:value-type="currency" office:currency="ns" office:value="18.3665788483252" calcext:value-type="currency">
            <text:p>18ns</text:p>
          </table:table-cell>
          <table:table-cell table:style-name="ce15" table:formula="of:=MAX(MIN([.$D94]-MOD(1000*[$Times.C$3];[.$D94]);MOD(1000*[$Times.C$3];[.$D94]));MIN([.$D94]-MOD(1000*[$Times.C$4];[.$D94]);MOD(1000*[$Times.C$4];[.$D94]));MIN([.$D94]-MOD(1000*[$Times.C$5];[.$D94]);MOD(1000*[$Times.C$5];[.$D94]));MIN([.$D94]-MOD(1000*[$Times.C$6];[.$D94]);MOD(1000*[$Times.C$6];[.$D94]));)" office:value-type="currency" office:currency="ns" office:value="17.2751223184041" calcext:value-type="currency">
            <text:p>17ns</text:p>
          </table:table-cell>
          <table:table-cell table:style-name="ce15" table:formula="of:=MAX(MIN([.$D94]-MOD(1000*[$Times.D$3];[.$D94]);MOD(1000*[$Times.D$3];[.$D94]));MIN([.$D94]-MOD(1000*[$Times.D$4];[.$D94]);MOD(1000*[$Times.D$4];[.$D94]));MIN([.$D94]-MOD(1000*[$Times.D$5];[.$D94]);MOD(1000*[$Times.D$5];[.$D94]));MIN([.$D94]-MOD(1000*[$Times.D$6];[.$D94]);MOD(1000*[$Times.D$6];[.$D94]));)" office:value-type="currency" office:currency="ns" office:value="15.0922092585622" calcext:value-type="currency">
            <text:p>15ns</text:p>
          </table:table-cell>
          <table:table-cell table:style-name="ce15" table:formula="of:=MAX(MIN([.$D94]-MOD(1000*[$Times.E$3];[.$D94]);MOD(1000*[$Times.E$3];[.$D94]));MIN([.$D94]-MOD(1000*[$Times.E$4];[.$D94]);MOD(1000*[$Times.E$4];[.$D94]));MIN([.$D94]-MOD(1000*[$Times.E$5];[.$D94]);MOD(1000*[$Times.E$5];[.$D94]));MIN([.$D94]-MOD(1000*[$Times.E$6];[.$D94]);MOD(1000*[$Times.E$6];[.$D94]));)" office:value-type="currency" office:currency="ns" office:value="15.6379375235228" calcext:value-type="currency">
            <text:p>16ns</text:p>
          </table:table-cell>
          <table:table-cell table:style-name="ce15" table:formula="of:=MAX(MIN([.$D94]-MOD(1000*[$Times.F$3];[.$D94]);MOD(1000*[$Times.F$3];[.$D94]));MIN([.$D94]-MOD(1000*[$Times.F$4];[.$D94]);MOD(1000*[$Times.F$4];[.$D94]));MIN([.$D94]-MOD(1000*[$Times.F$5];[.$D94]);MOD(1000*[$Times.F$5];[.$D94]));MIN([.$D94]-MOD(1000*[$Times.F$6];[.$D94]);MOD(1000*[$Times.F$6];[.$D94]));)" office:value-type="currency" office:currency="ns" office:value="15.4535190063982" calcext:value-type="currency">
            <text:p>15ns</text:p>
          </table:table-cell>
          <table:table-cell table:style-name="ce15" table:formula="of:=MAX(MIN([.$D94]-MOD(1000*[$Times.G$3];[.$D94]);MOD(1000*[$Times.G$3];[.$D94]));MIN([.$D94]-MOD(1000*[$Times.G$4];[.$D94]);MOD(1000*[$Times.G$4];[.$D94]));MIN([.$D94]-MOD(1000*[$Times.G$5];[.$D94]);MOD(1000*[$Times.G$5];[.$D94]));MIN([.$D94]-MOD(1000*[$Times.G$6];[.$D94]);MOD(1000*[$Times.G$6];[.$D94]));)" office:value-type="currency" office:currency="ns" office:value="16.1836657884832" calcext:value-type="currency">
            <text:p>16ns</text:p>
          </table:table-cell>
          <table:table-cell table:style-name="ce15" table:formula="of:=MAX(MIN([.$D94]-MOD(1000*[$Times.H$3];[.$D94]);MOD(1000*[$Times.H$3];[.$D94]));MIN([.$D94]-MOD(1000*[$Times.H$4];[.$D94]);MOD(1000*[$Times.H$4];[.$D94]));MIN([.$D94]-MOD(1000*[$Times.H$5];[.$D94]);MOD(1000*[$Times.H$5];[.$D94]));MIN([.$D94]-MOD(1000*[$Times.H$6];[.$D94]);MOD(1000*[$Times.H$6];[.$D94]));)" office:value-type="currency" office:currency="ns" office:value="5.8185923974407" calcext:value-type="currency">
            <text:p>6ns</text:p>
          </table:table-cell>
          <table:table-cell table:style-name="ce15" table:formula="of:=MAX(MIN([.$D94]-MOD(1000*[$Times.I$3];[.$D94]);MOD(1000*[$Times.I$3];[.$D94]));MIN([.$D94]-MOD(1000*[$Times.I$4];[.$D94]);MOD(1000*[$Times.I$4];[.$D94]));MIN([.$D94]-MOD(1000*[$Times.I$5];[.$D94]);MOD(1000*[$Times.I$5];[.$D94]));MIN([.$D94]-MOD(1000*[$Times.I$6];[.$D94]);MOD(1000*[$Times.I$6];[.$D94]));)" office:value-type="currency" office:currency="ns" office:value="18.3665788483252" calcext:value-type="currency">
            <text:p>18ns</text:p>
          </table:table-cell>
          <table:table-cell table:style-name="ce15" table:formula="of:=MAX(MIN([.$D94]-MOD(1000*[$Times.J$3];[.$D94]);MOD(1000*[$Times.J$3];[.$D94]));MIN([.$D94]-MOD(1000*[$Times.J$4];[.$D94]);MOD(1000*[$Times.J$4];[.$D94]));MIN([.$D94]-MOD(1000*[$Times.J$5];[.$D94]);MOD(1000*[$Times.J$5];[.$D94]));MIN([.$D94]-MOD(1000*[$Times.J$6];[.$D94]);MOD(1000*[$Times.J$6];[.$D94]));)" office:value-type="currency" office:currency="ns" office:value="5.8185923974407" calcext:value-type="currency">
            <text:p>6ns</text:p>
          </table:table-cell>
          <table:table-cell table:style-name="ce15" table:formula="of:=MAX(MIN([.$D94]-MOD(1000*[$Times.K$3];[.$D94]);MOD(1000*[$Times.K$3];[.$D94]));MIN([.$D94]-MOD(1000*[$Times.K$4];[.$D94]);MOD(1000*[$Times.K$4];[.$D94]));MIN([.$D94]-MOD(1000*[$Times.K$5];[.$D94]);MOD(1000*[$Times.K$5];[.$D94]));MIN([.$D94]-MOD(1000*[$Times.K$6];[.$D94]);MOD(1000*[$Times.K$6];[.$D94]));)" office:value-type="currency" office:currency="ns" office:value="18.3665788483252" calcext:value-type="currency">
            <text:p>18ns</text:p>
          </table:table-cell>
          <table:table-cell table:style-name="ce15" table:formula="of:=MAX(MIN([.$D94]-MOD(1000*[$Times.L$3];[.$D94]);MOD(1000*[$Times.L$3];[.$D94]));MIN([.$D94]-MOD(1000*[$Times.L$4];[.$D94]);MOD(1000*[$Times.L$4];[.$D94]));MIN([.$D94]-MOD(1000*[$Times.L$5];[.$D94]);MOD(1000*[$Times.L$5];[.$D94]));MIN([.$D94]-MOD(1000*[$Times.L$6];[.$D94]);MOD(1000*[$Times.L$6];[.$D94]));)" office:value-type="currency" office:currency="ns" office:value="15.4535190063982" calcext:value-type="currency">
            <text:p>15ns</text:p>
          </table:table-cell>
          <table:table-cell table:style-name="ce15" table:formula="of:=MAX(MIN([.$D94]-MOD(1000*[$Times.M$3];[.$D94]);MOD(1000*[$Times.M$3];[.$D94]));MIN([.$D94]-MOD(1000*[$Times.M$4];[.$D94]);MOD(1000*[$Times.M$4];[.$D94]));MIN([.$D94]-MOD(1000*[$Times.M$5];[.$D94]);MOD(1000*[$Times.M$5];[.$D94]));MIN([.$D94]-MOD(1000*[$Times.M$6];[.$D94]);MOD(1000*[$Times.M$6];[.$D94]));)" office:value-type="currency" office:currency="ns" office:value="18.3665788483252" calcext:value-type="currency">
            <text:p>18ns</text:p>
          </table:table-cell>
          <table:table-cell table:style-name="ce15" table:formula="of:=MAX(MIN([.$D94]-MOD(1000*[$Times.N$3];[.$D94]);MOD(1000*[$Times.N$3];[.$D94]));MIN([.$D94]-MOD(1000*[$Times.N$4];[.$D94]);MOD(1000*[$Times.N$4];[.$D94]));MIN([.$D94]-MOD(1000*[$Times.N$5];[.$D94]);MOD(1000*[$Times.N$5];[.$D94]));MIN([.$D94]-MOD(1000*[$Times.N$6];[.$D94]);MOD(1000*[$Times.N$6];[.$D94]));)" office:value-type="currency" office:currency="ns" office:value="15.4535190063982" calcext:value-type="currency">
            <text:p>15ns</text:p>
          </table:table-cell>
          <table:table-cell table:style-name="ce15" table:formula="of:=MAX(MIN([.$D94]-MOD(1000*[$Times.O$3];[.$D94]);MOD(1000*[$Times.O$3];[.$D94]));MIN([.$D94]-MOD(1000*[$Times.O$4];[.$D94]);MOD(1000*[$Times.O$4];[.$D94]));MIN([.$D94]-MOD(1000*[$Times.O$5];[.$D94]);MOD(1000*[$Times.O$5];[.$D94]));MIN([.$D94]-MOD(1000*[$Times.O$6];[.$D94]);MOD(1000*[$Times.O$6];[.$D94]));)" office:value-type="currency" office:currency="ns" office:value="16.1836657884832" calcext:value-type="currency">
            <text:p>16ns</text:p>
          </table:table-cell>
          <table:table-cell table:style-name="ce15" table:formula="of:=MAX(MIN([.$D94]-MOD(1000*[$Times.P$3];[.$D94]);MOD(1000*[$Times.P$3];[.$D94]));MIN([.$D94]-MOD(1000*[$Times.P$4];[.$D94]);MOD(1000*[$Times.P$4];[.$D94]));MIN([.$D94]-MOD(1000*[$Times.P$5];[.$D94]);MOD(1000*[$Times.P$5];[.$D94]));MIN([.$D94]-MOD(1000*[$Times.P$6];[.$D94]);MOD(1000*[$Times.P$6];[.$D94]));)" office:value-type="currency" office:currency="ns" office:value="15.4535190063982" calcext:value-type="currency">
            <text:p>15ns</text:p>
          </table:table-cell>
          <table:table-cell table:style-name="ce15" table:formula="of:=MAX(MIN([.$D94]-MOD(1000*[$Times.Q$3];[.$D94]);MOD(1000*[$Times.Q$3];[.$D94]));MIN([.$D94]-MOD(1000*[$Times.Q$4];[.$D94]);MOD(1000*[$Times.Q$4];[.$D94]));MIN([.$D94]-MOD(1000*[$Times.Q$5];[.$D94]);MOD(1000*[$Times.Q$5];[.$D94]));MIN([.$D94]-MOD(1000*[$Times.Q$6];[.$D94]);MOD(1000*[$Times.Q$6];[.$D94]));)" office:value-type="currency" office:currency="ns" office:value="18.3665788483252" calcext:value-type="currency">
            <text:p>18ns</text:p>
          </table:table-cell>
          <table:table-cell table:style-name="ce15" table:formula="of:=MAX(MIN([.$D94]-MOD(1000*[$Times.R$3];[.$D94]);MOD(1000*[$Times.R$3];[.$D94]));MIN([.$D94]-MOD(1000*[$Times.R$4];[.$D94]);MOD(1000*[$Times.R$4];[.$D94]));MIN([.$D94]-MOD(1000*[$Times.R$5];[.$D94]);MOD(1000*[$Times.R$5];[.$D94]));MIN([.$D94]-MOD(1000*[$Times.R$6];[.$D94]);MOD(1000*[$Times.R$6];[.$D94]));)" office:value-type="currency" office:currency="ns" office:value="15.4535190063982" calcext:value-type="currency">
            <text:p>15ns</text:p>
          </table:table-cell>
          <table:table-cell table:style-name="ce15" table:formula="of:=MAX(MIN([.$D94]-MOD(1000*[$Times.S$3];[.$D94]);MOD(1000*[$Times.S$3];[.$D94]));MIN([.$D94]-MOD(1000*[$Times.S$4];[.$D94]);MOD(1000*[$Times.S$4];[.$D94]));MIN([.$D94]-MOD(1000*[$Times.S$5];[.$D94]);MOD(1000*[$Times.S$5];[.$D94]));MIN([.$D94]-MOD(1000*[$Times.S$6];[.$D94]);MOD(1000*[$Times.S$6];[.$D94]));)" office:value-type="currency" office:currency="ns" office:value="18.3665788483252" calcext:value-type="currency">
            <text:p>18ns</text:p>
          </table:table-cell>
          <table:table-cell table:style-name="ce15" table:formula="of:=MAX(MIN([.$D94]-MOD(1000*[$Times.T$3];[.$D94]);MOD(1000*[$Times.T$3];[.$D94]));MIN([.$D94]-MOD(1000*[$Times.T$4];[.$D94]);MOD(1000*[$Times.T$4];[.$D94]));MIN([.$D94]-MOD(1000*[$Times.T$5];[.$D94]);MOD(1000*[$Times.T$5];[.$D94]));MIN([.$D94]-MOD(1000*[$Times.T$6];[.$D94]);MOD(1000*[$Times.T$6];[.$D94]));)" office:value-type="currency" office:currency="ns" office:value="15.4535190063982" calcext:value-type="currency">
            <text:p>15ns</text:p>
          </table:table-cell>
          <table:table-cell table:style-name="ce15" table:formula="of:=MAX(MIN([.$D94]-MOD(1000*[$Times.U$3];[.$D94]);MOD(1000*[$Times.U$3];[.$D94]));MIN([.$D94]-MOD(1000*[$Times.U$4];[.$D94]);MOD(1000*[$Times.U$4];[.$D94]));MIN([.$D94]-MOD(1000*[$Times.U$5];[.$D94]);MOD(1000*[$Times.U$5];[.$D94]));MIN([.$D94]-MOD(1000*[$Times.U$6];[.$D94]);MOD(1000*[$Times.U$6];[.$D94]));)" office:value-type="currency" office:currency="ns" office:value="16.1836657884832" calcext:value-type="currency">
            <text:p>16ns</text:p>
          </table:table-cell>
          <table:table-cell table:style-name="ce15" table:formula="of:=MAX(MIN([.$D94]-MOD(1000*[$Times.V$3];[.$D94]);MOD(1000*[$Times.V$3];[.$D94]));MIN([.$D94]-MOD(1000*[$Times.V$4];[.$D94]);MOD(1000*[$Times.V$4];[.$D94]));MIN([.$D94]-MOD(1000*[$Times.V$5];[.$D94]);MOD(1000*[$Times.V$5];[.$D94]));MIN([.$D94]-MOD(1000*[$Times.V$6];[.$D94]);MOD(1000*[$Times.V$6];[.$D94]));)" office:value-type="currency" office:currency="ns" office:value="3.27436958976286" calcext:value-type="currency">
            <text:p>3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6.67" calcext:value-type="currency">
            <text:p>26,67 MHz</text:p>
          </table:table-cell>
          <table:table-cell table:style-name="ce10" table:formula="of:=160/[.A95]" office:value-type="float" office:value="5.99925009373828" calcext:value-type="float">
            <text:p>6,00</text:p>
          </table:table-cell>
          <table:table-cell table:style-name="ce7" table:formula="of:=ROUND(100*[.B95]) = 100*ROUND([.B95])" office:value-type="boolean" office:boolean-value="true" calcext:value-type="boolean">
            <text:p>PRAWDA</text:p>
          </table:table-cell>
          <table:table-cell table:style-name="ce13" table:formula="of:=1000/[.A95]" office:value-type="currency" office:currency="ns" office:value="37.4953130858643" calcext:value-type="currency">
            <text:p>37ns</text:p>
          </table:table-cell>
          <table:table-cell table:style-name="ce20" table:formula="of:=([.I95]-MIN([.I$1:.I94]))" office:value-type="float" office:value="12.7484064491937" calcext:value-type="float">
            <text:p>12,75</text:p>
          </table:table-cell>
          <table:table-cell table:style-name="ce20" table:formula="of:=IF([.C95]; ([.I95]-MIN([.I$1:.I94]));&quot;&quot;)" office:value-type="float" office:value="12.7484064491937" calcext:value-type="float">
            <text:p>12,75</text:p>
          </table:table-cell>
          <table:table-cell table:style-name="ce20" table:formula="of:=([.J95]-MIN([.J$1:.J94]))" office:value-type="float" office:value="0.903637045369237" calcext:value-type="float">
            <text:p>0,90</text:p>
          </table:table-cell>
          <table:table-cell table:style-name="ce20" table:formula="of:=([.J95]-MIN([.J$1:.J94]))*[.C95]" office:value-type="float" office:value="0.903637045369237" calcext:value-type="float">
            <text:p>0,90</text:p>
          </table:table-cell>
          <table:table-cell table:style-name="ce17" table:formula="of:=COM.MICROSOFT.MAXIFS([.K95:.XDF95];[.K$2:.XDF$2];&quot;&quot;)" office:value-type="currency" office:currency="ns" office:value="12.7484064491937" calcext:value-type="currency">
            <text:p>13ns</text:p>
          </table:table-cell>
          <table:table-cell table:style-name="ce17" table:formula="of:=MAX([.K95:.XFD95])" office:value-type="currency" office:currency="ns" office:value="17.570303712036" calcext:value-type="currency">
            <text:p>18ns</text:p>
          </table:table-cell>
          <table:table-cell table:style-name="ce15" table:formula="of:=MAX(MIN([.$D95]-MOD(1000*[$Times.C$3];[.$D95]);MOD(1000*[$Times.C$3];[.$D95]));MIN([.$D95]-MOD(1000*[$Times.C$4];[.$D95]);MOD(1000*[$Times.C$4];[.$D95]));MIN([.$D95]-MOD(1000*[$Times.C$5];[.$D95]);MOD(1000*[$Times.C$5];[.$D95]));MIN([.$D95]-MOD(1000*[$Times.C$6];[.$D95]);MOD(1000*[$Times.C$6];[.$D95]));)" office:value-type="currency" office:currency="ns" office:value="12.7484064491937" calcext:value-type="currency">
            <text:p>13ns</text:p>
          </table:table-cell>
          <table:table-cell table:style-name="ce15" table:formula="of:=MAX(MIN([.$D95]-MOD(1000*[$Times.D$3];[.$D95]);MOD(1000*[$Times.D$3];[.$D95]));MIN([.$D95]-MOD(1000*[$Times.D$4];[.$D95]);MOD(1000*[$Times.D$4];[.$D95]));MIN([.$D95]-MOD(1000*[$Times.D$5];[.$D95]);MOD(1000*[$Times.D$5];[.$D95]));MIN([.$D95]-MOD(1000*[$Times.D$6];[.$D95]);MOD(1000*[$Times.D$6];[.$D95]));)" office:value-type="currency" office:currency="ns" office:value="12.5984251968504" calcext:value-type="currency">
            <text:p>13ns</text:p>
          </table:table-cell>
          <table:table-cell table:style-name="ce15" table:formula="of:=MAX(MIN([.$D95]-MOD(1000*[$Times.E$3];[.$D95]);MOD(1000*[$Times.E$3];[.$D95]));MIN([.$D95]-MOD(1000*[$Times.E$4];[.$D95]);MOD(1000*[$Times.E$4];[.$D95]));MIN([.$D95]-MOD(1000*[$Times.E$5];[.$D95]);MOD(1000*[$Times.E$5];[.$D95]));MIN([.$D95]-MOD(1000*[$Times.E$6];[.$D95]);MOD(1000*[$Times.E$6];[.$D95]));)" office:value-type="currency" office:currency="ns" office:value="12.5984251968504" calcext:value-type="currency">
            <text:p>13ns</text:p>
          </table:table-cell>
          <table:table-cell table:style-name="ce15" table:formula="of:=MAX(MIN([.$D95]-MOD(1000*[$Times.F$3];[.$D95]);MOD(1000*[$Times.F$3];[.$D95]));MIN([.$D95]-MOD(1000*[$Times.F$4];[.$D95]);MOD(1000*[$Times.F$4];[.$D95]));MIN([.$D95]-MOD(1000*[$Times.F$5];[.$D95]);MOD(1000*[$Times.F$5];[.$D95]));MIN([.$D95]-MOD(1000*[$Times.F$6];[.$D95]);MOD(1000*[$Times.F$6];[.$D95]));)" office:value-type="currency" office:currency="ns" office:value="17.570303712036" calcext:value-type="currency">
            <text:p>18ns</text:p>
          </table:table-cell>
          <table:table-cell table:style-name="ce15" table:formula="of:=MAX(MIN([.$D95]-MOD(1000*[$Times.G$3];[.$D95]);MOD(1000*[$Times.G$3];[.$D95]));MIN([.$D95]-MOD(1000*[$Times.G$4];[.$D95]);MOD(1000*[$Times.G$4];[.$D95]));MIN([.$D95]-MOD(1000*[$Times.G$5];[.$D95]);MOD(1000*[$Times.G$5];[.$D95]));MIN([.$D95]-MOD(1000*[$Times.G$6];[.$D95]);MOD(1000*[$Times.G$6];[.$D95]));)" office:value-type="currency" office:currency="ns" office:value="12.3734533183352" calcext:value-type="currency">
            <text:p>12ns</text:p>
          </table:table-cell>
          <table:table-cell table:style-name="ce15" table:formula="of:=MAX(MIN([.$D95]-MOD(1000*[$Times.H$3];[.$D95]);MOD(1000*[$Times.H$3];[.$D95]));MIN([.$D95]-MOD(1000*[$Times.H$4];[.$D95]);MOD(1000*[$Times.H$4];[.$D95]));MIN([.$D95]-MOD(1000*[$Times.H$5];[.$D95]);MOD(1000*[$Times.H$5];[.$D95]));MIN([.$D95]-MOD(1000*[$Times.H$6];[.$D95]);MOD(1000*[$Times.H$6];[.$D95]));)" office:value-type="currency" office:currency="ns" office:value="4.97187851518561" calcext:value-type="currency">
            <text:p>5ns</text:p>
          </table:table-cell>
          <table:table-cell table:style-name="ce15" table:formula="of:=MAX(MIN([.$D95]-MOD(1000*[$Times.I$3];[.$D95]);MOD(1000*[$Times.I$3];[.$D95]));MIN([.$D95]-MOD(1000*[$Times.I$4];[.$D95]);MOD(1000*[$Times.I$4];[.$D95]));MIN([.$D95]-MOD(1000*[$Times.I$5];[.$D95]);MOD(1000*[$Times.I$5];[.$D95]));MIN([.$D95]-MOD(1000*[$Times.I$6];[.$D95]);MOD(1000*[$Times.I$6];[.$D95]));)" office:value-type="currency" office:currency="ns" office:value="12.2984626921635" calcext:value-type="currency">
            <text:p>12ns</text:p>
          </table:table-cell>
          <table:table-cell table:style-name="ce15" table:formula="of:=MAX(MIN([.$D95]-MOD(1000*[$Times.J$3];[.$D95]);MOD(1000*[$Times.J$3];[.$D95]));MIN([.$D95]-MOD(1000*[$Times.J$4];[.$D95]);MOD(1000*[$Times.J$4];[.$D95]));MIN([.$D95]-MOD(1000*[$Times.J$5];[.$D95]);MOD(1000*[$Times.J$5];[.$D95]));MIN([.$D95]-MOD(1000*[$Times.J$6];[.$D95]);MOD(1000*[$Times.J$6];[.$D95]));)" office:value-type="currency" office:currency="ns" office:value="4.97187851518561" calcext:value-type="currency">
            <text:p>5ns</text:p>
          </table:table-cell>
          <table:table-cell table:style-name="ce15" table:formula="of:=MAX(MIN([.$D95]-MOD(1000*[$Times.K$3];[.$D95]);MOD(1000*[$Times.K$3];[.$D95]));MIN([.$D95]-MOD(1000*[$Times.K$4];[.$D95]);MOD(1000*[$Times.K$4];[.$D95]));MIN([.$D95]-MOD(1000*[$Times.K$5];[.$D95]);MOD(1000*[$Times.K$5];[.$D95]));MIN([.$D95]-MOD(1000*[$Times.K$6];[.$D95]);MOD(1000*[$Times.K$6];[.$D95]));)" office:value-type="currency" office:currency="ns" office:value="12.2984626921635" calcext:value-type="currency">
            <text:p>12ns</text:p>
          </table:table-cell>
          <table:table-cell table:style-name="ce15" table:formula="of:=MAX(MIN([.$D95]-MOD(1000*[$Times.L$3];[.$D95]);MOD(1000*[$Times.L$3];[.$D95]));MIN([.$D95]-MOD(1000*[$Times.L$4];[.$D95]);MOD(1000*[$Times.L$4];[.$D95]));MIN([.$D95]-MOD(1000*[$Times.L$5];[.$D95]);MOD(1000*[$Times.L$5];[.$D95]));MIN([.$D95]-MOD(1000*[$Times.L$6];[.$D95]);MOD(1000*[$Times.L$6];[.$D95]));)" office:value-type="currency" office:currency="ns" office:value="17.570303712036" calcext:value-type="currency">
            <text:p>18ns</text:p>
          </table:table-cell>
          <table:table-cell table:style-name="ce15" table:formula="of:=MAX(MIN([.$D95]-MOD(1000*[$Times.M$3];[.$D95]);MOD(1000*[$Times.M$3];[.$D95]));MIN([.$D95]-MOD(1000*[$Times.M$4];[.$D95]);MOD(1000*[$Times.M$4];[.$D95]));MIN([.$D95]-MOD(1000*[$Times.M$5];[.$D95]);MOD(1000*[$Times.M$5];[.$D95]));MIN([.$D95]-MOD(1000*[$Times.M$6];[.$D95]);MOD(1000*[$Times.M$6];[.$D95]));)" office:value-type="currency" office:currency="ns" office:value="12.2984626921635" calcext:value-type="currency">
            <text:p>12ns</text:p>
          </table:table-cell>
          <table:table-cell table:style-name="ce15" table:formula="of:=MAX(MIN([.$D95]-MOD(1000*[$Times.N$3];[.$D95]);MOD(1000*[$Times.N$3];[.$D95]));MIN([.$D95]-MOD(1000*[$Times.N$4];[.$D95]);MOD(1000*[$Times.N$4];[.$D95]));MIN([.$D95]-MOD(1000*[$Times.N$5];[.$D95]);MOD(1000*[$Times.N$5];[.$D95]));MIN([.$D95]-MOD(1000*[$Times.N$6];[.$D95]);MOD(1000*[$Times.N$6];[.$D95]));)" office:value-type="currency" office:currency="ns" office:value="17.570303712036" calcext:value-type="currency">
            <text:p>18ns</text:p>
          </table:table-cell>
          <table:table-cell table:style-name="ce15" table:formula="of:=MAX(MIN([.$D95]-MOD(1000*[$Times.O$3];[.$D95]);MOD(1000*[$Times.O$3];[.$D95]));MIN([.$D95]-MOD(1000*[$Times.O$4];[.$D95]);MOD(1000*[$Times.O$4];[.$D95]));MIN([.$D95]-MOD(1000*[$Times.O$5];[.$D95]);MOD(1000*[$Times.O$5];[.$D95]));MIN([.$D95]-MOD(1000*[$Times.O$6];[.$D95]);MOD(1000*[$Times.O$6];[.$D95]));)" office:value-type="currency" office:currency="ns" office:value="12.3734533183352" calcext:value-type="currency">
            <text:p>12ns</text:p>
          </table:table-cell>
          <table:table-cell table:style-name="ce15" table:formula="of:=MAX(MIN([.$D95]-MOD(1000*[$Times.P$3];[.$D95]);MOD(1000*[$Times.P$3];[.$D95]));MIN([.$D95]-MOD(1000*[$Times.P$4];[.$D95]);MOD(1000*[$Times.P$4];[.$D95]));MIN([.$D95]-MOD(1000*[$Times.P$5];[.$D95]);MOD(1000*[$Times.P$5];[.$D95]));MIN([.$D95]-MOD(1000*[$Times.P$6];[.$D95]);MOD(1000*[$Times.P$6];[.$D95]));)" office:value-type="currency" office:currency="ns" office:value="17.570303712036" calcext:value-type="currency">
            <text:p>18ns</text:p>
          </table:table-cell>
          <table:table-cell table:style-name="ce15" table:formula="of:=MAX(MIN([.$D95]-MOD(1000*[$Times.Q$3];[.$D95]);MOD(1000*[$Times.Q$3];[.$D95]));MIN([.$D95]-MOD(1000*[$Times.Q$4];[.$D95]);MOD(1000*[$Times.Q$4];[.$D95]));MIN([.$D95]-MOD(1000*[$Times.Q$5];[.$D95]);MOD(1000*[$Times.Q$5];[.$D95]));MIN([.$D95]-MOD(1000*[$Times.Q$6];[.$D95]);MOD(1000*[$Times.Q$6];[.$D95]));)" office:value-type="currency" office:currency="ns" office:value="12.2984626921635" calcext:value-type="currency">
            <text:p>12ns</text:p>
          </table:table-cell>
          <table:table-cell table:style-name="ce15" table:formula="of:=MAX(MIN([.$D95]-MOD(1000*[$Times.R$3];[.$D95]);MOD(1000*[$Times.R$3];[.$D95]));MIN([.$D95]-MOD(1000*[$Times.R$4];[.$D95]);MOD(1000*[$Times.R$4];[.$D95]));MIN([.$D95]-MOD(1000*[$Times.R$5];[.$D95]);MOD(1000*[$Times.R$5];[.$D95]));MIN([.$D95]-MOD(1000*[$Times.R$6];[.$D95]);MOD(1000*[$Times.R$6];[.$D95]));)" office:value-type="currency" office:currency="ns" office:value="17.570303712036" calcext:value-type="currency">
            <text:p>18ns</text:p>
          </table:table-cell>
          <table:table-cell table:style-name="ce15" table:formula="of:=MAX(MIN([.$D95]-MOD(1000*[$Times.S$3];[.$D95]);MOD(1000*[$Times.S$3];[.$D95]));MIN([.$D95]-MOD(1000*[$Times.S$4];[.$D95]);MOD(1000*[$Times.S$4];[.$D95]));MIN([.$D95]-MOD(1000*[$Times.S$5];[.$D95]);MOD(1000*[$Times.S$5];[.$D95]));MIN([.$D95]-MOD(1000*[$Times.S$6];[.$D95]);MOD(1000*[$Times.S$6];[.$D95]));)" office:value-type="currency" office:currency="ns" office:value="12.2984626921635" calcext:value-type="currency">
            <text:p>12ns</text:p>
          </table:table-cell>
          <table:table-cell table:style-name="ce15" table:formula="of:=MAX(MIN([.$D95]-MOD(1000*[$Times.T$3];[.$D95]);MOD(1000*[$Times.T$3];[.$D95]));MIN([.$D95]-MOD(1000*[$Times.T$4];[.$D95]);MOD(1000*[$Times.T$4];[.$D95]));MIN([.$D95]-MOD(1000*[$Times.T$5];[.$D95]);MOD(1000*[$Times.T$5];[.$D95]));MIN([.$D95]-MOD(1000*[$Times.T$6];[.$D95]);MOD(1000*[$Times.T$6];[.$D95]));)" office:value-type="currency" office:currency="ns" office:value="17.570303712036" calcext:value-type="currency">
            <text:p>18ns</text:p>
          </table:table-cell>
          <table:table-cell table:style-name="ce15" table:formula="of:=MAX(MIN([.$D95]-MOD(1000*[$Times.U$3];[.$D95]);MOD(1000*[$Times.U$3];[.$D95]));MIN([.$D95]-MOD(1000*[$Times.U$4];[.$D95]);MOD(1000*[$Times.U$4];[.$D95]));MIN([.$D95]-MOD(1000*[$Times.U$5];[.$D95]);MOD(1000*[$Times.U$5];[.$D95]));MIN([.$D95]-MOD(1000*[$Times.U$6];[.$D95]);MOD(1000*[$Times.U$6];[.$D95]));)" office:value-type="currency" office:currency="ns" office:value="12.3734533183352" calcext:value-type="currency">
            <text:p>12ns</text:p>
          </table:table-cell>
          <table:table-cell table:style-name="ce15" table:formula="of:=MAX(MIN([.$D95]-MOD(1000*[$Times.V$3];[.$D95]);MOD(1000*[$Times.V$3];[.$D95]));MIN([.$D95]-MOD(1000*[$Times.V$4];[.$D95]);MOD(1000*[$Times.V$4];[.$D95]));MIN([.$D95]-MOD(1000*[$Times.V$5];[.$D95]);MOD(1000*[$Times.V$5];[.$D95]));MIN([.$D95]-MOD(1000*[$Times.V$6];[.$D95]);MOD(1000*[$Times.V$6];[.$D95]));)" office:value-type="currency" office:currency="ns" office:value="0.112485939257567" calcext:value-type="currency">
            <text:p>0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6.95" calcext:value-type="currency">
            <text:p>26,95 MHz</text:p>
          </table:table-cell>
          <table:table-cell table:style-name="ce10" table:formula="of:=160/[.A96]" office:value-type="float" office:value="5.93692022263451" calcext:value-type="float">
            <text:p>5,94</text:p>
          </table:table-cell>
          <table:table-cell table:style-name="ce7" table:formula="of:=ROUND(100*[.B96]) = 100*ROUND([.B96])" office:value-type="boolean" office:boolean-value="false" calcext:value-type="boolean">
            <text:p>FAŁSZ</text:p>
          </table:table-cell>
          <table:table-cell table:style-name="ce13" table:formula="of:=1000/[.A96]" office:value-type="currency" office:currency="ns" office:value="37.1057513914657" calcext:value-type="currency">
            <text:p>37ns</text:p>
          </table:table-cell>
          <table:table-cell table:style-name="ce20" table:formula="of:=([.I96]-MIN([.I$1:.I95]))" office:value-type="float" office:value="17.6252319109461" calcext:value-type="float">
            <text:p>17,63</text:p>
          </table:table-cell>
          <table:table-cell table:style-name="ce20" table:formula="of:=IF([.C96]; ([.I96]-MIN([.I$1:.I95]));&quot;&quot;)">
            <text:p/>
          </table:table-cell>
          <table:table-cell table:style-name="ce20" table:formula="of:=([.J96]-MIN([.J$1:.J95]))" office:value-type="float" office:value="0.958565244279384" calcext:value-type="float">
            <text:p>0,96</text:p>
          </table:table-cell>
          <table:table-cell table:style-name="ce20" table:formula="of:=([.J96]-MIN([.J$1:.J95]))*[.C96]" office:value-type="float" office:value="0" calcext:value-type="float">
            <text:p>0,00</text:p>
          </table:table-cell>
          <table:table-cell table:style-name="ce17" table:formula="of:=COM.MICROSOFT.MAXIFS([.K96:.XDF96];[.K$2:.XDF$2];&quot;&quot;)" office:value-type="currency" office:currency="ns" office:value="17.6252319109461" calcext:value-type="currency">
            <text:p>18ns</text:p>
          </table:table-cell>
          <table:table-cell table:style-name="ce17" table:formula="of:=MAX([.K96:.XFD96])" office:value-type="currency" office:currency="ns" office:value="17.6252319109461" calcext:value-type="currency">
            <text:p>18ns</text:p>
          </table:table-cell>
          <table:table-cell table:style-name="ce15" table:formula="of:=MAX(MIN([.$D96]-MOD(1000*[$Times.C$3];[.$D96]);MOD(1000*[$Times.C$3];[.$D96]));MIN([.$D96]-MOD(1000*[$Times.C$4];[.$D96]);MOD(1000*[$Times.C$4];[.$D96]));MIN([.$D96]-MOD(1000*[$Times.C$5];[.$D96]);MOD(1000*[$Times.C$5];[.$D96]));MIN([.$D96]-MOD(1000*[$Times.C$6];[.$D96]);MOD(1000*[$Times.C$6];[.$D96]));)" office:value-type="currency" office:currency="ns" office:value="17.6252319109461" calcext:value-type="currency">
            <text:p>18ns</text:p>
          </table:table-cell>
          <table:table-cell table:style-name="ce15" table:formula="of:=MAX(MIN([.$D96]-MOD(1000*[$Times.D$3];[.$D96]);MOD(1000*[$Times.D$3];[.$D96]));MIN([.$D96]-MOD(1000*[$Times.D$4];[.$D96]);MOD(1000*[$Times.D$4];[.$D96]));MIN([.$D96]-MOD(1000*[$Times.D$5];[.$D96]);MOD(1000*[$Times.D$5];[.$D96]));MIN([.$D96]-MOD(1000*[$Times.D$6];[.$D96]);MOD(1000*[$Times.D$6];[.$D96]));)" office:value-type="currency" office:currency="ns" office:value="16.3265306122449" calcext:value-type="currency">
            <text:p>16ns</text:p>
          </table:table-cell>
          <table:table-cell table:style-name="ce15" table:formula="of:=MAX(MIN([.$D96]-MOD(1000*[$Times.E$3];[.$D96]);MOD(1000*[$Times.E$3];[.$D96]));MIN([.$D96]-MOD(1000*[$Times.E$4];[.$D96]);MOD(1000*[$Times.E$4];[.$D96]));MIN([.$D96]-MOD(1000*[$Times.E$5];[.$D96]);MOD(1000*[$Times.E$5];[.$D96]));MIN([.$D96]-MOD(1000*[$Times.E$6];[.$D96]);MOD(1000*[$Times.E$6];[.$D96]));)" office:value-type="currency" office:currency="ns" office:value="16.3265306122449" calcext:value-type="currency">
            <text:p>16ns</text:p>
          </table:table-cell>
          <table:table-cell table:style-name="ce15" table:formula="of:=MAX(MIN([.$D96]-MOD(1000*[$Times.F$3];[.$D96]);MOD(1000*[$Times.F$3];[.$D96]));MIN([.$D96]-MOD(1000*[$Times.F$4];[.$D96]);MOD(1000*[$Times.F$4];[.$D96]));MIN([.$D96]-MOD(1000*[$Times.F$5];[.$D96]);MOD(1000*[$Times.F$5];[.$D96]));MIN([.$D96]-MOD(1000*[$Times.F$6];[.$D96]);MOD(1000*[$Times.F$6];[.$D96]));)" office:value-type="currency" office:currency="ns" office:value="13.6920222634509" calcext:value-type="currency">
            <text:p>14ns</text:p>
          </table:table-cell>
          <table:table-cell table:style-name="ce15" table:formula="of:=MAX(MIN([.$D96]-MOD(1000*[$Times.G$3];[.$D96]);MOD(1000*[$Times.G$3];[.$D96]));MIN([.$D96]-MOD(1000*[$Times.G$4];[.$D96]);MOD(1000*[$Times.G$4];[.$D96]));MIN([.$D96]-MOD(1000*[$Times.G$5];[.$D96]);MOD(1000*[$Times.G$5];[.$D96]));MIN([.$D96]-MOD(1000*[$Times.G$6];[.$D96]);MOD(1000*[$Times.G$6];[.$D96]));)" office:value-type="currency" office:currency="ns" office:value="11.8367346938775" calcext:value-type="currency">
            <text:p>12ns</text:p>
          </table:table-cell>
          <table:table-cell table:style-name="ce15" table:formula="of:=MAX(MIN([.$D96]-MOD(1000*[$Times.H$3];[.$D96]);MOD(1000*[$Times.H$3];[.$D96]));MIN([.$D96]-MOD(1000*[$Times.H$4];[.$D96]);MOD(1000*[$Times.H$4];[.$D96]));MIN([.$D96]-MOD(1000*[$Times.H$5];[.$D96]);MOD(1000*[$Times.H$5];[.$D96]));MIN([.$D96]-MOD(1000*[$Times.H$6];[.$D96]);MOD(1000*[$Times.H$6];[.$D96]));)" office:value-type="currency" office:currency="ns" office:value="7.88497217068641" calcext:value-type="currency">
            <text:p>8ns</text:p>
          </table:table-cell>
          <table:table-cell table:style-name="ce15" table:formula="of:=MAX(MIN([.$D96]-MOD(1000*[$Times.I$3];[.$D96]);MOD(1000*[$Times.I$3];[.$D96]));MIN([.$D96]-MOD(1000*[$Times.I$4];[.$D96]);MOD(1000*[$Times.I$4];[.$D96]));MIN([.$D96]-MOD(1000*[$Times.I$5];[.$D96]);MOD(1000*[$Times.I$5];[.$D96]));MIN([.$D96]-MOD(1000*[$Times.I$6];[.$D96]);MOD(1000*[$Times.I$6];[.$D96]));)" office:value-type="currency" office:currency="ns" office:value="11.8367346938775" calcext:value-type="currency">
            <text:p>12ns</text:p>
          </table:table-cell>
          <table:table-cell table:style-name="ce15" table:formula="of:=MAX(MIN([.$D96]-MOD(1000*[$Times.J$3];[.$D96]);MOD(1000*[$Times.J$3];[.$D96]));MIN([.$D96]-MOD(1000*[$Times.J$4];[.$D96]);MOD(1000*[$Times.J$4];[.$D96]));MIN([.$D96]-MOD(1000*[$Times.J$5];[.$D96]);MOD(1000*[$Times.J$5];[.$D96]));MIN([.$D96]-MOD(1000*[$Times.J$6];[.$D96]);MOD(1000*[$Times.J$6];[.$D96]));)" office:value-type="currency" office:currency="ns" office:value="7.88497217068641" calcext:value-type="currency">
            <text:p>8ns</text:p>
          </table:table-cell>
          <table:table-cell table:style-name="ce15" table:formula="of:=MAX(MIN([.$D96]-MOD(1000*[$Times.K$3];[.$D96]);MOD(1000*[$Times.K$3];[.$D96]));MIN([.$D96]-MOD(1000*[$Times.K$4];[.$D96]);MOD(1000*[$Times.K$4];[.$D96]));MIN([.$D96]-MOD(1000*[$Times.K$5];[.$D96]);MOD(1000*[$Times.K$5];[.$D96]));MIN([.$D96]-MOD(1000*[$Times.K$6];[.$D96]);MOD(1000*[$Times.K$6];[.$D96]));)" office:value-type="currency" office:currency="ns" office:value="11.8367346938775" calcext:value-type="currency">
            <text:p>12ns</text:p>
          </table:table-cell>
          <table:table-cell table:style-name="ce15" table:formula="of:=MAX(MIN([.$D96]-MOD(1000*[$Times.L$3];[.$D96]);MOD(1000*[$Times.L$3];[.$D96]));MIN([.$D96]-MOD(1000*[$Times.L$4];[.$D96]);MOD(1000*[$Times.L$4];[.$D96]));MIN([.$D96]-MOD(1000*[$Times.L$5];[.$D96]);MOD(1000*[$Times.L$5];[.$D96]));MIN([.$D96]-MOD(1000*[$Times.L$6];[.$D96]);MOD(1000*[$Times.L$6];[.$D96]));)" office:value-type="currency" office:currency="ns" office:value="13.6920222634509" calcext:value-type="currency">
            <text:p>14ns</text:p>
          </table:table-cell>
          <table:table-cell table:style-name="ce15" table:formula="of:=MAX(MIN([.$D96]-MOD(1000*[$Times.M$3];[.$D96]);MOD(1000*[$Times.M$3];[.$D96]));MIN([.$D96]-MOD(1000*[$Times.M$4];[.$D96]);MOD(1000*[$Times.M$4];[.$D96]));MIN([.$D96]-MOD(1000*[$Times.M$5];[.$D96]);MOD(1000*[$Times.M$5];[.$D96]));MIN([.$D96]-MOD(1000*[$Times.M$6];[.$D96]);MOD(1000*[$Times.M$6];[.$D96]));)" office:value-type="currency" office:currency="ns" office:value="11.8367346938775" calcext:value-type="currency">
            <text:p>12ns</text:p>
          </table:table-cell>
          <table:table-cell table:style-name="ce15" table:formula="of:=MAX(MIN([.$D96]-MOD(1000*[$Times.N$3];[.$D96]);MOD(1000*[$Times.N$3];[.$D96]));MIN([.$D96]-MOD(1000*[$Times.N$4];[.$D96]);MOD(1000*[$Times.N$4];[.$D96]));MIN([.$D96]-MOD(1000*[$Times.N$5];[.$D96]);MOD(1000*[$Times.N$5];[.$D96]));MIN([.$D96]-MOD(1000*[$Times.N$6];[.$D96]);MOD(1000*[$Times.N$6];[.$D96]));)" office:value-type="currency" office:currency="ns" office:value="13.6920222634509" calcext:value-type="currency">
            <text:p>14ns</text:p>
          </table:table-cell>
          <table:table-cell table:style-name="ce15" table:formula="of:=MAX(MIN([.$D96]-MOD(1000*[$Times.O$3];[.$D96]);MOD(1000*[$Times.O$3];[.$D96]));MIN([.$D96]-MOD(1000*[$Times.O$4];[.$D96]);MOD(1000*[$Times.O$4];[.$D96]));MIN([.$D96]-MOD(1000*[$Times.O$5];[.$D96]);MOD(1000*[$Times.O$5];[.$D96]));MIN([.$D96]-MOD(1000*[$Times.O$6];[.$D96]);MOD(1000*[$Times.O$6];[.$D96]));)" office:value-type="currency" office:currency="ns" office:value="8.94248608534321" calcext:value-type="currency">
            <text:p>9ns</text:p>
          </table:table-cell>
          <table:table-cell table:style-name="ce15" table:formula="of:=MAX(MIN([.$D96]-MOD(1000*[$Times.P$3];[.$D96]);MOD(1000*[$Times.P$3];[.$D96]));MIN([.$D96]-MOD(1000*[$Times.P$4];[.$D96]);MOD(1000*[$Times.P$4];[.$D96]));MIN([.$D96]-MOD(1000*[$Times.P$5];[.$D96]);MOD(1000*[$Times.P$5];[.$D96]));MIN([.$D96]-MOD(1000*[$Times.P$6];[.$D96]);MOD(1000*[$Times.P$6];[.$D96]));)" office:value-type="currency" office:currency="ns" office:value="13.6920222634509" calcext:value-type="currency">
            <text:p>14ns</text:p>
          </table:table-cell>
          <table:table-cell table:style-name="ce15" table:formula="of:=MAX(MIN([.$D96]-MOD(1000*[$Times.Q$3];[.$D96]);MOD(1000*[$Times.Q$3];[.$D96]));MIN([.$D96]-MOD(1000*[$Times.Q$4];[.$D96]);MOD(1000*[$Times.Q$4];[.$D96]));MIN([.$D96]-MOD(1000*[$Times.Q$5];[.$D96]);MOD(1000*[$Times.Q$5];[.$D96]));MIN([.$D96]-MOD(1000*[$Times.Q$6];[.$D96]);MOD(1000*[$Times.Q$6];[.$D96]));)" office:value-type="currency" office:currency="ns" office:value="11.8367346938775" calcext:value-type="currency">
            <text:p>12ns</text:p>
          </table:table-cell>
          <table:table-cell table:style-name="ce15" table:formula="of:=MAX(MIN([.$D96]-MOD(1000*[$Times.R$3];[.$D96]);MOD(1000*[$Times.R$3];[.$D96]));MIN([.$D96]-MOD(1000*[$Times.R$4];[.$D96]);MOD(1000*[$Times.R$4];[.$D96]));MIN([.$D96]-MOD(1000*[$Times.R$5];[.$D96]);MOD(1000*[$Times.R$5];[.$D96]));MIN([.$D96]-MOD(1000*[$Times.R$6];[.$D96]);MOD(1000*[$Times.R$6];[.$D96]));)" office:value-type="currency" office:currency="ns" office:value="13.6920222634509" calcext:value-type="currency">
            <text:p>14ns</text:p>
          </table:table-cell>
          <table:table-cell table:style-name="ce15" table:formula="of:=MAX(MIN([.$D96]-MOD(1000*[$Times.S$3];[.$D96]);MOD(1000*[$Times.S$3];[.$D96]));MIN([.$D96]-MOD(1000*[$Times.S$4];[.$D96]);MOD(1000*[$Times.S$4];[.$D96]));MIN([.$D96]-MOD(1000*[$Times.S$5];[.$D96]);MOD(1000*[$Times.S$5];[.$D96]));MIN([.$D96]-MOD(1000*[$Times.S$6];[.$D96]);MOD(1000*[$Times.S$6];[.$D96]));)" office:value-type="currency" office:currency="ns" office:value="11.8367346938775" calcext:value-type="currency">
            <text:p>12ns</text:p>
          </table:table-cell>
          <table:table-cell table:style-name="ce15" table:formula="of:=MAX(MIN([.$D96]-MOD(1000*[$Times.T$3];[.$D96]);MOD(1000*[$Times.T$3];[.$D96]));MIN([.$D96]-MOD(1000*[$Times.T$4];[.$D96]);MOD(1000*[$Times.T$4];[.$D96]));MIN([.$D96]-MOD(1000*[$Times.T$5];[.$D96]);MOD(1000*[$Times.T$5];[.$D96]));MIN([.$D96]-MOD(1000*[$Times.T$6];[.$D96]);MOD(1000*[$Times.T$6];[.$D96]));)" office:value-type="currency" office:currency="ns" office:value="13.6920222634509" calcext:value-type="currency">
            <text:p>14ns</text:p>
          </table:table-cell>
          <table:table-cell table:style-name="ce15" table:formula="of:=MAX(MIN([.$D96]-MOD(1000*[$Times.U$3];[.$D96]);MOD(1000*[$Times.U$3];[.$D96]));MIN([.$D96]-MOD(1000*[$Times.U$4];[.$D96]);MOD(1000*[$Times.U$4];[.$D96]));MIN([.$D96]-MOD(1000*[$Times.U$5];[.$D96]);MOD(1000*[$Times.U$5];[.$D96]));MIN([.$D96]-MOD(1000*[$Times.U$6];[.$D96]);MOD(1000*[$Times.U$6];[.$D96]));)" office:value-type="currency" office:currency="ns" office:value="8.94248608534321" calcext:value-type="currency">
            <text:p>9ns</text:p>
          </table:table-cell>
          <table:table-cell table:style-name="ce15" table:formula="of:=MAX(MIN([.$D96]-MOD(1000*[$Times.V$3];[.$D96]);MOD(1000*[$Times.V$3];[.$D96]));MIN([.$D96]-MOD(1000*[$Times.V$4];[.$D96]);MOD(1000*[$Times.V$4];[.$D96]));MIN([.$D96]-MOD(1000*[$Times.V$5];[.$D96]);MOD(1000*[$Times.V$5];[.$D96]));MIN([.$D96]-MOD(1000*[$Times.V$6];[.$D96]);MOD(1000*[$Times.V$6];[.$D96]));)" office:value-type="currency" office:currency="ns" office:value="9.4619666048236" calcext:value-type="currency">
            <text:p>9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7" calcext:value-type="currency">
            <text:p>27,00 MHz</text:p>
          </table:table-cell>
          <table:table-cell table:style-name="ce10" table:formula="of:=160/[.A97]" office:value-type="float" office:value="5.92592592592593" calcext:value-type="float">
            <text:p>5,93</text:p>
          </table:table-cell>
          <table:table-cell table:style-name="ce7" table:formula="of:=ROUND(100*[.B97]) = 100*ROUND([.B97])" office:value-type="boolean" office:boolean-value="false" calcext:value-type="boolean">
            <text:p>FAŁSZ</text:p>
          </table:table-cell>
          <table:table-cell table:style-name="ce13" table:formula="of:=1000/[.A97]" office:value-type="currency" office:currency="ns" office:value="37.037037037037" calcext:value-type="currency">
            <text:p>37ns</text:p>
          </table:table-cell>
          <table:table-cell table:style-name="ce20" table:formula="of:=([.I97]-MIN([.I$1:.I96]))" office:value-type="float" office:value="18.5185185185185" calcext:value-type="float">
            <text:p>18,52</text:p>
          </table:table-cell>
          <table:table-cell table:style-name="ce20" table:formula="of:=IF([.C97]; ([.I97]-MIN([.I$1:.I96]));&quot;&quot;)">
            <text:p/>
          </table:table-cell>
          <table:table-cell table:style-name="ce20" table:formula="of:=([.J97]-MIN([.J$1:.J96]))" office:value-type="float" office:value="1.85185185185173" calcext:value-type="float">
            <text:p>1,85</text:p>
          </table:table-cell>
          <table:table-cell table:style-name="ce20" table:formula="of:=([.J97]-MIN([.J$1:.J96]))*[.C97]" office:value-type="float" office:value="0" calcext:value-type="float">
            <text:p>0,00</text:p>
          </table:table-cell>
          <table:table-cell table:style-name="ce17" table:formula="of:=COM.MICROSOFT.MAXIFS([.K97:.XDF97];[.K$2:.XDF$2];&quot;&quot;)" office:value-type="currency" office:currency="ns" office:value="18.5185185185185" calcext:value-type="currency">
            <text:p>19ns</text:p>
          </table:table-cell>
          <table:table-cell table:style-name="ce17" table:formula="of:=MAX([.K97:.XFD97])" office:value-type="currency" office:currency="ns" office:value="18.5185185185185" calcext:value-type="currency">
            <text:p>19ns</text:p>
          </table:table-cell>
          <table:table-cell table:style-name="ce15" table:formula="of:=MAX(MIN([.$D97]-MOD(1000*[$Times.C$3];[.$D97]);MOD(1000*[$Times.C$3];[.$D97]));MIN([.$D97]-MOD(1000*[$Times.C$4];[.$D97]);MOD(1000*[$Times.C$4];[.$D97]));MIN([.$D97]-MOD(1000*[$Times.C$5];[.$D97]);MOD(1000*[$Times.C$5];[.$D97]));MIN([.$D97]-MOD(1000*[$Times.C$6];[.$D97]);MOD(1000*[$Times.C$6];[.$D97]));)" office:value-type="currency" office:currency="ns" office:value="18.5185185185185" calcext:value-type="currency">
            <text:p>19ns</text:p>
          </table:table-cell>
          <table:table-cell table:style-name="ce15" table:formula="of:=MAX(MIN([.$D97]-MOD(1000*[$Times.D$3];[.$D97]);MOD(1000*[$Times.D$3];[.$D97]));MIN([.$D97]-MOD(1000*[$Times.D$4];[.$D97]);MOD(1000*[$Times.D$4];[.$D97]));MIN([.$D97]-MOD(1000*[$Times.D$5];[.$D97]);MOD(1000*[$Times.D$5];[.$D97]));MIN([.$D97]-MOD(1000*[$Times.D$6];[.$D97]);MOD(1000*[$Times.D$6];[.$D97]));)" office:value-type="currency" office:currency="ns" office:value="16.6666666666666" calcext:value-type="currency">
            <text:p>17ns</text:p>
          </table:table-cell>
          <table:table-cell table:style-name="ce15" table:formula="of:=MAX(MIN([.$D97]-MOD(1000*[$Times.E$3];[.$D97]);MOD(1000*[$Times.E$3];[.$D97]));MIN([.$D97]-MOD(1000*[$Times.E$4];[.$D97]);MOD(1000*[$Times.E$4];[.$D97]));MIN([.$D97]-MOD(1000*[$Times.E$5];[.$D97]);MOD(1000*[$Times.E$5];[.$D97]));MIN([.$D97]-MOD(1000*[$Times.E$6];[.$D97]);MOD(1000*[$Times.E$6];[.$D97]));)" office:value-type="currency" office:currency="ns" office:value="14.8148148148149" calcext:value-type="currency">
            <text:p>15ns</text:p>
          </table:table-cell>
          <table:table-cell table:style-name="ce15" table:formula="of:=MAX(MIN([.$D97]-MOD(1000*[$Times.F$3];[.$D97]);MOD(1000*[$Times.F$3];[.$D97]));MIN([.$D97]-MOD(1000*[$Times.F$4];[.$D97]);MOD(1000*[$Times.F$4];[.$D97]));MIN([.$D97]-MOD(1000*[$Times.F$5];[.$D97]);MOD(1000*[$Times.F$5];[.$D97]));MIN([.$D97]-MOD(1000*[$Times.F$6];[.$D97]);MOD(1000*[$Times.F$6];[.$D97]));)" office:value-type="currency" office:currency="ns" office:value="12.5925925925926" calcext:value-type="currency">
            <text:p>13ns</text:p>
          </table:table-cell>
          <table:table-cell table:style-name="ce15" table:formula="of:=MAX(MIN([.$D97]-MOD(1000*[$Times.G$3];[.$D97]);MOD(1000*[$Times.G$3];[.$D97]));MIN([.$D97]-MOD(1000*[$Times.G$4];[.$D97]);MOD(1000*[$Times.G$4];[.$D97]));MIN([.$D97]-MOD(1000*[$Times.G$5];[.$D97]);MOD(1000*[$Times.G$5];[.$D97]));MIN([.$D97]-MOD(1000*[$Times.G$6];[.$D97]);MOD(1000*[$Times.G$6];[.$D97]));)" office:value-type="currency" office:currency="ns" office:value="12.5925925925926" calcext:value-type="currency">
            <text:p>13ns</text:p>
          </table:table-cell>
          <table:table-cell table:style-name="ce15" table:formula="of:=MAX(MIN([.$D97]-MOD(1000*[$Times.H$3];[.$D97]);MOD(1000*[$Times.H$3];[.$D97]));MIN([.$D97]-MOD(1000*[$Times.H$4];[.$D97]);MOD(1000*[$Times.H$4];[.$D97]));MIN([.$D97]-MOD(1000*[$Times.H$5];[.$D97]);MOD(1000*[$Times.H$5];[.$D97]));MIN([.$D97]-MOD(1000*[$Times.H$6];[.$D97]);MOD(1000*[$Times.H$6];[.$D97]));)" office:value-type="currency" office:currency="ns" office:value="9.25925925925924" calcext:value-type="currency">
            <text:p>9ns</text:p>
          </table:table-cell>
          <table:table-cell table:style-name="ce15" table:formula="of:=MAX(MIN([.$D97]-MOD(1000*[$Times.I$3];[.$D97]);MOD(1000*[$Times.I$3];[.$D97]));MIN([.$D97]-MOD(1000*[$Times.I$4];[.$D97]);MOD(1000*[$Times.I$4];[.$D97]));MIN([.$D97]-MOD(1000*[$Times.I$5];[.$D97]);MOD(1000*[$Times.I$5];[.$D97]));MIN([.$D97]-MOD(1000*[$Times.I$6];[.$D97]);MOD(1000*[$Times.I$6];[.$D97]));)" office:value-type="currency" office:currency="ns" office:value="12.5925925925926" calcext:value-type="currency">
            <text:p>13ns</text:p>
          </table:table-cell>
          <table:table-cell table:style-name="ce15" table:formula="of:=MAX(MIN([.$D97]-MOD(1000*[$Times.J$3];[.$D97]);MOD(1000*[$Times.J$3];[.$D97]));MIN([.$D97]-MOD(1000*[$Times.J$4];[.$D97]);MOD(1000*[$Times.J$4];[.$D97]));MIN([.$D97]-MOD(1000*[$Times.J$5];[.$D97]);MOD(1000*[$Times.J$5];[.$D97]));MIN([.$D97]-MOD(1000*[$Times.J$6];[.$D97]);MOD(1000*[$Times.J$6];[.$D97]));)" office:value-type="currency" office:currency="ns" office:value="9.25925925925924" calcext:value-type="currency">
            <text:p>9ns</text:p>
          </table:table-cell>
          <table:table-cell table:style-name="ce15" table:formula="of:=MAX(MIN([.$D97]-MOD(1000*[$Times.K$3];[.$D97]);MOD(1000*[$Times.K$3];[.$D97]));MIN([.$D97]-MOD(1000*[$Times.K$4];[.$D97]);MOD(1000*[$Times.K$4];[.$D97]));MIN([.$D97]-MOD(1000*[$Times.K$5];[.$D97]);MOD(1000*[$Times.K$5];[.$D97]));MIN([.$D97]-MOD(1000*[$Times.K$6];[.$D97]);MOD(1000*[$Times.K$6];[.$D97]));)" office:value-type="currency" office:currency="ns" office:value="12.5925925925926" calcext:value-type="currency">
            <text:p>13ns</text:p>
          </table:table-cell>
          <table:table-cell table:style-name="ce15" table:formula="of:=MAX(MIN([.$D97]-MOD(1000*[$Times.L$3];[.$D97]);MOD(1000*[$Times.L$3];[.$D97]));MIN([.$D97]-MOD(1000*[$Times.L$4];[.$D97]);MOD(1000*[$Times.L$4];[.$D97]));MIN([.$D97]-MOD(1000*[$Times.L$5];[.$D97]);MOD(1000*[$Times.L$5];[.$D97]));MIN([.$D97]-MOD(1000*[$Times.L$6];[.$D97]);MOD(1000*[$Times.L$6];[.$D97]));)" office:value-type="currency" office:currency="ns" office:value="12.5925925925926" calcext:value-type="currency">
            <text:p>13ns</text:p>
          </table:table-cell>
          <table:table-cell table:style-name="ce15" table:formula="of:=MAX(MIN([.$D97]-MOD(1000*[$Times.M$3];[.$D97]);MOD(1000*[$Times.M$3];[.$D97]));MIN([.$D97]-MOD(1000*[$Times.M$4];[.$D97]);MOD(1000*[$Times.M$4];[.$D97]));MIN([.$D97]-MOD(1000*[$Times.M$5];[.$D97]);MOD(1000*[$Times.M$5];[.$D97]));MIN([.$D97]-MOD(1000*[$Times.M$6];[.$D97]);MOD(1000*[$Times.M$6];[.$D97]));)" office:value-type="currency" office:currency="ns" office:value="12.5925925925926" calcext:value-type="currency">
            <text:p>13ns</text:p>
          </table:table-cell>
          <table:table-cell table:style-name="ce15" table:formula="of:=MAX(MIN([.$D97]-MOD(1000*[$Times.N$3];[.$D97]);MOD(1000*[$Times.N$3];[.$D97]));MIN([.$D97]-MOD(1000*[$Times.N$4];[.$D97]);MOD(1000*[$Times.N$4];[.$D97]));MIN([.$D97]-MOD(1000*[$Times.N$5];[.$D97]);MOD(1000*[$Times.N$5];[.$D97]));MIN([.$D97]-MOD(1000*[$Times.N$6];[.$D97]);MOD(1000*[$Times.N$6];[.$D97]));)" office:value-type="currency" office:currency="ns" office:value="12.5925925925926" calcext:value-type="currency">
            <text:p>13ns</text:p>
          </table:table-cell>
          <table:table-cell table:style-name="ce15" table:formula="of:=MAX(MIN([.$D97]-MOD(1000*[$Times.O$3];[.$D97]);MOD(1000*[$Times.O$3];[.$D97]));MIN([.$D97]-MOD(1000*[$Times.O$4];[.$D97]);MOD(1000*[$Times.O$4];[.$D97]));MIN([.$D97]-MOD(1000*[$Times.O$5];[.$D97]);MOD(1000*[$Times.O$5];[.$D97]));MIN([.$D97]-MOD(1000*[$Times.O$6];[.$D97]);MOD(1000*[$Times.O$6];[.$D97]));)" office:value-type="currency" office:currency="ns" office:value="9.62962962962962" calcext:value-type="currency">
            <text:p>10ns</text:p>
          </table:table-cell>
          <table:table-cell table:style-name="ce15" table:formula="of:=MAX(MIN([.$D97]-MOD(1000*[$Times.P$3];[.$D97]);MOD(1000*[$Times.P$3];[.$D97]));MIN([.$D97]-MOD(1000*[$Times.P$4];[.$D97]);MOD(1000*[$Times.P$4];[.$D97]));MIN([.$D97]-MOD(1000*[$Times.P$5];[.$D97]);MOD(1000*[$Times.P$5];[.$D97]));MIN([.$D97]-MOD(1000*[$Times.P$6];[.$D97]);MOD(1000*[$Times.P$6];[.$D97]));)" office:value-type="currency" office:currency="ns" office:value="12.5925925925926" calcext:value-type="currency">
            <text:p>13ns</text:p>
          </table:table-cell>
          <table:table-cell table:style-name="ce15" table:formula="of:=MAX(MIN([.$D97]-MOD(1000*[$Times.Q$3];[.$D97]);MOD(1000*[$Times.Q$3];[.$D97]));MIN([.$D97]-MOD(1000*[$Times.Q$4];[.$D97]);MOD(1000*[$Times.Q$4];[.$D97]));MIN([.$D97]-MOD(1000*[$Times.Q$5];[.$D97]);MOD(1000*[$Times.Q$5];[.$D97]));MIN([.$D97]-MOD(1000*[$Times.Q$6];[.$D97]);MOD(1000*[$Times.Q$6];[.$D97]));)" office:value-type="currency" office:currency="ns" office:value="12.5925925925926" calcext:value-type="currency">
            <text:p>13ns</text:p>
          </table:table-cell>
          <table:table-cell table:style-name="ce15" table:formula="of:=MAX(MIN([.$D97]-MOD(1000*[$Times.R$3];[.$D97]);MOD(1000*[$Times.R$3];[.$D97]));MIN([.$D97]-MOD(1000*[$Times.R$4];[.$D97]);MOD(1000*[$Times.R$4];[.$D97]));MIN([.$D97]-MOD(1000*[$Times.R$5];[.$D97]);MOD(1000*[$Times.R$5];[.$D97]));MIN([.$D97]-MOD(1000*[$Times.R$6];[.$D97]);MOD(1000*[$Times.R$6];[.$D97]));)" office:value-type="currency" office:currency="ns" office:value="12.5925925925926" calcext:value-type="currency">
            <text:p>13ns</text:p>
          </table:table-cell>
          <table:table-cell table:style-name="ce15" table:formula="of:=MAX(MIN([.$D97]-MOD(1000*[$Times.S$3];[.$D97]);MOD(1000*[$Times.S$3];[.$D97]));MIN([.$D97]-MOD(1000*[$Times.S$4];[.$D97]);MOD(1000*[$Times.S$4];[.$D97]));MIN([.$D97]-MOD(1000*[$Times.S$5];[.$D97]);MOD(1000*[$Times.S$5];[.$D97]));MIN([.$D97]-MOD(1000*[$Times.S$6];[.$D97]);MOD(1000*[$Times.S$6];[.$D97]));)" office:value-type="currency" office:currency="ns" office:value="12.5925925925926" calcext:value-type="currency">
            <text:p>13ns</text:p>
          </table:table-cell>
          <table:table-cell table:style-name="ce15" table:formula="of:=MAX(MIN([.$D97]-MOD(1000*[$Times.T$3];[.$D97]);MOD(1000*[$Times.T$3];[.$D97]));MIN([.$D97]-MOD(1000*[$Times.T$4];[.$D97]);MOD(1000*[$Times.T$4];[.$D97]));MIN([.$D97]-MOD(1000*[$Times.T$5];[.$D97]);MOD(1000*[$Times.T$5];[.$D97]));MIN([.$D97]-MOD(1000*[$Times.T$6];[.$D97]);MOD(1000*[$Times.T$6];[.$D97]));)" office:value-type="currency" office:currency="ns" office:value="12.5925925925926" calcext:value-type="currency">
            <text:p>13ns</text:p>
          </table:table-cell>
          <table:table-cell table:style-name="ce15" table:formula="of:=MAX(MIN([.$D97]-MOD(1000*[$Times.U$3];[.$D97]);MOD(1000*[$Times.U$3];[.$D97]));MIN([.$D97]-MOD(1000*[$Times.U$4];[.$D97]);MOD(1000*[$Times.U$4];[.$D97]));MIN([.$D97]-MOD(1000*[$Times.U$5];[.$D97]);MOD(1000*[$Times.U$5];[.$D97]));MIN([.$D97]-MOD(1000*[$Times.U$6];[.$D97]);MOD(1000*[$Times.U$6];[.$D97]));)" office:value-type="currency" office:currency="ns" office:value="9.62962962962962" calcext:value-type="currency">
            <text:p>10ns</text:p>
          </table:table-cell>
          <table:table-cell table:style-name="ce15" table:formula="of:=MAX(MIN([.$D97]-MOD(1000*[$Times.V$3];[.$D97]);MOD(1000*[$Times.V$3];[.$D97]));MIN([.$D97]-MOD(1000*[$Times.V$4];[.$D97]);MOD(1000*[$Times.V$4];[.$D97]));MIN([.$D97]-MOD(1000*[$Times.V$5];[.$D97]);MOD(1000*[$Times.V$5];[.$D97]));MIN([.$D97]-MOD(1000*[$Times.V$6];[.$D97]);MOD(1000*[$Times.V$6];[.$D97]));)" office:value-type="currency" office:currency="ns" office:value="11.1111111111111" calcext:value-type="currency">
            <text:p>11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7.33" calcext:value-type="currency">
            <text:p>27,33 MHz</text:p>
          </table:table-cell>
          <table:table-cell table:style-name="ce10" table:formula="of:=160/[.A98]" office:value-type="float" office:value="5.85437248444932" calcext:value-type="float">
            <text:p>5,85</text:p>
          </table:table-cell>
          <table:table-cell table:style-name="ce7" table:formula="of:=ROUND(100*[.B98]) = 100*ROUND([.B98])" office:value-type="boolean" office:boolean-value="false" calcext:value-type="boolean">
            <text:p>FAŁSZ</text:p>
          </table:table-cell>
          <table:table-cell table:style-name="ce13" table:formula="of:=1000/[.A98]" office:value-type="currency" office:currency="ns" office:value="36.5898280278083" calcext:value-type="currency">
            <text:p>37ns</text:p>
          </table:table-cell>
          <table:table-cell table:style-name="ce20" table:formula="of:=([.I98]-MIN([.I$1:.I97]))" office:value-type="float" office:value="17.2338090010979" calcext:value-type="float">
            <text:p>17,23</text:p>
          </table:table-cell>
          <table:table-cell table:style-name="ce20" table:formula="of:=IF([.C98]; ([.I98]-MIN([.I$1:.I97]));&quot;&quot;)">
            <text:p/>
          </table:table-cell>
          <table:table-cell table:style-name="ce20" table:formula="of:=([.J98]-MIN([.J$1:.J97]))" office:value-type="float" office:value="1.53677277716781" calcext:value-type="float">
            <text:p>1,54</text:p>
          </table:table-cell>
          <table:table-cell table:style-name="ce20" table:formula="of:=([.J98]-MIN([.J$1:.J97]))*[.C98]" office:value-type="float" office:value="0" calcext:value-type="float">
            <text:p>0,00</text:p>
          </table:table-cell>
          <table:table-cell table:style-name="ce17" table:formula="of:=COM.MICROSOFT.MAXIFS([.K98:.XDF98];[.K$2:.XDF$2];&quot;&quot;)" office:value-type="currency" office:currency="ns" office:value="17.2338090010979" calcext:value-type="currency">
            <text:p>17ns</text:p>
          </table:table-cell>
          <table:table-cell table:style-name="ce17" table:formula="of:=MAX([.K98:.XFD98])" office:value-type="currency" office:currency="ns" office:value="18.2034394438346" calcext:value-type="currency">
            <text:p>18ns</text:p>
          </table:table-cell>
          <table:table-cell table:style-name="ce15" table:formula="of:=MAX(MIN([.$D98]-MOD(1000*[$Times.C$3];[.$D98]);MOD(1000*[$Times.C$3];[.$D98]));MIN([.$D98]-MOD(1000*[$Times.C$4];[.$D98]);MOD(1000*[$Times.C$4];[.$D98]));MIN([.$D98]-MOD(1000*[$Times.C$5];[.$D98]);MOD(1000*[$Times.C$5];[.$D98]));MIN([.$D98]-MOD(1000*[$Times.C$6];[.$D98]);MOD(1000*[$Times.C$6];[.$D98]));)" office:value-type="currency" office:currency="ns" office:value="17.2338090010979" calcext:value-type="currency">
            <text:p>17ns</text:p>
          </table:table-cell>
          <table:table-cell table:style-name="ce15" table:formula="of:=MAX(MIN([.$D98]-MOD(1000*[$Times.D$3];[.$D98]);MOD(1000*[$Times.D$3];[.$D98]));MIN([.$D98]-MOD(1000*[$Times.D$4];[.$D98]);MOD(1000*[$Times.D$4];[.$D98]));MIN([.$D98]-MOD(1000*[$Times.D$5];[.$D98]);MOD(1000*[$Times.D$5];[.$D98]));MIN([.$D98]-MOD(1000*[$Times.D$6];[.$D98]);MOD(1000*[$Times.D$6];[.$D98]));)" office:value-type="currency" office:currency="ns" office:value="15.8982802780827" calcext:value-type="currency">
            <text:p>16ns</text:p>
          </table:table-cell>
          <table:table-cell table:style-name="ce15" table:formula="of:=MAX(MIN([.$D98]-MOD(1000*[$Times.E$3];[.$D98]);MOD(1000*[$Times.E$3];[.$D98]));MIN([.$D98]-MOD(1000*[$Times.E$4];[.$D98]);MOD(1000*[$Times.E$4];[.$D98]));MIN([.$D98]-MOD(1000*[$Times.E$5];[.$D98]);MOD(1000*[$Times.E$5];[.$D98]));MIN([.$D98]-MOD(1000*[$Times.E$6];[.$D98]);MOD(1000*[$Times.E$6];[.$D98]));)" office:value-type="currency" office:currency="ns" office:value="10.9220636663007" calcext:value-type="currency">
            <text:p>11ns</text:p>
          </table:table-cell>
          <table:table-cell table:style-name="ce15" table:formula="of:=MAX(MIN([.$D98]-MOD(1000*[$Times.F$3];[.$D98]);MOD(1000*[$Times.F$3];[.$D98]));MIN([.$D98]-MOD(1000*[$Times.F$4];[.$D98]);MOD(1000*[$Times.F$4];[.$D98]));MIN([.$D98]-MOD(1000*[$Times.F$5];[.$D98]);MOD(1000*[$Times.F$5];[.$D98]));MIN([.$D98]-MOD(1000*[$Times.F$6];[.$D98]);MOD(1000*[$Times.F$6];[.$D98]));)" office:value-type="currency" office:currency="ns" office:value="5.43724844493239" calcext:value-type="currency">
            <text:p>5ns</text:p>
          </table:table-cell>
          <table:table-cell table:style-name="ce15" table:formula="of:=MAX(MIN([.$D98]-MOD(1000*[$Times.G$3];[.$D98]);MOD(1000*[$Times.G$3];[.$D98]));MIN([.$D98]-MOD(1000*[$Times.G$4];[.$D98]);MOD(1000*[$Times.G$4];[.$D98]));MIN([.$D98]-MOD(1000*[$Times.G$5];[.$D98]);MOD(1000*[$Times.G$5];[.$D98]));MIN([.$D98]-MOD(1000*[$Times.G$6];[.$D98]);MOD(1000*[$Times.G$6];[.$D98]));)" office:value-type="currency" office:currency="ns" office:value="17.511891694109" calcext:value-type="currency">
            <text:p>18ns</text:p>
          </table:table-cell>
          <table:table-cell table:style-name="ce15" table:formula="of:=MAX(MIN([.$D98]-MOD(1000*[$Times.H$3];[.$D98]);MOD(1000*[$Times.H$3];[.$D98]));MIN([.$D98]-MOD(1000*[$Times.H$4];[.$D98]);MOD(1000*[$Times.H$4];[.$D98]));MIN([.$D98]-MOD(1000*[$Times.H$5];[.$D98]);MOD(1000*[$Times.H$5];[.$D98]));MIN([.$D98]-MOD(1000*[$Times.H$6];[.$D98]);MOD(1000*[$Times.H$6];[.$D98]));)" office:value-type="currency" office:currency="ns" office:value="18.2034394438346" calcext:value-type="currency">
            <text:p>18ns</text:p>
          </table:table-cell>
          <table:table-cell table:style-name="ce15" table:formula="of:=MAX(MIN([.$D98]-MOD(1000*[$Times.I$3];[.$D98]);MOD(1000*[$Times.I$3];[.$D98]));MIN([.$D98]-MOD(1000*[$Times.I$4];[.$D98]);MOD(1000*[$Times.I$4];[.$D98]));MIN([.$D98]-MOD(1000*[$Times.I$5];[.$D98]);MOD(1000*[$Times.I$5];[.$D98]));MIN([.$D98]-MOD(1000*[$Times.I$6];[.$D98]);MOD(1000*[$Times.I$6];[.$D98]));)" office:value-type="currency" office:currency="ns" office:value="17.511891694109" calcext:value-type="currency">
            <text:p>18ns</text:p>
          </table:table-cell>
          <table:table-cell table:style-name="ce15" table:formula="of:=MAX(MIN([.$D98]-MOD(1000*[$Times.J$3];[.$D98]);MOD(1000*[$Times.J$3];[.$D98]));MIN([.$D98]-MOD(1000*[$Times.J$4];[.$D98]);MOD(1000*[$Times.J$4];[.$D98]));MIN([.$D98]-MOD(1000*[$Times.J$5];[.$D98]);MOD(1000*[$Times.J$5];[.$D98]));MIN([.$D98]-MOD(1000*[$Times.J$6];[.$D98]);MOD(1000*[$Times.J$6];[.$D98]));)" office:value-type="currency" office:currency="ns" office:value="18.2034394438346" calcext:value-type="currency">
            <text:p>18ns</text:p>
          </table:table-cell>
          <table:table-cell table:style-name="ce15" table:formula="of:=MAX(MIN([.$D98]-MOD(1000*[$Times.K$3];[.$D98]);MOD(1000*[$Times.K$3];[.$D98]));MIN([.$D98]-MOD(1000*[$Times.K$4];[.$D98]);MOD(1000*[$Times.K$4];[.$D98]));MIN([.$D98]-MOD(1000*[$Times.K$5];[.$D98]);MOD(1000*[$Times.K$5];[.$D98]));MIN([.$D98]-MOD(1000*[$Times.K$6];[.$D98]);MOD(1000*[$Times.K$6];[.$D98]));)" office:value-type="currency" office:currency="ns" office:value="17.511891694109" calcext:value-type="currency">
            <text:p>18ns</text:p>
          </table:table-cell>
          <table:table-cell table:style-name="ce15" table:formula="of:=MAX(MIN([.$D98]-MOD(1000*[$Times.L$3];[.$D98]);MOD(1000*[$Times.L$3];[.$D98]));MIN([.$D98]-MOD(1000*[$Times.L$4];[.$D98]);MOD(1000*[$Times.L$4];[.$D98]));MIN([.$D98]-MOD(1000*[$Times.L$5];[.$D98]);MOD(1000*[$Times.L$5];[.$D98]));MIN([.$D98]-MOD(1000*[$Times.L$6];[.$D98]);MOD(1000*[$Times.L$6];[.$D98]));)" office:value-type="currency" office:currency="ns" office:value="5.43724844493239" calcext:value-type="currency">
            <text:p>5ns</text:p>
          </table:table-cell>
          <table:table-cell table:style-name="ce15" table:formula="of:=MAX(MIN([.$D98]-MOD(1000*[$Times.M$3];[.$D98]);MOD(1000*[$Times.M$3];[.$D98]));MIN([.$D98]-MOD(1000*[$Times.M$4];[.$D98]);MOD(1000*[$Times.M$4];[.$D98]));MIN([.$D98]-MOD(1000*[$Times.M$5];[.$D98]);MOD(1000*[$Times.M$5];[.$D98]));MIN([.$D98]-MOD(1000*[$Times.M$6];[.$D98]);MOD(1000*[$Times.M$6];[.$D98]));)" office:value-type="currency" office:currency="ns" office:value="17.511891694109" calcext:value-type="currency">
            <text:p>18ns</text:p>
          </table:table-cell>
          <table:table-cell table:style-name="ce15" table:formula="of:=MAX(MIN([.$D98]-MOD(1000*[$Times.N$3];[.$D98]);MOD(1000*[$Times.N$3];[.$D98]));MIN([.$D98]-MOD(1000*[$Times.N$4];[.$D98]);MOD(1000*[$Times.N$4];[.$D98]));MIN([.$D98]-MOD(1000*[$Times.N$5];[.$D98]);MOD(1000*[$Times.N$5];[.$D98]));MIN([.$D98]-MOD(1000*[$Times.N$6];[.$D98]);MOD(1000*[$Times.N$6];[.$D98]));)" office:value-type="currency" office:currency="ns" office:value="5.43724844493239" calcext:value-type="currency">
            <text:p>5ns</text:p>
          </table:table-cell>
          <table:table-cell table:style-name="ce15" table:formula="of:=MAX(MIN([.$D98]-MOD(1000*[$Times.O$3];[.$D98]);MOD(1000*[$Times.O$3];[.$D98]));MIN([.$D98]-MOD(1000*[$Times.O$4];[.$D98]);MOD(1000*[$Times.O$4];[.$D98]));MIN([.$D98]-MOD(1000*[$Times.O$5];[.$D98]);MOD(1000*[$Times.O$5];[.$D98]));MIN([.$D98]-MOD(1000*[$Times.O$6];[.$D98]);MOD(1000*[$Times.O$6];[.$D98]));)" office:value-type="currency" office:currency="ns" office:value="14.1017197219173" calcext:value-type="currency">
            <text:p>14ns</text:p>
          </table:table-cell>
          <table:table-cell table:style-name="ce15" table:formula="of:=MAX(MIN([.$D98]-MOD(1000*[$Times.P$3];[.$D98]);MOD(1000*[$Times.P$3];[.$D98]));MIN([.$D98]-MOD(1000*[$Times.P$4];[.$D98]);MOD(1000*[$Times.P$4];[.$D98]));MIN([.$D98]-MOD(1000*[$Times.P$5];[.$D98]);MOD(1000*[$Times.P$5];[.$D98]));MIN([.$D98]-MOD(1000*[$Times.P$6];[.$D98]);MOD(1000*[$Times.P$6];[.$D98]));)" office:value-type="currency" office:currency="ns" office:value="5.43724844493239" calcext:value-type="currency">
            <text:p>5ns</text:p>
          </table:table-cell>
          <table:table-cell table:style-name="ce15" table:formula="of:=MAX(MIN([.$D98]-MOD(1000*[$Times.Q$3];[.$D98]);MOD(1000*[$Times.Q$3];[.$D98]));MIN([.$D98]-MOD(1000*[$Times.Q$4];[.$D98]);MOD(1000*[$Times.Q$4];[.$D98]));MIN([.$D98]-MOD(1000*[$Times.Q$5];[.$D98]);MOD(1000*[$Times.Q$5];[.$D98]));MIN([.$D98]-MOD(1000*[$Times.Q$6];[.$D98]);MOD(1000*[$Times.Q$6];[.$D98]));)" office:value-type="currency" office:currency="ns" office:value="17.511891694109" calcext:value-type="currency">
            <text:p>18ns</text:p>
          </table:table-cell>
          <table:table-cell table:style-name="ce15" table:formula="of:=MAX(MIN([.$D98]-MOD(1000*[$Times.R$3];[.$D98]);MOD(1000*[$Times.R$3];[.$D98]));MIN([.$D98]-MOD(1000*[$Times.R$4];[.$D98]);MOD(1000*[$Times.R$4];[.$D98]));MIN([.$D98]-MOD(1000*[$Times.R$5];[.$D98]);MOD(1000*[$Times.R$5];[.$D98]));MIN([.$D98]-MOD(1000*[$Times.R$6];[.$D98]);MOD(1000*[$Times.R$6];[.$D98]));)" office:value-type="currency" office:currency="ns" office:value="5.43724844493239" calcext:value-type="currency">
            <text:p>5ns</text:p>
          </table:table-cell>
          <table:table-cell table:style-name="ce15" table:formula="of:=MAX(MIN([.$D98]-MOD(1000*[$Times.S$3];[.$D98]);MOD(1000*[$Times.S$3];[.$D98]));MIN([.$D98]-MOD(1000*[$Times.S$4];[.$D98]);MOD(1000*[$Times.S$4];[.$D98]));MIN([.$D98]-MOD(1000*[$Times.S$5];[.$D98]);MOD(1000*[$Times.S$5];[.$D98]));MIN([.$D98]-MOD(1000*[$Times.S$6];[.$D98]);MOD(1000*[$Times.S$6];[.$D98]));)" office:value-type="currency" office:currency="ns" office:value="17.511891694109" calcext:value-type="currency">
            <text:p>18ns</text:p>
          </table:table-cell>
          <table:table-cell table:style-name="ce15" table:formula="of:=MAX(MIN([.$D98]-MOD(1000*[$Times.T$3];[.$D98]);MOD(1000*[$Times.T$3];[.$D98]));MIN([.$D98]-MOD(1000*[$Times.T$4];[.$D98]);MOD(1000*[$Times.T$4];[.$D98]));MIN([.$D98]-MOD(1000*[$Times.T$5];[.$D98]);MOD(1000*[$Times.T$5];[.$D98]));MIN([.$D98]-MOD(1000*[$Times.T$6];[.$D98]);MOD(1000*[$Times.T$6];[.$D98]));)" office:value-type="currency" office:currency="ns" office:value="5.43724844493239" calcext:value-type="currency">
            <text:p>5ns</text:p>
          </table:table-cell>
          <table:table-cell table:style-name="ce15" table:formula="of:=MAX(MIN([.$D98]-MOD(1000*[$Times.U$3];[.$D98]);MOD(1000*[$Times.U$3];[.$D98]));MIN([.$D98]-MOD(1000*[$Times.U$4];[.$D98]);MOD(1000*[$Times.U$4];[.$D98]));MIN([.$D98]-MOD(1000*[$Times.U$5];[.$D98]);MOD(1000*[$Times.U$5];[.$D98]));MIN([.$D98]-MOD(1000*[$Times.U$6];[.$D98]);MOD(1000*[$Times.U$6];[.$D98]));)" office:value-type="currency" office:currency="ns" office:value="14.1017197219173" calcext:value-type="currency">
            <text:p>14ns</text:p>
          </table:table-cell>
          <table:table-cell table:style-name="ce15" table:formula="of:=MAX(MIN([.$D98]-MOD(1000*[$Times.V$3];[.$D98]);MOD(1000*[$Times.V$3];[.$D98]));MIN([.$D98]-MOD(1000*[$Times.V$4];[.$D98]);MOD(1000*[$Times.V$4];[.$D98]));MIN([.$D98]-MOD(1000*[$Times.V$5];[.$D98]);MOD(1000*[$Times.V$5];[.$D98]));MIN([.$D98]-MOD(1000*[$Times.V$6];[.$D98]);MOD(1000*[$Times.V$6];[.$D98]));)" office:value-type="currency" office:currency="ns" office:value="14.7457006952069" calcext:value-type="currency">
            <text:p>15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7.72" calcext:value-type="currency">
            <text:p>27,72 MHz</text:p>
          </table:table-cell>
          <table:table-cell table:style-name="ce10" table:formula="of:=160/[.A99]" office:value-type="float" office:value="5.77200577200577" calcext:value-type="float">
            <text:p>5,77</text:p>
          </table:table-cell>
          <table:table-cell table:style-name="ce7" table:formula="of:=ROUND(100*[.B99]) = 100*ROUND([.B99])" office:value-type="boolean" office:boolean-value="false" calcext:value-type="boolean">
            <text:p>FAŁSZ</text:p>
          </table:table-cell>
          <table:table-cell table:style-name="ce13" table:formula="of:=1000/[.A99]" office:value-type="currency" office:currency="ns" office:value="36.0750360750361" calcext:value-type="currency">
            <text:p>36ns</text:p>
          </table:table-cell>
          <table:table-cell table:style-name="ce20" table:formula="of:=([.I99]-MIN([.I$1:.I98]))" office:value-type="float" office:value="17.0995670995671" calcext:value-type="float">
            <text:p>17,10</text:p>
          </table:table-cell>
          <table:table-cell table:style-name="ce20" table:formula="of:=IF([.C99]; ([.I99]-MIN([.I$1:.I98]));&quot;&quot;)">
            <text:p/>
          </table:table-cell>
          <table:table-cell table:style-name="ce20" table:formula="of:=([.J99]-MIN([.J$1:.J98]))" office:value-type="float" office:value="0.432900432900397" calcext:value-type="float">
            <text:p>0,43</text:p>
          </table:table-cell>
          <table:table-cell table:style-name="ce20" table:formula="of:=([.J99]-MIN([.J$1:.J98]))*[.C99]" office:value-type="float" office:value="0" calcext:value-type="float">
            <text:p>0,00</text:p>
          </table:table-cell>
          <table:table-cell table:style-name="ce17" table:formula="of:=COM.MICROSOFT.MAXIFS([.K99:.XDF99];[.K$2:.XDF$2];&quot;&quot;)" office:value-type="currency" office:currency="ns" office:value="17.0995670995671" calcext:value-type="currency">
            <text:p>17ns</text:p>
          </table:table-cell>
          <table:table-cell table:style-name="ce17" table:formula="of:=MAX([.K99:.XFD99])" office:value-type="currency" office:currency="ns" office:value="17.0995670995671" calcext:value-type="currency">
            <text:p>17ns</text:p>
          </table:table-cell>
          <table:table-cell table:style-name="ce15" table:formula="of:=MAX(MIN([.$D99]-MOD(1000*[$Times.C$3];[.$D99]);MOD(1000*[$Times.C$3];[.$D99]));MIN([.$D99]-MOD(1000*[$Times.C$4];[.$D99]);MOD(1000*[$Times.C$4];[.$D99]));MIN([.$D99]-MOD(1000*[$Times.C$5];[.$D99]);MOD(1000*[$Times.C$5];[.$D99]));MIN([.$D99]-MOD(1000*[$Times.C$6];[.$D99]);MOD(1000*[$Times.C$6];[.$D99]));)" office:value-type="currency" office:currency="ns" office:value="15.8730158730159" calcext:value-type="currency">
            <text:p>16ns</text:p>
          </table:table-cell>
          <table:table-cell table:style-name="ce15" table:formula="of:=MAX(MIN([.$D99]-MOD(1000*[$Times.D$3];[.$D99]);MOD(1000*[$Times.D$3];[.$D99]));MIN([.$D99]-MOD(1000*[$Times.D$4];[.$D99]);MOD(1000*[$Times.D$4];[.$D99]));MIN([.$D99]-MOD(1000*[$Times.D$5];[.$D99]);MOD(1000*[$Times.D$5];[.$D99]));MIN([.$D99]-MOD(1000*[$Times.D$6];[.$D99]);MOD(1000*[$Times.D$6];[.$D99]));)" office:value-type="currency" office:currency="ns" office:value="14.5743145743146" calcext:value-type="currency">
            <text:p>15ns</text:p>
          </table:table-cell>
          <table:table-cell table:style-name="ce15" table:formula="of:=MAX(MIN([.$D99]-MOD(1000*[$Times.E$3];[.$D99]);MOD(1000*[$Times.E$3];[.$D99]));MIN([.$D99]-MOD(1000*[$Times.E$4];[.$D99]);MOD(1000*[$Times.E$4];[.$D99]));MIN([.$D99]-MOD(1000*[$Times.E$5];[.$D99]);MOD(1000*[$Times.E$5];[.$D99]));MIN([.$D99]-MOD(1000*[$Times.E$6];[.$D99]);MOD(1000*[$Times.E$6];[.$D99]));)" office:value-type="currency" office:currency="ns" office:value="17.0995670995671" calcext:value-type="currency">
            <text:p>17ns</text:p>
          </table:table-cell>
          <table:table-cell table:style-name="ce15" table:formula="of:=MAX(MIN([.$D99]-MOD(1000*[$Times.F$3];[.$D99]);MOD(1000*[$Times.F$3];[.$D99]));MIN([.$D99]-MOD(1000*[$Times.F$4];[.$D99]);MOD(1000*[$Times.F$4];[.$D99]));MIN([.$D99]-MOD(1000*[$Times.F$5];[.$D99]);MOD(1000*[$Times.F$5];[.$D99]));MIN([.$D99]-MOD(1000*[$Times.F$6];[.$D99]);MOD(1000*[$Times.F$6];[.$D99]));)" office:value-type="currency" office:currency="ns" office:value="3.54978354978357" calcext:value-type="currency">
            <text:p>4ns</text:p>
          </table:table-cell>
          <table:table-cell table:style-name="ce15" table:formula="of:=MAX(MIN([.$D99]-MOD(1000*[$Times.G$3];[.$D99]);MOD(1000*[$Times.G$3];[.$D99]));MIN([.$D99]-MOD(1000*[$Times.G$4];[.$D99]);MOD(1000*[$Times.G$4];[.$D99]));MIN([.$D99]-MOD(1000*[$Times.G$5];[.$D99]);MOD(1000*[$Times.G$5];[.$D99]));MIN([.$D99]-MOD(1000*[$Times.G$6];[.$D99]);MOD(1000*[$Times.G$6];[.$D99]));)" office:value-type="currency" office:currency="ns" office:value="16.8253968253968" calcext:value-type="currency">
            <text:p>17ns</text:p>
          </table:table-cell>
          <table:table-cell table:style-name="ce15" table:formula="of:=MAX(MIN([.$D99]-MOD(1000*[$Times.H$3];[.$D99]);MOD(1000*[$Times.H$3];[.$D99]));MIN([.$D99]-MOD(1000*[$Times.H$4];[.$D99]);MOD(1000*[$Times.H$4];[.$D99]));MIN([.$D99]-MOD(1000*[$Times.H$5];[.$D99]);MOD(1000*[$Times.H$5];[.$D99]));MIN([.$D99]-MOD(1000*[$Times.H$6];[.$D99]);MOD(1000*[$Times.H$6];[.$D99]));)" office:value-type="currency" office:currency="ns" office:value="7.57575757575759" calcext:value-type="currency">
            <text:p>8ns</text:p>
          </table:table-cell>
          <table:table-cell table:style-name="ce15" table:formula="of:=MAX(MIN([.$D99]-MOD(1000*[$Times.I$3];[.$D99]);MOD(1000*[$Times.I$3];[.$D99]));MIN([.$D99]-MOD(1000*[$Times.I$4];[.$D99]);MOD(1000*[$Times.I$4];[.$D99]));MIN([.$D99]-MOD(1000*[$Times.I$5];[.$D99]);MOD(1000*[$Times.I$5];[.$D99]));MIN([.$D99]-MOD(1000*[$Times.I$6];[.$D99]);MOD(1000*[$Times.I$6];[.$D99]));)" office:value-type="currency" office:currency="ns" office:value="16.8253968253968" calcext:value-type="currency">
            <text:p>17ns</text:p>
          </table:table-cell>
          <table:table-cell table:style-name="ce15" table:formula="of:=MAX(MIN([.$D99]-MOD(1000*[$Times.J$3];[.$D99]);MOD(1000*[$Times.J$3];[.$D99]));MIN([.$D99]-MOD(1000*[$Times.J$4];[.$D99]);MOD(1000*[$Times.J$4];[.$D99]));MIN([.$D99]-MOD(1000*[$Times.J$5];[.$D99]);MOD(1000*[$Times.J$5];[.$D99]));MIN([.$D99]-MOD(1000*[$Times.J$6];[.$D99]);MOD(1000*[$Times.J$6];[.$D99]));)" office:value-type="currency" office:currency="ns" office:value="7.57575757575759" calcext:value-type="currency">
            <text:p>8ns</text:p>
          </table:table-cell>
          <table:table-cell table:style-name="ce15" table:formula="of:=MAX(MIN([.$D99]-MOD(1000*[$Times.K$3];[.$D99]);MOD(1000*[$Times.K$3];[.$D99]));MIN([.$D99]-MOD(1000*[$Times.K$4];[.$D99]);MOD(1000*[$Times.K$4];[.$D99]));MIN([.$D99]-MOD(1000*[$Times.K$5];[.$D99]);MOD(1000*[$Times.K$5];[.$D99]));MIN([.$D99]-MOD(1000*[$Times.K$6];[.$D99]);MOD(1000*[$Times.K$6];[.$D99]));)" office:value-type="currency" office:currency="ns" office:value="16.8253968253968" calcext:value-type="currency">
            <text:p>17ns</text:p>
          </table:table-cell>
          <table:table-cell table:style-name="ce15" table:formula="of:=MAX(MIN([.$D99]-MOD(1000*[$Times.L$3];[.$D99]);MOD(1000*[$Times.L$3];[.$D99]));MIN([.$D99]-MOD(1000*[$Times.L$4];[.$D99]);MOD(1000*[$Times.L$4];[.$D99]));MIN([.$D99]-MOD(1000*[$Times.L$5];[.$D99]);MOD(1000*[$Times.L$5];[.$D99]));MIN([.$D99]-MOD(1000*[$Times.L$6];[.$D99]);MOD(1000*[$Times.L$6];[.$D99]));)" office:value-type="currency" office:currency="ns" office:value="3.54978354978357" calcext:value-type="currency">
            <text:p>4ns</text:p>
          </table:table-cell>
          <table:table-cell table:style-name="ce15" table:formula="of:=MAX(MIN([.$D99]-MOD(1000*[$Times.M$3];[.$D99]);MOD(1000*[$Times.M$3];[.$D99]));MIN([.$D99]-MOD(1000*[$Times.M$4];[.$D99]);MOD(1000*[$Times.M$4];[.$D99]));MIN([.$D99]-MOD(1000*[$Times.M$5];[.$D99]);MOD(1000*[$Times.M$5];[.$D99]));MIN([.$D99]-MOD(1000*[$Times.M$6];[.$D99]);MOD(1000*[$Times.M$6];[.$D99]));)" office:value-type="currency" office:currency="ns" office:value="16.8253968253968" calcext:value-type="currency">
            <text:p>17ns</text:p>
          </table:table-cell>
          <table:table-cell table:style-name="ce15" table:formula="of:=MAX(MIN([.$D99]-MOD(1000*[$Times.N$3];[.$D99]);MOD(1000*[$Times.N$3];[.$D99]));MIN([.$D99]-MOD(1000*[$Times.N$4];[.$D99]);MOD(1000*[$Times.N$4];[.$D99]));MIN([.$D99]-MOD(1000*[$Times.N$5];[.$D99]);MOD(1000*[$Times.N$5];[.$D99]));MIN([.$D99]-MOD(1000*[$Times.N$6];[.$D99]);MOD(1000*[$Times.N$6];[.$D99]));)" office:value-type="currency" office:currency="ns" office:value="3.54978354978357" calcext:value-type="currency">
            <text:p>4ns</text:p>
          </table:table-cell>
          <table:table-cell table:style-name="ce15" table:formula="of:=MAX(MIN([.$D99]-MOD(1000*[$Times.O$3];[.$D99]);MOD(1000*[$Times.O$3];[.$D99]));MIN([.$D99]-MOD(1000*[$Times.O$4];[.$D99]);MOD(1000*[$Times.O$4];[.$D99]));MIN([.$D99]-MOD(1000*[$Times.O$5];[.$D99]);MOD(1000*[$Times.O$5];[.$D99]));MIN([.$D99]-MOD(1000*[$Times.O$6];[.$D99]);MOD(1000*[$Times.O$6];[.$D99]));)" office:value-type="currency" office:currency="ns" office:value="16.8253968253968" calcext:value-type="currency">
            <text:p>17ns</text:p>
          </table:table-cell>
          <table:table-cell table:style-name="ce15" table:formula="of:=MAX(MIN([.$D99]-MOD(1000*[$Times.P$3];[.$D99]);MOD(1000*[$Times.P$3];[.$D99]));MIN([.$D99]-MOD(1000*[$Times.P$4];[.$D99]);MOD(1000*[$Times.P$4];[.$D99]));MIN([.$D99]-MOD(1000*[$Times.P$5];[.$D99]);MOD(1000*[$Times.P$5];[.$D99]));MIN([.$D99]-MOD(1000*[$Times.P$6];[.$D99]);MOD(1000*[$Times.P$6];[.$D99]));)" office:value-type="currency" office:currency="ns" office:value="3.54978354978357" calcext:value-type="currency">
            <text:p>4ns</text:p>
          </table:table-cell>
          <table:table-cell table:style-name="ce15" table:formula="of:=MAX(MIN([.$D99]-MOD(1000*[$Times.Q$3];[.$D99]);MOD(1000*[$Times.Q$3];[.$D99]));MIN([.$D99]-MOD(1000*[$Times.Q$4];[.$D99]);MOD(1000*[$Times.Q$4];[.$D99]));MIN([.$D99]-MOD(1000*[$Times.Q$5];[.$D99]);MOD(1000*[$Times.Q$5];[.$D99]));MIN([.$D99]-MOD(1000*[$Times.Q$6];[.$D99]);MOD(1000*[$Times.Q$6];[.$D99]));)" office:value-type="currency" office:currency="ns" office:value="16.8253968253968" calcext:value-type="currency">
            <text:p>17ns</text:p>
          </table:table-cell>
          <table:table-cell table:style-name="ce15" table:formula="of:=MAX(MIN([.$D99]-MOD(1000*[$Times.R$3];[.$D99]);MOD(1000*[$Times.R$3];[.$D99]));MIN([.$D99]-MOD(1000*[$Times.R$4];[.$D99]);MOD(1000*[$Times.R$4];[.$D99]));MIN([.$D99]-MOD(1000*[$Times.R$5];[.$D99]);MOD(1000*[$Times.R$5];[.$D99]));MIN([.$D99]-MOD(1000*[$Times.R$6];[.$D99]);MOD(1000*[$Times.R$6];[.$D99]));)" office:value-type="currency" office:currency="ns" office:value="3.54978354978357" calcext:value-type="currency">
            <text:p>4ns</text:p>
          </table:table-cell>
          <table:table-cell table:style-name="ce15" table:formula="of:=MAX(MIN([.$D99]-MOD(1000*[$Times.S$3];[.$D99]);MOD(1000*[$Times.S$3];[.$D99]));MIN([.$D99]-MOD(1000*[$Times.S$4];[.$D99]);MOD(1000*[$Times.S$4];[.$D99]));MIN([.$D99]-MOD(1000*[$Times.S$5];[.$D99]);MOD(1000*[$Times.S$5];[.$D99]));MIN([.$D99]-MOD(1000*[$Times.S$6];[.$D99]);MOD(1000*[$Times.S$6];[.$D99]));)" office:value-type="currency" office:currency="ns" office:value="16.8253968253968" calcext:value-type="currency">
            <text:p>17ns</text:p>
          </table:table-cell>
          <table:table-cell table:style-name="ce15" table:formula="of:=MAX(MIN([.$D99]-MOD(1000*[$Times.T$3];[.$D99]);MOD(1000*[$Times.T$3];[.$D99]));MIN([.$D99]-MOD(1000*[$Times.T$4];[.$D99]);MOD(1000*[$Times.T$4];[.$D99]));MIN([.$D99]-MOD(1000*[$Times.T$5];[.$D99]);MOD(1000*[$Times.T$5];[.$D99]));MIN([.$D99]-MOD(1000*[$Times.T$6];[.$D99]);MOD(1000*[$Times.T$6];[.$D99]));)" office:value-type="currency" office:currency="ns" office:value="3.54978354978357" calcext:value-type="currency">
            <text:p>4ns</text:p>
          </table:table-cell>
          <table:table-cell table:style-name="ce15" table:formula="of:=MAX(MIN([.$D99]-MOD(1000*[$Times.U$3];[.$D99]);MOD(1000*[$Times.U$3];[.$D99]));MIN([.$D99]-MOD(1000*[$Times.U$4];[.$D99]);MOD(1000*[$Times.U$4];[.$D99]));MIN([.$D99]-MOD(1000*[$Times.U$5];[.$D99]);MOD(1000*[$Times.U$5];[.$D99]));MIN([.$D99]-MOD(1000*[$Times.U$6];[.$D99]);MOD(1000*[$Times.U$6];[.$D99]));)" office:value-type="currency" office:currency="ns" office:value="16.8253968253968" calcext:value-type="currency">
            <text:p>17ns</text:p>
          </table:table-cell>
          <table:table-cell table:style-name="ce15" table:formula="of:=MAX(MIN([.$D99]-MOD(1000*[$Times.V$3];[.$D99]);MOD(1000*[$Times.V$3];[.$D99]));MIN([.$D99]-MOD(1000*[$Times.V$4];[.$D99]);MOD(1000*[$Times.V$4];[.$D99]));MIN([.$D99]-MOD(1000*[$Times.V$5];[.$D99]);MOD(1000*[$Times.V$5];[.$D99]));MIN([.$D99]-MOD(1000*[$Times.V$6];[.$D99]);MOD(1000*[$Times.V$6];[.$D99]));)" office:value-type="currency" office:currency="ns" office:value="13.2756132756133" calcext:value-type="currency">
            <text:p>13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8" calcext:value-type="currency">
            <text:p>28,00 MHz</text:p>
          </table:table-cell>
          <table:table-cell table:style-name="ce10" table:formula="of:=160/[.A100]" office:value-type="float" office:value="5.71428571428571" calcext:value-type="float">
            <text:p>5,71</text:p>
          </table:table-cell>
          <table:table-cell table:style-name="ce7" table:formula="of:=ROUND(100*[.B100]) = 100*ROUND([.B100])" office:value-type="boolean" office:boolean-value="false" calcext:value-type="boolean">
            <text:p>FAŁSZ</text:p>
          </table:table-cell>
          <table:table-cell table:style-name="ce13" table:formula="of:=1000/[.A100]" office:value-type="currency" office:currency="ns" office:value="35.7142857142857" calcext:value-type="currency">
            <text:p>36ns</text:p>
          </table:table-cell>
          <table:table-cell table:style-name="ce20" table:formula="of:=([.I100]-MIN([.I$1:.I99]))" office:value-type="float" office:value="14.2857142857144" calcext:value-type="float">
            <text:p>14,29</text:p>
          </table:table-cell>
          <table:table-cell table:style-name="ce20" table:formula="of:=IF([.C100]; ([.I100]-MIN([.I$1:.I99]));&quot;&quot;)">
            <text:p/>
          </table:table-cell>
          <table:table-cell table:style-name="ce20" table:formula="of:=([.J100]-MIN([.J$1:.J99]))" office:value-type="float" office:value="-2.38095238095236" calcext:value-type="float">
            <text:p>-2,38</text:p>
          </table:table-cell>
          <table:table-cell table:style-name="ce20" table:formula="of:=([.J100]-MIN([.J$1:.J99]))*[.C100]" office:value-type="float" office:value="-0" calcext:value-type="float">
            <text:p>0,00</text:p>
          </table:table-cell>
          <table:table-cell table:style-name="ce17" table:formula="of:=COM.MICROSOFT.MAXIFS([.K100:.XDF100];[.K$2:.XDF$2];&quot;&quot;)" office:value-type="currency" office:currency="ns" office:value="14.2857142857144" calcext:value-type="currency">
            <text:p>14ns</text:p>
          </table:table-cell>
          <table:table-cell table:style-name="ce17" table:formula="of:=MAX([.K100:.XFD100])" office:value-type="currency" office:currency="ns" office:value="14.2857142857144" calcext:value-type="currency">
            <text:p>14ns</text:p>
          </table:table-cell>
          <table:table-cell table:style-name="ce15" table:formula="of:=MAX(MIN([.$D100]-MOD(1000*[$Times.C$3];[.$D100]);MOD(1000*[$Times.C$3];[.$D100]));MIN([.$D100]-MOD(1000*[$Times.C$4];[.$D100]);MOD(1000*[$Times.C$4];[.$D100]));MIN([.$D100]-MOD(1000*[$Times.C$5];[.$D100]);MOD(1000*[$Times.C$5];[.$D100]));MIN([.$D100]-MOD(1000*[$Times.C$6];[.$D100]);MOD(1000*[$Times.C$6];[.$D100]));)" office:value-type="currency" office:currency="ns" office:value="14.2857142857144" calcext:value-type="currency">
            <text:p>14ns</text:p>
          </table:table-cell>
          <table:table-cell table:style-name="ce15" table:formula="of:=MAX(MIN([.$D100]-MOD(1000*[$Times.D$3];[.$D100]);MOD(1000*[$Times.D$3];[.$D100]));MIN([.$D100]-MOD(1000*[$Times.D$4];[.$D100]);MOD(1000*[$Times.D$4];[.$D100]));MIN([.$D100]-MOD(1000*[$Times.D$5];[.$D100]);MOD(1000*[$Times.D$5];[.$D100]));MIN([.$D100]-MOD(1000*[$Times.D$6];[.$D100]);MOD(1000*[$Times.D$6];[.$D100]));)" office:value-type="currency" office:currency="ns" office:value="14.2857142857143" calcext:value-type="currency">
            <text:p>14ns</text:p>
          </table:table-cell>
          <table:table-cell table:style-name="ce15" table:formula="of:=MAX(MIN([.$D100]-MOD(1000*[$Times.E$3];[.$D100]);MOD(1000*[$Times.E$3];[.$D100]));MIN([.$D100]-MOD(1000*[$Times.E$4];[.$D100]);MOD(1000*[$Times.E$4];[.$D100]));MIN([.$D100]-MOD(1000*[$Times.E$5];[.$D100]);MOD(1000*[$Times.E$5];[.$D100]));MIN([.$D100]-MOD(1000*[$Times.E$6];[.$D100]);MOD(1000*[$Times.E$6];[.$D100]));)" office:value-type="currency" office:currency="ns" office:value="14.2857142857143" calcext:value-type="currency">
            <text:p>14ns</text:p>
          </table:table-cell>
          <table:table-cell table:style-name="ce15" table:formula="of:=MAX(MIN([.$D100]-MOD(1000*[$Times.F$3];[.$D100]);MOD(1000*[$Times.F$3];[.$D100]));MIN([.$D100]-MOD(1000*[$Times.F$4];[.$D100]);MOD(1000*[$Times.F$4];[.$D100]));MIN([.$D100]-MOD(1000*[$Times.F$5];[.$D100]);MOD(1000*[$Times.F$5];[.$D100]));MIN([.$D100]-MOD(1000*[$Times.F$6];[.$D100]);MOD(1000*[$Times.F$6];[.$D100]));)" office:value-type="currency" office:currency="ns" office:value="8.57142857142856" calcext:value-type="currency">
            <text:p>9ns</text:p>
          </table:table-cell>
          <table:table-cell table:style-name="ce15" table:formula="of:=MAX(MIN([.$D100]-MOD(1000*[$Times.G$3];[.$D100]);MOD(1000*[$Times.G$3];[.$D100]));MIN([.$D100]-MOD(1000*[$Times.G$4];[.$D100]);MOD(1000*[$Times.G$4];[.$D100]));MIN([.$D100]-MOD(1000*[$Times.G$5];[.$D100]);MOD(1000*[$Times.G$5];[.$D100]));MIN([.$D100]-MOD(1000*[$Times.G$6];[.$D100]);MOD(1000*[$Times.G$6];[.$D100]));)" office:value-type="currency" office:currency="ns" office:value="12.8571428571429" calcext:value-type="currency">
            <text:p>13ns</text:p>
          </table:table-cell>
          <table:table-cell table:style-name="ce15" table:formula="of:=MAX(MIN([.$D100]-MOD(1000*[$Times.H$3];[.$D100]);MOD(1000*[$Times.H$3];[.$D100]));MIN([.$D100]-MOD(1000*[$Times.H$4];[.$D100]);MOD(1000*[$Times.H$4];[.$D100]));MIN([.$D100]-MOD(1000*[$Times.H$5];[.$D100]);MOD(1000*[$Times.H$5];[.$D100]));MIN([.$D100]-MOD(1000*[$Times.H$6];[.$D100]);MOD(1000*[$Times.H$6];[.$D100]));)" office:value-type="currency" office:currency="ns" office:value="5.71428571428572" calcext:value-type="currency">
            <text:p>6ns</text:p>
          </table:table-cell>
          <table:table-cell table:style-name="ce15" table:formula="of:=MAX(MIN([.$D100]-MOD(1000*[$Times.I$3];[.$D100]);MOD(1000*[$Times.I$3];[.$D100]));MIN([.$D100]-MOD(1000*[$Times.I$4];[.$D100]);MOD(1000*[$Times.I$4];[.$D100]));MIN([.$D100]-MOD(1000*[$Times.I$5];[.$D100]);MOD(1000*[$Times.I$5];[.$D100]));MIN([.$D100]-MOD(1000*[$Times.I$6];[.$D100]);MOD(1000*[$Times.I$6];[.$D100]));)" office:value-type="currency" office:currency="ns" office:value="12.8571428571429" calcext:value-type="currency">
            <text:p>13ns</text:p>
          </table:table-cell>
          <table:table-cell table:style-name="ce15" table:formula="of:=MAX(MIN([.$D100]-MOD(1000*[$Times.J$3];[.$D100]);MOD(1000*[$Times.J$3];[.$D100]));MIN([.$D100]-MOD(1000*[$Times.J$4];[.$D100]);MOD(1000*[$Times.J$4];[.$D100]));MIN([.$D100]-MOD(1000*[$Times.J$5];[.$D100]);MOD(1000*[$Times.J$5];[.$D100]));MIN([.$D100]-MOD(1000*[$Times.J$6];[.$D100]);MOD(1000*[$Times.J$6];[.$D100]));)" office:value-type="currency" office:currency="ns" office:value="5.71428571428572" calcext:value-type="currency">
            <text:p>6ns</text:p>
          </table:table-cell>
          <table:table-cell table:style-name="ce15" table:formula="of:=MAX(MIN([.$D100]-MOD(1000*[$Times.K$3];[.$D100]);MOD(1000*[$Times.K$3];[.$D100]));MIN([.$D100]-MOD(1000*[$Times.K$4];[.$D100]);MOD(1000*[$Times.K$4];[.$D100]));MIN([.$D100]-MOD(1000*[$Times.K$5];[.$D100]);MOD(1000*[$Times.K$5];[.$D100]));MIN([.$D100]-MOD(1000*[$Times.K$6];[.$D100]);MOD(1000*[$Times.K$6];[.$D100]));)" office:value-type="currency" office:currency="ns" office:value="12.8571428571429" calcext:value-type="currency">
            <text:p>13ns</text:p>
          </table:table-cell>
          <table:table-cell table:style-name="ce15" table:formula="of:=MAX(MIN([.$D100]-MOD(1000*[$Times.L$3];[.$D100]);MOD(1000*[$Times.L$3];[.$D100]));MIN([.$D100]-MOD(1000*[$Times.L$4];[.$D100]);MOD(1000*[$Times.L$4];[.$D100]));MIN([.$D100]-MOD(1000*[$Times.L$5];[.$D100]);MOD(1000*[$Times.L$5];[.$D100]));MIN([.$D100]-MOD(1000*[$Times.L$6];[.$D100]);MOD(1000*[$Times.L$6];[.$D100]));)" office:value-type="currency" office:currency="ns" office:value="8.57142857142856" calcext:value-type="currency">
            <text:p>9ns</text:p>
          </table:table-cell>
          <table:table-cell table:style-name="ce15" table:formula="of:=MAX(MIN([.$D100]-MOD(1000*[$Times.M$3];[.$D100]);MOD(1000*[$Times.M$3];[.$D100]));MIN([.$D100]-MOD(1000*[$Times.M$4];[.$D100]);MOD(1000*[$Times.M$4];[.$D100]));MIN([.$D100]-MOD(1000*[$Times.M$5];[.$D100]);MOD(1000*[$Times.M$5];[.$D100]));MIN([.$D100]-MOD(1000*[$Times.M$6];[.$D100]);MOD(1000*[$Times.M$6];[.$D100]));)" office:value-type="currency" office:currency="ns" office:value="12.8571428571429" calcext:value-type="currency">
            <text:p>13ns</text:p>
          </table:table-cell>
          <table:table-cell table:style-name="ce15" table:formula="of:=MAX(MIN([.$D100]-MOD(1000*[$Times.N$3];[.$D100]);MOD(1000*[$Times.N$3];[.$D100]));MIN([.$D100]-MOD(1000*[$Times.N$4];[.$D100]);MOD(1000*[$Times.N$4];[.$D100]));MIN([.$D100]-MOD(1000*[$Times.N$5];[.$D100]);MOD(1000*[$Times.N$5];[.$D100]));MIN([.$D100]-MOD(1000*[$Times.N$6];[.$D100]);MOD(1000*[$Times.N$6];[.$D100]));)" office:value-type="currency" office:currency="ns" office:value="8.57142857142856" calcext:value-type="currency">
            <text:p>9ns</text:p>
          </table:table-cell>
          <table:table-cell table:style-name="ce15" table:formula="of:=MAX(MIN([.$D100]-MOD(1000*[$Times.O$3];[.$D100]);MOD(1000*[$Times.O$3];[.$D100]));MIN([.$D100]-MOD(1000*[$Times.O$4];[.$D100]);MOD(1000*[$Times.O$4];[.$D100]));MIN([.$D100]-MOD(1000*[$Times.O$5];[.$D100]);MOD(1000*[$Times.O$5];[.$D100]));MIN([.$D100]-MOD(1000*[$Times.O$6];[.$D100]);MOD(1000*[$Times.O$6];[.$D100]));)" office:value-type="currency" office:currency="ns" office:value="12.8571428571429" calcext:value-type="currency">
            <text:p>13ns</text:p>
          </table:table-cell>
          <table:table-cell table:style-name="ce15" table:formula="of:=MAX(MIN([.$D100]-MOD(1000*[$Times.P$3];[.$D100]);MOD(1000*[$Times.P$3];[.$D100]));MIN([.$D100]-MOD(1000*[$Times.P$4];[.$D100]);MOD(1000*[$Times.P$4];[.$D100]));MIN([.$D100]-MOD(1000*[$Times.P$5];[.$D100]);MOD(1000*[$Times.P$5];[.$D100]));MIN([.$D100]-MOD(1000*[$Times.P$6];[.$D100]);MOD(1000*[$Times.P$6];[.$D100]));)" office:value-type="currency" office:currency="ns" office:value="8.57142857142856" calcext:value-type="currency">
            <text:p>9ns</text:p>
          </table:table-cell>
          <table:table-cell table:style-name="ce15" table:formula="of:=MAX(MIN([.$D100]-MOD(1000*[$Times.Q$3];[.$D100]);MOD(1000*[$Times.Q$3];[.$D100]));MIN([.$D100]-MOD(1000*[$Times.Q$4];[.$D100]);MOD(1000*[$Times.Q$4];[.$D100]));MIN([.$D100]-MOD(1000*[$Times.Q$5];[.$D100]);MOD(1000*[$Times.Q$5];[.$D100]));MIN([.$D100]-MOD(1000*[$Times.Q$6];[.$D100]);MOD(1000*[$Times.Q$6];[.$D100]));)" office:value-type="currency" office:currency="ns" office:value="12.8571428571429" calcext:value-type="currency">
            <text:p>13ns</text:p>
          </table:table-cell>
          <table:table-cell table:style-name="ce15" table:formula="of:=MAX(MIN([.$D100]-MOD(1000*[$Times.R$3];[.$D100]);MOD(1000*[$Times.R$3];[.$D100]));MIN([.$D100]-MOD(1000*[$Times.R$4];[.$D100]);MOD(1000*[$Times.R$4];[.$D100]));MIN([.$D100]-MOD(1000*[$Times.R$5];[.$D100]);MOD(1000*[$Times.R$5];[.$D100]));MIN([.$D100]-MOD(1000*[$Times.R$6];[.$D100]);MOD(1000*[$Times.R$6];[.$D100]));)" office:value-type="currency" office:currency="ns" office:value="8.57142857142856" calcext:value-type="currency">
            <text:p>9ns</text:p>
          </table:table-cell>
          <table:table-cell table:style-name="ce15" table:formula="of:=MAX(MIN([.$D100]-MOD(1000*[$Times.S$3];[.$D100]);MOD(1000*[$Times.S$3];[.$D100]));MIN([.$D100]-MOD(1000*[$Times.S$4];[.$D100]);MOD(1000*[$Times.S$4];[.$D100]));MIN([.$D100]-MOD(1000*[$Times.S$5];[.$D100]);MOD(1000*[$Times.S$5];[.$D100]));MIN([.$D100]-MOD(1000*[$Times.S$6];[.$D100]);MOD(1000*[$Times.S$6];[.$D100]));)" office:value-type="currency" office:currency="ns" office:value="12.8571428571429" calcext:value-type="currency">
            <text:p>13ns</text:p>
          </table:table-cell>
          <table:table-cell table:style-name="ce15" table:formula="of:=MAX(MIN([.$D100]-MOD(1000*[$Times.T$3];[.$D100]);MOD(1000*[$Times.T$3];[.$D100]));MIN([.$D100]-MOD(1000*[$Times.T$4];[.$D100]);MOD(1000*[$Times.T$4];[.$D100]));MIN([.$D100]-MOD(1000*[$Times.T$5];[.$D100]);MOD(1000*[$Times.T$5];[.$D100]));MIN([.$D100]-MOD(1000*[$Times.T$6];[.$D100]);MOD(1000*[$Times.T$6];[.$D100]));)" office:value-type="currency" office:currency="ns" office:value="8.57142857142856" calcext:value-type="currency">
            <text:p>9ns</text:p>
          </table:table-cell>
          <table:table-cell table:style-name="ce15" table:formula="of:=MAX(MIN([.$D100]-MOD(1000*[$Times.U$3];[.$D100]);MOD(1000*[$Times.U$3];[.$D100]));MIN([.$D100]-MOD(1000*[$Times.U$4];[.$D100]);MOD(1000*[$Times.U$4];[.$D100]));MIN([.$D100]-MOD(1000*[$Times.U$5];[.$D100]);MOD(1000*[$Times.U$5];[.$D100]));MIN([.$D100]-MOD(1000*[$Times.U$6];[.$D100]);MOD(1000*[$Times.U$6];[.$D100]));)" office:value-type="currency" office:currency="ns" office:value="12.8571428571429" calcext:value-type="currency">
            <text:p>13ns</text:p>
          </table:table-cell>
          <table:table-cell table:style-name="ce15" table:formula="of:=MAX(MIN([.$D100]-MOD(1000*[$Times.V$3];[.$D100]);MOD(1000*[$Times.V$3];[.$D100]));MIN([.$D100]-MOD(1000*[$Times.V$4];[.$D100]);MOD(1000*[$Times.V$4];[.$D100]));MIN([.$D100]-MOD(1000*[$Times.V$5];[.$D100]);MOD(1000*[$Times.V$5];[.$D100]));MIN([.$D100]-MOD(1000*[$Times.V$6];[.$D100]);MOD(1000*[$Times.V$6];[.$D100]));)" office:value-type="currency" office:currency="ns" office:value="14.2857142857143" calcext:value-type="currency">
            <text:p>14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8.1" calcext:value-type="currency">
            <text:p>28,10 MHz</text:p>
          </table:table-cell>
          <table:table-cell table:style-name="ce10" table:formula="of:=160/[.A101]" office:value-type="float" office:value="5.69395017793594" calcext:value-type="float">
            <text:p>5,69</text:p>
          </table:table-cell>
          <table:table-cell table:style-name="ce7" table:formula="of:=ROUND(100*[.B101]) = 100*ROUND([.B101])" office:value-type="boolean" office:boolean-value="false" calcext:value-type="boolean">
            <text:p>FAŁSZ</text:p>
          </table:table-cell>
          <table:table-cell table:style-name="ce13" table:formula="of:=1000/[.A101]" office:value-type="currency" office:currency="ns" office:value="35.5871886120996" calcext:value-type="currency">
            <text:p>36ns</text:p>
          </table:table-cell>
          <table:table-cell table:style-name="ce20" table:formula="of:=([.I101]-MIN([.I$1:.I100]))" office:value-type="float" office:value="17.0818505338078" calcext:value-type="float">
            <text:p>17,08</text:p>
          </table:table-cell>
          <table:table-cell table:style-name="ce20" table:formula="of:=IF([.C101]; ([.I101]-MIN([.I$1:.I100]));&quot;&quot;)">
            <text:p/>
          </table:table-cell>
          <table:table-cell table:style-name="ce20" table:formula="of:=([.J101]-MIN([.J$1:.J100]))" office:value-type="float" office:value="2.79613624809344" calcext:value-type="float">
            <text:p>2,80</text:p>
          </table:table-cell>
          <table:table-cell table:style-name="ce20" table:formula="of:=([.J101]-MIN([.J$1:.J100]))*[.C101]" office:value-type="float" office:value="0" calcext:value-type="float">
            <text:p>0,00</text:p>
          </table:table-cell>
          <table:table-cell table:style-name="ce17" table:formula="of:=COM.MICROSOFT.MAXIFS([.K101:.XDF101];[.K$2:.XDF$2];&quot;&quot;)" office:value-type="currency" office:currency="ns" office:value="17.0818505338078" calcext:value-type="currency">
            <text:p>17ns</text:p>
          </table:table-cell>
          <table:table-cell table:style-name="ce17" table:formula="of:=MAX([.K101:.XFD101])" office:value-type="currency" office:currency="ns" office:value="17.0818505338078" calcext:value-type="currency">
            <text:p>17ns</text:p>
          </table:table-cell>
          <table:table-cell table:style-name="ce15" table:formula="of:=MAX(MIN([.$D101]-MOD(1000*[$Times.C$3];[.$D101]);MOD(1000*[$Times.C$3];[.$D101]));MIN([.$D101]-MOD(1000*[$Times.C$4];[.$D101]);MOD(1000*[$Times.C$4];[.$D101]));MIN([.$D101]-MOD(1000*[$Times.C$5];[.$D101]);MOD(1000*[$Times.C$5];[.$D101]));MIN([.$D101]-MOD(1000*[$Times.C$6];[.$D101]);MOD(1000*[$Times.C$6];[.$D101]));)" office:value-type="currency" office:currency="ns" office:value="16.7259786476868" calcext:value-type="currency">
            <text:p>17ns</text:p>
          </table:table-cell>
          <table:table-cell table:style-name="ce15" table:formula="of:=MAX(MIN([.$D101]-MOD(1000*[$Times.D$3];[.$D101]);MOD(1000*[$Times.D$3];[.$D101]));MIN([.$D101]-MOD(1000*[$Times.D$4];[.$D101]);MOD(1000*[$Times.D$4];[.$D101]));MIN([.$D101]-MOD(1000*[$Times.D$5];[.$D101]);MOD(1000*[$Times.D$5];[.$D101]));MIN([.$D101]-MOD(1000*[$Times.D$6];[.$D101]);MOD(1000*[$Times.D$6];[.$D101]));)" office:value-type="currency" office:currency="ns" office:value="17.0818505338078" calcext:value-type="currency">
            <text:p>17ns</text:p>
          </table:table-cell>
          <table:table-cell table:style-name="ce15" table:formula="of:=MAX(MIN([.$D101]-MOD(1000*[$Times.E$3];[.$D101]);MOD(1000*[$Times.E$3];[.$D101]));MIN([.$D101]-MOD(1000*[$Times.E$4];[.$D101]);MOD(1000*[$Times.E$4];[.$D101]));MIN([.$D101]-MOD(1000*[$Times.E$5];[.$D101]);MOD(1000*[$Times.E$5];[.$D101]));MIN([.$D101]-MOD(1000*[$Times.E$6];[.$D101]);MOD(1000*[$Times.E$6];[.$D101]));)" office:value-type="currency" office:currency="ns" office:value="17.0818505338078" calcext:value-type="currency">
            <text:p>17ns</text:p>
          </table:table-cell>
          <table:table-cell table:style-name="ce15" table:formula="of:=MAX(MIN([.$D101]-MOD(1000*[$Times.F$3];[.$D101]);MOD(1000*[$Times.F$3];[.$D101]));MIN([.$D101]-MOD(1000*[$Times.F$4];[.$D101]);MOD(1000*[$Times.F$4];[.$D101]));MIN([.$D101]-MOD(1000*[$Times.F$5];[.$D101]);MOD(1000*[$Times.F$5];[.$D101]));MIN([.$D101]-MOD(1000*[$Times.F$6];[.$D101]);MOD(1000*[$Times.F$6];[.$D101]));)" office:value-type="currency" office:currency="ns" office:value="10.6049822064057" calcext:value-type="currency">
            <text:p>11ns</text:p>
          </table:table-cell>
          <table:table-cell table:style-name="ce15" table:formula="of:=MAX(MIN([.$D101]-MOD(1000*[$Times.G$3];[.$D101]);MOD(1000*[$Times.G$3];[.$D101]));MIN([.$D101]-MOD(1000*[$Times.G$4];[.$D101]);MOD(1000*[$Times.G$4];[.$D101]));MIN([.$D101]-MOD(1000*[$Times.G$5];[.$D101]);MOD(1000*[$Times.G$5];[.$D101]));MIN([.$D101]-MOD(1000*[$Times.G$6];[.$D101]);MOD(1000*[$Times.G$6];[.$D101]));)" office:value-type="currency" office:currency="ns" office:value="11.4590747330961" calcext:value-type="currency">
            <text:p>11ns</text:p>
          </table:table-cell>
          <table:table-cell table:style-name="ce15" table:formula="of:=MAX(MIN([.$D101]-MOD(1000*[$Times.H$3];[.$D101]);MOD(1000*[$Times.H$3];[.$D101]));MIN([.$D101]-MOD(1000*[$Times.H$4];[.$D101]);MOD(1000*[$Times.H$4];[.$D101]));MIN([.$D101]-MOD(1000*[$Times.H$5];[.$D101]);MOD(1000*[$Times.H$5];[.$D101]));MIN([.$D101]-MOD(1000*[$Times.H$6];[.$D101]);MOD(1000*[$Times.H$6];[.$D101]));)" office:value-type="currency" office:currency="ns" office:value="6.47686832740214" calcext:value-type="currency">
            <text:p>6ns</text:p>
          </table:table-cell>
          <table:table-cell table:style-name="ce15" table:formula="of:=MAX(MIN([.$D101]-MOD(1000*[$Times.I$3];[.$D101]);MOD(1000*[$Times.I$3];[.$D101]));MIN([.$D101]-MOD(1000*[$Times.I$4];[.$D101]);MOD(1000*[$Times.I$4];[.$D101]));MIN([.$D101]-MOD(1000*[$Times.I$5];[.$D101]);MOD(1000*[$Times.I$5];[.$D101]));MIN([.$D101]-MOD(1000*[$Times.I$6];[.$D101]);MOD(1000*[$Times.I$6];[.$D101]));)" office:value-type="currency" office:currency="ns" office:value="11.4590747330961" calcext:value-type="currency">
            <text:p>11ns</text:p>
          </table:table-cell>
          <table:table-cell table:style-name="ce15" table:formula="of:=MAX(MIN([.$D101]-MOD(1000*[$Times.J$3];[.$D101]);MOD(1000*[$Times.J$3];[.$D101]));MIN([.$D101]-MOD(1000*[$Times.J$4];[.$D101]);MOD(1000*[$Times.J$4];[.$D101]));MIN([.$D101]-MOD(1000*[$Times.J$5];[.$D101]);MOD(1000*[$Times.J$5];[.$D101]));MIN([.$D101]-MOD(1000*[$Times.J$6];[.$D101]);MOD(1000*[$Times.J$6];[.$D101]));)" office:value-type="currency" office:currency="ns" office:value="6.47686832740214" calcext:value-type="currency">
            <text:p>6ns</text:p>
          </table:table-cell>
          <table:table-cell table:style-name="ce15" table:formula="of:=MAX(MIN([.$D101]-MOD(1000*[$Times.K$3];[.$D101]);MOD(1000*[$Times.K$3];[.$D101]));MIN([.$D101]-MOD(1000*[$Times.K$4];[.$D101]);MOD(1000*[$Times.K$4];[.$D101]));MIN([.$D101]-MOD(1000*[$Times.K$5];[.$D101]);MOD(1000*[$Times.K$5];[.$D101]));MIN([.$D101]-MOD(1000*[$Times.K$6];[.$D101]);MOD(1000*[$Times.K$6];[.$D101]));)" office:value-type="currency" office:currency="ns" office:value="11.4590747330961" calcext:value-type="currency">
            <text:p>11ns</text:p>
          </table:table-cell>
          <table:table-cell table:style-name="ce15" table:formula="of:=MAX(MIN([.$D101]-MOD(1000*[$Times.L$3];[.$D101]);MOD(1000*[$Times.L$3];[.$D101]));MIN([.$D101]-MOD(1000*[$Times.L$4];[.$D101]);MOD(1000*[$Times.L$4];[.$D101]));MIN([.$D101]-MOD(1000*[$Times.L$5];[.$D101]);MOD(1000*[$Times.L$5];[.$D101]));MIN([.$D101]-MOD(1000*[$Times.L$6];[.$D101]);MOD(1000*[$Times.L$6];[.$D101]));)" office:value-type="currency" office:currency="ns" office:value="10.6049822064057" calcext:value-type="currency">
            <text:p>11ns</text:p>
          </table:table-cell>
          <table:table-cell table:style-name="ce15" table:formula="of:=MAX(MIN([.$D101]-MOD(1000*[$Times.M$3];[.$D101]);MOD(1000*[$Times.M$3];[.$D101]));MIN([.$D101]-MOD(1000*[$Times.M$4];[.$D101]);MOD(1000*[$Times.M$4];[.$D101]));MIN([.$D101]-MOD(1000*[$Times.M$5];[.$D101]);MOD(1000*[$Times.M$5];[.$D101]));MIN([.$D101]-MOD(1000*[$Times.M$6];[.$D101]);MOD(1000*[$Times.M$6];[.$D101]));)" office:value-type="currency" office:currency="ns" office:value="11.4590747330961" calcext:value-type="currency">
            <text:p>11ns</text:p>
          </table:table-cell>
          <table:table-cell table:style-name="ce15" table:formula="of:=MAX(MIN([.$D101]-MOD(1000*[$Times.N$3];[.$D101]);MOD(1000*[$Times.N$3];[.$D101]));MIN([.$D101]-MOD(1000*[$Times.N$4];[.$D101]);MOD(1000*[$Times.N$4];[.$D101]));MIN([.$D101]-MOD(1000*[$Times.N$5];[.$D101]);MOD(1000*[$Times.N$5];[.$D101]));MIN([.$D101]-MOD(1000*[$Times.N$6];[.$D101]);MOD(1000*[$Times.N$6];[.$D101]));)" office:value-type="currency" office:currency="ns" office:value="10.6049822064057" calcext:value-type="currency">
            <text:p>11ns</text:p>
          </table:table-cell>
          <table:table-cell table:style-name="ce15" table:formula="of:=MAX(MIN([.$D101]-MOD(1000*[$Times.O$3];[.$D101]);MOD(1000*[$Times.O$3];[.$D101]));MIN([.$D101]-MOD(1000*[$Times.O$4];[.$D101]);MOD(1000*[$Times.O$4];[.$D101]));MIN([.$D101]-MOD(1000*[$Times.O$5];[.$D101]);MOD(1000*[$Times.O$5];[.$D101]));MIN([.$D101]-MOD(1000*[$Times.O$6];[.$D101]);MOD(1000*[$Times.O$6];[.$D101]));)" office:value-type="currency" office:currency="ns" office:value="11.4590747330961" calcext:value-type="currency">
            <text:p>11ns</text:p>
          </table:table-cell>
          <table:table-cell table:style-name="ce15" table:formula="of:=MAX(MIN([.$D101]-MOD(1000*[$Times.P$3];[.$D101]);MOD(1000*[$Times.P$3];[.$D101]));MIN([.$D101]-MOD(1000*[$Times.P$4];[.$D101]);MOD(1000*[$Times.P$4];[.$D101]));MIN([.$D101]-MOD(1000*[$Times.P$5];[.$D101]);MOD(1000*[$Times.P$5];[.$D101]));MIN([.$D101]-MOD(1000*[$Times.P$6];[.$D101]);MOD(1000*[$Times.P$6];[.$D101]));)" office:value-type="currency" office:currency="ns" office:value="10.6049822064057" calcext:value-type="currency">
            <text:p>11ns</text:p>
          </table:table-cell>
          <table:table-cell table:style-name="ce15" table:formula="of:=MAX(MIN([.$D101]-MOD(1000*[$Times.Q$3];[.$D101]);MOD(1000*[$Times.Q$3];[.$D101]));MIN([.$D101]-MOD(1000*[$Times.Q$4];[.$D101]);MOD(1000*[$Times.Q$4];[.$D101]));MIN([.$D101]-MOD(1000*[$Times.Q$5];[.$D101]);MOD(1000*[$Times.Q$5];[.$D101]));MIN([.$D101]-MOD(1000*[$Times.Q$6];[.$D101]);MOD(1000*[$Times.Q$6];[.$D101]));)" office:value-type="currency" office:currency="ns" office:value="11.4590747330961" calcext:value-type="currency">
            <text:p>11ns</text:p>
          </table:table-cell>
          <table:table-cell table:style-name="ce15" table:formula="of:=MAX(MIN([.$D101]-MOD(1000*[$Times.R$3];[.$D101]);MOD(1000*[$Times.R$3];[.$D101]));MIN([.$D101]-MOD(1000*[$Times.R$4];[.$D101]);MOD(1000*[$Times.R$4];[.$D101]));MIN([.$D101]-MOD(1000*[$Times.R$5];[.$D101]);MOD(1000*[$Times.R$5];[.$D101]));MIN([.$D101]-MOD(1000*[$Times.R$6];[.$D101]);MOD(1000*[$Times.R$6];[.$D101]));)" office:value-type="currency" office:currency="ns" office:value="10.6049822064057" calcext:value-type="currency">
            <text:p>11ns</text:p>
          </table:table-cell>
          <table:table-cell table:style-name="ce15" table:formula="of:=MAX(MIN([.$D101]-MOD(1000*[$Times.S$3];[.$D101]);MOD(1000*[$Times.S$3];[.$D101]));MIN([.$D101]-MOD(1000*[$Times.S$4];[.$D101]);MOD(1000*[$Times.S$4];[.$D101]));MIN([.$D101]-MOD(1000*[$Times.S$5];[.$D101]);MOD(1000*[$Times.S$5];[.$D101]));MIN([.$D101]-MOD(1000*[$Times.S$6];[.$D101]);MOD(1000*[$Times.S$6];[.$D101]));)" office:value-type="currency" office:currency="ns" office:value="11.4590747330961" calcext:value-type="currency">
            <text:p>11ns</text:p>
          </table:table-cell>
          <table:table-cell table:style-name="ce15" table:formula="of:=MAX(MIN([.$D101]-MOD(1000*[$Times.T$3];[.$D101]);MOD(1000*[$Times.T$3];[.$D101]));MIN([.$D101]-MOD(1000*[$Times.T$4];[.$D101]);MOD(1000*[$Times.T$4];[.$D101]));MIN([.$D101]-MOD(1000*[$Times.T$5];[.$D101]);MOD(1000*[$Times.T$5];[.$D101]));MIN([.$D101]-MOD(1000*[$Times.T$6];[.$D101]);MOD(1000*[$Times.T$6];[.$D101]));)" office:value-type="currency" office:currency="ns" office:value="10.6049822064057" calcext:value-type="currency">
            <text:p>11ns</text:p>
          </table:table-cell>
          <table:table-cell table:style-name="ce15" table:formula="of:=MAX(MIN([.$D101]-MOD(1000*[$Times.U$3];[.$D101]);MOD(1000*[$Times.U$3];[.$D101]));MIN([.$D101]-MOD(1000*[$Times.U$4];[.$D101]);MOD(1000*[$Times.U$4];[.$D101]));MIN([.$D101]-MOD(1000*[$Times.U$5];[.$D101]);MOD(1000*[$Times.U$5];[.$D101]));MIN([.$D101]-MOD(1000*[$Times.U$6];[.$D101]);MOD(1000*[$Times.U$6];[.$D101]));)" office:value-type="currency" office:currency="ns" office:value="11.4590747330961" calcext:value-type="currency">
            <text:p>11ns</text:p>
          </table:table-cell>
          <table:table-cell table:style-name="ce15" table:formula="of:=MAX(MIN([.$D101]-MOD(1000*[$Times.V$3];[.$D101]);MOD(1000*[$Times.V$3];[.$D101]));MIN([.$D101]-MOD(1000*[$Times.V$4];[.$D101]);MOD(1000*[$Times.V$4];[.$D101]));MIN([.$D101]-MOD(1000*[$Times.V$5];[.$D101]);MOD(1000*[$Times.V$5];[.$D101]));MIN([.$D101]-MOD(1000*[$Times.V$6];[.$D101]);MOD(1000*[$Times.V$6];[.$D101]));)" office:value-type="currency" office:currency="ns" office:value="15.3024911032028" calcext:value-type="currency">
            <text:p>15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8.48" calcext:value-type="currency">
            <text:p>28,48 MHz</text:p>
          </table:table-cell>
          <table:table-cell table:style-name="ce10" table:formula="of:=160/[.A102]" office:value-type="float" office:value="5.61797752808989" calcext:value-type="float">
            <text:p>5,62</text:p>
          </table:table-cell>
          <table:table-cell table:style-name="ce7" table:formula="of:=ROUND(100*[.B102]) = 100*ROUND([.B102])" office:value-type="boolean" office:boolean-value="false" calcext:value-type="boolean">
            <text:p>FAŁSZ</text:p>
          </table:table-cell>
          <table:table-cell table:style-name="ce13" table:formula="of:=1000/[.A102]" office:value-type="currency" office:currency="ns" office:value="35.1123595505618" calcext:value-type="currency">
            <text:p>35ns</text:p>
          </table:table-cell>
          <table:table-cell table:style-name="ce20" table:formula="of:=([.I102]-MIN([.I$1:.I101]))" office:value-type="float" office:value="16.0112359550562" calcext:value-type="float">
            <text:p>16,01</text:p>
          </table:table-cell>
          <table:table-cell table:style-name="ce20" table:formula="of:=IF([.C102]; ([.I102]-MIN([.I$1:.I101]));&quot;&quot;)">
            <text:p/>
          </table:table-cell>
          <table:table-cell table:style-name="ce20" table:formula="of:=([.J102]-MIN([.J$1:.J101]))" office:value-type="float" office:value="2.62439807383619" calcext:value-type="float">
            <text:p>2,62</text:p>
          </table:table-cell>
          <table:table-cell table:style-name="ce20" table:formula="of:=([.J102]-MIN([.J$1:.J101]))*[.C102]" office:value-type="float" office:value="0" calcext:value-type="float">
            <text:p>0,00</text:p>
          </table:table-cell>
          <table:table-cell table:style-name="ce17" table:formula="of:=COM.MICROSOFT.MAXIFS([.K102:.XDF102];[.K$2:.XDF$2];&quot;&quot;)" office:value-type="currency" office:currency="ns" office:value="16.0112359550562" calcext:value-type="currency">
            <text:p>16ns</text:p>
          </table:table-cell>
          <table:table-cell table:style-name="ce17" table:formula="of:=MAX([.K102:.XFD102])" office:value-type="currency" office:currency="ns" office:value="16.9101123595506" calcext:value-type="currency">
            <text:p>17ns</text:p>
          </table:table-cell>
          <table:table-cell table:style-name="ce15" table:formula="of:=MAX(MIN([.$D102]-MOD(1000*[$Times.C$3];[.$D102]);MOD(1000*[$Times.C$3];[.$D102]));MIN([.$D102]-MOD(1000*[$Times.C$4];[.$D102]);MOD(1000*[$Times.C$4];[.$D102]));MIN([.$D102]-MOD(1000*[$Times.C$5];[.$D102]);MOD(1000*[$Times.C$5];[.$D102]));MIN([.$D102]-MOD(1000*[$Times.C$6];[.$D102]);MOD(1000*[$Times.C$6];[.$D102]));)" office:value-type="currency" office:currency="ns" office:value="8.42696629213481" calcext:value-type="currency">
            <text:p>8ns</text:p>
          </table:table-cell>
          <table:table-cell table:style-name="ce15" table:formula="of:=MAX(MIN([.$D102]-MOD(1000*[$Times.D$3];[.$D102]);MOD(1000*[$Times.D$3];[.$D102]));MIN([.$D102]-MOD(1000*[$Times.D$4];[.$D102]);MOD(1000*[$Times.D$4];[.$D102]));MIN([.$D102]-MOD(1000*[$Times.D$5];[.$D102]);MOD(1000*[$Times.D$5];[.$D102]));MIN([.$D102]-MOD(1000*[$Times.D$6];[.$D102]);MOD(1000*[$Times.D$6];[.$D102]));)" office:value-type="currency" office:currency="ns" office:value="7.58426966292132" calcext:value-type="currency">
            <text:p>8ns</text:p>
          </table:table-cell>
          <table:table-cell table:style-name="ce15" table:formula="of:=MAX(MIN([.$D102]-MOD(1000*[$Times.E$3];[.$D102]);MOD(1000*[$Times.E$3];[.$D102]));MIN([.$D102]-MOD(1000*[$Times.E$4];[.$D102]);MOD(1000*[$Times.E$4];[.$D102]));MIN([.$D102]-MOD(1000*[$Times.E$5];[.$D102]);MOD(1000*[$Times.E$5];[.$D102]));MIN([.$D102]-MOD(1000*[$Times.E$6];[.$D102]);MOD(1000*[$Times.E$6];[.$D102]));)" office:value-type="currency" office:currency="ns" office:value="13.7640449438202" calcext:value-type="currency">
            <text:p>14ns</text:p>
          </table:table-cell>
          <table:table-cell table:style-name="ce15" table:formula="of:=MAX(MIN([.$D102]-MOD(1000*[$Times.F$3];[.$D102]);MOD(1000*[$Times.F$3];[.$D102]));MIN([.$D102]-MOD(1000*[$Times.F$4];[.$D102]);MOD(1000*[$Times.F$4];[.$D102]));MIN([.$D102]-MOD(1000*[$Times.F$5];[.$D102]);MOD(1000*[$Times.F$5];[.$D102]));MIN([.$D102]-MOD(1000*[$Times.F$6];[.$D102]);MOD(1000*[$Times.F$6];[.$D102]));)" office:value-type="currency" office:currency="ns" office:value="16.9101123595506" calcext:value-type="currency">
            <text:p>17ns</text:p>
          </table:table-cell>
          <table:table-cell table:style-name="ce15" table:formula="of:=MAX(MIN([.$D102]-MOD(1000*[$Times.G$3];[.$D102]);MOD(1000*[$Times.G$3];[.$D102]));MIN([.$D102]-MOD(1000*[$Times.G$4];[.$D102]);MOD(1000*[$Times.G$4];[.$D102]));MIN([.$D102]-MOD(1000*[$Times.G$5];[.$D102]);MOD(1000*[$Times.G$5];[.$D102]));MIN([.$D102]-MOD(1000*[$Times.G$6];[.$D102]);MOD(1000*[$Times.G$6];[.$D102]));)" office:value-type="currency" office:currency="ns" office:value="16.8539325842696" calcext:value-type="currency">
            <text:p>17ns</text:p>
          </table:table-cell>
          <table:table-cell table:style-name="ce15" table:formula="of:=MAX(MIN([.$D102]-MOD(1000*[$Times.H$3];[.$D102]);MOD(1000*[$Times.H$3];[.$D102]));MIN([.$D102]-MOD(1000*[$Times.H$4];[.$D102]);MOD(1000*[$Times.H$4];[.$D102]));MIN([.$D102]-MOD(1000*[$Times.H$5];[.$D102]);MOD(1000*[$Times.H$5];[.$D102]));MIN([.$D102]-MOD(1000*[$Times.H$6];[.$D102]);MOD(1000*[$Times.H$6];[.$D102]));)" office:value-type="currency" office:currency="ns" office:value="12.6404494382023" calcext:value-type="currency">
            <text:p>13ns</text:p>
          </table:table-cell>
          <table:table-cell table:style-name="ce15" table:formula="of:=MAX(MIN([.$D102]-MOD(1000*[$Times.I$3];[.$D102]);MOD(1000*[$Times.I$3];[.$D102]));MIN([.$D102]-MOD(1000*[$Times.I$4];[.$D102]);MOD(1000*[$Times.I$4];[.$D102]));MIN([.$D102]-MOD(1000*[$Times.I$5];[.$D102]);MOD(1000*[$Times.I$5];[.$D102]));MIN([.$D102]-MOD(1000*[$Times.I$6];[.$D102]);MOD(1000*[$Times.I$6];[.$D102]));)" office:value-type="currency" office:currency="ns" office:value="15.1685393258428" calcext:value-type="currency">
            <text:p>15ns</text:p>
          </table:table-cell>
          <table:table-cell table:style-name="ce15" table:formula="of:=MAX(MIN([.$D102]-MOD(1000*[$Times.J$3];[.$D102]);MOD(1000*[$Times.J$3];[.$D102]));MIN([.$D102]-MOD(1000*[$Times.J$4];[.$D102]);MOD(1000*[$Times.J$4];[.$D102]));MIN([.$D102]-MOD(1000*[$Times.J$5];[.$D102]);MOD(1000*[$Times.J$5];[.$D102]));MIN([.$D102]-MOD(1000*[$Times.J$6];[.$D102]);MOD(1000*[$Times.J$6];[.$D102]));)" office:value-type="currency" office:currency="ns" office:value="12.6404494382023" calcext:value-type="currency">
            <text:p>13ns</text:p>
          </table:table-cell>
          <table:table-cell table:style-name="ce15" table:formula="of:=MAX(MIN([.$D102]-MOD(1000*[$Times.K$3];[.$D102]);MOD(1000*[$Times.K$3];[.$D102]));MIN([.$D102]-MOD(1000*[$Times.K$4];[.$D102]);MOD(1000*[$Times.K$4];[.$D102]));MIN([.$D102]-MOD(1000*[$Times.K$5];[.$D102]);MOD(1000*[$Times.K$5];[.$D102]));MIN([.$D102]-MOD(1000*[$Times.K$6];[.$D102]);MOD(1000*[$Times.K$6];[.$D102]));)" office:value-type="currency" office:currency="ns" office:value="15.1685393258428" calcext:value-type="currency">
            <text:p>15ns</text:p>
          </table:table-cell>
          <table:table-cell table:style-name="ce15" table:formula="of:=MAX(MIN([.$D102]-MOD(1000*[$Times.L$3];[.$D102]);MOD(1000*[$Times.L$3];[.$D102]));MIN([.$D102]-MOD(1000*[$Times.L$4];[.$D102]);MOD(1000*[$Times.L$4];[.$D102]));MIN([.$D102]-MOD(1000*[$Times.L$5];[.$D102]);MOD(1000*[$Times.L$5];[.$D102]));MIN([.$D102]-MOD(1000*[$Times.L$6];[.$D102]);MOD(1000*[$Times.L$6];[.$D102]));)" office:value-type="currency" office:currency="ns" office:value="16.9101123595506" calcext:value-type="currency">
            <text:p>17ns</text:p>
          </table:table-cell>
          <table:table-cell table:style-name="ce15" table:formula="of:=MAX(MIN([.$D102]-MOD(1000*[$Times.M$3];[.$D102]);MOD(1000*[$Times.M$3];[.$D102]));MIN([.$D102]-MOD(1000*[$Times.M$4];[.$D102]);MOD(1000*[$Times.M$4];[.$D102]));MIN([.$D102]-MOD(1000*[$Times.M$5];[.$D102]);MOD(1000*[$Times.M$5];[.$D102]));MIN([.$D102]-MOD(1000*[$Times.M$6];[.$D102]);MOD(1000*[$Times.M$6];[.$D102]));)" office:value-type="currency" office:currency="ns" office:value="15.1685393258428" calcext:value-type="currency">
            <text:p>15ns</text:p>
          </table:table-cell>
          <table:table-cell table:style-name="ce15" table:formula="of:=MAX(MIN([.$D102]-MOD(1000*[$Times.N$3];[.$D102]);MOD(1000*[$Times.N$3];[.$D102]));MIN([.$D102]-MOD(1000*[$Times.N$4];[.$D102]);MOD(1000*[$Times.N$4];[.$D102]));MIN([.$D102]-MOD(1000*[$Times.N$5];[.$D102]);MOD(1000*[$Times.N$5];[.$D102]));MIN([.$D102]-MOD(1000*[$Times.N$6];[.$D102]);MOD(1000*[$Times.N$6];[.$D102]));)" office:value-type="currency" office:currency="ns" office:value="16.9101123595506" calcext:value-type="currency">
            <text:p>17ns</text:p>
          </table:table-cell>
          <table:table-cell table:style-name="ce15" table:formula="of:=MAX(MIN([.$D102]-MOD(1000*[$Times.O$3];[.$D102]);MOD(1000*[$Times.O$3];[.$D102]));MIN([.$D102]-MOD(1000*[$Times.O$4];[.$D102]);MOD(1000*[$Times.O$4];[.$D102]));MIN([.$D102]-MOD(1000*[$Times.O$5];[.$D102]);MOD(1000*[$Times.O$5];[.$D102]));MIN([.$D102]-MOD(1000*[$Times.O$6];[.$D102]);MOD(1000*[$Times.O$6];[.$D102]));)" office:value-type="currency" office:currency="ns" office:value="16.8539325842696" calcext:value-type="currency">
            <text:p>17ns</text:p>
          </table:table-cell>
          <table:table-cell table:style-name="ce15" table:formula="of:=MAX(MIN([.$D102]-MOD(1000*[$Times.P$3];[.$D102]);MOD(1000*[$Times.P$3];[.$D102]));MIN([.$D102]-MOD(1000*[$Times.P$4];[.$D102]);MOD(1000*[$Times.P$4];[.$D102]));MIN([.$D102]-MOD(1000*[$Times.P$5];[.$D102]);MOD(1000*[$Times.P$5];[.$D102]));MIN([.$D102]-MOD(1000*[$Times.P$6];[.$D102]);MOD(1000*[$Times.P$6];[.$D102]));)" office:value-type="currency" office:currency="ns" office:value="16.9101123595506" calcext:value-type="currency">
            <text:p>17ns</text:p>
          </table:table-cell>
          <table:table-cell table:style-name="ce15" table:formula="of:=MAX(MIN([.$D102]-MOD(1000*[$Times.Q$3];[.$D102]);MOD(1000*[$Times.Q$3];[.$D102]));MIN([.$D102]-MOD(1000*[$Times.Q$4];[.$D102]);MOD(1000*[$Times.Q$4];[.$D102]));MIN([.$D102]-MOD(1000*[$Times.Q$5];[.$D102]);MOD(1000*[$Times.Q$5];[.$D102]));MIN([.$D102]-MOD(1000*[$Times.Q$6];[.$D102]);MOD(1000*[$Times.Q$6];[.$D102]));)" office:value-type="currency" office:currency="ns" office:value="15.1685393258428" calcext:value-type="currency">
            <text:p>15ns</text:p>
          </table:table-cell>
          <table:table-cell table:style-name="ce15" table:formula="of:=MAX(MIN([.$D102]-MOD(1000*[$Times.R$3];[.$D102]);MOD(1000*[$Times.R$3];[.$D102]));MIN([.$D102]-MOD(1000*[$Times.R$4];[.$D102]);MOD(1000*[$Times.R$4];[.$D102]));MIN([.$D102]-MOD(1000*[$Times.R$5];[.$D102]);MOD(1000*[$Times.R$5];[.$D102]));MIN([.$D102]-MOD(1000*[$Times.R$6];[.$D102]);MOD(1000*[$Times.R$6];[.$D102]));)" office:value-type="currency" office:currency="ns" office:value="16.9101123595506" calcext:value-type="currency">
            <text:p>17ns</text:p>
          </table:table-cell>
          <table:table-cell table:style-name="ce15" table:formula="of:=MAX(MIN([.$D102]-MOD(1000*[$Times.S$3];[.$D102]);MOD(1000*[$Times.S$3];[.$D102]));MIN([.$D102]-MOD(1000*[$Times.S$4];[.$D102]);MOD(1000*[$Times.S$4];[.$D102]));MIN([.$D102]-MOD(1000*[$Times.S$5];[.$D102]);MOD(1000*[$Times.S$5];[.$D102]));MIN([.$D102]-MOD(1000*[$Times.S$6];[.$D102]);MOD(1000*[$Times.S$6];[.$D102]));)" office:value-type="currency" office:currency="ns" office:value="15.1685393258428" calcext:value-type="currency">
            <text:p>15ns</text:p>
          </table:table-cell>
          <table:table-cell table:style-name="ce15" table:formula="of:=MAX(MIN([.$D102]-MOD(1000*[$Times.T$3];[.$D102]);MOD(1000*[$Times.T$3];[.$D102]));MIN([.$D102]-MOD(1000*[$Times.T$4];[.$D102]);MOD(1000*[$Times.T$4];[.$D102]));MIN([.$D102]-MOD(1000*[$Times.T$5];[.$D102]);MOD(1000*[$Times.T$5];[.$D102]));MIN([.$D102]-MOD(1000*[$Times.T$6];[.$D102]);MOD(1000*[$Times.T$6];[.$D102]));)" office:value-type="currency" office:currency="ns" office:value="16.9101123595506" calcext:value-type="currency">
            <text:p>17ns</text:p>
          </table:table-cell>
          <table:table-cell table:style-name="ce15" table:formula="of:=MAX(MIN([.$D102]-MOD(1000*[$Times.U$3];[.$D102]);MOD(1000*[$Times.U$3];[.$D102]));MIN([.$D102]-MOD(1000*[$Times.U$4];[.$D102]);MOD(1000*[$Times.U$4];[.$D102]));MIN([.$D102]-MOD(1000*[$Times.U$5];[.$D102]);MOD(1000*[$Times.U$5];[.$D102]));MIN([.$D102]-MOD(1000*[$Times.U$6];[.$D102]);MOD(1000*[$Times.U$6];[.$D102]));)" office:value-type="currency" office:currency="ns" office:value="16.8539325842696" calcext:value-type="currency">
            <text:p>17ns</text:p>
          </table:table-cell>
          <table:table-cell table:style-name="ce15" table:formula="of:=MAX(MIN([.$D102]-MOD(1000*[$Times.V$3];[.$D102]);MOD(1000*[$Times.V$3];[.$D102]));MIN([.$D102]-MOD(1000*[$Times.V$4];[.$D102]);MOD(1000*[$Times.V$4];[.$D102]));MIN([.$D102]-MOD(1000*[$Times.V$5];[.$D102]);MOD(1000*[$Times.V$5];[.$D102]));MIN([.$D102]-MOD(1000*[$Times.V$6];[.$D102]);MOD(1000*[$Times.V$6];[.$D102]));)" office:value-type="currency" office:currency="ns" office:value="16.0112359550562" calcext:value-type="currency">
            <text:p>16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8.87" calcext:value-type="currency">
            <text:p>28,87 MHz</text:p>
          </table:table-cell>
          <table:table-cell table:style-name="ce10" table:formula="of:=160/[.A103]" office:value-type="float" office:value="5.5420852095601" calcext:value-type="float">
            <text:p>5,54</text:p>
          </table:table-cell>
          <table:table-cell table:style-name="ce7" table:formula="of:=ROUND(100*[.B103]) = 100*ROUND([.B103])" office:value-type="boolean" office:boolean-value="false" calcext:value-type="boolean">
            <text:p>FAŁSZ</text:p>
          </table:table-cell>
          <table:table-cell table:style-name="ce13" table:formula="of:=1000/[.A103]" office:value-type="currency" office:currency="ns" office:value="34.6380325597506" calcext:value-type="currency">
            <text:p>35ns</text:p>
          </table:table-cell>
          <table:table-cell table:style-name="ce20" table:formula="of:=([.I103]-MIN([.I$1:.I102]))" office:value-type="float" office:value="16.2452372705231" calcext:value-type="float">
            <text:p>16,25</text:p>
          </table:table-cell>
          <table:table-cell table:style-name="ce20" table:formula="of:=IF([.C103]; ([.I103]-MIN([.I$1:.I102]));&quot;&quot;)">
            <text:p/>
          </table:table-cell>
          <table:table-cell table:style-name="ce20" table:formula="of:=([.J103]-MIN([.J$1:.J102]))" office:value-type="float" office:value="1.95952298480874" calcext:value-type="float">
            <text:p>1,96</text:p>
          </table:table-cell>
          <table:table-cell table:style-name="ce20" table:formula="of:=([.J103]-MIN([.J$1:.J102]))*[.C103]" office:value-type="float" office:value="0" calcext:value-type="float">
            <text:p>0,00</text:p>
          </table:table-cell>
          <table:table-cell table:style-name="ce17" table:formula="of:=COM.MICROSOFT.MAXIFS([.K103:.XDF103];[.K$2:.XDF$2];&quot;&quot;)" office:value-type="currency" office:currency="ns" office:value="16.2452372705231" calcext:value-type="currency">
            <text:p>16ns</text:p>
          </table:table-cell>
          <table:table-cell table:style-name="ce17" table:formula="of:=MAX([.K103:.XFD103])" office:value-type="currency" office:currency="ns" office:value="16.2452372705231" calcext:value-type="currency">
            <text:p>16ns</text:p>
          </table:table-cell>
          <table:table-cell table:style-name="ce15" table:formula="of:=MAX(MIN([.$D103]-MOD(1000*[$Times.C$3];[.$D103]);MOD(1000*[$Times.C$3];[.$D103]));MIN([.$D103]-MOD(1000*[$Times.C$4];[.$D103]);MOD(1000*[$Times.C$4];[.$D103]));MIN([.$D103]-MOD(1000*[$Times.C$5];[.$D103]);MOD(1000*[$Times.C$5];[.$D103]));MIN([.$D103]-MOD(1000*[$Times.C$6];[.$D103]);MOD(1000*[$Times.C$6];[.$D103]));)" office:value-type="currency" office:currency="ns" office:value="16.2452372705231" calcext:value-type="currency">
            <text:p>16ns</text:p>
          </table:table-cell>
          <table:table-cell table:style-name="ce15" table:formula="of:=MAX(MIN([.$D103]-MOD(1000*[$Times.D$3];[.$D103]);MOD(1000*[$Times.D$3];[.$D103]));MIN([.$D103]-MOD(1000*[$Times.D$4];[.$D103]);MOD(1000*[$Times.D$4];[.$D103]));MIN([.$D103]-MOD(1000*[$Times.D$5];[.$D103]);MOD(1000*[$Times.D$5];[.$D103]));MIN([.$D103]-MOD(1000*[$Times.D$6];[.$D103]);MOD(1000*[$Times.D$6];[.$D103]));)" office:value-type="currency" office:currency="ns" office:value="11.1534464842397" calcext:value-type="currency">
            <text:p>11ns</text:p>
          </table:table-cell>
          <table:table-cell table:style-name="ce15" table:formula="of:=MAX(MIN([.$D103]-MOD(1000*[$Times.E$3];[.$D103]);MOD(1000*[$Times.E$3];[.$D103]));MIN([.$D103]-MOD(1000*[$Times.E$4];[.$D103]);MOD(1000*[$Times.E$4];[.$D103]));MIN([.$D103]-MOD(1000*[$Times.E$5];[.$D103]);MOD(1000*[$Times.E$5];[.$D103]));MIN([.$D103]-MOD(1000*[$Times.E$6];[.$D103]);MOD(1000*[$Times.E$6];[.$D103]));)" office:value-type="currency" office:currency="ns" office:value="15.9508139937652" calcext:value-type="currency">
            <text:p>16ns</text:p>
          </table:table-cell>
          <table:table-cell table:style-name="ce15" table:formula="of:=MAX(MIN([.$D103]-MOD(1000*[$Times.F$3];[.$D103]);MOD(1000*[$Times.F$3];[.$D103]));MIN([.$D103]-MOD(1000*[$Times.F$4];[.$D103]);MOD(1000*[$Times.F$4];[.$D103]));MIN([.$D103]-MOD(1000*[$Times.F$5];[.$D103]);MOD(1000*[$Times.F$5];[.$D103]));MIN([.$D103]-MOD(1000*[$Times.F$6];[.$D103]);MOD(1000*[$Times.F$6];[.$D103]));)" office:value-type="currency" office:currency="ns" office:value="12.1718046414964" calcext:value-type="currency">
            <text:p>12ns</text:p>
          </table:table-cell>
          <table:table-cell table:style-name="ce15" table:formula="of:=MAX(MIN([.$D103]-MOD(1000*[$Times.G$3];[.$D103]);MOD(1000*[$Times.G$3];[.$D103]));MIN([.$D103]-MOD(1000*[$Times.G$4];[.$D103]);MOD(1000*[$Times.G$4];[.$D103]));MIN([.$D103]-MOD(1000*[$Times.G$5];[.$D103]);MOD(1000*[$Times.G$5];[.$D103]));MIN([.$D103]-MOD(1000*[$Times.G$6];[.$D103]);MOD(1000*[$Times.G$6];[.$D103]));)" office:value-type="currency" office:currency="ns" office:value="4.5029442327676" calcext:value-type="currency">
            <text:p>5ns</text:p>
          </table:table-cell>
          <table:table-cell table:style-name="ce15" table:formula="of:=MAX(MIN([.$D103]-MOD(1000*[$Times.H$3];[.$D103]);MOD(1000*[$Times.H$3];[.$D103]));MIN([.$D103]-MOD(1000*[$Times.H$4];[.$D103]);MOD(1000*[$Times.H$4];[.$D103]));MIN([.$D103]-MOD(1000*[$Times.H$5];[.$D103]);MOD(1000*[$Times.H$5];[.$D103]));MIN([.$D103]-MOD(1000*[$Times.H$6];[.$D103]);MOD(1000*[$Times.H$6];[.$D103]));)" office:value-type="currency" office:currency="ns" office:value="12.1718046414964" calcext:value-type="currency">
            <text:p>12ns</text:p>
          </table:table-cell>
          <table:table-cell table:style-name="ce15" table:formula="of:=MAX(MIN([.$D103]-MOD(1000*[$Times.I$3];[.$D103]);MOD(1000*[$Times.I$3];[.$D103]));MIN([.$D103]-MOD(1000*[$Times.I$4];[.$D103]);MOD(1000*[$Times.I$4];[.$D103]));MIN([.$D103]-MOD(1000*[$Times.I$5];[.$D103]);MOD(1000*[$Times.I$5];[.$D103]));MIN([.$D103]-MOD(1000*[$Times.I$6];[.$D103]);MOD(1000*[$Times.I$6];[.$D103]));)" office:value-type="currency" office:currency="ns" office:value="6.65050225147206" calcext:value-type="currency">
            <text:p>7ns</text:p>
          </table:table-cell>
          <table:table-cell table:style-name="ce15" table:formula="of:=MAX(MIN([.$D103]-MOD(1000*[$Times.J$3];[.$D103]);MOD(1000*[$Times.J$3];[.$D103]));MIN([.$D103]-MOD(1000*[$Times.J$4];[.$D103]);MOD(1000*[$Times.J$4];[.$D103]));MIN([.$D103]-MOD(1000*[$Times.J$5];[.$D103]);MOD(1000*[$Times.J$5];[.$D103]));MIN([.$D103]-MOD(1000*[$Times.J$6];[.$D103]);MOD(1000*[$Times.J$6];[.$D103]));)" office:value-type="currency" office:currency="ns" office:value="12.1718046414964" calcext:value-type="currency">
            <text:p>12ns</text:p>
          </table:table-cell>
          <table:table-cell table:style-name="ce15" table:formula="of:=MAX(MIN([.$D103]-MOD(1000*[$Times.K$3];[.$D103]);MOD(1000*[$Times.K$3];[.$D103]));MIN([.$D103]-MOD(1000*[$Times.K$4];[.$D103]);MOD(1000*[$Times.K$4];[.$D103]));MIN([.$D103]-MOD(1000*[$Times.K$5];[.$D103]);MOD(1000*[$Times.K$5];[.$D103]));MIN([.$D103]-MOD(1000*[$Times.K$6];[.$D103]);MOD(1000*[$Times.K$6];[.$D103]));)" office:value-type="currency" office:currency="ns" office:value="6.65050225147206" calcext:value-type="currency">
            <text:p>7ns</text:p>
          </table:table-cell>
          <table:table-cell table:style-name="ce15" table:formula="of:=MAX(MIN([.$D103]-MOD(1000*[$Times.L$3];[.$D103]);MOD(1000*[$Times.L$3];[.$D103]));MIN([.$D103]-MOD(1000*[$Times.L$4];[.$D103]);MOD(1000*[$Times.L$4];[.$D103]));MIN([.$D103]-MOD(1000*[$Times.L$5];[.$D103]);MOD(1000*[$Times.L$5];[.$D103]));MIN([.$D103]-MOD(1000*[$Times.L$6];[.$D103]);MOD(1000*[$Times.L$6];[.$D103]));)" office:value-type="currency" office:currency="ns" office:value="12.1718046414964" calcext:value-type="currency">
            <text:p>12ns</text:p>
          </table:table-cell>
          <table:table-cell table:style-name="ce15" table:formula="of:=MAX(MIN([.$D103]-MOD(1000*[$Times.M$3];[.$D103]);MOD(1000*[$Times.M$3];[.$D103]));MIN([.$D103]-MOD(1000*[$Times.M$4];[.$D103]);MOD(1000*[$Times.M$4];[.$D103]));MIN([.$D103]-MOD(1000*[$Times.M$5];[.$D103]);MOD(1000*[$Times.M$5];[.$D103]));MIN([.$D103]-MOD(1000*[$Times.M$6];[.$D103]);MOD(1000*[$Times.M$6];[.$D103]));)" office:value-type="currency" office:currency="ns" office:value="6.65050225147206" calcext:value-type="currency">
            <text:p>7ns</text:p>
          </table:table-cell>
          <table:table-cell table:style-name="ce15" table:formula="of:=MAX(MIN([.$D103]-MOD(1000*[$Times.N$3];[.$D103]);MOD(1000*[$Times.N$3];[.$D103]));MIN([.$D103]-MOD(1000*[$Times.N$4];[.$D103]);MOD(1000*[$Times.N$4];[.$D103]));MIN([.$D103]-MOD(1000*[$Times.N$5];[.$D103]);MOD(1000*[$Times.N$5];[.$D103]));MIN([.$D103]-MOD(1000*[$Times.N$6];[.$D103]);MOD(1000*[$Times.N$6];[.$D103]));)" office:value-type="currency" office:currency="ns" office:value="12.1718046414964" calcext:value-type="currency">
            <text:p>12ns</text:p>
          </table:table-cell>
          <table:table-cell table:style-name="ce15" table:formula="of:=MAX(MIN([.$D103]-MOD(1000*[$Times.O$3];[.$D103]);MOD(1000*[$Times.O$3];[.$D103]));MIN([.$D103]-MOD(1000*[$Times.O$4];[.$D103]);MOD(1000*[$Times.O$4];[.$D103]));MIN([.$D103]-MOD(1000*[$Times.O$5];[.$D103]);MOD(1000*[$Times.O$5];[.$D103]));MIN([.$D103]-MOD(1000*[$Times.O$6];[.$D103]);MOD(1000*[$Times.O$6];[.$D103]));)" office:value-type="currency" office:currency="ns" office:value="4.5029442327676" calcext:value-type="currency">
            <text:p>5ns</text:p>
          </table:table-cell>
          <table:table-cell table:style-name="ce15" table:formula="of:=MAX(MIN([.$D103]-MOD(1000*[$Times.P$3];[.$D103]);MOD(1000*[$Times.P$3];[.$D103]));MIN([.$D103]-MOD(1000*[$Times.P$4];[.$D103]);MOD(1000*[$Times.P$4];[.$D103]));MIN([.$D103]-MOD(1000*[$Times.P$5];[.$D103]);MOD(1000*[$Times.P$5];[.$D103]));MIN([.$D103]-MOD(1000*[$Times.P$6];[.$D103]);MOD(1000*[$Times.P$6];[.$D103]));)" office:value-type="currency" office:currency="ns" office:value="12.1718046414964" calcext:value-type="currency">
            <text:p>12ns</text:p>
          </table:table-cell>
          <table:table-cell table:style-name="ce15" table:formula="of:=MAX(MIN([.$D103]-MOD(1000*[$Times.Q$3];[.$D103]);MOD(1000*[$Times.Q$3];[.$D103]));MIN([.$D103]-MOD(1000*[$Times.Q$4];[.$D103]);MOD(1000*[$Times.Q$4];[.$D103]));MIN([.$D103]-MOD(1000*[$Times.Q$5];[.$D103]);MOD(1000*[$Times.Q$5];[.$D103]));MIN([.$D103]-MOD(1000*[$Times.Q$6];[.$D103]);MOD(1000*[$Times.Q$6];[.$D103]));)" office:value-type="currency" office:currency="ns" office:value="6.65050225147206" calcext:value-type="currency">
            <text:p>7ns</text:p>
          </table:table-cell>
          <table:table-cell table:style-name="ce15" table:formula="of:=MAX(MIN([.$D103]-MOD(1000*[$Times.R$3];[.$D103]);MOD(1000*[$Times.R$3];[.$D103]));MIN([.$D103]-MOD(1000*[$Times.R$4];[.$D103]);MOD(1000*[$Times.R$4];[.$D103]));MIN([.$D103]-MOD(1000*[$Times.R$5];[.$D103]);MOD(1000*[$Times.R$5];[.$D103]));MIN([.$D103]-MOD(1000*[$Times.R$6];[.$D103]);MOD(1000*[$Times.R$6];[.$D103]));)" office:value-type="currency" office:currency="ns" office:value="12.1718046414964" calcext:value-type="currency">
            <text:p>12ns</text:p>
          </table:table-cell>
          <table:table-cell table:style-name="ce15" table:formula="of:=MAX(MIN([.$D103]-MOD(1000*[$Times.S$3];[.$D103]);MOD(1000*[$Times.S$3];[.$D103]));MIN([.$D103]-MOD(1000*[$Times.S$4];[.$D103]);MOD(1000*[$Times.S$4];[.$D103]));MIN([.$D103]-MOD(1000*[$Times.S$5];[.$D103]);MOD(1000*[$Times.S$5];[.$D103]));MIN([.$D103]-MOD(1000*[$Times.S$6];[.$D103]);MOD(1000*[$Times.S$6];[.$D103]));)" office:value-type="currency" office:currency="ns" office:value="6.65050225147206" calcext:value-type="currency">
            <text:p>7ns</text:p>
          </table:table-cell>
          <table:table-cell table:style-name="ce15" table:formula="of:=MAX(MIN([.$D103]-MOD(1000*[$Times.T$3];[.$D103]);MOD(1000*[$Times.T$3];[.$D103]));MIN([.$D103]-MOD(1000*[$Times.T$4];[.$D103]);MOD(1000*[$Times.T$4];[.$D103]));MIN([.$D103]-MOD(1000*[$Times.T$5];[.$D103]);MOD(1000*[$Times.T$5];[.$D103]));MIN([.$D103]-MOD(1000*[$Times.T$6];[.$D103]);MOD(1000*[$Times.T$6];[.$D103]));)" office:value-type="currency" office:currency="ns" office:value="12.1718046414964" calcext:value-type="currency">
            <text:p>12ns</text:p>
          </table:table-cell>
          <table:table-cell table:style-name="ce15" table:formula="of:=MAX(MIN([.$D103]-MOD(1000*[$Times.U$3];[.$D103]);MOD(1000*[$Times.U$3];[.$D103]));MIN([.$D103]-MOD(1000*[$Times.U$4];[.$D103]);MOD(1000*[$Times.U$4];[.$D103]));MIN([.$D103]-MOD(1000*[$Times.U$5];[.$D103]);MOD(1000*[$Times.U$5];[.$D103]));MIN([.$D103]-MOD(1000*[$Times.U$6];[.$D103]);MOD(1000*[$Times.U$6];[.$D103]));)" office:value-type="currency" office:currency="ns" office:value="4.5029442327676" calcext:value-type="currency">
            <text:p>5ns</text:p>
          </table:table-cell>
          <table:table-cell table:style-name="ce15" table:formula="of:=MAX(MIN([.$D103]-MOD(1000*[$Times.V$3];[.$D103]);MOD(1000*[$Times.V$3];[.$D103]));MIN([.$D103]-MOD(1000*[$Times.V$4];[.$D103]);MOD(1000*[$Times.V$4];[.$D103]));MIN([.$D103]-MOD(1000*[$Times.V$5];[.$D103]);MOD(1000*[$Times.V$5];[.$D103]));MIN([.$D103]-MOD(1000*[$Times.V$6];[.$D103]);MOD(1000*[$Times.V$6];[.$D103]));)" office:value-type="currency" office:currency="ns" office:value="11.7422930377555" calcext:value-type="currency">
            <text:p>12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9" calcext:value-type="currency">
            <text:p>29,00 MHz</text:p>
          </table:table-cell>
          <table:table-cell table:style-name="ce10" table:formula="of:=160/[.A104]" office:value-type="float" office:value="5.51724137931035" calcext:value-type="float">
            <text:p>5,52</text:p>
          </table:table-cell>
          <table:table-cell table:style-name="ce7" table:formula="of:=ROUND(100*[.B104]) = 100*ROUND([.B104])" office:value-type="boolean" office:boolean-value="false" calcext:value-type="boolean">
            <text:p>FAŁSZ</text:p>
          </table:table-cell>
          <table:table-cell table:style-name="ce13" table:formula="of:=1000/[.A104]" office:value-type="currency" office:currency="ns" office:value="34.4827586206897" calcext:value-type="currency">
            <text:p>34ns</text:p>
          </table:table-cell>
          <table:table-cell table:style-name="ce20" table:formula="of:=([.I104]-MIN([.I$1:.I103]))" office:value-type="float" office:value="17.2413793103448" calcext:value-type="float">
            <text:p>17,24</text:p>
          </table:table-cell>
          <table:table-cell table:style-name="ce20" table:formula="of:=IF([.C104]; ([.I104]-MIN([.I$1:.I103]));&quot;&quot;)">
            <text:p/>
          </table:table-cell>
          <table:table-cell table:style-name="ce20" table:formula="of:=([.J104]-MIN([.J$1:.J103]))" office:value-type="float" office:value="2.95566502463038" calcext:value-type="float">
            <text:p>2,96</text:p>
          </table:table-cell>
          <table:table-cell table:style-name="ce20" table:formula="of:=([.J104]-MIN([.J$1:.J103]))*[.C104]" office:value-type="float" office:value="0" calcext:value-type="float">
            <text:p>0,00</text:p>
          </table:table-cell>
          <table:table-cell table:style-name="ce17" table:formula="of:=COM.MICROSOFT.MAXIFS([.K104:.XDF104];[.K$2:.XDF$2];&quot;&quot;)" office:value-type="currency" office:currency="ns" office:value="17.2413793103448" calcext:value-type="currency">
            <text:p>17ns</text:p>
          </table:table-cell>
          <table:table-cell table:style-name="ce17" table:formula="of:=MAX([.K104:.XFD104])" office:value-type="currency" office:currency="ns" office:value="17.2413793103448" calcext:value-type="currency">
            <text:p>17ns</text:p>
          </table:table-cell>
          <table:table-cell table:style-name="ce15" table:formula="of:=MAX(MIN([.$D104]-MOD(1000*[$Times.C$3];[.$D104]);MOD(1000*[$Times.C$3];[.$D104]));MIN([.$D104]-MOD(1000*[$Times.C$4];[.$D104]);MOD(1000*[$Times.C$4];[.$D104]));MIN([.$D104]-MOD(1000*[$Times.C$5];[.$D104]);MOD(1000*[$Times.C$5];[.$D104]));MIN([.$D104]-MOD(1000*[$Times.C$6];[.$D104]);MOD(1000*[$Times.C$6];[.$D104]));)" office:value-type="currency" office:currency="ns" office:value="17.2413793103448" calcext:value-type="currency">
            <text:p>17ns</text:p>
          </table:table-cell>
          <table:table-cell table:style-name="ce15" table:formula="of:=MAX(MIN([.$D104]-MOD(1000*[$Times.D$3];[.$D104]);MOD(1000*[$Times.D$3];[.$D104]));MIN([.$D104]-MOD(1000*[$Times.D$4];[.$D104]);MOD(1000*[$Times.D$4];[.$D104]));MIN([.$D104]-MOD(1000*[$Times.D$5];[.$D104]);MOD(1000*[$Times.D$5];[.$D104]));MIN([.$D104]-MOD(1000*[$Times.D$6];[.$D104]);MOD(1000*[$Times.D$6];[.$D104]));)" office:value-type="currency" office:currency="ns" office:value="13.7931034482758" calcext:value-type="currency">
            <text:p>14ns</text:p>
          </table:table-cell>
          <table:table-cell table:style-name="ce15" table:formula="of:=MAX(MIN([.$D104]-MOD(1000*[$Times.E$3];[.$D104]);MOD(1000*[$Times.E$3];[.$D104]));MIN([.$D104]-MOD(1000*[$Times.E$4];[.$D104]);MOD(1000*[$Times.E$4];[.$D104]));MIN([.$D104]-MOD(1000*[$Times.E$5];[.$D104]);MOD(1000*[$Times.E$5];[.$D104]));MIN([.$D104]-MOD(1000*[$Times.E$6];[.$D104]);MOD(1000*[$Times.E$6];[.$D104]));)" office:value-type="currency" office:currency="ns" office:value="13.7931034482759" calcext:value-type="currency">
            <text:p>14ns</text:p>
          </table:table-cell>
          <table:table-cell table:style-name="ce15" table:formula="of:=MAX(MIN([.$D104]-MOD(1000*[$Times.F$3];[.$D104]);MOD(1000*[$Times.F$3];[.$D104]));MIN([.$D104]-MOD(1000*[$Times.F$4];[.$D104]);MOD(1000*[$Times.F$4];[.$D104]));MIN([.$D104]-MOD(1000*[$Times.F$5];[.$D104]);MOD(1000*[$Times.F$5];[.$D104]));MIN([.$D104]-MOD(1000*[$Times.F$6];[.$D104]);MOD(1000*[$Times.F$6];[.$D104]));)" office:value-type="currency" office:currency="ns" office:value="13.103448275862" calcext:value-type="currency">
            <text:p>13ns</text:p>
          </table:table-cell>
          <table:table-cell table:style-name="ce15" table:formula="of:=MAX(MIN([.$D104]-MOD(1000*[$Times.G$3];[.$D104]);MOD(1000*[$Times.G$3];[.$D104]));MIN([.$D104]-MOD(1000*[$Times.G$4];[.$D104]);MOD(1000*[$Times.G$4];[.$D104]));MIN([.$D104]-MOD(1000*[$Times.G$5];[.$D104]);MOD(1000*[$Times.G$5];[.$D104]));MIN([.$D104]-MOD(1000*[$Times.G$6];[.$D104]);MOD(1000*[$Times.G$6];[.$D104]));)" office:value-type="currency" office:currency="ns" office:value="6.20689655172407" calcext:value-type="currency">
            <text:p>6ns</text:p>
          </table:table-cell>
          <table:table-cell table:style-name="ce15" table:formula="of:=MAX(MIN([.$D104]-MOD(1000*[$Times.H$3];[.$D104]);MOD(1000*[$Times.H$3];[.$D104]));MIN([.$D104]-MOD(1000*[$Times.H$4];[.$D104]);MOD(1000*[$Times.H$4];[.$D104]));MIN([.$D104]-MOD(1000*[$Times.H$5];[.$D104]);MOD(1000*[$Times.H$5];[.$D104]));MIN([.$D104]-MOD(1000*[$Times.H$6];[.$D104]);MOD(1000*[$Times.H$6];[.$D104]));)" office:value-type="currency" office:currency="ns" office:value="13.103448275862" calcext:value-type="currency">
            <text:p>13ns</text:p>
          </table:table-cell>
          <table:table-cell table:style-name="ce15" table:formula="of:=MAX(MIN([.$D104]-MOD(1000*[$Times.I$3];[.$D104]);MOD(1000*[$Times.I$3];[.$D104]));MIN([.$D104]-MOD(1000*[$Times.I$4];[.$D104]);MOD(1000*[$Times.I$4];[.$D104]));MIN([.$D104]-MOD(1000*[$Times.I$5];[.$D104]);MOD(1000*[$Times.I$5];[.$D104]));MIN([.$D104]-MOD(1000*[$Times.I$6];[.$D104]);MOD(1000*[$Times.I$6];[.$D104]));)" office:value-type="currency" office:currency="ns" office:value="13.7931034482758" calcext:value-type="currency">
            <text:p>14ns</text:p>
          </table:table-cell>
          <table:table-cell table:style-name="ce15" table:formula="of:=MAX(MIN([.$D104]-MOD(1000*[$Times.J$3];[.$D104]);MOD(1000*[$Times.J$3];[.$D104]));MIN([.$D104]-MOD(1000*[$Times.J$4];[.$D104]);MOD(1000*[$Times.J$4];[.$D104]));MIN([.$D104]-MOD(1000*[$Times.J$5];[.$D104]);MOD(1000*[$Times.J$5];[.$D104]));MIN([.$D104]-MOD(1000*[$Times.J$6];[.$D104]);MOD(1000*[$Times.J$6];[.$D104]));)" office:value-type="currency" office:currency="ns" office:value="13.103448275862" calcext:value-type="currency">
            <text:p>13ns</text:p>
          </table:table-cell>
          <table:table-cell table:style-name="ce15" table:formula="of:=MAX(MIN([.$D104]-MOD(1000*[$Times.K$3];[.$D104]);MOD(1000*[$Times.K$3];[.$D104]));MIN([.$D104]-MOD(1000*[$Times.K$4];[.$D104]);MOD(1000*[$Times.K$4];[.$D104]));MIN([.$D104]-MOD(1000*[$Times.K$5];[.$D104]);MOD(1000*[$Times.K$5];[.$D104]));MIN([.$D104]-MOD(1000*[$Times.K$6];[.$D104]);MOD(1000*[$Times.K$6];[.$D104]));)" office:value-type="currency" office:currency="ns" office:value="13.7931034482758" calcext:value-type="currency">
            <text:p>14ns</text:p>
          </table:table-cell>
          <table:table-cell table:style-name="ce15" table:formula="of:=MAX(MIN([.$D104]-MOD(1000*[$Times.L$3];[.$D104]);MOD(1000*[$Times.L$3];[.$D104]));MIN([.$D104]-MOD(1000*[$Times.L$4];[.$D104]);MOD(1000*[$Times.L$4];[.$D104]));MIN([.$D104]-MOD(1000*[$Times.L$5];[.$D104]);MOD(1000*[$Times.L$5];[.$D104]));MIN([.$D104]-MOD(1000*[$Times.L$6];[.$D104]);MOD(1000*[$Times.L$6];[.$D104]));)" office:value-type="currency" office:currency="ns" office:value="13.103448275862" calcext:value-type="currency">
            <text:p>13ns</text:p>
          </table:table-cell>
          <table:table-cell table:style-name="ce15" table:formula="of:=MAX(MIN([.$D104]-MOD(1000*[$Times.M$3];[.$D104]);MOD(1000*[$Times.M$3];[.$D104]));MIN([.$D104]-MOD(1000*[$Times.M$4];[.$D104]);MOD(1000*[$Times.M$4];[.$D104]));MIN([.$D104]-MOD(1000*[$Times.M$5];[.$D104]);MOD(1000*[$Times.M$5];[.$D104]));MIN([.$D104]-MOD(1000*[$Times.M$6];[.$D104]);MOD(1000*[$Times.M$6];[.$D104]));)" office:value-type="currency" office:currency="ns" office:value="13.7931034482758" calcext:value-type="currency">
            <text:p>14ns</text:p>
          </table:table-cell>
          <table:table-cell table:style-name="ce15" table:formula="of:=MAX(MIN([.$D104]-MOD(1000*[$Times.N$3];[.$D104]);MOD(1000*[$Times.N$3];[.$D104]));MIN([.$D104]-MOD(1000*[$Times.N$4];[.$D104]);MOD(1000*[$Times.N$4];[.$D104]));MIN([.$D104]-MOD(1000*[$Times.N$5];[.$D104]);MOD(1000*[$Times.N$5];[.$D104]));MIN([.$D104]-MOD(1000*[$Times.N$6];[.$D104]);MOD(1000*[$Times.N$6];[.$D104]));)" office:value-type="currency" office:currency="ns" office:value="13.103448275862" calcext:value-type="currency">
            <text:p>13ns</text:p>
          </table:table-cell>
          <table:table-cell table:style-name="ce15" table:formula="of:=MAX(MIN([.$D104]-MOD(1000*[$Times.O$3];[.$D104]);MOD(1000*[$Times.O$3];[.$D104]));MIN([.$D104]-MOD(1000*[$Times.O$4];[.$D104]);MOD(1000*[$Times.O$4];[.$D104]));MIN([.$D104]-MOD(1000*[$Times.O$5];[.$D104]);MOD(1000*[$Times.O$5];[.$D104]));MIN([.$D104]-MOD(1000*[$Times.O$6];[.$D104]);MOD(1000*[$Times.O$6];[.$D104]));)" office:value-type="currency" office:currency="ns" office:value="0.689655172413779" calcext:value-type="currency">
            <text:p>1ns</text:p>
          </table:table-cell>
          <table:table-cell table:style-name="ce15" table:formula="of:=MAX(MIN([.$D104]-MOD(1000*[$Times.P$3];[.$D104]);MOD(1000*[$Times.P$3];[.$D104]));MIN([.$D104]-MOD(1000*[$Times.P$4];[.$D104]);MOD(1000*[$Times.P$4];[.$D104]));MIN([.$D104]-MOD(1000*[$Times.P$5];[.$D104]);MOD(1000*[$Times.P$5];[.$D104]));MIN([.$D104]-MOD(1000*[$Times.P$6];[.$D104]);MOD(1000*[$Times.P$6];[.$D104]));)" office:value-type="currency" office:currency="ns" office:value="13.103448275862" calcext:value-type="currency">
            <text:p>13ns</text:p>
          </table:table-cell>
          <table:table-cell table:style-name="ce15" table:formula="of:=MAX(MIN([.$D104]-MOD(1000*[$Times.Q$3];[.$D104]);MOD(1000*[$Times.Q$3];[.$D104]));MIN([.$D104]-MOD(1000*[$Times.Q$4];[.$D104]);MOD(1000*[$Times.Q$4];[.$D104]));MIN([.$D104]-MOD(1000*[$Times.Q$5];[.$D104]);MOD(1000*[$Times.Q$5];[.$D104]));MIN([.$D104]-MOD(1000*[$Times.Q$6];[.$D104]);MOD(1000*[$Times.Q$6];[.$D104]));)" office:value-type="currency" office:currency="ns" office:value="13.7931034482758" calcext:value-type="currency">
            <text:p>14ns</text:p>
          </table:table-cell>
          <table:table-cell table:style-name="ce15" table:formula="of:=MAX(MIN([.$D104]-MOD(1000*[$Times.R$3];[.$D104]);MOD(1000*[$Times.R$3];[.$D104]));MIN([.$D104]-MOD(1000*[$Times.R$4];[.$D104]);MOD(1000*[$Times.R$4];[.$D104]));MIN([.$D104]-MOD(1000*[$Times.R$5];[.$D104]);MOD(1000*[$Times.R$5];[.$D104]));MIN([.$D104]-MOD(1000*[$Times.R$6];[.$D104]);MOD(1000*[$Times.R$6];[.$D104]));)" office:value-type="currency" office:currency="ns" office:value="13.103448275862" calcext:value-type="currency">
            <text:p>13ns</text:p>
          </table:table-cell>
          <table:table-cell table:style-name="ce15" table:formula="of:=MAX(MIN([.$D104]-MOD(1000*[$Times.S$3];[.$D104]);MOD(1000*[$Times.S$3];[.$D104]));MIN([.$D104]-MOD(1000*[$Times.S$4];[.$D104]);MOD(1000*[$Times.S$4];[.$D104]));MIN([.$D104]-MOD(1000*[$Times.S$5];[.$D104]);MOD(1000*[$Times.S$5];[.$D104]));MIN([.$D104]-MOD(1000*[$Times.S$6];[.$D104]);MOD(1000*[$Times.S$6];[.$D104]));)" office:value-type="currency" office:currency="ns" office:value="13.7931034482758" calcext:value-type="currency">
            <text:p>14ns</text:p>
          </table:table-cell>
          <table:table-cell table:style-name="ce15" table:formula="of:=MAX(MIN([.$D104]-MOD(1000*[$Times.T$3];[.$D104]);MOD(1000*[$Times.T$3];[.$D104]));MIN([.$D104]-MOD(1000*[$Times.T$4];[.$D104]);MOD(1000*[$Times.T$4];[.$D104]));MIN([.$D104]-MOD(1000*[$Times.T$5];[.$D104]);MOD(1000*[$Times.T$5];[.$D104]));MIN([.$D104]-MOD(1000*[$Times.T$6];[.$D104]);MOD(1000*[$Times.T$6];[.$D104]));)" office:value-type="currency" office:currency="ns" office:value="13.103448275862" calcext:value-type="currency">
            <text:p>13ns</text:p>
          </table:table-cell>
          <table:table-cell table:style-name="ce15" table:formula="of:=MAX(MIN([.$D104]-MOD(1000*[$Times.U$3];[.$D104]);MOD(1000*[$Times.U$3];[.$D104]));MIN([.$D104]-MOD(1000*[$Times.U$4];[.$D104]);MOD(1000*[$Times.U$4];[.$D104]));MIN([.$D104]-MOD(1000*[$Times.U$5];[.$D104]);MOD(1000*[$Times.U$5];[.$D104]));MIN([.$D104]-MOD(1000*[$Times.U$6];[.$D104]);MOD(1000*[$Times.U$6];[.$D104]));)" office:value-type="currency" office:currency="ns" office:value="0.689655172413779" calcext:value-type="currency">
            <text:p>1ns</text:p>
          </table:table-cell>
          <table:table-cell table:style-name="ce15" table:formula="of:=MAX(MIN([.$D104]-MOD(1000*[$Times.V$3];[.$D104]);MOD(1000*[$Times.V$3];[.$D104]));MIN([.$D104]-MOD(1000*[$Times.V$4];[.$D104]);MOD(1000*[$Times.V$4];[.$D104]));MIN([.$D104]-MOD(1000*[$Times.V$5];[.$D104]);MOD(1000*[$Times.V$5];[.$D104]));MIN([.$D104]-MOD(1000*[$Times.V$6];[.$D104]);MOD(1000*[$Times.V$6];[.$D104]));)" office:value-type="currency" office:currency="ns" office:value="13.7931034482758" calcext:value-type="currency">
            <text:p>14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9.25" calcext:value-type="currency">
            <text:p>29,25 MHz</text:p>
          </table:table-cell>
          <table:table-cell table:style-name="ce10" table:formula="of:=160/[.A105]" office:value-type="float" office:value="5.47008547008547" calcext:value-type="float">
            <text:p>5,47</text:p>
          </table:table-cell>
          <table:table-cell table:style-name="ce7" table:formula="of:=ROUND(100*[.B105]) = 100*ROUND([.B105])" office:value-type="boolean" office:boolean-value="false" calcext:value-type="boolean">
            <text:p>FAŁSZ</text:p>
          </table:table-cell>
          <table:table-cell table:style-name="ce13" table:formula="of:=1000/[.A105]" office:value-type="currency" office:currency="ns" office:value="34.1880341880342" calcext:value-type="currency">
            <text:p>34ns</text:p>
          </table:table-cell>
          <table:table-cell table:style-name="ce20" table:formula="of:=([.I105]-MIN([.I$1:.I104]))" office:value-type="float" office:value="17.0940170940171" calcext:value-type="float">
            <text:p>17,09</text:p>
          </table:table-cell>
          <table:table-cell table:style-name="ce20" table:formula="of:=IF([.C105]; ([.I105]-MIN([.I$1:.I104]));&quot;&quot;)">
            <text:p/>
          </table:table-cell>
          <table:table-cell table:style-name="ce20" table:formula="of:=([.J105]-MIN([.J$1:.J104]))" office:value-type="float" office:value="2.80830280830271" calcext:value-type="float">
            <text:p>2,81</text:p>
          </table:table-cell>
          <table:table-cell table:style-name="ce20" table:formula="of:=([.J105]-MIN([.J$1:.J104]))*[.C105]" office:value-type="float" office:value="0" calcext:value-type="float">
            <text:p>0,00</text:p>
          </table:table-cell>
          <table:table-cell table:style-name="ce17" table:formula="of:=COM.MICROSOFT.MAXIFS([.K105:.XDF105];[.K$2:.XDF$2];&quot;&quot;)" office:value-type="currency" office:currency="ns" office:value="17.0940170940171" calcext:value-type="currency">
            <text:p>17ns</text:p>
          </table:table-cell>
          <table:table-cell table:style-name="ce17" table:formula="of:=MAX([.K105:.XFD105])" office:value-type="currency" office:currency="ns" office:value="17.0940170940171" calcext:value-type="currency">
            <text:p>17ns</text:p>
          </table:table-cell>
          <table:table-cell table:style-name="ce15" table:formula="of:=MAX(MIN([.$D105]-MOD(1000*[$Times.C$3];[.$D105]);MOD(1000*[$Times.C$3];[.$D105]));MIN([.$D105]-MOD(1000*[$Times.C$4];[.$D105]);MOD(1000*[$Times.C$4];[.$D105]));MIN([.$D105]-MOD(1000*[$Times.C$5];[.$D105]);MOD(1000*[$Times.C$5];[.$D105]));MIN([.$D105]-MOD(1000*[$Times.C$6];[.$D105]);MOD(1000*[$Times.C$6];[.$D105]));)" office:value-type="currency" office:currency="ns" office:value="17.0940170940171" calcext:value-type="currency">
            <text:p>17ns</text:p>
          </table:table-cell>
          <table:table-cell table:style-name="ce15" table:formula="of:=MAX(MIN([.$D105]-MOD(1000*[$Times.D$3];[.$D105]);MOD(1000*[$Times.D$3];[.$D105]));MIN([.$D105]-MOD(1000*[$Times.D$4];[.$D105]);MOD(1000*[$Times.D$4];[.$D105]));MIN([.$D105]-MOD(1000*[$Times.D$5];[.$D105]);MOD(1000*[$Times.D$5];[.$D105]));MIN([.$D105]-MOD(1000*[$Times.D$6];[.$D105]);MOD(1000*[$Times.D$6];[.$D105]));)" office:value-type="currency" office:currency="ns" office:value="16.2393162393163" calcext:value-type="currency">
            <text:p>16ns</text:p>
          </table:table-cell>
          <table:table-cell table:style-name="ce15" table:formula="of:=MAX(MIN([.$D105]-MOD(1000*[$Times.E$3];[.$D105]);MOD(1000*[$Times.E$3];[.$D105]));MIN([.$D105]-MOD(1000*[$Times.E$4];[.$D105]);MOD(1000*[$Times.E$4];[.$D105]));MIN([.$D105]-MOD(1000*[$Times.E$5];[.$D105]);MOD(1000*[$Times.E$5];[.$D105]));MIN([.$D105]-MOD(1000*[$Times.E$6];[.$D105]);MOD(1000*[$Times.E$6];[.$D105]));)" office:value-type="currency" office:currency="ns" office:value="13.6752136752137" calcext:value-type="currency">
            <text:p>14ns</text:p>
          </table:table-cell>
          <table:table-cell table:style-name="ce15" table:formula="of:=MAX(MIN([.$D105]-MOD(1000*[$Times.F$3];[.$D105]);MOD(1000*[$Times.F$3];[.$D105]));MIN([.$D105]-MOD(1000*[$Times.F$4];[.$D105]);MOD(1000*[$Times.F$4];[.$D105]));MIN([.$D105]-MOD(1000*[$Times.F$5];[.$D105]);MOD(1000*[$Times.F$5];[.$D105]));MIN([.$D105]-MOD(1000*[$Times.F$6];[.$D105]);MOD(1000*[$Times.F$6];[.$D105]));)" office:value-type="currency" office:currency="ns" office:value="14.8717948717949" calcext:value-type="currency">
            <text:p>15ns</text:p>
          </table:table-cell>
          <table:table-cell table:style-name="ce15" table:formula="of:=MAX(MIN([.$D105]-MOD(1000*[$Times.G$3];[.$D105]);MOD(1000*[$Times.G$3];[.$D105]));MIN([.$D105]-MOD(1000*[$Times.G$4];[.$D105]);MOD(1000*[$Times.G$4];[.$D105]));MIN([.$D105]-MOD(1000*[$Times.G$5];[.$D105]);MOD(1000*[$Times.G$5];[.$D105]));MIN([.$D105]-MOD(1000*[$Times.G$6];[.$D105]);MOD(1000*[$Times.G$6];[.$D105]));)" office:value-type="currency" office:currency="ns" office:value="9.74358974358972" calcext:value-type="currency">
            <text:p>10ns</text:p>
          </table:table-cell>
          <table:table-cell table:style-name="ce15" table:formula="of:=MAX(MIN([.$D105]-MOD(1000*[$Times.H$3];[.$D105]);MOD(1000*[$Times.H$3];[.$D105]));MIN([.$D105]-MOD(1000*[$Times.H$4];[.$D105]);MOD(1000*[$Times.H$4];[.$D105]));MIN([.$D105]-MOD(1000*[$Times.H$5];[.$D105]);MOD(1000*[$Times.H$5];[.$D105]));MIN([.$D105]-MOD(1000*[$Times.H$6];[.$D105]);MOD(1000*[$Times.H$6];[.$D105]));)" office:value-type="currency" office:currency="ns" office:value="14.8717948717949" calcext:value-type="currency">
            <text:p>15ns</text:p>
          </table:table-cell>
          <table:table-cell table:style-name="ce15" table:formula="of:=MAX(MIN([.$D105]-MOD(1000*[$Times.I$3];[.$D105]);MOD(1000*[$Times.I$3];[.$D105]));MIN([.$D105]-MOD(1000*[$Times.I$4];[.$D105]);MOD(1000*[$Times.I$4];[.$D105]));MIN([.$D105]-MOD(1000*[$Times.I$5];[.$D105]);MOD(1000*[$Times.I$5];[.$D105]));MIN([.$D105]-MOD(1000*[$Times.I$6];[.$D105]);MOD(1000*[$Times.I$6];[.$D105]));)" office:value-type="currency" office:currency="ns" office:value="9.74358974358972" calcext:value-type="currency">
            <text:p>10ns</text:p>
          </table:table-cell>
          <table:table-cell table:style-name="ce15" table:formula="of:=MAX(MIN([.$D105]-MOD(1000*[$Times.J$3];[.$D105]);MOD(1000*[$Times.J$3];[.$D105]));MIN([.$D105]-MOD(1000*[$Times.J$4];[.$D105]);MOD(1000*[$Times.J$4];[.$D105]));MIN([.$D105]-MOD(1000*[$Times.J$5];[.$D105]);MOD(1000*[$Times.J$5];[.$D105]));MIN([.$D105]-MOD(1000*[$Times.J$6];[.$D105]);MOD(1000*[$Times.J$6];[.$D105]));)" office:value-type="currency" office:currency="ns" office:value="14.8717948717949" calcext:value-type="currency">
            <text:p>15ns</text:p>
          </table:table-cell>
          <table:table-cell table:style-name="ce15" table:formula="of:=MAX(MIN([.$D105]-MOD(1000*[$Times.K$3];[.$D105]);MOD(1000*[$Times.K$3];[.$D105]));MIN([.$D105]-MOD(1000*[$Times.K$4];[.$D105]);MOD(1000*[$Times.K$4];[.$D105]));MIN([.$D105]-MOD(1000*[$Times.K$5];[.$D105]);MOD(1000*[$Times.K$5];[.$D105]));MIN([.$D105]-MOD(1000*[$Times.K$6];[.$D105]);MOD(1000*[$Times.K$6];[.$D105]));)" office:value-type="currency" office:currency="ns" office:value="9.74358974358972" calcext:value-type="currency">
            <text:p>10ns</text:p>
          </table:table-cell>
          <table:table-cell table:style-name="ce15" table:formula="of:=MAX(MIN([.$D105]-MOD(1000*[$Times.L$3];[.$D105]);MOD(1000*[$Times.L$3];[.$D105]));MIN([.$D105]-MOD(1000*[$Times.L$4];[.$D105]);MOD(1000*[$Times.L$4];[.$D105]));MIN([.$D105]-MOD(1000*[$Times.L$5];[.$D105]);MOD(1000*[$Times.L$5];[.$D105]));MIN([.$D105]-MOD(1000*[$Times.L$6];[.$D105]);MOD(1000*[$Times.L$6];[.$D105]));)" office:value-type="currency" office:currency="ns" office:value="14.8717948717949" calcext:value-type="currency">
            <text:p>15ns</text:p>
          </table:table-cell>
          <table:table-cell table:style-name="ce15" table:formula="of:=MAX(MIN([.$D105]-MOD(1000*[$Times.M$3];[.$D105]);MOD(1000*[$Times.M$3];[.$D105]));MIN([.$D105]-MOD(1000*[$Times.M$4];[.$D105]);MOD(1000*[$Times.M$4];[.$D105]));MIN([.$D105]-MOD(1000*[$Times.M$5];[.$D105]);MOD(1000*[$Times.M$5];[.$D105]));MIN([.$D105]-MOD(1000*[$Times.M$6];[.$D105]);MOD(1000*[$Times.M$6];[.$D105]));)" office:value-type="currency" office:currency="ns" office:value="9.74358974358972" calcext:value-type="currency">
            <text:p>10ns</text:p>
          </table:table-cell>
          <table:table-cell table:style-name="ce15" table:formula="of:=MAX(MIN([.$D105]-MOD(1000*[$Times.N$3];[.$D105]);MOD(1000*[$Times.N$3];[.$D105]));MIN([.$D105]-MOD(1000*[$Times.N$4];[.$D105]);MOD(1000*[$Times.N$4];[.$D105]));MIN([.$D105]-MOD(1000*[$Times.N$5];[.$D105]);MOD(1000*[$Times.N$5];[.$D105]));MIN([.$D105]-MOD(1000*[$Times.N$6];[.$D105]);MOD(1000*[$Times.N$6];[.$D105]));)" office:value-type="currency" office:currency="ns" office:value="14.8717948717949" calcext:value-type="currency">
            <text:p>15ns</text:p>
          </table:table-cell>
          <table:table-cell table:style-name="ce15" table:formula="of:=MAX(MIN([.$D105]-MOD(1000*[$Times.O$3];[.$D105]);MOD(1000*[$Times.O$3];[.$D105]));MIN([.$D105]-MOD(1000*[$Times.O$4];[.$D105]);MOD(1000*[$Times.O$4];[.$D105]));MIN([.$D105]-MOD(1000*[$Times.O$5];[.$D105]);MOD(1000*[$Times.O$5];[.$D105]));MIN([.$D105]-MOD(1000*[$Times.O$6];[.$D105]);MOD(1000*[$Times.O$6];[.$D105]));)" office:value-type="currency" office:currency="ns" office:value="8.54700854700855" calcext:value-type="currency">
            <text:p>9ns</text:p>
          </table:table-cell>
          <table:table-cell table:style-name="ce15" table:formula="of:=MAX(MIN([.$D105]-MOD(1000*[$Times.P$3];[.$D105]);MOD(1000*[$Times.P$3];[.$D105]));MIN([.$D105]-MOD(1000*[$Times.P$4];[.$D105]);MOD(1000*[$Times.P$4];[.$D105]));MIN([.$D105]-MOD(1000*[$Times.P$5];[.$D105]);MOD(1000*[$Times.P$5];[.$D105]));MIN([.$D105]-MOD(1000*[$Times.P$6];[.$D105]);MOD(1000*[$Times.P$6];[.$D105]));)" office:value-type="currency" office:currency="ns" office:value="14.8717948717949" calcext:value-type="currency">
            <text:p>15ns</text:p>
          </table:table-cell>
          <table:table-cell table:style-name="ce15" table:formula="of:=MAX(MIN([.$D105]-MOD(1000*[$Times.Q$3];[.$D105]);MOD(1000*[$Times.Q$3];[.$D105]));MIN([.$D105]-MOD(1000*[$Times.Q$4];[.$D105]);MOD(1000*[$Times.Q$4];[.$D105]));MIN([.$D105]-MOD(1000*[$Times.Q$5];[.$D105]);MOD(1000*[$Times.Q$5];[.$D105]));MIN([.$D105]-MOD(1000*[$Times.Q$6];[.$D105]);MOD(1000*[$Times.Q$6];[.$D105]));)" office:value-type="currency" office:currency="ns" office:value="9.74358974358972" calcext:value-type="currency">
            <text:p>10ns</text:p>
          </table:table-cell>
          <table:table-cell table:style-name="ce15" table:formula="of:=MAX(MIN([.$D105]-MOD(1000*[$Times.R$3];[.$D105]);MOD(1000*[$Times.R$3];[.$D105]));MIN([.$D105]-MOD(1000*[$Times.R$4];[.$D105]);MOD(1000*[$Times.R$4];[.$D105]));MIN([.$D105]-MOD(1000*[$Times.R$5];[.$D105]);MOD(1000*[$Times.R$5];[.$D105]));MIN([.$D105]-MOD(1000*[$Times.R$6];[.$D105]);MOD(1000*[$Times.R$6];[.$D105]));)" office:value-type="currency" office:currency="ns" office:value="14.8717948717949" calcext:value-type="currency">
            <text:p>15ns</text:p>
          </table:table-cell>
          <table:table-cell table:style-name="ce15" table:formula="of:=MAX(MIN([.$D105]-MOD(1000*[$Times.S$3];[.$D105]);MOD(1000*[$Times.S$3];[.$D105]));MIN([.$D105]-MOD(1000*[$Times.S$4];[.$D105]);MOD(1000*[$Times.S$4];[.$D105]));MIN([.$D105]-MOD(1000*[$Times.S$5];[.$D105]);MOD(1000*[$Times.S$5];[.$D105]));MIN([.$D105]-MOD(1000*[$Times.S$6];[.$D105]);MOD(1000*[$Times.S$6];[.$D105]));)" office:value-type="currency" office:currency="ns" office:value="9.74358974358972" calcext:value-type="currency">
            <text:p>10ns</text:p>
          </table:table-cell>
          <table:table-cell table:style-name="ce15" table:formula="of:=MAX(MIN([.$D105]-MOD(1000*[$Times.T$3];[.$D105]);MOD(1000*[$Times.T$3];[.$D105]));MIN([.$D105]-MOD(1000*[$Times.T$4];[.$D105]);MOD(1000*[$Times.T$4];[.$D105]));MIN([.$D105]-MOD(1000*[$Times.T$5];[.$D105]);MOD(1000*[$Times.T$5];[.$D105]));MIN([.$D105]-MOD(1000*[$Times.T$6];[.$D105]);MOD(1000*[$Times.T$6];[.$D105]));)" office:value-type="currency" office:currency="ns" office:value="14.8717948717949" calcext:value-type="currency">
            <text:p>15ns</text:p>
          </table:table-cell>
          <table:table-cell table:style-name="ce15" table:formula="of:=MAX(MIN([.$D105]-MOD(1000*[$Times.U$3];[.$D105]);MOD(1000*[$Times.U$3];[.$D105]));MIN([.$D105]-MOD(1000*[$Times.U$4];[.$D105]);MOD(1000*[$Times.U$4];[.$D105]));MIN([.$D105]-MOD(1000*[$Times.U$5];[.$D105]);MOD(1000*[$Times.U$5];[.$D105]));MIN([.$D105]-MOD(1000*[$Times.U$6];[.$D105]);MOD(1000*[$Times.U$6];[.$D105]));)" office:value-type="currency" office:currency="ns" office:value="8.54700854700855" calcext:value-type="currency">
            <text:p>9ns</text:p>
          </table:table-cell>
          <table:table-cell table:style-name="ce15" table:formula="of:=MAX(MIN([.$D105]-MOD(1000*[$Times.V$3];[.$D105]);MOD(1000*[$Times.V$3];[.$D105]));MIN([.$D105]-MOD(1000*[$Times.V$4];[.$D105]);MOD(1000*[$Times.V$4];[.$D105]));MIN([.$D105]-MOD(1000*[$Times.V$5];[.$D105]);MOD(1000*[$Times.V$5];[.$D105]));MIN([.$D105]-MOD(1000*[$Times.V$6];[.$D105]);MOD(1000*[$Times.V$6];[.$D105]));)" office:value-type="currency" office:currency="ns" office:value="15.3846153846154" calcext:value-type="currency">
            <text:p>15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29.64" calcext:value-type="currency">
            <text:p>29,64 MHz</text:p>
          </table:table-cell>
          <table:table-cell table:style-name="ce10" table:formula="of:=160/[.A106]" office:value-type="float" office:value="5.39811066126856" calcext:value-type="float">
            <text:p>5,40</text:p>
          </table:table-cell>
          <table:table-cell table:style-name="ce7" table:formula="of:=ROUND(100*[.B106]) = 100*ROUND([.B106])" office:value-type="boolean" office:boolean-value="false" calcext:value-type="boolean">
            <text:p>FAŁSZ</text:p>
          </table:table-cell>
          <table:table-cell table:style-name="ce13" table:formula="of:=1000/[.A106]" office:value-type="currency" office:currency="ns" office:value="33.7381916329285" calcext:value-type="currency">
            <text:p>34ns</text:p>
          </table:table-cell>
          <table:table-cell table:style-name="ce20" table:formula="of:=([.I106]-MIN([.I$1:.I105]))" office:value-type="float" office:value="15.7894736842107" calcext:value-type="float">
            <text:p>15,79</text:p>
          </table:table-cell>
          <table:table-cell table:style-name="ce20" table:formula="of:=IF([.C106]; ([.I106]-MIN([.I$1:.I105]));&quot;&quot;)">
            <text:p/>
          </table:table-cell>
          <table:table-cell table:style-name="ce20" table:formula="of:=([.J106]-MIN([.J$1:.J105]))" office:value-type="float" office:value="1.88162714478495" calcext:value-type="float">
            <text:p>1,88</text:p>
          </table:table-cell>
          <table:table-cell table:style-name="ce20" table:formula="of:=([.J106]-MIN([.J$1:.J105]))*[.C106]" office:value-type="float" office:value="0" calcext:value-type="float">
            <text:p>0,00</text:p>
          </table:table-cell>
          <table:table-cell table:style-name="ce17" table:formula="of:=COM.MICROSOFT.MAXIFS([.K106:.XDF106];[.K$2:.XDF$2];&quot;&quot;)" office:value-type="currency" office:currency="ns" office:value="15.7894736842107" calcext:value-type="currency">
            <text:p>16ns</text:p>
          </table:table-cell>
          <table:table-cell table:style-name="ce17" table:formula="of:=MAX([.K106:.XFD106])" office:value-type="currency" office:currency="ns" office:value="16.1673414304993" calcext:value-type="currency">
            <text:p>16ns</text:p>
          </table:table-cell>
          <table:table-cell table:style-name="ce15" table:formula="of:=MAX(MIN([.$D106]-MOD(1000*[$Times.C$3];[.$D106]);MOD(1000*[$Times.C$3];[.$D106]));MIN([.$D106]-MOD(1000*[$Times.C$4];[.$D106]);MOD(1000*[$Times.C$4];[.$D106]));MIN([.$D106]-MOD(1000*[$Times.C$5];[.$D106]);MOD(1000*[$Times.C$5];[.$D106]));MIN([.$D106]-MOD(1000*[$Times.C$6];[.$D106]);MOD(1000*[$Times.C$6];[.$D106]));)" office:value-type="currency" office:currency="ns" office:value="15.7894736842107" calcext:value-type="currency">
            <text:p>16ns</text:p>
          </table:table-cell>
          <table:table-cell table:style-name="ce15" table:formula="of:=MAX(MIN([.$D106]-MOD(1000*[$Times.D$3];[.$D106]);MOD(1000*[$Times.D$3];[.$D106]));MIN([.$D106]-MOD(1000*[$Times.D$4];[.$D106]);MOD(1000*[$Times.D$4];[.$D106]));MIN([.$D106]-MOD(1000*[$Times.D$5];[.$D106]);MOD(1000*[$Times.D$5];[.$D106]));MIN([.$D106]-MOD(1000*[$Times.D$6];[.$D106]);MOD(1000*[$Times.D$6];[.$D106]));)" office:value-type="currency" office:currency="ns" office:value="12.6180836707152" calcext:value-type="currency">
            <text:p>13ns</text:p>
          </table:table-cell>
          <table:table-cell table:style-name="ce15" table:formula="of:=MAX(MIN([.$D106]-MOD(1000*[$Times.E$3];[.$D106]);MOD(1000*[$Times.E$3];[.$D106]));MIN([.$D106]-MOD(1000*[$Times.E$4];[.$D106]);MOD(1000*[$Times.E$4];[.$D106]));MIN([.$D106]-MOD(1000*[$Times.E$5];[.$D106]);MOD(1000*[$Times.E$5];[.$D106]));MIN([.$D106]-MOD(1000*[$Times.E$6];[.$D106]);MOD(1000*[$Times.E$6];[.$D106]));)" office:value-type="currency" office:currency="ns" office:value="11.4035087719298" calcext:value-type="currency">
            <text:p>11ns</text:p>
          </table:table-cell>
          <table:table-cell table:style-name="ce15" table:formula="of:=MAX(MIN([.$D106]-MOD(1000*[$Times.F$3];[.$D106]);MOD(1000*[$Times.F$3];[.$D106]));MIN([.$D106]-MOD(1000*[$Times.F$4];[.$D106]);MOD(1000*[$Times.F$4];[.$D106]));MIN([.$D106]-MOD(1000*[$Times.F$5];[.$D106]);MOD(1000*[$Times.F$5];[.$D106]));MIN([.$D106]-MOD(1000*[$Times.F$6];[.$D106]);MOD(1000*[$Times.F$6];[.$D106]));)" office:value-type="currency" office:currency="ns" office:value="16.1673414304993" calcext:value-type="currency">
            <text:p>16ns</text:p>
          </table:table-cell>
          <table:table-cell table:style-name="ce15" table:formula="of:=MAX(MIN([.$D106]-MOD(1000*[$Times.G$3];[.$D106]);MOD(1000*[$Times.G$3];[.$D106]));MIN([.$D106]-MOD(1000*[$Times.G$4];[.$D106]);MOD(1000*[$Times.G$4];[.$D106]));MIN([.$D106]-MOD(1000*[$Times.G$5];[.$D106]);MOD(1000*[$Times.G$5];[.$D106]));MIN([.$D106]-MOD(1000*[$Times.G$6];[.$D106]);MOD(1000*[$Times.G$6];[.$D106]));)" office:value-type="currency" office:currency="ns" office:value="15.1417004048583" calcext:value-type="currency">
            <text:p>15ns</text:p>
          </table:table-cell>
          <table:table-cell table:style-name="ce15" table:formula="of:=MAX(MIN([.$D106]-MOD(1000*[$Times.H$3];[.$D106]);MOD(1000*[$Times.H$3];[.$D106]));MIN([.$D106]-MOD(1000*[$Times.H$4];[.$D106]);MOD(1000*[$Times.H$4];[.$D106]));MIN([.$D106]-MOD(1000*[$Times.H$5];[.$D106]);MOD(1000*[$Times.H$5];[.$D106]));MIN([.$D106]-MOD(1000*[$Times.H$6];[.$D106]);MOD(1000*[$Times.H$6];[.$D106]));)" office:value-type="currency" office:currency="ns" office:value="16.1673414304993" calcext:value-type="currency">
            <text:p>16ns</text:p>
          </table:table-cell>
          <table:table-cell table:style-name="ce15" table:formula="of:=MAX(MIN([.$D106]-MOD(1000*[$Times.I$3];[.$D106]);MOD(1000*[$Times.I$3];[.$D106]));MIN([.$D106]-MOD(1000*[$Times.I$4];[.$D106]);MOD(1000*[$Times.I$4];[.$D106]));MIN([.$D106]-MOD(1000*[$Times.I$5];[.$D106]);MOD(1000*[$Times.I$5];[.$D106]));MIN([.$D106]-MOD(1000*[$Times.I$6];[.$D106]);MOD(1000*[$Times.I$6];[.$D106]));)" office:value-type="currency" office:currency="ns" office:value="15.1417004048583" calcext:value-type="currency">
            <text:p>15ns</text:p>
          </table:table-cell>
          <table:table-cell table:style-name="ce15" table:formula="of:=MAX(MIN([.$D106]-MOD(1000*[$Times.J$3];[.$D106]);MOD(1000*[$Times.J$3];[.$D106]));MIN([.$D106]-MOD(1000*[$Times.J$4];[.$D106]);MOD(1000*[$Times.J$4];[.$D106]));MIN([.$D106]-MOD(1000*[$Times.J$5];[.$D106]);MOD(1000*[$Times.J$5];[.$D106]));MIN([.$D106]-MOD(1000*[$Times.J$6];[.$D106]);MOD(1000*[$Times.J$6];[.$D106]));)" office:value-type="currency" office:currency="ns" office:value="16.1673414304993" calcext:value-type="currency">
            <text:p>16ns</text:p>
          </table:table-cell>
          <table:table-cell table:style-name="ce15" table:formula="of:=MAX(MIN([.$D106]-MOD(1000*[$Times.K$3];[.$D106]);MOD(1000*[$Times.K$3];[.$D106]));MIN([.$D106]-MOD(1000*[$Times.K$4];[.$D106]);MOD(1000*[$Times.K$4];[.$D106]));MIN([.$D106]-MOD(1000*[$Times.K$5];[.$D106]);MOD(1000*[$Times.K$5];[.$D106]));MIN([.$D106]-MOD(1000*[$Times.K$6];[.$D106]);MOD(1000*[$Times.K$6];[.$D106]));)" office:value-type="currency" office:currency="ns" office:value="15.1417004048583" calcext:value-type="currency">
            <text:p>15ns</text:p>
          </table:table-cell>
          <table:table-cell table:style-name="ce15" table:formula="of:=MAX(MIN([.$D106]-MOD(1000*[$Times.L$3];[.$D106]);MOD(1000*[$Times.L$3];[.$D106]));MIN([.$D106]-MOD(1000*[$Times.L$4];[.$D106]);MOD(1000*[$Times.L$4];[.$D106]));MIN([.$D106]-MOD(1000*[$Times.L$5];[.$D106]);MOD(1000*[$Times.L$5];[.$D106]));MIN([.$D106]-MOD(1000*[$Times.L$6];[.$D106]);MOD(1000*[$Times.L$6];[.$D106]));)" office:value-type="currency" office:currency="ns" office:value="16.1673414304993" calcext:value-type="currency">
            <text:p>16ns</text:p>
          </table:table-cell>
          <table:table-cell table:style-name="ce15" table:formula="of:=MAX(MIN([.$D106]-MOD(1000*[$Times.M$3];[.$D106]);MOD(1000*[$Times.M$3];[.$D106]));MIN([.$D106]-MOD(1000*[$Times.M$4];[.$D106]);MOD(1000*[$Times.M$4];[.$D106]));MIN([.$D106]-MOD(1000*[$Times.M$5];[.$D106]);MOD(1000*[$Times.M$5];[.$D106]));MIN([.$D106]-MOD(1000*[$Times.M$6];[.$D106]);MOD(1000*[$Times.M$6];[.$D106]));)" office:value-type="currency" office:currency="ns" office:value="15.1417004048583" calcext:value-type="currency">
            <text:p>15ns</text:p>
          </table:table-cell>
          <table:table-cell table:style-name="ce15" table:formula="of:=MAX(MIN([.$D106]-MOD(1000*[$Times.N$3];[.$D106]);MOD(1000*[$Times.N$3];[.$D106]));MIN([.$D106]-MOD(1000*[$Times.N$4];[.$D106]);MOD(1000*[$Times.N$4];[.$D106]));MIN([.$D106]-MOD(1000*[$Times.N$5];[.$D106]);MOD(1000*[$Times.N$5];[.$D106]));MIN([.$D106]-MOD(1000*[$Times.N$6];[.$D106]);MOD(1000*[$Times.N$6];[.$D106]));)" office:value-type="currency" office:currency="ns" office:value="16.1673414304993" calcext:value-type="currency">
            <text:p>16ns</text:p>
          </table:table-cell>
          <table:table-cell table:style-name="ce15" table:formula="of:=MAX(MIN([.$D106]-MOD(1000*[$Times.O$3];[.$D106]);MOD(1000*[$Times.O$3];[.$D106]));MIN([.$D106]-MOD(1000*[$Times.O$4];[.$D106]);MOD(1000*[$Times.O$4];[.$D106]));MIN([.$D106]-MOD(1000*[$Times.O$5];[.$D106]);MOD(1000*[$Times.O$5];[.$D106]));MIN([.$D106]-MOD(1000*[$Times.O$6];[.$D106]);MOD(1000*[$Times.O$6];[.$D106]));)" office:value-type="currency" office:currency="ns" office:value="12.1457489878542" calcext:value-type="currency">
            <text:p>12ns</text:p>
          </table:table-cell>
          <table:table-cell table:style-name="ce15" table:formula="of:=MAX(MIN([.$D106]-MOD(1000*[$Times.P$3];[.$D106]);MOD(1000*[$Times.P$3];[.$D106]));MIN([.$D106]-MOD(1000*[$Times.P$4];[.$D106]);MOD(1000*[$Times.P$4];[.$D106]));MIN([.$D106]-MOD(1000*[$Times.P$5];[.$D106]);MOD(1000*[$Times.P$5];[.$D106]));MIN([.$D106]-MOD(1000*[$Times.P$6];[.$D106]);MOD(1000*[$Times.P$6];[.$D106]));)" office:value-type="currency" office:currency="ns" office:value="16.1673414304993" calcext:value-type="currency">
            <text:p>16ns</text:p>
          </table:table-cell>
          <table:table-cell table:style-name="ce15" table:formula="of:=MAX(MIN([.$D106]-MOD(1000*[$Times.Q$3];[.$D106]);MOD(1000*[$Times.Q$3];[.$D106]));MIN([.$D106]-MOD(1000*[$Times.Q$4];[.$D106]);MOD(1000*[$Times.Q$4];[.$D106]));MIN([.$D106]-MOD(1000*[$Times.Q$5];[.$D106]);MOD(1000*[$Times.Q$5];[.$D106]));MIN([.$D106]-MOD(1000*[$Times.Q$6];[.$D106]);MOD(1000*[$Times.Q$6];[.$D106]));)" office:value-type="currency" office:currency="ns" office:value="15.1417004048583" calcext:value-type="currency">
            <text:p>15ns</text:p>
          </table:table-cell>
          <table:table-cell table:style-name="ce15" table:formula="of:=MAX(MIN([.$D106]-MOD(1000*[$Times.R$3];[.$D106]);MOD(1000*[$Times.R$3];[.$D106]));MIN([.$D106]-MOD(1000*[$Times.R$4];[.$D106]);MOD(1000*[$Times.R$4];[.$D106]));MIN([.$D106]-MOD(1000*[$Times.R$5];[.$D106]);MOD(1000*[$Times.R$5];[.$D106]));MIN([.$D106]-MOD(1000*[$Times.R$6];[.$D106]);MOD(1000*[$Times.R$6];[.$D106]));)" office:value-type="currency" office:currency="ns" office:value="16.1673414304993" calcext:value-type="currency">
            <text:p>16ns</text:p>
          </table:table-cell>
          <table:table-cell table:style-name="ce15" table:formula="of:=MAX(MIN([.$D106]-MOD(1000*[$Times.S$3];[.$D106]);MOD(1000*[$Times.S$3];[.$D106]));MIN([.$D106]-MOD(1000*[$Times.S$4];[.$D106]);MOD(1000*[$Times.S$4];[.$D106]));MIN([.$D106]-MOD(1000*[$Times.S$5];[.$D106]);MOD(1000*[$Times.S$5];[.$D106]));MIN([.$D106]-MOD(1000*[$Times.S$6];[.$D106]);MOD(1000*[$Times.S$6];[.$D106]));)" office:value-type="currency" office:currency="ns" office:value="15.1417004048583" calcext:value-type="currency">
            <text:p>15ns</text:p>
          </table:table-cell>
          <table:table-cell table:style-name="ce15" table:formula="of:=MAX(MIN([.$D106]-MOD(1000*[$Times.T$3];[.$D106]);MOD(1000*[$Times.T$3];[.$D106]));MIN([.$D106]-MOD(1000*[$Times.T$4];[.$D106]);MOD(1000*[$Times.T$4];[.$D106]));MIN([.$D106]-MOD(1000*[$Times.T$5];[.$D106]);MOD(1000*[$Times.T$5];[.$D106]));MIN([.$D106]-MOD(1000*[$Times.T$6];[.$D106]);MOD(1000*[$Times.T$6];[.$D106]));)" office:value-type="currency" office:currency="ns" office:value="16.1673414304993" calcext:value-type="currency">
            <text:p>16ns</text:p>
          </table:table-cell>
          <table:table-cell table:style-name="ce15" table:formula="of:=MAX(MIN([.$D106]-MOD(1000*[$Times.U$3];[.$D106]);MOD(1000*[$Times.U$3];[.$D106]));MIN([.$D106]-MOD(1000*[$Times.U$4];[.$D106]);MOD(1000*[$Times.U$4];[.$D106]));MIN([.$D106]-MOD(1000*[$Times.U$5];[.$D106]);MOD(1000*[$Times.U$5];[.$D106]));MIN([.$D106]-MOD(1000*[$Times.U$6];[.$D106]);MOD(1000*[$Times.U$6];[.$D106]));)" office:value-type="currency" office:currency="ns" office:value="12.1457489878542" calcext:value-type="currency">
            <text:p>12ns</text:p>
          </table:table-cell>
          <table:table-cell table:style-name="ce15" table:formula="of:=MAX(MIN([.$D106]-MOD(1000*[$Times.V$3];[.$D106]);MOD(1000*[$Times.V$3];[.$D106]));MIN([.$D106]-MOD(1000*[$Times.V$4];[.$D106]);MOD(1000*[$Times.V$4];[.$D106]));MIN([.$D106]-MOD(1000*[$Times.V$5];[.$D106]);MOD(1000*[$Times.V$5];[.$D106]));MIN([.$D106]-MOD(1000*[$Times.V$6];[.$D106]);MOD(1000*[$Times.V$6];[.$D106]));)" office:value-type="currency" office:currency="ns" office:value="10.9311740890689" calcext:value-type="currency">
            <text:p>11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0" calcext:value-type="currency">
            <text:p>30,00 MHz</text:p>
          </table:table-cell>
          <table:table-cell table:style-name="ce10" table:formula="of:=160/[.A107]" office:value-type="float" office:value="5.33333333333333" calcext:value-type="float">
            <text:p>5,33</text:p>
          </table:table-cell>
          <table:table-cell table:style-name="ce7" table:formula="of:=ROUND(100*[.B107]) = 100*ROUND([.B107])" office:value-type="boolean" office:boolean-value="false" calcext:value-type="boolean">
            <text:p>FAŁSZ</text:p>
          </table:table-cell>
          <table:table-cell table:style-name="ce13" table:formula="of:=1000/[.A107]" office:value-type="currency" office:currency="ns" office:value="33.3333333333333" calcext:value-type="currency">
            <text:p>33ns</text:p>
          </table:table-cell>
          <table:table-cell table:style-name="ce20" table:formula="of:=([.I107]-MIN([.I$1:.I106]))" office:value-type="float" office:value="16.6666666666666" calcext:value-type="float">
            <text:p>16,67</text:p>
          </table:table-cell>
          <table:table-cell table:style-name="ce20" table:formula="of:=IF([.C107]; ([.I107]-MIN([.I$1:.I106]));&quot;&quot;)">
            <text:p/>
          </table:table-cell>
          <table:table-cell table:style-name="ce20" table:formula="of:=([.J107]-MIN([.J$1:.J106]))" office:value-type="float" office:value="2.38095238095224" calcext:value-type="float">
            <text:p>2,38</text:p>
          </table:table-cell>
          <table:table-cell table:style-name="ce20" table:formula="of:=([.J107]-MIN([.J$1:.J106]))*[.C107]" office:value-type="float" office:value="0" calcext:value-type="float">
            <text:p>0,00</text:p>
          </table:table-cell>
          <table:table-cell table:style-name="ce17" table:formula="of:=COM.MICROSOFT.MAXIFS([.K107:.XDF107];[.K$2:.XDF$2];&quot;&quot;)" office:value-type="currency" office:currency="ns" office:value="16.6666666666666" calcext:value-type="currency">
            <text:p>17ns</text:p>
          </table:table-cell>
          <table:table-cell table:style-name="ce17" table:formula="of:=MAX([.K107:.XFD107])" office:value-type="currency" office:currency="ns" office:value="16.6666666666666" calcext:value-type="currency">
            <text:p>17ns</text:p>
          </table:table-cell>
          <table:table-cell table:style-name="ce15" table:formula="of:=MAX(MIN([.$D107]-MOD(1000*[$Times.C$3];[.$D107]);MOD(1000*[$Times.C$3];[.$D107]));MIN([.$D107]-MOD(1000*[$Times.C$4];[.$D107]);MOD(1000*[$Times.C$4];[.$D107]));MIN([.$D107]-MOD(1000*[$Times.C$5];[.$D107]);MOD(1000*[$Times.C$5];[.$D107]));MIN([.$D107]-MOD(1000*[$Times.C$6];[.$D107]);MOD(1000*[$Times.C$6];[.$D107]));)" office:value-type="currency" office:currency="ns" office:value="0" calcext:value-type="currency">
            <text:p>0ns</text:p>
          </table:table-cell>
          <table:table-cell table:style-name="ce15" table:formula="of:=MAX(MIN([.$D107]-MOD(1000*[$Times.D$3];[.$D107]);MOD(1000*[$Times.D$3];[.$D107]));MIN([.$D107]-MOD(1000*[$Times.D$4];[.$D107]);MOD(1000*[$Times.D$4];[.$D107]));MIN([.$D107]-MOD(1000*[$Times.D$5];[.$D107]);MOD(1000*[$Times.D$5];[.$D107]));MIN([.$D107]-MOD(1000*[$Times.D$6];[.$D107]);MOD(1000*[$Times.D$6];[.$D107]));)" office:value-type="currency" office:currency="ns" office:value="16.6666666666666" calcext:value-type="currency">
            <text:p>17ns</text:p>
          </table:table-cell>
          <table:table-cell table:style-name="ce15" table:formula="of:=MAX(MIN([.$D107]-MOD(1000*[$Times.E$3];[.$D107]);MOD(1000*[$Times.E$3];[.$D107]));MIN([.$D107]-MOD(1000*[$Times.E$4];[.$D107]);MOD(1000*[$Times.E$4];[.$D107]));MIN([.$D107]-MOD(1000*[$Times.E$5];[.$D107]);MOD(1000*[$Times.E$5];[.$D107]));MIN([.$D107]-MOD(1000*[$Times.E$6];[.$D107]);MOD(1000*[$Times.E$6];[.$D107]));)" office:value-type="currency" office:currency="ns" office:value="16.6666666666666" calcext:value-type="currency">
            <text:p>17ns</text:p>
          </table:table-cell>
          <table:table-cell table:style-name="ce15" table:formula="of:=MAX(MIN([.$D107]-MOD(1000*[$Times.F$3];[.$D107]);MOD(1000*[$Times.F$3];[.$D107]));MIN([.$D107]-MOD(1000*[$Times.F$4];[.$D107]);MOD(1000*[$Times.F$4];[.$D107]));MIN([.$D107]-MOD(1000*[$Times.F$5];[.$D107]);MOD(1000*[$Times.F$5];[.$D107]));MIN([.$D107]-MOD(1000*[$Times.F$6];[.$D107]);MOD(1000*[$Times.F$6];[.$D107]));)" office:value-type="currency" office:currency="ns" office:value="13.3333333333333" calcext:value-type="currency">
            <text:p>13ns</text:p>
          </table:table-cell>
          <table:table-cell table:style-name="ce15" table:formula="of:=MAX(MIN([.$D107]-MOD(1000*[$Times.G$3];[.$D107]);MOD(1000*[$Times.G$3];[.$D107]));MIN([.$D107]-MOD(1000*[$Times.G$4];[.$D107]);MOD(1000*[$Times.G$4];[.$D107]));MIN([.$D107]-MOD(1000*[$Times.G$5];[.$D107]);MOD(1000*[$Times.G$5];[.$D107]));MIN([.$D107]-MOD(1000*[$Times.G$6];[.$D107]);MOD(1000*[$Times.G$6];[.$D107]));)" office:value-type="currency" office:currency="ns" office:value="13.3333333333333" calcext:value-type="currency">
            <text:p>13ns</text:p>
          </table:table-cell>
          <table:table-cell table:style-name="ce15" table:formula="of:=MAX(MIN([.$D107]-MOD(1000*[$Times.H$3];[.$D107]);MOD(1000*[$Times.H$3];[.$D107]));MIN([.$D107]-MOD(1000*[$Times.H$4];[.$D107]);MOD(1000*[$Times.H$4];[.$D107]));MIN([.$D107]-MOD(1000*[$Times.H$5];[.$D107]);MOD(1000*[$Times.H$5];[.$D107]));MIN([.$D107]-MOD(1000*[$Times.H$6];[.$D107]);MOD(1000*[$Times.H$6];[.$D107]));)" office:value-type="currency" office:currency="ns" office:value="16.6666666666666" calcext:value-type="currency">
            <text:p>17ns</text:p>
          </table:table-cell>
          <table:table-cell table:style-name="ce15" table:formula="of:=MAX(MIN([.$D107]-MOD(1000*[$Times.I$3];[.$D107]);MOD(1000*[$Times.I$3];[.$D107]));MIN([.$D107]-MOD(1000*[$Times.I$4];[.$D107]);MOD(1000*[$Times.I$4];[.$D107]));MIN([.$D107]-MOD(1000*[$Times.I$5];[.$D107]);MOD(1000*[$Times.I$5];[.$D107]));MIN([.$D107]-MOD(1000*[$Times.I$6];[.$D107]);MOD(1000*[$Times.I$6];[.$D107]));)" office:value-type="currency" office:currency="ns" office:value="13.3333333333333" calcext:value-type="currency">
            <text:p>13ns</text:p>
          </table:table-cell>
          <table:table-cell table:style-name="ce15" table:formula="of:=MAX(MIN([.$D107]-MOD(1000*[$Times.J$3];[.$D107]);MOD(1000*[$Times.J$3];[.$D107]));MIN([.$D107]-MOD(1000*[$Times.J$4];[.$D107]);MOD(1000*[$Times.J$4];[.$D107]));MIN([.$D107]-MOD(1000*[$Times.J$5];[.$D107]);MOD(1000*[$Times.J$5];[.$D107]));MIN([.$D107]-MOD(1000*[$Times.J$6];[.$D107]);MOD(1000*[$Times.J$6];[.$D107]));)" office:value-type="currency" office:currency="ns" office:value="16.6666666666666" calcext:value-type="currency">
            <text:p>17ns</text:p>
          </table:table-cell>
          <table:table-cell table:style-name="ce15" table:formula="of:=MAX(MIN([.$D107]-MOD(1000*[$Times.K$3];[.$D107]);MOD(1000*[$Times.K$3];[.$D107]));MIN([.$D107]-MOD(1000*[$Times.K$4];[.$D107]);MOD(1000*[$Times.K$4];[.$D107]));MIN([.$D107]-MOD(1000*[$Times.K$5];[.$D107]);MOD(1000*[$Times.K$5];[.$D107]));MIN([.$D107]-MOD(1000*[$Times.K$6];[.$D107]);MOD(1000*[$Times.K$6];[.$D107]));)" office:value-type="currency" office:currency="ns" office:value="13.3333333333333" calcext:value-type="currency">
            <text:p>13ns</text:p>
          </table:table-cell>
          <table:table-cell table:style-name="ce15" table:formula="of:=MAX(MIN([.$D107]-MOD(1000*[$Times.L$3];[.$D107]);MOD(1000*[$Times.L$3];[.$D107]));MIN([.$D107]-MOD(1000*[$Times.L$4];[.$D107]);MOD(1000*[$Times.L$4];[.$D107]));MIN([.$D107]-MOD(1000*[$Times.L$5];[.$D107]);MOD(1000*[$Times.L$5];[.$D107]));MIN([.$D107]-MOD(1000*[$Times.L$6];[.$D107]);MOD(1000*[$Times.L$6];[.$D107]));)" office:value-type="currency" office:currency="ns" office:value="13.3333333333333" calcext:value-type="currency">
            <text:p>13ns</text:p>
          </table:table-cell>
          <table:table-cell table:style-name="ce15" table:formula="of:=MAX(MIN([.$D107]-MOD(1000*[$Times.M$3];[.$D107]);MOD(1000*[$Times.M$3];[.$D107]));MIN([.$D107]-MOD(1000*[$Times.M$4];[.$D107]);MOD(1000*[$Times.M$4];[.$D107]));MIN([.$D107]-MOD(1000*[$Times.M$5];[.$D107]);MOD(1000*[$Times.M$5];[.$D107]));MIN([.$D107]-MOD(1000*[$Times.M$6];[.$D107]);MOD(1000*[$Times.M$6];[.$D107]));)" office:value-type="currency" office:currency="ns" office:value="13.3333333333333" calcext:value-type="currency">
            <text:p>13ns</text:p>
          </table:table-cell>
          <table:table-cell table:style-name="ce15" table:formula="of:=MAX(MIN([.$D107]-MOD(1000*[$Times.N$3];[.$D107]);MOD(1000*[$Times.N$3];[.$D107]));MIN([.$D107]-MOD(1000*[$Times.N$4];[.$D107]);MOD(1000*[$Times.N$4];[.$D107]));MIN([.$D107]-MOD(1000*[$Times.N$5];[.$D107]);MOD(1000*[$Times.N$5];[.$D107]));MIN([.$D107]-MOD(1000*[$Times.N$6];[.$D107]);MOD(1000*[$Times.N$6];[.$D107]));)" office:value-type="currency" office:currency="ns" office:value="13.3333333333333" calcext:value-type="currency">
            <text:p>13ns</text:p>
          </table:table-cell>
          <table:table-cell table:style-name="ce15" table:formula="of:=MAX(MIN([.$D107]-MOD(1000*[$Times.O$3];[.$D107]);MOD(1000*[$Times.O$3];[.$D107]));MIN([.$D107]-MOD(1000*[$Times.O$4];[.$D107]);MOD(1000*[$Times.O$4];[.$D107]));MIN([.$D107]-MOD(1000*[$Times.O$5];[.$D107]);MOD(1000*[$Times.O$5];[.$D107]));MIN([.$D107]-MOD(1000*[$Times.O$6];[.$D107]);MOD(1000*[$Times.O$6];[.$D107]));)" office:value-type="currency" office:currency="ns" office:value="13.3333333333333" calcext:value-type="currency">
            <text:p>13ns</text:p>
          </table:table-cell>
          <table:table-cell table:style-name="ce15" table:formula="of:=MAX(MIN([.$D107]-MOD(1000*[$Times.P$3];[.$D107]);MOD(1000*[$Times.P$3];[.$D107]));MIN([.$D107]-MOD(1000*[$Times.P$4];[.$D107]);MOD(1000*[$Times.P$4];[.$D107]));MIN([.$D107]-MOD(1000*[$Times.P$5];[.$D107]);MOD(1000*[$Times.P$5];[.$D107]));MIN([.$D107]-MOD(1000*[$Times.P$6];[.$D107]);MOD(1000*[$Times.P$6];[.$D107]));)" office:value-type="currency" office:currency="ns" office:value="13.3333333333333" calcext:value-type="currency">
            <text:p>13ns</text:p>
          </table:table-cell>
          <table:table-cell table:style-name="ce15" table:formula="of:=MAX(MIN([.$D107]-MOD(1000*[$Times.Q$3];[.$D107]);MOD(1000*[$Times.Q$3];[.$D107]));MIN([.$D107]-MOD(1000*[$Times.Q$4];[.$D107]);MOD(1000*[$Times.Q$4];[.$D107]));MIN([.$D107]-MOD(1000*[$Times.Q$5];[.$D107]);MOD(1000*[$Times.Q$5];[.$D107]));MIN([.$D107]-MOD(1000*[$Times.Q$6];[.$D107]);MOD(1000*[$Times.Q$6];[.$D107]));)" office:value-type="currency" office:currency="ns" office:value="13.3333333333333" calcext:value-type="currency">
            <text:p>13ns</text:p>
          </table:table-cell>
          <table:table-cell table:style-name="ce15" table:formula="of:=MAX(MIN([.$D107]-MOD(1000*[$Times.R$3];[.$D107]);MOD(1000*[$Times.R$3];[.$D107]));MIN([.$D107]-MOD(1000*[$Times.R$4];[.$D107]);MOD(1000*[$Times.R$4];[.$D107]));MIN([.$D107]-MOD(1000*[$Times.R$5];[.$D107]);MOD(1000*[$Times.R$5];[.$D107]));MIN([.$D107]-MOD(1000*[$Times.R$6];[.$D107]);MOD(1000*[$Times.R$6];[.$D107]));)" office:value-type="currency" office:currency="ns" office:value="13.3333333333333" calcext:value-type="currency">
            <text:p>13ns</text:p>
          </table:table-cell>
          <table:table-cell table:style-name="ce15" table:formula="of:=MAX(MIN([.$D107]-MOD(1000*[$Times.S$3];[.$D107]);MOD(1000*[$Times.S$3];[.$D107]));MIN([.$D107]-MOD(1000*[$Times.S$4];[.$D107]);MOD(1000*[$Times.S$4];[.$D107]));MIN([.$D107]-MOD(1000*[$Times.S$5];[.$D107]);MOD(1000*[$Times.S$5];[.$D107]));MIN([.$D107]-MOD(1000*[$Times.S$6];[.$D107]);MOD(1000*[$Times.S$6];[.$D107]));)" office:value-type="currency" office:currency="ns" office:value="13.3333333333333" calcext:value-type="currency">
            <text:p>13ns</text:p>
          </table:table-cell>
          <table:table-cell table:style-name="ce15" table:formula="of:=MAX(MIN([.$D107]-MOD(1000*[$Times.T$3];[.$D107]);MOD(1000*[$Times.T$3];[.$D107]));MIN([.$D107]-MOD(1000*[$Times.T$4];[.$D107]);MOD(1000*[$Times.T$4];[.$D107]));MIN([.$D107]-MOD(1000*[$Times.T$5];[.$D107]);MOD(1000*[$Times.T$5];[.$D107]));MIN([.$D107]-MOD(1000*[$Times.T$6];[.$D107]);MOD(1000*[$Times.T$6];[.$D107]));)" office:value-type="currency" office:currency="ns" office:value="13.3333333333333" calcext:value-type="currency">
            <text:p>13ns</text:p>
          </table:table-cell>
          <table:table-cell table:style-name="ce15" table:formula="of:=MAX(MIN([.$D107]-MOD(1000*[$Times.U$3];[.$D107]);MOD(1000*[$Times.U$3];[.$D107]));MIN([.$D107]-MOD(1000*[$Times.U$4];[.$D107]);MOD(1000*[$Times.U$4];[.$D107]));MIN([.$D107]-MOD(1000*[$Times.U$5];[.$D107]);MOD(1000*[$Times.U$5];[.$D107]));MIN([.$D107]-MOD(1000*[$Times.U$6];[.$D107]);MOD(1000*[$Times.U$6];[.$D107]));)" office:value-type="currency" office:currency="ns" office:value="13.3333333333333" calcext:value-type="currency">
            <text:p>13ns</text:p>
          </table:table-cell>
          <table:table-cell table:style-name="ce15" table:formula="of:=MAX(MIN([.$D107]-MOD(1000*[$Times.V$3];[.$D107]);MOD(1000*[$Times.V$3];[.$D107]));MIN([.$D107]-MOD(1000*[$Times.V$4];[.$D107]);MOD(1000*[$Times.V$4];[.$D107]));MIN([.$D107]-MOD(1000*[$Times.V$5];[.$D107]);MOD(1000*[$Times.V$5];[.$D107]));MIN([.$D107]-MOD(1000*[$Times.V$6];[.$D107]);MOD(1000*[$Times.V$6];[.$D107]));)" office:value-type="currency" office:currency="ns" office:value="0" calcext:value-type="currency">
            <text:p>0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0.02" calcext:value-type="currency">
            <text:p>30,02 MHz</text:p>
          </table:table-cell>
          <table:table-cell table:style-name="ce10" table:formula="of:=160/[.A108]" office:value-type="float" office:value="5.32978014656895" calcext:value-type="float">
            <text:p>5,33</text:p>
          </table:table-cell>
          <table:table-cell table:style-name="ce7" table:formula="of:=ROUND(100*[.B108]) = 100*ROUND([.B108])" office:value-type="boolean" office:boolean-value="false" calcext:value-type="boolean">
            <text:p>FAŁSZ</text:p>
          </table:table-cell>
          <table:table-cell table:style-name="ce13" table:formula="of:=1000/[.A108]" office:value-type="currency" office:currency="ns" office:value="33.311125916056" calcext:value-type="currency">
            <text:p>33ns</text:p>
          </table:table-cell>
          <table:table-cell table:style-name="ce20" table:formula="of:=([.I108]-MIN([.I$1:.I107]))" office:value-type="float" office:value="16.4223850766156" calcext:value-type="float">
            <text:p>16,42</text:p>
          </table:table-cell>
          <table:table-cell table:style-name="ce20" table:formula="of:=IF([.C108]; ([.I108]-MIN([.I$1:.I107]));&quot;&quot;)">
            <text:p/>
          </table:table-cell>
          <table:table-cell table:style-name="ce20" table:formula="of:=([.J108]-MIN([.J$1:.J107]))" office:value-type="float" office:value="2.13667079090124" calcext:value-type="float">
            <text:p>2,14</text:p>
          </table:table-cell>
          <table:table-cell table:style-name="ce20" table:formula="of:=([.J108]-MIN([.J$1:.J107]))*[.C108]" office:value-type="float" office:value="0" calcext:value-type="float">
            <text:p>0,00</text:p>
          </table:table-cell>
          <table:table-cell table:style-name="ce17" table:formula="of:=COM.MICROSOFT.MAXIFS([.K108:.XDF108];[.K$2:.XDF$2];&quot;&quot;)" office:value-type="currency" office:currency="ns" office:value="16.4223850766156" calcext:value-type="currency">
            <text:p>16ns</text:p>
          </table:table-cell>
          <table:table-cell table:style-name="ce17" table:formula="of:=MAX([.K108:.XFD108])" office:value-type="currency" office:currency="ns" office:value="16.4223850766156" calcext:value-type="currency">
            <text:p>16ns</text:p>
          </table:table-cell>
          <table:table-cell table:style-name="ce15" table:formula="of:=MAX(MIN([.$D108]-MOD(1000*[$Times.C$3];[.$D108]);MOD(1000*[$Times.C$3];[.$D108]));MIN([.$D108]-MOD(1000*[$Times.C$4];[.$D108]);MOD(1000*[$Times.C$4];[.$D108]));MIN([.$D108]-MOD(1000*[$Times.C$5];[.$D108]);MOD(1000*[$Times.C$5];[.$D108]));MIN([.$D108]-MOD(1000*[$Times.C$6];[.$D108]);MOD(1000*[$Times.C$6];[.$D108]));)" office:value-type="currency" office:currency="ns" office:value="1.33244503664218" calcext:value-type="currency">
            <text:p>1ns</text:p>
          </table:table-cell>
          <table:table-cell table:style-name="ce15" table:formula="of:=MAX(MIN([.$D108]-MOD(1000*[$Times.D$3];[.$D108]);MOD(1000*[$Times.D$3];[.$D108]));MIN([.$D108]-MOD(1000*[$Times.D$4];[.$D108]);MOD(1000*[$Times.D$4];[.$D108]));MIN([.$D108]-MOD(1000*[$Times.D$5];[.$D108]);MOD(1000*[$Times.D$5];[.$D108]));MIN([.$D108]-MOD(1000*[$Times.D$6];[.$D108]);MOD(1000*[$Times.D$6];[.$D108]));)" office:value-type="currency" office:currency="ns" office:value="16.4223850766156" calcext:value-type="currency">
            <text:p>16ns</text:p>
          </table:table-cell>
          <table:table-cell table:style-name="ce15" table:formula="of:=MAX(MIN([.$D108]-MOD(1000*[$Times.E$3];[.$D108]);MOD(1000*[$Times.E$3];[.$D108]));MIN([.$D108]-MOD(1000*[$Times.E$4];[.$D108]);MOD(1000*[$Times.E$4];[.$D108]));MIN([.$D108]-MOD(1000*[$Times.E$5];[.$D108]);MOD(1000*[$Times.E$5];[.$D108]));MIN([.$D108]-MOD(1000*[$Times.E$6];[.$D108]);MOD(1000*[$Times.E$6];[.$D108]));)" office:value-type="currency" office:currency="ns" office:value="16.3557628247835" calcext:value-type="currency">
            <text:p>16ns</text:p>
          </table:table-cell>
          <table:table-cell table:style-name="ce15" table:formula="of:=MAX(MIN([.$D108]-MOD(1000*[$Times.F$3];[.$D108]);MOD(1000*[$Times.F$3];[.$D108]));MIN([.$D108]-MOD(1000*[$Times.F$4];[.$D108]);MOD(1000*[$Times.F$4];[.$D108]));MIN([.$D108]-MOD(1000*[$Times.F$5];[.$D108]);MOD(1000*[$Times.F$5];[.$D108]));MIN([.$D108]-MOD(1000*[$Times.F$6];[.$D108]);MOD(1000*[$Times.F$6];[.$D108]));)" office:value-type="currency" office:currency="ns" office:value="13.7108594270486" calcext:value-type="currency">
            <text:p>14ns</text:p>
          </table:table-cell>
          <table:table-cell table:style-name="ce15" table:formula="of:=MAX(MIN([.$D108]-MOD(1000*[$Times.G$3];[.$D108]);MOD(1000*[$Times.G$3];[.$D108]));MIN([.$D108]-MOD(1000*[$Times.G$4];[.$D108]);MOD(1000*[$Times.G$4];[.$D108]));MIN([.$D108]-MOD(1000*[$Times.G$5];[.$D108]);MOD(1000*[$Times.G$5];[.$D108]));MIN([.$D108]-MOD(1000*[$Times.G$6];[.$D108]);MOD(1000*[$Times.G$6];[.$D108]));)" office:value-type="currency" office:currency="ns" office:value="13.5776149233844" calcext:value-type="currency">
            <text:p>14ns</text:p>
          </table:table-cell>
          <table:table-cell table:style-name="ce15" table:formula="of:=MAX(MIN([.$D108]-MOD(1000*[$Times.H$3];[.$D108]);MOD(1000*[$Times.H$3];[.$D108]));MIN([.$D108]-MOD(1000*[$Times.H$4];[.$D108]);MOD(1000*[$Times.H$4];[.$D108]));MIN([.$D108]-MOD(1000*[$Times.H$5];[.$D108]);MOD(1000*[$Times.H$5];[.$D108]));MIN([.$D108]-MOD(1000*[$Times.H$6];[.$D108]);MOD(1000*[$Times.H$6];[.$D108]));)" office:value-type="currency" office:currency="ns" office:value="16.1558960692872" calcext:value-type="currency">
            <text:p>16ns</text:p>
          </table:table-cell>
          <table:table-cell table:style-name="ce15" table:formula="of:=MAX(MIN([.$D108]-MOD(1000*[$Times.I$3];[.$D108]);MOD(1000*[$Times.I$3];[.$D108]));MIN([.$D108]-MOD(1000*[$Times.I$4];[.$D108]);MOD(1000*[$Times.I$4];[.$D108]));MIN([.$D108]-MOD(1000*[$Times.I$5];[.$D108]);MOD(1000*[$Times.I$5];[.$D108]));MIN([.$D108]-MOD(1000*[$Times.I$6];[.$D108]);MOD(1000*[$Times.I$6];[.$D108]));)" office:value-type="currency" office:currency="ns" office:value="13.5776149233844" calcext:value-type="currency">
            <text:p>14ns</text:p>
          </table:table-cell>
          <table:table-cell table:style-name="ce15" table:formula="of:=MAX(MIN([.$D108]-MOD(1000*[$Times.J$3];[.$D108]);MOD(1000*[$Times.J$3];[.$D108]));MIN([.$D108]-MOD(1000*[$Times.J$4];[.$D108]);MOD(1000*[$Times.J$4];[.$D108]));MIN([.$D108]-MOD(1000*[$Times.J$5];[.$D108]);MOD(1000*[$Times.J$5];[.$D108]));MIN([.$D108]-MOD(1000*[$Times.J$6];[.$D108]);MOD(1000*[$Times.J$6];[.$D108]));)" office:value-type="currency" office:currency="ns" office:value="16.1558960692872" calcext:value-type="currency">
            <text:p>16ns</text:p>
          </table:table-cell>
          <table:table-cell table:style-name="ce15" table:formula="of:=MAX(MIN([.$D108]-MOD(1000*[$Times.K$3];[.$D108]);MOD(1000*[$Times.K$3];[.$D108]));MIN([.$D108]-MOD(1000*[$Times.K$4];[.$D108]);MOD(1000*[$Times.K$4];[.$D108]));MIN([.$D108]-MOD(1000*[$Times.K$5];[.$D108]);MOD(1000*[$Times.K$5];[.$D108]));MIN([.$D108]-MOD(1000*[$Times.K$6];[.$D108]);MOD(1000*[$Times.K$6];[.$D108]));)" office:value-type="currency" office:currency="ns" office:value="13.5776149233844" calcext:value-type="currency">
            <text:p>14ns</text:p>
          </table:table-cell>
          <table:table-cell table:style-name="ce15" table:formula="of:=MAX(MIN([.$D108]-MOD(1000*[$Times.L$3];[.$D108]);MOD(1000*[$Times.L$3];[.$D108]));MIN([.$D108]-MOD(1000*[$Times.L$4];[.$D108]);MOD(1000*[$Times.L$4];[.$D108]));MIN([.$D108]-MOD(1000*[$Times.L$5];[.$D108]);MOD(1000*[$Times.L$5];[.$D108]));MIN([.$D108]-MOD(1000*[$Times.L$6];[.$D108]);MOD(1000*[$Times.L$6];[.$D108]));)" office:value-type="currency" office:currency="ns" office:value="13.7108594270486" calcext:value-type="currency">
            <text:p>14ns</text:p>
          </table:table-cell>
          <table:table-cell table:style-name="ce15" table:formula="of:=MAX(MIN([.$D108]-MOD(1000*[$Times.M$3];[.$D108]);MOD(1000*[$Times.M$3];[.$D108]));MIN([.$D108]-MOD(1000*[$Times.M$4];[.$D108]);MOD(1000*[$Times.M$4];[.$D108]));MIN([.$D108]-MOD(1000*[$Times.M$5];[.$D108]);MOD(1000*[$Times.M$5];[.$D108]));MIN([.$D108]-MOD(1000*[$Times.M$6];[.$D108]);MOD(1000*[$Times.M$6];[.$D108]));)" office:value-type="currency" office:currency="ns" office:value="13.5776149233844" calcext:value-type="currency">
            <text:p>14ns</text:p>
          </table:table-cell>
          <table:table-cell table:style-name="ce15" table:formula="of:=MAX(MIN([.$D108]-MOD(1000*[$Times.N$3];[.$D108]);MOD(1000*[$Times.N$3];[.$D108]));MIN([.$D108]-MOD(1000*[$Times.N$4];[.$D108]);MOD(1000*[$Times.N$4];[.$D108]));MIN([.$D108]-MOD(1000*[$Times.N$5];[.$D108]);MOD(1000*[$Times.N$5];[.$D108]));MIN([.$D108]-MOD(1000*[$Times.N$6];[.$D108]);MOD(1000*[$Times.N$6];[.$D108]));)" office:value-type="currency" office:currency="ns" office:value="13.7108594270486" calcext:value-type="currency">
            <text:p>14ns</text:p>
          </table:table-cell>
          <table:table-cell table:style-name="ce15" table:formula="of:=MAX(MIN([.$D108]-MOD(1000*[$Times.O$3];[.$D108]);MOD(1000*[$Times.O$3];[.$D108]));MIN([.$D108]-MOD(1000*[$Times.O$4];[.$D108]);MOD(1000*[$Times.O$4];[.$D108]));MIN([.$D108]-MOD(1000*[$Times.O$5];[.$D108]);MOD(1000*[$Times.O$5];[.$D108]));MIN([.$D108]-MOD(1000*[$Times.O$6];[.$D108]);MOD(1000*[$Times.O$6];[.$D108]));)" office:value-type="currency" office:currency="ns" office:value="13.5776149233844" calcext:value-type="currency">
            <text:p>14ns</text:p>
          </table:table-cell>
          <table:table-cell table:style-name="ce15" table:formula="of:=MAX(MIN([.$D108]-MOD(1000*[$Times.P$3];[.$D108]);MOD(1000*[$Times.P$3];[.$D108]));MIN([.$D108]-MOD(1000*[$Times.P$4];[.$D108]);MOD(1000*[$Times.P$4];[.$D108]));MIN([.$D108]-MOD(1000*[$Times.P$5];[.$D108]);MOD(1000*[$Times.P$5];[.$D108]));MIN([.$D108]-MOD(1000*[$Times.P$6];[.$D108]);MOD(1000*[$Times.P$6];[.$D108]));)" office:value-type="currency" office:currency="ns" office:value="13.7108594270486" calcext:value-type="currency">
            <text:p>14ns</text:p>
          </table:table-cell>
          <table:table-cell table:style-name="ce15" table:formula="of:=MAX(MIN([.$D108]-MOD(1000*[$Times.Q$3];[.$D108]);MOD(1000*[$Times.Q$3];[.$D108]));MIN([.$D108]-MOD(1000*[$Times.Q$4];[.$D108]);MOD(1000*[$Times.Q$4];[.$D108]));MIN([.$D108]-MOD(1000*[$Times.Q$5];[.$D108]);MOD(1000*[$Times.Q$5];[.$D108]));MIN([.$D108]-MOD(1000*[$Times.Q$6];[.$D108]);MOD(1000*[$Times.Q$6];[.$D108]));)" office:value-type="currency" office:currency="ns" office:value="13.5776149233844" calcext:value-type="currency">
            <text:p>14ns</text:p>
          </table:table-cell>
          <table:table-cell table:style-name="ce15" table:formula="of:=MAX(MIN([.$D108]-MOD(1000*[$Times.R$3];[.$D108]);MOD(1000*[$Times.R$3];[.$D108]));MIN([.$D108]-MOD(1000*[$Times.R$4];[.$D108]);MOD(1000*[$Times.R$4];[.$D108]));MIN([.$D108]-MOD(1000*[$Times.R$5];[.$D108]);MOD(1000*[$Times.R$5];[.$D108]));MIN([.$D108]-MOD(1000*[$Times.R$6];[.$D108]);MOD(1000*[$Times.R$6];[.$D108]));)" office:value-type="currency" office:currency="ns" office:value="13.7108594270486" calcext:value-type="currency">
            <text:p>14ns</text:p>
          </table:table-cell>
          <table:table-cell table:style-name="ce15" table:formula="of:=MAX(MIN([.$D108]-MOD(1000*[$Times.S$3];[.$D108]);MOD(1000*[$Times.S$3];[.$D108]));MIN([.$D108]-MOD(1000*[$Times.S$4];[.$D108]);MOD(1000*[$Times.S$4];[.$D108]));MIN([.$D108]-MOD(1000*[$Times.S$5];[.$D108]);MOD(1000*[$Times.S$5];[.$D108]));MIN([.$D108]-MOD(1000*[$Times.S$6];[.$D108]);MOD(1000*[$Times.S$6];[.$D108]));)" office:value-type="currency" office:currency="ns" office:value="13.5776149233844" calcext:value-type="currency">
            <text:p>14ns</text:p>
          </table:table-cell>
          <table:table-cell table:style-name="ce15" table:formula="of:=MAX(MIN([.$D108]-MOD(1000*[$Times.T$3];[.$D108]);MOD(1000*[$Times.T$3];[.$D108]));MIN([.$D108]-MOD(1000*[$Times.T$4];[.$D108]);MOD(1000*[$Times.T$4];[.$D108]));MIN([.$D108]-MOD(1000*[$Times.T$5];[.$D108]);MOD(1000*[$Times.T$5];[.$D108]));MIN([.$D108]-MOD(1000*[$Times.T$6];[.$D108]);MOD(1000*[$Times.T$6];[.$D108]));)" office:value-type="currency" office:currency="ns" office:value="13.7108594270486" calcext:value-type="currency">
            <text:p>14ns</text:p>
          </table:table-cell>
          <table:table-cell table:style-name="ce15" table:formula="of:=MAX(MIN([.$D108]-MOD(1000*[$Times.U$3];[.$D108]);MOD(1000*[$Times.U$3];[.$D108]));MIN([.$D108]-MOD(1000*[$Times.U$4];[.$D108]);MOD(1000*[$Times.U$4];[.$D108]));MIN([.$D108]-MOD(1000*[$Times.U$5];[.$D108]);MOD(1000*[$Times.U$5];[.$D108]));MIN([.$D108]-MOD(1000*[$Times.U$6];[.$D108]);MOD(1000*[$Times.U$6];[.$D108]));)" office:value-type="currency" office:currency="ns" office:value="13.5776149233844" calcext:value-type="currency">
            <text:p>14ns</text:p>
          </table:table-cell>
          <table:table-cell table:style-name="ce15" table:formula="of:=MAX(MIN([.$D108]-MOD(1000*[$Times.V$3];[.$D108]);MOD(1000*[$Times.V$3];[.$D108]));MIN([.$D108]-MOD(1000*[$Times.V$4];[.$D108]);MOD(1000*[$Times.V$4];[.$D108]));MIN([.$D108]-MOD(1000*[$Times.V$5];[.$D108]);MOD(1000*[$Times.V$5];[.$D108]));MIN([.$D108]-MOD(1000*[$Times.V$6];[.$D108]);MOD(1000*[$Times.V$6];[.$D108]));)" office:value-type="currency" office:currency="ns" office:value="0.599600266489006" calcext:value-type="currency">
            <text:p>1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0.4" calcext:value-type="currency">
            <text:p>30,40 MHz</text:p>
          </table:table-cell>
          <table:table-cell table:style-name="ce10" table:formula="of:=160/[.A109]" office:value-type="float" office:value="5.26315789473684" calcext:value-type="float">
            <text:p>5,26</text:p>
          </table:table-cell>
          <table:table-cell table:style-name="ce7" table:formula="of:=ROUND(100*[.B109]) = 100*ROUND([.B109])" office:value-type="boolean" office:boolean-value="false" calcext:value-type="boolean">
            <text:p>FAŁSZ</text:p>
          </table:table-cell>
          <table:table-cell table:style-name="ce13" table:formula="of:=1000/[.A109]" office:value-type="currency" office:currency="ns" office:value="32.8947368421053" calcext:value-type="currency">
            <text:p>33ns</text:p>
          </table:table-cell>
          <table:table-cell table:style-name="ce20" table:formula="of:=([.I109]-MIN([.I$1:.I108]))" office:value-type="float" office:value="15.7894736842107" calcext:value-type="float">
            <text:p>15,79</text:p>
          </table:table-cell>
          <table:table-cell table:style-name="ce20" table:formula="of:=IF([.C109]; ([.I109]-MIN([.I$1:.I108]));&quot;&quot;)">
            <text:p/>
          </table:table-cell>
          <table:table-cell table:style-name="ce20" table:formula="of:=([.J109]-MIN([.J$1:.J108]))" office:value-type="float" office:value="1.50375939849631" calcext:value-type="float">
            <text:p>1,50</text:p>
          </table:table-cell>
          <table:table-cell table:style-name="ce20" table:formula="of:=([.J109]-MIN([.J$1:.J108]))*[.C109]" office:value-type="float" office:value="0" calcext:value-type="float">
            <text:p>0,00</text:p>
          </table:table-cell>
          <table:table-cell table:style-name="ce17" table:formula="of:=COM.MICROSOFT.MAXIFS([.K109:.XDF109];[.K$2:.XDF$2];&quot;&quot;)" office:value-type="currency" office:currency="ns" office:value="15.7894736842107" calcext:value-type="currency">
            <text:p>16ns</text:p>
          </table:table-cell>
          <table:table-cell table:style-name="ce17" table:formula="of:=MAX([.K109:.XFD109])" office:value-type="currency" office:currency="ns" office:value="15.7894736842107" calcext:value-type="currency">
            <text:p>16ns</text:p>
          </table:table-cell>
          <table:table-cell table:style-name="ce15" table:formula="of:=MAX(MIN([.$D109]-MOD(1000*[$Times.C$3];[.$D109]);MOD(1000*[$Times.C$3];[.$D109]));MIN([.$D109]-MOD(1000*[$Times.C$4];[.$D109]);MOD(1000*[$Times.C$4];[.$D109]));MIN([.$D109]-MOD(1000*[$Times.C$5];[.$D109]);MOD(1000*[$Times.C$5];[.$D109]));MIN([.$D109]-MOD(1000*[$Times.C$6];[.$D109]);MOD(1000*[$Times.C$6];[.$D109]));)" office:value-type="currency" office:currency="ns" office:value="15.7894736842107" calcext:value-type="currency">
            <text:p>16ns</text:p>
          </table:table-cell>
          <table:table-cell table:style-name="ce15" table:formula="of:=MAX(MIN([.$D109]-MOD(1000*[$Times.D$3];[.$D109]);MOD(1000*[$Times.D$3];[.$D109]));MIN([.$D109]-MOD(1000*[$Times.D$4];[.$D109]);MOD(1000*[$Times.D$4];[.$D109]));MIN([.$D109]-MOD(1000*[$Times.D$5];[.$D109]);MOD(1000*[$Times.D$5];[.$D109]));MIN([.$D109]-MOD(1000*[$Times.D$6];[.$D109]);MOD(1000*[$Times.D$6];[.$D109]));)" office:value-type="currency" office:currency="ns" office:value="11.8421052631579" calcext:value-type="currency">
            <text:p>12ns</text:p>
          </table:table-cell>
          <table:table-cell table:style-name="ce15" table:formula="of:=MAX(MIN([.$D109]-MOD(1000*[$Times.E$3];[.$D109]);MOD(1000*[$Times.E$3];[.$D109]));MIN([.$D109]-MOD(1000*[$Times.E$4];[.$D109]);MOD(1000*[$Times.E$4];[.$D109]));MIN([.$D109]-MOD(1000*[$Times.E$5];[.$D109]);MOD(1000*[$Times.E$5];[.$D109]));MIN([.$D109]-MOD(1000*[$Times.E$6];[.$D109]);MOD(1000*[$Times.E$6];[.$D109]));)" office:value-type="currency" office:currency="ns" office:value="10.5263157894738" calcext:value-type="currency">
            <text:p>11ns</text:p>
          </table:table-cell>
          <table:table-cell table:style-name="ce15" table:formula="of:=MAX(MIN([.$D109]-MOD(1000*[$Times.F$3];[.$D109]);MOD(1000*[$Times.F$3];[.$D109]));MIN([.$D109]-MOD(1000*[$Times.F$4];[.$D109]);MOD(1000*[$Times.F$4];[.$D109]));MIN([.$D109]-MOD(1000*[$Times.F$5];[.$D109]);MOD(1000*[$Times.F$5];[.$D109]));MIN([.$D109]-MOD(1000*[$Times.F$6];[.$D109]);MOD(1000*[$Times.F$6];[.$D109]));)" office:value-type="currency" office:currency="ns" office:value="12.1052631578949" calcext:value-type="currency">
            <text:p>12ns</text:p>
          </table:table-cell>
          <table:table-cell table:style-name="ce15" table:formula="of:=MAX(MIN([.$D109]-MOD(1000*[$Times.G$3];[.$D109]);MOD(1000*[$Times.G$3];[.$D109]));MIN([.$D109]-MOD(1000*[$Times.G$4];[.$D109]);MOD(1000*[$Times.G$4];[.$D109]));MIN([.$D109]-MOD(1000*[$Times.G$5];[.$D109]);MOD(1000*[$Times.G$5];[.$D109]));MIN([.$D109]-MOD(1000*[$Times.G$6];[.$D109]);MOD(1000*[$Times.G$6];[.$D109]));)" office:value-type="currency" office:currency="ns" office:value="14.7368421052632" calcext:value-type="currency">
            <text:p>15ns</text:p>
          </table:table-cell>
          <table:table-cell table:style-name="ce15" table:formula="of:=MAX(MIN([.$D109]-MOD(1000*[$Times.H$3];[.$D109]);MOD(1000*[$Times.H$3];[.$D109]));MIN([.$D109]-MOD(1000*[$Times.H$4];[.$D109]);MOD(1000*[$Times.H$4];[.$D109]));MIN([.$D109]-MOD(1000*[$Times.H$5];[.$D109]);MOD(1000*[$Times.H$5];[.$D109]));MIN([.$D109]-MOD(1000*[$Times.H$6];[.$D109]);MOD(1000*[$Times.H$6];[.$D109]));)" office:value-type="currency" office:currency="ns" office:value="10.2631578947369" calcext:value-type="currency">
            <text:p>10ns</text:p>
          </table:table-cell>
          <table:table-cell table:style-name="ce15" table:formula="of:=MAX(MIN([.$D109]-MOD(1000*[$Times.I$3];[.$D109]);MOD(1000*[$Times.I$3];[.$D109]));MIN([.$D109]-MOD(1000*[$Times.I$4];[.$D109]);MOD(1000*[$Times.I$4];[.$D109]));MIN([.$D109]-MOD(1000*[$Times.I$5];[.$D109]);MOD(1000*[$Times.I$5];[.$D109]));MIN([.$D109]-MOD(1000*[$Times.I$6];[.$D109]);MOD(1000*[$Times.I$6];[.$D109]));)" office:value-type="currency" office:currency="ns" office:value="14.7368421052632" calcext:value-type="currency">
            <text:p>15ns</text:p>
          </table:table-cell>
          <table:table-cell table:style-name="ce15" table:formula="of:=MAX(MIN([.$D109]-MOD(1000*[$Times.J$3];[.$D109]);MOD(1000*[$Times.J$3];[.$D109]));MIN([.$D109]-MOD(1000*[$Times.J$4];[.$D109]);MOD(1000*[$Times.J$4];[.$D109]));MIN([.$D109]-MOD(1000*[$Times.J$5];[.$D109]);MOD(1000*[$Times.J$5];[.$D109]));MIN([.$D109]-MOD(1000*[$Times.J$6];[.$D109]);MOD(1000*[$Times.J$6];[.$D109]));)" office:value-type="currency" office:currency="ns" office:value="10.2631578947369" calcext:value-type="currency">
            <text:p>10ns</text:p>
          </table:table-cell>
          <table:table-cell table:style-name="ce15" table:formula="of:=MAX(MIN([.$D109]-MOD(1000*[$Times.K$3];[.$D109]);MOD(1000*[$Times.K$3];[.$D109]));MIN([.$D109]-MOD(1000*[$Times.K$4];[.$D109]);MOD(1000*[$Times.K$4];[.$D109]));MIN([.$D109]-MOD(1000*[$Times.K$5];[.$D109]);MOD(1000*[$Times.K$5];[.$D109]));MIN([.$D109]-MOD(1000*[$Times.K$6];[.$D109]);MOD(1000*[$Times.K$6];[.$D109]));)" office:value-type="currency" office:currency="ns" office:value="14.7368421052632" calcext:value-type="currency">
            <text:p>15ns</text:p>
          </table:table-cell>
          <table:table-cell table:style-name="ce15" table:formula="of:=MAX(MIN([.$D109]-MOD(1000*[$Times.L$3];[.$D109]);MOD(1000*[$Times.L$3];[.$D109]));MIN([.$D109]-MOD(1000*[$Times.L$4];[.$D109]);MOD(1000*[$Times.L$4];[.$D109]));MIN([.$D109]-MOD(1000*[$Times.L$5];[.$D109]);MOD(1000*[$Times.L$5];[.$D109]));MIN([.$D109]-MOD(1000*[$Times.L$6];[.$D109]);MOD(1000*[$Times.L$6];[.$D109]));)" office:value-type="currency" office:currency="ns" office:value="12.1052631578949" calcext:value-type="currency">
            <text:p>12ns</text:p>
          </table:table-cell>
          <table:table-cell table:style-name="ce15" table:formula="of:=MAX(MIN([.$D109]-MOD(1000*[$Times.M$3];[.$D109]);MOD(1000*[$Times.M$3];[.$D109]));MIN([.$D109]-MOD(1000*[$Times.M$4];[.$D109]);MOD(1000*[$Times.M$4];[.$D109]));MIN([.$D109]-MOD(1000*[$Times.M$5];[.$D109]);MOD(1000*[$Times.M$5];[.$D109]));MIN([.$D109]-MOD(1000*[$Times.M$6];[.$D109]);MOD(1000*[$Times.M$6];[.$D109]));)" office:value-type="currency" office:currency="ns" office:value="14.7368421052632" calcext:value-type="currency">
            <text:p>15ns</text:p>
          </table:table-cell>
          <table:table-cell table:style-name="ce15" table:formula="of:=MAX(MIN([.$D109]-MOD(1000*[$Times.N$3];[.$D109]);MOD(1000*[$Times.N$3];[.$D109]));MIN([.$D109]-MOD(1000*[$Times.N$4];[.$D109]);MOD(1000*[$Times.N$4];[.$D109]));MIN([.$D109]-MOD(1000*[$Times.N$5];[.$D109]);MOD(1000*[$Times.N$5];[.$D109]));MIN([.$D109]-MOD(1000*[$Times.N$6];[.$D109]);MOD(1000*[$Times.N$6];[.$D109]));)" office:value-type="currency" office:currency="ns" office:value="12.1052631578949" calcext:value-type="currency">
            <text:p>12ns</text:p>
          </table:table-cell>
          <table:table-cell table:style-name="ce15" table:formula="of:=MAX(MIN([.$D109]-MOD(1000*[$Times.O$3];[.$D109]);MOD(1000*[$Times.O$3];[.$D109]));MIN([.$D109]-MOD(1000*[$Times.O$4];[.$D109]);MOD(1000*[$Times.O$4];[.$D109]));MIN([.$D109]-MOD(1000*[$Times.O$5];[.$D109]);MOD(1000*[$Times.O$5];[.$D109]));MIN([.$D109]-MOD(1000*[$Times.O$6];[.$D109]);MOD(1000*[$Times.O$6];[.$D109]));)" office:value-type="currency" office:currency="ns" office:value="14.7368421052632" calcext:value-type="currency">
            <text:p>15ns</text:p>
          </table:table-cell>
          <table:table-cell table:style-name="ce15" table:formula="of:=MAX(MIN([.$D109]-MOD(1000*[$Times.P$3];[.$D109]);MOD(1000*[$Times.P$3];[.$D109]));MIN([.$D109]-MOD(1000*[$Times.P$4];[.$D109]);MOD(1000*[$Times.P$4];[.$D109]));MIN([.$D109]-MOD(1000*[$Times.P$5];[.$D109]);MOD(1000*[$Times.P$5];[.$D109]));MIN([.$D109]-MOD(1000*[$Times.P$6];[.$D109]);MOD(1000*[$Times.P$6];[.$D109]));)" office:value-type="currency" office:currency="ns" office:value="12.1052631578949" calcext:value-type="currency">
            <text:p>12ns</text:p>
          </table:table-cell>
          <table:table-cell table:style-name="ce15" table:formula="of:=MAX(MIN([.$D109]-MOD(1000*[$Times.Q$3];[.$D109]);MOD(1000*[$Times.Q$3];[.$D109]));MIN([.$D109]-MOD(1000*[$Times.Q$4];[.$D109]);MOD(1000*[$Times.Q$4];[.$D109]));MIN([.$D109]-MOD(1000*[$Times.Q$5];[.$D109]);MOD(1000*[$Times.Q$5];[.$D109]));MIN([.$D109]-MOD(1000*[$Times.Q$6];[.$D109]);MOD(1000*[$Times.Q$6];[.$D109]));)" office:value-type="currency" office:currency="ns" office:value="14.7368421052632" calcext:value-type="currency">
            <text:p>15ns</text:p>
          </table:table-cell>
          <table:table-cell table:style-name="ce15" table:formula="of:=MAX(MIN([.$D109]-MOD(1000*[$Times.R$3];[.$D109]);MOD(1000*[$Times.R$3];[.$D109]));MIN([.$D109]-MOD(1000*[$Times.R$4];[.$D109]);MOD(1000*[$Times.R$4];[.$D109]));MIN([.$D109]-MOD(1000*[$Times.R$5];[.$D109]);MOD(1000*[$Times.R$5];[.$D109]));MIN([.$D109]-MOD(1000*[$Times.R$6];[.$D109]);MOD(1000*[$Times.R$6];[.$D109]));)" office:value-type="currency" office:currency="ns" office:value="12.1052631578949" calcext:value-type="currency">
            <text:p>12ns</text:p>
          </table:table-cell>
          <table:table-cell table:style-name="ce15" table:formula="of:=MAX(MIN([.$D109]-MOD(1000*[$Times.S$3];[.$D109]);MOD(1000*[$Times.S$3];[.$D109]));MIN([.$D109]-MOD(1000*[$Times.S$4];[.$D109]);MOD(1000*[$Times.S$4];[.$D109]));MIN([.$D109]-MOD(1000*[$Times.S$5];[.$D109]);MOD(1000*[$Times.S$5];[.$D109]));MIN([.$D109]-MOD(1000*[$Times.S$6];[.$D109]);MOD(1000*[$Times.S$6];[.$D109]));)" office:value-type="currency" office:currency="ns" office:value="14.7368421052632" calcext:value-type="currency">
            <text:p>15ns</text:p>
          </table:table-cell>
          <table:table-cell table:style-name="ce15" table:formula="of:=MAX(MIN([.$D109]-MOD(1000*[$Times.T$3];[.$D109]);MOD(1000*[$Times.T$3];[.$D109]));MIN([.$D109]-MOD(1000*[$Times.T$4];[.$D109]);MOD(1000*[$Times.T$4];[.$D109]));MIN([.$D109]-MOD(1000*[$Times.T$5];[.$D109]);MOD(1000*[$Times.T$5];[.$D109]));MIN([.$D109]-MOD(1000*[$Times.T$6];[.$D109]);MOD(1000*[$Times.T$6];[.$D109]));)" office:value-type="currency" office:currency="ns" office:value="12.1052631578949" calcext:value-type="currency">
            <text:p>12ns</text:p>
          </table:table-cell>
          <table:table-cell table:style-name="ce15" table:formula="of:=MAX(MIN([.$D109]-MOD(1000*[$Times.U$3];[.$D109]);MOD(1000*[$Times.U$3];[.$D109]));MIN([.$D109]-MOD(1000*[$Times.U$4];[.$D109]);MOD(1000*[$Times.U$4];[.$D109]));MIN([.$D109]-MOD(1000*[$Times.U$5];[.$D109]);MOD(1000*[$Times.U$5];[.$D109]));MIN([.$D109]-MOD(1000*[$Times.U$6];[.$D109]);MOD(1000*[$Times.U$6];[.$D109]));)" office:value-type="currency" office:currency="ns" office:value="14.7368421052632" calcext:value-type="currency">
            <text:p>15ns</text:p>
          </table:table-cell>
          <table:table-cell table:style-name="ce15" table:formula="of:=MAX(MIN([.$D109]-MOD(1000*[$Times.V$3];[.$D109]);MOD(1000*[$Times.V$3];[.$D109]));MIN([.$D109]-MOD(1000*[$Times.V$4];[.$D109]);MOD(1000*[$Times.V$4];[.$D109]));MIN([.$D109]-MOD(1000*[$Times.V$5];[.$D109]);MOD(1000*[$Times.V$5];[.$D109]));MIN([.$D109]-MOD(1000*[$Times.V$6];[.$D109]);MOD(1000*[$Times.V$6];[.$D109]));)" office:value-type="currency" office:currency="ns" office:value="11.8421052631578" calcext:value-type="currency">
            <text:p>12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0.79" calcext:value-type="currency">
            <text:p>30,79 MHz</text:p>
          </table:table-cell>
          <table:table-cell table:style-name="ce10" table:formula="of:=160/[.A110]" office:value-type="float" office:value="5.19649236765184" calcext:value-type="float">
            <text:p>5,20</text:p>
          </table:table-cell>
          <table:table-cell table:style-name="ce7" table:formula="of:=ROUND(100*[.B110]) = 100*ROUND([.B110])" office:value-type="boolean" office:boolean-value="false" calcext:value-type="boolean">
            <text:p>FAŁSZ</text:p>
          </table:table-cell>
          <table:table-cell table:style-name="ce13" table:formula="of:=1000/[.A110]" office:value-type="currency" office:currency="ns" office:value="32.478077297824" calcext:value-type="currency">
            <text:p>32ns</text:p>
          </table:table-cell>
          <table:table-cell table:style-name="ce20" table:formula="of:=([.I110]-MIN([.I$1:.I109]))" office:value-type="float" office:value="15.3946086391685" calcext:value-type="float">
            <text:p>15,39</text:p>
          </table:table-cell>
          <table:table-cell table:style-name="ce20" table:formula="of:=IF([.C110]; ([.I110]-MIN([.I$1:.I109]));&quot;&quot;)">
            <text:p/>
          </table:table-cell>
          <table:table-cell table:style-name="ce20" table:formula="of:=([.J110]-MIN([.J$1:.J109]))" office:value-type="float" office:value="1.10889435345411" calcext:value-type="float">
            <text:p>1,11</text:p>
          </table:table-cell>
          <table:table-cell table:style-name="ce20" table:formula="of:=([.J110]-MIN([.J$1:.J109]))*[.C110]" office:value-type="float" office:value="0" calcext:value-type="float">
            <text:p>0,00</text:p>
          </table:table-cell>
          <table:table-cell table:style-name="ce17" table:formula="of:=COM.MICROSOFT.MAXIFS([.K110:.XDF110];[.K$2:.XDF$2];&quot;&quot;)" office:value-type="currency" office:currency="ns" office:value="15.3946086391685" calcext:value-type="currency">
            <text:p>15ns</text:p>
          </table:table-cell>
          <table:table-cell table:style-name="ce17" table:formula="of:=MAX([.K110:.XFD110])" office:value-type="currency" office:currency="ns" office:value="15.3946086391685" calcext:value-type="currency">
            <text:p>15ns</text:p>
          </table:table-cell>
          <table:table-cell table:style-name="ce15" table:formula="of:=MAX(MIN([.$D110]-MOD(1000*[$Times.C$3];[.$D110]);MOD(1000*[$Times.C$3];[.$D110]));MIN([.$D110]-MOD(1000*[$Times.C$4];[.$D110]);MOD(1000*[$Times.C$4];[.$D110]));MIN([.$D110]-MOD(1000*[$Times.C$5];[.$D110]);MOD(1000*[$Times.C$5];[.$D110]));MIN([.$D110]-MOD(1000*[$Times.C$6];[.$D110]);MOD(1000*[$Times.C$6];[.$D110]));)" office:value-type="currency" office:currency="ns" office:value="13.6407924650864" calcext:value-type="currency">
            <text:p>14ns</text:p>
          </table:table-cell>
          <table:table-cell table:style-name="ce15" table:formula="of:=MAX(MIN([.$D110]-MOD(1000*[$Times.D$3];[.$D110]);MOD(1000*[$Times.D$3];[.$D110]));MIN([.$D110]-MOD(1000*[$Times.D$4];[.$D110]);MOD(1000*[$Times.D$4];[.$D110]));MIN([.$D110]-MOD(1000*[$Times.D$5];[.$D110]);MOD(1000*[$Times.D$5];[.$D110]));MIN([.$D110]-MOD(1000*[$Times.D$6];[.$D110]);MOD(1000*[$Times.D$6];[.$D110]));)" office:value-type="currency" office:currency="ns" office:value="15.3946086391685" calcext:value-type="currency">
            <text:p>15ns</text:p>
          </table:table-cell>
          <table:table-cell table:style-name="ce15" table:formula="of:=MAX(MIN([.$D110]-MOD(1000*[$Times.E$3];[.$D110]);MOD(1000*[$Times.E$3];[.$D110]));MIN([.$D110]-MOD(1000*[$Times.E$4];[.$D110]);MOD(1000*[$Times.E$4];[.$D110]));MIN([.$D110]-MOD(1000*[$Times.E$5];[.$D110]);MOD(1000*[$Times.E$5];[.$D110]));MIN([.$D110]-MOD(1000*[$Times.E$6];[.$D110]);MOD(1000*[$Times.E$6];[.$D110]));)" office:value-type="currency" office:currency="ns" office:value="11.9519324455993" calcext:value-type="currency">
            <text:p>12ns</text:p>
          </table:table-cell>
          <table:table-cell table:style-name="ce15" table:formula="of:=MAX(MIN([.$D110]-MOD(1000*[$Times.F$3];[.$D110]);MOD(1000*[$Times.F$3];[.$D110]));MIN([.$D110]-MOD(1000*[$Times.F$4];[.$D110]);MOD(1000*[$Times.F$4];[.$D110]));MIN([.$D110]-MOD(1000*[$Times.F$5];[.$D110]);MOD(1000*[$Times.F$5];[.$D110]));MIN([.$D110]-MOD(1000*[$Times.F$6];[.$D110]);MOD(1000*[$Times.F$6];[.$D110]));)" office:value-type="currency" office:currency="ns" office:value="7.34654108476781" calcext:value-type="currency">
            <text:p>7ns</text:p>
          </table:table-cell>
          <table:table-cell table:style-name="ce15" table:formula="of:=MAX(MIN([.$D110]-MOD(1000*[$Times.G$3];[.$D110]);MOD(1000*[$Times.G$3];[.$D110]));MIN([.$D110]-MOD(1000*[$Times.G$4];[.$D110]);MOD(1000*[$Times.G$4];[.$D110]));MIN([.$D110]-MOD(1000*[$Times.G$5];[.$D110]);MOD(1000*[$Times.G$5];[.$D110]));MIN([.$D110]-MOD(1000*[$Times.G$6];[.$D110]);MOD(1000*[$Times.G$6];[.$D110]));)" office:value-type="currency" office:currency="ns" office:value="9.73692757388767" calcext:value-type="currency">
            <text:p>10ns</text:p>
          </table:table-cell>
          <table:table-cell table:style-name="ce15" table:formula="of:=MAX(MIN([.$D110]-MOD(1000*[$Times.H$3];[.$D110]);MOD(1000*[$Times.H$3];[.$D110]));MIN([.$D110]-MOD(1000*[$Times.H$4];[.$D110]);MOD(1000*[$Times.H$4];[.$D110]));MIN([.$D110]-MOD(1000*[$Times.H$5];[.$D110]);MOD(1000*[$Times.H$5];[.$D110]));MIN([.$D110]-MOD(1000*[$Times.H$6];[.$D110]);MOD(1000*[$Times.H$6];[.$D110]));)" office:value-type="currency" office:currency="ns" office:value="7.34654108476781" calcext:value-type="currency">
            <text:p>7ns</text:p>
          </table:table-cell>
          <table:table-cell table:style-name="ce15" table:formula="of:=MAX(MIN([.$D110]-MOD(1000*[$Times.I$3];[.$D110]);MOD(1000*[$Times.I$3];[.$D110]));MIN([.$D110]-MOD(1000*[$Times.I$4];[.$D110]);MOD(1000*[$Times.I$4];[.$D110]));MIN([.$D110]-MOD(1000*[$Times.I$5];[.$D110]);MOD(1000*[$Times.I$5];[.$D110]));MIN([.$D110]-MOD(1000*[$Times.I$6];[.$D110]);MOD(1000*[$Times.I$6];[.$D110]));)" office:value-type="currency" office:currency="ns" office:value="9.73692757388767" calcext:value-type="currency">
            <text:p>10ns</text:p>
          </table:table-cell>
          <table:table-cell table:style-name="ce15" table:formula="of:=MAX(MIN([.$D110]-MOD(1000*[$Times.J$3];[.$D110]);MOD(1000*[$Times.J$3];[.$D110]));MIN([.$D110]-MOD(1000*[$Times.J$4];[.$D110]);MOD(1000*[$Times.J$4];[.$D110]));MIN([.$D110]-MOD(1000*[$Times.J$5];[.$D110]);MOD(1000*[$Times.J$5];[.$D110]));MIN([.$D110]-MOD(1000*[$Times.J$6];[.$D110]);MOD(1000*[$Times.J$6];[.$D110]));)" office:value-type="currency" office:currency="ns" office:value="7.34654108476781" calcext:value-type="currency">
            <text:p>7ns</text:p>
          </table:table-cell>
          <table:table-cell table:style-name="ce15" table:formula="of:=MAX(MIN([.$D110]-MOD(1000*[$Times.K$3];[.$D110]);MOD(1000*[$Times.K$3];[.$D110]));MIN([.$D110]-MOD(1000*[$Times.K$4];[.$D110]);MOD(1000*[$Times.K$4];[.$D110]));MIN([.$D110]-MOD(1000*[$Times.K$5];[.$D110]);MOD(1000*[$Times.K$5];[.$D110]));MIN([.$D110]-MOD(1000*[$Times.K$6];[.$D110]);MOD(1000*[$Times.K$6];[.$D110]));)" office:value-type="currency" office:currency="ns" office:value="9.73692757388767" calcext:value-type="currency">
            <text:p>10ns</text:p>
          </table:table-cell>
          <table:table-cell table:style-name="ce15" table:formula="of:=MAX(MIN([.$D110]-MOD(1000*[$Times.L$3];[.$D110]);MOD(1000*[$Times.L$3];[.$D110]));MIN([.$D110]-MOD(1000*[$Times.L$4];[.$D110]);MOD(1000*[$Times.L$4];[.$D110]));MIN([.$D110]-MOD(1000*[$Times.L$5];[.$D110]);MOD(1000*[$Times.L$5];[.$D110]));MIN([.$D110]-MOD(1000*[$Times.L$6];[.$D110]);MOD(1000*[$Times.L$6];[.$D110]));)" office:value-type="currency" office:currency="ns" office:value="7.34654108476781" calcext:value-type="currency">
            <text:p>7ns</text:p>
          </table:table-cell>
          <table:table-cell table:style-name="ce15" table:formula="of:=MAX(MIN([.$D110]-MOD(1000*[$Times.M$3];[.$D110]);MOD(1000*[$Times.M$3];[.$D110]));MIN([.$D110]-MOD(1000*[$Times.M$4];[.$D110]);MOD(1000*[$Times.M$4];[.$D110]));MIN([.$D110]-MOD(1000*[$Times.M$5];[.$D110]);MOD(1000*[$Times.M$5];[.$D110]));MIN([.$D110]-MOD(1000*[$Times.M$6];[.$D110]);MOD(1000*[$Times.M$6];[.$D110]));)" office:value-type="currency" office:currency="ns" office:value="9.73692757388767" calcext:value-type="currency">
            <text:p>10ns</text:p>
          </table:table-cell>
          <table:table-cell table:style-name="ce15" table:formula="of:=MAX(MIN([.$D110]-MOD(1000*[$Times.N$3];[.$D110]);MOD(1000*[$Times.N$3];[.$D110]));MIN([.$D110]-MOD(1000*[$Times.N$4];[.$D110]);MOD(1000*[$Times.N$4];[.$D110]));MIN([.$D110]-MOD(1000*[$Times.N$5];[.$D110]);MOD(1000*[$Times.N$5];[.$D110]));MIN([.$D110]-MOD(1000*[$Times.N$6];[.$D110]);MOD(1000*[$Times.N$6];[.$D110]));)" office:value-type="currency" office:currency="ns" office:value="7.34654108476781" calcext:value-type="currency">
            <text:p>7ns</text:p>
          </table:table-cell>
          <table:table-cell table:style-name="ce15" table:formula="of:=MAX(MIN([.$D110]-MOD(1000*[$Times.O$3];[.$D110]);MOD(1000*[$Times.O$3];[.$D110]));MIN([.$D110]-MOD(1000*[$Times.O$4];[.$D110]);MOD(1000*[$Times.O$4];[.$D110]));MIN([.$D110]-MOD(1000*[$Times.O$5];[.$D110]);MOD(1000*[$Times.O$5];[.$D110]));MIN([.$D110]-MOD(1000*[$Times.O$6];[.$D110]);MOD(1000*[$Times.O$6];[.$D110]));)" office:value-type="currency" office:currency="ns" office:value="9.73692757388767" calcext:value-type="currency">
            <text:p>10ns</text:p>
          </table:table-cell>
          <table:table-cell table:style-name="ce15" table:formula="of:=MAX(MIN([.$D110]-MOD(1000*[$Times.P$3];[.$D110]);MOD(1000*[$Times.P$3];[.$D110]));MIN([.$D110]-MOD(1000*[$Times.P$4];[.$D110]);MOD(1000*[$Times.P$4];[.$D110]));MIN([.$D110]-MOD(1000*[$Times.P$5];[.$D110]);MOD(1000*[$Times.P$5];[.$D110]));MIN([.$D110]-MOD(1000*[$Times.P$6];[.$D110]);MOD(1000*[$Times.P$6];[.$D110]));)" office:value-type="currency" office:currency="ns" office:value="7.34654108476781" calcext:value-type="currency">
            <text:p>7ns</text:p>
          </table:table-cell>
          <table:table-cell table:style-name="ce15" table:formula="of:=MAX(MIN([.$D110]-MOD(1000*[$Times.Q$3];[.$D110]);MOD(1000*[$Times.Q$3];[.$D110]));MIN([.$D110]-MOD(1000*[$Times.Q$4];[.$D110]);MOD(1000*[$Times.Q$4];[.$D110]));MIN([.$D110]-MOD(1000*[$Times.Q$5];[.$D110]);MOD(1000*[$Times.Q$5];[.$D110]));MIN([.$D110]-MOD(1000*[$Times.Q$6];[.$D110]);MOD(1000*[$Times.Q$6];[.$D110]));)" office:value-type="currency" office:currency="ns" office:value="9.73692757388767" calcext:value-type="currency">
            <text:p>10ns</text:p>
          </table:table-cell>
          <table:table-cell table:style-name="ce15" table:formula="of:=MAX(MIN([.$D110]-MOD(1000*[$Times.R$3];[.$D110]);MOD(1000*[$Times.R$3];[.$D110]));MIN([.$D110]-MOD(1000*[$Times.R$4];[.$D110]);MOD(1000*[$Times.R$4];[.$D110]));MIN([.$D110]-MOD(1000*[$Times.R$5];[.$D110]);MOD(1000*[$Times.R$5];[.$D110]));MIN([.$D110]-MOD(1000*[$Times.R$6];[.$D110]);MOD(1000*[$Times.R$6];[.$D110]));)" office:value-type="currency" office:currency="ns" office:value="7.34654108476781" calcext:value-type="currency">
            <text:p>7ns</text:p>
          </table:table-cell>
          <table:table-cell table:style-name="ce15" table:formula="of:=MAX(MIN([.$D110]-MOD(1000*[$Times.S$3];[.$D110]);MOD(1000*[$Times.S$3];[.$D110]));MIN([.$D110]-MOD(1000*[$Times.S$4];[.$D110]);MOD(1000*[$Times.S$4];[.$D110]));MIN([.$D110]-MOD(1000*[$Times.S$5];[.$D110]);MOD(1000*[$Times.S$5];[.$D110]));MIN([.$D110]-MOD(1000*[$Times.S$6];[.$D110]);MOD(1000*[$Times.S$6];[.$D110]));)" office:value-type="currency" office:currency="ns" office:value="9.73692757388767" calcext:value-type="currency">
            <text:p>10ns</text:p>
          </table:table-cell>
          <table:table-cell table:style-name="ce15" table:formula="of:=MAX(MIN([.$D110]-MOD(1000*[$Times.T$3];[.$D110]);MOD(1000*[$Times.T$3];[.$D110]));MIN([.$D110]-MOD(1000*[$Times.T$4];[.$D110]);MOD(1000*[$Times.T$4];[.$D110]));MIN([.$D110]-MOD(1000*[$Times.T$5];[.$D110]);MOD(1000*[$Times.T$5];[.$D110]));MIN([.$D110]-MOD(1000*[$Times.T$6];[.$D110]);MOD(1000*[$Times.T$6];[.$D110]));)" office:value-type="currency" office:currency="ns" office:value="7.34654108476781" calcext:value-type="currency">
            <text:p>7ns</text:p>
          </table:table-cell>
          <table:table-cell table:style-name="ce15" table:formula="of:=MAX(MIN([.$D110]-MOD(1000*[$Times.U$3];[.$D110]);MOD(1000*[$Times.U$3];[.$D110]));MIN([.$D110]-MOD(1000*[$Times.U$4];[.$D110]);MOD(1000*[$Times.U$4];[.$D110]));MIN([.$D110]-MOD(1000*[$Times.U$5];[.$D110]);MOD(1000*[$Times.U$5];[.$D110]));MIN([.$D110]-MOD(1000*[$Times.U$6];[.$D110]);MOD(1000*[$Times.U$6];[.$D110]));)" office:value-type="currency" office:currency="ns" office:value="9.73692757388767" calcext:value-type="currency">
            <text:p>10ns</text:p>
          </table:table-cell>
          <table:table-cell table:style-name="ce15" table:formula="of:=MAX(MIN([.$D110]-MOD(1000*[$Times.V$3];[.$D110]);MOD(1000*[$Times.V$3];[.$D110]));MIN([.$D110]-MOD(1000*[$Times.V$4];[.$D110]);MOD(1000*[$Times.V$4];[.$D110]));MIN([.$D110]-MOD(1000*[$Times.V$5];[.$D110]);MOD(1000*[$Times.V$5];[.$D110]));MIN([.$D110]-MOD(1000*[$Times.V$6];[.$D110]);MOD(1000*[$Times.V$6];[.$D110]));)" office:value-type="currency" office:currency="ns" office:value="15.3946086391685" calcext:value-type="currency">
            <text:p>15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1" calcext:value-type="currency">
            <text:p>31,00 MHz</text:p>
          </table:table-cell>
          <table:table-cell table:style-name="ce10" table:formula="of:=160/[.A111]" office:value-type="float" office:value="5.16129032258065" calcext:value-type="float">
            <text:p>5,16</text:p>
          </table:table-cell>
          <table:table-cell table:style-name="ce7" table:formula="of:=ROUND(100*[.B111]) = 100*ROUND([.B111])" office:value-type="boolean" office:boolean-value="false" calcext:value-type="boolean">
            <text:p>FAŁSZ</text:p>
          </table:table-cell>
          <table:table-cell table:style-name="ce13" table:formula="of:=1000/[.A111]" office:value-type="currency" office:currency="ns" office:value="32.258064516129" calcext:value-type="currency">
            <text:p>32ns</text:p>
          </table:table-cell>
          <table:table-cell table:style-name="ce20" table:formula="of:=([.I111]-MIN([.I$1:.I110]))" office:value-type="float" office:value="16.1290322580645" calcext:value-type="float">
            <text:p>16,13</text:p>
          </table:table-cell>
          <table:table-cell table:style-name="ce20" table:formula="of:=IF([.C111]; ([.I111]-MIN([.I$1:.I110]));&quot;&quot;)">
            <text:p/>
          </table:table-cell>
          <table:table-cell table:style-name="ce20" table:formula="of:=([.J111]-MIN([.J$1:.J110]))" office:value-type="float" office:value="1.84331797235013" calcext:value-type="float">
            <text:p>1,84</text:p>
          </table:table-cell>
          <table:table-cell table:style-name="ce20" table:formula="of:=([.J111]-MIN([.J$1:.J110]))*[.C111]" office:value-type="float" office:value="0" calcext:value-type="float">
            <text:p>0,00</text:p>
          </table:table-cell>
          <table:table-cell table:style-name="ce17" table:formula="of:=COM.MICROSOFT.MAXIFS([.K111:.XDF111];[.K$2:.XDF$2];&quot;&quot;)" office:value-type="currency" office:currency="ns" office:value="16.1290322580645" calcext:value-type="currency">
            <text:p>16ns</text:p>
          </table:table-cell>
          <table:table-cell table:style-name="ce17" table:formula="of:=MAX([.K111:.XFD111])" office:value-type="currency" office:currency="ns" office:value="16.1290322580645" calcext:value-type="currency">
            <text:p>16ns</text:p>
          </table:table-cell>
          <table:table-cell table:style-name="ce15" table:formula="of:=MAX(MIN([.$D111]-MOD(1000*[$Times.C$3];[.$D111]);MOD(1000*[$Times.C$3];[.$D111]));MIN([.$D111]-MOD(1000*[$Times.C$4];[.$D111]);MOD(1000*[$Times.C$4];[.$D111]));MIN([.$D111]-MOD(1000*[$Times.C$5];[.$D111]);MOD(1000*[$Times.C$5];[.$D111]));MIN([.$D111]-MOD(1000*[$Times.C$6];[.$D111]);MOD(1000*[$Times.C$6];[.$D111]));)" office:value-type="currency" office:currency="ns" office:value="16.1290322580645" calcext:value-type="currency">
            <text:p>16ns</text:p>
          </table:table-cell>
          <table:table-cell table:style-name="ce15" table:formula="of:=MAX(MIN([.$D111]-MOD(1000*[$Times.D$3];[.$D111]);MOD(1000*[$Times.D$3];[.$D111]));MIN([.$D111]-MOD(1000*[$Times.D$4];[.$D111]);MOD(1000*[$Times.D$4];[.$D111]));MIN([.$D111]-MOD(1000*[$Times.D$5];[.$D111]);MOD(1000*[$Times.D$5];[.$D111]));MIN([.$D111]-MOD(1000*[$Times.D$6];[.$D111]);MOD(1000*[$Times.D$6];[.$D111]));)" office:value-type="currency" office:currency="ns" office:value="12.9032258064516" calcext:value-type="currency">
            <text:p>13ns</text:p>
          </table:table-cell>
          <table:table-cell table:style-name="ce15" table:formula="of:=MAX(MIN([.$D111]-MOD(1000*[$Times.E$3];[.$D111]);MOD(1000*[$Times.E$3];[.$D111]));MIN([.$D111]-MOD(1000*[$Times.E$4];[.$D111]);MOD(1000*[$Times.E$4];[.$D111]));MIN([.$D111]-MOD(1000*[$Times.E$5];[.$D111]);MOD(1000*[$Times.E$5];[.$D111]));MIN([.$D111]-MOD(1000*[$Times.E$6];[.$D111]);MOD(1000*[$Times.E$6];[.$D111]));)" office:value-type="currency" office:currency="ns" office:value="12.9032258064516" calcext:value-type="currency">
            <text:p>13ns</text:p>
          </table:table-cell>
          <table:table-cell table:style-name="ce15" table:formula="of:=MAX(MIN([.$D111]-MOD(1000*[$Times.F$3];[.$D111]);MOD(1000*[$Times.F$3];[.$D111]));MIN([.$D111]-MOD(1000*[$Times.F$4];[.$D111]);MOD(1000*[$Times.F$4];[.$D111]));MIN([.$D111]-MOD(1000*[$Times.F$5];[.$D111]);MOD(1000*[$Times.F$5];[.$D111]));MIN([.$D111]-MOD(1000*[$Times.F$6];[.$D111]);MOD(1000*[$Times.F$6];[.$D111]));)" office:value-type="currency" office:currency="ns" office:value="5.80645161290324" calcext:value-type="currency">
            <text:p>6ns</text:p>
          </table:table-cell>
          <table:table-cell table:style-name="ce15" table:formula="of:=MAX(MIN([.$D111]-MOD(1000*[$Times.G$3];[.$D111]);MOD(1000*[$Times.G$3];[.$D111]));MIN([.$D111]-MOD(1000*[$Times.G$4];[.$D111]);MOD(1000*[$Times.G$4];[.$D111]));MIN([.$D111]-MOD(1000*[$Times.G$5];[.$D111]);MOD(1000*[$Times.G$5];[.$D111]));MIN([.$D111]-MOD(1000*[$Times.G$6];[.$D111]);MOD(1000*[$Times.G$6];[.$D111]));)" office:value-type="currency" office:currency="ns" office:value="7.09677419354836" calcext:value-type="currency">
            <text:p>7ns</text:p>
          </table:table-cell>
          <table:table-cell table:style-name="ce15" table:formula="of:=MAX(MIN([.$D111]-MOD(1000*[$Times.H$3];[.$D111]);MOD(1000*[$Times.H$3];[.$D111]));MIN([.$D111]-MOD(1000*[$Times.H$4];[.$D111]);MOD(1000*[$Times.H$4];[.$D111]));MIN([.$D111]-MOD(1000*[$Times.H$5];[.$D111]);MOD(1000*[$Times.H$5];[.$D111]));MIN([.$D111]-MOD(1000*[$Times.H$6];[.$D111]);MOD(1000*[$Times.H$6];[.$D111]));)" office:value-type="currency" office:currency="ns" office:value="8.06451612903231" calcext:value-type="currency">
            <text:p>8ns</text:p>
          </table:table-cell>
          <table:table-cell table:style-name="ce15" table:formula="of:=MAX(MIN([.$D111]-MOD(1000*[$Times.I$3];[.$D111]);MOD(1000*[$Times.I$3];[.$D111]));MIN([.$D111]-MOD(1000*[$Times.I$4];[.$D111]);MOD(1000*[$Times.I$4];[.$D111]));MIN([.$D111]-MOD(1000*[$Times.I$5];[.$D111]);MOD(1000*[$Times.I$5];[.$D111]));MIN([.$D111]-MOD(1000*[$Times.I$6];[.$D111]);MOD(1000*[$Times.I$6];[.$D111]));)" office:value-type="currency" office:currency="ns" office:value="12.9032258064517" calcext:value-type="currency">
            <text:p>13ns</text:p>
          </table:table-cell>
          <table:table-cell table:style-name="ce15" table:formula="of:=MAX(MIN([.$D111]-MOD(1000*[$Times.J$3];[.$D111]);MOD(1000*[$Times.J$3];[.$D111]));MIN([.$D111]-MOD(1000*[$Times.J$4];[.$D111]);MOD(1000*[$Times.J$4];[.$D111]));MIN([.$D111]-MOD(1000*[$Times.J$5];[.$D111]);MOD(1000*[$Times.J$5];[.$D111]));MIN([.$D111]-MOD(1000*[$Times.J$6];[.$D111]);MOD(1000*[$Times.J$6];[.$D111]));)" office:value-type="currency" office:currency="ns" office:value="8.06451612903231" calcext:value-type="currency">
            <text:p>8ns</text:p>
          </table:table-cell>
          <table:table-cell table:style-name="ce15" table:formula="of:=MAX(MIN([.$D111]-MOD(1000*[$Times.K$3];[.$D111]);MOD(1000*[$Times.K$3];[.$D111]));MIN([.$D111]-MOD(1000*[$Times.K$4];[.$D111]);MOD(1000*[$Times.K$4];[.$D111]));MIN([.$D111]-MOD(1000*[$Times.K$5];[.$D111]);MOD(1000*[$Times.K$5];[.$D111]));MIN([.$D111]-MOD(1000*[$Times.K$6];[.$D111]);MOD(1000*[$Times.K$6];[.$D111]));)" office:value-type="currency" office:currency="ns" office:value="12.9032258064517" calcext:value-type="currency">
            <text:p>13ns</text:p>
          </table:table-cell>
          <table:table-cell table:style-name="ce15" table:formula="of:=MAX(MIN([.$D111]-MOD(1000*[$Times.L$3];[.$D111]);MOD(1000*[$Times.L$3];[.$D111]));MIN([.$D111]-MOD(1000*[$Times.L$4];[.$D111]);MOD(1000*[$Times.L$4];[.$D111]));MIN([.$D111]-MOD(1000*[$Times.L$5];[.$D111]);MOD(1000*[$Times.L$5];[.$D111]));MIN([.$D111]-MOD(1000*[$Times.L$6];[.$D111]);MOD(1000*[$Times.L$6];[.$D111]));)" office:value-type="currency" office:currency="ns" office:value="5.80645161290324" calcext:value-type="currency">
            <text:p>6ns</text:p>
          </table:table-cell>
          <table:table-cell table:style-name="ce15" table:formula="of:=MAX(MIN([.$D111]-MOD(1000*[$Times.M$3];[.$D111]);MOD(1000*[$Times.M$3];[.$D111]));MIN([.$D111]-MOD(1000*[$Times.M$4];[.$D111]);MOD(1000*[$Times.M$4];[.$D111]));MIN([.$D111]-MOD(1000*[$Times.M$5];[.$D111]);MOD(1000*[$Times.M$5];[.$D111]));MIN([.$D111]-MOD(1000*[$Times.M$6];[.$D111]);MOD(1000*[$Times.M$6];[.$D111]));)" office:value-type="currency" office:currency="ns" office:value="12.9032258064517" calcext:value-type="currency">
            <text:p>13ns</text:p>
          </table:table-cell>
          <table:table-cell table:style-name="ce15" table:formula="of:=MAX(MIN([.$D111]-MOD(1000*[$Times.N$3];[.$D111]);MOD(1000*[$Times.N$3];[.$D111]));MIN([.$D111]-MOD(1000*[$Times.N$4];[.$D111]);MOD(1000*[$Times.N$4];[.$D111]));MIN([.$D111]-MOD(1000*[$Times.N$5];[.$D111]);MOD(1000*[$Times.N$5];[.$D111]));MIN([.$D111]-MOD(1000*[$Times.N$6];[.$D111]);MOD(1000*[$Times.N$6];[.$D111]));)" office:value-type="currency" office:currency="ns" office:value="5.80645161290324" calcext:value-type="currency">
            <text:p>6ns</text:p>
          </table:table-cell>
          <table:table-cell table:style-name="ce15" table:formula="of:=MAX(MIN([.$D111]-MOD(1000*[$Times.O$3];[.$D111]);MOD(1000*[$Times.O$3];[.$D111]));MIN([.$D111]-MOD(1000*[$Times.O$4];[.$D111]);MOD(1000*[$Times.O$4];[.$D111]));MIN([.$D111]-MOD(1000*[$Times.O$5];[.$D111]);MOD(1000*[$Times.O$5];[.$D111]));MIN([.$D111]-MOD(1000*[$Times.O$6];[.$D111]);MOD(1000*[$Times.O$6];[.$D111]));)" office:value-type="currency" office:currency="ns" office:value="7.09677419354836" calcext:value-type="currency">
            <text:p>7ns</text:p>
          </table:table-cell>
          <table:table-cell table:style-name="ce15" table:formula="of:=MAX(MIN([.$D111]-MOD(1000*[$Times.P$3];[.$D111]);MOD(1000*[$Times.P$3];[.$D111]));MIN([.$D111]-MOD(1000*[$Times.P$4];[.$D111]);MOD(1000*[$Times.P$4];[.$D111]));MIN([.$D111]-MOD(1000*[$Times.P$5];[.$D111]);MOD(1000*[$Times.P$5];[.$D111]));MIN([.$D111]-MOD(1000*[$Times.P$6];[.$D111]);MOD(1000*[$Times.P$6];[.$D111]));)" office:value-type="currency" office:currency="ns" office:value="5.80645161290324" calcext:value-type="currency">
            <text:p>6ns</text:p>
          </table:table-cell>
          <table:table-cell table:style-name="ce15" table:formula="of:=MAX(MIN([.$D111]-MOD(1000*[$Times.Q$3];[.$D111]);MOD(1000*[$Times.Q$3];[.$D111]));MIN([.$D111]-MOD(1000*[$Times.Q$4];[.$D111]);MOD(1000*[$Times.Q$4];[.$D111]));MIN([.$D111]-MOD(1000*[$Times.Q$5];[.$D111]);MOD(1000*[$Times.Q$5];[.$D111]));MIN([.$D111]-MOD(1000*[$Times.Q$6];[.$D111]);MOD(1000*[$Times.Q$6];[.$D111]));)" office:value-type="currency" office:currency="ns" office:value="12.9032258064517" calcext:value-type="currency">
            <text:p>13ns</text:p>
          </table:table-cell>
          <table:table-cell table:style-name="ce15" table:formula="of:=MAX(MIN([.$D111]-MOD(1000*[$Times.R$3];[.$D111]);MOD(1000*[$Times.R$3];[.$D111]));MIN([.$D111]-MOD(1000*[$Times.R$4];[.$D111]);MOD(1000*[$Times.R$4];[.$D111]));MIN([.$D111]-MOD(1000*[$Times.R$5];[.$D111]);MOD(1000*[$Times.R$5];[.$D111]));MIN([.$D111]-MOD(1000*[$Times.R$6];[.$D111]);MOD(1000*[$Times.R$6];[.$D111]));)" office:value-type="currency" office:currency="ns" office:value="5.80645161290324" calcext:value-type="currency">
            <text:p>6ns</text:p>
          </table:table-cell>
          <table:table-cell table:style-name="ce15" table:formula="of:=MAX(MIN([.$D111]-MOD(1000*[$Times.S$3];[.$D111]);MOD(1000*[$Times.S$3];[.$D111]));MIN([.$D111]-MOD(1000*[$Times.S$4];[.$D111]);MOD(1000*[$Times.S$4];[.$D111]));MIN([.$D111]-MOD(1000*[$Times.S$5];[.$D111]);MOD(1000*[$Times.S$5];[.$D111]));MIN([.$D111]-MOD(1000*[$Times.S$6];[.$D111]);MOD(1000*[$Times.S$6];[.$D111]));)" office:value-type="currency" office:currency="ns" office:value="12.9032258064517" calcext:value-type="currency">
            <text:p>13ns</text:p>
          </table:table-cell>
          <table:table-cell table:style-name="ce15" table:formula="of:=MAX(MIN([.$D111]-MOD(1000*[$Times.T$3];[.$D111]);MOD(1000*[$Times.T$3];[.$D111]));MIN([.$D111]-MOD(1000*[$Times.T$4];[.$D111]);MOD(1000*[$Times.T$4];[.$D111]));MIN([.$D111]-MOD(1000*[$Times.T$5];[.$D111]);MOD(1000*[$Times.T$5];[.$D111]));MIN([.$D111]-MOD(1000*[$Times.T$6];[.$D111]);MOD(1000*[$Times.T$6];[.$D111]));)" office:value-type="currency" office:currency="ns" office:value="5.80645161290324" calcext:value-type="currency">
            <text:p>6ns</text:p>
          </table:table-cell>
          <table:table-cell table:style-name="ce15" table:formula="of:=MAX(MIN([.$D111]-MOD(1000*[$Times.U$3];[.$D111]);MOD(1000*[$Times.U$3];[.$D111]));MIN([.$D111]-MOD(1000*[$Times.U$4];[.$D111]);MOD(1000*[$Times.U$4];[.$D111]));MIN([.$D111]-MOD(1000*[$Times.U$5];[.$D111]);MOD(1000*[$Times.U$5];[.$D111]));MIN([.$D111]-MOD(1000*[$Times.U$6];[.$D111]);MOD(1000*[$Times.U$6];[.$D111]));)" office:value-type="currency" office:currency="ns" office:value="7.09677419354836" calcext:value-type="currency">
            <text:p>7ns</text:p>
          </table:table-cell>
          <table:table-cell table:style-name="ce15" table:formula="of:=MAX(MIN([.$D111]-MOD(1000*[$Times.V$3];[.$D111]);MOD(1000*[$Times.V$3];[.$D111]));MIN([.$D111]-MOD(1000*[$Times.V$4];[.$D111]);MOD(1000*[$Times.V$4];[.$D111]));MIN([.$D111]-MOD(1000*[$Times.V$5];[.$D111]);MOD(1000*[$Times.V$5];[.$D111]));MIN([.$D111]-MOD(1000*[$Times.V$6];[.$D111]);MOD(1000*[$Times.V$6];[.$D111]));)" office:value-type="currency" office:currency="ns" office:value="12.9032258064516" calcext:value-type="currency">
            <text:p>13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1.17" calcext:value-type="currency">
            <text:p>31,17 MHz</text:p>
          </table:table-cell>
          <table:table-cell table:style-name="ce10" table:formula="of:=160/[.A112]" office:value-type="float" office:value="5.13314084055181" calcext:value-type="float">
            <text:p>5,13</text:p>
          </table:table-cell>
          <table:table-cell table:style-name="ce7" table:formula="of:=ROUND(100*[.B112]) = 100*ROUND([.B112])" office:value-type="boolean" office:boolean-value="false" calcext:value-type="boolean">
            <text:p>FAŁSZ</text:p>
          </table:table-cell>
          <table:table-cell table:style-name="ce13" table:formula="of:=1000/[.A112]" office:value-type="currency" office:currency="ns" office:value="32.0821302534488" calcext:value-type="currency">
            <text:p>32ns</text:p>
          </table:table-cell>
          <table:table-cell table:style-name="ce20" table:formula="of:=([.I112]-MIN([.I$1:.I111]))" office:value-type="float" office:value="15.8646134103305" calcext:value-type="float">
            <text:p>15,86</text:p>
          </table:table-cell>
          <table:table-cell table:style-name="ce20" table:formula="of:=IF([.C112]; ([.I112]-MIN([.I$1:.I111]));&quot;&quot;)">
            <text:p/>
          </table:table-cell>
          <table:table-cell table:style-name="ce20" table:formula="of:=([.J112]-MIN([.J$1:.J111]))" office:value-type="float" office:value="1.57889912461616" calcext:value-type="float">
            <text:p>1,58</text:p>
          </table:table-cell>
          <table:table-cell table:style-name="ce20" table:formula="of:=([.J112]-MIN([.J$1:.J111]))*[.C112]" office:value-type="float" office:value="0" calcext:value-type="float">
            <text:p>0,00</text:p>
          </table:table-cell>
          <table:table-cell table:style-name="ce17" table:formula="of:=COM.MICROSOFT.MAXIFS([.K112:.XDF112];[.K$2:.XDF$2];&quot;&quot;)" office:value-type="currency" office:currency="ns" office:value="15.8646134103305" calcext:value-type="currency">
            <text:p>16ns</text:p>
          </table:table-cell>
          <table:table-cell table:style-name="ce17" table:formula="of:=MAX([.K112:.XFD112])" office:value-type="currency" office:currency="ns" office:value="15.8646134103305" calcext:value-type="currency">
            <text:p>16ns</text:p>
          </table:table-cell>
          <table:table-cell table:style-name="ce15" table:formula="of:=MAX(MIN([.$D112]-MOD(1000*[$Times.C$3];[.$D112]);MOD(1000*[$Times.C$3];[.$D112]));MIN([.$D112]-MOD(1000*[$Times.C$4];[.$D112]);MOD(1000*[$Times.C$4];[.$D112]));MIN([.$D112]-MOD(1000*[$Times.C$5];[.$D112]);MOD(1000*[$Times.C$5];[.$D112]));MIN([.$D112]-MOD(1000*[$Times.C$6];[.$D112]);MOD(1000*[$Times.C$6];[.$D112]));)" office:value-type="currency" office:currency="ns" office:value="15.3673403914019" calcext:value-type="currency">
            <text:p>15ns</text:p>
          </table:table-cell>
          <table:table-cell table:style-name="ce15" table:formula="of:=MAX(MIN([.$D112]-MOD(1000*[$Times.D$3];[.$D112]);MOD(1000*[$Times.D$3];[.$D112]));MIN([.$D112]-MOD(1000*[$Times.D$4];[.$D112]);MOD(1000*[$Times.D$4];[.$D112]));MIN([.$D112]-MOD(1000*[$Times.D$5];[.$D112]);MOD(1000*[$Times.D$5];[.$D112]));MIN([.$D112]-MOD(1000*[$Times.D$6];[.$D112]);MOD(1000*[$Times.D$6];[.$D112]));)" office:value-type="currency" office:currency="ns" office:value="9.56047481552768" calcext:value-type="currency">
            <text:p>10ns</text:p>
          </table:table-cell>
          <table:table-cell table:style-name="ce15" table:formula="of:=MAX(MIN([.$D112]-MOD(1000*[$Times.E$3];[.$D112]);MOD(1000*[$Times.E$3];[.$D112]));MIN([.$D112]-MOD(1000*[$Times.E$4];[.$D112]);MOD(1000*[$Times.E$4];[.$D112]));MIN([.$D112]-MOD(1000*[$Times.E$5];[.$D112]);MOD(1000*[$Times.E$5];[.$D112]));MIN([.$D112]-MOD(1000*[$Times.E$6];[.$D112]);MOD(1000*[$Times.E$6];[.$D112]));)" office:value-type="currency" office:currency="ns" office:value="15.8646134103305" calcext:value-type="currency">
            <text:p>16ns</text:p>
          </table:table-cell>
          <table:table-cell table:style-name="ce15" table:formula="of:=MAX(MIN([.$D112]-MOD(1000*[$Times.F$3];[.$D112]);MOD(1000*[$Times.F$3];[.$D112]));MIN([.$D112]-MOD(1000*[$Times.F$4];[.$D112]);MOD(1000*[$Times.F$4];[.$D112]));MIN([.$D112]-MOD(1000*[$Times.F$5];[.$D112]);MOD(1000*[$Times.F$5];[.$D112]));MIN([.$D112]-MOD(1000*[$Times.F$6];[.$D112]);MOD(1000*[$Times.F$6];[.$D112]));)" office:value-type="currency" office:currency="ns" office:value="4.57491177414177" calcext:value-type="currency">
            <text:p>5ns</text:p>
          </table:table-cell>
          <table:table-cell table:style-name="ce15" table:formula="of:=MAX(MIN([.$D112]-MOD(1000*[$Times.G$3];[.$D112]);MOD(1000*[$Times.G$3];[.$D112]));MIN([.$D112]-MOD(1000*[$Times.G$4];[.$D112]);MOD(1000*[$Times.G$4];[.$D112]));MIN([.$D112]-MOD(1000*[$Times.G$5];[.$D112]);MOD(1000*[$Times.G$5];[.$D112]));MIN([.$D112]-MOD(1000*[$Times.G$6];[.$D112]);MOD(1000*[$Times.G$6];[.$D112]));)" office:value-type="currency" office:currency="ns" office:value="5.45396214308641" calcext:value-type="currency">
            <text:p>5ns</text:p>
          </table:table-cell>
          <table:table-cell table:style-name="ce15" table:formula="of:=MAX(MIN([.$D112]-MOD(1000*[$Times.H$3];[.$D112]);MOD(1000*[$Times.H$3];[.$D112]));MIN([.$D112]-MOD(1000*[$Times.H$4];[.$D112]);MOD(1000*[$Times.H$4];[.$D112]));MIN([.$D112]-MOD(1000*[$Times.H$5];[.$D112]);MOD(1000*[$Times.H$5];[.$D112]));MIN([.$D112]-MOD(1000*[$Times.H$6];[.$D112]);MOD(1000*[$Times.H$6];[.$D112]));)" office:value-type="currency" office:currency="ns" office:value="12.111004170677" calcext:value-type="currency">
            <text:p>12ns</text:p>
          </table:table-cell>
          <table:table-cell table:style-name="ce15" table:formula="of:=MAX(MIN([.$D112]-MOD(1000*[$Times.I$3];[.$D112]);MOD(1000*[$Times.I$3];[.$D112]));MIN([.$D112]-MOD(1000*[$Times.I$4];[.$D112]);MOD(1000*[$Times.I$4];[.$D112]));MIN([.$D112]-MOD(1000*[$Times.I$5];[.$D112]);MOD(1000*[$Times.I$5];[.$D112]));MIN([.$D112]-MOD(1000*[$Times.I$6];[.$D112]);MOD(1000*[$Times.I$6];[.$D112]));)" office:value-type="currency" office:currency="ns" office:value="4.98556304138587" calcext:value-type="currency">
            <text:p>5ns</text:p>
          </table:table-cell>
          <table:table-cell table:style-name="ce15" table:formula="of:=MAX(MIN([.$D112]-MOD(1000*[$Times.J$3];[.$D112]);MOD(1000*[$Times.J$3];[.$D112]));MIN([.$D112]-MOD(1000*[$Times.J$4];[.$D112]);MOD(1000*[$Times.J$4];[.$D112]));MIN([.$D112]-MOD(1000*[$Times.J$5];[.$D112]);MOD(1000*[$Times.J$5];[.$D112]));MIN([.$D112]-MOD(1000*[$Times.J$6];[.$D112]);MOD(1000*[$Times.J$6];[.$D112]));)" office:value-type="currency" office:currency="ns" office:value="12.111004170677" calcext:value-type="currency">
            <text:p>12ns</text:p>
          </table:table-cell>
          <table:table-cell table:style-name="ce15" table:formula="of:=MAX(MIN([.$D112]-MOD(1000*[$Times.K$3];[.$D112]);MOD(1000*[$Times.K$3];[.$D112]));MIN([.$D112]-MOD(1000*[$Times.K$4];[.$D112]);MOD(1000*[$Times.K$4];[.$D112]));MIN([.$D112]-MOD(1000*[$Times.K$5];[.$D112]);MOD(1000*[$Times.K$5];[.$D112]));MIN([.$D112]-MOD(1000*[$Times.K$6];[.$D112]);MOD(1000*[$Times.K$6];[.$D112]));)" office:value-type="currency" office:currency="ns" office:value="4.98556304138587" calcext:value-type="currency">
            <text:p>5ns</text:p>
          </table:table-cell>
          <table:table-cell table:style-name="ce15" table:formula="of:=MAX(MIN([.$D112]-MOD(1000*[$Times.L$3];[.$D112]);MOD(1000*[$Times.L$3];[.$D112]));MIN([.$D112]-MOD(1000*[$Times.L$4];[.$D112]);MOD(1000*[$Times.L$4];[.$D112]));MIN([.$D112]-MOD(1000*[$Times.L$5];[.$D112]);MOD(1000*[$Times.L$5];[.$D112]));MIN([.$D112]-MOD(1000*[$Times.L$6];[.$D112]);MOD(1000*[$Times.L$6];[.$D112]));)" office:value-type="currency" office:currency="ns" office:value="4.57491177414177" calcext:value-type="currency">
            <text:p>5ns</text:p>
          </table:table-cell>
          <table:table-cell table:style-name="ce15" table:formula="of:=MAX(MIN([.$D112]-MOD(1000*[$Times.M$3];[.$D112]);MOD(1000*[$Times.M$3];[.$D112]));MIN([.$D112]-MOD(1000*[$Times.M$4];[.$D112]);MOD(1000*[$Times.M$4];[.$D112]));MIN([.$D112]-MOD(1000*[$Times.M$5];[.$D112]);MOD(1000*[$Times.M$5];[.$D112]));MIN([.$D112]-MOD(1000*[$Times.M$6];[.$D112]);MOD(1000*[$Times.M$6];[.$D112]));)" office:value-type="currency" office:currency="ns" office:value="4.98556304138587" calcext:value-type="currency">
            <text:p>5ns</text:p>
          </table:table-cell>
          <table:table-cell table:style-name="ce15" table:formula="of:=MAX(MIN([.$D112]-MOD(1000*[$Times.N$3];[.$D112]);MOD(1000*[$Times.N$3];[.$D112]));MIN([.$D112]-MOD(1000*[$Times.N$4];[.$D112]);MOD(1000*[$Times.N$4];[.$D112]));MIN([.$D112]-MOD(1000*[$Times.N$5];[.$D112]);MOD(1000*[$Times.N$5];[.$D112]));MIN([.$D112]-MOD(1000*[$Times.N$6];[.$D112]);MOD(1000*[$Times.N$6];[.$D112]));)" office:value-type="currency" office:currency="ns" office:value="4.57491177414177" calcext:value-type="currency">
            <text:p>5ns</text:p>
          </table:table-cell>
          <table:table-cell table:style-name="ce15" table:formula="of:=MAX(MIN([.$D112]-MOD(1000*[$Times.O$3];[.$D112]);MOD(1000*[$Times.O$3];[.$D112]));MIN([.$D112]-MOD(1000*[$Times.O$4];[.$D112]);MOD(1000*[$Times.O$4];[.$D112]));MIN([.$D112]-MOD(1000*[$Times.O$5];[.$D112]);MOD(1000*[$Times.O$5];[.$D112]));MIN([.$D112]-MOD(1000*[$Times.O$6];[.$D112]);MOD(1000*[$Times.O$6];[.$D112]));)" office:value-type="currency" office:currency="ns" office:value="5.45396214308641" calcext:value-type="currency">
            <text:p>5ns</text:p>
          </table:table-cell>
          <table:table-cell table:style-name="ce15" table:formula="of:=MAX(MIN([.$D112]-MOD(1000*[$Times.P$3];[.$D112]);MOD(1000*[$Times.P$3];[.$D112]));MIN([.$D112]-MOD(1000*[$Times.P$4];[.$D112]);MOD(1000*[$Times.P$4];[.$D112]));MIN([.$D112]-MOD(1000*[$Times.P$5];[.$D112]);MOD(1000*[$Times.P$5];[.$D112]));MIN([.$D112]-MOD(1000*[$Times.P$6];[.$D112]);MOD(1000*[$Times.P$6];[.$D112]));)" office:value-type="currency" office:currency="ns" office:value="4.57491177414177" calcext:value-type="currency">
            <text:p>5ns</text:p>
          </table:table-cell>
          <table:table-cell table:style-name="ce15" table:formula="of:=MAX(MIN([.$D112]-MOD(1000*[$Times.Q$3];[.$D112]);MOD(1000*[$Times.Q$3];[.$D112]));MIN([.$D112]-MOD(1000*[$Times.Q$4];[.$D112]);MOD(1000*[$Times.Q$4];[.$D112]));MIN([.$D112]-MOD(1000*[$Times.Q$5];[.$D112]);MOD(1000*[$Times.Q$5];[.$D112]));MIN([.$D112]-MOD(1000*[$Times.Q$6];[.$D112]);MOD(1000*[$Times.Q$6];[.$D112]));)" office:value-type="currency" office:currency="ns" office:value="4.98556304138587" calcext:value-type="currency">
            <text:p>5ns</text:p>
          </table:table-cell>
          <table:table-cell table:style-name="ce15" table:formula="of:=MAX(MIN([.$D112]-MOD(1000*[$Times.R$3];[.$D112]);MOD(1000*[$Times.R$3];[.$D112]));MIN([.$D112]-MOD(1000*[$Times.R$4];[.$D112]);MOD(1000*[$Times.R$4];[.$D112]));MIN([.$D112]-MOD(1000*[$Times.R$5];[.$D112]);MOD(1000*[$Times.R$5];[.$D112]));MIN([.$D112]-MOD(1000*[$Times.R$6];[.$D112]);MOD(1000*[$Times.R$6];[.$D112]));)" office:value-type="currency" office:currency="ns" office:value="4.57491177414177" calcext:value-type="currency">
            <text:p>5ns</text:p>
          </table:table-cell>
          <table:table-cell table:style-name="ce15" table:formula="of:=MAX(MIN([.$D112]-MOD(1000*[$Times.S$3];[.$D112]);MOD(1000*[$Times.S$3];[.$D112]));MIN([.$D112]-MOD(1000*[$Times.S$4];[.$D112]);MOD(1000*[$Times.S$4];[.$D112]));MIN([.$D112]-MOD(1000*[$Times.S$5];[.$D112]);MOD(1000*[$Times.S$5];[.$D112]));MIN([.$D112]-MOD(1000*[$Times.S$6];[.$D112]);MOD(1000*[$Times.S$6];[.$D112]));)" office:value-type="currency" office:currency="ns" office:value="4.98556304138587" calcext:value-type="currency">
            <text:p>5ns</text:p>
          </table:table-cell>
          <table:table-cell table:style-name="ce15" table:formula="of:=MAX(MIN([.$D112]-MOD(1000*[$Times.T$3];[.$D112]);MOD(1000*[$Times.T$3];[.$D112]));MIN([.$D112]-MOD(1000*[$Times.T$4];[.$D112]);MOD(1000*[$Times.T$4];[.$D112]));MIN([.$D112]-MOD(1000*[$Times.T$5];[.$D112]);MOD(1000*[$Times.T$5];[.$D112]));MIN([.$D112]-MOD(1000*[$Times.T$6];[.$D112]);MOD(1000*[$Times.T$6];[.$D112]));)" office:value-type="currency" office:currency="ns" office:value="4.57491177414177" calcext:value-type="currency">
            <text:p>5ns</text:p>
          </table:table-cell>
          <table:table-cell table:style-name="ce15" table:formula="of:=MAX(MIN([.$D112]-MOD(1000*[$Times.U$3];[.$D112]);MOD(1000*[$Times.U$3];[.$D112]));MIN([.$D112]-MOD(1000*[$Times.U$4];[.$D112]);MOD(1000*[$Times.U$4];[.$D112]));MIN([.$D112]-MOD(1000*[$Times.U$5];[.$D112]);MOD(1000*[$Times.U$5];[.$D112]));MIN([.$D112]-MOD(1000*[$Times.U$6];[.$D112]);MOD(1000*[$Times.U$6];[.$D112]));)" office:value-type="currency" office:currency="ns" office:value="5.45396214308641" calcext:value-type="currency">
            <text:p>5ns</text:p>
          </table:table-cell>
          <table:table-cell table:style-name="ce15" table:formula="of:=MAX(MIN([.$D112]-MOD(1000*[$Times.V$3];[.$D112]);MOD(1000*[$Times.V$3];[.$D112]));MIN([.$D112]-MOD(1000*[$Times.V$4];[.$D112]);MOD(1000*[$Times.V$4];[.$D112]));MIN([.$D112]-MOD(1000*[$Times.V$5];[.$D112]);MOD(1000*[$Times.V$5];[.$D112]));MIN([.$D112]-MOD(1000*[$Times.V$6];[.$D112]);MOD(1000*[$Times.V$6];[.$D112]));)" office:value-type="currency" office:currency="ns" office:value="11.2608277189606" calcext:value-type="currency">
            <text:p>11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1.56" calcext:value-type="currency">
            <text:p>31,56 MHz</text:p>
          </table:table-cell>
          <table:table-cell table:style-name="ce10" table:formula="of:=160/[.A113]" office:value-type="float" office:value="5.06970849176172" calcext:value-type="float">
            <text:p>5,07</text:p>
          </table:table-cell>
          <table:table-cell table:style-name="ce7" table:formula="of:=ROUND(100*[.B113]) = 100*ROUND([.B113])" office:value-type="boolean" office:boolean-value="false" calcext:value-type="boolean">
            <text:p>FAŁSZ</text:p>
          </table:table-cell>
          <table:table-cell table:style-name="ce13" table:formula="of:=1000/[.A113]" office:value-type="currency" office:currency="ns" office:value="31.6856780735108" calcext:value-type="currency">
            <text:p>32ns</text:p>
          </table:table-cell>
          <table:table-cell table:style-name="ce20" table:formula="of:=([.I113]-MIN([.I$1:.I112]))" office:value-type="float" office:value="14.828897338403" calcext:value-type="float">
            <text:p>14,83</text:p>
          </table:table-cell>
          <table:table-cell table:style-name="ce20" table:formula="of:=IF([.C113]; ([.I113]-MIN([.I$1:.I112]));&quot;&quot;)">
            <text:p/>
          </table:table-cell>
          <table:table-cell table:style-name="ce20" table:formula="of:=([.J113]-MIN([.J$1:.J112]))" office:value-type="float" office:value="1.43038203874682" calcext:value-type="float">
            <text:p>1,43</text:p>
          </table:table-cell>
          <table:table-cell table:style-name="ce20" table:formula="of:=([.J113]-MIN([.J$1:.J112]))*[.C113]" office:value-type="float" office:value="0" calcext:value-type="float">
            <text:p>0,00</text:p>
          </table:table-cell>
          <table:table-cell table:style-name="ce17" table:formula="of:=COM.MICROSOFT.MAXIFS([.K113:.XDF113];[.K$2:.XDF$2];&quot;&quot;)" office:value-type="currency" office:currency="ns" office:value="14.828897338403" calcext:value-type="currency">
            <text:p>15ns</text:p>
          </table:table-cell>
          <table:table-cell table:style-name="ce17" table:formula="of:=MAX([.K113:.XFD113])" office:value-type="currency" office:currency="ns" office:value="15.7160963244612" calcext:value-type="currency">
            <text:p>16ns</text:p>
          </table:table-cell>
          <table:table-cell table:style-name="ce15" table:formula="of:=MAX(MIN([.$D113]-MOD(1000*[$Times.C$3];[.$D113]);MOD(1000*[$Times.C$3];[.$D113]));MIN([.$D113]-MOD(1000*[$Times.C$4];[.$D113]);MOD(1000*[$Times.C$4];[.$D113]));MIN([.$D113]-MOD(1000*[$Times.C$5];[.$D113]);MOD(1000*[$Times.C$5];[.$D113]));MIN([.$D113]-MOD(1000*[$Times.C$6];[.$D113]);MOD(1000*[$Times.C$6];[.$D113]));)" office:value-type="currency" office:currency="ns" office:value="6.97084917617243" calcext:value-type="currency">
            <text:p>7ns</text:p>
          </table:table-cell>
          <table:table-cell table:style-name="ce15" table:formula="of:=MAX(MIN([.$D113]-MOD(1000*[$Times.D$3];[.$D113]);MOD(1000*[$Times.D$3];[.$D113]));MIN([.$D113]-MOD(1000*[$Times.D$4];[.$D113]);MOD(1000*[$Times.D$4];[.$D113]));MIN([.$D113]-MOD(1000*[$Times.D$5];[.$D113]);MOD(1000*[$Times.D$5];[.$D113]));MIN([.$D113]-MOD(1000*[$Times.D$6];[.$D113]);MOD(1000*[$Times.D$6];[.$D113]));)" office:value-type="currency" office:currency="ns" office:value="7.8580481622306" calcext:value-type="currency">
            <text:p>8ns</text:p>
          </table:table-cell>
          <table:table-cell table:style-name="ce15" table:formula="of:=MAX(MIN([.$D113]-MOD(1000*[$Times.E$3];[.$D113]);MOD(1000*[$Times.E$3];[.$D113]));MIN([.$D113]-MOD(1000*[$Times.E$4];[.$D113]);MOD(1000*[$Times.E$4];[.$D113]));MIN([.$D113]-MOD(1000*[$Times.E$5];[.$D113]);MOD(1000*[$Times.E$5];[.$D113]));MIN([.$D113]-MOD(1000*[$Times.E$6];[.$D113]);MOD(1000*[$Times.E$6];[.$D113]));)" office:value-type="currency" office:currency="ns" office:value="11.9138149556401" calcext:value-type="currency">
            <text:p>12ns</text:p>
          </table:table-cell>
          <table:table-cell table:style-name="ce15" table:formula="of:=MAX(MIN([.$D113]-MOD(1000*[$Times.F$3];[.$D113]);MOD(1000*[$Times.F$3];[.$D113]));MIN([.$D113]-MOD(1000*[$Times.F$4];[.$D113]);MOD(1000*[$Times.F$4];[.$D113]));MIN([.$D113]-MOD(1000*[$Times.F$5];[.$D113]);MOD(1000*[$Times.F$5];[.$D113]));MIN([.$D113]-MOD(1000*[$Times.F$6];[.$D113]);MOD(1000*[$Times.F$6];[.$D113]));)" office:value-type="currency" office:currency="ns" office:value="9.65779467680602" calcext:value-type="currency">
            <text:p>10ns</text:p>
          </table:table-cell>
          <table:table-cell table:style-name="ce15" table:formula="of:=MAX(MIN([.$D113]-MOD(1000*[$Times.G$3];[.$D113]);MOD(1000*[$Times.G$3];[.$D113]));MIN([.$D113]-MOD(1000*[$Times.G$4];[.$D113]);MOD(1000*[$Times.G$4];[.$D113]));MIN([.$D113]-MOD(1000*[$Times.G$5];[.$D113]);MOD(1000*[$Times.G$5];[.$D113]));MIN([.$D113]-MOD(1000*[$Times.G$6];[.$D113]);MOD(1000*[$Times.G$6];[.$D113]));)" office:value-type="currency" office:currency="ns" office:value="13.9416983523448" calcext:value-type="currency">
            <text:p>14ns</text:p>
          </table:table-cell>
          <table:table-cell table:style-name="ce15" table:formula="of:=MAX(MIN([.$D113]-MOD(1000*[$Times.H$3];[.$D113]);MOD(1000*[$Times.H$3];[.$D113]));MIN([.$D113]-MOD(1000*[$Times.H$4];[.$D113]);MOD(1000*[$Times.H$4];[.$D113]));MIN([.$D113]-MOD(1000*[$Times.H$5];[.$D113]);MOD(1000*[$Times.H$5];[.$D113]));MIN([.$D113]-MOD(1000*[$Times.H$6];[.$D113]);MOD(1000*[$Times.H$6];[.$D113]));)" office:value-type="currency" office:currency="ns" office:value="10.4562737642587" calcext:value-type="currency">
            <text:p>10ns</text:p>
          </table:table-cell>
          <table:table-cell table:style-name="ce15" table:formula="of:=MAX(MIN([.$D113]-MOD(1000*[$Times.I$3];[.$D113]);MOD(1000*[$Times.I$3];[.$D113]));MIN([.$D113]-MOD(1000*[$Times.I$4];[.$D113]);MOD(1000*[$Times.I$4];[.$D113]));MIN([.$D113]-MOD(1000*[$Times.I$5];[.$D113]);MOD(1000*[$Times.I$5];[.$D113]));MIN([.$D113]-MOD(1000*[$Times.I$6];[.$D113]);MOD(1000*[$Times.I$6];[.$D113]));)" office:value-type="currency" office:currency="ns" office:value="15.7160963244612" calcext:value-type="currency">
            <text:p>16ns</text:p>
          </table:table-cell>
          <table:table-cell table:style-name="ce15" table:formula="of:=MAX(MIN([.$D113]-MOD(1000*[$Times.J$3];[.$D113]);MOD(1000*[$Times.J$3];[.$D113]));MIN([.$D113]-MOD(1000*[$Times.J$4];[.$D113]);MOD(1000*[$Times.J$4];[.$D113]));MIN([.$D113]-MOD(1000*[$Times.J$5];[.$D113]);MOD(1000*[$Times.J$5];[.$D113]));MIN([.$D113]-MOD(1000*[$Times.J$6];[.$D113]);MOD(1000*[$Times.J$6];[.$D113]));)" office:value-type="currency" office:currency="ns" office:value="10.4562737642587" calcext:value-type="currency">
            <text:p>10ns</text:p>
          </table:table-cell>
          <table:table-cell table:style-name="ce15" table:formula="of:=MAX(MIN([.$D113]-MOD(1000*[$Times.K$3];[.$D113]);MOD(1000*[$Times.K$3];[.$D113]));MIN([.$D113]-MOD(1000*[$Times.K$4];[.$D113]);MOD(1000*[$Times.K$4];[.$D113]));MIN([.$D113]-MOD(1000*[$Times.K$5];[.$D113]);MOD(1000*[$Times.K$5];[.$D113]));MIN([.$D113]-MOD(1000*[$Times.K$6];[.$D113]);MOD(1000*[$Times.K$6];[.$D113]));)" office:value-type="currency" office:currency="ns" office:value="15.7160963244612" calcext:value-type="currency">
            <text:p>16ns</text:p>
          </table:table-cell>
          <table:table-cell table:style-name="ce15" table:formula="of:=MAX(MIN([.$D113]-MOD(1000*[$Times.L$3];[.$D113]);MOD(1000*[$Times.L$3];[.$D113]));MIN([.$D113]-MOD(1000*[$Times.L$4];[.$D113]);MOD(1000*[$Times.L$4];[.$D113]));MIN([.$D113]-MOD(1000*[$Times.L$5];[.$D113]);MOD(1000*[$Times.L$5];[.$D113]));MIN([.$D113]-MOD(1000*[$Times.L$6];[.$D113]);MOD(1000*[$Times.L$6];[.$D113]));)" office:value-type="currency" office:currency="ns" office:value="9.65779467680602" calcext:value-type="currency">
            <text:p>10ns</text:p>
          </table:table-cell>
          <table:table-cell table:style-name="ce15" table:formula="of:=MAX(MIN([.$D113]-MOD(1000*[$Times.M$3];[.$D113]);MOD(1000*[$Times.M$3];[.$D113]));MIN([.$D113]-MOD(1000*[$Times.M$4];[.$D113]);MOD(1000*[$Times.M$4];[.$D113]));MIN([.$D113]-MOD(1000*[$Times.M$5];[.$D113]);MOD(1000*[$Times.M$5];[.$D113]));MIN([.$D113]-MOD(1000*[$Times.M$6];[.$D113]);MOD(1000*[$Times.M$6];[.$D113]));)" office:value-type="currency" office:currency="ns" office:value="15.7160963244612" calcext:value-type="currency">
            <text:p>16ns</text:p>
          </table:table-cell>
          <table:table-cell table:style-name="ce15" table:formula="of:=MAX(MIN([.$D113]-MOD(1000*[$Times.N$3];[.$D113]);MOD(1000*[$Times.N$3];[.$D113]));MIN([.$D113]-MOD(1000*[$Times.N$4];[.$D113]);MOD(1000*[$Times.N$4];[.$D113]));MIN([.$D113]-MOD(1000*[$Times.N$5];[.$D113]);MOD(1000*[$Times.N$5];[.$D113]));MIN([.$D113]-MOD(1000*[$Times.N$6];[.$D113]);MOD(1000*[$Times.N$6];[.$D113]));)" office:value-type="currency" office:currency="ns" office:value="9.65779467680602" calcext:value-type="currency">
            <text:p>10ns</text:p>
          </table:table-cell>
          <table:table-cell table:style-name="ce15" table:formula="of:=MAX(MIN([.$D113]-MOD(1000*[$Times.O$3];[.$D113]);MOD(1000*[$Times.O$3];[.$D113]));MIN([.$D113]-MOD(1000*[$Times.O$4];[.$D113]);MOD(1000*[$Times.O$4];[.$D113]));MIN([.$D113]-MOD(1000*[$Times.O$5];[.$D113]);MOD(1000*[$Times.O$5];[.$D113]));MIN([.$D113]-MOD(1000*[$Times.O$6];[.$D113]);MOD(1000*[$Times.O$6];[.$D113]));)" office:value-type="currency" office:currency="ns" office:value="13.9416983523448" calcext:value-type="currency">
            <text:p>14ns</text:p>
          </table:table-cell>
          <table:table-cell table:style-name="ce15" table:formula="of:=MAX(MIN([.$D113]-MOD(1000*[$Times.P$3];[.$D113]);MOD(1000*[$Times.P$3];[.$D113]));MIN([.$D113]-MOD(1000*[$Times.P$4];[.$D113]);MOD(1000*[$Times.P$4];[.$D113]));MIN([.$D113]-MOD(1000*[$Times.P$5];[.$D113]);MOD(1000*[$Times.P$5];[.$D113]));MIN([.$D113]-MOD(1000*[$Times.P$6];[.$D113]);MOD(1000*[$Times.P$6];[.$D113]));)" office:value-type="currency" office:currency="ns" office:value="9.65779467680602" calcext:value-type="currency">
            <text:p>10ns</text:p>
          </table:table-cell>
          <table:table-cell table:style-name="ce15" table:formula="of:=MAX(MIN([.$D113]-MOD(1000*[$Times.Q$3];[.$D113]);MOD(1000*[$Times.Q$3];[.$D113]));MIN([.$D113]-MOD(1000*[$Times.Q$4];[.$D113]);MOD(1000*[$Times.Q$4];[.$D113]));MIN([.$D113]-MOD(1000*[$Times.Q$5];[.$D113]);MOD(1000*[$Times.Q$5];[.$D113]));MIN([.$D113]-MOD(1000*[$Times.Q$6];[.$D113]);MOD(1000*[$Times.Q$6];[.$D113]));)" office:value-type="currency" office:currency="ns" office:value="15.7160963244612" calcext:value-type="currency">
            <text:p>16ns</text:p>
          </table:table-cell>
          <table:table-cell table:style-name="ce15" table:formula="of:=MAX(MIN([.$D113]-MOD(1000*[$Times.R$3];[.$D113]);MOD(1000*[$Times.R$3];[.$D113]));MIN([.$D113]-MOD(1000*[$Times.R$4];[.$D113]);MOD(1000*[$Times.R$4];[.$D113]));MIN([.$D113]-MOD(1000*[$Times.R$5];[.$D113]);MOD(1000*[$Times.R$5];[.$D113]));MIN([.$D113]-MOD(1000*[$Times.R$6];[.$D113]);MOD(1000*[$Times.R$6];[.$D113]));)" office:value-type="currency" office:currency="ns" office:value="9.65779467680602" calcext:value-type="currency">
            <text:p>10ns</text:p>
          </table:table-cell>
          <table:table-cell table:style-name="ce15" table:formula="of:=MAX(MIN([.$D113]-MOD(1000*[$Times.S$3];[.$D113]);MOD(1000*[$Times.S$3];[.$D113]));MIN([.$D113]-MOD(1000*[$Times.S$4];[.$D113]);MOD(1000*[$Times.S$4];[.$D113]));MIN([.$D113]-MOD(1000*[$Times.S$5];[.$D113]);MOD(1000*[$Times.S$5];[.$D113]));MIN([.$D113]-MOD(1000*[$Times.S$6];[.$D113]);MOD(1000*[$Times.S$6];[.$D113]));)" office:value-type="currency" office:currency="ns" office:value="15.7160963244612" calcext:value-type="currency">
            <text:p>16ns</text:p>
          </table:table-cell>
          <table:table-cell table:style-name="ce15" table:formula="of:=MAX(MIN([.$D113]-MOD(1000*[$Times.T$3];[.$D113]);MOD(1000*[$Times.T$3];[.$D113]));MIN([.$D113]-MOD(1000*[$Times.T$4];[.$D113]);MOD(1000*[$Times.T$4];[.$D113]));MIN([.$D113]-MOD(1000*[$Times.T$5];[.$D113]);MOD(1000*[$Times.T$5];[.$D113]));MIN([.$D113]-MOD(1000*[$Times.T$6];[.$D113]);MOD(1000*[$Times.T$6];[.$D113]));)" office:value-type="currency" office:currency="ns" office:value="9.65779467680602" calcext:value-type="currency">
            <text:p>10ns</text:p>
          </table:table-cell>
          <table:table-cell table:style-name="ce15" table:formula="of:=MAX(MIN([.$D113]-MOD(1000*[$Times.U$3];[.$D113]);MOD(1000*[$Times.U$3];[.$D113]));MIN([.$D113]-MOD(1000*[$Times.U$4];[.$D113]);MOD(1000*[$Times.U$4];[.$D113]));MIN([.$D113]-MOD(1000*[$Times.U$5];[.$D113]);MOD(1000*[$Times.U$5];[.$D113]));MIN([.$D113]-MOD(1000*[$Times.U$6];[.$D113]);MOD(1000*[$Times.U$6];[.$D113]));)" office:value-type="currency" office:currency="ns" office:value="13.9416983523448" calcext:value-type="currency">
            <text:p>14ns</text:p>
          </table:table-cell>
          <table:table-cell table:style-name="ce15" table:formula="of:=MAX(MIN([.$D113]-MOD(1000*[$Times.V$3];[.$D113]);MOD(1000*[$Times.V$3];[.$D113]));MIN([.$D113]-MOD(1000*[$Times.V$4];[.$D113]);MOD(1000*[$Times.V$4];[.$D113]));MIN([.$D113]-MOD(1000*[$Times.V$5];[.$D113]);MOD(1000*[$Times.V$5];[.$D113]));MIN([.$D113]-MOD(1000*[$Times.V$6];[.$D113]);MOD(1000*[$Times.V$6];[.$D113]));)" office:value-type="currency" office:currency="ns" office:value="14.828897338403" calcext:value-type="currency">
            <text:p>15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1.94" calcext:value-type="currency">
            <text:p>31,94 MHz</text:p>
          </table:table-cell>
          <table:table-cell table:style-name="ce10" table:formula="of:=160/[.A114]" office:value-type="float" office:value="5.0093926111459" calcext:value-type="float">
            <text:p>5,01</text:p>
          </table:table-cell>
          <table:table-cell table:style-name="ce7" table:formula="of:=ROUND(100*[.B114]) = 100*ROUND([.B114])" office:value-type="boolean" office:boolean-value="false" calcext:value-type="boolean">
            <text:p>FAŁSZ</text:p>
          </table:table-cell>
          <table:table-cell table:style-name="ce13" table:formula="of:=1000/[.A114]" office:value-type="currency" office:currency="ns" office:value="31.3087038196619" calcext:value-type="currency">
            <text:p>31ns</text:p>
          </table:table-cell>
          <table:table-cell table:style-name="ce20" table:formula="of:=([.I114]-MIN([.I$1:.I113]))" office:value-type="float" office:value="14.9655604257983" calcext:value-type="float">
            <text:p>14,97</text:p>
          </table:table-cell>
          <table:table-cell table:style-name="ce20" table:formula="of:=IF([.C114]; ([.I114]-MIN([.I$1:.I113]));&quot;&quot;)">
            <text:p/>
          </table:table-cell>
          <table:table-cell table:style-name="ce20" table:formula="of:=([.J114]-MIN([.J$1:.J113]))" office:value-type="float" office:value="0.679846140083924" calcext:value-type="float">
            <text:p>0,68</text:p>
          </table:table-cell>
          <table:table-cell table:style-name="ce20" table:formula="of:=([.J114]-MIN([.J$1:.J113]))*[.C114]" office:value-type="float" office:value="0" calcext:value-type="float">
            <text:p>0,00</text:p>
          </table:table-cell>
          <table:table-cell table:style-name="ce17" table:formula="of:=COM.MICROSOFT.MAXIFS([.K114:.XDF114];[.K$2:.XDF$2];&quot;&quot;)" office:value-type="currency" office:currency="ns" office:value="14.9655604257983" calcext:value-type="currency">
            <text:p>15ns</text:p>
          </table:table-cell>
          <table:table-cell table:style-name="ce17" table:formula="of:=MAX([.K114:.XFD114])" office:value-type="currency" office:currency="ns" office:value="14.9655604257983" calcext:value-type="currency">
            <text:p>15ns</text:p>
          </table:table-cell>
          <table:table-cell table:style-name="ce15" table:formula="of:=MAX(MIN([.$D114]-MOD(1000*[$Times.C$3];[.$D114]);MOD(1000*[$Times.C$3];[.$D114]));MIN([.$D114]-MOD(1000*[$Times.C$4];[.$D114]);MOD(1000*[$Times.C$4];[.$D114]));MIN([.$D114]-MOD(1000*[$Times.C$5];[.$D114]);MOD(1000*[$Times.C$5];[.$D114]));MIN([.$D114]-MOD(1000*[$Times.C$6];[.$D114]);MOD(1000*[$Times.C$6];[.$D114]));)" office:value-type="currency" office:currency="ns" office:value="14.9655604257983" calcext:value-type="currency">
            <text:p>15ns</text:p>
          </table:table-cell>
          <table:table-cell table:style-name="ce15" table:formula="of:=MAX(MIN([.$D114]-MOD(1000*[$Times.D$3];[.$D114]);MOD(1000*[$Times.D$3];[.$D114]));MIN([.$D114]-MOD(1000*[$Times.D$4];[.$D114]);MOD(1000*[$Times.D$4];[.$D114]));MIN([.$D114]-MOD(1000*[$Times.D$5];[.$D114]);MOD(1000*[$Times.D$5];[.$D114]));MIN([.$D114]-MOD(1000*[$Times.D$6];[.$D114]);MOD(1000*[$Times.D$6];[.$D114]));)" office:value-type="currency" office:currency="ns" office:value="14.0262993112085" calcext:value-type="currency">
            <text:p>14ns</text:p>
          </table:table-cell>
          <table:table-cell table:style-name="ce15" table:formula="of:=MAX(MIN([.$D114]-MOD(1000*[$Times.E$3];[.$D114]);MOD(1000*[$Times.E$3];[.$D114]));MIN([.$D114]-MOD(1000*[$Times.E$4];[.$D114]);MOD(1000*[$Times.E$4];[.$D114]));MIN([.$D114]-MOD(1000*[$Times.E$5];[.$D114]);MOD(1000*[$Times.E$5];[.$D114]));MIN([.$D114]-MOD(1000*[$Times.E$6];[.$D114]);MOD(1000*[$Times.E$6];[.$D114]));)" office:value-type="currency" office:currency="ns" office:value="14.0262993112085" calcext:value-type="currency">
            <text:p>14ns</text:p>
          </table:table-cell>
          <table:table-cell table:style-name="ce15" table:formula="of:=MAX(MIN([.$D114]-MOD(1000*[$Times.F$3];[.$D114]);MOD(1000*[$Times.F$3];[.$D114]));MIN([.$D114]-MOD(1000*[$Times.F$4];[.$D114]);MOD(1000*[$Times.F$4];[.$D114]));MIN([.$D114]-MOD(1000*[$Times.F$5];[.$D114]);MOD(1000*[$Times.F$5];[.$D114]));MIN([.$D114]-MOD(1000*[$Times.F$6];[.$D114]);MOD(1000*[$Times.F$6];[.$D114]));)" office:value-type="currency" office:currency="ns" office:value="14.8653725735754" calcext:value-type="currency">
            <text:p>15ns</text:p>
          </table:table-cell>
          <table:table-cell table:style-name="ce15" table:formula="of:=MAX(MIN([.$D114]-MOD(1000*[$Times.G$3];[.$D114]);MOD(1000*[$Times.G$3];[.$D114]));MIN([.$D114]-MOD(1000*[$Times.G$4];[.$D114]);MOD(1000*[$Times.G$4];[.$D114]));MIN([.$D114]-MOD(1000*[$Times.G$5];[.$D114]);MOD(1000*[$Times.G$5];[.$D114]));MIN([.$D114]-MOD(1000*[$Times.G$6];[.$D114]);MOD(1000*[$Times.G$6];[.$D114]));)" office:value-type="currency" office:currency="ns" office:value="12.9868503443957" calcext:value-type="currency">
            <text:p>13ns</text:p>
          </table:table-cell>
          <table:table-cell table:style-name="ce15" table:formula="of:=MAX(MIN([.$D114]-MOD(1000*[$Times.H$3];[.$D114]);MOD(1000*[$Times.H$3];[.$D114]));MIN([.$D114]-MOD(1000*[$Times.H$4];[.$D114]);MOD(1000*[$Times.H$4];[.$D114]));MIN([.$D114]-MOD(1000*[$Times.H$5];[.$D114]);MOD(1000*[$Times.H$5];[.$D114]));MIN([.$D114]-MOD(1000*[$Times.H$6];[.$D114]);MOD(1000*[$Times.H$6];[.$D114]));)" office:value-type="currency" office:currency="ns" office:value="1.40889167188478" calcext:value-type="currency">
            <text:p>1ns</text:p>
          </table:table-cell>
          <table:table-cell table:style-name="ce15" table:formula="of:=MAX(MIN([.$D114]-MOD(1000*[$Times.I$3];[.$D114]);MOD(1000*[$Times.I$3];[.$D114]));MIN([.$D114]-MOD(1000*[$Times.I$4];[.$D114]);MOD(1000*[$Times.I$4];[.$D114]));MIN([.$D114]-MOD(1000*[$Times.I$5];[.$D114]);MOD(1000*[$Times.I$5];[.$D114]));MIN([.$D114]-MOD(1000*[$Times.I$6];[.$D114]);MOD(1000*[$Times.I$6];[.$D114]));)" office:value-type="currency" office:currency="ns" office:value="12.9868503443957" calcext:value-type="currency">
            <text:p>13ns</text:p>
          </table:table-cell>
          <table:table-cell table:style-name="ce15" table:formula="of:=MAX(MIN([.$D114]-MOD(1000*[$Times.J$3];[.$D114]);MOD(1000*[$Times.J$3];[.$D114]));MIN([.$D114]-MOD(1000*[$Times.J$4];[.$D114]);MOD(1000*[$Times.J$4];[.$D114]));MIN([.$D114]-MOD(1000*[$Times.J$5];[.$D114]);MOD(1000*[$Times.J$5];[.$D114]));MIN([.$D114]-MOD(1000*[$Times.J$6];[.$D114]);MOD(1000*[$Times.J$6];[.$D114]));)" office:value-type="currency" office:currency="ns" office:value="1.40889167188478" calcext:value-type="currency">
            <text:p>1ns</text:p>
          </table:table-cell>
          <table:table-cell table:style-name="ce15" table:formula="of:=MAX(MIN([.$D114]-MOD(1000*[$Times.K$3];[.$D114]);MOD(1000*[$Times.K$3];[.$D114]));MIN([.$D114]-MOD(1000*[$Times.K$4];[.$D114]);MOD(1000*[$Times.K$4];[.$D114]));MIN([.$D114]-MOD(1000*[$Times.K$5];[.$D114]);MOD(1000*[$Times.K$5];[.$D114]));MIN([.$D114]-MOD(1000*[$Times.K$6];[.$D114]);MOD(1000*[$Times.K$6];[.$D114]));)" office:value-type="currency" office:currency="ns" office:value="12.9868503443957" calcext:value-type="currency">
            <text:p>13ns</text:p>
          </table:table-cell>
          <table:table-cell table:style-name="ce15" table:formula="of:=MAX(MIN([.$D114]-MOD(1000*[$Times.L$3];[.$D114]);MOD(1000*[$Times.L$3];[.$D114]));MIN([.$D114]-MOD(1000*[$Times.L$4];[.$D114]);MOD(1000*[$Times.L$4];[.$D114]));MIN([.$D114]-MOD(1000*[$Times.L$5];[.$D114]);MOD(1000*[$Times.L$5];[.$D114]));MIN([.$D114]-MOD(1000*[$Times.L$6];[.$D114]);MOD(1000*[$Times.L$6];[.$D114]));)" office:value-type="currency" office:currency="ns" office:value="14.8653725735754" calcext:value-type="currency">
            <text:p>15ns</text:p>
          </table:table-cell>
          <table:table-cell table:style-name="ce15" table:formula="of:=MAX(MIN([.$D114]-MOD(1000*[$Times.M$3];[.$D114]);MOD(1000*[$Times.M$3];[.$D114]));MIN([.$D114]-MOD(1000*[$Times.M$4];[.$D114]);MOD(1000*[$Times.M$4];[.$D114]));MIN([.$D114]-MOD(1000*[$Times.M$5];[.$D114]);MOD(1000*[$Times.M$5];[.$D114]));MIN([.$D114]-MOD(1000*[$Times.M$6];[.$D114]);MOD(1000*[$Times.M$6];[.$D114]));)" office:value-type="currency" office:currency="ns" office:value="12.9868503443957" calcext:value-type="currency">
            <text:p>13ns</text:p>
          </table:table-cell>
          <table:table-cell table:style-name="ce15" table:formula="of:=MAX(MIN([.$D114]-MOD(1000*[$Times.N$3];[.$D114]);MOD(1000*[$Times.N$3];[.$D114]));MIN([.$D114]-MOD(1000*[$Times.N$4];[.$D114]);MOD(1000*[$Times.N$4];[.$D114]));MIN([.$D114]-MOD(1000*[$Times.N$5];[.$D114]);MOD(1000*[$Times.N$5];[.$D114]));MIN([.$D114]-MOD(1000*[$Times.N$6];[.$D114]);MOD(1000*[$Times.N$6];[.$D114]));)" office:value-type="currency" office:currency="ns" office:value="14.8653725735754" calcext:value-type="currency">
            <text:p>15ns</text:p>
          </table:table-cell>
          <table:table-cell table:style-name="ce15" table:formula="of:=MAX(MIN([.$D114]-MOD(1000*[$Times.O$3];[.$D114]);MOD(1000*[$Times.O$3];[.$D114]));MIN([.$D114]-MOD(1000*[$Times.O$4];[.$D114]);MOD(1000*[$Times.O$4];[.$D114]));MIN([.$D114]-MOD(1000*[$Times.O$5];[.$D114]);MOD(1000*[$Times.O$5];[.$D114]));MIN([.$D114]-MOD(1000*[$Times.O$6];[.$D114]);MOD(1000*[$Times.O$6];[.$D114]));)" office:value-type="currency" office:currency="ns" office:value="4.29555416405765" calcext:value-type="currency">
            <text:p>4ns</text:p>
          </table:table-cell>
          <table:table-cell table:style-name="ce15" table:formula="of:=MAX(MIN([.$D114]-MOD(1000*[$Times.P$3];[.$D114]);MOD(1000*[$Times.P$3];[.$D114]));MIN([.$D114]-MOD(1000*[$Times.P$4];[.$D114]);MOD(1000*[$Times.P$4];[.$D114]));MIN([.$D114]-MOD(1000*[$Times.P$5];[.$D114]);MOD(1000*[$Times.P$5];[.$D114]));MIN([.$D114]-MOD(1000*[$Times.P$6];[.$D114]);MOD(1000*[$Times.P$6];[.$D114]));)" office:value-type="currency" office:currency="ns" office:value="14.8653725735754" calcext:value-type="currency">
            <text:p>15ns</text:p>
          </table:table-cell>
          <table:table-cell table:style-name="ce15" table:formula="of:=MAX(MIN([.$D114]-MOD(1000*[$Times.Q$3];[.$D114]);MOD(1000*[$Times.Q$3];[.$D114]));MIN([.$D114]-MOD(1000*[$Times.Q$4];[.$D114]);MOD(1000*[$Times.Q$4];[.$D114]));MIN([.$D114]-MOD(1000*[$Times.Q$5];[.$D114]);MOD(1000*[$Times.Q$5];[.$D114]));MIN([.$D114]-MOD(1000*[$Times.Q$6];[.$D114]);MOD(1000*[$Times.Q$6];[.$D114]));)" office:value-type="currency" office:currency="ns" office:value="12.9868503443957" calcext:value-type="currency">
            <text:p>13ns</text:p>
          </table:table-cell>
          <table:table-cell table:style-name="ce15" table:formula="of:=MAX(MIN([.$D114]-MOD(1000*[$Times.R$3];[.$D114]);MOD(1000*[$Times.R$3];[.$D114]));MIN([.$D114]-MOD(1000*[$Times.R$4];[.$D114]);MOD(1000*[$Times.R$4];[.$D114]));MIN([.$D114]-MOD(1000*[$Times.R$5];[.$D114]);MOD(1000*[$Times.R$5];[.$D114]));MIN([.$D114]-MOD(1000*[$Times.R$6];[.$D114]);MOD(1000*[$Times.R$6];[.$D114]));)" office:value-type="currency" office:currency="ns" office:value="14.8653725735754" calcext:value-type="currency">
            <text:p>15ns</text:p>
          </table:table-cell>
          <table:table-cell table:style-name="ce15" table:formula="of:=MAX(MIN([.$D114]-MOD(1000*[$Times.S$3];[.$D114]);MOD(1000*[$Times.S$3];[.$D114]));MIN([.$D114]-MOD(1000*[$Times.S$4];[.$D114]);MOD(1000*[$Times.S$4];[.$D114]));MIN([.$D114]-MOD(1000*[$Times.S$5];[.$D114]);MOD(1000*[$Times.S$5];[.$D114]));MIN([.$D114]-MOD(1000*[$Times.S$6];[.$D114]);MOD(1000*[$Times.S$6];[.$D114]));)" office:value-type="currency" office:currency="ns" office:value="12.9868503443957" calcext:value-type="currency">
            <text:p>13ns</text:p>
          </table:table-cell>
          <table:table-cell table:style-name="ce15" table:formula="of:=MAX(MIN([.$D114]-MOD(1000*[$Times.T$3];[.$D114]);MOD(1000*[$Times.T$3];[.$D114]));MIN([.$D114]-MOD(1000*[$Times.T$4];[.$D114]);MOD(1000*[$Times.T$4];[.$D114]));MIN([.$D114]-MOD(1000*[$Times.T$5];[.$D114]);MOD(1000*[$Times.T$5];[.$D114]));MIN([.$D114]-MOD(1000*[$Times.T$6];[.$D114]);MOD(1000*[$Times.T$6];[.$D114]));)" office:value-type="currency" office:currency="ns" office:value="14.8653725735754" calcext:value-type="currency">
            <text:p>15ns</text:p>
          </table:table-cell>
          <table:table-cell table:style-name="ce15" table:formula="of:=MAX(MIN([.$D114]-MOD(1000*[$Times.U$3];[.$D114]);MOD(1000*[$Times.U$3];[.$D114]));MIN([.$D114]-MOD(1000*[$Times.U$4];[.$D114]);MOD(1000*[$Times.U$4];[.$D114]));MIN([.$D114]-MOD(1000*[$Times.U$5];[.$D114]);MOD(1000*[$Times.U$5];[.$D114]));MIN([.$D114]-MOD(1000*[$Times.U$6];[.$D114]);MOD(1000*[$Times.U$6];[.$D114]));)" office:value-type="currency" office:currency="ns" office:value="4.29555416405765" calcext:value-type="currency">
            <text:p>4ns</text:p>
          </table:table-cell>
          <table:table-cell table:style-name="ce15" table:formula="of:=MAX(MIN([.$D114]-MOD(1000*[$Times.V$3];[.$D114]);MOD(1000*[$Times.V$3];[.$D114]));MIN([.$D114]-MOD(1000*[$Times.V$4];[.$D114]);MOD(1000*[$Times.V$4];[.$D114]));MIN([.$D114]-MOD(1000*[$Times.V$5];[.$D114]);MOD(1000*[$Times.V$5];[.$D114]));MIN([.$D114]-MOD(1000*[$Times.V$6];[.$D114]);MOD(1000*[$Times.V$6];[.$D114]));)" office:value-type="currency" office:currency="ns" office:value="13.0870381966186" calcext:value-type="currency">
            <text:p>13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2" calcext:value-type="currency">
            <text:p>32,00 MHz</text:p>
          </table:table-cell>
          <table:table-cell table:style-name="ce10" table:formula="of:=160/[.A115]" office:value-type="float" office:value="5" calcext:value-type="float">
            <text:p>5,00</text:p>
          </table:table-cell>
          <table:table-cell table:style-name="ce7" table:formula="of:=ROUND(100*[.B115]) = 100*ROUND([.B115])" office:value-type="boolean" office:boolean-value="true" calcext:value-type="boolean">
            <text:p>PRAWDA</text:p>
          </table:table-cell>
          <table:table-cell table:style-name="ce13" table:formula="of:=1000/[.A115]" office:value-type="currency" office:currency="ns" office:value="31.25" calcext:value-type="currency">
            <text:p>31ns</text:p>
          </table:table-cell>
          <table:table-cell table:style-name="ce20" table:formula="of:=([.I115]-MIN([.I$1:.I114]))" office:value-type="float" office:value="12.5" calcext:value-type="float">
            <text:p>12,50</text:p>
          </table:table-cell>
          <table:table-cell table:style-name="ce20" table:formula="of:=IF([.C115]; ([.I115]-MIN([.I$1:.I114]));&quot;&quot;)" office:value-type="float" office:value="12.5" calcext:value-type="float">
            <text:p>12,50</text:p>
          </table:table-cell>
          <table:table-cell table:style-name="ce20" table:formula="of:=([.J115]-MIN([.J$1:.J114]))" office:value-type="float" office:value="-0.535714285714384" calcext:value-type="float">
            <text:p>-0,54</text:p>
          </table:table-cell>
          <table:table-cell table:style-name="ce20" table:formula="of:=([.J115]-MIN([.J$1:.J114]))*[.C115]" office:value-type="float" office:value="-0.535714285714384" calcext:value-type="float">
            <text:p>-0,54</text:p>
          </table:table-cell>
          <table:table-cell table:style-name="ce17" table:formula="of:=COM.MICROSOFT.MAXIFS([.K115:.XDF115];[.K$2:.XDF$2];&quot;&quot;)" office:value-type="currency" office:currency="ns" office:value="12.5" calcext:value-type="currency">
            <text:p>13ns</text:p>
          </table:table-cell>
          <table:table-cell table:style-name="ce17" table:formula="of:=MAX([.K115:.XFD115])" office:value-type="currency" office:currency="ns" office:value="13.75" calcext:value-type="currency">
            <text:p>14ns</text:p>
          </table:table-cell>
          <table:table-cell table:style-name="ce15" table:formula="of:=MAX(MIN([.$D115]-MOD(1000*[$Times.C$3];[.$D115]);MOD(1000*[$Times.C$3];[.$D115]));MIN([.$D115]-MOD(1000*[$Times.C$4];[.$D115]);MOD(1000*[$Times.C$4];[.$D115]));MIN([.$D115]-MOD(1000*[$Times.C$5];[.$D115]);MOD(1000*[$Times.C$5];[.$D115]));MIN([.$D115]-MOD(1000*[$Times.C$6];[.$D115]);MOD(1000*[$Times.C$6];[.$D115]));)" office:value-type="currency" office:currency="ns" office:value="12.5" calcext:value-type="currency">
            <text:p>13ns</text:p>
          </table:table-cell>
          <table:table-cell table:style-name="ce15" table:formula="of:=MAX(MIN([.$D115]-MOD(1000*[$Times.D$3];[.$D115]);MOD(1000*[$Times.D$3];[.$D115]));MIN([.$D115]-MOD(1000*[$Times.D$4];[.$D115]);MOD(1000*[$Times.D$4];[.$D115]));MIN([.$D115]-MOD(1000*[$Times.D$5];[.$D115]);MOD(1000*[$Times.D$5];[.$D115]));MIN([.$D115]-MOD(1000*[$Times.D$6];[.$D115]);MOD(1000*[$Times.D$6];[.$D115]));)" office:value-type="currency" office:currency="ns" office:value="12.5" calcext:value-type="currency">
            <text:p>13ns</text:p>
          </table:table-cell>
          <table:table-cell table:style-name="ce15" table:formula="of:=MAX(MIN([.$D115]-MOD(1000*[$Times.E$3];[.$D115]);MOD(1000*[$Times.E$3];[.$D115]));MIN([.$D115]-MOD(1000*[$Times.E$4];[.$D115]);MOD(1000*[$Times.E$4];[.$D115]));MIN([.$D115]-MOD(1000*[$Times.E$5];[.$D115]);MOD(1000*[$Times.E$5];[.$D115]));MIN([.$D115]-MOD(1000*[$Times.E$6];[.$D115]);MOD(1000*[$Times.E$6];[.$D115]));)" office:value-type="currency" office:currency="ns" office:value="12.5" calcext:value-type="currency">
            <text:p>13ns</text:p>
          </table:table-cell>
          <table:table-cell table:style-name="ce15" table:formula="of:=MAX(MIN([.$D115]-MOD(1000*[$Times.F$3];[.$D115]);MOD(1000*[$Times.F$3];[.$D115]));MIN([.$D115]-MOD(1000*[$Times.F$4];[.$D115]);MOD(1000*[$Times.F$4];[.$D115]));MIN([.$D115]-MOD(1000*[$Times.F$5];[.$D115]);MOD(1000*[$Times.F$5];[.$D115]));MIN([.$D115]-MOD(1000*[$Times.F$6];[.$D115]);MOD(1000*[$Times.F$6];[.$D115]));)" office:value-type="currency" office:currency="ns" office:value="13.75" calcext:value-type="currency">
            <text:p>14ns</text:p>
          </table:table-cell>
          <table:table-cell table:style-name="ce15" table:formula="of:=MAX(MIN([.$D115]-MOD(1000*[$Times.G$3];[.$D115]);MOD(1000*[$Times.G$3];[.$D115]));MIN([.$D115]-MOD(1000*[$Times.G$4];[.$D115]);MOD(1000*[$Times.G$4];[.$D115]));MIN([.$D115]-MOD(1000*[$Times.G$5];[.$D115]);MOD(1000*[$Times.G$5];[.$D115]));MIN([.$D115]-MOD(1000*[$Times.G$6];[.$D115]);MOD(1000*[$Times.G$6];[.$D115]));)" office:value-type="currency" office:currency="ns" office:value="13.75" calcext:value-type="currency">
            <text:p>14ns</text:p>
          </table:table-cell>
          <table:table-cell table:style-name="ce15" table:formula="of:=MAX(MIN([.$D115]-MOD(1000*[$Times.H$3];[.$D115]);MOD(1000*[$Times.H$3];[.$D115]));MIN([.$D115]-MOD(1000*[$Times.H$4];[.$D115]);MOD(1000*[$Times.H$4];[.$D115]));MIN([.$D115]-MOD(1000*[$Times.H$5];[.$D115]);MOD(1000*[$Times.H$5];[.$D115]));MIN([.$D115]-MOD(1000*[$Times.H$6];[.$D115]);MOD(1000*[$Times.H$6];[.$D115]));)" office:value-type="currency" office:currency="ns" office:value="1.25" calcext:value-type="currency">
            <text:p>1ns</text:p>
          </table:table-cell>
          <table:table-cell table:style-name="ce15" table:formula="of:=MAX(MIN([.$D115]-MOD(1000*[$Times.I$3];[.$D115]);MOD(1000*[$Times.I$3];[.$D115]));MIN([.$D115]-MOD(1000*[$Times.I$4];[.$D115]);MOD(1000*[$Times.I$4];[.$D115]));MIN([.$D115]-MOD(1000*[$Times.I$5];[.$D115]);MOD(1000*[$Times.I$5];[.$D115]));MIN([.$D115]-MOD(1000*[$Times.I$6];[.$D115]);MOD(1000*[$Times.I$6];[.$D115]));)" office:value-type="currency" office:currency="ns" office:value="13.75" calcext:value-type="currency">
            <text:p>14ns</text:p>
          </table:table-cell>
          <table:table-cell table:style-name="ce15" table:formula="of:=MAX(MIN([.$D115]-MOD(1000*[$Times.J$3];[.$D115]);MOD(1000*[$Times.J$3];[.$D115]));MIN([.$D115]-MOD(1000*[$Times.J$4];[.$D115]);MOD(1000*[$Times.J$4];[.$D115]));MIN([.$D115]-MOD(1000*[$Times.J$5];[.$D115]);MOD(1000*[$Times.J$5];[.$D115]));MIN([.$D115]-MOD(1000*[$Times.J$6];[.$D115]);MOD(1000*[$Times.J$6];[.$D115]));)" office:value-type="currency" office:currency="ns" office:value="1.25" calcext:value-type="currency">
            <text:p>1ns</text:p>
          </table:table-cell>
          <table:table-cell table:style-name="ce15" table:formula="of:=MAX(MIN([.$D115]-MOD(1000*[$Times.K$3];[.$D115]);MOD(1000*[$Times.K$3];[.$D115]));MIN([.$D115]-MOD(1000*[$Times.K$4];[.$D115]);MOD(1000*[$Times.K$4];[.$D115]));MIN([.$D115]-MOD(1000*[$Times.K$5];[.$D115]);MOD(1000*[$Times.K$5];[.$D115]));MIN([.$D115]-MOD(1000*[$Times.K$6];[.$D115]);MOD(1000*[$Times.K$6];[.$D115]));)" office:value-type="currency" office:currency="ns" office:value="13.75" calcext:value-type="currency">
            <text:p>14ns</text:p>
          </table:table-cell>
          <table:table-cell table:style-name="ce15" table:formula="of:=MAX(MIN([.$D115]-MOD(1000*[$Times.L$3];[.$D115]);MOD(1000*[$Times.L$3];[.$D115]));MIN([.$D115]-MOD(1000*[$Times.L$4];[.$D115]);MOD(1000*[$Times.L$4];[.$D115]));MIN([.$D115]-MOD(1000*[$Times.L$5];[.$D115]);MOD(1000*[$Times.L$5];[.$D115]));MIN([.$D115]-MOD(1000*[$Times.L$6];[.$D115]);MOD(1000*[$Times.L$6];[.$D115]));)" office:value-type="currency" office:currency="ns" office:value="13.75" calcext:value-type="currency">
            <text:p>14ns</text:p>
          </table:table-cell>
          <table:table-cell table:style-name="ce15" table:formula="of:=MAX(MIN([.$D115]-MOD(1000*[$Times.M$3];[.$D115]);MOD(1000*[$Times.M$3];[.$D115]));MIN([.$D115]-MOD(1000*[$Times.M$4];[.$D115]);MOD(1000*[$Times.M$4];[.$D115]));MIN([.$D115]-MOD(1000*[$Times.M$5];[.$D115]);MOD(1000*[$Times.M$5];[.$D115]));MIN([.$D115]-MOD(1000*[$Times.M$6];[.$D115]);MOD(1000*[$Times.M$6];[.$D115]));)" office:value-type="currency" office:currency="ns" office:value="13.75" calcext:value-type="currency">
            <text:p>14ns</text:p>
          </table:table-cell>
          <table:table-cell table:style-name="ce15" table:formula="of:=MAX(MIN([.$D115]-MOD(1000*[$Times.N$3];[.$D115]);MOD(1000*[$Times.N$3];[.$D115]));MIN([.$D115]-MOD(1000*[$Times.N$4];[.$D115]);MOD(1000*[$Times.N$4];[.$D115]));MIN([.$D115]-MOD(1000*[$Times.N$5];[.$D115]);MOD(1000*[$Times.N$5];[.$D115]));MIN([.$D115]-MOD(1000*[$Times.N$6];[.$D115]);MOD(1000*[$Times.N$6];[.$D115]));)" office:value-type="currency" office:currency="ns" office:value="13.75" calcext:value-type="currency">
            <text:p>14ns</text:p>
          </table:table-cell>
          <table:table-cell table:style-name="ce15" table:formula="of:=MAX(MIN([.$D115]-MOD(1000*[$Times.O$3];[.$D115]);MOD(1000*[$Times.O$3];[.$D115]));MIN([.$D115]-MOD(1000*[$Times.O$4];[.$D115]);MOD(1000*[$Times.O$4];[.$D115]));MIN([.$D115]-MOD(1000*[$Times.O$5];[.$D115]);MOD(1000*[$Times.O$5];[.$D115]));MIN([.$D115]-MOD(1000*[$Times.O$6];[.$D115]);MOD(1000*[$Times.O$6];[.$D115]));)" office:value-type="currency" office:currency="ns" office:value="5" calcext:value-type="currency">
            <text:p>5ns</text:p>
          </table:table-cell>
          <table:table-cell table:style-name="ce15" table:formula="of:=MAX(MIN([.$D115]-MOD(1000*[$Times.P$3];[.$D115]);MOD(1000*[$Times.P$3];[.$D115]));MIN([.$D115]-MOD(1000*[$Times.P$4];[.$D115]);MOD(1000*[$Times.P$4];[.$D115]));MIN([.$D115]-MOD(1000*[$Times.P$5];[.$D115]);MOD(1000*[$Times.P$5];[.$D115]));MIN([.$D115]-MOD(1000*[$Times.P$6];[.$D115]);MOD(1000*[$Times.P$6];[.$D115]));)" office:value-type="currency" office:currency="ns" office:value="13.75" calcext:value-type="currency">
            <text:p>14ns</text:p>
          </table:table-cell>
          <table:table-cell table:style-name="ce15" table:formula="of:=MAX(MIN([.$D115]-MOD(1000*[$Times.Q$3];[.$D115]);MOD(1000*[$Times.Q$3];[.$D115]));MIN([.$D115]-MOD(1000*[$Times.Q$4];[.$D115]);MOD(1000*[$Times.Q$4];[.$D115]));MIN([.$D115]-MOD(1000*[$Times.Q$5];[.$D115]);MOD(1000*[$Times.Q$5];[.$D115]));MIN([.$D115]-MOD(1000*[$Times.Q$6];[.$D115]);MOD(1000*[$Times.Q$6];[.$D115]));)" office:value-type="currency" office:currency="ns" office:value="13.75" calcext:value-type="currency">
            <text:p>14ns</text:p>
          </table:table-cell>
          <table:table-cell table:style-name="ce15" table:formula="of:=MAX(MIN([.$D115]-MOD(1000*[$Times.R$3];[.$D115]);MOD(1000*[$Times.R$3];[.$D115]));MIN([.$D115]-MOD(1000*[$Times.R$4];[.$D115]);MOD(1000*[$Times.R$4];[.$D115]));MIN([.$D115]-MOD(1000*[$Times.R$5];[.$D115]);MOD(1000*[$Times.R$5];[.$D115]));MIN([.$D115]-MOD(1000*[$Times.R$6];[.$D115]);MOD(1000*[$Times.R$6];[.$D115]));)" office:value-type="currency" office:currency="ns" office:value="13.75" calcext:value-type="currency">
            <text:p>14ns</text:p>
          </table:table-cell>
          <table:table-cell table:style-name="ce15" table:formula="of:=MAX(MIN([.$D115]-MOD(1000*[$Times.S$3];[.$D115]);MOD(1000*[$Times.S$3];[.$D115]));MIN([.$D115]-MOD(1000*[$Times.S$4];[.$D115]);MOD(1000*[$Times.S$4];[.$D115]));MIN([.$D115]-MOD(1000*[$Times.S$5];[.$D115]);MOD(1000*[$Times.S$5];[.$D115]));MIN([.$D115]-MOD(1000*[$Times.S$6];[.$D115]);MOD(1000*[$Times.S$6];[.$D115]));)" office:value-type="currency" office:currency="ns" office:value="13.75" calcext:value-type="currency">
            <text:p>14ns</text:p>
          </table:table-cell>
          <table:table-cell table:style-name="ce15" table:formula="of:=MAX(MIN([.$D115]-MOD(1000*[$Times.T$3];[.$D115]);MOD(1000*[$Times.T$3];[.$D115]));MIN([.$D115]-MOD(1000*[$Times.T$4];[.$D115]);MOD(1000*[$Times.T$4];[.$D115]));MIN([.$D115]-MOD(1000*[$Times.T$5];[.$D115]);MOD(1000*[$Times.T$5];[.$D115]));MIN([.$D115]-MOD(1000*[$Times.T$6];[.$D115]);MOD(1000*[$Times.T$6];[.$D115]));)" office:value-type="currency" office:currency="ns" office:value="13.75" calcext:value-type="currency">
            <text:p>14ns</text:p>
          </table:table-cell>
          <table:table-cell table:style-name="ce15" table:formula="of:=MAX(MIN([.$D115]-MOD(1000*[$Times.U$3];[.$D115]);MOD(1000*[$Times.U$3];[.$D115]));MIN([.$D115]-MOD(1000*[$Times.U$4];[.$D115]);MOD(1000*[$Times.U$4];[.$D115]));MIN([.$D115]-MOD(1000*[$Times.U$5];[.$D115]);MOD(1000*[$Times.U$5];[.$D115]));MIN([.$D115]-MOD(1000*[$Times.U$6];[.$D115]);MOD(1000*[$Times.U$6];[.$D115]));)" office:value-type="currency" office:currency="ns" office:value="5" calcext:value-type="currency">
            <text:p>5ns</text:p>
          </table:table-cell>
          <table:table-cell table:style-name="ce15" table:formula="of:=MAX(MIN([.$D115]-MOD(1000*[$Times.V$3];[.$D115]);MOD(1000*[$Times.V$3];[.$D115]));MIN([.$D115]-MOD(1000*[$Times.V$4];[.$D115]);MOD(1000*[$Times.V$4];[.$D115]));MIN([.$D115]-MOD(1000*[$Times.V$5];[.$D115]);MOD(1000*[$Times.V$5];[.$D115]));MIN([.$D115]-MOD(1000*[$Times.V$6];[.$D115]);MOD(1000*[$Times.V$6];[.$D115]));)" office:value-type="currency" office:currency="ns" office:value="12.5" calcext:value-type="currency">
            <text:p>13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2.32" calcext:value-type="currency">
            <text:p>32,32 MHz</text:p>
          </table:table-cell>
          <table:table-cell table:style-name="ce10" table:formula="of:=160/[.A116]" office:value-type="float" office:value="4.95049504950495" calcext:value-type="float">
            <text:p>4,95</text:p>
          </table:table-cell>
          <table:table-cell table:style-name="ce7" table:formula="of:=ROUND(100*[.B116]) = 100*ROUND([.B116])" office:value-type="boolean" office:boolean-value="false" calcext:value-type="boolean">
            <text:p>FAŁSZ</text:p>
          </table:table-cell>
          <table:table-cell table:style-name="ce13" table:formula="of:=1000/[.A116]" office:value-type="currency" office:currency="ns" office:value="30.9405940594059" calcext:value-type="currency">
            <text:p>31ns</text:p>
          </table:table-cell>
          <table:table-cell table:style-name="ce20" table:formula="of:=([.I116]-MIN([.I$1:.I115]))" office:value-type="float" office:value="14.6039603960396" calcext:value-type="float">
            <text:p>14,60</text:p>
          </table:table-cell>
          <table:table-cell table:style-name="ce20" table:formula="of:=IF([.C116]; ([.I116]-MIN([.I$1:.I115]));&quot;&quot;)">
            <text:p/>
          </table:table-cell>
          <table:table-cell table:style-name="ce20" table:formula="of:=([.J116]-MIN([.J$1:.J115]))" office:value-type="float" office:value="0.853960396039611" calcext:value-type="float">
            <text:p>0,85</text:p>
          </table:table-cell>
          <table:table-cell table:style-name="ce20" table:formula="of:=([.J116]-MIN([.J$1:.J115]))*[.C116]" office:value-type="float" office:value="0" calcext:value-type="float">
            <text:p>0,00</text:p>
          </table:table-cell>
          <table:table-cell table:style-name="ce17" table:formula="of:=COM.MICROSOFT.MAXIFS([.K116:.XDF116];[.K$2:.XDF$2];&quot;&quot;)" office:value-type="currency" office:currency="ns" office:value="14.6039603960396" calcext:value-type="currency">
            <text:p>15ns</text:p>
          </table:table-cell>
          <table:table-cell table:style-name="ce17" table:formula="of:=MAX([.K116:.XFD116])" office:value-type="currency" office:currency="ns" office:value="14.6039603960396" calcext:value-type="currency">
            <text:p>15ns</text:p>
          </table:table-cell>
          <table:table-cell table:style-name="ce15" table:formula="of:=MAX(MIN([.$D116]-MOD(1000*[$Times.C$3];[.$D116]);MOD(1000*[$Times.C$3];[.$D116]));MIN([.$D116]-MOD(1000*[$Times.C$4];[.$D116]);MOD(1000*[$Times.C$4];[.$D116]));MIN([.$D116]-MOD(1000*[$Times.C$5];[.$D116]);MOD(1000*[$Times.C$5];[.$D116]));MIN([.$D116]-MOD(1000*[$Times.C$6];[.$D116]);MOD(1000*[$Times.C$6];[.$D116]));)" office:value-type="currency" office:currency="ns" office:value="11.138613861386" calcext:value-type="currency">
            <text:p>11ns</text:p>
          </table:table-cell>
          <table:table-cell table:style-name="ce15" table:formula="of:=MAX(MIN([.$D116]-MOD(1000*[$Times.D$3];[.$D116]);MOD(1000*[$Times.D$3];[.$D116]));MIN([.$D116]-MOD(1000*[$Times.D$4];[.$D116]);MOD(1000*[$Times.D$4];[.$D116]));MIN([.$D116]-MOD(1000*[$Times.D$5];[.$D116]);MOD(1000*[$Times.D$5];[.$D116]));MIN([.$D116]-MOD(1000*[$Times.D$6];[.$D116]);MOD(1000*[$Times.D$6];[.$D116]));)" office:value-type="currency" office:currency="ns" office:value="12.1287128712871" calcext:value-type="currency">
            <text:p>12ns</text:p>
          </table:table-cell>
          <table:table-cell table:style-name="ce15" table:formula="of:=MAX(MIN([.$D116]-MOD(1000*[$Times.E$3];[.$D116]);MOD(1000*[$Times.E$3];[.$D116]));MIN([.$D116]-MOD(1000*[$Times.E$4];[.$D116]);MOD(1000*[$Times.E$4];[.$D116]));MIN([.$D116]-MOD(1000*[$Times.E$5];[.$D116]);MOD(1000*[$Times.E$5];[.$D116]));MIN([.$D116]-MOD(1000*[$Times.E$6];[.$D116]);MOD(1000*[$Times.E$6];[.$D116]));)" office:value-type="currency" office:currency="ns" office:value="14.6039603960396" calcext:value-type="currency">
            <text:p>15ns</text:p>
          </table:table-cell>
          <table:table-cell table:style-name="ce15" table:formula="of:=MAX(MIN([.$D116]-MOD(1000*[$Times.F$3];[.$D116]);MOD(1000*[$Times.F$3];[.$D116]));MIN([.$D116]-MOD(1000*[$Times.F$4];[.$D116]);MOD(1000*[$Times.F$4];[.$D116]));MIN([.$D116]-MOD(1000*[$Times.F$5];[.$D116]);MOD(1000*[$Times.F$5];[.$D116]));MIN([.$D116]-MOD(1000*[$Times.F$6];[.$D116]);MOD(1000*[$Times.F$6];[.$D116]));)" office:value-type="currency" office:currency="ns" office:value="7.87128712871287" calcext:value-type="currency">
            <text:p>8ns</text:p>
          </table:table-cell>
          <table:table-cell table:style-name="ce15" table:formula="of:=MAX(MIN([.$D116]-MOD(1000*[$Times.G$3];[.$D116]);MOD(1000*[$Times.G$3];[.$D116]));MIN([.$D116]-MOD(1000*[$Times.G$4];[.$D116]);MOD(1000*[$Times.G$4];[.$D116]));MIN([.$D116]-MOD(1000*[$Times.G$5];[.$D116]);MOD(1000*[$Times.G$5];[.$D116]));MIN([.$D116]-MOD(1000*[$Times.G$6];[.$D116]);MOD(1000*[$Times.G$6];[.$D116]));)" office:value-type="currency" office:currency="ns" office:value="13.1683168316832" calcext:value-type="currency">
            <text:p>13ns</text:p>
          </table:table-cell>
          <table:table-cell table:style-name="ce15" table:formula="of:=MAX(MIN([.$D116]-MOD(1000*[$Times.H$3];[.$D116]);MOD(1000*[$Times.H$3];[.$D116]));MIN([.$D116]-MOD(1000*[$Times.H$4];[.$D116]);MOD(1000*[$Times.H$4];[.$D116]));MIN([.$D116]-MOD(1000*[$Times.H$5];[.$D116]);MOD(1000*[$Times.H$5];[.$D116]));MIN([.$D116]-MOD(1000*[$Times.H$6];[.$D116]);MOD(1000*[$Times.H$6];[.$D116]));)" office:value-type="currency" office:currency="ns" office:value="7.42574257425747" calcext:value-type="currency">
            <text:p>7ns</text:p>
          </table:table-cell>
          <table:table-cell table:style-name="ce15" table:formula="of:=MAX(MIN([.$D116]-MOD(1000*[$Times.I$3];[.$D116]);MOD(1000*[$Times.I$3];[.$D116]));MIN([.$D116]-MOD(1000*[$Times.I$4];[.$D116]);MOD(1000*[$Times.I$4];[.$D116]));MIN([.$D116]-MOD(1000*[$Times.I$5];[.$D116]);MOD(1000*[$Times.I$5];[.$D116]));MIN([.$D116]-MOD(1000*[$Times.I$6];[.$D116]);MOD(1000*[$Times.I$6];[.$D116]));)" office:value-type="currency" office:currency="ns" office:value="13.1683168316832" calcext:value-type="currency">
            <text:p>13ns</text:p>
          </table:table-cell>
          <table:table-cell table:style-name="ce15" table:formula="of:=MAX(MIN([.$D116]-MOD(1000*[$Times.J$3];[.$D116]);MOD(1000*[$Times.J$3];[.$D116]));MIN([.$D116]-MOD(1000*[$Times.J$4];[.$D116]);MOD(1000*[$Times.J$4];[.$D116]));MIN([.$D116]-MOD(1000*[$Times.J$5];[.$D116]);MOD(1000*[$Times.J$5];[.$D116]));MIN([.$D116]-MOD(1000*[$Times.J$6];[.$D116]);MOD(1000*[$Times.J$6];[.$D116]));)" office:value-type="currency" office:currency="ns" office:value="7.42574257425747" calcext:value-type="currency">
            <text:p>7ns</text:p>
          </table:table-cell>
          <table:table-cell table:style-name="ce15" table:formula="of:=MAX(MIN([.$D116]-MOD(1000*[$Times.K$3];[.$D116]);MOD(1000*[$Times.K$3];[.$D116]));MIN([.$D116]-MOD(1000*[$Times.K$4];[.$D116]);MOD(1000*[$Times.K$4];[.$D116]));MIN([.$D116]-MOD(1000*[$Times.K$5];[.$D116]);MOD(1000*[$Times.K$5];[.$D116]));MIN([.$D116]-MOD(1000*[$Times.K$6];[.$D116]);MOD(1000*[$Times.K$6];[.$D116]));)" office:value-type="currency" office:currency="ns" office:value="13.1683168316832" calcext:value-type="currency">
            <text:p>13ns</text:p>
          </table:table-cell>
          <table:table-cell table:style-name="ce15" table:formula="of:=MAX(MIN([.$D116]-MOD(1000*[$Times.L$3];[.$D116]);MOD(1000*[$Times.L$3];[.$D116]));MIN([.$D116]-MOD(1000*[$Times.L$4];[.$D116]);MOD(1000*[$Times.L$4];[.$D116]));MIN([.$D116]-MOD(1000*[$Times.L$5];[.$D116]);MOD(1000*[$Times.L$5];[.$D116]));MIN([.$D116]-MOD(1000*[$Times.L$6];[.$D116]);MOD(1000*[$Times.L$6];[.$D116]));)" office:value-type="currency" office:currency="ns" office:value="7.87128712871287" calcext:value-type="currency">
            <text:p>8ns</text:p>
          </table:table-cell>
          <table:table-cell table:style-name="ce15" table:formula="of:=MAX(MIN([.$D116]-MOD(1000*[$Times.M$3];[.$D116]);MOD(1000*[$Times.M$3];[.$D116]));MIN([.$D116]-MOD(1000*[$Times.M$4];[.$D116]);MOD(1000*[$Times.M$4];[.$D116]));MIN([.$D116]-MOD(1000*[$Times.M$5];[.$D116]);MOD(1000*[$Times.M$5];[.$D116]));MIN([.$D116]-MOD(1000*[$Times.M$6];[.$D116]);MOD(1000*[$Times.M$6];[.$D116]));)" office:value-type="currency" office:currency="ns" office:value="13.1683168316832" calcext:value-type="currency">
            <text:p>13ns</text:p>
          </table:table-cell>
          <table:table-cell table:style-name="ce15" table:formula="of:=MAX(MIN([.$D116]-MOD(1000*[$Times.N$3];[.$D116]);MOD(1000*[$Times.N$3];[.$D116]));MIN([.$D116]-MOD(1000*[$Times.N$4];[.$D116]);MOD(1000*[$Times.N$4];[.$D116]));MIN([.$D116]-MOD(1000*[$Times.N$5];[.$D116]);MOD(1000*[$Times.N$5];[.$D116]));MIN([.$D116]-MOD(1000*[$Times.N$6];[.$D116]);MOD(1000*[$Times.N$6];[.$D116]));)" office:value-type="currency" office:currency="ns" office:value="7.87128712871287" calcext:value-type="currency">
            <text:p>8ns</text:p>
          </table:table-cell>
          <table:table-cell table:style-name="ce15" table:formula="of:=MAX(MIN([.$D116]-MOD(1000*[$Times.O$3];[.$D116]);MOD(1000*[$Times.O$3];[.$D116]));MIN([.$D116]-MOD(1000*[$Times.O$4];[.$D116]);MOD(1000*[$Times.O$4];[.$D116]));MIN([.$D116]-MOD(1000*[$Times.O$5];[.$D116]);MOD(1000*[$Times.O$5];[.$D116]));MIN([.$D116]-MOD(1000*[$Times.O$6];[.$D116]);MOD(1000*[$Times.O$6];[.$D116]));)" office:value-type="currency" office:currency="ns" office:value="9.90099009900996" calcext:value-type="currency">
            <text:p>10ns</text:p>
          </table:table-cell>
          <table:table-cell table:style-name="ce15" table:formula="of:=MAX(MIN([.$D116]-MOD(1000*[$Times.P$3];[.$D116]);MOD(1000*[$Times.P$3];[.$D116]));MIN([.$D116]-MOD(1000*[$Times.P$4];[.$D116]);MOD(1000*[$Times.P$4];[.$D116]));MIN([.$D116]-MOD(1000*[$Times.P$5];[.$D116]);MOD(1000*[$Times.P$5];[.$D116]));MIN([.$D116]-MOD(1000*[$Times.P$6];[.$D116]);MOD(1000*[$Times.P$6];[.$D116]));)" office:value-type="currency" office:currency="ns" office:value="7.87128712871287" calcext:value-type="currency">
            <text:p>8ns</text:p>
          </table:table-cell>
          <table:table-cell table:style-name="ce15" table:formula="of:=MAX(MIN([.$D116]-MOD(1000*[$Times.Q$3];[.$D116]);MOD(1000*[$Times.Q$3];[.$D116]));MIN([.$D116]-MOD(1000*[$Times.Q$4];[.$D116]);MOD(1000*[$Times.Q$4];[.$D116]));MIN([.$D116]-MOD(1000*[$Times.Q$5];[.$D116]);MOD(1000*[$Times.Q$5];[.$D116]));MIN([.$D116]-MOD(1000*[$Times.Q$6];[.$D116]);MOD(1000*[$Times.Q$6];[.$D116]));)" office:value-type="currency" office:currency="ns" office:value="13.1683168316832" calcext:value-type="currency">
            <text:p>13ns</text:p>
          </table:table-cell>
          <table:table-cell table:style-name="ce15" table:formula="of:=MAX(MIN([.$D116]-MOD(1000*[$Times.R$3];[.$D116]);MOD(1000*[$Times.R$3];[.$D116]));MIN([.$D116]-MOD(1000*[$Times.R$4];[.$D116]);MOD(1000*[$Times.R$4];[.$D116]));MIN([.$D116]-MOD(1000*[$Times.R$5];[.$D116]);MOD(1000*[$Times.R$5];[.$D116]));MIN([.$D116]-MOD(1000*[$Times.R$6];[.$D116]);MOD(1000*[$Times.R$6];[.$D116]));)" office:value-type="currency" office:currency="ns" office:value="7.87128712871287" calcext:value-type="currency">
            <text:p>8ns</text:p>
          </table:table-cell>
          <table:table-cell table:style-name="ce15" table:formula="of:=MAX(MIN([.$D116]-MOD(1000*[$Times.S$3];[.$D116]);MOD(1000*[$Times.S$3];[.$D116]));MIN([.$D116]-MOD(1000*[$Times.S$4];[.$D116]);MOD(1000*[$Times.S$4];[.$D116]));MIN([.$D116]-MOD(1000*[$Times.S$5];[.$D116]);MOD(1000*[$Times.S$5];[.$D116]));MIN([.$D116]-MOD(1000*[$Times.S$6];[.$D116]);MOD(1000*[$Times.S$6];[.$D116]));)" office:value-type="currency" office:currency="ns" office:value="13.1683168316832" calcext:value-type="currency">
            <text:p>13ns</text:p>
          </table:table-cell>
          <table:table-cell table:style-name="ce15" table:formula="of:=MAX(MIN([.$D116]-MOD(1000*[$Times.T$3];[.$D116]);MOD(1000*[$Times.T$3];[.$D116]));MIN([.$D116]-MOD(1000*[$Times.T$4];[.$D116]);MOD(1000*[$Times.T$4];[.$D116]));MIN([.$D116]-MOD(1000*[$Times.T$5];[.$D116]);MOD(1000*[$Times.T$5];[.$D116]));MIN([.$D116]-MOD(1000*[$Times.T$6];[.$D116]);MOD(1000*[$Times.T$6];[.$D116]));)" office:value-type="currency" office:currency="ns" office:value="7.87128712871287" calcext:value-type="currency">
            <text:p>8ns</text:p>
          </table:table-cell>
          <table:table-cell table:style-name="ce15" table:formula="of:=MAX(MIN([.$D116]-MOD(1000*[$Times.U$3];[.$D116]);MOD(1000*[$Times.U$3];[.$D116]));MIN([.$D116]-MOD(1000*[$Times.U$4];[.$D116]);MOD(1000*[$Times.U$4];[.$D116]));MIN([.$D116]-MOD(1000*[$Times.U$5];[.$D116]);MOD(1000*[$Times.U$5];[.$D116]));MIN([.$D116]-MOD(1000*[$Times.U$6];[.$D116]);MOD(1000*[$Times.U$6];[.$D116]));)" office:value-type="currency" office:currency="ns" office:value="9.90099009900996" calcext:value-type="currency">
            <text:p>10ns</text:p>
          </table:table-cell>
          <table:table-cell table:style-name="ce15" table:formula="of:=MAX(MIN([.$D116]-MOD(1000*[$Times.V$3];[.$D116]);MOD(1000*[$Times.V$3];[.$D116]));MIN([.$D116]-MOD(1000*[$Times.V$4];[.$D116]);MOD(1000*[$Times.V$4];[.$D116]));MIN([.$D116]-MOD(1000*[$Times.V$5];[.$D116]);MOD(1000*[$Times.V$5];[.$D116]));MIN([.$D116]-MOD(1000*[$Times.V$6];[.$D116]);MOD(1000*[$Times.V$6];[.$D116]));)" office:value-type="currency" office:currency="ns" office:value="12.1287128712871" calcext:value-type="currency">
            <text:p>12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2.71" calcext:value-type="currency">
            <text:p>32,71 MHz</text:p>
          </table:table-cell>
          <table:table-cell table:style-name="ce10" table:formula="of:=160/[.A117]" office:value-type="float" office:value="4.89147049831856" calcext:value-type="float">
            <text:p>4,89</text:p>
          </table:table-cell>
          <table:table-cell table:style-name="ce7" table:formula="of:=ROUND(100*[.B117]) = 100*ROUND([.B117])" office:value-type="boolean" office:boolean-value="false" calcext:value-type="boolean">
            <text:p>FAŁSZ</text:p>
          </table:table-cell>
          <table:table-cell table:style-name="ce13" table:formula="of:=1000/[.A117]" office:value-type="currency" office:currency="ns" office:value="30.571690614491" calcext:value-type="currency">
            <text:p>31ns</text:p>
          </table:table-cell>
          <table:table-cell table:style-name="ce20" table:formula="of:=([.I117]-MIN([.I$1:.I116]))" office:value-type="float" office:value="14.5826964231121" calcext:value-type="float">
            <text:p>14,58</text:p>
          </table:table-cell>
          <table:table-cell table:style-name="ce20" table:formula="of:=IF([.C117]; ([.I117]-MIN([.I$1:.I116]));&quot;&quot;)">
            <text:p/>
          </table:table-cell>
          <table:table-cell table:style-name="ce20" table:formula="of:=([.J117]-MIN([.J$1:.J116]))" office:value-type="float" office:value="0.8326964231121" calcext:value-type="float">
            <text:p>0,83</text:p>
          </table:table-cell>
          <table:table-cell table:style-name="ce20" table:formula="of:=([.J117]-MIN([.J$1:.J116]))*[.C117]" office:value-type="float" office:value="0" calcext:value-type="float">
            <text:p>0,00</text:p>
          </table:table-cell>
          <table:table-cell table:style-name="ce17" table:formula="of:=COM.MICROSOFT.MAXIFS([.K117:.XDF117];[.K$2:.XDF$2];&quot;&quot;)" office:value-type="currency" office:currency="ns" office:value="14.5826964231121" calcext:value-type="currency">
            <text:p>15ns</text:p>
          </table:table-cell>
          <table:table-cell table:style-name="ce17" table:formula="of:=MAX([.K117:.XFD117])" office:value-type="currency" office:currency="ns" office:value="14.5826964231121" calcext:value-type="currency">
            <text:p>15ns</text:p>
          </table:table-cell>
          <table:table-cell table:style-name="ce15" table:formula="of:=MAX(MIN([.$D117]-MOD(1000*[$Times.C$3];[.$D117]);MOD(1000*[$Times.C$3];[.$D117]));MIN([.$D117]-MOD(1000*[$Times.C$4];[.$D117]);MOD(1000*[$Times.C$4];[.$D117]));MIN([.$D117]-MOD(1000*[$Times.C$5];[.$D117]);MOD(1000*[$Times.C$5];[.$D117]));MIN([.$D117]-MOD(1000*[$Times.C$6];[.$D117]);MOD(1000*[$Times.C$6];[.$D117]));)" office:value-type="currency" office:currency="ns" office:value="14.5826964231121" calcext:value-type="currency">
            <text:p>15ns</text:p>
          </table:table-cell>
          <table:table-cell table:style-name="ce15" table:formula="of:=MAX(MIN([.$D117]-MOD(1000*[$Times.D$3];[.$D117]);MOD(1000*[$Times.D$3];[.$D117]));MIN([.$D117]-MOD(1000*[$Times.D$4];[.$D117]);MOD(1000*[$Times.D$4];[.$D117]));MIN([.$D117]-MOD(1000*[$Times.D$5];[.$D117]);MOD(1000*[$Times.D$5];[.$D117]));MIN([.$D117]-MOD(1000*[$Times.D$6];[.$D117]);MOD(1000*[$Times.D$6];[.$D117]));)" office:value-type="currency" office:currency="ns" office:value="13.7114032405992" calcext:value-type="currency">
            <text:p>14ns</text:p>
          </table:table-cell>
          <table:table-cell table:style-name="ce15" table:formula="of:=MAX(MIN([.$D117]-MOD(1000*[$Times.E$3];[.$D117]);MOD(1000*[$Times.E$3];[.$D117]));MIN([.$D117]-MOD(1000*[$Times.E$4];[.$D117]);MOD(1000*[$Times.E$4];[.$D117]));MIN([.$D117]-MOD(1000*[$Times.E$5];[.$D117]);MOD(1000*[$Times.E$5];[.$D117]));MIN([.$D117]-MOD(1000*[$Times.E$6];[.$D117]);MOD(1000*[$Times.E$6];[.$D117]));)" office:value-type="currency" office:currency="ns" office:value="8.57535921736467" calcext:value-type="currency">
            <text:p>9ns</text:p>
          </table:table-cell>
          <table:table-cell table:style-name="ce15" table:formula="of:=MAX(MIN([.$D117]-MOD(1000*[$Times.F$3];[.$D117]);MOD(1000*[$Times.F$3];[.$D117]));MIN([.$D117]-MOD(1000*[$Times.F$4];[.$D117]);MOD(1000*[$Times.F$4];[.$D117]));MIN([.$D117]-MOD(1000*[$Times.F$5];[.$D117]);MOD(1000*[$Times.F$5];[.$D117]));MIN([.$D117]-MOD(1000*[$Times.F$6];[.$D117]);MOD(1000*[$Times.F$6];[.$D117]));)" office:value-type="currency" office:currency="ns" office:value="5.99816569856316" calcext:value-type="currency">
            <text:p>6ns</text:p>
          </table:table-cell>
          <table:table-cell table:style-name="ce15" table:formula="of:=MAX(MIN([.$D117]-MOD(1000*[$Times.G$3];[.$D117]);MOD(1000*[$Times.G$3];[.$D117]));MIN([.$D117]-MOD(1000*[$Times.G$4];[.$D117]);MOD(1000*[$Times.G$4];[.$D117]));MIN([.$D117]-MOD(1000*[$Times.G$5];[.$D117]);MOD(1000*[$Times.G$5];[.$D117]));MIN([.$D117]-MOD(1000*[$Times.G$6];[.$D117]);MOD(1000*[$Times.G$6];[.$D117]));)" office:value-type="currency" office:currency="ns" office:value="13.1397126261082" calcext:value-type="currency">
            <text:p>13ns</text:p>
          </table:table-cell>
          <table:table-cell table:style-name="ce15" table:formula="of:=MAX(MIN([.$D117]-MOD(1000*[$Times.H$3];[.$D117]);MOD(1000*[$Times.H$3];[.$D117]));MIN([.$D117]-MOD(1000*[$Times.H$4];[.$D117]);MOD(1000*[$Times.H$4];[.$D117]));MIN([.$D117]-MOD(1000*[$Times.H$5];[.$D117]);MOD(1000*[$Times.H$5];[.$D117]));MIN([.$D117]-MOD(1000*[$Times.H$6];[.$D117]);MOD(1000*[$Times.H$6];[.$D117]));)" office:value-type="currency" office:currency="ns" office:value="14.2922653622745" calcext:value-type="currency">
            <text:p>14ns</text:p>
          </table:table-cell>
          <table:table-cell table:style-name="ce15" table:formula="of:=MAX(MIN([.$D117]-MOD(1000*[$Times.I$3];[.$D117]);MOD(1000*[$Times.I$3];[.$D117]));MIN([.$D117]-MOD(1000*[$Times.I$4];[.$D117]);MOD(1000*[$Times.I$4];[.$D117]));MIN([.$D117]-MOD(1000*[$Times.I$5];[.$D117]);MOD(1000*[$Times.I$5];[.$D117]));MIN([.$D117]-MOD(1000*[$Times.I$6];[.$D117]);MOD(1000*[$Times.I$6];[.$D117]));)" office:value-type="currency" office:currency="ns" office:value="13.1397126261082" calcext:value-type="currency">
            <text:p>13ns</text:p>
          </table:table-cell>
          <table:table-cell table:style-name="ce15" table:formula="of:=MAX(MIN([.$D117]-MOD(1000*[$Times.J$3];[.$D117]);MOD(1000*[$Times.J$3];[.$D117]));MIN([.$D117]-MOD(1000*[$Times.J$4];[.$D117]);MOD(1000*[$Times.J$4];[.$D117]));MIN([.$D117]-MOD(1000*[$Times.J$5];[.$D117]);MOD(1000*[$Times.J$5];[.$D117]));MIN([.$D117]-MOD(1000*[$Times.J$6];[.$D117]);MOD(1000*[$Times.J$6];[.$D117]));)" office:value-type="currency" office:currency="ns" office:value="14.2922653622745" calcext:value-type="currency">
            <text:p>14ns</text:p>
          </table:table-cell>
          <table:table-cell table:style-name="ce15" table:formula="of:=MAX(MIN([.$D117]-MOD(1000*[$Times.K$3];[.$D117]);MOD(1000*[$Times.K$3];[.$D117]));MIN([.$D117]-MOD(1000*[$Times.K$4];[.$D117]);MOD(1000*[$Times.K$4];[.$D117]));MIN([.$D117]-MOD(1000*[$Times.K$5];[.$D117]);MOD(1000*[$Times.K$5];[.$D117]));MIN([.$D117]-MOD(1000*[$Times.K$6];[.$D117]);MOD(1000*[$Times.K$6];[.$D117]));)" office:value-type="currency" office:currency="ns" office:value="13.1397126261082" calcext:value-type="currency">
            <text:p>13ns</text:p>
          </table:table-cell>
          <table:table-cell table:style-name="ce15" table:formula="of:=MAX(MIN([.$D117]-MOD(1000*[$Times.L$3];[.$D117]);MOD(1000*[$Times.L$3];[.$D117]));MIN([.$D117]-MOD(1000*[$Times.L$4];[.$D117]);MOD(1000*[$Times.L$4];[.$D117]));MIN([.$D117]-MOD(1000*[$Times.L$5];[.$D117]);MOD(1000*[$Times.L$5];[.$D117]));MIN([.$D117]-MOD(1000*[$Times.L$6];[.$D117]);MOD(1000*[$Times.L$6];[.$D117]));)" office:value-type="currency" office:currency="ns" office:value="5.99816569856316" calcext:value-type="currency">
            <text:p>6ns</text:p>
          </table:table-cell>
          <table:table-cell table:style-name="ce15" table:formula="of:=MAX(MIN([.$D117]-MOD(1000*[$Times.M$3];[.$D117]);MOD(1000*[$Times.M$3];[.$D117]));MIN([.$D117]-MOD(1000*[$Times.M$4];[.$D117]);MOD(1000*[$Times.M$4];[.$D117]));MIN([.$D117]-MOD(1000*[$Times.M$5];[.$D117]);MOD(1000*[$Times.M$5];[.$D117]));MIN([.$D117]-MOD(1000*[$Times.M$6];[.$D117]);MOD(1000*[$Times.M$6];[.$D117]));)" office:value-type="currency" office:currency="ns" office:value="13.1397126261082" calcext:value-type="currency">
            <text:p>13ns</text:p>
          </table:table-cell>
          <table:table-cell table:style-name="ce15" table:formula="of:=MAX(MIN([.$D117]-MOD(1000*[$Times.N$3];[.$D117]);MOD(1000*[$Times.N$3];[.$D117]));MIN([.$D117]-MOD(1000*[$Times.N$4];[.$D117]);MOD(1000*[$Times.N$4];[.$D117]));MIN([.$D117]-MOD(1000*[$Times.N$5];[.$D117]);MOD(1000*[$Times.N$5];[.$D117]));MIN([.$D117]-MOD(1000*[$Times.N$6];[.$D117]);MOD(1000*[$Times.N$6];[.$D117]));)" office:value-type="currency" office:currency="ns" office:value="5.99816569856316" calcext:value-type="currency">
            <text:p>6ns</text:p>
          </table:table-cell>
          <table:table-cell table:style-name="ce15" table:formula="of:=MAX(MIN([.$D117]-MOD(1000*[$Times.O$3];[.$D117]);MOD(1000*[$Times.O$3];[.$D117]));MIN([.$D117]-MOD(1000*[$Times.O$4];[.$D117]);MOD(1000*[$Times.O$4];[.$D117]));MIN([.$D117]-MOD(1000*[$Times.O$5];[.$D117]);MOD(1000*[$Times.O$5];[.$D117]));MIN([.$D117]-MOD(1000*[$Times.O$6];[.$D117]);MOD(1000*[$Times.O$6];[.$D117]));)" office:value-type="currency" office:currency="ns" office:value="13.1397126261082" calcext:value-type="currency">
            <text:p>13ns</text:p>
          </table:table-cell>
          <table:table-cell table:style-name="ce15" table:formula="of:=MAX(MIN([.$D117]-MOD(1000*[$Times.P$3];[.$D117]);MOD(1000*[$Times.P$3];[.$D117]));MIN([.$D117]-MOD(1000*[$Times.P$4];[.$D117]);MOD(1000*[$Times.P$4];[.$D117]));MIN([.$D117]-MOD(1000*[$Times.P$5];[.$D117]);MOD(1000*[$Times.P$5];[.$D117]));MIN([.$D117]-MOD(1000*[$Times.P$6];[.$D117]);MOD(1000*[$Times.P$6];[.$D117]));)" office:value-type="currency" office:currency="ns" office:value="5.99816569856316" calcext:value-type="currency">
            <text:p>6ns</text:p>
          </table:table-cell>
          <table:table-cell table:style-name="ce15" table:formula="of:=MAX(MIN([.$D117]-MOD(1000*[$Times.Q$3];[.$D117]);MOD(1000*[$Times.Q$3];[.$D117]));MIN([.$D117]-MOD(1000*[$Times.Q$4];[.$D117]);MOD(1000*[$Times.Q$4];[.$D117]));MIN([.$D117]-MOD(1000*[$Times.Q$5];[.$D117]);MOD(1000*[$Times.Q$5];[.$D117]));MIN([.$D117]-MOD(1000*[$Times.Q$6];[.$D117]);MOD(1000*[$Times.Q$6];[.$D117]));)" office:value-type="currency" office:currency="ns" office:value="13.1397126261082" calcext:value-type="currency">
            <text:p>13ns</text:p>
          </table:table-cell>
          <table:table-cell table:style-name="ce15" table:formula="of:=MAX(MIN([.$D117]-MOD(1000*[$Times.R$3];[.$D117]);MOD(1000*[$Times.R$3];[.$D117]));MIN([.$D117]-MOD(1000*[$Times.R$4];[.$D117]);MOD(1000*[$Times.R$4];[.$D117]));MIN([.$D117]-MOD(1000*[$Times.R$5];[.$D117]);MOD(1000*[$Times.R$5];[.$D117]));MIN([.$D117]-MOD(1000*[$Times.R$6];[.$D117]);MOD(1000*[$Times.R$6];[.$D117]));)" office:value-type="currency" office:currency="ns" office:value="5.99816569856316" calcext:value-type="currency">
            <text:p>6ns</text:p>
          </table:table-cell>
          <table:table-cell table:style-name="ce15" table:formula="of:=MAX(MIN([.$D117]-MOD(1000*[$Times.S$3];[.$D117]);MOD(1000*[$Times.S$3];[.$D117]));MIN([.$D117]-MOD(1000*[$Times.S$4];[.$D117]);MOD(1000*[$Times.S$4];[.$D117]));MIN([.$D117]-MOD(1000*[$Times.S$5];[.$D117]);MOD(1000*[$Times.S$5];[.$D117]));MIN([.$D117]-MOD(1000*[$Times.S$6];[.$D117]);MOD(1000*[$Times.S$6];[.$D117]));)" office:value-type="currency" office:currency="ns" office:value="13.1397126261082" calcext:value-type="currency">
            <text:p>13ns</text:p>
          </table:table-cell>
          <table:table-cell table:style-name="ce15" table:formula="of:=MAX(MIN([.$D117]-MOD(1000*[$Times.T$3];[.$D117]);MOD(1000*[$Times.T$3];[.$D117]));MIN([.$D117]-MOD(1000*[$Times.T$4];[.$D117]);MOD(1000*[$Times.T$4];[.$D117]));MIN([.$D117]-MOD(1000*[$Times.T$5];[.$D117]);MOD(1000*[$Times.T$5];[.$D117]));MIN([.$D117]-MOD(1000*[$Times.T$6];[.$D117]);MOD(1000*[$Times.T$6];[.$D117]));)" office:value-type="currency" office:currency="ns" office:value="5.99816569856316" calcext:value-type="currency">
            <text:p>6ns</text:p>
          </table:table-cell>
          <table:table-cell table:style-name="ce15" table:formula="of:=MAX(MIN([.$D117]-MOD(1000*[$Times.U$3];[.$D117]);MOD(1000*[$Times.U$3];[.$D117]));MIN([.$D117]-MOD(1000*[$Times.U$4];[.$D117]);MOD(1000*[$Times.U$4];[.$D117]));MIN([.$D117]-MOD(1000*[$Times.U$5];[.$D117]);MOD(1000*[$Times.U$5];[.$D117]));MIN([.$D117]-MOD(1000*[$Times.U$6];[.$D117]);MOD(1000*[$Times.U$6];[.$D117]));)" office:value-type="currency" office:currency="ns" office:value="13.1397126261082" calcext:value-type="currency">
            <text:p>13ns</text:p>
          </table:table-cell>
          <table:table-cell table:style-name="ce15" table:formula="of:=MAX(MIN([.$D117]-MOD(1000*[$Times.V$3];[.$D117]);MOD(1000*[$Times.V$3];[.$D117]));MIN([.$D117]-MOD(1000*[$Times.V$4];[.$D117]);MOD(1000*[$Times.V$4];[.$D117]));MIN([.$D117]-MOD(1000*[$Times.V$5];[.$D117]);MOD(1000*[$Times.V$5];[.$D117]));MIN([.$D117]-MOD(1000*[$Times.V$6];[.$D117]);MOD(1000*[$Times.V$6];[.$D117]));)" office:value-type="currency" office:currency="ns" office:value="13.4209721797616" calcext:value-type="currency">
            <text:p>13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3" calcext:value-type="currency">
            <text:p>33,00 MHz</text:p>
          </table:table-cell>
          <table:table-cell table:style-name="ce10" table:formula="of:=160/[.A118]" office:value-type="float" office:value="4.84848484848485" calcext:value-type="float">
            <text:p>4,85</text:p>
          </table:table-cell>
          <table:table-cell table:style-name="ce7" table:formula="of:=ROUND(100*[.B118]) = 100*ROUND([.B118])" office:value-type="boolean" office:boolean-value="false" calcext:value-type="boolean">
            <text:p>FAŁSZ</text:p>
          </table:table-cell>
          <table:table-cell table:style-name="ce13" table:formula="of:=1000/[.A118]" office:value-type="currency" office:currency="ns" office:value="30.3030303030303" calcext:value-type="currency">
            <text:p>30ns</text:p>
          </table:table-cell>
          <table:table-cell table:style-name="ce20" table:formula="of:=([.I118]-MIN([.I$1:.I117]))" office:value-type="float" office:value="15.1515151515151" calcext:value-type="float">
            <text:p>15,15</text:p>
          </table:table-cell>
          <table:table-cell table:style-name="ce20" table:formula="of:=IF([.C118]; ([.I118]-MIN([.I$1:.I117]));&quot;&quot;)">
            <text:p/>
          </table:table-cell>
          <table:table-cell table:style-name="ce20" table:formula="of:=([.J118]-MIN([.J$1:.J117]))" office:value-type="float" office:value="1.40151515151513" calcext:value-type="float">
            <text:p>1,40</text:p>
          </table:table-cell>
          <table:table-cell table:style-name="ce20" table:formula="of:=([.J118]-MIN([.J$1:.J117]))*[.C118]" office:value-type="float" office:value="0" calcext:value-type="float">
            <text:p>0,00</text:p>
          </table:table-cell>
          <table:table-cell table:style-name="ce17" table:formula="of:=COM.MICROSOFT.MAXIFS([.K118:.XDF118];[.K$2:.XDF$2];&quot;&quot;)" office:value-type="currency" office:currency="ns" office:value="15.1515151515151" calcext:value-type="currency">
            <text:p>15ns</text:p>
          </table:table-cell>
          <table:table-cell table:style-name="ce17" table:formula="of:=MAX([.K118:.XFD118])" office:value-type="currency" office:currency="ns" office:value="15.1515151515151" calcext:value-type="currency">
            <text:p>15ns</text:p>
          </table:table-cell>
          <table:table-cell table:style-name="ce15" table:formula="of:=MAX(MIN([.$D118]-MOD(1000*[$Times.C$3];[.$D118]);MOD(1000*[$Times.C$3];[.$D118]));MIN([.$D118]-MOD(1000*[$Times.C$4];[.$D118]);MOD(1000*[$Times.C$4];[.$D118]));MIN([.$D118]-MOD(1000*[$Times.C$5];[.$D118]);MOD(1000*[$Times.C$5];[.$D118]));MIN([.$D118]-MOD(1000*[$Times.C$6];[.$D118]);MOD(1000*[$Times.C$6];[.$D118]));)" office:value-type="currency" office:currency="ns" office:value="15.1515151515151" calcext:value-type="currency">
            <text:p>15ns</text:p>
          </table:table-cell>
          <table:table-cell table:style-name="ce15" table:formula="of:=MAX(MIN([.$D118]-MOD(1000*[$Times.D$3];[.$D118]);MOD(1000*[$Times.D$3];[.$D118]));MIN([.$D118]-MOD(1000*[$Times.D$4];[.$D118]);MOD(1000*[$Times.D$4];[.$D118]));MIN([.$D118]-MOD(1000*[$Times.D$5];[.$D118]);MOD(1000*[$Times.D$5];[.$D118]));MIN([.$D118]-MOD(1000*[$Times.D$6];[.$D118]);MOD(1000*[$Times.D$6];[.$D118]));)" office:value-type="currency" office:currency="ns" office:value="13.6363636363637" calcext:value-type="currency">
            <text:p>14ns</text:p>
          </table:table-cell>
          <table:table-cell table:style-name="ce15" table:formula="of:=MAX(MIN([.$D118]-MOD(1000*[$Times.E$3];[.$D118]);MOD(1000*[$Times.E$3];[.$D118]));MIN([.$D118]-MOD(1000*[$Times.E$4];[.$D118]);MOD(1000*[$Times.E$4];[.$D118]));MIN([.$D118]-MOD(1000*[$Times.E$5];[.$D118]);MOD(1000*[$Times.E$5];[.$D118]));MIN([.$D118]-MOD(1000*[$Times.E$6];[.$D118]);MOD(1000*[$Times.E$6];[.$D118]));)" office:value-type="currency" office:currency="ns" office:value="12.1212121212121" calcext:value-type="currency">
            <text:p>12ns</text:p>
          </table:table-cell>
          <table:table-cell table:style-name="ce15" table:formula="of:=MAX(MIN([.$D118]-MOD(1000*[$Times.F$3];[.$D118]);MOD(1000*[$Times.F$3];[.$D118]));MIN([.$D118]-MOD(1000*[$Times.F$4];[.$D118]);MOD(1000*[$Times.F$4];[.$D118]));MIN([.$D118]-MOD(1000*[$Times.F$5];[.$D118]);MOD(1000*[$Times.F$5];[.$D118]));MIN([.$D118]-MOD(1000*[$Times.F$6];[.$D118]);MOD(1000*[$Times.F$6];[.$D118]));)" office:value-type="currency" office:currency="ns" office:value="7.87878787878788" calcext:value-type="currency">
            <text:p>8ns</text:p>
          </table:table-cell>
          <table:table-cell table:style-name="ce15" table:formula="of:=MAX(MIN([.$D118]-MOD(1000*[$Times.G$3];[.$D118]);MOD(1000*[$Times.G$3];[.$D118]));MIN([.$D118]-MOD(1000*[$Times.G$4];[.$D118]);MOD(1000*[$Times.G$4];[.$D118]));MIN([.$D118]-MOD(1000*[$Times.G$5];[.$D118]);MOD(1000*[$Times.G$5];[.$D118]));MIN([.$D118]-MOD(1000*[$Times.G$6];[.$D118]);MOD(1000*[$Times.G$6];[.$D118]));)" office:value-type="currency" office:currency="ns" office:value="13.9393939393939" calcext:value-type="currency">
            <text:p>14ns</text:p>
          </table:table-cell>
          <table:table-cell table:style-name="ce15" table:formula="of:=MAX(MIN([.$D118]-MOD(1000*[$Times.H$3];[.$D118]);MOD(1000*[$Times.H$3];[.$D118]));MIN([.$D118]-MOD(1000*[$Times.H$4];[.$D118]);MOD(1000*[$Times.H$4];[.$D118]));MIN([.$D118]-MOD(1000*[$Times.H$5];[.$D118]);MOD(1000*[$Times.H$5];[.$D118]));MIN([.$D118]-MOD(1000*[$Times.H$6];[.$D118]);MOD(1000*[$Times.H$6];[.$D118]));)" office:value-type="currency" office:currency="ns" office:value="7.87878787878788" calcext:value-type="currency">
            <text:p>8ns</text:p>
          </table:table-cell>
          <table:table-cell table:style-name="ce15" table:formula="of:=MAX(MIN([.$D118]-MOD(1000*[$Times.I$3];[.$D118]);MOD(1000*[$Times.I$3];[.$D118]));MIN([.$D118]-MOD(1000*[$Times.I$4];[.$D118]);MOD(1000*[$Times.I$4];[.$D118]));MIN([.$D118]-MOD(1000*[$Times.I$5];[.$D118]);MOD(1000*[$Times.I$5];[.$D118]));MIN([.$D118]-MOD(1000*[$Times.I$6];[.$D118]);MOD(1000*[$Times.I$6];[.$D118]));)" office:value-type="currency" office:currency="ns" office:value="13.9393939393939" calcext:value-type="currency">
            <text:p>14ns</text:p>
          </table:table-cell>
          <table:table-cell table:style-name="ce15" table:formula="of:=MAX(MIN([.$D118]-MOD(1000*[$Times.J$3];[.$D118]);MOD(1000*[$Times.J$3];[.$D118]));MIN([.$D118]-MOD(1000*[$Times.J$4];[.$D118]);MOD(1000*[$Times.J$4];[.$D118]));MIN([.$D118]-MOD(1000*[$Times.J$5];[.$D118]);MOD(1000*[$Times.J$5];[.$D118]));MIN([.$D118]-MOD(1000*[$Times.J$6];[.$D118]);MOD(1000*[$Times.J$6];[.$D118]));)" office:value-type="currency" office:currency="ns" office:value="7.87878787878788" calcext:value-type="currency">
            <text:p>8ns</text:p>
          </table:table-cell>
          <table:table-cell table:style-name="ce15" table:formula="of:=MAX(MIN([.$D118]-MOD(1000*[$Times.K$3];[.$D118]);MOD(1000*[$Times.K$3];[.$D118]));MIN([.$D118]-MOD(1000*[$Times.K$4];[.$D118]);MOD(1000*[$Times.K$4];[.$D118]));MIN([.$D118]-MOD(1000*[$Times.K$5];[.$D118]);MOD(1000*[$Times.K$5];[.$D118]));MIN([.$D118]-MOD(1000*[$Times.K$6];[.$D118]);MOD(1000*[$Times.K$6];[.$D118]));)" office:value-type="currency" office:currency="ns" office:value="13.9393939393939" calcext:value-type="currency">
            <text:p>14ns</text:p>
          </table:table-cell>
          <table:table-cell table:style-name="ce15" table:formula="of:=MAX(MIN([.$D118]-MOD(1000*[$Times.L$3];[.$D118]);MOD(1000*[$Times.L$3];[.$D118]));MIN([.$D118]-MOD(1000*[$Times.L$4];[.$D118]);MOD(1000*[$Times.L$4];[.$D118]));MIN([.$D118]-MOD(1000*[$Times.L$5];[.$D118]);MOD(1000*[$Times.L$5];[.$D118]));MIN([.$D118]-MOD(1000*[$Times.L$6];[.$D118]);MOD(1000*[$Times.L$6];[.$D118]));)" office:value-type="currency" office:currency="ns" office:value="7.87878787878788" calcext:value-type="currency">
            <text:p>8ns</text:p>
          </table:table-cell>
          <table:table-cell table:style-name="ce15" table:formula="of:=MAX(MIN([.$D118]-MOD(1000*[$Times.M$3];[.$D118]);MOD(1000*[$Times.M$3];[.$D118]));MIN([.$D118]-MOD(1000*[$Times.M$4];[.$D118]);MOD(1000*[$Times.M$4];[.$D118]));MIN([.$D118]-MOD(1000*[$Times.M$5];[.$D118]);MOD(1000*[$Times.M$5];[.$D118]));MIN([.$D118]-MOD(1000*[$Times.M$6];[.$D118]);MOD(1000*[$Times.M$6];[.$D118]));)" office:value-type="currency" office:currency="ns" office:value="13.9393939393939" calcext:value-type="currency">
            <text:p>14ns</text:p>
          </table:table-cell>
          <table:table-cell table:style-name="ce15" table:formula="of:=MAX(MIN([.$D118]-MOD(1000*[$Times.N$3];[.$D118]);MOD(1000*[$Times.N$3];[.$D118]));MIN([.$D118]-MOD(1000*[$Times.N$4];[.$D118]);MOD(1000*[$Times.N$4];[.$D118]));MIN([.$D118]-MOD(1000*[$Times.N$5];[.$D118]);MOD(1000*[$Times.N$5];[.$D118]));MIN([.$D118]-MOD(1000*[$Times.N$6];[.$D118]);MOD(1000*[$Times.N$6];[.$D118]));)" office:value-type="currency" office:currency="ns" office:value="7.87878787878788" calcext:value-type="currency">
            <text:p>8ns</text:p>
          </table:table-cell>
          <table:table-cell table:style-name="ce15" table:formula="of:=MAX(MIN([.$D118]-MOD(1000*[$Times.O$3];[.$D118]);MOD(1000*[$Times.O$3];[.$D118]));MIN([.$D118]-MOD(1000*[$Times.O$4];[.$D118]);MOD(1000*[$Times.O$4];[.$D118]));MIN([.$D118]-MOD(1000*[$Times.O$5];[.$D118]);MOD(1000*[$Times.O$5];[.$D118]));MIN([.$D118]-MOD(1000*[$Times.O$6];[.$D118]);MOD(1000*[$Times.O$6];[.$D118]));)" office:value-type="currency" office:currency="ns" office:value="13.9393939393939" calcext:value-type="currency">
            <text:p>14ns</text:p>
          </table:table-cell>
          <table:table-cell table:style-name="ce15" table:formula="of:=MAX(MIN([.$D118]-MOD(1000*[$Times.P$3];[.$D118]);MOD(1000*[$Times.P$3];[.$D118]));MIN([.$D118]-MOD(1000*[$Times.P$4];[.$D118]);MOD(1000*[$Times.P$4];[.$D118]));MIN([.$D118]-MOD(1000*[$Times.P$5];[.$D118]);MOD(1000*[$Times.P$5];[.$D118]));MIN([.$D118]-MOD(1000*[$Times.P$6];[.$D118]);MOD(1000*[$Times.P$6];[.$D118]));)" office:value-type="currency" office:currency="ns" office:value="7.87878787878788" calcext:value-type="currency">
            <text:p>8ns</text:p>
          </table:table-cell>
          <table:table-cell table:style-name="ce15" table:formula="of:=MAX(MIN([.$D118]-MOD(1000*[$Times.Q$3];[.$D118]);MOD(1000*[$Times.Q$3];[.$D118]));MIN([.$D118]-MOD(1000*[$Times.Q$4];[.$D118]);MOD(1000*[$Times.Q$4];[.$D118]));MIN([.$D118]-MOD(1000*[$Times.Q$5];[.$D118]);MOD(1000*[$Times.Q$5];[.$D118]));MIN([.$D118]-MOD(1000*[$Times.Q$6];[.$D118]);MOD(1000*[$Times.Q$6];[.$D118]));)" office:value-type="currency" office:currency="ns" office:value="13.9393939393939" calcext:value-type="currency">
            <text:p>14ns</text:p>
          </table:table-cell>
          <table:table-cell table:style-name="ce15" table:formula="of:=MAX(MIN([.$D118]-MOD(1000*[$Times.R$3];[.$D118]);MOD(1000*[$Times.R$3];[.$D118]));MIN([.$D118]-MOD(1000*[$Times.R$4];[.$D118]);MOD(1000*[$Times.R$4];[.$D118]));MIN([.$D118]-MOD(1000*[$Times.R$5];[.$D118]);MOD(1000*[$Times.R$5];[.$D118]));MIN([.$D118]-MOD(1000*[$Times.R$6];[.$D118]);MOD(1000*[$Times.R$6];[.$D118]));)" office:value-type="currency" office:currency="ns" office:value="7.87878787878788" calcext:value-type="currency">
            <text:p>8ns</text:p>
          </table:table-cell>
          <table:table-cell table:style-name="ce15" table:formula="of:=MAX(MIN([.$D118]-MOD(1000*[$Times.S$3];[.$D118]);MOD(1000*[$Times.S$3];[.$D118]));MIN([.$D118]-MOD(1000*[$Times.S$4];[.$D118]);MOD(1000*[$Times.S$4];[.$D118]));MIN([.$D118]-MOD(1000*[$Times.S$5];[.$D118]);MOD(1000*[$Times.S$5];[.$D118]));MIN([.$D118]-MOD(1000*[$Times.S$6];[.$D118]);MOD(1000*[$Times.S$6];[.$D118]));)" office:value-type="currency" office:currency="ns" office:value="13.9393939393939" calcext:value-type="currency">
            <text:p>14ns</text:p>
          </table:table-cell>
          <table:table-cell table:style-name="ce15" table:formula="of:=MAX(MIN([.$D118]-MOD(1000*[$Times.T$3];[.$D118]);MOD(1000*[$Times.T$3];[.$D118]));MIN([.$D118]-MOD(1000*[$Times.T$4];[.$D118]);MOD(1000*[$Times.T$4];[.$D118]));MIN([.$D118]-MOD(1000*[$Times.T$5];[.$D118]);MOD(1000*[$Times.T$5];[.$D118]));MIN([.$D118]-MOD(1000*[$Times.T$6];[.$D118]);MOD(1000*[$Times.T$6];[.$D118]));)" office:value-type="currency" office:currency="ns" office:value="7.87878787878788" calcext:value-type="currency">
            <text:p>8ns</text:p>
          </table:table-cell>
          <table:table-cell table:style-name="ce15" table:formula="of:=MAX(MIN([.$D118]-MOD(1000*[$Times.U$3];[.$D118]);MOD(1000*[$Times.U$3];[.$D118]));MIN([.$D118]-MOD(1000*[$Times.U$4];[.$D118]);MOD(1000*[$Times.U$4];[.$D118]));MIN([.$D118]-MOD(1000*[$Times.U$5];[.$D118]);MOD(1000*[$Times.U$5];[.$D118]));MIN([.$D118]-MOD(1000*[$Times.U$6];[.$D118]);MOD(1000*[$Times.U$6];[.$D118]));)" office:value-type="currency" office:currency="ns" office:value="13.9393939393939" calcext:value-type="currency">
            <text:p>14ns</text:p>
          </table:table-cell>
          <table:table-cell table:style-name="ce15" table:formula="of:=MAX(MIN([.$D118]-MOD(1000*[$Times.V$3];[.$D118]);MOD(1000*[$Times.V$3];[.$D118]));MIN([.$D118]-MOD(1000*[$Times.V$4];[.$D118]);MOD(1000*[$Times.V$4];[.$D118]));MIN([.$D118]-MOD(1000*[$Times.V$5];[.$D118]);MOD(1000*[$Times.V$5];[.$D118]));MIN([.$D118]-MOD(1000*[$Times.V$6];[.$D118]);MOD(1000*[$Times.V$6];[.$D118]));)" office:value-type="currency" office:currency="ns" office:value="9.09090909090917" calcext:value-type="currency">
            <text:p>9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3.09" calcext:value-type="currency">
            <text:p>33,09 MHz</text:p>
          </table:table-cell>
          <table:table-cell table:style-name="ce10" table:formula="of:=160/[.A119]" office:value-type="float" office:value="4.83529767301299" calcext:value-type="float">
            <text:p>4,84</text:p>
          </table:table-cell>
          <table:table-cell table:style-name="ce7" table:formula="of:=ROUND(100*[.B119]) = 100*ROUND([.B119])" office:value-type="boolean" office:boolean-value="false" calcext:value-type="boolean">
            <text:p>FAŁSZ</text:p>
          </table:table-cell>
          <table:table-cell table:style-name="ce13" table:formula="of:=1000/[.A119]" office:value-type="currency" office:currency="ns" office:value="30.2206104563312" calcext:value-type="currency">
            <text:p>30ns</text:p>
          </table:table-cell>
          <table:table-cell table:style-name="ce20" table:formula="of:=([.I119]-MIN([.I$1:.I118]))" office:value-type="float" office:value="14.2641281353884" calcext:value-type="float">
            <text:p>14,26</text:p>
          </table:table-cell>
          <table:table-cell table:style-name="ce20" table:formula="of:=IF([.C119]; ([.I119]-MIN([.I$1:.I118]));&quot;&quot;)">
            <text:p/>
          </table:table-cell>
          <table:table-cell table:style-name="ce20" table:formula="of:=([.J119]-MIN([.J$1:.J118]))" office:value-type="float" office:value="0.514128135388432" calcext:value-type="float">
            <text:p>0,51</text:p>
          </table:table-cell>
          <table:table-cell table:style-name="ce20" table:formula="of:=([.J119]-MIN([.J$1:.J118]))*[.C119]" office:value-type="float" office:value="0" calcext:value-type="float">
            <text:p>0,00</text:p>
          </table:table-cell>
          <table:table-cell table:style-name="ce17" table:formula="of:=COM.MICROSOFT.MAXIFS([.K119:.XDF119];[.K$2:.XDF$2];&quot;&quot;)" office:value-type="currency" office:currency="ns" office:value="14.2641281353884" calcext:value-type="currency">
            <text:p>14ns</text:p>
          </table:table-cell>
          <table:table-cell table:style-name="ce17" table:formula="of:=MAX([.K119:.XFD119])" office:value-type="currency" office:currency="ns" office:value="14.2641281353884" calcext:value-type="currency">
            <text:p>14ns</text:p>
          </table:table-cell>
          <table:table-cell table:style-name="ce15" table:formula="of:=MAX(MIN([.$D119]-MOD(1000*[$Times.C$3];[.$D119]);MOD(1000*[$Times.C$3];[.$D119]));MIN([.$D119]-MOD(1000*[$Times.C$4];[.$D119]);MOD(1000*[$Times.C$4];[.$D119]));MIN([.$D119]-MOD(1000*[$Times.C$5];[.$D119]);MOD(1000*[$Times.C$5];[.$D119]));MIN([.$D119]-MOD(1000*[$Times.C$6];[.$D119]);MOD(1000*[$Times.C$6];[.$D119]));)" office:value-type="currency" office:currency="ns" office:value="13.7503777576307" calcext:value-type="currency">
            <text:p>14ns</text:p>
          </table:table-cell>
          <table:table-cell table:style-name="ce15" table:formula="of:=MAX(MIN([.$D119]-MOD(1000*[$Times.D$3];[.$D119]);MOD(1000*[$Times.D$3];[.$D119]));MIN([.$D119]-MOD(1000*[$Times.D$4];[.$D119]);MOD(1000*[$Times.D$4];[.$D119]));MIN([.$D119]-MOD(1000*[$Times.D$5];[.$D119]);MOD(1000*[$Times.D$5];[.$D119]));MIN([.$D119]-MOD(1000*[$Times.D$6];[.$D119]);MOD(1000*[$Times.D$6];[.$D119]));)" office:value-type="currency" office:currency="ns" office:value="14.2641281353884" calcext:value-type="currency">
            <text:p>14ns</text:p>
          </table:table-cell>
          <table:table-cell table:style-name="ce15" table:formula="of:=MAX(MIN([.$D119]-MOD(1000*[$Times.E$3];[.$D119]);MOD(1000*[$Times.E$3];[.$D119]));MIN([.$D119]-MOD(1000*[$Times.E$4];[.$D119]);MOD(1000*[$Times.E$4];[.$D119]));MIN([.$D119]-MOD(1000*[$Times.E$5];[.$D119]);MOD(1000*[$Times.E$5];[.$D119]));MIN([.$D119]-MOD(1000*[$Times.E$6];[.$D119]);MOD(1000*[$Times.E$6];[.$D119]));)" office:value-type="currency" office:currency="ns" office:value="14.2641281353884" calcext:value-type="currency">
            <text:p>14ns</text:p>
          </table:table-cell>
          <table:table-cell table:style-name="ce15" table:formula="of:=MAX(MIN([.$D119]-MOD(1000*[$Times.F$3];[.$D119]);MOD(1000*[$Times.F$3];[.$D119]));MIN([.$D119]-MOD(1000*[$Times.F$4];[.$D119]);MOD(1000*[$Times.F$4];[.$D119]));MIN([.$D119]-MOD(1000*[$Times.F$5];[.$D119]);MOD(1000*[$Times.F$5];[.$D119]));MIN([.$D119]-MOD(1000*[$Times.F$6];[.$D119]);MOD(1000*[$Times.F$6];[.$D119]));)" office:value-type="currency" office:currency="ns" office:value="8.45572680568148" calcext:value-type="currency">
            <text:p>8ns</text:p>
          </table:table-cell>
          <table:table-cell table:style-name="ce15" table:formula="of:=MAX(MIN([.$D119]-MOD(1000*[$Times.G$3];[.$D119]);MOD(1000*[$Times.G$3];[.$D119]));MIN([.$D119]-MOD(1000*[$Times.G$4];[.$D119]);MOD(1000*[$Times.G$4];[.$D119]));MIN([.$D119]-MOD(1000*[$Times.G$5];[.$D119]);MOD(1000*[$Times.G$5];[.$D119]));MIN([.$D119]-MOD(1000*[$Times.G$6];[.$D119]);MOD(1000*[$Times.G$6];[.$D119]));)" office:value-type="currency" office:currency="ns" office:value="12.8679359323058" calcext:value-type="currency">
            <text:p>13ns</text:p>
          </table:table-cell>
          <table:table-cell table:style-name="ce15" table:formula="of:=MAX(MIN([.$D119]-MOD(1000*[$Times.H$3];[.$D119]);MOD(1000*[$Times.H$3];[.$D119]));MIN([.$D119]-MOD(1000*[$Times.H$4];[.$D119]);MOD(1000*[$Times.H$4];[.$D119]));MIN([.$D119]-MOD(1000*[$Times.H$5];[.$D119]);MOD(1000*[$Times.H$5];[.$D119]));MIN([.$D119]-MOD(1000*[$Times.H$6];[.$D119]);MOD(1000*[$Times.H$6];[.$D119]));)" office:value-type="currency" office:currency="ns" office:value="8.45572680568148" calcext:value-type="currency">
            <text:p>8ns</text:p>
          </table:table-cell>
          <table:table-cell table:style-name="ce15" table:formula="of:=MAX(MIN([.$D119]-MOD(1000*[$Times.I$3];[.$D119]);MOD(1000*[$Times.I$3];[.$D119]));MIN([.$D119]-MOD(1000*[$Times.I$4];[.$D119]);MOD(1000*[$Times.I$4];[.$D119]));MIN([.$D119]-MOD(1000*[$Times.I$5];[.$D119]);MOD(1000*[$Times.I$5];[.$D119]));MIN([.$D119]-MOD(1000*[$Times.I$6];[.$D119]);MOD(1000*[$Times.I$6];[.$D119]));)" office:value-type="currency" office:currency="ns" office:value="12.8679359323058" calcext:value-type="currency">
            <text:p>13ns</text:p>
          </table:table-cell>
          <table:table-cell table:style-name="ce15" table:formula="of:=MAX(MIN([.$D119]-MOD(1000*[$Times.J$3];[.$D119]);MOD(1000*[$Times.J$3];[.$D119]));MIN([.$D119]-MOD(1000*[$Times.J$4];[.$D119]);MOD(1000*[$Times.J$4];[.$D119]));MIN([.$D119]-MOD(1000*[$Times.J$5];[.$D119]);MOD(1000*[$Times.J$5];[.$D119]));MIN([.$D119]-MOD(1000*[$Times.J$6];[.$D119]);MOD(1000*[$Times.J$6];[.$D119]));)" office:value-type="currency" office:currency="ns" office:value="8.45572680568148" calcext:value-type="currency">
            <text:p>8ns</text:p>
          </table:table-cell>
          <table:table-cell table:style-name="ce15" table:formula="of:=MAX(MIN([.$D119]-MOD(1000*[$Times.K$3];[.$D119]);MOD(1000*[$Times.K$3];[.$D119]));MIN([.$D119]-MOD(1000*[$Times.K$4];[.$D119]);MOD(1000*[$Times.K$4];[.$D119]));MIN([.$D119]-MOD(1000*[$Times.K$5];[.$D119]);MOD(1000*[$Times.K$5];[.$D119]));MIN([.$D119]-MOD(1000*[$Times.K$6];[.$D119]);MOD(1000*[$Times.K$6];[.$D119]));)" office:value-type="currency" office:currency="ns" office:value="12.8679359323058" calcext:value-type="currency">
            <text:p>13ns</text:p>
          </table:table-cell>
          <table:table-cell table:style-name="ce15" table:formula="of:=MAX(MIN([.$D119]-MOD(1000*[$Times.L$3];[.$D119]);MOD(1000*[$Times.L$3];[.$D119]));MIN([.$D119]-MOD(1000*[$Times.L$4];[.$D119]);MOD(1000*[$Times.L$4];[.$D119]));MIN([.$D119]-MOD(1000*[$Times.L$5];[.$D119]);MOD(1000*[$Times.L$5];[.$D119]));MIN([.$D119]-MOD(1000*[$Times.L$6];[.$D119]);MOD(1000*[$Times.L$6];[.$D119]));)" office:value-type="currency" office:currency="ns" office:value="8.45572680568148" calcext:value-type="currency">
            <text:p>8ns</text:p>
          </table:table-cell>
          <table:table-cell table:style-name="ce15" table:formula="of:=MAX(MIN([.$D119]-MOD(1000*[$Times.M$3];[.$D119]);MOD(1000*[$Times.M$3];[.$D119]));MIN([.$D119]-MOD(1000*[$Times.M$4];[.$D119]);MOD(1000*[$Times.M$4];[.$D119]));MIN([.$D119]-MOD(1000*[$Times.M$5];[.$D119]);MOD(1000*[$Times.M$5];[.$D119]));MIN([.$D119]-MOD(1000*[$Times.M$6];[.$D119]);MOD(1000*[$Times.M$6];[.$D119]));)" office:value-type="currency" office:currency="ns" office:value="12.8679359323058" calcext:value-type="currency">
            <text:p>13ns</text:p>
          </table:table-cell>
          <table:table-cell table:style-name="ce15" table:formula="of:=MAX(MIN([.$D119]-MOD(1000*[$Times.N$3];[.$D119]);MOD(1000*[$Times.N$3];[.$D119]));MIN([.$D119]-MOD(1000*[$Times.N$4];[.$D119]);MOD(1000*[$Times.N$4];[.$D119]));MIN([.$D119]-MOD(1000*[$Times.N$5];[.$D119]);MOD(1000*[$Times.N$5];[.$D119]));MIN([.$D119]-MOD(1000*[$Times.N$6];[.$D119]);MOD(1000*[$Times.N$6];[.$D119]));)" office:value-type="currency" office:currency="ns" office:value="8.45572680568148" calcext:value-type="currency">
            <text:p>8ns</text:p>
          </table:table-cell>
          <table:table-cell table:style-name="ce15" table:formula="of:=MAX(MIN([.$D119]-MOD(1000*[$Times.O$3];[.$D119]);MOD(1000*[$Times.O$3];[.$D119]));MIN([.$D119]-MOD(1000*[$Times.O$4];[.$D119]);MOD(1000*[$Times.O$4];[.$D119]));MIN([.$D119]-MOD(1000*[$Times.O$5];[.$D119]);MOD(1000*[$Times.O$5];[.$D119]));MIN([.$D119]-MOD(1000*[$Times.O$6];[.$D119]);MOD(1000*[$Times.O$6];[.$D119]));)" office:value-type="currency" office:currency="ns" office:value="12.8679359323058" calcext:value-type="currency">
            <text:p>13ns</text:p>
          </table:table-cell>
          <table:table-cell table:style-name="ce15" table:formula="of:=MAX(MIN([.$D119]-MOD(1000*[$Times.P$3];[.$D119]);MOD(1000*[$Times.P$3];[.$D119]));MIN([.$D119]-MOD(1000*[$Times.P$4];[.$D119]);MOD(1000*[$Times.P$4];[.$D119]));MIN([.$D119]-MOD(1000*[$Times.P$5];[.$D119]);MOD(1000*[$Times.P$5];[.$D119]));MIN([.$D119]-MOD(1000*[$Times.P$6];[.$D119]);MOD(1000*[$Times.P$6];[.$D119]));)" office:value-type="currency" office:currency="ns" office:value="8.45572680568148" calcext:value-type="currency">
            <text:p>8ns</text:p>
          </table:table-cell>
          <table:table-cell table:style-name="ce15" table:formula="of:=MAX(MIN([.$D119]-MOD(1000*[$Times.Q$3];[.$D119]);MOD(1000*[$Times.Q$3];[.$D119]));MIN([.$D119]-MOD(1000*[$Times.Q$4];[.$D119]);MOD(1000*[$Times.Q$4];[.$D119]));MIN([.$D119]-MOD(1000*[$Times.Q$5];[.$D119]);MOD(1000*[$Times.Q$5];[.$D119]));MIN([.$D119]-MOD(1000*[$Times.Q$6];[.$D119]);MOD(1000*[$Times.Q$6];[.$D119]));)" office:value-type="currency" office:currency="ns" office:value="12.8679359323058" calcext:value-type="currency">
            <text:p>13ns</text:p>
          </table:table-cell>
          <table:table-cell table:style-name="ce15" table:formula="of:=MAX(MIN([.$D119]-MOD(1000*[$Times.R$3];[.$D119]);MOD(1000*[$Times.R$3];[.$D119]));MIN([.$D119]-MOD(1000*[$Times.R$4];[.$D119]);MOD(1000*[$Times.R$4];[.$D119]));MIN([.$D119]-MOD(1000*[$Times.R$5];[.$D119]);MOD(1000*[$Times.R$5];[.$D119]));MIN([.$D119]-MOD(1000*[$Times.R$6];[.$D119]);MOD(1000*[$Times.R$6];[.$D119]));)" office:value-type="currency" office:currency="ns" office:value="8.45572680568148" calcext:value-type="currency">
            <text:p>8ns</text:p>
          </table:table-cell>
          <table:table-cell table:style-name="ce15" table:formula="of:=MAX(MIN([.$D119]-MOD(1000*[$Times.S$3];[.$D119]);MOD(1000*[$Times.S$3];[.$D119]));MIN([.$D119]-MOD(1000*[$Times.S$4];[.$D119]);MOD(1000*[$Times.S$4];[.$D119]));MIN([.$D119]-MOD(1000*[$Times.S$5];[.$D119]);MOD(1000*[$Times.S$5];[.$D119]));MIN([.$D119]-MOD(1000*[$Times.S$6];[.$D119]);MOD(1000*[$Times.S$6];[.$D119]));)" office:value-type="currency" office:currency="ns" office:value="12.8679359323058" calcext:value-type="currency">
            <text:p>13ns</text:p>
          </table:table-cell>
          <table:table-cell table:style-name="ce15" table:formula="of:=MAX(MIN([.$D119]-MOD(1000*[$Times.T$3];[.$D119]);MOD(1000*[$Times.T$3];[.$D119]));MIN([.$D119]-MOD(1000*[$Times.T$4];[.$D119]);MOD(1000*[$Times.T$4];[.$D119]));MIN([.$D119]-MOD(1000*[$Times.T$5];[.$D119]);MOD(1000*[$Times.T$5];[.$D119]));MIN([.$D119]-MOD(1000*[$Times.T$6];[.$D119]);MOD(1000*[$Times.T$6];[.$D119]));)" office:value-type="currency" office:currency="ns" office:value="8.45572680568148" calcext:value-type="currency">
            <text:p>8ns</text:p>
          </table:table-cell>
          <table:table-cell table:style-name="ce15" table:formula="of:=MAX(MIN([.$D119]-MOD(1000*[$Times.U$3];[.$D119]);MOD(1000*[$Times.U$3];[.$D119]));MIN([.$D119]-MOD(1000*[$Times.U$4];[.$D119]);MOD(1000*[$Times.U$4];[.$D119]));MIN([.$D119]-MOD(1000*[$Times.U$5];[.$D119]);MOD(1000*[$Times.U$5];[.$D119]));MIN([.$D119]-MOD(1000*[$Times.U$6];[.$D119]);MOD(1000*[$Times.U$6];[.$D119]));)" office:value-type="currency" office:currency="ns" office:value="12.8679359323058" calcext:value-type="currency">
            <text:p>13ns</text:p>
          </table:table-cell>
          <table:table-cell table:style-name="ce15" table:formula="of:=MAX(MIN([.$D119]-MOD(1000*[$Times.V$3];[.$D119]);MOD(1000*[$Times.V$3];[.$D119]));MIN([.$D119]-MOD(1000*[$Times.V$4];[.$D119]);MOD(1000*[$Times.V$4];[.$D119]));MIN([.$D119]-MOD(1000*[$Times.V$5];[.$D119]);MOD(1000*[$Times.V$5];[.$D119]));MIN([.$D119]-MOD(1000*[$Times.V$6];[.$D119]);MOD(1000*[$Times.V$6];[.$D119]));)" office:value-type="currency" office:currency="ns" office:value="6.6183136899365" calcext:value-type="currency">
            <text:p>7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3.47" calcext:value-type="currency">
            <text:p>33,47 MHz</text:p>
          </table:table-cell>
          <table:table-cell table:style-name="ce10" table:formula="of:=160/[.A120]" office:value-type="float" office:value="4.78040035853003" calcext:value-type="float">
            <text:p>4,78</text:p>
          </table:table-cell>
          <table:table-cell table:style-name="ce7" table:formula="of:=ROUND(100*[.B120]) = 100*ROUND([.B120])" office:value-type="boolean" office:boolean-value="false" calcext:value-type="boolean">
            <text:p>FAŁSZ</text:p>
          </table:table-cell>
          <table:table-cell table:style-name="ce13" table:formula="of:=1000/[.A120]" office:value-type="currency" office:currency="ns" office:value="29.8775022408127" calcext:value-type="currency">
            <text:p>30ns</text:p>
          </table:table-cell>
          <table:table-cell table:style-name="ce20" table:formula="of:=([.I120]-MIN([.I$1:.I119]))" office:value-type="float" office:value="14.6100985957574" calcext:value-type="float">
            <text:p>14,61</text:p>
          </table:table-cell>
          <table:table-cell table:style-name="ce20" table:formula="of:=IF([.C120]; ([.I120]-MIN([.I$1:.I119]));&quot;&quot;)">
            <text:p/>
          </table:table-cell>
          <table:table-cell table:style-name="ce20" table:formula="of:=([.J120]-MIN([.J$1:.J119]))" office:value-type="float" office:value="0.860098595757357" calcext:value-type="float">
            <text:p>0,86</text:p>
          </table:table-cell>
          <table:table-cell table:style-name="ce20" table:formula="of:=([.J120]-MIN([.J$1:.J119]))*[.C120]" office:value-type="float" office:value="0" calcext:value-type="float">
            <text:p>0,00</text:p>
          </table:table-cell>
          <table:table-cell table:style-name="ce17" table:formula="of:=COM.MICROSOFT.MAXIFS([.K120:.XDF120];[.K$2:.XDF$2];&quot;&quot;)" office:value-type="currency" office:currency="ns" office:value="14.6100985957574" calcext:value-type="currency">
            <text:p>15ns</text:p>
          </table:table-cell>
          <table:table-cell table:style-name="ce17" table:formula="of:=MAX([.K120:.XFD120])" office:value-type="currency" office:currency="ns" office:value="14.6100985957574" calcext:value-type="currency">
            <text:p>15ns</text:p>
          </table:table-cell>
          <table:table-cell table:style-name="ce15" table:formula="of:=MAX(MIN([.$D120]-MOD(1000*[$Times.C$3];[.$D120]);MOD(1000*[$Times.C$3];[.$D120]));MIN([.$D120]-MOD(1000*[$Times.C$4];[.$D120]);MOD(1000*[$Times.C$4];[.$D120]));MIN([.$D120]-MOD(1000*[$Times.C$5];[.$D120]);MOD(1000*[$Times.C$5];[.$D120]));MIN([.$D120]-MOD(1000*[$Times.C$6];[.$D120]);MOD(1000*[$Times.C$6];[.$D120]));)" office:value-type="currency" office:currency="ns" office:value="14.6100985957574" calcext:value-type="currency">
            <text:p>15ns</text:p>
          </table:table-cell>
          <table:table-cell table:style-name="ce15" table:formula="of:=MAX(MIN([.$D120]-MOD(1000*[$Times.D$3];[.$D120]);MOD(1000*[$Times.D$3];[.$D120]));MIN([.$D120]-MOD(1000*[$Times.D$4];[.$D120]);MOD(1000*[$Times.D$4];[.$D120]));MIN([.$D120]-MOD(1000*[$Times.D$5];[.$D120]);MOD(1000*[$Times.D$5];[.$D120]));MIN([.$D120]-MOD(1000*[$Times.D$6];[.$D120]);MOD(1000*[$Times.D$6];[.$D120]));)" office:value-type="currency" office:currency="ns" office:value="12.8174484613087" calcext:value-type="currency">
            <text:p>13ns</text:p>
          </table:table-cell>
          <table:table-cell table:style-name="ce15" table:formula="of:=MAX(MIN([.$D120]-MOD(1000*[$Times.E$3];[.$D120]);MOD(1000*[$Times.E$3];[.$D120]));MIN([.$D120]-MOD(1000*[$Times.E$4];[.$D120]);MOD(1000*[$Times.E$4];[.$D120]));MIN([.$D120]-MOD(1000*[$Times.E$5];[.$D120]);MOD(1000*[$Times.E$5];[.$D120]));MIN([.$D120]-MOD(1000*[$Times.E$6];[.$D120]);MOD(1000*[$Times.E$6];[.$D120]));)" office:value-type="currency" office:currency="ns" office:value="13.4299372572453" calcext:value-type="currency">
            <text:p>13ns</text:p>
          </table:table-cell>
          <table:table-cell table:style-name="ce15" table:formula="of:=MAX(MIN([.$D120]-MOD(1000*[$Times.F$3];[.$D120]);MOD(1000*[$Times.F$3];[.$D120]));MIN([.$D120]-MOD(1000*[$Times.F$4];[.$D120]);MOD(1000*[$Times.F$4];[.$D120]));MIN([.$D120]-MOD(1000*[$Times.F$5];[.$D120]);MOD(1000*[$Times.F$5];[.$D120]));MIN([.$D120]-MOD(1000*[$Times.F$6];[.$D120]);MOD(1000*[$Times.F$6];[.$D120]));)" office:value-type="currency" office:currency="ns" office:value="12.3274574245593" calcext:value-type="currency">
            <text:p>12ns</text:p>
          </table:table-cell>
          <table:table-cell table:style-name="ce15" table:formula="of:=MAX(MIN([.$D120]-MOD(1000*[$Times.G$3];[.$D120]);MOD(1000*[$Times.G$3];[.$D120]));MIN([.$D120]-MOD(1000*[$Times.G$4];[.$D120]);MOD(1000*[$Times.G$4];[.$D120]));MIN([.$D120]-MOD(1000*[$Times.G$5];[.$D120]);MOD(1000*[$Times.G$5];[.$D120]));MIN([.$D120]-MOD(1000*[$Times.G$6];[.$D120]);MOD(1000*[$Times.G$6];[.$D120]));)" office:value-type="currency" office:currency="ns" office:value="14.042426053182" calcext:value-type="currency">
            <text:p>14ns</text:p>
          </table:table-cell>
          <table:table-cell table:style-name="ce15" table:formula="of:=MAX(MIN([.$D120]-MOD(1000*[$Times.H$3];[.$D120]);MOD(1000*[$Times.H$3];[.$D120]));MIN([.$D120]-MOD(1000*[$Times.H$4];[.$D120]);MOD(1000*[$Times.H$4];[.$D120]));MIN([.$D120]-MOD(1000*[$Times.H$5];[.$D120]);MOD(1000*[$Times.H$5];[.$D120]));MIN([.$D120]-MOD(1000*[$Times.H$6];[.$D120]);MOD(1000*[$Times.H$6];[.$D120]));)" office:value-type="currency" office:currency="ns" office:value="10.8574843143113" calcext:value-type="currency">
            <text:p>11ns</text:p>
          </table:table-cell>
          <table:table-cell table:style-name="ce15" table:formula="of:=MAX(MIN([.$D120]-MOD(1000*[$Times.I$3];[.$D120]);MOD(1000*[$Times.I$3];[.$D120]));MIN([.$D120]-MOD(1000*[$Times.I$4];[.$D120]);MOD(1000*[$Times.I$4];[.$D120]));MIN([.$D120]-MOD(1000*[$Times.I$5];[.$D120]);MOD(1000*[$Times.I$5];[.$D120]));MIN([.$D120]-MOD(1000*[$Times.I$6];[.$D120]);MOD(1000*[$Times.I$6];[.$D120]));)" office:value-type="currency" office:currency="ns" office:value="13.385121003884" calcext:value-type="currency">
            <text:p>13ns</text:p>
          </table:table-cell>
          <table:table-cell table:style-name="ce15" table:formula="of:=MAX(MIN([.$D120]-MOD(1000*[$Times.J$3];[.$D120]);MOD(1000*[$Times.J$3];[.$D120]));MIN([.$D120]-MOD(1000*[$Times.J$4];[.$D120]);MOD(1000*[$Times.J$4];[.$D120]));MIN([.$D120]-MOD(1000*[$Times.J$5];[.$D120]);MOD(1000*[$Times.J$5];[.$D120]));MIN([.$D120]-MOD(1000*[$Times.J$6];[.$D120]);MOD(1000*[$Times.J$6];[.$D120]));)" office:value-type="currency" office:currency="ns" office:value="10.8574843143113" calcext:value-type="currency">
            <text:p>11ns</text:p>
          </table:table-cell>
          <table:table-cell table:style-name="ce15" table:formula="of:=MAX(MIN([.$D120]-MOD(1000*[$Times.K$3];[.$D120]);MOD(1000*[$Times.K$3];[.$D120]));MIN([.$D120]-MOD(1000*[$Times.K$4];[.$D120]);MOD(1000*[$Times.K$4];[.$D120]));MIN([.$D120]-MOD(1000*[$Times.K$5];[.$D120]);MOD(1000*[$Times.K$5];[.$D120]));MIN([.$D120]-MOD(1000*[$Times.K$6];[.$D120]);MOD(1000*[$Times.K$6];[.$D120]));)" office:value-type="currency" office:currency="ns" office:value="13.385121003884" calcext:value-type="currency">
            <text:p>13ns</text:p>
          </table:table-cell>
          <table:table-cell table:style-name="ce15" table:formula="of:=MAX(MIN([.$D120]-MOD(1000*[$Times.L$3];[.$D120]);MOD(1000*[$Times.L$3];[.$D120]));MIN([.$D120]-MOD(1000*[$Times.L$4];[.$D120]);MOD(1000*[$Times.L$4];[.$D120]));MIN([.$D120]-MOD(1000*[$Times.L$5];[.$D120]);MOD(1000*[$Times.L$5];[.$D120]));MIN([.$D120]-MOD(1000*[$Times.L$6];[.$D120]);MOD(1000*[$Times.L$6];[.$D120]));)" office:value-type="currency" office:currency="ns" office:value="12.3274574245593" calcext:value-type="currency">
            <text:p>12ns</text:p>
          </table:table-cell>
          <table:table-cell table:style-name="ce15" table:formula="of:=MAX(MIN([.$D120]-MOD(1000*[$Times.M$3];[.$D120]);MOD(1000*[$Times.M$3];[.$D120]));MIN([.$D120]-MOD(1000*[$Times.M$4];[.$D120]);MOD(1000*[$Times.M$4];[.$D120]));MIN([.$D120]-MOD(1000*[$Times.M$5];[.$D120]);MOD(1000*[$Times.M$5];[.$D120]));MIN([.$D120]-MOD(1000*[$Times.M$6];[.$D120]);MOD(1000*[$Times.M$6];[.$D120]));)" office:value-type="currency" office:currency="ns" office:value="13.385121003884" calcext:value-type="currency">
            <text:p>13ns</text:p>
          </table:table-cell>
          <table:table-cell table:style-name="ce15" table:formula="of:=MAX(MIN([.$D120]-MOD(1000*[$Times.N$3];[.$D120]);MOD(1000*[$Times.N$3];[.$D120]));MIN([.$D120]-MOD(1000*[$Times.N$4];[.$D120]);MOD(1000*[$Times.N$4];[.$D120]));MIN([.$D120]-MOD(1000*[$Times.N$5];[.$D120]);MOD(1000*[$Times.N$5];[.$D120]));MIN([.$D120]-MOD(1000*[$Times.N$6];[.$D120]);MOD(1000*[$Times.N$6];[.$D120]));)" office:value-type="currency" office:currency="ns" office:value="12.3274574245593" calcext:value-type="currency">
            <text:p>12ns</text:p>
          </table:table-cell>
          <table:table-cell table:style-name="ce15" table:formula="of:=MAX(MIN([.$D120]-MOD(1000*[$Times.O$3];[.$D120]);MOD(1000*[$Times.O$3];[.$D120]));MIN([.$D120]-MOD(1000*[$Times.O$4];[.$D120]);MOD(1000*[$Times.O$4];[.$D120]));MIN([.$D120]-MOD(1000*[$Times.O$5];[.$D120]);MOD(1000*[$Times.O$5];[.$D120]));MIN([.$D120]-MOD(1000*[$Times.O$6];[.$D120]);MOD(1000*[$Times.O$6];[.$D120]));)" office:value-type="currency" office:currency="ns" office:value="14.042426053182" calcext:value-type="currency">
            <text:p>14ns</text:p>
          </table:table-cell>
          <table:table-cell table:style-name="ce15" table:formula="of:=MAX(MIN([.$D120]-MOD(1000*[$Times.P$3];[.$D120]);MOD(1000*[$Times.P$3];[.$D120]));MIN([.$D120]-MOD(1000*[$Times.P$4];[.$D120]);MOD(1000*[$Times.P$4];[.$D120]));MIN([.$D120]-MOD(1000*[$Times.P$5];[.$D120]);MOD(1000*[$Times.P$5];[.$D120]));MIN([.$D120]-MOD(1000*[$Times.P$6];[.$D120]);MOD(1000*[$Times.P$6];[.$D120]));)" office:value-type="currency" office:currency="ns" office:value="12.3274574245593" calcext:value-type="currency">
            <text:p>12ns</text:p>
          </table:table-cell>
          <table:table-cell table:style-name="ce15" table:formula="of:=MAX(MIN([.$D120]-MOD(1000*[$Times.Q$3];[.$D120]);MOD(1000*[$Times.Q$3];[.$D120]));MIN([.$D120]-MOD(1000*[$Times.Q$4];[.$D120]);MOD(1000*[$Times.Q$4];[.$D120]));MIN([.$D120]-MOD(1000*[$Times.Q$5];[.$D120]);MOD(1000*[$Times.Q$5];[.$D120]));MIN([.$D120]-MOD(1000*[$Times.Q$6];[.$D120]);MOD(1000*[$Times.Q$6];[.$D120]));)" office:value-type="currency" office:currency="ns" office:value="13.385121003884" calcext:value-type="currency">
            <text:p>13ns</text:p>
          </table:table-cell>
          <table:table-cell table:style-name="ce15" table:formula="of:=MAX(MIN([.$D120]-MOD(1000*[$Times.R$3];[.$D120]);MOD(1000*[$Times.R$3];[.$D120]));MIN([.$D120]-MOD(1000*[$Times.R$4];[.$D120]);MOD(1000*[$Times.R$4];[.$D120]));MIN([.$D120]-MOD(1000*[$Times.R$5];[.$D120]);MOD(1000*[$Times.R$5];[.$D120]));MIN([.$D120]-MOD(1000*[$Times.R$6];[.$D120]);MOD(1000*[$Times.R$6];[.$D120]));)" office:value-type="currency" office:currency="ns" office:value="12.3274574245593" calcext:value-type="currency">
            <text:p>12ns</text:p>
          </table:table-cell>
          <table:table-cell table:style-name="ce15" table:formula="of:=MAX(MIN([.$D120]-MOD(1000*[$Times.S$3];[.$D120]);MOD(1000*[$Times.S$3];[.$D120]));MIN([.$D120]-MOD(1000*[$Times.S$4];[.$D120]);MOD(1000*[$Times.S$4];[.$D120]));MIN([.$D120]-MOD(1000*[$Times.S$5];[.$D120]);MOD(1000*[$Times.S$5];[.$D120]));MIN([.$D120]-MOD(1000*[$Times.S$6];[.$D120]);MOD(1000*[$Times.S$6];[.$D120]));)" office:value-type="currency" office:currency="ns" office:value="13.385121003884" calcext:value-type="currency">
            <text:p>13ns</text:p>
          </table:table-cell>
          <table:table-cell table:style-name="ce15" table:formula="of:=MAX(MIN([.$D120]-MOD(1000*[$Times.T$3];[.$D120]);MOD(1000*[$Times.T$3];[.$D120]));MIN([.$D120]-MOD(1000*[$Times.T$4];[.$D120]);MOD(1000*[$Times.T$4];[.$D120]));MIN([.$D120]-MOD(1000*[$Times.T$5];[.$D120]);MOD(1000*[$Times.T$5];[.$D120]));MIN([.$D120]-MOD(1000*[$Times.T$6];[.$D120]);MOD(1000*[$Times.T$6];[.$D120]));)" office:value-type="currency" office:currency="ns" office:value="12.3274574245593" calcext:value-type="currency">
            <text:p>12ns</text:p>
          </table:table-cell>
          <table:table-cell table:style-name="ce15" table:formula="of:=MAX(MIN([.$D120]-MOD(1000*[$Times.U$3];[.$D120]);MOD(1000*[$Times.U$3];[.$D120]));MIN([.$D120]-MOD(1000*[$Times.U$4];[.$D120]);MOD(1000*[$Times.U$4];[.$D120]));MIN([.$D120]-MOD(1000*[$Times.U$5];[.$D120]);MOD(1000*[$Times.U$5];[.$D120]));MIN([.$D120]-MOD(1000*[$Times.U$6];[.$D120]);MOD(1000*[$Times.U$6];[.$D120]));)" office:value-type="currency" office:currency="ns" office:value="14.042426053182" calcext:value-type="currency">
            <text:p>14ns</text:p>
          </table:table-cell>
          <table:table-cell table:style-name="ce15" table:formula="of:=MAX(MIN([.$D120]-MOD(1000*[$Times.V$3];[.$D120]);MOD(1000*[$Times.V$3];[.$D120]));MIN([.$D120]-MOD(1000*[$Times.V$4];[.$D120]);MOD(1000*[$Times.V$4];[.$D120]));MIN([.$D120]-MOD(1000*[$Times.V$5];[.$D120]);MOD(1000*[$Times.V$5];[.$D120]));MIN([.$D120]-MOD(1000*[$Times.V$6];[.$D120]);MOD(1000*[$Times.V$6];[.$D120]));)" office:value-type="currency" office:currency="ns" office:value="3.67493277561994" calcext:value-type="currency">
            <text:p>4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3.86" calcext:value-type="currency">
            <text:p>33,86 MHz</text:p>
          </table:table-cell>
          <table:table-cell table:style-name="ce10" table:formula="of:=160/[.A121]" office:value-type="float" office:value="4.72533963378618" calcext:value-type="float">
            <text:p>4,73</text:p>
          </table:table-cell>
          <table:table-cell table:style-name="ce7" table:formula="of:=ROUND(100*[.B121]) = 100*ROUND([.B121])" office:value-type="boolean" office:boolean-value="false" calcext:value-type="boolean">
            <text:p>FAŁSZ</text:p>
          </table:table-cell>
          <table:table-cell table:style-name="ce13" table:formula="of:=1000/[.A121]" office:value-type="currency" office:currency="ns" office:value="29.5333727111636" calcext:value-type="currency">
            <text:p>30ns</text:p>
          </table:table-cell>
          <table:table-cell table:style-name="ce20" table:formula="of:=([.I121]-MIN([.I$1:.I120]))" office:value-type="float" office:value="13.9988186650916" calcext:value-type="float">
            <text:p>14,00</text:p>
          </table:table-cell>
          <table:table-cell table:style-name="ce20" table:formula="of:=IF([.C121]; ([.I121]-MIN([.I$1:.I120]));&quot;&quot;)">
            <text:p/>
          </table:table-cell>
          <table:table-cell table:style-name="ce20" table:formula="of:=([.J121]-MIN([.J$1:.J120]))" office:value-type="float" office:value="0.248818665091562" calcext:value-type="float">
            <text:p>0,25</text:p>
          </table:table-cell>
          <table:table-cell table:style-name="ce20" table:formula="of:=([.J121]-MIN([.J$1:.J120]))*[.C121]" office:value-type="float" office:value="0" calcext:value-type="float">
            <text:p>0,00</text:p>
          </table:table-cell>
          <table:table-cell table:style-name="ce17" table:formula="of:=COM.MICROSOFT.MAXIFS([.K121:.XDF121];[.K$2:.XDF$2];&quot;&quot;)" office:value-type="currency" office:currency="ns" office:value="13.9988186650916" calcext:value-type="currency">
            <text:p>14ns</text:p>
          </table:table-cell>
          <table:table-cell table:style-name="ce17" table:formula="of:=MAX([.K121:.XFD121])" office:value-type="currency" office:currency="ns" office:value="13.9988186650916" calcext:value-type="currency">
            <text:p>14ns</text:p>
          </table:table-cell>
          <table:table-cell table:style-name="ce15" table:formula="of:=MAX(MIN([.$D121]-MOD(1000*[$Times.C$3];[.$D121]);MOD(1000*[$Times.C$3];[.$D121]));MIN([.$D121]-MOD(1000*[$Times.C$4];[.$D121]);MOD(1000*[$Times.C$4];[.$D121]));MIN([.$D121]-MOD(1000*[$Times.C$5];[.$D121]);MOD(1000*[$Times.C$5];[.$D121]));MIN([.$D121]-MOD(1000*[$Times.C$6];[.$D121]);MOD(1000*[$Times.C$6];[.$D121]));)" office:value-type="currency" office:currency="ns" office:value="10.8682811577083" calcext:value-type="currency">
            <text:p>11ns</text:p>
          </table:table-cell>
          <table:table-cell table:style-name="ce15" table:formula="of:=MAX(MIN([.$D121]-MOD(1000*[$Times.D$3];[.$D121]);MOD(1000*[$Times.D$3];[.$D121]));MIN([.$D121]-MOD(1000*[$Times.D$4];[.$D121]);MOD(1000*[$Times.D$4];[.$D121]));MIN([.$D121]-MOD(1000*[$Times.D$5];[.$D121]);MOD(1000*[$Times.D$5];[.$D121]));MIN([.$D121]-MOD(1000*[$Times.D$6];[.$D121]);MOD(1000*[$Times.D$6];[.$D121]));)" office:value-type="currency" office:currency="ns" office:value="9.33254577672767" calcext:value-type="currency">
            <text:p>9ns</text:p>
          </table:table-cell>
          <table:table-cell table:style-name="ce15" table:formula="of:=MAX(MIN([.$D121]-MOD(1000*[$Times.E$3];[.$D121]);MOD(1000*[$Times.E$3];[.$D121]));MIN([.$D121]-MOD(1000*[$Times.E$4];[.$D121]);MOD(1000*[$Times.E$4];[.$D121]));MIN([.$D121]-MOD(1000*[$Times.E$5];[.$D121]);MOD(1000*[$Times.E$5];[.$D121]));MIN([.$D121]-MOD(1000*[$Times.E$6];[.$D121]);MOD(1000*[$Times.E$6];[.$D121]));)" office:value-type="currency" office:currency="ns" office:value="13.4672179562906" calcext:value-type="currency">
            <text:p>13ns</text:p>
          </table:table-cell>
          <table:table-cell table:style-name="ce15" table:formula="of:=MAX(MIN([.$D121]-MOD(1000*[$Times.F$3];[.$D121]);MOD(1000*[$Times.F$3];[.$D121]));MIN([.$D121]-MOD(1000*[$Times.F$4];[.$D121]);MOD(1000*[$Times.F$4];[.$D121]));MIN([.$D121]-MOD(1000*[$Times.F$5];[.$D121]);MOD(1000*[$Times.F$5];[.$D121]));MIN([.$D121]-MOD(1000*[$Times.F$6];[.$D121]);MOD(1000*[$Times.F$6];[.$D121]));)" office:value-type="currency" office:currency="ns" office:value="13.2663910218547" calcext:value-type="currency">
            <text:p>13ns</text:p>
          </table:table-cell>
          <table:table-cell table:style-name="ce15" table:formula="of:=MAX(MIN([.$D121]-MOD(1000*[$Times.G$3];[.$D121]);MOD(1000*[$Times.G$3];[.$D121]));MIN([.$D121]-MOD(1000*[$Times.G$4];[.$D121]);MOD(1000*[$Times.G$4];[.$D121]));MIN([.$D121]-MOD(1000*[$Times.G$5];[.$D121]);MOD(1000*[$Times.G$5];[.$D121]));MIN([.$D121]-MOD(1000*[$Times.G$6];[.$D121]);MOD(1000*[$Times.G$6];[.$D121]));)" office:value-type="currency" office:currency="ns" office:value="6.5327820437094" calcext:value-type="currency">
            <text:p>7ns</text:p>
          </table:table-cell>
          <table:table-cell table:style-name="ce15" table:formula="of:=MAX(MIN([.$D121]-MOD(1000*[$Times.H$3];[.$D121]);MOD(1000*[$Times.H$3];[.$D121]));MIN([.$D121]-MOD(1000*[$Times.H$4];[.$D121]);MOD(1000*[$Times.H$4];[.$D121]));MIN([.$D121]-MOD(1000*[$Times.H$5];[.$D121]);MOD(1000*[$Times.H$5];[.$D121]));MIN([.$D121]-MOD(1000*[$Times.H$6];[.$D121]);MOD(1000*[$Times.H$6];[.$D121]));)" office:value-type="currency" office:currency="ns" office:value="13.2663910218547" calcext:value-type="currency">
            <text:p>13ns</text:p>
          </table:table-cell>
          <table:table-cell table:style-name="ce15" table:formula="of:=MAX(MIN([.$D121]-MOD(1000*[$Times.I$3];[.$D121]);MOD(1000*[$Times.I$3];[.$D121]));MIN([.$D121]-MOD(1000*[$Times.I$4];[.$D121]);MOD(1000*[$Times.I$4];[.$D121]));MIN([.$D121]-MOD(1000*[$Times.I$5];[.$D121]);MOD(1000*[$Times.I$5];[.$D121]));MIN([.$D121]-MOD(1000*[$Times.I$6];[.$D121]);MOD(1000*[$Times.I$6];[.$D121]));)" office:value-type="currency" office:currency="ns" office:value="6.5327820437094" calcext:value-type="currency">
            <text:p>7ns</text:p>
          </table:table-cell>
          <table:table-cell table:style-name="ce15" table:formula="of:=MAX(MIN([.$D121]-MOD(1000*[$Times.J$3];[.$D121]);MOD(1000*[$Times.J$3];[.$D121]));MIN([.$D121]-MOD(1000*[$Times.J$4];[.$D121]);MOD(1000*[$Times.J$4];[.$D121]));MIN([.$D121]-MOD(1000*[$Times.J$5];[.$D121]);MOD(1000*[$Times.J$5];[.$D121]));MIN([.$D121]-MOD(1000*[$Times.J$6];[.$D121]);MOD(1000*[$Times.J$6];[.$D121]));)" office:value-type="currency" office:currency="ns" office:value="13.2663910218547" calcext:value-type="currency">
            <text:p>13ns</text:p>
          </table:table-cell>
          <table:table-cell table:style-name="ce15" table:formula="of:=MAX(MIN([.$D121]-MOD(1000*[$Times.K$3];[.$D121]);MOD(1000*[$Times.K$3];[.$D121]));MIN([.$D121]-MOD(1000*[$Times.K$4];[.$D121]);MOD(1000*[$Times.K$4];[.$D121]));MIN([.$D121]-MOD(1000*[$Times.K$5];[.$D121]);MOD(1000*[$Times.K$5];[.$D121]));MIN([.$D121]-MOD(1000*[$Times.K$6];[.$D121]);MOD(1000*[$Times.K$6];[.$D121]));)" office:value-type="currency" office:currency="ns" office:value="6.5327820437094" calcext:value-type="currency">
            <text:p>7ns</text:p>
          </table:table-cell>
          <table:table-cell table:style-name="ce15" table:formula="of:=MAX(MIN([.$D121]-MOD(1000*[$Times.L$3];[.$D121]);MOD(1000*[$Times.L$3];[.$D121]));MIN([.$D121]-MOD(1000*[$Times.L$4];[.$D121]);MOD(1000*[$Times.L$4];[.$D121]));MIN([.$D121]-MOD(1000*[$Times.L$5];[.$D121]);MOD(1000*[$Times.L$5];[.$D121]));MIN([.$D121]-MOD(1000*[$Times.L$6];[.$D121]);MOD(1000*[$Times.L$6];[.$D121]));)" office:value-type="currency" office:currency="ns" office:value="13.2663910218547" calcext:value-type="currency">
            <text:p>13ns</text:p>
          </table:table-cell>
          <table:table-cell table:style-name="ce15" table:formula="of:=MAX(MIN([.$D121]-MOD(1000*[$Times.M$3];[.$D121]);MOD(1000*[$Times.M$3];[.$D121]));MIN([.$D121]-MOD(1000*[$Times.M$4];[.$D121]);MOD(1000*[$Times.M$4];[.$D121]));MIN([.$D121]-MOD(1000*[$Times.M$5];[.$D121]);MOD(1000*[$Times.M$5];[.$D121]));MIN([.$D121]-MOD(1000*[$Times.M$6];[.$D121]);MOD(1000*[$Times.M$6];[.$D121]));)" office:value-type="currency" office:currency="ns" office:value="6.5327820437094" calcext:value-type="currency">
            <text:p>7ns</text:p>
          </table:table-cell>
          <table:table-cell table:style-name="ce15" table:formula="of:=MAX(MIN([.$D121]-MOD(1000*[$Times.N$3];[.$D121]);MOD(1000*[$Times.N$3];[.$D121]));MIN([.$D121]-MOD(1000*[$Times.N$4];[.$D121]);MOD(1000*[$Times.N$4];[.$D121]));MIN([.$D121]-MOD(1000*[$Times.N$5];[.$D121]);MOD(1000*[$Times.N$5];[.$D121]));MIN([.$D121]-MOD(1000*[$Times.N$6];[.$D121]);MOD(1000*[$Times.N$6];[.$D121]));)" office:value-type="currency" office:currency="ns" office:value="13.2663910218547" calcext:value-type="currency">
            <text:p>13ns</text:p>
          </table:table-cell>
          <table:table-cell table:style-name="ce15" table:formula="of:=MAX(MIN([.$D121]-MOD(1000*[$Times.O$3];[.$D121]);MOD(1000*[$Times.O$3];[.$D121]));MIN([.$D121]-MOD(1000*[$Times.O$4];[.$D121]);MOD(1000*[$Times.O$4];[.$D121]));MIN([.$D121]-MOD(1000*[$Times.O$5];[.$D121]);MOD(1000*[$Times.O$5];[.$D121]));MIN([.$D121]-MOD(1000*[$Times.O$6];[.$D121]);MOD(1000*[$Times.O$6];[.$D121]));)" office:value-type="currency" office:currency="ns" office:value="4.13467217956286" calcext:value-type="currency">
            <text:p>4ns</text:p>
          </table:table-cell>
          <table:table-cell table:style-name="ce15" table:formula="of:=MAX(MIN([.$D121]-MOD(1000*[$Times.P$3];[.$D121]);MOD(1000*[$Times.P$3];[.$D121]));MIN([.$D121]-MOD(1000*[$Times.P$4];[.$D121]);MOD(1000*[$Times.P$4];[.$D121]));MIN([.$D121]-MOD(1000*[$Times.P$5];[.$D121]);MOD(1000*[$Times.P$5];[.$D121]));MIN([.$D121]-MOD(1000*[$Times.P$6];[.$D121]);MOD(1000*[$Times.P$6];[.$D121]));)" office:value-type="currency" office:currency="ns" office:value="13.2663910218547" calcext:value-type="currency">
            <text:p>13ns</text:p>
          </table:table-cell>
          <table:table-cell table:style-name="ce15" table:formula="of:=MAX(MIN([.$D121]-MOD(1000*[$Times.Q$3];[.$D121]);MOD(1000*[$Times.Q$3];[.$D121]));MIN([.$D121]-MOD(1000*[$Times.Q$4];[.$D121]);MOD(1000*[$Times.Q$4];[.$D121]));MIN([.$D121]-MOD(1000*[$Times.Q$5];[.$D121]);MOD(1000*[$Times.Q$5];[.$D121]));MIN([.$D121]-MOD(1000*[$Times.Q$6];[.$D121]);MOD(1000*[$Times.Q$6];[.$D121]));)" office:value-type="currency" office:currency="ns" office:value="6.5327820437094" calcext:value-type="currency">
            <text:p>7ns</text:p>
          </table:table-cell>
          <table:table-cell table:style-name="ce15" table:formula="of:=MAX(MIN([.$D121]-MOD(1000*[$Times.R$3];[.$D121]);MOD(1000*[$Times.R$3];[.$D121]));MIN([.$D121]-MOD(1000*[$Times.R$4];[.$D121]);MOD(1000*[$Times.R$4];[.$D121]));MIN([.$D121]-MOD(1000*[$Times.R$5];[.$D121]);MOD(1000*[$Times.R$5];[.$D121]));MIN([.$D121]-MOD(1000*[$Times.R$6];[.$D121]);MOD(1000*[$Times.R$6];[.$D121]));)" office:value-type="currency" office:currency="ns" office:value="13.2663910218547" calcext:value-type="currency">
            <text:p>13ns</text:p>
          </table:table-cell>
          <table:table-cell table:style-name="ce15" table:formula="of:=MAX(MIN([.$D121]-MOD(1000*[$Times.S$3];[.$D121]);MOD(1000*[$Times.S$3];[.$D121]));MIN([.$D121]-MOD(1000*[$Times.S$4];[.$D121]);MOD(1000*[$Times.S$4];[.$D121]));MIN([.$D121]-MOD(1000*[$Times.S$5];[.$D121]);MOD(1000*[$Times.S$5];[.$D121]));MIN([.$D121]-MOD(1000*[$Times.S$6];[.$D121]);MOD(1000*[$Times.S$6];[.$D121]));)" office:value-type="currency" office:currency="ns" office:value="6.5327820437094" calcext:value-type="currency">
            <text:p>7ns</text:p>
          </table:table-cell>
          <table:table-cell table:style-name="ce15" table:formula="of:=MAX(MIN([.$D121]-MOD(1000*[$Times.T$3];[.$D121]);MOD(1000*[$Times.T$3];[.$D121]));MIN([.$D121]-MOD(1000*[$Times.T$4];[.$D121]);MOD(1000*[$Times.T$4];[.$D121]));MIN([.$D121]-MOD(1000*[$Times.T$5];[.$D121]);MOD(1000*[$Times.T$5];[.$D121]));MIN([.$D121]-MOD(1000*[$Times.T$6];[.$D121]);MOD(1000*[$Times.T$6];[.$D121]));)" office:value-type="currency" office:currency="ns" office:value="13.2663910218547" calcext:value-type="currency">
            <text:p>13ns</text:p>
          </table:table-cell>
          <table:table-cell table:style-name="ce15" table:formula="of:=MAX(MIN([.$D121]-MOD(1000*[$Times.U$3];[.$D121]);MOD(1000*[$Times.U$3];[.$D121]));MIN([.$D121]-MOD(1000*[$Times.U$4];[.$D121]);MOD(1000*[$Times.U$4];[.$D121]));MIN([.$D121]-MOD(1000*[$Times.U$5];[.$D121]);MOD(1000*[$Times.U$5];[.$D121]));MIN([.$D121]-MOD(1000*[$Times.U$6];[.$D121]);MOD(1000*[$Times.U$6];[.$D121]));)" office:value-type="currency" office:currency="ns" office:value="4.13467217956286" calcext:value-type="currency">
            <text:p>4ns</text:p>
          </table:table-cell>
          <table:table-cell table:style-name="ce15" table:formula="of:=MAX(MIN([.$D121]-MOD(1000*[$Times.V$3];[.$D121]);MOD(1000*[$Times.V$3];[.$D121]));MIN([.$D121]-MOD(1000*[$Times.V$4];[.$D121]);MOD(1000*[$Times.V$4];[.$D121]));MIN([.$D121]-MOD(1000*[$Times.V$5];[.$D121]);MOD(1000*[$Times.V$5];[.$D121]));MIN([.$D121]-MOD(1000*[$Times.V$6];[.$D121]);MOD(1000*[$Times.V$6];[.$D121]));)" office:value-type="currency" office:currency="ns" office:value="13.9988186650916" calcext:value-type="currency">
            <text:p>14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4" calcext:value-type="currency">
            <text:p>34,00 MHz</text:p>
          </table:table-cell>
          <table:table-cell table:style-name="ce10" table:formula="of:=160/[.A122]" office:value-type="float" office:value="4.70588235294118" calcext:value-type="float">
            <text:p>4,71</text:p>
          </table:table-cell>
          <table:table-cell table:style-name="ce7" table:formula="of:=ROUND(100*[.B122]) = 100*ROUND([.B122])" office:value-type="boolean" office:boolean-value="false" calcext:value-type="boolean">
            <text:p>FAŁSZ</text:p>
          </table:table-cell>
          <table:table-cell table:style-name="ce13" table:formula="of:=1000/[.A122]" office:value-type="currency" office:currency="ns" office:value="29.4117647058824" calcext:value-type="currency">
            <text:p>29ns</text:p>
          </table:table-cell>
          <table:table-cell table:style-name="ce20" table:formula="of:=([.I122]-MIN([.I$1:.I121]))" office:value-type="float" office:value="11.7647058823529" calcext:value-type="float">
            <text:p>11,76</text:p>
          </table:table-cell>
          <table:table-cell table:style-name="ce20" table:formula="of:=IF([.C122]; ([.I122]-MIN([.I$1:.I121]));&quot;&quot;)">
            <text:p/>
          </table:table-cell>
          <table:table-cell table:style-name="ce20" table:formula="of:=([.J122]-MIN([.J$1:.J121]))" office:value-type="float" office:value="0.955882352941135" calcext:value-type="float">
            <text:p>0,96</text:p>
          </table:table-cell>
          <table:table-cell table:style-name="ce20" table:formula="of:=([.J122]-MIN([.J$1:.J121]))*[.C122]" office:value-type="float" office:value="0" calcext:value-type="float">
            <text:p>0,00</text:p>
          </table:table-cell>
          <table:table-cell table:style-name="ce17" table:formula="of:=COM.MICROSOFT.MAXIFS([.K122:.XDF122];[.K$2:.XDF$2];&quot;&quot;)" office:value-type="currency" office:currency="ns" office:value="11.7647058823529" calcext:value-type="currency">
            <text:p>12ns</text:p>
          </table:table-cell>
          <table:table-cell table:style-name="ce17" table:formula="of:=MAX([.K122:.XFD122])" office:value-type="currency" office:currency="ns" office:value="14.7058823529411" calcext:value-type="currency">
            <text:p>15ns</text:p>
          </table:table-cell>
          <table:table-cell table:style-name="ce15" table:formula="of:=MAX(MIN([.$D122]-MOD(1000*[$Times.C$3];[.$D122]);MOD(1000*[$Times.C$3];[.$D122]));MIN([.$D122]-MOD(1000*[$Times.C$4];[.$D122]);MOD(1000*[$Times.C$4];[.$D122]));MIN([.$D122]-MOD(1000*[$Times.C$5];[.$D122]);MOD(1000*[$Times.C$5];[.$D122]));MIN([.$D122]-MOD(1000*[$Times.C$6];[.$D122]);MOD(1000*[$Times.C$6];[.$D122]));)" office:value-type="currency" office:currency="ns" office:value="5.88235294117658" calcext:value-type="currency">
            <text:p>6ns</text:p>
          </table:table-cell>
          <table:table-cell table:style-name="ce15" table:formula="of:=MAX(MIN([.$D122]-MOD(1000*[$Times.D$3];[.$D122]);MOD(1000*[$Times.D$3];[.$D122]));MIN([.$D122]-MOD(1000*[$Times.D$4];[.$D122]);MOD(1000*[$Times.D$4];[.$D122]));MIN([.$D122]-MOD(1000*[$Times.D$5];[.$D122]);MOD(1000*[$Times.D$5];[.$D122]));MIN([.$D122]-MOD(1000*[$Times.D$6];[.$D122]);MOD(1000*[$Times.D$6];[.$D122]));)" office:value-type="currency" office:currency="ns" office:value="11.7647058823529" calcext:value-type="currency">
            <text:p>12ns</text:p>
          </table:table-cell>
          <table:table-cell table:style-name="ce15" table:formula="of:=MAX(MIN([.$D122]-MOD(1000*[$Times.E$3];[.$D122]);MOD(1000*[$Times.E$3];[.$D122]));MIN([.$D122]-MOD(1000*[$Times.E$4];[.$D122]);MOD(1000*[$Times.E$4];[.$D122]));MIN([.$D122]-MOD(1000*[$Times.E$5];[.$D122]);MOD(1000*[$Times.E$5];[.$D122]));MIN([.$D122]-MOD(1000*[$Times.E$6];[.$D122]);MOD(1000*[$Times.E$6];[.$D122]));)" office:value-type="currency" office:currency="ns" office:value="11.7647058823529" calcext:value-type="currency">
            <text:p>12ns</text:p>
          </table:table-cell>
          <table:table-cell table:style-name="ce15" table:formula="of:=MAX(MIN([.$D122]-MOD(1000*[$Times.F$3];[.$D122]);MOD(1000*[$Times.F$3];[.$D122]));MIN([.$D122]-MOD(1000*[$Times.F$4];[.$D122]);MOD(1000*[$Times.F$4];[.$D122]));MIN([.$D122]-MOD(1000*[$Times.F$5];[.$D122]);MOD(1000*[$Times.F$5];[.$D122]));MIN([.$D122]-MOD(1000*[$Times.F$6];[.$D122]);MOD(1000*[$Times.F$6];[.$D122]));)" office:value-type="currency" office:currency="ns" office:value="14.1176470588235" calcext:value-type="currency">
            <text:p>14ns</text:p>
          </table:table-cell>
          <table:table-cell table:style-name="ce15" table:formula="of:=MAX(MIN([.$D122]-MOD(1000*[$Times.G$3];[.$D122]);MOD(1000*[$Times.G$3];[.$D122]));MIN([.$D122]-MOD(1000*[$Times.G$4];[.$D122]);MOD(1000*[$Times.G$4];[.$D122]));MIN([.$D122]-MOD(1000*[$Times.G$5];[.$D122]);MOD(1000*[$Times.G$5];[.$D122]));MIN([.$D122]-MOD(1000*[$Times.G$6];[.$D122]);MOD(1000*[$Times.G$6];[.$D122]));)" office:value-type="currency" office:currency="ns" office:value="8.23529411764707" calcext:value-type="currency">
            <text:p>8ns</text:p>
          </table:table-cell>
          <table:table-cell table:style-name="ce15" table:formula="of:=MAX(MIN([.$D122]-MOD(1000*[$Times.H$3];[.$D122]);MOD(1000*[$Times.H$3];[.$D122]));MIN([.$D122]-MOD(1000*[$Times.H$4];[.$D122]);MOD(1000*[$Times.H$4];[.$D122]));MIN([.$D122]-MOD(1000*[$Times.H$5];[.$D122]);MOD(1000*[$Times.H$5];[.$D122]));MIN([.$D122]-MOD(1000*[$Times.H$6];[.$D122]);MOD(1000*[$Times.H$6];[.$D122]));)" office:value-type="currency" office:currency="ns" office:value="14.7058823529411" calcext:value-type="currency">
            <text:p>15ns</text:p>
          </table:table-cell>
          <table:table-cell table:style-name="ce15" table:formula="of:=MAX(MIN([.$D122]-MOD(1000*[$Times.I$3];[.$D122]);MOD(1000*[$Times.I$3];[.$D122]));MIN([.$D122]-MOD(1000*[$Times.I$4];[.$D122]);MOD(1000*[$Times.I$4];[.$D122]));MIN([.$D122]-MOD(1000*[$Times.I$5];[.$D122]);MOD(1000*[$Times.I$5];[.$D122]));MIN([.$D122]-MOD(1000*[$Times.I$6];[.$D122]);MOD(1000*[$Times.I$6];[.$D122]));)" office:value-type="currency" office:currency="ns" office:value="11.7647058823529" calcext:value-type="currency">
            <text:p>12ns</text:p>
          </table:table-cell>
          <table:table-cell table:style-name="ce15" table:formula="of:=MAX(MIN([.$D122]-MOD(1000*[$Times.J$3];[.$D122]);MOD(1000*[$Times.J$3];[.$D122]));MIN([.$D122]-MOD(1000*[$Times.J$4];[.$D122]);MOD(1000*[$Times.J$4];[.$D122]));MIN([.$D122]-MOD(1000*[$Times.J$5];[.$D122]);MOD(1000*[$Times.J$5];[.$D122]));MIN([.$D122]-MOD(1000*[$Times.J$6];[.$D122]);MOD(1000*[$Times.J$6];[.$D122]));)" office:value-type="currency" office:currency="ns" office:value="14.7058823529411" calcext:value-type="currency">
            <text:p>15ns</text:p>
          </table:table-cell>
          <table:table-cell table:style-name="ce15" table:formula="of:=MAX(MIN([.$D122]-MOD(1000*[$Times.K$3];[.$D122]);MOD(1000*[$Times.K$3];[.$D122]));MIN([.$D122]-MOD(1000*[$Times.K$4];[.$D122]);MOD(1000*[$Times.K$4];[.$D122]));MIN([.$D122]-MOD(1000*[$Times.K$5];[.$D122]);MOD(1000*[$Times.K$5];[.$D122]));MIN([.$D122]-MOD(1000*[$Times.K$6];[.$D122]);MOD(1000*[$Times.K$6];[.$D122]));)" office:value-type="currency" office:currency="ns" office:value="11.7647058823529" calcext:value-type="currency">
            <text:p>12ns</text:p>
          </table:table-cell>
          <table:table-cell table:style-name="ce15" table:formula="of:=MAX(MIN([.$D122]-MOD(1000*[$Times.L$3];[.$D122]);MOD(1000*[$Times.L$3];[.$D122]));MIN([.$D122]-MOD(1000*[$Times.L$4];[.$D122]);MOD(1000*[$Times.L$4];[.$D122]));MIN([.$D122]-MOD(1000*[$Times.L$5];[.$D122]);MOD(1000*[$Times.L$5];[.$D122]));MIN([.$D122]-MOD(1000*[$Times.L$6];[.$D122]);MOD(1000*[$Times.L$6];[.$D122]));)" office:value-type="currency" office:currency="ns" office:value="14.1176470588235" calcext:value-type="currency">
            <text:p>14ns</text:p>
          </table:table-cell>
          <table:table-cell table:style-name="ce15" table:formula="of:=MAX(MIN([.$D122]-MOD(1000*[$Times.M$3];[.$D122]);MOD(1000*[$Times.M$3];[.$D122]));MIN([.$D122]-MOD(1000*[$Times.M$4];[.$D122]);MOD(1000*[$Times.M$4];[.$D122]));MIN([.$D122]-MOD(1000*[$Times.M$5];[.$D122]);MOD(1000*[$Times.M$5];[.$D122]));MIN([.$D122]-MOD(1000*[$Times.M$6];[.$D122]);MOD(1000*[$Times.M$6];[.$D122]));)" office:value-type="currency" office:currency="ns" office:value="11.7647058823529" calcext:value-type="currency">
            <text:p>12ns</text:p>
          </table:table-cell>
          <table:table-cell table:style-name="ce15" table:formula="of:=MAX(MIN([.$D122]-MOD(1000*[$Times.N$3];[.$D122]);MOD(1000*[$Times.N$3];[.$D122]));MIN([.$D122]-MOD(1000*[$Times.N$4];[.$D122]);MOD(1000*[$Times.N$4];[.$D122]));MIN([.$D122]-MOD(1000*[$Times.N$5];[.$D122]);MOD(1000*[$Times.N$5];[.$D122]));MIN([.$D122]-MOD(1000*[$Times.N$6];[.$D122]);MOD(1000*[$Times.N$6];[.$D122]));)" office:value-type="currency" office:currency="ns" office:value="14.1176470588235" calcext:value-type="currency">
            <text:p>14ns</text:p>
          </table:table-cell>
          <table:table-cell table:style-name="ce15" table:formula="of:=MAX(MIN([.$D122]-MOD(1000*[$Times.O$3];[.$D122]);MOD(1000*[$Times.O$3];[.$D122]));MIN([.$D122]-MOD(1000*[$Times.O$4];[.$D122]);MOD(1000*[$Times.O$4];[.$D122]));MIN([.$D122]-MOD(1000*[$Times.O$5];[.$D122]);MOD(1000*[$Times.O$5];[.$D122]));MIN([.$D122]-MOD(1000*[$Times.O$6];[.$D122]);MOD(1000*[$Times.O$6];[.$D122]));)" office:value-type="currency" office:currency="ns" office:value="2.35294117647058" calcext:value-type="currency">
            <text:p>2ns</text:p>
          </table:table-cell>
          <table:table-cell table:style-name="ce15" table:formula="of:=MAX(MIN([.$D122]-MOD(1000*[$Times.P$3];[.$D122]);MOD(1000*[$Times.P$3];[.$D122]));MIN([.$D122]-MOD(1000*[$Times.P$4];[.$D122]);MOD(1000*[$Times.P$4];[.$D122]));MIN([.$D122]-MOD(1000*[$Times.P$5];[.$D122]);MOD(1000*[$Times.P$5];[.$D122]));MIN([.$D122]-MOD(1000*[$Times.P$6];[.$D122]);MOD(1000*[$Times.P$6];[.$D122]));)" office:value-type="currency" office:currency="ns" office:value="14.1176470588235" calcext:value-type="currency">
            <text:p>14ns</text:p>
          </table:table-cell>
          <table:table-cell table:style-name="ce15" table:formula="of:=MAX(MIN([.$D122]-MOD(1000*[$Times.Q$3];[.$D122]);MOD(1000*[$Times.Q$3];[.$D122]));MIN([.$D122]-MOD(1000*[$Times.Q$4];[.$D122]);MOD(1000*[$Times.Q$4];[.$D122]));MIN([.$D122]-MOD(1000*[$Times.Q$5];[.$D122]);MOD(1000*[$Times.Q$5];[.$D122]));MIN([.$D122]-MOD(1000*[$Times.Q$6];[.$D122]);MOD(1000*[$Times.Q$6];[.$D122]));)" office:value-type="currency" office:currency="ns" office:value="11.7647058823529" calcext:value-type="currency">
            <text:p>12ns</text:p>
          </table:table-cell>
          <table:table-cell table:style-name="ce15" table:formula="of:=MAX(MIN([.$D122]-MOD(1000*[$Times.R$3];[.$D122]);MOD(1000*[$Times.R$3];[.$D122]));MIN([.$D122]-MOD(1000*[$Times.R$4];[.$D122]);MOD(1000*[$Times.R$4];[.$D122]));MIN([.$D122]-MOD(1000*[$Times.R$5];[.$D122]);MOD(1000*[$Times.R$5];[.$D122]));MIN([.$D122]-MOD(1000*[$Times.R$6];[.$D122]);MOD(1000*[$Times.R$6];[.$D122]));)" office:value-type="currency" office:currency="ns" office:value="14.1176470588235" calcext:value-type="currency">
            <text:p>14ns</text:p>
          </table:table-cell>
          <table:table-cell table:style-name="ce15" table:formula="of:=MAX(MIN([.$D122]-MOD(1000*[$Times.S$3];[.$D122]);MOD(1000*[$Times.S$3];[.$D122]));MIN([.$D122]-MOD(1000*[$Times.S$4];[.$D122]);MOD(1000*[$Times.S$4];[.$D122]));MIN([.$D122]-MOD(1000*[$Times.S$5];[.$D122]);MOD(1000*[$Times.S$5];[.$D122]));MIN([.$D122]-MOD(1000*[$Times.S$6];[.$D122]);MOD(1000*[$Times.S$6];[.$D122]));)" office:value-type="currency" office:currency="ns" office:value="11.7647058823529" calcext:value-type="currency">
            <text:p>12ns</text:p>
          </table:table-cell>
          <table:table-cell table:style-name="ce15" table:formula="of:=MAX(MIN([.$D122]-MOD(1000*[$Times.T$3];[.$D122]);MOD(1000*[$Times.T$3];[.$D122]));MIN([.$D122]-MOD(1000*[$Times.T$4];[.$D122]);MOD(1000*[$Times.T$4];[.$D122]));MIN([.$D122]-MOD(1000*[$Times.T$5];[.$D122]);MOD(1000*[$Times.T$5];[.$D122]));MIN([.$D122]-MOD(1000*[$Times.T$6];[.$D122]);MOD(1000*[$Times.T$6];[.$D122]));)" office:value-type="currency" office:currency="ns" office:value="14.1176470588235" calcext:value-type="currency">
            <text:p>14ns</text:p>
          </table:table-cell>
          <table:table-cell table:style-name="ce15" table:formula="of:=MAX(MIN([.$D122]-MOD(1000*[$Times.U$3];[.$D122]);MOD(1000*[$Times.U$3];[.$D122]));MIN([.$D122]-MOD(1000*[$Times.U$4];[.$D122]);MOD(1000*[$Times.U$4];[.$D122]));MIN([.$D122]-MOD(1000*[$Times.U$5];[.$D122]);MOD(1000*[$Times.U$5];[.$D122]));MIN([.$D122]-MOD(1000*[$Times.U$6];[.$D122]);MOD(1000*[$Times.U$6];[.$D122]));)" office:value-type="currency" office:currency="ns" office:value="2.35294117647058" calcext:value-type="currency">
            <text:p>2ns</text:p>
          </table:table-cell>
          <table:table-cell table:style-name="ce15" table:formula="of:=MAX(MIN([.$D122]-MOD(1000*[$Times.V$3];[.$D122]);MOD(1000*[$Times.V$3];[.$D122]));MIN([.$D122]-MOD(1000*[$Times.V$4];[.$D122]);MOD(1000*[$Times.V$4];[.$D122]));MIN([.$D122]-MOD(1000*[$Times.V$5];[.$D122]);MOD(1000*[$Times.V$5];[.$D122]));MIN([.$D122]-MOD(1000*[$Times.V$6];[.$D122]);MOD(1000*[$Times.V$6];[.$D122]));)" office:value-type="currency" office:currency="ns" office:value="11.7647058823529" calcext:value-type="currency">
            <text:p>12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4.24" calcext:value-type="currency">
            <text:p>34,24 MHz</text:p>
          </table:table-cell>
          <table:table-cell table:style-name="ce10" table:formula="of:=160/[.A123]" office:value-type="float" office:value="4.67289719626168" calcext:value-type="float">
            <text:p>4,67</text:p>
          </table:table-cell>
          <table:table-cell table:style-name="ce7" table:formula="of:=ROUND(100*[.B123]) = 100*ROUND([.B123])" office:value-type="boolean" office:boolean-value="false" calcext:value-type="boolean">
            <text:p>FAŁSZ</text:p>
          </table:table-cell>
          <table:table-cell table:style-name="ce13" table:formula="of:=1000/[.A123]" office:value-type="currency" office:currency="ns" office:value="29.2056074766355" calcext:value-type="currency">
            <text:p>29ns</text:p>
          </table:table-cell>
          <table:table-cell table:style-name="ce20" table:formula="of:=([.I123]-MIN([.I$1:.I122]))" office:value-type="float" office:value="14.2523364485982" calcext:value-type="float">
            <text:p>14,25</text:p>
          </table:table-cell>
          <table:table-cell table:style-name="ce20" table:formula="of:=IF([.C123]; ([.I123]-MIN([.I$1:.I122]));&quot;&quot;)">
            <text:p/>
          </table:table-cell>
          <table:table-cell table:style-name="ce20" table:formula="of:=([.J123]-MIN([.J$1:.J122]))" office:value-type="float" office:value="0.502336448598207" calcext:value-type="float">
            <text:p>0,50</text:p>
          </table:table-cell>
          <table:table-cell table:style-name="ce20" table:formula="of:=([.J123]-MIN([.J$1:.J122]))*[.C123]" office:value-type="float" office:value="0" calcext:value-type="float">
            <text:p>0,00</text:p>
          </table:table-cell>
          <table:table-cell table:style-name="ce17" table:formula="of:=COM.MICROSOFT.MAXIFS([.K123:.XDF123];[.K$2:.XDF$2];&quot;&quot;)" office:value-type="currency" office:currency="ns" office:value="14.2523364485982" calcext:value-type="currency">
            <text:p>14ns</text:p>
          </table:table-cell>
          <table:table-cell table:style-name="ce17" table:formula="of:=MAX([.K123:.XFD123])" office:value-type="currency" office:currency="ns" office:value="14.2523364485982" calcext:value-type="currency">
            <text:p>14ns</text:p>
          </table:table-cell>
          <table:table-cell table:style-name="ce15" table:formula="of:=MAX(MIN([.$D123]-MOD(1000*[$Times.C$3];[.$D123]);MOD(1000*[$Times.C$3];[.$D123]));MIN([.$D123]-MOD(1000*[$Times.C$4];[.$D123]);MOD(1000*[$Times.C$4];[.$D123]));MIN([.$D123]-MOD(1000*[$Times.C$5];[.$D123]);MOD(1000*[$Times.C$5];[.$D123]));MIN([.$D123]-MOD(1000*[$Times.C$6];[.$D123]);MOD(1000*[$Times.C$6];[.$D123]));)" office:value-type="currency" office:currency="ns" office:value="14.2523364485982" calcext:value-type="currency">
            <text:p>14ns</text:p>
          </table:table-cell>
          <table:table-cell table:style-name="ce15" table:formula="of:=MAX(MIN([.$D123]-MOD(1000*[$Times.D$3];[.$D123]);MOD(1000*[$Times.D$3];[.$D123]));MIN([.$D123]-MOD(1000*[$Times.D$4];[.$D123]);MOD(1000*[$Times.D$4];[.$D123]));MIN([.$D123]-MOD(1000*[$Times.D$5];[.$D123]);MOD(1000*[$Times.D$5];[.$D123]));MIN([.$D123]-MOD(1000*[$Times.D$6];[.$D123]);MOD(1000*[$Times.D$6];[.$D123]));)" office:value-type="currency" office:currency="ns" office:value="13.3177570093458" calcext:value-type="currency">
            <text:p>13ns</text:p>
          </table:table-cell>
          <table:table-cell table:style-name="ce15" table:formula="of:=MAX(MIN([.$D123]-MOD(1000*[$Times.E$3];[.$D123]);MOD(1000*[$Times.E$3];[.$D123]));MIN([.$D123]-MOD(1000*[$Times.E$4];[.$D123]);MOD(1000*[$Times.E$4];[.$D123]));MIN([.$D123]-MOD(1000*[$Times.E$5];[.$D123]);MOD(1000*[$Times.E$5];[.$D123]));MIN([.$D123]-MOD(1000*[$Times.E$6];[.$D123]);MOD(1000*[$Times.E$6];[.$D123]));)" office:value-type="currency" office:currency="ns" office:value="11.9158878504673" calcext:value-type="currency">
            <text:p>12ns</text:p>
          </table:table-cell>
          <table:table-cell table:style-name="ce15" table:formula="of:=MAX(MIN([.$D123]-MOD(1000*[$Times.F$3];[.$D123]);MOD(1000*[$Times.F$3];[.$D123]));MIN([.$D123]-MOD(1000*[$Times.F$4];[.$D123]);MOD(1000*[$Times.F$4];[.$D123]));MIN([.$D123]-MOD(1000*[$Times.F$5];[.$D123]);MOD(1000*[$Times.F$5];[.$D123]));MIN([.$D123]-MOD(1000*[$Times.F$6];[.$D123]);MOD(1000*[$Times.F$6];[.$D123]));)" office:value-type="currency" office:currency="ns" office:value="13.6448598130841" calcext:value-type="currency">
            <text:p>14ns</text:p>
          </table:table-cell>
          <table:table-cell table:style-name="ce15" table:formula="of:=MAX(MIN([.$D123]-MOD(1000*[$Times.G$3];[.$D123]);MOD(1000*[$Times.G$3];[.$D123]));MIN([.$D123]-MOD(1000*[$Times.G$4];[.$D123]);MOD(1000*[$Times.G$4];[.$D123]));MIN([.$D123]-MOD(1000*[$Times.G$5];[.$D123]);MOD(1000*[$Times.G$5];[.$D123]));MIN([.$D123]-MOD(1000*[$Times.G$6];[.$D123]);MOD(1000*[$Times.G$6];[.$D123]));)" office:value-type="currency" office:currency="ns" office:value="11.1214953271028" calcext:value-type="currency">
            <text:p>11ns</text:p>
          </table:table-cell>
          <table:table-cell table:style-name="ce15" table:formula="of:=MAX(MIN([.$D123]-MOD(1000*[$Times.H$3];[.$D123]);MOD(1000*[$Times.H$3];[.$D123]));MIN([.$D123]-MOD(1000*[$Times.H$4];[.$D123]);MOD(1000*[$Times.H$4];[.$D123]));MIN([.$D123]-MOD(1000*[$Times.H$5];[.$D123]);MOD(1000*[$Times.H$5];[.$D123]));MIN([.$D123]-MOD(1000*[$Times.H$6];[.$D123]);MOD(1000*[$Times.H$6];[.$D123]));)" office:value-type="currency" office:currency="ns" office:value="13.6448598130841" calcext:value-type="currency">
            <text:p>14ns</text:p>
          </table:table-cell>
          <table:table-cell table:style-name="ce15" table:formula="of:=MAX(MIN([.$D123]-MOD(1000*[$Times.I$3];[.$D123]);MOD(1000*[$Times.I$3];[.$D123]));MIN([.$D123]-MOD(1000*[$Times.I$4];[.$D123]);MOD(1000*[$Times.I$4];[.$D123]));MIN([.$D123]-MOD(1000*[$Times.I$5];[.$D123]);MOD(1000*[$Times.I$5];[.$D123]));MIN([.$D123]-MOD(1000*[$Times.I$6];[.$D123]);MOD(1000*[$Times.I$6];[.$D123]));)" office:value-type="currency" office:currency="ns" office:value="11.1214953271028" calcext:value-type="currency">
            <text:p>11ns</text:p>
          </table:table-cell>
          <table:table-cell table:style-name="ce15" table:formula="of:=MAX(MIN([.$D123]-MOD(1000*[$Times.J$3];[.$D123]);MOD(1000*[$Times.J$3];[.$D123]));MIN([.$D123]-MOD(1000*[$Times.J$4];[.$D123]);MOD(1000*[$Times.J$4];[.$D123]));MIN([.$D123]-MOD(1000*[$Times.J$5];[.$D123]);MOD(1000*[$Times.J$5];[.$D123]));MIN([.$D123]-MOD(1000*[$Times.J$6];[.$D123]);MOD(1000*[$Times.J$6];[.$D123]));)" office:value-type="currency" office:currency="ns" office:value="13.6448598130841" calcext:value-type="currency">
            <text:p>14ns</text:p>
          </table:table-cell>
          <table:table-cell table:style-name="ce15" table:formula="of:=MAX(MIN([.$D123]-MOD(1000*[$Times.K$3];[.$D123]);MOD(1000*[$Times.K$3];[.$D123]));MIN([.$D123]-MOD(1000*[$Times.K$4];[.$D123]);MOD(1000*[$Times.K$4];[.$D123]));MIN([.$D123]-MOD(1000*[$Times.K$5];[.$D123]);MOD(1000*[$Times.K$5];[.$D123]));MIN([.$D123]-MOD(1000*[$Times.K$6];[.$D123]);MOD(1000*[$Times.K$6];[.$D123]));)" office:value-type="currency" office:currency="ns" office:value="11.1214953271028" calcext:value-type="currency">
            <text:p>11ns</text:p>
          </table:table-cell>
          <table:table-cell table:style-name="ce15" table:formula="of:=MAX(MIN([.$D123]-MOD(1000*[$Times.L$3];[.$D123]);MOD(1000*[$Times.L$3];[.$D123]));MIN([.$D123]-MOD(1000*[$Times.L$4];[.$D123]);MOD(1000*[$Times.L$4];[.$D123]));MIN([.$D123]-MOD(1000*[$Times.L$5];[.$D123]);MOD(1000*[$Times.L$5];[.$D123]));MIN([.$D123]-MOD(1000*[$Times.L$6];[.$D123]);MOD(1000*[$Times.L$6];[.$D123]));)" office:value-type="currency" office:currency="ns" office:value="13.6448598130841" calcext:value-type="currency">
            <text:p>14ns</text:p>
          </table:table-cell>
          <table:table-cell table:style-name="ce15" table:formula="of:=MAX(MIN([.$D123]-MOD(1000*[$Times.M$3];[.$D123]);MOD(1000*[$Times.M$3];[.$D123]));MIN([.$D123]-MOD(1000*[$Times.M$4];[.$D123]);MOD(1000*[$Times.M$4];[.$D123]));MIN([.$D123]-MOD(1000*[$Times.M$5];[.$D123]);MOD(1000*[$Times.M$5];[.$D123]));MIN([.$D123]-MOD(1000*[$Times.M$6];[.$D123]);MOD(1000*[$Times.M$6];[.$D123]));)" office:value-type="currency" office:currency="ns" office:value="11.1214953271028" calcext:value-type="currency">
            <text:p>11ns</text:p>
          </table:table-cell>
          <table:table-cell table:style-name="ce15" table:formula="of:=MAX(MIN([.$D123]-MOD(1000*[$Times.N$3];[.$D123]);MOD(1000*[$Times.N$3];[.$D123]));MIN([.$D123]-MOD(1000*[$Times.N$4];[.$D123]);MOD(1000*[$Times.N$4];[.$D123]));MIN([.$D123]-MOD(1000*[$Times.N$5];[.$D123]);MOD(1000*[$Times.N$5];[.$D123]));MIN([.$D123]-MOD(1000*[$Times.N$6];[.$D123]);MOD(1000*[$Times.N$6];[.$D123]));)" office:value-type="currency" office:currency="ns" office:value="13.6448598130841" calcext:value-type="currency">
            <text:p>14ns</text:p>
          </table:table-cell>
          <table:table-cell table:style-name="ce15" table:formula="of:=MAX(MIN([.$D123]-MOD(1000*[$Times.O$3];[.$D123]);MOD(1000*[$Times.O$3];[.$D123]));MIN([.$D123]-MOD(1000*[$Times.O$4];[.$D123]);MOD(1000*[$Times.O$4];[.$D123]));MIN([.$D123]-MOD(1000*[$Times.O$5];[.$D123]);MOD(1000*[$Times.O$5];[.$D123]));MIN([.$D123]-MOD(1000*[$Times.O$6];[.$D123]);MOD(1000*[$Times.O$6];[.$D123]));)" office:value-type="currency" office:currency="ns" office:value="7.00934579439252" calcext:value-type="currency">
            <text:p>7ns</text:p>
          </table:table-cell>
          <table:table-cell table:style-name="ce15" table:formula="of:=MAX(MIN([.$D123]-MOD(1000*[$Times.P$3];[.$D123]);MOD(1000*[$Times.P$3];[.$D123]));MIN([.$D123]-MOD(1000*[$Times.P$4];[.$D123]);MOD(1000*[$Times.P$4];[.$D123]));MIN([.$D123]-MOD(1000*[$Times.P$5];[.$D123]);MOD(1000*[$Times.P$5];[.$D123]));MIN([.$D123]-MOD(1000*[$Times.P$6];[.$D123]);MOD(1000*[$Times.P$6];[.$D123]));)" office:value-type="currency" office:currency="ns" office:value="13.6448598130841" calcext:value-type="currency">
            <text:p>14ns</text:p>
          </table:table-cell>
          <table:table-cell table:style-name="ce15" table:formula="of:=MAX(MIN([.$D123]-MOD(1000*[$Times.Q$3];[.$D123]);MOD(1000*[$Times.Q$3];[.$D123]));MIN([.$D123]-MOD(1000*[$Times.Q$4];[.$D123]);MOD(1000*[$Times.Q$4];[.$D123]));MIN([.$D123]-MOD(1000*[$Times.Q$5];[.$D123]);MOD(1000*[$Times.Q$5];[.$D123]));MIN([.$D123]-MOD(1000*[$Times.Q$6];[.$D123]);MOD(1000*[$Times.Q$6];[.$D123]));)" office:value-type="currency" office:currency="ns" office:value="11.1214953271028" calcext:value-type="currency">
            <text:p>11ns</text:p>
          </table:table-cell>
          <table:table-cell table:style-name="ce15" table:formula="of:=MAX(MIN([.$D123]-MOD(1000*[$Times.R$3];[.$D123]);MOD(1000*[$Times.R$3];[.$D123]));MIN([.$D123]-MOD(1000*[$Times.R$4];[.$D123]);MOD(1000*[$Times.R$4];[.$D123]));MIN([.$D123]-MOD(1000*[$Times.R$5];[.$D123]);MOD(1000*[$Times.R$5];[.$D123]));MIN([.$D123]-MOD(1000*[$Times.R$6];[.$D123]);MOD(1000*[$Times.R$6];[.$D123]));)" office:value-type="currency" office:currency="ns" office:value="13.6448598130841" calcext:value-type="currency">
            <text:p>14ns</text:p>
          </table:table-cell>
          <table:table-cell table:style-name="ce15" table:formula="of:=MAX(MIN([.$D123]-MOD(1000*[$Times.S$3];[.$D123]);MOD(1000*[$Times.S$3];[.$D123]));MIN([.$D123]-MOD(1000*[$Times.S$4];[.$D123]);MOD(1000*[$Times.S$4];[.$D123]));MIN([.$D123]-MOD(1000*[$Times.S$5];[.$D123]);MOD(1000*[$Times.S$5];[.$D123]));MIN([.$D123]-MOD(1000*[$Times.S$6];[.$D123]);MOD(1000*[$Times.S$6];[.$D123]));)" office:value-type="currency" office:currency="ns" office:value="11.1214953271028" calcext:value-type="currency">
            <text:p>11ns</text:p>
          </table:table-cell>
          <table:table-cell table:style-name="ce15" table:formula="of:=MAX(MIN([.$D123]-MOD(1000*[$Times.T$3];[.$D123]);MOD(1000*[$Times.T$3];[.$D123]));MIN([.$D123]-MOD(1000*[$Times.T$4];[.$D123]);MOD(1000*[$Times.T$4];[.$D123]));MIN([.$D123]-MOD(1000*[$Times.T$5];[.$D123]);MOD(1000*[$Times.T$5];[.$D123]));MIN([.$D123]-MOD(1000*[$Times.T$6];[.$D123]);MOD(1000*[$Times.T$6];[.$D123]));)" office:value-type="currency" office:currency="ns" office:value="13.6448598130841" calcext:value-type="currency">
            <text:p>14ns</text:p>
          </table:table-cell>
          <table:table-cell table:style-name="ce15" table:formula="of:=MAX(MIN([.$D123]-MOD(1000*[$Times.U$3];[.$D123]);MOD(1000*[$Times.U$3];[.$D123]));MIN([.$D123]-MOD(1000*[$Times.U$4];[.$D123]);MOD(1000*[$Times.U$4];[.$D123]));MIN([.$D123]-MOD(1000*[$Times.U$5];[.$D123]);MOD(1000*[$Times.U$5];[.$D123]));MIN([.$D123]-MOD(1000*[$Times.U$6];[.$D123]);MOD(1000*[$Times.U$6];[.$D123]));)" office:value-type="currency" office:currency="ns" office:value="7.00934579439252" calcext:value-type="currency">
            <text:p>7ns</text:p>
          </table:table-cell>
          <table:table-cell table:style-name="ce15" table:formula="of:=MAX(MIN([.$D123]-MOD(1000*[$Times.V$3];[.$D123]);MOD(1000*[$Times.V$3];[.$D123]));MIN([.$D123]-MOD(1000*[$Times.V$4];[.$D123]);MOD(1000*[$Times.V$4];[.$D123]));MIN([.$D123]-MOD(1000*[$Times.V$5];[.$D123]);MOD(1000*[$Times.V$5];[.$D123]));MIN([.$D123]-MOD(1000*[$Times.V$6];[.$D123]);MOD(1000*[$Times.V$6];[.$D123]));)" office:value-type="currency" office:currency="ns" office:value="13.3177570093458" calcext:value-type="currency">
            <text:p>13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4.63" calcext:value-type="currency">
            <text:p>34,63 MHz</text:p>
          </table:table-cell>
          <table:table-cell table:style-name="ce10" table:formula="of:=160/[.A124]" office:value-type="float" office:value="4.62027144094716" calcext:value-type="float">
            <text:p>4,62</text:p>
          </table:table-cell>
          <table:table-cell table:style-name="ce7" table:formula="of:=ROUND(100*[.B124]) = 100*ROUND([.B124])" office:value-type="boolean" office:boolean-value="false" calcext:value-type="boolean">
            <text:p>FAŁSZ</text:p>
          </table:table-cell>
          <table:table-cell table:style-name="ce13" table:formula="of:=1000/[.A124]" office:value-type="currency" office:currency="ns" office:value="28.8766965059197" calcext:value-type="currency">
            <text:p>29ns</text:p>
          </table:table-cell>
          <table:table-cell table:style-name="ce20" table:formula="of:=([.I124]-MIN([.I$1:.I123]))" office:value-type="float" office:value="12.8212532486282" calcext:value-type="float">
            <text:p>12,82</text:p>
          </table:table-cell>
          <table:table-cell table:style-name="ce20" table:formula="of:=IF([.C124]; ([.I124]-MIN([.I$1:.I123]));&quot;&quot;)">
            <text:p/>
          </table:table-cell>
          <table:table-cell table:style-name="ce20" table:formula="of:=([.J124]-MIN([.J$1:.J123]))" office:value-type="float" office:value="-0.599552411204162" calcext:value-type="float">
            <text:p>-0,60</text:p>
          </table:table-cell>
          <table:table-cell table:style-name="ce20" table:formula="of:=([.J124]-MIN([.J$1:.J123]))*[.C124]" office:value-type="float" office:value="-0" calcext:value-type="float">
            <text:p>0,00</text:p>
          </table:table-cell>
          <table:table-cell table:style-name="ce17" table:formula="of:=COM.MICROSOFT.MAXIFS([.K124:.XDF124];[.K$2:.XDF$2];&quot;&quot;)" office:value-type="currency" office:currency="ns" office:value="12.8212532486282" calcext:value-type="currency">
            <text:p>13ns</text:p>
          </table:table-cell>
          <table:table-cell table:style-name="ce17" table:formula="of:=MAX([.K124:.XFD124])" office:value-type="currency" office:currency="ns" office:value="13.1504475887958" calcext:value-type="currency">
            <text:p>13ns</text:p>
          </table:table-cell>
          <table:table-cell table:style-name="ce15" table:formula="of:=MAX(MIN([.$D124]-MOD(1000*[$Times.C$3];[.$D124]);MOD(1000*[$Times.C$3];[.$D124]));MIN([.$D124]-MOD(1000*[$Times.C$4];[.$D124]);MOD(1000*[$Times.C$4];[.$D124]));MIN([.$D124]-MOD(1000*[$Times.C$5];[.$D124]);MOD(1000*[$Times.C$5];[.$D124]));MIN([.$D124]-MOD(1000*[$Times.C$6];[.$D124]);MOD(1000*[$Times.C$6];[.$D124]));)" office:value-type="currency" office:currency="ns" office:value="12.8212532486282" calcext:value-type="currency">
            <text:p>13ns</text:p>
          </table:table-cell>
          <table:table-cell table:style-name="ce15" table:formula="of:=MAX(MIN([.$D124]-MOD(1000*[$Times.D$3];[.$D124]);MOD(1000*[$Times.D$3];[.$D124]));MIN([.$D124]-MOD(1000*[$Times.D$4];[.$D124]);MOD(1000*[$Times.D$4];[.$D124]));MIN([.$D124]-MOD(1000*[$Times.D$5];[.$D124]);MOD(1000*[$Times.D$5];[.$D124]));MIN([.$D124]-MOD(1000*[$Times.D$6];[.$D124]);MOD(1000*[$Times.D$6];[.$D124]));)" office:value-type="currency" office:currency="ns" office:value="8.54750216575219" calcext:value-type="currency">
            <text:p>9ns</text:p>
          </table:table-cell>
          <table:table-cell table:style-name="ce15" table:formula="of:=MAX(MIN([.$D124]-MOD(1000*[$Times.E$3];[.$D124]);MOD(1000*[$Times.E$3];[.$D124]));MIN([.$D124]-MOD(1000*[$Times.E$4];[.$D124]);MOD(1000*[$Times.E$4];[.$D124]));MIN([.$D124]-MOD(1000*[$Times.E$5];[.$D124]);MOD(1000*[$Times.E$5];[.$D124]));MIN([.$D124]-MOD(1000*[$Times.E$6];[.$D124]);MOD(1000*[$Times.E$6];[.$D124]));)" office:value-type="currency" office:currency="ns" office:value="12.5758013283281" calcext:value-type="currency">
            <text:p>13ns</text:p>
          </table:table-cell>
          <table:table-cell table:style-name="ce15" table:formula="of:=MAX(MIN([.$D124]-MOD(1000*[$Times.F$3];[.$D124]);MOD(1000*[$Times.F$3];[.$D124]));MIN([.$D124]-MOD(1000*[$Times.F$4];[.$D124]);MOD(1000*[$Times.F$4];[.$D124]));MIN([.$D124]-MOD(1000*[$Times.F$5];[.$D124]);MOD(1000*[$Times.F$5];[.$D124]));MIN([.$D124]-MOD(1000*[$Times.F$6];[.$D124]);MOD(1000*[$Times.F$6];[.$D124]));)" office:value-type="currency" office:currency="ns" office:value="11.0135720473578" calcext:value-type="currency">
            <text:p>11ns</text:p>
          </table:table-cell>
          <table:table-cell table:style-name="ce15" table:formula="of:=MAX(MIN([.$D124]-MOD(1000*[$Times.G$3];[.$D124]);MOD(1000*[$Times.G$3];[.$D124]));MIN([.$D124]-MOD(1000*[$Times.G$4];[.$D124]);MOD(1000*[$Times.G$4];[.$D124]));MIN([.$D124]-MOD(1000*[$Times.G$5];[.$D124]);MOD(1000*[$Times.G$5];[.$D124]));MIN([.$D124]-MOD(1000*[$Times.G$6];[.$D124]);MOD(1000*[$Times.G$6];[.$D124]));)" office:value-type="currency" office:currency="ns" office:value="13.1504475887958" calcext:value-type="currency">
            <text:p>13ns</text:p>
          </table:table-cell>
          <table:table-cell table:style-name="ce15" table:formula="of:=MAX(MIN([.$D124]-MOD(1000*[$Times.H$3];[.$D124]);MOD(1000*[$Times.H$3];[.$D124]));MIN([.$D124]-MOD(1000*[$Times.H$4];[.$D124]);MOD(1000*[$Times.H$4];[.$D124]));MIN([.$D124]-MOD(1000*[$Times.H$5];[.$D124]);MOD(1000*[$Times.H$5];[.$D124]));MIN([.$D124]-MOD(1000*[$Times.H$6];[.$D124]);MOD(1000*[$Times.H$6];[.$D124]));)" office:value-type="currency" office:currency="ns" office:value="11.0135720473578" calcext:value-type="currency">
            <text:p>11ns</text:p>
          </table:table-cell>
          <table:table-cell table:style-name="ce15" table:formula="of:=MAX(MIN([.$D124]-MOD(1000*[$Times.I$3];[.$D124]);MOD(1000*[$Times.I$3];[.$D124]));MIN([.$D124]-MOD(1000*[$Times.I$4];[.$D124]);MOD(1000*[$Times.I$4];[.$D124]));MIN([.$D124]-MOD(1000*[$Times.I$5];[.$D124]);MOD(1000*[$Times.I$5];[.$D124]));MIN([.$D124]-MOD(1000*[$Times.I$6];[.$D124]);MOD(1000*[$Times.I$6];[.$D124]));)" office:value-type="currency" office:currency="ns" office:value="13.1504475887958" calcext:value-type="currency">
            <text:p>13ns</text:p>
          </table:table-cell>
          <table:table-cell table:style-name="ce15" table:formula="of:=MAX(MIN([.$D124]-MOD(1000*[$Times.J$3];[.$D124]);MOD(1000*[$Times.J$3];[.$D124]));MIN([.$D124]-MOD(1000*[$Times.J$4];[.$D124]);MOD(1000*[$Times.J$4];[.$D124]));MIN([.$D124]-MOD(1000*[$Times.J$5];[.$D124]);MOD(1000*[$Times.J$5];[.$D124]));MIN([.$D124]-MOD(1000*[$Times.J$6];[.$D124]);MOD(1000*[$Times.J$6];[.$D124]));)" office:value-type="currency" office:currency="ns" office:value="11.0135720473578" calcext:value-type="currency">
            <text:p>11ns</text:p>
          </table:table-cell>
          <table:table-cell table:style-name="ce15" table:formula="of:=MAX(MIN([.$D124]-MOD(1000*[$Times.K$3];[.$D124]);MOD(1000*[$Times.K$3];[.$D124]));MIN([.$D124]-MOD(1000*[$Times.K$4];[.$D124]);MOD(1000*[$Times.K$4];[.$D124]));MIN([.$D124]-MOD(1000*[$Times.K$5];[.$D124]);MOD(1000*[$Times.K$5];[.$D124]));MIN([.$D124]-MOD(1000*[$Times.K$6];[.$D124]);MOD(1000*[$Times.K$6];[.$D124]));)" office:value-type="currency" office:currency="ns" office:value="13.1504475887958" calcext:value-type="currency">
            <text:p>13ns</text:p>
          </table:table-cell>
          <table:table-cell table:style-name="ce15" table:formula="of:=MAX(MIN([.$D124]-MOD(1000*[$Times.L$3];[.$D124]);MOD(1000*[$Times.L$3];[.$D124]));MIN([.$D124]-MOD(1000*[$Times.L$4];[.$D124]);MOD(1000*[$Times.L$4];[.$D124]));MIN([.$D124]-MOD(1000*[$Times.L$5];[.$D124]);MOD(1000*[$Times.L$5];[.$D124]));MIN([.$D124]-MOD(1000*[$Times.L$6];[.$D124]);MOD(1000*[$Times.L$6];[.$D124]));)" office:value-type="currency" office:currency="ns" office:value="11.0135720473578" calcext:value-type="currency">
            <text:p>11ns</text:p>
          </table:table-cell>
          <table:table-cell table:style-name="ce15" table:formula="of:=MAX(MIN([.$D124]-MOD(1000*[$Times.M$3];[.$D124]);MOD(1000*[$Times.M$3];[.$D124]));MIN([.$D124]-MOD(1000*[$Times.M$4];[.$D124]);MOD(1000*[$Times.M$4];[.$D124]));MIN([.$D124]-MOD(1000*[$Times.M$5];[.$D124]);MOD(1000*[$Times.M$5];[.$D124]));MIN([.$D124]-MOD(1000*[$Times.M$6];[.$D124]);MOD(1000*[$Times.M$6];[.$D124]));)" office:value-type="currency" office:currency="ns" office:value="13.1504475887958" calcext:value-type="currency">
            <text:p>13ns</text:p>
          </table:table-cell>
          <table:table-cell table:style-name="ce15" table:formula="of:=MAX(MIN([.$D124]-MOD(1000*[$Times.N$3];[.$D124]);MOD(1000*[$Times.N$3];[.$D124]));MIN([.$D124]-MOD(1000*[$Times.N$4];[.$D124]);MOD(1000*[$Times.N$4];[.$D124]));MIN([.$D124]-MOD(1000*[$Times.N$5];[.$D124]);MOD(1000*[$Times.N$5];[.$D124]));MIN([.$D124]-MOD(1000*[$Times.N$6];[.$D124]);MOD(1000*[$Times.N$6];[.$D124]));)" office:value-type="currency" office:currency="ns" office:value="11.0135720473578" calcext:value-type="currency">
            <text:p>11ns</text:p>
          </table:table-cell>
          <table:table-cell table:style-name="ce15" table:formula="of:=MAX(MIN([.$D124]-MOD(1000*[$Times.O$3];[.$D124]);MOD(1000*[$Times.O$3];[.$D124]));MIN([.$D124]-MOD(1000*[$Times.O$4];[.$D124]);MOD(1000*[$Times.O$4];[.$D124]));MIN([.$D124]-MOD(1000*[$Times.O$5];[.$D124]);MOD(1000*[$Times.O$5];[.$D124]));MIN([.$D124]-MOD(1000*[$Times.O$6];[.$D124]);MOD(1000*[$Times.O$6];[.$D124]));)" office:value-type="currency" office:currency="ns" office:value="10.6843777071902" calcext:value-type="currency">
            <text:p>11ns</text:p>
          </table:table-cell>
          <table:table-cell table:style-name="ce15" table:formula="of:=MAX(MIN([.$D124]-MOD(1000*[$Times.P$3];[.$D124]);MOD(1000*[$Times.P$3];[.$D124]));MIN([.$D124]-MOD(1000*[$Times.P$4];[.$D124]);MOD(1000*[$Times.P$4];[.$D124]));MIN([.$D124]-MOD(1000*[$Times.P$5];[.$D124]);MOD(1000*[$Times.P$5];[.$D124]));MIN([.$D124]-MOD(1000*[$Times.P$6];[.$D124]);MOD(1000*[$Times.P$6];[.$D124]));)" office:value-type="currency" office:currency="ns" office:value="11.0135720473578" calcext:value-type="currency">
            <text:p>11ns</text:p>
          </table:table-cell>
          <table:table-cell table:style-name="ce15" table:formula="of:=MAX(MIN([.$D124]-MOD(1000*[$Times.Q$3];[.$D124]);MOD(1000*[$Times.Q$3];[.$D124]));MIN([.$D124]-MOD(1000*[$Times.Q$4];[.$D124]);MOD(1000*[$Times.Q$4];[.$D124]));MIN([.$D124]-MOD(1000*[$Times.Q$5];[.$D124]);MOD(1000*[$Times.Q$5];[.$D124]));MIN([.$D124]-MOD(1000*[$Times.Q$6];[.$D124]);MOD(1000*[$Times.Q$6];[.$D124]));)" office:value-type="currency" office:currency="ns" office:value="13.1504475887958" calcext:value-type="currency">
            <text:p>13ns</text:p>
          </table:table-cell>
          <table:table-cell table:style-name="ce15" table:formula="of:=MAX(MIN([.$D124]-MOD(1000*[$Times.R$3];[.$D124]);MOD(1000*[$Times.R$3];[.$D124]));MIN([.$D124]-MOD(1000*[$Times.R$4];[.$D124]);MOD(1000*[$Times.R$4];[.$D124]));MIN([.$D124]-MOD(1000*[$Times.R$5];[.$D124]);MOD(1000*[$Times.R$5];[.$D124]));MIN([.$D124]-MOD(1000*[$Times.R$6];[.$D124]);MOD(1000*[$Times.R$6];[.$D124]));)" office:value-type="currency" office:currency="ns" office:value="11.0135720473578" calcext:value-type="currency">
            <text:p>11ns</text:p>
          </table:table-cell>
          <table:table-cell table:style-name="ce15" table:formula="of:=MAX(MIN([.$D124]-MOD(1000*[$Times.S$3];[.$D124]);MOD(1000*[$Times.S$3];[.$D124]));MIN([.$D124]-MOD(1000*[$Times.S$4];[.$D124]);MOD(1000*[$Times.S$4];[.$D124]));MIN([.$D124]-MOD(1000*[$Times.S$5];[.$D124]);MOD(1000*[$Times.S$5];[.$D124]));MIN([.$D124]-MOD(1000*[$Times.S$6];[.$D124]);MOD(1000*[$Times.S$6];[.$D124]));)" office:value-type="currency" office:currency="ns" office:value="13.1504475887958" calcext:value-type="currency">
            <text:p>13ns</text:p>
          </table:table-cell>
          <table:table-cell table:style-name="ce15" table:formula="of:=MAX(MIN([.$D124]-MOD(1000*[$Times.T$3];[.$D124]);MOD(1000*[$Times.T$3];[.$D124]));MIN([.$D124]-MOD(1000*[$Times.T$4];[.$D124]);MOD(1000*[$Times.T$4];[.$D124]));MIN([.$D124]-MOD(1000*[$Times.T$5];[.$D124]);MOD(1000*[$Times.T$5];[.$D124]));MIN([.$D124]-MOD(1000*[$Times.T$6];[.$D124]);MOD(1000*[$Times.T$6];[.$D124]));)" office:value-type="currency" office:currency="ns" office:value="11.0135720473578" calcext:value-type="currency">
            <text:p>11ns</text:p>
          </table:table-cell>
          <table:table-cell table:style-name="ce15" table:formula="of:=MAX(MIN([.$D124]-MOD(1000*[$Times.U$3];[.$D124]);MOD(1000*[$Times.U$3];[.$D124]));MIN([.$D124]-MOD(1000*[$Times.U$4];[.$D124]);MOD(1000*[$Times.U$4];[.$D124]));MIN([.$D124]-MOD(1000*[$Times.U$5];[.$D124]);MOD(1000*[$Times.U$5];[.$D124]));MIN([.$D124]-MOD(1000*[$Times.U$6];[.$D124]);MOD(1000*[$Times.U$6];[.$D124]));)" office:value-type="currency" office:currency="ns" office:value="10.6843777071902" calcext:value-type="currency">
            <text:p>11ns</text:p>
          </table:table-cell>
          <table:table-cell table:style-name="ce15" table:formula="of:=MAX(MIN([.$D124]-MOD(1000*[$Times.V$3];[.$D124]);MOD(1000*[$Times.V$3];[.$D124]));MIN([.$D124]-MOD(1000*[$Times.V$4];[.$D124]);MOD(1000*[$Times.V$4];[.$D124]));MIN([.$D124]-MOD(1000*[$Times.V$5];[.$D124]);MOD(1000*[$Times.V$5];[.$D124]));MIN([.$D124]-MOD(1000*[$Times.V$6];[.$D124]);MOD(1000*[$Times.V$6];[.$D124]));)" office:value-type="currency" office:currency="ns" office:value="11.2330349408028" calcext:value-type="currency">
            <text:p>11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5" calcext:value-type="currency">
            <text:p>35,00 MHz</text:p>
          </table:table-cell>
          <table:table-cell table:style-name="ce10" table:formula="of:=160/[.A125]" office:value-type="float" office:value="4.57142857142857" calcext:value-type="float">
            <text:p>4,57</text:p>
          </table:table-cell>
          <table:table-cell table:style-name="ce7" table:formula="of:=ROUND(100*[.B125]) = 100*ROUND([.B125])" office:value-type="boolean" office:boolean-value="false" calcext:value-type="boolean">
            <text:p>FAŁSZ</text:p>
          </table:table-cell>
          <table:table-cell table:style-name="ce13" table:formula="of:=1000/[.A125]" office:value-type="currency" office:currency="ns" office:value="28.5714285714286" calcext:value-type="currency">
            <text:p>29ns</text:p>
          </table:table-cell>
          <table:table-cell table:style-name="ce20" table:formula="of:=([.I125]-MIN([.I$1:.I124]))" office:value-type="float" office:value="14.2857142857143" calcext:value-type="float">
            <text:p>14,29</text:p>
          </table:table-cell>
          <table:table-cell table:style-name="ce20" table:formula="of:=IF([.C125]; ([.I125]-MIN([.I$1:.I124]));&quot;&quot;)">
            <text:p/>
          </table:table-cell>
          <table:table-cell table:style-name="ce20" table:formula="of:=([.J125]-MIN([.J$1:.J124]))" office:value-type="float" office:value="1.13526669691844" calcext:value-type="float">
            <text:p>1,14</text:p>
          </table:table-cell>
          <table:table-cell table:style-name="ce20" table:formula="of:=([.J125]-MIN([.J$1:.J124]))*[.C125]" office:value-type="float" office:value="0" calcext:value-type="float">
            <text:p>0,00</text:p>
          </table:table-cell>
          <table:table-cell table:style-name="ce17" table:formula="of:=COM.MICROSOFT.MAXIFS([.K125:.XDF125];[.K$2:.XDF$2];&quot;&quot;)" office:value-type="currency" office:currency="ns" office:value="14.2857142857143" calcext:value-type="currency">
            <text:p>14ns</text:p>
          </table:table-cell>
          <table:table-cell table:style-name="ce17" table:formula="of:=MAX([.K125:.XFD125])" office:value-type="currency" office:currency="ns" office:value="14.2857142857143" calcext:value-type="currency">
            <text:p>14ns</text:p>
          </table:table-cell>
          <table:table-cell table:style-name="ce15" table:formula="of:=MAX(MIN([.$D125]-MOD(1000*[$Times.C$3];[.$D125]);MOD(1000*[$Times.C$3];[.$D125]));MIN([.$D125]-MOD(1000*[$Times.C$4];[.$D125]);MOD(1000*[$Times.C$4];[.$D125]));MIN([.$D125]-MOD(1000*[$Times.C$5];[.$D125]);MOD(1000*[$Times.C$5];[.$D125]));MIN([.$D125]-MOD(1000*[$Times.C$6];[.$D125]);MOD(1000*[$Times.C$6];[.$D125]));)" office:value-type="currency" office:currency="ns" office:value="14.2857142857143" calcext:value-type="currency">
            <text:p>14ns</text:p>
          </table:table-cell>
          <table:table-cell table:style-name="ce15" table:formula="of:=MAX(MIN([.$D125]-MOD(1000*[$Times.D$3];[.$D125]);MOD(1000*[$Times.D$3];[.$D125]));MIN([.$D125]-MOD(1000*[$Times.D$4];[.$D125]);MOD(1000*[$Times.D$4];[.$D125]));MIN([.$D125]-MOD(1000*[$Times.D$5];[.$D125]);MOD(1000*[$Times.D$5];[.$D125]));MIN([.$D125]-MOD(1000*[$Times.D$6];[.$D125]);MOD(1000*[$Times.D$6];[.$D125]));)" office:value-type="currency" office:currency="ns" office:value="14.2857142857142" calcext:value-type="currency">
            <text:p>14ns</text:p>
          </table:table-cell>
          <table:table-cell table:style-name="ce15" table:formula="of:=MAX(MIN([.$D125]-MOD(1000*[$Times.E$3];[.$D125]);MOD(1000*[$Times.E$3];[.$D125]));MIN([.$D125]-MOD(1000*[$Times.E$4];[.$D125]);MOD(1000*[$Times.E$4];[.$D125]));MIN([.$D125]-MOD(1000*[$Times.E$5];[.$D125]);MOD(1000*[$Times.E$5];[.$D125]));MIN([.$D125]-MOD(1000*[$Times.E$6];[.$D125]);MOD(1000*[$Times.E$6];[.$D125]));)" office:value-type="currency" office:currency="ns" office:value="7.14285714285724" calcext:value-type="currency">
            <text:p>7ns</text:p>
          </table:table-cell>
          <table:table-cell table:style-name="ce15" table:formula="of:=MAX(MIN([.$D125]-MOD(1000*[$Times.F$3];[.$D125]);MOD(1000*[$Times.F$3];[.$D125]));MIN([.$D125]-MOD(1000*[$Times.F$4];[.$D125]);MOD(1000*[$Times.F$4];[.$D125]));MIN([.$D125]-MOD(1000*[$Times.F$5];[.$D125]);MOD(1000*[$Times.F$5];[.$D125]));MIN([.$D125]-MOD(1000*[$Times.F$6];[.$D125]);MOD(1000*[$Times.F$6];[.$D125]));)" office:value-type="currency" office:currency="ns" office:value="8.57142857142857" calcext:value-type="currency">
            <text:p>9ns</text:p>
          </table:table-cell>
          <table:table-cell table:style-name="ce15" table:formula="of:=MAX(MIN([.$D125]-MOD(1000*[$Times.G$3];[.$D125]);MOD(1000*[$Times.G$3];[.$D125]));MIN([.$D125]-MOD(1000*[$Times.G$4];[.$D125]);MOD(1000*[$Times.G$4];[.$D125]));MIN([.$D125]-MOD(1000*[$Times.G$5];[.$D125]);MOD(1000*[$Times.G$5];[.$D125]));MIN([.$D125]-MOD(1000*[$Times.G$6];[.$D125]);MOD(1000*[$Times.G$6];[.$D125]));)" office:value-type="currency" office:currency="ns" office:value="8.57142857142857" calcext:value-type="currency">
            <text:p>9ns</text:p>
          </table:table-cell>
          <table:table-cell table:style-name="ce15" table:formula="of:=MAX(MIN([.$D125]-MOD(1000*[$Times.H$3];[.$D125]);MOD(1000*[$Times.H$3];[.$D125]));MIN([.$D125]-MOD(1000*[$Times.H$4];[.$D125]);MOD(1000*[$Times.H$4];[.$D125]));MIN([.$D125]-MOD(1000*[$Times.H$5];[.$D125]);MOD(1000*[$Times.H$5];[.$D125]));MIN([.$D125]-MOD(1000*[$Times.H$6];[.$D125]);MOD(1000*[$Times.H$6];[.$D125]));)" office:value-type="currency" office:currency="ns" office:value="8.57142857142857" calcext:value-type="currency">
            <text:p>9ns</text:p>
          </table:table-cell>
          <table:table-cell table:style-name="ce15" table:formula="of:=MAX(MIN([.$D125]-MOD(1000*[$Times.I$3];[.$D125]);MOD(1000*[$Times.I$3];[.$D125]));MIN([.$D125]-MOD(1000*[$Times.I$4];[.$D125]);MOD(1000*[$Times.I$4];[.$D125]));MIN([.$D125]-MOD(1000*[$Times.I$5];[.$D125]);MOD(1000*[$Times.I$5];[.$D125]));MIN([.$D125]-MOD(1000*[$Times.I$6];[.$D125]);MOD(1000*[$Times.I$6];[.$D125]));)" office:value-type="currency" office:currency="ns" office:value="8.57142857142857" calcext:value-type="currency">
            <text:p>9ns</text:p>
          </table:table-cell>
          <table:table-cell table:style-name="ce15" table:formula="of:=MAX(MIN([.$D125]-MOD(1000*[$Times.J$3];[.$D125]);MOD(1000*[$Times.J$3];[.$D125]));MIN([.$D125]-MOD(1000*[$Times.J$4];[.$D125]);MOD(1000*[$Times.J$4];[.$D125]));MIN([.$D125]-MOD(1000*[$Times.J$5];[.$D125]);MOD(1000*[$Times.J$5];[.$D125]));MIN([.$D125]-MOD(1000*[$Times.J$6];[.$D125]);MOD(1000*[$Times.J$6];[.$D125]));)" office:value-type="currency" office:currency="ns" office:value="8.57142857142857" calcext:value-type="currency">
            <text:p>9ns</text:p>
          </table:table-cell>
          <table:table-cell table:style-name="ce15" table:formula="of:=MAX(MIN([.$D125]-MOD(1000*[$Times.K$3];[.$D125]);MOD(1000*[$Times.K$3];[.$D125]));MIN([.$D125]-MOD(1000*[$Times.K$4];[.$D125]);MOD(1000*[$Times.K$4];[.$D125]));MIN([.$D125]-MOD(1000*[$Times.K$5];[.$D125]);MOD(1000*[$Times.K$5];[.$D125]));MIN([.$D125]-MOD(1000*[$Times.K$6];[.$D125]);MOD(1000*[$Times.K$6];[.$D125]));)" office:value-type="currency" office:currency="ns" office:value="8.57142857142857" calcext:value-type="currency">
            <text:p>9ns</text:p>
          </table:table-cell>
          <table:table-cell table:style-name="ce15" table:formula="of:=MAX(MIN([.$D125]-MOD(1000*[$Times.L$3];[.$D125]);MOD(1000*[$Times.L$3];[.$D125]));MIN([.$D125]-MOD(1000*[$Times.L$4];[.$D125]);MOD(1000*[$Times.L$4];[.$D125]));MIN([.$D125]-MOD(1000*[$Times.L$5];[.$D125]);MOD(1000*[$Times.L$5];[.$D125]));MIN([.$D125]-MOD(1000*[$Times.L$6];[.$D125]);MOD(1000*[$Times.L$6];[.$D125]));)" office:value-type="currency" office:currency="ns" office:value="8.57142857142857" calcext:value-type="currency">
            <text:p>9ns</text:p>
          </table:table-cell>
          <table:table-cell table:style-name="ce15" table:formula="of:=MAX(MIN([.$D125]-MOD(1000*[$Times.M$3];[.$D125]);MOD(1000*[$Times.M$3];[.$D125]));MIN([.$D125]-MOD(1000*[$Times.M$4];[.$D125]);MOD(1000*[$Times.M$4];[.$D125]));MIN([.$D125]-MOD(1000*[$Times.M$5];[.$D125]);MOD(1000*[$Times.M$5];[.$D125]));MIN([.$D125]-MOD(1000*[$Times.M$6];[.$D125]);MOD(1000*[$Times.M$6];[.$D125]));)" office:value-type="currency" office:currency="ns" office:value="8.57142857142857" calcext:value-type="currency">
            <text:p>9ns</text:p>
          </table:table-cell>
          <table:table-cell table:style-name="ce15" table:formula="of:=MAX(MIN([.$D125]-MOD(1000*[$Times.N$3];[.$D125]);MOD(1000*[$Times.N$3];[.$D125]));MIN([.$D125]-MOD(1000*[$Times.N$4];[.$D125]);MOD(1000*[$Times.N$4];[.$D125]));MIN([.$D125]-MOD(1000*[$Times.N$5];[.$D125]);MOD(1000*[$Times.N$5];[.$D125]));MIN([.$D125]-MOD(1000*[$Times.N$6];[.$D125]);MOD(1000*[$Times.N$6];[.$D125]));)" office:value-type="currency" office:currency="ns" office:value="8.57142857142857" calcext:value-type="currency">
            <text:p>9ns</text:p>
          </table:table-cell>
          <table:table-cell table:style-name="ce15" table:formula="of:=MAX(MIN([.$D125]-MOD(1000*[$Times.O$3];[.$D125]);MOD(1000*[$Times.O$3];[.$D125]));MIN([.$D125]-MOD(1000*[$Times.O$4];[.$D125]);MOD(1000*[$Times.O$4];[.$D125]));MIN([.$D125]-MOD(1000*[$Times.O$5];[.$D125]);MOD(1000*[$Times.O$5];[.$D125]));MIN([.$D125]-MOD(1000*[$Times.O$6];[.$D125]);MOD(1000*[$Times.O$6];[.$D125]));)" office:value-type="currency" office:currency="ns" office:value="8.57142857142856" calcext:value-type="currency">
            <text:p>9ns</text:p>
          </table:table-cell>
          <table:table-cell table:style-name="ce15" table:formula="of:=MAX(MIN([.$D125]-MOD(1000*[$Times.P$3];[.$D125]);MOD(1000*[$Times.P$3];[.$D125]));MIN([.$D125]-MOD(1000*[$Times.P$4];[.$D125]);MOD(1000*[$Times.P$4];[.$D125]));MIN([.$D125]-MOD(1000*[$Times.P$5];[.$D125]);MOD(1000*[$Times.P$5];[.$D125]));MIN([.$D125]-MOD(1000*[$Times.P$6];[.$D125]);MOD(1000*[$Times.P$6];[.$D125]));)" office:value-type="currency" office:currency="ns" office:value="8.57142857142857" calcext:value-type="currency">
            <text:p>9ns</text:p>
          </table:table-cell>
          <table:table-cell table:style-name="ce15" table:formula="of:=MAX(MIN([.$D125]-MOD(1000*[$Times.Q$3];[.$D125]);MOD(1000*[$Times.Q$3];[.$D125]));MIN([.$D125]-MOD(1000*[$Times.Q$4];[.$D125]);MOD(1000*[$Times.Q$4];[.$D125]));MIN([.$D125]-MOD(1000*[$Times.Q$5];[.$D125]);MOD(1000*[$Times.Q$5];[.$D125]));MIN([.$D125]-MOD(1000*[$Times.Q$6];[.$D125]);MOD(1000*[$Times.Q$6];[.$D125]));)" office:value-type="currency" office:currency="ns" office:value="8.57142857142857" calcext:value-type="currency">
            <text:p>9ns</text:p>
          </table:table-cell>
          <table:table-cell table:style-name="ce15" table:formula="of:=MAX(MIN([.$D125]-MOD(1000*[$Times.R$3];[.$D125]);MOD(1000*[$Times.R$3];[.$D125]));MIN([.$D125]-MOD(1000*[$Times.R$4];[.$D125]);MOD(1000*[$Times.R$4];[.$D125]));MIN([.$D125]-MOD(1000*[$Times.R$5];[.$D125]);MOD(1000*[$Times.R$5];[.$D125]));MIN([.$D125]-MOD(1000*[$Times.R$6];[.$D125]);MOD(1000*[$Times.R$6];[.$D125]));)" office:value-type="currency" office:currency="ns" office:value="8.57142857142857" calcext:value-type="currency">
            <text:p>9ns</text:p>
          </table:table-cell>
          <table:table-cell table:style-name="ce15" table:formula="of:=MAX(MIN([.$D125]-MOD(1000*[$Times.S$3];[.$D125]);MOD(1000*[$Times.S$3];[.$D125]));MIN([.$D125]-MOD(1000*[$Times.S$4];[.$D125]);MOD(1000*[$Times.S$4];[.$D125]));MIN([.$D125]-MOD(1000*[$Times.S$5];[.$D125]);MOD(1000*[$Times.S$5];[.$D125]));MIN([.$D125]-MOD(1000*[$Times.S$6];[.$D125]);MOD(1000*[$Times.S$6];[.$D125]));)" office:value-type="currency" office:currency="ns" office:value="8.57142857142857" calcext:value-type="currency">
            <text:p>9ns</text:p>
          </table:table-cell>
          <table:table-cell table:style-name="ce15" table:formula="of:=MAX(MIN([.$D125]-MOD(1000*[$Times.T$3];[.$D125]);MOD(1000*[$Times.T$3];[.$D125]));MIN([.$D125]-MOD(1000*[$Times.T$4];[.$D125]);MOD(1000*[$Times.T$4];[.$D125]));MIN([.$D125]-MOD(1000*[$Times.T$5];[.$D125]);MOD(1000*[$Times.T$5];[.$D125]));MIN([.$D125]-MOD(1000*[$Times.T$6];[.$D125]);MOD(1000*[$Times.T$6];[.$D125]));)" office:value-type="currency" office:currency="ns" office:value="8.57142857142857" calcext:value-type="currency">
            <text:p>9ns</text:p>
          </table:table-cell>
          <table:table-cell table:style-name="ce15" table:formula="of:=MAX(MIN([.$D125]-MOD(1000*[$Times.U$3];[.$D125]);MOD(1000*[$Times.U$3];[.$D125]));MIN([.$D125]-MOD(1000*[$Times.U$4];[.$D125]);MOD(1000*[$Times.U$4];[.$D125]));MIN([.$D125]-MOD(1000*[$Times.U$5];[.$D125]);MOD(1000*[$Times.U$5];[.$D125]));MIN([.$D125]-MOD(1000*[$Times.U$6];[.$D125]);MOD(1000*[$Times.U$6];[.$D125]));)" office:value-type="currency" office:currency="ns" office:value="8.57142857142856" calcext:value-type="currency">
            <text:p>9ns</text:p>
          </table:table-cell>
          <table:table-cell table:style-name="ce15" table:formula="of:=MAX(MIN([.$D125]-MOD(1000*[$Times.V$3];[.$D125]);MOD(1000*[$Times.V$3];[.$D125]));MIN([.$D125]-MOD(1000*[$Times.V$4];[.$D125]);MOD(1000*[$Times.V$4];[.$D125]));MIN([.$D125]-MOD(1000*[$Times.V$5];[.$D125]);MOD(1000*[$Times.V$5];[.$D125]));MIN([.$D125]-MOD(1000*[$Times.V$6];[.$D125]);MOD(1000*[$Times.V$6];[.$D125]));)" office:value-type="currency" office:currency="ns" office:value="14.2857142857143" calcext:value-type="currency">
            <text:p>14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5.01" calcext:value-type="currency">
            <text:p>35,01 MHz</text:p>
          </table:table-cell>
          <table:table-cell table:style-name="ce10" table:formula="of:=160/[.A126]" office:value-type="float" office:value="4.57012282205084" calcext:value-type="float">
            <text:p>4,57</text:p>
          </table:table-cell>
          <table:table-cell table:style-name="ce7" table:formula="of:=ROUND(100*[.B126]) = 100*ROUND([.B126])" office:value-type="boolean" office:boolean-value="false" calcext:value-type="boolean">
            <text:p>FAŁSZ</text:p>
          </table:table-cell>
          <table:table-cell table:style-name="ce13" table:formula="of:=1000/[.A126]" office:value-type="currency" office:currency="ns" office:value="28.5632676378178" calcext:value-type="currency">
            <text:p>29ns</text:p>
          </table:table-cell>
          <table:table-cell table:style-name="ce20" table:formula="of:=([.I126]-MIN([.I$1:.I125]))" office:value-type="float" office:value="14.1959440159954" calcext:value-type="float">
            <text:p>14,20</text:p>
          </table:table-cell>
          <table:table-cell table:style-name="ce20" table:formula="of:=IF([.C126]; ([.I126]-MIN([.I$1:.I125]));&quot;&quot;)">
            <text:p/>
          </table:table-cell>
          <table:table-cell table:style-name="ce20" table:formula="of:=([.J126]-MIN([.J$1:.J125]))" office:value-type="float" office:value="1.04549642719961" calcext:value-type="float">
            <text:p>1,05</text:p>
          </table:table-cell>
          <table:table-cell table:style-name="ce20" table:formula="of:=([.J126]-MIN([.J$1:.J125]))*[.C126]" office:value-type="float" office:value="0" calcext:value-type="float">
            <text:p>0,00</text:p>
          </table:table-cell>
          <table:table-cell table:style-name="ce17" table:formula="of:=COM.MICROSOFT.MAXIFS([.K126:.XDF126];[.K$2:.XDF$2];&quot;&quot;)" office:value-type="currency" office:currency="ns" office:value="14.1959440159954" calcext:value-type="currency">
            <text:p>14ns</text:p>
          </table:table-cell>
          <table:table-cell table:style-name="ce17" table:formula="of:=MAX([.K126:.XFD126])" office:value-type="currency" office:currency="ns" office:value="14.1959440159954" calcext:value-type="currency">
            <text:p>14ns</text:p>
          </table:table-cell>
          <table:table-cell table:style-name="ce15" table:formula="of:=MAX(MIN([.$D126]-MOD(1000*[$Times.C$3];[.$D126]);MOD(1000*[$Times.C$3];[.$D126]));MIN([.$D126]-MOD(1000*[$Times.C$4];[.$D126]);MOD(1000*[$Times.C$4];[.$D126]));MIN([.$D126]-MOD(1000*[$Times.C$5];[.$D126]);MOD(1000*[$Times.C$5];[.$D126]));MIN([.$D126]-MOD(1000*[$Times.C$6];[.$D126]);MOD(1000*[$Times.C$6];[.$D126]));)" office:value-type="currency" office:currency="ns" office:value="14.1388174807198" calcext:value-type="currency">
            <text:p>14ns</text:p>
          </table:table-cell>
          <table:table-cell table:style-name="ce15" table:formula="of:=MAX(MIN([.$D126]-MOD(1000*[$Times.D$3];[.$D126]);MOD(1000*[$Times.D$3];[.$D126]));MIN([.$D126]-MOD(1000*[$Times.D$4];[.$D126]);MOD(1000*[$Times.D$4];[.$D126]));MIN([.$D126]-MOD(1000*[$Times.D$5];[.$D126]);MOD(1000*[$Times.D$5];[.$D126]));MIN([.$D126]-MOD(1000*[$Times.D$6];[.$D126]);MOD(1000*[$Times.D$6];[.$D126]));)" office:value-type="currency" office:currency="ns" office:value="14.0816909454441" calcext:value-type="currency">
            <text:p>14ns</text:p>
          </table:table-cell>
          <table:table-cell table:style-name="ce15" table:formula="of:=MAX(MIN([.$D126]-MOD(1000*[$Times.E$3];[.$D126]);MOD(1000*[$Times.E$3];[.$D126]));MIN([.$D126]-MOD(1000*[$Times.E$4];[.$D126]);MOD(1000*[$Times.E$4];[.$D126]));MIN([.$D126]-MOD(1000*[$Times.E$5];[.$D126]);MOD(1000*[$Times.E$5];[.$D126]));MIN([.$D126]-MOD(1000*[$Times.E$6];[.$D126]);MOD(1000*[$Times.E$6];[.$D126]));)" office:value-type="currency" office:currency="ns" office:value="7.01228220508425" calcext:value-type="currency">
            <text:p>7ns</text:p>
          </table:table-cell>
          <table:table-cell table:style-name="ce15" table:formula="of:=MAX(MIN([.$D126]-MOD(1000*[$Times.F$3];[.$D126]);MOD(1000*[$Times.F$3];[.$D126]));MIN([.$D126]-MOD(1000*[$Times.F$4];[.$D126]);MOD(1000*[$Times.F$4];[.$D126]));MIN([.$D126]-MOD(1000*[$Times.F$5];[.$D126]);MOD(1000*[$Times.F$5];[.$D126]));MIN([.$D126]-MOD(1000*[$Times.F$6];[.$D126]);MOD(1000*[$Times.F$6];[.$D126]));)" office:value-type="currency" office:currency="ns" office:value="8.73464724364465" calcext:value-type="currency">
            <text:p>9ns</text:p>
          </table:table-cell>
          <table:table-cell table:style-name="ce15" table:formula="of:=MAX(MIN([.$D126]-MOD(1000*[$Times.G$3];[.$D126]);MOD(1000*[$Times.G$3];[.$D126]));MIN([.$D126]-MOD(1000*[$Times.G$4];[.$D126]);MOD(1000*[$Times.G$4];[.$D126]));MIN([.$D126]-MOD(1000*[$Times.G$5];[.$D126]);MOD(1000*[$Times.G$5];[.$D126]));MIN([.$D126]-MOD(1000*[$Times.G$6];[.$D126]);MOD(1000*[$Times.G$6];[.$D126]));)" office:value-type="currency" office:currency="ns" office:value="8.67752070836906" calcext:value-type="currency">
            <text:p>9ns</text:p>
          </table:table-cell>
          <table:table-cell table:style-name="ce15" table:formula="of:=MAX(MIN([.$D126]-MOD(1000*[$Times.H$3];[.$D126]);MOD(1000*[$Times.H$3];[.$D126]));MIN([.$D126]-MOD(1000*[$Times.H$4];[.$D126]);MOD(1000*[$Times.H$4];[.$D126]));MIN([.$D126]-MOD(1000*[$Times.H$5];[.$D126]);MOD(1000*[$Times.H$5];[.$D126]));MIN([.$D126]-MOD(1000*[$Times.H$6];[.$D126]);MOD(1000*[$Times.H$6];[.$D126]));)" office:value-type="currency" office:currency="ns" office:value="8.50614110254212" calcext:value-type="currency">
            <text:p>9ns</text:p>
          </table:table-cell>
          <table:table-cell table:style-name="ce15" table:formula="of:=MAX(MIN([.$D126]-MOD(1000*[$Times.I$3];[.$D126]);MOD(1000*[$Times.I$3];[.$D126]));MIN([.$D126]-MOD(1000*[$Times.I$4];[.$D126]);MOD(1000*[$Times.I$4];[.$D126]));MIN([.$D126]-MOD(1000*[$Times.I$5];[.$D126]);MOD(1000*[$Times.I$5];[.$D126]));MIN([.$D126]-MOD(1000*[$Times.I$6];[.$D126]);MOD(1000*[$Times.I$6];[.$D126]));)" office:value-type="currency" office:currency="ns" office:value="8.67752070836906" calcext:value-type="currency">
            <text:p>9ns</text:p>
          </table:table-cell>
          <table:table-cell table:style-name="ce15" table:formula="of:=MAX(MIN([.$D126]-MOD(1000*[$Times.J$3];[.$D126]);MOD(1000*[$Times.J$3];[.$D126]));MIN([.$D126]-MOD(1000*[$Times.J$4];[.$D126]);MOD(1000*[$Times.J$4];[.$D126]));MIN([.$D126]-MOD(1000*[$Times.J$5];[.$D126]);MOD(1000*[$Times.J$5];[.$D126]));MIN([.$D126]-MOD(1000*[$Times.J$6];[.$D126]);MOD(1000*[$Times.J$6];[.$D126]));)" office:value-type="currency" office:currency="ns" office:value="8.50614110254212" calcext:value-type="currency">
            <text:p>9ns</text:p>
          </table:table-cell>
          <table:table-cell table:style-name="ce15" table:formula="of:=MAX(MIN([.$D126]-MOD(1000*[$Times.K$3];[.$D126]);MOD(1000*[$Times.K$3];[.$D126]));MIN([.$D126]-MOD(1000*[$Times.K$4];[.$D126]);MOD(1000*[$Times.K$4];[.$D126]));MIN([.$D126]-MOD(1000*[$Times.K$5];[.$D126]);MOD(1000*[$Times.K$5];[.$D126]));MIN([.$D126]-MOD(1000*[$Times.K$6];[.$D126]);MOD(1000*[$Times.K$6];[.$D126]));)" office:value-type="currency" office:currency="ns" office:value="8.67752070836906" calcext:value-type="currency">
            <text:p>9ns</text:p>
          </table:table-cell>
          <table:table-cell table:style-name="ce15" table:formula="of:=MAX(MIN([.$D126]-MOD(1000*[$Times.L$3];[.$D126]);MOD(1000*[$Times.L$3];[.$D126]));MIN([.$D126]-MOD(1000*[$Times.L$4];[.$D126]);MOD(1000*[$Times.L$4];[.$D126]));MIN([.$D126]-MOD(1000*[$Times.L$5];[.$D126]);MOD(1000*[$Times.L$5];[.$D126]));MIN([.$D126]-MOD(1000*[$Times.L$6];[.$D126]);MOD(1000*[$Times.L$6];[.$D126]));)" office:value-type="currency" office:currency="ns" office:value="8.73464724364465" calcext:value-type="currency">
            <text:p>9ns</text:p>
          </table:table-cell>
          <table:table-cell table:style-name="ce15" table:formula="of:=MAX(MIN([.$D126]-MOD(1000*[$Times.M$3];[.$D126]);MOD(1000*[$Times.M$3];[.$D126]));MIN([.$D126]-MOD(1000*[$Times.M$4];[.$D126]);MOD(1000*[$Times.M$4];[.$D126]));MIN([.$D126]-MOD(1000*[$Times.M$5];[.$D126]);MOD(1000*[$Times.M$5];[.$D126]));MIN([.$D126]-MOD(1000*[$Times.M$6];[.$D126]);MOD(1000*[$Times.M$6];[.$D126]));)" office:value-type="currency" office:currency="ns" office:value="8.67752070836906" calcext:value-type="currency">
            <text:p>9ns</text:p>
          </table:table-cell>
          <table:table-cell table:style-name="ce15" table:formula="of:=MAX(MIN([.$D126]-MOD(1000*[$Times.N$3];[.$D126]);MOD(1000*[$Times.N$3];[.$D126]));MIN([.$D126]-MOD(1000*[$Times.N$4];[.$D126]);MOD(1000*[$Times.N$4];[.$D126]));MIN([.$D126]-MOD(1000*[$Times.N$5];[.$D126]);MOD(1000*[$Times.N$5];[.$D126]));MIN([.$D126]-MOD(1000*[$Times.N$6];[.$D126]);MOD(1000*[$Times.N$6];[.$D126]));)" office:value-type="currency" office:currency="ns" office:value="8.73464724364465" calcext:value-type="currency">
            <text:p>9ns</text:p>
          </table:table-cell>
          <table:table-cell table:style-name="ce15" table:formula="of:=MAX(MIN([.$D126]-MOD(1000*[$Times.O$3];[.$D126]);MOD(1000*[$Times.O$3];[.$D126]));MIN([.$D126]-MOD(1000*[$Times.O$4];[.$D126]);MOD(1000*[$Times.O$4];[.$D126]));MIN([.$D126]-MOD(1000*[$Times.O$5];[.$D126]);MOD(1000*[$Times.O$5];[.$D126]));MIN([.$D126]-MOD(1000*[$Times.O$6];[.$D126]);MOD(1000*[$Times.O$6];[.$D126]));)" office:value-type="currency" office:currency="ns" office:value="8.67752070836906" calcext:value-type="currency">
            <text:p>9ns</text:p>
          </table:table-cell>
          <table:table-cell table:style-name="ce15" table:formula="of:=MAX(MIN([.$D126]-MOD(1000*[$Times.P$3];[.$D126]);MOD(1000*[$Times.P$3];[.$D126]));MIN([.$D126]-MOD(1000*[$Times.P$4];[.$D126]);MOD(1000*[$Times.P$4];[.$D126]));MIN([.$D126]-MOD(1000*[$Times.P$5];[.$D126]);MOD(1000*[$Times.P$5];[.$D126]));MIN([.$D126]-MOD(1000*[$Times.P$6];[.$D126]);MOD(1000*[$Times.P$6];[.$D126]));)" office:value-type="currency" office:currency="ns" office:value="8.73464724364465" calcext:value-type="currency">
            <text:p>9ns</text:p>
          </table:table-cell>
          <table:table-cell table:style-name="ce15" table:formula="of:=MAX(MIN([.$D126]-MOD(1000*[$Times.Q$3];[.$D126]);MOD(1000*[$Times.Q$3];[.$D126]));MIN([.$D126]-MOD(1000*[$Times.Q$4];[.$D126]);MOD(1000*[$Times.Q$4];[.$D126]));MIN([.$D126]-MOD(1000*[$Times.Q$5];[.$D126]);MOD(1000*[$Times.Q$5];[.$D126]));MIN([.$D126]-MOD(1000*[$Times.Q$6];[.$D126]);MOD(1000*[$Times.Q$6];[.$D126]));)" office:value-type="currency" office:currency="ns" office:value="8.67752070836906" calcext:value-type="currency">
            <text:p>9ns</text:p>
          </table:table-cell>
          <table:table-cell table:style-name="ce15" table:formula="of:=MAX(MIN([.$D126]-MOD(1000*[$Times.R$3];[.$D126]);MOD(1000*[$Times.R$3];[.$D126]));MIN([.$D126]-MOD(1000*[$Times.R$4];[.$D126]);MOD(1000*[$Times.R$4];[.$D126]));MIN([.$D126]-MOD(1000*[$Times.R$5];[.$D126]);MOD(1000*[$Times.R$5];[.$D126]));MIN([.$D126]-MOD(1000*[$Times.R$6];[.$D126]);MOD(1000*[$Times.R$6];[.$D126]));)" office:value-type="currency" office:currency="ns" office:value="8.73464724364465" calcext:value-type="currency">
            <text:p>9ns</text:p>
          </table:table-cell>
          <table:table-cell table:style-name="ce15" table:formula="of:=MAX(MIN([.$D126]-MOD(1000*[$Times.S$3];[.$D126]);MOD(1000*[$Times.S$3];[.$D126]));MIN([.$D126]-MOD(1000*[$Times.S$4];[.$D126]);MOD(1000*[$Times.S$4];[.$D126]));MIN([.$D126]-MOD(1000*[$Times.S$5];[.$D126]);MOD(1000*[$Times.S$5];[.$D126]));MIN([.$D126]-MOD(1000*[$Times.S$6];[.$D126]);MOD(1000*[$Times.S$6];[.$D126]));)" office:value-type="currency" office:currency="ns" office:value="8.67752070836906" calcext:value-type="currency">
            <text:p>9ns</text:p>
          </table:table-cell>
          <table:table-cell table:style-name="ce15" table:formula="of:=MAX(MIN([.$D126]-MOD(1000*[$Times.T$3];[.$D126]);MOD(1000*[$Times.T$3];[.$D126]));MIN([.$D126]-MOD(1000*[$Times.T$4];[.$D126]);MOD(1000*[$Times.T$4];[.$D126]));MIN([.$D126]-MOD(1000*[$Times.T$5];[.$D126]);MOD(1000*[$Times.T$5];[.$D126]));MIN([.$D126]-MOD(1000*[$Times.T$6];[.$D126]);MOD(1000*[$Times.T$6];[.$D126]));)" office:value-type="currency" office:currency="ns" office:value="8.73464724364465" calcext:value-type="currency">
            <text:p>9ns</text:p>
          </table:table-cell>
          <table:table-cell table:style-name="ce15" table:formula="of:=MAX(MIN([.$D126]-MOD(1000*[$Times.U$3];[.$D126]);MOD(1000*[$Times.U$3];[.$D126]));MIN([.$D126]-MOD(1000*[$Times.U$4];[.$D126]);MOD(1000*[$Times.U$4];[.$D126]));MIN([.$D126]-MOD(1000*[$Times.U$5];[.$D126]);MOD(1000*[$Times.U$5];[.$D126]));MIN([.$D126]-MOD(1000*[$Times.U$6];[.$D126]);MOD(1000*[$Times.U$6];[.$D126]));)" office:value-type="currency" office:currency="ns" office:value="8.67752070836906" calcext:value-type="currency">
            <text:p>9ns</text:p>
          </table:table-cell>
          <table:table-cell table:style-name="ce15" table:formula="of:=MAX(MIN([.$D126]-MOD(1000*[$Times.V$3];[.$D126]);MOD(1000*[$Times.V$3];[.$D126]));MIN([.$D126]-MOD(1000*[$Times.V$4];[.$D126]);MOD(1000*[$Times.V$4];[.$D126]));MIN([.$D126]-MOD(1000*[$Times.V$5];[.$D126]);MOD(1000*[$Times.V$5];[.$D126]));MIN([.$D126]-MOD(1000*[$Times.V$6];[.$D126]);MOD(1000*[$Times.V$6];[.$D126]));)" office:value-type="currency" office:currency="ns" office:value="14.1959440159954" calcext:value-type="currency">
            <text:p>14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5.39" calcext:value-type="currency">
            <text:p>35,39 MHz</text:p>
          </table:table-cell>
          <table:table-cell table:style-name="ce10" table:formula="of:=160/[.A127]" office:value-type="float" office:value="4.52105114439107" calcext:value-type="float">
            <text:p>4,52</text:p>
          </table:table-cell>
          <table:table-cell table:style-name="ce7" table:formula="of:=ROUND(100*[.B127]) = 100*ROUND([.B127])" office:value-type="boolean" office:boolean-value="false" calcext:value-type="boolean">
            <text:p>FAŁSZ</text:p>
          </table:table-cell>
          <table:table-cell table:style-name="ce13" table:formula="of:=1000/[.A127]" office:value-type="currency" office:currency="ns" office:value="28.2565696524442" calcext:value-type="currency">
            <text:p>28ns</text:p>
          </table:table-cell>
          <table:table-cell table:style-name="ce20" table:formula="of:=([.I127]-MIN([.I$1:.I126]))" office:value-type="float" office:value="13.224074597344" calcext:value-type="float">
            <text:p>13,22</text:p>
          </table:table-cell>
          <table:table-cell table:style-name="ce20" table:formula="of:=IF([.C127]; ([.I127]-MIN([.I$1:.I126]));&quot;&quot;)">
            <text:p/>
          </table:table-cell>
          <table:table-cell table:style-name="ce20" table:formula="of:=([.J127]-MIN([.J$1:.J126]))" office:value-type="float" office:value="0.237515112532218" calcext:value-type="float">
            <text:p>0,24</text:p>
          </table:table-cell>
          <table:table-cell table:style-name="ce20" table:formula="of:=([.J127]-MIN([.J$1:.J126]))*[.C127]" office:value-type="float" office:value="0" calcext:value-type="float">
            <text:p>0,00</text:p>
          </table:table-cell>
          <table:table-cell table:style-name="ce17" table:formula="of:=COM.MICROSOFT.MAXIFS([.K127:.XDF127];[.K$2:.XDF$2];&quot;&quot;)" office:value-type="currency" office:currency="ns" office:value="13.224074597344" calcext:value-type="currency">
            <text:p>13ns</text:p>
          </table:table-cell>
          <table:table-cell table:style-name="ce17" table:formula="of:=MAX([.K127:.XFD127])" office:value-type="currency" office:currency="ns" office:value="13.3879627013281" calcext:value-type="currency">
            <text:p>13ns</text:p>
          </table:table-cell>
          <table:table-cell table:style-name="ce15" table:formula="of:=MAX(MIN([.$D127]-MOD(1000*[$Times.C$3];[.$D127]);MOD(1000*[$Times.C$3];[.$D127]));MIN([.$D127]-MOD(1000*[$Times.C$4];[.$D127]);MOD(1000*[$Times.C$4];[.$D127]));MIN([.$D127]-MOD(1000*[$Times.C$5];[.$D127]);MOD(1000*[$Times.C$5];[.$D127]));MIN([.$D127]-MOD(1000*[$Times.C$6];[.$D127]);MOD(1000*[$Times.C$6];[.$D127]));)" office:value-type="currency" office:currency="ns" office:value="13.224074597344" calcext:value-type="currency">
            <text:p>13ns</text:p>
          </table:table-cell>
          <table:table-cell table:style-name="ce15" table:formula="of:=MAX(MIN([.$D127]-MOD(1000*[$Times.D$3];[.$D127]);MOD(1000*[$Times.D$3];[.$D127]));MIN([.$D127]-MOD(1000*[$Times.D$4];[.$D127]);MOD(1000*[$Times.D$4];[.$D127]));MIN([.$D127]-MOD(1000*[$Times.D$5];[.$D127]);MOD(1000*[$Times.D$5];[.$D127]));MIN([.$D127]-MOD(1000*[$Times.D$6];[.$D127]);MOD(1000*[$Times.D$6];[.$D127]));)" office:value-type="currency" office:currency="ns" office:value="10.9211641706697" calcext:value-type="currency">
            <text:p>11ns</text:p>
          </table:table-cell>
          <table:table-cell table:style-name="ce15" table:formula="of:=MAX(MIN([.$D127]-MOD(1000*[$Times.E$3];[.$D127]);MOD(1000*[$Times.E$3];[.$D127]));MIN([.$D127]-MOD(1000*[$Times.E$4];[.$D127]);MOD(1000*[$Times.E$4];[.$D127]));MIN([.$D127]-MOD(1000*[$Times.E$5];[.$D127]);MOD(1000*[$Times.E$5];[.$D127]));MIN([.$D127]-MOD(1000*[$Times.E$6];[.$D127]);MOD(1000*[$Times.E$6];[.$D127]));)" office:value-type="currency" office:currency="ns" office:value="8.81604973156266" calcext:value-type="currency">
            <text:p>9ns</text:p>
          </table:table-cell>
          <table:table-cell table:style-name="ce15" table:formula="of:=MAX(MIN([.$D127]-MOD(1000*[$Times.F$3];[.$D127]);MOD(1000*[$Times.F$3];[.$D127]));MIN([.$D127]-MOD(1000*[$Times.F$4];[.$D127]);MOD(1000*[$Times.F$4];[.$D127]));MIN([.$D127]-MOD(1000*[$Times.F$5];[.$D127]);MOD(1000*[$Times.F$5];[.$D127]));MIN([.$D127]-MOD(1000*[$Times.F$6];[.$D127]);MOD(1000*[$Times.F$6];[.$D127]));)" office:value-type="currency" office:currency="ns" office:value="13.3879627013281" calcext:value-type="currency">
            <text:p>13ns</text:p>
          </table:table-cell>
          <table:table-cell table:style-name="ce15" table:formula="of:=MAX(MIN([.$D127]-MOD(1000*[$Times.G$3];[.$D127]);MOD(1000*[$Times.G$3];[.$D127]));MIN([.$D127]-MOD(1000*[$Times.G$4];[.$D127]);MOD(1000*[$Times.G$4];[.$D127]));MIN([.$D127]-MOD(1000*[$Times.G$5];[.$D127]);MOD(1000*[$Times.G$5];[.$D127]));MIN([.$D127]-MOD(1000*[$Times.G$6];[.$D127]);MOD(1000*[$Times.G$6];[.$D127]));)" office:value-type="currency" office:currency="ns" office:value="12.6645945182255" calcext:value-type="currency">
            <text:p>13ns</text:p>
          </table:table-cell>
          <table:table-cell table:style-name="ce15" table:formula="of:=MAX(MIN([.$D127]-MOD(1000*[$Times.H$3];[.$D127]);MOD(1000*[$Times.H$3];[.$D127]));MIN([.$D127]-MOD(1000*[$Times.H$4];[.$D127]);MOD(1000*[$Times.H$4];[.$D127]));MIN([.$D127]-MOD(1000*[$Times.H$5];[.$D127]);MOD(1000*[$Times.H$5];[.$D127]));MIN([.$D127]-MOD(1000*[$Times.H$6];[.$D127]);MOD(1000*[$Times.H$6];[.$D127]));)" office:value-type="currency" office:currency="ns" office:value="12.9273806159932" calcext:value-type="currency">
            <text:p>13ns</text:p>
          </table:table-cell>
          <table:table-cell table:style-name="ce15" table:formula="of:=MAX(MIN([.$D127]-MOD(1000*[$Times.I$3];[.$D127]);MOD(1000*[$Times.I$3];[.$D127]));MIN([.$D127]-MOD(1000*[$Times.I$4];[.$D127]);MOD(1000*[$Times.I$4];[.$D127]));MIN([.$D127]-MOD(1000*[$Times.I$5];[.$D127]);MOD(1000*[$Times.I$5];[.$D127]));MIN([.$D127]-MOD(1000*[$Times.I$6];[.$D127]);MOD(1000*[$Times.I$6];[.$D127]));)" office:value-type="currency" office:currency="ns" office:value="12.6645945182255" calcext:value-type="currency">
            <text:p>13ns</text:p>
          </table:table-cell>
          <table:table-cell table:style-name="ce15" table:formula="of:=MAX(MIN([.$D127]-MOD(1000*[$Times.J$3];[.$D127]);MOD(1000*[$Times.J$3];[.$D127]));MIN([.$D127]-MOD(1000*[$Times.J$4];[.$D127]);MOD(1000*[$Times.J$4];[.$D127]));MIN([.$D127]-MOD(1000*[$Times.J$5];[.$D127]);MOD(1000*[$Times.J$5];[.$D127]));MIN([.$D127]-MOD(1000*[$Times.J$6];[.$D127]);MOD(1000*[$Times.J$6];[.$D127]));)" office:value-type="currency" office:currency="ns" office:value="12.9273806159932" calcext:value-type="currency">
            <text:p>13ns</text:p>
          </table:table-cell>
          <table:table-cell table:style-name="ce15" table:formula="of:=MAX(MIN([.$D127]-MOD(1000*[$Times.K$3];[.$D127]);MOD(1000*[$Times.K$3];[.$D127]));MIN([.$D127]-MOD(1000*[$Times.K$4];[.$D127]);MOD(1000*[$Times.K$4];[.$D127]));MIN([.$D127]-MOD(1000*[$Times.K$5];[.$D127]);MOD(1000*[$Times.K$5];[.$D127]));MIN([.$D127]-MOD(1000*[$Times.K$6];[.$D127]);MOD(1000*[$Times.K$6];[.$D127]));)" office:value-type="currency" office:currency="ns" office:value="12.6645945182255" calcext:value-type="currency">
            <text:p>13ns</text:p>
          </table:table-cell>
          <table:table-cell table:style-name="ce15" table:formula="of:=MAX(MIN([.$D127]-MOD(1000*[$Times.L$3];[.$D127]);MOD(1000*[$Times.L$3];[.$D127]));MIN([.$D127]-MOD(1000*[$Times.L$4];[.$D127]);MOD(1000*[$Times.L$4];[.$D127]));MIN([.$D127]-MOD(1000*[$Times.L$5];[.$D127]);MOD(1000*[$Times.L$5];[.$D127]));MIN([.$D127]-MOD(1000*[$Times.L$6];[.$D127]);MOD(1000*[$Times.L$6];[.$D127]));)" office:value-type="currency" office:currency="ns" office:value="13.3879627013281" calcext:value-type="currency">
            <text:p>13ns</text:p>
          </table:table-cell>
          <table:table-cell table:style-name="ce15" table:formula="of:=MAX(MIN([.$D127]-MOD(1000*[$Times.M$3];[.$D127]);MOD(1000*[$Times.M$3];[.$D127]));MIN([.$D127]-MOD(1000*[$Times.M$4];[.$D127]);MOD(1000*[$Times.M$4];[.$D127]));MIN([.$D127]-MOD(1000*[$Times.M$5];[.$D127]);MOD(1000*[$Times.M$5];[.$D127]));MIN([.$D127]-MOD(1000*[$Times.M$6];[.$D127]);MOD(1000*[$Times.M$6];[.$D127]));)" office:value-type="currency" office:currency="ns" office:value="12.6645945182255" calcext:value-type="currency">
            <text:p>13ns</text:p>
          </table:table-cell>
          <table:table-cell table:style-name="ce15" table:formula="of:=MAX(MIN([.$D127]-MOD(1000*[$Times.N$3];[.$D127]);MOD(1000*[$Times.N$3];[.$D127]));MIN([.$D127]-MOD(1000*[$Times.N$4];[.$D127]);MOD(1000*[$Times.N$4];[.$D127]));MIN([.$D127]-MOD(1000*[$Times.N$5];[.$D127]);MOD(1000*[$Times.N$5];[.$D127]));MIN([.$D127]-MOD(1000*[$Times.N$6];[.$D127]);MOD(1000*[$Times.N$6];[.$D127]));)" office:value-type="currency" office:currency="ns" office:value="13.3879627013281" calcext:value-type="currency">
            <text:p>13ns</text:p>
          </table:table-cell>
          <table:table-cell table:style-name="ce15" table:formula="of:=MAX(MIN([.$D127]-MOD(1000*[$Times.O$3];[.$D127]);MOD(1000*[$Times.O$3];[.$D127]));MIN([.$D127]-MOD(1000*[$Times.O$4];[.$D127]);MOD(1000*[$Times.O$4];[.$D127]));MIN([.$D127]-MOD(1000*[$Times.O$5];[.$D127]);MOD(1000*[$Times.O$5];[.$D127]));MIN([.$D127]-MOD(1000*[$Times.O$6];[.$D127]);MOD(1000*[$Times.O$6];[.$D127]));)" office:value-type="currency" office:currency="ns" office:value="12.6645945182255" calcext:value-type="currency">
            <text:p>13ns</text:p>
          </table:table-cell>
          <table:table-cell table:style-name="ce15" table:formula="of:=MAX(MIN([.$D127]-MOD(1000*[$Times.P$3];[.$D127]);MOD(1000*[$Times.P$3];[.$D127]));MIN([.$D127]-MOD(1000*[$Times.P$4];[.$D127]);MOD(1000*[$Times.P$4];[.$D127]));MIN([.$D127]-MOD(1000*[$Times.P$5];[.$D127]);MOD(1000*[$Times.P$5];[.$D127]));MIN([.$D127]-MOD(1000*[$Times.P$6];[.$D127]);MOD(1000*[$Times.P$6];[.$D127]));)" office:value-type="currency" office:currency="ns" office:value="13.3879627013281" calcext:value-type="currency">
            <text:p>13ns</text:p>
          </table:table-cell>
          <table:table-cell table:style-name="ce15" table:formula="of:=MAX(MIN([.$D127]-MOD(1000*[$Times.Q$3];[.$D127]);MOD(1000*[$Times.Q$3];[.$D127]));MIN([.$D127]-MOD(1000*[$Times.Q$4];[.$D127]);MOD(1000*[$Times.Q$4];[.$D127]));MIN([.$D127]-MOD(1000*[$Times.Q$5];[.$D127]);MOD(1000*[$Times.Q$5];[.$D127]));MIN([.$D127]-MOD(1000*[$Times.Q$6];[.$D127]);MOD(1000*[$Times.Q$6];[.$D127]));)" office:value-type="currency" office:currency="ns" office:value="12.6645945182255" calcext:value-type="currency">
            <text:p>13ns</text:p>
          </table:table-cell>
          <table:table-cell table:style-name="ce15" table:formula="of:=MAX(MIN([.$D127]-MOD(1000*[$Times.R$3];[.$D127]);MOD(1000*[$Times.R$3];[.$D127]));MIN([.$D127]-MOD(1000*[$Times.R$4];[.$D127]);MOD(1000*[$Times.R$4];[.$D127]));MIN([.$D127]-MOD(1000*[$Times.R$5];[.$D127]);MOD(1000*[$Times.R$5];[.$D127]));MIN([.$D127]-MOD(1000*[$Times.R$6];[.$D127]);MOD(1000*[$Times.R$6];[.$D127]));)" office:value-type="currency" office:currency="ns" office:value="13.3879627013281" calcext:value-type="currency">
            <text:p>13ns</text:p>
          </table:table-cell>
          <table:table-cell table:style-name="ce15" table:formula="of:=MAX(MIN([.$D127]-MOD(1000*[$Times.S$3];[.$D127]);MOD(1000*[$Times.S$3];[.$D127]));MIN([.$D127]-MOD(1000*[$Times.S$4];[.$D127]);MOD(1000*[$Times.S$4];[.$D127]));MIN([.$D127]-MOD(1000*[$Times.S$5];[.$D127]);MOD(1000*[$Times.S$5];[.$D127]));MIN([.$D127]-MOD(1000*[$Times.S$6];[.$D127]);MOD(1000*[$Times.S$6];[.$D127]));)" office:value-type="currency" office:currency="ns" office:value="12.6645945182255" calcext:value-type="currency">
            <text:p>13ns</text:p>
          </table:table-cell>
          <table:table-cell table:style-name="ce15" table:formula="of:=MAX(MIN([.$D127]-MOD(1000*[$Times.T$3];[.$D127]);MOD(1000*[$Times.T$3];[.$D127]));MIN([.$D127]-MOD(1000*[$Times.T$4];[.$D127]);MOD(1000*[$Times.T$4];[.$D127]));MIN([.$D127]-MOD(1000*[$Times.T$5];[.$D127]);MOD(1000*[$Times.T$5];[.$D127]));MIN([.$D127]-MOD(1000*[$Times.T$6];[.$D127]);MOD(1000*[$Times.T$6];[.$D127]));)" office:value-type="currency" office:currency="ns" office:value="13.3879627013281" calcext:value-type="currency">
            <text:p>13ns</text:p>
          </table:table-cell>
          <table:table-cell table:style-name="ce15" table:formula="of:=MAX(MIN([.$D127]-MOD(1000*[$Times.U$3];[.$D127]);MOD(1000*[$Times.U$3];[.$D127]));MIN([.$D127]-MOD(1000*[$Times.U$4];[.$D127]);MOD(1000*[$Times.U$4];[.$D127]));MIN([.$D127]-MOD(1000*[$Times.U$5];[.$D127]);MOD(1000*[$Times.U$5];[.$D127]));MIN([.$D127]-MOD(1000*[$Times.U$6];[.$D127]);MOD(1000*[$Times.U$6];[.$D127]));)" office:value-type="currency" office:currency="ns" office:value="12.6645945182255" calcext:value-type="currency">
            <text:p>13ns</text:p>
          </table:table-cell>
          <table:table-cell table:style-name="ce15" table:formula="of:=MAX(MIN([.$D127]-MOD(1000*[$Times.V$3];[.$D127]);MOD(1000*[$Times.V$3];[.$D127]));MIN([.$D127]-MOD(1000*[$Times.V$4];[.$D127]);MOD(1000*[$Times.V$4];[.$D127]));MIN([.$D127]-MOD(1000*[$Times.V$5];[.$D127]);MOD(1000*[$Times.V$5];[.$D127]));MIN([.$D127]-MOD(1000*[$Times.V$6];[.$D127]);MOD(1000*[$Times.V$6];[.$D127]));)" office:value-type="currency" office:currency="ns" office:value="10.8222661768861" calcext:value-type="currency">
            <text:p>11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5.78" calcext:value-type="currency">
            <text:p>35,78 MHz</text:p>
          </table:table-cell>
          <table:table-cell table:style-name="ce10" table:formula="of:=160/[.A128]" office:value-type="float" office:value="4.47177193963108" calcext:value-type="float">
            <text:p>4,47</text:p>
          </table:table-cell>
          <table:table-cell table:style-name="ce7" table:formula="of:=ROUND(100*[.B128]) = 100*ROUND([.B128])" office:value-type="boolean" office:boolean-value="false" calcext:value-type="boolean">
            <text:p>FAŁSZ</text:p>
          </table:table-cell>
          <table:table-cell table:style-name="ce13" table:formula="of:=1000/[.A128]" office:value-type="currency" office:currency="ns" office:value="27.9485746226942" calcext:value-type="currency">
            <text:p>28ns</text:p>
          </table:table-cell>
          <table:table-cell table:style-name="ce20" table:formula="of:=([.I128]-MIN([.I$1:.I127]))" office:value-type="float" office:value="13.5830072666293" calcext:value-type="float">
            <text:p>13,58</text:p>
          </table:table-cell>
          <table:table-cell table:style-name="ce20" table:formula="of:=IF([.C128]; ([.I128]-MIN([.I$1:.I127]));&quot;&quot;)">
            <text:p/>
          </table:table-cell>
          <table:table-cell table:style-name="ce20" table:formula="of:=([.J128]-MIN([.J$1:.J127]))" office:value-type="float" office:value="0.432559677833446" calcext:value-type="float">
            <text:p>0,43</text:p>
          </table:table-cell>
          <table:table-cell table:style-name="ce20" table:formula="of:=([.J128]-MIN([.J$1:.J127]))*[.C128]" office:value-type="float" office:value="0" calcext:value-type="float">
            <text:p>0,00</text:p>
          </table:table-cell>
          <table:table-cell table:style-name="ce17" table:formula="of:=COM.MICROSOFT.MAXIFS([.K128:.XDF128];[.K$2:.XDF$2];&quot;&quot;)" office:value-type="currency" office:currency="ns" office:value="13.5830072666293" calcext:value-type="currency">
            <text:p>14ns</text:p>
          </table:table-cell>
          <table:table-cell table:style-name="ce17" table:formula="of:=MAX([.K128:.XFD128])" office:value-type="currency" office:currency="ns" office:value="13.5830072666293" calcext:value-type="currency">
            <text:p>14ns</text:p>
          </table:table-cell>
          <table:table-cell table:style-name="ce15" table:formula="of:=MAX(MIN([.$D128]-MOD(1000*[$Times.C$3];[.$D128]);MOD(1000*[$Times.C$3];[.$D128]));MIN([.$D128]-MOD(1000*[$Times.C$4];[.$D128]);MOD(1000*[$Times.C$4];[.$D128]));MIN([.$D128]-MOD(1000*[$Times.C$5];[.$D128]);MOD(1000*[$Times.C$5];[.$D128]));MIN([.$D128]-MOD(1000*[$Times.C$6];[.$D128]);MOD(1000*[$Times.C$6];[.$D128]));)" office:value-type="currency" office:currency="ns" office:value="13.5830072666293" calcext:value-type="currency">
            <text:p>14ns</text:p>
          </table:table-cell>
          <table:table-cell table:style-name="ce15" table:formula="of:=MAX(MIN([.$D128]-MOD(1000*[$Times.D$3];[.$D128]);MOD(1000*[$Times.D$3];[.$D128]));MIN([.$D128]-MOD(1000*[$Times.D$4];[.$D128]);MOD(1000*[$Times.D$4];[.$D128]));MIN([.$D128]-MOD(1000*[$Times.D$5];[.$D128]);MOD(1000*[$Times.D$5];[.$D128]));MIN([.$D128]-MOD(1000*[$Times.D$6];[.$D128]);MOD(1000*[$Times.D$6];[.$D128]));)" office:value-type="currency" office:currency="ns" office:value="13.3314700950252" calcext:value-type="currency">
            <text:p>13ns</text:p>
          </table:table-cell>
          <table:table-cell table:style-name="ce15" table:formula="of:=MAX(MIN([.$D128]-MOD(1000*[$Times.E$3];[.$D128]);MOD(1000*[$Times.E$3];[.$D128]));MIN([.$D128]-MOD(1000*[$Times.E$4];[.$D128]);MOD(1000*[$Times.E$4];[.$D128]));MIN([.$D128]-MOD(1000*[$Times.E$5];[.$D128]);MOD(1000*[$Times.E$5];[.$D128]));MIN([.$D128]-MOD(1000*[$Times.E$6];[.$D128]);MOD(1000*[$Times.E$6];[.$D128]));)" office:value-type="currency" office:currency="ns" office:value="11.5427613191728" calcext:value-type="currency">
            <text:p>12ns</text:p>
          </table:table-cell>
          <table:table-cell table:style-name="ce15" table:formula="of:=MAX(MIN([.$D128]-MOD(1000*[$Times.F$3];[.$D128]);MOD(1000*[$Times.F$3];[.$D128]));MIN([.$D128]-MOD(1000*[$Times.F$4];[.$D128]);MOD(1000*[$Times.F$4];[.$D128]));MIN([.$D128]-MOD(1000*[$Times.F$5];[.$D128]);MOD(1000*[$Times.F$5];[.$D128]));MIN([.$D128]-MOD(1000*[$Times.F$6];[.$D128]);MOD(1000*[$Times.F$6];[.$D128]));)" office:value-type="currency" office:currency="ns" office:value="6.92006707657906" calcext:value-type="currency">
            <text:p>7ns</text:p>
          </table:table-cell>
          <table:table-cell table:style-name="ce15" table:formula="of:=MAX(MIN([.$D128]-MOD(1000*[$Times.G$3];[.$D128]);MOD(1000*[$Times.G$3];[.$D128]));MIN([.$D128]-MOD(1000*[$Times.G$4];[.$D128]);MOD(1000*[$Times.G$4];[.$D128]));MIN([.$D128]-MOD(1000*[$Times.G$5];[.$D128]);MOD(1000*[$Times.G$5];[.$D128]));MIN([.$D128]-MOD(1000*[$Times.G$6];[.$D128]);MOD(1000*[$Times.G$6];[.$D128]));)" office:value-type="currency" office:currency="ns" office:value="11.2800447177194" calcext:value-type="currency">
            <text:p>11ns</text:p>
          </table:table-cell>
          <table:table-cell table:style-name="ce15" table:formula="of:=MAX(MIN([.$D128]-MOD(1000*[$Times.H$3];[.$D128]);MOD(1000*[$Times.H$3];[.$D128]));MIN([.$D128]-MOD(1000*[$Times.H$4];[.$D128]);MOD(1000*[$Times.H$4];[.$D128]));MIN([.$D128]-MOD(1000*[$Times.H$5];[.$D128]);MOD(1000*[$Times.H$5];[.$D128]));MIN([.$D128]-MOD(1000*[$Times.H$6];[.$D128]);MOD(1000*[$Times.H$6];[.$D128]));)" office:value-type="currency" office:currency="ns" office:value="4.61151481274458" calcext:value-type="currency">
            <text:p>5ns</text:p>
          </table:table-cell>
          <table:table-cell table:style-name="ce15" table:formula="of:=MAX(MIN([.$D128]-MOD(1000*[$Times.I$3];[.$D128]);MOD(1000*[$Times.I$3];[.$D128]));MIN([.$D128]-MOD(1000*[$Times.I$4];[.$D128]);MOD(1000*[$Times.I$4];[.$D128]));MIN([.$D128]-MOD(1000*[$Times.I$5];[.$D128]);MOD(1000*[$Times.I$5];[.$D128]));MIN([.$D128]-MOD(1000*[$Times.I$6];[.$D128]);MOD(1000*[$Times.I$6];[.$D128]));)" office:value-type="currency" office:currency="ns" office:value="11.2800447177194" calcext:value-type="currency">
            <text:p>11ns</text:p>
          </table:table-cell>
          <table:table-cell table:style-name="ce15" table:formula="of:=MAX(MIN([.$D128]-MOD(1000*[$Times.J$3];[.$D128]);MOD(1000*[$Times.J$3];[.$D128]));MIN([.$D128]-MOD(1000*[$Times.J$4];[.$D128]);MOD(1000*[$Times.J$4];[.$D128]));MIN([.$D128]-MOD(1000*[$Times.J$5];[.$D128]);MOD(1000*[$Times.J$5];[.$D128]));MIN([.$D128]-MOD(1000*[$Times.J$6];[.$D128]);MOD(1000*[$Times.J$6];[.$D128]));)" office:value-type="currency" office:currency="ns" office:value="4.61151481274458" calcext:value-type="currency">
            <text:p>5ns</text:p>
          </table:table-cell>
          <table:table-cell table:style-name="ce15" table:formula="of:=MAX(MIN([.$D128]-MOD(1000*[$Times.K$3];[.$D128]);MOD(1000*[$Times.K$3];[.$D128]));MIN([.$D128]-MOD(1000*[$Times.K$4];[.$D128]);MOD(1000*[$Times.K$4];[.$D128]));MIN([.$D128]-MOD(1000*[$Times.K$5];[.$D128]);MOD(1000*[$Times.K$5];[.$D128]));MIN([.$D128]-MOD(1000*[$Times.K$6];[.$D128]);MOD(1000*[$Times.K$6];[.$D128]));)" office:value-type="currency" office:currency="ns" office:value="11.2800447177194" calcext:value-type="currency">
            <text:p>11ns</text:p>
          </table:table-cell>
          <table:table-cell table:style-name="ce15" table:formula="of:=MAX(MIN([.$D128]-MOD(1000*[$Times.L$3];[.$D128]);MOD(1000*[$Times.L$3];[.$D128]));MIN([.$D128]-MOD(1000*[$Times.L$4];[.$D128]);MOD(1000*[$Times.L$4];[.$D128]));MIN([.$D128]-MOD(1000*[$Times.L$5];[.$D128]);MOD(1000*[$Times.L$5];[.$D128]));MIN([.$D128]-MOD(1000*[$Times.L$6];[.$D128]);MOD(1000*[$Times.L$6];[.$D128]));)" office:value-type="currency" office:currency="ns" office:value="6.92006707657906" calcext:value-type="currency">
            <text:p>7ns</text:p>
          </table:table-cell>
          <table:table-cell table:style-name="ce15" table:formula="of:=MAX(MIN([.$D128]-MOD(1000*[$Times.M$3];[.$D128]);MOD(1000*[$Times.M$3];[.$D128]));MIN([.$D128]-MOD(1000*[$Times.M$4];[.$D128]);MOD(1000*[$Times.M$4];[.$D128]));MIN([.$D128]-MOD(1000*[$Times.M$5];[.$D128]);MOD(1000*[$Times.M$5];[.$D128]));MIN([.$D128]-MOD(1000*[$Times.M$6];[.$D128]);MOD(1000*[$Times.M$6];[.$D128]));)" office:value-type="currency" office:currency="ns" office:value="11.2800447177194" calcext:value-type="currency">
            <text:p>11ns</text:p>
          </table:table-cell>
          <table:table-cell table:style-name="ce15" table:formula="of:=MAX(MIN([.$D128]-MOD(1000*[$Times.N$3];[.$D128]);MOD(1000*[$Times.N$3];[.$D128]));MIN([.$D128]-MOD(1000*[$Times.N$4];[.$D128]);MOD(1000*[$Times.N$4];[.$D128]));MIN([.$D128]-MOD(1000*[$Times.N$5];[.$D128]);MOD(1000*[$Times.N$5];[.$D128]));MIN([.$D128]-MOD(1000*[$Times.N$6];[.$D128]);MOD(1000*[$Times.N$6];[.$D128]));)" office:value-type="currency" office:currency="ns" office:value="6.92006707657906" calcext:value-type="currency">
            <text:p>7ns</text:p>
          </table:table-cell>
          <table:table-cell table:style-name="ce15" table:formula="of:=MAX(MIN([.$D128]-MOD(1000*[$Times.O$3];[.$D128]);MOD(1000*[$Times.O$3];[.$D128]));MIN([.$D128]-MOD(1000*[$Times.O$4];[.$D128]);MOD(1000*[$Times.O$4];[.$D128]));MIN([.$D128]-MOD(1000*[$Times.O$5];[.$D128]);MOD(1000*[$Times.O$5];[.$D128]));MIN([.$D128]-MOD(1000*[$Times.O$6];[.$D128]);MOD(1000*[$Times.O$6];[.$D128]));)" office:value-type="currency" office:currency="ns" office:value="11.2800447177194" calcext:value-type="currency">
            <text:p>11ns</text:p>
          </table:table-cell>
          <table:table-cell table:style-name="ce15" table:formula="of:=MAX(MIN([.$D128]-MOD(1000*[$Times.P$3];[.$D128]);MOD(1000*[$Times.P$3];[.$D128]));MIN([.$D128]-MOD(1000*[$Times.P$4];[.$D128]);MOD(1000*[$Times.P$4];[.$D128]));MIN([.$D128]-MOD(1000*[$Times.P$5];[.$D128]);MOD(1000*[$Times.P$5];[.$D128]));MIN([.$D128]-MOD(1000*[$Times.P$6];[.$D128]);MOD(1000*[$Times.P$6];[.$D128]));)" office:value-type="currency" office:currency="ns" office:value="6.92006707657906" calcext:value-type="currency">
            <text:p>7ns</text:p>
          </table:table-cell>
          <table:table-cell table:style-name="ce15" table:formula="of:=MAX(MIN([.$D128]-MOD(1000*[$Times.Q$3];[.$D128]);MOD(1000*[$Times.Q$3];[.$D128]));MIN([.$D128]-MOD(1000*[$Times.Q$4];[.$D128]);MOD(1000*[$Times.Q$4];[.$D128]));MIN([.$D128]-MOD(1000*[$Times.Q$5];[.$D128]);MOD(1000*[$Times.Q$5];[.$D128]));MIN([.$D128]-MOD(1000*[$Times.Q$6];[.$D128]);MOD(1000*[$Times.Q$6];[.$D128]));)" office:value-type="currency" office:currency="ns" office:value="11.2800447177194" calcext:value-type="currency">
            <text:p>11ns</text:p>
          </table:table-cell>
          <table:table-cell table:style-name="ce15" table:formula="of:=MAX(MIN([.$D128]-MOD(1000*[$Times.R$3];[.$D128]);MOD(1000*[$Times.R$3];[.$D128]));MIN([.$D128]-MOD(1000*[$Times.R$4];[.$D128]);MOD(1000*[$Times.R$4];[.$D128]));MIN([.$D128]-MOD(1000*[$Times.R$5];[.$D128]);MOD(1000*[$Times.R$5];[.$D128]));MIN([.$D128]-MOD(1000*[$Times.R$6];[.$D128]);MOD(1000*[$Times.R$6];[.$D128]));)" office:value-type="currency" office:currency="ns" office:value="6.92006707657906" calcext:value-type="currency">
            <text:p>7ns</text:p>
          </table:table-cell>
          <table:table-cell table:style-name="ce15" table:formula="of:=MAX(MIN([.$D128]-MOD(1000*[$Times.S$3];[.$D128]);MOD(1000*[$Times.S$3];[.$D128]));MIN([.$D128]-MOD(1000*[$Times.S$4];[.$D128]);MOD(1000*[$Times.S$4];[.$D128]));MIN([.$D128]-MOD(1000*[$Times.S$5];[.$D128]);MOD(1000*[$Times.S$5];[.$D128]));MIN([.$D128]-MOD(1000*[$Times.S$6];[.$D128]);MOD(1000*[$Times.S$6];[.$D128]));)" office:value-type="currency" office:currency="ns" office:value="11.2800447177194" calcext:value-type="currency">
            <text:p>11ns</text:p>
          </table:table-cell>
          <table:table-cell table:style-name="ce15" table:formula="of:=MAX(MIN([.$D128]-MOD(1000*[$Times.T$3];[.$D128]);MOD(1000*[$Times.T$3];[.$D128]));MIN([.$D128]-MOD(1000*[$Times.T$4];[.$D128]);MOD(1000*[$Times.T$4];[.$D128]));MIN([.$D128]-MOD(1000*[$Times.T$5];[.$D128]);MOD(1000*[$Times.T$5];[.$D128]));MIN([.$D128]-MOD(1000*[$Times.T$6];[.$D128]);MOD(1000*[$Times.T$6];[.$D128]));)" office:value-type="currency" office:currency="ns" office:value="6.92006707657906" calcext:value-type="currency">
            <text:p>7ns</text:p>
          </table:table-cell>
          <table:table-cell table:style-name="ce15" table:formula="of:=MAX(MIN([.$D128]-MOD(1000*[$Times.U$3];[.$D128]);MOD(1000*[$Times.U$3];[.$D128]));MIN([.$D128]-MOD(1000*[$Times.U$4];[.$D128]);MOD(1000*[$Times.U$4];[.$D128]));MIN([.$D128]-MOD(1000*[$Times.U$5];[.$D128]);MOD(1000*[$Times.U$5];[.$D128]));MIN([.$D128]-MOD(1000*[$Times.U$6];[.$D128]);MOD(1000*[$Times.U$6];[.$D128]));)" office:value-type="currency" office:currency="ns" office:value="11.2800447177194" calcext:value-type="currency">
            <text:p>11ns</text:p>
          </table:table-cell>
          <table:table-cell table:style-name="ce15" table:formula="of:=MAX(MIN([.$D128]-MOD(1000*[$Times.V$3];[.$D128]);MOD(1000*[$Times.V$3];[.$D128]));MIN([.$D128]-MOD(1000*[$Times.V$4];[.$D128]);MOD(1000*[$Times.V$4];[.$D128]));MIN([.$D128]-MOD(1000*[$Times.V$5];[.$D128]);MOD(1000*[$Times.V$5];[.$D128]));MIN([.$D128]-MOD(1000*[$Times.V$6];[.$D128]);MOD(1000*[$Times.V$6];[.$D128]));)" office:value-type="currency" office:currency="ns" office:value="13.0799329234209" calcext:value-type="currency">
            <text:p>13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6" calcext:value-type="currency">
            <text:p>36,00 MHz</text:p>
          </table:table-cell>
          <table:table-cell table:style-name="ce10" table:formula="of:=160/[.A129]" office:value-type="float" office:value="4.44444444444445" calcext:value-type="float">
            <text:p>4,44</text:p>
          </table:table-cell>
          <table:table-cell table:style-name="ce7" table:formula="of:=ROUND(100*[.B129]) = 100*ROUND([.B129])" office:value-type="boolean" office:boolean-value="false" calcext:value-type="boolean">
            <text:p>FAŁSZ</text:p>
          </table:table-cell>
          <table:table-cell table:style-name="ce13" table:formula="of:=1000/[.A129]" office:value-type="currency" office:currency="ns" office:value="27.7777777777778" calcext:value-type="currency">
            <text:p>28ns</text:p>
          </table:table-cell>
          <table:table-cell table:style-name="ce20" table:formula="of:=([.I129]-MIN([.I$1:.I128]))" office:value-type="float" office:value="11.1111111111112" calcext:value-type="float">
            <text:p>11,11</text:p>
          </table:table-cell>
          <table:table-cell table:style-name="ce20" table:formula="of:=IF([.C129]; ([.I129]-MIN([.I$1:.I128]));&quot;&quot;)">
            <text:p/>
          </table:table-cell>
          <table:table-cell table:style-name="ce20" table:formula="of:=([.J129]-MIN([.J$1:.J128]))" office:value-type="float" office:value="-2.03933647768458" calcext:value-type="float">
            <text:p>-2,04</text:p>
          </table:table-cell>
          <table:table-cell table:style-name="ce20" table:formula="of:=([.J129]-MIN([.J$1:.J128]))*[.C129]" office:value-type="float" office:value="-0" calcext:value-type="float">
            <text:p>0,00</text:p>
          </table:table-cell>
          <table:table-cell table:style-name="ce17" table:formula="of:=COM.MICROSOFT.MAXIFS([.K129:.XDF129];[.K$2:.XDF$2];&quot;&quot;)" office:value-type="currency" office:currency="ns" office:value="11.1111111111112" calcext:value-type="currency">
            <text:p>11ns</text:p>
          </table:table-cell>
          <table:table-cell table:style-name="ce17" table:formula="of:=MAX([.K129:.XFD129])" office:value-type="currency" office:currency="ns" office:value="11.1111111111113" calcext:value-type="currency">
            <text:p>11ns</text:p>
          </table:table-cell>
          <table:table-cell table:style-name="ce15" table:formula="of:=MAX(MIN([.$D129]-MOD(1000*[$Times.C$3];[.$D129]);MOD(1000*[$Times.C$3];[.$D129]));MIN([.$D129]-MOD(1000*[$Times.C$4];[.$D129]);MOD(1000*[$Times.C$4];[.$D129]));MIN([.$D129]-MOD(1000*[$Times.C$5];[.$D129]);MOD(1000*[$Times.C$5];[.$D129]));MIN([.$D129]-MOD(1000*[$Times.C$6];[.$D129]);MOD(1000*[$Times.C$6];[.$D129]));)" office:value-type="currency" office:currency="ns" office:value="5.55555555555561" calcext:value-type="currency">
            <text:p>6ns</text:p>
          </table:table-cell>
          <table:table-cell table:style-name="ce15" table:formula="of:=MAX(MIN([.$D129]-MOD(1000*[$Times.D$3];[.$D129]);MOD(1000*[$Times.D$3];[.$D129]));MIN([.$D129]-MOD(1000*[$Times.D$4];[.$D129]);MOD(1000*[$Times.D$4];[.$D129]));MIN([.$D129]-MOD(1000*[$Times.D$5];[.$D129]);MOD(1000*[$Times.D$5];[.$D129]));MIN([.$D129]-MOD(1000*[$Times.D$6];[.$D129]);MOD(1000*[$Times.D$6];[.$D129]));)" office:value-type="currency" office:currency="ns" office:value="11.1111111111112" calcext:value-type="currency">
            <text:p>11ns</text:p>
          </table:table-cell>
          <table:table-cell table:style-name="ce15" table:formula="of:=MAX(MIN([.$D129]-MOD(1000*[$Times.E$3];[.$D129]);MOD(1000*[$Times.E$3];[.$D129]));MIN([.$D129]-MOD(1000*[$Times.E$4];[.$D129]);MOD(1000*[$Times.E$4];[.$D129]));MIN([.$D129]-MOD(1000*[$Times.E$5];[.$D129]);MOD(1000*[$Times.E$5];[.$D129]));MIN([.$D129]-MOD(1000*[$Times.E$6];[.$D129]);MOD(1000*[$Times.E$6];[.$D129]));)" office:value-type="currency" office:currency="ns" office:value="11.1111111111112" calcext:value-type="currency">
            <text:p>11ns</text:p>
          </table:table-cell>
          <table:table-cell table:style-name="ce15" table:formula="of:=MAX(MIN([.$D129]-MOD(1000*[$Times.F$3];[.$D129]);MOD(1000*[$Times.F$3];[.$D129]));MIN([.$D129]-MOD(1000*[$Times.F$4];[.$D129]);MOD(1000*[$Times.F$4];[.$D129]));MIN([.$D129]-MOD(1000*[$Times.F$5];[.$D129]);MOD(1000*[$Times.F$5];[.$D129]));MIN([.$D129]-MOD(1000*[$Times.F$6];[.$D129]);MOD(1000*[$Times.F$6];[.$D129]));)" office:value-type="currency" office:currency="ns" office:value="3.33333333333332" calcext:value-type="currency">
            <text:p>3ns</text:p>
          </table:table-cell>
          <table:table-cell table:style-name="ce15" table:formula="of:=MAX(MIN([.$D129]-MOD(1000*[$Times.G$3];[.$D129]);MOD(1000*[$Times.G$3];[.$D129]));MIN([.$D129]-MOD(1000*[$Times.G$4];[.$D129]);MOD(1000*[$Times.G$4];[.$D129]));MIN([.$D129]-MOD(1000*[$Times.G$5];[.$D129]);MOD(1000*[$Times.G$5];[.$D129]));MIN([.$D129]-MOD(1000*[$Times.G$6];[.$D129]);MOD(1000*[$Times.G$6];[.$D129]));)" office:value-type="currency" office:currency="ns" office:value="8.88888888888892" calcext:value-type="currency">
            <text:p>9ns</text:p>
          </table:table-cell>
          <table:table-cell table:style-name="ce15" table:formula="of:=MAX(MIN([.$D129]-MOD(1000*[$Times.H$3];[.$D129]);MOD(1000*[$Times.H$3];[.$D129]));MIN([.$D129]-MOD(1000*[$Times.H$4];[.$D129]);MOD(1000*[$Times.H$4];[.$D129]));MIN([.$D129]-MOD(1000*[$Times.H$5];[.$D129]);MOD(1000*[$Times.H$5];[.$D129]));MIN([.$D129]-MOD(1000*[$Times.H$6];[.$D129]);MOD(1000*[$Times.H$6];[.$D129]));)" office:value-type="currency" office:currency="ns" office:value="2.22222222222224" calcext:value-type="currency">
            <text:p>2ns</text:p>
          </table:table-cell>
          <table:table-cell table:style-name="ce15" table:formula="of:=MAX(MIN([.$D129]-MOD(1000*[$Times.I$3];[.$D129]);MOD(1000*[$Times.I$3];[.$D129]));MIN([.$D129]-MOD(1000*[$Times.I$4];[.$D129]);MOD(1000*[$Times.I$4];[.$D129]));MIN([.$D129]-MOD(1000*[$Times.I$5];[.$D129]);MOD(1000*[$Times.I$5];[.$D129]));MIN([.$D129]-MOD(1000*[$Times.I$6];[.$D129]);MOD(1000*[$Times.I$6];[.$D129]));)" office:value-type="currency" office:currency="ns" office:value="11.1111111111113" calcext:value-type="currency">
            <text:p>11ns</text:p>
          </table:table-cell>
          <table:table-cell table:style-name="ce15" table:formula="of:=MAX(MIN([.$D129]-MOD(1000*[$Times.J$3];[.$D129]);MOD(1000*[$Times.J$3];[.$D129]));MIN([.$D129]-MOD(1000*[$Times.J$4];[.$D129]);MOD(1000*[$Times.J$4];[.$D129]));MIN([.$D129]-MOD(1000*[$Times.J$5];[.$D129]);MOD(1000*[$Times.J$5];[.$D129]));MIN([.$D129]-MOD(1000*[$Times.J$6];[.$D129]);MOD(1000*[$Times.J$6];[.$D129]));)" office:value-type="currency" office:currency="ns" office:value="2.22222222222224" calcext:value-type="currency">
            <text:p>2ns</text:p>
          </table:table-cell>
          <table:table-cell table:style-name="ce15" table:formula="of:=MAX(MIN([.$D129]-MOD(1000*[$Times.K$3];[.$D129]);MOD(1000*[$Times.K$3];[.$D129]));MIN([.$D129]-MOD(1000*[$Times.K$4];[.$D129]);MOD(1000*[$Times.K$4];[.$D129]));MIN([.$D129]-MOD(1000*[$Times.K$5];[.$D129]);MOD(1000*[$Times.K$5];[.$D129]));MIN([.$D129]-MOD(1000*[$Times.K$6];[.$D129]);MOD(1000*[$Times.K$6];[.$D129]));)" office:value-type="currency" office:currency="ns" office:value="11.1111111111113" calcext:value-type="currency">
            <text:p>11ns</text:p>
          </table:table-cell>
          <table:table-cell table:style-name="ce15" table:formula="of:=MAX(MIN([.$D129]-MOD(1000*[$Times.L$3];[.$D129]);MOD(1000*[$Times.L$3];[.$D129]));MIN([.$D129]-MOD(1000*[$Times.L$4];[.$D129]);MOD(1000*[$Times.L$4];[.$D129]));MIN([.$D129]-MOD(1000*[$Times.L$5];[.$D129]);MOD(1000*[$Times.L$5];[.$D129]));MIN([.$D129]-MOD(1000*[$Times.L$6];[.$D129]);MOD(1000*[$Times.L$6];[.$D129]));)" office:value-type="currency" office:currency="ns" office:value="3.33333333333332" calcext:value-type="currency">
            <text:p>3ns</text:p>
          </table:table-cell>
          <table:table-cell table:style-name="ce15" table:formula="of:=MAX(MIN([.$D129]-MOD(1000*[$Times.M$3];[.$D129]);MOD(1000*[$Times.M$3];[.$D129]));MIN([.$D129]-MOD(1000*[$Times.M$4];[.$D129]);MOD(1000*[$Times.M$4];[.$D129]));MIN([.$D129]-MOD(1000*[$Times.M$5];[.$D129]);MOD(1000*[$Times.M$5];[.$D129]));MIN([.$D129]-MOD(1000*[$Times.M$6];[.$D129]);MOD(1000*[$Times.M$6];[.$D129]));)" office:value-type="currency" office:currency="ns" office:value="11.1111111111113" calcext:value-type="currency">
            <text:p>11ns</text:p>
          </table:table-cell>
          <table:table-cell table:style-name="ce15" table:formula="of:=MAX(MIN([.$D129]-MOD(1000*[$Times.N$3];[.$D129]);MOD(1000*[$Times.N$3];[.$D129]));MIN([.$D129]-MOD(1000*[$Times.N$4];[.$D129]);MOD(1000*[$Times.N$4];[.$D129]));MIN([.$D129]-MOD(1000*[$Times.N$5];[.$D129]);MOD(1000*[$Times.N$5];[.$D129]));MIN([.$D129]-MOD(1000*[$Times.N$6];[.$D129]);MOD(1000*[$Times.N$6];[.$D129]));)" office:value-type="currency" office:currency="ns" office:value="3.33333333333332" calcext:value-type="currency">
            <text:p>3ns</text:p>
          </table:table-cell>
          <table:table-cell table:style-name="ce15" table:formula="of:=MAX(MIN([.$D129]-MOD(1000*[$Times.O$3];[.$D129]);MOD(1000*[$Times.O$3];[.$D129]));MIN([.$D129]-MOD(1000*[$Times.O$4];[.$D129]);MOD(1000*[$Times.O$4];[.$D129]));MIN([.$D129]-MOD(1000*[$Times.O$5];[.$D129]);MOD(1000*[$Times.O$5];[.$D129]));MIN([.$D129]-MOD(1000*[$Times.O$6];[.$D129]);MOD(1000*[$Times.O$6];[.$D129]));)" office:value-type="currency" office:currency="ns" office:value="8.88888888888892" calcext:value-type="currency">
            <text:p>9ns</text:p>
          </table:table-cell>
          <table:table-cell table:style-name="ce15" table:formula="of:=MAX(MIN([.$D129]-MOD(1000*[$Times.P$3];[.$D129]);MOD(1000*[$Times.P$3];[.$D129]));MIN([.$D129]-MOD(1000*[$Times.P$4];[.$D129]);MOD(1000*[$Times.P$4];[.$D129]));MIN([.$D129]-MOD(1000*[$Times.P$5];[.$D129]);MOD(1000*[$Times.P$5];[.$D129]));MIN([.$D129]-MOD(1000*[$Times.P$6];[.$D129]);MOD(1000*[$Times.P$6];[.$D129]));)" office:value-type="currency" office:currency="ns" office:value="3.33333333333332" calcext:value-type="currency">
            <text:p>3ns</text:p>
          </table:table-cell>
          <table:table-cell table:style-name="ce15" table:formula="of:=MAX(MIN([.$D129]-MOD(1000*[$Times.Q$3];[.$D129]);MOD(1000*[$Times.Q$3];[.$D129]));MIN([.$D129]-MOD(1000*[$Times.Q$4];[.$D129]);MOD(1000*[$Times.Q$4];[.$D129]));MIN([.$D129]-MOD(1000*[$Times.Q$5];[.$D129]);MOD(1000*[$Times.Q$5];[.$D129]));MIN([.$D129]-MOD(1000*[$Times.Q$6];[.$D129]);MOD(1000*[$Times.Q$6];[.$D129]));)" office:value-type="currency" office:currency="ns" office:value="11.1111111111113" calcext:value-type="currency">
            <text:p>11ns</text:p>
          </table:table-cell>
          <table:table-cell table:style-name="ce15" table:formula="of:=MAX(MIN([.$D129]-MOD(1000*[$Times.R$3];[.$D129]);MOD(1000*[$Times.R$3];[.$D129]));MIN([.$D129]-MOD(1000*[$Times.R$4];[.$D129]);MOD(1000*[$Times.R$4];[.$D129]));MIN([.$D129]-MOD(1000*[$Times.R$5];[.$D129]);MOD(1000*[$Times.R$5];[.$D129]));MIN([.$D129]-MOD(1000*[$Times.R$6];[.$D129]);MOD(1000*[$Times.R$6];[.$D129]));)" office:value-type="currency" office:currency="ns" office:value="3.33333333333332" calcext:value-type="currency">
            <text:p>3ns</text:p>
          </table:table-cell>
          <table:table-cell table:style-name="ce15" table:formula="of:=MAX(MIN([.$D129]-MOD(1000*[$Times.S$3];[.$D129]);MOD(1000*[$Times.S$3];[.$D129]));MIN([.$D129]-MOD(1000*[$Times.S$4];[.$D129]);MOD(1000*[$Times.S$4];[.$D129]));MIN([.$D129]-MOD(1000*[$Times.S$5];[.$D129]);MOD(1000*[$Times.S$5];[.$D129]));MIN([.$D129]-MOD(1000*[$Times.S$6];[.$D129]);MOD(1000*[$Times.S$6];[.$D129]));)" office:value-type="currency" office:currency="ns" office:value="11.1111111111113" calcext:value-type="currency">
            <text:p>11ns</text:p>
          </table:table-cell>
          <table:table-cell table:style-name="ce15" table:formula="of:=MAX(MIN([.$D129]-MOD(1000*[$Times.T$3];[.$D129]);MOD(1000*[$Times.T$3];[.$D129]));MIN([.$D129]-MOD(1000*[$Times.T$4];[.$D129]);MOD(1000*[$Times.T$4];[.$D129]));MIN([.$D129]-MOD(1000*[$Times.T$5];[.$D129]);MOD(1000*[$Times.T$5];[.$D129]));MIN([.$D129]-MOD(1000*[$Times.T$6];[.$D129]);MOD(1000*[$Times.T$6];[.$D129]));)" office:value-type="currency" office:currency="ns" office:value="3.33333333333332" calcext:value-type="currency">
            <text:p>3ns</text:p>
          </table:table-cell>
          <table:table-cell table:style-name="ce15" table:formula="of:=MAX(MIN([.$D129]-MOD(1000*[$Times.U$3];[.$D129]);MOD(1000*[$Times.U$3];[.$D129]));MIN([.$D129]-MOD(1000*[$Times.U$4];[.$D129]);MOD(1000*[$Times.U$4];[.$D129]));MIN([.$D129]-MOD(1000*[$Times.U$5];[.$D129]);MOD(1000*[$Times.U$5];[.$D129]));MIN([.$D129]-MOD(1000*[$Times.U$6];[.$D129]);MOD(1000*[$Times.U$6];[.$D129]));)" office:value-type="currency" office:currency="ns" office:value="8.88888888888892" calcext:value-type="currency">
            <text:p>9ns</text:p>
          </table:table-cell>
          <table:table-cell table:style-name="ce15" table:formula="of:=MAX(MIN([.$D129]-MOD(1000*[$Times.V$3];[.$D129]);MOD(1000*[$Times.V$3];[.$D129]));MIN([.$D129]-MOD(1000*[$Times.V$4];[.$D129]);MOD(1000*[$Times.V$4];[.$D129]));MIN([.$D129]-MOD(1000*[$Times.V$5];[.$D129]);MOD(1000*[$Times.V$5];[.$D129]));MIN([.$D129]-MOD(1000*[$Times.V$6];[.$D129]);MOD(1000*[$Times.V$6];[.$D129]));)" office:value-type="currency" office:currency="ns" office:value="11.1111111111112" calcext:value-type="currency">
            <text:p>11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6.16" calcext:value-type="currency">
            <text:p>36,16 MHz</text:p>
          </table:table-cell>
          <table:table-cell table:style-name="ce10" table:formula="of:=160/[.A130]" office:value-type="float" office:value="4.42477876106195" calcext:value-type="float">
            <text:p>4,42</text:p>
          </table:table-cell>
          <table:table-cell table:style-name="ce7" table:formula="of:=ROUND(100*[.B130]) = 100*ROUND([.B130])" office:value-type="boolean" office:boolean-value="false" calcext:value-type="boolean">
            <text:p>FAŁSZ</text:p>
          </table:table-cell>
          <table:table-cell table:style-name="ce13" table:formula="of:=1000/[.A130]" office:value-type="currency" office:currency="ns" office:value="27.6548672566372" calcext:value-type="currency">
            <text:p>28ns</text:p>
          </table:table-cell>
          <table:table-cell table:style-name="ce20" table:formula="of:=([.I130]-MIN([.I$1:.I129]))" office:value-type="float" office:value="12.8318584070796" calcext:value-type="float">
            <text:p>12,83</text:p>
          </table:table-cell>
          <table:table-cell table:style-name="ce20" table:formula="of:=IF([.C130]; ([.I130]-MIN([.I$1:.I129]));&quot;&quot;)">
            <text:p/>
          </table:table-cell>
          <table:table-cell table:style-name="ce20" table:formula="of:=([.J130]-MIN([.J$1:.J129]))" office:value-type="float" office:value="1.72074729596834" calcext:value-type="float">
            <text:p>1,72</text:p>
          </table:table-cell>
          <table:table-cell table:style-name="ce20" table:formula="of:=([.J130]-MIN([.J$1:.J129]))*[.C130]" office:value-type="float" office:value="0" calcext:value-type="float">
            <text:p>0,00</text:p>
          </table:table-cell>
          <table:table-cell table:style-name="ce17" table:formula="of:=COM.MICROSOFT.MAXIFS([.K130:.XDF130];[.K$2:.XDF$2];&quot;&quot;)" office:value-type="currency" office:currency="ns" office:value="12.8318584070796" calcext:value-type="currency">
            <text:p>13ns</text:p>
          </table:table-cell>
          <table:table-cell table:style-name="ce17" table:formula="of:=MAX([.K130:.XFD130])" office:value-type="currency" office:currency="ns" office:value="12.8318584070796" calcext:value-type="currency">
            <text:p>13ns</text:p>
          </table:table-cell>
          <table:table-cell table:style-name="ce15" table:formula="of:=MAX(MIN([.$D130]-MOD(1000*[$Times.C$3];[.$D130]);MOD(1000*[$Times.C$3];[.$D130]));MIN([.$D130]-MOD(1000*[$Times.C$4];[.$D130]);MOD(1000*[$Times.C$4];[.$D130]));MIN([.$D130]-MOD(1000*[$Times.C$5];[.$D130]);MOD(1000*[$Times.C$5];[.$D130]));MIN([.$D130]-MOD(1000*[$Times.C$6];[.$D130]);MOD(1000*[$Times.C$6];[.$D130]));)" office:value-type="currency" office:currency="ns" office:value="10.8407079646017" calcext:value-type="currency">
            <text:p>11ns</text:p>
          </table:table-cell>
          <table:table-cell table:style-name="ce15" table:formula="of:=MAX(MIN([.$D130]-MOD(1000*[$Times.D$3];[.$D130]);MOD(1000*[$Times.D$3];[.$D130]));MIN([.$D130]-MOD(1000*[$Times.D$4];[.$D130]);MOD(1000*[$Times.D$4];[.$D130]));MIN([.$D130]-MOD(1000*[$Times.D$5];[.$D130]);MOD(1000*[$Times.D$5];[.$D130]));MIN([.$D130]-MOD(1000*[$Times.D$6];[.$D130]);MOD(1000*[$Times.D$6];[.$D130]));)" office:value-type="currency" office:currency="ns" office:value="9.51327433628321" calcext:value-type="currency">
            <text:p>10ns</text:p>
          </table:table-cell>
          <table:table-cell table:style-name="ce15" table:formula="of:=MAX(MIN([.$D130]-MOD(1000*[$Times.E$3];[.$D130]);MOD(1000*[$Times.E$3];[.$D130]));MIN([.$D130]-MOD(1000*[$Times.E$4];[.$D130]);MOD(1000*[$Times.E$4];[.$D130]));MIN([.$D130]-MOD(1000*[$Times.E$5];[.$D130]);MOD(1000*[$Times.E$5];[.$D130]));MIN([.$D130]-MOD(1000*[$Times.E$6];[.$D130]);MOD(1000*[$Times.E$6];[.$D130]));)" office:value-type="currency" office:currency="ns" office:value="12.8318584070796" calcext:value-type="currency">
            <text:p>13ns</text:p>
          </table:table-cell>
          <table:table-cell table:style-name="ce15" table:formula="of:=MAX(MIN([.$D130]-MOD(1000*[$Times.F$3];[.$D130]);MOD(1000*[$Times.F$3];[.$D130]));MIN([.$D130]-MOD(1000*[$Times.F$4];[.$D130]);MOD(1000*[$Times.F$4];[.$D130]));MIN([.$D130]-MOD(1000*[$Times.F$5];[.$D130]);MOD(1000*[$Times.F$5];[.$D130]));MIN([.$D130]-MOD(1000*[$Times.F$6];[.$D130]);MOD(1000*[$Times.F$6];[.$D130]));)" office:value-type="currency" office:currency="ns" office:value="1.23893805309737" calcext:value-type="currency">
            <text:p>1ns</text:p>
          </table:table-cell>
          <table:table-cell table:style-name="ce15" table:formula="of:=MAX(MIN([.$D130]-MOD(1000*[$Times.G$3];[.$D130]);MOD(1000*[$Times.G$3];[.$D130]));MIN([.$D130]-MOD(1000*[$Times.G$4];[.$D130]);MOD(1000*[$Times.G$4];[.$D130]));MIN([.$D130]-MOD(1000*[$Times.G$5];[.$D130]);MOD(1000*[$Times.G$5];[.$D130]));MIN([.$D130]-MOD(1000*[$Times.G$6];[.$D130]);MOD(1000*[$Times.G$6];[.$D130]));)" office:value-type="currency" office:currency="ns" office:value="7.16814159292042" calcext:value-type="currency">
            <text:p>7ns</text:p>
          </table:table-cell>
          <table:table-cell table:style-name="ce15" table:formula="of:=MAX(MIN([.$D130]-MOD(1000*[$Times.H$3];[.$D130]);MOD(1000*[$Times.H$3];[.$D130]));MIN([.$D130]-MOD(1000*[$Times.H$4];[.$D130]);MOD(1000*[$Times.H$4];[.$D130]));MIN([.$D130]-MOD(1000*[$Times.H$5];[.$D130]);MOD(1000*[$Times.H$5];[.$D130]));MIN([.$D130]-MOD(1000*[$Times.H$6];[.$D130]);MOD(1000*[$Times.H$6];[.$D130]));)" office:value-type="currency" office:currency="ns" office:value="3.31858407079642" calcext:value-type="currency">
            <text:p>3ns</text:p>
          </table:table-cell>
          <table:table-cell table:style-name="ce15" table:formula="of:=MAX(MIN([.$D130]-MOD(1000*[$Times.I$3];[.$D130]);MOD(1000*[$Times.I$3];[.$D130]));MIN([.$D130]-MOD(1000*[$Times.I$4];[.$D130]);MOD(1000*[$Times.I$4];[.$D130]));MIN([.$D130]-MOD(1000*[$Times.I$5];[.$D130]);MOD(1000*[$Times.I$5];[.$D130]));MIN([.$D130]-MOD(1000*[$Times.I$6];[.$D130]);MOD(1000*[$Times.I$6];[.$D130]));)" office:value-type="currency" office:currency="ns" office:value="7.16814159292042" calcext:value-type="currency">
            <text:p>7ns</text:p>
          </table:table-cell>
          <table:table-cell table:style-name="ce15" table:formula="of:=MAX(MIN([.$D130]-MOD(1000*[$Times.J$3];[.$D130]);MOD(1000*[$Times.J$3];[.$D130]));MIN([.$D130]-MOD(1000*[$Times.J$4];[.$D130]);MOD(1000*[$Times.J$4];[.$D130]));MIN([.$D130]-MOD(1000*[$Times.J$5];[.$D130]);MOD(1000*[$Times.J$5];[.$D130]));MIN([.$D130]-MOD(1000*[$Times.J$6];[.$D130]);MOD(1000*[$Times.J$6];[.$D130]));)" office:value-type="currency" office:currency="ns" office:value="3.31858407079642" calcext:value-type="currency">
            <text:p>3ns</text:p>
          </table:table-cell>
          <table:table-cell table:style-name="ce15" table:formula="of:=MAX(MIN([.$D130]-MOD(1000*[$Times.K$3];[.$D130]);MOD(1000*[$Times.K$3];[.$D130]));MIN([.$D130]-MOD(1000*[$Times.K$4];[.$D130]);MOD(1000*[$Times.K$4];[.$D130]));MIN([.$D130]-MOD(1000*[$Times.K$5];[.$D130]);MOD(1000*[$Times.K$5];[.$D130]));MIN([.$D130]-MOD(1000*[$Times.K$6];[.$D130]);MOD(1000*[$Times.K$6];[.$D130]));)" office:value-type="currency" office:currency="ns" office:value="7.16814159292042" calcext:value-type="currency">
            <text:p>7ns</text:p>
          </table:table-cell>
          <table:table-cell table:style-name="ce15" table:formula="of:=MAX(MIN([.$D130]-MOD(1000*[$Times.L$3];[.$D130]);MOD(1000*[$Times.L$3];[.$D130]));MIN([.$D130]-MOD(1000*[$Times.L$4];[.$D130]);MOD(1000*[$Times.L$4];[.$D130]));MIN([.$D130]-MOD(1000*[$Times.L$5];[.$D130]);MOD(1000*[$Times.L$5];[.$D130]));MIN([.$D130]-MOD(1000*[$Times.L$6];[.$D130]);MOD(1000*[$Times.L$6];[.$D130]));)" office:value-type="currency" office:currency="ns" office:value="1.23893805309737" calcext:value-type="currency">
            <text:p>1ns</text:p>
          </table:table-cell>
          <table:table-cell table:style-name="ce15" table:formula="of:=MAX(MIN([.$D130]-MOD(1000*[$Times.M$3];[.$D130]);MOD(1000*[$Times.M$3];[.$D130]));MIN([.$D130]-MOD(1000*[$Times.M$4];[.$D130]);MOD(1000*[$Times.M$4];[.$D130]));MIN([.$D130]-MOD(1000*[$Times.M$5];[.$D130]);MOD(1000*[$Times.M$5];[.$D130]));MIN([.$D130]-MOD(1000*[$Times.M$6];[.$D130]);MOD(1000*[$Times.M$6];[.$D130]));)" office:value-type="currency" office:currency="ns" office:value="7.16814159292042" calcext:value-type="currency">
            <text:p>7ns</text:p>
          </table:table-cell>
          <table:table-cell table:style-name="ce15" table:formula="of:=MAX(MIN([.$D130]-MOD(1000*[$Times.N$3];[.$D130]);MOD(1000*[$Times.N$3];[.$D130]));MIN([.$D130]-MOD(1000*[$Times.N$4];[.$D130]);MOD(1000*[$Times.N$4];[.$D130]));MIN([.$D130]-MOD(1000*[$Times.N$5];[.$D130]);MOD(1000*[$Times.N$5];[.$D130]));MIN([.$D130]-MOD(1000*[$Times.N$6];[.$D130]);MOD(1000*[$Times.N$6];[.$D130]));)" office:value-type="currency" office:currency="ns" office:value="1.23893805309737" calcext:value-type="currency">
            <text:p>1ns</text:p>
          </table:table-cell>
          <table:table-cell table:style-name="ce15" table:formula="of:=MAX(MIN([.$D130]-MOD(1000*[$Times.O$3];[.$D130]);MOD(1000*[$Times.O$3];[.$D130]));MIN([.$D130]-MOD(1000*[$Times.O$4];[.$D130]);MOD(1000*[$Times.O$4];[.$D130]));MIN([.$D130]-MOD(1000*[$Times.O$5];[.$D130]);MOD(1000*[$Times.O$5];[.$D130]));MIN([.$D130]-MOD(1000*[$Times.O$6];[.$D130]);MOD(1000*[$Times.O$6];[.$D130]));)" office:value-type="currency" office:currency="ns" office:value="7.16814159292042" calcext:value-type="currency">
            <text:p>7ns</text:p>
          </table:table-cell>
          <table:table-cell table:style-name="ce15" table:formula="of:=MAX(MIN([.$D130]-MOD(1000*[$Times.P$3];[.$D130]);MOD(1000*[$Times.P$3];[.$D130]));MIN([.$D130]-MOD(1000*[$Times.P$4];[.$D130]);MOD(1000*[$Times.P$4];[.$D130]));MIN([.$D130]-MOD(1000*[$Times.P$5];[.$D130]);MOD(1000*[$Times.P$5];[.$D130]));MIN([.$D130]-MOD(1000*[$Times.P$6];[.$D130]);MOD(1000*[$Times.P$6];[.$D130]));)" office:value-type="currency" office:currency="ns" office:value="1.23893805309737" calcext:value-type="currency">
            <text:p>1ns</text:p>
          </table:table-cell>
          <table:table-cell table:style-name="ce15" table:formula="of:=MAX(MIN([.$D130]-MOD(1000*[$Times.Q$3];[.$D130]);MOD(1000*[$Times.Q$3];[.$D130]));MIN([.$D130]-MOD(1000*[$Times.Q$4];[.$D130]);MOD(1000*[$Times.Q$4];[.$D130]));MIN([.$D130]-MOD(1000*[$Times.Q$5];[.$D130]);MOD(1000*[$Times.Q$5];[.$D130]));MIN([.$D130]-MOD(1000*[$Times.Q$6];[.$D130]);MOD(1000*[$Times.Q$6];[.$D130]));)" office:value-type="currency" office:currency="ns" office:value="7.16814159292042" calcext:value-type="currency">
            <text:p>7ns</text:p>
          </table:table-cell>
          <table:table-cell table:style-name="ce15" table:formula="of:=MAX(MIN([.$D130]-MOD(1000*[$Times.R$3];[.$D130]);MOD(1000*[$Times.R$3];[.$D130]));MIN([.$D130]-MOD(1000*[$Times.R$4];[.$D130]);MOD(1000*[$Times.R$4];[.$D130]));MIN([.$D130]-MOD(1000*[$Times.R$5];[.$D130]);MOD(1000*[$Times.R$5];[.$D130]));MIN([.$D130]-MOD(1000*[$Times.R$6];[.$D130]);MOD(1000*[$Times.R$6];[.$D130]));)" office:value-type="currency" office:currency="ns" office:value="1.23893805309737" calcext:value-type="currency">
            <text:p>1ns</text:p>
          </table:table-cell>
          <table:table-cell table:style-name="ce15" table:formula="of:=MAX(MIN([.$D130]-MOD(1000*[$Times.S$3];[.$D130]);MOD(1000*[$Times.S$3];[.$D130]));MIN([.$D130]-MOD(1000*[$Times.S$4];[.$D130]);MOD(1000*[$Times.S$4];[.$D130]));MIN([.$D130]-MOD(1000*[$Times.S$5];[.$D130]);MOD(1000*[$Times.S$5];[.$D130]));MIN([.$D130]-MOD(1000*[$Times.S$6];[.$D130]);MOD(1000*[$Times.S$6];[.$D130]));)" office:value-type="currency" office:currency="ns" office:value="7.16814159292042" calcext:value-type="currency">
            <text:p>7ns</text:p>
          </table:table-cell>
          <table:table-cell table:style-name="ce15" table:formula="of:=MAX(MIN([.$D130]-MOD(1000*[$Times.T$3];[.$D130]);MOD(1000*[$Times.T$3];[.$D130]));MIN([.$D130]-MOD(1000*[$Times.T$4];[.$D130]);MOD(1000*[$Times.T$4];[.$D130]));MIN([.$D130]-MOD(1000*[$Times.T$5];[.$D130]);MOD(1000*[$Times.T$5];[.$D130]));MIN([.$D130]-MOD(1000*[$Times.T$6];[.$D130]);MOD(1000*[$Times.T$6];[.$D130]));)" office:value-type="currency" office:currency="ns" office:value="1.23893805309737" calcext:value-type="currency">
            <text:p>1ns</text:p>
          </table:table-cell>
          <table:table-cell table:style-name="ce15" table:formula="of:=MAX(MIN([.$D130]-MOD(1000*[$Times.U$3];[.$D130]);MOD(1000*[$Times.U$3];[.$D130]));MIN([.$D130]-MOD(1000*[$Times.U$4];[.$D130]);MOD(1000*[$Times.U$4];[.$D130]));MIN([.$D130]-MOD(1000*[$Times.U$5];[.$D130]);MOD(1000*[$Times.U$5];[.$D130]));MIN([.$D130]-MOD(1000*[$Times.U$6];[.$D130]);MOD(1000*[$Times.U$6];[.$D130]));)" office:value-type="currency" office:currency="ns" office:value="7.16814159292042" calcext:value-type="currency">
            <text:p>7ns</text:p>
          </table:table-cell>
          <table:table-cell table:style-name="ce15" table:formula="of:=MAX(MIN([.$D130]-MOD(1000*[$Times.V$3];[.$D130]);MOD(1000*[$Times.V$3];[.$D130]));MIN([.$D130]-MOD(1000*[$Times.V$4];[.$D130]);MOD(1000*[$Times.V$4];[.$D130]));MIN([.$D130]-MOD(1000*[$Times.V$5];[.$D130]);MOD(1000*[$Times.V$5];[.$D130]));MIN([.$D130]-MOD(1000*[$Times.V$6];[.$D130]);MOD(1000*[$Times.V$6];[.$D130]));)" office:value-type="currency" office:currency="ns" office:value="12.6106194690267" calcext:value-type="currency">
            <text:p>13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6.55" calcext:value-type="currency">
            <text:p>36,55 MHz</text:p>
          </table:table-cell>
          <table:table-cell table:style-name="ce10" table:formula="of:=160/[.A131]" office:value-type="float" office:value="4.37756497948016" calcext:value-type="float">
            <text:p>4,38</text:p>
          </table:table-cell>
          <table:table-cell table:style-name="ce7" table:formula="of:=ROUND(100*[.B131]) = 100*ROUND([.B131])" office:value-type="boolean" office:boolean-value="false" calcext:value-type="boolean">
            <text:p>FAŁSZ</text:p>
          </table:table-cell>
          <table:table-cell table:style-name="ce13" table:formula="of:=1000/[.A131]" office:value-type="currency" office:currency="ns" office:value="27.359781121751" calcext:value-type="currency">
            <text:p>27ns</text:p>
          </table:table-cell>
          <table:table-cell table:style-name="ce20" table:formula="of:=([.I131]-MIN([.I$1:.I130]))" office:value-type="float" office:value="13.2694938440493" calcext:value-type="float">
            <text:p>13,27</text:p>
          </table:table-cell>
          <table:table-cell table:style-name="ce20" table:formula="of:=IF([.C131]; ([.I131]-MIN([.I$1:.I130]));&quot;&quot;)">
            <text:p/>
          </table:table-cell>
          <table:table-cell table:style-name="ce20" table:formula="of:=([.J131]-MIN([.J$1:.J130]))" office:value-type="float" office:value="2.15838273293807" calcext:value-type="float">
            <text:p>2,16</text:p>
          </table:table-cell>
          <table:table-cell table:style-name="ce20" table:formula="of:=([.J131]-MIN([.J$1:.J130]))*[.C131]" office:value-type="float" office:value="0" calcext:value-type="float">
            <text:p>0,00</text:p>
          </table:table-cell>
          <table:table-cell table:style-name="ce17" table:formula="of:=COM.MICROSOFT.MAXIFS([.K131:.XDF131];[.K$2:.XDF$2];&quot;&quot;)" office:value-type="currency" office:currency="ns" office:value="13.2694938440493" calcext:value-type="currency">
            <text:p>13ns</text:p>
          </table:table-cell>
          <table:table-cell table:style-name="ce17" table:formula="of:=MAX([.K131:.XFD131])" office:value-type="currency" office:currency="ns" office:value="13.2694938440493" calcext:value-type="currency">
            <text:p>13ns</text:p>
          </table:table-cell>
          <table:table-cell table:style-name="ce15" table:formula="of:=MAX(MIN([.$D131]-MOD(1000*[$Times.C$3];[.$D131]);MOD(1000*[$Times.C$3];[.$D131]));MIN([.$D131]-MOD(1000*[$Times.C$4];[.$D131]);MOD(1000*[$Times.C$4];[.$D131]));MIN([.$D131]-MOD(1000*[$Times.C$5];[.$D131]);MOD(1000*[$Times.C$5];[.$D131]));MIN([.$D131]-MOD(1000*[$Times.C$6];[.$D131]);MOD(1000*[$Times.C$6];[.$D131]));)" office:value-type="currency" office:currency="ns" office:value="13.2694938440493" calcext:value-type="currency">
            <text:p>13ns</text:p>
          </table:table-cell>
          <table:table-cell table:style-name="ce15" table:formula="of:=MAX(MIN([.$D131]-MOD(1000*[$Times.D$3];[.$D131]);MOD(1000*[$Times.D$3];[.$D131]));MIN([.$D131]-MOD(1000*[$Times.D$4];[.$D131]);MOD(1000*[$Times.D$4];[.$D131]));MIN([.$D131]-MOD(1000*[$Times.D$5];[.$D131]);MOD(1000*[$Times.D$5];[.$D131]));MIN([.$D131]-MOD(1000*[$Times.D$6];[.$D131]);MOD(1000*[$Times.D$6];[.$D131]));)" office:value-type="currency" office:currency="ns" office:value="11.3543091655267" calcext:value-type="currency">
            <text:p>11ns</text:p>
          </table:table-cell>
          <table:table-cell table:style-name="ce15" table:formula="of:=MAX(MIN([.$D131]-MOD(1000*[$Times.E$3];[.$D131]);MOD(1000*[$Times.E$3];[.$D131]));MIN([.$D131]-MOD(1000*[$Times.E$4];[.$D131]);MOD(1000*[$Times.E$4];[.$D131]));MIN([.$D131]-MOD(1000*[$Times.E$5];[.$D131]);MOD(1000*[$Times.E$5];[.$D131]));MIN([.$D131]-MOD(1000*[$Times.E$6];[.$D131]);MOD(1000*[$Times.E$6];[.$D131]));)" office:value-type="currency" office:currency="ns" office:value="12.2435020519836" calcext:value-type="currency">
            <text:p>12ns</text:p>
          </table:table-cell>
          <table:table-cell table:style-name="ce15" table:formula="of:=MAX(MIN([.$D131]-MOD(1000*[$Times.F$3];[.$D131]);MOD(1000*[$Times.F$3];[.$D131]));MIN([.$D131]-MOD(1000*[$Times.F$4];[.$D131]);MOD(1000*[$Times.F$4];[.$D131]));MIN([.$D131]-MOD(1000*[$Times.F$5];[.$D131]);MOD(1000*[$Times.F$5];[.$D131]));MIN([.$D131]-MOD(1000*[$Times.F$6];[.$D131]);MOD(1000*[$Times.F$6];[.$D131]));)" office:value-type="currency" office:currency="ns" office:value="5.44459644322842" calcext:value-type="currency">
            <text:p>5ns</text:p>
          </table:table-cell>
          <table:table-cell table:style-name="ce15" table:formula="of:=MAX(MIN([.$D131]-MOD(1000*[$Times.G$3];[.$D131]);MOD(1000*[$Times.G$3];[.$D131]));MIN([.$D131]-MOD(1000*[$Times.G$4];[.$D131]);MOD(1000*[$Times.G$4];[.$D131]));MIN([.$D131]-MOD(1000*[$Times.G$5];[.$D131]);MOD(1000*[$Times.G$5];[.$D131]));MIN([.$D131]-MOD(1000*[$Times.G$6];[.$D131]);MOD(1000*[$Times.G$6];[.$D131]));)" office:value-type="currency" office:currency="ns" office:value="12.3119015047881" calcext:value-type="currency">
            <text:p>12ns</text:p>
          </table:table-cell>
          <table:table-cell table:style-name="ce15" table:formula="of:=MAX(MIN([.$D131]-MOD(1000*[$Times.H$3];[.$D131]);MOD(1000*[$Times.H$3];[.$D131]));MIN([.$D131]-MOD(1000*[$Times.H$4];[.$D131]);MOD(1000*[$Times.H$4];[.$D131]));MIN([.$D131]-MOD(1000*[$Times.H$5];[.$D131]);MOD(1000*[$Times.H$5];[.$D131]));MIN([.$D131]-MOD(1000*[$Times.H$6];[.$D131]);MOD(1000*[$Times.H$6];[.$D131]));)" office:value-type="currency" office:currency="ns" office:value="11.2859097127223" calcext:value-type="currency">
            <text:p>11ns</text:p>
          </table:table-cell>
          <table:table-cell table:style-name="ce15" table:formula="of:=MAX(MIN([.$D131]-MOD(1000*[$Times.I$3];[.$D131]);MOD(1000*[$Times.I$3];[.$D131]));MIN([.$D131]-MOD(1000*[$Times.I$4];[.$D131]);MOD(1000*[$Times.I$4];[.$D131]));MIN([.$D131]-MOD(1000*[$Times.I$5];[.$D131]);MOD(1000*[$Times.I$5];[.$D131]));MIN([.$D131]-MOD(1000*[$Times.I$6];[.$D131]);MOD(1000*[$Times.I$6];[.$D131]));)" office:value-type="currency" office:currency="ns" office:value="13.1326949384404" calcext:value-type="currency">
            <text:p>13ns</text:p>
          </table:table-cell>
          <table:table-cell table:style-name="ce15" table:formula="of:=MAX(MIN([.$D131]-MOD(1000*[$Times.J$3];[.$D131]);MOD(1000*[$Times.J$3];[.$D131]));MIN([.$D131]-MOD(1000*[$Times.J$4];[.$D131]);MOD(1000*[$Times.J$4];[.$D131]));MIN([.$D131]-MOD(1000*[$Times.J$5];[.$D131]);MOD(1000*[$Times.J$5];[.$D131]));MIN([.$D131]-MOD(1000*[$Times.J$6];[.$D131]);MOD(1000*[$Times.J$6];[.$D131]));)" office:value-type="currency" office:currency="ns" office:value="11.2859097127223" calcext:value-type="currency">
            <text:p>11ns</text:p>
          </table:table-cell>
          <table:table-cell table:style-name="ce15" table:formula="of:=MAX(MIN([.$D131]-MOD(1000*[$Times.K$3];[.$D131]);MOD(1000*[$Times.K$3];[.$D131]));MIN([.$D131]-MOD(1000*[$Times.K$4];[.$D131]);MOD(1000*[$Times.K$4];[.$D131]));MIN([.$D131]-MOD(1000*[$Times.K$5];[.$D131]);MOD(1000*[$Times.K$5];[.$D131]));MIN([.$D131]-MOD(1000*[$Times.K$6];[.$D131]);MOD(1000*[$Times.K$6];[.$D131]));)" office:value-type="currency" office:currency="ns" office:value="13.1326949384404" calcext:value-type="currency">
            <text:p>13ns</text:p>
          </table:table-cell>
          <table:table-cell table:style-name="ce15" table:formula="of:=MAX(MIN([.$D131]-MOD(1000*[$Times.L$3];[.$D131]);MOD(1000*[$Times.L$3];[.$D131]));MIN([.$D131]-MOD(1000*[$Times.L$4];[.$D131]);MOD(1000*[$Times.L$4];[.$D131]));MIN([.$D131]-MOD(1000*[$Times.L$5];[.$D131]);MOD(1000*[$Times.L$5];[.$D131]));MIN([.$D131]-MOD(1000*[$Times.L$6];[.$D131]);MOD(1000*[$Times.L$6];[.$D131]));)" office:value-type="currency" office:currency="ns" office:value="5.44459644322842" calcext:value-type="currency">
            <text:p>5ns</text:p>
          </table:table-cell>
          <table:table-cell table:style-name="ce15" table:formula="of:=MAX(MIN([.$D131]-MOD(1000*[$Times.M$3];[.$D131]);MOD(1000*[$Times.M$3];[.$D131]));MIN([.$D131]-MOD(1000*[$Times.M$4];[.$D131]);MOD(1000*[$Times.M$4];[.$D131]));MIN([.$D131]-MOD(1000*[$Times.M$5];[.$D131]);MOD(1000*[$Times.M$5];[.$D131]));MIN([.$D131]-MOD(1000*[$Times.M$6];[.$D131]);MOD(1000*[$Times.M$6];[.$D131]));)" office:value-type="currency" office:currency="ns" office:value="13.1326949384404" calcext:value-type="currency">
            <text:p>13ns</text:p>
          </table:table-cell>
          <table:table-cell table:style-name="ce15" table:formula="of:=MAX(MIN([.$D131]-MOD(1000*[$Times.N$3];[.$D131]);MOD(1000*[$Times.N$3];[.$D131]));MIN([.$D131]-MOD(1000*[$Times.N$4];[.$D131]);MOD(1000*[$Times.N$4];[.$D131]));MIN([.$D131]-MOD(1000*[$Times.N$5];[.$D131]);MOD(1000*[$Times.N$5];[.$D131]));MIN([.$D131]-MOD(1000*[$Times.N$6];[.$D131]);MOD(1000*[$Times.N$6];[.$D131]));)" office:value-type="currency" office:currency="ns" office:value="5.44459644322842" calcext:value-type="currency">
            <text:p>5ns</text:p>
          </table:table-cell>
          <table:table-cell table:style-name="ce15" table:formula="of:=MAX(MIN([.$D131]-MOD(1000*[$Times.O$3];[.$D131]);MOD(1000*[$Times.O$3];[.$D131]));MIN([.$D131]-MOD(1000*[$Times.O$4];[.$D131]);MOD(1000*[$Times.O$4];[.$D131]));MIN([.$D131]-MOD(1000*[$Times.O$5];[.$D131]);MOD(1000*[$Times.O$5];[.$D131]));MIN([.$D131]-MOD(1000*[$Times.O$6];[.$D131]);MOD(1000*[$Times.O$6];[.$D131]));)" office:value-type="currency" office:currency="ns" office:value="12.3119015047881" calcext:value-type="currency">
            <text:p>12ns</text:p>
          </table:table-cell>
          <table:table-cell table:style-name="ce15" table:formula="of:=MAX(MIN([.$D131]-MOD(1000*[$Times.P$3];[.$D131]);MOD(1000*[$Times.P$3];[.$D131]));MIN([.$D131]-MOD(1000*[$Times.P$4];[.$D131]);MOD(1000*[$Times.P$4];[.$D131]));MIN([.$D131]-MOD(1000*[$Times.P$5];[.$D131]);MOD(1000*[$Times.P$5];[.$D131]));MIN([.$D131]-MOD(1000*[$Times.P$6];[.$D131]);MOD(1000*[$Times.P$6];[.$D131]));)" office:value-type="currency" office:currency="ns" office:value="5.44459644322842" calcext:value-type="currency">
            <text:p>5ns</text:p>
          </table:table-cell>
          <table:table-cell table:style-name="ce15" table:formula="of:=MAX(MIN([.$D131]-MOD(1000*[$Times.Q$3];[.$D131]);MOD(1000*[$Times.Q$3];[.$D131]));MIN([.$D131]-MOD(1000*[$Times.Q$4];[.$D131]);MOD(1000*[$Times.Q$4];[.$D131]));MIN([.$D131]-MOD(1000*[$Times.Q$5];[.$D131]);MOD(1000*[$Times.Q$5];[.$D131]));MIN([.$D131]-MOD(1000*[$Times.Q$6];[.$D131]);MOD(1000*[$Times.Q$6];[.$D131]));)" office:value-type="currency" office:currency="ns" office:value="13.1326949384404" calcext:value-type="currency">
            <text:p>13ns</text:p>
          </table:table-cell>
          <table:table-cell table:style-name="ce15" table:formula="of:=MAX(MIN([.$D131]-MOD(1000*[$Times.R$3];[.$D131]);MOD(1000*[$Times.R$3];[.$D131]));MIN([.$D131]-MOD(1000*[$Times.R$4];[.$D131]);MOD(1000*[$Times.R$4];[.$D131]));MIN([.$D131]-MOD(1000*[$Times.R$5];[.$D131]);MOD(1000*[$Times.R$5];[.$D131]));MIN([.$D131]-MOD(1000*[$Times.R$6];[.$D131]);MOD(1000*[$Times.R$6];[.$D131]));)" office:value-type="currency" office:currency="ns" office:value="5.44459644322842" calcext:value-type="currency">
            <text:p>5ns</text:p>
          </table:table-cell>
          <table:table-cell table:style-name="ce15" table:formula="of:=MAX(MIN([.$D131]-MOD(1000*[$Times.S$3];[.$D131]);MOD(1000*[$Times.S$3];[.$D131]));MIN([.$D131]-MOD(1000*[$Times.S$4];[.$D131]);MOD(1000*[$Times.S$4];[.$D131]));MIN([.$D131]-MOD(1000*[$Times.S$5];[.$D131]);MOD(1000*[$Times.S$5];[.$D131]));MIN([.$D131]-MOD(1000*[$Times.S$6];[.$D131]);MOD(1000*[$Times.S$6];[.$D131]));)" office:value-type="currency" office:currency="ns" office:value="13.1326949384404" calcext:value-type="currency">
            <text:p>13ns</text:p>
          </table:table-cell>
          <table:table-cell table:style-name="ce15" table:formula="of:=MAX(MIN([.$D131]-MOD(1000*[$Times.T$3];[.$D131]);MOD(1000*[$Times.T$3];[.$D131]));MIN([.$D131]-MOD(1000*[$Times.T$4];[.$D131]);MOD(1000*[$Times.T$4];[.$D131]));MIN([.$D131]-MOD(1000*[$Times.T$5];[.$D131]);MOD(1000*[$Times.T$5];[.$D131]));MIN([.$D131]-MOD(1000*[$Times.T$6];[.$D131]);MOD(1000*[$Times.T$6];[.$D131]));)" office:value-type="currency" office:currency="ns" office:value="5.44459644322842" calcext:value-type="currency">
            <text:p>5ns</text:p>
          </table:table-cell>
          <table:table-cell table:style-name="ce15" table:formula="of:=MAX(MIN([.$D131]-MOD(1000*[$Times.U$3];[.$D131]);MOD(1000*[$Times.U$3];[.$D131]));MIN([.$D131]-MOD(1000*[$Times.U$4];[.$D131]);MOD(1000*[$Times.U$4];[.$D131]));MIN([.$D131]-MOD(1000*[$Times.U$5];[.$D131]);MOD(1000*[$Times.U$5];[.$D131]));MIN([.$D131]-MOD(1000*[$Times.U$6];[.$D131]);MOD(1000*[$Times.U$6];[.$D131]));)" office:value-type="currency" office:currency="ns" office:value="12.3119015047881" calcext:value-type="currency">
            <text:p>12ns</text:p>
          </table:table-cell>
          <table:table-cell table:style-name="ce15" table:formula="of:=MAX(MIN([.$D131]-MOD(1000*[$Times.V$3];[.$D131]);MOD(1000*[$Times.V$3];[.$D131]));MIN([.$D131]-MOD(1000*[$Times.V$4];[.$D131]);MOD(1000*[$Times.V$4];[.$D131]));MIN([.$D131]-MOD(1000*[$Times.V$5];[.$D131]);MOD(1000*[$Times.V$5];[.$D131]));MIN([.$D131]-MOD(1000*[$Times.V$6];[.$D131]);MOD(1000*[$Times.V$6];[.$D131]));)" office:value-type="currency" office:currency="ns" office:value="2.87277701778389" calcext:value-type="currency">
            <text:p>3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6.93" calcext:value-type="currency">
            <text:p>36,93 MHz</text:p>
          </table:table-cell>
          <table:table-cell table:style-name="ce10" table:formula="of:=160/[.A132]" office:value-type="float" office:value="4.33252098564852" calcext:value-type="float">
            <text:p>4,33</text:p>
          </table:table-cell>
          <table:table-cell table:style-name="ce7" table:formula="of:=ROUND(100*[.B132]) = 100*ROUND([.B132])" office:value-type="boolean" office:boolean-value="false" calcext:value-type="boolean">
            <text:p>FAŁSZ</text:p>
          </table:table-cell>
          <table:table-cell table:style-name="ce13" table:formula="of:=1000/[.A132]" office:value-type="currency" office:currency="ns" office:value="27.0782561603033" calcext:value-type="currency">
            <text:p>27ns</text:p>
          </table:table-cell>
          <table:table-cell table:style-name="ce20" table:formula="of:=([.I132]-MIN([.I$1:.I131]))" office:value-type="float" office:value="12.591389114541" calcext:value-type="float">
            <text:p>12,59</text:p>
          </table:table-cell>
          <table:table-cell table:style-name="ce20" table:formula="of:=IF([.C132]; ([.I132]-MIN([.I$1:.I131]));&quot;&quot;)">
            <text:p/>
          </table:table-cell>
          <table:table-cell table:style-name="ce20" table:formula="of:=([.J132]-MIN([.J$1:.J131]))" office:value-type="float" office:value="2.14098745374115" calcext:value-type="float">
            <text:p>2,14</text:p>
          </table:table-cell>
          <table:table-cell table:style-name="ce20" table:formula="of:=([.J132]-MIN([.J$1:.J131]))*[.C132]" office:value-type="float" office:value="0" calcext:value-type="float">
            <text:p>0,00</text:p>
          </table:table-cell>
          <table:table-cell table:style-name="ce17" table:formula="of:=COM.MICROSOFT.MAXIFS([.K132:.XDF132];[.K$2:.XDF$2];&quot;&quot;)" office:value-type="currency" office:currency="ns" office:value="12.591389114541" calcext:value-type="currency">
            <text:p>13ns</text:p>
          </table:table-cell>
          <table:table-cell table:style-name="ce17" table:formula="of:=MAX([.K132:.XFD132])" office:value-type="currency" office:currency="ns" office:value="13.2520985648524" calcext:value-type="currency">
            <text:p>13ns</text:p>
          </table:table-cell>
          <table:table-cell table:style-name="ce15" table:formula="of:=MAX(MIN([.$D132]-MOD(1000*[$Times.C$3];[.$D132]);MOD(1000*[$Times.C$3];[.$D132]));MIN([.$D132]-MOD(1000*[$Times.C$4];[.$D132]);MOD(1000*[$Times.C$4];[.$D132]));MIN([.$D132]-MOD(1000*[$Times.C$5];[.$D132]);MOD(1000*[$Times.C$5];[.$D132]));MIN([.$D132]-MOD(1000*[$Times.C$6];[.$D132]);MOD(1000*[$Times.C$6];[.$D132]));)" office:value-type="currency" office:currency="ns" office:value="12.591389114541" calcext:value-type="currency">
            <text:p>13ns</text:p>
          </table:table-cell>
          <table:table-cell table:style-name="ce15" table:formula="of:=MAX(MIN([.$D132]-MOD(1000*[$Times.D$3];[.$D132]);MOD(1000*[$Times.D$3];[.$D132]));MIN([.$D132]-MOD(1000*[$Times.D$4];[.$D132]);MOD(1000*[$Times.D$4];[.$D132]));MIN([.$D132]-MOD(1000*[$Times.D$5];[.$D132]);MOD(1000*[$Times.D$5];[.$D132]));MIN([.$D132]-MOD(1000*[$Times.D$6];[.$D132]);MOD(1000*[$Times.D$6];[.$D132]));)" office:value-type="currency" office:currency="ns" office:value="12.3476848090983" calcext:value-type="currency">
            <text:p>12ns</text:p>
          </table:table-cell>
          <table:table-cell table:style-name="ce15" table:formula="of:=MAX(MIN([.$D132]-MOD(1000*[$Times.E$3];[.$D132]);MOD(1000*[$Times.E$3];[.$D132]));MIN([.$D132]-MOD(1000*[$Times.E$4];[.$D132]);MOD(1000*[$Times.E$4];[.$D132]));MIN([.$D132]-MOD(1000*[$Times.E$5];[.$D132]);MOD(1000*[$Times.E$5];[.$D132]));MIN([.$D132]-MOD(1000*[$Times.E$6];[.$D132]);MOD(1000*[$Times.E$6];[.$D132]));)" office:value-type="currency" office:currency="ns" office:value="12.3476848090983" calcext:value-type="currency">
            <text:p>12ns</text:p>
          </table:table-cell>
          <table:table-cell table:style-name="ce15" table:formula="of:=MAX(MIN([.$D132]-MOD(1000*[$Times.F$3];[.$D132]);MOD(1000*[$Times.F$3];[.$D132]));MIN([.$D132]-MOD(1000*[$Times.F$4];[.$D132]);MOD(1000*[$Times.F$4];[.$D132]));MIN([.$D132]-MOD(1000*[$Times.F$5];[.$D132]);MOD(1000*[$Times.F$5];[.$D132]));MIN([.$D132]-MOD(1000*[$Times.F$6];[.$D132]);MOD(1000*[$Times.F$6];[.$D132]));)" office:value-type="currency" office:currency="ns" office:value="11.3566206336312" calcext:value-type="currency">
            <text:p>11ns</text:p>
          </table:table-cell>
          <table:table-cell table:style-name="ce15" table:formula="of:=MAX(MIN([.$D132]-MOD(1000*[$Times.G$3];[.$D132]);MOD(1000*[$Times.G$3];[.$D132]));MIN([.$D132]-MOD(1000*[$Times.G$4];[.$D132]);MOD(1000*[$Times.G$4];[.$D132]));MIN([.$D132]-MOD(1000*[$Times.G$5];[.$D132]);MOD(1000*[$Times.G$5];[.$D132]));MIN([.$D132]-MOD(1000*[$Times.G$6];[.$D132]);MOD(1000*[$Times.G$6];[.$D132]));)" office:value-type="currency" office:currency="ns" office:value="13.2520985648524" calcext:value-type="currency">
            <text:p>13ns</text:p>
          </table:table-cell>
          <table:table-cell table:style-name="ce15" table:formula="of:=MAX(MIN([.$D132]-MOD(1000*[$Times.H$3];[.$D132]);MOD(1000*[$Times.H$3];[.$D132]));MIN([.$D132]-MOD(1000*[$Times.H$4];[.$D132]);MOD(1000*[$Times.H$4];[.$D132]));MIN([.$D132]-MOD(1000*[$Times.H$5];[.$D132]);MOD(1000*[$Times.H$5];[.$D132]));MIN([.$D132]-MOD(1000*[$Times.H$6];[.$D132]);MOD(1000*[$Times.H$6];[.$D132]));)" office:value-type="currency" office:currency="ns" office:value="8.19117248849175" calcext:value-type="currency">
            <text:p>8ns</text:p>
          </table:table-cell>
          <table:table-cell table:style-name="ce15" table:formula="of:=MAX(MIN([.$D132]-MOD(1000*[$Times.I$3];[.$D132]);MOD(1000*[$Times.I$3];[.$D132]));MIN([.$D132]-MOD(1000*[$Times.I$4];[.$D132]);MOD(1000*[$Times.I$4];[.$D132]));MIN([.$D132]-MOD(1000*[$Times.I$5];[.$D132]);MOD(1000*[$Times.I$5];[.$D132]));MIN([.$D132]-MOD(1000*[$Times.I$6];[.$D132]);MOD(1000*[$Times.I$6];[.$D132]));)" office:value-type="currency" office:currency="ns" office:value="13.2520985648524" calcext:value-type="currency">
            <text:p>13ns</text:p>
          </table:table-cell>
          <table:table-cell table:style-name="ce15" table:formula="of:=MAX(MIN([.$D132]-MOD(1000*[$Times.J$3];[.$D132]);MOD(1000*[$Times.J$3];[.$D132]));MIN([.$D132]-MOD(1000*[$Times.J$4];[.$D132]);MOD(1000*[$Times.J$4];[.$D132]));MIN([.$D132]-MOD(1000*[$Times.J$5];[.$D132]);MOD(1000*[$Times.J$5];[.$D132]));MIN([.$D132]-MOD(1000*[$Times.J$6];[.$D132]);MOD(1000*[$Times.J$6];[.$D132]));)" office:value-type="currency" office:currency="ns" office:value="8.19117248849175" calcext:value-type="currency">
            <text:p>8ns</text:p>
          </table:table-cell>
          <table:table-cell table:style-name="ce15" table:formula="of:=MAX(MIN([.$D132]-MOD(1000*[$Times.K$3];[.$D132]);MOD(1000*[$Times.K$3];[.$D132]));MIN([.$D132]-MOD(1000*[$Times.K$4];[.$D132]);MOD(1000*[$Times.K$4];[.$D132]));MIN([.$D132]-MOD(1000*[$Times.K$5];[.$D132]);MOD(1000*[$Times.K$5];[.$D132]));MIN([.$D132]-MOD(1000*[$Times.K$6];[.$D132]);MOD(1000*[$Times.K$6];[.$D132]));)" office:value-type="currency" office:currency="ns" office:value="13.2520985648524" calcext:value-type="currency">
            <text:p>13ns</text:p>
          </table:table-cell>
          <table:table-cell table:style-name="ce15" table:formula="of:=MAX(MIN([.$D132]-MOD(1000*[$Times.L$3];[.$D132]);MOD(1000*[$Times.L$3];[.$D132]));MIN([.$D132]-MOD(1000*[$Times.L$4];[.$D132]);MOD(1000*[$Times.L$4];[.$D132]));MIN([.$D132]-MOD(1000*[$Times.L$5];[.$D132]);MOD(1000*[$Times.L$5];[.$D132]));MIN([.$D132]-MOD(1000*[$Times.L$6];[.$D132]);MOD(1000*[$Times.L$6];[.$D132]));)" office:value-type="currency" office:currency="ns" office:value="11.3566206336312" calcext:value-type="currency">
            <text:p>11ns</text:p>
          </table:table-cell>
          <table:table-cell table:style-name="ce15" table:formula="of:=MAX(MIN([.$D132]-MOD(1000*[$Times.M$3];[.$D132]);MOD(1000*[$Times.M$3];[.$D132]));MIN([.$D132]-MOD(1000*[$Times.M$4];[.$D132]);MOD(1000*[$Times.M$4];[.$D132]));MIN([.$D132]-MOD(1000*[$Times.M$5];[.$D132]);MOD(1000*[$Times.M$5];[.$D132]));MIN([.$D132]-MOD(1000*[$Times.M$6];[.$D132]);MOD(1000*[$Times.M$6];[.$D132]));)" office:value-type="currency" office:currency="ns" office:value="13.2520985648524" calcext:value-type="currency">
            <text:p>13ns</text:p>
          </table:table-cell>
          <table:table-cell table:style-name="ce15" table:formula="of:=MAX(MIN([.$D132]-MOD(1000*[$Times.N$3];[.$D132]);MOD(1000*[$Times.N$3];[.$D132]));MIN([.$D132]-MOD(1000*[$Times.N$4];[.$D132]);MOD(1000*[$Times.N$4];[.$D132]));MIN([.$D132]-MOD(1000*[$Times.N$5];[.$D132]);MOD(1000*[$Times.N$5];[.$D132]));MIN([.$D132]-MOD(1000*[$Times.N$6];[.$D132]);MOD(1000*[$Times.N$6];[.$D132]));)" office:value-type="currency" office:currency="ns" office:value="11.3566206336312" calcext:value-type="currency">
            <text:p>11ns</text:p>
          </table:table-cell>
          <table:table-cell table:style-name="ce15" table:formula="of:=MAX(MIN([.$D132]-MOD(1000*[$Times.O$3];[.$D132]);MOD(1000*[$Times.O$3];[.$D132]));MIN([.$D132]-MOD(1000*[$Times.O$4];[.$D132]);MOD(1000*[$Times.O$4];[.$D132]));MIN([.$D132]-MOD(1000*[$Times.O$5];[.$D132]);MOD(1000*[$Times.O$5];[.$D132]));MIN([.$D132]-MOD(1000*[$Times.O$6];[.$D132]);MOD(1000*[$Times.O$6];[.$D132]));)" office:value-type="currency" office:currency="ns" office:value="1.89547793122124" calcext:value-type="currency">
            <text:p>2ns</text:p>
          </table:table-cell>
          <table:table-cell table:style-name="ce15" table:formula="of:=MAX(MIN([.$D132]-MOD(1000*[$Times.P$3];[.$D132]);MOD(1000*[$Times.P$3];[.$D132]));MIN([.$D132]-MOD(1000*[$Times.P$4];[.$D132]);MOD(1000*[$Times.P$4];[.$D132]));MIN([.$D132]-MOD(1000*[$Times.P$5];[.$D132]);MOD(1000*[$Times.P$5];[.$D132]));MIN([.$D132]-MOD(1000*[$Times.P$6];[.$D132]);MOD(1000*[$Times.P$6];[.$D132]));)" office:value-type="currency" office:currency="ns" office:value="11.3566206336312" calcext:value-type="currency">
            <text:p>11ns</text:p>
          </table:table-cell>
          <table:table-cell table:style-name="ce15" table:formula="of:=MAX(MIN([.$D132]-MOD(1000*[$Times.Q$3];[.$D132]);MOD(1000*[$Times.Q$3];[.$D132]));MIN([.$D132]-MOD(1000*[$Times.Q$4];[.$D132]);MOD(1000*[$Times.Q$4];[.$D132]));MIN([.$D132]-MOD(1000*[$Times.Q$5];[.$D132]);MOD(1000*[$Times.Q$5];[.$D132]));MIN([.$D132]-MOD(1000*[$Times.Q$6];[.$D132]);MOD(1000*[$Times.Q$6];[.$D132]));)" office:value-type="currency" office:currency="ns" office:value="13.2520985648524" calcext:value-type="currency">
            <text:p>13ns</text:p>
          </table:table-cell>
          <table:table-cell table:style-name="ce15" table:formula="of:=MAX(MIN([.$D132]-MOD(1000*[$Times.R$3];[.$D132]);MOD(1000*[$Times.R$3];[.$D132]));MIN([.$D132]-MOD(1000*[$Times.R$4];[.$D132]);MOD(1000*[$Times.R$4];[.$D132]));MIN([.$D132]-MOD(1000*[$Times.R$5];[.$D132]);MOD(1000*[$Times.R$5];[.$D132]));MIN([.$D132]-MOD(1000*[$Times.R$6];[.$D132]);MOD(1000*[$Times.R$6];[.$D132]));)" office:value-type="currency" office:currency="ns" office:value="11.3566206336312" calcext:value-type="currency">
            <text:p>11ns</text:p>
          </table:table-cell>
          <table:table-cell table:style-name="ce15" table:formula="of:=MAX(MIN([.$D132]-MOD(1000*[$Times.S$3];[.$D132]);MOD(1000*[$Times.S$3];[.$D132]));MIN([.$D132]-MOD(1000*[$Times.S$4];[.$D132]);MOD(1000*[$Times.S$4];[.$D132]));MIN([.$D132]-MOD(1000*[$Times.S$5];[.$D132]);MOD(1000*[$Times.S$5];[.$D132]));MIN([.$D132]-MOD(1000*[$Times.S$6];[.$D132]);MOD(1000*[$Times.S$6];[.$D132]));)" office:value-type="currency" office:currency="ns" office:value="13.2520985648524" calcext:value-type="currency">
            <text:p>13ns</text:p>
          </table:table-cell>
          <table:table-cell table:style-name="ce15" table:formula="of:=MAX(MIN([.$D132]-MOD(1000*[$Times.T$3];[.$D132]);MOD(1000*[$Times.T$3];[.$D132]));MIN([.$D132]-MOD(1000*[$Times.T$4];[.$D132]);MOD(1000*[$Times.T$4];[.$D132]));MIN([.$D132]-MOD(1000*[$Times.T$5];[.$D132]);MOD(1000*[$Times.T$5];[.$D132]));MIN([.$D132]-MOD(1000*[$Times.T$6];[.$D132]);MOD(1000*[$Times.T$6];[.$D132]));)" office:value-type="currency" office:currency="ns" office:value="11.3566206336312" calcext:value-type="currency">
            <text:p>11ns</text:p>
          </table:table-cell>
          <table:table-cell table:style-name="ce15" table:formula="of:=MAX(MIN([.$D132]-MOD(1000*[$Times.U$3];[.$D132]);MOD(1000*[$Times.U$3];[.$D132]));MIN([.$D132]-MOD(1000*[$Times.U$4];[.$D132]);MOD(1000*[$Times.U$4];[.$D132]));MIN([.$D132]-MOD(1000*[$Times.U$5];[.$D132]);MOD(1000*[$Times.U$5];[.$D132]));MIN([.$D132]-MOD(1000*[$Times.U$6];[.$D132]);MOD(1000*[$Times.U$6];[.$D132]));)" office:value-type="currency" office:currency="ns" office:value="1.89547793122124" calcext:value-type="currency">
            <text:p>2ns</text:p>
          </table:table-cell>
          <table:table-cell table:style-name="ce15" table:formula="of:=MAX(MIN([.$D132]-MOD(1000*[$Times.V$3];[.$D132]);MOD(1000*[$Times.V$3];[.$D132]));MIN([.$D132]-MOD(1000*[$Times.V$4];[.$D132]);MOD(1000*[$Times.V$4];[.$D132]));MIN([.$D132]-MOD(1000*[$Times.V$5];[.$D132]);MOD(1000*[$Times.V$5];[.$D132]));MIN([.$D132]-MOD(1000*[$Times.V$6];[.$D132]);MOD(1000*[$Times.V$6];[.$D132]));)" office:value-type="currency" office:currency="ns" office:value="6.41754670999194" calcext:value-type="currency">
            <text:p>6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7" calcext:value-type="currency">
            <text:p>37,00 MHz</text:p>
          </table:table-cell>
          <table:table-cell table:style-name="ce10" table:formula="of:=160/[.A133]" office:value-type="float" office:value="4.32432432432433" calcext:value-type="float">
            <text:p>4,32</text:p>
          </table:table-cell>
          <table:table-cell table:style-name="ce7" table:formula="of:=ROUND(100*[.B133]) = 100*ROUND([.B133])" office:value-type="boolean" office:boolean-value="false" calcext:value-type="boolean">
            <text:p>FAŁSZ</text:p>
          </table:table-cell>
          <table:table-cell table:style-name="ce13" table:formula="of:=1000/[.A133]" office:value-type="currency" office:currency="ns" office:value="27.027027027027" calcext:value-type="currency">
            <text:p>27ns</text:p>
          </table:table-cell>
          <table:table-cell table:style-name="ce20" table:formula="of:=([.I133]-MIN([.I$1:.I132]))" office:value-type="float" office:value="13.5135135135135" calcext:value-type="float">
            <text:p>13,51</text:p>
          </table:table-cell>
          <table:table-cell table:style-name="ce20" table:formula="of:=IF([.C133]; ([.I133]-MIN([.I$1:.I132]));&quot;&quot;)">
            <text:p/>
          </table:table-cell>
          <table:table-cell table:style-name="ce20" table:formula="of:=([.J133]-MIN([.J$1:.J132]))" office:value-type="float" office:value="2.40240240240222" calcext:value-type="float">
            <text:p>2,40</text:p>
          </table:table-cell>
          <table:table-cell table:style-name="ce20" table:formula="of:=([.J133]-MIN([.J$1:.J132]))*[.C133]" office:value-type="float" office:value="0" calcext:value-type="float">
            <text:p>0,00</text:p>
          </table:table-cell>
          <table:table-cell table:style-name="ce17" table:formula="of:=COM.MICROSOFT.MAXIFS([.K133:.XDF133];[.K$2:.XDF$2];&quot;&quot;)" office:value-type="currency" office:currency="ns" office:value="13.5135135135135" calcext:value-type="currency">
            <text:p>14ns</text:p>
          </table:table-cell>
          <table:table-cell table:style-name="ce17" table:formula="of:=MAX([.K133:.XFD133])" office:value-type="currency" office:currency="ns" office:value="13.5135135135135" calcext:value-type="currency">
            <text:p>14ns</text:p>
          </table:table-cell>
          <table:table-cell table:style-name="ce15" table:formula="of:=MAX(MIN([.$D133]-MOD(1000*[$Times.C$3];[.$D133]);MOD(1000*[$Times.C$3];[.$D133]));MIN([.$D133]-MOD(1000*[$Times.C$4];[.$D133]);MOD(1000*[$Times.C$4];[.$D133]));MIN([.$D133]-MOD(1000*[$Times.C$5];[.$D133]);MOD(1000*[$Times.C$5];[.$D133]));MIN([.$D133]-MOD(1000*[$Times.C$6];[.$D133]);MOD(1000*[$Times.C$6];[.$D133]));)" office:value-type="currency" office:currency="ns" office:value="13.5135135135135" calcext:value-type="currency">
            <text:p>14ns</text:p>
          </table:table-cell>
          <table:table-cell table:style-name="ce15" table:formula="of:=MAX(MIN([.$D133]-MOD(1000*[$Times.D$3];[.$D133]);MOD(1000*[$Times.D$3];[.$D133]));MIN([.$D133]-MOD(1000*[$Times.D$4];[.$D133]);MOD(1000*[$Times.D$4];[.$D133]));MIN([.$D133]-MOD(1000*[$Times.D$5];[.$D133]);MOD(1000*[$Times.D$5];[.$D133]));MIN([.$D133]-MOD(1000*[$Times.D$6];[.$D133]);MOD(1000*[$Times.D$6];[.$D133]));)" office:value-type="currency" office:currency="ns" office:value="10.8108108108109" calcext:value-type="currency">
            <text:p>11ns</text:p>
          </table:table-cell>
          <table:table-cell table:style-name="ce15" table:formula="of:=MAX(MIN([.$D133]-MOD(1000*[$Times.E$3];[.$D133]);MOD(1000*[$Times.E$3];[.$D133]));MIN([.$D133]-MOD(1000*[$Times.E$4];[.$D133]);MOD(1000*[$Times.E$4];[.$D133]));MIN([.$D133]-MOD(1000*[$Times.E$5];[.$D133]);MOD(1000*[$Times.E$5];[.$D133]));MIN([.$D133]-MOD(1000*[$Times.E$6];[.$D133]);MOD(1000*[$Times.E$6];[.$D133]));)" office:value-type="currency" office:currency="ns" office:value="12.1621621621621" calcext:value-type="currency">
            <text:p>12ns</text:p>
          </table:table-cell>
          <table:table-cell table:style-name="ce15" table:formula="of:=MAX(MIN([.$D133]-MOD(1000*[$Times.F$3];[.$D133]);MOD(1000*[$Times.F$3];[.$D133]));MIN([.$D133]-MOD(1000*[$Times.F$4];[.$D133]);MOD(1000*[$Times.F$4];[.$D133]));MIN([.$D133]-MOD(1000*[$Times.F$5];[.$D133]);MOD(1000*[$Times.F$5];[.$D133]));MIN([.$D133]-MOD(1000*[$Times.F$6];[.$D133]);MOD(1000*[$Times.F$6];[.$D133]));)" office:value-type="currency" office:currency="ns" office:value="12.4324324324324" calcext:value-type="currency">
            <text:p>12ns</text:p>
          </table:table-cell>
          <table:table-cell table:style-name="ce15" table:formula="of:=MAX(MIN([.$D133]-MOD(1000*[$Times.G$3];[.$D133]);MOD(1000*[$Times.G$3];[.$D133]));MIN([.$D133]-MOD(1000*[$Times.G$4];[.$D133]);MOD(1000*[$Times.G$4];[.$D133]));MIN([.$D133]-MOD(1000*[$Times.G$5];[.$D133]);MOD(1000*[$Times.G$5];[.$D133]));MIN([.$D133]-MOD(1000*[$Times.G$6];[.$D133]);MOD(1000*[$Times.G$6];[.$D133]));)" office:value-type="currency" office:currency="ns" office:value="12.4324324324324" calcext:value-type="currency">
            <text:p>12ns</text:p>
          </table:table-cell>
          <table:table-cell table:style-name="ce15" table:formula="of:=MAX(MIN([.$D133]-MOD(1000*[$Times.H$3];[.$D133]);MOD(1000*[$Times.H$3];[.$D133]));MIN([.$D133]-MOD(1000*[$Times.H$4];[.$D133]);MOD(1000*[$Times.H$4];[.$D133]));MIN([.$D133]-MOD(1000*[$Times.H$5];[.$D133]);MOD(1000*[$Times.H$5];[.$D133]));MIN([.$D133]-MOD(1000*[$Times.H$6];[.$D133]);MOD(1000*[$Times.H$6];[.$D133]));)" office:value-type="currency" office:currency="ns" office:value="6.75675675675683" calcext:value-type="currency">
            <text:p>7ns</text:p>
          </table:table-cell>
          <table:table-cell table:style-name="ce15" table:formula="of:=MAX(MIN([.$D133]-MOD(1000*[$Times.I$3];[.$D133]);MOD(1000*[$Times.I$3];[.$D133]));MIN([.$D133]-MOD(1000*[$Times.I$4];[.$D133]);MOD(1000*[$Times.I$4];[.$D133]));MIN([.$D133]-MOD(1000*[$Times.I$5];[.$D133]);MOD(1000*[$Times.I$5];[.$D133]));MIN([.$D133]-MOD(1000*[$Times.I$6];[.$D133]);MOD(1000*[$Times.I$6];[.$D133]));)" office:value-type="currency" office:currency="ns" office:value="12.4324324324324" calcext:value-type="currency">
            <text:p>12ns</text:p>
          </table:table-cell>
          <table:table-cell table:style-name="ce15" table:formula="of:=MAX(MIN([.$D133]-MOD(1000*[$Times.J$3];[.$D133]);MOD(1000*[$Times.J$3];[.$D133]));MIN([.$D133]-MOD(1000*[$Times.J$4];[.$D133]);MOD(1000*[$Times.J$4];[.$D133]));MIN([.$D133]-MOD(1000*[$Times.J$5];[.$D133]);MOD(1000*[$Times.J$5];[.$D133]));MIN([.$D133]-MOD(1000*[$Times.J$6];[.$D133]);MOD(1000*[$Times.J$6];[.$D133]));)" office:value-type="currency" office:currency="ns" office:value="6.75675675675683" calcext:value-type="currency">
            <text:p>7ns</text:p>
          </table:table-cell>
          <table:table-cell table:style-name="ce15" table:formula="of:=MAX(MIN([.$D133]-MOD(1000*[$Times.K$3];[.$D133]);MOD(1000*[$Times.K$3];[.$D133]));MIN([.$D133]-MOD(1000*[$Times.K$4];[.$D133]);MOD(1000*[$Times.K$4];[.$D133]));MIN([.$D133]-MOD(1000*[$Times.K$5];[.$D133]);MOD(1000*[$Times.K$5];[.$D133]));MIN([.$D133]-MOD(1000*[$Times.K$6];[.$D133]);MOD(1000*[$Times.K$6];[.$D133]));)" office:value-type="currency" office:currency="ns" office:value="12.4324324324324" calcext:value-type="currency">
            <text:p>12ns</text:p>
          </table:table-cell>
          <table:table-cell table:style-name="ce15" table:formula="of:=MAX(MIN([.$D133]-MOD(1000*[$Times.L$3];[.$D133]);MOD(1000*[$Times.L$3];[.$D133]));MIN([.$D133]-MOD(1000*[$Times.L$4];[.$D133]);MOD(1000*[$Times.L$4];[.$D133]));MIN([.$D133]-MOD(1000*[$Times.L$5];[.$D133]);MOD(1000*[$Times.L$5];[.$D133]));MIN([.$D133]-MOD(1000*[$Times.L$6];[.$D133]);MOD(1000*[$Times.L$6];[.$D133]));)" office:value-type="currency" office:currency="ns" office:value="12.4324324324324" calcext:value-type="currency">
            <text:p>12ns</text:p>
          </table:table-cell>
          <table:table-cell table:style-name="ce15" table:formula="of:=MAX(MIN([.$D133]-MOD(1000*[$Times.M$3];[.$D133]);MOD(1000*[$Times.M$3];[.$D133]));MIN([.$D133]-MOD(1000*[$Times.M$4];[.$D133]);MOD(1000*[$Times.M$4];[.$D133]));MIN([.$D133]-MOD(1000*[$Times.M$5];[.$D133]);MOD(1000*[$Times.M$5];[.$D133]));MIN([.$D133]-MOD(1000*[$Times.M$6];[.$D133]);MOD(1000*[$Times.M$6];[.$D133]));)" office:value-type="currency" office:currency="ns" office:value="12.4324324324324" calcext:value-type="currency">
            <text:p>12ns</text:p>
          </table:table-cell>
          <table:table-cell table:style-name="ce15" table:formula="of:=MAX(MIN([.$D133]-MOD(1000*[$Times.N$3];[.$D133]);MOD(1000*[$Times.N$3];[.$D133]));MIN([.$D133]-MOD(1000*[$Times.N$4];[.$D133]);MOD(1000*[$Times.N$4];[.$D133]));MIN([.$D133]-MOD(1000*[$Times.N$5];[.$D133]);MOD(1000*[$Times.N$5];[.$D133]));MIN([.$D133]-MOD(1000*[$Times.N$6];[.$D133]);MOD(1000*[$Times.N$6];[.$D133]));)" office:value-type="currency" office:currency="ns" office:value="12.4324324324324" calcext:value-type="currency">
            <text:p>12ns</text:p>
          </table:table-cell>
          <table:table-cell table:style-name="ce15" table:formula="of:=MAX(MIN([.$D133]-MOD(1000*[$Times.O$3];[.$D133]);MOD(1000*[$Times.O$3];[.$D133]));MIN([.$D133]-MOD(1000*[$Times.O$4];[.$D133]);MOD(1000*[$Times.O$4];[.$D133]));MIN([.$D133]-MOD(1000*[$Times.O$5];[.$D133]);MOD(1000*[$Times.O$5];[.$D133]));MIN([.$D133]-MOD(1000*[$Times.O$6];[.$D133]);MOD(1000*[$Times.O$6];[.$D133]));)" office:value-type="currency" office:currency="ns" office:value="1.62162162162161" calcext:value-type="currency">
            <text:p>2ns</text:p>
          </table:table-cell>
          <table:table-cell table:style-name="ce15" table:formula="of:=MAX(MIN([.$D133]-MOD(1000*[$Times.P$3];[.$D133]);MOD(1000*[$Times.P$3];[.$D133]));MIN([.$D133]-MOD(1000*[$Times.P$4];[.$D133]);MOD(1000*[$Times.P$4];[.$D133]));MIN([.$D133]-MOD(1000*[$Times.P$5];[.$D133]);MOD(1000*[$Times.P$5];[.$D133]));MIN([.$D133]-MOD(1000*[$Times.P$6];[.$D133]);MOD(1000*[$Times.P$6];[.$D133]));)" office:value-type="currency" office:currency="ns" office:value="12.4324324324324" calcext:value-type="currency">
            <text:p>12ns</text:p>
          </table:table-cell>
          <table:table-cell table:style-name="ce15" table:formula="of:=MAX(MIN([.$D133]-MOD(1000*[$Times.Q$3];[.$D133]);MOD(1000*[$Times.Q$3];[.$D133]));MIN([.$D133]-MOD(1000*[$Times.Q$4];[.$D133]);MOD(1000*[$Times.Q$4];[.$D133]));MIN([.$D133]-MOD(1000*[$Times.Q$5];[.$D133]);MOD(1000*[$Times.Q$5];[.$D133]));MIN([.$D133]-MOD(1000*[$Times.Q$6];[.$D133]);MOD(1000*[$Times.Q$6];[.$D133]));)" office:value-type="currency" office:currency="ns" office:value="12.4324324324324" calcext:value-type="currency">
            <text:p>12ns</text:p>
          </table:table-cell>
          <table:table-cell table:style-name="ce15" table:formula="of:=MAX(MIN([.$D133]-MOD(1000*[$Times.R$3];[.$D133]);MOD(1000*[$Times.R$3];[.$D133]));MIN([.$D133]-MOD(1000*[$Times.R$4];[.$D133]);MOD(1000*[$Times.R$4];[.$D133]));MIN([.$D133]-MOD(1000*[$Times.R$5];[.$D133]);MOD(1000*[$Times.R$5];[.$D133]));MIN([.$D133]-MOD(1000*[$Times.R$6];[.$D133]);MOD(1000*[$Times.R$6];[.$D133]));)" office:value-type="currency" office:currency="ns" office:value="12.4324324324324" calcext:value-type="currency">
            <text:p>12ns</text:p>
          </table:table-cell>
          <table:table-cell table:style-name="ce15" table:formula="of:=MAX(MIN([.$D133]-MOD(1000*[$Times.S$3];[.$D133]);MOD(1000*[$Times.S$3];[.$D133]));MIN([.$D133]-MOD(1000*[$Times.S$4];[.$D133]);MOD(1000*[$Times.S$4];[.$D133]));MIN([.$D133]-MOD(1000*[$Times.S$5];[.$D133]);MOD(1000*[$Times.S$5];[.$D133]));MIN([.$D133]-MOD(1000*[$Times.S$6];[.$D133]);MOD(1000*[$Times.S$6];[.$D133]));)" office:value-type="currency" office:currency="ns" office:value="12.4324324324324" calcext:value-type="currency">
            <text:p>12ns</text:p>
          </table:table-cell>
          <table:table-cell table:style-name="ce15" table:formula="of:=MAX(MIN([.$D133]-MOD(1000*[$Times.T$3];[.$D133]);MOD(1000*[$Times.T$3];[.$D133]));MIN([.$D133]-MOD(1000*[$Times.T$4];[.$D133]);MOD(1000*[$Times.T$4];[.$D133]));MIN([.$D133]-MOD(1000*[$Times.T$5];[.$D133]);MOD(1000*[$Times.T$5];[.$D133]));MIN([.$D133]-MOD(1000*[$Times.T$6];[.$D133]);MOD(1000*[$Times.T$6];[.$D133]));)" office:value-type="currency" office:currency="ns" office:value="12.4324324324324" calcext:value-type="currency">
            <text:p>12ns</text:p>
          </table:table-cell>
          <table:table-cell table:style-name="ce15" table:formula="of:=MAX(MIN([.$D133]-MOD(1000*[$Times.U$3];[.$D133]);MOD(1000*[$Times.U$3];[.$D133]));MIN([.$D133]-MOD(1000*[$Times.U$4];[.$D133]);MOD(1000*[$Times.U$4];[.$D133]));MIN([.$D133]-MOD(1000*[$Times.U$5];[.$D133]);MOD(1000*[$Times.U$5];[.$D133]));MIN([.$D133]-MOD(1000*[$Times.U$6];[.$D133]);MOD(1000*[$Times.U$6];[.$D133]));)" office:value-type="currency" office:currency="ns" office:value="1.62162162162161" calcext:value-type="currency">
            <text:p>2ns</text:p>
          </table:table-cell>
          <table:table-cell table:style-name="ce15" table:formula="of:=MAX(MIN([.$D133]-MOD(1000*[$Times.V$3];[.$D133]);MOD(1000*[$Times.V$3];[.$D133]));MIN([.$D133]-MOD(1000*[$Times.V$4];[.$D133]);MOD(1000*[$Times.V$4];[.$D133]));MIN([.$D133]-MOD(1000*[$Times.V$5];[.$D133]);MOD(1000*[$Times.V$5];[.$D133]));MIN([.$D133]-MOD(1000*[$Times.V$6];[.$D133]);MOD(1000*[$Times.V$6];[.$D133]));)" office:value-type="currency" office:currency="ns" office:value="8.10810810810813" calcext:value-type="currency">
            <text:p>8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7.31" calcext:value-type="currency">
            <text:p>37,31 MHz</text:p>
          </table:table-cell>
          <table:table-cell table:style-name="ce10" table:formula="of:=160/[.A134]" office:value-type="float" office:value="4.28839453229697" calcext:value-type="float">
            <text:p>4,29</text:p>
          </table:table-cell>
          <table:table-cell table:style-name="ce7" table:formula="of:=ROUND(100*[.B134]) = 100*ROUND([.B134])" office:value-type="boolean" office:boolean-value="false" calcext:value-type="boolean">
            <text:p>FAŁSZ</text:p>
          </table:table-cell>
          <table:table-cell table:style-name="ce13" table:formula="of:=1000/[.A134]" office:value-type="currency" office:currency="ns" office:value="26.8024658268561" calcext:value-type="currency">
            <text:p>27ns</text:p>
          </table:table-cell>
          <table:table-cell table:style-name="ce20" table:formula="of:=([.I134]-MIN([.I$1:.I133]))" office:value-type="float" office:value="13.3208255159474" calcext:value-type="float">
            <text:p>13,32</text:p>
          </table:table-cell>
          <table:table-cell table:style-name="ce20" table:formula="of:=IF([.C134]; ([.I134]-MIN([.I$1:.I133]));&quot;&quot;)">
            <text:p/>
          </table:table-cell>
          <table:table-cell table:style-name="ce20" table:formula="of:=([.J134]-MIN([.J$1:.J133]))" office:value-type="float" office:value="2.20971440483612" calcext:value-type="float">
            <text:p>2,21</text:p>
          </table:table-cell>
          <table:table-cell table:style-name="ce20" table:formula="of:=([.J134]-MIN([.J$1:.J133]))*[.C134]" office:value-type="float" office:value="0" calcext:value-type="float">
            <text:p>0,00</text:p>
          </table:table-cell>
          <table:table-cell table:style-name="ce17" table:formula="of:=COM.MICROSOFT.MAXIFS([.K134:.XDF134];[.K$2:.XDF$2];&quot;&quot;)" office:value-type="currency" office:currency="ns" office:value="13.3208255159474" calcext:value-type="currency">
            <text:p>13ns</text:p>
          </table:table-cell>
          <table:table-cell table:style-name="ce17" table:formula="of:=MAX([.K134:.XFD134])" office:value-type="currency" office:currency="ns" office:value="13.3208255159474" calcext:value-type="currency">
            <text:p>13ns</text:p>
          </table:table-cell>
          <table:table-cell table:style-name="ce15" table:formula="of:=MAX(MIN([.$D134]-MOD(1000*[$Times.C$3];[.$D134]);MOD(1000*[$Times.C$3];[.$D134]));MIN([.$D134]-MOD(1000*[$Times.C$4];[.$D134]);MOD(1000*[$Times.C$4];[.$D134]));MIN([.$D134]-MOD(1000*[$Times.C$5];[.$D134]);MOD(1000*[$Times.C$5];[.$D134]));MIN([.$D134]-MOD(1000*[$Times.C$6];[.$D134]);MOD(1000*[$Times.C$6];[.$D134]));)" office:value-type="currency" office:currency="ns" office:value="13.3208255159474" calcext:value-type="currency">
            <text:p>13ns</text:p>
          </table:table-cell>
          <table:table-cell table:style-name="ce15" table:formula="of:=MAX(MIN([.$D134]-MOD(1000*[$Times.D$3];[.$D134]);MOD(1000*[$Times.D$3];[.$D134]));MIN([.$D134]-MOD(1000*[$Times.D$4];[.$D134]);MOD(1000*[$Times.D$4];[.$D134]));MIN([.$D134]-MOD(1000*[$Times.D$5];[.$D134]);MOD(1000*[$Times.D$5];[.$D134]));MIN([.$D134]-MOD(1000*[$Times.D$6];[.$D134]);MOD(1000*[$Times.D$6];[.$D134]));)" office:value-type="currency" office:currency="ns" office:value="10.3457518091665" calcext:value-type="currency">
            <text:p>10ns</text:p>
          </table:table-cell>
          <table:table-cell table:style-name="ce15" table:formula="of:=MAX(MIN([.$D134]-MOD(1000*[$Times.E$3];[.$D134]);MOD(1000*[$Times.E$3];[.$D134]));MIN([.$D134]-MOD(1000*[$Times.E$4];[.$D134]);MOD(1000*[$Times.E$4];[.$D134]));MIN([.$D134]-MOD(1000*[$Times.E$5];[.$D134]);MOD(1000*[$Times.E$5];[.$D134]));MIN([.$D134]-MOD(1000*[$Times.E$6];[.$D134]);MOD(1000*[$Times.E$6];[.$D134]));)" office:value-type="currency" office:currency="ns" office:value="7.67890645939417" calcext:value-type="currency">
            <text:p>8ns</text:p>
          </table:table-cell>
          <table:table-cell table:style-name="ce15" table:formula="of:=MAX(MIN([.$D134]-MOD(1000*[$Times.F$3];[.$D134]);MOD(1000*[$Times.F$3];[.$D134]));MIN([.$D134]-MOD(1000*[$Times.F$4];[.$D134]);MOD(1000*[$Times.F$4];[.$D134]));MIN([.$D134]-MOD(1000*[$Times.F$5];[.$D134]);MOD(1000*[$Times.F$5];[.$D134]));MIN([.$D134]-MOD(1000*[$Times.F$6];[.$D134]);MOD(1000*[$Times.F$6];[.$D134]));)" office:value-type="currency" office:currency="ns" office:value="9.65424819083353" calcext:value-type="currency">
            <text:p>10ns</text:p>
          </table:table-cell>
          <table:table-cell table:style-name="ce15" table:formula="of:=MAX(MIN([.$D134]-MOD(1000*[$Times.G$3];[.$D134]);MOD(1000*[$Times.G$3];[.$D134]));MIN([.$D134]-MOD(1000*[$Times.G$4];[.$D134]);MOD(1000*[$Times.G$4];[.$D134]));MIN([.$D134]-MOD(1000*[$Times.G$5];[.$D134]);MOD(1000*[$Times.G$5];[.$D134]));MIN([.$D134]-MOD(1000*[$Times.G$6];[.$D134]);MOD(1000*[$Times.G$6];[.$D134]));)" office:value-type="currency" office:currency="ns" office:value="8.83945322969709" calcext:value-type="currency">
            <text:p>9ns</text:p>
          </table:table-cell>
          <table:table-cell table:style-name="ce15" table:formula="of:=MAX(MIN([.$D134]-MOD(1000*[$Times.H$3];[.$D134]);MOD(1000*[$Times.H$3];[.$D134]));MIN([.$D134]-MOD(1000*[$Times.H$4];[.$D134]);MOD(1000*[$Times.H$4];[.$D134]));MIN([.$D134]-MOD(1000*[$Times.H$5];[.$D134]);MOD(1000*[$Times.H$5];[.$D134]));MIN([.$D134]-MOD(1000*[$Times.H$6];[.$D134]);MOD(1000*[$Times.H$6];[.$D134]));)" office:value-type="currency" office:currency="ns" office:value="5.58027338515146" calcext:value-type="currency">
            <text:p>6ns</text:p>
          </table:table-cell>
          <table:table-cell table:style-name="ce15" table:formula="of:=MAX(MIN([.$D134]-MOD(1000*[$Times.I$3];[.$D134]);MOD(1000*[$Times.I$3];[.$D134]));MIN([.$D134]-MOD(1000*[$Times.I$4];[.$D134]);MOD(1000*[$Times.I$4];[.$D134]));MIN([.$D134]-MOD(1000*[$Times.I$5];[.$D134]);MOD(1000*[$Times.I$5];[.$D134]));MIN([.$D134]-MOD(1000*[$Times.I$6];[.$D134]);MOD(1000*[$Times.I$6];[.$D134]));)" office:value-type="currency" office:currency="ns" office:value="8.83945322969709" calcext:value-type="currency">
            <text:p>9ns</text:p>
          </table:table-cell>
          <table:table-cell table:style-name="ce15" table:formula="of:=MAX(MIN([.$D134]-MOD(1000*[$Times.J$3];[.$D134]);MOD(1000*[$Times.J$3];[.$D134]));MIN([.$D134]-MOD(1000*[$Times.J$4];[.$D134]);MOD(1000*[$Times.J$4];[.$D134]));MIN([.$D134]-MOD(1000*[$Times.J$5];[.$D134]);MOD(1000*[$Times.J$5];[.$D134]));MIN([.$D134]-MOD(1000*[$Times.J$6];[.$D134]);MOD(1000*[$Times.J$6];[.$D134]));)" office:value-type="currency" office:currency="ns" office:value="5.58027338515146" calcext:value-type="currency">
            <text:p>6ns</text:p>
          </table:table-cell>
          <table:table-cell table:style-name="ce15" table:formula="of:=MAX(MIN([.$D134]-MOD(1000*[$Times.K$3];[.$D134]);MOD(1000*[$Times.K$3];[.$D134]));MIN([.$D134]-MOD(1000*[$Times.K$4];[.$D134]);MOD(1000*[$Times.K$4];[.$D134]));MIN([.$D134]-MOD(1000*[$Times.K$5];[.$D134]);MOD(1000*[$Times.K$5];[.$D134]));MIN([.$D134]-MOD(1000*[$Times.K$6];[.$D134]);MOD(1000*[$Times.K$6];[.$D134]));)" office:value-type="currency" office:currency="ns" office:value="8.83945322969709" calcext:value-type="currency">
            <text:p>9ns</text:p>
          </table:table-cell>
          <table:table-cell table:style-name="ce15" table:formula="of:=MAX(MIN([.$D134]-MOD(1000*[$Times.L$3];[.$D134]);MOD(1000*[$Times.L$3];[.$D134]));MIN([.$D134]-MOD(1000*[$Times.L$4];[.$D134]);MOD(1000*[$Times.L$4];[.$D134]));MIN([.$D134]-MOD(1000*[$Times.L$5];[.$D134]);MOD(1000*[$Times.L$5];[.$D134]));MIN([.$D134]-MOD(1000*[$Times.L$6];[.$D134]);MOD(1000*[$Times.L$6];[.$D134]));)" office:value-type="currency" office:currency="ns" office:value="9.65424819083353" calcext:value-type="currency">
            <text:p>10ns</text:p>
          </table:table-cell>
          <table:table-cell table:style-name="ce15" table:formula="of:=MAX(MIN([.$D134]-MOD(1000*[$Times.M$3];[.$D134]);MOD(1000*[$Times.M$3];[.$D134]));MIN([.$D134]-MOD(1000*[$Times.M$4];[.$D134]);MOD(1000*[$Times.M$4];[.$D134]));MIN([.$D134]-MOD(1000*[$Times.M$5];[.$D134]);MOD(1000*[$Times.M$5];[.$D134]));MIN([.$D134]-MOD(1000*[$Times.M$6];[.$D134]);MOD(1000*[$Times.M$6];[.$D134]));)" office:value-type="currency" office:currency="ns" office:value="8.83945322969709" calcext:value-type="currency">
            <text:p>9ns</text:p>
          </table:table-cell>
          <table:table-cell table:style-name="ce15" table:formula="of:=MAX(MIN([.$D134]-MOD(1000*[$Times.N$3];[.$D134]);MOD(1000*[$Times.N$3];[.$D134]));MIN([.$D134]-MOD(1000*[$Times.N$4];[.$D134]);MOD(1000*[$Times.N$4];[.$D134]));MIN([.$D134]-MOD(1000*[$Times.N$5];[.$D134]);MOD(1000*[$Times.N$5];[.$D134]));MIN([.$D134]-MOD(1000*[$Times.N$6];[.$D134]);MOD(1000*[$Times.N$6];[.$D134]));)" office:value-type="currency" office:currency="ns" office:value="9.65424819083353" calcext:value-type="currency">
            <text:p>10ns</text:p>
          </table:table-cell>
          <table:table-cell table:style-name="ce15" table:formula="of:=MAX(MIN([.$D134]-MOD(1000*[$Times.O$3];[.$D134]);MOD(1000*[$Times.O$3];[.$D134]));MIN([.$D134]-MOD(1000*[$Times.O$4];[.$D134]);MOD(1000*[$Times.O$4];[.$D134]));MIN([.$D134]-MOD(1000*[$Times.O$5];[.$D134]);MOD(1000*[$Times.O$5];[.$D134]));MIN([.$D134]-MOD(1000*[$Times.O$6];[.$D134]);MOD(1000*[$Times.O$6];[.$D134]));)" office:value-type="currency" office:currency="ns" office:value="8.30876440632551" calcext:value-type="currency">
            <text:p>8ns</text:p>
          </table:table-cell>
          <table:table-cell table:style-name="ce15" table:formula="of:=MAX(MIN([.$D134]-MOD(1000*[$Times.P$3];[.$D134]);MOD(1000*[$Times.P$3];[.$D134]));MIN([.$D134]-MOD(1000*[$Times.P$4];[.$D134]);MOD(1000*[$Times.P$4];[.$D134]));MIN([.$D134]-MOD(1000*[$Times.P$5];[.$D134]);MOD(1000*[$Times.P$5];[.$D134]));MIN([.$D134]-MOD(1000*[$Times.P$6];[.$D134]);MOD(1000*[$Times.P$6];[.$D134]));)" office:value-type="currency" office:currency="ns" office:value="9.65424819083353" calcext:value-type="currency">
            <text:p>10ns</text:p>
          </table:table-cell>
          <table:table-cell table:style-name="ce15" table:formula="of:=MAX(MIN([.$D134]-MOD(1000*[$Times.Q$3];[.$D134]);MOD(1000*[$Times.Q$3];[.$D134]));MIN([.$D134]-MOD(1000*[$Times.Q$4];[.$D134]);MOD(1000*[$Times.Q$4];[.$D134]));MIN([.$D134]-MOD(1000*[$Times.Q$5];[.$D134]);MOD(1000*[$Times.Q$5];[.$D134]));MIN([.$D134]-MOD(1000*[$Times.Q$6];[.$D134]);MOD(1000*[$Times.Q$6];[.$D134]));)" office:value-type="currency" office:currency="ns" office:value="8.83945322969709" calcext:value-type="currency">
            <text:p>9ns</text:p>
          </table:table-cell>
          <table:table-cell table:style-name="ce15" table:formula="of:=MAX(MIN([.$D134]-MOD(1000*[$Times.R$3];[.$D134]);MOD(1000*[$Times.R$3];[.$D134]));MIN([.$D134]-MOD(1000*[$Times.R$4];[.$D134]);MOD(1000*[$Times.R$4];[.$D134]));MIN([.$D134]-MOD(1000*[$Times.R$5];[.$D134]);MOD(1000*[$Times.R$5];[.$D134]));MIN([.$D134]-MOD(1000*[$Times.R$6];[.$D134]);MOD(1000*[$Times.R$6];[.$D134]));)" office:value-type="currency" office:currency="ns" office:value="9.65424819083353" calcext:value-type="currency">
            <text:p>10ns</text:p>
          </table:table-cell>
          <table:table-cell table:style-name="ce15" table:formula="of:=MAX(MIN([.$D134]-MOD(1000*[$Times.S$3];[.$D134]);MOD(1000*[$Times.S$3];[.$D134]));MIN([.$D134]-MOD(1000*[$Times.S$4];[.$D134]);MOD(1000*[$Times.S$4];[.$D134]));MIN([.$D134]-MOD(1000*[$Times.S$5];[.$D134]);MOD(1000*[$Times.S$5];[.$D134]));MIN([.$D134]-MOD(1000*[$Times.S$6];[.$D134]);MOD(1000*[$Times.S$6];[.$D134]));)" office:value-type="currency" office:currency="ns" office:value="8.83945322969709" calcext:value-type="currency">
            <text:p>9ns</text:p>
          </table:table-cell>
          <table:table-cell table:style-name="ce15" table:formula="of:=MAX(MIN([.$D134]-MOD(1000*[$Times.T$3];[.$D134]);MOD(1000*[$Times.T$3];[.$D134]));MIN([.$D134]-MOD(1000*[$Times.T$4];[.$D134]);MOD(1000*[$Times.T$4];[.$D134]));MIN([.$D134]-MOD(1000*[$Times.T$5];[.$D134]);MOD(1000*[$Times.T$5];[.$D134]));MIN([.$D134]-MOD(1000*[$Times.T$6];[.$D134]);MOD(1000*[$Times.T$6];[.$D134]));)" office:value-type="currency" office:currency="ns" office:value="9.65424819083353" calcext:value-type="currency">
            <text:p>10ns</text:p>
          </table:table-cell>
          <table:table-cell table:style-name="ce15" table:formula="of:=MAX(MIN([.$D134]-MOD(1000*[$Times.U$3];[.$D134]);MOD(1000*[$Times.U$3];[.$D134]));MIN([.$D134]-MOD(1000*[$Times.U$4];[.$D134]);MOD(1000*[$Times.U$4];[.$D134]));MIN([.$D134]-MOD(1000*[$Times.U$5];[.$D134]);MOD(1000*[$Times.U$5];[.$D134]));MIN([.$D134]-MOD(1000*[$Times.U$6];[.$D134]);MOD(1000*[$Times.U$6];[.$D134]));)" office:value-type="currency" office:currency="ns" office:value="8.30876440632551" calcext:value-type="currency">
            <text:p>8ns</text:p>
          </table:table-cell>
          <table:table-cell table:style-name="ce15" table:formula="of:=MAX(MIN([.$D134]-MOD(1000*[$Times.V$3];[.$D134]);MOD(1000*[$Times.V$3];[.$D134]));MIN([.$D134]-MOD(1000*[$Times.V$4];[.$D134]);MOD(1000*[$Times.V$4];[.$D134]));MIN([.$D134]-MOD(1000*[$Times.V$5];[.$D134]);MOD(1000*[$Times.V$5];[.$D134]));MIN([.$D134]-MOD(1000*[$Times.V$6];[.$D134]);MOD(1000*[$Times.V$6];[.$D134]));)" office:value-type="currency" office:currency="ns" office:value="11.2838381131063" calcext:value-type="currency">
            <text:p>11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7.7" calcext:value-type="currency">
            <text:p>37,70 MHz</text:p>
          </table:table-cell>
          <table:table-cell table:style-name="ce10" table:formula="of:=160/[.A135]" office:value-type="float" office:value="4.24403183023873" calcext:value-type="float">
            <text:p>4,24</text:p>
          </table:table-cell>
          <table:table-cell table:style-name="ce7" table:formula="of:=ROUND(100*[.B135]) = 100*ROUND([.B135])" office:value-type="boolean" office:boolean-value="false" calcext:value-type="boolean">
            <text:p>FAŁSZ</text:p>
          </table:table-cell>
          <table:table-cell table:style-name="ce13" table:formula="of:=1000/[.A135]" office:value-type="currency" office:currency="ns" office:value="26.525198938992" calcext:value-type="currency">
            <text:p>27ns</text:p>
          </table:table-cell>
          <table:table-cell table:style-name="ce20" table:formula="of:=([.I135]-MIN([.I$1:.I134]))" office:value-type="float" office:value="10.610079575597" calcext:value-type="float">
            <text:p>10,61</text:p>
          </table:table-cell>
          <table:table-cell table:style-name="ce20" table:formula="of:=IF([.C135]; ([.I135]-MIN([.I$1:.I134]));&quot;&quot;)">
            <text:p/>
          </table:table-cell>
          <table:table-cell table:style-name="ce20" table:formula="of:=([.J135]-MIN([.J$1:.J134]))" office:value-type="float" office:value="-0.501031535514308" calcext:value-type="float">
            <text:p>-0,50</text:p>
          </table:table-cell>
          <table:table-cell table:style-name="ce20" table:formula="of:=([.J135]-MIN([.J$1:.J134]))*[.C135]" office:value-type="float" office:value="-0" calcext:value-type="float">
            <text:p>0,00</text:p>
          </table:table-cell>
          <table:table-cell table:style-name="ce17" table:formula="of:=COM.MICROSOFT.MAXIFS([.K135:.XDF135];[.K$2:.XDF$2];&quot;&quot;)" office:value-type="currency" office:currency="ns" office:value="10.610079575597" calcext:value-type="currency">
            <text:p>11ns</text:p>
          </table:table-cell>
          <table:table-cell table:style-name="ce17" table:formula="of:=MAX([.K135:.XFD135])" office:value-type="currency" office:currency="ns" office:value="10.610079575597" calcext:value-type="currency">
            <text:p>11ns</text:p>
          </table:table-cell>
          <table:table-cell table:style-name="ce15" table:formula="of:=MAX(MIN([.$D135]-MOD(1000*[$Times.C$3];[.$D135]);MOD(1000*[$Times.C$3];[.$D135]));MIN([.$D135]-MOD(1000*[$Times.C$4];[.$D135]);MOD(1000*[$Times.C$4];[.$D135]));MIN([.$D135]-MOD(1000*[$Times.C$5];[.$D135]);MOD(1000*[$Times.C$5];[.$D135]));MIN([.$D135]-MOD(1000*[$Times.C$6];[.$D135]);MOD(1000*[$Times.C$6];[.$D135]));)" office:value-type="currency" office:currency="ns" office:value="10.610079575597" calcext:value-type="currency">
            <text:p>11ns</text:p>
          </table:table-cell>
          <table:table-cell table:style-name="ce15" table:formula="of:=MAX(MIN([.$D135]-MOD(1000*[$Times.D$3];[.$D135]);MOD(1000*[$Times.D$3];[.$D135]));MIN([.$D135]-MOD(1000*[$Times.D$4];[.$D135]);MOD(1000*[$Times.D$4];[.$D135]));MIN([.$D135]-MOD(1000*[$Times.D$5];[.$D135]);MOD(1000*[$Times.D$5];[.$D135]));MIN([.$D135]-MOD(1000*[$Times.D$6];[.$D135]);MOD(1000*[$Times.D$6];[.$D135]));)" office:value-type="currency" office:currency="ns" office:value="10.344827586207" calcext:value-type="currency">
            <text:p>10ns</text:p>
          </table:table-cell>
          <table:table-cell table:style-name="ce15" table:formula="of:=MAX(MIN([.$D135]-MOD(1000*[$Times.E$3];[.$D135]);MOD(1000*[$Times.E$3];[.$D135]));MIN([.$D135]-MOD(1000*[$Times.E$4];[.$D135]);MOD(1000*[$Times.E$4];[.$D135]));MIN([.$D135]-MOD(1000*[$Times.E$5];[.$D135]);MOD(1000*[$Times.E$5];[.$D135]));MIN([.$D135]-MOD(1000*[$Times.E$6];[.$D135]);MOD(1000*[$Times.E$6];[.$D135]));)" office:value-type="currency" office:currency="ns" office:value="4.24403183023878" calcext:value-type="currency">
            <text:p>4ns</text:p>
          </table:table-cell>
          <table:table-cell table:style-name="ce15" table:formula="of:=MAX(MIN([.$D135]-MOD(1000*[$Times.F$3];[.$D135]);MOD(1000*[$Times.F$3];[.$D135]));MIN([.$D135]-MOD(1000*[$Times.F$4];[.$D135]);MOD(1000*[$Times.F$4];[.$D135]));MIN([.$D135]-MOD(1000*[$Times.F$5];[.$D135]);MOD(1000*[$Times.F$5];[.$D135]));MIN([.$D135]-MOD(1000*[$Times.F$6];[.$D135]);MOD(1000*[$Times.F$6];[.$D135]));)" office:value-type="currency" office:currency="ns" office:value="7.79840848806367" calcext:value-type="currency">
            <text:p>8ns</text:p>
          </table:table-cell>
          <table:table-cell table:style-name="ce15" table:formula="of:=MAX(MIN([.$D135]-MOD(1000*[$Times.G$3];[.$D135]);MOD(1000*[$Times.G$3];[.$D135]));MIN([.$D135]-MOD(1000*[$Times.G$4];[.$D135]);MOD(1000*[$Times.G$4];[.$D135]));MIN([.$D135]-MOD(1000*[$Times.G$5];[.$D135]);MOD(1000*[$Times.G$5];[.$D135]));MIN([.$D135]-MOD(1000*[$Times.G$6];[.$D135]);MOD(1000*[$Times.G$6];[.$D135]));)" office:value-type="currency" office:currency="ns" office:value="8.64721485411144" calcext:value-type="currency">
            <text:p>9ns</text:p>
          </table:table-cell>
          <table:table-cell table:style-name="ce15" table:formula="of:=MAX(MIN([.$D135]-MOD(1000*[$Times.H$3];[.$D135]);MOD(1000*[$Times.H$3];[.$D135]));MIN([.$D135]-MOD(1000*[$Times.H$4];[.$D135]);MOD(1000*[$Times.H$4];[.$D135]));MIN([.$D135]-MOD(1000*[$Times.H$5];[.$D135]);MOD(1000*[$Times.H$5];[.$D135]));MIN([.$D135]-MOD(1000*[$Times.H$6];[.$D135]);MOD(1000*[$Times.H$6];[.$D135]));)" office:value-type="currency" office:currency="ns" office:value="7.79840848806367" calcext:value-type="currency">
            <text:p>8ns</text:p>
          </table:table-cell>
          <table:table-cell table:style-name="ce15" table:formula="of:=MAX(MIN([.$D135]-MOD(1000*[$Times.I$3];[.$D135]);MOD(1000*[$Times.I$3];[.$D135]));MIN([.$D135]-MOD(1000*[$Times.I$4];[.$D135]);MOD(1000*[$Times.I$4];[.$D135]));MIN([.$D135]-MOD(1000*[$Times.I$5];[.$D135]);MOD(1000*[$Times.I$5];[.$D135]));MIN([.$D135]-MOD(1000*[$Times.I$6];[.$D135]);MOD(1000*[$Times.I$6];[.$D135]));)" office:value-type="currency" office:currency="ns" office:value="8.64721485411144" calcext:value-type="currency">
            <text:p>9ns</text:p>
          </table:table-cell>
          <table:table-cell table:style-name="ce15" table:formula="of:=MAX(MIN([.$D135]-MOD(1000*[$Times.J$3];[.$D135]);MOD(1000*[$Times.J$3];[.$D135]));MIN([.$D135]-MOD(1000*[$Times.J$4];[.$D135]);MOD(1000*[$Times.J$4];[.$D135]));MIN([.$D135]-MOD(1000*[$Times.J$5];[.$D135]);MOD(1000*[$Times.J$5];[.$D135]));MIN([.$D135]-MOD(1000*[$Times.J$6];[.$D135]);MOD(1000*[$Times.J$6];[.$D135]));)" office:value-type="currency" office:currency="ns" office:value="7.79840848806367" calcext:value-type="currency">
            <text:p>8ns</text:p>
          </table:table-cell>
          <table:table-cell table:style-name="ce15" table:formula="of:=MAX(MIN([.$D135]-MOD(1000*[$Times.K$3];[.$D135]);MOD(1000*[$Times.K$3];[.$D135]));MIN([.$D135]-MOD(1000*[$Times.K$4];[.$D135]);MOD(1000*[$Times.K$4];[.$D135]));MIN([.$D135]-MOD(1000*[$Times.K$5];[.$D135]);MOD(1000*[$Times.K$5];[.$D135]));MIN([.$D135]-MOD(1000*[$Times.K$6];[.$D135]);MOD(1000*[$Times.K$6];[.$D135]));)" office:value-type="currency" office:currency="ns" office:value="8.64721485411144" calcext:value-type="currency">
            <text:p>9ns</text:p>
          </table:table-cell>
          <table:table-cell table:style-name="ce15" table:formula="of:=MAX(MIN([.$D135]-MOD(1000*[$Times.L$3];[.$D135]);MOD(1000*[$Times.L$3];[.$D135]));MIN([.$D135]-MOD(1000*[$Times.L$4];[.$D135]);MOD(1000*[$Times.L$4];[.$D135]));MIN([.$D135]-MOD(1000*[$Times.L$5];[.$D135]);MOD(1000*[$Times.L$5];[.$D135]));MIN([.$D135]-MOD(1000*[$Times.L$6];[.$D135]);MOD(1000*[$Times.L$6];[.$D135]));)" office:value-type="currency" office:currency="ns" office:value="7.79840848806367" calcext:value-type="currency">
            <text:p>8ns</text:p>
          </table:table-cell>
          <table:table-cell table:style-name="ce15" table:formula="of:=MAX(MIN([.$D135]-MOD(1000*[$Times.M$3];[.$D135]);MOD(1000*[$Times.M$3];[.$D135]));MIN([.$D135]-MOD(1000*[$Times.M$4];[.$D135]);MOD(1000*[$Times.M$4];[.$D135]));MIN([.$D135]-MOD(1000*[$Times.M$5];[.$D135]);MOD(1000*[$Times.M$5];[.$D135]));MIN([.$D135]-MOD(1000*[$Times.M$6];[.$D135]);MOD(1000*[$Times.M$6];[.$D135]));)" office:value-type="currency" office:currency="ns" office:value="8.64721485411144" calcext:value-type="currency">
            <text:p>9ns</text:p>
          </table:table-cell>
          <table:table-cell table:style-name="ce15" table:formula="of:=MAX(MIN([.$D135]-MOD(1000*[$Times.N$3];[.$D135]);MOD(1000*[$Times.N$3];[.$D135]));MIN([.$D135]-MOD(1000*[$Times.N$4];[.$D135]);MOD(1000*[$Times.N$4];[.$D135]));MIN([.$D135]-MOD(1000*[$Times.N$5];[.$D135]);MOD(1000*[$Times.N$5];[.$D135]));MIN([.$D135]-MOD(1000*[$Times.N$6];[.$D135]);MOD(1000*[$Times.N$6];[.$D135]));)" office:value-type="currency" office:currency="ns" office:value="7.79840848806367" calcext:value-type="currency">
            <text:p>8ns</text:p>
          </table:table-cell>
          <table:table-cell table:style-name="ce15" table:formula="of:=MAX(MIN([.$D135]-MOD(1000*[$Times.O$3];[.$D135]);MOD(1000*[$Times.O$3];[.$D135]));MIN([.$D135]-MOD(1000*[$Times.O$4];[.$D135]);MOD(1000*[$Times.O$4];[.$D135]));MIN([.$D135]-MOD(1000*[$Times.O$5];[.$D135]);MOD(1000*[$Times.O$5];[.$D135]));MIN([.$D135]-MOD(1000*[$Times.O$6];[.$D135]);MOD(1000*[$Times.O$6];[.$D135]));)" office:value-type="currency" office:currency="ns" office:value="8.64721485411144" calcext:value-type="currency">
            <text:p>9ns</text:p>
          </table:table-cell>
          <table:table-cell table:style-name="ce15" table:formula="of:=MAX(MIN([.$D135]-MOD(1000*[$Times.P$3];[.$D135]);MOD(1000*[$Times.P$3];[.$D135]));MIN([.$D135]-MOD(1000*[$Times.P$4];[.$D135]);MOD(1000*[$Times.P$4];[.$D135]));MIN([.$D135]-MOD(1000*[$Times.P$5];[.$D135]);MOD(1000*[$Times.P$5];[.$D135]));MIN([.$D135]-MOD(1000*[$Times.P$6];[.$D135]);MOD(1000*[$Times.P$6];[.$D135]));)" office:value-type="currency" office:currency="ns" office:value="7.79840848806367" calcext:value-type="currency">
            <text:p>8ns</text:p>
          </table:table-cell>
          <table:table-cell table:style-name="ce15" table:formula="of:=MAX(MIN([.$D135]-MOD(1000*[$Times.Q$3];[.$D135]);MOD(1000*[$Times.Q$3];[.$D135]));MIN([.$D135]-MOD(1000*[$Times.Q$4];[.$D135]);MOD(1000*[$Times.Q$4];[.$D135]));MIN([.$D135]-MOD(1000*[$Times.Q$5];[.$D135]);MOD(1000*[$Times.Q$5];[.$D135]));MIN([.$D135]-MOD(1000*[$Times.Q$6];[.$D135]);MOD(1000*[$Times.Q$6];[.$D135]));)" office:value-type="currency" office:currency="ns" office:value="8.64721485411144" calcext:value-type="currency">
            <text:p>9ns</text:p>
          </table:table-cell>
          <table:table-cell table:style-name="ce15" table:formula="of:=MAX(MIN([.$D135]-MOD(1000*[$Times.R$3];[.$D135]);MOD(1000*[$Times.R$3];[.$D135]));MIN([.$D135]-MOD(1000*[$Times.R$4];[.$D135]);MOD(1000*[$Times.R$4];[.$D135]));MIN([.$D135]-MOD(1000*[$Times.R$5];[.$D135]);MOD(1000*[$Times.R$5];[.$D135]));MIN([.$D135]-MOD(1000*[$Times.R$6];[.$D135]);MOD(1000*[$Times.R$6];[.$D135]));)" office:value-type="currency" office:currency="ns" office:value="7.79840848806367" calcext:value-type="currency">
            <text:p>8ns</text:p>
          </table:table-cell>
          <table:table-cell table:style-name="ce15" table:formula="of:=MAX(MIN([.$D135]-MOD(1000*[$Times.S$3];[.$D135]);MOD(1000*[$Times.S$3];[.$D135]));MIN([.$D135]-MOD(1000*[$Times.S$4];[.$D135]);MOD(1000*[$Times.S$4];[.$D135]));MIN([.$D135]-MOD(1000*[$Times.S$5];[.$D135]);MOD(1000*[$Times.S$5];[.$D135]));MIN([.$D135]-MOD(1000*[$Times.S$6];[.$D135]);MOD(1000*[$Times.S$6];[.$D135]));)" office:value-type="currency" office:currency="ns" office:value="8.64721485411144" calcext:value-type="currency">
            <text:p>9ns</text:p>
          </table:table-cell>
          <table:table-cell table:style-name="ce15" table:formula="of:=MAX(MIN([.$D135]-MOD(1000*[$Times.T$3];[.$D135]);MOD(1000*[$Times.T$3];[.$D135]));MIN([.$D135]-MOD(1000*[$Times.T$4];[.$D135]);MOD(1000*[$Times.T$4];[.$D135]));MIN([.$D135]-MOD(1000*[$Times.T$5];[.$D135]);MOD(1000*[$Times.T$5];[.$D135]));MIN([.$D135]-MOD(1000*[$Times.T$6];[.$D135]);MOD(1000*[$Times.T$6];[.$D135]));)" office:value-type="currency" office:currency="ns" office:value="7.79840848806367" calcext:value-type="currency">
            <text:p>8ns</text:p>
          </table:table-cell>
          <table:table-cell table:style-name="ce15" table:formula="of:=MAX(MIN([.$D135]-MOD(1000*[$Times.U$3];[.$D135]);MOD(1000*[$Times.U$3];[.$D135]));MIN([.$D135]-MOD(1000*[$Times.U$4];[.$D135]);MOD(1000*[$Times.U$4];[.$D135]));MIN([.$D135]-MOD(1000*[$Times.U$5];[.$D135]);MOD(1000*[$Times.U$5];[.$D135]));MIN([.$D135]-MOD(1000*[$Times.U$6];[.$D135]);MOD(1000*[$Times.U$6];[.$D135]));)" office:value-type="currency" office:currency="ns" office:value="8.64721485411144" calcext:value-type="currency">
            <text:p>9ns</text:p>
          </table:table-cell>
          <table:table-cell table:style-name="ce15" table:formula="of:=MAX(MIN([.$D135]-MOD(1000*[$Times.V$3];[.$D135]);MOD(1000*[$Times.V$3];[.$D135]));MIN([.$D135]-MOD(1000*[$Times.V$4];[.$D135]);MOD(1000*[$Times.V$4];[.$D135]));MIN([.$D135]-MOD(1000*[$Times.V$5];[.$D135]);MOD(1000*[$Times.V$5];[.$D135]));MIN([.$D135]-MOD(1000*[$Times.V$6];[.$D135]);MOD(1000*[$Times.V$6];[.$D135]));)" office:value-type="currency" office:currency="ns" office:value="10.079575596817" calcext:value-type="currency">
            <text:p>10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8" calcext:value-type="currency">
            <text:p>38,00 MHz</text:p>
          </table:table-cell>
          <table:table-cell table:style-name="ce10" table:formula="of:=160/[.A136]" office:value-type="float" office:value="4.21052631578947" calcext:value-type="float">
            <text:p>4,21</text:p>
          </table:table-cell>
          <table:table-cell table:style-name="ce7" table:formula="of:=ROUND(100*[.B136]) = 100*ROUND([.B136])" office:value-type="boolean" office:boolean-value="false" calcext:value-type="boolean">
            <text:p>FAŁSZ</text:p>
          </table:table-cell>
          <table:table-cell table:style-name="ce13" table:formula="of:=1000/[.A136]" office:value-type="currency" office:currency="ns" office:value="26.3157894736842" calcext:value-type="currency">
            <text:p>26ns</text:p>
          </table:table-cell>
          <table:table-cell table:style-name="ce20" table:formula="of:=([.I136]-MIN([.I$1:.I135]))" office:value-type="float" office:value="10.5263157894738" calcext:value-type="float">
            <text:p>10,53</text:p>
          </table:table-cell>
          <table:table-cell table:style-name="ce20" table:formula="of:=IF([.C136]; ([.I136]-MIN([.I$1:.I135]));&quot;&quot;)">
            <text:p/>
          </table:table-cell>
          <table:table-cell table:style-name="ce20" table:formula="of:=([.J136]-MIN([.J$1:.J135]))" office:value-type="float" office:value="2.54781516124506" calcext:value-type="float">
            <text:p>2,55</text:p>
          </table:table-cell>
          <table:table-cell table:style-name="ce20" table:formula="of:=([.J136]-MIN([.J$1:.J135]))*[.C136]" office:value-type="float" office:value="0" calcext:value-type="float">
            <text:p>0,00</text:p>
          </table:table-cell>
          <table:table-cell table:style-name="ce17" table:formula="of:=COM.MICROSOFT.MAXIFS([.K136:.XDF136];[.K$2:.XDF$2];&quot;&quot;)" office:value-type="currency" office:currency="ns" office:value="10.5263157894738" calcext:value-type="currency">
            <text:p>11ns</text:p>
          </table:table-cell>
          <table:table-cell table:style-name="ce17" table:formula="of:=MAX([.K136:.XFD136])" office:value-type="currency" office:currency="ns" office:value="13.157894736842" calcext:value-type="currency">
            <text:p>13ns</text:p>
          </table:table-cell>
          <table:table-cell table:style-name="ce15" table:formula="of:=MAX(MIN([.$D136]-MOD(1000*[$Times.C$3];[.$D136]);MOD(1000*[$Times.C$3];[.$D136]));MIN([.$D136]-MOD(1000*[$Times.C$4];[.$D136]);MOD(1000*[$Times.C$4];[.$D136]));MIN([.$D136]-MOD(1000*[$Times.C$5];[.$D136]);MOD(1000*[$Times.C$5];[.$D136]));MIN([.$D136]-MOD(1000*[$Times.C$6];[.$D136]);MOD(1000*[$Times.C$6];[.$D136]));)" office:value-type="currency" office:currency="ns" office:value="10.5263157894738" calcext:value-type="currency">
            <text:p>11ns</text:p>
          </table:table-cell>
          <table:table-cell table:style-name="ce15" table:formula="of:=MAX(MIN([.$D136]-MOD(1000*[$Times.D$3];[.$D136]);MOD(1000*[$Times.D$3];[.$D136]));MIN([.$D136]-MOD(1000*[$Times.D$4];[.$D136]);MOD(1000*[$Times.D$4];[.$D136]));MIN([.$D136]-MOD(1000*[$Times.D$5];[.$D136]);MOD(1000*[$Times.D$5];[.$D136]));MIN([.$D136]-MOD(1000*[$Times.D$6];[.$D136]);MOD(1000*[$Times.D$6];[.$D136]));)" office:value-type="currency" office:currency="ns" office:value="10.5263157894738" calcext:value-type="currency">
            <text:p>11ns</text:p>
          </table:table-cell>
          <table:table-cell table:style-name="ce15" table:formula="of:=MAX(MIN([.$D136]-MOD(1000*[$Times.E$3];[.$D136]);MOD(1000*[$Times.E$3];[.$D136]));MIN([.$D136]-MOD(1000*[$Times.E$4];[.$D136]);MOD(1000*[$Times.E$4];[.$D136]));MIN([.$D136]-MOD(1000*[$Times.E$5];[.$D136]);MOD(1000*[$Times.E$5];[.$D136]));MIN([.$D136]-MOD(1000*[$Times.E$6];[.$D136]);MOD(1000*[$Times.E$6];[.$D136]));)" office:value-type="currency" office:currency="ns" office:value="10.5263157894738" calcext:value-type="currency">
            <text:p>11ns</text:p>
          </table:table-cell>
          <table:table-cell table:style-name="ce15" table:formula="of:=MAX(MIN([.$D136]-MOD(1000*[$Times.F$3];[.$D136]);MOD(1000*[$Times.F$3];[.$D136]));MIN([.$D136]-MOD(1000*[$Times.F$4];[.$D136]);MOD(1000*[$Times.F$4];[.$D136]));MIN([.$D136]-MOD(1000*[$Times.F$5];[.$D136]);MOD(1000*[$Times.F$5];[.$D136]));MIN([.$D136]-MOD(1000*[$Times.F$6];[.$D136]);MOD(1000*[$Times.F$6];[.$D136]));)" office:value-type="currency" office:currency="ns" office:value="9.47368421052633" calcext:value-type="currency">
            <text:p>9ns</text:p>
          </table:table-cell>
          <table:table-cell table:style-name="ce15" table:formula="of:=MAX(MIN([.$D136]-MOD(1000*[$Times.G$3];[.$D136]);MOD(1000*[$Times.G$3];[.$D136]));MIN([.$D136]-MOD(1000*[$Times.G$4];[.$D136]);MOD(1000*[$Times.G$4];[.$D136]));MIN([.$D136]-MOD(1000*[$Times.G$5];[.$D136]);MOD(1000*[$Times.G$5];[.$D136]));MIN([.$D136]-MOD(1000*[$Times.G$6];[.$D136]);MOD(1000*[$Times.G$6];[.$D136]));)" office:value-type="currency" office:currency="ns" office:value="11.5789473684211" calcext:value-type="currency">
            <text:p>12ns</text:p>
          </table:table-cell>
          <table:table-cell table:style-name="ce15" table:formula="of:=MAX(MIN([.$D136]-MOD(1000*[$Times.H$3];[.$D136]);MOD(1000*[$Times.H$3];[.$D136]));MIN([.$D136]-MOD(1000*[$Times.H$4];[.$D136]);MOD(1000*[$Times.H$4];[.$D136]));MIN([.$D136]-MOD(1000*[$Times.H$5];[.$D136]);MOD(1000*[$Times.H$5];[.$D136]));MIN([.$D136]-MOD(1000*[$Times.H$6];[.$D136]);MOD(1000*[$Times.H$6];[.$D136]));)" office:value-type="currency" office:currency="ns" office:value="13.157894736842" calcext:value-type="currency">
            <text:p>13ns</text:p>
          </table:table-cell>
          <table:table-cell table:style-name="ce15" table:formula="of:=MAX(MIN([.$D136]-MOD(1000*[$Times.I$3];[.$D136]);MOD(1000*[$Times.I$3];[.$D136]));MIN([.$D136]-MOD(1000*[$Times.I$4];[.$D136]);MOD(1000*[$Times.I$4];[.$D136]));MIN([.$D136]-MOD(1000*[$Times.I$5];[.$D136]);MOD(1000*[$Times.I$5];[.$D136]));MIN([.$D136]-MOD(1000*[$Times.I$6];[.$D136]);MOD(1000*[$Times.I$6];[.$D136]));)" office:value-type="currency" office:currency="ns" office:value="11.5789473684211" calcext:value-type="currency">
            <text:p>12ns</text:p>
          </table:table-cell>
          <table:table-cell table:style-name="ce15" table:formula="of:=MAX(MIN([.$D136]-MOD(1000*[$Times.J$3];[.$D136]);MOD(1000*[$Times.J$3];[.$D136]));MIN([.$D136]-MOD(1000*[$Times.J$4];[.$D136]);MOD(1000*[$Times.J$4];[.$D136]));MIN([.$D136]-MOD(1000*[$Times.J$5];[.$D136]);MOD(1000*[$Times.J$5];[.$D136]));MIN([.$D136]-MOD(1000*[$Times.J$6];[.$D136]);MOD(1000*[$Times.J$6];[.$D136]));)" office:value-type="currency" office:currency="ns" office:value="13.157894736842" calcext:value-type="currency">
            <text:p>13ns</text:p>
          </table:table-cell>
          <table:table-cell table:style-name="ce15" table:formula="of:=MAX(MIN([.$D136]-MOD(1000*[$Times.K$3];[.$D136]);MOD(1000*[$Times.K$3];[.$D136]));MIN([.$D136]-MOD(1000*[$Times.K$4];[.$D136]);MOD(1000*[$Times.K$4];[.$D136]));MIN([.$D136]-MOD(1000*[$Times.K$5];[.$D136]);MOD(1000*[$Times.K$5];[.$D136]));MIN([.$D136]-MOD(1000*[$Times.K$6];[.$D136]);MOD(1000*[$Times.K$6];[.$D136]));)" office:value-type="currency" office:currency="ns" office:value="11.5789473684211" calcext:value-type="currency">
            <text:p>12ns</text:p>
          </table:table-cell>
          <table:table-cell table:style-name="ce15" table:formula="of:=MAX(MIN([.$D136]-MOD(1000*[$Times.L$3];[.$D136]);MOD(1000*[$Times.L$3];[.$D136]));MIN([.$D136]-MOD(1000*[$Times.L$4];[.$D136]);MOD(1000*[$Times.L$4];[.$D136]));MIN([.$D136]-MOD(1000*[$Times.L$5];[.$D136]);MOD(1000*[$Times.L$5];[.$D136]));MIN([.$D136]-MOD(1000*[$Times.L$6];[.$D136]);MOD(1000*[$Times.L$6];[.$D136]));)" office:value-type="currency" office:currency="ns" office:value="9.47368421052633" calcext:value-type="currency">
            <text:p>9ns</text:p>
          </table:table-cell>
          <table:table-cell table:style-name="ce15" table:formula="of:=MAX(MIN([.$D136]-MOD(1000*[$Times.M$3];[.$D136]);MOD(1000*[$Times.M$3];[.$D136]));MIN([.$D136]-MOD(1000*[$Times.M$4];[.$D136]);MOD(1000*[$Times.M$4];[.$D136]));MIN([.$D136]-MOD(1000*[$Times.M$5];[.$D136]);MOD(1000*[$Times.M$5];[.$D136]));MIN([.$D136]-MOD(1000*[$Times.M$6];[.$D136]);MOD(1000*[$Times.M$6];[.$D136]));)" office:value-type="currency" office:currency="ns" office:value="11.5789473684211" calcext:value-type="currency">
            <text:p>12ns</text:p>
          </table:table-cell>
          <table:table-cell table:style-name="ce15" table:formula="of:=MAX(MIN([.$D136]-MOD(1000*[$Times.N$3];[.$D136]);MOD(1000*[$Times.N$3];[.$D136]));MIN([.$D136]-MOD(1000*[$Times.N$4];[.$D136]);MOD(1000*[$Times.N$4];[.$D136]));MIN([.$D136]-MOD(1000*[$Times.N$5];[.$D136]);MOD(1000*[$Times.N$5];[.$D136]));MIN([.$D136]-MOD(1000*[$Times.N$6];[.$D136]);MOD(1000*[$Times.N$6];[.$D136]));)" office:value-type="currency" office:currency="ns" office:value="9.47368421052633" calcext:value-type="currency">
            <text:p>9ns</text:p>
          </table:table-cell>
          <table:table-cell table:style-name="ce15" table:formula="of:=MAX(MIN([.$D136]-MOD(1000*[$Times.O$3];[.$D136]);MOD(1000*[$Times.O$3];[.$D136]));MIN([.$D136]-MOD(1000*[$Times.O$4];[.$D136]);MOD(1000*[$Times.O$4];[.$D136]));MIN([.$D136]-MOD(1000*[$Times.O$5];[.$D136]);MOD(1000*[$Times.O$5];[.$D136]));MIN([.$D136]-MOD(1000*[$Times.O$6];[.$D136]);MOD(1000*[$Times.O$6];[.$D136]));)" office:value-type="currency" office:currency="ns" office:value="11.5789473684211" calcext:value-type="currency">
            <text:p>12ns</text:p>
          </table:table-cell>
          <table:table-cell table:style-name="ce15" table:formula="of:=MAX(MIN([.$D136]-MOD(1000*[$Times.P$3];[.$D136]);MOD(1000*[$Times.P$3];[.$D136]));MIN([.$D136]-MOD(1000*[$Times.P$4];[.$D136]);MOD(1000*[$Times.P$4];[.$D136]));MIN([.$D136]-MOD(1000*[$Times.P$5];[.$D136]);MOD(1000*[$Times.P$5];[.$D136]));MIN([.$D136]-MOD(1000*[$Times.P$6];[.$D136]);MOD(1000*[$Times.P$6];[.$D136]));)" office:value-type="currency" office:currency="ns" office:value="9.47368421052633" calcext:value-type="currency">
            <text:p>9ns</text:p>
          </table:table-cell>
          <table:table-cell table:style-name="ce15" table:formula="of:=MAX(MIN([.$D136]-MOD(1000*[$Times.Q$3];[.$D136]);MOD(1000*[$Times.Q$3];[.$D136]));MIN([.$D136]-MOD(1000*[$Times.Q$4];[.$D136]);MOD(1000*[$Times.Q$4];[.$D136]));MIN([.$D136]-MOD(1000*[$Times.Q$5];[.$D136]);MOD(1000*[$Times.Q$5];[.$D136]));MIN([.$D136]-MOD(1000*[$Times.Q$6];[.$D136]);MOD(1000*[$Times.Q$6];[.$D136]));)" office:value-type="currency" office:currency="ns" office:value="11.5789473684211" calcext:value-type="currency">
            <text:p>12ns</text:p>
          </table:table-cell>
          <table:table-cell table:style-name="ce15" table:formula="of:=MAX(MIN([.$D136]-MOD(1000*[$Times.R$3];[.$D136]);MOD(1000*[$Times.R$3];[.$D136]));MIN([.$D136]-MOD(1000*[$Times.R$4];[.$D136]);MOD(1000*[$Times.R$4];[.$D136]));MIN([.$D136]-MOD(1000*[$Times.R$5];[.$D136]);MOD(1000*[$Times.R$5];[.$D136]));MIN([.$D136]-MOD(1000*[$Times.R$6];[.$D136]);MOD(1000*[$Times.R$6];[.$D136]));)" office:value-type="currency" office:currency="ns" office:value="9.47368421052633" calcext:value-type="currency">
            <text:p>9ns</text:p>
          </table:table-cell>
          <table:table-cell table:style-name="ce15" table:formula="of:=MAX(MIN([.$D136]-MOD(1000*[$Times.S$3];[.$D136]);MOD(1000*[$Times.S$3];[.$D136]));MIN([.$D136]-MOD(1000*[$Times.S$4];[.$D136]);MOD(1000*[$Times.S$4];[.$D136]));MIN([.$D136]-MOD(1000*[$Times.S$5];[.$D136]);MOD(1000*[$Times.S$5];[.$D136]));MIN([.$D136]-MOD(1000*[$Times.S$6];[.$D136]);MOD(1000*[$Times.S$6];[.$D136]));)" office:value-type="currency" office:currency="ns" office:value="11.5789473684211" calcext:value-type="currency">
            <text:p>12ns</text:p>
          </table:table-cell>
          <table:table-cell table:style-name="ce15" table:formula="of:=MAX(MIN([.$D136]-MOD(1000*[$Times.T$3];[.$D136]);MOD(1000*[$Times.T$3];[.$D136]));MIN([.$D136]-MOD(1000*[$Times.T$4];[.$D136]);MOD(1000*[$Times.T$4];[.$D136]));MIN([.$D136]-MOD(1000*[$Times.T$5];[.$D136]);MOD(1000*[$Times.T$5];[.$D136]));MIN([.$D136]-MOD(1000*[$Times.T$6];[.$D136]);MOD(1000*[$Times.T$6];[.$D136]));)" office:value-type="currency" office:currency="ns" office:value="9.47368421052633" calcext:value-type="currency">
            <text:p>9ns</text:p>
          </table:table-cell>
          <table:table-cell table:style-name="ce15" table:formula="of:=MAX(MIN([.$D136]-MOD(1000*[$Times.U$3];[.$D136]);MOD(1000*[$Times.U$3];[.$D136]));MIN([.$D136]-MOD(1000*[$Times.U$4];[.$D136]);MOD(1000*[$Times.U$4];[.$D136]));MIN([.$D136]-MOD(1000*[$Times.U$5];[.$D136]);MOD(1000*[$Times.U$5];[.$D136]));MIN([.$D136]-MOD(1000*[$Times.U$6];[.$D136]);MOD(1000*[$Times.U$6];[.$D136]));)" office:value-type="currency" office:currency="ns" office:value="11.5789473684211" calcext:value-type="currency">
            <text:p>12ns</text:p>
          </table:table-cell>
          <table:table-cell table:style-name="ce15" table:formula="of:=MAX(MIN([.$D136]-MOD(1000*[$Times.V$3];[.$D136]);MOD(1000*[$Times.V$3];[.$D136]));MIN([.$D136]-MOD(1000*[$Times.V$4];[.$D136]);MOD(1000*[$Times.V$4];[.$D136]));MIN([.$D136]-MOD(1000*[$Times.V$5];[.$D136]);MOD(1000*[$Times.V$5];[.$D136]));MIN([.$D136]-MOD(1000*[$Times.V$6];[.$D136]);MOD(1000*[$Times.V$6];[.$D136]));)" office:value-type="currency" office:currency="ns" office:value="10.5263157894737" calcext:value-type="currency">
            <text:p>11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8.08" calcext:value-type="currency">
            <text:p>38,08 MHz</text:p>
          </table:table-cell>
          <table:table-cell table:style-name="ce10" table:formula="of:=160/[.A137]" office:value-type="float" office:value="4.20168067226891" calcext:value-type="float">
            <text:p>4,20</text:p>
          </table:table-cell>
          <table:table-cell table:style-name="ce7" table:formula="of:=ROUND(100*[.B137]) = 100*ROUND([.B137])" office:value-type="boolean" office:boolean-value="false" calcext:value-type="boolean">
            <text:p>FAŁSZ</text:p>
          </table:table-cell>
          <table:table-cell table:style-name="ce13" table:formula="of:=1000/[.A137]" office:value-type="currency" office:currency="ns" office:value="26.2605042016807" calcext:value-type="currency">
            <text:p>26ns</text:p>
          </table:table-cell>
          <table:table-cell table:style-name="ce20" table:formula="of:=([.I137]-MIN([.I$1:.I136]))" office:value-type="float" office:value="13.0252100840338" calcext:value-type="float">
            <text:p>13,03</text:p>
          </table:table-cell>
          <table:table-cell table:style-name="ce20" table:formula="of:=IF([.C137]; ([.I137]-MIN([.I$1:.I136]));&quot;&quot;)">
            <text:p/>
          </table:table-cell>
          <table:table-cell table:style-name="ce20" table:formula="of:=([.J137]-MIN([.J$1:.J136]))" office:value-type="float" office:value="2.41513050843687" calcext:value-type="float">
            <text:p>2,42</text:p>
          </table:table-cell>
          <table:table-cell table:style-name="ce20" table:formula="of:=([.J137]-MIN([.J$1:.J136]))*[.C137]" office:value-type="float" office:value="0" calcext:value-type="float">
            <text:p>0,00</text:p>
          </table:table-cell>
          <table:table-cell table:style-name="ce17" table:formula="of:=COM.MICROSOFT.MAXIFS([.K137:.XDF137];[.K$2:.XDF$2];&quot;&quot;)" office:value-type="currency" office:currency="ns" office:value="13.0252100840338" calcext:value-type="currency">
            <text:p>13ns</text:p>
          </table:table-cell>
          <table:table-cell table:style-name="ce17" table:formula="of:=MAX([.K137:.XFD137])" office:value-type="currency" office:currency="ns" office:value="13.0252100840338" calcext:value-type="currency">
            <text:p>13ns</text:p>
          </table:table-cell>
          <table:table-cell table:style-name="ce15" table:formula="of:=MAX(MIN([.$D137]-MOD(1000*[$Times.C$3];[.$D137]);MOD(1000*[$Times.C$3];[.$D137]));MIN([.$D137]-MOD(1000*[$Times.C$4];[.$D137]);MOD(1000*[$Times.C$4];[.$D137]));MIN([.$D137]-MOD(1000*[$Times.C$5];[.$D137]);MOD(1000*[$Times.C$5];[.$D137]));MIN([.$D137]-MOD(1000*[$Times.C$6];[.$D137]);MOD(1000*[$Times.C$6];[.$D137]));)" office:value-type="currency" office:currency="ns" office:value="13.0252100840338" calcext:value-type="currency">
            <text:p>13ns</text:p>
          </table:table-cell>
          <table:table-cell table:style-name="ce15" table:formula="of:=MAX(MIN([.$D137]-MOD(1000*[$Times.D$3];[.$D137]);MOD(1000*[$Times.D$3];[.$D137]));MIN([.$D137]-MOD(1000*[$Times.D$4];[.$D137]);MOD(1000*[$Times.D$4];[.$D137]));MIN([.$D137]-MOD(1000*[$Times.D$5];[.$D137]);MOD(1000*[$Times.D$5];[.$D137]));MIN([.$D137]-MOD(1000*[$Times.D$6];[.$D137]);MOD(1000*[$Times.D$6];[.$D137]));)" office:value-type="currency" office:currency="ns" office:value="12.1848739495797" calcext:value-type="currency">
            <text:p>12ns</text:p>
          </table:table-cell>
          <table:table-cell table:style-name="ce15" table:formula="of:=MAX(MIN([.$D137]-MOD(1000*[$Times.E$3];[.$D137]);MOD(1000*[$Times.E$3];[.$D137]));MIN([.$D137]-MOD(1000*[$Times.E$4];[.$D137]);MOD(1000*[$Times.E$4];[.$D137]));MIN([.$D137]-MOD(1000*[$Times.E$5];[.$D137]);MOD(1000*[$Times.E$5];[.$D137]));MIN([.$D137]-MOD(1000*[$Times.E$6];[.$D137]);MOD(1000*[$Times.E$6];[.$D137]));)" office:value-type="currency" office:currency="ns" office:value="12.1848739495797" calcext:value-type="currency">
            <text:p>12ns</text:p>
          </table:table-cell>
          <table:table-cell table:style-name="ce15" table:formula="of:=MAX(MIN([.$D137]-MOD(1000*[$Times.F$3];[.$D137]);MOD(1000*[$Times.F$3];[.$D137]));MIN([.$D137]-MOD(1000*[$Times.F$4];[.$D137]);MOD(1000*[$Times.F$4];[.$D137]));MIN([.$D137]-MOD(1000*[$Times.F$5];[.$D137]);MOD(1000*[$Times.F$5];[.$D137]));MIN([.$D137]-MOD(1000*[$Times.F$6];[.$D137]);MOD(1000*[$Times.F$6];[.$D137]));)" office:value-type="currency" office:currency="ns" office:value="9.9159663865546" calcext:value-type="currency">
            <text:p>10ns</text:p>
          </table:table-cell>
          <table:table-cell table:style-name="ce15" table:formula="of:=MAX(MIN([.$D137]-MOD(1000*[$Times.G$3];[.$D137]);MOD(1000*[$Times.G$3];[.$D137]));MIN([.$D137]-MOD(1000*[$Times.G$4];[.$D137]);MOD(1000*[$Times.G$4];[.$D137]));MIN([.$D137]-MOD(1000*[$Times.G$5];[.$D137]);MOD(1000*[$Times.G$5];[.$D137]));MIN([.$D137]-MOD(1000*[$Times.G$6];[.$D137]);MOD(1000*[$Times.G$6];[.$D137]));)" office:value-type="currency" office:currency="ns" office:value="12.3529411764706" calcext:value-type="currency">
            <text:p>12ns</text:p>
          </table:table-cell>
          <table:table-cell table:style-name="ce15" table:formula="of:=MAX(MIN([.$D137]-MOD(1000*[$Times.H$3];[.$D137]);MOD(1000*[$Times.H$3];[.$D137]));MIN([.$D137]-MOD(1000*[$Times.H$4];[.$D137]);MOD(1000*[$Times.H$4];[.$D137]));MIN([.$D137]-MOD(1000*[$Times.H$5];[.$D137]);MOD(1000*[$Times.H$5];[.$D137]));MIN([.$D137]-MOD(1000*[$Times.H$6];[.$D137]);MOD(1000*[$Times.H$6];[.$D137]));)" office:value-type="currency" office:currency="ns" office:value="11.5546218487396" calcext:value-type="currency">
            <text:p>12ns</text:p>
          </table:table-cell>
          <table:table-cell table:style-name="ce15" table:formula="of:=MAX(MIN([.$D137]-MOD(1000*[$Times.I$3];[.$D137]);MOD(1000*[$Times.I$3];[.$D137]));MIN([.$D137]-MOD(1000*[$Times.I$4];[.$D137]);MOD(1000*[$Times.I$4];[.$D137]));MIN([.$D137]-MOD(1000*[$Times.I$5];[.$D137]);MOD(1000*[$Times.I$5];[.$D137]));MIN([.$D137]-MOD(1000*[$Times.I$6];[.$D137]);MOD(1000*[$Times.I$6];[.$D137]));)" office:value-type="currency" office:currency="ns" office:value="12.3529411764706" calcext:value-type="currency">
            <text:p>12ns</text:p>
          </table:table-cell>
          <table:table-cell table:style-name="ce15" table:formula="of:=MAX(MIN([.$D137]-MOD(1000*[$Times.J$3];[.$D137]);MOD(1000*[$Times.J$3];[.$D137]));MIN([.$D137]-MOD(1000*[$Times.J$4];[.$D137]);MOD(1000*[$Times.J$4];[.$D137]));MIN([.$D137]-MOD(1000*[$Times.J$5];[.$D137]);MOD(1000*[$Times.J$5];[.$D137]));MIN([.$D137]-MOD(1000*[$Times.J$6];[.$D137]);MOD(1000*[$Times.J$6];[.$D137]));)" office:value-type="currency" office:currency="ns" office:value="11.5546218487396" calcext:value-type="currency">
            <text:p>12ns</text:p>
          </table:table-cell>
          <table:table-cell table:style-name="ce15" table:formula="of:=MAX(MIN([.$D137]-MOD(1000*[$Times.K$3];[.$D137]);MOD(1000*[$Times.K$3];[.$D137]));MIN([.$D137]-MOD(1000*[$Times.K$4];[.$D137]);MOD(1000*[$Times.K$4];[.$D137]));MIN([.$D137]-MOD(1000*[$Times.K$5];[.$D137]);MOD(1000*[$Times.K$5];[.$D137]));MIN([.$D137]-MOD(1000*[$Times.K$6];[.$D137]);MOD(1000*[$Times.K$6];[.$D137]));)" office:value-type="currency" office:currency="ns" office:value="12.3529411764706" calcext:value-type="currency">
            <text:p>12ns</text:p>
          </table:table-cell>
          <table:table-cell table:style-name="ce15" table:formula="of:=MAX(MIN([.$D137]-MOD(1000*[$Times.L$3];[.$D137]);MOD(1000*[$Times.L$3];[.$D137]));MIN([.$D137]-MOD(1000*[$Times.L$4];[.$D137]);MOD(1000*[$Times.L$4];[.$D137]));MIN([.$D137]-MOD(1000*[$Times.L$5];[.$D137]);MOD(1000*[$Times.L$5];[.$D137]));MIN([.$D137]-MOD(1000*[$Times.L$6];[.$D137]);MOD(1000*[$Times.L$6];[.$D137]));)" office:value-type="currency" office:currency="ns" office:value="9.9159663865546" calcext:value-type="currency">
            <text:p>10ns</text:p>
          </table:table-cell>
          <table:table-cell table:style-name="ce15" table:formula="of:=MAX(MIN([.$D137]-MOD(1000*[$Times.M$3];[.$D137]);MOD(1000*[$Times.M$3];[.$D137]));MIN([.$D137]-MOD(1000*[$Times.M$4];[.$D137]);MOD(1000*[$Times.M$4];[.$D137]));MIN([.$D137]-MOD(1000*[$Times.M$5];[.$D137]);MOD(1000*[$Times.M$5];[.$D137]));MIN([.$D137]-MOD(1000*[$Times.M$6];[.$D137]);MOD(1000*[$Times.M$6];[.$D137]));)" office:value-type="currency" office:currency="ns" office:value="12.3529411764706" calcext:value-type="currency">
            <text:p>12ns</text:p>
          </table:table-cell>
          <table:table-cell table:style-name="ce15" table:formula="of:=MAX(MIN([.$D137]-MOD(1000*[$Times.N$3];[.$D137]);MOD(1000*[$Times.N$3];[.$D137]));MIN([.$D137]-MOD(1000*[$Times.N$4];[.$D137]);MOD(1000*[$Times.N$4];[.$D137]));MIN([.$D137]-MOD(1000*[$Times.N$5];[.$D137]);MOD(1000*[$Times.N$5];[.$D137]));MIN([.$D137]-MOD(1000*[$Times.N$6];[.$D137]);MOD(1000*[$Times.N$6];[.$D137]));)" office:value-type="currency" office:currency="ns" office:value="9.9159663865546" calcext:value-type="currency">
            <text:p>10ns</text:p>
          </table:table-cell>
          <table:table-cell table:style-name="ce15" table:formula="of:=MAX(MIN([.$D137]-MOD(1000*[$Times.O$3];[.$D137]);MOD(1000*[$Times.O$3];[.$D137]));MIN([.$D137]-MOD(1000*[$Times.O$4];[.$D137]);MOD(1000*[$Times.O$4];[.$D137]));MIN([.$D137]-MOD(1000*[$Times.O$5];[.$D137]);MOD(1000*[$Times.O$5];[.$D137]));MIN([.$D137]-MOD(1000*[$Times.O$6];[.$D137]);MOD(1000*[$Times.O$6];[.$D137]));)" office:value-type="currency" office:currency="ns" office:value="12.3529411764706" calcext:value-type="currency">
            <text:p>12ns</text:p>
          </table:table-cell>
          <table:table-cell table:style-name="ce15" table:formula="of:=MAX(MIN([.$D137]-MOD(1000*[$Times.P$3];[.$D137]);MOD(1000*[$Times.P$3];[.$D137]));MIN([.$D137]-MOD(1000*[$Times.P$4];[.$D137]);MOD(1000*[$Times.P$4];[.$D137]));MIN([.$D137]-MOD(1000*[$Times.P$5];[.$D137]);MOD(1000*[$Times.P$5];[.$D137]));MIN([.$D137]-MOD(1000*[$Times.P$6];[.$D137]);MOD(1000*[$Times.P$6];[.$D137]));)" office:value-type="currency" office:currency="ns" office:value="9.9159663865546" calcext:value-type="currency">
            <text:p>10ns</text:p>
          </table:table-cell>
          <table:table-cell table:style-name="ce15" table:formula="of:=MAX(MIN([.$D137]-MOD(1000*[$Times.Q$3];[.$D137]);MOD(1000*[$Times.Q$3];[.$D137]));MIN([.$D137]-MOD(1000*[$Times.Q$4];[.$D137]);MOD(1000*[$Times.Q$4];[.$D137]));MIN([.$D137]-MOD(1000*[$Times.Q$5];[.$D137]);MOD(1000*[$Times.Q$5];[.$D137]));MIN([.$D137]-MOD(1000*[$Times.Q$6];[.$D137]);MOD(1000*[$Times.Q$6];[.$D137]));)" office:value-type="currency" office:currency="ns" office:value="12.3529411764706" calcext:value-type="currency">
            <text:p>12ns</text:p>
          </table:table-cell>
          <table:table-cell table:style-name="ce15" table:formula="of:=MAX(MIN([.$D137]-MOD(1000*[$Times.R$3];[.$D137]);MOD(1000*[$Times.R$3];[.$D137]));MIN([.$D137]-MOD(1000*[$Times.R$4];[.$D137]);MOD(1000*[$Times.R$4];[.$D137]));MIN([.$D137]-MOD(1000*[$Times.R$5];[.$D137]);MOD(1000*[$Times.R$5];[.$D137]));MIN([.$D137]-MOD(1000*[$Times.R$6];[.$D137]);MOD(1000*[$Times.R$6];[.$D137]));)" office:value-type="currency" office:currency="ns" office:value="9.9159663865546" calcext:value-type="currency">
            <text:p>10ns</text:p>
          </table:table-cell>
          <table:table-cell table:style-name="ce15" table:formula="of:=MAX(MIN([.$D137]-MOD(1000*[$Times.S$3];[.$D137]);MOD(1000*[$Times.S$3];[.$D137]));MIN([.$D137]-MOD(1000*[$Times.S$4];[.$D137]);MOD(1000*[$Times.S$4];[.$D137]));MIN([.$D137]-MOD(1000*[$Times.S$5];[.$D137]);MOD(1000*[$Times.S$5];[.$D137]));MIN([.$D137]-MOD(1000*[$Times.S$6];[.$D137]);MOD(1000*[$Times.S$6];[.$D137]));)" office:value-type="currency" office:currency="ns" office:value="12.3529411764706" calcext:value-type="currency">
            <text:p>12ns</text:p>
          </table:table-cell>
          <table:table-cell table:style-name="ce15" table:formula="of:=MAX(MIN([.$D137]-MOD(1000*[$Times.T$3];[.$D137]);MOD(1000*[$Times.T$3];[.$D137]));MIN([.$D137]-MOD(1000*[$Times.T$4];[.$D137]);MOD(1000*[$Times.T$4];[.$D137]));MIN([.$D137]-MOD(1000*[$Times.T$5];[.$D137]);MOD(1000*[$Times.T$5];[.$D137]));MIN([.$D137]-MOD(1000*[$Times.T$6];[.$D137]);MOD(1000*[$Times.T$6];[.$D137]));)" office:value-type="currency" office:currency="ns" office:value="9.9159663865546" calcext:value-type="currency">
            <text:p>10ns</text:p>
          </table:table-cell>
          <table:table-cell table:style-name="ce15" table:formula="of:=MAX(MIN([.$D137]-MOD(1000*[$Times.U$3];[.$D137]);MOD(1000*[$Times.U$3];[.$D137]));MIN([.$D137]-MOD(1000*[$Times.U$4];[.$D137]);MOD(1000*[$Times.U$4];[.$D137]));MIN([.$D137]-MOD(1000*[$Times.U$5];[.$D137]);MOD(1000*[$Times.U$5];[.$D137]));MIN([.$D137]-MOD(1000*[$Times.U$6];[.$D137]);MOD(1000*[$Times.U$6];[.$D137]));)" office:value-type="currency" office:currency="ns" office:value="12.3529411764706" calcext:value-type="currency">
            <text:p>12ns</text:p>
          </table:table-cell>
          <table:table-cell table:style-name="ce15" table:formula="of:=MAX(MIN([.$D137]-MOD(1000*[$Times.V$3];[.$D137]);MOD(1000*[$Times.V$3];[.$D137]));MIN([.$D137]-MOD(1000*[$Times.V$4];[.$D137]);MOD(1000*[$Times.V$4];[.$D137]));MIN([.$D137]-MOD(1000*[$Times.V$5];[.$D137]);MOD(1000*[$Times.V$5];[.$D137]));MIN([.$D137]-MOD(1000*[$Times.V$6];[.$D137]);MOD(1000*[$Times.V$6];[.$D137]));)" office:value-type="currency" office:currency="ns" office:value="11.1344537815125" calcext:value-type="currency">
            <text:p>11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8.46" calcext:value-type="currency">
            <text:p>38,46 MHz</text:p>
          </table:table-cell>
          <table:table-cell table:style-name="ce10" table:formula="of:=160/[.A138]" office:value-type="float" office:value="4.16016640665627" calcext:value-type="float">
            <text:p>4,16</text:p>
          </table:table-cell>
          <table:table-cell table:style-name="ce7" table:formula="of:=ROUND(100*[.B138]) = 100*ROUND([.B138])" office:value-type="boolean" office:boolean-value="false" calcext:value-type="boolean">
            <text:p>FAŁSZ</text:p>
          </table:table-cell>
          <table:table-cell table:style-name="ce13" table:formula="of:=1000/[.A138]" office:value-type="currency" office:currency="ns" office:value="26.0010400416017" calcext:value-type="currency">
            <text:p>26ns</text:p>
          </table:table-cell>
          <table:table-cell table:style-name="ce20" table:formula="of:=([.I138]-MIN([.I$1:.I137]))" office:value-type="float" office:value="12.0124804992199" calcext:value-type="float">
            <text:p>12,01</text:p>
          </table:table-cell>
          <table:table-cell table:style-name="ce20" table:formula="of:=IF([.C138]; ([.I138]-MIN([.I$1:.I137]));&quot;&quot;)">
            <text:p/>
          </table:table-cell>
          <table:table-cell table:style-name="ce20" table:formula="of:=([.J138]-MIN([.J$1:.J137]))" office:value-type="float" office:value="1.45440300370606" calcext:value-type="float">
            <text:p>1,45</text:p>
          </table:table-cell>
          <table:table-cell table:style-name="ce20" table:formula="of:=([.J138]-MIN([.J$1:.J137]))*[.C138]" office:value-type="float" office:value="0" calcext:value-type="float">
            <text:p>0,00</text:p>
          </table:table-cell>
          <table:table-cell table:style-name="ce17" table:formula="of:=COM.MICROSOFT.MAXIFS([.K138:.XDF138];[.K$2:.XDF$2];&quot;&quot;)" office:value-type="currency" office:currency="ns" office:value="12.0124804992199" calcext:value-type="currency">
            <text:p>12ns</text:p>
          </table:table-cell>
          <table:table-cell table:style-name="ce17" table:formula="of:=MAX([.K138:.XFD138])" office:value-type="currency" office:currency="ns" office:value="12.064482579303" calcext:value-type="currency">
            <text:p>12ns</text:p>
          </table:table-cell>
          <table:table-cell table:style-name="ce15" table:formula="of:=MAX(MIN([.$D138]-MOD(1000*[$Times.C$3];[.$D138]);MOD(1000*[$Times.C$3];[.$D138]));MIN([.$D138]-MOD(1000*[$Times.C$4];[.$D138]);MOD(1000*[$Times.C$4];[.$D138]));MIN([.$D138]-MOD(1000*[$Times.C$5];[.$D138]);MOD(1000*[$Times.C$5];[.$D138]));MIN([.$D138]-MOD(1000*[$Times.C$6];[.$D138]);MOD(1000*[$Times.C$6];[.$D138]));)" office:value-type="currency" office:currency="ns" office:value="5.98023920956842" calcext:value-type="currency">
            <text:p>6ns</text:p>
          </table:table-cell>
          <table:table-cell table:style-name="ce15" table:formula="of:=MAX(MIN([.$D138]-MOD(1000*[$Times.D$3];[.$D138]);MOD(1000*[$Times.D$3];[.$D138]));MIN([.$D138]-MOD(1000*[$Times.D$4];[.$D138]);MOD(1000*[$Times.D$4];[.$D138]));MIN([.$D138]-MOD(1000*[$Times.D$5];[.$D138]);MOD(1000*[$Times.D$5];[.$D138]));MIN([.$D138]-MOD(1000*[$Times.D$6];[.$D138]);MOD(1000*[$Times.D$6];[.$D138]));)" office:value-type="currency" office:currency="ns" office:value="11.9864794591784" calcext:value-type="currency">
            <text:p>12ns</text:p>
          </table:table-cell>
          <table:table-cell table:style-name="ce15" table:formula="of:=MAX(MIN([.$D138]-MOD(1000*[$Times.E$3];[.$D138]);MOD(1000*[$Times.E$3];[.$D138]));MIN([.$D138]-MOD(1000*[$Times.E$4];[.$D138]);MOD(1000*[$Times.E$4];[.$D138]));MIN([.$D138]-MOD(1000*[$Times.E$5];[.$D138]);MOD(1000*[$Times.E$5];[.$D138]));MIN([.$D138]-MOD(1000*[$Times.E$6];[.$D138]);MOD(1000*[$Times.E$6];[.$D138]));)" office:value-type="currency" office:currency="ns" office:value="9.98439937597505" calcext:value-type="currency">
            <text:p>10ns</text:p>
          </table:table-cell>
          <table:table-cell table:style-name="ce15" table:formula="of:=MAX(MIN([.$D138]-MOD(1000*[$Times.F$3];[.$D138]);MOD(1000*[$Times.F$3];[.$D138]));MIN([.$D138]-MOD(1000*[$Times.F$4];[.$D138]);MOD(1000*[$Times.F$4];[.$D138]));MIN([.$D138]-MOD(1000*[$Times.F$5];[.$D138]);MOD(1000*[$Times.F$5];[.$D138]));MIN([.$D138]-MOD(1000*[$Times.F$6];[.$D138]);MOD(1000*[$Times.F$6];[.$D138]));)" office:value-type="currency" office:currency="ns" office:value="11.9916796671867" calcext:value-type="currency">
            <text:p>12ns</text:p>
          </table:table-cell>
          <table:table-cell table:style-name="ce15" table:formula="of:=MAX(MIN([.$D138]-MOD(1000*[$Times.G$3];[.$D138]);MOD(1000*[$Times.G$3];[.$D138]));MIN([.$D138]-MOD(1000*[$Times.G$4];[.$D138]);MOD(1000*[$Times.G$4];[.$D138]));MIN([.$D138]-MOD(1000*[$Times.G$5];[.$D138]);MOD(1000*[$Times.G$5];[.$D138]));MIN([.$D138]-MOD(1000*[$Times.G$6];[.$D138]);MOD(1000*[$Times.G$6];[.$D138]));)" office:value-type="currency" office:currency="ns" office:value="11.9604784191368" calcext:value-type="currency">
            <text:p>12ns</text:p>
          </table:table-cell>
          <table:table-cell table:style-name="ce15" table:formula="of:=MAX(MIN([.$D138]-MOD(1000*[$Times.H$3];[.$D138]);MOD(1000*[$Times.H$3];[.$D138]));MIN([.$D138]-MOD(1000*[$Times.H$4];[.$D138]);MOD(1000*[$Times.H$4];[.$D138]));MIN([.$D138]-MOD(1000*[$Times.H$5];[.$D138]);MOD(1000*[$Times.H$5];[.$D138]));MIN([.$D138]-MOD(1000*[$Times.H$6];[.$D138]);MOD(1000*[$Times.H$6];[.$D138]));)" office:value-type="currency" office:currency="ns" office:value="11.9916796671867" calcext:value-type="currency">
            <text:p>12ns</text:p>
          </table:table-cell>
          <table:table-cell table:style-name="ce15" table:formula="of:=MAX(MIN([.$D138]-MOD(1000*[$Times.I$3];[.$D138]);MOD(1000*[$Times.I$3];[.$D138]));MIN([.$D138]-MOD(1000*[$Times.I$4];[.$D138]);MOD(1000*[$Times.I$4];[.$D138]));MIN([.$D138]-MOD(1000*[$Times.I$5];[.$D138]);MOD(1000*[$Times.I$5];[.$D138]));MIN([.$D138]-MOD(1000*[$Times.I$6];[.$D138]);MOD(1000*[$Times.I$6];[.$D138]));)" office:value-type="currency" office:currency="ns" office:value="12.064482579303" calcext:value-type="currency">
            <text:p>12ns</text:p>
          </table:table-cell>
          <table:table-cell table:style-name="ce15" table:formula="of:=MAX(MIN([.$D138]-MOD(1000*[$Times.J$3];[.$D138]);MOD(1000*[$Times.J$3];[.$D138]));MIN([.$D138]-MOD(1000*[$Times.J$4];[.$D138]);MOD(1000*[$Times.J$4];[.$D138]));MIN([.$D138]-MOD(1000*[$Times.J$5];[.$D138]);MOD(1000*[$Times.J$5];[.$D138]));MIN([.$D138]-MOD(1000*[$Times.J$6];[.$D138]);MOD(1000*[$Times.J$6];[.$D138]));)" office:value-type="currency" office:currency="ns" office:value="11.9916796671867" calcext:value-type="currency">
            <text:p>12ns</text:p>
          </table:table-cell>
          <table:table-cell table:style-name="ce15" table:formula="of:=MAX(MIN([.$D138]-MOD(1000*[$Times.K$3];[.$D138]);MOD(1000*[$Times.K$3];[.$D138]));MIN([.$D138]-MOD(1000*[$Times.K$4];[.$D138]);MOD(1000*[$Times.K$4];[.$D138]));MIN([.$D138]-MOD(1000*[$Times.K$5];[.$D138]);MOD(1000*[$Times.K$5];[.$D138]));MIN([.$D138]-MOD(1000*[$Times.K$6];[.$D138]);MOD(1000*[$Times.K$6];[.$D138]));)" office:value-type="currency" office:currency="ns" office:value="12.064482579303" calcext:value-type="currency">
            <text:p>12ns</text:p>
          </table:table-cell>
          <table:table-cell table:style-name="ce15" table:formula="of:=MAX(MIN([.$D138]-MOD(1000*[$Times.L$3];[.$D138]);MOD(1000*[$Times.L$3];[.$D138]));MIN([.$D138]-MOD(1000*[$Times.L$4];[.$D138]);MOD(1000*[$Times.L$4];[.$D138]));MIN([.$D138]-MOD(1000*[$Times.L$5];[.$D138]);MOD(1000*[$Times.L$5];[.$D138]));MIN([.$D138]-MOD(1000*[$Times.L$6];[.$D138]);MOD(1000*[$Times.L$6];[.$D138]));)" office:value-type="currency" office:currency="ns" office:value="11.9916796671867" calcext:value-type="currency">
            <text:p>12ns</text:p>
          </table:table-cell>
          <table:table-cell table:style-name="ce15" table:formula="of:=MAX(MIN([.$D138]-MOD(1000*[$Times.M$3];[.$D138]);MOD(1000*[$Times.M$3];[.$D138]));MIN([.$D138]-MOD(1000*[$Times.M$4];[.$D138]);MOD(1000*[$Times.M$4];[.$D138]));MIN([.$D138]-MOD(1000*[$Times.M$5];[.$D138]);MOD(1000*[$Times.M$5];[.$D138]));MIN([.$D138]-MOD(1000*[$Times.M$6];[.$D138]);MOD(1000*[$Times.M$6];[.$D138]));)" office:value-type="currency" office:currency="ns" office:value="12.064482579303" calcext:value-type="currency">
            <text:p>12ns</text:p>
          </table:table-cell>
          <table:table-cell table:style-name="ce15" table:formula="of:=MAX(MIN([.$D138]-MOD(1000*[$Times.N$3];[.$D138]);MOD(1000*[$Times.N$3];[.$D138]));MIN([.$D138]-MOD(1000*[$Times.N$4];[.$D138]);MOD(1000*[$Times.N$4];[.$D138]));MIN([.$D138]-MOD(1000*[$Times.N$5];[.$D138]);MOD(1000*[$Times.N$5];[.$D138]));MIN([.$D138]-MOD(1000*[$Times.N$6];[.$D138]);MOD(1000*[$Times.N$6];[.$D138]));)" office:value-type="currency" office:currency="ns" office:value="11.9916796671867" calcext:value-type="currency">
            <text:p>12ns</text:p>
          </table:table-cell>
          <table:table-cell table:style-name="ce15" table:formula="of:=MAX(MIN([.$D138]-MOD(1000*[$Times.O$3];[.$D138]);MOD(1000*[$Times.O$3];[.$D138]));MIN([.$D138]-MOD(1000*[$Times.O$4];[.$D138]);MOD(1000*[$Times.O$4];[.$D138]));MIN([.$D138]-MOD(1000*[$Times.O$5];[.$D138]);MOD(1000*[$Times.O$5];[.$D138]));MIN([.$D138]-MOD(1000*[$Times.O$6];[.$D138]);MOD(1000*[$Times.O$6];[.$D138]));)" office:value-type="currency" office:currency="ns" office:value="11.9604784191368" calcext:value-type="currency">
            <text:p>12ns</text:p>
          </table:table-cell>
          <table:table-cell table:style-name="ce15" table:formula="of:=MAX(MIN([.$D138]-MOD(1000*[$Times.P$3];[.$D138]);MOD(1000*[$Times.P$3];[.$D138]));MIN([.$D138]-MOD(1000*[$Times.P$4];[.$D138]);MOD(1000*[$Times.P$4];[.$D138]));MIN([.$D138]-MOD(1000*[$Times.P$5];[.$D138]);MOD(1000*[$Times.P$5];[.$D138]));MIN([.$D138]-MOD(1000*[$Times.P$6];[.$D138]);MOD(1000*[$Times.P$6];[.$D138]));)" office:value-type="currency" office:currency="ns" office:value="11.9916796671867" calcext:value-type="currency">
            <text:p>12ns</text:p>
          </table:table-cell>
          <table:table-cell table:style-name="ce15" table:formula="of:=MAX(MIN([.$D138]-MOD(1000*[$Times.Q$3];[.$D138]);MOD(1000*[$Times.Q$3];[.$D138]));MIN([.$D138]-MOD(1000*[$Times.Q$4];[.$D138]);MOD(1000*[$Times.Q$4];[.$D138]));MIN([.$D138]-MOD(1000*[$Times.Q$5];[.$D138]);MOD(1000*[$Times.Q$5];[.$D138]));MIN([.$D138]-MOD(1000*[$Times.Q$6];[.$D138]);MOD(1000*[$Times.Q$6];[.$D138]));)" office:value-type="currency" office:currency="ns" office:value="12.064482579303" calcext:value-type="currency">
            <text:p>12ns</text:p>
          </table:table-cell>
          <table:table-cell table:style-name="ce15" table:formula="of:=MAX(MIN([.$D138]-MOD(1000*[$Times.R$3];[.$D138]);MOD(1000*[$Times.R$3];[.$D138]));MIN([.$D138]-MOD(1000*[$Times.R$4];[.$D138]);MOD(1000*[$Times.R$4];[.$D138]));MIN([.$D138]-MOD(1000*[$Times.R$5];[.$D138]);MOD(1000*[$Times.R$5];[.$D138]));MIN([.$D138]-MOD(1000*[$Times.R$6];[.$D138]);MOD(1000*[$Times.R$6];[.$D138]));)" office:value-type="currency" office:currency="ns" office:value="11.9916796671867" calcext:value-type="currency">
            <text:p>12ns</text:p>
          </table:table-cell>
          <table:table-cell table:style-name="ce15" table:formula="of:=MAX(MIN([.$D138]-MOD(1000*[$Times.S$3];[.$D138]);MOD(1000*[$Times.S$3];[.$D138]));MIN([.$D138]-MOD(1000*[$Times.S$4];[.$D138]);MOD(1000*[$Times.S$4];[.$D138]));MIN([.$D138]-MOD(1000*[$Times.S$5];[.$D138]);MOD(1000*[$Times.S$5];[.$D138]));MIN([.$D138]-MOD(1000*[$Times.S$6];[.$D138]);MOD(1000*[$Times.S$6];[.$D138]));)" office:value-type="currency" office:currency="ns" office:value="12.064482579303" calcext:value-type="currency">
            <text:p>12ns</text:p>
          </table:table-cell>
          <table:table-cell table:style-name="ce15" table:formula="of:=MAX(MIN([.$D138]-MOD(1000*[$Times.T$3];[.$D138]);MOD(1000*[$Times.T$3];[.$D138]));MIN([.$D138]-MOD(1000*[$Times.T$4];[.$D138]);MOD(1000*[$Times.T$4];[.$D138]));MIN([.$D138]-MOD(1000*[$Times.T$5];[.$D138]);MOD(1000*[$Times.T$5];[.$D138]));MIN([.$D138]-MOD(1000*[$Times.T$6];[.$D138]);MOD(1000*[$Times.T$6];[.$D138]));)" office:value-type="currency" office:currency="ns" office:value="11.9916796671867" calcext:value-type="currency">
            <text:p>12ns</text:p>
          </table:table-cell>
          <table:table-cell table:style-name="ce15" table:formula="of:=MAX(MIN([.$D138]-MOD(1000*[$Times.U$3];[.$D138]);MOD(1000*[$Times.U$3];[.$D138]));MIN([.$D138]-MOD(1000*[$Times.U$4];[.$D138]);MOD(1000*[$Times.U$4];[.$D138]));MIN([.$D138]-MOD(1000*[$Times.U$5];[.$D138]);MOD(1000*[$Times.U$5];[.$D138]));MIN([.$D138]-MOD(1000*[$Times.U$6];[.$D138]);MOD(1000*[$Times.U$6];[.$D138]));)" office:value-type="currency" office:currency="ns" office:value="11.9604784191368" calcext:value-type="currency">
            <text:p>12ns</text:p>
          </table:table-cell>
          <table:table-cell table:style-name="ce15" table:formula="of:=MAX(MIN([.$D138]-MOD(1000*[$Times.V$3];[.$D138]);MOD(1000*[$Times.V$3];[.$D138]));MIN([.$D138]-MOD(1000*[$Times.V$4];[.$D138]);MOD(1000*[$Times.V$4];[.$D138]));MIN([.$D138]-MOD(1000*[$Times.V$5];[.$D138]);MOD(1000*[$Times.V$5];[.$D138]));MIN([.$D138]-MOD(1000*[$Times.V$6];[.$D138]);MOD(1000*[$Times.V$6];[.$D138]));)" office:value-type="currency" office:currency="ns" office:value="12.0124804992199" calcext:value-type="currency">
            <text:p>12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8.85" calcext:value-type="currency">
            <text:p>38,85 MHz</text:p>
          </table:table-cell>
          <table:table-cell table:style-name="ce10" table:formula="of:=160/[.A139]" office:value-type="float" office:value="4.11840411840412" calcext:value-type="float">
            <text:p>4,12</text:p>
          </table:table-cell>
          <table:table-cell table:style-name="ce7" table:formula="of:=ROUND(100*[.B139]) = 100*ROUND([.B139])" office:value-type="boolean" office:boolean-value="false" calcext:value-type="boolean">
            <text:p>FAŁSZ</text:p>
          </table:table-cell>
          <table:table-cell table:style-name="ce13" table:formula="of:=1000/[.A139]" office:value-type="currency" office:currency="ns" office:value="25.7400257400257" calcext:value-type="currency">
            <text:p>26ns</text:p>
          </table:table-cell>
          <table:table-cell table:style-name="ce20" table:formula="of:=([.I139]-MIN([.I$1:.I138]))" office:value-type="float" office:value="12.7413127413127" calcext:value-type="float">
            <text:p>12,74</text:p>
          </table:table-cell>
          <table:table-cell table:style-name="ce20" table:formula="of:=IF([.C139]; ([.I139]-MIN([.I$1:.I138]));&quot;&quot;)">
            <text:p/>
          </table:table-cell>
          <table:table-cell table:style-name="ce20" table:formula="of:=([.J139]-MIN([.J$1:.J138]))" office:value-type="float" office:value="2.13123316571577" calcext:value-type="float">
            <text:p>2,13</text:p>
          </table:table-cell>
          <table:table-cell table:style-name="ce20" table:formula="of:=([.J139]-MIN([.J$1:.J138]))*[.C139]" office:value-type="float" office:value="0" calcext:value-type="float">
            <text:p>0,00</text:p>
          </table:table-cell>
          <table:table-cell table:style-name="ce17" table:formula="of:=COM.MICROSOFT.MAXIFS([.K139:.XDF139];[.K$2:.XDF$2];&quot;&quot;)" office:value-type="currency" office:currency="ns" office:value="12.7413127413127" calcext:value-type="currency">
            <text:p>13ns</text:p>
          </table:table-cell>
          <table:table-cell table:style-name="ce17" table:formula="of:=MAX([.K139:.XFD139])" office:value-type="currency" office:currency="ns" office:value="12.7413127413127" calcext:value-type="currency">
            <text:p>13ns</text:p>
          </table:table-cell>
          <table:table-cell table:style-name="ce15" table:formula="of:=MAX(MIN([.$D139]-MOD(1000*[$Times.C$3];[.$D139]);MOD(1000*[$Times.C$3];[.$D139]));MIN([.$D139]-MOD(1000*[$Times.C$4];[.$D139]);MOD(1000*[$Times.C$4];[.$D139]));MIN([.$D139]-MOD(1000*[$Times.C$5];[.$D139]);MOD(1000*[$Times.C$5];[.$D139]));MIN([.$D139]-MOD(1000*[$Times.C$6];[.$D139]);MOD(1000*[$Times.C$6];[.$D139]));)" office:value-type="currency" office:currency="ns" office:value="12.7413127413127" calcext:value-type="currency">
            <text:p>13ns</text:p>
          </table:table-cell>
          <table:table-cell table:style-name="ce15" table:formula="of:=MAX(MIN([.$D139]-MOD(1000*[$Times.D$3];[.$D139]);MOD(1000*[$Times.D$3];[.$D139]));MIN([.$D139]-MOD(1000*[$Times.D$4];[.$D139]);MOD(1000*[$Times.D$4];[.$D139]));MIN([.$D139]-MOD(1000*[$Times.D$5];[.$D139]);MOD(1000*[$Times.D$5];[.$D139]));MIN([.$D139]-MOD(1000*[$Times.D$6];[.$D139]);MOD(1000*[$Times.D$6];[.$D139]));)" office:value-type="currency" office:currency="ns" office:value="10.3603603603604" calcext:value-type="currency">
            <text:p>10ns</text:p>
          </table:table-cell>
          <table:table-cell table:style-name="ce15" table:formula="of:=MAX(MIN([.$D139]-MOD(1000*[$Times.E$3];[.$D139]);MOD(1000*[$Times.E$3];[.$D139]));MIN([.$D139]-MOD(1000*[$Times.E$4];[.$D139]);MOD(1000*[$Times.E$4];[.$D139]));MIN([.$D139]-MOD(1000*[$Times.E$5];[.$D139]);MOD(1000*[$Times.E$5];[.$D139]));MIN([.$D139]-MOD(1000*[$Times.E$6];[.$D139]);MOD(1000*[$Times.E$6];[.$D139]));)" office:value-type="currency" office:currency="ns" office:value="12.4195624195625" calcext:value-type="currency">
            <text:p>12ns</text:p>
          </table:table-cell>
          <table:table-cell table:style-name="ce15" table:formula="of:=MAX(MIN([.$D139]-MOD(1000*[$Times.F$3];[.$D139]);MOD(1000*[$Times.F$3];[.$D139]));MIN([.$D139]-MOD(1000*[$Times.F$4];[.$D139]);MOD(1000*[$Times.F$4];[.$D139]));MIN([.$D139]-MOD(1000*[$Times.F$5];[.$D139]);MOD(1000*[$Times.F$5];[.$D139]));MIN([.$D139]-MOD(1000*[$Times.F$6];[.$D139]);MOD(1000*[$Times.F$6];[.$D139]));)" office:value-type="currency" office:currency="ns" office:value="12.020592020592" calcext:value-type="currency">
            <text:p>12ns</text:p>
          </table:table-cell>
          <table:table-cell table:style-name="ce15" table:formula="of:=MAX(MIN([.$D139]-MOD(1000*[$Times.G$3];[.$D139]);MOD(1000*[$Times.G$3];[.$D139]));MIN([.$D139]-MOD(1000*[$Times.G$4];[.$D139]);MOD(1000*[$Times.G$4];[.$D139]));MIN([.$D139]-MOD(1000*[$Times.G$5];[.$D139]);MOD(1000*[$Times.G$5];[.$D139]));MIN([.$D139]-MOD(1000*[$Times.G$6];[.$D139]);MOD(1000*[$Times.G$6];[.$D139]));)" office:value-type="currency" office:currency="ns" office:value="8.15958815958817" calcext:value-type="currency">
            <text:p>8ns</text:p>
          </table:table-cell>
          <table:table-cell table:style-name="ce15" table:formula="of:=MAX(MIN([.$D139]-MOD(1000*[$Times.H$3];[.$D139]);MOD(1000*[$Times.H$3];[.$D139]));MIN([.$D139]-MOD(1000*[$Times.H$4];[.$D139]);MOD(1000*[$Times.H$4];[.$D139]));MIN([.$D139]-MOD(1000*[$Times.H$5];[.$D139]);MOD(1000*[$Times.H$5];[.$D139]));MIN([.$D139]-MOD(1000*[$Times.H$6];[.$D139]);MOD(1000*[$Times.H$6];[.$D139]));)" office:value-type="currency" office:currency="ns" office:value="11.6602316602317" calcext:value-type="currency">
            <text:p>12ns</text:p>
          </table:table-cell>
          <table:table-cell table:style-name="ce15" table:formula="of:=MAX(MIN([.$D139]-MOD(1000*[$Times.I$3];[.$D139]);MOD(1000*[$Times.I$3];[.$D139]));MIN([.$D139]-MOD(1000*[$Times.I$4];[.$D139]);MOD(1000*[$Times.I$4];[.$D139]));MIN([.$D139]-MOD(1000*[$Times.I$5];[.$D139]);MOD(1000*[$Times.I$5];[.$D139]));MIN([.$D139]-MOD(1000*[$Times.I$6];[.$D139]);MOD(1000*[$Times.I$6];[.$D139]));)" office:value-type="currency" office:currency="ns" office:value="8.15958815958817" calcext:value-type="currency">
            <text:p>8ns</text:p>
          </table:table-cell>
          <table:table-cell table:style-name="ce15" table:formula="of:=MAX(MIN([.$D139]-MOD(1000*[$Times.J$3];[.$D139]);MOD(1000*[$Times.J$3];[.$D139]));MIN([.$D139]-MOD(1000*[$Times.J$4];[.$D139]);MOD(1000*[$Times.J$4];[.$D139]));MIN([.$D139]-MOD(1000*[$Times.J$5];[.$D139]);MOD(1000*[$Times.J$5];[.$D139]));MIN([.$D139]-MOD(1000*[$Times.J$6];[.$D139]);MOD(1000*[$Times.J$6];[.$D139]));)" office:value-type="currency" office:currency="ns" office:value="11.6602316602317" calcext:value-type="currency">
            <text:p>12ns</text:p>
          </table:table-cell>
          <table:table-cell table:style-name="ce15" table:formula="of:=MAX(MIN([.$D139]-MOD(1000*[$Times.K$3];[.$D139]);MOD(1000*[$Times.K$3];[.$D139]));MIN([.$D139]-MOD(1000*[$Times.K$4];[.$D139]);MOD(1000*[$Times.K$4];[.$D139]));MIN([.$D139]-MOD(1000*[$Times.K$5];[.$D139]);MOD(1000*[$Times.K$5];[.$D139]));MIN([.$D139]-MOD(1000*[$Times.K$6];[.$D139]);MOD(1000*[$Times.K$6];[.$D139]));)" office:value-type="currency" office:currency="ns" office:value="8.15958815958817" calcext:value-type="currency">
            <text:p>8ns</text:p>
          </table:table-cell>
          <table:table-cell table:style-name="ce15" table:formula="of:=MAX(MIN([.$D139]-MOD(1000*[$Times.L$3];[.$D139]);MOD(1000*[$Times.L$3];[.$D139]));MIN([.$D139]-MOD(1000*[$Times.L$4];[.$D139]);MOD(1000*[$Times.L$4];[.$D139]));MIN([.$D139]-MOD(1000*[$Times.L$5];[.$D139]);MOD(1000*[$Times.L$5];[.$D139]));MIN([.$D139]-MOD(1000*[$Times.L$6];[.$D139]);MOD(1000*[$Times.L$6];[.$D139]));)" office:value-type="currency" office:currency="ns" office:value="12.020592020592" calcext:value-type="currency">
            <text:p>12ns</text:p>
          </table:table-cell>
          <table:table-cell table:style-name="ce15" table:formula="of:=MAX(MIN([.$D139]-MOD(1000*[$Times.M$3];[.$D139]);MOD(1000*[$Times.M$3];[.$D139]));MIN([.$D139]-MOD(1000*[$Times.M$4];[.$D139]);MOD(1000*[$Times.M$4];[.$D139]));MIN([.$D139]-MOD(1000*[$Times.M$5];[.$D139]);MOD(1000*[$Times.M$5];[.$D139]));MIN([.$D139]-MOD(1000*[$Times.M$6];[.$D139]);MOD(1000*[$Times.M$6];[.$D139]));)" office:value-type="currency" office:currency="ns" office:value="8.15958815958817" calcext:value-type="currency">
            <text:p>8ns</text:p>
          </table:table-cell>
          <table:table-cell table:style-name="ce15" table:formula="of:=MAX(MIN([.$D139]-MOD(1000*[$Times.N$3];[.$D139]);MOD(1000*[$Times.N$3];[.$D139]));MIN([.$D139]-MOD(1000*[$Times.N$4];[.$D139]);MOD(1000*[$Times.N$4];[.$D139]));MIN([.$D139]-MOD(1000*[$Times.N$5];[.$D139]);MOD(1000*[$Times.N$5];[.$D139]));MIN([.$D139]-MOD(1000*[$Times.N$6];[.$D139]);MOD(1000*[$Times.N$6];[.$D139]));)" office:value-type="currency" office:currency="ns" office:value="12.020592020592" calcext:value-type="currency">
            <text:p>12ns</text:p>
          </table:table-cell>
          <table:table-cell table:style-name="ce15" table:formula="of:=MAX(MIN([.$D139]-MOD(1000*[$Times.O$3];[.$D139]);MOD(1000*[$Times.O$3];[.$D139]));MIN([.$D139]-MOD(1000*[$Times.O$4];[.$D139]);MOD(1000*[$Times.O$4];[.$D139]));MIN([.$D139]-MOD(1000*[$Times.O$5];[.$D139]);MOD(1000*[$Times.O$5];[.$D139]));MIN([.$D139]-MOD(1000*[$Times.O$6];[.$D139]);MOD(1000*[$Times.O$6];[.$D139]));)" office:value-type="currency" office:currency="ns" office:value="6.10038610038609" calcext:value-type="currency">
            <text:p>6ns</text:p>
          </table:table-cell>
          <table:table-cell table:style-name="ce15" table:formula="of:=MAX(MIN([.$D139]-MOD(1000*[$Times.P$3];[.$D139]);MOD(1000*[$Times.P$3];[.$D139]));MIN([.$D139]-MOD(1000*[$Times.P$4];[.$D139]);MOD(1000*[$Times.P$4];[.$D139]));MIN([.$D139]-MOD(1000*[$Times.P$5];[.$D139]);MOD(1000*[$Times.P$5];[.$D139]));MIN([.$D139]-MOD(1000*[$Times.P$6];[.$D139]);MOD(1000*[$Times.P$6];[.$D139]));)" office:value-type="currency" office:currency="ns" office:value="12.020592020592" calcext:value-type="currency">
            <text:p>12ns</text:p>
          </table:table-cell>
          <table:table-cell table:style-name="ce15" table:formula="of:=MAX(MIN([.$D139]-MOD(1000*[$Times.Q$3];[.$D139]);MOD(1000*[$Times.Q$3];[.$D139]));MIN([.$D139]-MOD(1000*[$Times.Q$4];[.$D139]);MOD(1000*[$Times.Q$4];[.$D139]));MIN([.$D139]-MOD(1000*[$Times.Q$5];[.$D139]);MOD(1000*[$Times.Q$5];[.$D139]));MIN([.$D139]-MOD(1000*[$Times.Q$6];[.$D139]);MOD(1000*[$Times.Q$6];[.$D139]));)" office:value-type="currency" office:currency="ns" office:value="8.15958815958817" calcext:value-type="currency">
            <text:p>8ns</text:p>
          </table:table-cell>
          <table:table-cell table:style-name="ce15" table:formula="of:=MAX(MIN([.$D139]-MOD(1000*[$Times.R$3];[.$D139]);MOD(1000*[$Times.R$3];[.$D139]));MIN([.$D139]-MOD(1000*[$Times.R$4];[.$D139]);MOD(1000*[$Times.R$4];[.$D139]));MIN([.$D139]-MOD(1000*[$Times.R$5];[.$D139]);MOD(1000*[$Times.R$5];[.$D139]));MIN([.$D139]-MOD(1000*[$Times.R$6];[.$D139]);MOD(1000*[$Times.R$6];[.$D139]));)" office:value-type="currency" office:currency="ns" office:value="12.020592020592" calcext:value-type="currency">
            <text:p>12ns</text:p>
          </table:table-cell>
          <table:table-cell table:style-name="ce15" table:formula="of:=MAX(MIN([.$D139]-MOD(1000*[$Times.S$3];[.$D139]);MOD(1000*[$Times.S$3];[.$D139]));MIN([.$D139]-MOD(1000*[$Times.S$4];[.$D139]);MOD(1000*[$Times.S$4];[.$D139]));MIN([.$D139]-MOD(1000*[$Times.S$5];[.$D139]);MOD(1000*[$Times.S$5];[.$D139]));MIN([.$D139]-MOD(1000*[$Times.S$6];[.$D139]);MOD(1000*[$Times.S$6];[.$D139]));)" office:value-type="currency" office:currency="ns" office:value="8.15958815958817" calcext:value-type="currency">
            <text:p>8ns</text:p>
          </table:table-cell>
          <table:table-cell table:style-name="ce15" table:formula="of:=MAX(MIN([.$D139]-MOD(1000*[$Times.T$3];[.$D139]);MOD(1000*[$Times.T$3];[.$D139]));MIN([.$D139]-MOD(1000*[$Times.T$4];[.$D139]);MOD(1000*[$Times.T$4];[.$D139]));MIN([.$D139]-MOD(1000*[$Times.T$5];[.$D139]);MOD(1000*[$Times.T$5];[.$D139]));MIN([.$D139]-MOD(1000*[$Times.T$6];[.$D139]);MOD(1000*[$Times.T$6];[.$D139]));)" office:value-type="currency" office:currency="ns" office:value="12.020592020592" calcext:value-type="currency">
            <text:p>12ns</text:p>
          </table:table-cell>
          <table:table-cell table:style-name="ce15" table:formula="of:=MAX(MIN([.$D139]-MOD(1000*[$Times.U$3];[.$D139]);MOD(1000*[$Times.U$3];[.$D139]));MIN([.$D139]-MOD(1000*[$Times.U$4];[.$D139]);MOD(1000*[$Times.U$4];[.$D139]));MIN([.$D139]-MOD(1000*[$Times.U$5];[.$D139]);MOD(1000*[$Times.U$5];[.$D139]));MIN([.$D139]-MOD(1000*[$Times.U$6];[.$D139]);MOD(1000*[$Times.U$6];[.$D139]));)" office:value-type="currency" office:currency="ns" office:value="6.10038610038609" calcext:value-type="currency">
            <text:p>6ns</text:p>
          </table:table-cell>
          <table:table-cell table:style-name="ce15" table:formula="of:=MAX(MIN([.$D139]-MOD(1000*[$Times.V$3];[.$D139]);MOD(1000*[$Times.V$3];[.$D139]));MIN([.$D139]-MOD(1000*[$Times.V$4];[.$D139]);MOD(1000*[$Times.V$4];[.$D139]));MIN([.$D139]-MOD(1000*[$Times.V$5];[.$D139]);MOD(1000*[$Times.V$5];[.$D139]));MIN([.$D139]-MOD(1000*[$Times.V$6];[.$D139]);MOD(1000*[$Times.V$6];[.$D139]));)" office:value-type="currency" office:currency="ns" office:value="8.88030888030889" calcext:value-type="currency">
            <text:p>9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9" calcext:value-type="currency">
            <text:p>39,00 MHz</text:p>
          </table:table-cell>
          <table:table-cell table:style-name="ce10" table:formula="of:=160/[.A140]" office:value-type="float" office:value="4.1025641025641" calcext:value-type="float">
            <text:p>4,10</text:p>
          </table:table-cell>
          <table:table-cell table:style-name="ce7" table:formula="of:=ROUND(100*[.B140]) = 100*ROUND([.B140])" office:value-type="boolean" office:boolean-value="false" calcext:value-type="boolean">
            <text:p>FAŁSZ</text:p>
          </table:table-cell>
          <table:table-cell table:style-name="ce13" table:formula="of:=1000/[.A140]" office:value-type="currency" office:currency="ns" office:value="25.6410256410256" calcext:value-type="currency">
            <text:p>26ns</text:p>
          </table:table-cell>
          <table:table-cell table:style-name="ce20" table:formula="of:=([.I140]-MIN([.I$1:.I139]))" office:value-type="float" office:value="12.8205128205128" calcext:value-type="float">
            <text:p>12,82</text:p>
          </table:table-cell>
          <table:table-cell table:style-name="ce20" table:formula="of:=IF([.C140]; ([.I140]-MIN([.I$1:.I139]));&quot;&quot;)">
            <text:p/>
          </table:table-cell>
          <table:table-cell table:style-name="ce20" table:formula="of:=([.J140]-MIN([.J$1:.J139]))" office:value-type="float" office:value="2.21043324491586" calcext:value-type="float">
            <text:p>2,21</text:p>
          </table:table-cell>
          <table:table-cell table:style-name="ce20" table:formula="of:=([.J140]-MIN([.J$1:.J139]))*[.C140]" office:value-type="float" office:value="0" calcext:value-type="float">
            <text:p>0,00</text:p>
          </table:table-cell>
          <table:table-cell table:style-name="ce17" table:formula="of:=COM.MICROSOFT.MAXIFS([.K140:.XDF140];[.K$2:.XDF$2];&quot;&quot;)" office:value-type="currency" office:currency="ns" office:value="12.8205128205128" calcext:value-type="currency">
            <text:p>13ns</text:p>
          </table:table-cell>
          <table:table-cell table:style-name="ce17" table:formula="of:=MAX([.K140:.XFD140])" office:value-type="currency" office:currency="ns" office:value="12.8205128205128" calcext:value-type="currency">
            <text:p>13ns</text:p>
          </table:table-cell>
          <table:table-cell table:style-name="ce15" table:formula="of:=MAX(MIN([.$D140]-MOD(1000*[$Times.C$3];[.$D140]);MOD(1000*[$Times.C$3];[.$D140]));MIN([.$D140]-MOD(1000*[$Times.C$4];[.$D140]);MOD(1000*[$Times.C$4];[.$D140]));MIN([.$D140]-MOD(1000*[$Times.C$5];[.$D140]);MOD(1000*[$Times.C$5];[.$D140]));MIN([.$D140]-MOD(1000*[$Times.C$6];[.$D140]);MOD(1000*[$Times.C$6];[.$D140]));)" office:value-type="currency" office:currency="ns" office:value="12.8205128205128" calcext:value-type="currency">
            <text:p>13ns</text:p>
          </table:table-cell>
          <table:table-cell table:style-name="ce15" table:formula="of:=MAX(MIN([.$D140]-MOD(1000*[$Times.D$3];[.$D140]);MOD(1000*[$Times.D$3];[.$D140]));MIN([.$D140]-MOD(1000*[$Times.D$4];[.$D140]);MOD(1000*[$Times.D$4];[.$D140]));MIN([.$D140]-MOD(1000*[$Times.D$5];[.$D140]);MOD(1000*[$Times.D$5];[.$D140]));MIN([.$D140]-MOD(1000*[$Times.D$6];[.$D140]);MOD(1000*[$Times.D$6];[.$D140]));)" office:value-type="currency" office:currency="ns" office:value="10.2564102564103" calcext:value-type="currency">
            <text:p>10ns</text:p>
          </table:table-cell>
          <table:table-cell table:style-name="ce15" table:formula="of:=MAX(MIN([.$D140]-MOD(1000*[$Times.E$3];[.$D140]);MOD(1000*[$Times.E$3];[.$D140]));MIN([.$D140]-MOD(1000*[$Times.E$4];[.$D140]);MOD(1000*[$Times.E$4];[.$D140]));MIN([.$D140]-MOD(1000*[$Times.E$5];[.$D140]);MOD(1000*[$Times.E$5];[.$D140]));MIN([.$D140]-MOD(1000*[$Times.E$6];[.$D140]);MOD(1000*[$Times.E$6];[.$D140]));)" office:value-type="currency" office:currency="ns" office:value="11.5384615384616" calcext:value-type="currency">
            <text:p>12ns</text:p>
          </table:table-cell>
          <table:table-cell table:style-name="ce15" table:formula="of:=MAX(MIN([.$D140]-MOD(1000*[$Times.F$3];[.$D140]);MOD(1000*[$Times.F$3];[.$D140]));MIN([.$D140]-MOD(1000*[$Times.F$4];[.$D140]);MOD(1000*[$Times.F$4];[.$D140]));MIN([.$D140]-MOD(1000*[$Times.F$5];[.$D140]);MOD(1000*[$Times.F$5];[.$D140]));MIN([.$D140]-MOD(1000*[$Times.F$6];[.$D140]);MOD(1000*[$Times.F$6];[.$D140]));)" office:value-type="currency" office:currency="ns" office:value="10.7692307692308" calcext:value-type="currency">
            <text:p>11ns</text:p>
          </table:table-cell>
          <table:table-cell table:style-name="ce15" table:formula="of:=MAX(MIN([.$D140]-MOD(1000*[$Times.G$3];[.$D140]);MOD(1000*[$Times.G$3];[.$D140]));MIN([.$D140]-MOD(1000*[$Times.G$4];[.$D140]);MOD(1000*[$Times.G$4];[.$D140]));MIN([.$D140]-MOD(1000*[$Times.G$5];[.$D140]);MOD(1000*[$Times.G$5];[.$D140]));MIN([.$D140]-MOD(1000*[$Times.G$6];[.$D140]);MOD(1000*[$Times.G$6];[.$D140]));)" office:value-type="currency" office:currency="ns" office:value="9.74358974358972" calcext:value-type="currency">
            <text:p>10ns</text:p>
          </table:table-cell>
          <table:table-cell table:style-name="ce15" table:formula="of:=MAX(MIN([.$D140]-MOD(1000*[$Times.H$3];[.$D140]);MOD(1000*[$Times.H$3];[.$D140]));MIN([.$D140]-MOD(1000*[$Times.H$4];[.$D140]);MOD(1000*[$Times.H$4];[.$D140]));MIN([.$D140]-MOD(1000*[$Times.H$5];[.$D140]);MOD(1000*[$Times.H$5];[.$D140]));MIN([.$D140]-MOD(1000*[$Times.H$6];[.$D140]);MOD(1000*[$Times.H$6];[.$D140]));)" office:value-type="currency" office:currency="ns" office:value="10.7692307692308" calcext:value-type="currency">
            <text:p>11ns</text:p>
          </table:table-cell>
          <table:table-cell table:style-name="ce15" table:formula="of:=MAX(MIN([.$D140]-MOD(1000*[$Times.I$3];[.$D140]);MOD(1000*[$Times.I$3];[.$D140]));MIN([.$D140]-MOD(1000*[$Times.I$4];[.$D140]);MOD(1000*[$Times.I$4];[.$D140]));MIN([.$D140]-MOD(1000*[$Times.I$5];[.$D140]);MOD(1000*[$Times.I$5];[.$D140]));MIN([.$D140]-MOD(1000*[$Times.I$6];[.$D140]);MOD(1000*[$Times.I$6];[.$D140]));)" office:value-type="currency" office:currency="ns" office:value="10.2564102564102" calcext:value-type="currency">
            <text:p>10ns</text:p>
          </table:table-cell>
          <table:table-cell table:style-name="ce15" table:formula="of:=MAX(MIN([.$D140]-MOD(1000*[$Times.J$3];[.$D140]);MOD(1000*[$Times.J$3];[.$D140]));MIN([.$D140]-MOD(1000*[$Times.J$4];[.$D140]);MOD(1000*[$Times.J$4];[.$D140]));MIN([.$D140]-MOD(1000*[$Times.J$5];[.$D140]);MOD(1000*[$Times.J$5];[.$D140]));MIN([.$D140]-MOD(1000*[$Times.J$6];[.$D140]);MOD(1000*[$Times.J$6];[.$D140]));)" office:value-type="currency" office:currency="ns" office:value="10.7692307692308" calcext:value-type="currency">
            <text:p>11ns</text:p>
          </table:table-cell>
          <table:table-cell table:style-name="ce15" table:formula="of:=MAX(MIN([.$D140]-MOD(1000*[$Times.K$3];[.$D140]);MOD(1000*[$Times.K$3];[.$D140]));MIN([.$D140]-MOD(1000*[$Times.K$4];[.$D140]);MOD(1000*[$Times.K$4];[.$D140]));MIN([.$D140]-MOD(1000*[$Times.K$5];[.$D140]);MOD(1000*[$Times.K$5];[.$D140]));MIN([.$D140]-MOD(1000*[$Times.K$6];[.$D140]);MOD(1000*[$Times.K$6];[.$D140]));)" office:value-type="currency" office:currency="ns" office:value="10.2564102564102" calcext:value-type="currency">
            <text:p>10ns</text:p>
          </table:table-cell>
          <table:table-cell table:style-name="ce15" table:formula="of:=MAX(MIN([.$D140]-MOD(1000*[$Times.L$3];[.$D140]);MOD(1000*[$Times.L$3];[.$D140]));MIN([.$D140]-MOD(1000*[$Times.L$4];[.$D140]);MOD(1000*[$Times.L$4];[.$D140]));MIN([.$D140]-MOD(1000*[$Times.L$5];[.$D140]);MOD(1000*[$Times.L$5];[.$D140]));MIN([.$D140]-MOD(1000*[$Times.L$6];[.$D140]);MOD(1000*[$Times.L$6];[.$D140]));)" office:value-type="currency" office:currency="ns" office:value="10.7692307692308" calcext:value-type="currency">
            <text:p>11ns</text:p>
          </table:table-cell>
          <table:table-cell table:style-name="ce15" table:formula="of:=MAX(MIN([.$D140]-MOD(1000*[$Times.M$3];[.$D140]);MOD(1000*[$Times.M$3];[.$D140]));MIN([.$D140]-MOD(1000*[$Times.M$4];[.$D140]);MOD(1000*[$Times.M$4];[.$D140]));MIN([.$D140]-MOD(1000*[$Times.M$5];[.$D140]);MOD(1000*[$Times.M$5];[.$D140]));MIN([.$D140]-MOD(1000*[$Times.M$6];[.$D140]);MOD(1000*[$Times.M$6];[.$D140]));)" office:value-type="currency" office:currency="ns" office:value="10.2564102564102" calcext:value-type="currency">
            <text:p>10ns</text:p>
          </table:table-cell>
          <table:table-cell table:style-name="ce15" table:formula="of:=MAX(MIN([.$D140]-MOD(1000*[$Times.N$3];[.$D140]);MOD(1000*[$Times.N$3];[.$D140]));MIN([.$D140]-MOD(1000*[$Times.N$4];[.$D140]);MOD(1000*[$Times.N$4];[.$D140]));MIN([.$D140]-MOD(1000*[$Times.N$5];[.$D140]);MOD(1000*[$Times.N$5];[.$D140]));MIN([.$D140]-MOD(1000*[$Times.N$6];[.$D140]);MOD(1000*[$Times.N$6];[.$D140]));)" office:value-type="currency" office:currency="ns" office:value="10.7692307692308" calcext:value-type="currency">
            <text:p>11ns</text:p>
          </table:table-cell>
          <table:table-cell table:style-name="ce15" table:formula="of:=MAX(MIN([.$D140]-MOD(1000*[$Times.O$3];[.$D140]);MOD(1000*[$Times.O$3];[.$D140]));MIN([.$D140]-MOD(1000*[$Times.O$4];[.$D140]);MOD(1000*[$Times.O$4];[.$D140]));MIN([.$D140]-MOD(1000*[$Times.O$5];[.$D140]);MOD(1000*[$Times.O$5];[.$D140]));MIN([.$D140]-MOD(1000*[$Times.O$6];[.$D140]);MOD(1000*[$Times.O$6];[.$D140]));)" office:value-type="currency" office:currency="ns" office:value="4.61538461538465" calcext:value-type="currency">
            <text:p>5ns</text:p>
          </table:table-cell>
          <table:table-cell table:style-name="ce15" table:formula="of:=MAX(MIN([.$D140]-MOD(1000*[$Times.P$3];[.$D140]);MOD(1000*[$Times.P$3];[.$D140]));MIN([.$D140]-MOD(1000*[$Times.P$4];[.$D140]);MOD(1000*[$Times.P$4];[.$D140]));MIN([.$D140]-MOD(1000*[$Times.P$5];[.$D140]);MOD(1000*[$Times.P$5];[.$D140]));MIN([.$D140]-MOD(1000*[$Times.P$6];[.$D140]);MOD(1000*[$Times.P$6];[.$D140]));)" office:value-type="currency" office:currency="ns" office:value="10.7692307692308" calcext:value-type="currency">
            <text:p>11ns</text:p>
          </table:table-cell>
          <table:table-cell table:style-name="ce15" table:formula="of:=MAX(MIN([.$D140]-MOD(1000*[$Times.Q$3];[.$D140]);MOD(1000*[$Times.Q$3];[.$D140]));MIN([.$D140]-MOD(1000*[$Times.Q$4];[.$D140]);MOD(1000*[$Times.Q$4];[.$D140]));MIN([.$D140]-MOD(1000*[$Times.Q$5];[.$D140]);MOD(1000*[$Times.Q$5];[.$D140]));MIN([.$D140]-MOD(1000*[$Times.Q$6];[.$D140]);MOD(1000*[$Times.Q$6];[.$D140]));)" office:value-type="currency" office:currency="ns" office:value="10.2564102564102" calcext:value-type="currency">
            <text:p>10ns</text:p>
          </table:table-cell>
          <table:table-cell table:style-name="ce15" table:formula="of:=MAX(MIN([.$D140]-MOD(1000*[$Times.R$3];[.$D140]);MOD(1000*[$Times.R$3];[.$D140]));MIN([.$D140]-MOD(1000*[$Times.R$4];[.$D140]);MOD(1000*[$Times.R$4];[.$D140]));MIN([.$D140]-MOD(1000*[$Times.R$5];[.$D140]);MOD(1000*[$Times.R$5];[.$D140]));MIN([.$D140]-MOD(1000*[$Times.R$6];[.$D140]);MOD(1000*[$Times.R$6];[.$D140]));)" office:value-type="currency" office:currency="ns" office:value="10.7692307692308" calcext:value-type="currency">
            <text:p>11ns</text:p>
          </table:table-cell>
          <table:table-cell table:style-name="ce15" table:formula="of:=MAX(MIN([.$D140]-MOD(1000*[$Times.S$3];[.$D140]);MOD(1000*[$Times.S$3];[.$D140]));MIN([.$D140]-MOD(1000*[$Times.S$4];[.$D140]);MOD(1000*[$Times.S$4];[.$D140]));MIN([.$D140]-MOD(1000*[$Times.S$5];[.$D140]);MOD(1000*[$Times.S$5];[.$D140]));MIN([.$D140]-MOD(1000*[$Times.S$6];[.$D140]);MOD(1000*[$Times.S$6];[.$D140]));)" office:value-type="currency" office:currency="ns" office:value="10.2564102564102" calcext:value-type="currency">
            <text:p>10ns</text:p>
          </table:table-cell>
          <table:table-cell table:style-name="ce15" table:formula="of:=MAX(MIN([.$D140]-MOD(1000*[$Times.T$3];[.$D140]);MOD(1000*[$Times.T$3];[.$D140]));MIN([.$D140]-MOD(1000*[$Times.T$4];[.$D140]);MOD(1000*[$Times.T$4];[.$D140]));MIN([.$D140]-MOD(1000*[$Times.T$5];[.$D140]);MOD(1000*[$Times.T$5];[.$D140]));MIN([.$D140]-MOD(1000*[$Times.T$6];[.$D140]);MOD(1000*[$Times.T$6];[.$D140]));)" office:value-type="currency" office:currency="ns" office:value="10.7692307692308" calcext:value-type="currency">
            <text:p>11ns</text:p>
          </table:table-cell>
          <table:table-cell table:style-name="ce15" table:formula="of:=MAX(MIN([.$D140]-MOD(1000*[$Times.U$3];[.$D140]);MOD(1000*[$Times.U$3];[.$D140]));MIN([.$D140]-MOD(1000*[$Times.U$4];[.$D140]);MOD(1000*[$Times.U$4];[.$D140]));MIN([.$D140]-MOD(1000*[$Times.U$5];[.$D140]);MOD(1000*[$Times.U$5];[.$D140]));MIN([.$D140]-MOD(1000*[$Times.U$6];[.$D140]);MOD(1000*[$Times.U$6];[.$D140]));)" office:value-type="currency" office:currency="ns" office:value="4.61538461538465" calcext:value-type="currency">
            <text:p>5ns</text:p>
          </table:table-cell>
          <table:table-cell table:style-name="ce15" table:formula="of:=MAX(MIN([.$D140]-MOD(1000*[$Times.V$3];[.$D140]);MOD(1000*[$Times.V$3];[.$D140]));MIN([.$D140]-MOD(1000*[$Times.V$4];[.$D140]);MOD(1000*[$Times.V$4];[.$D140]));MIN([.$D140]-MOD(1000*[$Times.V$5];[.$D140]);MOD(1000*[$Times.V$5];[.$D140]));MIN([.$D140]-MOD(1000*[$Times.V$6];[.$D140]);MOD(1000*[$Times.V$6];[.$D140]));)" office:value-type="currency" office:currency="ns" office:value="10.2564102564103" calcext:value-type="currency">
            <text:p>10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9.23" calcext:value-type="currency">
            <text:p>39,23 MHz</text:p>
          </table:table-cell>
          <table:table-cell table:style-name="ce10" table:formula="of:=160/[.A141]" office:value-type="float" office:value="4.07851134335967" calcext:value-type="float">
            <text:p>4,08</text:p>
          </table:table-cell>
          <table:table-cell table:style-name="ce7" table:formula="of:=ROUND(100*[.B141]) = 100*ROUND([.B141])" office:value-type="boolean" office:boolean-value="false" calcext:value-type="boolean">
            <text:p>FAŁSZ</text:p>
          </table:table-cell>
          <table:table-cell table:style-name="ce13" table:formula="of:=1000/[.A141]" office:value-type="currency" office:currency="ns" office:value="25.490695895998" calcext:value-type="currency">
            <text:p>25ns</text:p>
          </table:table-cell>
          <table:table-cell table:style-name="ce20" table:formula="of:=([.I141]-MIN([.I$1:.I140]))" office:value-type="float" office:value="11.7767015039511" calcext:value-type="float">
            <text:p>11,78</text:p>
          </table:table-cell>
          <table:table-cell table:style-name="ce20" table:formula="of:=IF([.C141]; ([.I141]-MIN([.I$1:.I140]));&quot;&quot;)">
            <text:p/>
          </table:table-cell>
          <table:table-cell table:style-name="ce20" table:formula="of:=([.J141]-MIN([.J$1:.J140]))" office:value-type="float" office:value="1.53878608843564" calcext:value-type="float">
            <text:p>1,54</text:p>
          </table:table-cell>
          <table:table-cell table:style-name="ce20" table:formula="of:=([.J141]-MIN([.J$1:.J140]))*[.C141]" office:value-type="float" office:value="0" calcext:value-type="float">
            <text:p>0,00</text:p>
          </table:table-cell>
          <table:table-cell table:style-name="ce17" table:formula="of:=COM.MICROSOFT.MAXIFS([.K141:.XDF141];[.K$2:.XDF$2];&quot;&quot;)" office:value-type="currency" office:currency="ns" office:value="11.7767015039511" calcext:value-type="currency">
            <text:p>12ns</text:p>
          </table:table-cell>
          <table:table-cell table:style-name="ce17" table:formula="of:=MAX([.K141:.XFD141])" office:value-type="currency" office:currency="ns" office:value="12.1488656640326" calcext:value-type="currency">
            <text:p>12ns</text:p>
          </table:table-cell>
          <table:table-cell table:style-name="ce15" table:formula="of:=MAX(MIN([.$D141]-MOD(1000*[$Times.C$3];[.$D141]);MOD(1000*[$Times.C$3];[.$D141]));MIN([.$D141]-MOD(1000*[$Times.C$4];[.$D141]);MOD(1000*[$Times.C$4];[.$D141]));MIN([.$D141]-MOD(1000*[$Times.C$5];[.$D141]);MOD(1000*[$Times.C$5];[.$D141]));MIN([.$D141]-MOD(1000*[$Times.C$6];[.$D141]);MOD(1000*[$Times.C$6];[.$D141]));)" office:value-type="currency" office:currency="ns" office:value="11.725720112159" calcext:value-type="currency">
            <text:p>12ns</text:p>
          </table:table-cell>
          <table:table-cell table:style-name="ce15" table:formula="of:=MAX(MIN([.$D141]-MOD(1000*[$Times.D$3];[.$D141]);MOD(1000*[$Times.D$3];[.$D141]));MIN([.$D141]-MOD(1000*[$Times.D$4];[.$D141]);MOD(1000*[$Times.D$4];[.$D141]));MIN([.$D141]-MOD(1000*[$Times.D$5];[.$D141]);MOD(1000*[$Times.D$5];[.$D141]));MIN([.$D141]-MOD(1000*[$Times.D$6];[.$D141]);MOD(1000*[$Times.D$6];[.$D141]));)" office:value-type="currency" office:currency="ns" office:value="11.7767015039511" calcext:value-type="currency">
            <text:p>12ns</text:p>
          </table:table-cell>
          <table:table-cell table:style-name="ce15" table:formula="of:=MAX(MIN([.$D141]-MOD(1000*[$Times.E$3];[.$D141]);MOD(1000*[$Times.E$3];[.$D141]));MIN([.$D141]-MOD(1000*[$Times.E$4];[.$D141]);MOD(1000*[$Times.E$4];[.$D141]));MIN([.$D141]-MOD(1000*[$Times.E$5];[.$D141]);MOD(1000*[$Times.E$5];[.$D141]));MIN([.$D141]-MOD(1000*[$Times.E$6];[.$D141]);MOD(1000*[$Times.E$6];[.$D141]));)" office:value-type="currency" office:currency="ns" office:value="9.78842722406318" calcext:value-type="currency">
            <text:p>10ns</text:p>
          </table:table-cell>
          <table:table-cell table:style-name="ce15" table:formula="of:=MAX(MIN([.$D141]-MOD(1000*[$Times.F$3];[.$D141]);MOD(1000*[$Times.F$3];[.$D141]));MIN([.$D141]-MOD(1000*[$Times.F$4];[.$D141]);MOD(1000*[$Times.F$4];[.$D141]));MIN([.$D141]-MOD(1000*[$Times.F$5];[.$D141]);MOD(1000*[$Times.F$5];[.$D141]));MIN([.$D141]-MOD(1000*[$Times.F$6];[.$D141]);MOD(1000*[$Times.F$6];[.$D141]));)" office:value-type="currency" office:currency="ns" office:value="9.41626306398166" calcext:value-type="currency">
            <text:p>9ns</text:p>
          </table:table-cell>
          <table:table-cell table:style-name="ce15" table:formula="of:=MAX(MIN([.$D141]-MOD(1000*[$Times.G$3];[.$D141]);MOD(1000*[$Times.G$3];[.$D141]));MIN([.$D141]-MOD(1000*[$Times.G$4];[.$D141]);MOD(1000*[$Times.G$4];[.$D141]));MIN([.$D141]-MOD(1000*[$Times.G$5];[.$D141]);MOD(1000*[$Times.G$5];[.$D141]));MIN([.$D141]-MOD(1000*[$Times.G$6];[.$D141]);MOD(1000*[$Times.G$6];[.$D141]));)" office:value-type="currency" office:currency="ns" office:value="12.1488656640326" calcext:value-type="currency">
            <text:p>12ns</text:p>
          </table:table-cell>
          <table:table-cell table:style-name="ce15" table:formula="of:=MAX(MIN([.$D141]-MOD(1000*[$Times.H$3];[.$D141]);MOD(1000*[$Times.H$3];[.$D141]));MIN([.$D141]-MOD(1000*[$Times.H$4];[.$D141]);MOD(1000*[$Times.H$4];[.$D141]));MIN([.$D141]-MOD(1000*[$Times.H$5];[.$D141]);MOD(1000*[$Times.H$5];[.$D141]));MIN([.$D141]-MOD(1000*[$Times.H$6];[.$D141]);MOD(1000*[$Times.H$6];[.$D141]));)" office:value-type="currency" office:currency="ns" office:value="10.769819016059" calcext:value-type="currency">
            <text:p>11ns</text:p>
          </table:table-cell>
          <table:table-cell table:style-name="ce15" table:formula="of:=MAX(MIN([.$D141]-MOD(1000*[$Times.I$3];[.$D141]);MOD(1000*[$Times.I$3];[.$D141]));MIN([.$D141]-MOD(1000*[$Times.I$4];[.$D141]);MOD(1000*[$Times.I$4];[.$D141]));MIN([.$D141]-MOD(1000*[$Times.I$5];[.$D141]);MOD(1000*[$Times.I$5];[.$D141]));MIN([.$D141]-MOD(1000*[$Times.I$6];[.$D141]);MOD(1000*[$Times.I$6];[.$D141]));)" office:value-type="currency" office:currency="ns" office:value="12.1488656640326" calcext:value-type="currency">
            <text:p>12ns</text:p>
          </table:table-cell>
          <table:table-cell table:style-name="ce15" table:formula="of:=MAX(MIN([.$D141]-MOD(1000*[$Times.J$3];[.$D141]);MOD(1000*[$Times.J$3];[.$D141]));MIN([.$D141]-MOD(1000*[$Times.J$4];[.$D141]);MOD(1000*[$Times.J$4];[.$D141]));MIN([.$D141]-MOD(1000*[$Times.J$5];[.$D141]);MOD(1000*[$Times.J$5];[.$D141]));MIN([.$D141]-MOD(1000*[$Times.J$6];[.$D141]);MOD(1000*[$Times.J$6];[.$D141]));)" office:value-type="currency" office:currency="ns" office:value="10.769819016059" calcext:value-type="currency">
            <text:p>11ns</text:p>
          </table:table-cell>
          <table:table-cell table:style-name="ce15" table:formula="of:=MAX(MIN([.$D141]-MOD(1000*[$Times.K$3];[.$D141]);MOD(1000*[$Times.K$3];[.$D141]));MIN([.$D141]-MOD(1000*[$Times.K$4];[.$D141]);MOD(1000*[$Times.K$4];[.$D141]));MIN([.$D141]-MOD(1000*[$Times.K$5];[.$D141]);MOD(1000*[$Times.K$5];[.$D141]));MIN([.$D141]-MOD(1000*[$Times.K$6];[.$D141]);MOD(1000*[$Times.K$6];[.$D141]));)" office:value-type="currency" office:currency="ns" office:value="12.1488656640326" calcext:value-type="currency">
            <text:p>12ns</text:p>
          </table:table-cell>
          <table:table-cell table:style-name="ce15" table:formula="of:=MAX(MIN([.$D141]-MOD(1000*[$Times.L$3];[.$D141]);MOD(1000*[$Times.L$3];[.$D141]));MIN([.$D141]-MOD(1000*[$Times.L$4];[.$D141]);MOD(1000*[$Times.L$4];[.$D141]));MIN([.$D141]-MOD(1000*[$Times.L$5];[.$D141]);MOD(1000*[$Times.L$5];[.$D141]));MIN([.$D141]-MOD(1000*[$Times.L$6];[.$D141]);MOD(1000*[$Times.L$6];[.$D141]));)" office:value-type="currency" office:currency="ns" office:value="9.41626306398166" calcext:value-type="currency">
            <text:p>9ns</text:p>
          </table:table-cell>
          <table:table-cell table:style-name="ce15" table:formula="of:=MAX(MIN([.$D141]-MOD(1000*[$Times.M$3];[.$D141]);MOD(1000*[$Times.M$3];[.$D141]));MIN([.$D141]-MOD(1000*[$Times.M$4];[.$D141]);MOD(1000*[$Times.M$4];[.$D141]));MIN([.$D141]-MOD(1000*[$Times.M$5];[.$D141]);MOD(1000*[$Times.M$5];[.$D141]));MIN([.$D141]-MOD(1000*[$Times.M$6];[.$D141]);MOD(1000*[$Times.M$6];[.$D141]));)" office:value-type="currency" office:currency="ns" office:value="12.1488656640326" calcext:value-type="currency">
            <text:p>12ns</text:p>
          </table:table-cell>
          <table:table-cell table:style-name="ce15" table:formula="of:=MAX(MIN([.$D141]-MOD(1000*[$Times.N$3];[.$D141]);MOD(1000*[$Times.N$3];[.$D141]));MIN([.$D141]-MOD(1000*[$Times.N$4];[.$D141]);MOD(1000*[$Times.N$4];[.$D141]));MIN([.$D141]-MOD(1000*[$Times.N$5];[.$D141]);MOD(1000*[$Times.N$5];[.$D141]));MIN([.$D141]-MOD(1000*[$Times.N$6];[.$D141]);MOD(1000*[$Times.N$6];[.$D141]));)" office:value-type="currency" office:currency="ns" office:value="9.41626306398166" calcext:value-type="currency">
            <text:p>9ns</text:p>
          </table:table-cell>
          <table:table-cell table:style-name="ce15" table:formula="of:=MAX(MIN([.$D141]-MOD(1000*[$Times.O$3];[.$D141]);MOD(1000*[$Times.O$3];[.$D141]));MIN([.$D141]-MOD(1000*[$Times.O$4];[.$D141]);MOD(1000*[$Times.O$4];[.$D141]));MIN([.$D141]-MOD(1000*[$Times.O$5];[.$D141]);MOD(1000*[$Times.O$5];[.$D141]));MIN([.$D141]-MOD(1000*[$Times.O$6];[.$D141]);MOD(1000*[$Times.O$6];[.$D141]));)" office:value-type="currency" office:currency="ns" office:value="5.86286005607951" calcext:value-type="currency">
            <text:p>6ns</text:p>
          </table:table-cell>
          <table:table-cell table:style-name="ce15" table:formula="of:=MAX(MIN([.$D141]-MOD(1000*[$Times.P$3];[.$D141]);MOD(1000*[$Times.P$3];[.$D141]));MIN([.$D141]-MOD(1000*[$Times.P$4];[.$D141]);MOD(1000*[$Times.P$4];[.$D141]));MIN([.$D141]-MOD(1000*[$Times.P$5];[.$D141]);MOD(1000*[$Times.P$5];[.$D141]));MIN([.$D141]-MOD(1000*[$Times.P$6];[.$D141]);MOD(1000*[$Times.P$6];[.$D141]));)" office:value-type="currency" office:currency="ns" office:value="9.41626306398166" calcext:value-type="currency">
            <text:p>9ns</text:p>
          </table:table-cell>
          <table:table-cell table:style-name="ce15" table:formula="of:=MAX(MIN([.$D141]-MOD(1000*[$Times.Q$3];[.$D141]);MOD(1000*[$Times.Q$3];[.$D141]));MIN([.$D141]-MOD(1000*[$Times.Q$4];[.$D141]);MOD(1000*[$Times.Q$4];[.$D141]));MIN([.$D141]-MOD(1000*[$Times.Q$5];[.$D141]);MOD(1000*[$Times.Q$5];[.$D141]));MIN([.$D141]-MOD(1000*[$Times.Q$6];[.$D141]);MOD(1000*[$Times.Q$6];[.$D141]));)" office:value-type="currency" office:currency="ns" office:value="12.1488656640326" calcext:value-type="currency">
            <text:p>12ns</text:p>
          </table:table-cell>
          <table:table-cell table:style-name="ce15" table:formula="of:=MAX(MIN([.$D141]-MOD(1000*[$Times.R$3];[.$D141]);MOD(1000*[$Times.R$3];[.$D141]));MIN([.$D141]-MOD(1000*[$Times.R$4];[.$D141]);MOD(1000*[$Times.R$4];[.$D141]));MIN([.$D141]-MOD(1000*[$Times.R$5];[.$D141]);MOD(1000*[$Times.R$5];[.$D141]));MIN([.$D141]-MOD(1000*[$Times.R$6];[.$D141]);MOD(1000*[$Times.R$6];[.$D141]));)" office:value-type="currency" office:currency="ns" office:value="9.41626306398166" calcext:value-type="currency">
            <text:p>9ns</text:p>
          </table:table-cell>
          <table:table-cell table:style-name="ce15" table:formula="of:=MAX(MIN([.$D141]-MOD(1000*[$Times.S$3];[.$D141]);MOD(1000*[$Times.S$3];[.$D141]));MIN([.$D141]-MOD(1000*[$Times.S$4];[.$D141]);MOD(1000*[$Times.S$4];[.$D141]));MIN([.$D141]-MOD(1000*[$Times.S$5];[.$D141]);MOD(1000*[$Times.S$5];[.$D141]));MIN([.$D141]-MOD(1000*[$Times.S$6];[.$D141]);MOD(1000*[$Times.S$6];[.$D141]));)" office:value-type="currency" office:currency="ns" office:value="12.1488656640326" calcext:value-type="currency">
            <text:p>12ns</text:p>
          </table:table-cell>
          <table:table-cell table:style-name="ce15" table:formula="of:=MAX(MIN([.$D141]-MOD(1000*[$Times.T$3];[.$D141]);MOD(1000*[$Times.T$3];[.$D141]));MIN([.$D141]-MOD(1000*[$Times.T$4];[.$D141]);MOD(1000*[$Times.T$4];[.$D141]));MIN([.$D141]-MOD(1000*[$Times.T$5];[.$D141]);MOD(1000*[$Times.T$5];[.$D141]));MIN([.$D141]-MOD(1000*[$Times.T$6];[.$D141]);MOD(1000*[$Times.T$6];[.$D141]));)" office:value-type="currency" office:currency="ns" office:value="9.41626306398166" calcext:value-type="currency">
            <text:p>9ns</text:p>
          </table:table-cell>
          <table:table-cell table:style-name="ce15" table:formula="of:=MAX(MIN([.$D141]-MOD(1000*[$Times.U$3];[.$D141]);MOD(1000*[$Times.U$3];[.$D141]));MIN([.$D141]-MOD(1000*[$Times.U$4];[.$D141]);MOD(1000*[$Times.U$4];[.$D141]));MIN([.$D141]-MOD(1000*[$Times.U$5];[.$D141]);MOD(1000*[$Times.U$5];[.$D141]));MIN([.$D141]-MOD(1000*[$Times.U$6];[.$D141]);MOD(1000*[$Times.U$6];[.$D141]));)" office:value-type="currency" office:currency="ns" office:value="5.86286005607951" calcext:value-type="currency">
            <text:p>6ns</text:p>
          </table:table-cell>
          <table:table-cell table:style-name="ce15" table:formula="of:=MAX(MIN([.$D141]-MOD(1000*[$Times.V$3];[.$D141]);MOD(1000*[$Times.V$3];[.$D141]));MIN([.$D141]-MOD(1000*[$Times.V$4];[.$D141]);MOD(1000*[$Times.V$4];[.$D141]));MIN([.$D141]-MOD(1000*[$Times.V$5];[.$D141]);MOD(1000*[$Times.V$5];[.$D141]));MIN([.$D141]-MOD(1000*[$Times.V$6];[.$D141]);MOD(1000*[$Times.V$6];[.$D141]));)" office:value-type="currency" office:currency="ns" office:value="11.7767015039511" calcext:value-type="currency">
            <text:p>12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39.62" calcext:value-type="currency">
            <text:p>39,62 MHz</text:p>
          </table:table-cell>
          <table:table-cell table:style-name="ce10" table:formula="of:=160/[.A142]" office:value-type="float" office:value="4.03836446239273" calcext:value-type="float">
            <text:p>4,04</text:p>
          </table:table-cell>
          <table:table-cell table:style-name="ce7" table:formula="of:=ROUND(100*[.B142]) = 100*ROUND([.B142])" office:value-type="boolean" office:boolean-value="false" calcext:value-type="boolean">
            <text:p>FAŁSZ</text:p>
          </table:table-cell>
          <table:table-cell table:style-name="ce13" table:formula="of:=1000/[.A142]" office:value-type="currency" office:currency="ns" office:value="25.2397778899546" calcext:value-type="currency">
            <text:p>25ns</text:p>
          </table:table-cell>
          <table:table-cell table:style-name="ce20" table:formula="of:=([.I142]-MIN([.I$1:.I141]))" office:value-type="float" office:value="12.4684502776376" calcext:value-type="float">
            <text:p>12,47</text:p>
          </table:table-cell>
          <table:table-cell table:style-name="ce20" table:formula="of:=IF([.C142]; ([.I142]-MIN([.I$1:.I141]));&quot;&quot;)">
            <text:p/>
          </table:table-cell>
          <table:table-cell table:style-name="ce20" table:formula="of:=([.J142]-MIN([.J$1:.J141]))" office:value-type="float" office:value="1.85837070204061" calcext:value-type="float">
            <text:p>1,86</text:p>
          </table:table-cell>
          <table:table-cell table:style-name="ce20" table:formula="of:=([.J142]-MIN([.J$1:.J141]))*[.C142]" office:value-type="float" office:value="0" calcext:value-type="float">
            <text:p>0,00</text:p>
          </table:table-cell>
          <table:table-cell table:style-name="ce17" table:formula="of:=COM.MICROSOFT.MAXIFS([.K142:.XDF142];[.K$2:.XDF$2];&quot;&quot;)" office:value-type="currency" office:currency="ns" office:value="12.4684502776376" calcext:value-type="currency">
            <text:p>12ns</text:p>
          </table:table-cell>
          <table:table-cell table:style-name="ce17" table:formula="of:=MAX([.K142:.XFD142])" office:value-type="currency" office:currency="ns" office:value="12.4684502776376" calcext:value-type="currency">
            <text:p>12ns</text:p>
          </table:table-cell>
          <table:table-cell table:style-name="ce15" table:formula="of:=MAX(MIN([.$D142]-MOD(1000*[$Times.C$3];[.$D142]);MOD(1000*[$Times.C$3];[.$D142]));MIN([.$D142]-MOD(1000*[$Times.C$4];[.$D142]);MOD(1000*[$Times.C$4];[.$D142]));MIN([.$D142]-MOD(1000*[$Times.C$5];[.$D142]);MOD(1000*[$Times.C$5];[.$D142]));MIN([.$D142]-MOD(1000*[$Times.C$6];[.$D142]);MOD(1000*[$Times.C$6];[.$D142]));)" office:value-type="currency" office:currency="ns" office:value="12.4684502776376" calcext:value-type="currency">
            <text:p>12ns</text:p>
          </table:table-cell>
          <table:table-cell table:style-name="ce15" table:formula="of:=MAX(MIN([.$D142]-MOD(1000*[$Times.D$3];[.$D142]);MOD(1000*[$Times.D$3];[.$D142]));MIN([.$D142]-MOD(1000*[$Times.D$4];[.$D142]);MOD(1000*[$Times.D$4];[.$D142]));MIN([.$D142]-MOD(1000*[$Times.D$5];[.$D142]);MOD(1000*[$Times.D$5];[.$D142]));MIN([.$D142]-MOD(1000*[$Times.D$6];[.$D142]);MOD(1000*[$Times.D$6];[.$D142]));)" office:value-type="currency" office:currency="ns" office:value="7.67289247854628" calcext:value-type="currency">
            <text:p>8ns</text:p>
          </table:table-cell>
          <table:table-cell table:style-name="ce15" table:formula="of:=MAX(MIN([.$D142]-MOD(1000*[$Times.E$3];[.$D142]);MOD(1000*[$Times.E$3];[.$D142]));MIN([.$D142]-MOD(1000*[$Times.E$4];[.$D142]);MOD(1000*[$Times.E$4];[.$D142]));MIN([.$D142]-MOD(1000*[$Times.E$5];[.$D142]);MOD(1000*[$Times.E$5];[.$D142]));MIN([.$D142]-MOD(1000*[$Times.E$6];[.$D142]);MOD(1000*[$Times.E$6];[.$D142]));)" office:value-type="currency" office:currency="ns" office:value="8.15244825845538" calcext:value-type="currency">
            <text:p>8ns</text:p>
          </table:table-cell>
          <table:table-cell table:style-name="ce15" table:formula="of:=MAX(MIN([.$D142]-MOD(1000*[$Times.F$3];[.$D142]);MOD(1000*[$Times.F$3];[.$D142]));MIN([.$D142]-MOD(1000*[$Times.F$4];[.$D142]);MOD(1000*[$Times.F$4];[.$D142]));MIN([.$D142]-MOD(1000*[$Times.F$5];[.$D142]);MOD(1000*[$Times.F$5];[.$D142]));MIN([.$D142]-MOD(1000*[$Times.F$6];[.$D142]);MOD(1000*[$Times.F$6];[.$D142]));)" office:value-type="currency" office:currency="ns" office:value="7.15800100959114" calcext:value-type="currency">
            <text:p>7ns</text:p>
          </table:table-cell>
          <table:table-cell table:style-name="ce15" table:formula="of:=MAX(MIN([.$D142]-MOD(1000*[$Times.G$3];[.$D142]);MOD(1000*[$Times.G$3];[.$D142]));MIN([.$D142]-MOD(1000*[$Times.G$4];[.$D142]);MOD(1000*[$Times.G$4];[.$D142]));MIN([.$D142]-MOD(1000*[$Times.G$5];[.$D142]);MOD(1000*[$Times.G$5];[.$D142]));MIN([.$D142]-MOD(1000*[$Times.G$6];[.$D142]);MOD(1000*[$Times.G$6];[.$D142]));)" office:value-type="currency" office:currency="ns" office:value="9.59111559818281" calcext:value-type="currency">
            <text:p>10ns</text:p>
          </table:table-cell>
          <table:table-cell table:style-name="ce15" table:formula="of:=MAX(MIN([.$D142]-MOD(1000*[$Times.H$3];[.$D142]);MOD(1000*[$Times.H$3];[.$D142]));MIN([.$D142]-MOD(1000*[$Times.H$4];[.$D142]);MOD(1000*[$Times.H$4];[.$D142]));MIN([.$D142]-MOD(1000*[$Times.H$5];[.$D142]);MOD(1000*[$Times.H$5];[.$D142]));MIN([.$D142]-MOD(1000*[$Times.H$6];[.$D142]);MOD(1000*[$Times.H$6];[.$D142]));)" office:value-type="currency" office:currency="ns" office:value="7.19333669863717" calcext:value-type="currency">
            <text:p>7ns</text:p>
          </table:table-cell>
          <table:table-cell table:style-name="ce15" table:formula="of:=MAX(MIN([.$D142]-MOD(1000*[$Times.I$3];[.$D142]);MOD(1000*[$Times.I$3];[.$D142]));MIN([.$D142]-MOD(1000*[$Times.I$4];[.$D142]);MOD(1000*[$Times.I$4];[.$D142]));MIN([.$D142]-MOD(1000*[$Times.I$5];[.$D142]);MOD(1000*[$Times.I$5];[.$D142]));MIN([.$D142]-MOD(1000*[$Times.I$6];[.$D142]);MOD(1000*[$Times.I$6];[.$D142]));)" office:value-type="currency" office:currency="ns" office:value="9.89399293286215" calcext:value-type="currency">
            <text:p>10ns</text:p>
          </table:table-cell>
          <table:table-cell table:style-name="ce15" table:formula="of:=MAX(MIN([.$D142]-MOD(1000*[$Times.J$3];[.$D142]);MOD(1000*[$Times.J$3];[.$D142]));MIN([.$D142]-MOD(1000*[$Times.J$4];[.$D142]);MOD(1000*[$Times.J$4];[.$D142]));MIN([.$D142]-MOD(1000*[$Times.J$5];[.$D142]);MOD(1000*[$Times.J$5];[.$D142]));MIN([.$D142]-MOD(1000*[$Times.J$6];[.$D142]);MOD(1000*[$Times.J$6];[.$D142]));)" office:value-type="currency" office:currency="ns" office:value="7.19333669863717" calcext:value-type="currency">
            <text:p>7ns</text:p>
          </table:table-cell>
          <table:table-cell table:style-name="ce15" table:formula="of:=MAX(MIN([.$D142]-MOD(1000*[$Times.K$3];[.$D142]);MOD(1000*[$Times.K$3];[.$D142]));MIN([.$D142]-MOD(1000*[$Times.K$4];[.$D142]);MOD(1000*[$Times.K$4];[.$D142]));MIN([.$D142]-MOD(1000*[$Times.K$5];[.$D142]);MOD(1000*[$Times.K$5];[.$D142]));MIN([.$D142]-MOD(1000*[$Times.K$6];[.$D142]);MOD(1000*[$Times.K$6];[.$D142]));)" office:value-type="currency" office:currency="ns" office:value="9.89399293286215" calcext:value-type="currency">
            <text:p>10ns</text:p>
          </table:table-cell>
          <table:table-cell table:style-name="ce15" table:formula="of:=MAX(MIN([.$D142]-MOD(1000*[$Times.L$3];[.$D142]);MOD(1000*[$Times.L$3];[.$D142]));MIN([.$D142]-MOD(1000*[$Times.L$4];[.$D142]);MOD(1000*[$Times.L$4];[.$D142]));MIN([.$D142]-MOD(1000*[$Times.L$5];[.$D142]);MOD(1000*[$Times.L$5];[.$D142]));MIN([.$D142]-MOD(1000*[$Times.L$6];[.$D142]);MOD(1000*[$Times.L$6];[.$D142]));)" office:value-type="currency" office:currency="ns" office:value="7.15800100959114" calcext:value-type="currency">
            <text:p>7ns</text:p>
          </table:table-cell>
          <table:table-cell table:style-name="ce15" table:formula="of:=MAX(MIN([.$D142]-MOD(1000*[$Times.M$3];[.$D142]);MOD(1000*[$Times.M$3];[.$D142]));MIN([.$D142]-MOD(1000*[$Times.M$4];[.$D142]);MOD(1000*[$Times.M$4];[.$D142]));MIN([.$D142]-MOD(1000*[$Times.M$5];[.$D142]);MOD(1000*[$Times.M$5];[.$D142]));MIN([.$D142]-MOD(1000*[$Times.M$6];[.$D142]);MOD(1000*[$Times.M$6];[.$D142]));)" office:value-type="currency" office:currency="ns" office:value="9.89399293286215" calcext:value-type="currency">
            <text:p>10ns</text:p>
          </table:table-cell>
          <table:table-cell table:style-name="ce15" table:formula="of:=MAX(MIN([.$D142]-MOD(1000*[$Times.N$3];[.$D142]);MOD(1000*[$Times.N$3];[.$D142]));MIN([.$D142]-MOD(1000*[$Times.N$4];[.$D142]);MOD(1000*[$Times.N$4];[.$D142]));MIN([.$D142]-MOD(1000*[$Times.N$5];[.$D142]);MOD(1000*[$Times.N$5];[.$D142]));MIN([.$D142]-MOD(1000*[$Times.N$6];[.$D142]);MOD(1000*[$Times.N$6];[.$D142]));)" office:value-type="currency" office:currency="ns" office:value="7.15800100959114" calcext:value-type="currency">
            <text:p>7ns</text:p>
          </table:table-cell>
          <table:table-cell table:style-name="ce15" table:formula="of:=MAX(MIN([.$D142]-MOD(1000*[$Times.O$3];[.$D142]);MOD(1000*[$Times.O$3];[.$D142]));MIN([.$D142]-MOD(1000*[$Times.O$4];[.$D142]);MOD(1000*[$Times.O$4];[.$D142]));MIN([.$D142]-MOD(1000*[$Times.O$5];[.$D142]);MOD(1000*[$Times.O$5];[.$D142]));MIN([.$D142]-MOD(1000*[$Times.O$6];[.$D142]);MOD(1000*[$Times.O$6];[.$D142]));)" office:value-type="currency" office:currency="ns" office:value="9.59111559818281" calcext:value-type="currency">
            <text:p>10ns</text:p>
          </table:table-cell>
          <table:table-cell table:style-name="ce15" table:formula="of:=MAX(MIN([.$D142]-MOD(1000*[$Times.P$3];[.$D142]);MOD(1000*[$Times.P$3];[.$D142]));MIN([.$D142]-MOD(1000*[$Times.P$4];[.$D142]);MOD(1000*[$Times.P$4];[.$D142]));MIN([.$D142]-MOD(1000*[$Times.P$5];[.$D142]);MOD(1000*[$Times.P$5];[.$D142]));MIN([.$D142]-MOD(1000*[$Times.P$6];[.$D142]);MOD(1000*[$Times.P$6];[.$D142]));)" office:value-type="currency" office:currency="ns" office:value="7.15800100959114" calcext:value-type="currency">
            <text:p>7ns</text:p>
          </table:table-cell>
          <table:table-cell table:style-name="ce15" table:formula="of:=MAX(MIN([.$D142]-MOD(1000*[$Times.Q$3];[.$D142]);MOD(1000*[$Times.Q$3];[.$D142]));MIN([.$D142]-MOD(1000*[$Times.Q$4];[.$D142]);MOD(1000*[$Times.Q$4];[.$D142]));MIN([.$D142]-MOD(1000*[$Times.Q$5];[.$D142]);MOD(1000*[$Times.Q$5];[.$D142]));MIN([.$D142]-MOD(1000*[$Times.Q$6];[.$D142]);MOD(1000*[$Times.Q$6];[.$D142]));)" office:value-type="currency" office:currency="ns" office:value="9.89399293286215" calcext:value-type="currency">
            <text:p>10ns</text:p>
          </table:table-cell>
          <table:table-cell table:style-name="ce15" table:formula="of:=MAX(MIN([.$D142]-MOD(1000*[$Times.R$3];[.$D142]);MOD(1000*[$Times.R$3];[.$D142]));MIN([.$D142]-MOD(1000*[$Times.R$4];[.$D142]);MOD(1000*[$Times.R$4];[.$D142]));MIN([.$D142]-MOD(1000*[$Times.R$5];[.$D142]);MOD(1000*[$Times.R$5];[.$D142]));MIN([.$D142]-MOD(1000*[$Times.R$6];[.$D142]);MOD(1000*[$Times.R$6];[.$D142]));)" office:value-type="currency" office:currency="ns" office:value="7.15800100959114" calcext:value-type="currency">
            <text:p>7ns</text:p>
          </table:table-cell>
          <table:table-cell table:style-name="ce15" table:formula="of:=MAX(MIN([.$D142]-MOD(1000*[$Times.S$3];[.$D142]);MOD(1000*[$Times.S$3];[.$D142]));MIN([.$D142]-MOD(1000*[$Times.S$4];[.$D142]);MOD(1000*[$Times.S$4];[.$D142]));MIN([.$D142]-MOD(1000*[$Times.S$5];[.$D142]);MOD(1000*[$Times.S$5];[.$D142]));MIN([.$D142]-MOD(1000*[$Times.S$6];[.$D142]);MOD(1000*[$Times.S$6];[.$D142]));)" office:value-type="currency" office:currency="ns" office:value="9.89399293286215" calcext:value-type="currency">
            <text:p>10ns</text:p>
          </table:table-cell>
          <table:table-cell table:style-name="ce15" table:formula="of:=MAX(MIN([.$D142]-MOD(1000*[$Times.T$3];[.$D142]);MOD(1000*[$Times.T$3];[.$D142]));MIN([.$D142]-MOD(1000*[$Times.T$4];[.$D142]);MOD(1000*[$Times.T$4];[.$D142]));MIN([.$D142]-MOD(1000*[$Times.T$5];[.$D142]);MOD(1000*[$Times.T$5];[.$D142]));MIN([.$D142]-MOD(1000*[$Times.T$6];[.$D142]);MOD(1000*[$Times.T$6];[.$D142]));)" office:value-type="currency" office:currency="ns" office:value="7.15800100959114" calcext:value-type="currency">
            <text:p>7ns</text:p>
          </table:table-cell>
          <table:table-cell table:style-name="ce15" table:formula="of:=MAX(MIN([.$D142]-MOD(1000*[$Times.U$3];[.$D142]);MOD(1000*[$Times.U$3];[.$D142]));MIN([.$D142]-MOD(1000*[$Times.U$4];[.$D142]);MOD(1000*[$Times.U$4];[.$D142]));MIN([.$D142]-MOD(1000*[$Times.U$5];[.$D142]);MOD(1000*[$Times.U$5];[.$D142]));MIN([.$D142]-MOD(1000*[$Times.U$6];[.$D142]);MOD(1000*[$Times.U$6];[.$D142]));)" office:value-type="currency" office:currency="ns" office:value="9.59111559818281" calcext:value-type="currency">
            <text:p>10ns</text:p>
          </table:table-cell>
          <table:table-cell table:style-name="ce15" table:formula="of:=MAX(MIN([.$D142]-MOD(1000*[$Times.V$3];[.$D142]);MOD(1000*[$Times.V$3];[.$D142]));MIN([.$D142]-MOD(1000*[$Times.V$4];[.$D142]);MOD(1000*[$Times.V$4];[.$D142]));MIN([.$D142]-MOD(1000*[$Times.V$5];[.$D142]);MOD(1000*[$Times.V$5];[.$D142]));MIN([.$D142]-MOD(1000*[$Times.V$6];[.$D142]);MOD(1000*[$Times.V$6];[.$D142]));)" office:value-type="currency" office:currency="ns" office:value="8.63200403836449" calcext:value-type="currency">
            <text:p>9ns</text:p>
          </table:table-cell>
          <table:table-cell table:number-columns-repeated="16354"/>
        </table:table-row>
        <table:table-row table:style-name="ro1">
          <table:table-cell table:style-name="ce33" office:value-type="currency" office:currency="MHz" office:value="40" calcext:value-type="currency">
            <text:p>40,00 MHz</text:p>
          </table:table-cell>
          <table:table-cell table:style-name="ce10" table:formula="of:=160/[.A143]" office:value-type="float" office:value="4" calcext:value-type="float">
            <text:p>4,00</text:p>
          </table:table-cell>
          <table:table-cell table:style-name="ce7" table:formula="of:=ROUND(100*[.B143]) = 100*ROUND([.B143])" office:value-type="boolean" office:boolean-value="true" calcext:value-type="boolean">
            <text:p>PRAWDA</text:p>
          </table:table-cell>
          <table:table-cell table:style-name="ce13" table:formula="of:=1000/[.A143]" office:value-type="currency" office:currency="ns" office:value="25" calcext:value-type="currency">
            <text:p>25ns</text:p>
          </table:table-cell>
          <table:table-cell table:style-name="ce20" table:formula="of:=([.I143]-MIN([.I$1:.I142]))" office:value-type="float" office:value="0" calcext:value-type="float">
            <text:p>0,00</text:p>
          </table:table-cell>
          <table:table-cell table:style-name="ce20" table:formula="of:=IF([.C143]; ([.I143]-MIN([.I$1:.I142]));&quot;&quot;)" office:value-type="float" office:value="0" calcext:value-type="float">
            <text:p>0,00</text:p>
          </table:table-cell>
          <table:table-cell table:style-name="ce20" table:formula="of:=([.J143]-MIN([.J$1:.J142]))" office:value-type="float" office:value="-5.61007957559696" calcext:value-type="float">
            <text:p>-5,61</text:p>
          </table:table-cell>
          <table:table-cell table:style-name="ce20" table:formula="of:=([.J143]-MIN([.J$1:.J142]))*[.C143]" office:value-type="float" office:value="-5.61007957559696" calcext:value-type="float">
            <text:p>-5,61</text:p>
          </table:table-cell>
          <table:table-cell table:style-name="ce17" table:formula="of:=COM.MICROSOFT.MAXIFS([.K143:.XDF143];[.K$2:.XDF$2];&quot;&quot;)" office:value-type="currency" office:currency="ns" office:value="0" calcext:value-type="currency">
            <text:p>0ns</text:p>
          </table:table-cell>
          <table:table-cell table:style-name="ce17" table:formula="of:=MAX([.K143:.XFD143])" office:value-type="currency" office:currency="ns" office:value="5" calcext:value-type="currency">
            <text:p>5ns</text:p>
          </table:table-cell>
          <table:table-cell table:style-name="ce15" table:formula="of:=MAX(MIN([.$D143]-MOD(1000*[$Times.C$3];[.$D143]);MOD(1000*[$Times.C$3];[.$D143]));MIN([.$D143]-MOD(1000*[$Times.C$4];[.$D143]);MOD(1000*[$Times.C$4];[.$D143]));MIN([.$D143]-MOD(1000*[$Times.C$5];[.$D143]);MOD(1000*[$Times.C$5];[.$D143]));MIN([.$D143]-MOD(1000*[$Times.C$6];[.$D143]);MOD(1000*[$Times.C$6];[.$D143]));)" office:value-type="currency" office:currency="ns" office:value="0" calcext:value-type="currency">
            <text:p>0ns</text:p>
          </table:table-cell>
          <table:table-cell table:style-name="ce15" table:formula="of:=MAX(MIN([.$D143]-MOD(1000*[$Times.D$3];[.$D143]);MOD(1000*[$Times.D$3];[.$D143]));MIN([.$D143]-MOD(1000*[$Times.D$4];[.$D143]);MOD(1000*[$Times.D$4];[.$D143]));MIN([.$D143]-MOD(1000*[$Times.D$5];[.$D143]);MOD(1000*[$Times.D$5];[.$D143]));MIN([.$D143]-MOD(1000*[$Times.D$6];[.$D143]);MOD(1000*[$Times.D$6];[.$D143]));)" office:value-type="currency" office:currency="ns" office:value="0" calcext:value-type="currency">
            <text:p>0ns</text:p>
          </table:table-cell>
          <table:table-cell table:style-name="ce15" table:formula="of:=MAX(MIN([.$D143]-MOD(1000*[$Times.E$3];[.$D143]);MOD(1000*[$Times.E$3];[.$D143]));MIN([.$D143]-MOD(1000*[$Times.E$4];[.$D143]);MOD(1000*[$Times.E$4];[.$D143]));MIN([.$D143]-MOD(1000*[$Times.E$5];[.$D143]);MOD(1000*[$Times.E$5];[.$D143]));MIN([.$D143]-MOD(1000*[$Times.E$6];[.$D143]);MOD(1000*[$Times.E$6];[.$D143]));)" office:value-type="currency" office:currency="ns" office:value="0" calcext:value-type="currency">
            <text:p>0ns</text:p>
          </table:table-cell>
          <table:table-cell table:style-name="ce15" table:formula="of:=MAX(MIN([.$D143]-MOD(1000*[$Times.F$3];[.$D143]);MOD(1000*[$Times.F$3];[.$D143]));MIN([.$D143]-MOD(1000*[$Times.F$4];[.$D143]);MOD(1000*[$Times.F$4];[.$D143]));MIN([.$D143]-MOD(1000*[$Times.F$5];[.$D143]);MOD(1000*[$Times.F$5];[.$D143]));MIN([.$D143]-MOD(1000*[$Times.F$6];[.$D143]);MOD(1000*[$Times.F$6];[.$D143]));)" office:value-type="currency" office:currency="ns" office:value="5" calcext:value-type="currency">
            <text:p>5ns</text:p>
          </table:table-cell>
          <table:table-cell table:style-name="ce15" table:formula="of:=MAX(MIN([.$D143]-MOD(1000*[$Times.G$3];[.$D143]);MOD(1000*[$Times.G$3];[.$D143]));MIN([.$D143]-MOD(1000*[$Times.G$4];[.$D143]);MOD(1000*[$Times.G$4];[.$D143]));MIN([.$D143]-MOD(1000*[$Times.G$5];[.$D143]);MOD(1000*[$Times.G$5];[.$D143]));MIN([.$D143]-MOD(1000*[$Times.G$6];[.$D143]);MOD(1000*[$Times.G$6];[.$D143]));)" office:value-type="currency" office:currency="ns" office:value="5" calcext:value-type="currency">
            <text:p>5ns</text:p>
          </table:table-cell>
          <table:table-cell table:style-name="ce15" table:formula="of:=MAX(MIN([.$D143]-MOD(1000*[$Times.H$3];[.$D143]);MOD(1000*[$Times.H$3];[.$D143]));MIN([.$D143]-MOD(1000*[$Times.H$4];[.$D143]);MOD(1000*[$Times.H$4];[.$D143]));MIN([.$D143]-MOD(1000*[$Times.H$5];[.$D143]);MOD(1000*[$Times.H$5];[.$D143]));MIN([.$D143]-MOD(1000*[$Times.H$6];[.$D143]);MOD(1000*[$Times.H$6];[.$D143]));)" office:value-type="currency" office:currency="ns" office:value="5" calcext:value-type="currency">
            <text:p>5ns</text:p>
          </table:table-cell>
          <table:table-cell table:style-name="ce15" table:formula="of:=MAX(MIN([.$D143]-MOD(1000*[$Times.I$3];[.$D143]);MOD(1000*[$Times.I$3];[.$D143]));MIN([.$D143]-MOD(1000*[$Times.I$4];[.$D143]);MOD(1000*[$Times.I$4];[.$D143]));MIN([.$D143]-MOD(1000*[$Times.I$5];[.$D143]);MOD(1000*[$Times.I$5];[.$D143]));MIN([.$D143]-MOD(1000*[$Times.I$6];[.$D143]);MOD(1000*[$Times.I$6];[.$D143]));)" office:value-type="currency" office:currency="ns" office:value="5" calcext:value-type="currency">
            <text:p>5ns</text:p>
          </table:table-cell>
          <table:table-cell table:style-name="ce15" table:formula="of:=MAX(MIN([.$D143]-MOD(1000*[$Times.J$3];[.$D143]);MOD(1000*[$Times.J$3];[.$D143]));MIN([.$D143]-MOD(1000*[$Times.J$4];[.$D143]);MOD(1000*[$Times.J$4];[.$D143]));MIN([.$D143]-MOD(1000*[$Times.J$5];[.$D143]);MOD(1000*[$Times.J$5];[.$D143]));MIN([.$D143]-MOD(1000*[$Times.J$6];[.$D143]);MOD(1000*[$Times.J$6];[.$D143]));)" office:value-type="currency" office:currency="ns" office:value="5" calcext:value-type="currency">
            <text:p>5ns</text:p>
          </table:table-cell>
          <table:table-cell table:style-name="ce15" table:formula="of:=MAX(MIN([.$D143]-MOD(1000*[$Times.K$3];[.$D143]);MOD(1000*[$Times.K$3];[.$D143]));MIN([.$D143]-MOD(1000*[$Times.K$4];[.$D143]);MOD(1000*[$Times.K$4];[.$D143]));MIN([.$D143]-MOD(1000*[$Times.K$5];[.$D143]);MOD(1000*[$Times.K$5];[.$D143]));MIN([.$D143]-MOD(1000*[$Times.K$6];[.$D143]);MOD(1000*[$Times.K$6];[.$D143]));)" office:value-type="currency" office:currency="ns" office:value="5" calcext:value-type="currency">
            <text:p>5ns</text:p>
          </table:table-cell>
          <table:table-cell table:style-name="ce15" table:formula="of:=MAX(MIN([.$D143]-MOD(1000*[$Times.L$3];[.$D143]);MOD(1000*[$Times.L$3];[.$D143]));MIN([.$D143]-MOD(1000*[$Times.L$4];[.$D143]);MOD(1000*[$Times.L$4];[.$D143]));MIN([.$D143]-MOD(1000*[$Times.L$5];[.$D143]);MOD(1000*[$Times.L$5];[.$D143]));MIN([.$D143]-MOD(1000*[$Times.L$6];[.$D143]);MOD(1000*[$Times.L$6];[.$D143]));)" office:value-type="currency" office:currency="ns" office:value="5" calcext:value-type="currency">
            <text:p>5ns</text:p>
          </table:table-cell>
          <table:table-cell table:style-name="ce15" table:formula="of:=MAX(MIN([.$D143]-MOD(1000*[$Times.M$3];[.$D143]);MOD(1000*[$Times.M$3];[.$D143]));MIN([.$D143]-MOD(1000*[$Times.M$4];[.$D143]);MOD(1000*[$Times.M$4];[.$D143]));MIN([.$D143]-MOD(1000*[$Times.M$5];[.$D143]);MOD(1000*[$Times.M$5];[.$D143]));MIN([.$D143]-MOD(1000*[$Times.M$6];[.$D143]);MOD(1000*[$Times.M$6];[.$D143]));)" office:value-type="currency" office:currency="ns" office:value="5" calcext:value-type="currency">
            <text:p>5ns</text:p>
          </table:table-cell>
          <table:table-cell table:style-name="ce15" table:formula="of:=MAX(MIN([.$D143]-MOD(1000*[$Times.N$3];[.$D143]);MOD(1000*[$Times.N$3];[.$D143]));MIN([.$D143]-MOD(1000*[$Times.N$4];[.$D143]);MOD(1000*[$Times.N$4];[.$D143]));MIN([.$D143]-MOD(1000*[$Times.N$5];[.$D143]);MOD(1000*[$Times.N$5];[.$D143]));MIN([.$D143]-MOD(1000*[$Times.N$6];[.$D143]);MOD(1000*[$Times.N$6];[.$D143]));)" office:value-type="currency" office:currency="ns" office:value="5" calcext:value-type="currency">
            <text:p>5ns</text:p>
          </table:table-cell>
          <table:table-cell table:style-name="ce15" table:formula="of:=MAX(MIN([.$D143]-MOD(1000*[$Times.O$3];[.$D143]);MOD(1000*[$Times.O$3];[.$D143]));MIN([.$D143]-MOD(1000*[$Times.O$4];[.$D143]);MOD(1000*[$Times.O$4];[.$D143]));MIN([.$D143]-MOD(1000*[$Times.O$5];[.$D143]);MOD(1000*[$Times.O$5];[.$D143]));MIN([.$D143]-MOD(1000*[$Times.O$6];[.$D143]);MOD(1000*[$Times.O$6];[.$D143]));)" office:value-type="currency" office:currency="ns" office:value="5" calcext:value-type="currency">
            <text:p>5ns</text:p>
          </table:table-cell>
          <table:table-cell table:style-name="ce15" table:formula="of:=MAX(MIN([.$D143]-MOD(1000*[$Times.P$3];[.$D143]);MOD(1000*[$Times.P$3];[.$D143]));MIN([.$D143]-MOD(1000*[$Times.P$4];[.$D143]);MOD(1000*[$Times.P$4];[.$D143]));MIN([.$D143]-MOD(1000*[$Times.P$5];[.$D143]);MOD(1000*[$Times.P$5];[.$D143]));MIN([.$D143]-MOD(1000*[$Times.P$6];[.$D143]);MOD(1000*[$Times.P$6];[.$D143]));)" office:value-type="currency" office:currency="ns" office:value="5" calcext:value-type="currency">
            <text:p>5ns</text:p>
          </table:table-cell>
          <table:table-cell table:style-name="ce15" table:formula="of:=MAX(MIN([.$D143]-MOD(1000*[$Times.Q$3];[.$D143]);MOD(1000*[$Times.Q$3];[.$D143]));MIN([.$D143]-MOD(1000*[$Times.Q$4];[.$D143]);MOD(1000*[$Times.Q$4];[.$D143]));MIN([.$D143]-MOD(1000*[$Times.Q$5];[.$D143]);MOD(1000*[$Times.Q$5];[.$D143]));MIN([.$D143]-MOD(1000*[$Times.Q$6];[.$D143]);MOD(1000*[$Times.Q$6];[.$D143]));)" office:value-type="currency" office:currency="ns" office:value="5" calcext:value-type="currency">
            <text:p>5ns</text:p>
          </table:table-cell>
          <table:table-cell table:style-name="ce15" table:formula="of:=MAX(MIN([.$D143]-MOD(1000*[$Times.R$3];[.$D143]);MOD(1000*[$Times.R$3];[.$D143]));MIN([.$D143]-MOD(1000*[$Times.R$4];[.$D143]);MOD(1000*[$Times.R$4];[.$D143]));MIN([.$D143]-MOD(1000*[$Times.R$5];[.$D143]);MOD(1000*[$Times.R$5];[.$D143]));MIN([.$D143]-MOD(1000*[$Times.R$6];[.$D143]);MOD(1000*[$Times.R$6];[.$D143]));)" office:value-type="currency" office:currency="ns" office:value="5" calcext:value-type="currency">
            <text:p>5ns</text:p>
          </table:table-cell>
          <table:table-cell table:style-name="ce15" table:formula="of:=MAX(MIN([.$D143]-MOD(1000*[$Times.S$3];[.$D143]);MOD(1000*[$Times.S$3];[.$D143]));MIN([.$D143]-MOD(1000*[$Times.S$4];[.$D143]);MOD(1000*[$Times.S$4];[.$D143]));MIN([.$D143]-MOD(1000*[$Times.S$5];[.$D143]);MOD(1000*[$Times.S$5];[.$D143]));MIN([.$D143]-MOD(1000*[$Times.S$6];[.$D143]);MOD(1000*[$Times.S$6];[.$D143]));)" office:value-type="currency" office:currency="ns" office:value="5" calcext:value-type="currency">
            <text:p>5ns</text:p>
          </table:table-cell>
          <table:table-cell table:style-name="ce15" table:formula="of:=MAX(MIN([.$D143]-MOD(1000*[$Times.T$3];[.$D143]);MOD(1000*[$Times.T$3];[.$D143]));MIN([.$D143]-MOD(1000*[$Times.T$4];[.$D143]);MOD(1000*[$Times.T$4];[.$D143]));MIN([.$D143]-MOD(1000*[$Times.T$5];[.$D143]);MOD(1000*[$Times.T$5];[.$D143]));MIN([.$D143]-MOD(1000*[$Times.T$6];[.$D143]);MOD(1000*[$Times.T$6];[.$D143]));)" office:value-type="currency" office:currency="ns" office:value="5" calcext:value-type="currency">
            <text:p>5ns</text:p>
          </table:table-cell>
          <table:table-cell table:style-name="ce15" table:formula="of:=MAX(MIN([.$D143]-MOD(1000*[$Times.U$3];[.$D143]);MOD(1000*[$Times.U$3];[.$D143]));MIN([.$D143]-MOD(1000*[$Times.U$4];[.$D143]);MOD(1000*[$Times.U$4];[.$D143]));MIN([.$D143]-MOD(1000*[$Times.U$5];[.$D143]);MOD(1000*[$Times.U$5];[.$D143]));MIN([.$D143]-MOD(1000*[$Times.U$6];[.$D143]);MOD(1000*[$Times.U$6];[.$D143]));)" office:value-type="currency" office:currency="ns" office:value="5" calcext:value-type="currency">
            <text:p>5ns</text:p>
          </table:table-cell>
          <table:table-cell table:style-name="ce15" table:formula="of:=MAX(MIN([.$D143]-MOD(1000*[$Times.V$3];[.$D143]);MOD(1000*[$Times.V$3];[.$D143]));MIN([.$D143]-MOD(1000*[$Times.V$4];[.$D143]);MOD(1000*[$Times.V$4];[.$D143]));MIN([.$D143]-MOD(1000*[$Times.V$5];[.$D143]);MOD(1000*[$Times.V$5];[.$D143]));MIN([.$D143]-MOD(1000*[$Times.V$6];[.$D143]);MOD(1000*[$Times.V$6];[.$D143]));)" office:value-type="currency" office:currency="ns" office:value="0" calcext:value-type="currency">
            <text:p>0ns</text:p>
          </table:table-cell>
          <table:table-cell table:number-columns-repeated="16354"/>
        </table:table-row>
        <table:table-row table:style-name="ro1" table:number-rows-repeated="104843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Accuracy.I3:Accuracy.AD143">
            <calcext:color-scale>
              <calcext:color-scale-entry calcext:value="0" calcext:type="minimum" calcext:color="#dde8cb"/>
              <calcext:color-scale-entry calcext:value="50" calcext:type="percentile" calcext:color="#ffffd7"/>
              <calcext:color-scale-entry calcext:value="0" calcext:type="maximum" calcext:color="#f7d1d5"/>
            </calcext:color-scale>
          </calcext:conditional-format>
          <calcext:conditional-format calcext:target-range-address="Accuracy.E3:Accuracy.H143">
            <calcext:color-scale>
              <calcext:color-scale-entry calcext:value="0" calcext:type="minimum" calcext:color="#81d41a"/>
              <calcext:color-scale-entry calcext:value="50" calcext:type="percentile" calcext:color="#ffffff"/>
              <calcext:color-scale-entry calcext:value="0" calcext:type="maximum" calcext:color="#ff4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">
      <number:number number:decimal-places="0" number:min-decimal-places="0" number:min-integer-digits="1"/>
      <number:currency-symbol>ns</number:currency-symbol>
    </number:currency-style>
    <number:currency-style style:name="N115">
      <number:number number:decimal-places="2" number:min-decimal-places="2" number:min-integer-digits="1" number:grouping="true"/>
      <number:text> </number:text>
      <number:currency-symbol>MHz</number:currency-symbol>
    </number:currency-style>
    <number:currency-style style:name="N116">
      <number:number number:decimal-places="0" number:min-decimal-places="0" number:min-integer-digits="1"/>
      <number:currency-symbol>us</number:currency-symbol>
    </number:currency-style>
    <number:currency-style style:name="N118P0" style:volatile="true">
      <number:number number:decimal-places="1" number:min-decimal-places="1" number:min-integer-digits="1"/>
      <number:text> </number:text>
      <number:currency-symbol>us</number:currency-symbol>
    </number:currency-style>
    <number:currency-style style:name="N118">
      <number:text>-</number:text>
      <number:number number:decimal-places="1" number:min-decimal-places="1" number:min-integer-digits="1"/>
      <number:text> </number:text>
      <number:currency-symbol>us</number:currency-symbol>
      <style:map style:condition="value()&gt;=0" style:apply-style-name="N118P0"/>
    </number:currency-style>
    <number:currency-style style:name="N120P0" style:volatile="true">
      <number:number number:decimal-places="2" number:min-decimal-places="2" number:min-integer-digits="1"/>
      <number:text> </number:text>
      <number:currency-symbol>us</number:currency-symbol>
    </number:currency-style>
    <number:currency-style style:name="N120">
      <number:text>-</number:text>
      <number:number number:decimal-places="2" number:min-decimal-places="2" number:min-integer-digits="1"/>
      <number:text> </number:text>
      <number:currency-symbol>us</number:currency-symbol>
      <style:map style:condition="value()&gt;=0" style:apply-style-name="N120P0"/>
    </number:currency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2" number:min-decimal-places="2" number:min-integer-digits="1"/>
      <number:currency-symbol>us</number:currency-symbol>
    </number:currency-style>
    <number:currency-style style:name="N123">
      <number:text>-</number:text>
      <number:number number:decimal-places="2" number:min-decimal-places="2" number:min-integer-digits="1"/>
      <number:currency-symbol>us</number:currency-symbol>
      <style:map style:condition="value()&gt;=0" style:apply-style-name="N123P0"/>
    </number:currency-style>
    <number:number-style style:name="N12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.00.0000</text:date>, <text:time style:data-style-name="N2" text:time-value="17:32:49.667081826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09:00:20.495405702</meta:creation-date>
    <dc:date>2024-10-22T18:26:06.910486288</dc:date>
    <meta:editing-duration>PT5H48M49S</meta:editing-duration>
    <meta:editing-cycles>36</meta:editing-cycles>
    <meta:generator>LibreOffice/24.2.6.2$Linux_X86_64 LibreOffice_project/420$Build-2</meta:generator>
    <meta:document-statistic meta:table-count="2" meta:cell-count="4693" meta:object-count="0"/>
  </office:meta>
</office:document-meta>
</file>